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0327in"/>
    </style:style>
    <style:style style:name="co12" style:family="table-column">
      <style:table-column-properties fo:break-before="auto" style:column-width="0.7146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9.776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1.7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7"/>
    <style:style style:name="ce3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0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Field">
      <style:table-cell-properties fo:border="0.99pt solid #000000"/>
    </style:style>
    <style:style style:name="ce18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9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20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2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27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7">
      <style:table-cell-properties fo:border="none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127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27">
      <style:table-cell-properties fo:border-bottom="none" fo:border-left="0.99pt solid #000000" fo:border-right="none" fo:border-top="none"/>
    </style:style>
    <style:style style:name="ce3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127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11"/>
    <style:style style:name="ce37" style:family="table-cell" style:parent-style-name="Pivot_20_Table_20_Value" style:data-style-name="N127"/>
    <style:style style:name="ce38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39" style:family="table-cell" style:parent-style-name="Pivot_20_Table_20_Result" style:data-style-name="N127"/>
    <style:style style:name="ce40" style:family="table-cell" style:parent-style-name="Pivot_20_Table_20_Result" style:data-style-name="N11">
      <style:table-cell-properties fo:border-bottom="0.99pt solid #000000" fo:border-left="0.99pt solid #000000" fo:border-right="none" fo:border-top="0.99pt solid #000000"/>
    </style:style>
    <style:style style:name="ce41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Result" style:data-style-name="N127">
      <style:table-cell-properties fo:border="none"/>
      <style:text-properties fo:font-weight="normal" style:font-weight-asian="normal" style:font-weight-complex="normal"/>
    </style:style>
    <style:style style:name="ce43" style:family="table-cell" style:parent-style-name="Pivot_20_Table_20_Result" style:data-style-name="N127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4" style:family="table-cell" style:parent-style-name="Pivot_20_Table_20_Result" style:data-style-name="N127">
      <style:table-cell-properties fo:border="none"/>
      <style:text-properties fo:font-weight="bold" style:font-weight-asian="bold" style:font-weight-complex="bold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11">
      <style:table-cell-properties fo:border-bottom="0.99pt solid #000000" fo:border-left="none" fo:border-right="none" fo:border-top="0.99pt solid #000000"/>
    </style:style>
    <style:style style:name="ce48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49" style:family="table-cell" style:parent-style-name="Pivot_20_Table_20_Value" style:data-style-name="N127">
      <style:table-cell-properties fo:border-bottom="none" fo:border-left="none" fo:border-right="0.99pt solid #000000" fo:border-top="0.99pt solid #000000"/>
    </style:style>
    <style:style style:name="ce50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51" style:family="table-cell" style:parent-style-name="Pivot_20_Table_20_Value" style:data-style-name="N127">
      <style:table-cell-properties fo:border-bottom="none" fo:border-left="none" fo:border-right="0.99pt solid #000000" fo:border-top="none"/>
    </style:style>
    <style:style style:name="ce52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53" style:family="table-cell" style:parent-style-name="Pivot_20_Table_20_Result" style:data-style-name="N11">
      <style:table-cell-properties fo:border-bottom="0.99pt solid #000000" fo:border-left="none" fo:border-right="0.99pt solid #000000" fo:border-top="0.99pt solid #000000"/>
    </style:style>
    <style:style style:name="ce54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57" style:family="table-cell" style:parent-style-name="Pivot_20_Table_20_Result" style:data-style-name="N127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59" style:family="table-cell" style:parent-style-name="Pivot_20_Table_20_Result" style:data-style-name="N127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Result" style:data-style-name="N127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 style:data-style-name="N11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6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6" style:family="table-cell" style:parent-style-name="Pivot_20_Table_20_Value" style:data-style-name="N127">
      <style:table-cell-properties fo:border-bottom="2.01pt solid #000000" fo:border-left="0.99pt solid #000000" fo:border-right="none" fo:border-top="none"/>
    </style:style>
    <style:style style:name="ce67" style:family="table-cell" style:parent-style-name="Pivot_20_Table_20_Value" style:data-style-name="N127">
      <style:table-cell-properties fo:border-bottom="2.01pt solid #000000" fo:border-left="none" fo:border-right="none" fo:border-top="none"/>
    </style:style>
    <style:style style:name="ce6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9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70" style:family="table-cell" style:parent-style-name="Pivot_20_Table_20_Result" style:data-style-name="N127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number-columns-repeated="7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22"/>
        </table:table-row>
        <table:table-row table:style-name="ro2">
          <table:table-cell office:value-type="string">
            <text:p>TRSP benchmark (../Instances/trsp/pillac/crew25)</text:p>
          </table:table-cell>
          <table:table-cell table:number-columns-repeated="22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dod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terminated</text:p>
          </table:table-cell>
          <table:table-cell office:value-type="string">
            <text:p>sol</text:p>
          </table:table-cell>
          <table:table-cell office:value-type="string">
            <text:p>bks</text:p>
          </table:table-cell>
          <table:table-cell office:value-type="string">
            <text:p>static_cost</text:p>
          </table:table-cell>
          <table:table-cell office:value-type="string">
            <text:p>static_num_req</text:p>
          </table:table-cell>
          <table:table-cell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  <table:table-cell office:value-type="string">
            <text:p>vi</text:p>
          </table:table-cell>
          <table:table-cell office:value-type="string">
            <text:p>gap_bks</text:p>
          </table:table-cell>
          <table:table-cell office:value-type="string">
            <text:p>bi_sol</text:p>
          </table:table-cell>
          <table:table-cell office:value-type="string">
            <text:p>bi_rejected_count</text:p>
          </table:table-cell>
          <table:table-cell office:value-type="string">
            <text:p>bi_rejected</text:p>
          </table:table-cell>
          <table:table-cell office:value-type="string">
            <text:p>bi_offline_obj</text:p>
          </table:table-cell>
          <table:table-cell office:value-type="string">
            <text:p>bi_vi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1.100_25-5-5-5_rd_10.txt</text:p>
          </table:table-cell>
          <table:table-cell table:style-name="ce1" office:value-type="string">
            <text:p>true</text:p>
          </table:table-cell>
          <table:table-cell office:value-type="float" office:value="11171.5497">
            <text:p>11171.5497</text:p>
          </table:table-cell>
          <table:table-cell office:value-type="float" office:value="11082.8108">
            <text:p>11082.8108</text:p>
          </table:table-cell>
          <table:table-cell office:value-type="float" office:value="11046.3935">
            <text:p>11046.393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3,85,84,126|2,127|3,57,58,128|4,154,38,56,60,62,70,73,76,75,77,74,129|5,95,130|6,131|7,132|8,158,106,103,101,107,53,31,29,27,26,133|9,82,80,134|10,160,42,43,44,40,41,39,37,135|11,45,66,65,69,63,64,61,59,136|12,137|13,163,49,50,52,54,71,86,89,93,91,94,72,138|14,164,92,90,88,87,99,97,110,113,114,116,139|15,121,111,108,165,36,34,51,48,47,46,100,140|16,32,33,35,55,141|17,123,142|18,168,68,67,79,143|19,144|20,115,112,170,78,81,98,102,105,145|21,171,30,28,120,119,117,118,122,125,124,146|22,147|23,96,109,148|24,149|25,104,150&gt;</text:p>
          </table:table-cell>
          <table:table-cell table:style-name="ce3" table:formula="of:=([.I7]-[.K7])/[.K7]" office:value-type="percentage" office:value="0.0113300508441963">
            <text:p>1.13%</text:p>
          </table:table-cell>
          <table:table-cell table:style-name="ce3" table:formula="of:=IF([.M7]=0;([.I7]-[.J7])/[.J7];&quot;&quot;)" office:value-type="percentage" office:value="0.00800689478521101">
            <text:p>0.80%</text:p>
          </table:table-cell>
          <table:table-cell office:value-type="float" office:value="11465.5288782297">
            <text:p>11465.528878229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1203.3718432931">
            <text:p>11203.3718432931</text:p>
          </table:table-cell>
          <table:table-cell table:style-name="ce3" table:formula="of:=([.S7]-[.V7])/[.V7]" office:value-type="percentage" office:value="0.0233998334254667">
            <text:p>2.34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1.100_25-5-5-5_rd_30.txt</text:p>
          </table:table-cell>
          <table:table-cell table:style-name="ce1" office:value-type="string">
            <text:p>true</text:p>
          </table:table-cell>
          <table:table-cell office:value-type="float" office:value="11427.7319">
            <text:p>11427.7319</text:p>
          </table:table-cell>
          <table:table-cell office:value-type="float" office:value="11082.8108">
            <text:p>11082.8108</text:p>
          </table:table-cell>
          <table:table-cell office:value-type="float" office:value="11166.4605">
            <text:p>11166.460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3,85,84,126|2,127|3,57,58,128|4,154,49,56,60,62,63,64,61,59,75,129|5,130|6,131|7,157,120,119,117,118,122,125,124,116,132|8,30,28,32,133|9,82,80,159,33,69,86,89,93,91,94,134|10,160,45,79,78,81,71,73,76,135|11,44,40,41,136|12,162,92,88,87,99,97,70,137|13,90,163,111,96,95,98,102,104,105,138|14,164,38,42,43,54,55,39,37,29,77,74,72,139|15,121,140|16,141|17,123,167,50,52,35,109,110,113,27,26,100,142|18,168,68,67,66,65,36,53,51,114,143|19,144|20,115,112,145|21,171,106,103,108,107,34,31,48,47,46,146|22,147|23,148|24,149|25,101,150&gt;</text:p>
          </table:table-cell>
          <table:table-cell table:style-name="ce3" table:formula="of:=([.I8]-[.K8])/[.K8]" office:value-type="percentage" office:value="0.0233978707935251">
            <text:p>2.34%</text:p>
          </table:table-cell>
          <table:table-cell table:style-name="ce3" table:formula="of:=IF([.M8]=0;([.I8]-[.J8])/[.J8];&quot;&quot;)" office:value-type="percentage" office:value="0.0311221680334019">
            <text:p>3.11%</text:p>
          </table:table-cell>
          <table:table-cell office:value-type="float" office:value="12367.8675650117">
            <text:p>12367.867565011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968.7413345839">
            <text:p>10968.7413345839</text:p>
          </table:table-cell>
          <table:table-cell table:style-name="ce3" table:formula="of:=([.S8]-[.V8])/[.V8]" office:value-type="percentage" office:value="0.127555768501565">
            <text:p>12.76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1.100_25-5-5-5_rd_50.txt</text:p>
          </table:table-cell>
          <table:table-cell table:style-name="ce1" office:value-type="string">
            <text:p>true</text:p>
          </table:table-cell>
          <table:table-cell office:value-type="float" office:value="11220.7418">
            <text:p>11220.7418</text:p>
          </table:table-cell>
          <table:table-cell office:value-type="float" office:value="11082.8108">
            <text:p>11082.8108</text:p>
          </table:table-cell>
          <table:table-cell office:value-type="float" office:value="10831.9886">
            <text:p>10831.988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49,126|2,30,121,127|3,128|4,154,45,58,60,62,63,64,61,59,129|5,130|6,56,131|7,157,92,120,119,117,118,110,113,132|8,158,38,42,43,44,71,70,73,76,75,77,74,72,133|9,82,80,134|10,69,160,41,39,37,135|11,136|12,162,90,88,87,99,97,85,137|13,163,123,50,65,81,83,84,93,91,94,138|14,164,106,103,101,96,95,86,89,114,116,139|15,29,27,26,100,140|16,40,141|17,142|18,168,68,67,79,78,143|19,144|20,115,170,66,52,54,55,53,51,105,145|21,171,28,32,33,35,36,34,31,48,47,46,146|22,172,112,111,108,107,109,122,125,124,147|23,98,148|24,149|25,102,104,150&gt;</text:p>
          </table:table-cell>
          <table:table-cell table:style-name="ce3" table:formula="of:=([.I9]-[.K9])/[.K9]" office:value-type="percentage" office:value="0.0358893656885864">
            <text:p>3.59%</text:p>
          </table:table-cell>
          <table:table-cell table:style-name="ce3" table:formula="of:=IF([.M9]=0;([.I9]-[.J9])/[.J9];&quot;&quot;)" office:value-type="percentage" office:value="0.0124454890089796">
            <text:p>1.24%</text:p>
          </table:table-cell>
          <table:table-cell office:value-type="float" office:value="13432.8521817358">
            <text:p>13432.852181735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1034.3729092562">
            <text:p>11034.3729092562</text:p>
          </table:table-cell>
          <table:table-cell table:style-name="ce3" table:formula="of:=([.S9]-[.V9])/[.V9]" office:value-type="percentage" office:value="0.217364347951992">
            <text:p>21.74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1.100_25-5-5-5_rd_70.txt</text:p>
          </table:table-cell>
          <table:table-cell table:style-name="ce1" office:value-type="string">
            <text:p>true</text:p>
          </table:table-cell>
          <table:table-cell office:value-type="float" office:value="11532.0733">
            <text:p>11532.0733</text:p>
          </table:table-cell>
          <table:table-cell office:value-type="float" office:value="11082.8108">
            <text:p>11082.8108</text:p>
          </table:table-cell>
          <table:table-cell office:value-type="float" office:value="10967.8925">
            <text:p>10967.892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126|2,127|3,80,128|4,154,68,67,60,62,63,64,61,59,129|5,130|6,58,56,131|7,157,112,79,78,81,86,89,29,27,26,100,132|8,158,106,103,101,96,95,110,113,114,116,133|9,159,49,50,52,54,71,70,104,105,134|10,160,42,43,135|11,44,40,41,136|12,76,137|13,83,163,73,93,91,94,138|14,164,92,90,88,87,99,97,85,84,75,77,74,72,139|15,115,121,108,140|16,166,38,32,33,35,36,34,51,48,47,46,141|17,123,167,120,119,117,118,39,37,142|18,168,45,66,65,69,55,53,31,143|19,144|20,145|21,171,30,28,111,107,109,122,125,124,146|22,147|23,98,148|24,102,149|25,82,150&gt;</text:p>
          </table:table-cell>
          <table:table-cell table:style-name="ce3" table:formula="of:=([.I10]-[.K10])/[.K10]" office:value-type="percentage" office:value="0.0514393079618532">
            <text:p>5.14%</text:p>
          </table:table-cell>
          <table:table-cell table:style-name="ce3" table:formula="of:=IF([.M10]=0;([.I10]-[.J10])/[.J10];&quot;&quot;)" office:value-type="percentage" office:value="0.0405368735519694">
            <text:p>4.05%</text:p>
          </table:table-cell>
          <table:table-cell office:value-type="float" office:value="13280.8534905491">
            <text:p>13280.853490549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1226.6177796789">
            <text:p>11226.6177796789</text:p>
          </table:table-cell>
          <table:table-cell table:style-name="ce3" table:formula="of:=([.S10]-[.V10])/[.V10]" office:value-type="percentage" office:value="0.182979037069253">
            <text:p>18.30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1.100_25-5-5-5_rd_90.txt</text:p>
          </table:table-cell>
          <table:table-cell table:style-name="ce1" office:value-type="string">
            <text:p>true</text:p>
          </table:table-cell>
          <table:table-cell office:value-type="float" office:value="11619.3201">
            <text:p>11619.3201</text:p>
          </table:table-cell>
          <table:table-cell office:value-type="float" office:value="11082.8108">
            <text:p>11082.8108</text:p>
          </table:table-cell>
          <table:table-cell office:value-type="float" office:value="10519.6296">
            <text:p>10519.6296</text:p>
          </table:table-cell>
          <table:table-cell office:value-type="float" office:value="97">
            <text:p>97</text:p>
          </table:table-cell>
          <table:table-cell table:style-name="ce2" office:value-type="float" office:value="3">
            <text:p>3.0</text:p>
          </table:table-cell>
          <table:table-cell office:value-type="string">
            <text:p>[47, 54, 103]</text:p>
          </table:table-cell>
          <table:table-cell office:value-type="string">
            <text:p>[1,2,3,4,5,6]</text:p>
          </table:table-cell>
          <table:table-cell office:value-type="string">
            <text:p>&lt;1,83,85,84,93,126|2,30,121,127|3,57,58,128|4,154,45,101,96,107,109,110,113,114,77,74,129|5,95,130|6,131|7,132|8,158,38,42,43,44,71,70,73,76,75,46,133|9,82,80,134|10,160,49,66,52,40,41,39,37,135|11,161,28,88,65,69,63,64,61,59,136|12,162,55,137|13,90,163,50,87,99,98,102,104,105,138|14,164,123,139|15,32,33,35,36,34,51,48,165,91,94,72,140|16,115,166,56,60,62,141|17,120,119,117,167,53,31,29,27,26,100,142|18,168,68,67,79,78,97,143|19,144|20,145|21,92,171,112,111,108,118,122,125,124,116,146|22,147|23,173,106,148|24,149|25,81,86,89,150&gt;</text:p>
          </table:table-cell>
          <table:table-cell table:style-name="ce3" table:formula="of:=([.I11]-[.K11])/[.K11]" office:value-type="percentage" office:value="0.104536998146779">
            <text:p>10.45%</text:p>
          </table:table-cell>
          <table:table-cell table:style-name="ce3" table:formula="of:=IF([.M11]=0;([.I11]-[.J11])/[.J11];&quot;&quot;)">
            <text:p/>
          </table:table-cell>
          <table:table-cell office:value-type="float" office:value="15238.0377407844">
            <text:p>15238.037740784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1032.9403244993">
            <text:p>11032.9403244993</text:p>
          </table:table-cell>
          <table:table-cell table:style-name="ce3" table:formula="of:=([.S11]-[.V11])/[.V11]" office:value-type="percentage" office:value="0.381140230310803">
            <text:p>38.11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2.100_25-5-5-5_rd_10.txt</text:p>
          </table:table-cell>
          <table:table-cell table:style-name="ce1" office:value-type="string">
            <text:p>true</text:p>
          </table:table-cell>
          <table:table-cell office:value-type="float" office:value="10733.2114">
            <text:p>10733.2114</text:p>
          </table:table-cell>
          <table:table-cell office:value-type="float" office:value="10735.6333">
            <text:p>10735.6333</text:p>
          </table:table-cell>
          <table:table-cell office:value-type="float" office:value="10338.7972">
            <text:p>10338.797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26|2,152,115,112,111,116,55,53,26,124,121,123,127|3,119,100,27,117,118,122,125,128|4,42,129|5,130|6,70,61,76,131|7,109,120,113,114,132|8,133|9,107,108,110,134|10,82,80,135|11,161,49,50,52,54,63,64,59,62,136|12,33,35,36,34,32,29,30,137|13,138|14,139|15,165,68,67,97,140|16,38,37,43,44,40,41,39,141|17,28,167,75,77,46,51,31,48,47,94,72,142|18,45,168,66,65,69,71,86,89,93,91,73,74,143|19,79,84,81,83,144|20,78,145|21,106,103,101,96,95,98,102,104,105,146|22,147|23,57,58,56,60,148|24,174,92,90,88,87,149|25,85,150&gt;</text:p>
          </table:table-cell>
          <table:table-cell table:style-name="ce3" table:formula="of:=([.I12]-[.K12])/[.K12]" office:value-type="percentage" office:value="0.0381489444439436">
            <text:p>3.81%</text:p>
          </table:table-cell>
          <table:table-cell table:style-name="ce3" table:formula="of:=IF([.M12]=0;([.I12]-[.J12])/[.J12];&quot;&quot;)" office:value-type="percentage" office:value="-0.000225594516161368">
            <text:p>-0.02%</text:p>
          </table:table-cell>
          <table:table-cell office:value-type="float" office:value="10443.7117934345">
            <text:p>10443.711793434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43.0783319376">
            <text:p>10443.0783319376</text:p>
          </table:table-cell>
          <table:table-cell table:style-name="ce3" table:formula="of:=([.S12]-[.V12])/[.V12]" office:value-type="percentage" office:value="0.0000606585028647461">
            <text:p>0.01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2.100_25-5-5-5_rd_30.txt</text:p>
          </table:table-cell>
          <table:table-cell table:style-name="ce1" office:value-type="string">
            <text:p>true</text:p>
          </table:table-cell>
          <table:table-cell office:value-type="float" office:value="10838.4204">
            <text:p>10838.4204</text:p>
          </table:table-cell>
          <table:table-cell office:value-type="float" office:value="10735.6333">
            <text:p>10735.6333</text:p>
          </table:table-cell>
          <table:table-cell office:value-type="float" office:value="10441.427">
            <text:p>10441.42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15,112,111,107,116,123,120,121,124,127|3,119,100,27,117,118,122,125,128|4,49,154,88,65,81,86,113,114,129|5,155,51,66,87,99,75,64,48,47,46,74,130|6,76,91,94,72,131|7,132|8,133|9,108,97,159,110,109,134|10,82,135|11,136|12,26,30,32,33,35,36,34,137|13,138|14,164,67,77,73,69,71,70,31,29,28,139|15,165,68,50,52,54,55,53,89,93,140|16,37,141|17,167,45,142|18,38,42,43,44,40,41,39,143|19,84,80,79,144|20,78,145|21,106,103,101,96,95,98,102,104,105,146|22,147|23,57,58,56,60,62,63,59,61,148|24,174,92,90,149|25,83,85,150&gt;</text:p>
          </table:table-cell>
          <table:table-cell table:style-name="ce3" table:formula="of:=([.I13]-[.K13])/[.K13]" office:value-type="percentage" office:value="0.038020990809015">
            <text:p>3.80%</text:p>
          </table:table-cell>
          <table:table-cell table:style-name="ce3" table:formula="of:=IF([.M13]=0;([.I13]-[.J13])/[.J13];&quot;&quot;)" office:value-type="percentage" office:value="0.00957438626373363">
            <text:p>0.96%</text:p>
          </table:table-cell>
          <table:table-cell office:value-type="float" office:value="10956.491080267">
            <text:p>10956.49108026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45.3471342453">
            <text:p>10445.3471342453</text:p>
          </table:table-cell>
          <table:table-cell table:style-name="ce3" table:formula="of:=([.S13]-[.V13])/[.V13]" office:value-type="percentage" office:value="0.048935084631696">
            <text:p>4.89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2.100_25-5-5-5_rd_50.txt</text:p>
          </table:table-cell>
          <table:table-cell table:style-name="ce1" office:value-type="string">
            <text:p>true</text:p>
          </table:table-cell>
          <table:table-cell office:value-type="float" office:value="10605.7854">
            <text:p>10605.7854</text:p>
          </table:table-cell>
          <table:table-cell office:value-type="float" office:value="10735.6333">
            <text:p>10735.6333</text:p>
          </table:table-cell>
          <table:table-cell office:value-type="float" office:value="10359.3427">
            <text:p>10359.342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51,100,28,31,48,47,46,126|2,35,152,55,53,26,124,121,120,123,127|3,117,119,122,125,128|4,42,129|5,130|6,131|7,109,108,113,114,157,91,94,110,132|8,133|9,106,103,101,96,97,86,89,93,107,134|10,84,80,33,160,69,71,70,73,76,75,77,74,72,135|11,136|12,115,112,111,116,36,34,32,29,30,27,137|13,118,138|14,139|15,165,68,67,140|16,45,43,44,40,41,39,37,141|17,142|18,38,168,50,52,54,51,64,61,59,143|19,169,49,66,65,81,83,85,144|20,145|21,82,79,78,95,98,102,104,105,146|22,147|23,57,58,56,60,62,63,148|24,174,92,90,88,87,149|25,150&gt;</text:p>
          </table:table-cell>
          <table:table-cell table:style-name="ce3" table:formula="of:=([.I14]-[.K14])/[.K14]" office:value-type="percentage" office:value="0.0237894147473277">
            <text:p>2.38%</text:p>
          </table:table-cell>
          <table:table-cell table:style-name="ce3" table:formula="of:=IF([.M14]=0;([.I14]-[.J14])/[.J14];&quot;&quot;)" office:value-type="percentage" office:value="-0.0120950386783422">
            <text:p>-1.21%</text:p>
          </table:table-cell>
          <table:table-cell office:value-type="float" office:value="12006.8387476932">
            <text:p>12006.838747693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25.5457251275">
            <text:p>10325.5457251275</text:p>
          </table:table-cell>
          <table:table-cell table:style-name="ce3" table:formula="of:=([.S14]-[.V14])/[.V14]" office:value-type="percentage" office:value="0.162828490360003">
            <text:p>16.28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2.100_25-5-5-5_rd_70.txt</text:p>
          </table:table-cell>
          <table:table-cell table:style-name="ce1" office:value-type="string">
            <text:p>true</text:p>
          </table:table-cell>
          <table:table-cell office:value-type="float" office:value="11188.9564">
            <text:p>11188.9564</text:p>
          </table:table-cell>
          <table:table-cell office:value-type="float" office:value="10735.6333">
            <text:p>10735.6333</text:p>
          </table:table-cell>
          <table:table-cell office:value-type="float" office:value="10377.8483">
            <text:p>10377.848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0,77,48,47,126|2,152,115,112,111,116,123,53,127|3,119,100,28,153,117,118,122,125,128|4,42,129|5,130|6,131|7,109,108,113,114,132|8,133|9,107,110,134|10,67,160,46,52,69,71,64,76,73,75,74,72,135|11,82,80,79,136|12,27,30,32,33,35,36,34,26,124,121,120,137|13,138|14,139|15,165,68,140|16,38,37,43,44,40,41,39,29,141|17,99,142|18,45,49,50,51,54,55,168,31,93,91,94,143|19,169,66,65,81,84,86,89,97,144|20,78,145|21,106,103,101,96,95,98,102,104,105,146|22,147|23,57,58,59,60,56,63,62,61,148|24,174,92,90,88,87,149|25,83,85,150&gt;</text:p>
          </table:table-cell>
          <table:table-cell table:style-name="ce3" table:formula="of:=([.I15]-[.K15])/[.K15]" office:value-type="percentage" office:value="0.0781576369737453">
            <text:p>7.82%</text:p>
          </table:table-cell>
          <table:table-cell table:style-name="ce3" table:formula="of:=IF([.M15]=0;([.I15]-[.J15])/[.J15];&quot;&quot;)" office:value-type="percentage" office:value="0.0422260231261811">
            <text:p>4.22%</text:p>
          </table:table-cell>
          <table:table-cell office:value-type="float" office:value="12492.0202034792">
            <text:p>12492.020203479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77.906330276">
            <text:p>10277.906330276</text:p>
          </table:table-cell>
          <table:table-cell table:style-name="ce3" table:formula="of:=([.S15]-[.V15])/[.V15]" office:value-type="percentage" office:value="0.215424601281">
            <text:p>21.54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2.100_25-5-5-5_rd_90.txt</text:p>
          </table:table-cell>
          <table:table-cell table:style-name="ce1" office:value-type="string">
            <text:p>true</text:p>
          </table:table-cell>
          <table:table-cell office:value-type="float" office:value="11021.7929">
            <text:p>11021.7929</text:p>
          </table:table-cell>
          <table:table-cell office:value-type="float" office:value="10735.6333">
            <text:p>10735.6333</text:p>
          </table:table-cell>
          <table:table-cell office:value-type="float" office:value="10481.6466">
            <text:p>10481.646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01,126|2,35,127|3,32,28,30,27,117,119,122,128|4,42,129|5,130|6,70,114,91,94,131|7,109,157,100,125,124,121,120,132|8,133|9,107,106,108,110,98,102,113,134|10,68,67,66,87,99,97,86,89,93,135|11,58,77,65,69,75,85,136|12,115,112,111,116,36,34,104,105,26,137|13,118,138|14,164,46,50,52,54,55,53,31,29,139|15,165,140|16,38,37,43,44,40,41,39,48,47,141|17,142|18,45,49,51,33,168,71,64,61,76,73,74,72,143|19,80,79,84,81,83,144|20,78,145|21,82,146|22,123,147|23,56,57,59,60,62,63,148|24,174,92,90,88,96,95,149|25,150&gt;</text:p>
          </table:table-cell>
          <table:table-cell table:style-name="ce3" table:formula="of:=([.I16]-[.K16])/[.K16]" office:value-type="percentage" office:value="0.051532580768369">
            <text:p>5.15%</text:p>
          </table:table-cell>
          <table:table-cell table:style-name="ce3" table:formula="of:=IF([.M16]=0;([.I16]-[.J16])/[.J16];&quot;&quot;)" office:value-type="percentage" office:value="0.026655120569366">
            <text:p>2.67%</text:p>
          </table:table-cell>
          <table:table-cell office:value-type="float" office:value="12413.5895276059">
            <text:p>12413.589527605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67.9498373826">
            <text:p>10367.9498373826</text:p>
          </table:table-cell>
          <table:table-cell table:style-name="ce3" table:formula="of:=([.S16]-[.V16])/[.V16]" office:value-type="percentage" office:value="0.197304165462641">
            <text:p>19.73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3.100_25-5-5-5_rd_10.txt</text:p>
          </table:table-cell>
          <table:table-cell table:style-name="ce1" office:value-type="string">
            <text:p>true</text:p>
          </table:table-cell>
          <table:table-cell office:value-type="float" office:value="10692.9054">
            <text:p>10692.9054</text:p>
          </table:table-cell>
          <table:table-cell office:value-type="float" office:value="10557.0357">
            <text:p>10557.0357</text:p>
          </table:table-cell>
          <table:table-cell office:value-type="float" office:value="10366.5068">
            <text:p>10366.506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26|2,152,67,66,65,69,73,70,89,86,97,94,88,127|3,128|4,42,43,39,40,44,129|5,130|6,131|7,38,50,52,53,55,32,30,29,28,26,27,132|8,133|9,93,91,72,74,71,134|10,135|11,136|12,137|13,125,124,123,121,138|14,139|15,165,82,80,78,95,98,102,104,105,106,140|16,37,100,33,35,36,34,31,48,47,51,41,141|17,167,112,114,122,117,109,110,113,115,111,108,107,142|18,143|19,169,92,90,68,76,75,77,54,49,46,45,144|20,145|21,171,58,59,60,62,63,64,61,57,56,146|22,120,116,172,87,99,118,119,147|23,148|24,84,79,81,83,149|25,103,101,96,150&gt;</text:p>
          </table:table-cell>
          <table:table-cell table:style-name="ce3" table:formula="of:=([.I17]-[.K17])/[.K17]" office:value-type="percentage" office:value="0.0314858810491496">
            <text:p>3.15%</text:p>
          </table:table-cell>
          <table:table-cell table:style-name="ce3" table:formula="of:=IF([.M17]=0;([.I17]-[.J17])/[.J17];&quot;&quot;)" office:value-type="percentage" office:value="0.0128700616215591">
            <text:p>1.29%</text:p>
          </table:table-cell>
          <table:table-cell office:value-type="float" office:value="10716.9010096815">
            <text:p>10716.901009681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33.7103034172">
            <text:p>10433.7103034172</text:p>
          </table:table-cell>
          <table:table-cell table:style-name="ce3" table:formula="of:=([.S17]-[.V17])/[.V17]" office:value-type="percentage" office:value="0.0271418985220946">
            <text:p>2.71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3.100_25-5-5-5_rd_30.txt</text:p>
          </table:table-cell>
          <table:table-cell table:style-name="ce1" office:value-type="string">
            <text:p>true</text:p>
          </table:table-cell>
          <table:table-cell office:value-type="float" office:value="10670.4">
            <text:p>10670.4</text:p>
          </table:table-cell>
          <table:table-cell office:value-type="float" office:value="10557.0357">
            <text:p>10557.0357</text:p>
          </table:table-cell>
          <table:table-cell office:value-type="float" office:value="10369.0347">
            <text:p>10369.034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26|2,152,45,46,49,52,54,55,100,48,47,32,28,26,127|3,128|4,43,42,129|5,71,51,155,82,130|6,117,118,156,88,93,91,94,122,131|7,38,157,116,30,35,36,34,31,29,27,37,39,132|8,133|9,78,134|10,135|11,136|12,44,137|13,125,124,123,121,138|14,139|15,165,112,115,87,95,98,102,104,105,106,140|16,53,50,33,40,41,141|17,114,167,67,86,99,109,110,113,111,108,107,142|18,143|19,169,92,90,66,65,69,68,70,73,75,77,72,74,144|20,145|21,171,58,59,60,62,63,64,61,57,56,146|22,119,120,147|23,148|24,84,80,79,76,81,83,89,97,149|25,96,103,101,150&gt;</text:p>
          </table:table-cell>
          <table:table-cell table:style-name="ce3" table:formula="of:=([.I18]-[.K18])/[.K18]" office:value-type="percentage" office:value="0.0290639687028918">
            <text:p>2.91%</text:p>
          </table:table-cell>
          <table:table-cell table:style-name="ce3" table:formula="of:=IF([.M18]=0;([.I18]-[.J18])/[.J18];&quot;&quot;)" office:value-type="percentage" office:value="0.0107382700240371">
            <text:p>1.07%</text:p>
          </table:table-cell>
          <table:table-cell office:value-type="float" office:value="10806.2013965358">
            <text:p>10806.201396535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76.594373406">
            <text:p>10376.594373406</text:p>
          </table:table-cell>
          <table:table-cell table:style-name="ce3" table:formula="of:=([.S18]-[.V18])/[.V18]" office:value-type="percentage" office:value="0.041401543480475">
            <text:p>4.14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3.100_25-5-5-5_rd_50.txt</text:p>
          </table:table-cell>
          <table:table-cell table:style-name="ce1" office:value-type="string">
            <text:p>true</text:p>
          </table:table-cell>
          <table:table-cell office:value-type="float" office:value="10819.3198">
            <text:p>10819.3198</text:p>
          </table:table-cell>
          <table:table-cell office:value-type="float" office:value="10557.0357">
            <text:p>10557.0357</text:p>
          </table:table-cell>
          <table:table-cell office:value-type="float" office:value="10409.5287">
            <text:p>10409.52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0,56,55,54,49,48,46,72,75,126|2,127|3,57,59,128|4,42,44,39,40,43,129|5,130|6,156,33,117,118,122,125,29,27,131|7,132|8,133|9,78,97,108,116,93,91,71,74,134|10,73,67,66,65,99,86,89,82,85,135|11,136|12,34,137|13,123,163,50,52,35,36,30,31,124,121,120,119,138|14,139|15,165,115,112,87,95,98,102,104,105,106,140|16,38,58,53,62,63,64,61,51,47,37,41,141|17,114,167,100,111,110,109,107,113,142|18,143|19,169,92,90,88,68,69,76,70,77,45,94,144|20,26,28,32,145|21,146|22,147|23,148|24,80,84,79,81,83,149|25,96,103,101,150&gt;</text:p>
          </table:table-cell>
          <table:table-cell table:style-name="ce3" table:formula="of:=([.I19]-[.K19])/[.K19]" office:value-type="percentage" office:value="0.0393669215783034">
            <text:p>3.94%</text:p>
          </table:table-cell>
          <table:table-cell table:style-name="ce3" table:formula="of:=IF([.M19]=0;([.I19]-[.J19])/[.J19];&quot;&quot;)" office:value-type="percentage" office:value="0.0248444835703264">
            <text:p>2.48%</text:p>
          </table:table-cell>
          <table:table-cell office:value-type="float" office:value="11848.457416918">
            <text:p>11848.45741691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08.3479819961">
            <text:p>10408.3479819961</text:p>
          </table:table-cell>
          <table:table-cell table:style-name="ce3" table:formula="of:=([.S19]-[.V19])/[.V19]" office:value-type="percentage" office:value="0.138360999979333">
            <text:p>13.84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3.100_25-5-5-5_rd_70.txt</text:p>
          </table:table-cell>
          <table:table-cell table:style-name="ce1" office:value-type="string">
            <text:p>true</text:p>
          </table:table-cell>
          <table:table-cell office:value-type="float" office:value="10694.0442">
            <text:p>10694.0442</text:p>
          </table:table-cell>
          <table:table-cell office:value-type="float" office:value="10557.0357">
            <text:p>10557.0357</text:p>
          </table:table-cell>
          <table:table-cell office:value-type="float" office:value="10466.4457">
            <text:p>10466.445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26|2,152,88,103,101,96,109,110,113,114,91,94,127|3,128|4,42,43,129|5,86,155,82,78,130|6,117,118,131|7,38,157,50,52,51,36,34,125,124,122,37,39,132|8,133|9,159,58,57,60,56,63,64,61,59,77,71,74,134|10,73,67,66,65,69,135|11,136|12,40,137|13,121,123,116,163,111,108,107,89,93,120,119,138|14,81,139|15,165,115,112,87,95,98,102,104,105,106,140|16,44,53,33,35,30,100,31,29,27,41,141|17,142|18,143|19,169,92,90,68,72,75,76,70,48,47,54,144|20,46,49,45,62,55,32,28,26,145|21,146|22,147|23,148|24,79,80,84,97,99,83,149|25,150&gt;</text:p>
          </table:table-cell>
          <table:table-cell table:style-name="ce3" table:formula="of:=([.I20]-[.K20])/[.K20]" office:value-type="percentage" office:value="0.0217455386980128">
            <text:p>2.17%</text:p>
          </table:table-cell>
          <table:table-cell table:style-name="ce3" table:formula="of:=IF([.M20]=0;([.I20]-[.J20])/[.J20];&quot;&quot;)" office:value-type="percentage" office:value="0.0129779328111962">
            <text:p>1.30%</text:p>
          </table:table-cell>
          <table:table-cell office:value-type="float" office:value="11755.9599764823">
            <text:p>11755.959976482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89.6886763352">
            <text:p>10489.6886763352</text:p>
          </table:table-cell>
          <table:table-cell table:style-name="ce3" table:formula="of:=([.S20]-[.V20])/[.V20]" office:value-type="percentage" office:value="0.120715813330456">
            <text:p>12.07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3.100_25-5-5-5_rd_90.txt</text:p>
          </table:table-cell>
          <table:table-cell table:style-name="ce1" office:value-type="string">
            <text:p>true</text:p>
          </table:table-cell>
          <table:table-cell office:value-type="float" office:value="10786.605">
            <text:p>10786.605</text:p>
          </table:table-cell>
          <table:table-cell office:value-type="float" office:value="10557.0357">
            <text:p>10557.0357</text:p>
          </table:table-cell>
          <table:table-cell office:value-type="float" office:value="10532.5463">
            <text:p>10532.546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67,68,82,79,83,85,126|2,152,106,103,101,107,109,110,113,114,115,127|3,128|4,42,44,39,40,43,129|5,72,155,116,100,59,63,64,61,57,77,71,130|6,118,131|7,132|8,133|9,78,81,134|10,135|11,136|12,162,48,47,137|13,121,51,163,87,99,88,70,89,93,30,28,27,138|14,139|15,165,53,58,54,95,98,102,104,105,140|16,38,166,50,33,35,36,34,31,29,37,41,141|17,167,112,111,119,117,122,120,125,123,108,96,142|18,143|19,169,92,90,66,65,69,73,86,97,91,94,74,144|20,170,45,49,52,46,55,32,26,145|21,146|22,124,147|23,148|24,84,80,76,60,62,56,75,149|25,150&gt;</text:p>
          </table:table-cell>
          <table:table-cell table:style-name="ce3" table:formula="of:=([.I21]-[.K21])/[.K21]" office:value-type="percentage" office:value="0.0241212991392214">
            <text:p>2.41%</text:p>
          </table:table-cell>
          <table:table-cell table:style-name="ce3" table:formula="of:=IF([.M21]=0;([.I21]-[.J21])/[.J21];&quot;&quot;)" office:value-type="percentage" office:value="0.0217456212637416">
            <text:p>2.17%</text:p>
          </table:table-cell>
          <table:table-cell office:value-type="float" office:value="12068.1983808821">
            <text:p>12068.198380882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18.5197262169">
            <text:p>10518.5197262169</text:p>
          </table:table-cell>
          <table:table-cell table:style-name="ce3" table:formula="of:=([.S21]-[.V21])/[.V21]" office:value-type="percentage" office:value="0.147328587577084">
            <text:p>14.73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4.100_25-5-5-5_rd_10.txt</text:p>
          </table:table-cell>
          <table:table-cell table:style-name="ce1" office:value-type="string">
            <text:p>true</text:p>
          </table:table-cell>
          <table:table-cell office:value-type="float" office:value="10755.1127">
            <text:p>10755.1127</text:p>
          </table:table-cell>
          <table:table-cell office:value-type="float" office:value="10299.3588">
            <text:p>10299.3588</text:p>
          </table:table-cell>
          <table:table-cell office:value-type="float" office:value="10192.3843">
            <text:p>10192.384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5,56,57,58,61,54,52,48,47,94,71,126|2,36,152,100,27,29,35,127|3,49,50,59,64,63,62,60,77,72,68,128|4,97,80,79,82,69,73,76,75,74,67,66,90,129|5,117,118,122,125,121,120,119,130|6,131|7,132|8,133|9,85,83,81,86,65,70,134|10,91,89,93,78,84,135|11,161,112,111,108,107,109,110,113,124,123,114,116,136|12,137|13,51,53,55,46,138|14,139|15,140|16,166,92,88,87,99,106,102,104,98,95,96,115,141|17,142|18,34,32,30,26,143|19,144|20,170,28,31,33,40,37,39,41,44,145|21,146|22,147|23,38,42,43,148|24,149|25,101,103,105,150&gt;</text:p>
          </table:table-cell>
          <table:table-cell table:style-name="ce3" table:formula="of:=([.I22]-[.K22])/[.K22]" office:value-type="percentage" office:value="0.0552106733259655">
            <text:p>5.52%</text:p>
          </table:table-cell>
          <table:table-cell table:style-name="ce3" table:formula="of:=IF([.M22]=0;([.I22]-[.J22])/[.J22];&quot;&quot;)" office:value-type="percentage" office:value="0.0442507061701744">
            <text:p>4.43%</text:p>
          </table:table-cell>
          <table:table-cell office:value-type="float" office:value="10415.005027972">
            <text:p>10415.00502797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74.8847412314">
            <text:p>10174.8847412314</text:p>
          </table:table-cell>
          <table:table-cell table:style-name="ce3" table:formula="of:=([.S22]-[.V22])/[.V22]" office:value-type="percentage" office:value="0.0235993127045082">
            <text:p>2.36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4.100_25-5-5-5_rd_30.txt</text:p>
          </table:table-cell>
          <table:table-cell table:style-name="ce1" office:value-type="string">
            <text:p>true</text:p>
          </table:table-cell>
          <table:table-cell office:value-type="float" office:value="10869.6778">
            <text:p>10869.6778</text:p>
          </table:table-cell>
          <table:table-cell office:value-type="float" office:value="10299.3588">
            <text:p>10299.3588</text:p>
          </table:table-cell>
          <table:table-cell office:value-type="float" office:value="10234.1573">
            <text:p>10234.157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57,60,59,62,64,63,61,48,53,55,49,128|4,80,79,78,69,74,75,76,73,82,97,90,129|5,117,118,122,125,121,120,119,130|6,131|7,132|8,133|9,85,83,81,134|10,160,47,52,54,58,56,71,66,84,93,94,91,135|11,161,116,112,114,111,108,109,113,123,124,26,30,100,136|12,137|13,163,46,51,50,77,70,65,67,68,72,45,138|14,164,92,88,87,99,89,86,105,98,95,139|15,140|16,110,107,101,96,103,106,102,104,115,141|17,142|18,41,40,34,143|19,144|20,170,28,27,33,35,36,31,32,29,37,39,44,145|21,146|22,147|23,38,42,43,148|24,149|25,150&gt;</text:p>
          </table:table-cell>
          <table:table-cell table:style-name="ce3" table:formula="of:=([.I23]-[.K23])/[.K23]" office:value-type="percentage" office:value="0.0620979804560947">
            <text:p>6.21%</text:p>
          </table:table-cell>
          <table:table-cell table:style-name="ce3" table:formula="of:=IF([.M23]=0;([.I23]-[.J23])/[.J23];&quot;&quot;)" office:value-type="percentage" office:value="0.055374223878869">
            <text:p>5.54%</text:p>
          </table:table-cell>
          <table:table-cell office:value-type="float" office:value="10706.9759799339">
            <text:p>10706.975979933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10.4054754654">
            <text:p>10210.4054754654</text:p>
          </table:table-cell>
          <table:table-cell table:style-name="ce3" table:formula="of:=([.S23]-[.V23])/[.V23]" office:value-type="percentage" office:value="0.048633769311283">
            <text:p>4.86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4.100_25-5-5-5_rd_50.txt</text:p>
          </table:table-cell>
          <table:table-cell table:style-name="ce1" office:value-type="string">
            <text:p>true</text:p>
          </table:table-cell>
          <table:table-cell office:value-type="float" office:value="10588.3523">
            <text:p>10588.3523</text:p>
          </table:table-cell>
          <table:table-cell office:value-type="float" office:value="10299.3588">
            <text:p>10299.3588</text:p>
          </table:table-cell>
          <table:table-cell office:value-type="float" office:value="10227.2532">
            <text:p>10227.253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45,46,50,61,64,63,62,59,57,76,75,72,128|4,97,80,82,73,69,154,49,55,48,77,74,71,70,129|5,118,120,121,26,28,32,34,125,122,119,130|6,131|7,132|8,133|9,134|10,92,160,47,52,54,58,60,56,93,89,94,91,88,135|11,161,90,86,79,78,81,83,85,84,65,66,67,68,136|12,137|13,163,87,99,109,116,123,124,30,53,51,138|14,139|15,117,140|16,166,112,101,96,95,98,102,104,103,107,111,115,141|17,142|18,41,143|19,106,105,114,113,110,108,144|20,170,35,100,33,40,36,31,27,29,37,39,44,145|21,146|22,147|23,38,42,43,148|24,149|25,150&gt;</text:p>
          </table:table-cell>
          <table:table-cell table:style-name="ce3" table:formula="of:=([.I24]-[.K24])/[.K24]" office:value-type="percentage" office:value="0.0353075349694091">
            <text:p>3.53%</text:p>
          </table:table-cell>
          <table:table-cell table:style-name="ce3" table:formula="of:=IF([.M24]=0;([.I24]-[.J24])/[.J24];&quot;&quot;)" office:value-type="percentage" office:value="0.0280593681229943">
            <text:p>2.81%</text:p>
          </table:table-cell>
          <table:table-cell office:value-type="float" office:value="11279.7737381267">
            <text:p>11279.773738126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27.8760578488">
            <text:p>10127.8760578488</text:p>
          </table:table-cell>
          <table:table-cell table:style-name="ce3" table:formula="of:=([.S24]-[.V24])/[.V24]" office:value-type="percentage" office:value="0.113735365016165">
            <text:p>11.37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4.100_25-5-5-5_rd_70.txt</text:p>
          </table:table-cell>
          <table:table-cell table:style-name="ce1" office:value-type="string">
            <text:p>true</text:p>
          </table:table-cell>
          <table:table-cell office:value-type="float" office:value="10426.2893">
            <text:p>10426.2893</text:p>
          </table:table-cell>
          <table:table-cell office:value-type="float" office:value="10299.3588">
            <text:p>10299.3588</text:p>
          </table:table-cell>
          <table:table-cell office:value-type="float" office:value="10162.5298">
            <text:p>10162.529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6,127|3,72,68,66,65,69,67,70,73,76,75,77,128|4,154,90,80,79,78,81,85,84,82,97,86,129|5,117,118,122,125,121,120,119,130|6,131|7,132|8,133|9,134|10,160,92,88,135|11,161,114,112,111,108,107,109,113,123,124,26,100,136|12,102,106,137|13,163,45,46,50,55,53,51,138|14,164,91,87,99,93,89,104,98,95,96,139|15,140|16,110,115,166,49,47,35,31,27,29,28,94,116,141|17,142|18,40,34,32,30,143|19,144|20,170,71,74,56,58,61,54,52,48,37,41,44,145|21,146|22,83,147|23,38,39,33,64,63,62,60,57,59,42,43,148|24,149|25,105,103,101,150&gt;</text:p>
          </table:table-cell>
          <table:table-cell table:style-name="ce3" table:formula="of:=([.I25]-[.K25])/[.K25]" office:value-type="percentage" office:value="0.0259541182354024">
            <text:p>2.60%</text:p>
          </table:table-cell>
          <table:table-cell table:style-name="ce3" table:formula="of:=IF([.M25]=0;([.I25]-[.J25])/[.J25];&quot;&quot;)" office:value-type="percentage" office:value="0.0123241167207419">
            <text:p>1.23%</text:p>
          </table:table-cell>
          <table:table-cell office:value-type="float" office:value="11165.8847928829">
            <text:p>11165.884792882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88.8889225758">
            <text:p>10188.8889225758</text:p>
          </table:table-cell>
          <table:table-cell table:style-name="ce3" table:formula="of:=([.S25]-[.V25])/[.V25]" office:value-type="percentage" office:value="0.0958883620904342">
            <text:p>9.59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4.100_25-5-5-5_rd_90.txt</text:p>
          </table:table-cell>
          <table:table-cell table:style-name="ce1" office:value-type="string">
            <text:p>true</text:p>
          </table:table-cell>
          <table:table-cell office:value-type="float" office:value="10920.705">
            <text:p>10920.705</text:p>
          </table:table-cell>
          <table:table-cell office:value-type="float" office:value="10299.3588">
            <text:p>10299.3588</text:p>
          </table:table-cell>
          <table:table-cell office:value-type="float" office:value="10187.4546">
            <text:p>10187.45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33,35,36,27,125,124,127|3,153,65,68,72,67,69,70,71,73,76,75,77,74,128|4,90,154,80,79,78,81,85,84,82,97,86,129|5,110,112,115,123,117,118,122,121,120,119,130|6,131|7,132|8,133|9,134|10,160,47,49,54,58,60,56,66,93,89,94,91,135|11,161,45,46,50,57,62,63,64,48,32,28,30,100,136|12,95,106,102,137|13,51,53,61,59,138|14,164,92,88,87,99,109,113,114,108,107,98,96,139|15,140|16,166,52,55,44,41,39,37,31,29,26,116,111,141|17,142|18,40,34,143|19,144|20,145|21,146|22,83,147|23,38,42,43,148|24,104,149|25,105,103,101,150&gt;</text:p>
          </table:table-cell>
          <table:table-cell table:style-name="ce3" table:formula="of:=([.I26]-[.K26])/[.K26]" office:value-type="percentage" office:value="0.0719758201425507">
            <text:p>7.20%</text:p>
          </table:table-cell>
          <table:table-cell table:style-name="ce3" table:formula="of:=IF([.M26]=0;([.I26]-[.J26])/[.J26];&quot;&quot;)" office:value-type="percentage" office:value="0.060328629390016">
            <text:p>6.03%</text:p>
          </table:table-cell>
          <table:table-cell office:value-type="float" office:value="11395.7957009583">
            <text:p>11395.795700958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44.1103072082">
            <text:p>10244.1103072082</text:p>
          </table:table-cell>
          <table:table-cell table:style-name="ce3" table:formula="of:=([.S26]-[.V26])/[.V26]" office:value-type="percentage" office:value="0.112424149995709">
            <text:p>11.24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5.100_25-5-5-5_rd_10.txt</text:p>
          </table:table-cell>
          <table:table-cell table:style-name="ce1" office:value-type="string">
            <text:p>true</text:p>
          </table:table-cell>
          <table:table-cell office:value-type="float" office:value="11247.1574">
            <text:p>11247.1574</text:p>
          </table:table-cell>
          <table:table-cell office:value-type="float" office:value="11003.0448">
            <text:p>11003.0448</text:p>
          </table:table-cell>
          <table:table-cell office:value-type="float" office:value="10730.4233">
            <text:p>10730.423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0,28,32,33,41,39,37,127|3,128|4,103,129|5,130|6,82,80,79,131|7,92,68,65,69,132|8,158,90,88,78,81,83,85,84,133|9,159,115,106,101,107,98,102,104,105,91,94,134|10,160,111,87,99,97,86,89,93,135|11,161,36,110,113,116,136|12,162,45,49,50,52,54,55,31,137|13,163,96,95,109,34,29,114,138|14,112,120,119,139|15,165,123,121,108,117,118,122,125,124,140|16,141|17,35,167,71,70,73,76,75,77,74,72,142|18,143|19,57,58,56,144|20,145|21,171,53,51,48,47,46,146|22,172,38,42,43,44,40,147|23,148|24,149|25,175,67,66,60,62,63,64,61,59,27,26,100,150&gt;</text:p>
          </table:table-cell>
          <table:table-cell table:style-name="ce3" table:formula="of:=([.I27]-[.K27])/[.K27]" office:value-type="percentage" office:value="0.0481559846758328">
            <text:p>4.82%</text:p>
          </table:table-cell>
          <table:table-cell table:style-name="ce3" table:formula="of:=IF([.M27]=0;([.I27]-[.J27])/[.J27];&quot;&quot;)" office:value-type="percentage" office:value="0.022185913484602">
            <text:p>2.22%</text:p>
          </table:table-cell>
          <table:table-cell office:value-type="float" office:value="11285.3974287549">
            <text:p>11285.397428754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90.1960310737">
            <text:p>10690.1960310737</text:p>
          </table:table-cell>
          <table:table-cell table:style-name="ce3" table:formula="of:=([.S27]-[.V27])/[.V27]" office:value-type="percentage" office:value="0.0556773136761151">
            <text:p>5.57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5.100_25-5-5-5_rd_30.txt</text:p>
          </table:table-cell>
          <table:table-cell table:style-name="ce1" office:value-type="string">
            <text:p>true</text:p>
          </table:table-cell>
          <table:table-cell office:value-type="float" office:value="10860.4155">
            <text:p>10860.4155</text:p>
          </table:table-cell>
          <table:table-cell office:value-type="float" office:value="11003.0448">
            <text:p>11003.0448</text:p>
          </table:table-cell>
          <table:table-cell office:value-type="float" office:value="10663.5231">
            <text:p>10663.523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41,39,37,127|3,128|4,129|5,130|6,82,80,79,131|7,157,68,67,60,62,63,84,132|8,158,103,101,96,95,98,102,104,105,133|9,159,38,42,43,44,40,53,73,76,91,94,134|10,160,66,87,99,97,86,89,93,75,77,74,72,135|11,161,115,88,65,69,71,110,113,124,116,136|12,162,45,49,50,52,54,36,31,137|13,85,138|14,123,112,111,139|15,165,121,120,108,117,118,122,125,114,140|16,141|17,167,30,28,32,33,35,55,64,61,59,142|18,143|19,57,58,56,144|20,145|21,171,92,90,78,81,83,70,51,48,47,46,146|22,147|23,106,148|24,149|25,119,107,109,175,34,29,27,26,100,150&gt;</text:p>
          </table:table-cell>
          <table:table-cell table:style-name="ce3" table:formula="of:=([.I28]-[.K28])/[.K28]" office:value-type="percentage" office:value="0.0184641040445628">
            <text:p>1.85%</text:p>
          </table:table-cell>
          <table:table-cell table:style-name="ce3" table:formula="of:=IF([.M28]=0;([.I28]-[.J28])/[.J28];&quot;&quot;)" office:value-type="percentage" office:value="-0.0129627119213402">
            <text:p>-1.30%</text:p>
          </table:table-cell>
          <table:table-cell office:value-type="float" office:value="11545.0783894701">
            <text:p>11545.078389470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80.756480519">
            <text:p>10680.756480519</text:p>
          </table:table-cell>
          <table:table-cell table:style-name="ce3" table:formula="of:=([.S28]-[.V28])/[.V28]" office:value-type="percentage" office:value="0.0809232857735855">
            <text:p>8.09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5.100_25-5-5-5_rd_50.txt</text:p>
          </table:table-cell>
          <table:table-cell table:style-name="ce1" office:value-type="string">
            <text:p>true</text:p>
          </table:table-cell>
          <table:table-cell office:value-type="float" office:value="12198.2516">
            <text:p>12198.2516</text:p>
          </table:table-cell>
          <table:table-cell office:value-type="float" office:value="11003.0448">
            <text:p>11003.0448</text:p>
          </table:table-cell>
          <table:table-cell office:value-type="float" office:value="10697.3889">
            <text:p>10697.388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33,44,41,39,37,127|3,115,153,67,60,62,63,64,61,59,27,26,100,128|4,129|5,113,114,116,130|6,106,103,101,96,95,131|7,157,68,80,79,81,132|8,98,133|9,159,45,49,119,107,109,110,89,93,91,94,72,134|10,160,82,111,87,97,86,85,84,135|11,161,92,90,88,78,83,102,104,105,136|12,162,50,66,54,55,137|13,163,52,99,71,70,73,76,75,77,74,138|14,123,112,120,139|15,117,118,122,125,140|16,141|17,167,35,36,34,31,29,124,142|18,143|19,57,58,56,65,69,144|20,145|21,171,53,51,48,47,46,146|22,172,38,42,43,40,147|23,30,28,108,148|24,149|25,121,150&gt;</text:p>
          </table:table-cell>
          <table:table-cell table:style-name="ce3" table:formula="of:=([.I29]-[.K29])/[.K29]" office:value-type="percentage" office:value="0.140301779623998">
            <text:p>14.03%</text:p>
          </table:table-cell>
          <table:table-cell table:style-name="ce3" table:formula="of:=IF([.M29]=0;([.I29]-[.J29])/[.J29];&quot;&quot;)" office:value-type="percentage" office:value="0.108625096209733">
            <text:p>10.86%</text:p>
          </table:table-cell>
          <table:table-cell office:value-type="float" office:value="13083.0369854627">
            <text:p>13083.036985462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863.8893613747">
            <text:p>10863.8893613747</text:p>
          </table:table-cell>
          <table:table-cell table:style-name="ce3" table:formula="of:=([.S29]-[.V29])/[.V29]" office:value-type="percentage" office:value="0.204268245954154">
            <text:p>20.43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5.100_25-5-5-5_rd_70.txt</text:p>
          </table:table-cell>
          <table:table-cell table:style-name="ce1" office:value-type="string">
            <text:p>true</text:p>
          </table:table-cell>
          <table:table-cell office:value-type="float" office:value="11420.1737">
            <text:p>11420.1737</text:p>
          </table:table-cell>
          <table:table-cell office:value-type="float" office:value="11003.0448">
            <text:p>11003.0448</text:p>
          </table:table-cell>
          <table:table-cell office:value-type="float" office:value="10685.2941">
            <text:p>10685.294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9,37,29,27,26,127|3,115,153,66,60,62,63,64,61,59,47,46,100,128|4,129|5,130|6,82,80,131|7,132|8,158,57,108,96,95,98,102,104,105,133|9,159,68,67,79,78,81,83,84,93,91,94,134|10,160,103,101,99,97,86,89,48,75,77,74,72,135|11,161,92,90,88,69,71,136|12,162,45,49,50,52,54,109,110,137|13,70,85,138|14,112,111,87,107,139|15,165,123,121,120,117,118,122,125,124,140|16,141|17,167,30,28,32,33,35,36,31,51,142|18,143|19,58,56,65,169,55,53,73,76,144|20,145|21,171,34,113,114,116,146|22,172,38,42,43,44,40,41,147|23,106,148|24,149|25,119,150&gt;</text:p>
          </table:table-cell>
          <table:table-cell table:style-name="ce3" table:formula="of:=([.I30]-[.K30])/[.K30]" office:value-type="percentage" office:value="0.0687748594584776">
            <text:p>6.88%</text:p>
          </table:table-cell>
          <table:table-cell table:style-name="ce3" table:formula="of:=IF([.M30]=0;([.I30]-[.J30])/[.J30];&quot;&quot;)" office:value-type="percentage" office:value="0.0379103155155744">
            <text:p>3.79%</text:p>
          </table:table-cell>
          <table:table-cell office:value-type="float" office:value="13227.2486165705">
            <text:p>13227.248616570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85.969652417">
            <text:p>10685.969652417</text:p>
          </table:table-cell>
          <table:table-cell table:style-name="ce3" table:formula="of:=([.S30]-[.V30])/[.V30]" office:value-type="percentage" office:value="0.237814540637281">
            <text:p>23.78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5.100_25-5-5-5_rd_90.txt</text:p>
          </table:table-cell>
          <table:table-cell table:style-name="ce1" office:value-type="string">
            <text:p>true</text:p>
          </table:table-cell>
          <table:table-cell office:value-type="float" office:value="11770.6797">
            <text:p>11770.6797</text:p>
          </table:table-cell>
          <table:table-cell office:value-type="float" office:value="11003.0448">
            <text:p>11003.0448</text:p>
          </table:table-cell>
          <table:table-cell office:value-type="float" office:value="10892.6442">
            <text:p>10892.644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5,126|2,41,39,37,127|3,153,32,60,62,63,64,61,47,116,128|4,129|5,130|6,67,131|7,92,157,66,65,78,81,83,84,132|8,158,101,96,95,98,102,104,105,133|9,159,45,49,87,69,97,110,113,91,46,134|10,160,82,79,99,71,70,85,93,75,77,74,135|11,161,68,90,88,136|12,112,162,50,52,54,55,89,73,76,94,72,137|13,80,138|14,123,120,119,139|15,165,106,103,140|16,141|17,167,35,36,34,51,48,59,142|18,143|19,57,58,56,144|20,145|21,146|22,172,38,42,43,44,40,53,31,124,147|23,30,28,33,173,117,118,122,125,114,148|24,149|25,121,111,108,107,109,86,175,29,27,26,100,150&gt;</text:p>
          </table:table-cell>
          <table:table-cell table:style-name="ce3" table:formula="of:=([.I31]-[.K31])/[.K31]" office:value-type="percentage" office:value="0.0806081135010359">
            <text:p>8.06%</text:p>
          </table:table-cell>
          <table:table-cell table:style-name="ce3" table:formula="of:=IF([.M31]=0;([.I31]-[.J31])/[.J31];&quot;&quot;)" office:value-type="percentage" office:value="0.069765679768931">
            <text:p>6.98%</text:p>
          </table:table-cell>
          <table:table-cell office:value-type="float" office:value="12768.1191825672">
            <text:p>12768.119182567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86.8608059538">
            <text:p>10686.8608059538</text:p>
          </table:table-cell>
          <table:table-cell table:style-name="ce3" table:formula="of:=([.S31]-[.V31])/[.V31]" office:value-type="percentage" office:value="0.194749273374457">
            <text:p>19.47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6.100_25-5-5-5_rd_10.txt</text:p>
          </table:table-cell>
          <table:table-cell table:style-name="ce1" office:value-type="string">
            <text:p>true</text:p>
          </table:table-cell>
          <table:table-cell office:value-type="float" office:value="10857.2855">
            <text:p>10857.2855</text:p>
          </table:table-cell>
          <table:table-cell office:value-type="float" office:value="10698.3455">
            <text:p>10698.3455</text:p>
          </table:table-cell>
          <table:table-cell office:value-type="float" office:value="10413.59">
            <text:p>10413.5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82,79,78,81,83,85,84,127|3,128|4,129|5,130|6,92,156,90,52,54,55,53,51,48,47,46,131|7,38,157,57,60,62,63,64,61,59,132|8,68,66,133|9,30,28,32,99,97,159,34,31,29,27,26,100,134|10,135|11,136|12,137|13,80,163,88,65,69,71,70,89,93,91,94,138|14,139|15,165,115,112,111,108,109,110,113,104,105,140|16,166,45,49,50,33,35,41,39,37,141|17,58,56,87,36,124,114,116,142|18,143|19,106,96,107,102,95,144|20,170,123,121,120,119,117,118,122,125,145|21,146|22,147|23,173,42,43,44,40,148|24,149|25,67,175,103,101,98,86,73,76,75,77,74,72,150&gt;</text:p>
          </table:table-cell>
          <table:table-cell table:style-name="ce3" table:formula="of:=([.I32]-[.K32])/[.K32]" office:value-type="percentage" office:value="0.0426073525076366">
            <text:p>4.26%</text:p>
          </table:table-cell>
          <table:table-cell table:style-name="ce3" table:formula="of:=IF([.M32]=0;([.I32]-[.J32])/[.J32];&quot;&quot;)" office:value-type="percentage" office:value="0.0148565028115797">
            <text:p>1.49%</text:p>
          </table:table-cell>
          <table:table-cell office:value-type="float" office:value="10779.5329140796">
            <text:p>10779.5329140796</text:p>
          </table:table-cell>
          <table:table-cell table:style-name="ce2" office:value-type="float" office:value="1">
            <text:p>1.0</text:p>
          </table:table-cell>
          <table:table-cell office:value-type="string">
            <text:p>[30]</text:p>
          </table:table-cell>
          <table:table-cell office:value-type="float" office:value="10396.2842640035">
            <text:p>10396.2842640035</text:p>
          </table:table-cell>
          <table:table-cell table:style-name="ce3" table:formula="of:=([.S32]-[.V32])/[.V32]" office:value-type="percentage" office:value="0.0368640025939942">
            <text:p>3.69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6.100_25-5-5-5_rd_30.txt</text:p>
          </table:table-cell>
          <table:table-cell table:style-name="ce1" office:value-type="string">
            <text:p>true</text:p>
          </table:table-cell>
          <table:table-cell office:value-type="float" office:value="10911.2114">
            <text:p>10911.2114</text:p>
          </table:table-cell>
          <table:table-cell office:value-type="float" office:value="10698.3455">
            <text:p>10698.3455</text:p>
          </table:table-cell>
          <table:table-cell office:value-type="float" office:value="10437.5318">
            <text:p>10437.531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0,126|2,82,66,79,78,81,83,85,84,127|3,128|4,154,45,67,65,69,99,97,86,113,114,129|5,130|6,156,92,90,88,87,131|7,57,58,44,132|8,68,158,56,60,71,70,133|9,38,42,43,159,35,34,31,124,134|10,62,63,64,61,59,77,135|11,136|12,96,137|13,163,49,50,52,54,55,53,73,76,75,74,72,138|14,139|15,165,30,115,112,111,41,39,37,29,116,140|16,166,106,103,101,108,98,104,89,93,91,94,141|17,167,28,32,33,40,36,51,48,47,46,142|18,143|19,95,107,109,110,102,105,144|20,170,123,121,120,119,117,118,122,125,27,26,100,145|21,146|22,147|23,148|24,149|25,150&gt;</text:p>
          </table:table-cell>
          <table:table-cell table:style-name="ce3" table:formula="of:=([.I33]-[.K33])/[.K33]" office:value-type="percentage" office:value="0.0453823383800373">
            <text:p>4.54%</text:p>
          </table:table-cell>
          <table:table-cell table:style-name="ce3" table:formula="of:=IF([.M33]=0;([.I33]-[.J33])/[.J33];&quot;&quot;)" office:value-type="percentage" office:value="0.0198970859559547">
            <text:p>1.99%</text:p>
          </table:table-cell>
          <table:table-cell office:value-type="float" office:value="11137.1711022187">
            <text:p>11137.171102218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23.8155038267">
            <text:p>10423.8155038267</text:p>
          </table:table-cell>
          <table:table-cell table:style-name="ce3" table:formula="of:=([.S33]-[.V33])/[.V33]" office:value-type="percentage" office:value="0.0684351711837296">
            <text:p>6.84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6.100_25-5-5-5_rd_50.txt</text:p>
          </table:table-cell>
          <table:table-cell table:style-name="ce1" office:value-type="string">
            <text:p>true</text:p>
          </table:table-cell>
          <table:table-cell office:value-type="float" office:value="10660.769">
            <text:p>10660.769</text:p>
          </table:table-cell>
          <table:table-cell office:value-type="float" office:value="10698.3455">
            <text:p>10698.3455</text:p>
          </table:table-cell>
          <table:table-cell office:value-type="float" office:value="10390.8122">
            <text:p>10390.812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2,88,87,35,36,34,51,48,47,46,72,126|2,82,79,78,81,97,83,85,84,127|3,128|4,154,115,123,120,119,129|5,130|6,156,30,28,32,33,40,41,39,31,124,116,131|7,58,57,157,52,54,63,64,61,59,132|8,68,133|9,38,42,43,62,55,53,37,134|10,135|11,136|12,137|13,80,67,66,65,69,71,70,138|14,139|15,90,165,103,101,95,98,102,104,113,140|16,166,45,49,50,44,99,86,89,93,91,94,141|17,56,60,142|18,143|19,106,96,108,107,109,110,114,105,144|20,170,112,111,121,117,118,122,125,29,27,26,100,145|21,146|22,147|23,148|24,149|25,73,76,75,77,74,150&gt;</text:p>
          </table:table-cell>
          <table:table-cell table:style-name="ce3" table:formula="of:=([.I34]-[.K34])/[.K34]" office:value-type="percentage" office:value="0.0259803367440324">
            <text:p>2.60%</text:p>
          </table:table-cell>
          <table:table-cell table:style-name="ce3" table:formula="of:=IF([.M34]=0;([.I34]-[.J34])/[.J34];&quot;&quot;)" office:value-type="percentage" office:value="-0.00351236553353032">
            <text:p>-0.35%</text:p>
          </table:table-cell>
          <table:table-cell office:value-type="float" office:value="12333.0491706868">
            <text:p>12333.04917068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70.4788279895">
            <text:p>10570.4788279895</text:p>
          </table:table-cell>
          <table:table-cell table:style-name="ce3" table:formula="of:=([.S34]-[.V34])/[.V34]" office:value-type="percentage" office:value="0.166744607446754">
            <text:p>16.67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6.100_25-5-5-5_rd_70.txt</text:p>
          </table:table-cell>
          <table:table-cell table:style-name="ce1" office:value-type="string">
            <text:p>true</text:p>
          </table:table-cell>
          <table:table-cell office:value-type="float" office:value="11227.0269">
            <text:p>11227.0269</text:p>
          </table:table-cell>
          <table:table-cell office:value-type="float" office:value="10698.3455">
            <text:p>10698.3455</text:p>
          </table:table-cell>
          <table:table-cell office:value-type="float" office:value="10508.1727">
            <text:p>10508.172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5,32,44,40,41,39,37,91,94,126|2,82,79,87,78,81,83,85,127|3,128|4,154,103,101,111,129|5,130|6,156,92,90,108,54,55,53,51,48,47,46,131|7,58,57,157,52,62,63,64,61,59,132|8,133|9,38,42,43,159,107,109,110,113,114,116,124,134|10,67,88,112,69,71,70,135|11,136|12,137|13,80,138|14,164,68,66,65,99,97,86,89,93,84,139|15,165,30,28,106,96,95,98,102,104,105,140|16,166,45,49,50,33,35,36,34,29,141|17,56,60,142|18,143|19,144|20,170,123,121,120,119,117,118,122,125,27,26,100,145|21,146|22,147|23,173,31,148|24,149|25,73,76,75,77,74,72,150&gt;</text:p>
          </table:table-cell>
          <table:table-cell table:style-name="ce3" table:formula="of:=([.I35]-[.K35])/[.K35]" office:value-type="percentage" office:value="0.068409058408414">
            <text:p>6.84%</text:p>
          </table:table-cell>
          <table:table-cell table:style-name="ce3" table:formula="of:=IF([.M35]=0;([.I35]-[.J35])/[.J35];&quot;&quot;)" office:value-type="percentage" office:value="0.0494171178150866">
            <text:p>4.94%</text:p>
          </table:table-cell>
          <table:table-cell office:value-type="float" office:value="12061.944498199">
            <text:p>12061.9444981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06.2052389456">
            <text:p>10406.2052389456</text:p>
          </table:table-cell>
          <table:table-cell table:style-name="ce3" table:formula="of:=([.S35]-[.V35])/[.V35]" office:value-type="percentage" office:value="0.159110763360371">
            <text:p>15.91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6.100_25-5-5-5_rd_90.txt</text:p>
          </table:table-cell>
          <table:table-cell table:style-name="ce1" office:value-type="string">
            <text:p>true</text:p>
          </table:table-cell>
          <table:table-cell office:value-type="float" office:value="10903.6464">
            <text:p>10903.6464</text:p>
          </table:table-cell>
          <table:table-cell office:value-type="float" office:value="10698.3455">
            <text:p>10698.3455</text:p>
          </table:table-cell>
          <table:table-cell office:value-type="float" office:value="10551.0174">
            <text:p>10551.017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0,88,87,69,71,70,73,76,75,77,74,72,126|2,82,79,78,81,83,85,89,93,84,127|3,128|4,123,129|5,130|6,92,156,32,33,35,36,53,51,48,47,46,131|7,157,57,56,60,62,63,64,61,59,132|8,68,66,65,133|9,40,41,34,31,116,124,134|10,135|11,136|12,137|13,80,138|14,58,164,50,52,54,55,39,37,29,114,139|15,165,115,112,111,108,107,109,110,113,91,94,140|16,166,67,141|17,42,43,142|18,168,103,101,99,97,86,98,105,143|19,96,106,95,102,104,144|20,38,170,120,121,119,118,117,122,125,27,26,100,145|21,146|22,147|23,173,30,28,44,148|24,149|25,45,49,150&gt;</text:p>
          </table:table-cell>
          <table:table-cell table:style-name="ce3" table:formula="of:=([.I36]-[.K36])/[.K36]" office:value-type="percentage" office:value="0.0334213267433337">
            <text:p>3.34%</text:p>
          </table:table-cell>
          <table:table-cell table:style-name="ce3" table:formula="of:=IF([.M36]=0;([.I36]-[.J36])/[.J36];&quot;&quot;)" office:value-type="percentage" office:value="0.0191899672711075">
            <text:p>1.92%</text:p>
          </table:table-cell>
          <table:table-cell office:value-type="float" office:value="12670.9103706696">
            <text:p>12670.91037066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90.7380373017">
            <text:p>10390.7380373017</text:p>
          </table:table-cell>
          <table:table-cell table:style-name="ce3" table:formula="of:=([.S36]-[.V36])/[.V36]" office:value-type="percentage" office:value="0.219442769626408">
            <text:p>21.94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7.100_25-5-5-5_rd_10.txt</text:p>
          </table:table-cell>
          <table:table-cell table:style-name="ce1" office:value-type="string">
            <text:p>true</text:p>
          </table:table-cell>
          <table:table-cell office:value-type="float" office:value="10564.7801">
            <text:p>10564.7801</text:p>
          </table:table-cell>
          <table:table-cell office:value-type="float" office:value="10700.0543">
            <text:p>10700.0543</text:p>
          </table:table-cell>
          <table:table-cell office:value-type="float" office:value="10490.6539">
            <text:p>10490.653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3,94,127|3,153,92,106,101,96,95,98,102,105,128|4,129|5,130|6,123,131|7,157,90,88,87,99,107,109,110,114,124,132|8,133|9,78,134|10,121,160,49,50,44,41,37,125,29,27,26,135|11,161,38,42,43,35,36,34,31,113,116,136|12,137|13,163,67,57,60,52,54,55,53,51,59,77,72,138|14,122,139|15,103,140|16,115,112,111,108,141|17,28,30,32,33,40,39,142|18,168,45,58,56,62,63,64,61,48,47,46,74,143|19,144|20,82,80,65,69,71,97,86,89,91,145|21,146|22,120,119,117,118,147|23,84,148|24,104,149|25,175,68,66,79,81,83,85,70,73,76,75,100,150&gt;</text:p>
          </table:table-cell>
          <table:table-cell table:style-name="ce3" table:formula="of:=([.I37]-[.K37])/[.K37]" office:value-type="percentage" office:value="0.00706592751096294">
            <text:p>0.71%</text:p>
          </table:table-cell>
          <table:table-cell table:style-name="ce3" table:formula="of:=IF([.M37]=0;([.I37]-[.J37])/[.J37];&quot;&quot;)" office:value-type="percentage" office:value="-0.0126423844409836">
            <text:p>-1.26%</text:p>
          </table:table-cell>
          <table:table-cell office:value-type="float" office:value="10782.5904582543">
            <text:p>10782.590458254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02.0885930177">
            <text:p>10602.0885930177</text:p>
          </table:table-cell>
          <table:table-cell table:style-name="ce3" table:formula="of:=([.S37]-[.V37])/[.V37]" office:value-type="percentage" office:value="0.0170251232719825">
            <text:p>1.70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7.100_25-5-5-5_rd_30.txt</text:p>
          </table:table-cell>
          <table:table-cell table:style-name="ce1" office:value-type="string">
            <text:p>true</text:p>
          </table:table-cell>
          <table:table-cell office:value-type="float" office:value="10938.7141">
            <text:p>10938.7141</text:p>
          </table:table-cell>
          <table:table-cell office:value-type="float" office:value="10700.0543">
            <text:p>10700.0543</text:p>
          </table:table-cell>
          <table:table-cell office:value-type="float" office:value="10393.8204">
            <text:p>10393.820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12,111,108,107,109,122,125,124,126|2,127|3,96,128|4,129|5,130|6,123,131|7,132|8,158,68,58,52,54,55,53,51,48,133|9,134|10,160,38,42,43,44,35,36,34,31,29,27,26,135|11,161,49,57,56,60,62,63,64,37,136|12,137|13,163,92,67,66,65,69,71,61,59,76,77,74,72,138|14,139|15,103,140|16,106,141|17,28,30,32,33,40,41,39,142|18,168,115,90,79,78,81,83,84,91,94,143|19,144|20,82,80,101,95,86,89,73,75,47,46,145|21,171,99,97,85,70,93,105,146|22,120,119,117,118,147|23,148|24,102,104,149|25,175,45,50,88,87,98,110,113,114,116,100,150&gt;</text:p>
          </table:table-cell>
          <table:table-cell table:style-name="ce3" table:formula="of:=([.I38]-[.K38])/[.K38]" office:value-type="percentage" office:value="0.052424775398274">
            <text:p>5.24%</text:p>
          </table:table-cell>
          <table:table-cell table:style-name="ce3" table:formula="of:=IF([.M38]=0;([.I38]-[.J38])/[.J38];&quot;&quot;)" office:value-type="percentage" office:value="0.0223045410152731">
            <text:p>2.23%</text:p>
          </table:table-cell>
          <table:table-cell office:value-type="float" office:value="11415.6276919163">
            <text:p>11415.627691916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24.4634274432">
            <text:p>10424.4634274432</text:p>
          </table:table-cell>
          <table:table-cell table:style-name="ce3" table:formula="of:=([.S38]-[.V38])/[.V38]" office:value-type="percentage" office:value="0.0950806026009677">
            <text:p>9.51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7.100_25-5-5-5_rd_50.txt</text:p>
          </table:table-cell>
          <table:table-cell table:style-name="ce1" office:value-type="string">
            <text:p>true</text:p>
          </table:table-cell>
          <table:table-cell office:value-type="float" office:value="10886.4135">
            <text:p>10886.4135</text:p>
          </table:table-cell>
          <table:table-cell office:value-type="float" office:value="10700.0543">
            <text:p>10700.0543</text:p>
          </table:table-cell>
          <table:table-cell office:value-type="float" office:value="10480.3642">
            <text:p>10480.364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20,119,126|2,127|3,153,90,106,101,96,95,98,102,93,94,100,128|4,129|5,130|6,123,131|7,157,68,66,88,87,99,122,125,124,132|8,158,57,58,56,60,54,55,53,51,59,133|9,134|10,160,45,49,50,35,36,34,37,31,29,27,26,135|11,136|12,137|13,163,33,52,71,70,85,84,76,77,74,72,138|14,139|15,103,140|16,115,112,111,108,109,141|17,28,30,32,44,40,41,39,142|18,168,38,42,43,62,63,64,61,48,47,46,143|19,144|20,92,67,65,69,97,86,89,73,75,91,145|21,146|22,117,118,147|23,148|24,174,82,80,79,78,81,83,104,105,149|25,107,110,113,114,116,150&gt;</text:p>
          </table:table-cell>
          <table:table-cell table:style-name="ce3" table:formula="of:=([.I39]-[.K39])/[.K39]" office:value-type="percentage" office:value="0.0387438157922032">
            <text:p>3.87%</text:p>
          </table:table-cell>
          <table:table-cell table:style-name="ce3" table:formula="of:=IF([.M39]=0;([.I39]-[.J39])/[.J39];&quot;&quot;)" office:value-type="percentage" office:value="0.017416659278075">
            <text:p>1.74%</text:p>
          </table:table-cell>
          <table:table-cell office:value-type="float" office:value="11774.8976037979">
            <text:p>11774.89760379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601.0302428288">
            <text:p>10601.0302428288</text:p>
          </table:table-cell>
          <table:table-cell table:style-name="ce3" table:formula="of:=([.S39]-[.V39])/[.V39]" office:value-type="percentage" office:value="0.110731441575047">
            <text:p>11.07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7.100_25-5-5-5_rd_70.txt</text:p>
          </table:table-cell>
          <table:table-cell table:style-name="ce1" office:value-type="string">
            <text:p>true</text:p>
          </table:table-cell>
          <table:table-cell office:value-type="float" office:value="10679.4859">
            <text:p>10679.4859</text:p>
          </table:table-cell>
          <table:table-cell office:value-type="float" office:value="10700.0543">
            <text:p>10700.0543</text:p>
          </table:table-cell>
          <table:table-cell office:value-type="float" office:value="10546.152">
            <text:p>10546.15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5,151,112,111,108,107,109,110,113,114,126|2,127|3,128|4,129|5,130|6,30,123,120,131|7,157,28,32,33,35,36,34,31,125,124,27,26,100,132|8,133|9,134|10,121,135|11,119,136|12,137|13,163,92,67,66,69,71,70,85,84,93,77,74,72,138|14,122,139|15,140|16,166,45,58,56,62,63,64,61,47,116,141|17,38,57,60,52,54,55,76,59,142|18,68,50,168,79,78,81,83,73,75,143|19,144|20,80,82,65,95,97,86,89,91,145|21,171,106,103,101,96,98,102,104,105,146|22,117,118,147|23,148|24,174,49,42,43,44,41,53,51,48,46,94,149|25,175,90,88,87,99,40,39,37,29,150&gt;</text:p>
          </table:table-cell>
          <table:table-cell table:style-name="ce3" table:formula="of:=([.I40]-[.K40])/[.K40]" office:value-type="percentage" office:value="0.0126428957215864">
            <text:p>1.26%</text:p>
          </table:table-cell>
          <table:table-cell table:style-name="ce3" table:formula="of:=IF([.M40]=0;([.I40]-[.J40])/[.J40];&quot;&quot;)" office:value-type="percentage" office:value="-0.00192227061875752">
            <text:p>-0.19%</text:p>
          </table:table-cell>
          <table:table-cell office:value-type="float" office:value="12279.245299636">
            <text:p>12279.24529963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92.1121966862">
            <text:p>10592.1121966862</text:p>
          </table:table-cell>
          <table:table-cell table:style-name="ce3" table:formula="of:=([.S40]-[.V40])/[.V40]" office:value-type="percentage" office:value="0.159282027193555">
            <text:p>15.93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7.100_25-5-5-5_rd_90.txt</text:p>
          </table:table-cell>
          <table:table-cell table:style-name="ce1" office:value-type="string">
            <text:p>true</text:p>
          </table:table-cell>
          <table:table-cell office:value-type="float" office:value="10484.2966">
            <text:p>10484.2966</text:p>
          </table:table-cell>
          <table:table-cell office:value-type="float" office:value="10700.0543">
            <text:p>10700.0543</text:p>
          </table:table-cell>
          <table:table-cell office:value-type="float" office:value="10150.8455">
            <text:p>10150.8455</text:p>
          </table:table-cell>
          <table:table-cell office:value-type="float" office:value="96">
            <text:p>96</text:p>
          </table:table-cell>
          <table:table-cell table:style-name="ce2" office:value-type="float" office:value="4">
            <text:p>4.0</text:p>
          </table:table-cell>
          <table:table-cell office:value-type="string">
            <text:p>[67, 78, 90, 107]</text:p>
          </table:table-cell>
          <table:table-cell office:value-type="string">
            <text:p>[1,2,3,4,5,6]</text:p>
          </table:table-cell>
          <table:table-cell office:value-type="string">
            <text:p>&lt;1,121,151,112,111,108,109,110,122,114,116,100,126|2,127|3,153,68,66,101,96,95,98,102,105,128|4,129|5,130|6,30,28,32,131|7,132|8,158,57,58,56,60,63,53,51,48,59,133|9,134|10,113,160,31,29,27,26,135|11,161,45,50,33,35,36,34,37,125,124,136|12,115,137|13,163,92,80,65,99,97,71,70,76,47,77,72,138|14,123,120,139|15,103,140|16,106,141|17,38,49,52,44,40,41,39,142|18,82,79,88,87,81,83,143|19,144|20,69,55,64,61,73,75,46,74,145|21,146|22,119,117,118,147|23,84,148|24,104,149|25,175,42,43,54,62,85,86,89,93,91,94,150&gt;</text:p>
          </table:table-cell>
          <table:table-cell table:style-name="ce3" table:formula="of:=([.I41]-[.K41])/[.K41]" office:value-type="percentage" office:value="0.0328495887362289">
            <text:p>3.28%</text:p>
          </table:table-cell>
          <table:table-cell table:style-name="ce3" table:formula="of:=IF([.M41]=0;([.I41]-[.J41])/[.J41];&quot;&quot;)">
            <text:p/>
          </table:table-cell>
          <table:table-cell office:value-type="float" office:value="12671.0372584099">
            <text:p>12671.03725840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61.2711725335">
            <text:p>10561.2711725335</text:p>
          </table:table-cell>
          <table:table-cell table:style-name="ce3" table:formula="of:=([.S41]-[.V41])/[.V41]" office:value-type="percentage" office:value="0.1997644082242">
            <text:p>19.98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8.100_25-5-5-5_rd_10.txt</text:p>
          </table:table-cell>
          <table:table-cell table:style-name="ce1" office:value-type="string">
            <text:p>true</text:p>
          </table:table-cell>
          <table:table-cell office:value-type="float" office:value="10421.6649">
            <text:p>10421.6649</text:p>
          </table:table-cell>
          <table:table-cell office:value-type="float" office:value="10424.0166">
            <text:p>10424.0166</text:p>
          </table:table-cell>
          <table:table-cell office:value-type="float" office:value="10307.2305">
            <text:p>10307.230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82,79,78,81,83,85,84,126|2,152,30,28,32,35,40,34,31,29,48,47,46,72,127|3,153,45,49,50,52,54,53,51,73,76,75,77,74,128|4,112,154,92,88,87,99,97,70,93,91,94,129|5,130|6,41,131|7,132|8,133|9,104,134|10,106,103,101,96,95,98,135|11,136|12,38,42,43,44,55,36,39,37,137|13,138|14,102,105,139|15,57,58,56,60,62,63,64,61,59,140|16,141|17,142|18,143|19,115,111,108,109,107,144|20,80,145|21,146|22,110,113,147|23,173,68,67,66,65,69,71,89,86,114,116,148|24,117,119,149|25,175,123,120,121,33,118,122,125,124,27,26,100,150&gt;</text:p>
          </table:table-cell>
          <table:table-cell table:style-name="ce3" table:formula="of:=([.I42]-[.K42])/[.K42]" office:value-type="percentage" office:value="0.0111023421859053">
            <text:p>1.11%</text:p>
          </table:table-cell>
          <table:table-cell table:style-name="ce3" table:formula="of:=IF([.M42]=0;([.I42]-[.J42])/[.J42];&quot;&quot;)" office:value-type="percentage" office:value="-0.000225604015250808">
            <text:p>-0.02%</text:p>
          </table:table-cell>
          <table:table-cell office:value-type="float" office:value="10701.5818347261">
            <text:p>10701.581834726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44.0804867896">
            <text:p>10444.0804867896</text:p>
          </table:table-cell>
          <table:table-cell table:style-name="ce3" table:formula="of:=([.S42]-[.V42])/[.V42]" office:value-type="percentage" office:value="0.0246552435384098">
            <text:p>2.47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8.100_25-5-5-5_rd_30.txt</text:p>
          </table:table-cell>
          <table:table-cell table:style-name="ce1" office:value-type="string">
            <text:p>true</text:p>
          </table:table-cell>
          <table:table-cell office:value-type="float" office:value="10541.1055">
            <text:p>10541.1055</text:p>
          </table:table-cell>
          <table:table-cell office:value-type="float" office:value="10424.0166">
            <text:p>10424.0166</text:p>
          </table:table-cell>
          <table:table-cell office:value-type="float" office:value="10387.2064">
            <text:p>10387.20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82,79,78,81,83,85,84,93,126|2,92,152,30,88,87,97,71,70,89,91,94,127|3,153,45,49,50,52,54,55,53,51,59,128|4,129|5,130|6,156,112,28,32,33,40,41,39,37,131|7,132|8,133|9,104,134|10,106,103,101,96,95,98,105,135|11,109,136|12,38,42,43,44,137|13,138|14,102,139|15,57,58,56,60,62,63,64,61,48,47,46,140|16,141|17,142|18,143|19,115,111,108,99,169,35,36,31,29,26,27,144|20,80,145|21,146|22,107,34,113,110,147|23,123,173,121,120,119,118,122,124,125,114,116,100,148|24,117,149|25,175,68,67,66,65,69,86,73,76,75,77,74,72,150&gt;</text:p>
          </table:table-cell>
          <table:table-cell table:style-name="ce3" table:formula="of:=([.I43]-[.K43])/[.K43]" office:value-type="percentage" office:value="0.0148162166104642">
            <text:p>1.48%</text:p>
          </table:table-cell>
          <table:table-cell table:style-name="ce3" table:formula="of:=IF([.M43]=0;([.I43]-[.J43])/[.J43];&quot;&quot;)" office:value-type="percentage" office:value="0.0112326087431594">
            <text:p>1.12%</text:p>
          </table:table-cell>
          <table:table-cell office:value-type="float" office:value="11095.0904563408">
            <text:p>11095.090456340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22.6083585312">
            <text:p>10322.6083585312</text:p>
          </table:table-cell>
          <table:table-cell table:style-name="ce3" table:formula="of:=([.S43]-[.V43])/[.V43]" office:value-type="percentage" office:value="0.0748340023160124">
            <text:p>7.48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8.100_25-5-5-5_rd_50.txt</text:p>
          </table:table-cell>
          <table:table-cell table:style-name="ce1" office:value-type="string">
            <text:p>true</text:p>
          </table:table-cell>
          <table:table-cell office:value-type="float" office:value="10473.0404">
            <text:p>10473.0404</text:p>
          </table:table-cell>
          <table:table-cell office:value-type="float" office:value="10424.0166">
            <text:p>10424.0166</text:p>
          </table:table-cell>
          <table:table-cell office:value-type="float" office:value="10340.812">
            <text:p>10340.81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66,80,79,78,83,86,89,93,94,126|2,57,152,92,54,55,53,51,48,47,46,74,72,127|3,153,49,58,56,60,62,63,64,61,59,75,77,128|4,82,154,88,87,99,97,71,70,73,84,129|5,38,42,43,44,130|6,131|7,132|8,133|9,104,134|10,106,103,101,96,95,98,135|11,136|12,123,112,115,33,137|13,138|14,102,105,139|15,28,30,32,35,36,34,31,29,113,27,26,140|16,141|17,142|18,143|19,107,108,109,144|20,145|21,146|22,111,121,120,119,118,122,110,147|23,173,45,50,52,40,41,39,37,125,124,148|24,117,149|25,175,68,67,65,69,81,85,76,91,114,116,100,150&gt;</text:p>
          </table:table-cell>
          <table:table-cell table:style-name="ce3" table:formula="of:=([.I44]-[.K44])/[.K44]" office:value-type="percentage" office:value="0.0127870422554824">
            <text:p>1.28%</text:p>
          </table:table-cell>
          <table:table-cell table:style-name="ce3" table:formula="of:=IF([.M44]=0;([.I44]-[.J44])/[.J44];&quot;&quot;)" office:value-type="percentage" office:value="0.00470296641699506">
            <text:p>0.47%</text:p>
          </table:table-cell>
          <table:table-cell office:value-type="float" office:value="11721.164110414">
            <text:p>11721.16411041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21.8432308201">
            <text:p>10321.8432308201</text:p>
          </table:table-cell>
          <table:table-cell table:style-name="ce3" table:formula="of:=([.S44]-[.V44])/[.V44]" office:value-type="percentage" office:value="0.135568894847738">
            <text:p>13.56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8.100_25-5-5-5_rd_70.txt</text:p>
          </table:table-cell>
          <table:table-cell table:style-name="ce1" office:value-type="string">
            <text:p>true</text:p>
          </table:table-cell>
          <table:table-cell office:value-type="float" office:value="10379.8237">
            <text:p>10379.8237</text:p>
          </table:table-cell>
          <table:table-cell office:value-type="float" office:value="10424.0166">
            <text:p>10424.0166</text:p>
          </table:table-cell>
          <table:table-cell office:value-type="float" office:value="10430.493">
            <text:p>10430.49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0,82,79,78,81,83,85,84,126|2,152,30,28,32,35,40,34,31,29,48,47,46,72,127|3,153,68,67,66,65,97,86,70,73,76,75,77,74,128|4,92,154,112,99,87,69,71,93,89,91,94,129|5,130|6,41,131|7,132|8,133|9,134|10,106,103,101,96,95,98,135|11,136|12,38,42,43,44,33,36,39,37,137|13,138|14,139|15,57,58,56,60,62,63,64,61,59,140|16,141|17,104,102,105,142|18,120,143|19,144|20,80,145|21,146|22,111,88,107,147|23,115,173,123,121,119,118,122,125,124,114,116,148|24,117,108,109,110,113,149|25,175,45,49,50,52,54,55,53,51,27,26,100,150&gt;</text:p>
          </table:table-cell>
          <table:table-cell table:style-name="ce3" table:formula="of:=([.I45]-[.K45])/[.K45]" office:value-type="percentage" office:value="-0.00485780489953826">
            <text:p>-0.49%</text:p>
          </table:table-cell>
          <table:table-cell table:style-name="ce3" table:formula="of:=IF([.M45]=0;([.I45]-[.J45])/[.J45];&quot;&quot;)" office:value-type="percentage" office:value="-0.00423952701686987">
            <text:p>-0.42%</text:p>
          </table:table-cell>
          <table:table-cell office:value-type="float" office:value="11927.9319587073">
            <text:p>11927.931958707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96.8094545398">
            <text:p>10396.8094545398</text:p>
          </table:table-cell>
          <table:table-cell table:style-name="ce3" table:formula="of:=([.S45]-[.V45])/[.V45]" office:value-type="percentage" office:value="0.147268497211795">
            <text:p>14.73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8.100_25-5-5-5_rd_90.txt</text:p>
          </table:table-cell>
          <table:table-cell table:style-name="ce1" office:value-type="string">
            <text:p>true</text:p>
          </table:table-cell>
          <table:table-cell office:value-type="float" office:value="10635.4364">
            <text:p>10635.4364</text:p>
          </table:table-cell>
          <table:table-cell office:value-type="float" office:value="10424.0166">
            <text:p>10424.0166</text:p>
          </table:table-cell>
          <table:table-cell office:value-type="float" office:value="10347.8206">
            <text:p>10347.820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88,87,99,97,86,89,126|2,152,49,56,57,71,69,70,73,47,48,46,72,127|3,153,68,67,52,55,35,31,29,76,75,77,74,128|4,92,154,82,80,78,83,85,84,93,91,94,129|5,130|6,41,131|7,157,66,65,79,81,132|8,133|9,104,134|10,106,103,101,96,95,98,110,113,114,116,135|11,136|12,42,43,44,137|13,138|14,102,105,139|15,38,30,58,60,62,63,64,61,59,140|16,141|17,142|18,168,123,121,120,119,117,118,122,143|19,107,108,109,144|20,145|21,146|22,111,147|23,115,112,173,54,40,39,37,34,125,124,148|24,149|25,175,45,50,32,28,33,36,53,51,27,26,100,150&gt;</text:p>
          </table:table-cell>
          <table:table-cell table:style-name="ce3" table:formula="of:=([.I46]-[.K46])/[.K46]" office:value-type="percentage" office:value="0.0277948189399419">
            <text:p>2.78%</text:p>
          </table:table-cell>
          <table:table-cell table:style-name="ce3" table:formula="of:=IF([.M46]=0;([.I46]-[.J46])/[.J46];&quot;&quot;)" office:value-type="percentage" office:value="0.0202819899576906">
            <text:p>2.03%</text:p>
          </table:table-cell>
          <table:table-cell office:value-type="float" office:value="12769.1599891968">
            <text:p>12769.15998919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11.4514987921">
            <text:p>10311.4514987921</text:p>
          </table:table-cell>
          <table:table-cell table:style-name="ce3" table:formula="of:=([.S46]-[.V46])/[.V46]" office:value-type="percentage" office:value="0.238347481020747">
            <text:p>23.83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9.100_25-5-5-5_rd_10.txt</text:p>
          </table:table-cell>
          <table:table-cell table:style-name="ce1" office:value-type="string">
            <text:p>true</text:p>
          </table:table-cell>
          <table:table-cell office:value-type="float" office:value="10375.9501">
            <text:p>10375.9501</text:p>
          </table:table-cell>
          <table:table-cell office:value-type="float" office:value="10235.9695">
            <text:p>10235.9695</text:p>
          </table:table-cell>
          <table:table-cell office:value-type="float" office:value="10186.6067">
            <text:p>10186.606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90,88,87,99,97,86,89,93,94,91,127|3,117,120,119,122,125,124,31,29,27,26,128|4,129|5,130|6,78,81,83,131|7,56,60,132|8,38,158,30,32,42,44,40,37,133|9,159,45,50,49,71,69,70,73,76,75,77,74,72,134|10,52,43,41,39,35,135|11,66,68,136|12,137|13,138|14,164,67,65,57,58,62,54,55,53,51,48,47,46,139|15,140|16,108,166,28,33,34,36,63,64,61,59,100,141|17,115,112,111,107,109,110,118,116,113,114,142|18,121,143|19,169,92,106,103,101,96,95,98,102,104,105,144|20,80,82,79,85,84,145|21,146|22,147|23,148|24,149|25,123,150&gt;</text:p>
          </table:table-cell>
          <table:table-cell table:style-name="ce3" table:formula="of:=([.I47]-[.K47])/[.K47]" office:value-type="percentage" office:value="0.0185874850748876">
            <text:p>1.86%</text:p>
          </table:table-cell>
          <table:table-cell table:style-name="ce3" table:formula="of:=IF([.M47]=0;([.I47]-[.J47])/[.J47];&quot;&quot;)" office:value-type="percentage" office:value="0.0136753631397593">
            <text:p>1.37%</text:p>
          </table:table-cell>
          <table:table-cell office:value-type="float" office:value="10351.3390230036">
            <text:p>10351.339023003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93.7525010027">
            <text:p>10193.7525010027</text:p>
          </table:table-cell>
          <table:table-cell table:style-name="ce3" table:formula="of:=([.S47]-[.V47])/[.V47]" office:value-type="percentage" office:value="0.015459127733916">
            <text:p>1.55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9.100_25-5-5-5_rd_30.txt</text:p>
          </table:table-cell>
          <table:table-cell table:style-name="ce1" office:value-type="string">
            <text:p>true</text:p>
          </table:table-cell>
          <table:table-cell office:value-type="float" office:value="10344.2854">
            <text:p>10344.2854</text:p>
          </table:table-cell>
          <table:table-cell office:value-type="float" office:value="10235.9695">
            <text:p>10235.9695</text:p>
          </table:table-cell>
          <table:table-cell office:value-type="float" office:value="10107.3308">
            <text:p>10107.330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15,112,88,90,87,99,97,86,89,93,91,94,127|3,117,32,34,31,29,122,128|4,61,63,129|5,130|6,78,81,83,131|7,56,60,52,44,64,59,132|8,158,30,28,33,38,36,40,41,39,37,133|9,159,45,49,57,58,62,71,70,73,75,77,74,72,134|10,35,135|11,66,68,136|12,137|13,138|14,164,42,43,50,54,55,53,51,48,47,46,139|15,140|16,166,123,121,120,119,118,125,124,27,26,100,116,141|17,106,103,107,111,110,109,113,114,142|18,143|19,108,169,92,101,96,95,98,102,104,105,144|20,79,80,82,67,65,69,76,85,84,145|21,146|22,147|23,148|24,149|25,150&gt;</text:p>
          </table:table-cell>
          <table:table-cell table:style-name="ce3" table:formula="of:=([.I48]-[.K48])/[.K48]" office:value-type="percentage" office:value="0.0234438354387294">
            <text:p>2.34%</text:p>
          </table:table-cell>
          <table:table-cell table:style-name="ce3" table:formula="of:=IF([.M48]=0;([.I48]-[.J48])/[.J48];&quot;&quot;)" office:value-type="percentage" office:value="0.0105818896783545">
            <text:p>1.06%</text:p>
          </table:table-cell>
          <table:table-cell office:value-type="float" office:value="10920.9397826241">
            <text:p>10920.939782624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73.7641858075">
            <text:p>10173.7641858075</text:p>
          </table:table-cell>
          <table:table-cell table:style-name="ce3" table:formula="of:=([.S48]-[.V48])/[.V48]" office:value-type="percentage" office:value="0.0734414109832557">
            <text:p>7.34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9.100_25-5-5-5_rd_50.txt</text:p>
          </table:table-cell>
          <table:table-cell table:style-name="ce1" office:value-type="string">
            <text:p>true</text:p>
          </table:table-cell>
          <table:table-cell office:value-type="float" office:value="10508.0845">
            <text:p>10508.0845</text:p>
          </table:table-cell>
          <table:table-cell office:value-type="float" office:value="10235.9695">
            <text:p>10235.9695</text:p>
          </table:table-cell>
          <table:table-cell office:value-type="float" office:value="10172.3495">
            <text:p>10172.349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90,88,87,99,97,86,89,93,94,91,127|3,120,119,117,123,41,39,37,31,29,124,128|4,49,154,50,52,54,53,51,55,61,129|5,121,130|6,78,81,83,131|7,56,60,132|8,44,38,158,32,62,63,64,59,100,27,133|9,159,30,28,115,111,109,110,113,114,134|10,35,135|11,68,66,92,136|12,137|13,138|14,164,45,57,58,71,69,70,73,76,75,77,74,72,139|15,140|16,101,108,166,33,34,125,118,102,141|17,103,106,107,96,95,98,105,104,142|18,122,143|19,144|20,79,80,82,67,65,84,85,145|21,146|22,147|23,148|24,149|25,112,175,42,43,40,36,48,47,46,26,116,150&gt;</text:p>
          </table:table-cell>
          <table:table-cell table:style-name="ce3" table:formula="of:=([.I49]-[.K49])/[.K49]" office:value-type="percentage" office:value="0.0330046662277973">
            <text:p>3.30%</text:p>
          </table:table-cell>
          <table:table-cell table:style-name="ce3" table:formula="of:=IF([.M49]=0;([.I49]-[.J49])/[.J49];&quot;&quot;)" office:value-type="percentage" office:value="0.0265841941010084">
            <text:p>2.66%</text:p>
          </table:table-cell>
          <table:table-cell office:value-type="float" office:value="11312.940422931">
            <text:p>11312.9404229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07.3308001871">
            <text:p>10107.3308001871</text:p>
          </table:table-cell>
          <table:table-cell table:style-name="ce3" table:formula="of:=([.S49]-[.V49])/[.V49]" office:value-type="percentage" office:value="0.119280712838804">
            <text:p>11.93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9.100_25-5-5-5_rd_70.txt</text:p>
          </table:table-cell>
          <table:table-cell table:style-name="ce1" office:value-type="string">
            <text:p>true</text:p>
          </table:table-cell>
          <table:table-cell office:value-type="float" office:value="10636.0516">
            <text:p>10636.0516</text:p>
          </table:table-cell>
          <table:table-cell office:value-type="float" office:value="10235.9695">
            <text:p>10235.9695</text:p>
          </table:table-cell>
          <table:table-cell office:value-type="float" office:value="10117.5096">
            <text:p>10117.509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5,152,67,90,88,87,99,97,86,89,93,91,94,127|3,120,119,117,107,109,110,113,124,125,128|4,50,49,54,63,129|5,130|6,65,66,78,81,83,131|7,56,60,132|8,44,38,158,36,34,40,41,39,37,133|9,159,45,52,57,58,62,71,70,73,76,75,77,74,134|10,30,32,35,135|11,68,92,161,96,95,102,114,27,29,100,136|12,137|13,138|14,164,28,42,43,55,53,51,48,47,46,72,139|15,140|16,101,108,166,33,64,61,59,31,26,116,141|17,111,112,106,103,98,104,105,142|18,121,118,122,143|19,144|20,80,82,69,79,85,84,145|21,146|22,147|23,148|24,149|25,123,150&gt;</text:p>
          </table:table-cell>
          <table:table-cell table:style-name="ce3" table:formula="of:=([.I50]-[.K50])/[.K50]" office:value-type="percentage" office:value="0.0512519404972941">
            <text:p>5.13%</text:p>
          </table:table-cell>
          <table:table-cell table:style-name="ce3" table:formula="of:=IF([.M50]=0;([.I50]-[.J50])/[.J50];&quot;&quot;)" office:value-type="percentage" office:value="0.0390859019265348">
            <text:p>3.91%</text:p>
          </table:table-cell>
          <table:table-cell office:value-type="float" office:value="11308.7694049319">
            <text:p>11308.769404931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97.925503632">
            <text:p>10197.925503632</text:p>
          </table:table-cell>
          <table:table-cell table:style-name="ce3" table:formula="of:=([.S50]-[.V50])/[.V50]" office:value-type="percentage" office:value="0.108928418912682">
            <text:p>10.89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9.100_25-5-5-5_rd_90.txt</text:p>
          </table:table-cell>
          <table:table-cell table:style-name="ce1" office:value-type="string">
            <text:p>true</text:p>
          </table:table-cell>
          <table:table-cell office:value-type="float" office:value="10370.4897">
            <text:p>10370.4897</text:p>
          </table:table-cell>
          <table:table-cell office:value-type="float" office:value="10235.9695">
            <text:p>10235.9695</text:p>
          </table:table-cell>
          <table:table-cell office:value-type="float" office:value="10103.3864">
            <text:p>10103.3864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126|2,152,56,57,58,62,71,97,89,93,94,91,127|3,111,115,108,107,117,122,125,124,29,27,153,100,128|4,63,60,61,129|5,130|6,81,83,78,131|7,38,44,33,157,32,34,64,59,132|8,133|9,45,50,52,159,65,69,70,73,76,75,77,74,72,134|10,35,135|11,92,88,66,68,136|12,137|13,138|14,164,28,30,42,43,40,41,39,37,48,47,46,139|15,80,140|16,166,120,119,121,123,118,105,102,141|17,103,106,96,95,98,104,109,110,113,114,116,142|18,143|19,144|20,79,82,67,87,99,86,84,85,145|21,146|22,147|23,148|24,101,149|25,112,175,49,54,55,53,51,36,31,26,150&gt;</text:p>
          </table:table-cell>
          <table:table-cell table:style-name="ce3" table:formula="of:=([.I51]-[.K51])/[.K51]" office:value-type="percentage" office:value="0.0264370072988598">
            <text:p>2.64%</text:p>
          </table:table-cell>
          <table:table-cell table:style-name="ce3" table:formula="of:=IF([.M51]=0;([.I51]-[.J51])/[.J51];&quot;&quot;)">
            <text:p/>
          </table:table-cell>
          <table:table-cell office:value-type="float" office:value="11015.1551121529">
            <text:p>11015.155112152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86.4226044235">
            <text:p>10186.4226044235</text:p>
          </table:table-cell>
          <table:table-cell table:style-name="ce3" table:formula="of:=([.S51]-[.V51])/[.V51]" office:value-type="percentage" office:value="0.0813565802158617">
            <text:p>8.14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1.100_25-5-5-5_rd_10.txt</text:p>
          </table:table-cell>
          <table:table-cell table:style-name="ce1" office:value-type="string">
            <text:p>true</text:p>
          </table:table-cell>
          <table:table-cell office:value-type="float" office:value="11215.6515">
            <text:p>11215.6515</text:p>
          </table:table-cell>
          <table:table-cell office:value-type="float" office:value="11682.8421">
            <text:p>11682.8421</text:p>
          </table:table-cell>
          <table:table-cell office:value-type="float" office:value="10435.9713">
            <text:p>10435.971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54,92,88,99,97,86,89,91,94,56,120,123,32,28,29,114,116,113,109,108,107,110,101,96,95,98,105,104,129|5,130|6,131|7,132|8,36,35,33,158,46,133|9,47,49,134|10,135|11,136|12,137|13,163,118,30,100,27,26,124,125,122,117,119,138|14,39,37,40,42,38,50,34,139|15,140|16,141|17,66,167,103,102,112,115,142|18,168,45,87,52,55,54,31,57,58,93,90,74,64,61,59,53,51,48,111,65,69,71,70,76,75,77,72,68,67,73,121,143|19,144|20,106,145|21,146|22,147|23,43,44,41,148|24,149|25,175,60,62,63,80,79,78,81,83,85,84,82,150&gt;</text:p>
          </table:table-cell>
          <table:table-cell table:style-name="ce3" table:formula="of:=([.I52]-[.K52])/[.K52]" office:value-type="percentage" office:value="0.0747108417210769">
            <text:p>7.47%</text:p>
          </table:table-cell>
          <table:table-cell table:style-name="ce3" table:formula="of:=IF([.M52]=0;([.I52]-[.J52])/[.J52];&quot;&quot;)" office:value-type="percentage" office:value="-0.0399894645498975">
            <text:p>-4.00%</text:p>
          </table:table-cell>
          <table:table-cell office:value-type="float" office:value="11983.3631729188">
            <text:p>11983.363172918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00.8644298944">
            <text:p>10500.8644298944</text:p>
          </table:table-cell>
          <table:table-cell table:style-name="ce3" table:formula="of:=([.S52]-[.V52])/[.V52]" office:value-type="percentage" office:value="0.141178733705384">
            <text:p>14.12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1.100_25-5-5-5_rd_30.txt</text:p>
          </table:table-cell>
          <table:table-cell table:style-name="ce1" office:value-type="string">
            <text:p>true</text:p>
          </table:table-cell>
          <table:table-cell office:value-type="float" office:value="11763.1395">
            <text:p>11763.1395</text:p>
          </table:table-cell>
          <table:table-cell office:value-type="float" office:value="11682.8421">
            <text:p>11682.8421</text:p>
          </table:table-cell>
          <table:table-cell office:value-type="float" office:value="10376.218">
            <text:p>10376.21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4,31,57,58,56,60,120,123,32,28,29,114,116,113,111,108,107,39,40,42,38,50,34,36,35,33,46,126|2,127|3,128|4,129|5,130|6,131|7,96,95,132|8,30,158,88,26,133|9,47,45,49,55,134|10,135|11,136|12,105,137|13,109,138|14,164,72,68,67,66,73,121,112,115,139|15,110,101,140|16,141|17,142|18,168,92,87,99,97,86,89,91,94,93,90,74,62,64,61,59,53,51,48,43,44,41,143|19,122,117,119,144|20,170,80,79,78,81,83,85,84,82,65,69,71,70,76,75,77,98,104,106,103,102,145|21,63,146|22,37,147|23,118,100,27,124,125,148|24,149|25,150&gt;</text:p>
          </table:table-cell>
          <table:table-cell table:style-name="ce3" table:formula="of:=([.I53]-[.K53])/[.K53]" office:value-type="percentage" office:value="0.133663488951369">
            <text:p>13.37%</text:p>
          </table:table-cell>
          <table:table-cell table:style-name="ce3" table:formula="of:=IF([.M53]=0;([.I53]-[.J53])/[.J53];&quot;&quot;)" office:value-type="percentage" office:value="0.00687310496133466">
            <text:p>0.69%</text:p>
          </table:table-cell>
          <table:table-cell office:value-type="float" office:value="12089.3098477646">
            <text:p>12089.309847764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24.428992594">
            <text:p>10324.428992594</text:p>
          </table:table-cell>
          <table:table-cell table:style-name="ce3" table:formula="of:=([.S53]-[.V53])/[.V53]" office:value-type="percentage" office:value="0.170942224159476">
            <text:p>17.09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1.100_25-5-5-5_rd_50.txt</text:p>
          </table:table-cell>
          <table:table-cell table:style-name="ce1" office:value-type="string">
            <text:p>true</text:p>
          </table:table-cell>
          <table:table-cell office:value-type="float" office:value="13777.5862">
            <text:p>13777.5862</text:p>
          </table:table-cell>
          <table:table-cell office:value-type="float" office:value="11682.8421">
            <text:p>11682.8421</text:p>
          </table:table-cell>
          <table:table-cell office:value-type="float" office:value="10381.4965">
            <text:p>10381.496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80,79,78,81,83,85,84,82,65,69,71,70,76,75,77,50,34,36,35,33,46,126|2,127|3,128|4,154,105,129|5,89,91,94,93,90,74,130|6,131|7,132|8,158,120,123,32,28,29,114,133|9,47,49,134|10,135|11,136|12,162,92,88,87,99,97,86,137|13,163,118,30,27,26,124,125,122,117,119,138|14,37,40,42,38,164,72,68,67,66,73,121,112,115,139|15,110,140|16,141|17,142|18,45,100,52,168,55,54,31,57,58,56,60,62,64,61,59,53,51,48,43,44,41,143|19,144|20,170,116,113,109,111,108,107,39,101,96,95,98,104,106,103,102,145|21,63,146|22,147|23,148|24,149|25,150&gt;</text:p>
          </table:table-cell>
          <table:table-cell table:style-name="ce3" table:formula="of:=([.I54]-[.K54])/[.K54]" office:value-type="percentage" office:value="0.327129108987322">
            <text:p>32.71%</text:p>
          </table:table-cell>
          <table:table-cell table:style-name="ce3" table:formula="of:=IF([.M54]=0;([.I54]-[.J54])/[.J54];&quot;&quot;)" office:value-type="percentage" office:value="0.17930089973569">
            <text:p>17.93%</text:p>
          </table:table-cell>
          <table:table-cell office:value-type="float" office:value="12851.8869617564">
            <text:p>12851.886961756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48.4232656706">
            <text:p>10348.4232656706</text:p>
          </table:table-cell>
          <table:table-cell table:style-name="ce3" table:formula="of:=([.S54]-[.V54])/[.V54]" office:value-type="percentage" office:value="0.24191740440215">
            <text:p>24.19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1.100_25-5-5-5_rd_70.txt</text:p>
          </table:table-cell>
          <table:table-cell table:style-name="ce1" office:value-type="string">
            <text:p>true</text:p>
          </table:table-cell>
          <table:table-cell office:value-type="float" office:value="12777.2694">
            <text:p>12777.2694</text:p>
          </table:table-cell>
          <table:table-cell office:value-type="float" office:value="11682.8421">
            <text:p>11682.8421</text:p>
          </table:table-cell>
          <table:table-cell office:value-type="float" office:value="10335.1543">
            <text:p>10335.154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31,57,58,56,60,62,63,126|2,127|3,128|4,154,120,123,32,28,29,114,116,113,109,82,108,107,110,101,96,95,98,105,104,103,102,129|5,106,130|6,131|7,132|8,36,35,33,158,46,133|9,47,49,134|10,135|11,136|12,137|13,163,92,87,100,27,26,124,125,122,117,119,138|14,39,37,40,42,38,50,34,164,67,66,73,121,112,115,139|15,111,140|16,141|17,142|18,118,168,45,52,55,54,86,89,91,94,93,90,74,64,61,59,53,51,48,65,69,71,70,76,75,77,72,68,143|19,144|20,170,30,88,99,97,145|21,146|22,147|23,43,44,41,148|24,149|25,175,80,79,78,81,83,85,84,150&gt;</text:p>
          </table:table-cell>
          <table:table-cell table:style-name="ce3" table:formula="of:=([.I55]-[.K55])/[.K55]" office:value-type="percentage" office:value="0.236292079354829">
            <text:p>23.63%</text:p>
          </table:table-cell>
          <table:table-cell table:style-name="ce3" table:formula="of:=IF([.M55]=0;([.I55]-[.J55])/[.J55];&quot;&quot;)" office:value-type="percentage" office:value="0.0936781727110734">
            <text:p>9.37%</text:p>
          </table:table-cell>
          <table:table-cell office:value-type="float" office:value="14006.3219430469">
            <text:p>14006.321943046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504.2367735993">
            <text:p>10504.2367735993</text:p>
          </table:table-cell>
          <table:table-cell table:style-name="ce3" table:formula="of:=([.S55]-[.V55])/[.V55]" office:value-type="percentage" office:value="0.333397394301851">
            <text:p>33.34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1.100_25-5-5-5_rd_90.txt</text:p>
          </table:table-cell>
          <table:table-cell table:style-name="ce1" office:value-type="string">
            <text:p>true</text:p>
          </table:table-cell>
          <table:table-cell office:value-type="float" office:value="16179.7729">
            <text:p>16179.7729</text:p>
          </table:table-cell>
          <table:table-cell office:value-type="float" office:value="11682.8421">
            <text:p>11682.8421</text:p>
          </table:table-cell>
          <table:table-cell office:value-type="float" office:value="10259.7502">
            <text:p>10259.750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4,31,57,58,56,60,120,123,32,28,29,114,116,113,111,65,69,71,70,76,75,77,68,104,106,103,102,112,126|2,127|3,128|4,154,109,108,107,110,101,96,95,98,105,129|5,130|6,131|7,132|8,158,34,36,35,33,46,133|9,47,45,49,55,134|10,135|11,136|12,100,162,52,99,97,86,89,91,94,137|13,163,118,30,27,26,124,125,122,117,119,138|14,39,37,40,42,38,50,72,67,66,73,164,121,115,139|15,165,92,88,87,140|16,141|17,142|18,93,90,74,64,61,59,53,51,143|19,144|20,145|21,48,146|22,147|23,43,44,41,148|24,149|25,175,62,63,80,79,78,81,83,85,84,82,150&gt;</text:p>
          </table:table-cell>
          <table:table-cell table:style-name="ce3" table:formula="of:=([.I56]-[.K56])/[.K56]" office:value-type="percentage" office:value="0.577014311712969">
            <text:p>57.70%</text:p>
          </table:table-cell>
          <table:table-cell table:style-name="ce3" table:formula="of:=IF([.M56]=0;([.I56]-[.J56])/[.J56];&quot;&quot;)" office:value-type="percentage" office:value="0.38491753646144">
            <text:p>38.49%</text:p>
          </table:table-cell>
          <table:table-cell office:value-type="float" office:value="16144.3794296532">
            <text:p>16144.379429653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82.4073600402">
            <text:p>10382.4073600402</text:p>
          </table:table-cell>
          <table:table-cell table:style-name="ce3" table:formula="of:=([.S56]-[.V56])/[.V56]" office:value-type="percentage" office:value="0.554974570906318">
            <text:p>55.50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2.100_25-5-5-5_rd_10.txt</text:p>
          </table:table-cell>
          <table:table-cell table:style-name="ce1" office:value-type="string">
            <text:p>true</text:p>
          </table:table-cell>
          <table:table-cell office:value-type="float" office:value="13127.7668">
            <text:p>13127.7668</text:p>
          </table:table-cell>
          <table:table-cell office:value-type="float" office:value="10580.3157">
            <text:p>10580.3157</text:p>
          </table:table-cell>
          <table:table-cell office:value-type="float" office:value="10164.8616">
            <text:p>10164.861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28,32,29,114,116,113,109,129|5,130|6,156,72,68,67,66,35,33,46,131|7,30,34,36,132|8,158,92,88,99,133|9,159,39,134|10,49,135|11,87,136|12,125,122,117,119,120,137|13,163,45,47,52,55,54,31,57,58,94,93,90,97,121,78,81,83,85,84,82,65,69,110,101,96,95,98,105,104,106,103,102,112,115,138|14,139|15,71,70,77,76,140|16,141|17,74,80,79,142|18,143|19,144|20,86,89,91,145|21,171,118,100,27,26,124,123,73,75,56,60,62,63,64,61,59,53,51,48,43,44,41,37,40,42,38,50,146|22,147|23,148|24,149|25,111,108,150&gt;</text:p>
          </table:table-cell>
          <table:table-cell table:style-name="ce3" table:formula="of:=([.I57]-[.K57])/[.K57]" office:value-type="percentage" office:value="0.291485050814661">
            <text:p>29.15%</text:p>
          </table:table-cell>
          <table:table-cell table:style-name="ce3" table:formula="of:=IF([.M57]=0;([.I57]-[.J57])/[.J57];&quot;&quot;)" office:value-type="percentage" office:value="0.240772692633359">
            <text:p>24.08%</text:p>
          </table:table-cell>
          <table:table-cell office:value-type="float" office:value="10350.2780211978">
            <text:p>10350.278021197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13.1605698977">
            <text:p>10113.1605698977</text:p>
          </table:table-cell>
          <table:table-cell table:style-name="ce3" table:formula="of:=([.S57]-[.V57])/[.V57]" office:value-type="percentage" office:value="0.0234464240591504">
            <text:p>2.34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2.100_25-5-5-5_rd_30.txt</text:p>
          </table:table-cell>
          <table:table-cell table:style-name="ce1" office:value-type="string">
            <text:p>true</text:p>
          </table:table-cell>
          <table:table-cell office:value-type="float" office:value="11427.2327">
            <text:p>11427.2327</text:p>
          </table:table-cell>
          <table:table-cell office:value-type="float" office:value="10580.3157">
            <text:p>10580.3157</text:p>
          </table:table-cell>
          <table:table-cell office:value-type="float" office:value="10180.4529">
            <text:p>10180.452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6,128|4,107,28,29,114,116,113,109,111,129|5,130|6,156,73,71,70,76,75,77,72,68,67,66,131|7,115,132|8,92,158,118,30,100,133|9,134|10,36,35,135|11,88,161,87,99,136|12,125,122,117,119,120,137|13,163,138|14,164,45,47,49,52,55,54,31,91,94,93,90,97,121,78,81,83,85,82,65,69,41,39,40,42,38,50,34,106,103,102,112,139|15,140|16,166,108,110,101,95,98,105,104,141|17,74,80,79,84,142|18,143|19,144|20,86,89,145|21,46,171,56,37,124,123,32,26,27,60,62,63,64,61,59,53,51,48,43,44,146|22,57,58,147|23,33,148|24,149|25,150&gt;</text:p>
          </table:table-cell>
          <table:table-cell table:style-name="ce3" table:formula="of:=([.I58]-[.K58])/[.K58]" office:value-type="percentage" office:value="0.122468009257231">
            <text:p>12.25%</text:p>
          </table:table-cell>
          <table:table-cell table:style-name="ce3" table:formula="of:=IF([.M58]=0;([.I58]-[.J58])/[.J58];&quot;&quot;)" office:value-type="percentage" office:value="0.0800464772520919">
            <text:p>8.00%</text:p>
          </table:table-cell>
          <table:table-cell office:value-type="float" office:value="13460.3414789405">
            <text:p>13460.341478940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70.8125458915">
            <text:p>10170.8125458915</text:p>
          </table:table-cell>
          <table:table-cell table:style-name="ce3" table:formula="of:=([.S58]-[.V58])/[.V58]" office:value-type="percentage" office:value="0.323428331630968">
            <text:p>32.34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2.100_25-5-5-5_rd_50.txt</text:p>
          </table:table-cell>
          <table:table-cell table:style-name="ce1" office:value-type="string">
            <text:p>true</text:p>
          </table:table-cell>
          <table:table-cell office:value-type="float" office:value="12664.7632">
            <text:p>12664.7632</text:p>
          </table:table-cell>
          <table:table-cell office:value-type="float" office:value="10580.3157">
            <text:p>10580.3157</text:p>
          </table:table-cell>
          <table:table-cell office:value-type="float" office:value="10040.0185">
            <text:p>10040.018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129|5,29,130|6,156,118,30,100,27,26,124,123,131|7,115,132|8,133|9,159,45,47,52,55,54,134|10,36,35,135|11,88,161,49,87,99,136|12,125,122,117,137|13,163,119,51,120,110,84,114,113,109,111,43,44,41,39,40,42,38,50,34,67,66,33,138|14,164,80,78,81,83,85,82,65,69,71,70,101,96,95,98,105,104,106,103,102,112,139|15,76,140|16,166,73,56,77,86,89,91,94,93,90,74,141|17,79,142|18,143|19,144|20,92,145|21,46,171,97,121,108,28,32,116,75,60,62,63,64,61,59,53,48,37,146|22,31,57,58,147|23,72,68,148|24,149|25,150&gt;</text:p>
          </table:table-cell>
          <table:table-cell table:style-name="ce3" table:formula="of:=([.I59]-[.K59])/[.K59]" office:value-type="percentage" office:value="0.261428273264636">
            <text:p>26.14%</text:p>
          </table:table-cell>
          <table:table-cell table:style-name="ce3" table:formula="of:=IF([.M59]=0;([.I59]-[.J59])/[.J59];&quot;&quot;)" office:value-type="percentage" office:value="0.197011843417867">
            <text:p>19.70%</text:p>
          </table:table-cell>
          <table:table-cell office:value-type="float" office:value="13410.2084654368">
            <text:p>13410.20846543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44.1656252564">
            <text:p>10044.1656252564</text:p>
          </table:table-cell>
          <table:table-cell table:style-name="ce3" table:formula="of:=([.S59]-[.V59])/[.V59]" office:value-type="percentage" office:value="0.33512418709189">
            <text:p>33.51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2.100_25-5-5-5_rd_70.txt</text:p>
          </table:table-cell>
          <table:table-cell table:style-name="ce1" office:value-type="string">
            <text:p>true</text:p>
          </table:table-cell>
          <table:table-cell office:value-type="float" office:value="14506.3716">
            <text:p>14506.3716</text:p>
          </table:table-cell>
          <table:table-cell office:value-type="float" office:value="10580.3157">
            <text:p>10580.3157</text:p>
          </table:table-cell>
          <table:table-cell office:value-type="float" office:value="10050.8904">
            <text:p>10050.890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110,129|5,130|6,156,100,32,28,123,124,125,122,120,116,121,97,74,80,79,78,81,83,85,84,65,69,71,70,76,75,77,72,68,67,66,131|7,117,132|8,92,88,133|9,159,45,134|10,118,47,49,135|11,161,94,93,90,136|12,44,41,39,37,30,42,38,50,34,36,35,33,137|13,29,114,163,27,113,109,111,26,119,108,101,96,95,98,105,104,106,103,102,112,115,138|14,139|15,140|16,166,46,53,51,48,73,82,141|17,142|18,143|19,169,40,144|20,86,89,91,145|21,43,146|22,87,99,172,52,55,54,31,57,58,60,62,63,64,61,56,147|23,59,148|24,149|25,150&gt;</text:p>
          </table:table-cell>
          <table:table-cell table:style-name="ce3" table:formula="of:=([.I60]-[.K60])/[.K60]" office:value-type="percentage" office:value="0.443292188321942">
            <text:p>44.33%</text:p>
          </table:table-cell>
          <table:table-cell table:style-name="ce3" table:formula="of:=IF([.M60]=0;([.I60]-[.J60])/[.J60];&quot;&quot;)" office:value-type="percentage" office:value="0.3710717157523">
            <text:p>37.11%</text:p>
          </table:table-cell>
          <table:table-cell office:value-type="float" office:value="12489.5123455077">
            <text:p>12489.512345507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25.5959084792">
            <text:p>10125.5959084792</text:p>
          </table:table-cell>
          <table:table-cell table:style-name="ce3" table:formula="of:=([.S60]-[.V60])/[.V60]" office:value-type="percentage" office:value="0.233459488053338">
            <text:p>23.35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2.100_25-5-5-5_rd_90.txt</text:p>
          </table:table-cell>
          <table:table-cell table:style-name="ce1" office:value-type="string">
            <text:p>true</text:p>
          </table:table-cell>
          <table:table-cell office:value-type="float" office:value="10381.8039">
            <text:p>10381.8039</text:p>
          </table:table-cell>
          <table:table-cell office:value-type="float" office:value="10580.3157">
            <text:p>10580.3157</text:p>
          </table:table-cell>
          <table:table-cell office:value-type="float" office:value="10139.6285">
            <text:p>10139.628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110,129|5,130|6,156,118,30,100,32,123,124,125,37,56,60,62,63,64,61,59,53,113,109,111,28,26,27,40,42,38,50,36,35,33,131|7,115,132|8,158,92,88,99,133|9,159,34,134|10,135|11,87,136|12,122,117,119,120,137|13,163,45,47,49,52,55,54,46,91,94,93,90,97,84,78,81,83,85,51,44,41,39,101,96,95,98,105,104,106,103,102,112,116,138|14,139|15,82,140|16,121,141|17,74,80,79,142|18,143|19,144|20,86,89,145|21,43,171,65,69,71,70,76,75,77,72,68,67,66,73,146|22,31,57,58,147|23,48,148|24,149|25,29,114,108,150&gt;</text:p>
          </table:table-cell>
          <table:table-cell table:style-name="ce3" table:formula="of:=([.I61]-[.K61])/[.K61]" office:value-type="percentage" office:value="0.023884050584299">
            <text:p>2.39%</text:p>
          </table:table-cell>
          <table:table-cell table:style-name="ce3" table:formula="of:=IF([.M61]=0;([.I61]-[.J61])/[.J61];&quot;&quot;)" office:value-type="percentage" office:value="-0.0187623702003522">
            <text:p>-1.88%</text:p>
          </table:table-cell>
          <table:table-cell office:value-type="float" office:value="17216.7061585465">
            <text:p>17216.706158546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20.0343999239">
            <text:p>10220.0343999239</text:p>
          </table:table-cell>
          <table:table-cell table:style-name="ce3" table:formula="of:=([.S61]-[.V61])/[.V61]" office:value-type="percentage" office:value="0.684603542887759">
            <text:p>68.46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3.100_25-5-5-5_rd_10.txt</text:p>
          </table:table-cell>
          <table:table-cell table:style-name="ce1" office:value-type="string">
            <text:p>true</text:p>
          </table:table-cell>
          <table:table-cell office:value-type="float" office:value="10424.2445">
            <text:p>10424.2445</text:p>
          </table:table-cell>
          <table:table-cell office:value-type="float" office:value="10662.5462">
            <text:p>10662.5462</text:p>
          </table:table-cell>
          <table:table-cell office:value-type="float" office:value="10139.4415">
            <text:p>10139.441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26|2,124,125,122,117,120,32,127|3,128|4,129|5,155,43,30,27,26,100,46,77,75,76,88,115,116,29,123,119,28,113,109,130|6,66,131|7,132|8,67,133|9,159,134|10,135|11,136|12,137|13,48,138|14,139|15,47,165,92,87,99,97,86,89,91,94,93,90,74,80,79,78,81,85,140|16,141|17,142|18,118,143|19,169,45,49,52,55,54,31,57,58,56,60,62,63,64,61,144|20,170,101,98,95,105,104,103,102,108,145|21,83,84,146|22,172,73,68,71,72,59,53,51,41,39,37,114,111,107,110,96,106,121,82,65,69,70,40,44,42,38,50,34,36,35,33,147|23,148|24,149|25,150&gt;</text:p>
          </table:table-cell>
          <table:table-cell table:style-name="ce3" table:formula="of:=([.I62]-[.K62])/[.K62]" office:value-type="percentage" office:value="0.0280886279584531">
            <text:p>2.81%</text:p>
          </table:table-cell>
          <table:table-cell table:style-name="ce3" table:formula="of:=IF([.M62]=0;([.I62]-[.J62])/[.J62];&quot;&quot;)" office:value-type="percentage" office:value="-0.0223494178154182">
            <text:p>-2.23%</text:p>
          </table:table-cell>
          <table:table-cell office:value-type="float" office:value="10257.6089054563">
            <text:p>10257.608905456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33.2361920403">
            <text:p>10133.2361920403</text:p>
          </table:table-cell>
          <table:table-cell table:style-name="ce3" table:formula="of:=([.S62]-[.V62])/[.V62]" office:value-type="percentage" office:value="0.0122737406943731">
            <text:p>1.23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3.100_25-5-5-5_rd_30.txt</text:p>
          </table:table-cell>
          <table:table-cell table:style-name="ce1" office:value-type="string">
            <text:p>true</text:p>
          </table:table-cell>
          <table:table-cell office:value-type="float" office:value="12882.2891">
            <text:p>12882.2891</text:p>
          </table:table-cell>
          <table:table-cell office:value-type="float" office:value="10662.5462">
            <text:p>10662.5462</text:p>
          </table:table-cell>
          <table:table-cell office:value-type="float" office:value="10092.163">
            <text:p>10092.16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12,126|2,103,102,127|3,128|4,129|5,155,92,88,87,99,97,86,89,91,94,93,130|6,90,74,131|7,132|8,158,67,66,133|9,70,101,134|10,135|11,136|12,137|13,138|14,139|15,79,65,69,140|16,141|17,142|18,143|19,169,45,49,52,55,54,31,59,58,57,56,60,62,63,64,61,144|20,118,47,170,100,123,124,125,122,120,117,119,145|21,84,146|22,46,172,71,80,82,81,83,85,53,48,51,44,41,39,37,40,42,38,50,34,36,35,33,147|23,173,30,27,73,68,72,75,76,77,43,26,32,28,29,114,116,115,113,109,111,108,107,110,106,96,95,98,105,104,148|24,149|25,78,150&gt;</text:p>
          </table:table-cell>
          <table:table-cell table:style-name="ce3" table:formula="of:=([.I63]-[.K63])/[.K63]" office:value-type="percentage" office:value="0.276464629039384">
            <text:p>27.65%</text:p>
          </table:table-cell>
          <table:table-cell table:style-name="ce3" table:formula="of:=IF([.M63]=0;([.I63]-[.J63])/[.J63];&quot;&quot;)" office:value-type="percentage" office:value="0.208181316016244">
            <text:p>20.82%</text:p>
          </table:table-cell>
          <table:table-cell office:value-type="float" office:value="12454.5675912113">
            <text:p>12454.567591211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67.6302088387">
            <text:p>10167.6302088387</text:p>
          </table:table-cell>
          <table:table-cell table:style-name="ce3" table:formula="of:=([.S63]-[.V63])/[.V63]" office:value-type="percentage" office:value="0.224923343532356">
            <text:p>22.49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3.100_25-5-5-5_rd_50.txt</text:p>
          </table:table-cell>
          <table:table-cell table:style-name="ce1" office:value-type="string">
            <text:p>true</text:p>
          </table:table-cell>
          <table:table-cell office:value-type="float" office:value="17948.2373">
            <text:p>17948.2373</text:p>
          </table:table-cell>
          <table:table-cell office:value-type="float" office:value="10662.5462">
            <text:p>10662.5462</text:p>
          </table:table-cell>
          <table:table-cell office:value-type="float" office:value="10246.8435">
            <text:p>10246.843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01,126|2,95,98,105,104,103,102,127|3,128|4,129|5,155,92,88,87,99,97,86,89,91,94,93,75,76,57,64,61,53,51,48,46,130|6,90,74,80,131|7,36,33,132|8,158,67,66,133|9,159,47,45,52,54,72,77,31,59,58,60,62,63,56,134|10,135|11,136|12,137|13,35,138|14,164,73,71,65,69,68,70,49,40,42,38,50,34,44,139|15,82,85,79,140|16,141|17,142|18,112,143|19,144|20,123,170,118,27,26,124,125,122,120,117,119,145|21,84,81,83,146|22,55,147|23,173,30,43,41,39,37,100,114,116,115,111,108,107,29,32,28,113,109,110,106,96,148|24,149|25,78,150&gt;</text:p>
          </table:table-cell>
          <table:table-cell table:style-name="ce3" table:formula="of:=([.I64]-[.K64])/[.K64]" office:value-type="percentage" office:value="0.751586944799147">
            <text:p>75.16%</text:p>
          </table:table-cell>
          <table:table-cell table:style-name="ce3" table:formula="of:=IF([.M64]=0;([.I64]-[.J64])/[.J64];&quot;&quot;)" office:value-type="percentage" office:value="0.683297494176391">
            <text:p>68.33%</text:p>
          </table:table-cell>
          <table:table-cell office:value-type="float" office:value="14673.6904222696">
            <text:p>14673.69042226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38.0638333751">
            <text:p>10138.0638333751</text:p>
          </table:table-cell>
          <table:table-cell table:style-name="ce3" table:formula="of:=([.S64]-[.V64])/[.V64]" office:value-type="percentage" office:value="0.447385877958567">
            <text:p>44.74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3.100_25-5-5-5_rd_70.txt</text:p>
          </table:table-cell>
          <table:table-cell table:style-name="ce1" office:value-type="string">
            <text:p>true</text:p>
          </table:table-cell>
          <table:table-cell office:value-type="float" office:value="11868.4911">
            <text:p>11868.4911</text:p>
          </table:table-cell>
          <table:table-cell office:value-type="float" office:value="10662.5462">
            <text:p>10662.5462</text:p>
          </table:table-cell>
          <table:table-cell office:value-type="float" office:value="10140.9983">
            <text:p>10140.998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26|2,95,98,105,104,103,102,127|3,128|4,129|5,155,92,88,87,99,97,86,89,91,94,130|6,90,74,131|7,157,67,66,33,132|8,70,133|9,159,73,68,72,30,27,124,134|10,119,120,123,114,100,125,122,117,135|11,136|12,137|13,48,138|14,164,115,32,41,44,51,53,59,57,46,121,106,96,110,107,108,113,111,65,69,101,40,42,38,50,34,36,35,139|15,93,71,82,80,79,85,78,140|16,29,28,26,116,109,141|17,142|18,143|19,76,75,77,45,43,169,31,54,58,60,62,63,64,61,56,144|20,145|21,84,81,83,146|22,118,172,47,49,52,55,37,39,147|23,148|24,149|25,150&gt;</text:p>
          </table:table-cell>
          <table:table-cell table:style-name="ce3" table:formula="of:=([.I65]-[.K65])/[.K65]" office:value-type="percentage" office:value="0.170347410471413">
            <text:p>17.03%</text:p>
          </table:table-cell>
          <table:table-cell table:style-name="ce3" table:formula="of:=IF([.M65]=0;([.I65]-[.J65])/[.J65];&quot;&quot;)" office:value-type="percentage" office:value="0.113101024593919">
            <text:p>11.31%</text:p>
          </table:table-cell>
          <table:table-cell office:value-type="float" office:value="13382.8841097414">
            <text:p>13382.884109741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07.5747113386">
            <text:p>10107.5747113386</text:p>
          </table:table-cell>
          <table:table-cell table:style-name="ce3" table:formula="of:=([.S65]-[.V65])/[.V65]" office:value-type="percentage" office:value="0.32404503473307">
            <text:p>32.40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3.100_25-5-5-5_rd_90.txt</text:p>
          </table:table-cell>
          <table:table-cell table:style-name="ce1" office:value-type="string">
            <text:p>true</text:p>
          </table:table-cell>
          <table:table-cell office:value-type="float" office:value="12155.5168">
            <text:p>12155.5168</text:p>
          </table:table-cell>
          <table:table-cell office:value-type="float" office:value="10662.5462">
            <text:p>10662.5462</text:p>
          </table:table-cell>
          <table:table-cell office:value-type="float" office:value="10076.0409">
            <text:p>10076.04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26|2,108,111,116,114,32,124,125,122,117,127|3,104,103,102,128|4,129|5,118,155,92,87,99,97,86,89,88,100,27,26,123,120,119,29,83,113,109,107,110,106,101,96,95,98,105,121,115,28,30,130|6,91,94,93,90,74,131|7,132|8,49,158,67,66,133|9,70,134|10,135|11,136|12,137|13,48,138|14,164,65,69,59,53,51,40,42,38,50,34,36,35,33,139|15,79,85,82,45,37,39,41,44,43,54,71,80,140|16,141|17,142|18,143|19,169,73,68,72,75,76,77,31,57,58,60,62,63,64,61,56,144|20,145|21,84,146|22,46,172,47,52,55,147|23,148|24,149|25,78,81,150&gt;</text:p>
          </table:table-cell>
          <table:table-cell table:style-name="ce3" table:formula="of:=([.I66]-[.K66])/[.K66]" office:value-type="percentage" office:value="0.20637827105287">
            <text:p>20.64%</text:p>
          </table:table-cell>
          <table:table-cell table:style-name="ce3" table:formula="of:=IF([.M66]=0;([.I66]-[.J66])/[.J66];&quot;&quot;)" office:value-type="percentage" office:value="0.140020082632795">
            <text:p>14.00%</text:p>
          </table:table-cell>
          <table:table-cell office:value-type="float" office:value="11847.6891411255">
            <text:p>11847.689141125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10.1980304705">
            <text:p>10110.1980304705</text:p>
          </table:table-cell>
          <table:table-cell table:style-name="ce3" table:formula="of:=([.S66]-[.V66])/[.V66]" office:value-type="percentage" office:value="0.17185529951229">
            <text:p>17.19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4.100_25-5-5-5_rd_10.txt</text:p>
          </table:table-cell>
          <table:table-cell table:style-name="ce1" office:value-type="string">
            <text:p>true</text:p>
          </table:table-cell>
          <table:table-cell office:value-type="float" office:value="11851.8009">
            <text:p>11851.8009</text:p>
          </table:table-cell>
          <table:table-cell office:value-type="float" office:value="10331.9935">
            <text:p>10331.9935</text:p>
          </table:table-cell>
          <table:table-cell office:value-type="float" office:value="9964.1397">
            <text:p>9964.139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152,29,111,108,107,109,113,116,37,39,41,44,40,38,42,43,51,53,64,61,59,49,127|3,153,88,94,91,93,90,80,78,85,65,76,75,77,56,60,62,58,57,31,54,55,52,46,47,45,72,70,128|4,48,129|5,130|6,89,92,87,99,86,74,131|7,101,106,98,105,104,110,132|8,50,34,36,35,33,114,28,123,133|9,96,95,134|10,135|11,136|12,137|13,138|14,139|15,140|16,141|17,102,112,142|18,143|19,144|20,63,145|21,146|22,147|23,173,118,30,100,27,26,124,125,122,117,119,120,32,115,121,97,79,83,81,84,82,69,71,66,67,68,73,148|24,149|25,150&gt;</text:p>
          </table:table-cell>
          <table:table-cell table:style-name="ce3" table:formula="of:=([.I67]-[.K67])/[.K67]" office:value-type="percentage" office:value="0.189445477164476">
            <text:p>18.94%</text:p>
          </table:table-cell>
          <table:table-cell table:style-name="ce3" table:formula="of:=IF([.M67]=0;([.I67]-[.J67])/[.J67];&quot;&quot;)" office:value-type="percentage" office:value="0.147097208297702">
            <text:p>14.71%</text:p>
          </table:table-cell>
          <table:table-cell office:value-type="float" office:value="10065.6394295755">
            <text:p>10065.639429575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88.6313140623">
            <text:p>9988.6313140623</text:p>
          </table:table-cell>
          <table:table-cell table:style-name="ce3" table:formula="of:=([.S67]-[.V67])/[.V67]" office:value-type="percentage" office:value="0.00770957632651701">
            <text:p>0.77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4.100_25-5-5-5_rd_30.txt</text:p>
          </table:table-cell>
          <table:table-cell table:style-name="ce1" office:value-type="string">
            <text:p>true</text:p>
          </table:table-cell>
          <table:table-cell office:value-type="float" office:value="10464.5993">
            <text:p>10464.5993</text:p>
          </table:table-cell>
          <table:table-cell office:value-type="float" office:value="10331.9935">
            <text:p>10331.9935</text:p>
          </table:table-cell>
          <table:table-cell office:value-type="float" office:value="10002.8985">
            <text:p>10002.898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73,94,91,97,90,80,79,78,84,71,66,68,49,52,127|3,153,114,28,123,37,39,41,40,38,50,34,36,35,33,46,47,45,72,128|4,154,92,88,87,99,86,89,93,67,70,76,75,77,31,54,55,42,44,43,48,51,61,59,58,57,56,60,62,64,53,129|5,130|6,81,83,85,82,65,69,74,131|7,132|8,133|9,134|10,135|11,136|12,137|13,138|14,139|15,140|16,141|17,102,112,142|18,143|19,144|20,63,145|21,96,146|22,147|23,173,118,30,100,27,26,124,125,122,117,119,120,32,113,29,116,115,111,109,108,107,110,103,106,101,95,98,105,104,121,148|24,149|25,150&gt;</text:p>
          </table:table-cell>
          <table:table-cell table:style-name="ce3" table:formula="of:=([.I68]-[.K68])/[.K68]" office:value-type="percentage" office:value="0.0461567014800761">
            <text:p>4.62%</text:p>
          </table:table-cell>
          <table:table-cell table:style-name="ce3" table:formula="of:=IF([.M68]=0;([.I68]-[.J68])/[.J68];&quot;&quot;)" office:value-type="percentage" office:value="0.0128344834905287">
            <text:p>1.28%</text:p>
          </table:table-cell>
          <table:table-cell office:value-type="float" office:value="10242.4891091375">
            <text:p>10242.489109137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47.984762241">
            <text:p>10047.984762241</text:p>
          </table:table-cell>
          <table:table-cell table:style-name="ce3" table:formula="of:=([.S68]-[.V68])/[.V68]" office:value-type="percentage" office:value="0.0193575479560288">
            <text:p>1.94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4.100_25-5-5-5_rd_50.txt</text:p>
          </table:table-cell>
          <table:table-cell table:style-name="ce1" office:value-type="string">
            <text:p>true</text:p>
          </table:table-cell>
          <table:table-cell office:value-type="float" office:value="14031.869">
            <text:p>14031.869</text:p>
          </table:table-cell>
          <table:table-cell office:value-type="float" office:value="10331.9935">
            <text:p>10331.9935</text:p>
          </table:table-cell>
          <table:table-cell office:value-type="float" office:value="9901.893">
            <text:p>9901.89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52,127|3,153,94,93,75,77,60,63,62,64,61,58,56,76,72,68,66,67,70,128|4,154,92,88,87,99,115,116,114,28,123,26,122,120,32,29,27,46,48,51,53,59,54,55,43,40,38,50,34,36,35,33,45,47,49,129|5,130|6,85,65,69,71,74,131|7,108,109,113,121,105,98,101,106,110,132|8,133|9,95,134|10,135|11,136|12,137|13,138|14,139|15,140|16,124,125,141|17,102,111,112,142|18,143|19,144|20,57,31,145|21,146|22,104,96,147|23,173,118,100,30,42,44,41,39,37,117,119,107,80,79,78,81,83,84,82,90,89,86,97,91,73,148|24,149|25,150&gt;</text:p>
          </table:table-cell>
          <table:table-cell table:style-name="ce3" table:formula="of:=([.I69]-[.K69])/[.K69]" office:value-type="percentage" office:value="0.417089540353547">
            <text:p>41.71%</text:p>
          </table:table-cell>
          <table:table-cell table:style-name="ce3" table:formula="of:=IF([.M69]=0;([.I69]-[.J69])/[.J69];&quot;&quot;)" office:value-type="percentage" office:value="0.358098899307283">
            <text:p>35.81%</text:p>
          </table:table-cell>
          <table:table-cell office:value-type="float" office:value="10569.5141660797">
            <text:p>10569.514166079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06.87567843361">
            <text:p>9906.8756784336</text:p>
          </table:table-cell>
          <table:table-cell table:style-name="ce3" table:formula="of:=([.S69]-[.V69])/[.V69]" office:value-type="percentage" office:value="0.0668867268707719">
            <text:p>6.69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4.100_25-5-5-5_rd_70.txt</text:p>
          </table:table-cell>
          <table:table-cell table:style-name="ce1" office:value-type="string">
            <text:p>true</text:p>
          </table:table-cell>
          <table:table-cell office:value-type="float" office:value="10556.8199">
            <text:p>10556.8199</text:p>
          </table:table-cell>
          <table:table-cell office:value-type="float" office:value="10331.9935">
            <text:p>10331.9935</text:p>
          </table:table-cell>
          <table:table-cell office:value-type="float" office:value="9909.9044">
            <text:p>9909.904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91,94,66,93,90,74,80,79,78,81,85,82,71,65,69,70,67,68,72,77,75,76,128|4,154,92,87,99,88,100,30,46,49,54,31,56,60,62,61,59,53,51,48,129|5,130|6,83,131|7,132|8,123,28,114,158,47,52,55,42,40,38,50,34,36,35,33,27,133|9,134|10,84,135|11,136|12,137|13,138|14,139|15,118,140|16,124,141|17,102,112,142|18,143|19,144|20,63,64,58,57,145|21,96,146|22,147|23,173,45,43,44,41,39,37,125,122,117,119,120,26,32,29,116,115,111,113,109,108,107,110,106,101,95,98,105,104,103,121,97,86,89,73,148|24,149|25,150&gt;</text:p>
          </table:table-cell>
          <table:table-cell table:style-name="ce3" table:formula="of:=([.I70]-[.K70])/[.K70]" office:value-type="percentage" office:value="0.0652796912955085">
            <text:p>6.53%</text:p>
          </table:table-cell>
          <table:table-cell table:style-name="ce3" table:formula="of:=IF([.M70]=0;([.I70]-[.J70])/[.J70];&quot;&quot;)" office:value-type="percentage" office:value="0.0217602150059425">
            <text:p>2.18%</text:p>
          </table:table-cell>
          <table:table-cell office:value-type="float" office:value="10569.1990847355">
            <text:p>10569.199084735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01.8796053669">
            <text:p>10001.8796053669</text:p>
          </table:table-cell>
          <table:table-cell table:style-name="ce3" table:formula="of:=([.S70]-[.V70])/[.V70]" office:value-type="percentage" office:value="0.0567212865733888">
            <text:p>5.67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4.100_25-5-5-5_rd_90.txt</text:p>
          </table:table-cell>
          <table:table-cell table:style-name="ce1" office:value-type="string">
            <text:p>true</text:p>
          </table:table-cell>
          <table:table-cell office:value-type="float" office:value="15755.3837">
            <text:p>15755.3837</text:p>
          </table:table-cell>
          <table:table-cell office:value-type="float" office:value="10331.9935">
            <text:p>10331.9935</text:p>
          </table:table-cell>
          <table:table-cell office:value-type="float" office:value="9998.209">
            <text:p>9998.2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5,95,104,103,126|2,127|3,70,69,128|4,154,92,88,115,114,28,123,125,122,119,120,26,27,32,29,100,30,35,46,47,54,31,57,56,60,62,64,61,59,45,33,55,53,51,129|5,124,130|6,74,90,87,99,91,156,73,68,67,66,71,65,84,85,78,81,83,79,131|7,107,109,108,110,106,98,101,132|8,133|9,134|10,135|11,136|12,137|13,138|14,139|15,140|16,141|17,102,112,142|18,143|19,144|20,63,58,145|21,96,146|22,117,147|23,173,118,116,113,111,121,97,86,89,94,93,82,80,76,75,77,72,49,52,48,43,44,41,39,37,40,42,38,50,34,36,148|24,149|25,150&gt;</text:p>
          </table:table-cell>
          <table:table-cell table:style-name="ce3" table:formula="of:=([.I71]-[.K71])/[.K71]" office:value-type="percentage" office:value="0.575820599469365">
            <text:p>57.58%</text:p>
          </table:table-cell>
          <table:table-cell table:style-name="ce3" table:formula="of:=IF([.M71]=0;([.I71]-[.J71])/[.J71];&quot;&quot;)" office:value-type="percentage" office:value="0.524912273705941">
            <text:p>52.49%</text:p>
          </table:table-cell>
          <table:table-cell office:value-type="float" office:value="10758.4719410591">
            <text:p>10758.471941059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54.8005490316">
            <text:p>10054.8005490316</text:p>
          </table:table-cell>
          <table:table-cell table:style-name="ce3" table:formula="of:=([.S71]-[.V71])/[.V71]" office:value-type="percentage" office:value="0.069983625094908">
            <text:p>7.00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5.100_25-5-5-5_rd_10.txt</text:p>
          </table:table-cell>
          <table:table-cell table:style-name="ce1" office:value-type="string">
            <text:p>true</text:p>
          </table:table-cell>
          <table:table-cell office:value-type="float" office:value="13014.1829">
            <text:p>13014.1829</text:p>
          </table:table-cell>
          <table:table-cell office:value-type="float" office:value="10830.7164">
            <text:p>10830.7164</text:p>
          </table:table-cell>
          <table:table-cell office:value-type="float" office:value="10327.3347">
            <text:p>10327.334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38,50,153,36,35,34,128|4,121,103,102,129|5,130|6,156,118,45,47,52,55,54,31,56,57,58,63,131|7,132|8,133|9,159,119,32,28,29,114,134|10,135|11,90,79,136|12,137|13,138|14,61,139|15,112,115,140|16,141|17,101,142|18,143|19,40,39,37,42,144|20,170,49,30,100,27,26,124,125,122,120,117,123,74,80,78,83,81,85,84,82,65,69,71,70,75,72,98,66,68,67,73,33,46,145|21,146|22,172,92,88,87,99,97,86,89,91,94,93,60,62,64,59,53,51,116,113,109,111,108,107,110,96,95,104,106,105,147|23,77,76,148|24,149|25,175,48,43,44,41,150&gt;</text:p>
          </table:table-cell>
          <table:table-cell table:style-name="ce3" table:formula="of:=([.I72]-[.K72])/[.K72]" office:value-type="percentage" office:value="0.260168598970652">
            <text:p>26.02%</text:p>
          </table:table-cell>
          <table:table-cell table:style-name="ce3" table:formula="of:=IF([.M72]=0;([.I72]-[.J72])/[.J72];&quot;&quot;)" office:value-type="percentage" office:value="0.201599452830286">
            <text:p>20.16%</text:p>
          </table:table-cell>
          <table:table-cell office:value-type="float" office:value="12014.4131126925">
            <text:p>12014.413112692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85.9073595427">
            <text:p>10485.9073595427</text:p>
          </table:table-cell>
          <table:table-cell table:style-name="ce3" table:formula="of:=([.S72]-[.V72])/[.V72]" office:value-type="percentage" office:value="0.145767619409567">
            <text:p>14.58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5.100_25-5-5-5_rd_30.txt</text:p>
          </table:table-cell>
          <table:table-cell table:style-name="ce1" office:value-type="string">
            <text:p>true</text:p>
          </table:table-cell>
          <table:table-cell office:value-type="float" office:value="14642.9988">
            <text:p>14642.9988</text:p>
          </table:table-cell>
          <table:table-cell office:value-type="float" office:value="10830.7164">
            <text:p>10830.7164</text:p>
          </table:table-cell>
          <table:table-cell office:value-type="float" office:value="10484.7179">
            <text:p>10484.717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55,34,36,35,102,103,121,112,115,130|6,156,92,88,87,99,97,91,94,93,131|7,132|8,133|9,159,29,134|10,119,135|11,79,136|12,137|13,138|14,164,49,30,100,27,26,124,125,122,117,120,123,32,28,114,116,113,48,43,44,41,39,37,40,42,38,50,72,68,67,66,73,139|15,86,89,140|16,141|17,109,111,108,107,142|18,110,143|19,53,51,144|20,170,56,60,90,74,80,78,81,83,85,84,82,65,69,71,70,101,96,95,98,105,104,106,33,46,145|21,146|22,147|23,76,75,77,148|24,149|25,175,118,45,47,52,55,54,31,57,58,62,63,64,61,59,150&gt;</text:p>
          </table:table-cell>
          <table:table-cell table:style-name="ce3" table:formula="of:=([.I73]-[.K73])/[.K73]" office:value-type="percentage" office:value="0.396603984929342">
            <text:p>39.66%</text:p>
          </table:table-cell>
          <table:table-cell table:style-name="ce3" table:formula="of:=IF([.M73]=0;([.I73]-[.J73])/[.J73];&quot;&quot;)" office:value-type="percentage" office:value="0.351988018077918">
            <text:p>35.20%</text:p>
          </table:table-cell>
          <table:table-cell office:value-type="float" office:value="11460.283760919">
            <text:p>11460.28376091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27.6680164915">
            <text:p>10327.6680164915</text:p>
          </table:table-cell>
          <table:table-cell table:style-name="ce3" table:formula="of:=([.S73]-[.V73])/[.V73]" office:value-type="percentage" office:value="0.109668101513228">
            <text:p>10.97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5.100_25-5-5-5_rd_50.txt</text:p>
          </table:table-cell>
          <table:table-cell table:style-name="ce1" office:value-type="string">
            <text:p>true</text:p>
          </table:table-cell>
          <table:table-cell office:value-type="float" office:value="10725.6024">
            <text:p>10725.6024</text:p>
          </table:table-cell>
          <table:table-cell office:value-type="float" office:value="10830.7164">
            <text:p>10830.7164</text:p>
          </table:table-cell>
          <table:table-cell office:value-type="float" office:value="10369.4768">
            <text:p>10369.476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5,106,104,126|2,127|3,153,97,86,89,31,57,58,60,56,90,74,80,79,29,113,51,48,41,128|4,102,103,121,129|5,130|6,131|7,132|8,133|9,159,92,87,99,88,134|10,119,135|11,136|12,137|13,138|14,164,47,49,100,27,26,124,125,122,117,120,123,32,28,114,78,81,84,82,65,69,71,70,75,77,72,68,67,66,73,33,46,139|15,112,115,140|16,141|17,116,142|18,143|19,43,44,39,37,40,42,38,144|20,53,145|21,146|22,147|23,76,148|24,149|25,175,30,118,45,52,55,54,94,91,93,62,63,64,61,59,85,83,111,109,108,107,110,101,96,98,105,50,34,36,35,150&gt;</text:p>
          </table:table-cell>
          <table:table-cell table:style-name="ce3" table:formula="of:=([.I74]-[.K74])/[.K74]" office:value-type="percentage" office:value="0.0343436421015957">
            <text:p>3.43%</text:p>
          </table:table-cell>
          <table:table-cell table:style-name="ce3" table:formula="of:=IF([.M74]=0;([.I74]-[.J74])/[.J74];&quot;&quot;)" office:value-type="percentage" office:value="-0.00970517518120958">
            <text:p>-0.97%</text:p>
          </table:table-cell>
          <table:table-cell office:value-type="float" office:value="12367.9492971802">
            <text:p>12367.949297180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07.4428197448">
            <text:p>10307.4428197448</text:p>
          </table:table-cell>
          <table:table-cell table:style-name="ce3" table:formula="of:=([.S74]-[.V74])/[.V74]" office:value-type="percentage" office:value="0.199904720644031">
            <text:p>19.99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5.100_25-5-5-5_rd_70.txt</text:p>
          </table:table-cell>
          <table:table-cell table:style-name="ce1" office:value-type="string">
            <text:p>true</text:p>
          </table:table-cell>
          <table:table-cell office:value-type="float" office:value="16792.7679">
            <text:p>16792.7679</text:p>
          </table:table-cell>
          <table:table-cell office:value-type="float" office:value="10830.7164">
            <text:p>10830.7164</text:p>
          </table:table-cell>
          <table:table-cell office:value-type="float" office:value="10417.6504">
            <text:p>10417.650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49,118,30,100,27,124,125,122,117,119,120,123,29,64,53,51,48,128|4,129|5,155,110,96,95,101,130|6,156,79,78,81,83,85,84,82,111,69,71,70,76,75,72,105,98,104,103,102,121,131|7,132|8,133|9,159,40,42,34,35,33,134|10,135|11,136|12,137|13,138|14,164,93,90,74,80,28,32,114,116,113,109,65,43,44,41,39,37,38,50,77,68,67,66,73,139|15,106,165,36,46,115,112,140|16,141|17,108,107,142|18,143|19,47,169,92,88,87,99,97,86,89,91,94,144|20,52,170,45,26,55,54,57,56,60,63,62,61,59,145|21,146|22,147|23,58,31,148|24,149|25,175,150&gt;</text:p>
          </table:table-cell>
          <table:table-cell table:style-name="ce3" table:formula="of:=([.I75]-[.K75])/[.K75]" office:value-type="percentage" office:value="0.61195348809171">
            <text:p>61.20%</text:p>
          </table:table-cell>
          <table:table-cell table:style-name="ce3" table:formula="of:=IF([.M75]=0;([.I75]-[.J75])/[.J75];&quot;&quot;)" office:value-type="percentage" office:value="0.55047619010687">
            <text:p>55.05%</text:p>
          </table:table-cell>
          <table:table-cell office:value-type="float" office:value="11941.5423085968">
            <text:p>11941.54230859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459.7711365833">
            <text:p>10459.7711365833</text:p>
          </table:table-cell>
          <table:table-cell table:style-name="ce3" table:formula="of:=([.S75]-[.V75])/[.V75]" office:value-type="percentage" office:value="0.141663823487586">
            <text:p>14.17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5.100_25-5-5-5_rd_90.txt</text:p>
          </table:table-cell>
          <table:table-cell table:style-name="ce1" office:value-type="string">
            <text:p>true</text:p>
          </table:table-cell>
          <table:table-cell office:value-type="float" office:value="12481.4759">
            <text:p>12481.4759</text:p>
          </table:table-cell>
          <table:table-cell office:value-type="float" office:value="10830.7164">
            <text:p>10830.7164</text:p>
          </table:table-cell>
          <table:table-cell office:value-type="float" office:value="10358.6133">
            <text:p>10358.613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89,97,86,91,90,74,80,79,29,64,53,51,48,128|4,121,103,102,129|5,130|6,131|7,132|8,133|9,88,159,118,134|10,119,135|11,92,136|12,137|13,138|14,164,45,47,49,52,55,54,94,93,56,60,63,62,61,59,114,113,116,43,44,41,39,37,40,38,50,139|15,112,115,140|16,141|17,100,30,27,142|18,143|19,42,144|20,170,87,99,26,124,125,122,117,120,123,32,28,78,81,83,85,84,82,65,69,71,101,96,95,98,105,104,106,67,66,73,46,145|21,146|22,147|23,31,57,58,148|24,149|25,175,109,111,108,107,110,70,76,75,77,72,68,34,36,35,33,150&gt;</text:p>
          </table:table-cell>
          <table:table-cell table:style-name="ce3" table:formula="of:=([.I76]-[.K76])/[.K76]" office:value-type="percentage" office:value="0.204936948462011">
            <text:p>20.49%</text:p>
          </table:table-cell>
          <table:table-cell table:style-name="ce3" table:formula="of:=IF([.M76]=0;([.I76]-[.J76])/[.J76];&quot;&quot;)" office:value-type="percentage" office:value="0.15241461774403">
            <text:p>15.24%</text:p>
          </table:table-cell>
          <table:table-cell office:value-type="float" office:value="14427.9266578791">
            <text:p>14427.926657879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69.9129763322">
            <text:p>10269.9129763322</text:p>
          </table:table-cell>
          <table:table-cell table:style-name="ce3" table:formula="of:=([.S76]-[.V76])/[.V76]" office:value-type="percentage" office:value="0.404873312084463">
            <text:p>40.49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6.100_25-5-5-5_rd_10.txt</text:p>
          </table:table-cell>
          <table:table-cell table:style-name="ce1" office:value-type="string">
            <text:p>true</text:p>
          </table:table-cell>
          <table:table-cell office:value-type="float" office:value="10328.8789">
            <text:p>10328.8789</text:p>
          </table:table-cell>
          <table:table-cell office:value-type="float" office:value="10543.5202">
            <text:p>10543.5202</text:p>
          </table:table-cell>
          <table:table-cell office:value-type="float" office:value="10084.3352">
            <text:p>10084.335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127|3,128|4,42,38,34,36,35,33,46,129|5,155,118,30,100,27,26,124,125,122,117,119,120,123,28,29,114,61,53,51,48,111,108,107,110,101,96,95,98,105,104,106,121,130|6,131|7,132|8,91,133|9,134|10,135|11,136|12,137|13,163,75,77,76,70,67,66,68,73,115,112,103,102,138|14,164,92,88,87,99,97,86,89,94,93,56,58,60,62,63,64,59,116,113,109,139|15,140|16,166,141|17,142|18,143|19,144|20,90,74,80,79,78,81,83,85,84,82,65,69,71,43,44,41,39,37,40,50,72,145|21,146|22,147|23,148|24,149|25,175,45,47,49,52,55,57,31,54,150&gt;</text:p>
          </table:table-cell>
          <table:table-cell table:style-name="ce3" table:formula="of:=([.I77]-[.K77])/[.K77]" office:value-type="percentage" office:value="0.0242498583347368">
            <text:p>2.42%</text:p>
          </table:table-cell>
          <table:table-cell table:style-name="ce3" table:formula="of:=IF([.M77]=0;([.I77]-[.J77])/[.J77];&quot;&quot;)" office:value-type="percentage" office:value="-0.0203576505691146">
            <text:p>-2.04%</text:p>
          </table:table-cell>
          <table:table-cell office:value-type="float" office:value="11432.4879143611">
            <text:p>11432.487914361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80.7364373074">
            <text:p>10080.7364373074</text:p>
          </table:table-cell>
          <table:table-cell table:style-name="ce3" table:formula="of:=([.S77]-[.V77])/[.V77]" office:value-type="percentage" office:value="0.134092532372052">
            <text:p>13.41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6.100_25-5-5-5_rd_30.txt</text:p>
          </table:table-cell>
          <table:table-cell table:style-name="ce1" office:value-type="string">
            <text:p>true</text:p>
          </table:table-cell>
          <table:table-cell office:value-type="float" office:value="12351.7921">
            <text:p>12351.7921</text:p>
          </table:table-cell>
          <table:table-cell office:value-type="float" office:value="10543.5202">
            <text:p>10543.5202</text:p>
          </table:table-cell>
          <table:table-cell office:value-type="float" office:value="10000.4699">
            <text:p>10000.469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127|3,69,70,77,72,68,67,66,73,33,46,128|4,64,63,61,59,51,48,43,44,41,129|5,155,92,118,30,100,27,26,124,125,122,117,119,120,123,28,29,114,116,113,111,109,108,107,110,101,96,95,98,105,104,106,130|6,131|7,132|8,91,133|9,134|10,135|11,53,136|12,137|13,163,37,39,40,42,38,50,34,36,35,115,102,103,112,121,138|14,164,45,47,55,54,31,57,58,60,62,56,93,139|15,140|16,141|17,142|18,143|19,144|20,49,52,88,87,99,97,86,89,94,170,90,74,80,79,78,81,83,85,84,82,65,71,75,76,145|21,146|22,147|23,148|24,149|25,150&gt;</text:p>
          </table:table-cell>
          <table:table-cell table:style-name="ce3" table:formula="of:=([.I78]-[.K78])/[.K78]" office:value-type="percentage" office:value="0.235121171656144">
            <text:p>23.51%</text:p>
          </table:table-cell>
          <table:table-cell table:style-name="ce3" table:formula="of:=IF([.M78]=0;([.I78]-[.J78])/[.J78];&quot;&quot;)" office:value-type="percentage" office:value="0.17150551862176">
            <text:p>17.15%</text:p>
          </table:table-cell>
          <table:table-cell office:value-type="float" office:value="10996.9785260583">
            <text:p>10996.978526058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05.4280204277">
            <text:p>10005.4280204277</text:p>
          </table:table-cell>
          <table:table-cell table:style-name="ce3" table:formula="of:=([.S78]-[.V78])/[.V78]" office:value-type="percentage" office:value="0.0991012581976606">
            <text:p>9.91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6.100_25-5-5-5_rd_50.txt</text:p>
          </table:table-cell>
          <table:table-cell table:style-name="ce1" office:value-type="string">
            <text:p>true</text:p>
          </table:table-cell>
          <table:table-cell office:value-type="float" office:value="10611.1849">
            <text:p>10611.1849</text:p>
          </table:table-cell>
          <table:table-cell office:value-type="float" office:value="10543.5202">
            <text:p>10543.5202</text:p>
          </table:table-cell>
          <table:table-cell office:value-type="float" office:value="10041.9964">
            <text:p>10041.99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02,103,121,112,115,127|3,128|4,77,76,72,67,66,68,73,36,35,33,46,129|5,155,118,92,88,87,99,97,86,89,130|6,131|7,132|8,133|9,134|10,135|11,136|12,137|13,138|14,164,45,49,55,54,31,57,58,56,60,62,63,64,78,81,83,85,84,82,65,69,71,70,75,139|15,140|16,166,94,93,90,74,80,79,114,32,59,61,53,51,48,43,44,41,39,37,40,42,38,34,50,141|17,91,142|18,143|19,144|20,170,47,52,30,100,27,26,124,125,122,117,119,120,123,28,29,116,113,111,109,108,107,110,101,96,95,98,106,104,105,145|21,146|22,147|23,148|24,149|25,150&gt;</text:p>
          </table:table-cell>
          <table:table-cell table:style-name="ce3" table:formula="of:=([.I79]-[.K79])/[.K79]" office:value-type="percentage" office:value="0.0566808109988966">
            <text:p>5.67%</text:p>
          </table:table-cell>
          <table:table-cell table:style-name="ce3" table:formula="of:=IF([.M79]=0;([.I79]-[.J79])/[.J79];&quot;&quot;)" office:value-type="percentage" office:value="0.0064176573588771">
            <text:p>0.64%</text:p>
          </table:table-cell>
          <table:table-cell office:value-type="float" office:value="12933.8057214927">
            <text:p>12933.805721492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20.9001640548">
            <text:p>10120.9001640548</text:p>
          </table:table-cell>
          <table:table-cell table:style-name="ce3" table:formula="of:=([.S79]-[.V79])/[.V79]" office:value-type="percentage" office:value="0.277930372974939">
            <text:p>27.79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6.100_25-5-5-5_rd_70.txt</text:p>
          </table:table-cell>
          <table:table-cell table:style-name="ce1" office:value-type="string">
            <text:p>true</text:p>
          </table:table-cell>
          <table:table-cell office:value-type="float" office:value="10365.9107">
            <text:p>10365.9107</text:p>
          </table:table-cell>
          <table:table-cell office:value-type="float" office:value="10543.5202">
            <text:p>10543.5202</text:p>
          </table:table-cell>
          <table:table-cell office:value-type="float" office:value="10004.5338">
            <text:p>10004.533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127|3,85,128|4,43,65,154,44,70,71,76,77,50,38,34,36,35,33,46,129|5,99,155,118,100,27,26,124,125,122,117,119,120,123,28,29,114,116,113,111,109,108,107,110,101,96,95,98,106,104,105,130|6,131|7,132|8,133|9,134|10,135|11,136|12,137|13,121,163,115,112,103,102,138|14,164,45,47,88,92,87,97,91,93,57,58,56,60,62,63,64,53,51,48,41,39,37,40,42,75,72,68,67,66,73,139|15,140|16,166,141|17,142|18,143|19,144|20,94,89,86,90,74,80,79,78,81,83,61,59,69,84,82,145|21,146|22,147|23,148|24,149|25,30,175,49,52,54,31,55,150&gt;</text:p>
          </table:table-cell>
          <table:table-cell table:style-name="ce3" table:formula="of:=([.I80]-[.K80])/[.K80]" office:value-type="percentage" office:value="0.0361213133189676">
            <text:p>3.61%</text:p>
          </table:table-cell>
          <table:table-cell table:style-name="ce3" table:formula="of:=IF([.M80]=0;([.I80]-[.J80])/[.J80];&quot;&quot;)" office:value-type="percentage" office:value="-0.0168453701070351">
            <text:p>-1.68%</text:p>
          </table:table-cell>
          <table:table-cell office:value-type="float" office:value="14811.6823231492">
            <text:p>14811.682323149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89.690276198">
            <text:p>10089.690276198</text:p>
          </table:table-cell>
          <table:table-cell table:style-name="ce3" table:formula="of:=([.S80]-[.V80])/[.V80]" office:value-type="percentage" office:value="0.468001684659302">
            <text:p>46.80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6.100_25-5-5-5_rd_90.txt</text:p>
          </table:table-cell>
          <table:table-cell table:style-name="ce1" office:value-type="string">
            <text:p>true</text:p>
          </table:table-cell>
          <table:table-cell office:value-type="float" office:value="11806.4734">
            <text:p>11806.4734</text:p>
          </table:table-cell>
          <table:table-cell office:value-type="float" office:value="10543.5202">
            <text:p>10543.5202</text:p>
          </table:table-cell>
          <table:table-cell office:value-type="float" office:value="10181.9903">
            <text:p>10181.990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02,103,106,121,112,115,127|3,128|4,26,154,125,122,91,94,90,74,93,80,79,129|5,118,155,92,87,99,89,86,97,130|6,131|7,132|8,133|9,134|10,119,120,135|11,34,50,136|12,137|13,88,163,45,49,52,55,54,31,57,58,62,56,123,32,114,116,109,111,108,107,110,101,96,95,98,105,138|14,164,29,28,113,78,81,83,85,84,82,65,69,71,70,72,67,66,68,73,36,35,33,46,139|15,140|16,38,42,141|17,142|18,143|19,144|20,60,63,64,61,59,53,51,48,43,44,41,39,37,40,77,75,76,145|21,146|22,104,147|23,148|24,149|25,30,175,47,100,27,124,117,150&gt;</text:p>
          </table:table-cell>
          <table:table-cell table:style-name="ce3" table:formula="of:=([.I81]-[.K81])/[.K81]" office:value-type="percentage" office:value="0.159544750302895">
            <text:p>15.95%</text:p>
          </table:table-cell>
          <table:table-cell table:style-name="ce3" table:formula="of:=IF([.M81]=0;([.I81]-[.J81])/[.J81];&quot;&quot;)" office:value-type="percentage" office:value="0.119784775487033">
            <text:p>11.98%</text:p>
          </table:table-cell>
          <table:table-cell office:value-type="float" office:value="13915.2336517831">
            <text:p>13915.23365178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63.5614802901">
            <text:p>10063.5614802901</text:p>
          </table:table-cell>
          <table:table-cell table:style-name="ce3" table:formula="of:=([.S81]-[.V81])/[.V81]" office:value-type="percentage" office:value="0.382734500011419">
            <text:p>38.27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7.100_25-5-5-5_rd_10.txt</text:p>
          </table:table-cell>
          <table:table-cell table:style-name="ce1" office:value-type="string">
            <text:p>true</text:p>
          </table:table-cell>
          <table:table-cell office:value-type="float" office:value="10023.197">
            <text:p>10023.197</text:p>
          </table:table-cell>
          <table:table-cell office:value-type="float" office:value="10412.0748">
            <text:p>10412.0748</text:p>
          </table:table-cell>
          <table:table-cell office:value-type="float" office:value="9895.0944">
            <text:p>9895.094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5,54,58,57,94,89,90,93,60,63,61,59,51,48,43,44,41,39,37,40,42,38,34,50,46,33,35,36,126|2,97,127|3,128|4,31,129|5,105,130|6,131|7,132|8,133|9,134|10,135|11,136|12,137|13,138|14,139|15,165,45,49,47,26,124,125,122,117,119,120,123,32,28,29,114,116,113,109,108,111,140|16,141|17,167,118,30,100,88,87,91,86,56,62,64,53,74,80,79,78,81,83,85,84,82,65,69,71,70,76,142|18,99,92,143|19,144|20,27,145|21,77,72,68,73,66,67,75,146|22,107,110,101,96,95,98,104,106,103,102,121,112,115,147|23,148|24,149|25,150&gt;</text:p>
          </table:table-cell>
          <table:table-cell table:style-name="ce3" table:formula="of:=([.I82]-[.K82])/[.K82]" office:value-type="percentage" office:value="0.0129460715402574">
            <text:p>1.29%</text:p>
          </table:table-cell>
          <table:table-cell table:style-name="ce3" table:formula="of:=IF([.M82]=0;([.I82]-[.J82])/[.J82];&quot;&quot;)" office:value-type="percentage" office:value="-0.0373487328385309">
            <text:p>-3.73%</text:p>
          </table:table-cell>
          <table:table-cell office:value-type="float" office:value="10173.0348422307">
            <text:p>10173.034842230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893.4004455788">
            <text:p>9893.4004455788</text:p>
          </table:table-cell>
          <table:table-cell table:style-name="ce3" table:formula="of:=([.S82]-[.V82])/[.V82]" office:value-type="percentage" office:value="0.0282647405399274">
            <text:p>2.83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7.100_25-5-5-5_rd_30.txt</text:p>
          </table:table-cell>
          <table:table-cell table:style-name="ce1" office:value-type="string">
            <text:p>true</text:p>
          </table:table-cell>
          <table:table-cell office:value-type="float" office:value="11322.0284">
            <text:p>11322.0284</text:p>
          </table:table-cell>
          <table:table-cell office:value-type="float" office:value="10412.0748">
            <text:p>10412.0748</text:p>
          </table:table-cell>
          <table:table-cell office:value-type="float" office:value="9943.3172">
            <text:p>9943.317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8,43,44,41,39,37,40,42,38,34,50,46,33,35,36,126|2,97,127|3,128|4,129|5,105,130|6,131|7,157,118,88,99,87,86,89,91,94,57,58,93,90,80,79,78,81,85,84,82,65,69,70,75,77,72,67,68,73,66,132|8,133|9,92,134|10,135|11,136|12,137|13,138|14,139|15,165,30,100,27,26,124,125,122,117,119,120,123,32,28,29,114,116,113,109,108,111,140|16,141|17,76,71,142|18,143|19,83,74,144|20,145|21,146|22,107,110,101,96,95,98,104,106,103,102,121,112,115,147|23,148|24,174,45,47,49,52,54,31,56,60,62,63,64,61,59,53,51,149|25,55,150&gt;</text:p>
          </table:table-cell>
          <table:table-cell table:style-name="ce3" table:formula="of:=([.I83]-[.K83])/[.K83]" office:value-type="percentage" office:value="0.138657067080189">
            <text:p>13.87%</text:p>
          </table:table-cell>
          <table:table-cell table:style-name="ce3" table:formula="of:=IF([.M83]=0;([.I83]-[.J83])/[.J83];&quot;&quot;)" office:value-type="percentage" office:value="0.0873940705842796">
            <text:p>8.74%</text:p>
          </table:table-cell>
          <table:table-cell office:value-type="float" office:value="10910.6309893577">
            <text:p>10910.630989357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894.19647122163">
            <text:p>9894.1964712216</text:p>
          </table:table-cell>
          <table:table-cell table:style-name="ce3" table:formula="of:=([.S83]-[.V83])/[.V83]" office:value-type="percentage" office:value="0.102730375437008">
            <text:p>10.27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7.100_25-5-5-5_rd_50.txt</text:p>
          </table:table-cell>
          <table:table-cell table:style-name="ce1" office:value-type="string">
            <text:p>true</text:p>
          </table:table-cell>
          <table:table-cell office:value-type="float" office:value="13392.5398">
            <text:p>13392.5398</text:p>
          </table:table-cell>
          <table:table-cell office:value-type="float" office:value="10412.0748">
            <text:p>10412.0748</text:p>
          </table:table-cell>
          <table:table-cell office:value-type="float" office:value="9917.1546">
            <text:p>9917.15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3,109,108,107,110,95,98,101,96,104,106,103,102,121,112,115,126|2,127|3,128|4,49,47,45,154,88,87,97,89,129|5,105,130|6,111,131|7,157,48,43,44,41,39,37,40,42,34,38,50,35,36,33,46,72,75,67,73,66,132|8,124,125,133|9,134|10,135|11,136|12,137|13,138|14,139|15,165,100,55,52,54,91,94,86,93,90,74,32,28,29,114,116,140|16,141|17,167,31,56,60,62,63,64,53,61,59,80,79,78,81,83,85,84,82,65,69,71,70,68,77,76,142|18,99,92,143|19,144|20,170,118,30,27,26,145|21,57,58,146|22,117,122,119,120,123,147|23,148|24,51,149|25,150&gt;</text:p>
          </table:table-cell>
          <table:table-cell table:style-name="ce3" table:formula="of:=([.I84]-[.K84])/[.K84]" office:value-type="percentage" office:value="0.350441768851723">
            <text:p>35.04%</text:p>
          </table:table-cell>
          <table:table-cell table:style-name="ce3" table:formula="of:=IF([.M84]=0;([.I84]-[.J84])/[.J84];&quot;&quot;)" office:value-type="percentage" office:value="0.286250824859614">
            <text:p>28.63%</text:p>
          </table:table-cell>
          <table:table-cell office:value-type="float" office:value="12493.199981786">
            <text:p>12493.19998178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35.48651643134">
            <text:p>9935.4865164313</text:p>
          </table:table-cell>
          <table:table-cell table:style-name="ce3" table:formula="of:=([.S84]-[.V84])/[.V84]" office:value-type="percentage" office:value="0.257432130890086">
            <text:p>25.74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7.100_25-5-5-5_rd_70.txt</text:p>
          </table:table-cell>
          <table:table-cell table:style-name="ce1" office:value-type="string">
            <text:p>true</text:p>
          </table:table-cell>
          <table:table-cell office:value-type="float" office:value="13876.6092">
            <text:p>13876.6092</text:p>
          </table:table-cell>
          <table:table-cell office:value-type="float" office:value="10412.0748">
            <text:p>10412.0748</text:p>
          </table:table-cell>
          <table:table-cell office:value-type="float" office:value="9877.7446">
            <text:p>9877.74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0,126|2,127|3,128|4,129|5,105,130|6,131|7,157,48,43,44,41,39,37,40,42,34,38,50,35,36,33,46,72,75,67,73,66,132|8,158,107,110,101,98,95,96,104,106,103,102,121,112,115,133|9,134|10,135|11,136|12,137|13,138|14,139|15,165,56,60,58,59,53,32,28,29,114,116,113,109,111,108,140|16,141|17,167,92,88,87,99,97,86,89,31,64,63,62,61,80,79,78,81,85,83,84,82,65,69,71,70,68,77,76,142|18,168,45,47,52,55,54,49,94,91,93,90,74,143|19,144|20,170,118,30,27,145|21,57,146|22,26,124,125,122,117,119,120,123,147|23,148|24,51,149|25,150&gt;</text:p>
          </table:table-cell>
          <table:table-cell table:style-name="ce3" table:formula="of:=([.I85]-[.K85])/[.K85]" office:value-type="percentage" office:value="0.404835796220121">
            <text:p>40.48%</text:p>
          </table:table-cell>
          <table:table-cell table:style-name="ce3" table:formula="of:=IF([.M85]=0;([.I85]-[.J85])/[.J85];&quot;&quot;)" office:value-type="percentage" office:value="0.332741981454071">
            <text:p>33.27%</text:p>
          </table:table-cell>
          <table:table-cell office:value-type="float" office:value="11474.5303706314">
            <text:p>11474.530370631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42.07647890914">
            <text:p>9942.0764789092</text:p>
          </table:table-cell>
          <table:table-cell table:style-name="ce3" table:formula="of:=([.S85]-[.V85])/[.V85]" office:value-type="percentage" office:value="0.154138211969414">
            <text:p>15.41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7.100_25-5-5-5_rd_90.txt</text:p>
          </table:table-cell>
          <table:table-cell table:style-name="ce1" office:value-type="string">
            <text:p>true</text:p>
          </table:table-cell>
          <table:table-cell office:value-type="float" office:value="11419.9417">
            <text:p>11419.9417</text:p>
          </table:table-cell>
          <table:table-cell office:value-type="float" office:value="10412.0748">
            <text:p>10412.0748</text:p>
          </table:table-cell>
          <table:table-cell office:value-type="float" office:value="9917.3203">
            <text:p>9917.320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6|2,127|3,128|4,129|5,105,130|6,131|7,65,132|8,100,133|9,134|10,135|11,136|12,137|13,138|14,139|15,165,56,123,32,28,29,114,116,113,109,111,108,140|16,141|17,167,91,60,62,63,64,61,53,51,59,48,44,41,39,37,40,107,110,101,96,95,98,104,106,103,102,115,112,121,142|18,168,45,47,49,55,54,58,57,31,94,90,143|19,144|20,170,118,30,27,145|21,77,75,72,68,67,66,73,146|22,26,124,125,122,117,119,120,147|23,148|24,52,174,92,88,99,87,97,86,89,93,74,80,79,78,81,83,85,84,82,69,71,70,76,46,33,35,36,34,38,42,149|25,50,43,150&gt;</text:p>
          </table:table-cell>
          <table:table-cell table:style-name="ce3" table:formula="of:=([.I86]-[.K86])/[.K86]" office:value-type="percentage" office:value="0.151514860319677">
            <text:p>15.15%</text:p>
          </table:table-cell>
          <table:table-cell table:style-name="ce3" table:formula="of:=IF([.M86]=0;([.I86]-[.J86])/[.J86];&quot;&quot;)" office:value-type="percentage" office:value="0.0967978927696523">
            <text:p>9.68%</text:p>
          </table:table-cell>
          <table:table-cell office:value-type="float" office:value="13239.4943309897">
            <text:p>13239.494330989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17.1545636899">
            <text:p>9917.1545636899</text:p>
          </table:table-cell>
          <table:table-cell table:style-name="ce3" table:formula="of:=([.S86]-[.V86])/[.V86]" office:value-type="percentage" office:value="0.33500937652661">
            <text:p>33.50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8.100_25-5-5-5_rd_10.txt</text:p>
          </table:table-cell>
          <table:table-cell table:style-name="ce1" office:value-type="string">
            <text:p>true</text:p>
          </table:table-cell>
          <table:table-cell office:value-type="float" office:value="10537.7009">
            <text:p>10537.7009</text:p>
          </table:table-cell>
          <table:table-cell office:value-type="float" office:value="10357.6895">
            <text:p>10357.6895</text:p>
          </table:table-cell>
          <table:table-cell office:value-type="float" office:value="10036.1287">
            <text:p>10036.12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01,106,96,127|3,128|4,129|5,130|6,131|7,157,92,45,47,49,54,31,57,58,56,60,62,63,64,61,59,53,51,48,43,44,41,39,37,40,34,70,67,66,68,73,121,132|8,133|9,134|10,135|11,136|12,137|13,26,120,119,117,138|14,164,118,55,52,88,87,99,97,86,89,91,94,93,74,80,79,84,82,65,69,71,76,75,77,72,50,42,38,36,35,33,46,139|15,116,140|16,141|17,142|18,143|19,169,114,32,123,28,29,113,111,109,108,107,110,95,98,104,105,103,102,112,115,144|20,145|21,146|22,147|23,90,85,83,81,78,148|24,27,30,100,124,122,125,149|25,150&gt;</text:p>
          </table:table-cell>
          <table:table-cell table:style-name="ce3" table:formula="of:=([.I87]-[.K87])/[.K87]" office:value-type="percentage" office:value="0.0499766608214182">
            <text:p>5.00%</text:p>
          </table:table-cell>
          <table:table-cell table:style-name="ce3" table:formula="of:=IF([.M87]=0;([.I87]-[.J87])/[.J87];&quot;&quot;)" office:value-type="percentage" office:value="0.0173794937567881">
            <text:p>1.74%</text:p>
          </table:table-cell>
          <table:table-cell office:value-type="float" office:value="11792.1798450288">
            <text:p>11792.179845028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29.7775747146">
            <text:p>10129.7775747146</text:p>
          </table:table-cell>
          <table:table-cell table:style-name="ce3" table:formula="of:=([.S87]-[.V87])/[.V87]" office:value-type="percentage" office:value="0.164110441522802">
            <text:p>16.41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8.100_25-5-5-5_rd_30.txt</text:p>
          </table:table-cell>
          <table:table-cell table:style-name="ce1" office:value-type="string">
            <text:p>true</text:p>
          </table:table-cell>
          <table:table-cell office:value-type="float" office:value="10574.0833">
            <text:p>10574.0833</text:p>
          </table:table-cell>
          <table:table-cell office:value-type="float" office:value="10357.6895">
            <text:p>10357.6895</text:p>
          </table:table-cell>
          <table:table-cell office:value-type="float" office:value="10110.9047">
            <text:p>10110.904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6,101,127|3,128|4,129|5,130|6,131|7,157,92,45,49,54,27,26,124,125,122,117,119,120,123,32,28,29,114,116,111,109,108,110,95,98,104,66,68,77,73,33,36,115,112,132|8,133|9,159,118,30,100,47,52,55,31,57,58,56,60,62,63,64,61,59,53,48,43,41,70,71,69,76,75,72,67,121,105,106,103,102,134|10,135|11,136|12,137|13,138|14,164,88,87,99,97,86,89,91,94,139|15,107,113,140|16,166,93,90,74,80,79,78,81,83,85,84,82,65,51,44,39,37,40,42,38,50,34,35,46,141|17,142|18,143|19,144|20,145|21,146|22,147|23,148|24,149|25,150&gt;</text:p>
          </table:table-cell>
          <table:table-cell table:style-name="ce3" table:formula="of:=([.I88]-[.K88])/[.K88]" office:value-type="percentage" office:value="0.0458098077019756">
            <text:p>4.58%</text:p>
          </table:table-cell>
          <table:table-cell table:style-name="ce3" table:formula="of:=IF([.M88]=0;([.I88]-[.J88])/[.J88];&quot;&quot;)" office:value-type="percentage" office:value="0.0208920918125611">
            <text:p>2.09%</text:p>
          </table:table-cell>
          <table:table-cell office:value-type="float" office:value="10445.6628241723">
            <text:p>10445.662824172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135.1394341211">
            <text:p>10135.1394341211</text:p>
          </table:table-cell>
          <table:table-cell table:style-name="ce3" table:formula="of:=([.S88]-[.V88])/[.V88]" office:value-type="percentage" office:value="0.0306382948226436">
            <text:p>3.06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8.100_25-5-5-5_rd_50.txt</text:p>
          </table:table-cell>
          <table:table-cell table:style-name="ce1" office:value-type="string">
            <text:p>true</text:p>
          </table:table-cell>
          <table:table-cell office:value-type="float" office:value="10527.1462">
            <text:p>10527.1462</text:p>
          </table:table-cell>
          <table:table-cell office:value-type="float" office:value="10357.6895">
            <text:p>10357.6895</text:p>
          </table:table-cell>
          <table:table-cell office:value-type="float" office:value="10030.5235">
            <text:p>10030.523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57,45,49,52,54,31,57,58,56,60,62,63,64,61,59,53,51,48,43,44,41,39,37,40,69,71,67,66,73,33,36,115,112,121,132|8,133|9,92,159,47,55,118,30,100,27,125,122,117,119,120,123,32,28,29,116,113,111,108,107,110,101,96,95,98,105,106,103,102,134|10,135|11,136|12,137|13,26,124,138|14,164,88,99,97,86,89,87,91,94,139|15,140|16,166,93,90,74,80,79,78,81,83,85,84,82,65,114,109,70,76,75,77,72,68,50,42,38,34,35,46,141|17,142|18,143|19,144|20,145|21,146|22,147|23,104,148|24,149|25,150&gt;</text:p>
          </table:table-cell>
          <table:table-cell table:style-name="ce3" table:formula="of:=([.I89]-[.K89])/[.K89]" office:value-type="percentage" office:value="0.0495111446576044">
            <text:p>4.95%</text:p>
          </table:table-cell>
          <table:table-cell table:style-name="ce3" table:formula="of:=IF([.M89]=0;([.I89]-[.J89])/[.J89];&quot;&quot;)" office:value-type="percentage" office:value="0.0163604730572391">
            <text:p>1.64%</text:p>
          </table:table-cell>
          <table:table-cell office:value-type="float" office:value="12745.6695407679">
            <text:p>12745.66954076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64.98900569912">
            <text:p>9964.9890056991</text:p>
          </table:table-cell>
          <table:table-cell table:style-name="ce3" table:formula="of:=([.S89]-[.V89])/[.V89]" office:value-type="percentage" office:value="0.279045017859875">
            <text:p>27.90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8.100_25-5-5-5_rd_70.txt</text:p>
          </table:table-cell>
          <table:table-cell table:style-name="ce1" office:value-type="string">
            <text:p>true</text:p>
          </table:table-cell>
          <table:table-cell office:value-type="float" office:value="14117.6257">
            <text:p>14117.6257</text:p>
          </table:table-cell>
          <table:table-cell office:value-type="float" office:value="10357.6895">
            <text:p>10357.6895</text:p>
          </table:table-cell>
          <table:table-cell office:value-type="float" office:value="10056.9797">
            <text:p>10056.979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57,48,43,44,41,39,37,40,42,77,70,68,67,66,73,115,112,102,121,132|8,133|9,92,159,118,30,100,27,125,122,117,119,120,123,32,28,29,116,113,111,108,107,134|10,135|11,136|12,137|13,26,124,138|14,164,47,52,55,88,87,97,91,94,139|15,105,106,103,140|16,166,93,90,74,80,79,78,81,83,85,84,82,109,114,141|17,142|18,143|19,144|20,145|21,146|22,147|23,173,99,86,89,45,49,54,31,57,58,56,60,62,63,64,53,51,61,59,71,69,65,110,101,96,95,98,104,148|24,174,75,76,72,50,38,34,46,33,35,36,149|25,150&gt;</text:p>
          </table:table-cell>
          <table:table-cell table:style-name="ce3" table:formula="of:=([.I90]-[.K90])/[.K90]" office:value-type="percentage" office:value="0.40376396504012">
            <text:p>40.38%</text:p>
          </table:table-cell>
          <table:table-cell table:style-name="ce3" table:formula="of:=IF([.M90]=0;([.I90]-[.J90])/[.J90];&quot;&quot;)" office:value-type="percentage" office:value="0.363009163385328">
            <text:p>36.30%</text:p>
          </table:table-cell>
          <table:table-cell office:value-type="float" office:value="12686.3158917363">
            <text:p>12686.315891736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26.8083746983">
            <text:p>10026.8083746983</text:p>
          </table:table-cell>
          <table:table-cell table:style-name="ce3" table:formula="of:=([.S90]-[.V90])/[.V90]" office:value-type="percentage" office:value="0.265239687211844">
            <text:p>26.52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8.100_25-5-5-5_rd_90.txt</text:p>
          </table:table-cell>
          <table:table-cell table:style-name="ce1" office:value-type="string">
            <text:p>true</text:p>
          </table:table-cell>
          <table:table-cell office:value-type="float" office:value="12035.8085">
            <text:p>12035.8085</text:p>
          </table:table-cell>
          <table:table-cell office:value-type="float" office:value="10357.6895">
            <text:p>10357.6895</text:p>
          </table:table-cell>
          <table:table-cell office:value-type="float" office:value="10127.9225">
            <text:p>10127.922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84,78,85,65,131|7,157,45,88,99,86,89,94,93,125,122,117,119,120,123,32,28,29,114,116,111,132|8,133|9,159,92,118,100,27,30,87,97,91,31,62,90,74,80,79,81,83,82,69,71,76,75,70,105,98,95,96,103,102,121,112,134|10,135|11,136|12,137|13,26,124,138|14,164,47,52,54,49,55,57,58,60,56,63,64,61,59,53,51,48,43,41,39,113,109,108,107,110,101,104,106,115,36,35,33,66,73,139|15,140|16,166,37,40,44,42,38,50,77,72,67,68,46,34,141|17,142|18,143|19,144|20,145|21,146|22,147|23,148|24,149|25,150&gt;</text:p>
          </table:table-cell>
          <table:table-cell table:style-name="ce3" table:formula="of:=([.I91]-[.K91])/[.K91]" office:value-type="percentage" office:value="0.188378811153028">
            <text:p>18.84%</text:p>
          </table:table-cell>
          <table:table-cell table:style-name="ce3" table:formula="of:=IF([.M91]=0;([.I91]-[.J91])/[.J91];&quot;&quot;)" office:value-type="percentage" office:value="0.162016731627261">
            <text:p>16.20%</text:p>
          </table:table-cell>
          <table:table-cell office:value-type="float" office:value="12898.9361398631">
            <text:p>12898.93613986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86.3058950115">
            <text:p>10086.3058950115</text:p>
          </table:table-cell>
          <table:table-cell table:style-name="ce3" table:formula="of:=([.S91]-[.V91])/[.V91]" office:value-type="percentage" office:value="0.278856329971385">
            <text:p>27.89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1.100_25-5-5-5_rd_10.txt</text:p>
          </table:table-cell>
          <table:table-cell table:style-name="ce1" office:value-type="string">
            <text:p>true</text:p>
          </table:table-cell>
          <table:table-cell office:value-type="float" office:value="3643.09">
            <text:p>3643.09</text:p>
          </table:table-cell>
          <table:table-cell office:value-type="float" office:value="3459.8571">
            <text:p>3459.8571</text:p>
          </table:table-cell>
          <table:table-cell office:value-type="float" office:value="3292.555">
            <text:p>3292.555</text:p>
          </table:table-cell>
          <table:table-cell office:value-type="float" office:value="99">
            <text:p>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7,101,103,80,29,50,126|2,152,27,46,112,51,49,105,127|3,153,52,77,32,33,71,42,118,128|4,70,69,63,129|5,61,72,44,130|6,90,76,34,60,131|7,94,157,65,78,79,95,132|8,64,100,66,81,99,133|9,159,41,109,73,134|10,67,40,111,122,135|11,161,108,107,43,31,62,38,136|12,92,137|13,39,123,124,119,163,121,138|14,164,84,30,113,74,85,114,139|15,165,48,82,68,116,125,140|16,91,141|17,89,142|18,168,56,55,106,28,93,143|19,169,98,47,144|20,117,120,86,110,145|21,87,36,115,75,146|22,172,53,37,104,59,147|23,88,173,45,57,83,148|24,54,149|25,58,96,35,26,102,150&gt;</text:p>
          </table:table-cell>
          <table:table-cell table:style-name="ce3" table:formula="of:=([.I92]-[.K92])/[.K92]" office:value-type="percentage" office:value="0.106462914059143">
            <text:p>10.65%</text:p>
          </table:table-cell>
          <table:table-cell table:style-name="ce3" table:formula="of:=IF([.M92]=0;([.I92]-[.J92])/[.J92];&quot;&quot;)" office:value-type="percentage" office:value="0.0529596728142327">
            <text:p>5.30%</text:p>
          </table:table-cell>
          <table:table-cell office:value-type="float" office:value="2613.05216099319">
            <text:p>2613.0521609932</text:p>
          </table:table-cell>
          <table:table-cell table:style-name="ce2" office:value-type="float" office:value="22">
            <text:p>22.0</text:p>
          </table:table-cell>
          <table:table-cell office:value-type="string">
            <text:p>[27, 32, 36, 39, 45, 48, 61, 67, 70, 72, 83, 84, 87, 88, 90, 97, 107, 112, 113, 117, 124, 125]</text:p>
          </table:table-cell>
          <table:table-cell office:value-type="float" office:value="2327.38389551395">
            <text:p>2327.383895514</text:p>
          </table:table-cell>
          <table:table-cell table:style-name="ce3" table:formula="of:=([.S92]-[.V92])/[.V92]" office:value-type="percentage" office:value="0.122742219721412">
            <text:p>12.27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1.100_25-5-5-5_rd_30.txt</text:p>
          </table:table-cell>
          <table:table-cell table:style-name="ce1" office:value-type="string">
            <text:p>true</text:p>
          </table:table-cell>
          <table:table-cell office:value-type="float" office:value="3547.8019">
            <text:p>3547.8019</text:p>
          </table:table-cell>
          <table:table-cell office:value-type="float" office:value="3459.8571">
            <text:p>3459.8571</text:p>
          </table:table-cell>
          <table:table-cell office:value-type="float" office:value="3382.0914">
            <text:p>3382.091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66,81,99,50,126|2,152,120,40,112,51,49,105,127|3,153,108,41,109,122,85,128|4,30,69,63,129|5,88,113,119,73,130|6,90,76,34,75,26,131|7,157,107,44,45,57,95,132|8,54,103,80,133|9,159,55,74,134|10,67,135|11,161,52,56,43,31,29,136|12,92,137|13,163,97,48,82,68,116,125,138|14,164,84,27,65,78,121,139|15,39,123,124,110,140|16,61,72,91,141|17,89,115,35,142|18,168,37,101,106,28,93,143|19,169,53,46,98,47,144|20,117,170,77,32,33,71,42,118,145|21,87,36,171,79,102,146|22,94,172,104,59,60,147|23,70,86,111,62,38,114,83,148|24,149|25,58,96,150&gt;</text:p>
          </table:table-cell>
          <table:table-cell table:style-name="ce3" table:formula="of:=([.I93]-[.K93])/[.K93]" office:value-type="percentage" office:value="0.0489964582270012">
            <text:p>4.90%</text:p>
          </table:table-cell>
          <table:table-cell table:style-name="ce3" table:formula="of:=IF([.M93]=0;([.I93]-[.J93])/[.J93];&quot;&quot;)" office:value-type="percentage" office:value="0.025418622058119">
            <text:p>2.54%</text:p>
          </table:table-cell>
          <table:table-cell office:value-type="float" office:value="3262.77661871167">
            <text:p>3262.7766187117</text:p>
          </table:table-cell>
          <table:table-cell table:style-name="ce2" office:value-type="float" office:value="14">
            <text:p>14.0</text:p>
          </table:table-cell>
          <table:table-cell office:value-type="string">
            <text:p>[36, 39, 48, 58, 61, 65, 67, 70, 72, 84, 88, 107, 108, 117]</text:p>
          </table:table-cell>
          <table:table-cell office:value-type="float" office:value="2658.41492716923">
            <text:p>2658.4149271692</text:p>
          </table:table-cell>
          <table:table-cell table:style-name="ce3" table:formula="of:=([.S93]-[.V93])/[.V93]" office:value-type="percentage" office:value="0.227339113005199">
            <text:p>22.73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1.100_25-5-5-5_rd_50.txt</text:p>
          </table:table-cell>
          <table:table-cell table:style-name="ce1" office:value-type="string">
            <text:p>true</text:p>
          </table:table-cell>
          <table:table-cell office:value-type="float" office:value="3547.3496">
            <text:p>3547.3496</text:p>
          </table:table-cell>
          <table:table-cell office:value-type="float" office:value="3459.8571">
            <text:p>3459.8571</text:p>
          </table:table-cell>
          <table:table-cell office:value-type="float" office:value="3240.3084">
            <text:p>3240.3084</text:p>
          </table:table-cell>
          <table:table-cell office:value-type="float" office:value="99">
            <text:p>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66,126|2,112,152,93,49,105,127|3,153,52,56,32,33,71,85,128|4,70,69,63,129|5,88,87,36,130|6,55,76,34,60,131|7,157,94,113,115,45,132|8,54,103,133|9,134|10,67,46,98,47,122,135|11,53,37,161,31,51,29,50,136|12,65,78,81,99,137|13,163,30,107,44,74,42,118,138|14,164,84,108,86,119,139|15,165,120,123,41,111,68,116,125,140|16,61,72,166,35,57,95,141|17,89,142|18,168,48,92,143|19,39,40,169,28,79,144|20,117,170,77,43,109,121,73,145|21,101,106,75,146|22,90,104,59,147|23,173,97,27,124,110,62,38,114,83,148|24,174,82,80,149|25,58,96,91,26,102,150&gt;</text:p>
          </table:table-cell>
          <table:table-cell table:style-name="ce3" table:formula="of:=([.I94]-[.K94])/[.K94]" office:value-type="percentage" office:value="0.0947567830271958">
            <text:p>9.48%</text:p>
          </table:table-cell>
          <table:table-cell table:style-name="ce3" table:formula="of:=IF([.M94]=0;([.I94]-[.J94])/[.J94];&quot;&quot;)" office:value-type="percentage" office:value="0.0252878941156269">
            <text:p>2.53%</text:p>
          </table:table-cell>
          <table:table-cell office:value-type="float" office:value="3573.35322537693">
            <text:p>3573.3532253769</text:p>
          </table:table-cell>
          <table:table-cell table:style-name="ce2" office:value-type="float" office:value="16">
            <text:p>16.0</text:p>
          </table:table-cell>
          <table:table-cell office:value-type="string">
            <text:p>[28, 34, 39, 41, 48, 58, 67, 72, 78, 84, 88, 90, 97, 103, 112, 117]</text:p>
          </table:table-cell>
          <table:table-cell office:value-type="float" office:value="2578.41082631333">
            <text:p>2578.4108263133</text:p>
          </table:table-cell>
          <table:table-cell table:style-name="ce3" table:formula="of:=([.S94]-[.V94])/[.V94]" office:value-type="percentage" office:value="0.385874271434933">
            <text:p>38.59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1.100_25-5-5-5_rd_70.txt</text:p>
          </table:table-cell>
          <table:table-cell table:style-name="ce1" office:value-type="string">
            <text:p>true</text:p>
          </table:table-cell>
          <table:table-cell office:value-type="float" office:value="3519.1032">
            <text:p>3519.1032</text:p>
          </table:table-cell>
          <table:table-cell office:value-type="float" office:value="3459.8571">
            <text:p>3459.8571</text:p>
          </table:table-cell>
          <table:table-cell office:value-type="float" office:value="3201.0056">
            <text:p>3201.0056</text:p>
          </table:table-cell>
          <table:table-cell office:value-type="float" office:value="99">
            <text:p>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98,80,29,50,126|2,152,97,46,65,78,93,49,102,127|3,153,87,36,115,91,26,95,128|4,120,69,63,129|5,70,113,32,130|6,101,34,60,131|7,157,94,55,76,45,57,132|8,54,103,75,133|9,159,77,74,134|10,67,40,47,135|11,161,52,56,43,31,51,136|12,92,137|13,163,30,107,44,71,42,118,138|14,164,84,108,124,119,121,73,139|15,39,165,112,82,122,85,125,140|16,61,72,33,35,141|17,89,142|18,168,48,66,81,99,105,143|19,169,123,41,111,68,116,144|20,117,27,86,110,145|21,53,171,37,106,28,79,146|22,90,104,59,147|23,88,173,109,62,38,114,83,148|24,149|25,58,96,150&gt;</text:p>
          </table:table-cell>
          <table:table-cell table:style-name="ce3" table:formula="of:=([.I95]-[.K95])/[.K95]" office:value-type="percentage" office:value="0.0993742716351387">
            <text:p>9.94%</text:p>
          </table:table-cell>
          <table:table-cell table:style-name="ce3" table:formula="of:=IF([.M95]=0;([.I95]-[.J95])/[.J95];&quot;&quot;)" office:value-type="percentage" office:value="0.0171238575142308">
            <text:p>1.71%</text:p>
          </table:table-cell>
          <table:table-cell office:value-type="float" office:value="3617.72131785937">
            <text:p>3617.7213178594</text:p>
          </table:table-cell>
          <table:table-cell table:style-name="ce2" office:value-type="float" office:value="12">
            <text:p>12.0</text:p>
          </table:table-cell>
          <table:table-cell office:value-type="string">
            <text:p>[28, 34, 36, 44, 58, 65, 67, 84, 88, 103, 112, 120]</text:p>
          </table:table-cell>
          <table:table-cell office:value-type="float" office:value="2800.83380665837">
            <text:p>2800.8338066584</text:p>
          </table:table-cell>
          <table:table-cell table:style-name="ce3" table:formula="of:=([.S95]-[.V95])/[.V95]" office:value-type="percentage" office:value="0.291658687230577">
            <text:p>29.17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1.100_25-5-5-5_rd_90.txt</text:p>
          </table:table-cell>
          <table:table-cell table:style-name="ce1" office:value-type="string">
            <text:p>true</text:p>
          </table:table-cell>
          <table:table-cell office:value-type="float" office:value="3409.9314">
            <text:p>3409.9314</text:p>
          </table:table-cell>
          <table:table-cell office:value-type="float" office:value="3459.8571">
            <text:p>3459.8571</text:p>
          </table:table-cell>
          <table:table-cell office:value-type="float" office:value="3220.6156">
            <text:p>3220.6156</text:p>
          </table:table-cell>
          <table:table-cell office:value-type="float" office:value="98">
            <text:p>98</text:p>
          </table:table-cell>
          <table:table-cell table:style-name="ce2" office:value-type="float" office:value="2">
            <text:p>2.0</text:p>
          </table:table-cell>
          <table:table-cell office:value-type="string">
            <text:p>[84, 88]</text:p>
          </table:table-cell>
          <table:table-cell office:value-type="string">
            <text:p>[1,2,3,4,5,6]</text:p>
          </table:table-cell>
          <table:table-cell office:value-type="string">
            <text:p>&lt;1,64,92,126|2,97,152,66,81,99,105,127|3,153,87,36,71,73,128|4,70,69,63,129|5,61,72,44,33,130|6,131|7,157,52,113,32,45,57,95,132|8,54,103,75,93,133|9,159,77,74,134|10,67,40,135|11,161,108,107,43,31,51,136|12,100,98,47,79,49,137|13,163,30,123,41,111,68,116,125,138|14,164,94,124,109,121,85,114,83,139|15,39,165,65,119,62,42,118,140|16,55,141|17,89,115,35,142|18,168,56,76,34,91,26,102,143|19,169,48,82,144|20,117,120,86,110,145|21,53,171,101,106,28,60,146|22,90,104,59,147|23,173,27,46,112,122,38,148|24,37,174,78,80,29,50,149|25,58,96,150&gt;</text:p>
          </table:table-cell>
          <table:table-cell table:style-name="ce3" table:formula="of:=([.I96]-[.K96])/[.K96]" office:value-type="percentage" office:value="0.0587824886645894">
            <text:p>5.88%</text:p>
          </table:table-cell>
          <table:table-cell table:style-name="ce3" table:formula="of:=IF([.M96]=0;([.I96]-[.J96])/[.J96];&quot;&quot;)">
            <text:p/>
          </table:table-cell>
          <table:table-cell office:value-type="float" office:value="3856.8288553497">
            <text:p>3856.8288553497</text:p>
          </table:table-cell>
          <table:table-cell table:style-name="ce2" office:value-type="float" office:value="9">
            <text:p>9.0</text:p>
          </table:table-cell>
          <table:table-cell office:value-type="string">
            <text:p>[27, 32, 33, 48, 84, 103, 117, 119, 124]</text:p>
          </table:table-cell>
          <table:table-cell office:value-type="float" office:value="2982.54463314986">
            <text:p>2982.5446331499</text:p>
          </table:table-cell>
          <table:table-cell table:style-name="ce3" table:formula="of:=([.S96]-[.V96])/[.V96]" office:value-type="percentage" office:value="0.293133659252737">
            <text:p>29.31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2.100_25-5-5-5_rd_10.txt</text:p>
          </table:table-cell>
          <table:table-cell table:style-name="ce1" office:value-type="string">
            <text:p>true</text:p>
          </table:table-cell>
          <table:table-cell office:value-type="float" office:value="3378.2579">
            <text:p>3378.2579</text:p>
          </table:table-cell>
          <table:table-cell office:value-type="float" office:value="3275.4235">
            <text:p>3275.4235</text:p>
          </table:table-cell>
          <table:table-cell office:value-type="float" office:value="3263.802">
            <text:p>3263.80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8,28,104,126|2,37,51,152,65,78,80,29,50,127|3,52,153,101,34,91,128|4,70,129|5,155,84,110,41,111,30,107,73,130|6,117,40,27,112,108,131|7,32,61,72,44,132|8,158,62,123,86,109,116,42,125,133|9,159,67,97,98,82,68,38,118,134|10,89,115,60,102,135|11,136|12,137|13,88,36,77,35,57,138|14,64,100,47,81,139|15,48,92,140|16,74,141|17,167,94,55,106,45,142|18,168,56,87,113,33,71,85,114,83,143|19,169,53,121,124,119,120,99,105,144|20,39,69,63,145|21,171,46,66,79,49,146|22,43,31,122,172,95,147|23,173,75,54,76,26,93,148|24,149|25,90,96,103,59,150&gt;</text:p>
          </table:table-cell>
          <table:table-cell table:style-name="ce3" table:formula="of:=([.I97]-[.K97])/[.K97]" office:value-type="percentage" office:value="0.035068273136667">
            <text:p>3.51%</text:p>
          </table:table-cell>
          <table:table-cell table:style-name="ce3" table:formula="of:=IF([.M97]=0;([.I97]-[.J97])/[.J97];&quot;&quot;)" office:value-type="percentage" office:value="0.0313957569150982">
            <text:p>3.14%</text:p>
          </table:table-cell>
          <table:table-cell office:value-type="float" office:value="2873.66759060062">
            <text:p>2873.6675906006</text:p>
          </table:table-cell>
          <table:table-cell table:style-name="ce2" office:value-type="float" office:value="17">
            <text:p>17.0</text:p>
          </table:table-cell>
          <table:table-cell office:value-type="string">
            <text:p>[36, 39, 44, 58, 61, 64, 67, 69, 70, 72, 83, 88, 89, 92, 114, 117, 118]</text:p>
          </table:table-cell>
          <table:table-cell office:value-type="float" office:value="2351.4903684277">
            <text:p>2351.4903684277</text:p>
          </table:table-cell>
          <table:table-cell table:style-name="ce3" table:formula="of:=([.S97]-[.V97])/[.V97]" office:value-type="percentage" office:value="0.22206224154006">
            <text:p>22.21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2.100_25-5-5-5_rd_30.txt</text:p>
          </table:table-cell>
          <table:table-cell table:style-name="ce1" office:value-type="string">
            <text:p>true</text:p>
          </table:table-cell>
          <table:table-cell office:value-type="float" office:value="3494.3133">
            <text:p>3494.3133</text:p>
          </table:table-cell>
          <table:table-cell office:value-type="float" office:value="3275.4235">
            <text:p>3275.4235</text:p>
          </table:table-cell>
          <table:table-cell office:value-type="float" office:value="3361.3247">
            <text:p>3361.324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26,28,104,45,105,126|2,152,55,76,37,93,49,127|3,153,94,113,56,91,128|4,70,63,77,38,129|5,155,53,101,106,35,73,130|6,117,119,108,43,131|7,61,72,44,132|8,158,120,116,86,71,42,125,133|9,159,67,46,98,47,100,81,99,134|10,89,115,60,95,135|11,48,66,80,29,136|12,137|13,88,36,138|14,64,97,65,139|15,54,34,140|16,74,141|17,167,84,69,111,30,121,102,142|18,168,40,112,82,122,62,114,83,143|19,169,51,92,79,50,144|20,39,123,41,109,32,85,118,145|21,146|22,87,107,33,57,147|23,52,173,27,78,75,148|24,174,110,124,31,68,149|25,90,96,103,59,150&gt;</text:p>
          </table:table-cell>
          <table:table-cell table:style-name="ce3" table:formula="of:=([.I98]-[.K98])/[.K98]" office:value-type="percentage" office:value="0.0395643419988553">
            <text:p>3.96%</text:p>
          </table:table-cell>
          <table:table-cell table:style-name="ce3" table:formula="of:=IF([.M98]=0;([.I98]-[.J98])/[.J98];&quot;&quot;)" office:value-type="percentage" office:value="0.0668279384329996">
            <text:p>6.68%</text:p>
          </table:table-cell>
          <table:table-cell office:value-type="float" office:value="3382.2105606543">
            <text:p>3382.2105606543</text:p>
          </table:table-cell>
          <table:table-cell table:style-name="ce2" office:value-type="float" office:value="12">
            <text:p>12.0</text:p>
          </table:table-cell>
          <table:table-cell office:value-type="string">
            <text:p>[36, 39, 58, 65, 67, 69, 83, 88, 89, 117, 118, 125]</text:p>
          </table:table-cell>
          <table:table-cell office:value-type="float" office:value="2752.73016772627">
            <text:p>2752.7301677263</text:p>
          </table:table-cell>
          <table:table-cell table:style-name="ce3" table:formula="of:=([.S98]-[.V98])/[.V98]" office:value-type="percentage" office:value="0.228674935272705">
            <text:p>22.87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2.100_25-5-5-5_rd_50.txt</text:p>
          </table:table-cell>
          <table:table-cell table:style-name="ce1" office:value-type="string">
            <text:p>true</text:p>
          </table:table-cell>
          <table:table-cell office:value-type="float" office:value="3483.0278">
            <text:p>3483.0278</text:p>
          </table:table-cell>
          <table:table-cell office:value-type="float" office:value="3275.4235">
            <text:p>3275.4235</text:p>
          </table:table-cell>
          <table:table-cell office:value-type="float" office:value="3312.6489">
            <text:p>3312.648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8,58,126|2,48,127|3,90,96,103,128|4,70,129|5,155,53,113,33,71,73,130|6,117,108,86,109,156,42,107,131|7,32,61,72,44,132|8,158,40,112,82,122,62,116,125,133|9,159,67,27,98,47,97,81,29,102,37,134|10,56,77,89,115,60,95,135|11,66,100,80,136|12,137|13,88,36,35,57,138|14,64,65,78,164,46,99,50,139|15,59,54,34,140|16,74,141|17,167,94,55,106,45,142|18,168,121,84,123,41,111,110,30,85,114,83,143|19,169,51,92,144|20,39,69,63,170,38,120,118,145|21,171,26,76,79,49,105,146|22,172,101,104,91,147|23,173,87,43,75,93,148|24,52,174,119,124,31,68,149|25,150&gt;</text:p>
          </table:table-cell>
          <table:table-cell table:style-name="ce3" table:formula="of:=([.I99]-[.K99])/[.K99]" office:value-type="percentage" office:value="0.0514328276685162">
            <text:p>5.14%</text:p>
          </table:table-cell>
          <table:table-cell table:style-name="ce3" table:formula="of:=IF([.M99]=0;([.I99]-[.J99])/[.J99];&quot;&quot;)" office:value-type="percentage" office:value="0.0633824297835074">
            <text:p>6.34%</text:p>
          </table:table-cell>
          <table:table-cell office:value-type="float" office:value="3275.07670011124">
            <text:p>3275.0767001113</text:p>
          </table:table-cell>
          <table:table-cell table:style-name="ce2" office:value-type="float" office:value="14">
            <text:p>14.0</text:p>
          </table:table-cell>
          <table:table-cell office:value-type="string">
            <text:p>[39, 58, 64, 67, 69, 70, 76, 78, 81, 83, 88, 89, 117, 118]</text:p>
          </table:table-cell>
          <table:table-cell office:value-type="float" office:value="2709.68070757595">
            <text:p>2709.680707576</text:p>
          </table:table-cell>
          <table:table-cell table:style-name="ce3" table:formula="of:=([.S99]-[.V99])/[.V99]" office:value-type="percentage" office:value="0.208657791655864">
            <text:p>20.87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2.100_25-5-5-5_rd_70.txt</text:p>
          </table:table-cell>
          <table:table-cell table:style-name="ce1" office:value-type="string">
            <text:p>true</text:p>
          </table:table-cell>
          <table:table-cell office:value-type="float" office:value="3573.8861">
            <text:p>3573.8861</text:p>
          </table:table-cell>
          <table:table-cell office:value-type="float" office:value="3275.4235">
            <text:p>3275.4235</text:p>
          </table:table-cell>
          <table:table-cell office:value-type="float" office:value="3341.5052">
            <text:p>3341.505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8,26,76,28,79,126|2,152,98,78,81,29,50,127|3,90,96,103,59,128|4,154,56,113,32,30,129|5,155,53,37,101,104,45,57,130|6,117,156,77,43,31,108,42,125,131|7,70,89,132|8,63,133|9,159,67,116,69,82,27,99,46,134|10,61,72,44,115,60,95,135|11,65,136|12,66,80,49,137|13,88,36,73,71,138|14,64,100,97,47,139|15,48,92,140|16,74,141|17,167,94,55,106,91,102,142|18,168,119,40,112,62,122,85,114,83,143|19,169,54,34,35,75,105,144|20,39,123,41,111,84,170,38,121,118,145|21,146|22,87,107,33,147|23,52,173,120,124,51,93,148|24,174,110,86,109,68,149|25,150&gt;</text:p>
          </table:table-cell>
          <table:table-cell table:style-name="ce3" table:formula="of:=([.I100]-[.K100])/[.K100]" office:value-type="percentage" office:value="0.0695437792525357">
            <text:p>6.95%</text:p>
          </table:table-cell>
          <table:table-cell table:style-name="ce3" table:formula="of:=IF([.M100]=0;([.I100]-[.J100])/[.J100];&quot;&quot;)" office:value-type="percentage" office:value="0.0911218350848372">
            <text:p>9.11%</text:p>
          </table:table-cell>
          <table:table-cell office:value-type="float" office:value="3846.86245773081">
            <text:p>3846.8624577308</text:p>
          </table:table-cell>
          <table:table-cell table:style-name="ce2" office:value-type="float" office:value="12">
            <text:p>12.0</text:p>
          </table:table-cell>
          <table:table-cell office:value-type="string">
            <text:p>[39, 58, 61, 67, 72, 83, 88, 89, 98, 109, 117, 118]</text:p>
          </table:table-cell>
          <table:table-cell office:value-type="float" office:value="2633.18620425271">
            <text:p>2633.1862042527</text:p>
          </table:table-cell>
          <table:table-cell table:style-name="ce3" table:formula="of:=([.S100]-[.V100])/[.V100]" office:value-type="percentage" office:value="0.46091546868883">
            <text:p>46.09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2.100_25-5-5-5_rd_90.txt</text:p>
          </table:table-cell>
          <table:table-cell table:style-name="ce1" office:value-type="string">
            <text:p>true</text:p>
          </table:table-cell>
          <table:table-cell office:value-type="float" office:value="3338.057">
            <text:p>3338.057</text:p>
          </table:table-cell>
          <table:table-cell office:value-type="float" office:value="3275.4235">
            <text:p>3275.4235</text:p>
          </table:table-cell>
          <table:table-cell office:value-type="float" office:value="3091.5946">
            <text:p>3091.5946</text:p>
          </table:table-cell>
          <table:table-cell office:value-type="float" office:value="95">
            <text:p>95</text:p>
          </table:table-cell>
          <table:table-cell table:style-name="ce2" office:value-type="float" office:value="5">
            <text:p>5.0</text:p>
          </table:table-cell>
          <table:table-cell office:value-type="string">
            <text:p>[67, 70, 83, 88, 117]</text:p>
          </table:table-cell>
          <table:table-cell office:value-type="string">
            <text:p>[1,2,3,4,5,6]</text:p>
          </table:table-cell>
          <table:table-cell office:value-type="string">
            <text:p>&lt;1,39,116,69,82,79,105,126|2,86,31,152,93,49,102,127|3,90,96,103,128|4,154,77,44,129|5,155,87,113,33,71,107,85,32,130|6,156,27,40,112,120,68,125,131|7,61,89,115,60,95,132|8,63,133|9,159,46,100,92,134|10,56,160,94,55,76,45,135|11,48,66,80,29,136|12,137|13,36,73,35,57,138|14,64,164,78,123,62,38,114,139|15,59,54,34,140|16,74,141|17,167,53,37,28,106,91,142|18,168,58,65,121,84,30,42,118,143|19,169,52,75,101,104,144|20,41,111,145|21,171,98,47,97,81,99,50,146|22,147|23,173,72,43,108,26,148|24,51,174,119,124,109,110,122,149|25,150&gt;</text:p>
          </table:table-cell>
          <table:table-cell table:style-name="ce3" table:formula="of:=([.I101]-[.K101])/[.K101]" office:value-type="percentage" office:value="0.0797201547706158">
            <text:p>7.97%</text:p>
          </table:table-cell>
          <table:table-cell table:style-name="ce3" table:formula="of:=IF([.M101]=0;([.I101]-[.J101])/[.J101];&quot;&quot;)">
            <text:p/>
          </table:table-cell>
          <table:table-cell office:value-type="float" office:value="3540.36356252">
            <text:p>3540.36356252</text:p>
          </table:table-cell>
          <table:table-cell table:style-name="ce2" office:value-type="float" office:value="14">
            <text:p>14.0</text:p>
          </table:table-cell>
          <table:table-cell office:value-type="string">
            <text:p>[36, 44, 61, 67, 70, 71, 78, 83, 86, 88, 89, 99, 117, 125]</text:p>
          </table:table-cell>
          <table:table-cell office:value-type="float" office:value="2603.56218916641">
            <text:p>2603.5621891664</text:p>
          </table:table-cell>
          <table:table-cell table:style-name="ce3" table:formula="of:=([.S101]-[.V101])/[.V101]" office:value-type="percentage" office:value="0.35981524745277">
            <text:p>35.98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3.100_25-5-5-5_rd_10.txt</text:p>
          </table:table-cell>
          <table:table-cell table:style-name="ce1" office:value-type="string">
            <text:p>true</text:p>
          </table:table-cell>
          <table:table-cell office:value-type="float" office:value="2696.232">
            <text:p>2696.232</text:p>
          </table:table-cell>
          <table:table-cell office:value-type="float" office:value="2660.1086">
            <text:p>2660.1086</text:p>
          </table:table-cell>
          <table:table-cell office:value-type="float" office:value="2554.8872">
            <text:p>2554.887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82,67,68,40,47,98,81,29,105,127|3,89,128|4,129|5,111,70,43,155,112,122,120,119,38,84,118,130|6,131|7,132|8,116,69,63,39,99,37,133|9,159,52,94,113,33,107,73,72,44,134|10,55,45,135|11,64,48,92,136|12,76,87,36,32,35,96,137|13,57,61,71,74,88,115,138|14,164,53,121,62,124,31,114,77,26,95,56,139|15,34,91,140|16,117,123,110,41,86,30,109,85,42,125,141|17,142|18,168,108,65,78,46,27,143|19,54,100,66,97,80,102,144|20,28,58,75,101,103,49,93,79,51,83,145|21,90,146|22,147|23,50,148|24,149|25,59,104,106,60,150&gt;</text:p>
          </table:table-cell>
          <table:table-cell table:style-name="ce3" table:formula="of:=([.I102]-[.K102])/[.K102]" office:value-type="percentage" office:value="0.0553233035102293">
            <text:p>5.53%</text:p>
          </table:table-cell>
          <table:table-cell table:style-name="ce3" table:formula="of:=IF([.M102]=0;([.I102]-[.J102])/[.J102];&quot;&quot;)" office:value-type="percentage" office:value="0.013579671145757">
            <text:p>1.36%</text:p>
          </table:table-cell>
          <table:table-cell office:value-type="float" office:value="2136.57396763239">
            <text:p>2136.5739676324</text:p>
          </table:table-cell>
          <table:table-cell table:style-name="ce2" office:value-type="float" office:value="14">
            <text:p>14.0</text:p>
          </table:table-cell>
          <table:table-cell office:value-type="string">
            <text:p>[52, 61, 63, 64, 66, 67, 69, 70, 83, 109, 112, 113, 117, 125]</text:p>
          </table:table-cell>
          <table:table-cell office:value-type="float" office:value="1969.41304271377">
            <text:p>1969.4130427138</text:p>
          </table:table-cell>
          <table:table-cell table:style-name="ce3" table:formula="of:=([.S102]-[.V102])/[.V102]" office:value-type="percentage" office:value="0.0848785507626616">
            <text:p>8.49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3.100_25-5-5-5_rd_30.txt</text:p>
          </table:table-cell>
          <table:table-cell table:style-name="ce1" office:value-type="string">
            <text:p>true</text:p>
          </table:table-cell>
          <table:table-cell office:value-type="float" office:value="2594.1601">
            <text:p>2594.1601</text:p>
          </table:table-cell>
          <table:table-cell office:value-type="float" office:value="2660.1086">
            <text:p>2660.1086</text:p>
          </table:table-cell>
          <table:table-cell office:value-type="float" office:value="2544.5706">
            <text:p>2544.570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3,66,100,97,99,50,126|2,82,67,68,40,47,27,127|3,89,128|4,129|5,70,43,84,112,155,122,62,116,125,130|6,131|7,132|8,37,94,55,76,106,59,60,133|9,159,87,113,33,71,72,73,107,32,134|10,45,26,160,119,85,109,108,77,56,95,135|11,64,48,92,136|12,90,96,34,35,137|13,61,36,44,74,88,115,57,138|14,164,121,30,110,124,31,114,120,38,118,139|15,91,140|16,117,123,39,69,63,111,41,86,42,141|17,142|18,168,46,98,65,78,81,29,105,143|19,104,54,80,102,144|20,28,58,75,101,103,49,93,79,51,83,145|21,146|22,147|23,148|24,149|25,150&gt;</text:p>
          </table:table-cell>
          <table:table-cell table:style-name="ce3" table:formula="of:=([.I103]-[.K103])/[.K103]" office:value-type="percentage" office:value="0.0194883568960516">
            <text:p>1.95%</text:p>
          </table:table-cell>
          <table:table-cell table:style-name="ce3" table:formula="of:=IF([.M103]=0;([.I103]-[.J103])/[.J103];&quot;&quot;)" office:value-type="percentage" office:value="-0.0247916570022743">
            <text:p>-2.48%</text:p>
          </table:table-cell>
          <table:table-cell office:value-type="float" office:value="2702.65919948988">
            <text:p>2702.6591994899</text:p>
          </table:table-cell>
          <table:table-cell table:style-name="ce2" office:value-type="float" office:value="11">
            <text:p>11.0</text:p>
          </table:table-cell>
          <table:table-cell office:value-type="string">
            <text:p>[42, 52, 61, 63, 64, 67, 69, 70, 83, 117, 125]</text:p>
          </table:table-cell>
          <table:table-cell office:value-type="float" office:value="2063.520123382">
            <text:p>2063.520123382</text:p>
          </table:table-cell>
          <table:table-cell table:style-name="ce3" table:formula="of:=([.S103]-[.V103])/[.V103]" office:value-type="percentage" office:value="0.309732417370547">
            <text:p>30.97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3.100_25-5-5-5_rd_50.txt</text:p>
          </table:table-cell>
          <table:table-cell table:style-name="ce1" office:value-type="string">
            <text:p>true</text:p>
          </table:table-cell>
          <table:table-cell office:value-type="float" office:value="2716.3475">
            <text:p>2716.3475</text:p>
          </table:table-cell>
          <table:table-cell office:value-type="float" office:value="2660.1086">
            <text:p>2660.1086</text:p>
          </table:table-cell>
          <table:table-cell office:value-type="float" office:value="2574.949">
            <text:p>2574.94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3,119,112,97,99,50,126|2,82,67,68,40,47,98,81,29,27,127|3,89,128|4,129|5,70,111,63,41,116,84,122,62,125,130|6,131|7,132|8,52,94,55,45,76,133|9,159,87,113,33,71,72,107,32,134|10,36,135|11,64,48,92,136|12,90,96,34,35,56,26,95,137|13,88,61,73,44,74,115,57,138|14,164,121,120,110,124,31,114,108,77,139|15,91,140|16,117,123,39,69,86,109,85,30,42,141|17,142|18,168,79,46,65,78,43,38,118,143|19,169,66,100,80,102,144|20,28,58,75,101,103,54,93,51,83,145|21,146|22,147|23,148|24,49,105,149|25,106,37,104,59,60,150&gt;</text:p>
          </table:table-cell>
          <table:table-cell table:style-name="ce3" table:formula="of:=([.I104]-[.K104])/[.K104]" office:value-type="percentage" office:value="0.0549131264347371">
            <text:p>5.49%</text:p>
          </table:table-cell>
          <table:table-cell table:style-name="ce3" table:formula="of:=IF([.M104]=0;([.I104]-[.J104])/[.J104];&quot;&quot;)" office:value-type="percentage" office:value="0.0211415804602864">
            <text:p>2.11%</text:p>
          </table:table-cell>
          <table:table-cell office:value-type="float" office:value="2865.28352696358">
            <text:p>2865.2835269636</text:p>
          </table:table-cell>
          <table:table-cell table:style-name="ce2" office:value-type="float" office:value="10">
            <text:p>10.0</text:p>
          </table:table-cell>
          <table:table-cell office:value-type="string">
            <text:p>[52, 61, 63, 67, 69, 70, 83, 95, 117, 125]</text:p>
          </table:table-cell>
          <table:table-cell office:value-type="float" office:value="2086.34519586801">
            <text:p>2086.345195868</text:p>
          </table:table-cell>
          <table:table-cell table:style-name="ce3" table:formula="of:=([.S104]-[.V104])/[.V104]" office:value-type="percentage" office:value="0.373350648127763">
            <text:p>37.34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3.100_25-5-5-5_rd_70.txt</text:p>
          </table:table-cell>
          <table:table-cell table:style-name="ce1" office:value-type="string">
            <text:p>true</text:p>
          </table:table-cell>
          <table:table-cell office:value-type="float" office:value="2708.8795">
            <text:p>2708.8795</text:p>
          </table:table-cell>
          <table:table-cell office:value-type="float" office:value="2660.1086">
            <text:p>2660.1086</text:p>
          </table:table-cell>
          <table:table-cell office:value-type="float" office:value="2674.2378">
            <text:p>2674.237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82,67,68,40,47,98,81,27,127|3,89,128|4,129|5,70,155,124,31,119,120,122,38,62,125,130|6,131|7,157,46,92,132|8,76,106,55,104,99,133|9,52,159,53,112,84,30,107,73,134|10,44,61,71,109,85,160,37,102,135|11,100,97,48,66,80,49,105,136|12,90,96,34,59,60,137|13,45,26,94,113,74,88,115,57,138|14,164,121,110,86,108,33,32,77,95,139|15,91,140|16,117,123,39,69,63,116,41,42,111,141|17,142|18,168,56,87,36,72,35,43,118,143|19,144|20,51,58,28,101,103,54,93,75,83,145|21,146|22,147|23,148|24,174,114,65,78,79,29,50,149|25,150&gt;</text:p>
          </table:table-cell>
          <table:table-cell table:style-name="ce3" table:formula="of:=([.I105]-[.K105])/[.K105]" office:value-type="percentage" office:value="0.01295385922673">
            <text:p>1.30%</text:p>
          </table:table-cell>
          <table:table-cell table:style-name="ce3" table:formula="of:=IF([.M105]=0;([.I105]-[.J105])/[.J105];&quot;&quot;)" office:value-type="percentage" office:value="0.0183341762813744">
            <text:p>1.83%</text:p>
          </table:table-cell>
          <table:table-cell office:value-type="float" office:value="3114.01822616095">
            <text:p>3114.018226161</text:p>
          </table:table-cell>
          <table:table-cell table:style-name="ce2" office:value-type="float" office:value="6">
            <text:p>6.0</text:p>
          </table:table-cell>
          <table:table-cell office:value-type="string">
            <text:p>[61, 64, 70, 83, 117, 125]</text:p>
          </table:table-cell>
          <table:table-cell office:value-type="float" office:value="2275.29441384091">
            <text:p>2275.2944138409</text:p>
          </table:table-cell>
          <table:table-cell table:style-name="ce3" table:formula="of:=([.S105]-[.V105])/[.V105]" office:value-type="percentage" office:value="0.368622103239901">
            <text:p>36.86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3.100_25-5-5-5_rd_90.txt</text:p>
          </table:table-cell>
          <table:table-cell table:style-name="ce1" office:value-type="string">
            <text:p>true</text:p>
          </table:table-cell>
          <table:table-cell office:value-type="float" office:value="2590.1621">
            <text:p>2590.1621</text:p>
          </table:table-cell>
          <table:table-cell office:value-type="float" office:value="2660.1086">
            <text:p>2660.1086</text:p>
          </table:table-cell>
          <table:table-cell office:value-type="float" office:value="2318.31">
            <text:p>2318.31</text:p>
          </table:table-cell>
          <table:table-cell office:value-type="float" office:value="96">
            <text:p>96</text:p>
          </table:table-cell>
          <table:table-cell table:style-name="ce2" office:value-type="float" office:value="4">
            <text:p>4.0</text:p>
          </table:table-cell>
          <table:table-cell office:value-type="string">
            <text:p>[61, 70, 83, 117]</text:p>
          </table:table-cell>
          <table:table-cell office:value-type="string">
            <text:p>[1,2,3,4,5,6]</text:p>
          </table:table-cell>
          <table:table-cell office:value-type="string">
            <text:p>&lt;1,64,151,31,97,99,100,126|2,67,68,40,47,82,27,127|3,89,128|4,129|5,111,62,84,116,63,130|6,105,131|7,78,157,79,29,50,132|8,45,76,55,104,133|9,159,52,94,113,33,71,72,73,107,32,134|10,77,69,112,122,119,42,108,135|11,37,161,46,98,66,80,136|12,59,106,58,28,54,103,96,60,95,137|13,57,115,56,36,44,74,88,138|14,65,164,114,121,120,38,118,139|15,91,140|16,39,86,41,110,124,109,43,85,30,123,125,141|17,87,167,35,142|18,48,92,81,143|19,90,144|20,51,53,26,75,101,34,93,49,102,145|21,146|22,147|23,148|24,149|25,150&gt;</text:p>
          </table:table-cell>
          <table:table-cell table:style-name="ce3" table:formula="of:=([.I106]-[.K106])/[.K106]" office:value-type="percentage" office:value="0.117263049376485">
            <text:p>11.73%</text:p>
          </table:table-cell>
          <table:table-cell table:style-name="ce3" table:formula="of:=IF([.M106]=0;([.I106]-[.J106])/[.J106];&quot;&quot;)">
            <text:p/>
          </table:table-cell>
          <table:table-cell office:value-type="float" office:value="3144.70113327633">
            <text:p>3144.7011332763</text:p>
          </table:table-cell>
          <table:table-cell table:style-name="ce2" office:value-type="float" office:value="8">
            <text:p>8.0</text:p>
          </table:table-cell>
          <table:table-cell office:value-type="string">
            <text:p>[42, 61, 63, 67, 70, 83, 117, 125]</text:p>
          </table:table-cell>
          <table:table-cell office:value-type="float" office:value="2135.57892862793">
            <text:p>2135.5789286279</text:p>
          </table:table-cell>
          <table:table-cell table:style-name="ce3" table:formula="of:=([.S106]-[.V106])/[.V106]" office:value-type="percentage" office:value="0.472528639012537">
            <text:p>47.25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4.100_25-5-5-5_rd_10.txt</text:p>
          </table:table-cell>
          <table:table-cell table:style-name="ce1" office:value-type="string">
            <text:p>true</text:p>
          </table:table-cell>
          <table:table-cell office:value-type="float" office:value="2341.6715">
            <text:p>2341.6715</text:p>
          </table:table-cell>
          <table:table-cell office:value-type="float" office:value="2358.3564">
            <text:p>2358.3564</text:p>
          </table:table-cell>
          <table:table-cell office:value-type="float" office:value="2402.2001">
            <text:p>2402.200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31,110,123,62,68,27,38,65,83,127|3,128|4,48,92,129|5,130|6,131|7,157,82,40,112,122,120,119,114,77,113,132|8,90,133|9,35,69,109,107,73,44,134|10,63,39,67,135|11,136|12,137|13,138|14,164,78,51,98,97,66,139|15,80,29,79,140|16,64,81,100,47,46,99,50,141|17,75,167,53,26,76,34,106,103,58,102,142|18,168,52,94,95,55,45,96,60,59,54,143|19,91,144|20,49,93,105,37,101,104,28,145|21,108,33,86,111,41,116,125,146|22,72,87,147|23,148|24,71,61,74,36,89,88,115,57,56,32,149|25,117,84,118,30,121,124,85,43,70,42,150&gt;</text:p>
          </table:table-cell>
          <table:table-cell table:style-name="ce3" table:formula="of:=([.I107]-[.K107])/[.K107]" office:value-type="percentage" office:value="-0.0251971515611876">
            <text:p>-2.52%</text:p>
          </table:table-cell>
          <table:table-cell table:style-name="ce3" table:formula="of:=IF([.M107]=0;([.I107]-[.J107])/[.J107];&quot;&quot;)" office:value-type="percentage" office:value="-0.00707480005990621">
            <text:p>-0.71%</text:p>
          </table:table-cell>
          <table:table-cell office:value-type="float" office:value="2285.06702121751">
            <text:p>2285.0670212175</text:p>
          </table:table-cell>
          <table:table-cell table:style-name="ce2" office:value-type="float" office:value="8">
            <text:p>8.0</text:p>
          </table:table-cell>
          <table:table-cell office:value-type="string">
            <text:p>[40, 69, 83, 87, 94, 99, 117, 125]</text:p>
          </table:table-cell>
          <table:table-cell office:value-type="float" office:value="2072.72492333915">
            <text:p>2072.7249233392</text:p>
          </table:table-cell>
          <table:table-cell table:style-name="ce3" table:formula="of:=([.S107]-[.V107])/[.V107]" office:value-type="percentage" office:value="0.102445865096405">
            <text:p>10.24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4.100_25-5-5-5_rd_30.txt</text:p>
          </table:table-cell>
          <table:table-cell table:style-name="ce1" office:value-type="string">
            <text:p>true</text:p>
          </table:table-cell>
          <table:table-cell office:value-type="float" office:value="2487.6323">
            <text:p>2487.6323</text:p>
          </table:table-cell>
          <table:table-cell office:value-type="float" office:value="2358.3564">
            <text:p>2358.3564</text:p>
          </table:table-cell>
          <table:table-cell office:value-type="float" office:value="2368.0197">
            <text:p>2368.019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53,65,27,68,110,123,62,38,31,83,127|3,128|4,81,48,92,129|5,93,155,78,51,37,105,49,130|6,131|7,108,33,44,85,125,132|8,90,133|9,35,134|10,63,39,67,135|11,136|12,137|13,138|14,164,52,119,121,124,120,98,29,66,139|15,64,100,40,112,82,47,99,97,46,140|16,80,79,50,141|17,26,167,75,76,34,59,103,106,58,102,142|18,28,168,94,101,104,54,143|19,91,144|20,170,77,113,56,95,55,45,96,60,145|21,111,41,116,122,86,109,146|22,72,73,87,147|23,148|24,71,61,74,36,89,88,57,115,32,107,149|25,117,84,118,69,30,114,43,70,42,150&gt;</text:p>
          </table:table-cell>
          <table:table-cell table:style-name="ce3" table:formula="of:=([.I108]-[.K108])/[.K108]" office:value-type="percentage" office:value="0.0505116574832551">
            <text:p>5.05%</text:p>
          </table:table-cell>
          <table:table-cell table:style-name="ce3" table:formula="of:=IF([.M108]=0;([.I108]-[.J108])/[.J108];&quot;&quot;)" office:value-type="percentage" office:value="0.0548160998905848">
            <text:p>5.48%</text:p>
          </table:table-cell>
          <table:table-cell office:value-type="float" office:value="2764.50920180242">
            <text:p>2764.5092018024</text:p>
          </table:table-cell>
          <table:table-cell table:style-name="ce2" office:value-type="float" office:value="3">
            <text:p>3.0</text:p>
          </table:table-cell>
          <table:table-cell office:value-type="string">
            <text:p>[40, 83, 117]</text:p>
          </table:table-cell>
          <table:table-cell office:value-type="float" office:value="2249.70250262126">
            <text:p>2249.7025026213</text:p>
          </table:table-cell>
          <table:table-cell table:style-name="ce3" table:formula="of:=([.S108]-[.V108])/[.V108]" office:value-type="percentage" office:value="0.228833233985972">
            <text:p>22.88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4.100_25-5-5-5_rd_50.txt</text:p>
          </table:table-cell>
          <table:table-cell table:style-name="ce1" office:value-type="string">
            <text:p>true</text:p>
          </table:table-cell>
          <table:table-cell office:value-type="float" office:value="2514.5292">
            <text:p>2514.5292</text:p>
          </table:table-cell>
          <table:table-cell office:value-type="float" office:value="2358.3564">
            <text:p>2358.3564</text:p>
          </table:table-cell>
          <table:table-cell office:value-type="float" office:value="2340.2475">
            <text:p>2340.247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65,152,31,110,123,62,68,27,38,83,127|3,128|4,92,129|5,130|6,131|7,85,157,119,114,108,33,70,132|8,57,88,115,95,26,90,133|9,35,134|10,63,39,67,135|11,136|12,137|13,138|14,164,77,121,124,109,30,43,98,97,139|15,79,46,40,112,66,47,99,50,140|16,64,48,100,81,80,141|17,51,167,53,76,34,103,106,58,75,102,142|18,168,52,94,55,45,91,96,60,59,28,143|19,144|20,49,93,105,37,101,104,170,29,54,145|21,111,41,86,171,78,82,122,120,116,125,146|22,72,73,87,147|23,148|24,71,61,74,36,89,44,56,113,32,107,149|25,117,84,118,69,42,150&gt;</text:p>
          </table:table-cell>
          <table:table-cell table:style-name="ce3" table:formula="of:=([.I109]-[.K109])/[.K109]" office:value-type="percentage" office:value="0.0744714821829742">
            <text:p>7.45%</text:p>
          </table:table-cell>
          <table:table-cell table:style-name="ce3" table:formula="of:=IF([.M109]=0;([.I109]-[.J109])/[.J109];&quot;&quot;)" office:value-type="percentage" office:value="0.0662210342762442">
            <text:p>6.62%</text:p>
          </table:table-cell>
          <table:table-cell office:value-type="float" office:value="3006.60101545151">
            <text:p>3006.6010154515</text:p>
          </table:table-cell>
          <table:table-cell table:style-name="ce2" office:value-type="float" office:value="4">
            <text:p>4.0</text:p>
          </table:table-cell>
          <table:table-cell office:value-type="string">
            <text:p>[63, 83, 117, 125]</text:p>
          </table:table-cell>
          <table:table-cell office:value-type="float" office:value="2200.47752141361">
            <text:p>2200.4775214136</text:p>
          </table:table-cell>
          <table:table-cell table:style-name="ce3" table:formula="of:=([.S109]-[.V109])/[.V109]" office:value-type="percentage" office:value="0.366340253964533">
            <text:p>36.63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4.100_25-5-5-5_rd_70.txt</text:p>
          </table:table-cell>
          <table:table-cell table:style-name="ce1" office:value-type="string">
            <text:p>true</text:p>
          </table:table-cell>
          <table:table-cell office:value-type="float" office:value="2549.4587">
            <text:p>2549.4587</text:p>
          </table:table-cell>
          <table:table-cell office:value-type="float" office:value="2358.3564">
            <text:p>2358.3564</text:p>
          </table:table-cell>
          <table:table-cell office:value-type="float" office:value="2372.8986">
            <text:p>2372.898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31,62,110,63,68,27,38,65,83,127|3,128|4,81,48,92,129|5,130|6,131|7,85,157,114,77,78,82,99,125,132|8,89,88,115,57,90,133|9,35,112,44,134|10,98,51,43,109,30,123,39,67,135|11,136|12,137|13,138|14,164,52,119,121,124,120,122,66,139|15,49,79,46,97,47,100,64,80,29,50,140|16,141|17,75,53,167,26,76,34,106,58,93,105,102,142|18,28,168,37,101,104,103,59,54,143|19,91,144|20,170,94,56,113,95,55,45,96,60,145|21,86,116,40,41,111,146|22,72,73,87,147|23,148|24,71,61,74,36,33,107,32,108,70,149|25,117,84,118,69,42,150&gt;</text:p>
          </table:table-cell>
          <table:table-cell table:style-name="ce3" table:formula="of:=([.I110]-[.K110])/[.K110]" office:value-type="percentage" office:value="0.074406929988496">
            <text:p>7.44%</text:p>
          </table:table-cell>
          <table:table-cell table:style-name="ce3" table:formula="of:=IF([.M110]=0;([.I110]-[.J110])/[.J110];&quot;&quot;)" office:value-type="percentage" office:value="0.0810319848179011">
            <text:p>8.10%</text:p>
          </table:table-cell>
          <table:table-cell office:value-type="float" office:value="3027.17274232054">
            <text:p>3027.1727423205</text:p>
          </table:table-cell>
          <table:table-cell table:style-name="ce2" office:value-type="float" office:value="5">
            <text:p>5.0</text:p>
          </table:table-cell>
          <table:table-cell office:value-type="string">
            <text:p>[40, 83, 94, 117, 125]</text:p>
          </table:table-cell>
          <table:table-cell office:value-type="float" office:value="2159.88124899182">
            <text:p>2159.8812489918</text:p>
          </table:table-cell>
          <table:table-cell table:style-name="ce3" table:formula="of:=([.S110]-[.V110])/[.V110]" office:value-type="percentage" office:value="0.401545915421763">
            <text:p>40.15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4.100_25-5-5-5_rd_90.txt</text:p>
          </table:table-cell>
          <table:table-cell table:style-name="ce1" office:value-type="string">
            <text:p>true</text:p>
          </table:table-cell>
          <table:table-cell office:value-type="float" office:value="2471.5">
            <text:p>2471.5</text:p>
          </table:table-cell>
          <table:table-cell office:value-type="float" office:value="2358.3564">
            <text:p>2358.3564</text:p>
          </table:table-cell>
          <table:table-cell office:value-type="float" office:value="2380.2229">
            <text:p>2380.222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31,62,110,63,68,27,38,65,83,127|3,128|4,92,129|5,130|6,131|7,157,82,40,112,80,29,114,132|8,88,115,57,90,133|9,35,69,109,70,107,134|10,39,67,135|11,136|12,137|13,138|14,98,164,77,43,78,119,120,122,123,125,139|15,49,79,37,46,97,100,66,47,99,50,140|16,64,81,48,141|17,75,53,167,52,101,34,76,106,103,102,142|18,93,51,26,58,104,28,54,143|19,91,144|20,105,170,94,56,95,55,45,96,60,59,145|21,111,41,116,86,108,33,146|22,72,73,87,147|23,148|24,32,113,44,36,89,74,61,71,149|25,117,84,118,30,121,124,85,42,150&gt;</text:p>
          </table:table-cell>
          <table:table-cell table:style-name="ce3" table:formula="of:=([.I111]-[.K111])/[.K111]" office:value-type="percentage" office:value="0.0383481311771262">
            <text:p>3.83%</text:p>
          </table:table-cell>
          <table:table-cell table:style-name="ce3" table:formula="of:=IF([.M111]=0;([.I111]-[.J111])/[.J111];&quot;&quot;)" office:value-type="percentage" office:value="0.047975615560057">
            <text:p>4.80%</text:p>
          </table:table-cell>
          <table:table-cell office:value-type="float" office:value="3039.70009527636">
            <text:p>3039.7000952764</text:p>
          </table:table-cell>
          <table:table-cell table:style-name="ce2" office:value-type="float" office:value="5">
            <text:p>5.0</text:p>
          </table:table-cell>
          <table:table-cell office:value-type="string">
            <text:p>[29, 40, 63, 83, 117]</text:p>
          </table:table-cell>
          <table:table-cell office:value-type="float" office:value="2170.42788978626">
            <text:p>2170.4278897863</text:p>
          </table:table-cell>
          <table:table-cell table:style-name="ce3" table:formula="of:=([.S111]-[.V111])/[.V111]" office:value-type="percentage" office:value="0.400507296086994">
            <text:p>40.05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5.100_25-5-5-5_rd_10.txt</text:p>
          </table:table-cell>
          <table:table-cell table:style-name="ce1" office:value-type="string">
            <text:p>true</text:p>
          </table:table-cell>
          <table:table-cell office:value-type="float" office:value="3352.0048">
            <text:p>3352.0048</text:p>
          </table:table-cell>
          <table:table-cell office:value-type="float" office:value="3206.7586">
            <text:p>3206.7586</text:p>
          </table:table-cell>
          <table:table-cell office:value-type="float" office:value="3074.1719">
            <text:p>3074.1719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58]</text:p>
          </table:table-cell>
          <table:table-cell office:value-type="string">
            <text:p>[1,2,3,4,5,6]</text:p>
          </table:table-cell>
          <table:table-cell office:value-type="string">
            <text:p>&lt;1,126|2,37,106,59,127|3,128|4,154,52,94,101,104,28,93,49,129|5,155,54,103,34,91,130|6,70,108,107,33,71,42,118,131|7,132|8,67,158,124,111,85,114,133|9,53,159,46,98,47,134|10,160,100,92,135|11,136|12,64,48,65,78,51,79,137|13,90,138|14,164,96,76,45,60,139|15,39,86,110,109,121,99,140|16,27,166,31,119,80,50,141|17,167,30,41,63,68,62,125,142|18,61,72,44,115,57,143|19,56,113,55,35,73,95,144|20,87,36,89,145|21,97,40,82,66,81,29,105,146|22,172,77,43,32,75,26,102,147|23,117,120,84,123,69,112,122,116,38,83,148|24,149|25,88,175,74,150&gt;</text:p>
          </table:table-cell>
          <table:table-cell table:style-name="ce3" table:formula="of:=([.I112]-[.K112])/[.K112]" office:value-type="percentage" office:value="0.0903765010668403">
            <text:p>9.04%</text:p>
          </table:table-cell>
          <table:table-cell table:style-name="ce3" table:formula="of:=IF([.M112]=0;([.I112]-[.J112])/[.J112];&quot;&quot;)">
            <text:p/>
          </table:table-cell>
          <table:table-cell office:value-type="float" office:value="2741.15709532831">
            <text:p>2741.1570953283</text:p>
          </table:table-cell>
          <table:table-cell table:style-name="ce2" office:value-type="float" office:value="18">
            <text:p>18.0</text:p>
          </table:table-cell>
          <table:table-cell office:value-type="string">
            <text:p>[30, 39, 42, 54, 56, 58, 61, 64, 69, 70, 72, 83, 84, 88, 96, 97, 108, 116]</text:p>
          </table:table-cell>
          <table:table-cell office:value-type="float" office:value="2419.73022651238">
            <text:p>2419.7302265124</text:p>
          </table:table-cell>
          <table:table-cell table:style-name="ce3" table:formula="of:=([.S112]-[.V112])/[.V112]" office:value-type="percentage" office:value="0.132835828264715">
            <text:p>13.28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5.100_25-5-5-5_rd_30.txt</text:p>
          </table:table-cell>
          <table:table-cell table:style-name="ce1" office:value-type="string">
            <text:p>true</text:p>
          </table:table-cell>
          <table:table-cell office:value-type="float" office:value="3270.736">
            <text:p>3270.736</text:p>
          </table:table-cell>
          <table:table-cell office:value-type="float" office:value="3206.7586">
            <text:p>3206.7586</text:p>
          </table:table-cell>
          <table:table-cell office:value-type="float" office:value="3195.1921">
            <text:p>3195.192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64,37,106,59,127|3,128|4,154,27,40,66,47,29,50,129|5,89,115,35,26,95,130|6,70,108,86,124,82,131|7,132|8,158,77,107,33,109,133|9,67,39,41,111,110,62,122,38,125,134|10,100,135|11,87,161,112,121,85,73,136|12,97,46,98,65,78,51,79,49,137|13,90,138|14,164,56,113,76,45,60,139|15,48,92,81,99,140|16,166,120,123,119,31,80,141|17,167,53,52,43,74,57,142|18,58,168,101,104,103,75,93,105,102,143|19,36,32,71,42,118,114,144|20,72,61,44,91,145|21,54,96,146|22,147|23,117,84,30,69,63,68,116,83,148|24,174,94,55,34,28,149|25,88,150&gt;</text:p>
          </table:table-cell>
          <table:table-cell table:style-name="ce3" table:formula="of:=([.I113]-[.K113])/[.K113]" office:value-type="percentage" office:value="0.0236429916060445">
            <text:p>2.36%</text:p>
          </table:table-cell>
          <table:table-cell table:style-name="ce3" table:formula="of:=IF([.M113]=0;([.I113]-[.J113])/[.J113];&quot;&quot;)" office:value-type="percentage" office:value="0.0199508001631304">
            <text:p>2.00%</text:p>
          </table:table-cell>
          <table:table-cell office:value-type="float" office:value="3075.10743935114">
            <text:p>3075.1074393511</text:p>
          </table:table-cell>
          <table:table-cell table:style-name="ce2" office:value-type="float" office:value="13">
            <text:p>13.0</text:p>
          </table:table-cell>
          <table:table-cell office:value-type="string">
            <text:p>[30, 36, 39, 48, 58, 61, 64, 70, 72, 84, 88, 97, 108]</text:p>
          </table:table-cell>
          <table:table-cell office:value-type="float" office:value="2674.23826157974">
            <text:p>2674.2382615798</text:p>
          </table:table-cell>
          <table:table-cell table:style-name="ce3" table:formula="of:=([.S113]-[.V113])/[.V113]" office:value-type="percentage" office:value="0.149900322469618">
            <text:p>14.99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5.100_25-5-5-5_rd_50.txt</text:p>
          </table:table-cell>
          <table:table-cell table:style-name="ce1" office:value-type="string">
            <text:p>true</text:p>
          </table:table-cell>
          <table:table-cell office:value-type="float" office:value="3460.3623">
            <text:p>3460.3623</text:p>
          </table:table-cell>
          <table:table-cell office:value-type="float" office:value="3206.7586">
            <text:p>3206.7586</text:p>
          </table:table-cell>
          <table:table-cell office:value-type="float" office:value="3244.8898">
            <text:p>3244.889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7,37,78,80,49,127|3,153,43,74,128|4,154,94,56,55,34,75,26,102,129|5,89,115,130|6,70,108,86,109,33,71,42,118,131|7,132|8,117,120,158,124,112,51,133|9,67,39,41,111,110,62,122,38,125,134|10,160,100,92,135|11,161,107,82,121,73,136|12,64,54,106,28,93,79,50,137|13,90,138|14,164,96,76,45,60,139|15,40,48,140|16,141|17,61,87,142|18,168,52,77,113,32,35,57,95,143|19,97,46,65,31,119,116,85,114,144|20,72,36,44,91,145|21,58,98,66,47,81,99,29,105,146|22,172,53,101,104,103,59,147|23,30,84,123,69,63,68,83,148|24,149|25,88,150&gt;</text:p>
          </table:table-cell>
          <table:table-cell table:style-name="ce3" table:formula="of:=([.I114]-[.K114])/[.K114]" office:value-type="percentage" office:value="0.0664036418124276">
            <text:p>6.64%</text:p>
          </table:table-cell>
          <table:table-cell table:style-name="ce3" table:formula="of:=IF([.M114]=0;([.I114]-[.J114])/[.J114];&quot;&quot;)" office:value-type="percentage" office:value="0.0790841256339032">
            <text:p>7.91%</text:p>
          </table:table-cell>
          <table:table-cell office:value-type="float" office:value="3647.98006760035">
            <text:p>3647.9800676004</text:p>
          </table:table-cell>
          <table:table-cell table:style-name="ce2" office:value-type="float" office:value="13">
            <text:p>13.0</text:p>
          </table:table-cell>
          <table:table-cell office:value-type="string">
            <text:p>[30, 39, 58, 61, 64, 70, 72, 83, 84, 88, 97, 107, 125]</text:p>
          </table:table-cell>
          <table:table-cell office:value-type="float" office:value="2685.37871994614">
            <text:p>2685.3787199462</text:p>
          </table:table-cell>
          <table:table-cell table:style-name="ce3" table:formula="of:=([.S114]-[.V114])/[.V114]" office:value-type="percentage" office:value="0.358460183103524">
            <text:p>35.85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5.100_25-5-5-5_rd_70.txt</text:p>
          </table:table-cell>
          <table:table-cell table:style-name="ce1" office:value-type="string">
            <text:p>true</text:p>
          </table:table-cell>
          <table:table-cell office:value-type="float" office:value="3326.736">
            <text:p>3326.736</text:p>
          </table:table-cell>
          <table:table-cell office:value-type="float" office:value="3206.7586">
            <text:p>3206.7586</text:p>
          </table:table-cell>
          <table:table-cell office:value-type="float" office:value="3184.129">
            <text:p>3184.12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7,98,119,31,152,26,102,127|3,128|4,154,37,101,106,104,28,93,49,129|5,155,52,94,55,115,35,130|6,70,108,107,33,109,42,85,118,131|7,132|8,158,120,40,66,47,133|9,67,39,86,41,111,62,121,125,134|10,160,123,110,112,82,122,38,135|11,136|12,64,54,103,79,80,50,137|13,90,138|14,164,46,76,75,60,139|15,58,165,124,51,99,140|16,65,78,141|17,88,87,43,45,57,142|18,53,168,77,113,32,74,95,143|19,56,36,89,71,73,114,144|20,72,61,44,91,145|21,97,100,48,92,81,29,105,146|22,172,96,34,59,147|23,117,84,30,69,63,68,116,83,148|24,149|25,150&gt;</text:p>
          </table:table-cell>
          <table:table-cell table:style-name="ce3" table:formula="of:=([.I115]-[.K115])/[.K115]" office:value-type="percentage" office:value="0.0447868161120357">
            <text:p>4.48%</text:p>
          </table:table-cell>
          <table:table-cell table:style-name="ce3" table:formula="of:=IF([.M115]=0;([.I115]-[.J115])/[.J115];&quot;&quot;)" office:value-type="percentage" office:value="0.0374139169689916">
            <text:p>3.74%</text:p>
          </table:table-cell>
          <table:table-cell office:value-type="float" office:value="3839.60719260475">
            <text:p>3839.6071926048</text:p>
          </table:table-cell>
          <table:table-cell table:style-name="ce2" office:value-type="float" office:value="8">
            <text:p>8.0</text:p>
          </table:table-cell>
          <table:table-cell office:value-type="string">
            <text:p>[30, 58, 61, 70, 84, 88, 118, 125]</text:p>
          </table:table-cell>
          <table:table-cell office:value-type="float" office:value="2955.23037357624">
            <text:p>2955.2303735763</text:p>
          </table:table-cell>
          <table:table-cell table:style-name="ce3" table:formula="of:=([.S115]-[.V115])/[.V115]" office:value-type="percentage" office:value="0.299258165094687">
            <text:p>29.93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5.100_25-5-5-5_rd_90.txt</text:p>
          </table:table-cell>
          <table:table-cell table:style-name="ce1" office:value-type="string">
            <text:p>true</text:p>
          </table:table-cell>
          <table:table-cell office:value-type="float" office:value="2862.4436">
            <text:p>2862.4436</text:p>
          </table:table-cell>
          <table:table-cell office:value-type="float" office:value="3206.7586">
            <text:p>3206.7586</text:p>
          </table:table-cell>
          <table:table-cell office:value-type="float" office:value="2648.3211">
            <text:p>2648.3211</text:p>
          </table:table-cell>
          <table:table-cell office:value-type="float" office:value="89">
            <text:p>89</text:p>
          </table:table-cell>
          <table:table-cell table:style-name="ce2" office:value-type="float" office:value="11">
            <text:p>11.0</text:p>
          </table:table-cell>
          <table:table-cell office:value-type="string">
            <text:p>[30, 31, 39, 40, 44, 61, 72, 90, 92, 97, 116]</text:p>
          </table:table-cell>
          <table:table-cell office:value-type="string">
            <text:p>[1,2,3,4,5,6]</text:p>
          </table:table-cell>
          <table:table-cell office:value-type="string">
            <text:p>&lt;1,126|2,27,112,82,80,49,127|3,128|4,154,37,96,34,59,60,102,129|5,155,52,94,55,115,91,130|6,67,108,111,85,114,118,131|7,132|8,158,46,98,47,66,51,29,133|9,53,159,41,86,109,121,62,125,134|10,100,65,78,160,81,135|11,136|12,64,54,104,103,28,79,50,137|13,138|14,139|15,48,110,122,99,140|16,141|17,88,142|18,168,56,113,74,35,26,95,143|19,70,107,32,33,71,42,73,144|20,87,36,89,45,57,145|21,58,101,106,76,75,146|22,172,77,43,124,119,93,105,147|23,117,120,84,123,69,63,68,38,83,148|24,149|25,150&gt;</text:p>
          </table:table-cell>
          <table:table-cell table:style-name="ce3" table:formula="of:=([.I116]-[.K116])/[.K116]" office:value-type="percentage" office:value="0.080852167057839">
            <text:p>8.09%</text:p>
          </table:table-cell>
          <table:table-cell table:style-name="ce3" table:formula="of:=IF([.M116]=0;([.I116]-[.J116])/[.J116];&quot;&quot;)">
            <text:p/>
          </table:table-cell>
          <table:table-cell office:value-type="float" office:value="4000.91174597974">
            <text:p>4000.9117459797</text:p>
          </table:table-cell>
          <table:table-cell table:style-name="ce2" office:value-type="float" office:value="8">
            <text:p>8.0</text:p>
          </table:table-cell>
          <table:table-cell office:value-type="string">
            <text:p>[30, 58, 70, 83, 88, 97, 104, 108]</text:p>
          </table:table-cell>
          <table:table-cell office:value-type="float" office:value="2812.93300487461">
            <text:p>2812.9330048746</text:p>
          </table:table-cell>
          <table:table-cell table:style-name="ce3" table:formula="of:=([.S116]-[.V116])/[.V116]" office:value-type="percentage" office:value="0.42232742089714">
            <text:p>42.23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6.100_25-5-5-5_rd_10.txt</text:p>
          </table:table-cell>
          <table:table-cell table:style-name="ce1" office:value-type="string">
            <text:p>true</text:p>
          </table:table-cell>
          <table:table-cell office:value-type="float" office:value="2770.5111">
            <text:p>2770.5111</text:p>
          </table:table-cell>
          <table:table-cell office:value-type="float" office:value="2827.0114">
            <text:p>2827.0114</text:p>
          </table:table-cell>
          <table:table-cell office:value-type="float" office:value="2825.8737">
            <text:p>2825.873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4,101,37,80,79,49,126|2,88,127|3,72,87,74,128|4,154,117,62,116,41,86,109,108,77,95,56,129|5,67,123,110,124,112,82,68,130|6,131|7,157,53,28,104,103,59,132|8,133|9,134|10,92,81,50,135|11,90,76,106,34,60,136|12,71,137|13,61,44,33,107,85,42,138|14,139|15,58,75,96,140|16,39,40,27,166,78,119,121,84,118,125,141|17,167,52,94,113,43,31,120,122,38,83,142|18,143|19,55,115,35,57,144|20,26,170,51,65,98,47,100,99,29,102,145|21,73,70,69,63,111,30,114,32,146|22,147|23,89,36,45,91,148|24,64,48,66,97,46,93,105,149|25,150&gt;</text:p>
          </table:table-cell>
          <table:table-cell table:style-name="ce3" table:formula="of:=([.I117]-[.K117])/[.K117]" office:value-type="percentage" office:value="-0.0195913214380388">
            <text:p>-1.96%</text:p>
          </table:table-cell>
          <table:table-cell table:style-name="ce3" table:formula="of:=IF([.M117]=0;([.I117]-[.J117])/[.J117];&quot;&quot;)" office:value-type="percentage" office:value="-0.0199858762507996">
            <text:p>-2.00%</text:p>
          </table:table-cell>
          <table:table-cell office:value-type="float" office:value="2538.28128861922">
            <text:p>2538.2812886192</text:p>
          </table:table-cell>
          <table:table-cell table:style-name="ce2" office:value-type="float" office:value="11">
            <text:p>11.0</text:p>
          </table:table-cell>
          <table:table-cell office:value-type="string">
            <text:p>[39, 52, 53, 61, 67, 70, 72, 88, 114, 117, 118]</text:p>
          </table:table-cell>
          <table:table-cell office:value-type="float" office:value="2379.08269687369">
            <text:p>2379.0826968737</text:p>
          </table:table-cell>
          <table:table-cell table:style-name="ce3" table:formula="of:=([.S117]-[.V117])/[.V117]" office:value-type="percentage" office:value="0.0669159554456549">
            <text:p>6.69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6.100_25-5-5-5_rd_30.txt</text:p>
          </table:table-cell>
          <table:table-cell table:style-name="ce1" office:value-type="string">
            <text:p>true</text:p>
          </table:table-cell>
          <table:table-cell office:value-type="float" office:value="2774.7365">
            <text:p>2774.7365</text:p>
          </table:table-cell>
          <table:table-cell office:value-type="float" office:value="2827.0114">
            <text:p>2827.0114</text:p>
          </table:table-cell>
          <table:table-cell office:value-type="float" office:value="2793.8069">
            <text:p>2793.806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9,54,101,75,79,80,49,126|2,127|3,107,56,87,113,43,109,128|4,154,52,94,26,55,115,35,57,95,32,129|5,77,88,44,33,71,85,114,119,130|6,89,74,131|7,157,51,65,98,47,100,99,29,102,132|8,133|9,134|10,92,81,97,50,135|11,90,34,76,45,136|12,30,67,124,86,111,42,137|13,138|14,139|15,58,96,140|16,39,40,112,82,121,84,123,110,116,125,141|17,167,117,41,69,63,68,38,83,27,142|18,143|19,60,144|20,28,170,53,104,106,103,145|21,73,70,108,171,78,31,120,122,62,118,146|22,147|23,61,72,36,91,148|24,64,48,66,46,37,93,105,149|25,150&gt;</text:p>
          </table:table-cell>
          <table:table-cell table:style-name="ce3" table:formula="of:=([.I118]-[.K118])/[.K118]" office:value-type="percentage" office:value="-0.00682595493625564">
            <text:p>-0.68%</text:p>
          </table:table-cell>
          <table:table-cell table:style-name="ce3" table:formula="of:=IF([.M118]=0;([.I118]-[.J118])/[.J118];&quot;&quot;)" office:value-type="percentage" office:value="-0.0184912236293069">
            <text:p>-1.85%</text:p>
          </table:table-cell>
          <table:table-cell office:value-type="float" office:value="2914.09737087505">
            <text:p>2914.0973708751</text:p>
          </table:table-cell>
          <table:table-cell table:style-name="ce2" office:value-type="float" office:value="8">
            <text:p>8.0</text:p>
          </table:table-cell>
          <table:table-cell office:value-type="string">
            <text:p>[39, 40, 52, 72, 88, 117, 118, 125]</text:p>
          </table:table-cell>
          <table:table-cell office:value-type="float" office:value="2449.50091635456">
            <text:p>2449.5009163546</text:p>
          </table:table-cell>
          <table:table-cell table:style-name="ce3" table:formula="of:=([.S118]-[.V118])/[.V118]" office:value-type="percentage" office:value="0.189669843117231">
            <text:p>18.97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6.100_25-5-5-5_rd_50.txt</text:p>
          </table:table-cell>
          <table:table-cell table:style-name="ce1" office:value-type="string">
            <text:p>true</text:p>
          </table:table-cell>
          <table:table-cell office:value-type="float" office:value="2983.3083">
            <text:p>2983.3083</text:p>
          </table:table-cell>
          <table:table-cell office:value-type="float" office:value="2827.0114">
            <text:p>2827.0114</text:p>
          </table:table-cell>
          <table:table-cell office:value-type="float" office:value="2806.1595">
            <text:p>2806.159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9,54,101,37,79,93,105,126|2,127|3,70,107,113,43,109,108,128|4,154,88,55,76,106,45,95,56,77,129|5,67,123,110,41,82,121,85,114,119,130|6,89,36,74,131|7,64,78,157,80,49,102,28,132|8,90,104,103,133|9,134|10,46,97,48,92,81,135|11,136|12,30,124,86,111,42,137|13,138|14,164,52,94,26,34,91,57,139|15,58,75,96,140|16,116,117,39,69,63,141|17,27,167,40,112,66,68,38,83,142|18,44,143|19,115,35,60,144|20,170,53,51,65,98,47,100,99,29,50,145|21,73,32,87,171,31,120,122,84,62,125,118,146|22,147|23,61,72,33,71,148|24,149|25,150&gt;</text:p>
          </table:table-cell>
          <table:table-cell table:style-name="ce3" table:formula="of:=([.I119]-[.K119])/[.K119]" office:value-type="percentage" office:value="0.0631285570189435">
            <text:p>6.31%</text:p>
          </table:table-cell>
          <table:table-cell table:style-name="ce3" table:formula="of:=IF([.M119]=0;([.I119]-[.J119])/[.J119];&quot;&quot;)" office:value-type="percentage" office:value="0.055286971959151">
            <text:p>5.53%</text:p>
          </table:table-cell>
          <table:table-cell office:value-type="float" office:value="3698.53697781925">
            <text:p>3698.5369778193</text:p>
          </table:table-cell>
          <table:table-cell table:style-name="ce2" office:value-type="float" office:value="3">
            <text:p>3.0</text:p>
          </table:table-cell>
          <table:table-cell office:value-type="string">
            <text:p>[88, 117, 118]</text:p>
          </table:table-cell>
          <table:table-cell office:value-type="float" office:value="2602.6939464179">
            <text:p>2602.6939464179</text:p>
          </table:table-cell>
          <table:table-cell table:style-name="ce3" table:formula="of:=([.S119]-[.V119])/[.V119]" office:value-type="percentage" office:value="0.421041833562323">
            <text:p>42.10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6.100_25-5-5-5_rd_70.txt</text:p>
          </table:table-cell>
          <table:table-cell table:style-name="ce1" office:value-type="string">
            <text:p>true</text:p>
          </table:table-cell>
          <table:table-cell office:value-type="float" office:value="2889.5544">
            <text:p>2889.5544</text:p>
          </table:table-cell>
          <table:table-cell office:value-type="float" office:value="2827.0114">
            <text:p>2827.0114</text:p>
          </table:table-cell>
          <table:table-cell office:value-type="float" office:value="2847.5546">
            <text:p>2847.55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4,37,46,80,49,126|2,88,127|3,107,56,87,113,43,109,42,125,128|4,154,52,94,26,76,35,45,57,95,129|5,123,62,67,110,41,86,111,68,38,119,130|6,89,36,74,131|7,51,157,65,98,47,100,99,29,102,132|8,133|9,134|10,160,40,82,66,97,81,50,135|11,136|12,71,137|13,138|14,44,33,108,121,85,139|15,96,140|16,116,117,39,69,63,141|17,167,75,101,78,31,120,122,84,118,83,142|18,143|19,90,55,115,60,144|20,28,170,53,104,106,103,59,145|21,73,70,30,124,112,27,171,77,114,32,146|22,147|23,61,72,34,91,148|24,64,48,92,79,93,105,149|25,150&gt;</text:p>
          </table:table-cell>
          <table:table-cell table:style-name="ce3" table:formula="of:=([.I120]-[.K120])/[.K120]" office:value-type="percentage" office:value="0.0147494274561057">
            <text:p>1.47%</text:p>
          </table:table-cell>
          <table:table-cell table:style-name="ce3" table:formula="of:=IF([.M120]=0;([.I120]-[.J120])/[.J120];&quot;&quot;)" office:value-type="percentage" office:value="0.0221233632096426">
            <text:p>2.21%</text:p>
          </table:table-cell>
          <table:table-cell office:value-type="float" office:value="3636.85603084995">
            <text:p>3636.85603085</text:p>
          </table:table-cell>
          <table:table-cell table:style-name="ce2" office:value-type="float" office:value="5">
            <text:p>5.0</text:p>
          </table:table-cell>
          <table:table-cell office:value-type="string">
            <text:p>[39, 40, 88, 117, 118]</text:p>
          </table:table-cell>
          <table:table-cell office:value-type="float" office:value="2549.46269567212">
            <text:p>2549.4626956721</text:p>
          </table:table-cell>
          <table:table-cell table:style-name="ce3" table:formula="of:=([.S120]-[.V120])/[.V120]" office:value-type="percentage" office:value="0.426518629601349">
            <text:p>42.65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6.100_25-5-5-5_rd_90.txt</text:p>
          </table:table-cell>
          <table:table-cell table:style-name="ce1" office:value-type="string">
            <text:p>true</text:p>
          </table:table-cell>
          <table:table-cell office:value-type="float" office:value="2926.0901">
            <text:p>2926.0901</text:p>
          </table:table-cell>
          <table:table-cell office:value-type="float" office:value="2827.0114">
            <text:p>2827.0114</text:p>
          </table:table-cell>
          <table:table-cell office:value-type="float" office:value="2782.4354">
            <text:p>2782.4354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88]</text:p>
          </table:table-cell>
          <table:table-cell office:value-type="string">
            <text:p>[1,2,3,4,5,6]</text:p>
          </table:table-cell>
          <table:table-cell office:value-type="string">
            <text:p>&lt;1,54,101,37,80,49,126|2,127|3,107,56,87,113,44,128|4,75,58,154,43,108,109,84,120,38,114,129|5,62,123,110,121,41,124,31,119,155,77,85,118,130|6,89,36,74,131|7,64,51,78,65,157,26,95,102,132|8,133|9,134|10,97,46,100,48,92,135|11,90,76,106,34,45,136|12,30,67,86,111,71,42,137|13,82,81,138|14,164,52,94,55,115,35,57,139|15,96,165,79,93,105,140|16,116,117,39,69,63,141|17,167,27,40,112,68,122,125,83,142|18,143|19,60,144|20,28,170,53,104,103,59,145|21,73,70,72,32,146|22,147|23,61,33,91,148|24,149|25,175,98,66,47,99,29,50,150&gt;</text:p>
          </table:table-cell>
          <table:table-cell table:style-name="ce3" table:formula="of:=([.I121]-[.K121])/[.K121]" office:value-type="percentage" office:value="0.0516291231774869">
            <text:p>5.16%</text:p>
          </table:table-cell>
          <table:table-cell table:style-name="ce3" table:formula="of:=IF([.M121]=0;([.I121]-[.J121])/[.J121];&quot;&quot;)">
            <text:p/>
          </table:table-cell>
          <table:table-cell office:value-type="float" office:value="3782.87036031484">
            <text:p>3782.8703603148</text:p>
          </table:table-cell>
          <table:table-cell table:style-name="ce2" office:value-type="float" office:value="7">
            <text:p>7.0</text:p>
          </table:table-cell>
          <table:table-cell office:value-type="string">
            <text:p>[52, 66, 69, 83, 88, 99, 125]</text:p>
          </table:table-cell>
          <table:table-cell office:value-type="float" office:value="2485.68405576621">
            <text:p>2485.6840557662</text:p>
          </table:table-cell>
          <table:table-cell table:style-name="ce3" table:formula="of:=([.S121]-[.V121])/[.V121]" office:value-type="percentage" office:value="0.521862905923004">
            <text:p>52.19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7.100_25-5-5-5_rd_10.txt</text:p>
          </table:table-cell>
          <table:table-cell table:style-name="ce1" office:value-type="string">
            <text:p>true</text:p>
          </table:table-cell>
          <table:table-cell office:value-type="float" office:value="2405.7634">
            <text:p>2405.7634</text:p>
          </table:table-cell>
          <table:table-cell office:value-type="float" office:value="2266.6726">
            <text:p>2266.6726</text:p>
          </table:table-cell>
          <table:table-cell office:value-type="float" office:value="2230.4828">
            <text:p>2230.482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115,87,113,56,35,57,126|2,127|3,37,28,58,59,103,49,79,80,50,105,128|4,154,52,94,55,45,91,96,60,129|5,108,85,117,123,110,109,33,71,42,107,130|6,131|7,132|8,133|9,40,78,65,100,99,134|10,135|11,46,66,47,29,136|12,137|13,27,68,62,112,121,31,119,84,125,118,138|14,64,92,139|15,72,61,36,89,74,44,73,32,43,140|16,54,106,76,34,104,93,75,26,95,141|17,102,142|18,143|19,82,67,39,69,63,41,116,122,120,38,83,144|20,170,114,77,53,101,51,81,97,98,145|21,48,146|22,111,70,30,124,86,147|23,148|24,90,149|25,150&gt;</text:p>
          </table:table-cell>
          <table:table-cell table:style-name="ce3" table:formula="of:=([.I122]-[.K122])/[.K122]" office:value-type="percentage" office:value="0.0785841522741173">
            <text:p>7.86%</text:p>
          </table:table-cell>
          <table:table-cell table:style-name="ce3" table:formula="of:=IF([.M122]=0;([.I122]-[.J122])/[.J122];&quot;&quot;)" office:value-type="percentage" office:value="0.0613634276074983">
            <text:p>6.14%</text:p>
          </table:table-cell>
          <table:table-cell office:value-type="float" office:value="2415.76186908099">
            <text:p>2415.761869081</text:p>
          </table:table-cell>
          <table:table-cell table:style-name="ce2" office:value-type="float" office:value="1">
            <text:p>1.0</text:p>
          </table:table-cell>
          <table:table-cell office:value-type="string">
            <text:p>[117]</text:p>
          </table:table-cell>
          <table:table-cell office:value-type="float" office:value="2161.64487453012">
            <text:p>2161.6448745301</text:p>
          </table:table-cell>
          <table:table-cell table:style-name="ce3" table:formula="of:=([.S122]-[.V122])/[.V122]" office:value-type="percentage" office:value="0.117557235022757">
            <text:p>11.76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7.100_25-5-5-5_rd_30.txt</text:p>
          </table:table-cell>
          <table:table-cell table:style-name="ce1" office:value-type="string">
            <text:p>true</text:p>
          </table:table-cell>
          <table:table-cell office:value-type="float" office:value="2327.1019">
            <text:p>2327.1019</text:p>
          </table:table-cell>
          <table:table-cell office:value-type="float" office:value="2266.6726">
            <text:p>2266.6726</text:p>
          </table:table-cell>
          <table:table-cell office:value-type="float" office:value="2176.0462">
            <text:p>2176.046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26|2,127|3,37,58,51,78,65,79,80,29,105,128|4,129|5,107,117,122,120,124,30,109,86,42,71,130|6,96,54,34,131|7,132|8,133|9,40,112,134|10,135|11,66,47,136|12,137|13,46,97,27,62,123,84,121,31,114,119,38,125,138|14,64,48,92,100,81,99,98,50,139|15,85,108,87,36,89,74,44,73,32,43,140|16,75,26,94,56,55,45,91,60,59,102,141|17,142|18,143|19,82,67,68,39,69,63,41,116,110,118,83,144|20,170,52,77,113,88,57,115,35,95,53,145|21,146|22,111,70,61,72,33,147|23,148|24,76,106,101,104,103,28,93,49,149|25,150&gt;</text:p>
          </table:table-cell>
          <table:table-cell table:style-name="ce3" table:formula="of:=([.I123]-[.K123])/[.K123]" office:value-type="percentage" office:value="0.0694175059334677">
            <text:p>6.94%</text:p>
          </table:table-cell>
          <table:table-cell table:style-name="ce3" table:formula="of:=IF([.M123]=0;([.I123]-[.J123])/[.J123];&quot;&quot;)" office:value-type="percentage" office:value="0.0266599155078683">
            <text:p>2.67%</text:p>
          </table:table-cell>
          <table:table-cell office:value-type="float" office:value="2561.40989349993">
            <text:p>2561.4098934999</text:p>
          </table:table-cell>
          <table:table-cell table:style-name="ce2" office:value-type="float" office:value="2">
            <text:p>2.0</text:p>
          </table:table-cell>
          <table:table-cell office:value-type="string">
            <text:p>[89, 117]</text:p>
          </table:table-cell>
          <table:table-cell office:value-type="float" office:value="2151.7457018466">
            <text:p>2151.7457018466</text:p>
          </table:table-cell>
          <table:table-cell table:style-name="ce3" table:formula="of:=([.S123]-[.V123])/[.V123]" office:value-type="percentage" office:value="0.190386899019603">
            <text:p>19.04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7.100_25-5-5-5_rd_50.txt</text:p>
          </table:table-cell>
          <table:table-cell table:style-name="ce1" office:value-type="string">
            <text:p>true</text:p>
          </table:table-cell>
          <table:table-cell office:value-type="float" office:value="2335.8313">
            <text:p>2335.8313</text:p>
          </table:table-cell>
          <table:table-cell office:value-type="float" office:value="2266.6726">
            <text:p>2266.6726</text:p>
          </table:table-cell>
          <table:table-cell office:value-type="float" office:value="2155.546">
            <text:p>2155.5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37,58,45,55,34,96,60,59,102,105,128|4,129|5,107,88,36,89,71,42,130|6,131|7,80,29,50,132|8,133|9,40,82,112,78,159,120,122,38,83,134|10,135|11,65,47,66,46,136|12,79,137|13,27,62,123,84,124,109,31,121,119,138|14,64,48,92,100,81,98,99,97,139|15,85,108,70,61,74,44,73,32,43,140|16,75,56,94,101,106,76,91,57,95,26,141|17,142|18,143|19,67,68,39,69,63,41,116,110,118,125,144|20,170,52,77,87,113,115,35,53,51,145|21,146|22,111,86,117,114,33,72,30,147|23,148|24,90,103,104,28,93,49,54,149|25,150&gt;</text:p>
          </table:table-cell>
          <table:table-cell table:style-name="ce3" table:formula="of:=([.I124]-[.K124])/[.K124]" office:value-type="percentage" office:value="0.0836378810751429">
            <text:p>8.36%</text:p>
          </table:table-cell>
          <table:table-cell table:style-name="ce3" table:formula="of:=IF([.M124]=0;([.I124]-[.J124])/[.J124];&quot;&quot;)" office:value-type="percentage" office:value="0.0305111113091498">
            <text:p>3.05%</text:p>
          </table:table-cell>
          <table:table-cell office:value-type="float" office:value="2957.59318073288">
            <text:p>2957.593180732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9.62754761081">
            <text:p>2169.6275476108</text:p>
          </table:table-cell>
          <table:table-cell table:style-name="ce3" table:formula="of:=([.S124]-[.V124])/[.V124]" office:value-type="percentage" office:value="0.363180138448085">
            <text:p>36.32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7.100_25-5-5-5_rd_70.txt</text:p>
          </table:table-cell>
          <table:table-cell table:style-name="ce1" office:value-type="string">
            <text:p>true</text:p>
          </table:table-cell>
          <table:table-cell office:value-type="float" office:value="2338.8079">
            <text:p>2338.8079</text:p>
          </table:table-cell>
          <table:table-cell office:value-type="float" office:value="2266.6726">
            <text:p>2266.6726</text:p>
          </table:table-cell>
          <table:table-cell office:value-type="float" office:value="2207.312">
            <text:p>2207.31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28,90,96,34,103,49,93,105,102,37,128|4,129|5,155,77,113,32,107,33,71,42,130|6,131|7,132|8,133|9,82,120,122,123,62,112,27,29,79,83,134|10,135|11,136|12,65,78,60,59,137|13,114,121,84,124,109,31,119,38,46,138|14,64,48,92,47,81,80,50,139|15,85,108,70,61,72,74,73,43,30,140|16,26,56,87,36,89,44,35,88,115,95,141|17,167,52,94,142|18,143|19,67,68,40,63,39,41,116,125,110,118,144|20,170,53,51,101,75,104,54,98,97,145|21,66,100,99,146|22,111,86,117,69,147|23,148|24,106,58,76,55,57,45,91,149|25,150&gt;</text:p>
          </table:table-cell>
          <table:table-cell table:style-name="ce3" table:formula="of:=([.I125]-[.K125])/[.K125]" office:value-type="percentage" office:value="0.0595728650956457">
            <text:p>5.96%</text:p>
          </table:table-cell>
          <table:table-cell table:style-name="ce3" table:formula="of:=IF([.M125]=0;([.I125]-[.J125])/[.J125];&quot;&quot;)" office:value-type="percentage" office:value="0.0318243137540022">
            <text:p>3.18%</text:p>
          </table:table-cell>
          <table:table-cell office:value-type="float" office:value="3041.9059351045">
            <text:p>3041.9059351045</text:p>
          </table:table-cell>
          <table:table-cell table:style-name="ce2" office:value-type="float" office:value="1">
            <text:p>1.0</text:p>
          </table:table-cell>
          <table:table-cell office:value-type="string">
            <text:p>[89]</text:p>
          </table:table-cell>
          <table:table-cell office:value-type="float" office:value="2197.73557767589">
            <text:p>2197.7355776759</text:p>
          </table:table-cell>
          <table:table-cell table:style-name="ce3" table:formula="of:=([.S125]-[.V125])/[.V125]" office:value-type="percentage" office:value="0.384109155807236">
            <text:p>38.41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7.100_25-5-5-5_rd_90.txt</text:p>
          </table:table-cell>
          <table:table-cell table:style-name="ce1" office:value-type="string">
            <text:p>true</text:p>
          </table:table-cell>
          <table:table-cell office:value-type="float" office:value="2415.6244">
            <text:p>2415.6244</text:p>
          </table:table-cell>
          <table:table-cell office:value-type="float" office:value="2266.6726">
            <text:p>2266.6726</text:p>
          </table:table-cell>
          <table:table-cell office:value-type="float" office:value="2170.6169">
            <text:p>2170.616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28,58,45,96,34,103,49,93,102,105,128|4,129|5,71,88,36,107,33,42,130|6,131|7,132|8,133|9,82,27,120,119,121,84,124,109,86,41,118,83,134|10,135|11,65,31,161,79,37,136|12,60,137|13,66,47,97,138|14,64,100,48,92,81,80,29,50,139|15,108,70,61,89,74,72,73,43,85,140|16,54,59,76,55,115,57,91,95,75,141|17,167,114,94,87,44,35,56,26,142|18,143|19,68,67,40,69,63,39,116,110,123,62,125,144|20,170,52,53,101,106,104,51,38,98,145|21,46,171,122,112,78,99,146|22,117,172,77,113,32,30,111,147|23,148|24,90,149|25,150&gt;</text:p>
          </table:table-cell>
          <table:table-cell table:style-name="ce3" table:formula="of:=([.I126]-[.K126])/[.K126]" office:value-type="percentage" office:value="0.112874593393242">
            <text:p>11.29%</text:p>
          </table:table-cell>
          <table:table-cell table:style-name="ce3" table:formula="of:=IF([.M126]=0;([.I126]-[.J126])/[.J126];&quot;&quot;)" office:value-type="percentage" office:value="0.0657138573960793">
            <text:p>6.57%</text:p>
          </table:table-cell>
          <table:table-cell office:value-type="float" office:value="2960.57284284335">
            <text:p>2960.5728428434</text:p>
          </table:table-cell>
          <table:table-cell table:style-name="ce2" office:value-type="float" office:value="2">
            <text:p>2.0</text:p>
          </table:table-cell>
          <table:table-cell office:value-type="string">
            <text:p>[70, 83]</text:p>
          </table:table-cell>
          <table:table-cell office:value-type="float" office:value="2109.93178127546">
            <text:p>2109.9317812755</text:p>
          </table:table-cell>
          <table:table-cell table:style-name="ce3" table:formula="of:=([.S126]-[.V126])/[.V126]" office:value-type="percentage" office:value="0.403160457184866">
            <text:p>40.32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8.100_25-5-5-5_rd_10.txt</text:p>
          </table:table-cell>
          <table:table-cell table:style-name="ce1" office:value-type="string">
            <text:p>true</text:p>
          </table:table-cell>
          <table:table-cell office:value-type="float" office:value="2190.0899">
            <text:p>2190.0899</text:p>
          </table:table-cell>
          <table:table-cell office:value-type="float" office:value="2178.7166">
            <text:p>2178.7166</text:p>
          </table:table-cell>
          <table:table-cell office:value-type="float" office:value="2146.9407">
            <text:p>2146.940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16,123,153,31,78,112,120,119,38,122,125,128|4,129|5,130|6,156,37,49,54,28,104,58,76,55,95,56,131|7,157,52,101,75,106,34,96,91,45,132|8,133|9,44,32,87,36,74,134|10,135|11,161,77,43,85,33,109,42,70,108,107,136|12,137|13,138|14,61,71,72,73,113,115,88,89,139|15,51,98,100,81,48,64,80,105,93,102,53,140|16,141|17,94,142|18,168,117,41,69,63,39,68,143|19,169,27,82,67,40,66,47,97,99,46,65,83,144|20,30,170,114,121,124,84,62,118,110,86,111,145|21,146|22,92,79,29,50,147|23,148|24,149|25,90,60,59,103,175,26,35,57,150&gt;</text:p>
          </table:table-cell>
          <table:table-cell table:style-name="ce3" table:formula="of:=([.I127]-[.K127])/[.K127]" office:value-type="percentage" office:value="0.0200979933912473">
            <text:p>2.01%</text:p>
          </table:table-cell>
          <table:table-cell table:style-name="ce3" table:formula="of:=IF([.M127]=0;([.I127]-[.J127])/[.J127];&quot;&quot;)" office:value-type="percentage" office:value="0.00522018329506451">
            <text:p>0.52%</text:p>
          </table:table-cell>
          <table:table-cell office:value-type="float" office:value="2230.83836601299">
            <text:p>2230.83836601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97.65507065568">
            <text:p>2197.6550706557</text:p>
          </table:table-cell>
          <table:table-cell table:style-name="ce3" table:formula="of:=([.S127]-[.V127])/[.V127]" office:value-type="percentage" office:value="0.015099410185151">
            <text:p>1.51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8.100_25-5-5-5_rd_30.txt</text:p>
          </table:table-cell>
          <table:table-cell table:style-name="ce1" office:value-type="string">
            <text:p>true</text:p>
          </table:table-cell>
          <table:table-cell office:value-type="float" office:value="2238.1848">
            <text:p>2238.1848</text:p>
          </table:table-cell>
          <table:table-cell office:value-type="float" office:value="2178.7166">
            <text:p>2178.7166</text:p>
          </table:table-cell>
          <table:table-cell office:value-type="float" office:value="2146.4442">
            <text:p>2146.444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16,153,31,120,122,112,67,82,27,38,125,128|4,90,91,57,34,96,60,129|5,130|6,156,52,77,43,85,109,33,107,32,56,95,26,131|7,157,53,75,101,28,104,58,106,76,45,55,132|8,133|9,44,87,35,36,74,134|10,135|11,161,117,62,69,63,39,41,42,70,108,136|12,137|13,138|14,61,71,72,73,113,115,88,89,139|15,51,98,100,81,48,64,80,105,93,102,140|16,141|17,94,142|18,68,40,65,168,78,143|19,169,37,54,49,79,46,97,99,47,66,83,144|20,30,119,170,114,121,124,84,118,123,110,86,111,145|21,146|22,92,29,50,147|23,103,59,148|24,149|25,150&gt;</text:p>
          </table:table-cell>
          <table:table-cell table:style-name="ce3" table:formula="of:=([.I128]-[.K128])/[.K128]" office:value-type="percentage" office:value="0.0427407337213798">
            <text:p>4.27%</text:p>
          </table:table-cell>
          <table:table-cell table:style-name="ce3" table:formula="of:=IF([.M128]=0;([.I128]-[.J128])/[.J128];&quot;&quot;)" office:value-type="percentage" office:value="0.0272950598531263">
            <text:p>2.73%</text:p>
          </table:table-cell>
          <table:table-cell office:value-type="float" office:value="2428.79323501576">
            <text:p>2428.7932350158</text:p>
          </table:table-cell>
          <table:table-cell table:style-name="ce2" office:value-type="float" office:value="1">
            <text:p>1.0</text:p>
          </table:table-cell>
          <table:table-cell office:value-type="string">
            <text:p>[117]</text:p>
          </table:table-cell>
          <table:table-cell office:value-type="float" office:value="2107.45328017604">
            <text:p>2107.4532801761</text:p>
          </table:table-cell>
          <table:table-cell table:style-name="ce3" table:formula="of:=([.S128]-[.V128])/[.V128]" office:value-type="percentage" office:value="0.15247785460415">
            <text:p>15.25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8.100_25-5-5-5_rd_50.txt</text:p>
          </table:table-cell>
          <table:table-cell table:style-name="ce1" office:value-type="string">
            <text:p>true</text:p>
          </table:table-cell>
          <table:table-cell office:value-type="float" office:value="2264.0173">
            <text:p>2264.0173</text:p>
          </table:table-cell>
          <table:table-cell office:value-type="float" office:value="2178.7166">
            <text:p>2178.7166</text:p>
          </table:table-cell>
          <table:table-cell office:value-type="float" office:value="2238.5892">
            <text:p>2238.589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60,90,96,34,127|3,116,119,153,40,82,112,67,68,125,128|4,129|5,130|6,156,52,77,43,32,113,35,115,57,55,95,131|7,157,53,75,104,58,106,76,45,91,132|8,133|9,74,44,134|10,135|11,161,31,85,108,33,109,42,70,71,107,136|12,137|13,138|14,61,72,73,36,88,89,139|15,165,65,46,98,100,48,64,80,51,140|16,141|17,94,56,87,142|18,168,117,41,69,63,39,122,120,38,143|19,169,26,28,54,49,79,97,99,66,27,83,144|20,30,170,114,121,124,84,62,123,118,110,86,111,145|21,146|22,92,81,47,29,50,147|23,59,103,173,101,78,37,105,93,102,148|24,149|25,150&gt;</text:p>
          </table:table-cell>
          <table:table-cell table:style-name="ce3" table:formula="of:=([.I129]-[.K129])/[.K129]" office:value-type="percentage" office:value="0.0113589844889809">
            <text:p>1.14%</text:p>
          </table:table-cell>
          <table:table-cell table:style-name="ce3" table:formula="of:=IF([.M129]=0;([.I129]-[.J129])/[.J129];&quot;&quot;)" office:value-type="percentage" office:value="0.0391518107495026">
            <text:p>3.92%</text:p>
          </table:table-cell>
          <table:table-cell office:value-type="float" office:value="3019.45071158067">
            <text:p>3019.450711580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43.82172851889">
            <text:p>2143.8217285189</text:p>
          </table:table-cell>
          <table:table-cell table:style-name="ce3" table:formula="of:=([.S129]-[.V129])/[.V129]" office:value-type="percentage" office:value="0.408443002239148">
            <text:p>40.84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8.100_25-5-5-5_rd_70.txt</text:p>
          </table:table-cell>
          <table:table-cell table:style-name="ce1" office:value-type="string">
            <text:p>true</text:p>
          </table:table-cell>
          <table:table-cell office:value-type="float" office:value="2276.5155">
            <text:p>2276.5155</text:p>
          </table:table-cell>
          <table:table-cell office:value-type="float" office:value="2178.7166">
            <text:p>2178.7166</text:p>
          </table:table-cell>
          <table:table-cell office:value-type="float" office:value="2140.9816">
            <text:p>2140.981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6,99,46,81,126|2,60,90,96,34,54,49,127|3,116,119,153,51,78,112,39,111,41,125,128|4,129|5,130|6,156,77,56,113,35,115,57,45,55,95,26,131|7,157,53,75,101,28,104,58,106,76,91,132|8,133|9,44,32,36,74,134|10,135|11,161,43,85,108,33,109,42,70,71,107,136|12,137|13,138|14,89,88,87,73,72,61,139|15,165,120,122,117,62,123,110,124,30,121,84,38,114,52,140|16,141|17,94,142|18,168,98,47,48,64,80,105,93,37,143|19,169,31,118,86,69,63,67,82,27,65,83,144|20,145|21,146|22,92,100,97,29,79,50,147|23,59,103,102,148|24,68,40,149|25,150&gt;</text:p>
          </table:table-cell>
          <table:table-cell table:style-name="ce3" table:formula="of:=([.I130]-[.K130])/[.K130]" office:value-type="percentage" office:value="0.0633045608612423">
            <text:p>6.33%</text:p>
          </table:table-cell>
          <table:table-cell table:style-name="ce3" table:formula="of:=IF([.M130]=0;([.I130]-[.J130])/[.J130];&quot;&quot;)" office:value-type="percentage" office:value="0.0448883071804749">
            <text:p>4.49%</text:p>
          </table:table-cell>
          <table:table-cell office:value-type="float" office:value="2994.78102795752">
            <text:p>2994.781027957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7.11538889802">
            <text:p>2187.115388898</text:p>
          </table:table-cell>
          <table:table-cell table:style-name="ce3" table:formula="of:=([.S130]-[.V130])/[.V130]" office:value-type="percentage" office:value="0.369283506100902">
            <text:p>36.93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8.100_25-5-5-5_rd_90.txt</text:p>
          </table:table-cell>
          <table:table-cell table:style-name="ce1" office:value-type="string">
            <text:p>true</text:p>
          </table:table-cell>
          <table:table-cell office:value-type="float" office:value="2273.9211">
            <text:p>2273.9211</text:p>
          </table:table-cell>
          <table:table-cell office:value-type="float" office:value="2178.7166">
            <text:p>2178.7166</text:p>
          </table:table-cell>
          <table:table-cell office:value-type="float" office:value="2143.0174">
            <text:p>2143.017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16,153,82,40,112,67,122,38,120,125,128|4,60,103,104,34,96,91,90,129|5,130|6,156,52,77,43,32,113,35,115,57,55,95,56,131|7,157,53,101,78,75,58,106,76,45,132|8,133|9,74,36,44,134|10,135|11,161,31,85,108,33,109,42,70,71,107,136|12,137|13,138|14,89,88,87,73,72,61,139|15,165,65,46,98,100,48,64,80,105,93,37,51,140|16,141|17,94,142|18,168,117,62,69,63,41,39,68,143|19,169,26,28,54,49,79,97,99,66,27,83,144|20,123,84,119,170,114,121,124,118,30,110,86,111,145|21,146|22,92,81,47,29,50,147|23,59,102,148|24,149|25,150&gt;</text:p>
          </table:table-cell>
          <table:table-cell table:style-name="ce3" table:formula="of:=([.I131]-[.K131])/[.K131]" office:value-type="percentage" office:value="0.0610838250776685">
            <text:p>6.11%</text:p>
          </table:table-cell>
          <table:table-cell table:style-name="ce3" table:formula="of:=IF([.M131]=0;([.I131]-[.J131])/[.J131];&quot;&quot;)" office:value-type="percentage" office:value="0.0436975143990732">
            <text:p>4.37%</text:p>
          </table:table-cell>
          <table:table-cell office:value-type="float" office:value="3211.39989601812">
            <text:p>3211.3998960181</text:p>
          </table:table-cell>
          <table:table-cell table:style-name="ce2" office:value-type="float" office:value="1">
            <text:p>1.0</text:p>
          </table:table-cell>
          <table:table-cell office:value-type="string">
            <text:p>[38]</text:p>
          </table:table-cell>
          <table:table-cell office:value-type="float" office:value="2113.31538779507">
            <text:p>2113.3153877951</text:p>
          </table:table-cell>
          <table:table-cell table:style-name="ce3" table:formula="of:=([.S131]-[.V131])/[.V131]" office:value-type="percentage" office:value="0.519602759987823">
            <text:p>51.96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9.100_25-5-5-5_rd_10.txt</text:p>
          </table:table-cell>
          <table:table-cell table:style-name="ce1" office:value-type="string">
            <text:p>true</text:p>
          </table:table-cell>
          <table:table-cell office:value-type="float" office:value="2572.9856">
            <text:p>2572.9856</text:p>
          </table:table-cell>
          <table:table-cell office:value-type="float" office:value="2698.6686">
            <text:p>2698.6686</text:p>
          </table:table-cell>
          <table:table-cell office:value-type="float" office:value="2710.6761">
            <text:p>2710.676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17,84,110,41,109,42,126|2,152,64,100,98,65,78,127|3,128|4,129|5,130|6,131|7,132|8,158,77,32,107,43,33,71,73,133|9,92,134|10,46,27,40,66,47,99,51,29,135|11,39,69,82,112,119,31,121,62,116,125,136|12,36,72,61,74,137|13,90,76,55,115,138|14,139|15,140|16,166,53,101,75,28,79,80,50,141|17,89,44,87,35,45,91,142|18,143|19,169,52,94,56,113,88,57,95,26,114,144|20,145|21,63,146|22,70,108,30,124,86,111,122,118,85,147|23,96,106,58,34,103,59,60,148|24,174,120,67,97,48,81,68,38,83,149|25,175,37,54,104,49,105,93,102,150&gt;</text:p>
          </table:table-cell>
          <table:table-cell table:style-name="ce3" table:formula="of:=([.I132]-[.K132])/[.K132]" office:value-type="percentage" office:value="-0.0507956299168315">
            <text:p>-5.08%</text:p>
          </table:table-cell>
          <table:table-cell table:style-name="ce3" table:formula="of:=IF([.M132]=0;([.I132]-[.J132])/[.J132];&quot;&quot;)" office:value-type="percentage" office:value="-0.0465722245406494">
            <text:p>-4.66%</text:p>
          </table:table-cell>
          <table:table-cell office:value-type="float" office:value="2760.2424460532">
            <text:p>2760.2424460532</text:p>
          </table:table-cell>
          <table:table-cell table:style-name="ce2" office:value-type="float" office:value="4">
            <text:p>4.0</text:p>
          </table:table-cell>
          <table:table-cell office:value-type="string">
            <text:p>[40, 69, 90, 111]</text:p>
          </table:table-cell>
          <table:table-cell office:value-type="float" office:value="2470.65453338123">
            <text:p>2470.6545333812</text:p>
          </table:table-cell>
          <table:table-cell table:style-name="ce3" table:formula="of:=([.S132]-[.V132])/[.V132]" office:value-type="percentage" office:value="0.117211009778713">
            <text:p>11.72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9.100_25-5-5-5_rd_30.txt</text:p>
          </table:table-cell>
          <table:table-cell table:style-name="ce1" office:value-type="string">
            <text:p>true</text:p>
          </table:table-cell>
          <table:table-cell office:value-type="float" office:value="2708.5223">
            <text:p>2708.5223</text:p>
          </table:table-cell>
          <table:table-cell office:value-type="float" office:value="2698.6686">
            <text:p>2698.6686</text:p>
          </table:table-cell>
          <table:table-cell office:value-type="float" office:value="2785.8339">
            <text:p>2785.833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117,84,123,110,63,126|2,152,64,98,46,78,75,79,105,127|3,128|4,129|5,130|6,131|7,132|8,108,158,43,31,124,121,85,73,133|9,134|10,101,104,106,59,49,50,29,135|11,40,39,69,112,62,125,68,136|12,36,44,72,61,74,137|13,90,76,55,115,138|14,139|15,140|16,92,141|17,89,87,32,35,95,57,142|18,143|19,169,77,56,113,107,33,71,144|20,37,170,119,82,81,80,145|21,120,27,100,48,66,99,122,146|22,70,30,86,109,41,111,116,118,42,147|23,88,34,96,91,45,60,148|24,174,52,94,58,103,54,28,26,114,38,83,149|25,53,175,65,97,47,51,93,102,150&gt;</text:p>
          </table:table-cell>
          <table:table-cell table:style-name="ce3" table:formula="of:=([.I133]-[.K133])/[.K133]" office:value-type="percentage" office:value="-0.0277516904363896">
            <text:p>-2.78%</text:p>
          </table:table-cell>
          <table:table-cell table:style-name="ce3" table:formula="of:=IF([.M133]=0;([.I133]-[.J133])/[.J133];&quot;&quot;)" office:value-type="percentage" office:value="0.00365131902449975">
            <text:p>0.37%</text:p>
          </table:table-cell>
          <table:table-cell office:value-type="float" office:value="3522.74024642617">
            <text:p>3522.740246426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54.65724190541">
            <text:p>2754.6572419054</text:p>
          </table:table-cell>
          <table:table-cell table:style-name="ce3" table:formula="of:=([.S133]-[.V133])/[.V133]" office:value-type="percentage" office:value="0.278830699092523">
            <text:p>27.88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9.100_25-5-5-5_rd_50.txt</text:p>
          </table:table-cell>
          <table:table-cell table:style-name="ce1" office:value-type="string">
            <text:p>true</text:p>
          </table:table-cell>
          <table:table-cell office:value-type="float" office:value="2850.5089">
            <text:p>2850.5089</text:p>
          </table:table-cell>
          <table:table-cell office:value-type="float" office:value="2698.6686">
            <text:p>2698.6686</text:p>
          </table:table-cell>
          <table:table-cell office:value-type="float" office:value="2855.7669">
            <text:p>2855.766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123,41,63,126|2,70,117,27,65,78,127|3,96,76,153,51,49,128|4,154,53,75,45,91,57,129|5,130|6,131|7,132|8,158,37,101,54,104,28,93,105,102,133|9,134|10,46,98,100,66,47,99,29,50,135|11,40,39,69,112,82,68,136|12,90,115,137|13,56,72,61,74,138|14,139|15,140|16,141|17,89,36,87,113,35,26,95,142|18,143|19,169,97,48,92,64,81,80,79,144|20,145|21,30,108,32,44,109,85,114,146|22,120,84,124,110,86,111,116,125,118,42,147|23,88,55,34,106,103,59,60,148|24,174,52,94,77,107,33,31,121,122,62,38,83,149|25,58,175,43,119,71,73,150&gt;</text:p>
          </table:table-cell>
          <table:table-cell table:style-name="ce3" table:formula="of:=([.I134]-[.K134])/[.K134]" office:value-type="percentage" office:value="-0.00184118668789118">
            <text:p>-0.18%</text:p>
          </table:table-cell>
          <table:table-cell table:style-name="ce3" table:formula="of:=IF([.M134]=0;([.I134]-[.J134])/[.J134];&quot;&quot;)" office:value-type="percentage" office:value="0.0562648929920479">
            <text:p>5.63%</text:p>
          </table:table-cell>
          <table:table-cell office:value-type="float" office:value="3407.41557799309">
            <text:p>3407.41557799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83.22933017831">
            <text:p>2683.2293301783</text:p>
          </table:table-cell>
          <table:table-cell table:style-name="ce3" table:formula="of:=([.S134]-[.V134])/[.V134]" office:value-type="percentage" office:value="0.269893534507038">
            <text:p>26.99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9.100_25-5-5-5_rd_70.txt</text:p>
          </table:table-cell>
          <table:table-cell table:style-name="ce1" office:value-type="string">
            <text:p>true</text:p>
          </table:table-cell>
          <table:table-cell office:value-type="float" office:value="2738.244">
            <text:p>2738.244</text:p>
          </table:table-cell>
          <table:table-cell office:value-type="float" office:value="2698.6686">
            <text:p>2698.6686</text:p>
          </table:table-cell>
          <table:table-cell office:value-type="float" office:value="2689.8386">
            <text:p>2689.838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84,123,110,41,109,42,126|2,152,27,100,98,46,65,78,75,93,105,127|3,128|4,129|5,130|6,131|7,132|8,36,87,44,89,45,57,133|9,134|10,120,40,48,47,66,99,29,135|11,117,69,39,119,112,82,68,125,136|12,61,72,32,74,35,137|13,90,76,55,115,138|14,139|15,140|16,92,141|17,58,101,54,59,103,28,26,142|18,143|19,169,53,37,97,64,81,50,80,79,144|20,104,170,51,102,49,145|21,63,146|22,70,108,30,124,86,111,116,118,85,147|23,88,106,96,34,91,60,148|24,174,52,94,56,113,77,31,121,62,122,38,83,114,149|25,175,43,107,33,71,73,95,150&gt;</text:p>
          </table:table-cell>
          <table:table-cell table:style-name="ce3" table:formula="of:=([.I135]-[.K135])/[.K135]" office:value-type="percentage" office:value="0.0179956522298401">
            <text:p>1.80%</text:p>
          </table:table-cell>
          <table:table-cell table:style-name="ce3" table:formula="of:=IF([.M135]=0;([.I135]-[.J135])/[.J135];&quot;&quot;)" office:value-type="percentage" office:value="0.0146647869249304">
            <text:p>1.47%</text:p>
          </table:table-cell>
          <table:table-cell office:value-type="float" office:value="3755.86794067222">
            <text:p>3755.8679406722</text:p>
          </table:table-cell>
          <table:table-cell table:style-name="ce2" office:value-type="float" office:value="3">
            <text:p>3.0</text:p>
          </table:table-cell>
          <table:table-cell office:value-type="string">
            <text:p>[68, 90, 111]</text:p>
          </table:table-cell>
          <table:table-cell office:value-type="float" office:value="2541.09922641282">
            <text:p>2541.0992264128</text:p>
          </table:table-cell>
          <table:table-cell table:style-name="ce3" table:formula="of:=([.S135]-[.V135])/[.V135]" office:value-type="percentage" office:value="0.478048516025187">
            <text:p>47.80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9.100_25-5-5-5_rd_90.txt</text:p>
          </table:table-cell>
          <table:table-cell table:style-name="ce1" office:value-type="string">
            <text:p>true</text:p>
          </table:table-cell>
          <table:table-cell office:value-type="float" office:value="2731.3245">
            <text:p>2731.3245</text:p>
          </table:table-cell>
          <table:table-cell office:value-type="float" office:value="2698.6686">
            <text:p>2698.6686</text:p>
          </table:table-cell>
          <table:table-cell office:value-type="float" office:value="2649.5392">
            <text:p>2649.5392</text:p>
          </table:table-cell>
          <table:table-cell office:value-type="float" office:value="97">
            <text:p>97</text:p>
          </table:table-cell>
          <table:table-cell table:style-name="ce2" office:value-type="float" office:value="3">
            <text:p>3.0</text:p>
          </table:table-cell>
          <table:table-cell office:value-type="string">
            <text:p>[46, 70, 110]</text:p>
          </table:table-cell>
          <table:table-cell office:value-type="string">
            <text:p>[1,2,3,4,5,6]</text:p>
          </table:table-cell>
          <table:table-cell office:value-type="string">
            <text:p>&lt;1,123,117,41,63,109,42,126|2,64,27,65,78,127|3,128|4,129|5,130|6,131|7,132|8,36,89,45,34,75,102,133|9,92,134|10,101,104,106,103,51,29,50,135|11,40,39,69,111,82,68,136|12,61,72,44,74,137|13,90,76,55,115,138|14,139|15,140|16,141|17,58,54,96,60,59,95,142|18,143|19,169,52,94,56,113,28,93,105,79,26,144|20,37,170,97,47,81,80,49,145|21,67,98,100,48,66,99,146|22,108,120,124,84,119,112,125,116,118,85,147|23,88,87,32,35,57,91,148|24,174,53,77,107,30,31,121,62,122,38,83,114,149|25,175,86,43,33,71,73,150&gt;</text:p>
          </table:table-cell>
          <table:table-cell table:style-name="ce3" table:formula="of:=([.I136]-[.K136])/[.K136]" office:value-type="percentage" office:value="0.0308677448516331">
            <text:p>3.09%</text:p>
          </table:table-cell>
          <table:table-cell table:style-name="ce3" table:formula="of:=IF([.M136]=0;([.I136]-[.J136])/[.J136];&quot;&quot;)">
            <text:p/>
          </table:table-cell>
          <table:table-cell office:value-type="float" office:value="3938.42788533141">
            <text:p>3938.4278853314</text:p>
          </table:table-cell>
          <table:table-cell table:style-name="ce2" office:value-type="float" office:value="2">
            <text:p>2.0</text:p>
          </table:table-cell>
          <table:table-cell office:value-type="string">
            <text:p>[69, 111]</text:p>
          </table:table-cell>
          <table:table-cell office:value-type="float" office:value="2559.10735509378">
            <text:p>2559.1073550938</text:p>
          </table:table-cell>
          <table:table-cell table:style-name="ce3" table:formula="of:=([.S136]-[.V136])/[.V136]" office:value-type="percentage" office:value="0.538985020496367">
            <text:p>53.90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0.100_25-5-5-5_rd_10.txt</text:p>
          </table:table-cell>
          <table:table-cell table:style-name="ce1" office:value-type="string">
            <text:p>true</text:p>
          </table:table-cell>
          <table:table-cell office:value-type="float" office:value="2477.4677">
            <text:p>2477.4677</text:p>
          </table:table-cell>
          <table:table-cell office:value-type="float" office:value="2476.4749">
            <text:p>2476.4749</text:p>
          </table:table-cell>
          <table:table-cell office:value-type="float" office:value="2385.124">
            <text:p>2385.12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46,40,126|2,101,152,94,58,104,28,105,79,102,127|3,128|4,154,52,77,31,119,112,122,117,116,125,129|5,30,124,84,123,110,39,68,67,62,42,130|6,131|7,88,36,44,87,35,115,57,132|8,158,120,118,41,86,109,70,71,85,114,133|9,60,34,76,106,103,59,134|10,135|11,97,27,82,66,99,29,80,50,136|12,137|13,37,53,163,78,38,121,26,138|14,139|15,140|16,43,108,33,61,73,141|17,90,91,142|18,143|19,144|20,54,96,55,45,75,145|21,95,56,113,32,107,72,74,89,146|22,92,48,98,65,83,51,93,49,147|23,81,100,47,148|24,149|25,69,63,111,150&gt;</text:p>
          </table:table-cell>
          <table:table-cell table:style-name="ce3" table:formula="of:=([.I137]-[.K137])/[.K137]" office:value-type="percentage" office:value="0.0387165195604088">
            <text:p>3.87%</text:p>
          </table:table-cell>
          <table:table-cell table:style-name="ce3" table:formula="of:=IF([.M137]=0;([.I137]-[.J137])/[.J137];&quot;&quot;)" office:value-type="percentage" office:value="0.000400892413648121">
            <text:p>0.04%</text:p>
          </table:table-cell>
          <table:table-cell office:value-type="float" office:value="2693.62563713308">
            <text:p>2693.62563713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74.881882779">
            <text:p>2374.881882779</text:p>
          </table:table-cell>
          <table:table-cell table:style-name="ce3" table:formula="of:=([.S137]-[.V137])/[.V137]" office:value-type="percentage" office:value="0.13421457153949">
            <text:p>13.42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0.100_25-5-5-5_rd_30.txt</text:p>
          </table:table-cell>
          <table:table-cell table:style-name="ce1" office:value-type="string">
            <text:p>true</text:p>
          </table:table-cell>
          <table:table-cell office:value-type="float" office:value="2548.6462">
            <text:p>2548.6462</text:p>
          </table:table-cell>
          <table:table-cell office:value-type="float" office:value="2476.4749">
            <text:p>2476.4749</text:p>
          </table:table-cell>
          <table:table-cell office:value-type="float" office:value="2446.3578">
            <text:p>2446.357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52,101,37,46,64,50,79,105,102,127|3,33,108,109,110,62,121,128|4,120,117,84,31,154,119,112,122,114,118,116,129|5,30,123,125,67,40,68,39,42,70,130|6,131|7,88,36,44,87,35,115,57,132|8,158,77,94,95,55,104,28,75,133|9,60,34,106,76,45,26,58,134|10,135|11,53,161,78,38,83,65,51,93,49,136|12,137|13,138|14,54,103,96,59,139|15,140|16,124,41,86,43,141|17,90,91,142|18,143|19,66,27,97,81,144|20,145|21,56,113,32,107,72,74,89,146|22,48,100,99,98,82,47,29,80,147|23,92,148|24,149|25,69,63,111,71,61,73,85,150&gt;</text:p>
          </table:table-cell>
          <table:table-cell table:style-name="ce3" table:formula="of:=([.I138]-[.K138])/[.K138]" office:value-type="percentage" office:value="0.0418125263606165">
            <text:p>4.18%</text:p>
          </table:table-cell>
          <table:table-cell table:style-name="ce3" table:formula="of:=IF([.M138]=0;([.I138]-[.J138])/[.J138];&quot;&quot;)" office:value-type="percentage" office:value="0.0291427544854179">
            <text:p>2.91%</text:p>
          </table:table-cell>
          <table:table-cell office:value-type="float" office:value="3158.68228459785">
            <text:p>3158.6822845979</text:p>
          </table:table-cell>
          <table:table-cell table:style-name="ce2" office:value-type="float" office:value="1">
            <text:p>1.0</text:p>
          </table:table-cell>
          <table:table-cell office:value-type="string">
            <text:p>[28]</text:p>
          </table:table-cell>
          <table:table-cell office:value-type="float" office:value="2372.71195971092">
            <text:p>2372.7119597109</text:p>
          </table:table-cell>
          <table:table-cell table:style-name="ce3" table:formula="of:=([.S138]-[.V138])/[.V138]" office:value-type="percentage" office:value="0.331253998897825">
            <text:p>33.13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0.100_25-5-5-5_rd_50.txt</text:p>
          </table:table-cell>
          <table:table-cell table:style-name="ce1" office:value-type="string">
            <text:p>true</text:p>
          </table:table-cell>
          <table:table-cell office:value-type="float" office:value="2531.6937">
            <text:p>2531.6937</text:p>
          </table:table-cell>
          <table:table-cell office:value-type="float" office:value="2476.4749">
            <text:p>2476.4749</text:p>
          </table:table-cell>
          <table:table-cell office:value-type="float" office:value="2408.4181">
            <text:p>2408.418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0,126|2,101,152,52,37,102,28,127|3,128|4,97,46,64,47,66,82,68,129|5,107,30,124,110,42,70,71,61,130|6,131|7,88,36,87,115,55,95,35,57,132|8,158,94,77,109,86,41,122,125,118,85,114,133|9,60,34,106,76,45,26,134|10,135|11,27,38,161,78,83,65,51,93,49,136|12,137|13,138|14,90,91,96,59,139|15,140|16,108,33,43,31,119,73,141|17,142|18,143|19,53,169,112,67,39,62,121,144|20,54,103,104,58,75,105,79,145|21,56,113,32,44,72,74,89,146|22,48,100,99,98,81,29,80,50,147|23,92,148|24,149|25,123,117,120,84,69,111,63,116,150&gt;</text:p>
          </table:table-cell>
          <table:table-cell table:style-name="ce3" table:formula="of:=([.I139]-[.K139])/[.K139]" office:value-type="percentage" office:value="0.0511852987651936">
            <text:p>5.12%</text:p>
          </table:table-cell>
          <table:table-cell table:style-name="ce3" table:formula="of:=IF([.M139]=0;([.I139]-[.J139])/[.J139];&quot;&quot;)" office:value-type="percentage" office:value="0.0222973388504764">
            <text:p>2.23%</text:p>
          </table:table-cell>
          <table:table-cell office:value-type="float" office:value="3192.4566100586">
            <text:p>3192.456610058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08.15675340959">
            <text:p>2408.1567534096</text:p>
          </table:table-cell>
          <table:table-cell table:style-name="ce3" table:formula="of:=([.S139]-[.V139])/[.V139]" office:value-type="percentage" office:value="0.32568471945963">
            <text:p>32.57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0.100_25-5-5-5_rd_70.txt</text:p>
          </table:table-cell>
          <table:table-cell table:style-name="ce1" office:value-type="string">
            <text:p>true</text:p>
          </table:table-cell>
          <table:table-cell office:value-type="float" office:value="2519.2915">
            <text:p>2519.2915</text:p>
          </table:table-cell>
          <table:table-cell office:value-type="float" office:value="2476.4749">
            <text:p>2476.4749</text:p>
          </table:table-cell>
          <table:table-cell office:value-type="float" office:value="2410.2924">
            <text:p>2410.292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5,111,63,68,40,126|2,152,52,37,46,100,81,64,50,79,102,127|3,128|4,120,117,84,124,31,119,112,82,129|5,72,107,38,67,39,42,70,130|6,89,115,74,131|7,88,36,44,32,87,35,57,132|8,158,77,113,56,94,101,28,104,75,133|9,60,34,76,106,59,134|10,135|11,53,161,65,98,99,47,48,29,80,136|12,137|13,138|14,139|15,140|16,61,33,108,43,73,141|17,90,91,142|18,143|19,97,66,27,83,78,51,105,93,49,144|20,54,103,96,55,95,45,58,145|21,171,30,86,41,110,62,122,121,114,26,146|22,147|23,92,148|24,149|25,123,118,69,109,71,85,116,150&gt;</text:p>
          </table:table-cell>
          <table:table-cell table:style-name="ce3" table:formula="of:=([.I140]-[.K140])/[.K140]" office:value-type="percentage" office:value="0.0452223555946988">
            <text:p>4.52%</text:p>
          </table:table-cell>
          <table:table-cell table:style-name="ce3" table:formula="of:=IF([.M140]=0;([.I140]-[.J140])/[.J140];&quot;&quot;)" office:value-type="percentage" office:value="0.0172893333180965">
            <text:p>1.73%</text:p>
          </table:table-cell>
          <table:table-cell office:value-type="float" office:value="3564.42762855146">
            <text:p>3564.427628551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93.81648017303">
            <text:p>2393.816480173</text:p>
          </table:table-cell>
          <table:table-cell table:style-name="ce3" table:formula="of:=([.S140]-[.V140])/[.V140]" office:value-type="percentage" office:value="0.489014574874102">
            <text:p>48.90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0.100_25-5-5-5_rd_90.txt</text:p>
          </table:table-cell>
          <table:table-cell table:style-name="ce1" office:value-type="string">
            <text:p>true</text:p>
          </table:table-cell>
          <table:table-cell office:value-type="float" office:value="2601.5941">
            <text:p>2601.5941</text:p>
          </table:table-cell>
          <table:table-cell office:value-type="float" office:value="2476.4749">
            <text:p>2476.4749</text:p>
          </table:table-cell>
          <table:table-cell office:value-type="float" office:value="2455.7161">
            <text:p>2455.716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46,126|2,94,152,37,101,54,104,28,79,49,102,127|3,128|4,84,120,154,123,112,82,40,68,129|5,52,155,30,110,39,125,62,121,42,130|6,131|7,36,87,32,72,61,74,89,132|8,158,77,107,108,109,118,122,116,85,114,133|9,34,76,106,58,75,26,60,134|10,135|11,27,67,38,83,78,161,51,105,93,136|12,137|13,138|14,90,91,96,103,59,139|15,140|16,117,124,41,86,119,31,141|17,142|18,143|19,53,169,65,98,97,81,50,144|20,145|21,113,56,95,55,115,45,146|22,92,48,100,66,47,99,29,80,147|23,148|24,88,44,43,174,35,57,149|25,63,69,111,70,33,71,73,150&gt;</text:p>
          </table:table-cell>
          <table:table-cell table:style-name="ce3" table:formula="of:=([.I141]-[.K141])/[.K141]" office:value-type="percentage" office:value="0.059403446514033">
            <text:p>5.94%</text:p>
          </table:table-cell>
          <table:table-cell table:style-name="ce3" table:formula="of:=IF([.M141]=0;([.I141]-[.J141])/[.J141];&quot;&quot;)" office:value-type="percentage" office:value="0.0505231044336446">
            <text:p>5.05%</text:p>
          </table:table-cell>
          <table:table-cell office:value-type="float" office:value="3518.38263233624">
            <text:p>3518.3826323363</text:p>
          </table:table-cell>
          <table:table-cell table:style-name="ce2" office:value-type="float" office:value="3">
            <text:p>3.0</text:p>
          </table:table-cell>
          <table:table-cell office:value-type="string">
            <text:p>[45, 82, 122]</text:p>
          </table:table-cell>
          <table:table-cell office:value-type="float" office:value="2304.98478041565">
            <text:p>2304.9847804157</text:p>
          </table:table-cell>
          <table:table-cell table:style-name="ce3" table:formula="of:=([.S141]-[.V141])/[.V141]" office:value-type="percentage" office:value="0.526423368271348">
            <text:p>52.64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1.100_25-5-5-5_rd_10.txt</text:p>
          </table:table-cell>
          <table:table-cell table:style-name="ce1" office:value-type="string">
            <text:p>true</text:p>
          </table:table-cell>
          <table:table-cell office:value-type="float" office:value="2671.7436">
            <text:p>2671.7436</text:p>
          </table:table-cell>
          <table:table-cell office:value-type="float" office:value="2702.2871">
            <text:p>2702.2871</text:p>
          </table:table-cell>
          <table:table-cell office:value-type="float" office:value="2555.392">
            <text:p>2555.39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151,67,68,111,118,122,123,126|2,96,90,59,103,28,93,105,49,127|3,153,46,92,80,79,37,102,128|4,154,117,69,63,41,86,116,110,85,108,129|5,61,71,70,33,32,35,95,130|6,55,156,78,120,114,77,107,73,131|7,64,48,66,82,47,100,81,132|8,133|9,134|10,135|11,136|12,39,40,112,162,31,119,121,84,62,125,137|13,138|14,139|15,45,76,54,140|16,43,124,30,109,42,141|17,53,167,51,65,27,98,97,99,29,50,142|18,143|19,72,44,36,74,144|20,58,101,104,26,56,38,83,145|21,171,113,87,89,88,115,146|22,147|23,148|24,149|25,175,94,75,106,34,60,91,57,150&gt;</text:p>
          </table:table-cell>
          <table:table-cell table:style-name="ce3" table:formula="of:=([.I142]-[.K142])/[.K142]" office:value-type="percentage" office:value="0.0455318009917852">
            <text:p>4.55%</text:p>
          </table:table-cell>
          <table:table-cell table:style-name="ce3" table:formula="of:=IF([.M142]=0;([.I142]-[.J142])/[.J142];&quot;&quot;)" office:value-type="percentage" office:value="-0.0113028330705498">
            <text:p>-1.13%</text:p>
          </table:table-cell>
          <table:table-cell office:value-type="float" office:value="2981.04040883517">
            <text:p>2981.040408835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17.62286777373">
            <text:p>2717.6228677737</text:p>
          </table:table-cell>
          <table:table-cell table:style-name="ce3" table:formula="of:=([.S142]-[.V142])/[.V142]" office:value-type="percentage" office:value="0.096929395239169">
            <text:p>9.69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1.100_25-5-5-5_rd_30.txt</text:p>
          </table:table-cell>
          <table:table-cell table:style-name="ce1" office:value-type="string">
            <text:p>true</text:p>
          </table:table-cell>
          <table:table-cell office:value-type="float" office:value="2662.7542">
            <text:p>2662.7542</text:p>
          </table:table-cell>
          <table:table-cell office:value-type="float" office:value="2702.2871">
            <text:p>2702.2871</text:p>
          </table:table-cell>
          <table:table-cell office:value-type="float" office:value="2651.1203">
            <text:p>2651.120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3,111,123,118,122,68,126|2,90,96,104,103,28,93,105,49,127|3,92,64,54,59,102,128|4,154,84,117,63,41,86,110,62,125,30,129|5,107,70,71,33,35,115,88,130|6,156,120,67,40,66,47,100,81,99,114,131|7,132|8,133|9,48,98,97,134|10,135|11,136|12,69,116,124,109,42,39,137|13,138|14,139|15,165,77,55,45,76,60,140|16,166,113,36,89,74,44,73,141|17,53,167,51,65,112,82,27,29,50,142|18,143|19,61,72,144|20,26,56,87,108,85,31,121,119,38,83,145|21,171,37,101,58,106,34,91,57,95,146|22,147|23,148|24,149|25,32,94,52,175,78,46,80,79,75,150&gt;</text:p>
          </table:table-cell>
          <table:table-cell table:style-name="ce3" table:formula="of:=([.I143]-[.K143])/[.K143]" office:value-type="percentage" office:value="0.0043882957706596">
            <text:p>0.44%</text:p>
          </table:table-cell>
          <table:table-cell table:style-name="ce3" table:formula="of:=IF([.M143]=0;([.I143]-[.J143])/[.J143];&quot;&quot;)" office:value-type="percentage" office:value="-0.0146294226102031">
            <text:p>-1.46%</text:p>
          </table:table-cell>
          <table:table-cell office:value-type="float" office:value="3359.63753432367">
            <text:p>3359.637534323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67.29974367543">
            <text:p>2667.2997436754</text:p>
          </table:table-cell>
          <table:table-cell table:style-name="ce3" table:formula="of:=([.S143]-[.V143])/[.V143]" office:value-type="percentage" office:value="0.259565049743615">
            <text:p>25.96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1.100_25-5-5-5_rd_50.txt</text:p>
          </table:table-cell>
          <table:table-cell table:style-name="ce1" office:value-type="string">
            <text:p>true</text:p>
          </table:table-cell>
          <table:table-cell office:value-type="float" office:value="2663.8067">
            <text:p>2663.8067</text:p>
          </table:table-cell>
          <table:table-cell office:value-type="float" office:value="2702.2871">
            <text:p>2702.2871</text:p>
          </table:table-cell>
          <table:table-cell office:value-type="float" office:value="2665.155">
            <text:p>2665.15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67,68,111,118,123,122,126|2,90,96,104,28,93,105,59,127|3,53,153,51,46,79,80,50,49,128|4,154,117,69,63,41,42,110,125,62,84,129|5,61,71,107,32,35,115,88,130|6,77,156,120,65,78,114,43,131|7,64,48,66,82,47,100,81,132|8,133|9,134|10,135|11,136|12,40,124,112,116,39,137|13,138|14,139|15,45,76,102,140|16,166,113,36,89,74,44,73,141|17,167,27,98,92,97,99,29,142|18,143|19,72,70,30,86,109,108,144|20,26,56,87,33,85,31,121,119,38,83,145|21,171,52,94,55,106,103,54,75,95,146|22,147|23,148|24,149|25,175,37,101,58,34,60,91,57,150&gt;</text:p>
          </table:table-cell>
          <table:table-cell table:style-name="ce3" table:formula="of:=([.I144]-[.K144])/[.K144]" office:value-type="percentage" office:value="-0.000505899281655329">
            <text:p>-0.05%</text:p>
          </table:table-cell>
          <table:table-cell table:style-name="ce3" table:formula="of:=IF([.M144]=0;([.I144]-[.J144])/[.J144];&quot;&quot;)" office:value-type="percentage" office:value="-0.0142399377179427">
            <text:p>-1.42%</text:p>
          </table:table-cell>
          <table:table-cell office:value-type="float" office:value="3567.12281359892">
            <text:p>3567.122813598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99.67937206041">
            <text:p>2599.6793720604</text:p>
          </table:table-cell>
          <table:table-cell table:style-name="ce3" table:formula="of:=([.S144]-[.V144])/[.V144]" office:value-type="percentage" office:value="0.372139523025773">
            <text:p>37.21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1.100_25-5-5-5_rd_70.txt</text:p>
          </table:table-cell>
          <table:table-cell table:style-name="ce1" office:value-type="string">
            <text:p>true</text:p>
          </table:table-cell>
          <table:table-cell office:value-type="float" office:value="2730.1461">
            <text:p>2730.1461</text:p>
          </table:table-cell>
          <table:table-cell office:value-type="float" office:value="2702.2871">
            <text:p>2702.2871</text:p>
          </table:table-cell>
          <table:table-cell office:value-type="float" office:value="2630.0883">
            <text:p>2630.088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67,68,111,118,123,122,126|2,90,96,34,103,59,127|3,64,51,153,37,28,54,49,79,128|4,154,117,62,69,63,42,30,110,125,121,129|5,61,71,70,33,32,35,88,130|6,156,52,113,36,89,73,107,131|7,132|8,133|9,48,66,159,53,29,50,134|10,135|11,136|12,40,124,109,86,41,116,39,137|13,138|14,139|15,76,45,140|16,43,166,112,84,120,119,38,85,108,141|17,97,98,167,65,100,47,99,82,27,83,142|18,143|19,44,115,74,72,144|20,26,56,101,58,104,93,105,145|21,171,46,92,81,80,102,75,146|22,147|23,148|24,106,55,57,91,60,149|25,94,87,175,78,31,114,77,95,150&gt;</text:p>
          </table:table-cell>
          <table:table-cell table:style-name="ce3" table:formula="of:=([.I145]-[.K145])/[.K145]" office:value-type="percentage" office:value="0.0380435135961025">
            <text:p>3.80%</text:p>
          </table:table-cell>
          <table:table-cell table:style-name="ce3" table:formula="of:=IF([.M145]=0;([.I145]-[.J145])/[.J145];&quot;&quot;)" office:value-type="percentage" office:value="0.0103094153097204">
            <text:p>1.03%</text:p>
          </table:table-cell>
          <table:table-cell office:value-type="float" office:value="3704.06066245837">
            <text:p>3704.0606624584</text:p>
          </table:table-cell>
          <table:table-cell table:style-name="ce2" office:value-type="float" office:value="5">
            <text:p>5.0</text:p>
          </table:table-cell>
          <table:table-cell office:value-type="string">
            <text:p>[42, 63, 83, 117, 125]</text:p>
          </table:table-cell>
          <table:table-cell office:value-type="float" office:value="2408.31778974005">
            <text:p>2408.3177897401</text:p>
          </table:table-cell>
          <table:table-cell table:style-name="ce3" table:formula="of:=([.S145]-[.V145])/[.V145]" office:value-type="percentage" office:value="0.538028194716851">
            <text:p>53.80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1.100_25-5-5-5_rd_90.txt</text:p>
          </table:table-cell>
          <table:table-cell table:style-name="ce1" office:value-type="string">
            <text:p>true</text:p>
          </table:table-cell>
          <table:table-cell office:value-type="float" office:value="2665.4766">
            <text:p>2665.4766</text:p>
          </table:table-cell>
          <table:table-cell office:value-type="float" office:value="2702.2871">
            <text:p>2702.2871</text:p>
          </table:table-cell>
          <table:table-cell office:value-type="float" office:value="2530.5896">
            <text:p>2530.5896</text:p>
          </table:table-cell>
          <table:table-cell office:value-type="float" office:value="97">
            <text:p>97</text:p>
          </table:table-cell>
          <table:table-cell table:style-name="ce2" office:value-type="float" office:value="3">
            <text:p>3.0</text:p>
          </table:table-cell>
          <table:table-cell office:value-type="string">
            <text:p>[66, 92, 123]</text:p>
          </table:table-cell>
          <table:table-cell office:value-type="string">
            <text:p>[1,2,3,4,5,6]</text:p>
          </table:table-cell>
          <table:table-cell office:value-type="string">
            <text:p>&lt;1,151,77,43,111,118,122,68,126|2,90,96,59,103,28,93,105,49,127|3,153,46,47,64,80,79,29,50,128|4,154,119,117,84,121,124,109,42,110,116,125,62,120,129|5,61,71,70,33,107,32,130|6,156,75,51,78,81,100,99,114,131|7,132|8,133|9,98,48,134|10,135|11,136|12,40,69,41,39,137|13,138|14,139|15,54,165,55,45,76,60,102,140|16,166,67,63,86,30,85,108,73,141|17,97,167,65,112,31,82,27,38,83,142|18,143|19,72,44,36,74,144|20,58,53,101,104,34,35,56,95,26,145|21,171,113,87,89,88,115,146|22,147|23,148|24,149|25,94,175,52,37,106,91,57,150&gt;</text:p>
          </table:table-cell>
          <table:table-cell table:style-name="ce3" table:formula="of:=([.I146]-[.K146])/[.K146]" office:value-type="percentage" office:value="0.0533025979400216">
            <text:p>5.33%</text:p>
          </table:table-cell>
          <table:table-cell table:style-name="ce3" table:formula="of:=IF([.M146]=0;([.I146]-[.J146])/[.J146];&quot;&quot;)">
            <text:p/>
          </table:table-cell>
          <table:table-cell office:value-type="float" office:value="4000.91832254395">
            <text:p>4000.918322544</text:p>
          </table:table-cell>
          <table:table-cell table:style-name="ce2" office:value-type="float" office:value="4">
            <text:p>4.0</text:p>
          </table:table-cell>
          <table:table-cell office:value-type="string">
            <text:p>[38, 50, 63, 125]</text:p>
          </table:table-cell>
          <table:table-cell office:value-type="float" office:value="2430.64367694093">
            <text:p>2430.6436769409</text:p>
          </table:table-cell>
          <table:table-cell table:style-name="ce3" table:formula="of:=([.S146]-[.V146])/[.V146]" office:value-type="percentage" office:value="0.64603243186154">
            <text:p>64.60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2.100_25-5-5-5_rd_10.txt</text:p>
          </table:table-cell>
          <table:table-cell table:style-name="ce1" office:value-type="string">
            <text:p>true</text:p>
          </table:table-cell>
          <table:table-cell office:value-type="float" office:value="2165.4279">
            <text:p>2165.4279</text:p>
          </table:table-cell>
          <table:table-cell office:value-type="float" office:value="2245.3819">
            <text:p>2245.3819</text:p>
          </table:table-cell>
          <table:table-cell office:value-type="float" office:value="2194.4258">
            <text:p>2194.425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1,116,123,62,122,67,39,126|2,152,27,66,47,99,100,48,92,64,127|3,153,94,56,113,35,57,55,95,26,75,128|4,88,115,87,32,107,44,74,129|5,155,52,77,43,108,33,70,42,109,30,85,114,83,130|6,156,125,110,86,41,69,63,131|7,132|8,34,104,28,102,93,54,103,59,133|9,134|10,96,60,106,58,76,45,91,135|11,89,36,136|12,137|13,37,163,31,124,117,119,38,65,29,79,105,138|14,139|15,140|16,141|17,61,71,73,72,142|18,101,53,168,78,51,46,98,97,81,50,80,143|19,144|20,145|21,171,120,84,118,121,112,82,40,68,146|22,49,147|23,148|24,90,149|25,150&gt;</text:p>
          </table:table-cell>
          <table:table-cell table:style-name="ce3" table:formula="of:=([.I147]-[.K147])/[.K147]" office:value-type="percentage" office:value="-0.0132143451831453">
            <text:p>-1.32%</text:p>
          </table:table-cell>
          <table:table-cell table:style-name="ce3" table:formula="of:=IF([.M147]=0;([.I147]-[.J147])/[.J147];&quot;&quot;)" office:value-type="percentage" office:value="-0.0356081965388604">
            <text:p>-3.56%</text:p>
          </table:table-cell>
          <table:table-cell office:value-type="float" office:value="2439.50659597227">
            <text:p>2439.506595972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59.35965867503">
            <text:p>2159.359658675</text:p>
          </table:table-cell>
          <table:table-cell table:style-name="ce3" table:formula="of:=([.S147]-[.V147])/[.V147]" office:value-type="percentage" office:value="0.129736116988094">
            <text:p>12.97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2.100_25-5-5-5_rd_30.txt</text:p>
          </table:table-cell>
          <table:table-cell table:style-name="ce1" office:value-type="string">
            <text:p>true</text:p>
          </table:table-cell>
          <table:table-cell office:value-type="float" office:value="2176.0583">
            <text:p>2176.0583</text:p>
          </table:table-cell>
          <table:table-cell office:value-type="float" office:value="2245.3819">
            <text:p>2245.3819</text:p>
          </table:table-cell>
          <table:table-cell office:value-type="float" office:value="2229.9751">
            <text:p>2229.975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3,67,116,42,111,126|2,152,120,119,112,82,40,66,47,99,127|3,94,153,37,101,75,26,56,113,35,57,95,128|4,88,115,44,72,74,89,129|5,155,52,77,43,114,85,30,118,110,125,62,122,38,83,130|6,123,156,31,124,86,41,69,39,68,131|7,132|8,34,104,28,102,93,54,103,59,133|9,134|10,96,60,106,58,76,55,45,91,135|11,33,108,107,32,87,36,136|12,137|13,163,65,46,100,48,92,64,29,79,105,138|14,139|15,140|16,141|17,61,71,70,109,84,117,121,73,142|18,97,98,27,168,78,53,51,80,50,81,143|19,144|20,145|21,146|22,49,147|23,148|24,90,149|25,150&gt;</text:p>
          </table:table-cell>
          <table:table-cell table:style-name="ce3" table:formula="of:=([.I148]-[.K148])/[.K148]" office:value-type="percentage" office:value="-0.0241782071916408">
            <text:p>-2.42%</text:p>
          </table:table-cell>
          <table:table-cell table:style-name="ce3" table:formula="of:=IF([.M148]=0;([.I148]-[.J148])/[.J148];&quot;&quot;)" office:value-type="percentage" office:value="-0.0308738571376209">
            <text:p>-3.09%</text:p>
          </table:table-cell>
          <table:table-cell office:value-type="float" office:value="3032.2544356265">
            <text:p>3032.254435626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9.76341035932">
            <text:p>2189.7634103593</text:p>
          </table:table-cell>
          <table:table-cell table:style-name="ce3" table:formula="of:=([.S148]-[.V148])/[.V148]" office:value-type="percentage" office:value="0.384740662521593">
            <text:p>38.47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2.100_25-5-5-5_rd_50.txt</text:p>
          </table:table-cell>
          <table:table-cell table:style-name="ce1" office:value-type="string">
            <text:p>true</text:p>
          </table:table-cell>
          <table:table-cell office:value-type="float" office:value="2216.7678">
            <text:p>2216.7678</text:p>
          </table:table-cell>
          <table:table-cell office:value-type="float" office:value="2245.3819">
            <text:p>2245.3819</text:p>
          </table:table-cell>
          <table:table-cell office:value-type="float" office:value="2184.9258">
            <text:p>2184.925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39,123,116,42,111,126|2,152,124,86,41,69,68,40,82,99,127|3,101,37,153,78,94,56,35,57,95,26,128|4,88,36,87,32,44,74,89,129|5,155,52,77,43,85,30,118,110,125,62,117,122,38,83,130|6,63,131|7,132|8,34,59,103,54,105,93,102,28,133|9,134|10,96,60,76,55,115,45,91,135|11,161,119,31,114,108,33,107,73,72,136|12,137|13,163,27,112,66,48,92,64,29,79,138|14,139|15,140|16,141|17,113,120,84,121,109,70,71,61,142|18,168,53,65,46,98,97,47,100,81,50,80,143|19,144|20,145|21,146|22,49,147|23,104,106,58,75,51,148|24,90,149|25,150&gt;</text:p>
          </table:table-cell>
          <table:table-cell table:style-name="ce3" table:formula="of:=([.I149]-[.K149])/[.K149]" office:value-type="percentage" office:value="0.0145734926101381">
            <text:p>1.46%</text:p>
          </table:table-cell>
          <table:table-cell table:style-name="ce3" table:formula="of:=IF([.M149]=0;([.I149]-[.J149])/[.J149];&quot;&quot;)" office:value-type="percentage" office:value="-0.0127435337391825">
            <text:p>-1.27%</text:p>
          </table:table-cell>
          <table:table-cell office:value-type="float" office:value="3066.862249196">
            <text:p>3066.8622491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39.10841019532">
            <text:p>2239.1084101953</text:p>
          </table:table-cell>
          <table:table-cell table:style-name="ce3" table:formula="of:=([.S149]-[.V149])/[.V149]" office:value-type="percentage" office:value="0.369680108042857">
            <text:p>36.97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2.100_25-5-5-5_rd_70.txt</text:p>
          </table:table-cell>
          <table:table-cell table:style-name="ce1" office:value-type="string">
            <text:p>true</text:p>
          </table:table-cell>
          <table:table-cell office:value-type="float" office:value="2237.8679">
            <text:p>2237.8679</text:p>
          </table:table-cell>
          <table:table-cell office:value-type="float" office:value="2245.3819">
            <text:p>2245.3819</text:p>
          </table:table-cell>
          <table:table-cell office:value-type="float" office:value="2207.5786">
            <text:p>2207.578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67,123,116,111,126|2,152,27,66,47,99,100,48,92,64,29,127|3,94,153,108,107,32,113,56,35,57,95,26,128|4,88,36,87,44,74,89,129|5,155,52,77,43,114,31,124,118,125,62,117,122,38,83,130|6,156,120,84,110,86,41,69,63,131|7,132|8,34,106,28,102,93,103,59,60,133|9,134|10,96,76,55,115,45,91,135|11,161,30,85,109,42,70,33,73,136|12,137|13,163,53,37,105,79,49,54,138|14,139|15,140|16,141|17,72,71,61,142|18,101,168,78,65,51,46,97,81,50,80,143|19,144|20,145|21,98,171,119,121,112,82,40,68,146|22,147|23,104,58,75,148|24,90,149|25,150&gt;</text:p>
          </table:table-cell>
          <table:table-cell table:style-name="ce3" table:formula="of:=([.I150]-[.K150])/[.K150]" office:value-type="percentage" office:value="0.0137205986686048">
            <text:p>1.37%</text:p>
          </table:table-cell>
          <table:table-cell table:style-name="ce3" table:formula="of:=IF([.M150]=0;([.I150]-[.J150])/[.J150];&quot;&quot;)" office:value-type="percentage" office:value="-0.00334642405374323">
            <text:p>-0.33%</text:p>
          </table:table-cell>
          <table:table-cell office:value-type="float" office:value="3213.50340974944">
            <text:p>3213.503409749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16.20653653391">
            <text:p>2216.2065365339</text:p>
          </table:table-cell>
          <table:table-cell table:style-name="ce3" table:formula="of:=([.S150]-[.V150])/[.V150]" office:value-type="percentage" office:value="0.450001774101469">
            <text:p>45.00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2.100_25-5-5-5_rd_90.txt</text:p>
          </table:table-cell>
          <table:table-cell table:style-name="ce1" office:value-type="string">
            <text:p>true</text:p>
          </table:table-cell>
          <table:table-cell office:value-type="float" office:value="2237.8585">
            <text:p>2237.8585</text:p>
          </table:table-cell>
          <table:table-cell office:value-type="float" office:value="2245.3819">
            <text:p>2245.3819</text:p>
          </table:table-cell>
          <table:table-cell office:value-type="float" office:value="2178.6301">
            <text:p>2178.630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1,42,31,119,38,67,39,126|2,152,65,46,98,99,100,48,92,64,29,127|3,53,153,120,117,125,62,84,121,51,75,26,128|4,88,115,36,87,32,44,74,129|5,155,52,77,43,107,33,70,108,109,30,85,114,83,130|6,123,156,124,110,86,41,69,63,68,131|7,132|8,34,106,58,102,93,28,104,103,59,133|9,134|10,96,60,76,55,45,91,135|11,89,136|12,162,78,94,113,56,95,35,57,137|13,163,101,37,105,79,49,54,138|14,139|15,140|16,141|17,61,71,73,72,142|18,168,27,82,40,66,47,97,81,50,80,143|19,118,122,112,116,144|20,145|21,146|22,147|23,148|24,90,149|25,150&gt;</text:p>
          </table:table-cell>
          <table:table-cell table:style-name="ce3" table:formula="of:=([.I151]-[.K151])/[.K151]" office:value-type="percentage" office:value="0.0271860744051962">
            <text:p>2.72%</text:p>
          </table:table-cell>
          <table:table-cell table:style-name="ce3" table:formula="of:=IF([.M151]=0;([.I151]-[.J151])/[.J151];&quot;&quot;)" office:value-type="percentage" office:value="-0.0033506104239996">
            <text:p>-0.34%</text:p>
          </table:table-cell>
          <table:table-cell office:value-type="float" office:value="3449.44438943922">
            <text:p>3449.444389439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71.16972305562">
            <text:p>2171.1697230556</text:p>
          </table:table-cell>
          <table:table-cell table:style-name="ce3" table:formula="of:=([.S151]-[.V151])/[.V151]" office:value-type="percentage" office:value="0.588749305413403">
            <text:p>58.87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1.100_25-5-5-5_rd_10.txt</text:p>
          </table:table-cell>
          <table:table-cell table:style-name="ce1" office:value-type="string">
            <text:p>true</text:p>
          </table:table-cell>
          <table:table-cell office:value-type="float" office:value="4058.0593">
            <text:p>4058.0593</text:p>
          </table:table-cell>
          <table:table-cell office:value-type="float" office:value="3090.5234">
            <text:p>3090.5234</text:p>
          </table:table-cell>
          <table:table-cell office:value-type="float" office:value="2748.2903">
            <text:p>2748.290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35,154,51,81,29,80,49,93,60,26,95,73,129|5,96,130|6,131|7,99,132|8,158,117,84,72,61,88,87,56,77,108,107,123,86,41,69,63,111,110,112,78,31,119,133|9,79,134|10,135|11,161,52,53,58,97,64,54,101,98,92,66,47,82,136|12,94,37,55,76,103,104,106,34,115,137|13,89,36,44,113,32,65,124,43,109,33,74,138|14,90,139|15,140|16,166,70,30,120,39,67,40,27,46,100,48,141|17,167,75,28,59,91,45,57,142|18,168,71,62,68,122,121,38,85,42,116,114,102,105,50,83,125,118,143|19,144|20,145|21,146|22,147|23,148|24,149|25,150&gt;</text:p>
          </table:table-cell>
          <table:table-cell table:style-name="ce3" table:formula="of:=([.I152]-[.K152])/[.K152]" office:value-type="percentage" office:value="0.476575927950552">
            <text:p>47.66%</text:p>
          </table:table-cell>
          <table:table-cell table:style-name="ce3" table:formula="of:=IF([.M152]=0;([.I152]-[.J152])/[.J152];&quot;&quot;)" office:value-type="percentage" office:value="0.313065385623678">
            <text:p>31.31%</text:p>
          </table:table-cell>
          <table:table-cell office:value-type="float" office:value="3057.83722189491">
            <text:p>3057.837221894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43.88919464136">
            <text:p>2743.8891946414</text:p>
          </table:table-cell>
          <table:table-cell table:style-name="ce3" table:formula="of:=([.S152]-[.V152])/[.V152]" office:value-type="percentage" office:value="0.114417166650414">
            <text:p>11.44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1.100_25-5-5-5_rd_30.txt</text:p>
          </table:table-cell>
          <table:table-cell table:style-name="ce1" office:value-type="string">
            <text:p>true</text:p>
          </table:table-cell>
          <table:table-cell office:value-type="float" office:value="2914.1292">
            <text:p>2914.1292</text:p>
          </table:table-cell>
          <table:table-cell office:value-type="float" office:value="3090.5234">
            <text:p>3090.5234</text:p>
          </table:table-cell>
          <table:table-cell office:value-type="float" office:value="2724.3027">
            <text:p>2724.302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95,129|5,96,130|6,131|7,99,132|8,158,67,117,84,30,70,61,72,107,36,89,44,86,69,41,63,111,112,82,66,47,28,59,51,45,57,91,60,26,29,50,49,105,102,83,133|9,54,134|10,135|11,39,136|12,55,76,104,103,106,34,115,137|13,138|14,90,139|15,140|16,166,108,52,94,53,46,27,77,37,101,113,32,43,124,110,109,33,74,71,35,75,93,79,81,80,141|17,167,97,64,58,88,87,56,120,123,40,100,48,92,98,65,78,119,31,142|18,168,121,122,62,68,38,114,85,73,42,116,125,118,143|19,144|20,145|21,146|22,147|23,148|24,149|25,150&gt;</text:p>
          </table:table-cell>
          <table:table-cell table:style-name="ce3" table:formula="of:=([.I153]-[.K153])/[.K153]" office:value-type="percentage" office:value="0.0696789310527056">
            <text:p>6.97%</text:p>
          </table:table-cell>
          <table:table-cell table:style-name="ce3" table:formula="of:=IF([.M153]=0;([.I153]-[.J153])/[.J153];&quot;&quot;)" office:value-type="percentage" office:value="-0.0570758338215463">
            <text:p>-5.71%</text:p>
          </table:table-cell>
          <table:table-cell office:value-type="float" office:value="3484.17587610209">
            <text:p>3484.175876102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11.76234871832">
            <text:p>2711.7623487183</text:p>
          </table:table-cell>
          <table:table-cell table:style-name="ce3" table:formula="of:=([.S153]-[.V153])/[.V153]" office:value-type="percentage" office:value="0.284838207798279">
            <text:p>28.48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1.100_25-5-5-5_rd_50.txt</text:p>
          </table:table-cell>
          <table:table-cell table:style-name="ce1" office:value-type="string">
            <text:p>true</text:p>
          </table:table-cell>
          <table:table-cell office:value-type="float" office:value="3310.2525">
            <text:p>3310.2525</text:p>
          </table:table-cell>
          <table:table-cell office:value-type="float" office:value="3090.5234">
            <text:p>3090.5234</text:p>
          </table:table-cell>
          <table:table-cell office:value-type="float" office:value="2748.5299">
            <text:p>2748.529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8,128|4,35,154,51,81,29,49,93,60,95,102,105,73,129|5,96,130|6,131|7,99,132|8,158,65,66,47,112,78,31,119,82,28,59,75,45,91,57,26,38,114,85,42,116,125,118,83,133|9,54,134|10,135|11,136|12,94,37,46,100,92,76,104,103,106,34,115,137|13,138|14,139|15,140|16,166,58,90,88,61,72,107,77,87,44,36,89,113,32,43,124,109,33,74,71,121,122,62,68,79,80,141|17,167,53,52,120,39,123,56,55,101,142|18,168,30,70,108,84,117,67,27,97,64,48,40,63,69,41,86,110,111,143|19,144|20,50,145|21,146|22,147|23,148|24,149|25,150&gt;</text:p>
          </table:table-cell>
          <table:table-cell table:style-name="ce3" table:formula="of:=([.I154]-[.K154])/[.K154]" office:value-type="percentage" office:value="0.204372017200904">
            <text:p>20.44%</text:p>
          </table:table-cell>
          <table:table-cell table:style-name="ce3" table:formula="of:=IF([.M154]=0;([.I154]-[.J154])/[.J154];&quot;&quot;)" office:value-type="percentage" office:value="0.0710976982086594">
            <text:p>7.11%</text:p>
          </table:table-cell>
          <table:table-cell office:value-type="float" office:value="4459.82088738341">
            <text:p>4459.820887383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42.13429175535">
            <text:p>2742.1342917554</text:p>
          </table:table-cell>
          <table:table-cell table:style-name="ce3" table:formula="of:=([.S154]-[.V154])/[.V154]" office:value-type="percentage" office:value="0.626404987090731">
            <text:p>62.64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1.100_25-5-5-5_rd_70.txt</text:p>
          </table:table-cell>
          <table:table-cell table:style-name="ce1" office:value-type="string">
            <text:p>true</text:p>
          </table:table-cell>
          <table:table-cell office:value-type="float" office:value="3055.4519">
            <text:p>3055.4519</text:p>
          </table:table-cell>
          <table:table-cell office:value-type="float" office:value="3090.5234">
            <text:p>3090.5234</text:p>
          </table:table-cell>
          <table:table-cell office:value-type="float" office:value="2703.409">
            <text:p>2703.4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9,128|4,154,58,90,88,87,56,94,53,37,46,100,48,92,104,103,106,34,76,115,74,71,35,51,81,29,80,49,93,60,95,73,129|5,96,130|6,131|7,64,132|8,121,158,122,62,68,38,85,42,116,125,118,114,102,105,50,83,133|9,79,134|10,135|11,161,117,39,70,108,84,120,97,54,55,36,89,44,32,33,43,119,136|12,137|13,138|14,139|15,140|16,141|17,167,113,101,65,98,66,47,112,31,78,82,75,28,59,91,45,57,26,142|18,168,67,30,61,72,107,77,52,27,40,123,69,63,41,86,124,110,109,111,143|19,144|20,145|21,146|22,147|23,148|24,149|25,150&gt;</text:p>
          </table:table-cell>
          <table:table-cell table:style-name="ce3" table:formula="of:=([.I155]-[.K155])/[.K155]" office:value-type="percentage" office:value="0.130221842125997">
            <text:p>13.02%</text:p>
          </table:table-cell>
          <table:table-cell table:style-name="ce3" table:formula="of:=IF([.M155]=0;([.I155]-[.J155])/[.J155];&quot;&quot;)" office:value-type="percentage" office:value="-0.0113480778045557">
            <text:p>-1.13%</text:p>
          </table:table-cell>
          <table:table-cell office:value-type="float" office:value="4257.64976898831">
            <text:p>4257.649768988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62.94314386644">
            <text:p>2762.9431438664</text:p>
          </table:table-cell>
          <table:table-cell table:style-name="ce3" table:formula="of:=([.S155]-[.V155])/[.V155]" office:value-type="percentage" office:value="0.540983490174247">
            <text:p>54.10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1.100_25-5-5-5_rd_90.txt</text:p>
          </table:table-cell>
          <table:table-cell table:style-name="ce1" office:value-type="string">
            <text:p>true</text:p>
          </table:table-cell>
          <table:table-cell office:value-type="float" office:value="3135.374">
            <text:p>3135.374</text:p>
          </table:table-cell>
          <table:table-cell office:value-type="float" office:value="3090.5234">
            <text:p>3090.5234</text:p>
          </table:table-cell>
          <table:table-cell office:value-type="float" office:value="2697.6444">
            <text:p>2697.6444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109]</text:p>
          </table:table-cell>
          <table:table-cell office:value-type="string">
            <text:p>[1,2,3,4,5,6]</text:p>
          </table:table-cell>
          <table:table-cell office:value-type="string">
            <text:p>&lt;1,126|2,127|3,120,153,53,58,64,48,100,40,128|4,35,154,51,80,81,99,29,93,26,95,73,129|5,130|6,131|7,92,132|8,158,97,67,117,84,133|9,54,134|10,135|11,39,136|12,104,103,106,34,76,137|13,138|14,90,139|15,140|16,166,101,98,86,110,124,43,33,115,74,71,62,68,122,121,38,79,60,49,50,141|17,52,167,108,107,61,89,36,55,87,44,32,113,65,78,142|18,168,30,70,72,88,56,77,94,37,46,27,123,69,63,41,111,112,31,119,47,66,82,28,59,75,45,91,57,85,42,116,118,114,102,105,83,125,143|19,144|20,145|21,96,146|22,147|23,148|24,149|25,150&gt;</text:p>
          </table:table-cell>
          <table:table-cell table:style-name="ce3" table:formula="of:=([.I156]-[.K156])/[.K156]" office:value-type="percentage" office:value="0.162263640085402">
            <text:p>16.23%</text:p>
          </table:table-cell>
          <table:table-cell table:style-name="ce3" table:formula="of:=IF([.M156]=0;([.I156]-[.J156])/[.J156];&quot;&quot;)">
            <text:p/>
          </table:table-cell>
          <table:table-cell office:value-type="float" office:value="4211.80264918299">
            <text:p>4211.80264918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41.2100896624">
            <text:p>2641.2100896624</text:p>
          </table:table-cell>
          <table:table-cell table:style-name="ce3" table:formula="of:=([.S156]-[.V156])/[.V156]" office:value-type="percentage" office:value="0.594648856472203">
            <text:p>59.46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2.100_25-5-5-5_rd_10.txt</text:p>
          </table:table-cell>
          <table:table-cell table:style-name="ce1" office:value-type="string">
            <text:p>true</text:p>
          </table:table-cell>
          <table:table-cell office:value-type="float" office:value="2625.5839">
            <text:p>2625.5839</text:p>
          </table:table-cell>
          <table:table-cell office:value-type="float" office:value="2879.0909">
            <text:p>2879.0909</text:p>
          </table:table-cell>
          <table:table-cell office:value-type="float" office:value="2437.3619">
            <text:p>2437.361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122,68,38,119,85,30,42,125,118,114,95,102,105,83,27,127|3,89,128|4,129|5,155,75,28,58,88,56,94,64,54,92,48,97,46,98,66,47,82,31,78,51,37,130|6,131|7,90,132|8,59,60,133|9,159,120,117,62,67,39,70,72,61,36,87,134|10,135|11,77,52,53,100,40,84,121,136|12,137|13,29,138|14,115,139|15,140|16,81,79,93,49,80,99,141|17,142|18,143|19,86,69,110,124,144|20,170,101,104,103,106,34,76,26,145|21,146|22,96,55,113,44,43,111,109,108,33,73,74,71,107,32,35,45,57,91,147|23,116,41,63,65,112,123,148|24,149|25,150&gt;</text:p>
          </table:table-cell>
          <table:table-cell table:style-name="ce3" table:formula="of:=([.I157]-[.K157])/[.K157]" office:value-type="percentage" office:value="0.0772236572664897">
            <text:p>7.72%</text:p>
          </table:table-cell>
          <table:table-cell table:style-name="ce3" table:formula="of:=IF([.M157]=0;([.I157]-[.J157])/[.J157];&quot;&quot;)" office:value-type="percentage" office:value="-0.0880510580614179">
            <text:p>-8.81%</text:p>
          </table:table-cell>
          <table:table-cell office:value-type="float" office:value="2640.26047568304">
            <text:p>2640.26047568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50.38292869897">
            <text:p>2450.382928699</text:p>
          </table:table-cell>
          <table:table-cell table:style-name="ce3" table:formula="of:=([.S157]-[.V157])/[.V157]" office:value-type="percentage" office:value="0.0774889282651373">
            <text:p>7.75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2.100_25-5-5-5_rd_30.txt</text:p>
          </table:table-cell>
          <table:table-cell table:style-name="ce1" office:value-type="string">
            <text:p>true</text:p>
          </table:table-cell>
          <table:table-cell office:value-type="float" office:value="3079.3556">
            <text:p>3079.3556</text:p>
          </table:table-cell>
          <table:table-cell office:value-type="float" office:value="2879.0909">
            <text:p>2879.0909</text:p>
          </table:table-cell>
          <table:table-cell office:value-type="float" office:value="2470.3581">
            <text:p>2470.358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70,61,72,88,58,54,28,75,26,94,113,55,96,76,78,112,82,47,66,127|3,89,128|4,129|5,155,114,85,38,83,51,37,102,105,130|6,131|7,90,132|8,59,60,133|9,35,134|10,135|11,87,36,107,73,44,108,30,41,63,111,43,33,32,74,136|12,137|13,79,138|14,115,139|15,140|16,81,99,141|17,167,119,71,110,123,84,120,122,68,29,80,49,93,56,95,142|18,64,143|19,86,69,98,65,31,124,109,144|20,170,67,39,62,117,121,77,52,53,27,40,46,97,100,48,92,101,104,103,34,106,145|21,146|22,91,45,57,147|23,116,125,118,42,148|24,149|25,150&gt;</text:p>
          </table:table-cell>
          <table:table-cell table:style-name="ce3" table:formula="of:=([.I158]-[.K158])/[.K158]" office:value-type="percentage" office:value="0.246521951615031">
            <text:p>24.65%</text:p>
          </table:table-cell>
          <table:table-cell table:style-name="ce3" table:formula="of:=IF([.M158]=0;([.I158]-[.J158])/[.J158];&quot;&quot;)" office:value-type="percentage" office:value="0.069558310923771">
            <text:p>6.96%</text:p>
          </table:table-cell>
          <table:table-cell office:value-type="float" office:value="2928.75238522628">
            <text:p>2928.752385226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21.20733891799">
            <text:p>2421.207338918</text:p>
          </table:table-cell>
          <table:table-cell table:style-name="ce3" table:formula="of:=([.S158]-[.V158])/[.V158]" office:value-type="percentage" office:value="0.209624776098319">
            <text:p>20.96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2.100_25-5-5-5_rd_50.txt</text:p>
          </table:table-cell>
          <table:table-cell table:style-name="ce1" office:value-type="string">
            <text:p>true</text:p>
          </table:table-cell>
          <table:table-cell office:value-type="float" office:value="3360.5134">
            <text:p>3360.5134</text:p>
          </table:table-cell>
          <table:table-cell office:value-type="float" office:value="2879.0909">
            <text:p>2879.0909</text:p>
          </table:table-cell>
          <table:table-cell office:value-type="float" office:value="2460.2333">
            <text:p>2460.233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119,117,70,72,61,87,88,36,89,55,94,101,37,51,46,98,27,112,82,47,66,127|3,128|4,129|5,155,120,122,97,81,99,80,93,38,42,85,114,83,102,28,105,130|6,131|7,90,132|8,60,133|9,95,134|10,135|11,32,44,113,77,41,63,111,108,33,107,73,74,71,35,136|12,137|13,68,29,49,79,138|14,115,139|15,140|16,92,141|17,142|18,64,143|19,86,69,110,84,124,121,43,65,31,30,109,144|20,170,75,58,26,56,52,53,67,39,40,100,48,54,59,96,76,34,106,103,104,78,145|21,146|22,91,45,57,147|23,116,118,123,62,125,148|24,149|25,150&gt;</text:p>
          </table:table-cell>
          <table:table-cell table:style-name="ce3" table:formula="of:=([.I159]-[.K159])/[.K159]" office:value-type="percentage" office:value="0.365932816208934">
            <text:p>36.59%</text:p>
          </table:table-cell>
          <table:table-cell table:style-name="ce3" table:formula="of:=IF([.M159]=0;([.I159]-[.J159])/[.J159];&quot;&quot;)" office:value-type="percentage" office:value="0.167213372804589">
            <text:p>16.72%</text:p>
          </table:table-cell>
          <table:table-cell office:value-type="float" office:value="3318.21527618683">
            <text:p>3318.21527618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61.17139187296">
            <text:p>2461.171391873</text:p>
          </table:table-cell>
          <table:table-cell table:style-name="ce3" table:formula="of:=([.S159]-[.V159])/[.V159]" office:value-type="percentage" office:value="0.348226006178976">
            <text:p>34.82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2.100_25-5-5-5_rd_70.txt</text:p>
          </table:table-cell>
          <table:table-cell table:style-name="ce1" office:value-type="string">
            <text:p>true</text:p>
          </table:table-cell>
          <table:table-cell office:value-type="float" office:value="3521.2825">
            <text:p>3521.2825</text:p>
          </table:table-cell>
          <table:table-cell office:value-type="float" office:value="2879.0909">
            <text:p>2879.0909</text:p>
          </table:table-cell>
          <table:table-cell office:value-type="float" office:value="2455.1534">
            <text:p>2455.153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12,152,78,47,66,82,27,37,81,68,122,38,30,42,85,114,95,75,102,105,83,118,125,127|3,128|4,129|5,155,119,120,117,62,123,110,39,67,64,48,54,28,101,51,46,98,92,104,106,103,130|6,131|7,90,88,56,157,52,94,58,132|8,60,133|9,87,134|10,135|11,32,107,70,61,72,136|12,137|13,53,138|14,115,139|15,140|16,40,141|17,142|18,143|19,86,69,84,124,121,43,77,65,31,108,109,144|20,170,93,79,80,29,97,99,100,49,145|21,146|22,89,36,44,113,55,96,59,34,76,26,33,74,71,73,35,45,91,57,147|23,116,41,63,111,148|24,149|25,150&gt;</text:p>
          </table:table-cell>
          <table:table-cell table:style-name="ce3" table:formula="of:=([.I160]-[.K160])/[.K160]" office:value-type="percentage" office:value="0.434241339054415">
            <text:p>43.42%</text:p>
          </table:table-cell>
          <table:table-cell table:style-name="ce3" table:formula="of:=IF([.M160]=0;([.I160]-[.J160])/[.J160];&quot;&quot;)" office:value-type="percentage" office:value="0.22305360348296">
            <text:p>22.31%</text:p>
          </table:table-cell>
          <table:table-cell office:value-type="float" office:value="4031.82567903659">
            <text:p>4031.825679036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11.96149355127">
            <text:p>2411.9614935513</text:p>
          </table:table-cell>
          <table:table-cell table:style-name="ce3" table:formula="of:=([.S160]-[.V160])/[.V160]" office:value-type="percentage" office:value="0.671596204921292">
            <text:p>67.16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2.100_25-5-5-5_rd_90.txt</text:p>
          </table:table-cell>
          <table:table-cell table:style-name="ce1" office:value-type="string">
            <text:p>true</text:p>
          </table:table-cell>
          <table:table-cell office:value-type="float" office:value="3096.748">
            <text:p>3096.748</text:p>
          </table:table-cell>
          <table:table-cell office:value-type="float" office:value="2879.0909">
            <text:p>2879.0909</text:p>
          </table:table-cell>
          <table:table-cell office:value-type="float" office:value="2461.6174">
            <text:p>2461.617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110,69,63,41,86,124,98,112,78,47,66,82,127|3,128|4,129|5,155,119,120,117,62,123,30,77,56,94,58,28,54,96,55,75,101,130|6,131|7,90,132|8,59,60,133|9,134|10,135|11,32,107,70,108,73,61,72,136|12,137|13,79,138|14,115,139|15,140|16,81,141|17,142|18,143|19,109,144|20,170,121,84,27,51,46,37,116,39,48,92,97,65,43,33,111,31,74,71,35,91,93,49,80,29,99,38,125,118,42,114,83,105,145|21,146|22,88,26,52,53,64,100,40,172,87,36,89,44,113,76,106,104,103,34,147|23,67,148|24,149|25,45,175,122,68,85,57,95,102,150&gt;</text:p>
          </table:table-cell>
          <table:table-cell table:style-name="ce3" table:formula="of:=([.I161]-[.K161])/[.K161]" office:value-type="percentage" office:value="0.258013532078543">
            <text:p>25.80%</text:p>
          </table:table-cell>
          <table:table-cell table:style-name="ce3" table:formula="of:=IF([.M161]=0;([.I161]-[.J161])/[.J161];&quot;&quot;)" office:value-type="percentage" office:value="0.0755992455813048">
            <text:p>7.56%</text:p>
          </table:table-cell>
          <table:table-cell office:value-type="float" office:value="4259.09147922275">
            <text:p>4259.091479222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98.11741946677">
            <text:p>2398.1174194668</text:p>
          </table:table-cell>
          <table:table-cell table:style-name="ce3" table:formula="of:=([.S161]-[.V161])/[.V161]" office:value-type="percentage" office:value="0.776014570700118">
            <text:p>77.60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3.100_25-5-5-5_rd_10.txt</text:p>
          </table:table-cell>
          <table:table-cell table:style-name="ce1" office:value-type="string">
            <text:p>true</text:p>
          </table:table-cell>
          <table:table-cell office:value-type="float" office:value="2906.0024">
            <text:p>2906.0024</text:p>
          </table:table-cell>
          <table:table-cell office:value-type="float" office:value="2834.7295">
            <text:p>2834.7295</text:p>
          </table:table-cell>
          <table:table-cell office:value-type="float" office:value="2389.7166">
            <text:p>2389.716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8,94,115,88,44,72,73,41,116,123,62,82,66,98,65,78,31,109,126|2,127|3,128|4,129|5,130|6,92,131|7,132|8,133|9,134|10,160,53,37,54,49,64,97,100,48,40,39,63,69,124,120,27,47,112,33,43,135|11,106,101,28,103,136|12,137|13,138|14,139|15,140|16,90,141|17,68,67,142|18,107,32,74,143|19,169,114,121,117,84,30,85,108,70,71,61,89,36,87,113,56,55,26,144|20,145|21,35,57,91,60,80,99,171,42,118,122,83,77,146|22,59,104,34,76,45,96,147|23,111,125,38,119,110,86,148|24,81,174,51,46,29,79,93,75,95,102,105,50,149|25,150&gt;</text:p>
          </table:table-cell>
          <table:table-cell table:style-name="ce3" table:formula="of:=([.I162]-[.K162])/[.K162]" office:value-type="percentage" office:value="0.216044781209621">
            <text:p>21.60%</text:p>
          </table:table-cell>
          <table:table-cell table:style-name="ce3" table:formula="of:=IF([.M162]=0;([.I162]-[.J162])/[.J162];&quot;&quot;)" office:value-type="percentage" office:value="0.0251427517158162">
            <text:p>2.51%</text:p>
          </table:table-cell>
          <table:table-cell office:value-type="float" office:value="2546.59631085372">
            <text:p>2546.596310853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31.85967363072">
            <text:p>2431.8596736307</text:p>
          </table:table-cell>
          <table:table-cell table:style-name="ce3" table:formula="of:=([.S162]-[.V162])/[.V162]" office:value-type="percentage" office:value="0.0471806159159274">
            <text:p>4.72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3.100_25-5-5-5_rd_30.txt</text:p>
          </table:table-cell>
          <table:table-cell table:style-name="ce1" office:value-type="string">
            <text:p>true</text:p>
          </table:table-cell>
          <table:table-cell office:value-type="float" office:value="3662.4226">
            <text:p>3662.4226</text:p>
          </table:table-cell>
          <table:table-cell office:value-type="float" office:value="2834.7295">
            <text:p>2834.7295</text:p>
          </table:table-cell>
          <table:table-cell office:value-type="float" office:value="2388.2989">
            <text:p>2388.298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8,65,103,34,76,45,126|2,152,121,125,38,37,79,50,49,54,127|3,128|4,129|5,130|6,92,131|7,132|8,133|9,134|10,160,114,43,108,70,30,84,117,120,27,100,64,48,40,39,63,69,124,135|11,58,106,136|12,80,137|13,138|14,139|15,165,67,116,41,111,85,87,88,115,55,94,75,101,51,82,66,47,112,122,109,72,74,44,73,32,35,57,91,96,60,28,93,29,99,97,98,46,83,105,102,95,140|16,90,141|17,68,142|18,42,118,143|19,169,53,26,56,52,77,107,71,61,89,36,144|20,145|21,113,146|22,59,104,147|23,86,110,123,62,119,31,33,148|24,81,149|25,150&gt;</text:p>
          </table:table-cell>
          <table:table-cell table:style-name="ce3" table:formula="of:=([.I163]-[.K163])/[.K163]" office:value-type="percentage" office:value="0.533485863096952">
            <text:p>53.35%</text:p>
          </table:table-cell>
          <table:table-cell table:style-name="ce3" table:formula="of:=IF([.M163]=0;([.I163]-[.J163])/[.J163];&quot;&quot;)" office:value-type="percentage" office:value="0.291983097505423">
            <text:p>29.20%</text:p>
          </table:table-cell>
          <table:table-cell office:value-type="float" office:value="2853.72832618267">
            <text:p>2853.728326182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29.89112797676">
            <text:p>2429.8911279768</text:p>
          </table:table-cell>
          <table:table-cell table:style-name="ce3" table:formula="of:=([.S163]-[.V163])/[.V163]" office:value-type="percentage" office:value="0.17442641496404">
            <text:p>17.44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3.100_25-5-5-5_rd_50.txt</text:p>
          </table:table-cell>
          <table:table-cell table:style-name="ce1" office:value-type="string">
            <text:p>true</text:p>
          </table:table-cell>
          <table:table-cell office:value-type="float" office:value="2602.2015">
            <text:p>2602.2015</text:p>
          </table:table-cell>
          <table:table-cell office:value-type="float" office:value="2834.7295">
            <text:p>2834.7295</text:p>
          </table:table-cell>
          <table:table-cell office:value-type="float" office:value="2403.4407">
            <text:p>2403.440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3,51,46,98,99,29,50,79,105,102,28,106,95,126|2,127|3,128|4,129|5,130|6,92,156,78,65,66,47,131|7,132|8,133|9,134|10,160,114,108,70,30,84,117,27,40,64,48,100,97,37,101,55,56,113,33,135|11,103,136|12,80,76,91,60,137|13,138|14,139|15,165,53,75,58,26,94,119,120,62,123,110,41,69,63,111,116,124,122,82,112,31,109,107,72,74,140|16,141|17,68,67,142|18,32,73,61,71,143|19,35,144|20,145|21,43,85,42,118,83,146|22,90,172,52,77,87,44,36,89,88,115,57,45,96,59,54,49,104,34,147|23,86,121,38,125,39,148|24,81,149|25,150&gt;</text:p>
          </table:table-cell>
          <table:table-cell table:style-name="ce3" table:formula="of:=([.I164]-[.K164])/[.K164]" office:value-type="percentage" office:value="0.0826984414468807">
            <text:p>8.27%</text:p>
          </table:table-cell>
          <table:table-cell table:style-name="ce3" table:formula="of:=IF([.M164]=0;([.I164]-[.J164])/[.J164];&quot;&quot;)" office:value-type="percentage" office:value="-0.0820282852385033">
            <text:p>-8.20%</text:p>
          </table:table-cell>
          <table:table-cell office:value-type="float" office:value="3292.97065410255">
            <text:p>3292.970654102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88.29892607425">
            <text:p>2388.2989260743</text:p>
          </table:table-cell>
          <table:table-cell table:style-name="ce3" table:formula="of:=([.S164]-[.V164])/[.V164]" office:value-type="percentage" office:value="0.378793340377765">
            <text:p>37.88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3.100_25-5-5-5_rd_70.txt</text:p>
          </table:table-cell>
          <table:table-cell table:style-name="ce1" office:value-type="string">
            <text:p>true</text:p>
          </table:table-cell>
          <table:table-cell office:value-type="float" office:value="3761.5064">
            <text:p>3761.5064</text:p>
          </table:table-cell>
          <table:table-cell office:value-type="float" office:value="2834.7295">
            <text:p>2834.7295</text:p>
          </table:table-cell>
          <table:table-cell office:value-type="float" office:value="2417.1687">
            <text:p>2417.16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3,29,99,42,125,118,50,105,102,95,126|2,127|3,100,153,119,110,86,41,111,39,116,62,122,27,48,46,37,54,103,34,106,104,49,128|4,68,40,129|5,130|6,92,131|7,132|8,133|9,134|10,160,38,83,114,135|11,28,58,136|12,137|13,138|14,139|15,165,120,117,67,82,98,97,64,79,53,94,26,55,75,101,51,65,66,47,112,31,73,72,74,140|16,90,141|17,69,123,63,142|18,107,32,87,61,71,143|19,113,169,121,84,124,85,43,33,108,109,30,78,144|20,145|21,35,91,60,80,146|22,96,76,172,52,56,45,57,115,88,89,36,44,77,59,147|23,70,148|24,81,149|25,150&gt;</text:p>
          </table:table-cell>
          <table:table-cell table:style-name="ce3" table:formula="of:=([.I165]-[.K165])/[.K165]" office:value-type="percentage" office:value="0.556162132994689">
            <text:p>55.62%</text:p>
          </table:table-cell>
          <table:table-cell table:style-name="ce3" table:formula="of:=IF([.M165]=0;([.I165]-[.J165])/[.J165];&quot;&quot;)" office:value-type="percentage" office:value="0.326936626581125">
            <text:p>32.69%</text:p>
          </table:table-cell>
          <table:table-cell office:value-type="float" office:value="4592.07557692683">
            <text:p>4592.07557692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65.07352717346">
            <text:p>2365.0735271735</text:p>
          </table:table-cell>
          <table:table-cell table:style-name="ce3" table:formula="of:=([.S165]-[.V165])/[.V165]" office:value-type="percentage" office:value="0.941620640612767">
            <text:p>94.16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3.100_25-5-5-5_rd_90.txt</text:p>
          </table:table-cell>
          <table:table-cell table:style-name="ce1" office:value-type="string">
            <text:p>true</text:p>
          </table:table-cell>
          <table:table-cell office:value-type="float" office:value="3553.8126">
            <text:p>3553.8126</text:p>
          </table:table-cell>
          <table:table-cell office:value-type="float" office:value="2834.7295">
            <text:p>2834.7295</text:p>
          </table:table-cell>
          <table:table-cell office:value-type="float" office:value="2402.1687">
            <text:p>2402.16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6,58,76,45,57,115,88,44,72,71,73,107,32,77,94,123,62,122,82,66,65,78,31,126|2,152,38,95,37,50,49,54,127|3,128|4,129|5,130|6,131|7,132|8,158,46,41,119,67,85,51,75,116,79,103,96,34,109,110,35,93,81,29,99,42,125,133|9,134|10,160,114,108,70,30,84,117,53,97,100,64,48,27,40,39,69,63,124,120,112,121,33,135|11,55,101,161,98,92,47,28,136|12,137|13,138|14,139|15,140|16,90,141|17,68,142|18,74,91,43,168,80,60,102,105,83,118,143|19,169,52,26,56,87,61,89,36,144|20,145|21,113,146|22,59,104,147|23,111,86,148|24,149|25,150&gt;</text:p>
          </table:table-cell>
          <table:table-cell table:style-name="ce3" table:formula="of:=([.I166]-[.K166])/[.K166]" office:value-type="percentage" office:value="0.479418410538777">
            <text:p>47.94%</text:p>
          </table:table-cell>
          <table:table-cell table:style-name="ce3" table:formula="of:=IF([.M166]=0;([.I166]-[.J166])/[.J166];&quot;&quot;)" office:value-type="percentage" office:value="0.25366903614613">
            <text:p>25.37%</text:p>
          </table:table-cell>
          <table:table-cell office:value-type="float" office:value="3954.46592468046">
            <text:p>3954.465924680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01.53023957583">
            <text:p>2401.5302395758</text:p>
          </table:table-cell>
          <table:table-cell table:style-name="ce3" table:formula="of:=([.S166]-[.V166])/[.V166]" office:value-type="percentage" office:value="0.646644235210176">
            <text:p>64.66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4.100_25-5-5-5_rd_10.txt</text:p>
          </table:table-cell>
          <table:table-cell table:style-name="ce1" office:value-type="string">
            <text:p>true</text:p>
          </table:table-cell>
          <table:table-cell office:value-type="float" office:value="2346.5198">
            <text:p>2346.5198</text:p>
          </table:table-cell>
          <table:table-cell office:value-type="float" office:value="2257.47">
            <text:p>2257.47</text:p>
          </table:table-cell>
          <table:table-cell office:value-type="float" office:value="1996.1205">
            <text:p>1996.120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79,80,29,99,62,116,125,38,127|3,128|4,49,93,105,154,77,113,32,43,31,119,122,82,27,46,51,37,101,75,26,55,76,34,106,104,53,78,54,129|5,91,130|6,131|7,157,52,94,56,95,35,87,73,107,108,85,30,124,84,110,39,67,112,123,41,86,109,42,70,71,61,72,44,88,115,57,45,96,90,60,59,103,58,28,102,83,65,132|8,133|9,134|10,135|11,136|12,137|13,74,89,36,138|14,139|15,140|16,118,166,114,121,117,120,98,97,81,48,100,47,66,40,68,69,63,111,141|17,142|18,143|19,144|20,64,50,145|21,146|22,147|23,33,148|24,149|25,92,150&gt;</text:p>
          </table:table-cell>
          <table:table-cell table:style-name="ce3" table:formula="of:=([.I167]-[.K167])/[.K167]" office:value-type="percentage" office:value="0.175540154013748">
            <text:p>17.55%</text:p>
          </table:table-cell>
          <table:table-cell table:style-name="ce3" table:formula="of:=IF([.M167]=0;([.I167]-[.J167])/[.J167];&quot;&quot;)" office:value-type="percentage" office:value="0.0394467257593679">
            <text:p>3.94%</text:p>
          </table:table-cell>
          <table:table-cell office:value-type="float" office:value="2107.4403454605">
            <text:p>2107.440345460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76.30279789745">
            <text:p>1976.3027978975</text:p>
          </table:table-cell>
          <table:table-cell table:style-name="ce3" table:formula="of:=([.S167]-[.V167])/[.V167]" office:value-type="percentage" office:value="0.0663549875568489">
            <text:p>6.64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4.100_25-5-5-5_rd_30.txt</text:p>
          </table:table-cell>
          <table:table-cell table:style-name="ce1" office:value-type="string">
            <text:p>true</text:p>
          </table:table-cell>
          <table:table-cell office:value-type="float" office:value="2757.8987">
            <text:p>2757.8987</text:p>
          </table:table-cell>
          <table:table-cell office:value-type="float" office:value="2257.47">
            <text:p>2257.47</text:p>
          </table:table-cell>
          <table:table-cell office:value-type="float" office:value="2007.174">
            <text:p>2007.17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8,120,125,39,127|3,128|4,129|5,55,77,155,94,26,75,101,37,105,49,54,104,58,106,91,130|6,131|7,157,53,65,27,122,84,123,110,41,30,42,70,71,61,72,44,87,113,56,95,35,88,115,57,45,76,34,96,90,60,59,103,28,93,79,80,64,99,51,132|8,133|9,134|10,135|11,136|12,137|13,74,89,36,138|14,139|15,67,112,78,31,119,118,116,140|16,166,114,121,117,62,82,98,46,97,100,81,48,47,66,40,68,63,69,124,85,43,32,73,107,33,108,109,86,111,141|17,142|18,143|19,144|20,29,102,52,83,50,145|21,146|22,147|23,148|24,149|25,92,150&gt;</text:p>
          </table:table-cell>
          <table:table-cell table:style-name="ce3" table:formula="of:=([.I168]-[.K168])/[.K168]" office:value-type="percentage" office:value="0.374020737614178">
            <text:p>37.40%</text:p>
          </table:table-cell>
          <table:table-cell table:style-name="ce3" table:formula="of:=IF([.M168]=0;([.I168]-[.J168])/[.J168];&quot;&quot;)" office:value-type="percentage" office:value="0.221676788617346">
            <text:p>22.17%</text:p>
          </table:table-cell>
          <table:table-cell office:value-type="float" office:value="2262.34436469519">
            <text:p>2262.344364695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72.10133739703">
            <text:p>1972.101337397</text:p>
          </table:table-cell>
          <table:table-cell table:style-name="ce3" table:formula="of:=([.S168]-[.V168])/[.V168]" office:value-type="percentage" office:value="0.147174499501759">
            <text:p>14.72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4.100_25-5-5-5_rd_50.txt</text:p>
          </table:table-cell>
          <table:table-cell table:style-name="ce1" office:value-type="string">
            <text:p>true</text:p>
          </table:table-cell>
          <table:table-cell office:value-type="float" office:value="2163.5994">
            <text:p>2163.5994</text:p>
          </table:table-cell>
          <table:table-cell office:value-type="float" office:value="2257.47">
            <text:p>2257.47</text:p>
          </table:table-cell>
          <table:table-cell office:value-type="float" office:value="1997.3072">
            <text:p>1997.307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46,98,99,29,80,79,38,127|3,128|4,154,31,119,120,122,117,118,123,62,82,40,66,47,100,48,81,97,37,101,75,55,76,34,106,104,78,105,93,54,49,129|5,91,130|6,131|7,157,114,43,107,113,56,35,95,26,94,77,52,53,27,67,68,39,69,63,41,86,124,84,112,121,85,108,109,30,42,70,71,61,72,73,44,88,115,57,45,96,90,60,59,103,58,28,102,83,65,51,132|8,133|9,134|10,135|11,136|12,137|13,74,89,36,87,32,138|14,139|15,125,110,116,140|16,111,141|17,142|18,143|19,144|20,50,64,145|21,146|22,147|23,33,148|24,149|25,92,150&gt;</text:p>
          </table:table-cell>
          <table:table-cell table:style-name="ce3" table:formula="of:=([.I169]-[.K169])/[.K169]" office:value-type="percentage" office:value="0.0832581988389168">
            <text:p>8.33%</text:p>
          </table:table-cell>
          <table:table-cell table:style-name="ce3" table:formula="of:=IF([.M169]=0;([.I169]-[.J169])/[.J169];&quot;&quot;)" office:value-type="percentage" office:value="-0.0415822137171257">
            <text:p>-4.16%</text:p>
          </table:table-cell>
          <table:table-cell office:value-type="float" office:value="2393.16450824501">
            <text:p>2393.16450824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0.17781158364">
            <text:p>1990.1778115837</text:p>
          </table:table-cell>
          <table:table-cell table:style-name="ce3" table:formula="of:=([.S169]-[.V169])/[.V169]" office:value-type="percentage" office:value="0.202487784918426">
            <text:p>20.25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4.100_25-5-5-5_rd_70.txt</text:p>
          </table:table-cell>
          <table:table-cell table:style-name="ce1" office:value-type="string">
            <text:p>true</text:p>
          </table:table-cell>
          <table:table-cell office:value-type="float" office:value="2452.854">
            <text:p>2452.854</text:p>
          </table:table-cell>
          <table:table-cell office:value-type="float" office:value="2257.47">
            <text:p>2257.47</text:p>
          </table:table-cell>
          <table:table-cell office:value-type="float" office:value="1998.3251">
            <text:p>1998.325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79,80,29,99,47,66,82,125,38,127|3,128|4,34,106,104,54,49,129|5,55,94,155,40,98,46,65,53,26,75,101,28,105,37,78,56,95,91,130|6,51,156,27,67,39,68,97,100,81,48,92,131|7,157,52,43,107,73,44,72,61,71,70,42,108,85,30,86,41,111,63,69,123,124,121,31,119,120,112,122,84,109,114,77,113,35,88,115,57,45,76,96,90,60,59,103,58,93,102,83,132|8,133|9,134|10,135|11,136|12,137|13,74,89,36,87,32,138|14,139|15,116,110,118,117,62,140|16,141|17,142|18,143|19,144|20,64,50,145|21,146|22,147|23,33,148|24,149|25,150&gt;</text:p>
          </table:table-cell>
          <table:table-cell table:style-name="ce3" table:formula="of:=([.I170]-[.K170])/[.K170]" office:value-type="percentage" office:value="0.227454932132915">
            <text:p>22.75%</text:p>
          </table:table-cell>
          <table:table-cell table:style-name="ce3" table:formula="of:=IF([.M170]=0;([.I170]-[.J170])/[.J170];&quot;&quot;)" office:value-type="percentage" office:value="0.0865499873752475">
            <text:p>8.65%</text:p>
          </table:table-cell>
          <table:table-cell office:value-type="float" office:value="2573.74659589573">
            <text:p>2573.746595895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04.4000461427">
            <text:p>2004.4000461427</text:p>
          </table:table-cell>
          <table:table-cell table:style-name="ce3" table:formula="of:=([.S170]-[.V170])/[.V170]" office:value-type="percentage" office:value="0.284048361926899">
            <text:p>28.40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4.100_25-5-5-5_rd_90.txt</text:p>
          </table:table-cell>
          <table:table-cell table:style-name="ce1" office:value-type="string">
            <text:p>true</text:p>
          </table:table-cell>
          <table:table-cell office:value-type="float" office:value="2380.6169">
            <text:p>2380.6169</text:p>
          </table:table-cell>
          <table:table-cell office:value-type="float" office:value="2257.47">
            <text:p>2257.47</text:p>
          </table:table-cell>
          <table:table-cell office:value-type="float" office:value="1995.7737">
            <text:p>1995.773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9,29,80,79,38,127|3,128|4,154,114,31,119,121,117,120,122,46,98,81,48,100,47,66,40,68,69,63,116,118,124,112,62,123,86,109,70,71,73,44,72,61,74,89,88,115,35,113,32,107,108,30,125,67,82,27,83,37,102,54,129|5,91,106,104,28,78,155,56,95,55,57,130|6,131|7,157,52,53,51,97,65,84,110,39,41,42,85,43,77,94,26,75,101,58,76,45,34,96,90,60,59,103,49,93,105,132|8,133|9,134|10,135|11,136|12,137|13,36,87,138|14,139|15,140|16,111,141|17,142|18,143|19,144|20,50,64,145|21,146|22,147|23,33,148|24,149|25,92,150&gt;</text:p>
          </table:table-cell>
          <table:table-cell table:style-name="ce3" table:formula="of:=([.I171]-[.K171])/[.K171]" office:value-type="percentage" office:value="0.192829076763563">
            <text:p>19.28%</text:p>
          </table:table-cell>
          <table:table-cell table:style-name="ce3" table:formula="of:=IF([.M171]=0;([.I171]-[.J171])/[.J171];&quot;&quot;)" office:value-type="percentage" office:value="0.0545508467443644">
            <text:p>5.46%</text:p>
          </table:table-cell>
          <table:table-cell office:value-type="float" office:value="2833.84900453527">
            <text:p>2833.849004535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80.19487249217">
            <text:p>1980.1948724922</text:p>
          </table:table-cell>
          <table:table-cell table:style-name="ce3" table:formula="of:=([.S171]-[.V171])/[.V171]" office:value-type="percentage" office:value="0.431096021862098">
            <text:p>43.11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5.100_25-5-5-5_rd_10.txt</text:p>
          </table:table-cell>
          <table:table-cell table:style-name="ce1" office:value-type="string">
            <text:p>true</text:p>
          </table:table-cell>
          <table:table-cell office:value-type="float" office:value="3159.006">
            <text:p>3159.006</text:p>
          </table:table-cell>
          <table:table-cell office:value-type="float" office:value="2402.0588">
            <text:p>2402.0588</text:p>
          </table:table-cell>
          <table:table-cell office:value-type="float" office:value="2268.6875">
            <text:p>2268.687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80,131|7,93,51,157,122,62,42,85,121,83,114,73,95,26,102,105,132|8,133|9,134|10,69,63,135|11,136|12,162,78,137|13,27,112,82,138|14,139|15,165,117,39,120,77,52,53,37,56,113,32,107,43,86,111,41,110,124,119,31,109,33,71,74,115,35,75,28,59,60,91,45,57,140|16,141|17,142|18,143|19,144|20,58,101,145|21,171,94,87,72,61,44,36,89,88,55,76,106,104,54,103,34,96,146|22,147|23,29,81,99,68,116,125,118,38,79,49,50,148|24,149|25,175,108,70,30,84,123,67,40,97,48,92,64,46,65,98,66,47,100,150&gt;</text:p>
          </table:table-cell>
          <table:table-cell table:style-name="ce3" table:formula="of:=([.I172]-[.K172])/[.K172]" office:value-type="percentage" office:value="0.392437698008209">
            <text:p>39.24%</text:p>
          </table:table-cell>
          <table:table-cell table:style-name="ce3" table:formula="of:=IF([.M172]=0;([.I172]-[.J172])/[.J172];&quot;&quot;)" office:value-type="percentage" office:value="0.315124342501524">
            <text:p>31.51%</text:p>
          </table:table-cell>
          <table:table-cell office:value-type="float" office:value="3112.25102337957">
            <text:p>3112.25102337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97.78922423212">
            <text:p>2297.7892242321</text:p>
          </table:table-cell>
          <table:table-cell table:style-name="ce3" table:formula="of:=([.S172]-[.V172])/[.V172]" office:value-type="percentage" office:value="0.354454529840362">
            <text:p>35.45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5.100_25-5-5-5_rd_30.txt</text:p>
          </table:table-cell>
          <table:table-cell table:style-name="ce1" office:value-type="string">
            <text:p>true</text:p>
          </table:table-cell>
          <table:table-cell office:value-type="float" office:value="2493.4439">
            <text:p>2493.4439</text:p>
          </table:table-cell>
          <table:table-cell office:value-type="float" office:value="2402.0588">
            <text:p>2402.0588</text:p>
          </table:table-cell>
          <table:table-cell office:value-type="float" office:value="2300.1293">
            <text:p>2300.129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80,131|7,157,120,84,117,67,39,123,30,107,72,61,44,87,56,55,115,113,32,43,86,41,63,111,110,31,121,51,93,28,60,91,45,57,35,95,26,73,42,118,38,83,102,105,132|8,133|9,159,108,70,77,94,52,53,37,54,97,46,27,40,66,47,48,100,98,82,112,124,109,33,71,74,134|10,69,135|11,136|12,65,137|13,163,114,85,62,116,125,138|14,139|15,36,89,88,140|16,141|17,142|18,143|19,144|20,101,58,145|21,76,96,146|22,147|23,92,104,78,173,106,34,59,103,75,119,122,68,99,81,29,79,49,50,148|24,149|25,64,150&gt;</text:p>
          </table:table-cell>
          <table:table-cell table:style-name="ce3" table:formula="of:=([.I173]-[.K173])/[.K173]" office:value-type="percentage" office:value="0.0840451012906101">
            <text:p>8.40%</text:p>
          </table:table-cell>
          <table:table-cell table:style-name="ce3" table:formula="of:=IF([.M173]=0;([.I173]-[.J173])/[.J173];&quot;&quot;)" office:value-type="percentage" office:value="0.0380444891690413">
            <text:p>3.80%</text:p>
          </table:table-cell>
          <table:table-cell office:value-type="float" office:value="2907.9255999214">
            <text:p>2907.925599921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11.41115464418">
            <text:p>2311.4111546442</text:p>
          </table:table-cell>
          <table:table-cell table:style-name="ce3" table:formula="of:=([.S173]-[.V173])/[.V173]" office:value-type="percentage" office:value="0.258073707085249">
            <text:p>25.81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5.100_25-5-5-5_rd_50.txt</text:p>
          </table:table-cell>
          <table:table-cell table:style-name="ce1" office:value-type="string">
            <text:p>true</text:p>
          </table:table-cell>
          <table:table-cell office:value-type="float" office:value="2584.1326">
            <text:p>2584.1326</text:p>
          </table:table-cell>
          <table:table-cell office:value-type="float" office:value="2402.0588">
            <text:p>2402.0588</text:p>
          </table:table-cell>
          <table:table-cell office:value-type="float" office:value="2285.2619">
            <text:p>2285.261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90,129|5,130|6,80,131|7,28,51,157,38,122,62,125,118,121,85,114,95,26,102,49,132|8,133|9,134|10,69,63,40,47,98,82,112,135|11,136|12,65,137|13,27,138|14,139|15,165,53,52,56,77,120,117,123,41,86,70,107,43,32,113,115,89,74,44,33,109,111,71,35,57,45,91,60,59,75,93,105,79,50,29,99,83,116,42,73,140|16,141|17,142|18,64,48,100,97,46,37,101,54,143|19,144|20,58,145|21,146|22,147|23,92,148|24,149|25,175,67,39,84,30,108,72,61,36,88,87,94,55,76,96,34,106,103,104,78,119,31,124,110,68,66,81,150&gt;</text:p>
          </table:table-cell>
          <table:table-cell table:style-name="ce3" table:formula="of:=([.I174]-[.K174])/[.K174]" office:value-type="percentage" office:value="0.130781815423431">
            <text:p>13.08%</text:p>
          </table:table-cell>
          <table:table-cell table:style-name="ce3" table:formula="of:=IF([.M174]=0;([.I174]-[.J174])/[.J174];&quot;&quot;)" office:value-type="percentage" office:value="0.0757990603727103">
            <text:p>7.58%</text:p>
          </table:table-cell>
          <table:table-cell office:value-type="float" office:value="3254.63674560578">
            <text:p>3254.636745605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08.384575712">
            <text:p>2308.384575712</text:p>
          </table:table-cell>
          <table:table-cell table:style-name="ce3" table:formula="of:=([.S174]-[.V174])/[.V174]" office:value-type="percentage" office:value="0.409919638109656">
            <text:p>40.99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5.100_25-5-5-5_rd_70.txt</text:p>
          </table:table-cell>
          <table:table-cell table:style-name="ce1" office:value-type="string">
            <text:p>true</text:p>
          </table:table-cell>
          <table:table-cell office:value-type="float" office:value="2457.4246">
            <text:p>2457.4246</text:p>
          </table:table-cell>
          <table:table-cell office:value-type="float" office:value="2402.0588">
            <text:p>2402.0588</text:p>
          </table:table-cell>
          <table:table-cell office:value-type="float" office:value="2296.1932">
            <text:p>2296.193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80,131|7,93,157,114,121,122,62,125,38,83,95,26,102,105,132|8,133|9,134|10,63,69,135|11,136|12,137|13,163,84,117,120,30,70,107,72,61,87,55,58,101,94,43,86,124,112,82,138|14,139|15,88,165,53,52,77,36,96,90,54,37,56,115,89,74,44,113,32,76,28,104,34,91,45,57,35,71,42,116,118,85,73,140|16,106,103,141|17,142|18,143|19,144|20,145|21,146|22,147|23,50,148|24,92,149|25,175,108,39,67,40,48,64,100,97,46,98,27,123,110,41,111,109,33,31,119,78,65,47,66,68,51,75,60,59,49,79,29,81,99,150&gt;</text:p>
          </table:table-cell>
          <table:table-cell table:style-name="ce3" table:formula="of:=([.I175]-[.K175])/[.K175]" office:value-type="percentage" office:value="0.0702168267025613">
            <text:p>7.02%</text:p>
          </table:table-cell>
          <table:table-cell table:style-name="ce3" table:formula="of:=IF([.M175]=0;([.I175]-[.J175])/[.J175];&quot;&quot;)" office:value-type="percentage" office:value="0.023049310866162">
            <text:p>2.30%</text:p>
          </table:table-cell>
          <table:table-cell office:value-type="float" office:value="3081.35604013582">
            <text:p>3081.356040135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51.72936988022">
            <text:p>2351.7293698802</text:p>
          </table:table-cell>
          <table:table-cell table:style-name="ce3" table:formula="of:=([.S175]-[.V175])/[.V175]" office:value-type="percentage" office:value="0.310251119708028">
            <text:p>31.03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5.100_25-5-5-5_rd_90.txt</text:p>
          </table:table-cell>
          <table:table-cell table:style-name="ce1" office:value-type="string">
            <text:p>true</text:p>
          </table:table-cell>
          <table:table-cell office:value-type="float" office:value="2602.1321">
            <text:p>2602.1321</text:p>
          </table:table-cell>
          <table:table-cell office:value-type="float" office:value="2402.0588">
            <text:p>2402.0588</text:p>
          </table:table-cell>
          <table:table-cell office:value-type="float" office:value="2336.1029">
            <text:p>2336.1029</text:p>
          </table:table-cell>
          <table:table-cell office:value-type="float" office:value="98">
            <text:p>98</text:p>
          </table:table-cell>
          <table:table-cell table:style-name="ce2" office:value-type="float" office:value="2">
            <text:p>2.0</text:p>
          </table:table-cell>
          <table:table-cell office:value-type="string">
            <text:p>[67, 72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54,37,46,97,100,48,64,131|7,58,157,36,89,101,113,32,115,55,76,34,106,103,104,28,65,47,82,112,122,62,121,35,57,45,91,60,95,26,102,93,105,49,132|8,133|9,134|10,30,135|11,136|12,137|13,163,108,70,61,87,56,94,84,117,69,63,40,27,98,66,138|14,139|15,88,165,53,52,77,107,120,123,39,41,86,124,110,111,109,33,44,74,71,43,119,31,78,51,75,59,79,80,29,50,83,38,118,116,42,85,73,140|16,141|17,142|18,143|19,144|20,145|21,96,146|22,147|23,92,148|24,149|25,81,175,114,125,68,99,150&gt;</text:p>
          </table:table-cell>
          <table:table-cell table:style-name="ce3" table:formula="of:=([.I176]-[.K176])/[.K176]" office:value-type="percentage" office:value="0.113877346755573">
            <text:p>11.39%</text:p>
          </table:table-cell>
          <table:table-cell table:style-name="ce3" table:formula="of:=IF([.M176]=0;([.I176]-[.J176])/[.J176];&quot;&quot;)">
            <text:p/>
          </table:table-cell>
          <table:table-cell office:value-type="float" office:value="3652.48399193955">
            <text:p>3652.48399193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29.93253497298">
            <text:p>2329.932534973</text:p>
          </table:table-cell>
          <table:table-cell table:style-name="ce3" table:formula="of:=([.S176]-[.V176])/[.V176]" office:value-type="percentage" office:value="0.567635086902593">
            <text:p>56.76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6.100_25-5-5-5_rd_10.txt</text:p>
          </table:table-cell>
          <table:table-cell table:style-name="ce1" office:value-type="string">
            <text:p>true</text:p>
          </table:table-cell>
          <table:table-cell office:value-type="float" office:value="2383.4966">
            <text:p>2383.4966</text:p>
          </table:table-cell>
          <table:table-cell office:value-type="float" office:value="2359.239">
            <text:p>2359.239</text:p>
          </table:table-cell>
          <table:table-cell office:value-type="float" office:value="2080.4441">
            <text:p>2080.444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77,107,70,72,61,44,36,87,113,55,103,101,37,65,98,47,66,27,112,31,120,122,78,35,57,45,60,79,83,126|2,127|3,88,89,128|4,129|5,29,130|6,131|7,132|8,49,80,50,133|9,125,134|10,135|11,136|12,92,137|13,163,67,117,121,56,94,26,75,58,96,90,59,54,28,104,106,34,76,115,74,71,73,32,43,108,30,82,97,81,100,99,38,119,114,95,102,93,105,138|14,139|15,140|16,42,118,85,141|17,142|18,143|19,144|20,145|21,171,53,51,46,64,48,40,62,123,116,69,39,63,111,41,86,110,84,124,109,33,146|22,68,147|23,91,148|24,149|25,150&gt;</text:p>
          </table:table-cell>
          <table:table-cell table:style-name="ce3" table:formula="of:=([.I177]-[.K177])/[.K177]" office:value-type="percentage" office:value="0.145667215956439">
            <text:p>14.57%</text:p>
          </table:table-cell>
          <table:table-cell table:style-name="ce3" table:formula="of:=IF([.M177]=0;([.I177]-[.J177])/[.J177];&quot;&quot;)" office:value-type="percentage" office:value="0.0102819595640797">
            <text:p>1.03%</text:p>
          </table:table-cell>
          <table:table-cell office:value-type="float" office:value="2313.36861984726">
            <text:p>2313.368619847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35.10436218229">
            <text:p>2135.1043621823</text:p>
          </table:table-cell>
          <table:table-cell table:style-name="ce3" table:formula="of:=([.S177]-[.V177])/[.V177]" office:value-type="percentage" office:value="0.083492058197456">
            <text:p>8.35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6.100_25-5-5-5_rd_30.txt</text:p>
          </table:table-cell>
          <table:table-cell table:style-name="ce1" office:value-type="string">
            <text:p>true</text:p>
          </table:table-cell>
          <table:table-cell office:value-type="float" office:value="2312.5272">
            <text:p>2312.5272</text:p>
          </table:table-cell>
          <table:table-cell office:value-type="float" office:value="2359.239">
            <text:p>2359.239</text:p>
          </table:table-cell>
          <table:table-cell office:value-type="float" office:value="2138.3259">
            <text:p>2138.325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89,88,128|4,129|5,99,97,29,130|6,90,59,54,28,58,96,131|7,132|8,50,80,49,133|9,125,134|10,135|11,136|12,92,137|13,105,163,83,38,114,56,95,26,75,102,138|14,139|15,140|16,85,118,42,141|17,142|18,143|19,144|20,145|21,171,119,120,121,84,117,62,123,110,116,69,39,67,40,64,48,98,46,27,82,63,111,41,86,124,30,109,108,33,73,74,71,146|22,112,31,43,77,122,68,147|23,173,51,53,52,94,32,107,70,61,72,44,36,87,113,115,55,76,34,106,103,104,101,37,78,65,66,47,100,81,79,93,60,45,35,57,91,148|24,149|25,150&gt;</text:p>
          </table:table-cell>
          <table:table-cell table:style-name="ce3" table:formula="of:=([.I178]-[.K178])/[.K178]" office:value-type="percentage" office:value="0.0814662068115998">
            <text:p>8.15%</text:p>
          </table:table-cell>
          <table:table-cell table:style-name="ce3" table:formula="of:=IF([.M178]=0;([.I178]-[.J178])/[.J178];&quot;&quot;)" office:value-type="percentage" office:value="-0.0197995200994897">
            <text:p>-1.98%</text:p>
          </table:table-cell>
          <table:table-cell office:value-type="float" office:value="2482.73947290934">
            <text:p>2482.739472909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95.82424907153">
            <text:p>2095.8242490715</text:p>
          </table:table-cell>
          <table:table-cell table:style-name="ce3" table:formula="of:=([.S178]-[.V178])/[.V178]" office:value-type="percentage" office:value="0.184612437807803">
            <text:p>18.46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6.100_25-5-5-5_rd_50.txt</text:p>
          </table:table-cell>
          <table:table-cell table:style-name="ce1" office:value-type="string">
            <text:p>true</text:p>
          </table:table-cell>
          <table:table-cell office:value-type="float" office:value="2265.2922">
            <text:p>2265.2922</text:p>
          </table:table-cell>
          <table:table-cell office:value-type="float" office:value="2359.239">
            <text:p>2359.239</text:p>
          </table:table-cell>
          <table:table-cell office:value-type="float" office:value="2130.2587">
            <text:p>2130.25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3,52,77,107,70,61,72,44,36,87,113,55,76,34,106,103,104,101,37,65,78,31,120,112,122,66,47,81,79,126|2,127|3,89,73,32,108,30,124,43,115,128|4,129|5,29,97,99,130|6,88,56,94,75,58,28,54,59,96,90,131|7,132|8,49,93,105,80,50,133|9,125,134|10,135|11,136|12,92,137|13,51,83,38,114,163,26,95,60,102,138|14,139|15,140|16,85,118,42,141|17,142|18,143|19,144|20,145|21,171,119,121,84,117,62,123,110,116,39,69,67,40,64,48,100,98,46,27,82,63,111,41,86,109,33,71,74,146|22,68,147|23,45,35,57,91,148|24,149|25,150&gt;</text:p>
          </table:table-cell>
          <table:table-cell table:style-name="ce3" table:formula="of:=([.I179]-[.K179])/[.K179]" office:value-type="percentage" office:value="0.0633883105371193">
            <text:p>6.34%</text:p>
          </table:table-cell>
          <table:table-cell table:style-name="ce3" table:formula="of:=IF([.M179]=0;([.I179]-[.J179])/[.J179];&quot;&quot;)" office:value-type="percentage" office:value="-0.0398208066245091">
            <text:p>-3.98%</text:p>
          </table:table-cell>
          <table:table-cell office:value-type="float" office:value="2728.80211145044">
            <text:p>2728.802111450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02.53100431216">
            <text:p>2102.5310043122</text:p>
          </table:table-cell>
          <table:table-cell table:style-name="ce3" table:formula="of:=([.S179]-[.V179])/[.V179]" office:value-type="percentage" office:value="0.29786533746891">
            <text:p>29.79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6.100_25-5-5-5_rd_70.txt</text:p>
          </table:table-cell>
          <table:table-cell table:style-name="ce1" office:value-type="string">
            <text:p>true</text:p>
          </table:table-cell>
          <table:table-cell office:value-type="float" office:value="2372.6303">
            <text:p>2372.6303</text:p>
          </table:table-cell>
          <table:table-cell office:value-type="float" office:value="2359.239">
            <text:p>2359.239</text:p>
          </table:table-cell>
          <table:table-cell office:value-type="float" office:value="2101.0115">
            <text:p>2101.0115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74]</text:p>
          </table:table-cell>
          <table:table-cell office:value-type="string">
            <text:p>[1,2,3,4,5,6]</text:p>
          </table:table-cell>
          <table:table-cell office:value-type="string">
            <text:p>&lt;1,151,52,53,37,64,48,27,84,123,110,41,86,43,115,55,34,106,103,104,78,65,47,66,112,122,31,77,35,57,45,91,60,28,102,93,79,126|2,127|3,88,36,89,128|4,58,129|5,29,130|6,131|7,132|8,80,81,99,83,38,114,158,95,105,49,50,133|9,125,134|10,135|11,136|12,92,137|13,163,119,121,117,62,67,39,116,107,73,44,87,113,94,26,76,96,59,54,138|14,139|15,140|16,85,118,42,141|17,142|18,143|19,144|20,145|21,171,108,70,61,72,32,56,75,101,51,46,98,97,100,40,63,111,69,82,120,124,30,109,33,71,146|22,68,147|23,90,148|24,149|25,150&gt;</text:p>
          </table:table-cell>
          <table:table-cell table:style-name="ce3" table:formula="of:=([.I180]-[.K180])/[.K180]" office:value-type="percentage" office:value="0.129280015839989">
            <text:p>12.93%</text:p>
          </table:table-cell>
          <table:table-cell table:style-name="ce3" table:formula="of:=IF([.M180]=0;([.I180]-[.J180])/[.J180];&quot;&quot;)">
            <text:p/>
          </table:table-cell>
          <table:table-cell office:value-type="float" office:value="3470.02351595284">
            <text:p>3470.023515952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33.26150603032">
            <text:p>2133.2615060303</text:p>
          </table:table-cell>
          <table:table-cell table:style-name="ce3" table:formula="of:=([.S180]-[.V180])/[.V180]" office:value-type="percentage" office:value="0.626628290129344">
            <text:p>62.66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6.100_25-5-5-5_rd_90.txt</text:p>
          </table:table-cell>
          <table:table-cell table:style-name="ce1" office:value-type="string">
            <text:p>true</text:p>
          </table:table-cell>
          <table:table-cell office:value-type="float" office:value="2430.9959">
            <text:p>2430.9959</text:p>
          </table:table-cell>
          <table:table-cell office:value-type="float" office:value="2359.239">
            <text:p>2359.239</text:p>
          </table:table-cell>
          <table:table-cell office:value-type="float" office:value="2152.9151">
            <text:p>2152.915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77,107,70,72,61,44,36,87,113,43,115,55,76,34,106,103,104,101,78,65,47,66,126|2,127|3,89,88,128|4,129|5,29,130|6,131|7,132|8,80,50,81,99,46,83,38,114,158,49,133|9,125,134|10,45,135|11,136|12,92,137|13,163,108,73,32,56,94,26,75,58,96,90,59,54,138|14,139|15,140|16,85,122,84,118,110,42,141|17,142|18,143|19,144|20,145|21,171,51,37,53,119,120,117,123,69,39,67,40,100,64,48,97,98,82,63,111,41,86,116,62,124,121,30,109,33,71,74,146|22,112,31,27,68,147|23,91,57,35,173,79,105,93,102,28,95,60,148|24,149|25,150&gt;</text:p>
          </table:table-cell>
          <table:table-cell table:style-name="ce3" table:formula="of:=([.I181]-[.K181])/[.K181]" office:value-type="percentage" office:value="0.129164777561363">
            <text:p>12.92%</text:p>
          </table:table-cell>
          <table:table-cell table:style-name="ce3" table:formula="of:=IF([.M181]=0;([.I181]-[.J181])/[.J181];&quot;&quot;)" office:value-type="percentage" office:value="0.0304152737386928">
            <text:p>3.04%</text:p>
          </table:table-cell>
          <table:table-cell office:value-type="float" office:value="4299.03718490445">
            <text:p>4299.037184904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47.54215579718">
            <text:p>2147.5421557972</text:p>
          </table:table-cell>
          <table:table-cell table:style-name="ce3" table:formula="of:=([.S181]-[.V181])/[.V181]" office:value-type="percentage" office:value="1.00184064992597">
            <text:p>100.18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7.100_25-5-5-5_rd_10.txt</text:p>
          </table:table-cell>
          <table:table-cell table:style-name="ce1" office:value-type="string">
            <text:p>true</text:p>
          </table:table-cell>
          <table:table-cell office:value-type="float" office:value="2020.4076">
            <text:p>2020.4076</text:p>
          </table:table-cell>
          <table:table-cell office:value-type="float" office:value="2117.2708">
            <text:p>2117.2708</text:p>
          </table:table-cell>
          <table:table-cell office:value-type="float" office:value="2025.1323">
            <text:p>2025.132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43,126|2,114,152,83,38,84,118,62,125,116,110,86,42,127|3,60,128|4,129|5,130|6,131|7,132|8,133|9,89,134|10,63,111,41,135|11,136|12,162,119,120,117,122,67,82,40,68,39,69,70,108,85,94,56,113,87,36,88,115,57,55,104,103,59,34,96,91,28,54,49,80,29,97,99,100,81,50,79,137|13,138|14,139|15,140|16,141|17,109,142|18,143|19,144|20,145|21,146|22,147|23,148|24,174,52,26,76,45,90,106,58,101,37,64,92,48,66,47,98,46,65,78,27,112,123,124,121,31,30,33,71,72,74,44,73,107,32,35,95,75,102,93,105,51,53,149|25,61,150&gt;</text:p>
          </table:table-cell>
          <table:table-cell table:style-name="ce3" table:formula="of:=([.I182]-[.K182])/[.K182]" office:value-type="percentage" office:value="-0.00233303276037817">
            <text:p>-0.23%</text:p>
          </table:table-cell>
          <table:table-cell table:style-name="ce3" table:formula="of:=IF([.M182]=0;([.I182]-[.J182])/[.J182];&quot;&quot;)" office:value-type="percentage" office:value="-0.0457490841511628">
            <text:p>-4.57%</text:p>
          </table:table-cell>
          <table:table-cell office:value-type="float" office:value="2126.79634235631">
            <text:p>2126.796342356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11.58207518757">
            <text:p>2011.5820751876</text:p>
          </table:table-cell>
          <table:table-cell table:style-name="ce3" table:formula="of:=([.S182]-[.V182])/[.V182]" office:value-type="percentage" office:value="0.057275449304244">
            <text:p>5.73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7.100_25-5-5-5_rd_30.txt</text:p>
          </table:table-cell>
          <table:table-cell table:style-name="ce1" office:value-type="string">
            <text:p>true</text:p>
          </table:table-cell>
          <table:table-cell office:value-type="float" office:value="1998.38">
            <text:p>1998.38</text:p>
          </table:table-cell>
          <table:table-cell office:value-type="float" office:value="2117.2708">
            <text:p>2117.2708</text:p>
          </table:table-cell>
          <table:table-cell office:value-type="float" office:value="2054.1038">
            <text:p>2054.103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14,152,83,38,119,118,110,125,116,86,42,127|3,60,128|4,129|5,130|6,131|7,64,92,48,66,132|8,133|9,89,134|10,39,67,160,52,77,43,107,70,108,85,30,123,62,117,84,121,124,41,111,63,69,135|11,136|12,162,97,99,100,81,29,50,80,79,49,28,102,105,137|13,47,138|14,139|15,140|16,141|17,109,142|18,143|19,33,144|20,145|21,146|22,147|23,148|24,174,46,98,27,82,40,68,112,122,120,31,78,65,51,37,101,75,106,34,103,104,54,93,76,45,91,57,115,88,35,95,26,149|25,61,71,73,32,94,175,53,58,59,90,96,55,56,113,87,36,44,72,74,150&gt;</text:p>
          </table:table-cell>
          <table:table-cell table:style-name="ce3" table:formula="of:=([.I183]-[.K183])/[.K183]" office:value-type="percentage" office:value="-0.0271280351070865">
            <text:p>-2.71%</text:p>
          </table:table-cell>
          <table:table-cell table:style-name="ce3" table:formula="of:=IF([.M183]=0;([.I183]-[.J183])/[.J183];&quot;&quot;)" office:value-type="percentage" office:value="-0.0561528548922508">
            <text:p>-5.62%</text:p>
          </table:table-cell>
          <table:table-cell office:value-type="float" office:value="2126.93226284997">
            <text:p>2126.9322628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12.42781783741">
            <text:p>2012.4278178374</text:p>
          </table:table-cell>
          <table:table-cell table:style-name="ce3" table:formula="of:=([.S183]-[.V183])/[.V183]" office:value-type="percentage" office:value="0.0568986594190532">
            <text:p>5.69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7.100_25-5-5-5_rd_50.txt</text:p>
          </table:table-cell>
          <table:table-cell table:style-name="ce1" office:value-type="string">
            <text:p>true</text:p>
          </table:table-cell>
          <table:table-cell office:value-type="float" office:value="2154.8404">
            <text:p>2154.8404</text:p>
          </table:table-cell>
          <table:table-cell office:value-type="float" office:value="2117.2708">
            <text:p>2117.2708</text:p>
          </table:table-cell>
          <table:table-cell office:value-type="float" office:value="2019.8902">
            <text:p>2019.890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60,128|4,129|5,130|6,131|7,81,47,66,132|8,133|9,89,134|10,111,70,108,160,119,120,122,67,39,62,117,123,86,41,63,69,135|11,136|12,137|13,100,99,97,50,80,83,38,84,118,42,110,116,125,68,138|14,139|15,140|16,141|17,109,142|18,143|19,144|20,87,145|21,146|22,49,172,114,43,77,94,26,75,28,58,76,96,90,88,36,113,56,55,34,106,103,59,147|23,148|24,174,52,53,51,46,98,27,82,40,48,92,64,79,54,104,101,78,65,112,31,121,124,30,85,33,107,32,73,72,74,35,115,57,91,45,95,102,93,105,29,37,149|25,44,71,61,150&gt;</text:p>
          </table:table-cell>
          <table:table-cell table:style-name="ce3" table:formula="of:=([.I184]-[.K184])/[.K184]" office:value-type="percentage" office:value="0.0668106612923811">
            <text:p>6.68%</text:p>
          </table:table-cell>
          <table:table-cell table:style-name="ce3" table:formula="of:=IF([.M184]=0;([.I184]-[.J184])/[.J184];&quot;&quot;)" office:value-type="percentage" office:value="0.0177443527771697">
            <text:p>1.77%</text:p>
          </table:table-cell>
          <table:table-cell office:value-type="float" office:value="2646.46523192879">
            <text:p>2646.465231928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11.43140508356">
            <text:p>2011.4314050836</text:p>
          </table:table-cell>
          <table:table-cell table:style-name="ce3" table:formula="of:=([.S184]-[.V184])/[.V184]" office:value-type="percentage" office:value="0.315712395282426">
            <text:p>31.57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7.100_25-5-5-5_rd_70.txt</text:p>
          </table:table-cell>
          <table:table-cell table:style-name="ce1" office:value-type="string">
            <text:p>true</text:p>
          </table:table-cell>
          <table:table-cell office:value-type="float" office:value="2351.1181">
            <text:p>2351.1181</text:p>
          </table:table-cell>
          <table:table-cell office:value-type="float" office:value="2117.2708">
            <text:p>2117.2708</text:p>
          </table:table-cell>
          <table:table-cell office:value-type="float" office:value="2014.1573">
            <text:p>2014.157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3,77,126|2,109,127|3,60,128|4,129|5,130|6,131|7,66,132|8,133|9,89,134|10,41,111,63,135|11,136|12,162,114,119,120,84,117,62,67,40,68,39,69,116,110,86,70,107,32,113,56,94,55,96,34,59,103,104,28,54,49,79,51,27,82,97,99,100,81,29,80,50,137|13,138|14,139|15,140|16,141|17,85,167,83,38,122,125,118,42,142|18,143|19,144|20,145|21,146|22,147|23,148|24,174,52,53,75,76,90,106,58,101,37,64,92,48,47,98,46,65,78,112,123,124,121,31,30,108,33,71,72,74,88,35,115,57,91,45,95,26,102,93,105,149|25,44,36,87,73,61,150&gt;</text:p>
          </table:table-cell>
          <table:table-cell table:style-name="ce3" table:formula="of:=([.I185]-[.K185])/[.K185]" office:value-type="percentage" office:value="0.167296168973496">
            <text:p>16.73%</text:p>
          </table:table-cell>
          <table:table-cell table:style-name="ce3" table:formula="of:=IF([.M185]=0;([.I185]-[.J185])/[.J185];&quot;&quot;)" office:value-type="percentage" office:value="0.110447515735824">
            <text:p>11.04%</text:p>
          </table:table-cell>
          <table:table-cell office:value-type="float" office:value="3044.17498969638">
            <text:p>3044.174989696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84.0839163081">
            <text:p>1984.0839163081</text:p>
          </table:table-cell>
          <table:table-cell table:style-name="ce3" table:formula="of:=([.S185]-[.V185])/[.V185]" office:value-type="percentage" office:value="0.534297498545756">
            <text:p>53.43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7.100_25-5-5-5_rd_90.txt</text:p>
          </table:table-cell>
          <table:table-cell table:style-name="ce1" office:value-type="string">
            <text:p>true</text:p>
          </table:table-cell>
          <table:table-cell office:value-type="float" office:value="2849.6379">
            <text:p>2849.6379</text:p>
          </table:table-cell>
          <table:table-cell office:value-type="float" office:value="2117.2708">
            <text:p>2117.2708</text:p>
          </table:table-cell>
          <table:table-cell office:value-type="float" office:value="1970.8664">
            <text:p>1970.86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86,127|3,60,128|4,65,78,154,104,103,79,129|5,130|6,131|7,64,132|8,133|9,89,134|10,111,41,123,120,160,51,46,98,97,100,82,40,67,39,63,69,135|11,136|12,37,162,38,122,68,99,81,50,80,29,62,125,116,110,118,42,85,83,137|13,138|14,139|15,140|16,141|17,109,142|18,143|19,144|20,145|21,146|22,49,172,119,117,84,70,43,114,77,94,55,45,96,90,59,34,28,54,147|23,148|24,174,53,75,58,106,76,57,115,88,36,87,32,113,56,52,101,92,48,47,66,27,112,31,121,124,30,108,33,107,73,71,72,74,44,35,91,95,26,102,93,105,149|25,61,150&gt;</text:p>
          </table:table-cell>
          <table:table-cell table:style-name="ce3" table:formula="of:=([.I186]-[.K186])/[.K186]" office:value-type="percentage" office:value="0.445880806532599">
            <text:p>44.59%</text:p>
          </table:table-cell>
          <table:table-cell table:style-name="ce3" table:formula="of:=IF([.M186]=0;([.I186]-[.J186])/[.J186];&quot;&quot;)" office:value-type="percentage" office:value="0.345901478450466">
            <text:p>34.59%</text:p>
          </table:table-cell>
          <table:table-cell office:value-type="float" office:value="3303.11028698683">
            <text:p>3303.11028698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4.86552265981">
            <text:p>1994.8655226598</text:p>
          </table:table-cell>
          <table:table-cell table:style-name="ce3" table:formula="of:=([.S186]-[.V186])/[.V186]" office:value-type="percentage" office:value="0.655805992667966">
            <text:p>65.58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8.100_25-5-5-5_rd_10.txt</text:p>
          </table:table-cell>
          <table:table-cell table:style-name="ce1" office:value-type="string">
            <text:p>true</text:p>
          </table:table-cell>
          <table:table-cell office:value-type="float" office:value="2136.1432">
            <text:p>2136.1432</text:p>
          </table:table-cell>
          <table:table-cell office:value-type="float" office:value="1908.5738">
            <text:p>1908.5738</text:p>
          </table:table-cell>
          <table:table-cell office:value-type="float" office:value="1909.1664">
            <text:p>1909.16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7,126|2,127|3,153,77,56,113,32,43,108,85,30,118,117,62,116,69,111,63,39,122,112,27,100,48,92,64,81,97,65,128|4,129|5,50,130|6,131|7,132|8,133|9,134|10,135|11,136|12,162,82,40,68,67,110,41,86,42,71,72,61,74,89,35,76,34,96,91,90,60,59,103,106,58,28,105,37,29,99,47,66,98,46,137|13,163,53,101,75,26,94,95,55,45,57,115,88,36,44,73,107,33,70,109,124,120,119,78,51,79,80,49,138|14,93,102,54,139|15,140|16,141|17,142|18,52,168,83,38,125,123,84,121,31,114,143|19,144|20,145|21,146|22,147|23,104,148|24,149|25,150&gt;</text:p>
          </table:table-cell>
          <table:table-cell table:style-name="ce3" table:formula="of:=([.I187]-[.K187])/[.K187]" office:value-type="percentage" office:value="0.118887908356233">
            <text:p>11.89%</text:p>
          </table:table-cell>
          <table:table-cell table:style-name="ce3" table:formula="of:=IF([.M187]=0;([.I187]-[.J187])/[.J187];&quot;&quot;)" office:value-type="percentage" office:value="0.119235315920191">
            <text:p>11.92%</text:p>
          </table:table-cell>
          <table:table-cell office:value-type="float" office:value="2003.49319291295">
            <text:p>2003.49319291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81.62868605393">
            <text:p>1881.6286860539</text:p>
          </table:table-cell>
          <table:table-cell table:style-name="ce3" table:formula="of:=([.S187]-[.V187])/[.V187]" office:value-type="percentage" office:value="0.0647654384535284">
            <text:p>6.48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8.100_25-5-5-5_rd_30.txt</text:p>
          </table:table-cell>
          <table:table-cell table:style-name="ce1" office:value-type="string">
            <text:p>true</text:p>
          </table:table-cell>
          <table:table-cell office:value-type="float" office:value="1920.4305">
            <text:p>1920.4305</text:p>
          </table:table-cell>
          <table:table-cell office:value-type="float" office:value="1908.5738">
            <text:p>1908.5738</text:p>
          </table:table-cell>
          <table:table-cell office:value-type="float" office:value="1886.0291">
            <text:p>1886.029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119,120,117,30,85,108,43,107,32,113,56,35,87,44,36,89,74,71,33,70,109,42,111,63,116,62,124,122,112,78,53,75,76,90,60,106,58,28,102,93,105,80,50,64,29,65,83,128|4,129|5,130|6,131|7,132|8,133|9,134|10,73,72,61,135|11,136|12,162,31,121,118,110,86,41,69,39,68,40,82,27,98,46,137|13,49,92,48,100,81,79,138|14,54,139|15,140|16,77,141|17,142|18,168,37,51,97,99,47,66,67,125,123,84,38,114,143|19,144|20,145|21,146|22,147|23,101,173,52,94,26,95,55,115,88,57,45,91,96,34,59,103,104,148|24,149|25,150&gt;</text:p>
          </table:table-cell>
          <table:table-cell table:style-name="ce3" table:formula="of:=([.I188]-[.K188])/[.K188]" office:value-type="percentage" office:value="0.0182401215336497">
            <text:p>1.82%</text:p>
          </table:table-cell>
          <table:table-cell table:style-name="ce3" table:formula="of:=IF([.M188]=0;([.I188]-[.J188])/[.J188];&quot;&quot;)" office:value-type="percentage" office:value="0.00621233509545193">
            <text:p>0.62%</text:p>
          </table:table-cell>
          <table:table-cell office:value-type="float" office:value="2077.69383830529">
            <text:p>2077.693838305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87.03831139215">
            <text:p>1887.0383113922</text:p>
          </table:table-cell>
          <table:table-cell table:style-name="ce3" table:formula="of:=([.S188]-[.V188])/[.V188]" office:value-type="percentage" office:value="0.101034263990373">
            <text:p>10.10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8.100_25-5-5-5_rd_50.txt</text:p>
          </table:table-cell>
          <table:table-cell table:style-name="ce1" office:value-type="string">
            <text:p>true</text:p>
          </table:table-cell>
          <table:table-cell office:value-type="float" office:value="2043.2214">
            <text:p>2043.2214</text:p>
          </table:table-cell>
          <table:table-cell office:value-type="float" office:value="1908.5738">
            <text:p>1908.5738</text:p>
          </table:table-cell>
          <table:table-cell office:value-type="float" office:value="1920.5276">
            <text:p>1920.527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4,89,88,35,56,87,126|2,127|3,153,114,43,108,85,31,119,121,84,117,118,116,69,39,68,82,27,47,100,81,48,92,64,79,105,93,28,104,106,58,75,37,78,128|4,129|5,50,130|6,131|7,132|8,133|9,134|10,135|11,136|12,137|13,163,53,51,65,46,98,97,66,40,67,62,123,110,86,41,111,63,112,122,124,30,109,70,33,107,113,95,55,45,34,60,59,103,54,49,80,29,99,125,120,38,83,138|14,102,139|15,140|16,77,141|17,142|18,168,52,94,26,76,96,90,91,57,115,36,74,61,71,72,73,32,143|19,144|20,145|21,146|22,147|23,101,148|24,42,149|25,150&gt;</text:p>
          </table:table-cell>
          <table:table-cell table:style-name="ce3" table:formula="of:=([.I189]-[.K189])/[.K189]" office:value-type="percentage" office:value="0.0638854656397544">
            <text:p>6.39%</text:p>
          </table:table-cell>
          <table:table-cell table:style-name="ce3" table:formula="of:=IF([.M189]=0;([.I189]-[.J189])/[.J189];&quot;&quot;)" office:value-type="percentage" office:value="0.0705488045576231">
            <text:p>7.05%</text:p>
          </table:table-cell>
          <table:table-cell office:value-type="float" office:value="2222.69043497007">
            <text:p>2222.690434970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12.76053432956">
            <text:p>1912.7605343296</text:p>
          </table:table-cell>
          <table:table-cell table:style-name="ce3" table:formula="of:=([.S189]-[.V189])/[.V189]" office:value-type="percentage" office:value="0.162032776752758">
            <text:p>16.20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8.100_25-5-5-5_rd_70.txt</text:p>
          </table:table-cell>
          <table:table-cell table:style-name="ce1" office:value-type="string">
            <text:p>true</text:p>
          </table:table-cell>
          <table:table-cell office:value-type="float" office:value="2401.7839">
            <text:p>2401.7839</text:p>
          </table:table-cell>
          <table:table-cell office:value-type="float" office:value="1908.5738">
            <text:p>1908.5738</text:p>
          </table:table-cell>
          <table:table-cell office:value-type="float" office:value="1901.766">
            <text:p>1901.76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114,31,119,120,122,117,62,82,27,98,46,97,47,100,81,48,92,64,79,105,93,28,104,103,60,106,58,75,53,78,65,128|4,129|5,50,99,29,130|6,131|7,132|8,74,89,87,35,95,56,113,32,107,33,133|9,134|10,135|11,136|12,137|13,49,80,138|14,164,67,68,66,40,39,41,42,70,71,61,72,73,44,36,88,115,57,55,45,91,90,96,34,59,54,139|15,140|16,77,166,112,124,118,116,69,63,111,86,109,30,85,108,43,141|17,142|18,52,168,102,37,51,83,38,123,125,110,84,121,143|19,144|20,145|21,146|22,147|23,101,94,26,76,148|24,149|25,150&gt;</text:p>
          </table:table-cell>
          <table:table-cell table:style-name="ce3" table:formula="of:=([.I190]-[.K190])/[.K190]" office:value-type="percentage" office:value="0.262922935839635">
            <text:p>26.29%</text:p>
          </table:table-cell>
          <table:table-cell table:style-name="ce3" table:formula="of:=IF([.M190]=0;([.I190]-[.J190])/[.J190];&quot;&quot;)" office:value-type="percentage" office:value="0.258418144480449">
            <text:p>25.84%</text:p>
          </table:table-cell>
          <table:table-cell office:value-type="float" office:value="2429.22570863288">
            <text:p>2429.225708632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82.73207645261">
            <text:p>1882.7320764526</text:p>
          </table:table-cell>
          <table:table-cell table:style-name="ce3" table:formula="of:=([.S190]-[.V190])/[.V190]" office:value-type="percentage" office:value="0.290266277934755">
            <text:p>29.03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8.100_25-5-5-5_rd_90.txt</text:p>
          </table:table-cell>
          <table:table-cell table:style-name="ce1" office:value-type="string">
            <text:p>true</text:p>
          </table:table-cell>
          <table:table-cell office:value-type="float" office:value="2168.3159">
            <text:p>2168.3159</text:p>
          </table:table-cell>
          <table:table-cell office:value-type="float" office:value="1908.5738">
            <text:p>1908.5738</text:p>
          </table:table-cell>
          <table:table-cell office:value-type="float" office:value="1897.3751">
            <text:p>1897.375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114,31,119,120,117,84,121,85,108,71,70,42,111,63,39,69,124,122,112,27,48,92,64,81,100,97,65,78,128|4,129|5,50,99,29,130|6,131|7,132|8,74,89,88,57,45,91,60,106,58,28,93,105,53,158,94,56,87,36,44,107,109,33,133|9,134|10,73,72,61,135|11,136|12,162,52,26,95,55,115,35,113,32,43,30,86,41,116,110,118,62,67,68,40,82,66,47,98,46,137|13,80,49,138|14,79,51,37,101,75,76,96,90,34,59,103,104,54,139|15,140|16,77,141|17,142|18,168,102,83,38,125,123,143|19,144|20,145|21,146|22,147|23,148|24,149|25,150&gt;</text:p>
          </table:table-cell>
          <table:table-cell table:style-name="ce3" table:formula="of:=([.I191]-[.K191])/[.K191]" office:value-type="percentage" office:value="0.142797699832785">
            <text:p>14.28%</text:p>
          </table:table-cell>
          <table:table-cell table:style-name="ce3" table:formula="of:=IF([.M191]=0;([.I191]-[.J191])/[.J191];&quot;&quot;)" office:value-type="percentage" office:value="0.136092248568015">
            <text:p>13.61%</text:p>
          </table:table-cell>
          <table:table-cell office:value-type="float" office:value="2287.10646855987">
            <text:p>2287.10646855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81.58224793956">
            <text:p>1881.5822479396</text:p>
          </table:table-cell>
          <table:table-cell table:style-name="ce3" table:formula="of:=([.S191]-[.V191])/[.V191]" office:value-type="percentage" office:value="0.215522983948424">
            <text:p>21.55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9.100_25-5-5-5_rd_10.txt</text:p>
          </table:table-cell>
          <table:table-cell table:style-name="ce1" office:value-type="string">
            <text:p>true</text:p>
          </table:table-cell>
          <table:table-cell office:value-type="float" office:value="2233.2818">
            <text:p>2233.2818</text:p>
          </table:table-cell>
          <table:table-cell office:value-type="float" office:value="2343.2051">
            <text:p>2343.2051</text:p>
          </table:table-cell>
          <table:table-cell office:value-type="float" office:value="2183.3301">
            <text:p>2183.330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8,53,54,37,101,55,56,113,72,44,36,88,115,87,32,43,31,119,38,83,78,75,28,104,103,34,91,45,57,35,95,26,102,105,79,29,99,81,80,50,126|2,127|3,128|4,129|5,130|6,59,131|7,132|8,133|9,134|10,135|11,41,161,52,94,77,107,30,86,111,136|12,137|13,74,61,138|14,139|15,96,76,58,106,60,90,140|16,51,49,93,141|17,142|18,168,27,120,84,123,69,63,39,40,66,48,92,64,100,47,97,98,46,65,82,67,112,117,124,110,109,42,70,71,33,121,122,68,116,125,62,118,85,114,73,143|19,89,144|20,145|21,146|22,147|23,148|24,149|25,150&gt;</text:p>
          </table:table-cell>
          <table:table-cell table:style-name="ce3" table:formula="of:=([.I192]-[.K192])/[.K192]" office:value-type="percentage" office:value="0.0228786751027708">
            <text:p>2.29%</text:p>
          </table:table-cell>
          <table:table-cell table:style-name="ce3" table:formula="of:=IF([.M192]=0;([.I192]-[.J192])/[.J192];&quot;&quot;)" office:value-type="percentage" office:value="-0.0469115144892779">
            <text:p>-4.69%</text:p>
          </table:table-cell>
          <table:table-cell office:value-type="float" office:value="2623.9117541466">
            <text:p>2623.911754146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92.75183632891">
            <text:p>2192.7518363289</text:p>
          </table:table-cell>
          <table:table-cell table:style-name="ce3" table:formula="of:=([.S192]-[.V192])/[.V192]" office:value-type="percentage" office:value="0.196629600611592">
            <text:p>19.66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9.100_25-5-5-5_rd_30.txt</text:p>
          </table:table-cell>
          <table:table-cell table:style-name="ce1" office:value-type="string">
            <text:p>true</text:p>
          </table:table-cell>
          <table:table-cell office:value-type="float" office:value="2544.5391">
            <text:p>2544.5391</text:p>
          </table:table-cell>
          <table:table-cell office:value-type="float" office:value="2343.2051">
            <text:p>2343.2051</text:p>
          </table:table-cell>
          <table:table-cell office:value-type="float" office:value="2177.8083">
            <text:p>2177.808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59,131|7,132|8,133|9,134|10,135|11,161,117,84,77,113,94,55,88,44,32,109,86,41,111,63,39,42,70,71,119,31,124,121,118,62,122,68,125,116,136|12,137|13,74,61,138|14,139|15,96,34,40,165,76,106,60,90,140|16,166,120,27,67,123,69,30,108,107,72,36,87,56,95,115,33,43,110,112,82,99,65,78,51,141|17,142|18,168,52,53,101,58,103,54,37,46,98,97,100,47,66,48,92,64,50,80,105,93,102,28,104,45,91,57,35,26,75,49,79,29,81,83,38,114,85,73,143|19,89,144|20,145|21,146|22,147|23,148|24,149|25,150&gt;</text:p>
          </table:table-cell>
          <table:table-cell table:style-name="ce3" table:formula="of:=([.I193]-[.K193])/[.K193]" office:value-type="percentage" office:value="0.1683944358188">
            <text:p>16.84%</text:p>
          </table:table-cell>
          <table:table-cell table:style-name="ce3" table:formula="of:=IF([.M193]=0;([.I193]-[.J193])/[.J193];&quot;&quot;)" office:value-type="percentage" office:value="0.0859224828419842">
            <text:p>8.59%</text:p>
          </table:table-cell>
          <table:table-cell office:value-type="float" office:value="2902.22133819937">
            <text:p>2902.221338199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12.14202579291">
            <text:p>2212.1420257929</text:p>
          </table:table-cell>
          <table:table-cell table:style-name="ce3" table:formula="of:=([.S193]-[.V193])/[.V193]" office:value-type="percentage" office:value="0.311950726653328">
            <text:p>31.20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9.100_25-5-5-5_rd_50.txt</text:p>
          </table:table-cell>
          <table:table-cell table:style-name="ce1" office:value-type="string">
            <text:p>true</text:p>
          </table:table-cell>
          <table:table-cell office:value-type="float" office:value="2650.2736">
            <text:p>2650.2736</text:p>
          </table:table-cell>
          <table:table-cell office:value-type="float" office:value="2343.2051">
            <text:p>2343.2051</text:p>
          </table:table-cell>
          <table:table-cell office:value-type="float" office:value="2192.7577">
            <text:p>2192.757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54,128|4,129|5,130|6,59,49,131|7,132|8,133|9,115,159,31,118,119,38,83,66,99,81,29,50,80,79,105,103,26,45,57,91,134|10,135|11,161,53,52,94,55,58,37,77,113,88,44,32,30,109,86,41,136|12,137|13,74,61,138|14,139|15,96,34,76,95,106,60,90,140|16,166,101,56,87,36,72,108,33,107,43,124,84,112,82,65,78,141|17,142|18,168,120,117,39,67,40,48,92,64,100,97,46,98,47,27,123,110,69,63,111,42,70,71,35,75,104,28,102,93,51,121,122,62,68,125,116,85,114,73,143|19,89,144|20,145|21,146|22,147|23,148|24,149|25,150&gt;</text:p>
          </table:table-cell>
          <table:table-cell table:style-name="ce3" table:formula="of:=([.I194]-[.K194])/[.K194]" office:value-type="percentage" office:value="0.208648634548176">
            <text:p>20.86%</text:p>
          </table:table-cell>
          <table:table-cell table:style-name="ce3" table:formula="of:=IF([.M194]=0;([.I194]-[.J194])/[.J194];&quot;&quot;)" office:value-type="percentage" office:value="0.131046360389024">
            <text:p>13.10%</text:p>
          </table:table-cell>
          <table:table-cell office:value-type="float" office:value="3024.88124143118">
            <text:p>3024.881241431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50.15853529742">
            <text:p>2150.1585352974</text:p>
          </table:table-cell>
          <table:table-cell table:style-name="ce3" table:formula="of:=([.S194]-[.V194])/[.V194]" office:value-type="percentage" office:value="0.406817772631249">
            <text:p>40.68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9.100_25-5-5-5_rd_70.txt</text:p>
          </table:table-cell>
          <table:table-cell table:style-name="ce1" office:value-type="string">
            <text:p>true</text:p>
          </table:table-cell>
          <table:table-cell office:value-type="float" office:value="2231.7264">
            <text:p>2231.7264</text:p>
          </table:table-cell>
          <table:table-cell office:value-type="float" office:value="2343.2051">
            <text:p>2343.2051</text:p>
          </table:table-cell>
          <table:table-cell office:value-type="float" office:value="2170.7278">
            <text:p>2170.727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27,120,84,123,30,108,77,56,87,88,36,44,72,33,107,43,32,115,95,76,106,58,103,104,28,51,99,29,79,49,128|4,129|5,130|6,59,131|7,60,34,45,57,91,132|8,133|9,134|10,135|11,41,161,31,117,125,69,39,63,111,86,109,42,70,71,113,35,121,122,62,68,116,136|12,137|13,74,61,138|14,139|15,96,90,140|16,101,141|17,142|18,168,52,53,94,55,54,37,64,92,48,100,97,46,98,47,66,40,82,112,67,110,118,124,119,38,83,78,65,81,50,80,105,93,102,75,26,114,85,73,143|19,89,144|20,145|21,146|22,147|23,148|24,149|25,150&gt;</text:p>
          </table:table-cell>
          <table:table-cell table:style-name="ce3" table:formula="of:=([.I195]-[.K195])/[.K195]" office:value-type="percentage" office:value="0.028100529232638">
            <text:p>2.81%</text:p>
          </table:table-cell>
          <table:table-cell table:style-name="ce3" table:formula="of:=IF([.M195]=0;([.I195]-[.J195])/[.J195];&quot;&quot;)" office:value-type="percentage" office:value="-0.0475753061479766">
            <text:p>-4.76%</text:p>
          </table:table-cell>
          <table:table-cell office:value-type="float" office:value="3629.67943454513">
            <text:p>3629.679434545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7.94626360423">
            <text:p>2167.9462636042</text:p>
          </table:table-cell>
          <table:table-cell table:style-name="ce3" table:formula="of:=([.S195]-[.V195])/[.V195]" office:value-type="percentage" office:value="0.674247879424261">
            <text:p>67.42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9.100_25-5-5-5_rd_90.txt</text:p>
          </table:table-cell>
          <table:table-cell table:style-name="ce1" office:value-type="string">
            <text:p>true</text:p>
          </table:table-cell>
          <table:table-cell office:value-type="float" office:value="2405.6543">
            <text:p>2405.6543</text:p>
          </table:table-cell>
          <table:table-cell office:value-type="float" office:value="2343.2051">
            <text:p>2343.2051</text:p>
          </table:table-cell>
          <table:table-cell office:value-type="float" office:value="2170.2423">
            <text:p>2170.242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3,52,108,123,117,72,44,36,87,56,95,55,88,115,113,32,43,58,106,76,28,34,60,91,45,57,35,26,75,102,93,105,79,29,99,81,80,50,126|2,127|3,103,104,54,128|4,129|5,130|6,59,49,131|7,132|8,133|9,134|10,135|11,30,161,27,97,48,92,64,37,94,77,107,70,124,86,41,111,136|12,137|13,74,61,138|14,139|15,96,90,140|16,101,141|17,142|18,168,120,84,69,63,39,67,40,66,46,100,47,98,65,78,82,112,110,109,42,71,33,31,119,51,83,38,122,68,125,116,62,118,121,114,85,73,143|19,89,144|20,145|21,146|22,147|23,148|24,149|25,150&gt;</text:p>
          </table:table-cell>
          <table:table-cell table:style-name="ce3" table:formula="of:=([.I196]-[.K196])/[.K196]" office:value-type="percentage" office:value="0.108472680677176">
            <text:p>10.85%</text:p>
          </table:table-cell>
          <table:table-cell table:style-name="ce3" table:formula="of:=IF([.M196]=0;([.I196]-[.J196])/[.J196];&quot;&quot;)" office:value-type="percentage" office:value="0.026651188152501">
            <text:p>2.67%</text:p>
          </table:table-cell>
          <table:table-cell office:value-type="float" office:value="3098.38009802443">
            <text:p>3098.380098024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79.08710066877">
            <text:p>2179.0871006688</text:p>
          </table:table-cell>
          <table:table-cell table:style-name="ce3" table:formula="of:=([.S196]-[.V196])/[.V196]" office:value-type="percentage" office:value="0.421870698547815">
            <text:p>42.19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0.100_25-5-5-5_rd_10.txt</text:p>
          </table:table-cell>
          <table:table-cell table:style-name="ce1" office:value-type="string">
            <text:p>true</text:p>
          </table:table-cell>
          <table:table-cell office:value-type="float" office:value="2824.7826">
            <text:p>2824.7826</text:p>
          </table:table-cell>
          <table:table-cell office:value-type="float" office:value="2428.2682">
            <text:p>2428.2682</text:p>
          </table:table-cell>
          <table:table-cell office:value-type="float" office:value="2147.1376">
            <text:p>2147.137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2,126|2,90,127|3,128|4,129|5,130|6,131|7,76,94,132|8,133|9,134|10,135|11,136|12,137|13,138|14,164,37,93,59,60,49,79,80,29,81,99,38,122,125,118,83,51,105,102,26,95,139|15,50,140|16,141|17,142|18,143|19,144|20,145|21,171,101,75,28,104,54,103,106,34,96,91,45,146|22,147|23,173,46,27,86,120,98,100,48,40,67,39,69,63,111,41,116,124,121,30,109,33,107,73,44,74,88,115,57,35,32,77,148|24,174,117,84,70,108,52,53,58,55,56,113,87,36,89,61,72,71,43,114,31,119,112,65,78,97,47,66,82,68,62,123,110,42,85,149|25,150&gt;</text:p>
          </table:table-cell>
          <table:table-cell table:style-name="ce3" table:formula="of:=([.I197]-[.K197])/[.K197]" office:value-type="percentage" office:value="0.31560389981527">
            <text:p>31.56%</text:p>
          </table:table-cell>
          <table:table-cell table:style-name="ce3" table:formula="of:=IF([.M197]=0;([.I197]-[.J197])/[.J197];&quot;&quot;)" office:value-type="percentage" office:value="0.16329102361922">
            <text:p>16.33%</text:p>
          </table:table-cell>
          <table:table-cell office:value-type="float" office:value="2300.5165557949">
            <text:p>2300.516555794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58.87201025582">
            <text:p>2158.8720102558</text:p>
          </table:table-cell>
          <table:table-cell table:style-name="ce3" table:formula="of:=([.S197]-[.V197])/[.V197]" office:value-type="percentage" office:value="0.0656104414093067">
            <text:p>6.56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0.100_25-5-5-5_rd_30.txt</text:p>
          </table:table-cell>
          <table:table-cell table:style-name="ce1" office:value-type="string">
            <text:p>true</text:p>
          </table:table-cell>
          <table:table-cell office:value-type="float" office:value="2217.355">
            <text:p>2217.355</text:p>
          </table:table-cell>
          <table:table-cell office:value-type="float" office:value="2428.2682">
            <text:p>2428.2682</text:p>
          </table:table-cell>
          <table:table-cell office:value-type="float" office:value="2145.2101">
            <text:p>2145.210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90,127|3,128|4,129|5,130|6,131|7,60,59,49,50,79,105,102,95,132|8,133|9,134|10,135|11,136|12,137|13,138|14,56,139|15,92,140|16,141|17,142|18,143|19,144|20,51,83,145|21,101,171,78,28,104,103,106,34,96,91,45,146|22,147|23,173,46,52,53,37,54,58,76,55,94,86,41,111,63,69,116,84,121,124,30,109,33,107,32,44,74,88,115,57,35,26,75,93,80,29,81,99,27,38,122,68,125,118,42,148|24,174,117,67,39,123,110,70,61,89,36,87,113,77,65,97,100,47,66,82,112,62,120,119,31,114,43,73,72,71,108,85,149|25,48,98,40,150&gt;</text:p>
          </table:table-cell>
          <table:table-cell table:style-name="ce3" table:formula="of:=([.I198]-[.K198])/[.K198]" office:value-type="percentage" office:value="0.0336306919308278">
            <text:p>3.36%</text:p>
          </table:table-cell>
          <table:table-cell table:style-name="ce3" table:formula="of:=IF([.M198]=0;([.I198]-[.J198])/[.J198];&quot;&quot;)" office:value-type="percentage" office:value="-0.0868574566845622">
            <text:p>-8.69%</text:p>
          </table:table-cell>
          <table:table-cell office:value-type="float" office:value="2593.51443298321">
            <text:p>2593.514432983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4.73362908564">
            <text:p>2164.7336290856</text:p>
          </table:table-cell>
          <table:table-cell table:style-name="ce3" table:formula="of:=([.S198]-[.V198])/[.V198]" office:value-type="percentage" office:value="0.198075549867395">
            <text:p>19.81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0.100_25-5-5-5_rd_50.txt</text:p>
          </table:table-cell>
          <table:table-cell table:style-name="ce1" office:value-type="string">
            <text:p>true</text:p>
          </table:table-cell>
          <table:table-cell office:value-type="float" office:value="2803.8988">
            <text:p>2803.8988</text:p>
          </table:table-cell>
          <table:table-cell office:value-type="float" office:value="2428.2682">
            <text:p>2428.2682</text:p>
          </table:table-cell>
          <table:table-cell office:value-type="float" office:value="2116.8737">
            <text:p>2116.873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90,127|3,128|4,129|5,130|6,131|7,35,95,132|8,133|9,134|10,135|11,161,52,108,30,110,86,123,117,70,41,111,69,67,40,63,82,66,47,100,97,98,46,31,109,71,74,136|12,137|13,138|14,164,51,37,79,122,84,116,39,68,81,80,99,29,93,60,59,49,50,105,102,75,139|15,92,140|16,141|17,142|18,143|19,144|20,83,145|21,87,113,56,171,43,119,120,65,101,28,104,54,103,106,34,96,45,91,57,146|22,147|23,173,53,77,32,72,61,44,94,26,58,76,55,115,88,36,89,73,107,33,124,121,112,27,78,114,148|24,38,62,125,118,42,85,149|25,48,150&gt;</text:p>
          </table:table-cell>
          <table:table-cell table:style-name="ce3" table:formula="of:=([.I199]-[.K199])/[.K199]" office:value-type="percentage" office:value="0.324547043123073">
            <text:p>32.45%</text:p>
          </table:table-cell>
          <table:table-cell table:style-name="ce3" table:formula="of:=IF([.M199]=0;([.I199]-[.J199])/[.J199];&quot;&quot;)" office:value-type="percentage" office:value="0.154690738032973">
            <text:p>15.47%</text:p>
          </table:table-cell>
          <table:table-cell office:value-type="float" office:value="2537.95270405788">
            <text:p>2537.95270405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6.31240943373">
            <text:p>2166.3124094337</text:p>
          </table:table-cell>
          <table:table-cell table:style-name="ce3" table:formula="of:=([.S199]-[.V199])/[.V199]" office:value-type="percentage" office:value="0.17155433953374">
            <text:p>17.16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0.100_25-5-5-5_rd_70.txt</text:p>
          </table:table-cell>
          <table:table-cell table:style-name="ce1" office:value-type="string">
            <text:p>true</text:p>
          </table:table-cell>
          <table:table-cell office:value-type="float" office:value="2735.4547">
            <text:p>2735.4547</text:p>
          </table:table-cell>
          <table:table-cell office:value-type="float" office:value="2428.2682">
            <text:p>2428.2682</text:p>
          </table:table-cell>
          <table:table-cell office:value-type="float" office:value="2127.5075">
            <text:p>2127.507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90,127|3,128|4,129|5,130|6,131|7,157,94,87,32,107,43,108,70,41,69,63,111,86,30,109,33,72,74,44,88,91,45,76,51,46,99,81,29,80,79,105,93,49,50,102,95,132|8,133|9,60,134|10,135|11,136|12,137|13,138|14,164,67,117,120,52,53,37,58,26,55,36,89,61,73,113,101,54,103,59,106,34,96,57,115,35,56,139|15,92,140|16,141|17,142|18,143|19,144|20,27,112,84,124,121,98,145|21,146|22,147|23,77,148|24,31,174,75,104,28,78,65,97,100,47,66,82,68,39,116,110,123,62,122,38,119,85,71,42,118,125,83,114,149|25,48,40,150&gt;</text:p>
          </table:table-cell>
          <table:table-cell table:style-name="ce3" table:formula="of:=([.I200]-[.K200])/[.K200]" office:value-type="percentage" office:value="0.285755608382109">
            <text:p>28.58%</text:p>
          </table:table-cell>
          <table:table-cell table:style-name="ce3" table:formula="of:=IF([.M200]=0;([.I200]-[.J200])/[.J200];&quot;&quot;)" office:value-type="percentage" office:value="0.126504354008342">
            <text:p>12.65%</text:p>
          </table:table-cell>
          <table:table-cell office:value-type="float" office:value="3198.78031605253">
            <text:p>3198.780316052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15.13050115411">
            <text:p>2115.1305011541</text:p>
          </table:table-cell>
          <table:table-cell table:style-name="ce3" table:formula="of:=([.S200]-[.V200])/[.V200]" office:value-type="percentage" office:value="0.512332366398735">
            <text:p>51.23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0.100_25-5-5-5_rd_90.txt</text:p>
          </table:table-cell>
          <table:table-cell table:style-name="ce1" office:value-type="string">
            <text:p>true</text:p>
          </table:table-cell>
          <table:table-cell office:value-type="float" office:value="2590.8733">
            <text:p>2590.8733</text:p>
          </table:table-cell>
          <table:table-cell office:value-type="float" office:value="2428.2682">
            <text:p>2428.2682</text:p>
          </table:table-cell>
          <table:table-cell office:value-type="float" office:value="2113.8802">
            <text:p>2113.880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90,127|3,128|4,129|5,130|6,131|7,157,52,53,58,37,46,98,97,64,48,82,40,63,111,69,116,110,123,62,124,31,43,33,71,74,44,35,45,91,60,95,132|8,133|9,134|10,135|11,136|12,137|13,138|14,164,54,76,106,59,51,47,27,78,112,68,122,109,85,77,75,93,49,79,80,29,100,81,99,38,121,42,118,125,83,105,102,139|15,92,140|16,141|17,142|18,143|19,144|20,145|21,87,113,56,171,119,65,66,101,28,104,103,34,96,57,146|22,147|23,173,120,84,117,67,39,41,86,30,94,26,55,115,88,36,89,61,72,73,107,32,114,148|24,70,108,149|25,150&gt;</text:p>
          </table:table-cell>
          <table:table-cell table:style-name="ce3" table:formula="of:=([.I201]-[.K201])/[.K201]" office:value-type="percentage" office:value="0.225648123294783">
            <text:p>22.56%</text:p>
          </table:table-cell>
          <table:table-cell table:style-name="ce3" table:formula="of:=IF([.M201]=0;([.I201]-[.J201])/[.J201];&quot;&quot;)" office:value-type="percentage" office:value="0.0669634021480824">
            <text:p>6.70%</text:p>
          </table:table-cell>
          <table:table-cell office:value-type="float" office:value="3257.98091980856">
            <text:p>3257.980919808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3.88322419122">
            <text:p>2163.8832241912</text:p>
          </table:table-cell>
          <table:table-cell table:style-name="ce3" table:formula="of:=([.S201]-[.V201])/[.V201]" office:value-type="percentage" office:value="0.505617716975589">
            <text:p>50.56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1.100_25-5-5-5_rd_10.txt</text:p>
          </table:table-cell>
          <table:table-cell table:style-name="ce1" office:value-type="string">
            <text:p>true</text:p>
          </table:table-cell>
          <table:table-cell office:value-type="float" office:value="2195.6554">
            <text:p>2195.6554</text:p>
          </table:table-cell>
          <table:table-cell office:value-type="float" office:value="2114.6257">
            <text:p>2114.6257</text:p>
          </table:table-cell>
          <table:table-cell office:value-type="float" office:value="2011.509">
            <text:p>2011.5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51,152,78,83,37,105,93,102,28,104,103,59,49,79,80,127|3,60,128|4,129|5,130|6,75,26,131|7,132|8,133|9,159,52,94,56,113,87,72,44,36,89,88,90,96,34,55,77,31,114,118,68,40,27,98,99,81,29,50,134|10,135|11,136|12,137|13,138|14,139|15,165,53,101,54,64,92,48,66,47,100,97,46,65,82,112,125,110,109,42,70,33,73,43,85,121,119,38,122,62,116,140|16,141|17,142|18,143|19,144|20,145|21,146|22,147|23,173,120,84,117,123,67,39,63,69,124,86,41,111,30,108,107,32,71,61,74,95,35,115,57,91,45,76,106,58,148|24,149|25,150&gt;</text:p>
          </table:table-cell>
          <table:table-cell table:style-name="ce3" table:formula="of:=([.I202]-[.K202])/[.K202]" office:value-type="percentage" office:value="0.0915463962627063">
            <text:p>9.15%</text:p>
          </table:table-cell>
          <table:table-cell table:style-name="ce3" table:formula="of:=IF([.M202]=0;([.I202]-[.J202])/[.J202];&quot;&quot;)" office:value-type="percentage" office:value="0.038318696306396">
            <text:p>3.83%</text:p>
          </table:table-cell>
          <table:table-cell office:value-type="float" office:value="2467.8470322137">
            <text:p>2467.847032213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9.50904336713">
            <text:p>1999.5090433671</text:p>
          </table:table-cell>
          <table:table-cell table:style-name="ce3" table:formula="of:=([.S202]-[.V202])/[.V202]" office:value-type="percentage" office:value="0.234226491948195">
            <text:p>23.42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1.100_25-5-5-5_rd_30.txt</text:p>
          </table:table-cell>
          <table:table-cell table:style-name="ce1" office:value-type="string">
            <text:p>true</text:p>
          </table:table-cell>
          <table:table-cell office:value-type="float" office:value="2583.5009">
            <text:p>2583.5009</text:p>
          </table:table-cell>
          <table:table-cell office:value-type="float" office:value="2114.6257">
            <text:p>2114.6257</text:p>
          </table:table-cell>
          <table:table-cell office:value-type="float" office:value="1998.2724">
            <text:p>1998.272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27,67,117,120,84,30,86,41,69,63,111,43,32,107,33,71,72,61,74,44,35,95,55,45,91,57,115,126|2,127|3,60,128|4,129|5,106,103,59,76,130|6,75,26,131|7,132|8,133|9,37,159,53,52,94,77,56,113,87,36,89,88,90,96,34,58,101,28,104,54,49,99,81,29,50,134|10,135|11,136|12,137|13,138|14,139|15,165,65,78,46,64,92,48,100,47,66,40,82,112,122,121,85,108,73,70,42,109,110,116,39,140|16,141|17,142|18,143|19,144|20,145|21,146|22,147|23,173,97,98,119,31,114,124,118,123,62,125,68,38,83,51,80,79,105,93,102,148|24,149|25,150&gt;</text:p>
          </table:table-cell>
          <table:table-cell table:style-name="ce3" table:formula="of:=([.I203]-[.K203])/[.K203]" office:value-type="percentage" office:value="0.292867228712161">
            <text:p>29.29%</text:p>
          </table:table-cell>
          <table:table-cell table:style-name="ce3" table:formula="of:=IF([.M203]=0;([.I203]-[.J203])/[.J203];&quot;&quot;)" office:value-type="percentage" office:value="0.221729642271916">
            <text:p>22.17%</text:p>
          </table:table-cell>
          <table:table-cell office:value-type="float" office:value="3017.62434745939">
            <text:p>3017.624347459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07.70702589076">
            <text:p>2007.7070258908</text:p>
          </table:table-cell>
          <table:table-cell table:style-name="ce3" table:formula="of:=([.S203]-[.V203])/[.V203]" office:value-type="percentage" office:value="0.503020265678734">
            <text:p>50.30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1.100_25-5-5-5_rd_50.txt</text:p>
          </table:table-cell>
          <table:table-cell table:style-name="ce1" office:value-type="string">
            <text:p>true</text:p>
          </table:table-cell>
          <table:table-cell office:value-type="float" office:value="2048.5222">
            <text:p>2048.5222</text:p>
          </table:table-cell>
          <table:table-cell office:value-type="float" office:value="2114.6257">
            <text:p>2114.6257</text:p>
          </table:table-cell>
          <table:table-cell office:value-type="float" office:value="1998.5212">
            <text:p>1998.521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3,54,92,64,100,97,98,101,104,58,76,96,90,55,95,32,107,33,71,61,74,89,88,115,57,91,45,126|2,127|3,60,128|4,129|5,106,103,59,34,130|6,37,156,120,122,116,110,42,109,85,43,73,35,26,75,131|7,132|8,133|9,159,52,94,77,56,113,87,36,44,72,70,108,30,86,41,111,69,63,39,67,27,65,46,81,48,66,40,68,82,47,99,29,50,134|10,135|11,136|12,137|13,138|14,139|15,140|16,141|17,142|18,143|19,144|20,145|21,146|22,49,147|23,173,114,31,119,121,124,84,118,123,125,62,117,112,38,83,78,51,80,79,105,93,102,28,148|24,149|25,150&gt;</text:p>
          </table:table-cell>
          <table:table-cell table:style-name="ce3" table:formula="of:=([.I204]-[.K204])/[.K204]" office:value-type="percentage" office:value="0.025018999047896">
            <text:p>2.50%</text:p>
          </table:table-cell>
          <table:table-cell table:style-name="ce3" table:formula="of:=IF([.M204]=0;([.I204]-[.J204])/[.J204];&quot;&quot;)" office:value-type="percentage" office:value="-0.0312601421613291">
            <text:p>-3.13%</text:p>
          </table:table-cell>
          <table:table-cell office:value-type="float" office:value="2404.95356622852">
            <text:p>2404.953566228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9.28756139047">
            <text:p>1999.2875613905</text:p>
          </table:table-cell>
          <table:table-cell table:style-name="ce3" table:formula="of:=([.S204]-[.V204])/[.V204]" office:value-type="percentage" office:value="0.202905281197224">
            <text:p>20.29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1.100_25-5-5-5_rd_70.txt</text:p>
          </table:table-cell>
          <table:table-cell table:style-name="ce1" office:value-type="string">
            <text:p>true</text:p>
          </table:table-cell>
          <table:table-cell office:value-type="float" office:value="2083.6242">
            <text:p>2083.6242</text:p>
          </table:table-cell>
          <table:table-cell office:value-type="float" office:value="2114.6257">
            <text:p>2114.6257</text:p>
          </table:table-cell>
          <table:table-cell office:value-type="float" office:value="2018.5286">
            <text:p>2018.528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126|2,152,52,88,89,36,44,107,32,113,115,55,76,106,34,96,90,59,103,54,104,28,101,37,51,83,38,112,122,121,85,26,75,102,93,105,49,79,80,127|3,128|4,129|5,130|6,131|7,132|8,133|9,159,53,46,48,40,67,39,69,63,111,41,86,110,124,119,78,94,56,77,114,43,73,70,42,118,62,125,116,68,82,66,47,99,81,29,50,134|10,135|11,136|12,137|13,138|14,139|15,140|16,141|17,142|18,143|19,144|20,145|21,146|22,147|23,173,120,84,123,117,27,100,92,64,97,98,65,31,30,109,108,33,71,72,61,74,87,35,95,45,91,60,58,148|24,149|25,150&gt;</text:p>
          </table:table-cell>
          <table:table-cell table:style-name="ce3" table:formula="of:=([.I205]-[.K205])/[.K205]" office:value-type="percentage" office:value="0.0322490352626166">
            <text:p>3.22%</text:p>
          </table:table-cell>
          <table:table-cell table:style-name="ce3" table:formula="of:=IF([.M205]=0;([.I205]-[.J205])/[.J205];&quot;&quot;)" office:value-type="percentage" office:value="-0.0146605141515115">
            <text:p>-1.47%</text:p>
          </table:table-cell>
          <table:table-cell office:value-type="float" office:value="2701.04790021393">
            <text:p>2701.047900213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04.34152134582">
            <text:p>2004.3415213458</text:p>
          </table:table-cell>
          <table:table-cell table:style-name="ce3" table:formula="of:=([.S205]-[.V205])/[.V205]" office:value-type="percentage" office:value="0.347598635985102">
            <text:p>34.76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1.100_25-5-5-5_rd_90.txt</text:p>
          </table:table-cell>
          <table:table-cell table:style-name="ce1" office:value-type="string">
            <text:p>true</text:p>
          </table:table-cell>
          <table:table-cell office:value-type="float" office:value="2187.6701">
            <text:p>2187.6701</text:p>
          </table:table-cell>
          <table:table-cell office:value-type="float" office:value="2114.6257">
            <text:p>2114.6257</text:p>
          </table:table-cell>
          <table:table-cell office:value-type="float" office:value="2007.2584">
            <text:p>2007.2584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36]</text:p>
          </table:table-cell>
          <table:table-cell office:value-type="string">
            <text:p>[1,2,3,4,5,6]</text:p>
          </table:table-cell>
          <table:table-cell office:value-type="string">
            <text:p>&lt;1,35,57,126|2,127|3,128|4,129|5,34,59,103,106,130|6,26,75,131|7,132|8,133|9,159,52,56,94,77,70,65,98,31,43,113,87,44,89,74,61,71,72,73,42,85,114,121,118,117,122,62,125,116,68,99,81,29,79,105,93,49,50,134|10,135|11,136|12,137|13,138|14,139|15,140|16,141|17,142|18,143|19,169,46,101,37,97,100,48,66,47,40,82,112,84,124,109,110,123,120,119,78,38,83,51,80,64,92,144|20,145|21,146|22,147|23,173,53,54,27,67,39,63,69,41,111,86,30,108,33,107,32,88,115,95,55,45,91,90,60,96,76,58,104,28,102,148|24,149|25,150&gt;</text:p>
          </table:table-cell>
          <table:table-cell table:style-name="ce3" table:formula="of:=([.I206]-[.K206])/[.K206]" office:value-type="percentage" office:value="0.0898796587424917">
            <text:p>8.99%</text:p>
          </table:table-cell>
          <table:table-cell table:style-name="ce3" table:formula="of:=IF([.M206]=0;([.I206]-[.J206])/[.J206];&quot;&quot;)">
            <text:p/>
          </table:table-cell>
          <table:table-cell office:value-type="float" office:value="2840.37932677867">
            <text:p>2840.379326778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8.5211764181">
            <text:p>1998.5211764181</text:p>
          </table:table-cell>
          <table:table-cell table:style-name="ce3" table:formula="of:=([.S206]-[.V206])/[.V206]" office:value-type="percentage" office:value="0.421240545406383">
            <text:p>42.12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1.100_25-5-5-5_rd_10.txt</text:p>
          </table:table-cell>
          <table:table-cell table:style-name="ce1" office:value-type="string">
            <text:p>true</text:p>
          </table:table-cell>
          <table:table-cell office:value-type="float" office:value="3170.5526">
            <text:p>3170.5526</text:p>
          </table:table-cell>
          <table:table-cell office:value-type="float" office:value="3213.2761">
            <text:p>3213.2761</text:p>
          </table:table-cell>
          <table:table-cell office:value-type="float" office:value="3011.9157">
            <text:p>3011.915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4,100,126|2,152,117,58,51,127|3,153,108,77,124,115,85,95,128|4,39,37,98,35,129|5,97,96,106,121,79,130|6,53,52,55,59,57,114,131|7,132|8,30,133|9,159,40,134|10,48,46,43,82,49,73,135|11,36,136|12,120,87,110,109,75,137|13,163,94,107,111,122,38,42,138|14,92,119,164,91,81,116,118,139|15,67,86,63,140|16,31,71,28,141|17,167,123,113,78,103,80,93,125,142|18,168,90,89,76,74,47,45,50,102,143|19,144|20,170,70,27,32,33,104,29,26,105,145|21,171,72,41,34,112,99,83,146|22,61,64,69,66,65,68,62,60,147|23,56,54,148|24,88,44,101,149|25,150&gt;</text:p>
          </table:table-cell>
          <table:table-cell table:style-name="ce3" table:formula="of:=([.I207]-[.K207])/[.K207]" office:value-type="percentage" office:value="0.05266976761667">
            <text:p>5.27%</text:p>
          </table:table-cell>
          <table:table-cell table:style-name="ce3" table:formula="of:=IF([.M207]=0;([.I207]-[.J207])/[.J207];&quot;&quot;)" office:value-type="percentage" office:value="-0.0132959318372922">
            <text:p>-1.33%</text:p>
          </table:table-cell>
          <table:table-cell office:value-type="float" office:value="2792.52356161694">
            <text:p>2792.523561617</text:p>
          </table:table-cell>
          <table:table-cell table:style-name="ce2" office:value-type="float" office:value="13">
            <text:p>13.0</text:p>
          </table:table-cell>
          <table:table-cell office:value-type="string">
            <text:p>[32, 34, 52, 53, 54, 58, 59, 83, 84, 98, 100, 111, 112]</text:p>
          </table:table-cell>
          <table:table-cell office:value-type="float" office:value="2466.98704783846">
            <text:p>2466.9870478385</text:p>
          </table:table-cell>
          <table:table-cell table:style-name="ce3" table:formula="of:=([.S207]-[.V207])/[.V207]" office:value-type="percentage" office:value="0.131957123189483">
            <text:p>13.20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1.100_25-5-5-5_rd_30.txt</text:p>
          </table:table-cell>
          <table:table-cell table:style-name="ce1" office:value-type="string">
            <text:p>true</text:p>
          </table:table-cell>
          <table:table-cell office:value-type="float" office:value="3164.6992">
            <text:p>3164.6992</text:p>
          </table:table-cell>
          <table:table-cell office:value-type="float" office:value="3213.2761">
            <text:p>3213.2761</text:p>
          </table:table-cell>
          <table:table-cell office:value-type="float" office:value="2991.1152">
            <text:p>2991.115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4,100,122,126|2,152,58,54,51,127|3,86,153,106,121,128|4,39,37,98,35,129|5,97,130|6,53,52,55,59,57,114,131|7,157,107,77,111,79,118,132|8,133|9,134|10,48,46,43,82,99,49,135|11,72,36,136|12,117,120,87,109,110,75,137|13,163,94,104,33,28,29,85,138|14,139|15,67,63,140|16,96,92,119,81,91,116,105,141|17,123,124,167,115,80,93,95,125,142|18,168,108,89,76,47,74,45,73,50,143|19,169,70,30,32,31,71,26,144|20,170,90,40,41,34,112,102,83,145|21,171,27,113,78,103,42,38,146|22,64,61,69,66,65,68,62,60,147|23,56,148|24,88,44,101,149|25,150&gt;</text:p>
          </table:table-cell>
          <table:table-cell table:style-name="ce3" table:formula="of:=([.I208]-[.K208])/[.K208]" office:value-type="percentage" office:value="0.0580332044716967">
            <text:p>5.80%</text:p>
          </table:table-cell>
          <table:table-cell table:style-name="ce3" table:formula="of:=IF([.M208]=0;([.I208]-[.J208])/[.J208];&quot;&quot;)" office:value-type="percentage" office:value="-0.0151175617930871">
            <text:p>-1.51%</text:p>
          </table:table-cell>
          <table:table-cell office:value-type="float" office:value="3213.0182510623">
            <text:p>3213.0182510623</text:p>
          </table:table-cell>
          <table:table-cell table:style-name="ce2" office:value-type="float" office:value="5">
            <text:p>5.0</text:p>
          </table:table-cell>
          <table:table-cell office:value-type="string">
            <text:p>[38, 58, 74, 89, 111]</text:p>
          </table:table-cell>
          <table:table-cell office:value-type="float" office:value="2881.67712307729">
            <text:p>2881.6771230773</text:p>
          </table:table-cell>
          <table:table-cell table:style-name="ce3" table:formula="of:=([.S208]-[.V208])/[.V208]" office:value-type="percentage" office:value="0.114982044772307">
            <text:p>11.50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1.100_25-5-5-5_rd_50.txt</text:p>
          </table:table-cell>
          <table:table-cell table:style-name="ce1" office:value-type="string">
            <text:p>true</text:p>
          </table:table-cell>
          <table:table-cell office:value-type="float" office:value="3209.0136">
            <text:p>3209.0136</text:p>
          </table:table-cell>
          <table:table-cell office:value-type="float" office:value="3213.2761">
            <text:p>3213.2761</text:p>
          </table:table-cell>
          <table:table-cell office:value-type="float" office:value="2954.6253">
            <text:p>2954.625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4,100,122,49,126|2,152,123,86,106,119,121,93,127|3,69,128|4,39,37,98,35,129|5,97,64,61,66,130|6,117,120,87,109,110,114,131|7,157,77,82,111,99,118,132|8,30,133|9,159,134|10,48,46,43,135|11,36,104,28,29,85,136|12,52,53,55,75,57,137|13,163,58,54,51,59,116,105,138|14,139|15,67,63,140|16,166,94,113,78,103,38,42,141|17,167,90,107,124,115,91,80,125,95,142|18,168,108,89,76,47,74,45,73,50,143|19,169,70,27,32,31,33,71,26,144|20,170,72,40,41,34,112,102,83,145|21,92,96,81,79,146|22,65,68,62,60,147|23,56,148|24,88,44,101,149|25,150&gt;</text:p>
          </table:table-cell>
          <table:table-cell table:style-name="ce3" table:formula="of:=([.I209]-[.K209])/[.K209]" office:value-type="percentage" office:value="0.0860983286103995">
            <text:p>8.61%</text:p>
          </table:table-cell>
          <table:table-cell table:style-name="ce3" table:formula="of:=IF([.M209]=0;([.I209]-[.J209])/[.J209];&quot;&quot;)" office:value-type="percentage" office:value="-0.00132652777643347">
            <text:p>-0.13%</text:p>
          </table:table-cell>
          <table:table-cell office:value-type="float" office:value="3524.05997222089">
            <text:p>3524.0599722209</text:p>
          </table:table-cell>
          <table:table-cell table:style-name="ce2" office:value-type="float" office:value="7">
            <text:p>7.0</text:p>
          </table:table-cell>
          <table:table-cell office:value-type="string">
            <text:p>[38, 76, 89, 103, 111, 115, 123]</text:p>
          </table:table-cell>
          <table:table-cell office:value-type="float" office:value="2807.48078011703">
            <text:p>2807.480780117</text:p>
          </table:table-cell>
          <table:table-cell table:style-name="ce3" table:formula="of:=([.S209]-[.V209])/[.V209]" office:value-type="percentage" office:value="0.255239215590992">
            <text:p>25.52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1.100_25-5-5-5_rd_70.txt</text:p>
          </table:table-cell>
          <table:table-cell table:style-name="ce1" office:value-type="string">
            <text:p>true</text:p>
          </table:table-cell>
          <table:table-cell office:value-type="float" office:value="3315.8527">
            <text:p>3315.8527</text:p>
          </table:table-cell>
          <table:table-cell office:value-type="float" office:value="3213.2761">
            <text:p>3213.2761</text:p>
          </table:table-cell>
          <table:table-cell office:value-type="float" office:value="2950.4518">
            <text:p>2950.451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72,40,98,122,126|2,58,53,54,121,93,95,127|3,69,128|4,84,100,35,129|5,97,64,61,65,66,130|6,46,48,44,74,45,114,131|7,96,132|8,123,124,158,115,26,133|9,134|10,160,77,111,82,91,73,135|11,47,43,102,50,136|12,56,52,55,75,57,137|13,163,90,107,94,113,78,38,42,138|14,164,87,59,51,139|15,67,86,63,140|16,104,71,28,29,85,125,141|17,30,37,103,142|18,108,89,92,119,81,49,143|19,169,117,120,110,76,109,79,118,144|20,170,70,27,32,33,31,80,116,105,145|21,171,36,41,34,112,99,83,146|22,106,68,62,60,147|23,148|24,88,101,149|25,150&gt;</text:p>
          </table:table-cell>
          <table:table-cell table:style-name="ce3" table:formula="of:=([.I210]-[.K210])/[.K210]" office:value-type="percentage" office:value="0.123845744573763">
            <text:p>12.38%</text:p>
          </table:table-cell>
          <table:table-cell table:style-name="ce3" table:formula="of:=IF([.M210]=0;([.I210]-[.J210])/[.J210];&quot;&quot;)" office:value-type="percentage" office:value="0.0319227470057739">
            <text:p>3.19%</text:p>
          </table:table-cell>
          <table:table-cell office:value-type="float" office:value="4008.79675074621">
            <text:p>4008.7967507462</text:p>
          </table:table-cell>
          <table:table-cell table:style-name="ce2" office:value-type="float" office:value="4">
            <text:p>4.0</text:p>
          </table:table-cell>
          <table:table-cell office:value-type="string">
            <text:p>[63, 96, 106, 115]</text:p>
          </table:table-cell>
          <table:table-cell office:value-type="float" office:value="2809.04187730309">
            <text:p>2809.0418773031</text:p>
          </table:table-cell>
          <table:table-cell table:style-name="ce3" table:formula="of:=([.S210]-[.V210])/[.V210]" office:value-type="percentage" office:value="0.427104659114224">
            <text:p>42.71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1.100_25-5-5-5_rd_90.txt</text:p>
          </table:table-cell>
          <table:table-cell table:style-name="ce1" office:value-type="string">
            <text:p>true</text:p>
          </table:table-cell>
          <table:table-cell office:value-type="float" office:value="3209.7633">
            <text:p>3209.7633</text:p>
          </table:table-cell>
          <table:table-cell office:value-type="float" office:value="3213.2761">
            <text:p>3213.2761</text:p>
          </table:table-cell>
          <table:table-cell office:value-type="float" office:value="2840.684">
            <text:p>2840.684</text:p>
          </table:table-cell>
          <table:table-cell office:value-type="float" office:value="94">
            <text:p>94</text:p>
          </table:table-cell>
          <table:table-cell table:style-name="ce2" office:value-type="float" office:value="6">
            <text:p>6.0</text:p>
          </table:table-cell>
          <table:table-cell office:value-type="string">
            <text:p>[34, 58, 60, 70, 84, 117]</text:p>
          </table:table-cell>
          <table:table-cell office:value-type="string">
            <text:p>[1,2,3,4,5,6]</text:p>
          </table:table-cell>
          <table:table-cell office:value-type="string">
            <text:p>&lt;1,77,100,122,126|2,86,119,109,91,127|3,69,153,115,128|4,39,37,98,35,129|5,97,64,61,65,66,62,68,130|6,53,52,55,59,57,114,131|7,132|8,30,103,78,80,133|9,159,32,134|10,48,46,43,82,99,49,135|11,36,104,28,29,85,136|12,87,76,110,75,137|13,163,108,89,92,51,118,138|14,139|15,67,63,140|16,166,94,27,31,33,71,26,141|17,167,123,113,124,81,93,95,125,142|18,168,107,111,47,74,45,73,50,143|19,120,96,169,106,121,79,144|20,170,90,72,40,41,112,38,42,145|21,171,116,105,146|22,147|23,56,54,148|24,88,44,101,83,102,149|25,150&gt;</text:p>
          </table:table-cell>
          <table:table-cell table:style-name="ce3" table:formula="of:=([.I211]-[.K211])/[.K211]" office:value-type="percentage" office:value="0.129926207913305">
            <text:p>12.99%</text:p>
          </table:table-cell>
          <table:table-cell table:style-name="ce3" table:formula="of:=IF([.M211]=0;([.I211]-[.J211])/[.J211];&quot;&quot;)">
            <text:p/>
          </table:table-cell>
          <table:table-cell office:value-type="float" office:value="3855.98971201827">
            <text:p>3855.9897120183</text:p>
          </table:table-cell>
          <table:table-cell table:style-name="ce2" office:value-type="float" office:value="4">
            <text:p>4.0</text:p>
          </table:table-cell>
          <table:table-cell office:value-type="string">
            <text:p>[77, 82, 110, 115]</text:p>
          </table:table-cell>
          <table:table-cell office:value-type="float" office:value="2918.15810131386">
            <text:p>2918.1581013139</text:p>
          </table:table-cell>
          <table:table-cell table:style-name="ce3" table:formula="of:=([.S211]-[.V211])/[.V211]" office:value-type="percentage" office:value="0.321377930236943">
            <text:p>32.14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2.100_25-5-5-5_rd_10.txt</text:p>
          </table:table-cell>
          <table:table-cell table:style-name="ce1" office:value-type="string">
            <text:p>true</text:p>
          </table:table-cell>
          <table:table-cell office:value-type="float" office:value="3109.2413">
            <text:p>3109.2413</text:p>
          </table:table-cell>
          <table:table-cell office:value-type="float" office:value="3043.8627">
            <text:p>3043.8627</text:p>
          </table:table-cell>
          <table:table-cell office:value-type="float" office:value="2972.1927">
            <text:p>2972.192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1,109,81,93,95,125,126|2,53,76,127|3,128|4,88,129|5,155,69,65,63,66,130|6,131|7,62,61,64,106,68,60,132|8,133|9,90,44,48,46,43,114,134|10,135|11,97,96,121,161,115,80,118,136|12,137|13,163,89,47,73,74,45,49,50,138|14,116,117,120,55,51,57,110,139|15,39,36,34,82,108,91,107,140|16,67,86,27,31,71,141|17,103,42,38,142|18,143|19,30,70,32,113,78,35,37,85,144|20,170,123,94,124,111,112,84,99,77,145|21,171,87,92,75,59,56,146|22,100,40,72,41,122,83,102,147|23,58,52,54,119,79,105,148|24,149|25,98,104,33,28,26,29,150&gt;</text:p>
          </table:table-cell>
          <table:table-cell table:style-name="ce3" table:formula="of:=([.I212]-[.K212])/[.K212]" office:value-type="percentage" office:value="0.0461102673457209">
            <text:p>4.61%</text:p>
          </table:table-cell>
          <table:table-cell table:style-name="ce3" table:formula="of:=IF([.M212]=0;([.I212]-[.J212])/[.J212];&quot;&quot;)" office:value-type="percentage" office:value="0.0214788268866398">
            <text:p>2.15%</text:p>
          </table:table-cell>
          <table:table-cell office:value-type="float" office:value="2787.0034513758">
            <text:p>2787.0034513758</text:p>
          </table:table-cell>
          <table:table-cell table:style-name="ce2" office:value-type="float" office:value="9">
            <text:p>9.0</text:p>
          </table:table-cell>
          <table:table-cell office:value-type="string">
            <text:p>[34, 52, 54, 55, 58, 67, 70, 90, 101]</text:p>
          </table:table-cell>
          <table:table-cell office:value-type="float" office:value="2536.97235447247">
            <text:p>2536.9723544725</text:p>
          </table:table-cell>
          <table:table-cell table:style-name="ce3" table:formula="of:=([.S212]-[.V212])/[.V212]" office:value-type="percentage" office:value="0.0985549158478406">
            <text:p>9.86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2.100_25-5-5-5_rd_30.txt</text:p>
          </table:table-cell>
          <table:table-cell table:style-name="ce1" office:value-type="string">
            <text:p>true</text:p>
          </table:table-cell>
          <table:table-cell office:value-type="float" office:value="3124.8162">
            <text:p>3124.8162</text:p>
          </table:table-cell>
          <table:table-cell office:value-type="float" office:value="3043.8627">
            <text:p>3043.8627</text:p>
          </table:table-cell>
          <table:table-cell office:value-type="float" office:value="3040.722">
            <text:p>3040.72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76,109,59,127|3,112,82,77,99,128|4,88,129|5,66,130|6,131|7,61,64,86,106,68,62,132|8,133|9,90,89,44,46,43,114,134|10,135|11,117,92,96,97,60,136|12,137|13,163,101,47,74,45,73,50,138|14,120,116,87,55,51,57,110,139|15,39,107,124,115,91,108,49,140|16,67,69,27,31,71,32,141|17,123,167,94,113,78,103,38,42,142|18,48,143|19,26,30,70,65,63,93,80,169,125,144|20,145|21,56,53,75,81,171,121,118,146|22,100,111,84,122,83,102,147|23,58,52,54,119,79,105,148|24,174,36,40,41,34,35,37,85,95,149|25,72,98,104,33,28,29,150&gt;</text:p>
          </table:table-cell>
          <table:table-cell table:style-name="ce3" table:formula="of:=([.I213]-[.K213])/[.K213]" office:value-type="percentage" office:value="0.0276559974900698">
            <text:p>2.77%</text:p>
          </table:table-cell>
          <table:table-cell table:style-name="ce3" table:formula="of:=IF([.M213]=0;([.I213]-[.J213])/[.J213];&quot;&quot;)" office:value-type="percentage" office:value="0.0265956476946217">
            <text:p>2.66%</text:p>
          </table:table-cell>
          <table:table-cell office:value-type="float" office:value="3547.07366621481">
            <text:p>3547.0736662148</text:p>
          </table:table-cell>
          <table:table-cell table:style-name="ce2" office:value-type="float" office:value="1">
            <text:p>1.0</text:p>
          </table:table-cell>
          <table:table-cell office:value-type="string">
            <text:p>[53]</text:p>
          </table:table-cell>
          <table:table-cell office:value-type="float" office:value="2956.76159909666">
            <text:p>2956.7615990967</text:p>
          </table:table-cell>
          <table:table-cell table:style-name="ce3" table:formula="of:=([.S213]-[.V213])/[.V213]" office:value-type="percentage" office:value="0.199648178364632">
            <text:p>19.96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2.100_25-5-5-5_rd_50.txt</text:p>
          </table:table-cell>
          <table:table-cell table:style-name="ce1" office:value-type="string">
            <text:p>true</text:p>
          </table:table-cell>
          <table:table-cell office:value-type="float" office:value="3130.1988">
            <text:p>3130.1988</text:p>
          </table:table-cell>
          <table:table-cell office:value-type="float" office:value="3043.8627">
            <text:p>3043.8627</text:p>
          </table:table-cell>
          <table:table-cell office:value-type="float" office:value="2967.8271">
            <text:p>2967.827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9,126|2,53,127|3,112,82,99,102,128|4,51,88,129|5,130|6,131|7,54,52,56,59,79,97,132|8,133|9,117,120,58,55,57,110,134|10,135|11,96,92,68,60,136|12,162,94,107,124,111,38,42,137|13,48,101,109,108,77,138|14,90,164,89,44,43,46,114,139|15,70,27,104,103,140|16,166,36,40,41,34,35,37,85,141|17,39,113,78,142|18,143|19,67,61,63,65,66,80,125,144|20,170,119,116,47,74,73,45,49,50,145|21,87,75,76,81,171,121,118,146|22,100,84,72,98,122,83,147|23,62,64,86,106,173,115,91,93,105,148|24,174,123,32,31,33,71,29,30,28,26,95,149|25,150&gt;</text:p>
          </table:table-cell>
          <table:table-cell table:style-name="ce3" table:formula="of:=([.I214]-[.K214])/[.K214]" office:value-type="percentage" office:value="0.0547106332440997">
            <text:p>5.47%</text:p>
          </table:table-cell>
          <table:table-cell table:style-name="ce3" table:formula="of:=IF([.M214]=0;([.I214]-[.J214])/[.J214];&quot;&quot;)" office:value-type="percentage" office:value="0.028363992896263">
            <text:p>2.84%</text:p>
          </table:table-cell>
          <table:table-cell office:value-type="float" office:value="3726.62194164755">
            <text:p>3726.6219416476</text:p>
          </table:table-cell>
          <table:table-cell table:style-name="ce2" office:value-type="float" office:value="3">
            <text:p>3.0</text:p>
          </table:table-cell>
          <table:table-cell office:value-type="string">
            <text:p>[58, 90, 109]</text:p>
          </table:table-cell>
          <table:table-cell office:value-type="float" office:value="2897.61641780631">
            <text:p>2897.6164178063</text:p>
          </table:table-cell>
          <table:table-cell table:style-name="ce3" table:formula="of:=([.S214]-[.V214])/[.V214]" office:value-type="percentage" office:value="0.286099125732058">
            <text:p>28.61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2.100_25-5-5-5_rd_70.txt</text:p>
          </table:table-cell>
          <table:table-cell table:style-name="ce1" office:value-type="string">
            <text:p>true</text:p>
          </table:table-cell>
          <table:table-cell office:value-type="float" office:value="3181.666">
            <text:p>3181.666</text:p>
          </table:table-cell>
          <table:table-cell office:value-type="float" office:value="3043.8627">
            <text:p>3043.8627</text:p>
          </table:table-cell>
          <table:table-cell office:value-type="float" office:value="2919.7787">
            <text:p>2919.77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9,126|2,75,76,101,127|3,39,41,112,128|4,88,129|5,66,130|6,90,156,113,78,122,131|7,64,62,61,132|8,133|9,110,58,52,54,51,57,114,134|10,135|11,96,68,60,136|12,137|13,163,116,89,47,74,45,49,73,138|14,120,117,107,82,164,80,93,105,139|15,27,28,70,104,103,140|16,72,40,36,98,141|17,38,42,142|18,168,48,44,43,46,102,50,143|19,67,63,65,71,30,26,144|20,170,55,53,56,59,79,125,145|21,97,171,87,92,109,81,121,118,146|22,100,84,77,108,111,99,83,147|23,86,106,173,115,91,119,148|24,174,94,123,124,34,35,37,85,95,149|25,33,32,31,29,150&gt;</text:p>
          </table:table-cell>
          <table:table-cell table:style-name="ce3" table:formula="of:=([.I215]-[.K215])/[.K215]" office:value-type="percentage" office:value="0.0896942292236053">
            <text:p>8.97%</text:p>
          </table:table-cell>
          <table:table-cell table:style-name="ce3" table:formula="of:=IF([.M215]=0;([.I215]-[.J215])/[.J215];&quot;&quot;)" office:value-type="percentage" office:value="0.0452725085136068">
            <text:p>4.53%</text:p>
          </table:table-cell>
          <table:table-cell office:value-type="float" office:value="3886.38931763598">
            <text:p>3886.389317636</text:p>
          </table:table-cell>
          <table:table-cell table:style-name="ce2" office:value-type="float" office:value="6">
            <text:p>6.0</text:p>
          </table:table-cell>
          <table:table-cell office:value-type="string">
            <text:p>[36, 63, 65, 76, 96, 124]</text:p>
          </table:table-cell>
          <table:table-cell office:value-type="float" office:value="2749.07746640827">
            <text:p>2749.0774664083</text:p>
          </table:table-cell>
          <table:table-cell table:style-name="ce3" table:formula="of:=([.S215]-[.V215])/[.V215]" office:value-type="percentage" office:value="0.413706730757803">
            <text:p>41.37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2.100_25-5-5-5_rd_90.txt</text:p>
          </table:table-cell>
          <table:table-cell table:style-name="ce1" office:value-type="string">
            <text:p>true</text:p>
          </table:table-cell>
          <table:table-cell office:value-type="float" office:value="3484.1798">
            <text:p>3484.1798</text:p>
          </table:table-cell>
          <table:table-cell office:value-type="float" office:value="3043.8627">
            <text:p>3043.8627</text:p>
          </table:table-cell>
          <table:table-cell office:value-type="float" office:value="3047.0713">
            <text:p>3047.071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8,27,126|2,75,53,127|3,39,153,124,82,49,84,128|4,88,120,116,154,57,129|5,155,69,65,66,130|6,131|7,61,64,63,62,68,60,132|8,133|9,51,58,55,119,121,79,118,105,134|10,135|11,87,92,96,97,136|12,162,111,112,38,42,137|13,48,101,99,102,138|14,90,164,76,110,114,139|15,73,46,47,45,81,107,140|16,166,36,34,35,37,85,141|17,167,94,123,113,78,103,142|18,108,168,89,44,43,74,50,143|19,26,30,70,144|20,170,67,86,106,91,93,145|21,117,171,115,109,59,56,146|22,77,72,40,41,122,100,83,147|23,52,54,148|24,174,98,104,71,80,125,95,149|25,33,32,31,29,150&gt;</text:p>
          </table:table-cell>
          <table:table-cell table:style-name="ce3" table:formula="of:=([.I216]-[.K216])/[.K216]" office:value-type="percentage" office:value="0.143452009147275">
            <text:p>14.35%</text:p>
          </table:table-cell>
          <table:table-cell table:style-name="ce3" table:formula="of:=IF([.M216]=0;([.I216]-[.J216])/[.J216];&quot;&quot;)" office:value-type="percentage" office:value="0.144657346075432">
            <text:p>14.47%</text:p>
          </table:table-cell>
          <table:table-cell office:value-type="float" office:value="3990.44835688083">
            <text:p>3990.4483568808</text:p>
          </table:table-cell>
          <table:table-cell table:style-name="ce2" office:value-type="float" office:value="5">
            <text:p>5.0</text:p>
          </table:table-cell>
          <table:table-cell office:value-type="string">
            <text:p>[35, 43, 57, 114, 117]</text:p>
          </table:table-cell>
          <table:table-cell office:value-type="float" office:value="2797.85726040628">
            <text:p>2797.8572604063</text:p>
          </table:table-cell>
          <table:table-cell table:style-name="ce3" table:formula="of:=([.S216]-[.V216])/[.V216]" office:value-type="percentage" office:value="0.426251586652199">
            <text:p>42.63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3.100_25-5-5-5_rd_10.txt</text:p>
          </table:table-cell>
          <table:table-cell table:style-name="ce1" office:value-type="string">
            <text:p>true</text:p>
          </table:table-cell>
          <table:table-cell office:value-type="float" office:value="2604.2711">
            <text:p>2604.2711</text:p>
          </table:table-cell>
          <table:table-cell office:value-type="float" office:value="2583.8972">
            <text:p>2583.8972</text:p>
          </table:table-cell>
          <table:table-cell office:value-type="float" office:value="2583.1315">
            <text:p>2583.131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58,57,55,59,110,128|4,129|5,70,26,28,30,33,32,31,27,29,130|6,123,90,156,119,92,96,121,93,95,125,131|7,132|8,61,64,68,69,65,62,60,97,118,133|9,106,159,94,113,78,37,39,72,42,98,134|10,52,135|11,136|12,162,115,107,124,82,47,45,50,76,137|13,112,122,83,138|14,139|15,80,165,105,140|16,141|17,114,43,73,46,48,44,74,49,102,142|18,168,86,71,85,103,41,38,77,108,143|19,169,89,120,75,56,54,53,144|20,100,84,40,36,34,35,111,99,145|21,146|22,172,117,87,88,101,109,81,91,116,79,147|23,148|24,104,149|25,51,150&gt;</text:p>
          </table:table-cell>
          <table:table-cell table:style-name="ce3" table:formula="of:=([.I217]-[.K217])/[.K217]" office:value-type="percentage" office:value="0.00818371035311209">
            <text:p>0.82%</text:p>
          </table:table-cell>
          <table:table-cell table:style-name="ce3" table:formula="of:=IF([.M217]=0;([.I217]-[.J217])/[.J217];&quot;&quot;)" office:value-type="percentage" office:value="0.00788494991209404">
            <text:p>0.79%</text:p>
          </table:table-cell>
          <table:table-cell office:value-type="float" office:value="2811.83391285711">
            <text:p>2811.833912857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16.83914596359">
            <text:p>2516.8391459636</text:p>
          </table:table-cell>
          <table:table-cell table:style-name="ce3" table:formula="of:=([.S217]-[.V217])/[.V217]" office:value-type="percentage" office:value="0.117208430807593">
            <text:p>11.72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3.100_25-5-5-5_rd_30.txt</text:p>
          </table:table-cell>
          <table:table-cell table:style-name="ce1" office:value-type="string">
            <text:p>true</text:p>
          </table:table-cell>
          <table:table-cell office:value-type="float" office:value="2708.9436">
            <text:p>2708.9436</text:p>
          </table:table-cell>
          <table:table-cell office:value-type="float" office:value="2583.8972">
            <text:p>2583.8972</text:p>
          </table:table-cell>
          <table:table-cell office:value-type="float" office:value="2546.5192">
            <text:p>2546.519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58,57,55,128|4,106,154,120,87,75,53,54,56,59,129|5,70,26,28,30,33,32,31,27,29,130|6,123,115,156,116,92,121,86,93,80,95,125,131|7,132|8,109,81,91,119,118,133|9,159,117,89,107,78,85,71,134|10,52,135|11,161,90,113,103,37,35,39,72,98,136|12,162,108,76,101,88,110,137|13,40,41,112,138|14,42,38,139|15,165,105,140|16,141|17,114,43,73,46,48,44,74,49,102,142|18,168,94,36,34,122,99,83,77,143|19,144|20,100,84,111,124,47,45,50,82,145|21,146|22,172,64,61,69,68,65,62,60,97,96,79,147|23,148|24,104,149|25,51,150&gt;</text:p>
          </table:table-cell>
          <table:table-cell table:style-name="ce3" table:formula="of:=([.I218]-[.K218])/[.K218]" office:value-type="percentage" office:value="0.0637829080573985">
            <text:p>6.38%</text:p>
          </table:table-cell>
          <table:table-cell table:style-name="ce3" table:formula="of:=IF([.M218]=0;([.I218]-[.J218])/[.J218];&quot;&quot;)" office:value-type="percentage" office:value="0.0483944949512698">
            <text:p>4.84%</text:p>
          </table:table-cell>
          <table:table-cell office:value-type="float" office:value="2841.40911146687">
            <text:p>2841.409111466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44.84371671851">
            <text:p>2544.8437167185</text:p>
          </table:table-cell>
          <table:table-cell table:style-name="ce3" table:formula="of:=([.S218]-[.V218])/[.V218]" office:value-type="percentage" office:value="0.116535798563993">
            <text:p>11.65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3.100_25-5-5-5_rd_50.txt</text:p>
          </table:table-cell>
          <table:table-cell table:style-name="ce1" office:value-type="string">
            <text:p>true</text:p>
          </table:table-cell>
          <table:table-cell office:value-type="float" office:value="2713.4929">
            <text:p>2713.4929</text:p>
          </table:table-cell>
          <table:table-cell office:value-type="float" office:value="2583.8972">
            <text:p>2583.8972</text:p>
          </table:table-cell>
          <table:table-cell office:value-type="float" office:value="2574.3813">
            <text:p>2574.381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58,55,57,128|4,154,120,87,75,53,54,56,59,79,106,129|5,70,26,28,30,33,32,31,27,29,130|6,40,41,72,39,156,93,95,125,131|7,132|8,119,117,158,121,92,109,81,91,116,105,133|9,159,90,89,107,78,85,71,134|10,52,135|11,161,115,123,113,103,37,35,42,98,136|12,162,76,101,47,88,110,137|13,112,122,38,138|14,139|15,80,140|16,141|17,114,43,73,46,48,44,74,49,102,142|18,168,86,94,36,34,111,99,83,108,143|19,144|20,45,82,77,124,84,100,50,145|21,146|22,172,64,61,69,68,65,62,60,97,96,118,147|23,148|24,104,149|25,51,150&gt;</text:p>
          </table:table-cell>
          <table:table-cell table:style-name="ce3" table:formula="of:=([.I219]-[.K219])/[.K219]" office:value-type="percentage" office:value="0.054036905877152">
            <text:p>5.40%</text:p>
          </table:table-cell>
          <table:table-cell table:style-name="ce3" table:formula="of:=IF([.M219]=0;([.I219]-[.J219])/[.J219];&quot;&quot;)" office:value-type="percentage" office:value="0.0501551300105903">
            <text:p>5.02%</text:p>
          </table:table-cell>
          <table:table-cell office:value-type="float" office:value="3228.59511566956">
            <text:p>3228.59511566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23.42207515083">
            <text:p>2523.4220751508</text:p>
          </table:table-cell>
          <table:table-cell table:style-name="ce3" table:formula="of:=([.S219]-[.V219])/[.V219]" office:value-type="percentage" office:value="0.279451086468196">
            <text:p>27.95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3.100_25-5-5-5_rd_70.txt</text:p>
          </table:table-cell>
          <table:table-cell table:style-name="ce1" office:value-type="string">
            <text:p>true</text:p>
          </table:table-cell>
          <table:table-cell office:value-type="float" office:value="2698.9605">
            <text:p>2698.9605</text:p>
          </table:table-cell>
          <table:table-cell office:value-type="float" office:value="2583.8972">
            <text:p>2583.8972</text:p>
          </table:table-cell>
          <table:table-cell office:value-type="float" office:value="2539.6915">
            <text:p>2539.691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126|2,127|3,101,74,47,99,45,128|4,69,66,129|5,30,28,26,70,27,32,31,33,29,130|6,123,156,94,71,104,39,38,85,131|7,132|8,59,57,88,110,133|9,159,90,108,89,120,119,121,106,93,95,125,134|10,135|11,161,115,113,103,78,80,136|12,137|13,41,40,122,112,138|14,164,49,48,43,44,102,83,139|15,165,105,140|16,141|17,56,54,52,51,53,55,75,114,142|18,168,116,117,87,92,109,76,81,91,143|19,144|20,100,84,111,77,124,82,73,46,50,145|21,79,146|22,172,86,64,61,62,65,68,60,97,96,118,147|23,148|24,174,107,36,34,35,37,72,42,98,149|25,58,150&gt;</text:p>
          </table:table-cell>
          <table:table-cell table:style-name="ce3" table:formula="of:=([.I220]-[.K220])/[.K220]" office:value-type="percentage" office:value="0.0627119474944103">
            <text:p>6.27%</text:p>
          </table:table-cell>
          <table:table-cell table:style-name="ce3" table:formula="of:=IF([.M220]=0;([.I220]-[.J220])/[.J220];&quot;&quot;)" office:value-type="percentage" office:value="0.0445309124527091">
            <text:p>4.45%</text:p>
          </table:table-cell>
          <table:table-cell office:value-type="float" office:value="3413.66025637081">
            <text:p>3413.6602563708</text:p>
          </table:table-cell>
          <table:table-cell table:style-name="ce2" office:value-type="float" office:value="1">
            <text:p>1.0</text:p>
          </table:table-cell>
          <table:table-cell office:value-type="string">
            <text:p>[60]</text:p>
          </table:table-cell>
          <table:table-cell office:value-type="float" office:value="2578.9326321052">
            <text:p>2578.9326321052</text:p>
          </table:table-cell>
          <table:table-cell table:style-name="ce3" table:formula="of:=([.S220]-[.V220])/[.V220]" office:value-type="percentage" office:value="0.323671744610177">
            <text:p>32.37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3.100_25-5-5-5_rd_90.txt</text:p>
          </table:table-cell>
          <table:table-cell table:style-name="ce1" office:value-type="string">
            <text:p>true</text:p>
          </table:table-cell>
          <table:table-cell office:value-type="float" office:value="2700.2159">
            <text:p>2700.2159</text:p>
          </table:table-cell>
          <table:table-cell office:value-type="float" office:value="2583.8972">
            <text:p>2583.8972</text:p>
          </table:table-cell>
          <table:table-cell office:value-type="float" office:value="2541.7475">
            <text:p>2541.747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101,45,47,74,102,50,128|4,129|5,70,26,28,30,33,31,27,29,130|6,123,156,94,40,41,122,38,39,85,131|7,132|8,158,87,57,55,88,118,96,133|9,159,116,89,108,78,80,93,95,125,134|10,52,135|11,161,90,107,36,34,35,37,72,42,98,136|12,117,162,121,119,92,109,81,91,115,105,137|13,138|14,113,139|15,140|16,141|17,114,43,73,48,44,49,76,110,142|18,71,32,103,99,83,111,143|19,106,169,120,75,56,54,53,144|20,46,82,77,124,112,84,100,145|21,146|22,172,86,64,61,69,65,68,60,62,97,79,147|23,59,148|24,104,149|25,58,51,150&gt;</text:p>
          </table:table-cell>
          <table:table-cell table:style-name="ce3" table:formula="of:=([.I221]-[.K221])/[.K221]" office:value-type="percentage" office:value="0.0623462401359695">
            <text:p>6.23%</text:p>
          </table:table-cell>
          <table:table-cell table:style-name="ce3" table:formula="of:=IF([.M221]=0;([.I221]-[.J221])/[.J221];&quot;&quot;)" office:value-type="percentage" office:value="0.0450167676949378">
            <text:p>4.50%</text:p>
          </table:table-cell>
          <table:table-cell office:value-type="float" office:value="3773.356794951">
            <text:p>3773.35679495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41.59412656589">
            <text:p>2541.5941265659</text:p>
          </table:table-cell>
          <table:table-cell table:style-name="ce3" table:formula="of:=([.S221]-[.V221])/[.V221]" office:value-type="percentage" office:value="0.484641766956481">
            <text:p>48.46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4.100_25-5-5-5_rd_10.txt</text:p>
          </table:table-cell>
          <table:table-cell table:style-name="ce1" office:value-type="string">
            <text:p>true</text:p>
          </table:table-cell>
          <table:table-cell office:value-type="float" office:value="2262.7923">
            <text:p>2262.7923</text:p>
          </table:table-cell>
          <table:table-cell office:value-type="float" office:value="2224.3092">
            <text:p>2224.3092</text:p>
          </table:table-cell>
          <table:table-cell office:value-type="float" office:value="2192.2334">
            <text:p>2192.233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4,99,126|2,127|3,128|4,44,74,45,47,48,129|5,115,155,95,26,28,30,33,31,98,103,123,130|6,131|7,43,46,108,112,100,83,102,132|8,96,118,87,58,57,55,53,51,52,59,133|9,134|10,135|11,119,161,106,86,67,64,61,60,62,97,79,121,136|12,137|13,138|14,139|15,49,76,110,88,101,114,73,50,140|16,141|17,39,72,40,36,124,90,80,142|18,143|19,144|20,75,56,54,92,109,89,81,120,145|21,68,65,69,63,66,146|22,77,82,111,35,37,42,41,38,122,84,147|23,173,117,116,91,107,78,113,148|24,149|25,105,175,94,85,104,32,71,70,29,27,125,93,150&gt;</text:p>
          </table:table-cell>
          <table:table-cell table:style-name="ce3" table:formula="of:=([.I222]-[.K222])/[.K222]" office:value-type="percentage" office:value="0.0321858521086304">
            <text:p>3.22%</text:p>
          </table:table-cell>
          <table:table-cell table:style-name="ce3" table:formula="of:=IF([.M222]=0;([.I222]-[.J222])/[.J222];&quot;&quot;)" office:value-type="percentage" office:value="0.0173011468009933">
            <text:p>1.73%</text:p>
          </table:table-cell>
          <table:table-cell office:value-type="float" office:value="2404.4903690268">
            <text:p>2404.49036902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0.29402499119">
            <text:p>2180.2940249912</text:p>
          </table:table-cell>
          <table:table-cell table:style-name="ce3" table:formula="of:=([.S222]-[.V222])/[.V222]" office:value-type="percentage" office:value="0.102828490775006">
            <text:p>10.28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4.100_25-5-5-5_rd_30.txt</text:p>
          </table:table-cell>
          <table:table-cell table:style-name="ce1" office:value-type="string">
            <text:p>true</text:p>
          </table:table-cell>
          <table:table-cell office:value-type="float" office:value="2258.6064">
            <text:p>2258.6064</text:p>
          </table:table-cell>
          <table:table-cell office:value-type="float" office:value="2224.3092">
            <text:p>2224.3092</text:p>
          </table:table-cell>
          <table:table-cell office:value-type="float" office:value="2229.7105">
            <text:p>2229.710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8,126|2,127|3,128|4,44,74,45,47,48,129|5,103,98,42,41,40,34,123,130|6,131|7,46,43,108,91,90,82,99,102,132|8,96,118,87,58,57,55,53,51,52,59,133|9,134|10,135|11,119,105,161,93,86,67,64,61,60,97,79,121,136|12,162,115,94,113,104,71,29,70,28,137|13,138|14,139|15,73,114,101,88,110,76,49,50,140|16,141|17,77,111,124,107,78,85,142|18,143|19,144|20,75,56,54,92,109,120,145|21,66,62,65,68,69,63,146|22,35,37,39,72,36,112,84,122,100,83,147|23,148|24,174,117,116,81,89,149|25,175,95,26,30,33,32,31,27,80,125,106,150&gt;</text:p>
          </table:table-cell>
          <table:table-cell table:style-name="ce3" table:formula="of:=([.I223]-[.K223])/[.K223]" office:value-type="percentage" office:value="0.0129594850990745">
            <text:p>1.30%</text:p>
          </table:table-cell>
          <table:table-cell table:style-name="ce3" table:formula="of:=IF([.M223]=0;([.I223]-[.J223])/[.J223];&quot;&quot;)" office:value-type="percentage" office:value="0.0154192591569553">
            <text:p>1.54%</text:p>
          </table:table-cell>
          <table:table-cell office:value-type="float" office:value="2740.92485313011">
            <text:p>2740.924853130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0.82848799038">
            <text:p>2180.8284879904</text:p>
          </table:table-cell>
          <table:table-cell table:style-name="ce3" table:formula="of:=([.S223]-[.V223])/[.V223]" office:value-type="percentage" office:value="0.256827333384597">
            <text:p>25.68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4.100_25-5-5-5_rd_50.txt</text:p>
          </table:table-cell>
          <table:table-cell table:style-name="ce1" office:value-type="string">
            <text:p>true</text:p>
          </table:table-cell>
          <table:table-cell office:value-type="float" office:value="2376.1688">
            <text:p>2376.1688</text:p>
          </table:table-cell>
          <table:table-cell office:value-type="float" office:value="2224.3092">
            <text:p>2224.3092</text:p>
          </table:table-cell>
          <table:table-cell office:value-type="float" office:value="2198.4009">
            <text:p>2198.40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26|2,127|3,128|4,44,74,45,89,47,129|5,123,155,95,26,28,30,33,71,29,31,103,130|6,131|7,82,112,100,102,46,132|8,110,76,88,101,114,58,57,55,59,133|9,97,66,67,69,64,63,134|10,122,38,83,135|11,105,161,86,68,65,61,60,62,79,106,121,136|12,137|13,138|14,139|15,48,73,81,49,50,140|16,43,141|17,85,98,40,36,34,78,80,142|18,143|19,144|20,170,117,87,92,54,52,51,53,56,75,145|21,171,90,91,108,109,120,116,119,118,96,146|22,77,111,84,124,37,39,72,42,41,35,147|23,148|24,149|25,175,115,107,94,113,104,32,70,27,125,93,150&gt;</text:p>
          </table:table-cell>
          <table:table-cell table:style-name="ce3" table:formula="of:=([.I224]-[.K224])/[.K224]" office:value-type="percentage" office:value="0.0808623668230848">
            <text:p>8.09%</text:p>
          </table:table-cell>
          <table:table-cell table:style-name="ce3" table:formula="of:=IF([.M224]=0;([.I224]-[.J224])/[.J224];&quot;&quot;)" office:value-type="percentage" office:value="0.0682727023742921">
            <text:p>6.83%</text:p>
          </table:table-cell>
          <table:table-cell office:value-type="float" office:value="3061.20733450929">
            <text:p>3061.207334509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9.41269884147">
            <text:p>2189.4126988415</text:p>
          </table:table-cell>
          <table:table-cell table:style-name="ce3" table:formula="of:=([.S224]-[.V224])/[.V224]" office:value-type="percentage" office:value="0.398186525605306">
            <text:p>39.82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4.100_25-5-5-5_rd_70.txt</text:p>
          </table:table-cell>
          <table:table-cell table:style-name="ce1" office:value-type="string">
            <text:p>true</text:p>
          </table:table-cell>
          <table:table-cell office:value-type="float" office:value="2341.9337">
            <text:p>2341.9337</text:p>
          </table:table-cell>
          <table:table-cell office:value-type="float" office:value="2224.3092">
            <text:p>2224.3092</text:p>
          </table:table-cell>
          <table:table-cell office:value-type="float" office:value="2204.36">
            <text:p>2204.3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4,126|2,127|3,128|4,44,74,45,47,48,129|5,115,155,94,31,33,71,30,28,26,29,95,125,130|6,131|7,43,46,82,37,35,99,102,132|8,96,118,52,51,53,59,133|9,134|10,83,135|11,119,117,105,161,86,67,64,61,60,97,79,121,136|12,137|13,138|14,139|15,49,76,110,88,101,114,73,50,140|16,87,92,75,56,54,55,57,58,141|17,39,72,40,36,124,123,80,142|18,143|19,144|20,170,90,91,89,81,109,120,116,145|21,66,62,65,68,69,63,146|22,77,111,84,100,122,112,38,41,42,147|23,173,108,107,78,148|24,149|25,175,113,85,103,98,104,32,70,27,93,106,150&gt;</text:p>
          </table:table-cell>
          <table:table-cell table:style-name="ce3" table:formula="of:=([.I225]-[.K225])/[.K225]" office:value-type="percentage" office:value="0.0624098150937233">
            <text:p>6.24%</text:p>
          </table:table-cell>
          <table:table-cell table:style-name="ce3" table:formula="of:=IF([.M225]=0;([.I225]-[.J225])/[.J225];&quot;&quot;)" office:value-type="percentage" office:value="0.0528813619976934">
            <text:p>5.29%</text:p>
          </table:table-cell>
          <table:table-cell office:value-type="float" office:value="2853.22315939793">
            <text:p>2853.22315939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03.72527032288">
            <text:p>2203.7252703229</text:p>
          </table:table-cell>
          <table:table-cell table:style-name="ce3" table:formula="of:=([.S225]-[.V225])/[.V225]" office:value-type="percentage" office:value="0.294727250180279">
            <text:p>29.47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4.100_25-5-5-5_rd_90.txt</text:p>
          </table:table-cell>
          <table:table-cell table:style-name="ce1" office:value-type="string">
            <text:p>true</text:p>
          </table:table-cell>
          <table:table-cell office:value-type="float" office:value="2447.5">
            <text:p>2447.5</text:p>
          </table:table-cell>
          <table:table-cell office:value-type="float" office:value="2224.3092">
            <text:p>2224.3092</text:p>
          </table:table-cell>
          <table:table-cell office:value-type="float" office:value="2161.8702">
            <text:p>2161.870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26|2,127|3,128|4,44,74,45,47,48,129|5,123,42,41,40,34,98,103,130|6,131|7,46,43,114,101,91,108,102,132|8,96,87,58,57,55,53,51,52,59,133|9,134|10,83,135|11,118,121,161,106,86,67,64,61,60,62,97,79,136|12,29,137|13,138|14,139|15,100,122,78,49,73,50,140|16,82,124,109,141|17,107,90,167,27,26,28,30,70,31,32,85,142|18,143|19,144|20,120,105,119,92,54,56,75,145|21,68,65,69,63,66,146|22,35,37,39,72,36,112,84,38,111,77,147|23,148|24,174,117,116,81,110,88,76,89,149|25,175,115,94,113,104,33,71,80,125,95,93,150&gt;</text:p>
          </table:table-cell>
          <table:table-cell table:style-name="ce3" table:formula="of:=([.I226]-[.K226])/[.K226]" office:value-type="percentage" office:value="0.132121623213087">
            <text:p>13.21%</text:p>
          </table:table-cell>
          <table:table-cell table:style-name="ce3" table:formula="of:=IF([.M226]=0;([.I226]-[.J226])/[.J226];&quot;&quot;)" office:value-type="percentage" office:value="0.100341625166141">
            <text:p>10.03%</text:p>
          </table:table-cell>
          <table:table-cell office:value-type="float" office:value="3041.72582346241">
            <text:p>3041.7258234624</text:p>
          </table:table-cell>
          <table:table-cell table:style-name="ce2" office:value-type="float" office:value="1">
            <text:p>1.0</text:p>
          </table:table-cell>
          <table:table-cell office:value-type="string">
            <text:p>[38]</text:p>
          </table:table-cell>
          <table:table-cell office:value-type="float" office:value="2181.20650802843">
            <text:p>2181.2065080284</text:p>
          </table:table-cell>
          <table:table-cell table:style-name="ce3" table:formula="of:=([.S226]-[.V226])/[.V226]" office:value-type="percentage" office:value="0.394515288793903">
            <text:p>39.45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5.100_25-5-5-5_rd_10.txt</text:p>
          </table:table-cell>
          <table:table-cell table:style-name="ce1" office:value-type="string">
            <text:p>true</text:p>
          </table:table-cell>
          <table:table-cell office:value-type="float" office:value="2889.3819">
            <text:p>2889.3819</text:p>
          </table:table-cell>
          <table:table-cell office:value-type="float" office:value="3003.1676">
            <text:p>3003.1676</text:p>
          </table:table-cell>
          <table:table-cell office:value-type="float" office:value="2959.7468">
            <text:p>2959.746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124,77,82,49,45,50,126|2,127|3,38,128|4,58,55,53,57,129|5,61,69,66,130|6,156,72,40,41,112,84,99,83,131|7,52,51,54,56,59,132|8,158,120,110,88,101,43,73,46,102,133|9,134|10,160,90,89,111,100,122,135|11,136|12,137|13,30,70,27,32,104,138|14,67,64,62,63,65,68,60,95,125,139|15,140|16,86,106,96,97,93,116,105,141|17,167,119,92,109,81,75,142|18,143|19,169,36,39,34,35,37,42,144|20,145|21,87,76,47,114,146|22,26,28,33,31,71,29,147|23,48,44,74,108,91,148|24,117,174,107,115,78,79,121,118,149|25,175,123,113,103,98,80,85,150&gt;</text:p>
          </table:table-cell>
          <table:table-cell table:style-name="ce3" table:formula="of:=([.I227]-[.K227])/[.K227]" office:value-type="percentage" office:value="-0.0237739593130061">
            <text:p>-2.38%</text:p>
          </table:table-cell>
          <table:table-cell table:style-name="ce3" table:formula="of:=IF([.M227]=0;([.I227]-[.J227])/[.J227];&quot;&quot;)" office:value-type="percentage" office:value="-0.0378885613976391">
            <text:p>-3.79%</text:p>
          </table:table-cell>
          <table:table-cell office:value-type="float" office:value="2741.63998216332">
            <text:p>2741.6399821633</text:p>
          </table:table-cell>
          <table:table-cell table:style-name="ce2" office:value-type="float" office:value="9">
            <text:p>9.0</text:p>
          </table:table-cell>
          <table:table-cell office:value-type="string">
            <text:p>[36, 40, 48, 52, 58, 70, 90, 102, 117]</text:p>
          </table:table-cell>
          <table:table-cell office:value-type="float" office:value="2557.48364960902">
            <text:p>2557.483649609</text:p>
          </table:table-cell>
          <table:table-cell table:style-name="ce3" table:formula="of:=([.S227]-[.V227])/[.V227]" office:value-type="percentage" office:value="0.0720068464885228">
            <text:p>7.20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5.100_25-5-5-5_rd_30.txt</text:p>
          </table:table-cell>
          <table:table-cell table:style-name="ce1" office:value-type="string">
            <text:p>true</text:p>
          </table:table-cell>
          <table:table-cell office:value-type="float" office:value="3148.2933">
            <text:p>3148.2933</text:p>
          </table:table-cell>
          <table:table-cell office:value-type="float" office:value="3003.1676">
            <text:p>3003.1676</text:p>
          </table:table-cell>
          <table:table-cell office:value-type="float" office:value="2805.9109">
            <text:p>2805.910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9,124,111,45,50,126|2,152,94,86,106,127|3,107,100,34,122,128|4,58,55,53,57,129|5,61,64,62,66,130|6,156,72,40,41,112,84,99,83,131|7,97,67,69,63,65,132|8,158,90,88,101,114,110,75,118,133|9,159,120,76,109,119,93,95,125,134|10,160,44,47,74,49,135|11,136|12,137|13,70,27,98,104,138|14,30,33,31,32,71,29,28,26,139|15,140|16,37,36,78,91,81,116,105,141|17,87,59,54,142|18,143|19,169,123,113,103,39,35,38,42,144|20,145|21,56,51,52,146|22,172,92,96,60,68,147|23,173,108,48,46,73,43,102,148|24,117,174,77,82,115,121,79,149|25,80,85,150&gt;</text:p>
          </table:table-cell>
          <table:table-cell table:style-name="ce3" table:formula="of:=([.I228]-[.K228])/[.K228]" office:value-type="percentage" office:value="0.122021836117462">
            <text:p>12.20%</text:p>
          </table:table-cell>
          <table:table-cell table:style-name="ce3" table:formula="of:=IF([.M228]=0;([.I228]-[.J228])/[.J228];&quot;&quot;)" office:value-type="percentage" office:value="0.0483242094114227">
            <text:p>4.83%</text:p>
          </table:table-cell>
          <table:table-cell office:value-type="float" office:value="3571.55092300672">
            <text:p>3571.5509230067</text:p>
          </table:table-cell>
          <table:table-cell table:style-name="ce2" office:value-type="float" office:value="7">
            <text:p>7.0</text:p>
          </table:table-cell>
          <table:table-cell office:value-type="string">
            <text:p>[40, 48, 58, 70, 83, 102, 117]</text:p>
          </table:table-cell>
          <table:table-cell office:value-type="float" office:value="2558.42053834036">
            <text:p>2558.4205383404</text:p>
          </table:table-cell>
          <table:table-cell table:style-name="ce3" table:formula="of:=([.S228]-[.V228])/[.V228]" office:value-type="percentage" office:value="0.395998378485335">
            <text:p>39.60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5.100_25-5-5-5_rd_50.txt</text:p>
          </table:table-cell>
          <table:table-cell table:style-name="ce1" office:value-type="string">
            <text:p>true</text:p>
          </table:table-cell>
          <table:table-cell office:value-type="float" office:value="3118.3978">
            <text:p>3118.3978</text:p>
          </table:table-cell>
          <table:table-cell office:value-type="float" office:value="3003.1676">
            <text:p>3003.1676</text:p>
          </table:table-cell>
          <table:table-cell office:value-type="float" office:value="2965.9055">
            <text:p>2965.905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6,126|2,152,94,115,106,119,93,127|3,39,72,41,34,128|4,53,58,55,57,129|5,61,64,69,62,130|6,156,48,43,47,45,49,102,131|7,88,87,92,75,132|8,117,158,101,44,74,73,46,50,133|9,134|10,160,90,89,124,111,100,135|11,136|12,137|13,70,98,104,138|14,30,28,26,33,31,32,71,29,95,125,139|15,67,63,65,140|16,86,109,81,91,116,105,141|17,59,56,54,142|18,143|19,169,40,103,37,35,38,42,144|20,145|21,52,51,114,110,146|22,96,97,66,60,68,147|23,173,123,36,112,122,84,99,83,148|24,174,107,77,82,108,120,121,79,118,149|25,27,175,113,78,80,85,150&gt;</text:p>
          </table:table-cell>
          <table:table-cell table:style-name="ce3" table:formula="of:=([.I229]-[.K229])/[.K229]" office:value-type="percentage" office:value="0.0514150906021788">
            <text:p>5.14%</text:p>
          </table:table-cell>
          <table:table-cell table:style-name="ce3" table:formula="of:=IF([.M229]=0;([.I229]-[.J229])/[.J229];&quot;&quot;)" office:value-type="percentage" office:value="0.0383695535340751">
            <text:p>3.84%</text:p>
          </table:table-cell>
          <table:table-cell office:value-type="float" office:value="3769.52996612804">
            <text:p>3769.529966128</text:p>
          </table:table-cell>
          <table:table-cell table:style-name="ce2" office:value-type="float" office:value="3">
            <text:p>3.0</text:p>
          </table:table-cell>
          <table:table-cell office:value-type="string">
            <text:p>[48, 50, 109]</text:p>
          </table:table-cell>
          <table:table-cell office:value-type="float" office:value="2777.47311893925">
            <text:p>2777.4731189393</text:p>
          </table:table-cell>
          <table:table-cell table:style-name="ce3" table:formula="of:=([.S229]-[.V229])/[.V229]" office:value-type="percentage" office:value="0.35717963944424">
            <text:p>35.72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5.100_25-5-5-5_rd_70.txt</text:p>
          </table:table-cell>
          <table:table-cell table:style-name="ce1" office:value-type="string">
            <text:p>true</text:p>
          </table:table-cell>
          <table:table-cell office:value-type="float" office:value="3143.1403">
            <text:p>3143.1403</text:p>
          </table:table-cell>
          <table:table-cell office:value-type="float" office:value="3003.1676">
            <text:p>3003.1676</text:p>
          </table:table-cell>
          <table:table-cell office:value-type="float" office:value="2907.0728">
            <text:p>2907.072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9,124,111,45,50,126|2,152,77,81,116,127|3,107,90,94,153,115,78,128|4,58,53,57,129|5,61,64,69,66,62,130|6,156,88,76,43,47,49,102,131|7,97,96,63,65,60,132|8,117,158,46,73,44,74,91,133|9,134|10,160,120,87,92,109,80,135|11,136|12,137|13,30,70,27,32,104,138|14,67,86,106,119,121,79,93,95,125,139|15,71,29,28,140|16,72,41,40,112,82,99,105,141|17,55,54,56,59,142|18,143|19,169,36,39,34,37,35,38,42,144|20,145|21,52,51,146|22,26,33,31,68,147|23,173,48,84,122,100,83,148|24,174,108,101,114,110,75,118,149|25,123,175,113,103,98,85,150&gt;</text:p>
          </table:table-cell>
          <table:table-cell table:style-name="ce3" table:formula="of:=([.I230]-[.K230])/[.K230]" office:value-type="percentage" office:value="0.0812045367422516">
            <text:p>8.12%</text:p>
          </table:table-cell>
          <table:table-cell table:style-name="ce3" table:formula="of:=IF([.M230]=0;([.I230]-[.J230])/[.J230];&quot;&quot;)" office:value-type="percentage" office:value="0.0466083544588054">
            <text:p>4.66%</text:p>
          </table:table-cell>
          <table:table-cell office:value-type="float" office:value="3828.11053156609">
            <text:p>3828.1105315661</text:p>
          </table:table-cell>
          <table:table-cell table:style-name="ce2" office:value-type="float" office:value="3">
            <text:p>3.0</text:p>
          </table:table-cell>
          <table:table-cell office:value-type="string">
            <text:p>[50, 83, 117]</text:p>
          </table:table-cell>
          <table:table-cell office:value-type="float" office:value="2681.67760083344">
            <text:p>2681.6776008335</text:p>
          </table:table-cell>
          <table:table-cell table:style-name="ce3" table:formula="of:=([.S230]-[.V230])/[.V230]" office:value-type="percentage" office:value="0.427505875566976">
            <text:p>42.75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5.100_25-5-5-5_rd_90.txt</text:p>
          </table:table-cell>
          <table:table-cell table:style-name="ce1" office:value-type="string">
            <text:p>true</text:p>
          </table:table-cell>
          <table:table-cell office:value-type="float" office:value="3091.2587">
            <text:p>3091.2587</text:p>
          </table:table-cell>
          <table:table-cell office:value-type="float" office:value="3003.1676">
            <text:p>3003.1676</text:p>
          </table:table-cell>
          <table:table-cell office:value-type="float" office:value="2887.1135">
            <text:p>2887.113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9,92,109,45,49,50,126|2,152,94,115,78,116,93,105,127|3,90,108,48,44,47,74,81,128|4,53,58,57,129|5,64,61,62,130|6,156,72,40,41,112,84,99,83,131|7,120,87,88,75,132|8,117,158,36,77,82,91,133|9,71,29,134|10,89,124,111,122,100,135|11,136|12,137|13,30,70,27,32,33,138|14,37,98,104,31,28,26,95,125,139|15,140|16,97,96,106,86,141|17,55,54,56,59,142|18,143|19,169,123,113,103,39,35,38,42,144|20,145|21,51,52,114,110,146|22,66,60,68,147|23,173,76,101,43,73,46,102,148|24,174,67,69,63,65,79,121,118,149|25,34,107,80,85,150&gt;</text:p>
          </table:table-cell>
          <table:table-cell table:style-name="ce3" table:formula="of:=([.I231]-[.K231])/[.K231]" office:value-type="percentage" office:value="0.070709100975767">
            <text:p>7.07%</text:p>
          </table:table-cell>
          <table:table-cell table:style-name="ce3" table:formula="of:=IF([.M231]=0;([.I231]-[.J231])/[.J231];&quot;&quot;)" office:value-type="percentage" office:value="0.0293327285496819">
            <text:p>2.93%</text:p>
          </table:table-cell>
          <table:table-cell office:value-type="float" office:value="3592.64798613798">
            <text:p>3592.647986138</text:p>
          </table:table-cell>
          <table:table-cell table:style-name="ce2" office:value-type="float" office:value="6">
            <text:p>6.0</text:p>
          </table:table-cell>
          <table:table-cell office:value-type="string">
            <text:p>[36, 83, 92, 94, 102, 103]</text:p>
          </table:table-cell>
          <table:table-cell office:value-type="float" office:value="2624.74893916972">
            <text:p>2624.7489391697</text:p>
          </table:table-cell>
          <table:table-cell table:style-name="ce3" table:formula="of:=([.S231]-[.V231])/[.V231]" office:value-type="percentage" office:value="0.36875871536667">
            <text:p>36.88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6.100_25-5-5-5_rd_10.txt</text:p>
          </table:table-cell>
          <table:table-cell table:style-name="ce1" office:value-type="string">
            <text:p>true</text:p>
          </table:table-cell>
          <table:table-cell office:value-type="float" office:value="2927.8964">
            <text:p>2927.8964</text:p>
          </table:table-cell>
          <table:table-cell office:value-type="float" office:value="2936.9535">
            <text:p>2936.9535</text:p>
          </table:table-cell>
          <table:table-cell office:value-type="float" office:value="2930.2714">
            <text:p>2930.271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0,92,119,81,91,105,116,126|2,152,90,111,84,112,34,35,80,127|3,153,37,40,72,33,28,26,125,95,128|4,52,54,56,75,129|5,155,94,113,103,98,104,85,42,130|6,117,156,86,59,51,57,131|7,108,89,124,82,47,102,83,99,132|8,158,67,64,63,61,62,66,68,133|9,96,97,69,65,60,134|10,135|11,136|12,137|13,163,77,48,46,43,73,74,45,138|14,88,87,55,53,139|15,39,36,41,100,122,38,140|16,58,141|17,167,120,109,114,142|18,168,107,78,115,106,121,118,79,143|19,144|20,170,76,101,44,50,49,145|21,30,146|22,172,123,27,70,71,32,31,29,93,147|23,148|24,149|25,150&gt;</text:p>
          </table:table-cell>
          <table:table-cell table:style-name="ce3" table:formula="of:=([.I232]-[.K232])/[.K232]" office:value-type="percentage" office:value="-0.000810505129320103">
            <text:p>-0.08%</text:p>
          </table:table-cell>
          <table:table-cell table:style-name="ce3" table:formula="of:=IF([.M232]=0;([.I232]-[.J232])/[.J232];&quot;&quot;)" office:value-type="percentage" office:value="-0.00308384181091052">
            <text:p>-0.31%</text:p>
          </table:table-cell>
          <table:table-cell office:value-type="float" office:value="2897.88265686674">
            <text:p>2897.8826568667</text:p>
          </table:table-cell>
          <table:table-cell table:style-name="ce2" office:value-type="float" office:value="2">
            <text:p>2.0</text:p>
          </table:table-cell>
          <table:table-cell office:value-type="string">
            <text:p>[84, 100]</text:p>
          </table:table-cell>
          <table:table-cell office:value-type="float" office:value="2726.50846347255">
            <text:p>2726.5084634726</text:p>
          </table:table-cell>
          <table:table-cell table:style-name="ce3" table:formula="of:=([.S232]-[.V232])/[.V232]" office:value-type="percentage" office:value="0.062854818053974">
            <text:p>6.29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6.100_25-5-5-5_rd_30.txt</text:p>
          </table:table-cell>
          <table:table-cell table:style-name="ce1" office:value-type="string">
            <text:p>true</text:p>
          </table:table-cell>
          <table:table-cell office:value-type="float" office:value="2984.363">
            <text:p>2984.363</text:p>
          </table:table-cell>
          <table:table-cell office:value-type="float" office:value="2936.9535">
            <text:p>2936.9535</text:p>
          </table:table-cell>
          <table:table-cell office:value-type="float" office:value="2840.6244">
            <text:p>2840.624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2,119,106,115,91,81,116,105,126|2,152,90,94,27,70,33,85,80,127|3,40,72,37,34,35,125,93,128|4,89,108,101,114,75,129|5,155,104,98,103,42,130|6,88,58,53,55,57,131|7,124,82,44,47,49,99,132|8,158,67,64,63,61,62,66,68,133|9,96,97,69,65,60,134|10,135|11,136|12,162,107,86,26,28,137|13,163,77,48,46,43,73,74,45,138|14,139|15,39,36,41,100,122,38,140|16,141|17,142|18,168,123,113,78,32,31,71,29,95,143|19,144|20,170,111,84,112,83,102,50,145|21,30,146|22,172,117,120,87,56,51,59,147|23,110,109,76,148|24,149|25,175,54,52,118,121,79,150&gt;</text:p>
          </table:table-cell>
          <table:table-cell table:style-name="ce3" table:formula="of:=([.I233]-[.K233])/[.K233]" office:value-type="percentage" office:value="0.0506010579927426">
            <text:p>5.06%</text:p>
          </table:table-cell>
          <table:table-cell table:style-name="ce3" table:formula="of:=IF([.M233]=0;([.I233]-[.J233])/[.J233];&quot;&quot;)" office:value-type="percentage" office:value="0.016142407430012">
            <text:p>1.61%</text:p>
          </table:table-cell>
          <table:table-cell office:value-type="float" office:value="3672.607115877">
            <text:p>3672.607115877</text:p>
          </table:table-cell>
          <table:table-cell table:style-name="ce2" office:value-type="float" office:value="2">
            <text:p>2.0</text:p>
          </table:table-cell>
          <table:table-cell office:value-type="string">
            <text:p>[52, 77]</text:p>
          </table:table-cell>
          <table:table-cell office:value-type="float" office:value="2771.08819524234">
            <text:p>2771.0881952424</text:p>
          </table:table-cell>
          <table:table-cell table:style-name="ce3" table:formula="of:=([.S233]-[.V233])/[.V233]" office:value-type="percentage" office:value="0.325330288001107">
            <text:p>32.53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6.100_25-5-5-5_rd_50.txt</text:p>
          </table:table-cell>
          <table:table-cell table:style-name="ce1" office:value-type="string">
            <text:p>true</text:p>
          </table:table-cell>
          <table:table-cell office:value-type="float" office:value="2987.5935">
            <text:p>2987.5935</text:p>
          </table:table-cell>
          <table:table-cell office:value-type="float" office:value="2936.9535">
            <text:p>2936.9535</text:p>
          </table:table-cell>
          <table:table-cell office:value-type="float" office:value="2874.6517">
            <text:p>2874.651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2,119,121,93,105,116,126|2,152,27,70,33,104,98,85,29,127|3,153,108,111,84,34,35,80,125,95,128|4,52,54,56,129|5,155,112,82,49,73,50,130|6,117,156,120,87,59,51,57,131|7,39,72,40,124,102,83,99,132|8,94,123,113,103,37,78,158,79,118,133|9,96,97,65,60,134|10,135|11,136|12,162,86,31,32,71,28,26,137|13,163,44,43,46,48,47,74,45,138|14,88,58,55,53,139|15,36,41,100,122,38,42,140|16,141|17,142|18,61,63,66,67,69,68,143|19,144|20,170,89,76,101,114,75,145|21,30,146|22,172,90,77,107,115,106,62,147|23,110,109,91,81,148|24,149|25,150&gt;</text:p>
          </table:table-cell>
          <table:table-cell table:style-name="ce3" table:formula="of:=([.I234]-[.K234])/[.K234]" office:value-type="percentage" office:value="0.0392888641083023">
            <text:p>3.93%</text:p>
          </table:table-cell>
          <table:table-cell table:style-name="ce3" table:formula="of:=IF([.M234]=0;([.I234]-[.J234])/[.J234];&quot;&quot;)" office:value-type="percentage" office:value="0.0172423567482427">
            <text:p>1.72%</text:p>
          </table:table-cell>
          <table:table-cell office:value-type="float" office:value="3491.80308640312">
            <text:p>3491.8030864031</text:p>
          </table:table-cell>
          <table:table-cell table:style-name="ce2" office:value-type="float" office:value="2">
            <text:p>2.0</text:p>
          </table:table-cell>
          <table:table-cell office:value-type="string">
            <text:p>[62, 77]</text:p>
          </table:table-cell>
          <table:table-cell office:value-type="float" office:value="2819.12791045945">
            <text:p>2819.1279104595</text:p>
          </table:table-cell>
          <table:table-cell table:style-name="ce3" table:formula="of:=([.S234]-[.V234])/[.V234]" office:value-type="percentage" office:value="0.238611087296865">
            <text:p>23.86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6.100_25-5-5-5_rd_70.txt</text:p>
          </table:table-cell>
          <table:table-cell table:style-name="ce1" office:value-type="string">
            <text:p>true</text:p>
          </table:table-cell>
          <table:table-cell office:value-type="float" office:value="3083.8198">
            <text:p>3083.8198</text:p>
          </table:table-cell>
          <table:table-cell office:value-type="float" office:value="2936.9535">
            <text:p>2936.9535</text:p>
          </table:table-cell>
          <table:table-cell office:value-type="float" office:value="2892.8753">
            <text:p>2892.875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69,65,121,119,81,91,105,126|2,152,94,90,78,33,29,127|3,153,37,39,72,40,34,35,42,125,95,128|4,52,54,56,75,129|5,130|6,117,156,92,87,59,51,57,131|7,89,108,124,82,47,83,99,132|8,86,67,61,63,66,133|9,97,60,134|10,135|11,136|12,162,107,31,32,71,28,26,137|13,163,77,48,46,44,43,74,45,73,138|14,88,58,55,53,139|15,36,41,100,122,38,140|16,111,84,112,102,50,141|17,109,142|18,30,70,27,168,62,68,143|19,144|20,170,120,110,76,101,114,49,145|21,146|22,172,123,113,104,98,103,85,80,93,147|23,148|24,149|25,96,175,115,106,79,116,118,150&gt;</text:p>
          </table:table-cell>
          <table:table-cell table:style-name="ce3" table:formula="of:=([.I235]-[.K235])/[.K235]" office:value-type="percentage" office:value="0.0660050918890282">
            <text:p>6.60%</text:p>
          </table:table-cell>
          <table:table-cell table:style-name="ce3" table:formula="of:=IF([.M235]=0;([.I235]-[.J235])/[.J235];&quot;&quot;)" office:value-type="percentage" office:value="0.0500063416053404">
            <text:p>5.00%</text:p>
          </table:table-cell>
          <table:table-cell office:value-type="float" office:value="4048.16008319461">
            <text:p>4048.1600831946</text:p>
          </table:table-cell>
          <table:table-cell table:style-name="ce2" office:value-type="float" office:value="4">
            <text:p>4.0</text:p>
          </table:table-cell>
          <table:table-cell office:value-type="string">
            <text:p>[36, 45, 62, 119]</text:p>
          </table:table-cell>
          <table:table-cell office:value-type="float" office:value="2807.90709964716">
            <text:p>2807.9070996472</text:p>
          </table:table-cell>
          <table:table-cell table:style-name="ce3" table:formula="of:=([.S235]-[.V235])/[.V235]" office:value-type="percentage" office:value="0.441700148734731">
            <text:p>44.17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6.100_25-5-5-5_rd_90.txt</text:p>
          </table:table-cell>
          <table:table-cell table:style-name="ce1" office:value-type="string">
            <text:p>true</text:p>
          </table:table-cell>
          <table:table-cell office:value-type="float" office:value="3019.6186">
            <text:p>3019.6186</text:p>
          </table:table-cell>
          <table:table-cell office:value-type="float" office:value="2936.9535">
            <text:p>2936.9535</text:p>
          </table:table-cell>
          <table:table-cell office:value-type="float" office:value="2916.5452">
            <text:p>2916.545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7,106,119,81,91,105,116,126|2,152,90,98,103,104,33,29,80,127|3,67,61,65,69,66,60,125,128|4,52,54,56,75,121,79,118,129|5,130|6,156,120,87,92,59,51,57,131|7,40,72,39,124,82,83,99,132|8,158,37,41,36,34,35,85,133|9,134|10,135|11,136|12,162,86,31,32,71,28,26,137|13,117,163,44,48,46,43,74,45,138|14,88,58,55,53,139|15,107,77,100,122,42,38,140|16,108,111,84,112,102,50,141|17,142|18,27,70,78,168,115,93,95,143|19,144|20,170,89,76,101,114,73,49,145|21,30,146|22,172,94,123,113,63,62,68,147|23,110,109,47,148|24,149|25,96,150&gt;</text:p>
          </table:table-cell>
          <table:table-cell table:style-name="ce3" table:formula="of:=([.I236]-[.K236])/[.K236]" office:value-type="percentage" office:value="0.0353409232265626">
            <text:p>3.53%</text:p>
          </table:table-cell>
          <table:table-cell table:style-name="ce3" table:formula="of:=IF([.M236]=0;([.I236]-[.J236])/[.J236];&quot;&quot;)" office:value-type="percentage" office:value="0.0281465470937826">
            <text:p>2.81%</text:p>
          </table:table-cell>
          <table:table-cell office:value-type="float" office:value="3924.72891910632">
            <text:p>3924.7289191063</text:p>
          </table:table-cell>
          <table:table-cell table:style-name="ce2" office:value-type="float" office:value="3">
            <text:p>3.0</text:p>
          </table:table-cell>
          <table:table-cell office:value-type="string">
            <text:p>[62, 68, 84]</text:p>
          </table:table-cell>
          <table:table-cell office:value-type="float" office:value="2804.81973110367">
            <text:p>2804.8197311037</text:p>
          </table:table-cell>
          <table:table-cell table:style-name="ce3" table:formula="of:=([.S236]-[.V236])/[.V236]" office:value-type="percentage" office:value="0.399280273018462">
            <text:p>39.93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7.100_25-5-5-5_rd_10.txt</text:p>
          </table:table-cell>
          <table:table-cell table:style-name="ce1" office:value-type="string">
            <text:p>true</text:p>
          </table:table-cell>
          <table:table-cell office:value-type="float" office:value="2664.6969">
            <text:p>2664.6969</text:p>
          </table:table-cell>
          <table:table-cell office:value-type="float" office:value="2715.4006">
            <text:p>2715.4006</text:p>
          </table:table-cell>
          <table:table-cell office:value-type="float" office:value="2693.8914">
            <text:p>2693.891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27,31,32,30,28,70,71,29,26,126|2,88,89,109,75,127|3,54,56,55,59,53,51,52,128|4,129|5,130|6,131|7,117,157,82,47,45,50,48,73,132|8,91,158,121,118,133|9,134|10,135|11,161,37,41,98,113,80,125,95,93,136|12,137|13,138|14,124,107,78,103,42,40,38,35,139|15,94,165,77,84,100,83,102,99,140|16,141|17,34,36,39,72,104,33,85,142|18,168,123,115,106,79,66,60,143|19,169,90,108,74,46,43,101,114,144|20,120,87,92,96,97,119,105,116,81,145|21,76,110,57,58,146|22,147|23,44,111,112,122,49,148|24,174,86,67,69,65,68,63,62,61,64,149|25,150&gt;</text:p>
          </table:table-cell>
          <table:table-cell table:style-name="ce3" table:formula="of:=([.I237]-[.K237])/[.K237]" office:value-type="percentage" office:value="-0.0108372965591709">
            <text:p>-1.08%</text:p>
          </table:table-cell>
          <table:table-cell table:style-name="ce3" table:formula="of:=IF([.M237]=0;([.I237]-[.J237])/[.J237];&quot;&quot;)" office:value-type="percentage" office:value="-0.0186726407882506">
            <text:p>-1.87%</text:p>
          </table:table-cell>
          <table:table-cell office:value-type="float" office:value="2813.33134945986">
            <text:p>2813.33134945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30.92114787691">
            <text:p>2630.9211478769</text:p>
          </table:table-cell>
          <table:table-cell table:style-name="ce3" table:formula="of:=([.S237]-[.V237])/[.V237]" office:value-type="percentage" office:value="0.0693332073939775">
            <text:p>6.93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7.100_25-5-5-5_rd_30.txt</text:p>
          </table:table-cell>
          <table:table-cell table:style-name="ce1" office:value-type="string">
            <text:p>true</text:p>
          </table:table-cell>
          <table:table-cell office:value-type="float" office:value="2797.0865">
            <text:p>2797.0865</text:p>
          </table:table-cell>
          <table:table-cell office:value-type="float" office:value="2715.4006">
            <text:p>2715.4006</text:p>
          </table:table-cell>
          <table:table-cell office:value-type="float" office:value="2740.4708">
            <text:p>2740.470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6,97,60,62,65,69,68,126|2,88,109,119,152,79,121,116,81,127|3,54,56,55,59,53,51,52,128|4,154,113,98,104,31,71,129|5,130|6,131|7,41,34,47,45,49,132|8,133|9,134|10,135|11,161,27,32,33,30,28,26,70,29,125,95,93,136|12,137|13,138|14,78,103,42,40,38,35,139|15,94,165,117,89,82,111,112,85,80,140|16,141|17,77,108,46,48,50,83,99,142|18,168,86,106,66,67,63,64,61,143|19,169,123,37,39,72,36,124,91,144|20,87,101,74,44,43,73,114,145|21,120,76,110,57,58,146|22,147|23,173,84,100,122,102,148|24,174,90,107,115,105,92,75,118,149|25,150&gt;</text:p>
          </table:table-cell>
          <table:table-cell table:style-name="ce3" table:formula="of:=([.I238]-[.K238])/[.K238]" office:value-type="percentage" office:value="0.0206591144850001">
            <text:p>2.07%</text:p>
          </table:table-cell>
          <table:table-cell table:style-name="ce3" table:formula="of:=IF([.M238]=0;([.I238]-[.J238])/[.J238];&quot;&quot;)" office:value-type="percentage" office:value="0.0300824489764052">
            <text:p>3.01%</text:p>
          </table:table-cell>
          <table:table-cell office:value-type="float" office:value="3409.73186148596">
            <text:p>3409.731861486</text:p>
          </table:table-cell>
          <table:table-cell table:style-name="ce2" office:value-type="float" office:value="1">
            <text:p>1.0</text:p>
          </table:table-cell>
          <table:table-cell office:value-type="string">
            <text:p>[41]</text:p>
          </table:table-cell>
          <table:table-cell office:value-type="float" office:value="2559.1481737214">
            <text:p>2559.1481737214</text:p>
          </table:table-cell>
          <table:table-cell table:style-name="ce3" table:formula="of:=([.S238]-[.V238])/[.V238]" office:value-type="percentage" office:value="0.332369847318251">
            <text:p>33.24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7.100_25-5-5-5_rd_50.txt</text:p>
          </table:table-cell>
          <table:table-cell table:style-name="ce1" office:value-type="string">
            <text:p>true</text:p>
          </table:table-cell>
          <table:table-cell office:value-type="float" office:value="2822.5774">
            <text:p>2822.5774</text:p>
          </table:table-cell>
          <table:table-cell office:value-type="float" office:value="2715.4006">
            <text:p>2715.4006</text:p>
          </table:table-cell>
          <table:table-cell office:value-type="float" office:value="2687.6653">
            <text:p>2687.665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7,96,118,119,91,116,79,126|2,88,109,89,81,92,75,127|3,54,56,55,59,53,51,52,128|4,154,95,31,32,71,33,129|5,47,100,102,73,130|6,131|7,132|8,133|9,134|10,135|11,161,94,27,29,70,30,28,26,125,80,93,136|12,137|13,97,67,69,65,68,62,138|14,77,124,107,103,42,40,38,35,139|15,165,113,98,41,104,85,140|16,141|17,72,39,36,34,82,99,83,142|18,86,168,106,66,63,64,61,60,143|19,169,90,46,44,74,45,144|20,87,120,101,114,145|21,48,50,43,76,110,57,58,146|22,147|23,108,173,111,112,84,122,49,148|24,174,123,78,37,115,105,121,149|25,150&gt;</text:p>
          </table:table-cell>
          <table:table-cell table:style-name="ce3" table:formula="of:=([.I239]-[.K239])/[.K239]" office:value-type="percentage" office:value="0.0501967637116125">
            <text:p>5.02%</text:p>
          </table:table-cell>
          <table:table-cell table:style-name="ce3" table:formula="of:=IF([.M239]=0;([.I239]-[.J239])/[.J239];&quot;&quot;)" office:value-type="percentage" office:value="0.0394699772843831">
            <text:p>3.95%</text:p>
          </table:table-cell>
          <table:table-cell office:value-type="float" office:value="3794.53960629756">
            <text:p>3794.539606297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64.35189900053">
            <text:p>2664.3518990005</text:p>
          </table:table-cell>
          <table:table-cell table:style-name="ce3" table:formula="of:=([.S239]-[.V239])/[.V239]" office:value-type="percentage" office:value="0.424188602008988">
            <text:p>42.42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7.100_25-5-5-5_rd_70.txt</text:p>
          </table:table-cell>
          <table:table-cell table:style-name="ce1" office:value-type="string">
            <text:p>true</text:p>
          </table:table-cell>
          <table:table-cell office:value-type="float" office:value="2732.7465">
            <text:p>2732.7465</text:p>
          </table:table-cell>
          <table:table-cell office:value-type="float" office:value="2715.4006">
            <text:p>2715.4006</text:p>
          </table:table-cell>
          <table:table-cell office:value-type="float" office:value="2635.2771">
            <text:p>2635.277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113,27,29,30,70,28,26,125,95,126|2,88,109,81,119,92,75,127|3,54,56,55,59,53,51,52,128|4,154,103,32,31,71,33,129|5,84,100,102,73,130|6,131|7,110,43,47,45,132|8,133|9,134|10,135|11,161,117,89,115,106,79,121,118,116,105,136|12,137|13,96,97,67,69,68,65,60,138|14,35,82,139|15,165,36,41,39,98,104,85,80,93,140|16,141|17,77,108,74,46,48,50,83,99,142|18,143|19,169,123,78,37,72,42,40,38,34,91,144|20,87,120,76,44,101,114,145|21,58,57,146|22,147|23,90,107,124,111,112,122,49,148|24,174,86,66,64,63,61,62,149|25,150&gt;</text:p>
          </table:table-cell>
          <table:table-cell table:style-name="ce3" table:formula="of:=([.I240]-[.K240])/[.K240]" office:value-type="percentage" office:value="0.0369863950929488">
            <text:p>3.70%</text:p>
          </table:table-cell>
          <table:table-cell table:style-name="ce3" table:formula="of:=IF([.M240]=0;([.I240]-[.J240])/[.J240];&quot;&quot;)" office:value-type="percentage" office:value="0.00638797089460769">
            <text:p>0.64%</text:p>
          </table:table-cell>
          <table:table-cell office:value-type="float" office:value="3968.46506693578">
            <text:p>3968.465066935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58.60483299512">
            <text:p>2658.6048329951</text:p>
          </table:table-cell>
          <table:table-cell table:style-name="ce3" table:formula="of:=([.S240]-[.V240])/[.V240]" office:value-type="percentage" office:value="0.492687073191316">
            <text:p>49.27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7.100_25-5-5-5_rd_90.txt</text:p>
          </table:table-cell>
          <table:table-cell table:style-name="ce1" office:value-type="string">
            <text:p>true</text:p>
          </table:table-cell>
          <table:table-cell office:value-type="float" office:value="2757.5193">
            <text:p>2757.5193</text:p>
          </table:table-cell>
          <table:table-cell office:value-type="float" office:value="2715.4006">
            <text:p>2715.4006</text:p>
          </table:table-cell>
          <table:table-cell office:value-type="float" office:value="2644.4963">
            <text:p>2644.496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51,95,27,30,28,70,71,31,26,126|2,89,47,100,102,48,73,127|3,54,56,55,59,53,51,52,128|4,32,129|5,130|6,131|7,132|8,158,119,118,121,75,133|9,134|10,135|11,161,117,120,109,110,88,76,101,81,116,105,136|12,137|13,97,96,106,93,79,68,60,138|14,107,124,77,35,38,40,42,103,85,139|15,165,113,41,98,104,33,29,125,80,140|16,141|17,72,39,36,34,82,99,83,142|18,143|19,169,123,78,37,115,91,144|20,92,87,44,46,43,74,45,49,50,145|21,58,57,146|22,114,147|23,108,173,90,111,84,112,122,148|24,174,86,66,67,69,65,63,62,61,64,149|25,150&gt;</text:p>
          </table:table-cell>
          <table:table-cell table:style-name="ce3" table:formula="of:=([.I241]-[.K241])/[.K241]" office:value-type="percentage" office:value="0.0427389518374445">
            <text:p>4.27%</text:p>
          </table:table-cell>
          <table:table-cell table:style-name="ce3" table:formula="of:=IF([.M241]=0;([.I241]-[.J241])/[.J241];&quot;&quot;)" office:value-type="percentage" office:value="0.0155110446686946">
            <text:p>1.55%</text:p>
          </table:table-cell>
          <table:table-cell office:value-type="float" office:value="3955.32301365922">
            <text:p>3955.3230136592</text:p>
          </table:table-cell>
          <table:table-cell table:style-name="ce2" office:value-type="float" office:value="2">
            <text:p>2.0</text:p>
          </table:table-cell>
          <table:table-cell office:value-type="string">
            <text:p>[79, 111]</text:p>
          </table:table-cell>
          <table:table-cell office:value-type="float" office:value="2585.70146538006">
            <text:p>2585.7014653801</text:p>
          </table:table-cell>
          <table:table-cell table:style-name="ce3" table:formula="of:=([.S241]-[.V241])/[.V241]" office:value-type="percentage" office:value="0.529690517879581">
            <text:p>52.97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8.100_25-5-5-5_rd_10.txt</text:p>
          </table:table-cell>
          <table:table-cell table:style-name="ce1" office:value-type="string">
            <text:p>true</text:p>
          </table:table-cell>
          <table:table-cell office:value-type="float" office:value="2441.1111">
            <text:p>2441.1111</text:p>
          </table:table-cell>
          <table:table-cell office:value-type="float" office:value="2488.0278">
            <text:p>2488.0278</text:p>
          </table:table-cell>
          <table:table-cell office:value-type="float" office:value="2456.2297">
            <text:p>2456.229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3,85,31,32,33,30,26,27,126|2,49,47,74,43,50,102,127|3,97,63,69,67,96,128|4,120,92,87,58,55,52,56,59,75,118,129|5,130|6,156,107,98,104,71,70,28,29,125,95,131|7,132|8,133|9,134|10,101,88,110,45,44,48,46,73,135|11,60,61,65,68,66,64,62,136|12,86,162,117,121,79,137|13,138|14,57,139|15,140|16,141|17,167,115,90,91,89,109,114,142|18,168,106,119,76,81,116,105,143|19,144|20,145|21,108,82,111,34,35,37,103,42,72,146|22,147|23,51,53,54,148|24,174,94,123,78,36,38,41,40,39,80,93,149|25,175,124,77,112,84,122,100,83,99,150&gt;</text:p>
          </table:table-cell>
          <table:table-cell table:style-name="ce3" table:formula="of:=([.I242]-[.K242])/[.K242]" office:value-type="percentage" office:value="-0.0061552060867922">
            <text:p>-0.62%</text:p>
          </table:table-cell>
          <table:table-cell table:style-name="ce3" table:formula="of:=IF([.M242]=0;([.I242]-[.J242])/[.J242];&quot;&quot;)" office:value-type="percentage" office:value="-0.0188569838327368">
            <text:p>-1.89%</text:p>
          </table:table-cell>
          <table:table-cell office:value-type="float" office:value="2742.72479058157">
            <text:p>2742.724790581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45.6248951595">
            <text:p>2445.6248951595</text:p>
          </table:table-cell>
          <table:table-cell table:style-name="ce3" table:formula="of:=([.S242]-[.V242])/[.V242]" office:value-type="percentage" office:value="0.121482201138084">
            <text:p>12.15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8.100_25-5-5-5_rd_30.txt</text:p>
          </table:table-cell>
          <table:table-cell table:style-name="ce1" office:value-type="string">
            <text:p>true</text:p>
          </table:table-cell>
          <table:table-cell office:value-type="float" office:value="2495.6208">
            <text:p>2495.6208</text:p>
          </table:table-cell>
          <table:table-cell office:value-type="float" office:value="2488.0278">
            <text:p>2488.0278</text:p>
          </table:table-cell>
          <table:table-cell office:value-type="float" office:value="2425.008">
            <text:p>2425.00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26,30,33,32,104,85,126|2,76,43,47,74,50,102,127|3,128|4,120,87,92,119,118,106,105,116,91,81,129|5,98,130|6,156,94,113,31,71,29,70,28,95,125,80,93,131|7,132|8,101,133|9,134|10,44,73,46,48,45,49,100,99,135|11,96,52,56,59,57,55,58,75,136|12,86,162,78,107,108,117,121,79,137|13,61,65,64,138|14,139|15,140|16,141|17,167,115,89,109,110,88,114,142|18,123,168,124,82,112,38,36,35,143|19,83,144|20,145|21,111,34,37,103,42,72,146|22,147|23,54,53,51,148|24,174,97,66,63,62,60,69,68,67,149|25,175,90,77,84,122,41,40,39,150&gt;</text:p>
          </table:table-cell>
          <table:table-cell table:style-name="ce3" table:formula="of:=([.I243]-[.K243])/[.K243]" office:value-type="percentage" office:value="0.0291185843510621">
            <text:p>2.91%</text:p>
          </table:table-cell>
          <table:table-cell table:style-name="ce3" table:formula="of:=IF([.M243]=0;([.I243]-[.J243])/[.J243];&quot;&quot;)" office:value-type="percentage" office:value="0.00305181477473857">
            <text:p>0.31%</text:p>
          </table:table-cell>
          <table:table-cell office:value-type="float" office:value="3047.6087234977">
            <text:p>3047.6087234977</text:p>
          </table:table-cell>
          <table:table-cell table:style-name="ce2" office:value-type="float" office:value="4">
            <text:p>4.0</text:p>
          </table:table-cell>
          <table:table-cell office:value-type="string">
            <text:p>[70, 71, 75, 100]</text:p>
          </table:table-cell>
          <table:table-cell office:value-type="float" office:value="2346.97185404473">
            <text:p>2346.9718540447</text:p>
          </table:table-cell>
          <table:table-cell table:style-name="ce3" table:formula="of:=([.S243]-[.V243])/[.V243]" office:value-type="percentage" office:value="0.298528023779027">
            <text:p>29.85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8.100_25-5-5-5_rd_50.txt</text:p>
          </table:table-cell>
          <table:table-cell table:style-name="ce1" office:value-type="string">
            <text:p>true</text:p>
          </table:table-cell>
          <table:table-cell office:value-type="float" office:value="2470.8517">
            <text:p>2470.8517</text:p>
          </table:table-cell>
          <table:table-cell office:value-type="float" office:value="2488.0278">
            <text:p>2488.0278</text:p>
          </table:table-cell>
          <table:table-cell office:value-type="float" office:value="2459.135">
            <text:p>2459.13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26,30,33,31,32,104,85,126|2,102,50,73,43,74,47,127|3,96,117,115,106,121,97,128|4,120,92,87,58,55,52,56,59,75,129|5,28,130|6,156,36,40,41,39,98,71,29,70,131|7,132|8,46,48,44,101,133|9,134|10,108,160,118,119,109,110,88,114,135|11,60,61,65,62,64,68,67,66,79,136|12,63,69,86,137|13,138|14,57,139|15,165,89,77,82,49,45,76,81,116,105,140|16,141|17,142|18,113,143|19,83,144|20,145|21,111,34,35,37,103,42,72,146|22,147|23,54,53,51,148|24,174,94,123,78,107,90,91,93,80,125,95,149|25,175,124,99,112,84,100,122,38,150&gt;</text:p>
          </table:table-cell>
          <table:table-cell table:style-name="ce3" table:formula="of:=([.I244]-[.K244])/[.K244]" office:value-type="percentage" office:value="0.0047645615226492">
            <text:p>0.48%</text:p>
          </table:table-cell>
          <table:table-cell table:style-name="ce3" table:formula="of:=IF([.M244]=0;([.I244]-[.J244])/[.J244];&quot;&quot;)" office:value-type="percentage" office:value="-0.00690350003323905">
            <text:p>-0.69%</text:p>
          </table:table-cell>
          <table:table-cell office:value-type="float" office:value="3226.16718291179">
            <text:p>3226.1671829118</text:p>
          </table:table-cell>
          <table:table-cell table:style-name="ce2" office:value-type="float" office:value="1">
            <text:p>1.0</text:p>
          </table:table-cell>
          <table:table-cell office:value-type="string">
            <text:p>[122]</text:p>
          </table:table-cell>
          <table:table-cell office:value-type="float" office:value="2458.71916115396">
            <text:p>2458.719161154</text:p>
          </table:table-cell>
          <table:table-cell table:style-name="ce3" table:formula="of:=([.S244]-[.V244])/[.V244]" office:value-type="percentage" office:value="0.312133257788432">
            <text:p>31.21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8.100_25-5-5-5_rd_70.txt</text:p>
          </table:table-cell>
          <table:table-cell table:style-name="ce1" office:value-type="string">
            <text:p>true</text:p>
          </table:table-cell>
          <table:table-cell office:value-type="float" office:value="2586.082">
            <text:p>2586.082</text:p>
          </table:table-cell>
          <table:table-cell office:value-type="float" office:value="2488.0278">
            <text:p>2488.0278</text:p>
          </table:table-cell>
          <table:table-cell office:value-type="float" office:value="2452.953">
            <text:p>2452.95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3,37,36,38,40,39,103,85,126|2,82,47,74,43,50,102,127|3,97,106,119,96,128|4,94,123,115,90,91,76,114,88,129|5,130|6,156,41,98,70,28,29,80,93,131|7,33,71,32,104,132|8,46,48,44,101,133|9,31,27,26,30,134|10,108,120,92,109,110,45,49,73,135|11,56,52,55,58,59,75,87,118,136|12,86,162,121,79,137|13,61,65,138|14,57,139|15,95,125,78,107,89,81,117,116,165,105,140|16,141|17,142|18,143|19,144|20,145|21,111,34,35,72,42,146|22,147|23,54,53,51,148|24,174,66,64,63,62,60,69,68,67,149|25,175,124,77,112,84,122,100,83,99,150&gt;</text:p>
          </table:table-cell>
          <table:table-cell table:style-name="ce3" table:formula="of:=([.I245]-[.K245])/[.K245]" office:value-type="percentage" office:value="0.0542729518258197">
            <text:p>5.43%</text:p>
          </table:table-cell>
          <table:table-cell table:style-name="ce3" table:formula="of:=IF([.M245]=0;([.I245]-[.J245])/[.J245];&quot;&quot;)" office:value-type="percentage" office:value="0.0394104117325377">
            <text:p>3.94%</text:p>
          </table:table-cell>
          <table:table-cell office:value-type="float" office:value="3486.82599889747">
            <text:p>3486.8259988975</text:p>
          </table:table-cell>
          <table:table-cell table:style-name="ce2" office:value-type="float" office:value="2">
            <text:p>2.0</text:p>
          </table:table-cell>
          <table:table-cell office:value-type="string">
            <text:p>[43, 114]</text:p>
          </table:table-cell>
          <table:table-cell office:value-type="float" office:value="2352.53160364097">
            <text:p>2352.531603641</text:p>
          </table:table-cell>
          <table:table-cell table:style-name="ce3" table:formula="of:=([.S245]-[.V245])/[.V245]" office:value-type="percentage" office:value="0.482159046663166">
            <text:p>48.22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8.100_25-5-5-5_rd_90.txt</text:p>
          </table:table-cell>
          <table:table-cell table:style-name="ce1" office:value-type="string">
            <text:p>true</text:p>
          </table:table-cell>
          <table:table-cell office:value-type="float" office:value="2447.8079">
            <text:p>2447.8079</text:p>
          </table:table-cell>
          <table:table-cell office:value-type="float" office:value="2488.0278">
            <text:p>2488.0278</text:p>
          </table:table-cell>
          <table:table-cell office:value-type="float" office:value="2409.9271">
            <text:p>2409.9271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100]</text:p>
          </table:table-cell>
          <table:table-cell office:value-type="string">
            <text:p>[1,2,3,4,5,6]</text:p>
          </table:table-cell>
          <table:table-cell office:value-type="string">
            <text:p>&lt;1,27,26,30,33,32,31,126|2,107,152,124,112,84,122,83,102,127|3,60,63,69,68,67,97,128|4,55,58,52,56,59,75,87,81,129|5,130|6,156,113,98,104,71,70,28,29,125,95,131|7,132|8,101,133|9,134|10,108,111,99,49,45,44,46,48,73,135|11,96,92,118,119,106,79,66,62,136|12,86,137|13,61,65,64,138|14,57,139|15,89,76,43,50,74,47,165,105,140|16,141|17,167,115,120,109,110,88,114,142|18,143|19,144|20,145|21,72,42,103,85,37,35,34,146|22,147|23,54,53,51,148|24,174,90,77,82,91,116,117,121,93,80,149|25,175,94,123,78,36,38,40,41,39,150&gt;</text:p>
          </table:table-cell>
          <table:table-cell table:style-name="ce3" table:formula="of:=([.I246]-[.K246])/[.K246]" office:value-type="percentage" office:value="0.0157186497467081">
            <text:p>1.57%</text:p>
          </table:table-cell>
          <table:table-cell table:style-name="ce3" table:formula="of:=IF([.M246]=0;([.I246]-[.J246])/[.J246];&quot;&quot;)">
            <text:p/>
          </table:table-cell>
          <table:table-cell office:value-type="float" office:value="3694.71677997328">
            <text:p>3694.7167799733</text:p>
          </table:table-cell>
          <table:table-cell table:style-name="ce2" office:value-type="float" office:value="6">
            <text:p>6.0</text:p>
          </table:table-cell>
          <table:table-cell office:value-type="string">
            <text:p>[29, 59, 66, 71, 75, 122]</text:p>
          </table:table-cell>
          <table:table-cell office:value-type="float" office:value="2315.09722470035">
            <text:p>2315.0972247004</text:p>
          </table:table-cell>
          <table:table-cell table:style-name="ce3" table:formula="of:=([.S246]-[.V246])/[.V246]" office:value-type="percentage" office:value="0.595922944640697">
            <text:p>59.59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1.100_25-5-5-5_rd_10.txt</text:p>
          </table:table-cell>
          <table:table-cell table:style-name="ce1" office:value-type="string">
            <text:p>true</text:p>
          </table:table-cell>
          <table:table-cell office:value-type="float" office:value="2857.2673">
            <text:p>2857.2673</text:p>
          </table:table-cell>
          <table:table-cell office:value-type="float" office:value="3233.8386">
            <text:p>3233.8386</text:p>
          </table:table-cell>
          <table:table-cell office:value-type="float" office:value="2780.0632">
            <text:p>2780.063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7,64,61,97,120,87,56,54,52,53,55,92,96,115,127|3,40,41,36,111,112,34,128|4,129|5,155,105,116,118,125,130|6,37,107,94,123,113,32,104,98,103,131|7,132|8,133|9,30,134|10,101,110,109,76,43,74,47,82,45,135|11,70,27,136|12,88,58,137|13,138|14,83,139|15,140|16,166,117,90,39,72,84,77,108,48,46,44,124,141|17,75,142|18,59,57,51,143|19,144|20,170,93,80,38,99,49,114,73,50,102,145|21,81,91,146|22,100,147|23,148|24,174,78,35,122,149|25,175,89,86,69,65,63,66,119,106,33,31,71,28,121,79,62,60,68,26,29,85,42,95,150&gt;</text:p>
          </table:table-cell>
          <table:table-cell table:style-name="ce3" table:formula="of:=([.I247]-[.K247])/[.K247]" office:value-type="percentage" office:value="0.027770627660551">
            <text:p>2.78%</text:p>
          </table:table-cell>
          <table:table-cell table:style-name="ce3" table:formula="of:=IF([.M247]=0;([.I247]-[.J247])/[.J247];&quot;&quot;)" office:value-type="percentage" office:value="-0.116447153546872">
            <text:p>-11.64%</text:p>
          </table:table-cell>
          <table:table-cell office:value-type="float" office:value="3285.87655990434">
            <text:p>3285.876559904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65.51844390168">
            <text:p>2665.5184439017</text:p>
          </table:table-cell>
          <table:table-cell table:style-name="ce3" table:formula="of:=([.S247]-[.V247])/[.V247]" office:value-type="percentage" office:value="0.232734505147375">
            <text:p>23.27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1.100_25-5-5-5_rd_30.txt</text:p>
          </table:table-cell>
          <table:table-cell table:style-name="ce1" office:value-type="string">
            <text:p>true</text:p>
          </table:table-cell>
          <table:table-cell office:value-type="float" office:value="3772.1713">
            <text:p>3772.1713</text:p>
          </table:table-cell>
          <table:table-cell office:value-type="float" office:value="3233.8386">
            <text:p>3233.8386</text:p>
          </table:table-cell>
          <table:table-cell office:value-type="float" office:value="2798.8354">
            <text:p>2798.835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6,126|2,152,90,117,97,64,67,30,27,123,36,37,98,32,113,127|3,41,40,128|4,129|5,155,86,69,63,65,106,119,76,110,109,122,35,80,29,26,85,42,38,125,105,130|6,72,39,131|7,99,132|8,133|9,134|10,53,52,54,56,55,135|11,70,136|12,58,88,137|13,138|14,83,139|15,140|16,141|17,75,142|18,59,51,143|19,61,144|20,170,94,107,77,108,89,101,44,48,46,43,47,124,78,115,82,74,45,81,79,68,60,62,49,73,50,102,145|21,120,96,92,87,146|22,100,147|23,148|24,84,149|25,175,111,112,34,103,104,31,33,71,28,91,93,121,57,114,116,118,95,150&gt;</text:p>
          </table:table-cell>
          <table:table-cell table:style-name="ce3" table:formula="of:=([.I248]-[.K248])/[.K248]" office:value-type="percentage" office:value="0.347764609522947">
            <text:p>34.78%</text:p>
          </table:table-cell>
          <table:table-cell table:style-name="ce3" table:formula="of:=IF([.M248]=0;([.I248]-[.J248])/[.J248];&quot;&quot;)" office:value-type="percentage" office:value="0.166468635756899">
            <text:p>16.65%</text:p>
          </table:table-cell>
          <table:table-cell office:value-type="float" office:value="3351.6276079116">
            <text:p>3351.627607911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876.44993067721">
            <text:p>2876.4499306772</text:p>
          </table:table-cell>
          <table:table-cell table:style-name="ce3" table:formula="of:=([.S248]-[.V248])/[.V248]" office:value-type="percentage" office:value="0.165195879881877">
            <text:p>16.52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1.100_25-5-5-5_rd_50.txt</text:p>
          </table:table-cell>
          <table:table-cell table:style-name="ce1" office:value-type="string">
            <text:p>true</text:p>
          </table:table-cell>
          <table:table-cell office:value-type="float" office:value="3829.5003">
            <text:p>3829.5003</text:p>
          </table:table-cell>
          <table:table-cell office:value-type="float" office:value="3233.8386">
            <text:p>3233.8386</text:p>
          </table:table-cell>
          <table:table-cell office:value-type="float" office:value="2746.3246">
            <text:p>2746.324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1,93,85,26,95,126|2,152,90,117,97,64,67,30,27,123,94,127|3,36,37,40,41,128|4,129|5,155,115,119,106,31,33,71,28,121,35,122,38,42,99,49,116,105,118,125,130|6,72,39,131|7,132|8,133|9,134|10,56,54,52,53,55,101,43,76,109,110,135|11,70,136|12,58,88,137|13,163,80,29,138|14,83,139|15,140|16,166,113,32,104,78,141|17,75,142|18,59,57,51,143|19,61,144|20,170,120,108,107,77,48,46,44,89,124,98,103,34,112,111,82,47,74,45,81,79,68,60,62,114,73,50,102,145|21,96,92,87,146|22,100,147|23,148|24,84,149|25,86,69,65,63,66,150&gt;</text:p>
          </table:table-cell>
          <table:table-cell table:style-name="ce3" table:formula="of:=([.I249]-[.K249])/[.K249]" office:value-type="percentage" office:value="0.394409204214243">
            <text:p>39.44%</text:p>
          </table:table-cell>
          <table:table-cell table:style-name="ce3" table:formula="of:=IF([.M249]=0;([.I249]-[.J249])/[.J249];&quot;&quot;)" office:value-type="percentage" office:value="0.184196484017477">
            <text:p>18.42%</text:p>
          </table:table-cell>
          <table:table-cell office:value-type="float" office:value="4313.10516679064">
            <text:p>4313.105166790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93.52520869297">
            <text:p>2793.525208693</text:p>
          </table:table-cell>
          <table:table-cell table:style-name="ce3" table:formula="of:=([.S249]-[.V249])/[.V249]" office:value-type="percentage" office:value="0.543965006425932">
            <text:p>54.40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1.100_25-5-5-5_rd_70.txt</text:p>
          </table:table-cell>
          <table:table-cell table:style-name="ce1" office:value-type="string">
            <text:p>true</text:p>
          </table:table-cell>
          <table:table-cell office:value-type="float" office:value="4260.1708">
            <text:p>4260.1708</text:p>
          </table:table-cell>
          <table:table-cell office:value-type="float" office:value="3233.8386">
            <text:p>3233.8386</text:p>
          </table:table-cell>
          <table:table-cell office:value-type="float" office:value="2800.3066">
            <text:p>2800.306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6,66,126|2,152,94,107,123,113,98,32,104,103,78,127|3,40,41,37,36,128|4,129|5,155,90,117,64,97,58,53,54,52,55,56,69,86,115,31,33,28,71,130|6,39,156,72,84,77,108,89,87,101,48,46,43,44,47,124,111,112,34,131|7,132|8,133|9,30,134|10,160,65,63,106,119,76,110,109,82,45,74,122,35,38,99,49,73,114,116,105,125,118,135|11,70,27,136|12,88,137|13,138|14,83,139|15,140|16,91,166,93,80,141|17,92,142|18,75,59,57,51,143|19,61,67,144|20,50,102,145|21,120,146|22,100,147|23,148|24,149|25,175,81,121,79,62,60,68,26,29,85,42,95,150&gt;</text:p>
          </table:table-cell>
          <table:table-cell table:style-name="ce3" table:formula="of:=([.I250]-[.K250])/[.K250]" office:value-type="percentage" office:value="0.521322986561543">
            <text:p>52.13%</text:p>
          </table:table-cell>
          <table:table-cell table:style-name="ce3" table:formula="of:=IF([.M250]=0;([.I250]-[.J250])/[.J250];&quot;&quot;)" office:value-type="percentage" office:value="0.317372734681316">
            <text:p>31.74%</text:p>
          </table:table-cell>
          <table:table-cell office:value-type="float" office:value="4012.35273102955">
            <text:p>4012.352731029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79.0337799733">
            <text:p>2779.0337799733</text:p>
          </table:table-cell>
          <table:table-cell table:style-name="ce3" table:formula="of:=([.S250]-[.V250])/[.V250]" office:value-type="percentage" office:value="0.443794156063876">
            <text:p>44.38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1.100_25-5-5-5_rd_90.txt</text:p>
          </table:table-cell>
          <table:table-cell table:style-name="ce1" office:value-type="string">
            <text:p>true</text:p>
          </table:table-cell>
          <table:table-cell office:value-type="float" office:value="3738.5922">
            <text:p>3738.5922</text:p>
          </table:table-cell>
          <table:table-cell office:value-type="float" office:value="3233.8386">
            <text:p>3233.8386</text:p>
          </table:table-cell>
          <table:table-cell office:value-type="float" office:value="2598.6988">
            <text:p>2598.6988</text:p>
          </table:table-cell>
          <table:table-cell office:value-type="float" office:value="92">
            <text:p>92</text:p>
          </table:table-cell>
          <table:table-cell table:style-name="ce2" office:value-type="float" office:value="8">
            <text:p>8.0</text:p>
          </table:table-cell>
          <table:table-cell office:value-type="string">
            <text:p>[43, 62, 63, 67, 90, 96, 97, 117]</text:p>
          </table:table-cell>
          <table:table-cell office:value-type="string">
            <text:p>[1,2,3,4,5,6]</text:p>
          </table:table-cell>
          <table:table-cell office:value-type="string">
            <text:p>&lt;1,66,126|2,152,113,98,32,104,103,78,124,111,82,47,74,45,81,91,80,93,127|3,36,37,41,40,128|4,129|5,155,64,27,123,107,94,86,69,65,106,119,115,33,31,71,28,35,122,38,99,49,73,114,116,105,118,125,130|6,39,72,84,77,108,89,87,101,48,46,112,34,131|7,132|8,133|9,30,134|10,53,52,54,56,55,44,76,109,110,135|11,70,136|12,58,88,137|13,138|14,83,139|15,140|16,141|17,92,142|18,75,59,57,51,143|19,61,144|20,50,102,145|21,120,146|22,100,147|23,148|24,149|25,175,121,79,68,60,26,29,42,85,95,150&gt;</text:p>
          </table:table-cell>
          <table:table-cell table:style-name="ce3" table:formula="of:=([.I251]-[.K251])/[.K251]" office:value-type="percentage" office:value="0.438640060941268">
            <text:p>43.86%</text:p>
          </table:table-cell>
          <table:table-cell table:style-name="ce3" table:formula="of:=IF([.M251]=0;([.I251]-[.J251])/[.J251];&quot;&quot;)">
            <text:p/>
          </table:table-cell>
          <table:table-cell office:value-type="float" office:value="4599.98434556718">
            <text:p>4599.984345567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99.01575981296">
            <text:p>2699.015759813</text:p>
          </table:table-cell>
          <table:table-cell table:style-name="ce3" table:formula="of:=([.S251]-[.V251])/[.V251]" office:value-type="percentage" office:value="0.704319187038006">
            <text:p>70.43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2.100_25-5-5-5_rd_10.txt</text:p>
          </table:table-cell>
          <table:table-cell table:style-name="ce1" office:value-type="string">
            <text:p>true</text:p>
          </table:table-cell>
          <table:table-cell office:value-type="float" office:value="3162.5307">
            <text:p>3162.5307</text:p>
          </table:table-cell>
          <table:table-cell office:value-type="float" office:value="3055.5208">
            <text:p>3055.5208</text:p>
          </table:table-cell>
          <table:table-cell office:value-type="float" office:value="2608.6019">
            <text:p>2608.601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88,87,75,59,56,54,55,126|2,114,127|3,96,128|4,129|5,48,44,155,113,103,98,104,33,30,28,26,71,31,32,37,35,84,100,122,38,42,77,99,49,83,102,50,130|6,131|7,89,132|8,101,76,109,133|9,57,134|10,135|11,136|12,137|13,70,90,39,72,138|14,139|15,78,124,82,111,140|16,141|17,69,65,63,66,142|18,29,143|19,169,117,119,62,61,64,67,94,107,36,40,41,86,106,92,110,43,74,47,46,73,45,108,91,81,116,79,68,60,97,144|20,170,115,145|21,171,93,80,123,85,27,125,95,105,121,118,120,146|22,147|23,148|24,52,51,53,149|25,112,34,150&gt;</text:p>
          </table:table-cell>
          <table:table-cell table:style-name="ce3" table:formula="of:=([.I252]-[.K252])/[.K252]" office:value-type="percentage" office:value="0.212347004730772">
            <text:p>21.23%</text:p>
          </table:table-cell>
          <table:table-cell table:style-name="ce3" table:formula="of:=IF([.M252]=0;([.I252]-[.J252])/[.J252];&quot;&quot;)" office:value-type="percentage" office:value="0.0350218201754673">
            <text:p>3.50%</text:p>
          </table:table-cell>
          <table:table-cell office:value-type="float" office:value="3406.70253430214">
            <text:p>3406.702534302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66.6445895432">
            <text:p>2566.6445895432</text:p>
          </table:table-cell>
          <table:table-cell table:style-name="ce3" table:formula="of:=([.S252]-[.V252])/[.V252]" office:value-type="percentage" office:value="0.327298118399968">
            <text:p>32.73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2.100_25-5-5-5_rd_30.txt</text:p>
          </table:table-cell>
          <table:table-cell table:style-name="ce1" office:value-type="string">
            <text:p>true</text:p>
          </table:table-cell>
          <table:table-cell office:value-type="float" office:value="3095.214">
            <text:p>3095.214</text:p>
          </table:table-cell>
          <table:table-cell office:value-type="float" office:value="3055.5208">
            <text:p>3055.5208</text:p>
          </table:table-cell>
          <table:table-cell office:value-type="float" office:value="2612.1087">
            <text:p>2612.10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6,88,87,75,59,54,55,126|2,114,127|3,117,119,128|4,129|5,48,44,89,155,113,104,98,103,32,33,30,28,71,31,37,35,84,122,100,99,38,42,77,49,83,102,50,130|6,68,131|7,132|8,101,133|9,57,134|10,106,135|11,136|12,137|13,85,125,95,138|14,139|15,111,82,124,115,123,78,140|16,27,67,64,61,26,141|17,69,65,63,66,142|18,29,143|19,169,107,41,34,112,46,43,73,74,47,108,116,81,45,91,80,93,79,62,60,97,118,144|20,170,105,145|21,171,90,70,39,72,40,36,94,86,121,96,92,110,76,109,120,146|22,147|23,148|24,52,51,53,149|25,150&gt;</text:p>
          </table:table-cell>
          <table:table-cell table:style-name="ce3" table:formula="of:=([.I253]-[.K253])/[.K253]" office:value-type="percentage" office:value="0.184948390547453">
            <text:p>18.49%</text:p>
          </table:table-cell>
          <table:table-cell table:style-name="ce3" table:formula="of:=IF([.M253]=0;([.I253]-[.J253])/[.J253];&quot;&quot;)" office:value-type="percentage" office:value="0.012990649580916">
            <text:p>1.30%</text:p>
          </table:table-cell>
          <table:table-cell office:value-type="float" office:value="3686.06214686095">
            <text:p>3686.06214686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75.98224947545">
            <text:p>2575.9822494755</text:p>
          </table:table-cell>
          <table:table-cell table:style-name="ce3" table:formula="of:=([.S253]-[.V253])/[.V253]" office:value-type="percentage" office:value="0.430934606638514">
            <text:p>43.09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2.100_25-5-5-5_rd_50.txt</text:p>
          </table:table-cell>
          <table:table-cell table:style-name="ce1" office:value-type="string">
            <text:p>true</text:p>
          </table:table-cell>
          <table:table-cell office:value-type="float" office:value="3688.8327">
            <text:p>3688.8327</text:p>
          </table:table-cell>
          <table:table-cell office:value-type="float" office:value="3055.5208">
            <text:p>3055.5208</text:p>
          </table:table-cell>
          <table:table-cell office:value-type="float" office:value="2563.9705">
            <text:p>2563.970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9,75,88,126|2,114,127|3,96,128|4,129|5,50,130|6,68,131|7,89,48,101,76,132|8,133|9,57,134|10,106,135|11,136|12,137|13,32,27,70,30,26,72,39,138|14,139|15,99,102,83,140|16,123,94,166,107,36,40,41,37,141|17,69,65,63,66,142|18,143|19,169,90,117,67,64,61,97,56,54,55,87,92,110,44,43,73,46,47,112,34,84,100,122,35,80,29,85,42,38,49,119,118,144|20,145|21,171,86,113,98,104,103,78,124,77,111,82,109,74,45,91,108,81,116,93,121,79,62,60,95,125,105,120,146|22,147|23,173,115,31,33,71,28,148|24,53,51,52,149|25,150&gt;</text:p>
          </table:table-cell>
          <table:table-cell table:style-name="ce3" table:formula="of:=([.I254]-[.K254])/[.K254]" office:value-type="percentage" office:value="0.438718854214586">
            <text:p>43.87%</text:p>
          </table:table-cell>
          <table:table-cell table:style-name="ce3" table:formula="of:=IF([.M254]=0;([.I254]-[.J254])/[.J254];&quot;&quot;)" office:value-type="percentage" office:value="0.20726807030736">
            <text:p>20.73%</text:p>
          </table:table-cell>
          <table:table-cell office:value-type="float" office:value="4218.98082664083">
            <text:p>4218.980826640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31.3277420929">
            <text:p>2531.3277420929</text:p>
          </table:table-cell>
          <table:table-cell table:style-name="ce3" table:formula="of:=([.S254]-[.V254])/[.V254]" office:value-type="percentage" office:value="0.666706668000476">
            <text:p>66.67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2.100_25-5-5-5_rd_70.txt</text:p>
          </table:table-cell>
          <table:table-cell table:style-name="ce1" office:value-type="string">
            <text:p>true</text:p>
          </table:table-cell>
          <table:table-cell office:value-type="float" office:value="3836.4289">
            <text:p>3836.4289</text:p>
          </table:table-cell>
          <table:table-cell office:value-type="float" office:value="3055.5208">
            <text:p>3055.5208</text:p>
          </table:table-cell>
          <table:table-cell office:value-type="float" office:value="2512.2377">
            <text:p>2512.237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56,59,88,87,75,54,55,126|2,114,127|3,96,128|4,129|5,155,81,35,84,122,38,42,99,49,83,100,102,50,130|6,131|7,132|8,133|9,57,134|10,135|11,161,97,62,61,67,26,70,28,30,136|12,137|13,39,72,138|14,139|15,140|16,103,98,141|17,69,65,63,66,142|18,143|19,169,94,123,107,36,40,41,37,113,86,106,92,120,43,73,74,47,46,45,91,80,93,79,68,60,29,85,125,118,144|20,95,170,105,145|21,117,171,90,121,64,27,32,116,89,48,44,111,77,124,82,108,109,110,146|22,147|23,173,119,101,76,115,78,104,31,33,71,148|24,52,51,53,149|25,112,34,150&gt;</text:p>
          </table:table-cell>
          <table:table-cell table:style-name="ce3" table:formula="of:=([.I255]-[.K255])/[.K255]" office:value-type="percentage" office:value="0.527096301436763">
            <text:p>52.71%</text:p>
          </table:table-cell>
          <table:table-cell table:style-name="ce3" table:formula="of:=IF([.M255]=0;([.I255]-[.J255])/[.J255];&quot;&quot;)" office:value-type="percentage" office:value="0.255572830661143">
            <text:p>25.56%</text:p>
          </table:table-cell>
          <table:table-cell office:value-type="float" office:value="4215.52525119369">
            <text:p>4215.525251193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24.23925518094">
            <text:p>2524.2392551809</text:p>
          </table:table-cell>
          <table:table-cell table:style-name="ce3" table:formula="of:=([.S255]-[.V255])/[.V255]" office:value-type="percentage" office:value="0.67001810250016">
            <text:p>67.00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2.100_25-5-5-5_rd_90.txt</text:p>
          </table:table-cell>
          <table:table-cell table:style-name="ce1" office:value-type="string">
            <text:p>true</text:p>
          </table:table-cell>
          <table:table-cell office:value-type="float" office:value="3756.3184">
            <text:p>3756.3184</text:p>
          </table:table-cell>
          <table:table-cell office:value-type="float" office:value="3055.5208">
            <text:p>3055.5208</text:p>
          </table:table-cell>
          <table:table-cell office:value-type="float" office:value="2593.4649">
            <text:p>2593.464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75,87,58,59,56,54,55,126|2,114,127|3,128|4,129|5,50,130|6,69,86,65,131|7,76,132|8,133|9,57,134|10,135|11,161,93,80,136|12,137|13,70,30,26,27,32,39,138|14,118,139|15,99,102,100,83,140|16,166,94,123,37,72,36,40,41,98,113,107,124,112,84,34,47,73,74,45,81,91,35,122,49,38,42,85,125,141|17,167,116,120,108,77,89,110,101,44,48,46,43,111,78,103,104,33,31,71,28,121,79,68,60,142|18,29,143|19,119,117,90,169,67,64,61,62,97,144|20,95,170,105,145|21,92,96,63,66,106,171,115,82,109,146|22,147|23,148|24,53,51,52,149|25,150&gt;</text:p>
          </table:table-cell>
          <table:table-cell table:style-name="ce3" table:formula="of:=([.I256]-[.K256])/[.K256]" office:value-type="percentage" office:value="0.448378345124316">
            <text:p>44.84%</text:p>
          </table:table-cell>
          <table:table-cell table:style-name="ce3" table:formula="of:=IF([.M256]=0;([.I256]-[.J256])/[.J256];&quot;&quot;)" office:value-type="percentage" office:value="0.229354550621943">
            <text:p>22.94%</text:p>
          </table:table-cell>
          <table:table-cell office:value-type="float" office:value="4128.96662677518">
            <text:p>4128.966626775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96.38666052825">
            <text:p>2496.3866605283</text:p>
          </table:table-cell>
          <table:table-cell table:style-name="ce3" table:formula="of:=([.S256]-[.V256])/[.V256]" office:value-type="percentage" office:value="0.65397720315549">
            <text:p>65.40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3.100_25-5-5-5_rd_10.txt</text:p>
          </table:table-cell>
          <table:table-cell table:style-name="ce1" office:value-type="string">
            <text:p>true</text:p>
          </table:table-cell>
          <table:table-cell office:value-type="float" office:value="2430.2843">
            <text:p>2430.2843</text:p>
          </table:table-cell>
          <table:table-cell office:value-type="float" office:value="2619.9921">
            <text:p>2619.9921</text:p>
          </table:table-cell>
          <table:table-cell office:value-type="float" office:value="2362.1704">
            <text:p>2362.170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16,117,120,75,58,57,53,51,52,54,56,59,92,89,82,77,112,34,124,107,78,32,31,71,30,127|3,109,128|4,129|5,67,130|6,48,131|7,65,63,66,132|8,133|9,134|10,135|11,36,40,37,113,33,104,98,103,136|12,137|13,87,138|14,164,115,123,85,94,86,69,79,106,119,110,88,101,114,43,73,46,74,45,47,49,44,76,81,91,108,35,39,72,41,38,111,99,84,122,100,83,102,50,139|15,140|16,141|17,142|18,55,143|19,169,93,80,27,29,68,60,62,97,96,118,121,95,125,105,144|20,42,145|21,146|22,90,147|23,26,28,70,148|24,61,64,149|25,150&gt;</text:p>
          </table:table-cell>
          <table:table-cell table:style-name="ce3" table:formula="of:=([.I257]-[.K257])/[.K257]" office:value-type="percentage" office:value="0.0288353033295142">
            <text:p>2.88%</text:p>
          </table:table-cell>
          <table:table-cell table:style-name="ce3" table:formula="of:=IF([.M257]=0;([.I257]-[.J257])/[.J257];&quot;&quot;)" office:value-type="percentage" office:value="-0.0724077755806974">
            <text:p>-7.24%</text:p>
          </table:table-cell>
          <table:table-cell office:value-type="float" office:value="2484.17161759134">
            <text:p>2484.1716175914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78.20332548967">
            <text:p>2378.2033254897</text:p>
          </table:table-cell>
          <table:table-cell table:style-name="ce3" table:formula="of:=([.S257]-[.V257])/[.V257]" office:value-type="percentage" office:value="0.0445581296459815">
            <text:p>4.46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3.100_25-5-5-5_rd_30.txt</text:p>
          </table:table-cell>
          <table:table-cell table:style-name="ce1" office:value-type="string">
            <text:p>true</text:p>
          </table:table-cell>
          <table:table-cell office:value-type="float" office:value="3596.0874">
            <text:p>3596.0874</text:p>
          </table:table-cell>
          <table:table-cell office:value-type="float" office:value="2619.9921">
            <text:p>2619.9921</text:p>
          </table:table-cell>
          <table:table-cell office:value-type="float" office:value="2356.7269">
            <text:p>2356.7269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6,120,89,126|2,127|3,109,128|4,129|5,67,130|6,48,49,131|7,66,63,65,132|8,133|9,134|10,135|11,115,161,80,93,29,71,28,26,60,62,97,118,105,95,125,107,136|12,137|13,75,57,51,58,138|14,164,123,98,37,41,40,36,94,106,79,69,86,113,78,103,34,47,44,74,45,81,91,35,39,72,38,99,84,122,100,83,102,50,46,73,43,139|15,108,140|16,141|17,142|18,143|19,90,169,117,119,121,96,59,56,54,52,53,55,87,92,110,88,114,101,76,82,111,112,77,144|20,42,145|21,146|22,147|23,70,148|24,61,68,64,149|25,175,124,85,104,32,31,33,30,27,150&gt;</text:p>
          </table:table-cell>
          <table:table-cell table:style-name="ce3" table:formula="of:=([.I258]-[.K258])/[.K258]" office:value-type="percentage" office:value="0.525882103692201">
            <text:p>52.59%</text:p>
          </table:table-cell>
          <table:table-cell table:style-name="ce3" table:formula="of:=IF([.M258]=0;([.I258]-[.J258])/[.J258];&quot;&quot;)" office:value-type="percentage" office:value="0.372556581372898">
            <text:p>37.26%</text:p>
          </table:table-cell>
          <table:table-cell office:value-type="float" office:value="2806.53998557659">
            <text:p>2806.539985576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61.53460321836">
            <text:p>2361.5346032184</text:p>
          </table:table-cell>
          <table:table-cell table:style-name="ce3" table:formula="of:=([.S258]-[.V258])/[.V258]" office:value-type="percentage" office:value="0.188439069134014">
            <text:p>18.84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3.100_25-5-5-5_rd_50.txt</text:p>
          </table:table-cell>
          <table:table-cell table:style-name="ce1" office:value-type="string">
            <text:p>true</text:p>
          </table:table-cell>
          <table:table-cell office:value-type="float" office:value="3301.9476">
            <text:p>3301.9476</text:p>
          </table:table-cell>
          <table:table-cell office:value-type="float" office:value="2619.9921">
            <text:p>2619.9921</text:p>
          </table:table-cell>
          <table:table-cell office:value-type="float" office:value="2360.9738">
            <text:p>2360.973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09,128|4,129|5,65,130|6,156,56,54,52,53,110,88,114,101,76,48,73,49,47,131|7,132|8,133|9,134|10,135|11,94,115,161,116,119,96,92,89,108,77,111,112,82,44,74,45,136|12,137|13,75,57,51,58,117,120,87,138|14,164,80,35,41,38,99,84,122,100,83,102,50,46,43,139|15,140|16,141|17,59,142|18,55,143|19,169,67,64,62,61,70,71,27,85,37,39,72,40,36,124,107,123,113,31,33,30,28,66,97,79,121,91,81,144|20,42,145|21,171,93,29,26,125,95,105,118,146|22,90,147|23,60,148|24,149|25,175,86,106,68,69,63,32,104,98,103,34,78,150&gt;</text:p>
          </table:table-cell>
          <table:table-cell table:style-name="ce3" table:formula="of:=([.I259]-[.K259])/[.K259]" office:value-type="percentage" office:value="0.398553257981939">
            <text:p>39.86%</text:p>
          </table:table-cell>
          <table:table-cell table:style-name="ce3" table:formula="of:=IF([.M259]=0;([.I259]-[.J259])/[.J259];&quot;&quot;)" office:value-type="percentage" office:value="0.260289143619937">
            <text:p>26.03%</text:p>
          </table:table-cell>
          <table:table-cell office:value-type="float" office:value="3040.03341562721">
            <text:p>3040.033415627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07.77483209243">
            <text:p>2407.7748320924</text:p>
          </table:table-cell>
          <table:table-cell table:style-name="ce3" table:formula="of:=([.S259]-[.V259])/[.V259]" office:value-type="percentage" office:value="0.262590411324026">
            <text:p>26.26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3.100_25-5-5-5_rd_70.txt</text:p>
          </table:table-cell>
          <table:table-cell table:style-name="ce1" office:value-type="string">
            <text:p>true</text:p>
          </table:table-cell>
          <table:table-cell office:value-type="float" office:value="3658.2585">
            <text:p>3658.2585</text:p>
          </table:table-cell>
          <table:table-cell office:value-type="float" office:value="2619.9921">
            <text:p>2619.9921</text:p>
          </table:table-cell>
          <table:table-cell office:value-type="float" office:value="2398.2496">
            <text:p>2398.249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09,128|4,129|5,130|6,47,131|7,66,63,65,132|8,133|9,134|10,135|11,161,116,120,75,53,56,54,52,51,57,89,92,88,101,43,73,46,100,122,84,112,111,49,74,44,45,108,77,35,38,41,72,42,37,136|12,137|13,87,138|14,164,99,83,102,50,139|15,140|16,141|17,142|18,55,143|19,169,117,119,121,96,59,58,114,110,76,48,82,124,123,113,85,98,104,32,33,30,71,31,27,91,81,93,80,29,60,62,97,95,125,105,118,144|20,94,170,115,107,36,40,145|21,146|22,90,147|23,67,26,28,70,148|24,61,64,79,106,86,68,69,149|25,175,78,103,39,34,150&gt;</text:p>
          </table:table-cell>
          <table:table-cell table:style-name="ce3" table:formula="of:=([.I260]-[.K260])/[.K260]" office:value-type="percentage" office:value="0.525386890505475">
            <text:p>52.54%</text:p>
          </table:table-cell>
          <table:table-cell table:style-name="ce3" table:formula="of:=IF([.M260]=0;([.I260]-[.J260])/[.J260];&quot;&quot;)" office:value-type="percentage" office:value="0.396286080404594">
            <text:p>39.63%</text:p>
          </table:table-cell>
          <table:table-cell office:value-type="float" office:value="3375.72282334099">
            <text:p>3375.72282334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58.15126103174">
            <text:p>2358.1512610318</text:p>
          </table:table-cell>
          <table:table-cell table:style-name="ce3" table:formula="of:=([.S260]-[.V260])/[.V260]" office:value-type="percentage" office:value="0.431512422092906">
            <text:p>43.15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3.100_25-5-5-5_rd_90.txt</text:p>
          </table:table-cell>
          <table:table-cell table:style-name="ce1" office:value-type="string">
            <text:p>true</text:p>
          </table:table-cell>
          <table:table-cell office:value-type="float" office:value="3957.8399">
            <text:p>3957.8399</text:p>
          </table:table-cell>
          <table:table-cell office:value-type="float" office:value="2619.9921">
            <text:p>2619.9921</text:p>
          </table:table-cell>
          <table:table-cell office:value-type="float" office:value="2387.2581">
            <text:p>2387.258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2,109,128|4,129|5,67,130|6,156,121,59,56,54,53,52,87,89,76,101,48,131|7,65,63,66,62,132|8,133|9,94,134|10,135|11,115,161,108,49,46,73,43,44,74,45,100,122,84,41,72,37,35,38,136|12,137|13,75,57,51,58,138|14,164,99,83,102,50,139|15,140|16,141|17,142|18,55,143|19,169,90,107,123,27,70,26,28,30,71,32,85,98,39,40,36,113,124,77,34,112,111,82,47,114,88,110,81,91,93,80,29,68,60,97,96,118,119,95,125,105,144|20,42,145|21,146|22,147|23,148|24,61,64,79,117,120,116,149|25,175,106,86,69,33,31,104,103,78,150&gt;</text:p>
          </table:table-cell>
          <table:table-cell table:style-name="ce3" table:formula="of:=([.I261]-[.K261])/[.K261]" office:value-type="percentage" office:value="0.65790196711449">
            <text:p>65.79%</text:p>
          </table:table-cell>
          <table:table-cell table:style-name="ce3" table:formula="of:=IF([.M261]=0;([.I261]-[.J261])/[.J261];&quot;&quot;)" office:value-type="percentage" office:value="0.510630470985008">
            <text:p>51.06%</text:p>
          </table:table-cell>
          <table:table-cell office:value-type="float" office:value="3964.55694346471">
            <text:p>3964.556943464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03.64539968491">
            <text:p>2403.6453996849</text:p>
          </table:table-cell>
          <table:table-cell table:style-name="ce3" table:formula="of:=([.S261]-[.V261])/[.V261]" office:value-type="percentage" office:value="0.649393435481136">
            <text:p>64.94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4.100_25-5-5-5_rd_10.txt</text:p>
          </table:table-cell>
          <table:table-cell table:style-name="ce1" office:value-type="string">
            <text:p>true</text:p>
          </table:table-cell>
          <table:table-cell office:value-type="float" office:value="2887.1095">
            <text:p>2887.1095</text:p>
          </table:table-cell>
          <table:table-cell office:value-type="float" office:value="2319.6376">
            <text:p>2319.6376</text:p>
          </table:table-cell>
          <table:table-cell office:value-type="float" office:value="2115.2533">
            <text:p>2115.253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0,126|2,127|3,128|4,154,117,120,81,89,108,82,49,47,74,43,73,48,100,122,84,124,107,123,78,103,98,104,32,31,33,71,70,30,28,26,27,95,79,129|5,130|6,131|7,132|8,87,57,55,53,59,133|9,36,134|10,29,135|11,161,115,94,93,86,67,69,65,64,63,97,96,92,101,114,88,110,109,75,58,51,52,54,56,136|12,137|13,138|14,139|15,62,60,61,68,66,140|16,141|17,142|18,168,105,106,121,118,119,116,91,90,77,111,99,83,102,50,46,44,45,76,143|19,72,41,38,35,113,125,85,144|20,145|21,146|22,147|23,148|24,34,112,149|25,42,40,39,37,150&gt;</text:p>
          </table:table-cell>
          <table:table-cell table:style-name="ce3" table:formula="of:=([.I262]-[.K262])/[.K262]" office:value-type="percentage" office:value="0.364900128036675">
            <text:p>36.49%</text:p>
          </table:table-cell>
          <table:table-cell table:style-name="ce3" table:formula="of:=IF([.M262]=0;([.I262]-[.J262])/[.J262];&quot;&quot;)" office:value-type="percentage" office:value="0.244638171066032">
            <text:p>24.46%</text:p>
          </table:table-cell>
          <table:table-cell office:value-type="float" office:value="2120.7544086871">
            <text:p>2120.754408687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93.33639501">
            <text:p>2093.33639501</text:p>
          </table:table-cell>
          <table:table-cell table:style-name="ce3" table:formula="of:=([.S262]-[.V262])/[.V262]" office:value-type="percentage" office:value="0.0130977580777034">
            <text:p>1.31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4.100_25-5-5-5_rd_30.txt</text:p>
          </table:table-cell>
          <table:table-cell table:style-name="ce1" office:value-type="string">
            <text:p>true</text:p>
          </table:table-cell>
          <table:table-cell office:value-type="float" office:value="2425.4204">
            <text:p>2425.4204</text:p>
          </table:table-cell>
          <table:table-cell office:value-type="float" office:value="2319.6376">
            <text:p>2319.6376</text:p>
          </table:table-cell>
          <table:table-cell office:value-type="float" office:value="2093.3364">
            <text:p>2093.33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5,116,91,108,45,44,46,76,114,58,55,53,51,52,54,92,118,97,63,62,60,61,65,68,67,86,93,126|2,127|3,128|4,154,115,90,81,117,119,96,121,106,79,66,64,69,94,123,107,124,77,34,35,78,103,98,104,32,31,27,71,70,30,28,26,95,129|5,130|6,131|7,29,132|8,133|9,36,134|10,33,135|11,75,87,120,161,89,49,47,74,48,73,43,101,88,110,109,57,56,59,136|12,137|13,112,138|14,139|15,140|16,141|17,142|18,168,80,111,99,83,100,102,50,143|19,72,41,38,122,84,82,113,125,85,144|20,145|21,146|22,147|23,148|24,149|25,42,40,39,37,150&gt;</text:p>
          </table:table-cell>
          <table:table-cell table:style-name="ce3" table:formula="of:=([.I263]-[.K263])/[.K263]" office:value-type="percentage" office:value="0.158638621102657">
            <text:p>15.86%</text:p>
          </table:table-cell>
          <table:table-cell table:style-name="ce3" table:formula="of:=IF([.M263]=0;([.I263]-[.J263])/[.J263];&quot;&quot;)" office:value-type="percentage" office:value="0.0456031580105444">
            <text:p>4.56%</text:p>
          </table:table-cell>
          <table:table-cell office:value-type="float" office:value="2242.44398679758">
            <text:p>2242.443986797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93.07641751608">
            <text:p>2093.0764175161</text:p>
          </table:table-cell>
          <table:table-cell table:style-name="ce3" table:formula="of:=([.S263]-[.V263])/[.V263]" office:value-type="percentage" office:value="0.0713626927481007">
            <text:p>7.14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4.100_25-5-5-5_rd_50.txt</text:p>
          </table:table-cell>
          <table:table-cell table:style-name="ce1" office:value-type="string">
            <text:p>true</text:p>
          </table:table-cell>
          <table:table-cell office:value-type="float" office:value="2314.5827">
            <text:p>2314.5827</text:p>
          </table:table-cell>
          <table:table-cell office:value-type="float" office:value="2319.6376">
            <text:p>2319.6376</text:p>
          </table:table-cell>
          <table:table-cell office:value-type="float" office:value="2068.6677">
            <text:p>2068.667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5,116,91,76,45,44,46,111,77,36,40,42,72,39,37,124,107,90,126|2,152,80,85,98,103,35,38,84,122,100,83,102,50,125,127|3,128|4,154,115,95,27,31,32,113,123,94,93,86,106,79,97,63,64,65,69,67,26,28,30,70,33,104,78,129|5,130|6,131|7,132|8,96,118,120,87,57,55,53,59,133|9,134|10,71,29,135|11,75,161,121,119,117,81,89,108,82,49,47,74,48,73,43,114,101,88,110,92,109,58,51,52,54,56,136|12,99,137|13,138|14,139|15,62,60,61,68,66,140|16,141|17,142|18,143|19,41,144|20,145|21,146|22,147|23,148|24,112,34,149|25,150&gt;</text:p>
          </table:table-cell>
          <table:table-cell table:style-name="ce3" table:formula="of:=([.I264]-[.K264])/[.K264]" office:value-type="percentage" office:value="0.118876028276557">
            <text:p>11.89%</text:p>
          </table:table-cell>
          <table:table-cell table:style-name="ce3" table:formula="of:=IF([.M264]=0;([.I264]-[.J264])/[.J264];&quot;&quot;)" office:value-type="percentage" office:value="-0.00217917660931177">
            <text:p>-0.22%</text:p>
          </table:table-cell>
          <table:table-cell office:value-type="float" office:value="2292.23087667148">
            <text:p>2292.2308766715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10.5022507898">
            <text:p>2110.5022507898</text:p>
          </table:table-cell>
          <table:table-cell table:style-name="ce3" table:formula="of:=([.S264]-[.V264])/[.V264]" office:value-type="percentage" office:value="0.0861068145336829">
            <text:p>8.61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4.100_25-5-5-5_rd_70.txt</text:p>
          </table:table-cell>
          <table:table-cell table:style-name="ce1" office:value-type="string">
            <text:p>true</text:p>
          </table:table-cell>
          <table:table-cell office:value-type="float" office:value="2285.791">
            <text:p>2285.791</text:p>
          </table:table-cell>
          <table:table-cell office:value-type="float" office:value="2319.6376">
            <text:p>2319.6376</text:p>
          </table:table-cell>
          <table:table-cell office:value-type="float" office:value="2087.8583">
            <text:p>2087.858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0,126|2,152,106,121,79,66,67,68,65,61,60,62,97,96,118,119,105,116,91,124,37,39,103,127|3,128|4,154,115,90,107,35,72,42,98,41,40,123,94,93,86,63,64,69,113,78,104,32,31,33,71,70,30,28,26,27,95,129|5,130|6,131|7,132|8,59,53,56,55,57,88,110,76,87,133|9,36,134|10,29,135|11,120,161,117,81,89,108,77,111,82,49,47,48,73,43,101,114,75,92,109,58,51,52,54,136|12,99,137|13,138|14,139|15,140|16,141|17,142|18,143|19,38,84,74,44,102,83,100,122,125,85,144|20,145|21,46,50,45,146|22,147|23,148|24,112,34,149|25,150&gt;</text:p>
          </table:table-cell>
          <table:table-cell table:style-name="ce3" table:formula="of:=([.I265]-[.K265])/[.K265]" office:value-type="percentage" office:value="0.0948017880332206">
            <text:p>9.48%</text:p>
          </table:table-cell>
          <table:table-cell table:style-name="ce3" table:formula="of:=IF([.M265]=0;([.I265]-[.J265])/[.J265];&quot;&quot;)" office:value-type="percentage" office:value="-0.0145913309906685">
            <text:p>-1.46%</text:p>
          </table:table-cell>
          <table:table-cell office:value-type="float" office:value="2780.97627626782">
            <text:p>2780.976276267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93.33639501">
            <text:p>2093.33639501</text:p>
          </table:table-cell>
          <table:table-cell table:style-name="ce3" table:formula="of:=([.S265]-[.V265])/[.V265]" office:value-type="percentage" office:value="0.328489908691685">
            <text:p>32.85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4.100_25-5-5-5_rd_90.txt</text:p>
          </table:table-cell>
          <table:table-cell table:style-name="ce1" office:value-type="string">
            <text:p>true</text:p>
          </table:table-cell>
          <table:table-cell office:value-type="float" office:value="3051.0305">
            <text:p>3051.0305</text:p>
          </table:table-cell>
          <table:table-cell office:value-type="float" office:value="2319.6376">
            <text:p>2319.6376</text:p>
          </table:table-cell>
          <table:table-cell office:value-type="float" office:value="2102.962">
            <text:p>2102.96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93,86,67,68,65,61,63,64,97,92,75,54,51,53,55,57,58,109,116,105,126|2,127|3,128|4,154,115,90,89,81,120,117,106,121,119,87,110,88,114,101,43,48,74,47,49,82,124,78,104,98,103,85,32,31,27,71,70,30,28,26,29,95,129|5,130|6,131|7,132|8,96,118,79,62,60,69,66,133|9,36,134|10,33,135|11,52,56,59,136|12,137|13,138|14,139|15,140|16,141|17,142|18,168,113,80,123,107,91,108,77,111,99,100,83,102,50,46,73,44,45,76,143|19,72,41,38,122,84,35,125,144|20,145|21,146|22,147|23,148|24,112,34,149|25,42,40,39,37,150&gt;</text:p>
          </table:table-cell>
          <table:table-cell table:style-name="ce3" table:formula="of:=([.I266]-[.K266])/[.K266]" office:value-type="percentage" office:value="0.450825312107399">
            <text:p>45.08%</text:p>
          </table:table-cell>
          <table:table-cell table:style-name="ce3" table:formula="of:=IF([.M266]=0;([.I266]-[.J266])/[.J266];&quot;&quot;)" office:value-type="percentage" office:value="0.315304813131155">
            <text:p>31.53%</text:p>
          </table:table-cell>
          <table:table-cell office:value-type="float" office:value="3293.65648459998">
            <text:p>3293.656484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16.85186832928">
            <text:p>2116.8518683293</text:p>
          </table:table-cell>
          <table:table-cell table:style-name="ce3" table:formula="of:=([.S266]-[.V266])/[.V266]" office:value-type="percentage" office:value="0.555922043425494">
            <text:p>55.59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5.100_25-5-5-5_rd_10.txt</text:p>
          </table:table-cell>
          <table:table-cell table:style-name="ce1" office:value-type="string">
            <text:p>true</text:p>
          </table:table-cell>
          <table:table-cell office:value-type="float" office:value="3521.8277">
            <text:p>3521.8277</text:p>
          </table:table-cell>
          <table:table-cell office:value-type="float" office:value="3041.4454">
            <text:p>3041.4454</text:p>
          </table:table-cell>
          <table:table-cell office:value-type="float" office:value="2585.8438">
            <text:p>2585.843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40,126|2,152,106,109,76,74,47,45,127|3,128|4,117,129|5,155,115,124,82,111,112,34,78,103,122,35,91,81,75,59,57,51,114,73,49,50,102,83,130|6,131|7,157,64,61,67,70,27,94,107,123,113,37,39,72,41,98,104,33,30,28,26,71,31,32,132|8,133|9,80,93,159,99,38,42,134|10,160,90,77,84,100,108,89,120,119,96,97,69,63,65,86,66,135|11,85,125,95,136|12,105,116,137|13,138|14,29,139|15,140|16,56,54,55,141|17,62,60,68,79,121,118,142|18,143|19,144|20,145|21,52,53,58,87,110,88,92,146|22,147|23,44,48,46,43,101,148|24,149|25,150&gt;</text:p>
          </table:table-cell>
          <table:table-cell table:style-name="ce3" table:formula="of:=([.I267]-[.K267])/[.K267]" office:value-type="percentage" office:value="0.361964593530359">
            <text:p>36.20%</text:p>
          </table:table-cell>
          <table:table-cell table:style-name="ce3" table:formula="of:=IF([.M267]=0;([.I267]-[.J267])/[.J267];&quot;&quot;)" office:value-type="percentage" office:value="0.157945396619647">
            <text:p>15.79%</text:p>
          </table:table-cell>
          <table:table-cell office:value-type="float" office:value="3030.38537668992">
            <text:p>3030.385376689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43.6353874263">
            <text:p>2643.6353874263</text:p>
          </table:table-cell>
          <table:table-cell table:style-name="ce3" table:formula="of:=([.S267]-[.V267])/[.V267]" office:value-type="percentage" office:value="0.146294754224841">
            <text:p>14.63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5.100_25-5-5-5_rd_30.txt</text:p>
          </table:table-cell>
          <table:table-cell table:style-name="ce1" office:value-type="string">
            <text:p>true</text:p>
          </table:table-cell>
          <table:table-cell office:value-type="float" office:value="3189.4264">
            <text:p>3189.4264</text:p>
          </table:table-cell>
          <table:table-cell office:value-type="float" office:value="3041.4454">
            <text:p>3041.4454</text:p>
          </table:table-cell>
          <table:table-cell office:value-type="float" office:value="2656.5053">
            <text:p>2656.505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49,102,83,127|3,128|4,117,129|5,155,123,39,108,120,89,110,87,54,56,59,55,53,51,75,76,109,47,74,45,130|6,131|7,157,64,61,67,70,27,32,72,41,40,36,37,113,98,103,104,33,71,30,28,26,31,132|8,133|9,122,99,42,134|10,160,107,84,77,115,124,82,111,112,34,78,116,35,91,81,80,93,68,60,62,79,121,118,105,95,125,135|11,85,136|12,90,137|13,138|14,29,139|15,38,140|16,57,141|17,96,97,86,69,63,65,66,142|18,114,73,50,143|19,144|20,94,145|21,52,58,146|22,147|23,88,44,100,48,46,43,101,148|24,92,119,106,149|25,150&gt;</text:p>
          </table:table-cell>
          <table:table-cell table:style-name="ce3" table:formula="of:=([.I268]-[.K268])/[.K268]" office:value-type="percentage" office:value="0.200609838798364">
            <text:p>20.06%</text:p>
          </table:table-cell>
          <table:table-cell table:style-name="ce3" table:formula="of:=IF([.M268]=0;([.I268]-[.J268])/[.J268];&quot;&quot;)" office:value-type="percentage" office:value="0.0486548270766261">
            <text:p>4.87%</text:p>
          </table:table-cell>
          <table:table-cell office:value-type="float" office:value="4064.44205059186">
            <text:p>4064.442050591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28.32205984353">
            <text:p>2628.3220598435</text:p>
          </table:table-cell>
          <table:table-cell table:style-name="ce3" table:formula="of:=([.S268]-[.V268])/[.V268]" office:value-type="percentage" office:value="0.546401832823269">
            <text:p>54.64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5.100_25-5-5-5_rd_50.txt</text:p>
          </table:table-cell>
          <table:table-cell table:style-name="ce1" office:value-type="string">
            <text:p>true</text:p>
          </table:table-cell>
          <table:table-cell office:value-type="float" office:value="4231.1532">
            <text:p>4231.1532</text:p>
          </table:table-cell>
          <table:table-cell office:value-type="float" office:value="3041.4454">
            <text:p>3041.4454</text:p>
          </table:table-cell>
          <table:table-cell office:value-type="float" office:value="2631.6496">
            <text:p>2631.649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126|2,152,89,108,87,120,119,92,110,101,76,44,46,73,43,74,47,84,122,82,45,49,91,81,75,57,51,114,50,102,83,127|3,128|4,117,129|5,48,130|6,70,131|7,157,103,104,32,33,71,28,26,31,35,132|8,133|9,72,39,123,107,77,100,41,40,98,134|10,160,27,30,67,64,61,97,86,69,113,115,124,111,112,34,37,78,135|11,85,125,95,136|12,90,137|13,138|14,29,139|15,165,93,80,99,38,42,140|16,59,55,54,56,141|17,62,60,68,79,121,116,105,118,142|18,109,143|19,144|20,94,145|21,52,53,58,146|22,147|23,88,148|24,96,106,63,65,66,149|25,150&gt;</text:p>
          </table:table-cell>
          <table:table-cell table:style-name="ce3" table:formula="of:=([.I269]-[.K269])/[.K269]" office:value-type="percentage" office:value="0.6077950499185">
            <text:p>60.78%</text:p>
          </table:table-cell>
          <table:table-cell table:style-name="ce3" table:formula="of:=IF([.M269]=0;([.I269]-[.J269])/[.J269];&quot;&quot;)" office:value-type="percentage" office:value="0.391165266356582">
            <text:p>39.12%</text:p>
          </table:table-cell>
          <table:table-cell office:value-type="float" office:value="3425.49468424788">
            <text:p>3425.49468424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45.19733339221">
            <text:p>2645.1973333922</text:p>
          </table:table-cell>
          <table:table-cell table:style-name="ce3" table:formula="of:=([.S269]-[.V269])/[.V269]" office:value-type="percentage" office:value="0.294986442412222">
            <text:p>29.50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5.100_25-5-5-5_rd_70.txt</text:p>
          </table:table-cell>
          <table:table-cell table:style-name="ce1" office:value-type="string">
            <text:p>true</text:p>
          </table:table-cell>
          <table:table-cell office:value-type="float" office:value="3910.8788">
            <text:p>3910.8788</text:p>
          </table:table-cell>
          <table:table-cell office:value-type="float" office:value="3041.4454">
            <text:p>3041.4454</text:p>
          </table:table-cell>
          <table:table-cell office:value-type="float" office:value="2659.4462">
            <text:p>2659.446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126|2,152,109,47,43,74,45,82,122,35,93,79,75,57,114,50,102,83,127|3,128|4,117,129|5,48,130|6,70,131|7,157,120,100,46,44,87,88,92,106,113,103,104,33,31,27,26,28,30,71,32,132|8,133|9,123,107,37,39,72,41,40,98,134|10,160,67,64,61,52,54,56,58,53,110,76,89,108,124,77,111,84,112,34,78,115,121,119,81,116,91,80,29,68,60,118,105,95,125,135|11,85,136|12,90,137|13,138|14,139|15,165,49,73,99,38,42,140|16,59,55,141|17,96,86,97,69,65,63,62,66,142|18,143|19,144|20,94,145|21,51,146|22,147|23,101,148|24,149|25,150&gt;</text:p>
          </table:table-cell>
          <table:table-cell table:style-name="ce3" table:formula="of:=([.I270]-[.K270])/[.K270]" office:value-type="percentage" office:value="0.470561352209344">
            <text:p>47.06%</text:p>
          </table:table-cell>
          <table:table-cell table:style-name="ce3" table:formula="of:=IF([.M270]=0;([.I270]-[.J270])/[.J270];&quot;&quot;)" office:value-type="percentage" office:value="0.285861912891811">
            <text:p>28.59%</text:p>
          </table:table-cell>
          <table:table-cell office:value-type="float" office:value="4046.63797209006">
            <text:p>4046.637972090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81.14872915174">
            <text:p>2681.1487291517</text:p>
          </table:table-cell>
          <table:table-cell table:style-name="ce3" table:formula="of:=([.S270]-[.V270])/[.V270]" office:value-type="percentage" office:value="0.509292613308451">
            <text:p>50.93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5.100_25-5-5-5_rd_90.txt</text:p>
          </table:table-cell>
          <table:table-cell table:style-name="ce1" office:value-type="string">
            <text:p>true</text:p>
          </table:table-cell>
          <table:table-cell office:value-type="float" office:value="3827.4351">
            <text:p>3827.4351</text:p>
          </table:table-cell>
          <table:table-cell office:value-type="float" office:value="3041.4454">
            <text:p>3041.4454</text:p>
          </table:table-cell>
          <table:table-cell office:value-type="float" office:value="2709.9973">
            <text:p>2709.997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126|2,127|3,128|4,117,129|5,155,92,106,115,124,34,112,111,47,74,45,82,81,110,57,51,59,75,114,73,49,102,83,50,130|6,131|7,157,89,108,107,123,113,37,39,98,103,104,32,33,71,28,26,31,35,122,91,99,42,85,132|8,133|9,70,27,159,90,77,84,100,41,40,72,134|10,160,30,67,64,61,97,96,119,120,86,69,63,65,66,135|11,78,136|12,105,162,95,125,118,137|13,138|14,29,139|15,38,140|16,56,55,54,141|17,121,79,116,93,80,68,60,62,142|18,76,109,143|19,144|20,94,145|21,52,53,58,146|22,147|23,88,87,44,48,46,43,101,148|24,149|25,150&gt;</text:p>
          </table:table-cell>
          <table:table-cell table:style-name="ce3" table:formula="of:=([.I271]-[.K271])/[.K271]" office:value-type="percentage" office:value="0.412339082404252">
            <text:p>41.23%</text:p>
          </table:table-cell>
          <table:table-cell table:style-name="ce3" table:formula="of:=IF([.M271]=0;([.I271]-[.J271])/[.J271];&quot;&quot;)" office:value-type="percentage" office:value="0.258426371882264">
            <text:p>25.84%</text:p>
          </table:table-cell>
          <table:table-cell office:value-type="float" office:value="4471.21363979777">
            <text:p>4471.213639797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79.28710429549">
            <text:p>2779.2871042955</text:p>
          </table:table-cell>
          <table:table-cell table:style-name="ce3" table:formula="of:=([.S271]-[.V271])/[.V271]" office:value-type="percentage" office:value="0.608762776932022">
            <text:p>60.88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6.100_25-5-5-5_rd_10.txt</text:p>
          </table:table-cell>
          <table:table-cell table:style-name="ce1" office:value-type="string">
            <text:p>true</text:p>
          </table:table-cell>
          <table:table-cell office:value-type="float" office:value="2533.9585">
            <text:p>2533.9585</text:p>
          </table:table-cell>
          <table:table-cell office:value-type="float" office:value="2749.7781">
            <text:p>2749.7781</text:p>
          </table:table-cell>
          <table:table-cell office:value-type="float" office:value="2393.966">
            <text:p>2393.966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55,90,108,107,123,27,37,36,41,72,39,98,104,32,31,113,78,103,130|6,76,101,110,75,109,131|7,157,70,30,61,64,69,67,124,77,111,34,40,112,132|8,133|9,134|10,135|11,97,136|12,162,115,91,82,99,122,38,35,85,80,125,95,93,105,116,118,137|13,71,33,138|14,60,139|15,140|16,28,29,141|17,49,142|18,143|19,44,43,74,45,47,144|20,145|21,26,146|22,147|23,173,117,120,94,89,88,58,53,52,54,56,55,87,92,119,96,106,86,66,63,65,62,68,79,121,81,59,57,51,114,73,50,102,83,42,148|24,100,84,149|25,46,48,150&gt;</text:p>
          </table:table-cell>
          <table:table-cell table:style-name="ce3" table:formula="of:=([.I272]-[.K272])/[.K272]" office:value-type="percentage" office:value="0.0584772298353445">
            <text:p>5.85%</text:p>
          </table:table-cell>
          <table:table-cell table:style-name="ce3" table:formula="of:=IF([.M272]=0;([.I272]-[.J272])/[.J272];&quot;&quot;)" office:value-type="percentage" office:value="-0.0784861876672884">
            <text:p>-7.85%</text:p>
          </table:table-cell>
          <table:table-cell office:value-type="float" office:value="2501.82533216322">
            <text:p>2501.8253321632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25.05869701337">
            <text:p>2425.0586970134</text:p>
          </table:table-cell>
          <table:table-cell table:style-name="ce3" table:formula="of:=([.S272]-[.V272])/[.V272]" office:value-type="percentage" office:value="0.0316555781698789">
            <text:p>3.17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6.100_25-5-5-5_rd_30.txt</text:p>
          </table:table-cell>
          <table:table-cell table:style-name="ce1" office:value-type="string">
            <text:p>true</text:p>
          </table:table-cell>
          <table:table-cell office:value-type="float" office:value="2647.1912">
            <text:p>2647.1912</text:p>
          </table:table-cell>
          <table:table-cell office:value-type="float" office:value="2749.7781">
            <text:p>2749.7781</text:p>
          </table:table-cell>
          <table:table-cell office:value-type="float" office:value="2386.8363">
            <text:p>2386.8363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03,35,155,115,91,81,121,79,28,26,29,95,125,80,85,38,42,130|6,76,101,110,87,109,131|7,77,108,89,157,90,36,39,98,104,32,31,34,112,111,132|8,133|9,134|10,83,99,102,135|11,136|12,162,72,94,123,107,37,40,41,84,100,48,46,43,44,82,124,78,113,66,62,68,93,75,59,57,51,114,73,49,116,105,118,137|13,33,71,138|14,60,139|15,140|16,27,70,141|17,50,142|18,54,56,55,143|19,47,45,74,144|20,145|21,30,146|22,147|23,173,117,120,88,58,53,52,96,97,67,69,64,61,65,63,86,106,119,92,148|24,122,149|25,150&gt;</text:p>
          </table:table-cell>
          <table:table-cell table:style-name="ce3" table:formula="of:=([.I273]-[.K273])/[.K273]" office:value-type="percentage" office:value="0.109079495732489">
            <text:p>10.91%</text:p>
          </table:table-cell>
          <table:table-cell table:style-name="ce3" table:formula="of:=IF([.M273]=0;([.I273]-[.J273])/[.J273];&quot;&quot;)" office:value-type="percentage" office:value="-0.0373073376357168">
            <text:p>-3.73%</text:p>
          </table:table-cell>
          <table:table-cell office:value-type="float" office:value="3219.72681689767">
            <text:p>3219.726816897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59.87625172391">
            <text:p>2359.8762517239</text:p>
          </table:table-cell>
          <table:table-cell table:style-name="ce3" table:formula="of:=([.S273]-[.V273])/[.V273]" office:value-type="percentage" office:value="0.364362565429278">
            <text:p>36.44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6.100_25-5-5-5_rd_50.txt</text:p>
          </table:table-cell>
          <table:table-cell table:style-name="ce1" office:value-type="string">
            <text:p>true</text:p>
          </table:table-cell>
          <table:table-cell office:value-type="float" office:value="2712.3043">
            <text:p>2712.3043</text:p>
          </table:table-cell>
          <table:table-cell office:value-type="float" office:value="2749.7781">
            <text:p>2749.7781</text:p>
          </table:table-cell>
          <table:table-cell office:value-type="float" office:value="2376.071">
            <text:p>2376.07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55,90,108,107,77,36,39,37,41,98,70,30,27,32,31,104,103,113,78,34,35,130|6,110,101,76,131|7,38,42,132|8,133|9,134|10,83,99,45,73,50,102,135|11,97,136|12,162,94,123,72,40,84,100,48,46,43,44,82,74,112,111,124,115,109,75,59,57,51,114,49,91,116,105,93,95,118,137|13,33,71,138|14,60,139|15,140|16,28,29,141|17,47,142|18,143|19,89,144|20,69,145|21,125,80,85,26,146|22,147|23,173,67,64,61,117,120,87,88,58,55,53,52,54,56,92,96,119,106,86,63,66,65,62,68,79,121,81,148|24,122,149|25,150&gt;</text:p>
          </table:table-cell>
          <table:table-cell table:style-name="ce3" table:formula="of:=([.I274]-[.K274])/[.K274]" office:value-type="percentage" office:value="0.141508103082778">
            <text:p>14.15%</text:p>
          </table:table-cell>
          <table:table-cell table:style-name="ce3" table:formula="of:=IF([.M274]=0;([.I274]-[.J274])/[.J274];&quot;&quot;)" office:value-type="percentage" office:value="-0.0136279360141825">
            <text:p>-1.36%</text:p>
          </table:table-cell>
          <table:table-cell office:value-type="float" office:value="3749.03812599357">
            <text:p>3749.038125993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58.95473974764">
            <text:p>2358.9547397477</text:p>
          </table:table-cell>
          <table:table-cell table:style-name="ce3" table:formula="of:=([.S274]-[.V274])/[.V274]" office:value-type="percentage" office:value="0.589279379897995">
            <text:p>58.93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6.100_25-5-5-5_rd_70.txt</text:p>
          </table:table-cell>
          <table:table-cell table:style-name="ce1" office:value-type="string">
            <text:p>true</text:p>
          </table:table-cell>
          <table:table-cell office:value-type="float" office:value="2538.4222">
            <text:p>2538.4222</text:p>
          </table:table-cell>
          <table:table-cell office:value-type="float" office:value="2749.7781">
            <text:p>2749.7781</text:p>
          </table:table-cell>
          <table:table-cell office:value-type="float" office:value="2431.418">
            <text:p>2431.41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98,130|6,131|7,38,42,132|8,133|9,87,134|10,83,99,102,135|11,97,136|12,162,108,107,94,123,37,72,40,41,84,100,112,111,77,48,46,43,44,101,76,109,110,51,57,59,75,114,73,49,91,93,95,105,116,137|13,33,138|14,60,139|15,140|16,29,141|17,50,142|18,55,56,54,143|19,89,169,39,36,70,30,27,32,31,104,113,78,124,34,35,82,47,45,74,144|20,145|21,26,85,80,125,146|22,147|23,90,173,117,120,88,58,53,52,61,69,67,64,65,63,66,96,92,119,106,86,115,103,71,28,68,62,79,121,118,81,148|24,122,149|25,150&gt;</text:p>
          </table:table-cell>
          <table:table-cell table:style-name="ce3" table:formula="of:=([.I275]-[.K275])/[.K275]" office:value-type="percentage" office:value="0.0440089692516876">
            <text:p>4.40%</text:p>
          </table:table-cell>
          <table:table-cell table:style-name="ce3" table:formula="of:=IF([.M275]=0;([.I275]-[.J275])/[.J275];&quot;&quot;)" office:value-type="percentage" office:value="-0.0768628930458061">
            <text:p>-7.69%</text:p>
          </table:table-cell>
          <table:table-cell office:value-type="float" office:value="3533.06131482931">
            <text:p>3533.0613148293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84.55014229445">
            <text:p>2384.5501422945</text:p>
          </table:table-cell>
          <table:table-cell table:style-name="ce3" table:formula="of:=([.S275]-[.V275])/[.V275]" office:value-type="percentage" office:value="0.481646895220979">
            <text:p>48.16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6.100_25-5-5-5_rd_90.txt</text:p>
          </table:table-cell>
          <table:table-cell table:style-name="ce1" office:value-type="string">
            <text:p>true</text:p>
          </table:table-cell>
          <table:table-cell office:value-type="float" office:value="2726.4403">
            <text:p>2726.4403</text:p>
          </table:table-cell>
          <table:table-cell office:value-type="float" office:value="2749.7781">
            <text:p>2749.7781</text:p>
          </table:table-cell>
          <table:table-cell office:value-type="float" office:value="2368.2584">
            <text:p>2368.258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42,38,35,130|6,76,131|7,157,94,64,61,67,69,30,70,27,103,36,40,41,98,104,32,31,78,34,112,122,132|8,133|9,134|10,83,99,102,135|11,136|12,119,162,121,62,68,26,71,85,80,125,95,93,79,118,105,116,137|13,33,138|14,60,139|15,140|16,28,29,141|17,46,142|18,143|19,88,169,123,107,37,39,72,113,77,108,89,44,43,48,74,101,110,75,109,45,47,144|20,145|21,146|22,147|23,90,173,120,117,97,56,54,52,53,55,58,87,92,96,63,65,66,86,106,115,124,111,82,91,81,59,57,51,114,73,50,49,148|24,100,84,149|25,150&gt;</text:p>
          </table:table-cell>
          <table:table-cell table:style-name="ce3" table:formula="of:=([.I276]-[.K276])/[.K276]" office:value-type="percentage" office:value="0.151242744457277">
            <text:p>15.12%</text:p>
          </table:table-cell>
          <table:table-cell table:style-name="ce3" table:formula="of:=IF([.M276]=0;([.I276]-[.J276])/[.J276];&quot;&quot;)" office:value-type="percentage" office:value="-0.00848715756373207">
            <text:p>-0.85%</text:p>
          </table:table-cell>
          <table:table-cell office:value-type="float" office:value="4284.75415906803">
            <text:p>4284.75415906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26.78518409098">
            <text:p>2426.785184091</text:p>
          </table:table-cell>
          <table:table-cell table:style-name="ce3" table:formula="of:=([.S276]-[.V276])/[.V276]" office:value-type="percentage" office:value="0.765609163578692">
            <text:p>76.56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7.100_25-5-5-5_rd_10.txt</text:p>
          </table:table-cell>
          <table:table-cell table:style-name="ce1" office:value-type="string">
            <text:p>true</text:p>
          </table:table-cell>
          <table:table-cell office:value-type="float" office:value="2542.4118">
            <text:p>2542.4118</text:p>
          </table:table-cell>
          <table:table-cell office:value-type="float" office:value="2644.8334">
            <text:p>2644.8334</text:p>
          </table:table-cell>
          <table:table-cell office:value-type="float" office:value="2269.3601">
            <text:p>2269.3601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86,117,92,96,97,67,69,65,61,60,118,119,93,80,125,95,28,26,29,71,31,128|4,109,81,121,79,154,105,116,91,129|5,130|6,111,131|7,157,94,90,120,108,77,124,37,39,72,40,41,84,100,50,48,46,43,44,74,76,110,75,59,52,51,57,114,45,99,83,102,132|8,112,133|9,134|10,135|11,161,115,106,136|12,137|13,54,138|14,139|15,140|16,141|17,142|18,143|19,47,49,73,144|20,145|21,146|22,147|23,173,87,53,56,55,58,88,101,89,107,123,78,113,27,70,30,33,32,104,98,36,35,34,82,122,38,42,103,85,148|24,62,63,64,66,68,149|25,150&gt;</text:p>
          </table:table-cell>
          <table:table-cell table:style-name="ce3" table:formula="of:=([.I277]-[.K277])/[.K277]" office:value-type="percentage" office:value="0.120321010314758">
            <text:p>12.03%</text:p>
          </table:table-cell>
          <table:table-cell table:style-name="ce3" table:formula="of:=IF([.M277]=0;([.I277]-[.J277])/[.J277];&quot;&quot;)" office:value-type="percentage" office:value="-0.0387251612899323">
            <text:p>-3.87%</text:p>
          </table:table-cell>
          <table:table-cell office:value-type="float" office:value="2544.35679515309">
            <text:p>2544.35679515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70.58199459089">
            <text:p>2270.5819945909</text:p>
          </table:table-cell>
          <table:table-cell table:style-name="ce3" table:formula="of:=([.S277]-[.V277])/[.V277]" office:value-type="percentage" office:value="0.120574725429166">
            <text:p>12.06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7.100_25-5-5-5_rd_30.txt</text:p>
          </table:table-cell>
          <table:table-cell table:style-name="ce1" office:value-type="string">
            <text:p>true</text:p>
          </table:table-cell>
          <table:table-cell office:value-type="float" office:value="2405.575">
            <text:p>2405.575</text:p>
          </table:table-cell>
          <table:table-cell office:value-type="float" office:value="2644.8334">
            <text:p>2644.8334</text:p>
          </table:table-cell>
          <table:table-cell office:value-type="float" office:value="2310.464">
            <text:p>2310.46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8,127|3,128|4,154,90,89,108,84,77,124,36,37,103,104,98,39,72,40,41,42,38,112,111,99,83,102,50,45,47,82,91,105,79,121,116,81,114,73,49,129|5,130|6,156,115,80,78,35,34,122,131|7,132|8,100,133|9,134|10,135|11,136|12,137|13,59,138|14,164,94,107,123,113,117,92,96,97,86,95,125,27,31,32,33,30,65,61,139|15,140|16,141|17,142|18,143|19,74,144|20,51,57,75,145|21,43,146|22,147|23,173,120,87,56,54,52,53,55,58,88,101,46,48,44,76,110,109,119,118,106,66,67,69,64,63,62,60,68,26,70,29,71,85,148|24,149|25,93,150&gt;</text:p>
          </table:table-cell>
          <table:table-cell table:style-name="ce3" table:formula="of:=([.I278]-[.K278])/[.K278]" office:value-type="percentage" office:value="0.041165324367746">
            <text:p>4.12%</text:p>
          </table:table-cell>
          <table:table-cell table:style-name="ce3" table:formula="of:=IF([.M278]=0;([.I278]-[.J278])/[.J278];&quot;&quot;)" office:value-type="percentage" office:value="-0.0904625599480104">
            <text:p>-9.05%</text:p>
          </table:table-cell>
          <table:table-cell office:value-type="float" office:value="2872.87186310562">
            <text:p>2872.871863105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81.07210910606">
            <text:p>2281.0721091061</text:p>
          </table:table-cell>
          <table:table-cell table:style-name="ce3" table:formula="of:=([.S278]-[.V278])/[.V278]" office:value-type="percentage" office:value="0.259439301211515">
            <text:p>25.94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7.100_25-5-5-5_rd_50.txt</text:p>
          </table:table-cell>
          <table:table-cell table:style-name="ce1" office:value-type="string">
            <text:p>true</text:p>
          </table:table-cell>
          <table:table-cell office:value-type="float" office:value="2754.0576">
            <text:p>2754.0576</text:p>
          </table:table-cell>
          <table:table-cell office:value-type="float" office:value="2644.8334">
            <text:p>2644.8334</text:p>
          </table:table-cell>
          <table:table-cell office:value-type="float" office:value="2285.8624">
            <text:p>2285.8624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8,127|3,31,33,30,70,27,128|4,110,109,92,119,81,129|5,130|6,131|7,157,90,108,77,84,36,37,39,72,41,40,123,113,95,86,67,65,61,60,66,106,117,87,75,114,45,99,122,83,102,132|8,100,133|9,134|10,135|11,136|12,137|13,59,138|14,164,94,107,89,120,56,54,52,53,55,88,101,76,44,43,46,48,50,82,111,112,91,105,121,118,79,62,68,139|15,140|16,141|17,142|18,143|19,74,47,49,73,144|20,51,57,58,145|21,146|22,147|23,78,98,104,32,71,29,125,115,173,124,35,34,38,42,103,85,26,80,93,116,148|24,69,64,63,149|25,97,96,150&gt;</text:p>
          </table:table-cell>
          <table:table-cell table:style-name="ce3" table:formula="of:=([.I279]-[.K279])/[.K279]" office:value-type="percentage" office:value="0.204822127526136">
            <text:p>20.48%</text:p>
          </table:table-cell>
          <table:table-cell table:style-name="ce3" table:formula="of:=IF([.M279]=0;([.I279]-[.J279])/[.J279];&quot;&quot;)" office:value-type="percentage" office:value="0.0412971947495824">
            <text:p>4.13%</text:p>
          </table:table-cell>
          <table:table-cell office:value-type="float" office:value="2828.88643528811">
            <text:p>2828.886435288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32.82708351558">
            <text:p>2232.8270835156</text:p>
          </table:table-cell>
          <table:table-cell table:style-name="ce3" table:formula="of:=([.S279]-[.V279])/[.V279]" office:value-type="percentage" office:value="0.266952759653039">
            <text:p>26.70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7.100_25-5-5-5_rd_70.txt</text:p>
          </table:table-cell>
          <table:table-cell table:style-name="ce1" office:value-type="string">
            <text:p>true</text:p>
          </table:table-cell>
          <table:table-cell office:value-type="float" office:value="2805.3302">
            <text:p>2805.3302</text:p>
          </table:table-cell>
          <table:table-cell office:value-type="float" office:value="2644.8334">
            <text:p>2644.8334</text:p>
          </table:table-cell>
          <table:table-cell office:value-type="float" office:value="2282.75">
            <text:p>2282.75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67,69,30,27,123,94,107,37,39,72,41,40,36,34,84,112,38,42,98,103,80,125,29,71,33,70,28,26,128|4,129|5,130|6,111,131|7,157,77,48,46,124,113,104,32,31,95,86,106,115,81,110,75,92,45,74,99,122,83,102,132|8,100,133|9,97,96,66,63,65,61,60,134|10,135|11,136|12,137|13,59,138|14,139|15,140|16,141|17,142|18,143|19,47,49,73,144|20,51,57,58,145|21,114,146|22,147|23,78,35,85,116,148|24,174,90,108,89,117,120,87,88,55,53,52,54,56,109,76,101,43,44,50,82,91,105,119,118,121,79,68,64,62,149|25,93,150&gt;</text:p>
          </table:table-cell>
          <table:table-cell table:style-name="ce3" table:formula="of:=([.I280]-[.K280])/[.K280]" office:value-type="percentage" office:value="0.228925725550323">
            <text:p>22.89%</text:p>
          </table:table-cell>
          <table:table-cell table:style-name="ce3" table:formula="of:=IF([.M280]=0;([.I280]-[.J280])/[.J280];&quot;&quot;)" office:value-type="percentage" office:value="0.0606831417056363">
            <text:p>6.07%</text:p>
          </table:table-cell>
          <table:table-cell office:value-type="float" office:value="3094.32433321778">
            <text:p>3094.324333217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41.03157059235">
            <text:p>2241.0315705924</text:p>
          </table:table-cell>
          <table:table-cell table:style-name="ce3" table:formula="of:=([.S280]-[.V280])/[.V280]" office:value-type="percentage" office:value="0.380758920946346">
            <text:p>38.08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7.100_25-5-5-5_rd_90.txt</text:p>
          </table:table-cell>
          <table:table-cell table:style-name="ce1" office:value-type="string">
            <text:p>true</text:p>
          </table:table-cell>
          <table:table-cell office:value-type="float" office:value="2583.118">
            <text:p>2583.118</text:p>
          </table:table-cell>
          <table:table-cell office:value-type="float" office:value="2644.8334">
            <text:p>2644.8334</text:p>
          </table:table-cell>
          <table:table-cell office:value-type="float" office:value="2271.9993">
            <text:p>2271.9993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69]</text:p>
          </table:table-cell>
          <table:table-cell office:value-type="string">
            <text:p>[1,2,3,4,5,6]</text:p>
          </table:table-cell>
          <table:table-cell office:value-type="string">
            <text:p>&lt;1,126|2,28,127|3,98,104,33,30,27,128|4,154,90,108,107,77,84,36,37,39,72,41,40,123,94,95,86,97,96,118,119,117,81,109,110,74,45,129|5,130|6,111,131|7,50,48,46,43,132|8,133|9,134|10,135|11,161,113,32,31,67,65,61,60,66,106,115,105,92,75,57,51,59,121,79,136|12,137|13,138|14,139|15,140|16,102,100,112,99,141|17,142|18,143|19,73,49,144|20,145|21,114,146|22,147|23,173,89,120,87,56,54,52,53,55,58,88,101,76,44,47,82,124,78,103,42,35,38,83,122,34,85,71,29,70,26,125,80,93,116,91,148|24,62,63,64,68,149|25,150&gt;</text:p>
          </table:table-cell>
          <table:table-cell table:style-name="ce3" table:formula="of:=([.I281]-[.K281])/[.K281]" office:value-type="percentage" office:value="0.136936089725028">
            <text:p>13.69%</text:p>
          </table:table-cell>
          <table:table-cell table:style-name="ce3" table:formula="of:=IF([.M281]=0;([.I281]-[.J281])/[.J281];&quot;&quot;)">
            <text:p/>
          </table:table-cell>
          <table:table-cell office:value-type="float" office:value="3015.67823176609">
            <text:p>3015.678231766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49.82145110301">
            <text:p>2249.821451103</text:p>
          </table:table-cell>
          <table:table-cell table:style-name="ce3" table:formula="of:=([.S281]-[.V281])/[.V281]" office:value-type="percentage" office:value="0.340407804489375">
            <text:p>34.04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8.100_25-5-5-5_rd_10.txt</text:p>
          </table:table-cell>
          <table:table-cell table:style-name="ce1" office:value-type="string">
            <text:p>true</text:p>
          </table:table-cell>
          <table:table-cell office:value-type="float" office:value="2095.3947">
            <text:p>2095.3947</text:p>
          </table:table-cell>
          <table:table-cell office:value-type="float" office:value="2175.5189">
            <text:p>2175.5189</text:p>
          </table:table-cell>
          <table:table-cell office:value-type="float" office:value="1922.9387">
            <text:p>1922.938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9,52,51,53,57,75,126|2,50,74,127|3,128|4,129|5,130|6,131|7,132|8,133|9,134|10,135|11,136|12,100,83,102,99,111,112,84,122,137|13,33,71,29,70,26,28,30,138|14,139|15,63,62,61,69,140|16,166,94,123,107,90,108,89,87,56,54,55,58,88,110,109,76,101,114,43,46,48,73,44,45,47,49,82,77,124,35,34,38,72,42,103,85,80,93,79,121,105,91,81,141|17,142|18,143|19,169,115,113,78,37,36,40,41,39,98,104,32,31,27,125,95,86,67,68,65,60,64,66,97,118,144|20,145|21,96,106,119,117,116,120,92,146|22,147|23,148|24,149|25,150&gt;</text:p>
          </table:table-cell>
          <table:table-cell table:style-name="ce3" table:formula="of:=([.I282]-[.K282])/[.K282]" office:value-type="percentage" office:value="0.0896835660959967">
            <text:p>8.97%</text:p>
          </table:table-cell>
          <table:table-cell table:style-name="ce3" table:formula="of:=IF([.M282]=0;([.I282]-[.J282])/[.J282];&quot;&quot;)" office:value-type="percentage" office:value="-0.0368299259546769">
            <text:p>-3.68%</text:p>
          </table:table-cell>
          <table:table-cell office:value-type="float" office:value="2092.38260705667">
            <text:p>2092.3826070567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22.93874613258">
            <text:p>1922.9387461326</text:p>
          </table:table-cell>
          <table:table-cell table:style-name="ce3" table:formula="of:=([.S282]-[.V282])/[.V282]" office:value-type="percentage" office:value="0.0881171390741779">
            <text:p>8.81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8.100_25-5-5-5_rd_30.txt</text:p>
          </table:table-cell>
          <table:table-cell table:style-name="ce1" office:value-type="string">
            <text:p>true</text:p>
          </table:table-cell>
          <table:table-cell office:value-type="float" office:value="2102.7876">
            <text:p>2102.7876</text:p>
          </table:table-cell>
          <table:table-cell office:value-type="float" office:value="2175.5189">
            <text:p>2175.5189</text:p>
          </table:table-cell>
          <table:table-cell office:value-type="float" office:value="1925.5978">
            <text:p>1925.5978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5,57,51,59,126|2,74,50,127|3,128|4,129|5,130|6,131|7,132|8,133|9,134|10,135|11,136|12,100,83,102,99,111,112,84,122,137|13,30,28,26,70,29,71,33,138|14,139|15,69,61,62,63,140|16,166,107,90,108,89,87,56,54,52,53,55,58,88,110,109,76,101,114,43,46,48,73,44,45,47,49,82,77,124,35,34,38,72,42,103,85,80,93,79,121,105,91,81,141|17,142|18,143|19,169,115,94,123,113,78,37,36,40,41,39,98,104,32,31,27,125,95,67,68,65,60,64,66,97,118,144|20,145|21,96,86,106,119,117,116,120,92,146|22,147|23,148|24,149|25,150&gt;</text:p>
          </table:table-cell>
          <table:table-cell table:style-name="ce3" table:formula="of:=([.I283]-[.K283])/[.K283]" office:value-type="percentage" office:value="0.0920180735561705">
            <text:p>9.20%</text:p>
          </table:table-cell>
          <table:table-cell table:style-name="ce3" table:formula="of:=IF([.M283]=0;([.I283]-[.J283])/[.J283];&quot;&quot;)" office:value-type="percentage" office:value="-0.0334317022021734">
            <text:p>-3.34%</text:p>
          </table:table-cell>
          <table:table-cell office:value-type="float" office:value="2397.36613723103">
            <text:p>2397.366137231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30.9115990928">
            <text:p>1930.9115990928</text:p>
          </table:table-cell>
          <table:table-cell table:style-name="ce3" table:formula="of:=([.S283]-[.V283])/[.V283]" office:value-type="percentage" office:value="0.241572187125182">
            <text:p>24.16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8.100_25-5-5-5_rd_50.txt</text:p>
          </table:table-cell>
          <table:table-cell table:style-name="ce1" office:value-type="string">
            <text:p>true</text:p>
          </table:table-cell>
          <table:table-cell office:value-type="float" office:value="1966.3762">
            <text:p>1966.3762</text:p>
          </table:table-cell>
          <table:table-cell office:value-type="float" office:value="2175.5189">
            <text:p>2175.5189</text:p>
          </table:table-cell>
          <table:table-cell office:value-type="float" office:value="1994.6367">
            <text:p>1994.6367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5,57,53,51,59,126|2,46,73,74,50,127|3,128|4,129|5,130|6,131|7,132|8,133|9,134|10,135|11,136|12,100,83,102,99,111,112,84,122,137|13,33,71,29,70,26,28,30,138|14,139|15,69,61,62,63,140|16,166,117,108,89,87,56,54,52,55,58,88,110,109,76,101,114,43,48,44,45,47,49,82,77,124,35,34,38,42,103,85,78,93,79,121,105,81,141|17,142|18,143|19,169,90,107,94,123,113,37,36,40,41,72,39,98,104,32,31,27,86,106,97,66,64,60,65,68,67,95,125,80,115,91,116,144|20,145|21,92,120,119,118,96,146|22,147|23,148|24,149|25,150&gt;</text:p>
          </table:table-cell>
          <table:table-cell table:style-name="ce3" table:formula="of:=([.I284]-[.K284])/[.K284]" office:value-type="percentage" office:value="-0.0141682442722527">
            <text:p>-1.42%</text:p>
          </table:table-cell>
          <table:table-cell table:style-name="ce3" table:formula="of:=IF([.M284]=0;([.I284]-[.J284])/[.J284];&quot;&quot;)" office:value-type="percentage" office:value="-0.096134627927158">
            <text:p>-9.61%</text:p>
          </table:table-cell>
          <table:table-cell office:value-type="float" office:value="2669.33220642057">
            <text:p>2669.3322064206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27.57319636997">
            <text:p>1927.57319637</text:p>
          </table:table-cell>
          <table:table-cell table:style-name="ce3" table:formula="of:=([.S284]-[.V284])/[.V284]" office:value-type="percentage" office:value="0.384814963938846">
            <text:p>38.48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8.100_25-5-5-5_rd_70.txt</text:p>
          </table:table-cell>
          <table:table-cell table:style-name="ce1" office:value-type="string">
            <text:p>true</text:p>
          </table:table-cell>
          <table:table-cell office:value-type="float" office:value="2036.7998">
            <text:p>2036.7998</text:p>
          </table:table-cell>
          <table:table-cell office:value-type="float" office:value="2175.5189">
            <text:p>2175.5189</text:p>
          </table:table-cell>
          <table:table-cell office:value-type="float" office:value="1949.2732">
            <text:p>1949.2732</text:p>
          </table:table-cell>
          <table:table-cell office:value-type="float" office:value="100">
            <text:p>100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51,53,57,59,126|2,50,74,127|3,128|4,129|5,130|6,131|7,132|8,133|9,134|10,135|11,136|12,100,83,102,99,111,112,84,122,137|13,30,28,26,70,29,71,33,138|14,139|15,69,61,62,63,140|16,166,90,107,72,41,40,36,124,77,108,89,110,88,58,55,54,56,75,87,109,76,101,114,43,73,46,48,44,45,47,49,82,34,38,35,42,85,80,93,79,121,81,91,141|17,142|18,143|19,169,94,113,39,37,115,123,78,103,98,104,32,31,27,125,95,86,67,68,65,60,64,66,97,106,105,116,144|20,145|21,92,120,117,119,118,96,146|22,147|23,148|24,149|25,150&gt;</text:p>
          </table:table-cell>
          <table:table-cell table:style-name="ce3" table:formula="of:=([.I285]-[.K285])/[.K285]" office:value-type="percentage" office:value="0.0449021717427808">
            <text:p>4.49%</text:p>
          </table:table-cell>
          <table:table-cell table:style-name="ce3" table:formula="of:=IF([.M285]=0;([.I285]-[.J285])/[.J285];&quot;&quot;)" office:value-type="percentage" office:value="-0.0637636841491012">
            <text:p>-6.38%</text:p>
          </table:table-cell>
          <table:table-cell office:value-type="float" office:value="2537.81496149793">
            <text:p>2537.8149614979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58.7452265893">
            <text:p>1958.7452265893</text:p>
          </table:table-cell>
          <table:table-cell table:style-name="ce3" table:formula="of:=([.S285]-[.V285])/[.V285]" office:value-type="percentage" office:value="0.295633003745435">
            <text:p>29.56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8.100_25-5-5-5_rd_90.txt</text:p>
          </table:table-cell>
          <table:table-cell table:style-name="ce1" office:value-type="string">
            <text:p>true</text:p>
          </table:table-cell>
          <table:table-cell office:value-type="float" office:value="2325.7684">
            <text:p>2325.7684</text:p>
          </table:table-cell>
          <table:table-cell office:value-type="float" office:value="2175.5189">
            <text:p>2175.5189</text:p>
          </table:table-cell>
          <table:table-cell office:value-type="float" office:value="1916.3521">
            <text:p>1916.3521</text:p>
          </table:table-cell>
          <table:table-cell office:value-type="float" office:value="99">
            <text:p>99</text:p>
          </table:table-cell>
          <table:table-cell table:style-name="ce2" office:value-type="float" office:value="1">
            <text:p>1.0</text:p>
          </table:table-cell>
          <table:table-cell office:value-type="string">
            <text:p>[98]</text:p>
          </table:table-cell>
          <table:table-cell office:value-type="string">
            <text:p>[1,2,3,4,5,6]</text:p>
          </table:table-cell>
          <table:table-cell office:value-type="string">
            <text:p>&lt;1,59,57,51,126|2,50,74,127|3,128|4,129|5,130|6,131|7,132|8,133|9,134|10,135|11,136|12,100,83,99,34,35,42,38,112,84,122,137|13,33,71,29,70,26,28,30,138|14,139|15,140|16,166,89,87,56,54,52,53,55,58,101,88,110,109,76,43,44,82,108,90,115,67,69,68,65,61,60,62,63,64,66,97,79,121,75,114,81,91,141|17,142|18,45,47,49,102,48,46,73,143|19,169,94,107,123,113,37,39,72,41,40,36,111,77,124,78,103,104,32,31,27,85,80,125,95,93,86,106,105,116,117,144|20,145|21,96,118,119,120,92,146|22,147|23,148|24,149|25,150&gt;</text:p>
          </table:table-cell>
          <table:table-cell table:style-name="ce3" table:formula="of:=([.I286]-[.K286])/[.K286]" office:value-type="percentage" office:value="0.213643567901744">
            <text:p>21.36%</text:p>
          </table:table-cell>
          <table:table-cell table:style-name="ce3" table:formula="of:=IF([.M286]=0;([.I286]-[.J286])/[.J286];&quot;&quot;)">
            <text:p/>
          </table:table-cell>
          <table:table-cell office:value-type="float" office:value="2654.22577639782">
            <text:p>2654.2257763978</text:p>
          </table:table-cell>
          <table:table-cell table:style-name="ce2"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22.93874613258">
            <text:p>1922.9387461326</text:p>
          </table:table-cell>
          <table:table-cell table:style-name="ce3" table:formula="of:=([.S286]-[.V286])/[.V286]" office:value-type="percentage" office:value="0.380296580812053">
            <text:p>38.03%</text:p>
          </table:table-cell>
        </table:table-row>
        <table:table-row table:style-name="ro1" table:number-rows-repeated="104828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ivot Table_stats_1" table:style-name="ta1">
        <table:table-column table:style-name="co16" table:default-cell-style-name="Default"/>
        <table:table-column table:style-name="co16" table:default-cell-style-name="ce19"/>
        <table:table-column table:style-name="co16" table:default-cell-style-name="ce42"/>
        <table:table-column table:style-name="co16" table:default-cell-style-name="ce2"/>
        <table:table-column table:style-name="co16" table:default-cell-style-name="ce42"/>
        <table:table-column table:style-name="co15" table:number-columns-repeated="3" table:default-cell-style-name="ce11"/>
        <table:table-column table:style-name="co15" table:default-cell-style-name="Default"/>
        <table:table-row table:style-name="ro3">
          <table:table-cell office:value-type="string">
            <text:p>Filter</text:p>
          </table:table-cell>
          <table:table-cell table:style-name="Default" table:number-columns-repeated="7"/>
          <table:table-cell/>
        </table:table-row>
        <table:table-row table:style-name="ro3">
          <table:table-cell/>
          <table:table-cell table:style-name="Default" table:number-columns-repeated="7"/>
          <table:table-cell/>
        </table:table-row>
        <table:table-row table:style-name="ro3">
          <table:table-cell table:style-name="ce4"/>
          <table:table-cell table:style-name="ce16"/>
          <table:table-cell table:style-name="ce29" office:value-type="string">
            <text:p>group</text:p>
          </table:table-cell>
          <table:table-cell table:style-name="ce45" table:number-columns-repeated="5"/>
          <table:table-cell table:style-name="ce55"/>
        </table:table-row>
        <table:table-row table:style-name="ro3">
          <table:table-cell table:style-name="ce5" office:value-type="string">
            <text:p>dod</text:p>
          </table:table-cell>
          <table:table-cell table:style-name="ce17" office:value-type="string">
            <text:p>Data</text:p>
          </table:table-cell>
          <table:table-cell table:style-name="ce30" office:value-type="string">
            <text:p>C1</text:p>
          </table:table-cell>
          <table:table-cell table:style-name="ce46" office:value-type="string">
            <text:p>C2</text:p>
          </table:table-cell>
          <table:table-cell table:style-name="ce46" office:value-type="string">
            <text:p>R1</text:p>
          </table:table-cell>
          <table:table-cell table:style-name="ce46" office:value-type="string">
            <text:p>R2</text:p>
          </table:table-cell>
          <table:table-cell table:style-name="ce46" office:value-type="string">
            <text:p>RC1</text:p>
          </table:table-cell>
          <table:table-cell table:style-name="ce46" office:value-type="string">
            <text:p>RC2</text:p>
          </table:table-cell>
          <table:table-cell table:style-name="ce56" office:value-type="string">
            <text:p>Total Result</text:p>
          </table:table-cell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Average - rejected_count</text:p>
          </table:table-cell>
          <table:table-cell table:style-name="ce31" office:value-type="float" office:value="0">
            <text:p>0.0</text:p>
          </table:table-cell>
          <table:table-cell table:style-name="ce35" office:value-type="float" office:value="0">
            <text:p>0.0</text:p>
          </table:table-cell>
          <table:table-cell table:style-name="ce35" office:value-type="float" office:value="0.0833333333333333">
            <text:p>0.1</text:p>
          </table:table-cell>
          <table:table-cell table:number-columns-repeated="2" table:style-name="ce35" office:value-type="float" office:value="0">
            <text:p>0.0</text:p>
          </table:table-cell>
          <table:table-cell table:style-name="ce49" office:value-type="float" office:value="0">
            <text:p>0.0</text:p>
          </table:table-cell>
          <table:table-cell table:style-name="ce57" office:value-type="float" office:value="0.0178571428571429">
            <text:p>0.0</text:p>
          </table:table-cell>
        </table:table-row>
        <table:table-row table:style-name="ro3">
          <table:table-cell table:style-name="ce7"/>
          <table:table-cell office:value-type="string">
            <text:p>Average - vi</text:p>
          </table:table-cell>
          <table:table-cell table:style-name="ce32" office:value-type="percentage" office:value="0.0292994046242756">
            <text:p>2.93%</text:p>
          </table:table-cell>
          <table:table-cell table:style-name="ce36" office:value-type="percentage" office:value="0.116383898415716">
            <text:p>11.64%</text:p>
          </table:table-cell>
          <table:table-cell table:style-name="ce36" office:value-type="percentage" office:value="0.0301135841576029">
            <text:p>3.01%</text:p>
          </table:table-cell>
          <table:table-cell table:style-name="ce36" office:value-type="percentage" office:value="0.18455211647106">
            <text:p>18.46%</text:p>
          </table:table-cell>
          <table:table-cell table:style-name="ce36" office:value-type="percentage" office:value="0.0121965787919805">
            <text:p>1.22%</text:p>
          </table:table-cell>
          <table:table-cell table:style-name="ce50" office:value-type="percentage" office:value="0.158037432941746">
            <text:p>15.80%</text:p>
          </table:table-cell>
          <table:table-cell table:style-name="ce58" office:value-type="percentage" office:value="0.0883584681051236">
            <text:p>8.84%</text:p>
          </table:table-cell>
        </table:table-row>
        <table:table-row table:style-name="ro3">
          <table:table-cell table:style-name="ce7"/>
          <table:table-cell office:value-type="string">
            <text:p>Average - bi_rejected_count</text:p>
          </table:table-cell>
          <table:table-cell table:style-name="ce33" office:value-type="float" office:value="0.111111111111111">
            <text:p>0.1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7.91666666666667">
            <text:p>7.9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4.125">
            <text:p>4.1</text:p>
          </table:table-cell>
          <table:table-cell table:style-name="ce51" office:value-type="float" office:value="0">
            <text:p>0.0</text:p>
          </table:table-cell>
          <table:table-cell table:style-name="ce59" office:value-type="float" office:value="2.30357142857143">
            <text:p>2.3</text:p>
          </table:table-cell>
        </table:table-row>
        <table:table-row table:style-name="ro3">
          <table:table-cell table:style-name="ce8"/>
          <table:table-cell table:style-name="ce20" office:value-type="string">
            <text:p>Average - bi_vi</text:p>
          </table:table-cell>
          <table:table-cell table:style-name="ce34" office:value-type="percentage" office:value="0.0248758348854835">
            <text:p>2.49%</text:p>
          </table:table-cell>
          <table:table-cell table:style-name="ce38" office:value-type="percentage" office:value="0.0821054760787216">
            <text:p>8.21%</text:p>
          </table:table-cell>
          <table:table-cell table:style-name="ce38" office:value-type="percentage" office:value="0.111885699965357">
            <text:p>11.19%</text:p>
          </table:table-cell>
          <table:table-cell table:style-name="ce38" office:value-type="percentage" office:value="0.123808700741183">
            <text:p>12.38%</text:p>
          </table:table-cell>
          <table:table-cell table:style-name="ce38" office:value-type="percentage" office:value="0.0970282542118101">
            <text:p>9.70%</text:p>
          </table:table-cell>
          <table:table-cell table:style-name="ce52" office:value-type="percentage" office:value="0.125541338521137">
            <text:p>12.55%</text:p>
          </table:table-cell>
          <table:table-cell table:style-name="ce60" office:value-type="percentage" office:value="0.095817985217857">
            <text:p>9.58%</text:p>
          </table:table-cell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8" office:value-type="string">
            <text:p>Average - rejected_count</text:p>
          </table:table-cell>
          <table:table-cell table:number-columns-repeated="6" table:style-name="ce35" office:value-type="float" office:value="0">
            <text:p>0.0</text:p>
          </table:table-cell>
          <table:table-cell table:style-name="ce57" office:value-type="float" office:value="0">
            <text:p>0.0</text:p>
          </table:table-cell>
        </table:table-row>
        <table:table-row table:style-name="ro3">
          <table:table-cell table:style-name="ce7"/>
          <table:table-cell office:value-type="string">
            <text:p>Average - vi</text:p>
          </table:table-cell>
          <table:table-cell table:style-name="ce36" office:value-type="percentage" office:value="0.0341235645148438">
            <text:p>3.41%</text:p>
          </table:table-cell>
          <table:table-cell table:style-name="ce36" office:value-type="percentage" office:value="0.174368107511964">
            <text:p>17.44%</text:p>
          </table:table-cell>
          <table:table-cell table:style-name="ce36" office:value-type="percentage" office:value="0.0234839179527538">
            <text:p>2.35%</text:p>
          </table:table-cell>
          <table:table-cell table:style-name="ce36" office:value-type="percentage" office:value="0.17047483948813">
            <text:p>17.05%</text:p>
          </table:table-cell>
          <table:table-cell table:style-name="ce36" office:value-type="percentage" office:value="0.0481040235080633">
            <text:p>4.81%</text:p>
          </table:table-cell>
          <table:table-cell table:style-name="ce36" office:value-type="percentage" office:value="0.207513307165003">
            <text:p>20.75%</text:p>
          </table:table-cell>
          <table:table-cell table:style-name="ce58" office:value-type="percentage" office:value="0.10542903278422">
            <text:p>10.54%</text:p>
          </table:table-cell>
        </table:table-row>
        <table:table-row table:style-name="ro3">
          <table:table-cell table:style-name="ce7"/>
          <table:table-cell office:value-type="string">
            <text:p>Average - bi_rejected_count</text:p>
          </table:table-cell>
          <table:table-cell table:number-columns-repeated="2" table:style-name="ce37" office:value-type="float" office:value="0">
            <text:p>0.0</text:p>
          </table:table-cell>
          <table:table-cell table:style-name="ce37" office:value-type="float" office:value="5.41666666666667">
            <text:p>5.4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2.5">
            <text:p>2.5</text:p>
          </table:table-cell>
          <table:table-cell table:style-name="ce37" office:value-type="float" office:value="0">
            <text:p>0.0</text:p>
          </table:table-cell>
          <table:table-cell table:style-name="ce59" office:value-type="float" office:value="1.51785714285714">
            <text:p>1.5</text:p>
          </table:table-cell>
        </table:table-row>
        <table:table-row table:style-name="ro3">
          <table:table-cell table:style-name="ce8"/>
          <table:table-cell table:style-name="ce20" office:value-type="string">
            <text:p>Average - bi_vi</text:p>
          </table:table-cell>
          <table:table-cell table:style-name="ce38" office:value-type="percentage" office:value="0.07324895986473">
            <text:p>7.32%</text:p>
          </table:table-cell>
          <table:table-cell table:style-name="ce38" office:value-type="percentage" office:value="0.135098684656171">
            <text:p>13.51%</text:p>
          </table:table-cell>
          <table:table-cell table:style-name="ce38" office:value-type="percentage" office:value="0.244283752425048">
            <text:p>24.43%</text:p>
          </table:table-cell>
          <table:table-cell table:style-name="ce38" office:value-type="percentage" office:value="0.220884500805848">
            <text:p>22.09%</text:p>
          </table:table-cell>
          <table:table-cell table:style-name="ce38" office:value-type="percentage" office:value="0.255027486583656">
            <text:p>25.50%</text:p>
          </table:table-cell>
          <table:table-cell table:style-name="ce38" office:value-type="percentage" office:value="0.283463516873969">
            <text:p>28.35%</text:p>
          </table:table-cell>
          <table:table-cell table:style-name="ce60" office:value-type="percentage" office:value="0.203733797886747">
            <text:p>20.37%</text:p>
          </table:table-cell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18" office:value-type="string">
            <text:p>Average - rejected_count</text:p>
          </table:table-cell>
          <table:table-cell table:style-name="ce31" office:value-type="float" office:value="0">
            <text:p>0.0</text:p>
          </table:table-cell>
          <table:table-cell table:number-columns-repeated="4" table:style-name="ce35" office:value-type="float" office:value="0">
            <text:p>0.0</text:p>
          </table:table-cell>
          <table:table-cell table:style-name="ce49" office:value-type="float" office:value="0">
            <text:p>0.0</text:p>
          </table:table-cell>
          <table:table-cell table:style-name="ce57" office:value-type="float" office:value="0">
            <text:p>0.0</text:p>
          </table:table-cell>
        </table:table-row>
        <table:table-row table:style-name="ro3">
          <table:table-cell table:style-name="ce7"/>
          <table:table-cell office:value-type="string">
            <text:p>Average - vi</text:p>
          </table:table-cell>
          <table:table-cell table:style-name="ce32" office:value-type="percentage" office:value="0.0427967641807933">
            <text:p>4.28%</text:p>
          </table:table-cell>
          <table:table-cell table:style-name="ce36" office:value-type="percentage" office:value="0.281026404251809">
            <text:p>28.10%</text:p>
          </table:table-cell>
          <table:table-cell table:style-name="ce36" office:value-type="percentage" office:value="0.0469595824262253">
            <text:p>4.70%</text:p>
          </table:table-cell>
          <table:table-cell table:style-name="ce36" office:value-type="percentage" office:value="0.147212945755224">
            <text:p>14.72%</text:p>
          </table:table-cell>
          <table:table-cell table:style-name="ce36" office:value-type="percentage" office:value="0.0526716893124348">
            <text:p>5.27%</text:p>
          </table:table-cell>
          <table:table-cell table:style-name="ce50" office:value-type="percentage" office:value="0.286314297617811">
            <text:p>28.63%</text:p>
          </table:table-cell>
          <table:table-cell table:style-name="ce58" office:value-type="percentage" office:value="0.134430846419745">
            <text:p>13.44%</text:p>
          </table:table-cell>
        </table:table-row>
        <table:table-row table:style-name="ro3">
          <table:table-cell table:style-name="ce7"/>
          <table:table-cell office:value-type="string">
            <text:p>Average - bi_rejected_count</text:p>
          </table:table-cell>
          <table:table-cell table:style-name="ce33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">
            <text:p>5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2">
            <text:p>2.0</text:p>
          </table:table-cell>
          <table:table-cell table:style-name="ce51" office:value-type="float" office:value="0">
            <text:p>0.0</text:p>
          </table:table-cell>
          <table:table-cell table:style-name="ce59" office:value-type="float" office:value="1.35714285714286">
            <text:p>1.4</text:p>
          </table:table-cell>
        </table:table-row>
        <table:table-row table:style-name="ro3">
          <table:table-cell table:style-name="ce8"/>
          <table:table-cell table:style-name="ce20" office:value-type="string">
            <text:p>Average - bi_vi</text:p>
          </table:table-cell>
          <table:table-cell table:style-name="ce34" office:value-type="percentage" office:value="0.152098122885554">
            <text:p>15.21%</text:p>
          </table:table-cell>
          <table:table-cell table:style-name="ce38" office:value-type="percentage" office:value="0.263203304836539">
            <text:p>26.32%</text:p>
          </table:table-cell>
          <table:table-cell table:style-name="ce38" office:value-type="percentage" office:value="0.351895500630956">
            <text:p>35.19%</text:p>
          </table:table-cell>
          <table:table-cell table:style-name="ce38" office:value-type="percentage" office:value="0.320247241776533">
            <text:p>32.02%</text:p>
          </table:table-cell>
          <table:table-cell table:style-name="ce38" office:value-type="percentage" office:value="0.318886067491885">
            <text:p>31.89%</text:p>
          </table:table-cell>
          <table:table-cell table:style-name="ce52" office:value-type="percentage" office:value="0.386925305773277">
            <text:p>38.69%</text:p>
          </table:table-cell>
          <table:table-cell table:style-name="ce60" office:value-type="percentage" office:value="0.301186896391016">
            <text:p>30.12%</text:p>
          </table:table-cell>
        </table:table-row>
        <table:table-row table:style-name="ro3">
          <table:table-cell table:style-name="ce6" office:value-type="float" office:value="70">
            <text:p>70</text:p>
          </table:table-cell>
          <table:table-cell table:style-name="ce18" office:value-type="string">
            <text:p>Average - rejected_count</text:p>
          </table:table-cell>
          <table:table-cell table:number-columns-repeated="3" table:style-name="ce35" office:value-type="float" office:value="0">
            <text:p>0.0</text:p>
          </table:table-cell>
          <table:table-cell table:style-name="ce35" office:value-type="float" office:value="0.0909090909090909">
            <text:p>0.1</text:p>
          </table:table-cell>
          <table:table-cell table:number-columns-repeated="2" table:style-name="ce35" office:value-type="float" office:value="0">
            <text:p>0.0</text:p>
          </table:table-cell>
          <table:table-cell table:style-name="ce57" office:value-type="float" office:value="0.0178571428571429">
            <text:p>0.0</text:p>
          </table:table-cell>
        </table:table-row>
        <table:table-row table:style-name="ro3">
          <table:table-cell table:style-name="ce7"/>
          <table:table-cell office:value-type="string">
            <text:p>Average - vi</text:p>
          </table:table-cell>
          <table:table-cell table:style-name="ce36" office:value-type="percentage" office:value="0.0415019501172497">
            <text:p>4.15%</text:p>
          </table:table-cell>
          <table:table-cell table:style-name="ce36" office:value-type="percentage" office:value="0.296485741514326">
            <text:p>29.65%</text:p>
          </table:table-cell>
          <table:table-cell table:style-name="ce36" office:value-type="percentage" office:value="0.0461395524764313">
            <text:p>4.61%</text:p>
          </table:table-cell>
          <table:table-cell table:style-name="ce36" office:value-type="percentage" office:value="0.211263760594642">
            <text:p>21.13%</text:p>
          </table:table-cell>
          <table:table-cell table:style-name="ce36" office:value-type="percentage" office:value="0.0721413389919438">
            <text:p>7.21%</text:p>
          </table:table-cell>
          <table:table-cell table:style-name="ce36" office:value-type="percentage" office:value="0.307125773161392">
            <text:p>30.71%</text:p>
          </table:table-cell>
          <table:table-cell table:style-name="ce58" office:value-type="percentage" office:value="0.154591363868835">
            <text:p>15.46%</text:p>
          </table:table-cell>
        </table:table-row>
        <table:table-row table:style-name="ro3">
          <table:table-cell table:style-name="ce7"/>
          <table:table-cell office:value-type="string">
            <text:p>Average - bi_rejected_count</text:p>
          </table:table-cell>
          <table:table-cell table:number-columns-repeated="2" table:style-name="ce37" office:value-type="float" office:value="0">
            <text:p>0.0</text:p>
          </table:table-cell>
          <table:table-cell table:style-name="ce37" office:value-type="float" office:value="4.75">
            <text:p>4.8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2.5">
            <text:p>2.5</text:p>
          </table:table-cell>
          <table:table-cell table:style-name="ce37" office:value-type="float" office:value="0">
            <text:p>0.0</text:p>
          </table:table-cell>
          <table:table-cell table:style-name="ce59" office:value-type="float" office:value="1.375">
            <text:p>1.4</text:p>
          </table:table-cell>
        </table:table-row>
        <table:table-row table:style-name="ro3">
          <table:table-cell table:style-name="ce8"/>
          <table:table-cell table:style-name="ce20" office:value-type="string">
            <text:p>Average - bi_vi</text:p>
          </table:table-cell>
          <table:table-cell table:style-name="ce38" office:value-type="percentage" office:value="0.158601340120759">
            <text:p>15.86%</text:p>
          </table:table-cell>
          <table:table-cell table:style-name="ce38" office:value-type="percentage" office:value="0.247083326373724">
            <text:p>24.71%</text:p>
          </table:table-cell>
          <table:table-cell table:style-name="ce38" office:value-type="percentage" office:value="0.413083724241905">
            <text:p>41.31%</text:p>
          </table:table-cell>
          <table:table-cell table:style-name="ce38" office:value-type="percentage" office:value="0.521260978705562">
            <text:p>52.13%</text:p>
          </table:table-cell>
          <table:table-cell table:style-name="ce38" office:value-type="percentage" office:value="0.412907816102334">
            <text:p>41.29%</text:p>
          </table:table-cell>
          <table:table-cell table:style-name="ce38" office:value-type="percentage" office:value="0.44264325282123">
            <text:p>44.26%</text:p>
          </table:table-cell>
          <table:table-cell table:style-name="ce60" office:value-type="percentage" office:value="0.373917190716592">
            <text:p>37.39%</text:p>
          </table:table-cell>
        </table:table-row>
        <table:table-row table:style-name="ro3">
          <table:table-cell table:style-name="ce6" office:value-type="float" office:value="90">
            <text:p>90</text:p>
          </table:table-cell>
          <table:table-cell table:style-name="ce18" office:value-type="string">
            <text:p>Average - rejected_count</text:p>
          </table:table-cell>
          <table:table-cell table:style-name="ce31" office:value-type="float" office:value="0.888888888888889">
            <text:p>0.9</text:p>
          </table:table-cell>
          <table:table-cell table:style-name="ce35" office:value-type="float" office:value="0">
            <text:p>0.0</text:p>
          </table:table-cell>
          <table:table-cell table:style-name="ce35" office:value-type="float" office:value="2.41666666666667">
            <text:p>2.4</text:p>
          </table:table-cell>
          <table:table-cell table:style-name="ce35" office:value-type="float" office:value="0.363636363636364">
            <text:p>0.4</text:p>
          </table:table-cell>
          <table:table-cell table:style-name="ce35" office:value-type="float" office:value="0.875">
            <text:p>0.9</text:p>
          </table:table-cell>
          <table:table-cell table:style-name="ce49" office:value-type="float" office:value="1.25">
            <text:p>1.3</text:p>
          </table:table-cell>
          <table:table-cell table:style-name="ce57" office:value-type="float" office:value="1.03571428571429">
            <text:p>1.0</text:p>
          </table:table-cell>
        </table:table-row>
        <table:table-row table:style-name="ro3">
          <table:table-cell table:style-name="ce7"/>
          <table:table-cell office:value-type="string">
            <text:p>Average - vi</text:p>
          </table:table-cell>
          <table:table-cell table:style-name="ce32" office:value-type="percentage" office:value="0.0503641726018134">
            <text:p>5.04%</text:p>
          </table:table-cell>
          <table:table-cell table:style-name="ce36" office:value-type="percentage" office:value="0.260934075382139">
            <text:p>26.09%</text:p>
          </table:table-cell>
          <table:table-cell table:style-name="ce36" office:value-type="percentage" office:value="0.0642761163671614">
            <text:p>6.43%</text:p>
          </table:table-cell>
          <table:table-cell table:style-name="ce36" office:value-type="percentage" office:value="0.213476886623914">
            <text:p>21.35%</text:p>
          </table:table-cell>
          <table:table-cell table:style-name="ce36" office:value-type="percentage" office:value="0.0790442132745149">
            <text:p>7.90%</text:p>
          </table:table-cell>
          <table:table-cell table:style-name="ce50" office:value-type="percentage" office:value="0.363738396221972">
            <text:p>36.37%</text:p>
          </table:table-cell>
          <table:table-cell table:style-name="ce58" office:value-type="percentage" office:value="0.164331610387756">
            <text:p>16.43%</text:p>
          </table:table-cell>
        </table:table-row>
        <table:table-row table:style-name="ro3">
          <table:table-cell table:style-name="ce7"/>
          <table:table-cell office:value-type="string">
            <text:p>Average - bi_rejected_count</text:p>
          </table:table-cell>
          <table:table-cell table:style-name="ce33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25">
            <text:p>5.3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3.375">
            <text:p>3.4</text:p>
          </table:table-cell>
          <table:table-cell table:style-name="ce51" office:value-type="float" office:value="0">
            <text:p>0.0</text:p>
          </table:table-cell>
          <table:table-cell table:style-name="ce59" office:value-type="float" office:value="1.60714285714286">
            <text:p>1.6</text:p>
          </table:table-cell>
        </table:table-row>
        <table:table-row table:style-name="ro3">
          <table:table-cell table:style-name="ce8"/>
          <table:table-cell table:style-name="ce20" office:value-type="string">
            <text:p>Average - bi_vi</text:p>
          </table:table-cell>
          <table:table-cell table:style-name="ce34" office:value-type="percentage" office:value="0.196873071756435">
            <text:p>19.69%</text:p>
          </table:table-cell>
          <table:table-cell table:style-name="ce38" office:value-type="percentage" office:value="0.360361319624394">
            <text:p>36.04%</text:p>
          </table:table-cell>
          <table:table-cell table:style-name="ce38" office:value-type="percentage" office:value="0.474427375986711">
            <text:p>47.44%</text:p>
          </table:table-cell>
          <table:table-cell table:style-name="ce38" office:value-type="percentage" office:value="0.56708521441994">
            <text:p>56.71%</text:p>
          </table:table-cell>
          <table:table-cell table:style-name="ce38" office:value-type="percentage" office:value="0.440054877943117">
            <text:p>44.01%</text:p>
          </table:table-cell>
          <table:table-cell table:style-name="ce52" office:value-type="percentage" office:value="0.582336024364033">
            <text:p>58.23%</text:p>
          </table:table-cell>
          <table:table-cell table:style-name="ce60" office:value-type="percentage" office:value="0.442231094495002">
            <text:p>44.22%</text:p>
          </table:table-cell>
        </table:table-row>
        <table:table-row table:style-name="ro3">
          <table:table-cell table:style-name="ce9" office:value-type="string">
            <text:p>Total Average - rejected_count</text:p>
          </table:table-cell>
          <table:table-cell table:style-name="ce21"/>
          <table:table-cell table:style-name="ce39" office:value-type="float" office:value="0.177777777777778">
            <text:p>0.2</text:p>
          </table:table-cell>
          <table:table-cell table:style-name="ce39" office:value-type="float" office:value="0">
            <text:p>0.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0.0909090909090909">
            <text:p>0.1</text:p>
          </table:table-cell>
          <table:table-cell table:style-name="ce39" office:value-type="float" office:value="0.175">
            <text:p>0.2</text:p>
          </table:table-cell>
          <table:table-cell table:style-name="ce39" office:value-type="float" office:value="0.25">
            <text:p>0.3</text:p>
          </table:table-cell>
          <table:table-cell table:style-name="ce61" office:value-type="float" office:value="0.214285714285714">
            <text:p>0.2</text:p>
          </table:table-cell>
        </table:table-row>
        <table:table-row table:style-name="ro3">
          <table:table-cell table:style-name="ce9" office:value-type="string">
            <text:p>Total Average - vi</text:p>
          </table:table-cell>
          <table:table-cell table:style-name="ce21"/>
          <table:table-cell table:style-name="ce40" office:value-type="percentage" office:value="0.0396171712077952">
            <text:p>3.96%</text:p>
          </table:table-cell>
          <table:table-cell table:style-name="ce47" office:value-type="percentage" office:value="0.225839645415191">
            <text:p>22.58%</text:p>
          </table:table-cell>
          <table:table-cell table:style-name="ce47" office:value-type="percentage" office:value="0.0421945506760349">
            <text:p>4.22%</text:p>
          </table:table-cell>
          <table:table-cell table:style-name="ce47" office:value-type="percentage" office:value="0.185396109786594">
            <text:p>18.54%</text:p>
          </table:table-cell>
          <table:table-cell table:style-name="ce47" office:value-type="percentage" office:value="0.0528315687757875">
            <text:p>5.28%</text:p>
          </table:table-cell>
          <table:table-cell table:style-name="ce53" office:value-type="percentage" office:value="0.264545841421585">
            <text:p>26.45%</text:p>
          </table:table-cell>
          <table:table-cell table:style-name="ce62" office:value-type="percentage" office:value="0.129428264313136">
            <text:p>12.94%</text:p>
          </table:table-cell>
        </table:table-row>
        <table:table-row table:style-name="ro3">
          <table:table-cell table:style-name="ce9" office:value-type="string">
            <text:p>Total Average - bi_rejected_count</text:p>
          </table:table-cell>
          <table:table-cell table:style-name="ce21"/>
          <table:table-cell table:style-name="ce39" office:value-type="float" office:value="0.0222222222222222">
            <text:p>0.0</text:p>
          </table:table-cell>
          <table:table-cell table:style-name="ce39" office:value-type="float" office:value="0">
            <text:p>0.0</text:p>
          </table:table-cell>
          <table:table-cell table:style-name="ce39" office:value-type="float" office:value="5.66666666666667">
            <text:p>5.7</text:p>
          </table:table-cell>
          <table:table-cell table:style-name="ce39" office:value-type="float" office:value="0">
            <text:p>0.0</text:p>
          </table:table-cell>
          <table:table-cell table:style-name="ce39" office:value-type="float" office:value="2.9">
            <text:p>2.9</text:p>
          </table:table-cell>
          <table:table-cell table:style-name="ce39" office:value-type="float" office:value="0">
            <text:p>0.0</text:p>
          </table:table-cell>
          <table:table-cell table:style-name="ce61" office:value-type="float" office:value="1.63214285714286">
            <text:p>1.6</text:p>
          </table:table-cell>
        </table:table-row>
        <table:table-row table:style-name="ro3">
          <table:table-cell table:style-name="ce10" office:value-type="string">
            <text:p>Total Average - bi_vi</text:p>
          </table:table-cell>
          <table:table-cell table:style-name="ce22"/>
          <table:table-cell table:style-name="ce41" office:value-type="percentage" office:value="0.121139465902592">
            <text:p>12.11%</text:p>
          </table:table-cell>
          <table:table-cell table:style-name="ce48" office:value-type="percentage" office:value="0.21757042231391">
            <text:p>21.76%</text:p>
          </table:table-cell>
          <table:table-cell table:style-name="ce48" office:value-type="percentage" office:value="0.319115210649995">
            <text:p>31.91%</text:p>
          </table:table-cell>
          <table:table-cell table:style-name="ce48" office:value-type="percentage" office:value="0.350657327289813">
            <text:p>35.07%</text:p>
          </table:table-cell>
          <table:table-cell table:style-name="ce48" office:value-type="percentage" office:value="0.30478090046656">
            <text:p>30.48%</text:p>
          </table:table-cell>
          <table:table-cell table:style-name="ce54" office:value-type="percentage" office:value="0.364181887670729">
            <text:p>36.42%</text:p>
          </table:table-cell>
          <table:table-cell table:style-name="ce63" office:value-type="percentage" office:value="0.283377392941443">
            <text:p>28.34%</text:p>
          </table:table-cell>
        </table:table-row>
        <table:table-row table:style-name="ro3">
          <table:table-cell/>
          <table:table-cell table:style-name="Default" table:number-columns-repeated="7"/>
          <table:table-cell/>
        </table:table-row>
        <table:table-row table:style-name="ro2">
          <table:table-cell table:style-name="ce11"/>
          <table:table-cell table:style-name="ce23" office:value-type="string" table:number-columns-spanned="2" table:number-rows-spanned="1">
            <text:p>pALNS</text:p>
          </table:table-cell>
          <table:covered-table-cell table:style-name="ce14"/>
          <table:table-cell table:style-name="ce23" office:value-type="string" table:number-columns-spanned="2" table:number-rows-spanned="1">
            <text:p>Regret-3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2"/>
          <table:table-cell table:style-name="ce24" office:value-type="string">
            <text:p>VI (%)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VI (%)</text:p>
          </table:table-cell>
          <table:table-cell table:style-name="ce24" office:value-type="string">
            <text:p>R</text:p>
          </table:table-cell>
          <table:table-cell table:number-columns-repeated="4"/>
        </table:table-row>
        <table:table-row table:style-name="ro1">
          <table:table-cell table:style-name="ce13" office:value-type="float" office:value="10">
            <text:p>10</text:p>
          </table:table-cell>
          <table:table-cell table:style-name="ce2" office:value-type="float" office:value="8.83584681051236">
            <text:p>8.8</text:p>
          </table:table-cell>
          <table:table-cell office:value-type="float" office:value="0.0178571428571429">
            <text:p>0.0</text:p>
          </table:table-cell>
          <table:table-cell office:value-type="float" office:value="9.5817985217857">
            <text:p>9.6</text:p>
          </table:table-cell>
          <table:table-cell office:value-type="float" office:value="2.30357142857143">
            <text:p>2.3</text:p>
          </table:table-cell>
          <table:table-cell table:number-columns-repeated="4"/>
        </table:table-row>
        <table:table-row table:style-name="ro1">
          <table:table-cell table:style-name="ce13" office:value-type="float" office:value="30">
            <text:p>30</text:p>
          </table:table-cell>
          <table:table-cell table:style-name="ce2" office:value-type="float" office:value="10.542903278422">
            <text:p>10.5</text:p>
          </table:table-cell>
          <table:table-cell office:value-type="float" office:value="0">
            <text:p>0.0</text:p>
          </table:table-cell>
          <table:table-cell office:value-type="float" office:value="20.3733797886747">
            <text:p>20.4</text:p>
          </table:table-cell>
          <table:table-cell office:value-type="float" office:value="1.51785714285714">
            <text:p>1.5</text:p>
          </table:table-cell>
          <table:table-cell table:number-columns-repeated="4"/>
        </table:table-row>
        <table:table-row table:style-name="ro1">
          <table:table-cell table:style-name="ce13" office:value-type="float" office:value="50">
            <text:p>50</text:p>
          </table:table-cell>
          <table:table-cell table:style-name="ce2" office:value-type="float" office:value="13.4430846419746">
            <text:p>13.4</text:p>
          </table:table-cell>
          <table:table-cell office:value-type="float" office:value="0">
            <text:p>0.0</text:p>
          </table:table-cell>
          <table:table-cell office:value-type="float" office:value="30.1186896391016">
            <text:p>30.1</text:p>
          </table:table-cell>
          <table:table-cell office:value-type="float" office:value="1.35714285714286">
            <text:p>1.4</text:p>
          </table:table-cell>
          <table:table-cell table:number-columns-repeated="4"/>
        </table:table-row>
        <table:table-row table:style-name="ro1">
          <table:table-cell table:style-name="ce13" office:value-type="float" office:value="70">
            <text:p>70</text:p>
          </table:table-cell>
          <table:table-cell table:style-name="ce2" office:value-type="float" office:value="15.4591363868835">
            <text:p>15.5</text:p>
          </table:table-cell>
          <table:table-cell office:value-type="float" office:value="0.0178571428571429">
            <text:p>0.0</text:p>
          </table:table-cell>
          <table:table-cell office:value-type="float" office:value="37.3917190716592">
            <text:p>37.4</text:p>
          </table:table-cell>
          <table:table-cell office:value-type="float" office:value="1.375">
            <text:p>1.4</text:p>
          </table:table-cell>
          <table:table-cell table:number-columns-repeated="4"/>
        </table:table-row>
        <table:table-row table:style-name="ro1">
          <table:table-cell table:style-name="ce14" office:value-type="float" office:value="90">
            <text:p>90</text:p>
          </table:table-cell>
          <table:table-cell table:style-name="ce25" office:value-type="float" office:value="16.4331610387756">
            <text:p>16.4</text:p>
          </table:table-cell>
          <table:table-cell table:style-name="ce43" office:value-type="float" office:value="1.03571428571429">
            <text:p>1.0</text:p>
          </table:table-cell>
          <table:table-cell table:style-name="ce25" office:value-type="float" office:value="44.2231094495002">
            <text:p>44.2</text:p>
          </table:table-cell>
          <table:table-cell table:style-name="ce43" office:value-type="float" office:value="1.60714285714286">
            <text:p>1.6</text:p>
          </table:table-cell>
          <table:table-cell table:number-columns-repeated="4"/>
        </table:table-row>
        <table:table-row table:style-name="ro1">
          <table:table-cell table:style-name="ce15" office:value-type="string">
            <text:p>Average</text:p>
          </table:table-cell>
          <table:table-cell table:style-name="ce26" office:value-type="float" office:value="12.9428264313136">
            <text:p>12.9</text:p>
          </table:table-cell>
          <table:table-cell table:style-name="ce44" office:value-type="float" office:value="0.214285714285714">
            <text:p>0.2</text:p>
          </table:table-cell>
          <table:table-cell table:style-name="ce26" office:value-type="float" office:value="28.3377392941443">
            <text:p>28.3</text:p>
          </table:table-cell>
          <table:table-cell table:style-name="ce44" office:value-type="float" office:value="1.63214285714286">
            <text:p>1.6</text:p>
          </table:table-cell>
          <table:table-cell table:number-columns-repeated="4"/>
        </table:table-row>
        <table:table-row table:style-name="ro1" table:number-rows-repeated="4">
          <table:table-cell table:style-name="ce11" table:number-columns-repeated="5"/>
          <table:table-cell table:number-columns-repeated="4"/>
        </table:table-row>
        <table:table-row table:style-name="ro1">
          <table:table-cell table:style-name="ce11"/>
          <table:table-cell table:style-name="ce27" table:number-columns-repeated="4"/>
          <table:table-cell table:number-columns-repeated="4"/>
        </table:table-row>
        <table:table-row table:style-name="ro1" table:number-rows-repeated="4">
          <table:table-cell/>
          <table:table-cell table:style-name="ce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8"/>
          <table:table-cell/>
          <table:table-cell table:style-name="ce28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"/>
          <table:table-cell table:style-name="ce44"/>
          <table:table-cell table:style-name="ce26"/>
          <table:table-cell table:style-name="ce44"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</table:table>
      <table:table table:name="time" table:style-name="ta1">
        <table:table-column table:style-name="co17" table:default-cell-style-name="Default"/>
        <table:table-column table:style-name="co15" table:default-cell-style-name="Default"/>
        <table:table-column table:style-name="co15" table:number-columns-repeated="2" table:default-cell-style-name="ce2"/>
        <table:table-column table:style-name="co15" table:number-columns-repeated="8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od</text:p>
          </table:table-cell>
          <table:table-cell table:style-name="Default" office:value-type="string">
            <text:p>Init</text:p>
          </table:table-cell>
          <table:table-cell table:style-name="Default" office:value-type="string">
            <text:p>Reopt</text:p>
          </table:table-cell>
          <table:table-cell table:number-columns-repeated="88"/>
        </table:table-row>
        <table:table-row table:style-name="ro1">
          <table:table-cell office:value-type="string">
            <text:p>C101.100_25-5-5-5</text:p>
          </table:table-cell>
          <table:table-cell office:value-type="float" office:value="10">
            <text:p>10</text:p>
          </table:table-cell>
          <table:table-cell office:value-type="float" office:value="26046">
            <text:p>26046.0</text:p>
          </table:table-cell>
          <table:table-cell table:formula="of:=AVERAGE([.E2:.CO2])" office:value-type="float" office:value="6180.8">
            <text:p>6180.8</text:p>
          </table:table-cell>
          <table:table-cell office:value-type="float" office:value="6033">
            <text:p>6033</text:p>
          </table:table-cell>
          <table:table-cell office:value-type="float" office:value="6417">
            <text:p>6417</text:p>
          </table:table-cell>
          <table:table-cell office:value-type="float" office:value="6409">
            <text:p>6409</text:p>
          </table:table-cell>
          <table:table-cell office:value-type="float" office:value="5975">
            <text:p>5975</text:p>
          </table:table-cell>
          <table:table-cell office:value-type="float" office:value="6063">
            <text:p>6063</text:p>
          </table:table-cell>
          <table:table-cell office:value-type="float" office:value="6090">
            <text:p>6090</text:p>
          </table:table-cell>
          <table:table-cell office:value-type="float" office:value="6492">
            <text:p>6492</text:p>
          </table:table-cell>
          <table:table-cell office:value-type="float" office:value="6285">
            <text:p>6285</text:p>
          </table:table-cell>
          <table:table-cell office:value-type="float" office:value="5919">
            <text:p>5919</text:p>
          </table:table-cell>
          <table:table-cell office:value-type="float" office:value="6125">
            <text:p>6125</text:p>
          </table:table-cell>
          <table:table-cell table:number-columns-repeated="78"/>
        </table:table-row>
        <table:table-row table:style-name="ro1">
          <table:table-cell office:value-type="string">
            <text:p>C101.100_25-5-5-5</text:p>
          </table:table-cell>
          <table:table-cell office:value-type="float" office:value="30">
            <text:p>30</text:p>
          </table:table-cell>
          <table:table-cell office:value-type="float" office:value="16873">
            <text:p>16873.0</text:p>
          </table:table-cell>
          <table:table-cell table:formula="of:=AVERAGE([.E3:.CO3])" office:value-type="float" office:value="4141.72413793103">
            <text:p>4141.7</text:p>
          </table:table-cell>
          <table:table-cell office:value-type="float" office:value="3878">
            <text:p>3878</text:p>
          </table:table-cell>
          <table:table-cell office:value-type="float" office:value="3836">
            <text:p>3836</text:p>
          </table:table-cell>
          <table:table-cell office:value-type="float" office:value="3771">
            <text:p>3771</text:p>
          </table:table-cell>
          <table:table-cell office:value-type="float" office:value="4133">
            <text:p>4133</text:p>
          </table:table-cell>
          <table:table-cell office:value-type="float" office:value="3931">
            <text:p>3931</text:p>
          </table:table-cell>
          <table:table-cell office:value-type="float" office:value="4151">
            <text:p>4151</text:p>
          </table:table-cell>
          <table:table-cell office:value-type="float" office:value="4057">
            <text:p>4057</text:p>
          </table:table-cell>
          <table:table-cell office:value-type="float" office:value="4284">
            <text:p>4284</text:p>
          </table:table-cell>
          <table:table-cell office:value-type="float" office:value="4402">
            <text:p>4402</text:p>
          </table:table-cell>
          <table:table-cell office:value-type="float" office:value="4440">
            <text:p>4440</text:p>
          </table:table-cell>
          <table:table-cell office:value-type="float" office:value="4455">
            <text:p>4455</text:p>
          </table:table-cell>
          <table:table-cell office:value-type="float" office:value="4808">
            <text:p>4808</text:p>
          </table:table-cell>
          <table:table-cell office:value-type="float" office:value="5384">
            <text:p>5384</text:p>
          </table:table-cell>
          <table:table-cell office:value-type="float" office:value="5049">
            <text:p>5049</text:p>
          </table:table-cell>
          <table:table-cell office:value-type="float" office:value="4527">
            <text:p>4527</text:p>
          </table:table-cell>
          <table:table-cell office:value-type="float" office:value="4660">
            <text:p>4660</text:p>
          </table:table-cell>
          <table:table-cell office:value-type="float" office:value="4556">
            <text:p>4556</text:p>
          </table:table-cell>
          <table:table-cell office:value-type="float" office:value="4380">
            <text:p>4380</text:p>
          </table:table-cell>
          <table:table-cell office:value-type="float" office:value="4181">
            <text:p>4181</text:p>
          </table:table-cell>
          <table:table-cell office:value-type="float" office:value="4467">
            <text:p>4467</text:p>
          </table:table-cell>
          <table:table-cell office:value-type="float" office:value="4193">
            <text:p>4193</text:p>
          </table:table-cell>
          <table:table-cell office:value-type="float" office:value="4335">
            <text:p>4335</text:p>
          </table:table-cell>
          <table:table-cell office:value-type="float" office:value="4177">
            <text:p>4177</text:p>
          </table:table-cell>
          <table:table-cell office:value-type="float" office:value="4250">
            <text:p>4250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office:value-type="float" office:value="3523">
            <text:p>3523</text:p>
          </table:table-cell>
          <table:table-cell office:value-type="float" office:value="2987">
            <text:p>2987</text:p>
          </table:table-cell>
          <table:table-cell office:value-type="float" office:value="1742">
            <text:p>1742</text:p>
          </table:table-cell>
          <table:table-cell table:number-columns-repeated="59"/>
        </table:table-row>
        <table:table-row table:style-name="ro1">
          <table:table-cell office:value-type="string">
            <text:p>C101.100_25-5-5-5</text:p>
          </table:table-cell>
          <table:table-cell office:value-type="float" office:value="50">
            <text:p>50</text:p>
          </table:table-cell>
          <table:table-cell office:value-type="float" office:value="10327">
            <text:p>10327.0</text:p>
          </table:table-cell>
          <table:table-cell table:formula="of:=AVERAGE([.E4:.CO4])" office:value-type="float" office:value="3489.13636363636">
            <text:p>3489.1</text:p>
          </table:table-cell>
          <table:table-cell office:value-type="float" office:value="2681">
            <text:p>2681</text:p>
          </table:table-cell>
          <table:table-cell office:value-type="float" office:value="2719">
            <text:p>2719</text:p>
          </table:table-cell>
          <table:table-cell office:value-type="float" office:value="2799">
            <text:p>2799</text:p>
          </table:table-cell>
          <table:table-cell office:value-type="float" office:value="2791">
            <text:p>2791</text:p>
          </table:table-cell>
          <table:table-cell office:value-type="float" office:value="2743">
            <text:p>2743</text:p>
          </table:table-cell>
          <table:table-cell office:value-type="float" office:value="3021">
            <text:p>3021</text:p>
          </table:table-cell>
          <table:table-cell office:value-type="float" office:value="3119">
            <text:p>3119</text:p>
          </table:table-cell>
          <table:table-cell office:value-type="float" office:value="3232">
            <text:p>3232</text:p>
          </table:table-cell>
          <table:table-cell office:value-type="float" office:value="3140">
            <text:p>3140</text:p>
          </table:table-cell>
          <table:table-cell office:value-type="float" office:value="3362">
            <text:p>3362</text:p>
          </table:table-cell>
          <table:table-cell office:value-type="float" office:value="3337">
            <text:p>3337</text:p>
          </table:table-cell>
          <table:table-cell office:value-type="float" office:value="3588">
            <text:p>3588</text:p>
          </table:table-cell>
          <table:table-cell office:value-type="float" office:value="3583">
            <text:p>3583</text:p>
          </table:table-cell>
          <table:table-cell office:value-type="float" office:value="3643">
            <text:p>3643</text:p>
          </table:table-cell>
          <table:table-cell office:value-type="float" office:value="3940">
            <text:p>3940</text:p>
          </table:table-cell>
          <table:table-cell office:value-type="float" office:value="3879">
            <text:p>3879</text:p>
          </table:table-cell>
          <table:table-cell office:value-type="float" office:value="3928">
            <text:p>3928</text:p>
          </table:table-cell>
          <table:table-cell office:value-type="float" office:value="3743">
            <text:p>3743</text:p>
          </table:table-cell>
          <table:table-cell office:value-type="float" office:value="3649">
            <text:p>3649</text:p>
          </table:table-cell>
          <table:table-cell office:value-type="float" office:value="3783">
            <text:p>3783</text:p>
          </table:table-cell>
          <table:table-cell office:value-type="float" office:value="3772">
            <text:p>3772</text:p>
          </table:table-cell>
          <table:table-cell office:value-type="float" office:value="3462">
            <text:p>3462</text:p>
          </table:table-cell>
          <table:table-cell office:value-type="float" office:value="3682">
            <text:p>3682</text:p>
          </table:table-cell>
          <table:table-cell office:value-type="float" office:value="3610">
            <text:p>3610</text:p>
          </table:table-cell>
          <table:table-cell office:value-type="float" office:value="3609">
            <text:p>3609</text:p>
          </table:table-cell>
          <table:table-cell office:value-type="float" office:value="3885">
            <text:p>3885</text:p>
          </table:table-cell>
          <table:table-cell office:value-type="float" office:value="3803">
            <text:p>3803</text:p>
          </table:table-cell>
          <table:table-cell office:value-type="float" office:value="3921">
            <text:p>3921</text:p>
          </table:table-cell>
          <table:table-cell office:value-type="float" office:value="4369">
            <text:p>4369</text:p>
          </table:table-cell>
          <table:table-cell office:value-type="float" office:value="4264">
            <text:p>4264</text:p>
          </table:table-cell>
          <table:table-cell office:value-type="float" office:value="4140">
            <text:p>4140</text:p>
          </table:table-cell>
          <table:table-cell office:value-type="float" office:value="4291">
            <text:p>4291</text:p>
          </table:table-cell>
          <table:table-cell office:value-type="float" office:value="3968">
            <text:p>3968</text:p>
          </table:table-cell>
          <table:table-cell office:value-type="float" office:value="4095">
            <text:p>4095</text:p>
          </table:table-cell>
          <table:table-cell office:value-type="float" office:value="4033">
            <text:p>4033</text:p>
          </table:table-cell>
          <table:table-cell office:value-type="float" office:value="3618">
            <text:p>3618</text:p>
          </table:table-cell>
          <table:table-cell office:value-type="float" office:value="3296">
            <text:p>3296</text:p>
          </table:table-cell>
          <table:table-cell office:value-type="float" office:value="3357">
            <text:p>3357</text:p>
          </table:table-cell>
          <table:table-cell office:value-type="float" office:value="3339">
            <text:p>3339</text:p>
          </table:table-cell>
          <table:table-cell office:value-type="float" office:value="3126">
            <text:p>3126</text:p>
          </table:table-cell>
          <table:table-cell office:value-type="float" office:value="3216">
            <text:p>3216</text:p>
          </table:table-cell>
          <table:table-cell office:value-type="float" office:value="3191">
            <text:p>3191</text:p>
          </table:table-cell>
          <table:table-cell office:value-type="float" office:value="2807">
            <text:p>2807</text:p>
          </table:table-cell>
          <table:table-cell office:value-type="float" office:value="1988">
            <text:p>1988</text:p>
          </table:table-cell>
          <table:table-cell table:number-columns-repeated="44"/>
        </table:table-row>
        <table:table-row table:style-name="ro1">
          <table:table-cell office:value-type="string">
            <text:p>C101.100_25-5-5-5</text:p>
          </table:table-cell>
          <table:table-cell office:value-type="float" office:value="70">
            <text:p>70</text:p>
          </table:table-cell>
          <table:table-cell office:value-type="float" office:value="4636">
            <text:p>4636.0</text:p>
          </table:table-cell>
          <table:table-cell table:formula="of:=AVERAGE([.E5:.CO5])" office:value-type="float" office:value="2886.01470588235">
            <text:p>2886.0</text:p>
          </table:table-cell>
          <table:table-cell office:value-type="float" office:value="1144">
            <text:p>1144</text:p>
          </table:table-cell>
          <table:table-cell office:value-type="float" office:value="1296">
            <text:p>1296</text:p>
          </table:table-cell>
          <table:table-cell office:value-type="float" office:value="1391">
            <text:p>1391</text:p>
          </table:table-cell>
          <table:table-cell office:value-type="float" office:value="1348">
            <text:p>1348</text:p>
          </table:table-cell>
          <table:table-cell office:value-type="float" office:value="1471">
            <text:p>1471</text:p>
          </table:table-cell>
          <table:table-cell office:value-type="float" office:value="1431">
            <text:p>1431</text:p>
          </table:table-cell>
          <table:table-cell office:value-type="float" office:value="1482">
            <text:p>1482</text:p>
          </table:table-cell>
          <table:table-cell office:value-type="float" office:value="1592">
            <text:p>1592</text:p>
          </table:table-cell>
          <table:table-cell office:value-type="float" office:value="1630">
            <text:p>1630</text:p>
          </table:table-cell>
          <table:table-cell office:value-type="float" office:value="1701">
            <text:p>1701</text:p>
          </table:table-cell>
          <table:table-cell office:value-type="float" office:value="1663">
            <text:p>1663</text:p>
          </table:table-cell>
          <table:table-cell office:value-type="float" office:value="1895">
            <text:p>1895</text:p>
          </table:table-cell>
          <table:table-cell office:value-type="float" office:value="1813">
            <text:p>1813</text:p>
          </table:table-cell>
          <table:table-cell office:value-type="float" office:value="1925">
            <text:p>1925</text:p>
          </table:table-cell>
          <table:table-cell office:value-type="float" office:value="2039">
            <text:p>2039</text:p>
          </table:table-cell>
          <table:table-cell office:value-type="float" office:value="2097">
            <text:p>2097</text:p>
          </table:table-cell>
          <table:table-cell office:value-type="float" office:value="2229">
            <text:p>2229</text:p>
          </table:table-cell>
          <table:table-cell office:value-type="float" office:value="2245">
            <text:p>2245</text:p>
          </table:table-cell>
          <table:table-cell office:value-type="float" office:value="2241">
            <text:p>2241</text:p>
          </table:table-cell>
          <table:table-cell office:value-type="float" office:value="2289">
            <text:p>2289</text:p>
          </table:table-cell>
          <table:table-cell office:value-type="float" office:value="2383">
            <text:p>2383</text:p>
          </table:table-cell>
          <table:table-cell office:value-type="float" office:value="2742">
            <text:p>2742</text:p>
          </table:table-cell>
          <table:table-cell office:value-type="float" office:value="2483">
            <text:p>2483</text:p>
          </table:table-cell>
          <table:table-cell office:value-type="float" office:value="2563">
            <text:p>2563</text:p>
          </table:table-cell>
          <table:table-cell office:value-type="float" office:value="2740">
            <text:p>2740</text:p>
          </table:table-cell>
          <table:table-cell office:value-type="float" office:value="3361">
            <text:p>3361</text:p>
          </table:table-cell>
          <table:table-cell office:value-type="float" office:value="3547">
            <text:p>3547</text:p>
          </table:table-cell>
          <table:table-cell office:value-type="float" office:value="3101">
            <text:p>3101</text:p>
          </table:table-cell>
          <table:table-cell office:value-type="float" office:value="3466">
            <text:p>3466</text:p>
          </table:table-cell>
          <table:table-cell office:value-type="float" office:value="3252">
            <text:p>3252</text:p>
          </table:table-cell>
          <table:table-cell office:value-type="float" office:value="3437">
            <text:p>3437</text:p>
          </table:table-cell>
          <table:table-cell office:value-type="float" office:value="3310">
            <text:p>3310</text:p>
          </table:table-cell>
          <table:table-cell office:value-type="float" office:value="3293">
            <text:p>3293</text:p>
          </table:table-cell>
          <table:table-cell office:value-type="float" office:value="3272">
            <text:p>3272</text:p>
          </table:table-cell>
          <table:table-cell office:value-type="float" office:value="3484">
            <text:p>3484</text:p>
          </table:table-cell>
          <table:table-cell office:value-type="float" office:value="3616">
            <text:p>3616</text:p>
          </table:table-cell>
          <table:table-cell office:value-type="float" office:value="3749">
            <text:p>3749</text:p>
          </table:table-cell>
          <table:table-cell office:value-type="float" office:value="3610">
            <text:p>3610</text:p>
          </table:table-cell>
          <table:table-cell office:value-type="float" office:value="4362">
            <text:p>4362</text:p>
          </table:table-cell>
          <table:table-cell office:value-type="float" office:value="4467">
            <text:p>4467</text:p>
          </table:table-cell>
          <table:table-cell office:value-type="float" office:value="3629">
            <text:p>3629</text:p>
          </table:table-cell>
          <table:table-cell office:value-type="float" office:value="3887">
            <text:p>3887</text:p>
          </table:table-cell>
          <table:table-cell office:value-type="float" office:value="3579">
            <text:p>3579</text:p>
          </table:table-cell>
          <table:table-cell office:value-type="float" office:value="3574">
            <text:p>3574</text:p>
          </table:table-cell>
          <table:table-cell office:value-type="float" office:value="3366">
            <text:p>3366</text:p>
          </table:table-cell>
          <table:table-cell office:value-type="float" office:value="3272">
            <text:p>3272</text:p>
          </table:table-cell>
          <table:table-cell office:value-type="float" office:value="3429">
            <text:p>3429</text:p>
          </table:table-cell>
          <table:table-cell office:value-type="float" office:value="3395">
            <text:p>3395</text:p>
          </table:table-cell>
          <table:table-cell office:value-type="float" office:value="4328">
            <text:p>4328</text:p>
          </table:table-cell>
          <table:table-cell office:value-type="float" office:value="4674">
            <text:p>4674</text:p>
          </table:table-cell>
          <table:table-cell office:value-type="float" office:value="3726">
            <text:p>3726</text:p>
          </table:table-cell>
          <table:table-cell office:value-type="float" office:value="3764">
            <text:p>3764</text:p>
          </table:table-cell>
          <table:table-cell office:value-type="float" office:value="3715">
            <text:p>3715</text:p>
          </table:table-cell>
          <table:table-cell office:value-type="float" office:value="3662">
            <text:p>3662</text:p>
          </table:table-cell>
          <table:table-cell office:value-type="float" office:value="3882">
            <text:p>3882</text:p>
          </table:table-cell>
          <table:table-cell office:value-type="float" office:value="3460">
            <text:p>3460</text:p>
          </table:table-cell>
          <table:table-cell office:value-type="float" office:value="3530">
            <text:p>3530</text:p>
          </table:table-cell>
          <table:table-cell office:value-type="float" office:value="3496">
            <text:p>3496</text:p>
          </table:table-cell>
          <table:table-cell office:value-type="float" office:value="3594">
            <text:p>3594</text:p>
          </table:table-cell>
          <table:table-cell office:value-type="float" office:value="3442">
            <text:p>3442</text:p>
          </table:table-cell>
          <table:table-cell office:value-type="float" office:value="3577">
            <text:p>3577</text:p>
          </table:table-cell>
          <table:table-cell office:value-type="float" office:value="3216">
            <text:p>3216</text:p>
          </table:table-cell>
          <table:table-cell office:value-type="float" office:value="3441">
            <text:p>3441</text:p>
          </table:table-cell>
          <table:table-cell office:value-type="float" office:value="3163">
            <text:p>3163</text:p>
          </table:table-cell>
          <table:table-cell office:value-type="float" office:value="2262">
            <text:p>2262</text:p>
          </table:table-cell>
          <table:table-cell office:value-type="float" office:value="2463">
            <text:p>2463</text:p>
          </table:table-cell>
          <table:table-cell office:value-type="float" office:value="1769">
            <text:p>1769</text:p>
          </table:table-cell>
          <table:table-cell office:value-type="float" office:value="1794">
            <text:p>1794</text:p>
          </table:table-cell>
          <table:table-cell table:number-columns-repeated="20"/>
        </table:table-row>
        <table:table-row table:style-name="ro1">
          <table:table-cell office:value-type="string">
            <text:p>C101.100_25-5-5-5</text:p>
          </table:table-cell>
          <table:table-cell office:value-type="float" office:value="90">
            <text:p>90</text:p>
          </table:table-cell>
          <table:table-cell office:value-type="float" office:value="1745">
            <text:p>1745.0</text:p>
          </table:table-cell>
          <table:table-cell table:formula="of:=AVERAGE([.E6:.CO6])" office:value-type="float" office:value="2042.93670886076">
            <text:p>2042.9</text:p>
          </table:table-cell>
          <table:table-cell office:value-type="float" office:value="472">
            <text:p>472</text:p>
          </table:table-cell>
          <table:table-cell office:value-type="float" office:value="554">
            <text:p>554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office:value-type="float" office:value="529">
            <text:p>529</text:p>
          </table:table-cell>
          <table:table-cell office:value-type="float" office:value="557">
            <text:p>557</text:p>
          </table:table-cell>
          <table:table-cell office:value-type="float" office:value="581">
            <text:p>581</text:p>
          </table:table-cell>
          <table:table-cell office:value-type="float" office:value="620">
            <text:p>620</text:p>
          </table:table-cell>
          <table:table-cell office:value-type="float" office:value="641">
            <text:p>641</text:p>
          </table:table-cell>
          <table:table-cell office:value-type="float" office:value="821">
            <text:p>821</text:p>
          </table:table-cell>
          <table:table-cell office:value-type="float" office:value="756">
            <text:p>756</text:p>
          </table:table-cell>
          <table:table-cell office:value-type="float" office:value="775">
            <text:p>775</text:p>
          </table:table-cell>
          <table:table-cell office:value-type="float" office:value="805">
            <text:p>805</text:p>
          </table:table-cell>
          <table:table-cell office:value-type="float" office:value="947">
            <text:p>947</text:p>
          </table:table-cell>
          <table:table-cell office:value-type="float" office:value="879">
            <text:p>879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 office:value-type="float" office:value="1016">
            <text:p>1016</text:p>
          </table:table-cell>
          <table:table-cell office:value-type="float" office:value="1024">
            <text:p>1024</text:p>
          </table:table-cell>
          <table:table-cell office:value-type="float" office:value="1160">
            <text:p>1160</text:p>
          </table:table-cell>
          <table:table-cell office:value-type="float" office:value="1375">
            <text:p>1375</text:p>
          </table:table-cell>
          <table:table-cell office:value-type="float" office:value="1263">
            <text:p>1263</text:p>
          </table:table-cell>
          <table:table-cell office:value-type="float" office:value="1256">
            <text:p>1256</text:p>
          </table:table-cell>
          <table:table-cell office:value-type="float" office:value="1321">
            <text:p>1321</text:p>
          </table:table-cell>
          <table:table-cell office:value-type="float" office:value="1370">
            <text:p>1370</text:p>
          </table:table-cell>
          <table:table-cell office:value-type="float" office:value="1408">
            <text:p>1408</text:p>
          </table:table-cell>
          <table:table-cell office:value-type="float" office:value="1488">
            <text:p>1488</text:p>
          </table:table-cell>
          <table:table-cell office:value-type="float" office:value="1443">
            <text:p>1443</text:p>
          </table:table-cell>
          <table:table-cell office:value-type="float" office:value="1530">
            <text:p>1530</text:p>
          </table:table-cell>
          <table:table-cell office:value-type="float" office:value="1614">
            <text:p>1614</text:p>
          </table:table-cell>
          <table:table-cell office:value-type="float" office:value="1676">
            <text:p>1676</text:p>
          </table:table-cell>
          <table:table-cell office:value-type="float" office:value="1735">
            <text:p>1735</text:p>
          </table:table-cell>
          <table:table-cell office:value-type="float" office:value="1871">
            <text:p>1871</text:p>
          </table:table-cell>
          <table:table-cell office:value-type="float" office:value="2190">
            <text:p>2190</text:p>
          </table:table-cell>
          <table:table-cell office:value-type="float" office:value="2069">
            <text:p>2069</text:p>
          </table:table-cell>
          <table:table-cell office:value-type="float" office:value="2008">
            <text:p>2008</text:p>
          </table:table-cell>
          <table:table-cell office:value-type="float" office:value="2043">
            <text:p>2043</text:p>
          </table:table-cell>
          <table:table-cell office:value-type="float" office:value="1962">
            <text:p>1962</text:p>
          </table:table-cell>
          <table:table-cell office:value-type="float" office:value="1919">
            <text:p>1919</text:p>
          </table:table-cell>
          <table:table-cell office:value-type="float" office:value="2038">
            <text:p>2038</text:p>
          </table:table-cell>
          <table:table-cell office:value-type="float" office:value="2091">
            <text:p>2091</text:p>
          </table:table-cell>
          <table:table-cell office:value-type="float" office:value="2143">
            <text:p>2143</text:p>
          </table:table-cell>
          <table:table-cell office:value-type="float" office:value="2254">
            <text:p>2254</text:p>
          </table:table-cell>
          <table:table-cell office:value-type="float" office:value="2259">
            <text:p>2259</text:p>
          </table:table-cell>
          <table:table-cell office:value-type="float" office:value="2274">
            <text:p>2274</text:p>
          </table:table-cell>
          <table:table-cell office:value-type="float" office:value="2556">
            <text:p>2556</text:p>
          </table:table-cell>
          <table:table-cell office:value-type="float" office:value="2786">
            <text:p>2786</text:p>
          </table:table-cell>
          <table:table-cell office:value-type="float" office:value="2755">
            <text:p>2755</text:p>
          </table:table-cell>
          <table:table-cell office:value-type="float" office:value="2742">
            <text:p>2742</text:p>
          </table:table-cell>
          <table:table-cell office:value-type="float" office:value="3101">
            <text:p>3101</text:p>
          </table:table-cell>
          <table:table-cell office:value-type="float" office:value="2723">
            <text:p>2723</text:p>
          </table:table-cell>
          <table:table-cell office:value-type="float" office:value="2799">
            <text:p>2799</text:p>
          </table:table-cell>
          <table:table-cell office:value-type="float" office:value="3013">
            <text:p>3013</text:p>
          </table:table-cell>
          <table:table-cell office:value-type="float" office:value="3183">
            <text:p>3183</text:p>
          </table:table-cell>
          <table:table-cell office:value-type="float" office:value="3476">
            <text:p>3476</text:p>
          </table:table-cell>
          <table:table-cell office:value-type="float" office:value="3443">
            <text:p>3443</text:p>
          </table:table-cell>
          <table:table-cell office:value-type="float" office:value="3374">
            <text:p>3374</text:p>
          </table:table-cell>
          <table:table-cell office:value-type="float" office:value="3499">
            <text:p>3499</text:p>
          </table:table-cell>
          <table:table-cell office:value-type="float" office:value="3639">
            <text:p>3639</text:p>
          </table:table-cell>
          <table:table-cell office:value-type="float" office:value="3712">
            <text:p>3712</text:p>
          </table:table-cell>
          <table:table-cell office:value-type="float" office:value="3874">
            <text:p>3874</text:p>
          </table:table-cell>
          <table:table-cell office:value-type="float" office:value="3781">
            <text:p>3781</text:p>
          </table:table-cell>
          <table:table-cell office:value-type="float" office:value="3874">
            <text:p>3874</text:p>
          </table:table-cell>
          <table:table-cell office:value-type="float" office:value="3741">
            <text:p>3741</text:p>
          </table:table-cell>
          <table:table-cell office:value-type="float" office:value="3036">
            <text:p>3036</text:p>
          </table:table-cell>
          <table:table-cell office:value-type="float" office:value="3157">
            <text:p>3157</text:p>
          </table:table-cell>
          <table:table-cell office:value-type="float" office:value="3105">
            <text:p>3105</text:p>
          </table:table-cell>
          <table:table-cell office:value-type="float" office:value="3076">
            <text:p>3076</text:p>
          </table:table-cell>
          <table:table-cell office:value-type="float" office:value="3266">
            <text:p>3266</text:p>
          </table:table-cell>
          <table:table-cell office:value-type="float" office:value="3263">
            <text:p>3263</text:p>
          </table:table-cell>
          <table:table-cell office:value-type="float" office:value="2977">
            <text:p>2977</text:p>
          </table:table-cell>
          <table:table-cell office:value-type="float" office:value="3054">
            <text:p>3054</text:p>
          </table:table-cell>
          <table:table-cell office:value-type="float" office:value="3173">
            <text:p>3173</text:p>
          </table:table-cell>
          <table:table-cell office:value-type="float" office:value="2300">
            <text:p>2300</text:p>
          </table:table-cell>
          <table:table-cell office:value-type="float" office:value="2246">
            <text:p>2246</text:p>
          </table:table-cell>
          <table:table-cell office:value-type="float" office:value="2204">
            <text:p>2204</text:p>
          </table:table-cell>
          <table:table-cell office:value-type="float" office:value="2234">
            <text:p>2234</text:p>
          </table:table-cell>
          <table:table-cell office:value-type="float" office:value="1854">
            <text:p>1854</text:p>
          </table:table-cell>
          <table:table-cell office:value-type="float" office:value="746">
            <text:p>746</text:p>
          </table:table-cell>
          <table:table-cell table:number-columns-repeated="9"/>
        </table:table-row>
        <table:table-row table:style-name="ro1">
          <table:table-cell office:value-type="string">
            <text:p>C102.100_25-5-5-5</text:p>
          </table:table-cell>
          <table:table-cell office:value-type="float" office:value="10">
            <text:p>10</text:p>
          </table:table-cell>
          <table:table-cell office:value-type="float" office:value="45225">
            <text:p>45225.0</text:p>
          </table:table-cell>
          <table:table-cell table:formula="of:=AVERAGE([.E7:.CO7])" office:value-type="float" office:value="8985.22222222222">
            <text:p>8985.2</text:p>
          </table:table-cell>
          <table:table-cell office:value-type="float" office:value="11056">
            <text:p>11056</text:p>
          </table:table-cell>
          <table:table-cell office:value-type="float" office:value="10960">
            <text:p>10960</text:p>
          </table:table-cell>
          <table:table-cell office:value-type="float" office:value="10270">
            <text:p>10270</text:p>
          </table:table-cell>
          <table:table-cell office:value-type="float" office:value="11154">
            <text:p>11154</text:p>
          </table:table-cell>
          <table:table-cell office:value-type="float" office:value="10200">
            <text:p>10200</text:p>
          </table:table-cell>
          <table:table-cell office:value-type="float" office:value="9463">
            <text:p>9463</text:p>
          </table:table-cell>
          <table:table-cell office:value-type="float" office:value="7170">
            <text:p>7170</text:p>
          </table:table-cell>
          <table:table-cell office:value-type="float" office:value="5919">
            <text:p>5919</text:p>
          </table:table-cell>
          <table:table-cell office:value-type="float" office:value="4675">
            <text:p>4675</text:p>
          </table:table-cell>
          <table:table-cell table:number-columns-repeated="79"/>
        </table:table-row>
        <table:table-row table:style-name="ro1">
          <table:table-cell office:value-type="string">
            <text:p>C102.100_25-5-5-5</text:p>
          </table:table-cell>
          <table:table-cell office:value-type="float" office:value="30">
            <text:p>30</text:p>
          </table:table-cell>
          <table:table-cell office:value-type="float" office:value="21882">
            <text:p>21882.0</text:p>
          </table:table-cell>
          <table:table-cell table:formula="of:=AVERAGE([.E8:.CO8])" office:value-type="float" office:value="6924.24">
            <text:p>6924.2</text:p>
          </table:table-cell>
          <table:table-cell office:value-type="float" office:value="5889">
            <text:p>5889</text:p>
          </table:table-cell>
          <table:table-cell office:value-type="float" office:value="5891">
            <text:p>5891</text:p>
          </table:table-cell>
          <table:table-cell office:value-type="float" office:value="6102">
            <text:p>6102</text:p>
          </table:table-cell>
          <table:table-cell office:value-type="float" office:value="6250">
            <text:p>6250</text:p>
          </table:table-cell>
          <table:table-cell office:value-type="float" office:value="7138">
            <text:p>7138</text:p>
          </table:table-cell>
          <table:table-cell office:value-type="float" office:value="6903">
            <text:p>6903</text:p>
          </table:table-cell>
          <table:table-cell office:value-type="float" office:value="7280">
            <text:p>7280</text:p>
          </table:table-cell>
          <table:table-cell office:value-type="float" office:value="7792">
            <text:p>7792</text:p>
          </table:table-cell>
          <table:table-cell office:value-type="float" office:value="8430">
            <text:p>8430</text:p>
          </table:table-cell>
          <table:table-cell office:value-type="float" office:value="7220">
            <text:p>7220</text:p>
          </table:table-cell>
          <table:table-cell office:value-type="float" office:value="7590">
            <text:p>7590</text:p>
          </table:table-cell>
          <table:table-cell office:value-type="float" office:value="7740">
            <text:p>7740</text:p>
          </table:table-cell>
          <table:table-cell office:value-type="float" office:value="9656">
            <text:p>9656</text:p>
          </table:table-cell>
          <table:table-cell office:value-type="float" office:value="7627">
            <text:p>7627</text:p>
          </table:table-cell>
          <table:table-cell office:value-type="float" office:value="7569">
            <text:p>7569</text:p>
          </table:table-cell>
          <table:table-cell office:value-type="float" office:value="7851">
            <text:p>7851</text:p>
          </table:table-cell>
          <table:table-cell office:value-type="float" office:value="8262">
            <text:p>8262</text:p>
          </table:table-cell>
          <table:table-cell office:value-type="float" office:value="7900">
            <text:p>7900</text:p>
          </table:table-cell>
          <table:table-cell office:value-type="float" office:value="8128">
            <text:p>8128</text:p>
          </table:table-cell>
          <table:table-cell office:value-type="float" office:value="8287">
            <text:p>8287</text:p>
          </table:table-cell>
          <table:table-cell office:value-type="float" office:value="6901">
            <text:p>6901</text:p>
          </table:table-cell>
          <table:table-cell office:value-type="float" office:value="5287">
            <text:p>5287</text:p>
          </table:table-cell>
          <table:table-cell office:value-type="float" office:value="4992">
            <text:p>4992</text:p>
          </table:table-cell>
          <table:table-cell office:value-type="float" office:value="4141">
            <text:p>4141</text:p>
          </table:table-cell>
          <table:table-cell office:value-type="float" office:value="2280">
            <text:p>2280</text:p>
          </table:table-cell>
          <table:table-cell table:number-columns-repeated="63"/>
        </table:table-row>
        <table:table-row table:style-name="ro1">
          <table:table-cell office:value-type="string">
            <text:p>C102.100_25-5-5-5</text:p>
          </table:table-cell>
          <table:table-cell office:value-type="float" office:value="50">
            <text:p>50</text:p>
          </table:table-cell>
          <table:table-cell office:value-type="float" office:value="10085">
            <text:p>10085.0</text:p>
          </table:table-cell>
          <table:table-cell table:formula="of:=AVERAGE([.E9:.CO9])" office:value-type="float" office:value="6169.63636363636">
            <text:p>6169.6</text:p>
          </table:table-cell>
          <table:table-cell office:value-type="float" office:value="3941">
            <text:p>3941</text:p>
          </table:table-cell>
          <table:table-cell office:value-type="float" office:value="4352">
            <text:p>4352</text:p>
          </table:table-cell>
          <table:table-cell office:value-type="float" office:value="5082">
            <text:p>5082</text:p>
          </table:table-cell>
          <table:table-cell office:value-type="float" office:value="4496">
            <text:p>4496</text:p>
          </table:table-cell>
          <table:table-cell office:value-type="float" office:value="4819">
            <text:p>4819</text:p>
          </table:table-cell>
          <table:table-cell office:value-type="float" office:value="5107">
            <text:p>5107</text:p>
          </table:table-cell>
          <table:table-cell office:value-type="float" office:value="5279">
            <text:p>5279</text:p>
          </table:table-cell>
          <table:table-cell office:value-type="float" office:value="5503">
            <text:p>5503</text:p>
          </table:table-cell>
          <table:table-cell office:value-type="float" office:value="5441">
            <text:p>5441</text:p>
          </table:table-cell>
          <table:table-cell office:value-type="float" office:value="5564">
            <text:p>5564</text:p>
          </table:table-cell>
          <table:table-cell office:value-type="float" office:value="5432">
            <text:p>5432</text:p>
          </table:table-cell>
          <table:table-cell office:value-type="float" office:value="5847">
            <text:p>5847</text:p>
          </table:table-cell>
          <table:table-cell office:value-type="float" office:value="5969">
            <text:p>5969</text:p>
          </table:table-cell>
          <table:table-cell office:value-type="float" office:value="6084">
            <text:p>6084</text:p>
          </table:table-cell>
          <table:table-cell office:value-type="float" office:value="6231">
            <text:p>6231</text:p>
          </table:table-cell>
          <table:table-cell office:value-type="float" office:value="6548">
            <text:p>6548</text:p>
          </table:table-cell>
          <table:table-cell office:value-type="float" office:value="6782">
            <text:p>6782</text:p>
          </table:table-cell>
          <table:table-cell office:value-type="float" office:value="6971">
            <text:p>6971</text:p>
          </table:table-cell>
          <table:table-cell office:value-type="float" office:value="6994">
            <text:p>6994</text:p>
          </table:table-cell>
          <table:table-cell office:value-type="float" office:value="7387">
            <text:p>7387</text:p>
          </table:table-cell>
          <table:table-cell office:value-type="float" office:value="7678">
            <text:p>7678</text:p>
          </table:table-cell>
          <table:table-cell office:value-type="float" office:value="7021">
            <text:p>7021</text:p>
          </table:table-cell>
          <table:table-cell office:value-type="float" office:value="7063">
            <text:p>7063</text:p>
          </table:table-cell>
          <table:table-cell office:value-type="float" office:value="7114">
            <text:p>7114</text:p>
          </table:table-cell>
          <table:table-cell office:value-type="float" office:value="6967">
            <text:p>6967</text:p>
          </table:table-cell>
          <table:table-cell office:value-type="float" office:value="7032">
            <text:p>7032</text:p>
          </table:table-cell>
          <table:table-cell office:value-type="float" office:value="7214">
            <text:p>7214</text:p>
          </table:table-cell>
          <table:table-cell office:value-type="float" office:value="7500">
            <text:p>7500</text:p>
          </table:table-cell>
          <table:table-cell office:value-type="float" office:value="6195">
            <text:p>6195</text:p>
          </table:table-cell>
          <table:table-cell office:value-type="float" office:value="6347">
            <text:p>6347</text:p>
          </table:table-cell>
          <table:table-cell office:value-type="float" office:value="6850">
            <text:p>6850</text:p>
          </table:table-cell>
          <table:table-cell office:value-type="float" office:value="6745">
            <text:p>6745</text:p>
          </table:table-cell>
          <table:table-cell office:value-type="float" office:value="6043">
            <text:p>6043</text:p>
          </table:table-cell>
          <table:table-cell table:number-columns-repeated="55"/>
        </table:table-row>
        <table:table-row table:style-name="ro1">
          <table:table-cell office:value-type="string">
            <text:p>C102.100_25-5-5-5</text:p>
          </table:table-cell>
          <table:table-cell office:value-type="float" office:value="70">
            <text:p>70</text:p>
          </table:table-cell>
          <table:table-cell office:value-type="float" office:value="3960">
            <text:p>3960.0</text:p>
          </table:table-cell>
          <table:table-cell table:formula="of:=AVERAGE([.E10:.CO10])" office:value-type="float" office:value="4249.71153846154">
            <text:p>4249.7</text:p>
          </table:table-cell>
          <table:table-cell office:value-type="float" office:value="2040">
            <text:p>2040</text:p>
          </table:table-cell>
          <table:table-cell office:value-type="float" office:value="1935">
            <text:p>1935</text:p>
          </table:table-cell>
          <table:table-cell office:value-type="float" office:value="1957">
            <text:p>1957</text:p>
          </table:table-cell>
          <table:table-cell office:value-type="float" office:value="2245">
            <text:p>2245</text:p>
          </table:table-cell>
          <table:table-cell office:value-type="float" office:value="2346">
            <text:p>2346</text:p>
          </table:table-cell>
          <table:table-cell office:value-type="float" office:value="2351">
            <text:p>2351</text:p>
          </table:table-cell>
          <table:table-cell office:value-type="float" office:value="2537">
            <text:p>2537</text:p>
          </table:table-cell>
          <table:table-cell office:value-type="float" office:value="2581">
            <text:p>2581</text:p>
          </table:table-cell>
          <table:table-cell office:value-type="float" office:value="2547">
            <text:p>2547</text:p>
          </table:table-cell>
          <table:table-cell office:value-type="float" office:value="2475">
            <text:p>2475</text:p>
          </table:table-cell>
          <table:table-cell office:value-type="float" office:value="2484">
            <text:p>2484</text:p>
          </table:table-cell>
          <table:table-cell office:value-type="float" office:value="2711">
            <text:p>2711</text:p>
          </table:table-cell>
          <table:table-cell office:value-type="float" office:value="2788">
            <text:p>2788</text:p>
          </table:table-cell>
          <table:table-cell office:value-type="float" office:value="3093">
            <text:p>3093</text:p>
          </table:table-cell>
          <table:table-cell office:value-type="float" office:value="2949">
            <text:p>2949</text:p>
          </table:table-cell>
          <table:table-cell office:value-type="float" office:value="3168">
            <text:p>3168</text:p>
          </table:table-cell>
          <table:table-cell office:value-type="float" office:value="3275">
            <text:p>3275</text:p>
          </table:table-cell>
          <table:table-cell office:value-type="float" office:value="3446">
            <text:p>3446</text:p>
          </table:table-cell>
          <table:table-cell office:value-type="float" office:value="3657">
            <text:p>3657</text:p>
          </table:table-cell>
          <table:table-cell office:value-type="float" office:value="4195">
            <text:p>4195</text:p>
          </table:table-cell>
          <table:table-cell office:value-type="float" office:value="4341">
            <text:p>4341</text:p>
          </table:table-cell>
          <table:table-cell office:value-type="float" office:value="4908">
            <text:p>4908</text:p>
          </table:table-cell>
          <table:table-cell office:value-type="float" office:value="4925">
            <text:p>4925</text:p>
          </table:table-cell>
          <table:table-cell office:value-type="float" office:value="4909">
            <text:p>4909</text:p>
          </table:table-cell>
          <table:table-cell office:value-type="float" office:value="5090">
            <text:p>5090</text:p>
          </table:table-cell>
          <table:table-cell office:value-type="float" office:value="5657">
            <text:p>5657</text:p>
          </table:table-cell>
          <table:table-cell office:value-type="float" office:value="5840">
            <text:p>5840</text:p>
          </table:table-cell>
          <table:table-cell office:value-type="float" office:value="5604">
            <text:p>5604</text:p>
          </table:table-cell>
          <table:table-cell office:value-type="float" office:value="5190">
            <text:p>5190</text:p>
          </table:table-cell>
          <table:table-cell office:value-type="float" office:value="5634">
            <text:p>5634</text:p>
          </table:table-cell>
          <table:table-cell office:value-type="float" office:value="5785">
            <text:p>5785</text:p>
          </table:table-cell>
          <table:table-cell office:value-type="float" office:value="5731">
            <text:p>5731</text:p>
          </table:table-cell>
          <table:table-cell office:value-type="float" office:value="5182">
            <text:p>5182</text:p>
          </table:table-cell>
          <table:table-cell office:value-type="float" office:value="4931">
            <text:p>4931</text:p>
          </table:table-cell>
          <table:table-cell office:value-type="float" office:value="5068">
            <text:p>5068</text:p>
          </table:table-cell>
          <table:table-cell office:value-type="float" office:value="4990">
            <text:p>4990</text:p>
          </table:table-cell>
          <table:table-cell office:value-type="float" office:value="5137">
            <text:p>5137</text:p>
          </table:table-cell>
          <table:table-cell office:value-type="float" office:value="5568">
            <text:p>5568</text:p>
          </table:table-cell>
          <table:table-cell office:value-type="float" office:value="5595">
            <text:p>5595</text:p>
          </table:table-cell>
          <table:table-cell office:value-type="float" office:value="5868">
            <text:p>5868</text:p>
          </table:table-cell>
          <table:table-cell office:value-type="float" office:value="5684">
            <text:p>5684</text:p>
          </table:table-cell>
          <table:table-cell office:value-type="float" office:value="5873">
            <text:p>5873</text:p>
          </table:table-cell>
          <table:table-cell office:value-type="float" office:value="5616">
            <text:p>5616</text:p>
          </table:table-cell>
          <table:table-cell office:value-type="float" office:value="5871">
            <text:p>5871</text:p>
          </table:table-cell>
          <table:table-cell office:value-type="float" office:value="5168">
            <text:p>5168</text:p>
          </table:table-cell>
          <table:table-cell office:value-type="float" office:value="5483">
            <text:p>5483</text:p>
          </table:table-cell>
          <table:table-cell office:value-type="float" office:value="5084">
            <text:p>5084</text:p>
          </table:table-cell>
          <table:table-cell office:value-type="float" office:value="4768">
            <text:p>4768</text:p>
          </table:table-cell>
          <table:table-cell office:value-type="float" office:value="4766">
            <text:p>4766</text:p>
          </table:table-cell>
          <table:table-cell office:value-type="float" office:value="4475">
            <text:p>4475</text:p>
          </table:table-cell>
          <table:table-cell office:value-type="float" office:value="4400">
            <text:p>4400</text:p>
          </table:table-cell>
          <table:table-cell office:value-type="float" office:value="3064">
            <text:p>3064</text:p>
          </table:table-cell>
          <table:table-cell table:number-columns-repeated="36"/>
        </table:table-row>
        <table:table-row table:style-name="ro1">
          <table:table-cell office:value-type="string">
            <text:p>C102.100_25-5-5-5</text:p>
          </table:table-cell>
          <table:table-cell office:value-type="float" office:value="90">
            <text:p>90</text:p>
          </table:table-cell>
          <table:table-cell office:value-type="float" office:value="1744">
            <text:p>1744.0</text:p>
          </table:table-cell>
          <table:table-cell table:formula="of:=AVERAGE([.E11:.CO11])" office:value-type="float" office:value="3563.06451612903">
            <text:p>3563.1</text:p>
          </table:table-cell>
          <table:table-cell office:value-type="float" office:value="1057">
            <text:p>1057</text:p>
          </table:table-cell>
          <table:table-cell office:value-type="float" office:value="1114">
            <text:p>1114</text:p>
          </table:table-cell>
          <table:table-cell office:value-type="float" office:value="1280">
            <text:p>1280</text:p>
          </table:table-cell>
          <table:table-cell office:value-type="float" office:value="1351">
            <text:p>1351</text:p>
          </table:table-cell>
          <table:table-cell office:value-type="float" office:value="1357">
            <text:p>1357</text:p>
          </table:table-cell>
          <table:table-cell office:value-type="float" office:value="1537">
            <text:p>1537</text:p>
          </table:table-cell>
          <table:table-cell office:value-type="float" office:value="1530">
            <text:p>1530</text:p>
          </table:table-cell>
          <table:table-cell office:value-type="float" office:value="1719">
            <text:p>1719</text:p>
          </table:table-cell>
          <table:table-cell office:value-type="float" office:value="2125">
            <text:p>2125</text:p>
          </table:table-cell>
          <table:table-cell office:value-type="float" office:value="1987">
            <text:p>1987</text:p>
          </table:table-cell>
          <table:table-cell office:value-type="float" office:value="2293">
            <text:p>2293</text:p>
          </table:table-cell>
          <table:table-cell office:value-type="float" office:value="2587">
            <text:p>2587</text:p>
          </table:table-cell>
          <table:table-cell office:value-type="float" office:value="2690">
            <text:p>2690</text:p>
          </table:table-cell>
          <table:table-cell office:value-type="float" office:value="2729">
            <text:p>2729</text:p>
          </table:table-cell>
          <table:table-cell office:value-type="float" office:value="3119">
            <text:p>3119</text:p>
          </table:table-cell>
          <table:table-cell office:value-type="float" office:value="2850">
            <text:p>2850</text:p>
          </table:table-cell>
          <table:table-cell office:value-type="float" office:value="3013">
            <text:p>3013</text:p>
          </table:table-cell>
          <table:table-cell office:value-type="float" office:value="2910">
            <text:p>2910</text:p>
          </table:table-cell>
          <table:table-cell office:value-type="float" office:value="3226">
            <text:p>3226</text:p>
          </table:table-cell>
          <table:table-cell office:value-type="float" office:value="2968">
            <text:p>2968</text:p>
          </table:table-cell>
          <table:table-cell office:value-type="float" office:value="3246">
            <text:p>3246</text:p>
          </table:table-cell>
          <table:table-cell office:value-type="float" office:value="3585">
            <text:p>3585</text:p>
          </table:table-cell>
          <table:table-cell office:value-type="float" office:value="3695">
            <text:p>3695</text:p>
          </table:table-cell>
          <table:table-cell office:value-type="float" office:value="3669">
            <text:p>3669</text:p>
          </table:table-cell>
          <table:table-cell office:value-type="float" office:value="3838">
            <text:p>3838</text:p>
          </table:table-cell>
          <table:table-cell office:value-type="float" office:value="3814">
            <text:p>3814</text:p>
          </table:table-cell>
          <table:table-cell office:value-type="float" office:value="3933">
            <text:p>3933</text:p>
          </table:table-cell>
          <table:table-cell office:value-type="float" office:value="3806">
            <text:p>3806</text:p>
          </table:table-cell>
          <table:table-cell office:value-type="float" office:value="3832">
            <text:p>3832</text:p>
          </table:table-cell>
          <table:table-cell office:value-type="float" office:value="4317">
            <text:p>4317</text:p>
          </table:table-cell>
          <table:table-cell office:value-type="float" office:value="4324">
            <text:p>4324</text:p>
          </table:table-cell>
          <table:table-cell office:value-type="float" office:value="4088">
            <text:p>4088</text:p>
          </table:table-cell>
          <table:table-cell office:value-type="float" office:value="4833">
            <text:p>4833</text:p>
          </table:table-cell>
          <table:table-cell office:value-type="float" office:value="4913">
            <text:p>4913</text:p>
          </table:table-cell>
          <table:table-cell office:value-type="float" office:value="4888">
            <text:p>4888</text:p>
          </table:table-cell>
          <table:table-cell office:value-type="float" office:value="4884">
            <text:p>4884</text:p>
          </table:table-cell>
          <table:table-cell office:value-type="float" office:value="5107">
            <text:p>5107</text:p>
          </table:table-cell>
          <table:table-cell office:value-type="float" office:value="5043">
            <text:p>5043</text:p>
          </table:table-cell>
          <table:table-cell office:value-type="float" office:value="4833">
            <text:p>4833</text:p>
          </table:table-cell>
          <table:table-cell office:value-type="float" office:value="3995">
            <text:p>3995</text:p>
          </table:table-cell>
          <table:table-cell office:value-type="float" office:value="4136">
            <text:p>4136</text:p>
          </table:table-cell>
          <table:table-cell office:value-type="float" office:value="4191">
            <text:p>4191</text:p>
          </table:table-cell>
          <table:table-cell office:value-type="float" office:value="4501">
            <text:p>4501</text:p>
          </table:table-cell>
          <table:table-cell office:value-type="float" office:value="4793">
            <text:p>4793</text:p>
          </table:table-cell>
          <table:table-cell office:value-type="float" office:value="4859">
            <text:p>4859</text:p>
          </table:table-cell>
          <table:table-cell office:value-type="float" office:value="5054">
            <text:p>5054</text:p>
          </table:table-cell>
          <table:table-cell office:value-type="float" office:value="4918">
            <text:p>4918</text:p>
          </table:table-cell>
          <table:table-cell office:value-type="float" office:value="5196">
            <text:p>5196</text:p>
          </table:table-cell>
          <table:table-cell office:value-type="float" office:value="4147">
            <text:p>4147</text:p>
          </table:table-cell>
          <table:table-cell office:value-type="float" office:value="4085">
            <text:p>4085</text:p>
          </table:table-cell>
          <table:table-cell office:value-type="float" office:value="4308">
            <text:p>4308</text:p>
          </table:table-cell>
          <table:table-cell office:value-type="float" office:value="4278">
            <text:p>4278</text:p>
          </table:table-cell>
          <table:table-cell office:value-type="float" office:value="4365">
            <text:p>4365</text:p>
          </table:table-cell>
          <table:table-cell office:value-type="float" office:value="4643">
            <text:p>4643</text:p>
          </table:table-cell>
          <table:table-cell office:value-type="float" office:value="4401">
            <text:p>4401</text:p>
          </table:table-cell>
          <table:table-cell office:value-type="float" office:value="4763">
            <text:p>4763</text:p>
          </table:table-cell>
          <table:table-cell office:value-type="float" office:value="4395">
            <text:p>4395</text:p>
          </table:table-cell>
          <table:table-cell office:value-type="float" office:value="3848">
            <text:p>3848</text:p>
          </table:table-cell>
          <table:table-cell office:value-type="float" office:value="4275">
            <text:p>4275</text:p>
          </table:table-cell>
          <table:table-cell office:value-type="float" office:value="4161">
            <text:p>4161</text:p>
          </table:table-cell>
          <table:table-cell office:value-type="float" office:value="1915">
            <text:p>1915</text:p>
          </table:table-cell>
          <table:table-cell office:value-type="float" office:value="1593">
            <text:p>1593</text:p>
          </table:table-cell>
          <table:table-cell table:number-columns-repeated="26"/>
        </table:table-row>
        <table:table-row table:style-name="ro1">
          <table:table-cell office:value-type="string">
            <text:p>C103.100_25-5-5-5</text:p>
          </table:table-cell>
          <table:table-cell office:value-type="float" office:value="10">
            <text:p>10</text:p>
          </table:table-cell>
          <table:table-cell office:value-type="float" office:value="25841">
            <text:p>25841.0</text:p>
          </table:table-cell>
          <table:table-cell table:formula="of:=AVERAGE([.E12:.CO12])" office:value-type="float" office:value="7132.28571428571">
            <text:p>7132.3</text:p>
          </table:table-cell>
          <table:table-cell office:value-type="float" office:value="7048">
            <text:p>7048</text:p>
          </table:table-cell>
          <table:table-cell office:value-type="float" office:value="7548">
            <text:p>7548</text:p>
          </table:table-cell>
          <table:table-cell office:value-type="float" office:value="7302">
            <text:p>7302</text:p>
          </table:table-cell>
          <table:table-cell office:value-type="float" office:value="7714">
            <text:p>7714</text:p>
          </table:table-cell>
          <table:table-cell office:value-type="float" office:value="7749">
            <text:p>7749</text:p>
          </table:table-cell>
          <table:table-cell office:value-type="float" office:value="8367">
            <text:p>8367</text:p>
          </table:table-cell>
          <table:table-cell office:value-type="float" office:value="4198">
            <text:p>4198</text:p>
          </table:table-cell>
          <table:table-cell table:number-columns-repeated="81"/>
        </table:table-row>
        <table:table-row table:style-name="ro1">
          <table:table-cell office:value-type="string">
            <text:p>C103.100_25-5-5-5</text:p>
          </table:table-cell>
          <table:table-cell office:value-type="float" office:value="30">
            <text:p>30</text:p>
          </table:table-cell>
          <table:table-cell office:value-type="float" office:value="19321">
            <text:p>19321.0</text:p>
          </table:table-cell>
          <table:table-cell table:formula="of:=AVERAGE([.E13:.CO13])" office:value-type="float" office:value="6523.58333333333">
            <text:p>6523.6</text:p>
          </table:table-cell>
          <table:table-cell office:value-type="float" office:value="7429">
            <text:p>7429</text:p>
          </table:table-cell>
          <table:table-cell office:value-type="float" office:value="7251">
            <text:p>7251</text:p>
          </table:table-cell>
          <table:table-cell office:value-type="float" office:value="7335">
            <text:p>7335</text:p>
          </table:table-cell>
          <table:table-cell office:value-type="float" office:value="7179">
            <text:p>7179</text:p>
          </table:table-cell>
          <table:table-cell office:value-type="float" office:value="7226">
            <text:p>7226</text:p>
          </table:table-cell>
          <table:table-cell office:value-type="float" office:value="6958">
            <text:p>6958</text:p>
          </table:table-cell>
          <table:table-cell office:value-type="float" office:value="6828">
            <text:p>6828</text:p>
          </table:table-cell>
          <table:table-cell office:value-type="float" office:value="6890">
            <text:p>6890</text:p>
          </table:table-cell>
          <table:table-cell office:value-type="float" office:value="6176">
            <text:p>6176</text:p>
          </table:table-cell>
          <table:table-cell office:value-type="float" office:value="5860">
            <text:p>5860</text:p>
          </table:table-cell>
          <table:table-cell office:value-type="float" office:value="5781">
            <text:p>5781</text:p>
          </table:table-cell>
          <table:table-cell office:value-type="float" office:value="3370">
            <text:p>3370</text:p>
          </table:table-cell>
          <table:table-cell table:number-columns-repeated="76"/>
        </table:table-row>
        <table:table-row table:style-name="ro1">
          <table:table-cell office:value-type="string">
            <text:p>C103.100_25-5-5-5</text:p>
          </table:table-cell>
          <table:table-cell office:value-type="float" office:value="50">
            <text:p>50</text:p>
          </table:table-cell>
          <table:table-cell office:value-type="float" office:value="8067">
            <text:p>8067.0</text:p>
          </table:table-cell>
          <table:table-cell table:formula="of:=AVERAGE([.E14:.CO14])" office:value-type="float" office:value="5452.2962962963">
            <text:p>5452.3</text:p>
          </table:table-cell>
          <table:table-cell office:value-type="float" office:value="4664">
            <text:p>4664</text:p>
          </table:table-cell>
          <table:table-cell office:value-type="float" office:value="4920">
            <text:p>4920</text:p>
          </table:table-cell>
          <table:table-cell office:value-type="float" office:value="5070">
            <text:p>5070</text:p>
          </table:table-cell>
          <table:table-cell office:value-type="float" office:value="5290">
            <text:p>5290</text:p>
          </table:table-cell>
          <table:table-cell office:value-type="float" office:value="5604">
            <text:p>5604</text:p>
          </table:table-cell>
          <table:table-cell office:value-type="float" office:value="5787">
            <text:p>5787</text:p>
          </table:table-cell>
          <table:table-cell office:value-type="float" office:value="5639">
            <text:p>5639</text:p>
          </table:table-cell>
          <table:table-cell office:value-type="float" office:value="5950">
            <text:p>5950</text:p>
          </table:table-cell>
          <table:table-cell office:value-type="float" office:value="5600">
            <text:p>5600</text:p>
          </table:table-cell>
          <table:table-cell office:value-type="float" office:value="5769">
            <text:p>5769</text:p>
          </table:table-cell>
          <table:table-cell office:value-type="float" office:value="5704">
            <text:p>5704</text:p>
          </table:table-cell>
          <table:table-cell office:value-type="float" office:value="6046">
            <text:p>6046</text:p>
          </table:table-cell>
          <table:table-cell office:value-type="float" office:value="5861">
            <text:p>5861</text:p>
          </table:table-cell>
          <table:table-cell office:value-type="float" office:value="6105">
            <text:p>6105</text:p>
          </table:table-cell>
          <table:table-cell office:value-type="float" office:value="5898">
            <text:p>5898</text:p>
          </table:table-cell>
          <table:table-cell office:value-type="float" office:value="6171">
            <text:p>6171</text:p>
          </table:table-cell>
          <table:table-cell office:value-type="float" office:value="5805">
            <text:p>5805</text:p>
          </table:table-cell>
          <table:table-cell office:value-type="float" office:value="5506">
            <text:p>5506</text:p>
          </table:table-cell>
          <table:table-cell office:value-type="float" office:value="5179">
            <text:p>5179</text:p>
          </table:table-cell>
          <table:table-cell office:value-type="float" office:value="5313">
            <text:p>5313</text:p>
          </table:table-cell>
          <table:table-cell office:value-type="float" office:value="5793">
            <text:p>5793</text:p>
          </table:table-cell>
          <table:table-cell office:value-type="float" office:value="5342">
            <text:p>5342</text:p>
          </table:table-cell>
          <table:table-cell office:value-type="float" office:value="5551">
            <text:p>5551</text:p>
          </table:table-cell>
          <table:table-cell office:value-type="float" office:value="5576">
            <text:p>5576</text:p>
          </table:table-cell>
          <table:table-cell office:value-type="float" office:value="5765">
            <text:p>5765</text:p>
          </table:table-cell>
          <table:table-cell office:value-type="float" office:value="4857">
            <text:p>4857</text:p>
          </table:table-cell>
          <table:table-cell office:value-type="float" office:value="2447">
            <text:p>2447</text:p>
          </table:table-cell>
          <table:table-cell table:number-columns-repeated="61"/>
        </table:table-row>
        <table:table-row table:style-name="ro1">
          <table:table-cell office:value-type="string">
            <text:p>C103.100_25-5-5-5</text:p>
          </table:table-cell>
          <table:table-cell office:value-type="float" office:value="70">
            <text:p>70</text:p>
          </table:table-cell>
          <table:table-cell office:value-type="float" office:value="4009">
            <text:p>4009.0</text:p>
          </table:table-cell>
          <table:table-cell table:formula="of:=AVERAGE([.E15:.CO15])" office:value-type="float" office:value="4150.71052631579">
            <text:p>4150.7</text:p>
          </table:table-cell>
          <table:table-cell office:value-type="float" office:value="2922">
            <text:p>2922</text:p>
          </table:table-cell>
          <table:table-cell office:value-type="float" office:value="2881">
            <text:p>2881</text:p>
          </table:table-cell>
          <table:table-cell office:value-type="float" office:value="2897">
            <text:p>2897</text:p>
          </table:table-cell>
          <table:table-cell office:value-type="float" office:value="3219">
            <text:p>3219</text:p>
          </table:table-cell>
          <table:table-cell office:value-type="float" office:value="3129">
            <text:p>3129</text:p>
          </table:table-cell>
          <table:table-cell office:value-type="float" office:value="3277">
            <text:p>3277</text:p>
          </table:table-cell>
          <table:table-cell office:value-type="float" office:value="3447">
            <text:p>3447</text:p>
          </table:table-cell>
          <table:table-cell office:value-type="float" office:value="3699">
            <text:p>3699</text:p>
          </table:table-cell>
          <table:table-cell office:value-type="float" office:value="3921">
            <text:p>3921</text:p>
          </table:table-cell>
          <table:table-cell office:value-type="float" office:value="4201">
            <text:p>4201</text:p>
          </table:table-cell>
          <table:table-cell office:value-type="float" office:value="4372">
            <text:p>4372</text:p>
          </table:table-cell>
          <table:table-cell office:value-type="float" office:value="4289">
            <text:p>4289</text:p>
          </table:table-cell>
          <table:table-cell office:value-type="float" office:value="4507">
            <text:p>4507</text:p>
          </table:table-cell>
          <table:table-cell office:value-type="float" office:value="4530">
            <text:p>4530</text:p>
          </table:table-cell>
          <table:table-cell office:value-type="float" office:value="4594">
            <text:p>4594</text:p>
          </table:table-cell>
          <table:table-cell office:value-type="float" office:value="4624">
            <text:p>4624</text:p>
          </table:table-cell>
          <table:table-cell office:value-type="float" office:value="4539">
            <text:p>4539</text:p>
          </table:table-cell>
          <table:table-cell office:value-type="float" office:value="4581">
            <text:p>4581</text:p>
          </table:table-cell>
          <table:table-cell office:value-type="float" office:value="4638">
            <text:p>4638</text:p>
          </table:table-cell>
          <table:table-cell office:value-type="float" office:value="4951">
            <text:p>4951</text:p>
          </table:table-cell>
          <table:table-cell office:value-type="float" office:value="4672">
            <text:p>4672</text:p>
          </table:table-cell>
          <table:table-cell office:value-type="float" office:value="4734">
            <text:p>4734</text:p>
          </table:table-cell>
          <table:table-cell office:value-type="float" office:value="4869">
            <text:p>4869</text:p>
          </table:table-cell>
          <table:table-cell office:value-type="float" office:value="5112">
            <text:p>5112</text:p>
          </table:table-cell>
          <table:table-cell office:value-type="float" office:value="4884">
            <text:p>4884</text:p>
          </table:table-cell>
          <table:table-cell office:value-type="float" office:value="5287">
            <text:p>5287</text:p>
          </table:table-cell>
          <table:table-cell office:value-type="float" office:value="5410">
            <text:p>5410</text:p>
          </table:table-cell>
          <table:table-cell office:value-type="float" office:value="5103">
            <text:p>5103</text:p>
          </table:table-cell>
          <table:table-cell office:value-type="float" office:value="4710">
            <text:p>4710</text:p>
          </table:table-cell>
          <table:table-cell office:value-type="float" office:value="4400">
            <text:p>4400</text:p>
          </table:table-cell>
          <table:table-cell office:value-type="float" office:value="4311">
            <text:p>4311</text:p>
          </table:table-cell>
          <table:table-cell office:value-type="float" office:value="4339">
            <text:p>4339</text:p>
          </table:table-cell>
          <table:table-cell office:value-type="float" office:value="4239">
            <text:p>4239</text:p>
          </table:table-cell>
          <table:table-cell office:value-type="float" office:value="3901">
            <text:p>3901</text:p>
          </table:table-cell>
          <table:table-cell office:value-type="float" office:value="3814">
            <text:p>3814</text:p>
          </table:table-cell>
          <table:table-cell office:value-type="float" office:value="4057">
            <text:p>4057</text:p>
          </table:table-cell>
          <table:table-cell office:value-type="float" office:value="2795">
            <text:p>2795</text:p>
          </table:table-cell>
          <table:table-cell office:value-type="float" office:value="1872">
            <text:p>1872</text:p>
          </table:table-cell>
          <table:table-cell table:number-columns-repeated="50"/>
        </table:table-row>
        <table:table-row table:style-name="ro1">
          <table:table-cell office:value-type="string">
            <text:p>C103.100_25-5-5-5</text:p>
          </table:table-cell>
          <table:table-cell office:value-type="float" office:value="90">
            <text:p>90</text:p>
          </table:table-cell>
          <table:table-cell office:value-type="float" office:value="1703">
            <text:p>1703.0</text:p>
          </table:table-cell>
          <table:table-cell table:formula="of:=AVERAGE([.E16:.CO16])" office:value-type="float" office:value="3738.28888888889">
            <text:p>3738.3</text:p>
          </table:table-cell>
          <table:table-cell office:value-type="float" office:value="2563">
            <text:p>2563</text:p>
          </table:table-cell>
          <table:table-cell office:value-type="float" office:value="2651">
            <text:p>2651</text:p>
          </table:table-cell>
          <table:table-cell office:value-type="float" office:value="2869">
            <text:p>2869</text:p>
          </table:table-cell>
          <table:table-cell office:value-type="float" office:value="3216">
            <text:p>3216</text:p>
          </table:table-cell>
          <table:table-cell office:value-type="float" office:value="3288">
            <text:p>3288</text:p>
          </table:table-cell>
          <table:table-cell office:value-type="float" office:value="3447">
            <text:p>3447</text:p>
          </table:table-cell>
          <table:table-cell office:value-type="float" office:value="3644">
            <text:p>3644</text:p>
          </table:table-cell>
          <table:table-cell office:value-type="float" office:value="3741">
            <text:p>3741</text:p>
          </table:table-cell>
          <table:table-cell office:value-type="float" office:value="3924">
            <text:p>3924</text:p>
          </table:table-cell>
          <table:table-cell office:value-type="float" office:value="3779">
            <text:p>3779</text:p>
          </table:table-cell>
          <table:table-cell office:value-type="float" office:value="3949">
            <text:p>3949</text:p>
          </table:table-cell>
          <table:table-cell office:value-type="float" office:value="4296">
            <text:p>4296</text:p>
          </table:table-cell>
          <table:table-cell office:value-type="float" office:value="4032">
            <text:p>4032</text:p>
          </table:table-cell>
          <table:table-cell office:value-type="float" office:value="3948">
            <text:p>3948</text:p>
          </table:table-cell>
          <table:table-cell office:value-type="float" office:value="4197">
            <text:p>4197</text:p>
          </table:table-cell>
          <table:table-cell office:value-type="float" office:value="4347">
            <text:p>4347</text:p>
          </table:table-cell>
          <table:table-cell office:value-type="float" office:value="4572">
            <text:p>4572</text:p>
          </table:table-cell>
          <table:table-cell office:value-type="float" office:value="4505">
            <text:p>4505</text:p>
          </table:table-cell>
          <table:table-cell office:value-type="float" office:value="4429">
            <text:p>4429</text:p>
          </table:table-cell>
          <table:table-cell office:value-type="float" office:value="4119">
            <text:p>4119</text:p>
          </table:table-cell>
          <table:table-cell office:value-type="float" office:value="4595">
            <text:p>4595</text:p>
          </table:table-cell>
          <table:table-cell office:value-type="float" office:value="4442">
            <text:p>4442</text:p>
          </table:table-cell>
          <table:table-cell office:value-type="float" office:value="4351">
            <text:p>4351</text:p>
          </table:table-cell>
          <table:table-cell office:value-type="float" office:value="3659">
            <text:p>3659</text:p>
          </table:table-cell>
          <table:table-cell office:value-type="float" office:value="3696">
            <text:p>3696</text:p>
          </table:table-cell>
          <table:table-cell office:value-type="float" office:value="3796">
            <text:p>3796</text:p>
          </table:table-cell>
          <table:table-cell office:value-type="float" office:value="3781">
            <text:p>3781</text:p>
          </table:table-cell>
          <table:table-cell office:value-type="float" office:value="3802">
            <text:p>3802</text:p>
          </table:table-cell>
          <table:table-cell office:value-type="float" office:value="3890">
            <text:p>3890</text:p>
          </table:table-cell>
          <table:table-cell office:value-type="float" office:value="3932">
            <text:p>3932</text:p>
          </table:table-cell>
          <table:table-cell office:value-type="float" office:value="4008">
            <text:p>4008</text:p>
          </table:table-cell>
          <table:table-cell office:value-type="float" office:value="4285">
            <text:p>4285</text:p>
          </table:table-cell>
          <table:table-cell office:value-type="float" office:value="4193">
            <text:p>4193</text:p>
          </table:table-cell>
          <table:table-cell office:value-type="float" office:value="4190">
            <text:p>4190</text:p>
          </table:table-cell>
          <table:table-cell office:value-type="float" office:value="3911">
            <text:p>3911</text:p>
          </table:table-cell>
          <table:table-cell office:value-type="float" office:value="3653">
            <text:p>3653</text:p>
          </table:table-cell>
          <table:table-cell office:value-type="float" office:value="3220">
            <text:p>3220</text:p>
          </table:table-cell>
          <table:table-cell office:value-type="float" office:value="3572">
            <text:p>3572</text:p>
          </table:table-cell>
          <table:table-cell office:value-type="float" office:value="3254">
            <text:p>3254</text:p>
          </table:table-cell>
          <table:table-cell office:value-type="float" office:value="3136">
            <text:p>3136</text:p>
          </table:table-cell>
          <table:table-cell office:value-type="float" office:value="3142">
            <text:p>3142</text:p>
          </table:table-cell>
          <table:table-cell office:value-type="float" office:value="3069">
            <text:p>3069</text:p>
          </table:table-cell>
          <table:table-cell office:value-type="float" office:value="3227">
            <text:p>3227</text:p>
          </table:table-cell>
          <table:table-cell office:value-type="float" office:value="3332">
            <text:p>3332</text:p>
          </table:table-cell>
          <table:table-cell office:value-type="float" office:value="2571">
            <text:p>2571</text:p>
          </table:table-cell>
          <table:table-cell table:number-columns-repeated="43"/>
        </table:table-row>
        <table:table-row table:style-name="ro1">
          <table:table-cell office:value-type="string">
            <text:p>C104.100_25-5-5-5</text:p>
          </table:table-cell>
          <table:table-cell office:value-type="float" office:value="10">
            <text:p>10</text:p>
          </table:table-cell>
          <table:table-cell office:value-type="float" office:value="27873">
            <text:p>27873.0</text:p>
          </table:table-cell>
          <table:table-cell table:formula="of:=AVERAGE([.E17:.CO17])" office:value-type="float" office:value="6244.66666666667">
            <text:p>6244.7</text:p>
          </table:table-cell>
          <table:table-cell office:value-type="float" office:value="7824">
            <text:p>7824</text:p>
          </table:table-cell>
          <table:table-cell office:value-type="float" office:value="6638">
            <text:p>6638</text:p>
          </table:table-cell>
          <table:table-cell office:value-type="float" office:value="4272">
            <text:p>4272</text:p>
          </table:table-cell>
          <table:table-cell table:number-columns-repeated="85"/>
        </table:table-row>
        <table:table-row table:style-name="ro1">
          <table:table-cell office:value-type="string">
            <text:p>C104.100_25-5-5-5</text:p>
          </table:table-cell>
          <table:table-cell office:value-type="float" office:value="30">
            <text:p>30</text:p>
          </table:table-cell>
          <table:table-cell office:value-type="float" office:value="15794">
            <text:p>15794.0</text:p>
          </table:table-cell>
          <table:table-cell table:formula="of:=AVERAGE([.E18:.CO18])" office:value-type="float" office:value="7257.75">
            <text:p>7257.8</text:p>
          </table:table-cell>
          <table:table-cell office:value-type="float" office:value="6319">
            <text:p>6319</text:p>
          </table:table-cell>
          <table:table-cell office:value-type="float" office:value="6678">
            <text:p>6678</text:p>
          </table:table-cell>
          <table:table-cell office:value-type="float" office:value="7376">
            <text:p>7376</text:p>
          </table:table-cell>
          <table:table-cell office:value-type="float" office:value="7607">
            <text:p>7607</text:p>
          </table:table-cell>
          <table:table-cell office:value-type="float" office:value="8455">
            <text:p>8455</text:p>
          </table:table-cell>
          <table:table-cell office:value-type="float" office:value="7490">
            <text:p>7490</text:p>
          </table:table-cell>
          <table:table-cell office:value-type="float" office:value="8139">
            <text:p>8139</text:p>
          </table:table-cell>
          <table:table-cell office:value-type="float" office:value="5998">
            <text:p>5998</text:p>
          </table:table-cell>
          <table:table-cell table:number-columns-repeated="80"/>
        </table:table-row>
        <table:table-row table:style-name="ro1">
          <table:table-cell office:value-type="string">
            <text:p>C104.100_25-5-5-5</text:p>
          </table:table-cell>
          <table:table-cell office:value-type="float" office:value="50">
            <text:p>50</text:p>
          </table:table-cell>
          <table:table-cell office:value-type="float" office:value="8412">
            <text:p>8412.0</text:p>
          </table:table-cell>
          <table:table-cell table:formula="of:=AVERAGE([.E19:.CO19])" office:value-type="float" office:value="6095.69230769231">
            <text:p>6095.7</text:p>
          </table:table-cell>
          <table:table-cell office:value-type="float" office:value="5499">
            <text:p>5499</text:p>
          </table:table-cell>
          <table:table-cell office:value-type="float" office:value="5816">
            <text:p>5816</text:p>
          </table:table-cell>
          <table:table-cell office:value-type="float" office:value="5747">
            <text:p>5747</text:p>
          </table:table-cell>
          <table:table-cell office:value-type="float" office:value="5971">
            <text:p>5971</text:p>
          </table:table-cell>
          <table:table-cell office:value-type="float" office:value="6599">
            <text:p>6599</text:p>
          </table:table-cell>
          <table:table-cell office:value-type="float" office:value="6331">
            <text:p>6331</text:p>
          </table:table-cell>
          <table:table-cell office:value-type="float" office:value="6505">
            <text:p>6505</text:p>
          </table:table-cell>
          <table:table-cell office:value-type="float" office:value="6126">
            <text:p>6126</text:p>
          </table:table-cell>
          <table:table-cell office:value-type="float" office:value="7206">
            <text:p>7206</text:p>
          </table:table-cell>
          <table:table-cell office:value-type="float" office:value="6783">
            <text:p>6783</text:p>
          </table:table-cell>
          <table:table-cell office:value-type="float" office:value="6171">
            <text:p>6171</text:p>
          </table:table-cell>
          <table:table-cell office:value-type="float" office:value="5165">
            <text:p>5165</text:p>
          </table:table-cell>
          <table:table-cell office:value-type="float" office:value="5325">
            <text:p>5325</text:p>
          </table:table-cell>
          <table:table-cell table:number-columns-repeated="75"/>
        </table:table-row>
        <table:table-row table:style-name="ro1">
          <table:table-cell office:value-type="string">
            <text:p>C104.100_25-5-5-5</text:p>
          </table:table-cell>
          <table:table-cell office:value-type="float" office:value="70">
            <text:p>70</text:p>
          </table:table-cell>
          <table:table-cell office:value-type="float" office:value="4222">
            <text:p>4222.0</text:p>
          </table:table-cell>
          <table:table-cell table:formula="of:=AVERAGE([.E20:.CO20])" office:value-type="float" office:value="6512.73333333333">
            <text:p>6512.7</text:p>
          </table:table-cell>
          <table:table-cell office:value-type="float" office:value="5304">
            <text:p>5304</text:p>
          </table:table-cell>
          <table:table-cell office:value-type="float" office:value="5706">
            <text:p>5706</text:p>
          </table:table-cell>
          <table:table-cell office:value-type="float" office:value="5708">
            <text:p>5708</text:p>
          </table:table-cell>
          <table:table-cell office:value-type="float" office:value="6463">
            <text:p>6463</text:p>
          </table:table-cell>
          <table:table-cell office:value-type="float" office:value="6314">
            <text:p>6314</text:p>
          </table:table-cell>
          <table:table-cell office:value-type="float" office:value="6637">
            <text:p>6637</text:p>
          </table:table-cell>
          <table:table-cell office:value-type="float" office:value="7335">
            <text:p>7335</text:p>
          </table:table-cell>
          <table:table-cell office:value-type="float" office:value="7275">
            <text:p>7275</text:p>
          </table:table-cell>
          <table:table-cell office:value-type="float" office:value="7370">
            <text:p>7370</text:p>
          </table:table-cell>
          <table:table-cell office:value-type="float" office:value="7693">
            <text:p>7693</text:p>
          </table:table-cell>
          <table:table-cell office:value-type="float" office:value="7460">
            <text:p>7460</text:p>
          </table:table-cell>
          <table:table-cell office:value-type="float" office:value="6819">
            <text:p>6819</text:p>
          </table:table-cell>
          <table:table-cell office:value-type="float" office:value="6786">
            <text:p>6786</text:p>
          </table:table-cell>
          <table:table-cell office:value-type="float" office:value="6429">
            <text:p>6429</text:p>
          </table:table-cell>
          <table:table-cell office:value-type="float" office:value="4392">
            <text:p>4392</text:p>
          </table:table-cell>
          <table:table-cell table:number-columns-repeated="73"/>
        </table:table-row>
        <table:table-row table:style-name="ro1">
          <table:table-cell office:value-type="string">
            <text:p>C104.100_25-5-5-5</text:p>
          </table:table-cell>
          <table:table-cell office:value-type="float" office:value="90">
            <text:p>90</text:p>
          </table:table-cell>
          <table:table-cell office:value-type="float" office:value="1629">
            <text:p>1629.0</text:p>
          </table:table-cell>
          <table:table-cell table:formula="of:=AVERAGE([.E21:.CO21])" office:value-type="float" office:value="4721.31818181818">
            <text:p>4721.3</text:p>
          </table:table-cell>
          <table:table-cell office:value-type="float" office:value="4602">
            <text:p>4602</text:p>
          </table:table-cell>
          <table:table-cell office:value-type="float" office:value="4395">
            <text:p>4395</text:p>
          </table:table-cell>
          <table:table-cell office:value-type="float" office:value="4810">
            <text:p>4810</text:p>
          </table:table-cell>
          <table:table-cell office:value-type="float" office:value="4696">
            <text:p>4696</text:p>
          </table:table-cell>
          <table:table-cell office:value-type="float" office:value="4542">
            <text:p>4542</text:p>
          </table:table-cell>
          <table:table-cell office:value-type="float" office:value="4590">
            <text:p>4590</text:p>
          </table:table-cell>
          <table:table-cell office:value-type="float" office:value="4663">
            <text:p>4663</text:p>
          </table:table-cell>
          <table:table-cell office:value-type="float" office:value="5089">
            <text:p>5089</text:p>
          </table:table-cell>
          <table:table-cell office:value-type="float" office:value="5016">
            <text:p>5016</text:p>
          </table:table-cell>
          <table:table-cell office:value-type="float" office:value="4855">
            <text:p>4855</text:p>
          </table:table-cell>
          <table:table-cell office:value-type="float" office:value="5205">
            <text:p>5205</text:p>
          </table:table-cell>
          <table:table-cell office:value-type="float" office:value="5333">
            <text:p>5333</text:p>
          </table:table-cell>
          <table:table-cell office:value-type="float" office:value="5194">
            <text:p>5194</text:p>
          </table:table-cell>
          <table:table-cell office:value-type="float" office:value="5186">
            <text:p>5186</text:p>
          </table:table-cell>
          <table:table-cell office:value-type="float" office:value="5181">
            <text:p>5181</text:p>
          </table:table-cell>
          <table:table-cell office:value-type="float" office:value="5095">
            <text:p>5095</text:p>
          </table:table-cell>
          <table:table-cell office:value-type="float" office:value="5318">
            <text:p>5318</text:p>
          </table:table-cell>
          <table:table-cell office:value-type="float" office:value="4670">
            <text:p>4670</text:p>
          </table:table-cell>
          <table:table-cell office:value-type="float" office:value="5505">
            <text:p>5505</text:p>
          </table:table-cell>
          <table:table-cell office:value-type="float" office:value="3477">
            <text:p>3477</text:p>
          </table:table-cell>
          <table:table-cell office:value-type="float" office:value="3298">
            <text:p>3298</text:p>
          </table:table-cell>
          <table:table-cell office:value-type="float" office:value="3149">
            <text:p>3149</text:p>
          </table:table-cell>
          <table:table-cell table:number-columns-repeated="66"/>
        </table:table-row>
        <table:table-row table:style-name="ro1">
          <table:table-cell office:value-type="string">
            <text:p>C105.100_25-5-5-5</text:p>
          </table:table-cell>
          <table:table-cell office:value-type="float" office:value="10">
            <text:p>10</text:p>
          </table:table-cell>
          <table:table-cell office:value-type="float" office:value="24707">
            <text:p>24707.0</text:p>
          </table:table-cell>
          <table:table-cell table:formula="of:=AVERAGE([.E22:.CO22])" office:value-type="float" office:value="5543.6">
            <text:p>5543.6</text:p>
          </table:table-cell>
          <table:table-cell office:value-type="float" office:value="6314">
            <text:p>6314</text:p>
          </table:table-cell>
          <table:table-cell office:value-type="float" office:value="5620">
            <text:p>5620</text:p>
          </table:table-cell>
          <table:table-cell office:value-type="float" office:value="5953">
            <text:p>5953</text:p>
          </table:table-cell>
          <table:table-cell office:value-type="float" office:value="5672">
            <text:p>5672</text:p>
          </table:table-cell>
          <table:table-cell office:value-type="float" office:value="5956">
            <text:p>5956</text:p>
          </table:table-cell>
          <table:table-cell office:value-type="float" office:value="5320">
            <text:p>5320</text:p>
          </table:table-cell>
          <table:table-cell office:value-type="float" office:value="5679">
            <text:p>5679</text:p>
          </table:table-cell>
          <table:table-cell office:value-type="float" office:value="5369">
            <text:p>5369</text:p>
          </table:table-cell>
          <table:table-cell office:value-type="float" office:value="5263">
            <text:p>5263</text:p>
          </table:table-cell>
          <table:table-cell office:value-type="float" office:value="4290">
            <text:p>4290</text:p>
          </table:table-cell>
          <table:table-cell table:number-columns-repeated="78"/>
        </table:table-row>
        <table:table-row table:style-name="ro1">
          <table:table-cell office:value-type="string">
            <text:p>C105.100_25-5-5-5</text:p>
          </table:table-cell>
          <table:table-cell office:value-type="float" office:value="30">
            <text:p>30</text:p>
          </table:table-cell>
          <table:table-cell office:value-type="float" office:value="14128">
            <text:p>14128.0</text:p>
          </table:table-cell>
          <table:table-cell table:formula="of:=AVERAGE([.E23:.CO23])" office:value-type="float" office:value="4131.10344827586">
            <text:p>4131.1</text:p>
          </table:table-cell>
          <table:table-cell office:value-type="float" office:value="3439">
            <text:p>3439</text:p>
          </table:table-cell>
          <table:table-cell office:value-type="float" office:value="3623">
            <text:p>3623</text:p>
          </table:table-cell>
          <table:table-cell office:value-type="float" office:value="3697">
            <text:p>3697</text:p>
          </table:table-cell>
          <table:table-cell office:value-type="float" office:value="3847">
            <text:p>3847</text:p>
          </table:table-cell>
          <table:table-cell office:value-type="float" office:value="3954">
            <text:p>3954</text:p>
          </table:table-cell>
          <table:table-cell office:value-type="float" office:value="4006">
            <text:p>4006</text:p>
          </table:table-cell>
          <table:table-cell office:value-type="float" office:value="4118">
            <text:p>4118</text:p>
          </table:table-cell>
          <table:table-cell office:value-type="float" office:value="3949">
            <text:p>3949</text:p>
          </table:table-cell>
          <table:table-cell office:value-type="float" office:value="4025">
            <text:p>4025</text:p>
          </table:table-cell>
          <table:table-cell office:value-type="float" office:value="4217">
            <text:p>4217</text:p>
          </table:table-cell>
          <table:table-cell office:value-type="float" office:value="4332">
            <text:p>4332</text:p>
          </table:table-cell>
          <table:table-cell office:value-type="float" office:value="4493">
            <text:p>4493</text:p>
          </table:table-cell>
          <table:table-cell office:value-type="float" office:value="4800">
            <text:p>4800</text:p>
          </table:table-cell>
          <table:table-cell office:value-type="float" office:value="4976">
            <text:p>4976</text:p>
          </table:table-cell>
          <table:table-cell office:value-type="float" office:value="4853">
            <text:p>4853</text:p>
          </table:table-cell>
          <table:table-cell office:value-type="float" office:value="4525">
            <text:p>4525</text:p>
          </table:table-cell>
          <table:table-cell office:value-type="float" office:value="4666">
            <text:p>4666</text:p>
          </table:table-cell>
          <table:table-cell office:value-type="float" office:value="4881">
            <text:p>4881</text:p>
          </table:table-cell>
          <table:table-cell office:value-type="float" office:value="4651">
            <text:p>4651</text:p>
          </table:table-cell>
          <table:table-cell office:value-type="float" office:value="4748">
            <text:p>4748</text:p>
          </table:table-cell>
          <table:table-cell office:value-type="float" office:value="4255">
            <text:p>4255</text:p>
          </table:table-cell>
          <table:table-cell office:value-type="float" office:value="4418">
            <text:p>4418</text:p>
          </table:table-cell>
          <table:table-cell office:value-type="float" office:value="3945">
            <text:p>3945</text:p>
          </table:table-cell>
          <table:table-cell office:value-type="float" office:value="3932">
            <text:p>3932</text:p>
          </table:table-cell>
          <table:table-cell office:value-type="float" office:value="3937">
            <text:p>3937</text:p>
          </table:table-cell>
          <table:table-cell office:value-type="float" office:value="4009">
            <text:p>4009</text:p>
          </table:table-cell>
          <table:table-cell office:value-type="float" office:value="3666">
            <text:p>3666</text:p>
          </table:table-cell>
          <table:table-cell office:value-type="float" office:value="3702">
            <text:p>3702</text:p>
          </table:table-cell>
          <table:table-cell office:value-type="float" office:value="2138">
            <text:p>2138</text:p>
          </table:table-cell>
          <table:table-cell table:number-columns-repeated="59"/>
        </table:table-row>
        <table:table-row table:style-name="ro1">
          <table:table-cell office:value-type="string">
            <text:p>C105.100_25-5-5-5</text:p>
          </table:table-cell>
          <table:table-cell office:value-type="float" office:value="50">
            <text:p>50</text:p>
          </table:table-cell>
          <table:table-cell office:value-type="float" office:value="7870">
            <text:p>7870.0</text:p>
          </table:table-cell>
          <table:table-cell table:formula="of:=AVERAGE([.E24:.CO24])" office:value-type="float" office:value="3017.82978723404">
            <text:p>3017.8</text:p>
          </table:table-cell>
          <table:table-cell office:value-type="float" office:value="1963">
            <text:p>1963</text:p>
          </table:table-cell>
          <table:table-cell office:value-type="float" office:value="1931">
            <text:p>1931</text:p>
          </table:table-cell>
          <table:table-cell office:value-type="float" office:value="2119">
            <text:p>2119</text:p>
          </table:table-cell>
          <table:table-cell office:value-type="float" office:value="2148">
            <text:p>2148</text:p>
          </table:table-cell>
          <table:table-cell office:value-type="float" office:value="2140">
            <text:p>2140</text:p>
          </table:table-cell>
          <table:table-cell office:value-type="float" office:value="2305">
            <text:p>2305</text:p>
          </table:table-cell>
          <table:table-cell office:value-type="float" office:value="2349">
            <text:p>2349</text:p>
          </table:table-cell>
          <table:table-cell office:value-type="float" office:value="2464">
            <text:p>2464</text:p>
          </table:table-cell>
          <table:table-cell office:value-type="float" office:value="2538">
            <text:p>2538</text:p>
          </table:table-cell>
          <table:table-cell office:value-type="float" office:value="2536">
            <text:p>2536</text:p>
          </table:table-cell>
          <table:table-cell office:value-type="float" office:value="2624">
            <text:p>2624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office:value-type="float" office:value="2836">
            <text:p>2836</text:p>
          </table:table-cell>
          <table:table-cell office:value-type="float" office:value="2876">
            <text:p>2876</text:p>
          </table:table-cell>
          <table:table-cell office:value-type="float" office:value="3107">
            <text:p>3107</text:p>
          </table:table-cell>
          <table:table-cell office:value-type="float" office:value="3193">
            <text:p>3193</text:p>
          </table:table-cell>
          <table:table-cell office:value-type="float" office:value="3249">
            <text:p>3249</text:p>
          </table:table-cell>
          <table:table-cell office:value-type="float" office:value="3444">
            <text:p>3444</text:p>
          </table:table-cell>
          <table:table-cell office:value-type="float" office:value="3652">
            <text:p>3652</text:p>
          </table:table-cell>
          <table:table-cell office:value-type="float" office:value="3774">
            <text:p>3774</text:p>
          </table:table-cell>
          <table:table-cell office:value-type="float" office:value="3664">
            <text:p>3664</text:p>
          </table:table-cell>
          <table:table-cell office:value-type="float" office:value="3660">
            <text:p>3660</text:p>
          </table:table-cell>
          <table:table-cell office:value-type="float" office:value="3626">
            <text:p>3626</text:p>
          </table:table-cell>
          <table:table-cell office:value-type="float" office:value="3705">
            <text:p>3705</text:p>
          </table:table-cell>
          <table:table-cell office:value-type="float" office:value="3376">
            <text:p>3376</text:p>
          </table:table-cell>
          <table:table-cell office:value-type="float" office:value="3525">
            <text:p>3525</text:p>
          </table:table-cell>
          <table:table-cell office:value-type="float" office:value="3519">
            <text:p>3519</text:p>
          </table:table-cell>
          <table:table-cell office:value-type="float" office:value="3664">
            <text:p>3664</text:p>
          </table:table-cell>
          <table:table-cell office:value-type="float" office:value="3719">
            <text:p>3719</text:p>
          </table:table-cell>
          <table:table-cell office:value-type="float" office:value="3877">
            <text:p>3877</text:p>
          </table:table-cell>
          <table:table-cell office:value-type="float" office:value="3880">
            <text:p>3880</text:p>
          </table:table-cell>
          <table:table-cell office:value-type="float" office:value="3935">
            <text:p>3935</text:p>
          </table:table-cell>
          <table:table-cell office:value-type="float" office:value="3930">
            <text:p>3930</text:p>
          </table:table-cell>
          <table:table-cell office:value-type="float" office:value="4188">
            <text:p>4188</text:p>
          </table:table-cell>
          <table:table-cell office:value-type="float" office:value="3819">
            <text:p>3819</text:p>
          </table:table-cell>
          <table:table-cell office:value-type="float" office:value="3465">
            <text:p>3465</text:p>
          </table:table-cell>
          <table:table-cell office:value-type="float" office:value="3265">
            <text:p>3265</text:p>
          </table:table-cell>
          <table:table-cell office:value-type="float" office:value="3327">
            <text:p>3327</text:p>
          </table:table-cell>
          <table:table-cell office:value-type="float" office:value="3305">
            <text:p>3305</text:p>
          </table:table-cell>
          <table:table-cell office:value-type="float" office:value="2687">
            <text:p>2687</text:p>
          </table:table-cell>
          <table:table-cell office:value-type="float" office:value="2761">
            <text:p>2761</text:p>
          </table:table-cell>
          <table:table-cell office:value-type="float" office:value="2762">
            <text:p>2762</text:p>
          </table:table-cell>
          <table:table-cell office:value-type="float" office:value="1931">
            <text:p>1931</text:p>
          </table:table-cell>
          <table:table-cell office:value-type="float" office:value="1835">
            <text:p>1835</text:p>
          </table:table-cell>
          <table:table-cell office:value-type="float" office:value="2141">
            <text:p>2141</text:p>
          </table:table-cell>
          <table:table-cell office:value-type="float" office:value="1444">
            <text:p>1444</text:p>
          </table:table-cell>
          <table:table-cell table:number-columns-repeated="41"/>
        </table:table-row>
        <table:table-row table:style-name="ro1">
          <table:table-cell office:value-type="string">
            <text:p>C105.100_25-5-5-5</text:p>
          </table:table-cell>
          <table:table-cell office:value-type="float" office:value="70">
            <text:p>70</text:p>
          </table:table-cell>
          <table:table-cell office:value-type="float" office:value="4079">
            <text:p>4079.0</text:p>
          </table:table-cell>
          <table:table-cell table:formula="of:=AVERAGE([.E25:.CO25])" office:value-type="float" office:value="2331.69841269841">
            <text:p>2331.7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75">
            <text:p>1175</text:p>
          </table:table-cell>
          <table:table-cell office:value-type="float" office:value="1257">
            <text:p>1257</text:p>
          </table:table-cell>
          <table:table-cell office:value-type="float" office:value="1349">
            <text:p>1349</text:p>
          </table:table-cell>
          <table:table-cell office:value-type="float" office:value="1395">
            <text:p>1395</text:p>
          </table:table-cell>
          <table:table-cell office:value-type="float" office:value="1489">
            <text:p>1489</text:p>
          </table:table-cell>
          <table:table-cell office:value-type="float" office:value="1503">
            <text:p>1503</text:p>
          </table:table-cell>
          <table:table-cell office:value-type="float" office:value="1614">
            <text:p>1614</text:p>
          </table:table-cell>
          <table:table-cell office:value-type="float" office:value="1671">
            <text:p>1671</text:p>
          </table:table-cell>
          <table:table-cell office:value-type="float" office:value="1641">
            <text:p>1641</text:p>
          </table:table-cell>
          <table:table-cell office:value-type="float" office:value="1598">
            <text:p>1598</text:p>
          </table:table-cell>
          <table:table-cell office:value-type="float" office:value="1573">
            <text:p>1573</text:p>
          </table:table-cell>
          <table:table-cell office:value-type="float" office:value="1661">
            <text:p>1661</text:p>
          </table:table-cell>
          <table:table-cell office:value-type="float" office:value="1660">
            <text:p>1660</text:p>
          </table:table-cell>
          <table:table-cell office:value-type="float" office:value="1689">
            <text:p>1689</text:p>
          </table:table-cell>
          <table:table-cell office:value-type="float" office:value="1848">
            <text:p>1848</text:p>
          </table:table-cell>
          <table:table-cell office:value-type="float" office:value="1870">
            <text:p>1870</text:p>
          </table:table-cell>
          <table:table-cell office:value-type="float" office:value="1841">
            <text:p>1841</text:p>
          </table:table-cell>
          <table:table-cell office:value-type="float" office:value="1925">
            <text:p>1925</text:p>
          </table:table-cell>
          <table:table-cell office:value-type="float" office:value="2031">
            <text:p>2031</text:p>
          </table:table-cell>
          <table:table-cell office:value-type="float" office:value="2121">
            <text:p>2121</text:p>
          </table:table-cell>
          <table:table-cell office:value-type="float" office:value="2262">
            <text:p>2262</text:p>
          </table:table-cell>
          <table:table-cell office:value-type="float" office:value="2379">
            <text:p>2379</text:p>
          </table:table-cell>
          <table:table-cell office:value-type="float" office:value="2605">
            <text:p>2605</text:p>
          </table:table-cell>
          <table:table-cell office:value-type="float" office:value="2840">
            <text:p>2840</text:p>
          </table:table-cell>
          <table:table-cell office:value-type="float" office:value="2603">
            <text:p>2603</text:p>
          </table:table-cell>
          <table:table-cell office:value-type="float" office:value="2551">
            <text:p>2551</text:p>
          </table:table-cell>
          <table:table-cell office:value-type="float" office:value="2646">
            <text:p>2646</text:p>
          </table:table-cell>
          <table:table-cell office:value-type="float" office:value="2528">
            <text:p>2528</text:p>
          </table:table-cell>
          <table:table-cell office:value-type="float" office:value="2537">
            <text:p>2537</text:p>
          </table:table-cell>
          <table:table-cell office:value-type="float" office:value="2647">
            <text:p>2647</text:p>
          </table:table-cell>
          <table:table-cell office:value-type="float" office:value="2721">
            <text:p>2721</text:p>
          </table:table-cell>
          <table:table-cell office:value-type="float" office:value="2695">
            <text:p>2695</text:p>
          </table:table-cell>
          <table:table-cell office:value-type="float" office:value="2758">
            <text:p>2758</text:p>
          </table:table-cell>
          <table:table-cell office:value-type="float" office:value="2807">
            <text:p>2807</text:p>
          </table:table-cell>
          <table:table-cell office:value-type="float" office:value="2883">
            <text:p>2883</text:p>
          </table:table-cell>
          <table:table-cell office:value-type="float" office:value="2845">
            <text:p>2845</text:p>
          </table:table-cell>
          <table:table-cell office:value-type="float" office:value="2719">
            <text:p>2719</text:p>
          </table:table-cell>
          <table:table-cell office:value-type="float" office:value="2869">
            <text:p>2869</text:p>
          </table:table-cell>
          <table:table-cell office:value-type="float" office:value="2849">
            <text:p>2849</text:p>
          </table:table-cell>
          <table:table-cell office:value-type="float" office:value="2817">
            <text:p>2817</text:p>
          </table:table-cell>
          <table:table-cell office:value-type="float" office:value="2897">
            <text:p>2897</text:p>
          </table:table-cell>
          <table:table-cell office:value-type="float" office:value="3217">
            <text:p>3217</text:p>
          </table:table-cell>
          <table:table-cell office:value-type="float" office:value="3182">
            <text:p>3182</text:p>
          </table:table-cell>
          <table:table-cell office:value-type="float" office:value="3220">
            <text:p>3220</text:p>
          </table:table-cell>
          <table:table-cell office:value-type="float" office:value="3100">
            <text:p>3100</text:p>
          </table:table-cell>
          <table:table-cell office:value-type="float" office:value="3270">
            <text:p>3270</text:p>
          </table:table-cell>
          <table:table-cell office:value-type="float" office:value="3318">
            <text:p>3318</text:p>
          </table:table-cell>
          <table:table-cell office:value-type="float" office:value="3127">
            <text:p>3127</text:p>
          </table:table-cell>
          <table:table-cell office:value-type="float" office:value="2925">
            <text:p>2925</text:p>
          </table:table-cell>
          <table:table-cell office:value-type="float" office:value="2495">
            <text:p>2495</text:p>
          </table:table-cell>
          <table:table-cell office:value-type="float" office:value="2587">
            <text:p>2587</text:p>
          </table:table-cell>
          <table:table-cell office:value-type="float" office:value="2556">
            <text:p>2556</text:p>
          </table:table-cell>
          <table:table-cell office:value-type="float" office:value="2611">
            <text:p>2611</text:p>
          </table:table-cell>
          <table:table-cell office:value-type="float" office:value="2747">
            <text:p>2747</text:p>
          </table:table-cell>
          <table:table-cell office:value-type="float" office:value="2511">
            <text:p>2511</text:p>
          </table:table-cell>
          <table:table-cell office:value-type="float" office:value="2572">
            <text:p>2572</text:p>
          </table:table-cell>
          <table:table-cell office:value-type="float" office:value="2658">
            <text:p>2658</text:p>
          </table:table-cell>
          <table:table-cell office:value-type="float" office:value="2632">
            <text:p>2632</text:p>
          </table:table-cell>
          <table:table-cell office:value-type="float" office:value="2334">
            <text:p>2334</text:p>
          </table:table-cell>
          <table:table-cell office:value-type="float" office:value="2351">
            <text:p>2351</text:p>
          </table:table-cell>
          <table:table-cell office:value-type="float" office:value="1782">
            <text:p>1782</text:p>
          </table:table-cell>
          <table:table-cell table:number-columns-repeated="25"/>
        </table:table-row>
        <table:table-row table:style-name="ro1">
          <table:table-cell office:value-type="string">
            <text:p>C105.100_25-5-5-5</text:p>
          </table:table-cell>
          <table:table-cell office:value-type="float" office:value="90">
            <text:p>90</text:p>
          </table:table-cell>
          <table:table-cell office:value-type="float" office:value="1672">
            <text:p>1672.0</text:p>
          </table:table-cell>
          <table:table-cell table:formula="of:=AVERAGE([.E26:.CO26])" office:value-type="float" office:value="1765.94047619048">
            <text:p>1765.9</text:p>
          </table:table-cell>
          <table:table-cell office:value-type="float" office:value="455">
            <text:p>455</text:p>
          </table:table-cell>
          <table:table-cell office:value-type="float" office:value="479">
            <text:p>479</text:p>
          </table:table-cell>
          <table:table-cell office:value-type="float" office:value="523">
            <text:p>523</text:p>
          </table:table-cell>
          <table:table-cell office:value-type="float" office:value="532">
            <text:p>532</text:p>
          </table:table-cell>
          <table:table-cell office:value-type="float" office:value="599">
            <text:p>599</text:p>
          </table:table-cell>
          <table:table-cell office:value-type="float" office:value="636">
            <text:p>636</text:p>
          </table:table-cell>
          <table:table-cell office:value-type="float" office:value="624">
            <text:p>624</text:p>
          </table:table-cell>
          <table:table-cell office:value-type="float" office:value="663">
            <text:p>663</text:p>
          </table:table-cell>
          <table:table-cell office:value-type="float" office:value="666">
            <text:p>666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office:value-type="float" office:value="787">
            <text:p>787</text:p>
          </table:table-cell>
          <table:table-cell office:value-type="float" office:value="825">
            <text:p>825</text:p>
          </table:table-cell>
          <table:table-cell office:value-type="float" office:value="865">
            <text:p>865</text:p>
          </table:table-cell>
          <table:table-cell office:value-type="float" office:value="858">
            <text:p>858</text:p>
          </table:table-cell>
          <table:table-cell office:value-type="float" office:value="903">
            <text:p>903</text:p>
          </table:table-cell>
          <table:table-cell office:value-type="float" office:value="942">
            <text:p>942</text:p>
          </table:table-cell>
          <table:table-cell office:value-type="float" office:value="916">
            <text:p>916</text:p>
          </table:table-cell>
          <table:table-cell office:value-type="float" office:value="973">
            <text:p>973</text:p>
          </table:table-cell>
          <table:table-cell office:value-type="float" office:value="1008">
            <text:p>1008</text:p>
          </table:table-cell>
          <table:table-cell office:value-type="float" office:value="1015">
            <text:p>1015</text:p>
          </table:table-cell>
          <table:table-cell office:value-type="float" office:value="1076">
            <text:p>1076</text:p>
          </table:table-cell>
          <table:table-cell office:value-type="float" office:value="1104">
            <text:p>1104</text:p>
          </table:table-cell>
          <table:table-cell office:value-type="float" office:value="1094">
            <text:p>1094</text:p>
          </table:table-cell>
          <table:table-cell office:value-type="float" office:value="1143">
            <text:p>1143</text:p>
          </table:table-cell>
          <table:table-cell office:value-type="float" office:value="1194">
            <text:p>1194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316">
            <text:p>1316</text:p>
          </table:table-cell>
          <table:table-cell office:value-type="float" office:value="1329">
            <text:p>1329</text:p>
          </table:table-cell>
          <table:table-cell office:value-type="float" office:value="1437">
            <text:p>1437</text:p>
          </table:table-cell>
          <table:table-cell office:value-type="float" office:value="1489">
            <text:p>1489</text:p>
          </table:table-cell>
          <table:table-cell office:value-type="float" office:value="1590">
            <text:p>1590</text:p>
          </table:table-cell>
          <table:table-cell office:value-type="float" office:value="1595">
            <text:p>1595</text:p>
          </table:table-cell>
          <table:table-cell office:value-type="float" office:value="1679">
            <text:p>1679</text:p>
          </table:table-cell>
          <table:table-cell office:value-type="float" office:value="1724">
            <text:p>1724</text:p>
          </table:table-cell>
          <table:table-cell office:value-type="float" office:value="1894">
            <text:p>1894</text:p>
          </table:table-cell>
          <table:table-cell office:value-type="float" office:value="1981">
            <text:p>1981</text:p>
          </table:table-cell>
          <table:table-cell office:value-type="float" office:value="1937">
            <text:p>1937</text:p>
          </table:table-cell>
          <table:table-cell office:value-type="float" office:value="2022">
            <text:p>2022</text:p>
          </table:table-cell>
          <table:table-cell office:value-type="float" office:value="2086">
            <text:p>2086</text:p>
          </table:table-cell>
          <table:table-cell office:value-type="float" office:value="2106">
            <text:p>2106</text:p>
          </table:table-cell>
          <table:table-cell office:value-type="float" office:value="2181">
            <text:p>2181</text:p>
          </table:table-cell>
          <table:table-cell office:value-type="float" office:value="2269">
            <text:p>2269</text:p>
          </table:table-cell>
          <table:table-cell office:value-type="float" office:value="2287">
            <text:p>2287</text:p>
          </table:table-cell>
          <table:table-cell office:value-type="float" office:value="2365">
            <text:p>2365</text:p>
          </table:table-cell>
          <table:table-cell office:value-type="float" office:value="2487">
            <text:p>2487</text:p>
          </table:table-cell>
          <table:table-cell office:value-type="float" office:value="2509">
            <text:p>2509</text:p>
          </table:table-cell>
          <table:table-cell office:value-type="float" office:value="2408">
            <text:p>2408</text:p>
          </table:table-cell>
          <table:table-cell office:value-type="float" office:value="2684">
            <text:p>2684</text:p>
          </table:table-cell>
          <table:table-cell office:value-type="float" office:value="2505">
            <text:p>2505</text:p>
          </table:table-cell>
          <table:table-cell office:value-type="float" office:value="2543">
            <text:p>2543</text:p>
          </table:table-cell>
          <table:table-cell office:value-type="float" office:value="2596">
            <text:p>2596</text:p>
          </table:table-cell>
          <table:table-cell office:value-type="float" office:value="2540">
            <text:p>2540</text:p>
          </table:table-cell>
          <table:table-cell office:value-type="float" office:value="2649">
            <text:p>2649</text:p>
          </table:table-cell>
          <table:table-cell office:value-type="float" office:value="2803">
            <text:p>2803</text:p>
          </table:table-cell>
          <table:table-cell office:value-type="float" office:value="2917">
            <text:p>2917</text:p>
          </table:table-cell>
          <table:table-cell office:value-type="float" office:value="2897">
            <text:p>2897</text:p>
          </table:table-cell>
          <table:table-cell office:value-type="float" office:value="2868">
            <text:p>2868</text:p>
          </table:table-cell>
          <table:table-cell office:value-type="float" office:value="2896">
            <text:p>2896</text:p>
          </table:table-cell>
          <table:table-cell office:value-type="float" office:value="2990">
            <text:p>2990</text:p>
          </table:table-cell>
          <table:table-cell office:value-type="float" office:value="3089">
            <text:p>3089</text:p>
          </table:table-cell>
          <table:table-cell office:value-type="float" office:value="2770">
            <text:p>2770</text:p>
          </table:table-cell>
          <table:table-cell office:value-type="float" office:value="2528">
            <text:p>2528</text:p>
          </table:table-cell>
          <table:table-cell office:value-type="float" office:value="2963">
            <text:p>2963</text:p>
          </table:table-cell>
          <table:table-cell office:value-type="float" office:value="2380">
            <text:p>2380</text:p>
          </table:table-cell>
          <table:table-cell office:value-type="float" office:value="2301">
            <text:p>2301</text:p>
          </table:table-cell>
          <table:table-cell office:value-type="float" office:value="2280">
            <text:p>2280</text:p>
          </table:table-cell>
          <table:table-cell office:value-type="float" office:value="2386">
            <text:p>2386</text:p>
          </table:table-cell>
          <table:table-cell office:value-type="float" office:value="2267">
            <text:p>2267</text:p>
          </table:table-cell>
          <table:table-cell office:value-type="float" office:value="2385">
            <text:p>2385</text:p>
          </table:table-cell>
          <table:table-cell office:value-type="float" office:value="2412">
            <text:p>2412</text:p>
          </table:table-cell>
          <table:table-cell office:value-type="float" office:value="2448">
            <text:p>2448</text:p>
          </table:table-cell>
          <table:table-cell office:value-type="float" office:value="2489">
            <text:p>2489</text:p>
          </table:table-cell>
          <table:table-cell office:value-type="float" office:value="2539">
            <text:p>2539</text:p>
          </table:table-cell>
          <table:table-cell office:value-type="float" office:value="2605">
            <text:p>2605</text:p>
          </table:table-cell>
          <table:table-cell office:value-type="float" office:value="2617">
            <text:p>2617</text:p>
          </table:table-cell>
          <table:table-cell office:value-type="float" office:value="1976">
            <text:p>1976</text:p>
          </table:table-cell>
          <table:table-cell office:value-type="float" office:value="1727">
            <text:p>1727</text:p>
          </table:table-cell>
          <table:table-cell office:value-type="float" office:value="1822">
            <text:p>1822</text:p>
          </table:table-cell>
          <table:table-cell office:value-type="float" office:value="1633">
            <text:p>1633</text:p>
          </table:table-cell>
          <table:table-cell office:value-type="float" office:value="1569">
            <text:p>1569</text:p>
          </table:table-cell>
          <table:table-cell office:value-type="float" office:value="815">
            <text:p>815</text:p>
          </table:table-cell>
          <table:table-cell office:value-type="float" office:value="771">
            <text:p>771</text:p>
          </table:table-cell>
          <table:table-cell table:number-columns-repeated="4"/>
        </table:table-row>
        <table:table-row table:style-name="ro1">
          <table:table-cell office:value-type="string">
            <text:p>C106.100_25-5-5-5</text:p>
          </table:table-cell>
          <table:table-cell office:value-type="float" office:value="10">
            <text:p>10</text:p>
          </table:table-cell>
          <table:table-cell office:value-type="float" office:value="25555">
            <text:p>25555.0</text:p>
          </table:table-cell>
          <table:table-cell table:formula="of:=AVERAGE([.E27:.CO27])" office:value-type="float" office:value="5698.3">
            <text:p>5698.3</text:p>
          </table:table-cell>
          <table:table-cell office:value-type="float" office:value="6312">
            <text:p>6312</text:p>
          </table:table-cell>
          <table:table-cell office:value-type="float" office:value="6453">
            <text:p>6453</text:p>
          </table:table-cell>
          <table:table-cell office:value-type="float" office:value="6769">
            <text:p>6769</text:p>
          </table:table-cell>
          <table:table-cell office:value-type="float" office:value="6535">
            <text:p>6535</text:p>
          </table:table-cell>
          <table:table-cell office:value-type="float" office:value="6646">
            <text:p>6646</text:p>
          </table:table-cell>
          <table:table-cell office:value-type="float" office:value="6191">
            <text:p>6191</text:p>
          </table:table-cell>
          <table:table-cell office:value-type="float" office:value="5655">
            <text:p>5655</text:p>
          </table:table-cell>
          <table:table-cell office:value-type="float" office:value="5705">
            <text:p>5705</text:p>
          </table:table-cell>
          <table:table-cell office:value-type="float" office:value="5139">
            <text:p>5139</text:p>
          </table:table-cell>
          <table:table-cell office:value-type="float" office:value="1578">
            <text:p>1578</text:p>
          </table:table-cell>
          <table:table-cell table:number-columns-repeated="78"/>
        </table:table-row>
        <table:table-row table:style-name="ro1">
          <table:table-cell office:value-type="string">
            <text:p>C106.100_25-5-5-5</text:p>
          </table:table-cell>
          <table:table-cell office:value-type="float" office:value="30">
            <text:p>30</text:p>
          </table:table-cell>
          <table:table-cell office:value-type="float" office:value="17113">
            <text:p>17113.0</text:p>
          </table:table-cell>
          <table:table-cell table:formula="of:=AVERAGE([.E28:.CO28])" office:value-type="float" office:value="4524.36666666667">
            <text:p>4524.4</text:p>
          </table:table-cell>
          <table:table-cell office:value-type="float" office:value="4503">
            <text:p>4503</text:p>
          </table:table-cell>
          <table:table-cell office:value-type="float" office:value="4800">
            <text:p>4800</text:p>
          </table:table-cell>
          <table:table-cell office:value-type="float" office:value="4809">
            <text:p>4809</text:p>
          </table:table-cell>
          <table:table-cell office:value-type="float" office:value="5075">
            <text:p>5075</text:p>
          </table:table-cell>
          <table:table-cell office:value-type="float" office:value="5044">
            <text:p>5044</text:p>
          </table:table-cell>
          <table:table-cell office:value-type="float" office:value="5201">
            <text:p>5201</text:p>
          </table:table-cell>
          <table:table-cell office:value-type="float" office:value="5288">
            <text:p>5288</text:p>
          </table:table-cell>
          <table:table-cell office:value-type="float" office:value="5147">
            <text:p>5147</text:p>
          </table:table-cell>
          <table:table-cell office:value-type="float" office:value="5128">
            <text:p>5128</text:p>
          </table:table-cell>
          <table:table-cell office:value-type="float" office:value="5136">
            <text:p>5136</text:p>
          </table:table-cell>
          <table:table-cell office:value-type="float" office:value="5339">
            <text:p>5339</text:p>
          </table:table-cell>
          <table:table-cell office:value-type="float" office:value="5405">
            <text:p>5405</text:p>
          </table:table-cell>
          <table:table-cell office:value-type="float" office:value="4903">
            <text:p>4903</text:p>
          </table:table-cell>
          <table:table-cell office:value-type="float" office:value="4720">
            <text:p>4720</text:p>
          </table:table-cell>
          <table:table-cell office:value-type="float" office:value="4909">
            <text:p>4909</text:p>
          </table:table-cell>
          <table:table-cell office:value-type="float" office:value="4647">
            <text:p>4647</text:p>
          </table:table-cell>
          <table:table-cell office:value-type="float" office:value="4806">
            <text:p>4806</text:p>
          </table:table-cell>
          <table:table-cell office:value-type="float" office:value="4717">
            <text:p>4717</text:p>
          </table:table-cell>
          <table:table-cell office:value-type="float" office:value="4474">
            <text:p>4474</text:p>
          </table:table-cell>
          <table:table-cell office:value-type="float" office:value="4548">
            <text:p>4548</text:p>
          </table:table-cell>
          <table:table-cell office:value-type="float" office:value="4883">
            <text:p>4883</text:p>
          </table:table-cell>
          <table:table-cell office:value-type="float" office:value="4417">
            <text:p>4417</text:p>
          </table:table-cell>
          <table:table-cell office:value-type="float" office:value="4340">
            <text:p>4340</text:p>
          </table:table-cell>
          <table:table-cell office:value-type="float" office:value="3755">
            <text:p>3755</text:p>
          </table:table-cell>
          <table:table-cell office:value-type="float" office:value="3809">
            <text:p>3809</text:p>
          </table:table-cell>
          <table:table-cell office:value-type="float" office:value="3812">
            <text:p>3812</text:p>
          </table:table-cell>
          <table:table-cell office:value-type="float" office:value="3899">
            <text:p>3899</text:p>
          </table:table-cell>
          <table:table-cell office:value-type="float" office:value="3220">
            <text:p>3220</text:p>
          </table:table-cell>
          <table:table-cell office:value-type="float" office:value="2958">
            <text:p>2958</text:p>
          </table:table-cell>
          <table:table-cell office:value-type="float" office:value="2039">
            <text:p>2039</text:p>
          </table:table-cell>
          <table:table-cell table:number-columns-repeated="58"/>
        </table:table-row>
        <table:table-row table:style-name="ro1">
          <table:table-cell office:value-type="string">
            <text:p>C106.100_25-5-5-5</text:p>
          </table:table-cell>
          <table:table-cell office:value-type="float" office:value="50">
            <text:p>50</text:p>
          </table:table-cell>
          <table:table-cell office:value-type="float" office:value="9128">
            <text:p>9128.0</text:p>
          </table:table-cell>
          <table:table-cell table:formula="of:=AVERAGE([.E29:.CO29])" office:value-type="float" office:value="4239.44680851064">
            <text:p>4239.4</text:p>
          </table:table-cell>
          <table:table-cell office:value-type="float" office:value="2645">
            <text:p>2645</text:p>
          </table:table-cell>
          <table:table-cell office:value-type="float" office:value="2975">
            <text:p>2975</text:p>
          </table:table-cell>
          <table:table-cell office:value-type="float" office:value="2871">
            <text:p>2871</text:p>
          </table:table-cell>
          <table:table-cell office:value-type="float" office:value="2896">
            <text:p>2896</text:p>
          </table:table-cell>
          <table:table-cell office:value-type="float" office:value="3041">
            <text:p>3041</text:p>
          </table:table-cell>
          <table:table-cell office:value-type="float" office:value="2751">
            <text:p>2751</text:p>
          </table:table-cell>
          <table:table-cell office:value-type="float" office:value="2818">
            <text:p>2818</text:p>
          </table:table-cell>
          <table:table-cell office:value-type="float" office:value="2901">
            <text:p>2901</text:p>
          </table:table-cell>
          <table:table-cell office:value-type="float" office:value="3289">
            <text:p>3289</text:p>
          </table:table-cell>
          <table:table-cell office:value-type="float" office:value="3436">
            <text:p>3436</text:p>
          </table:table-cell>
          <table:table-cell office:value-type="float" office:value="3292">
            <text:p>3292</text:p>
          </table:table-cell>
          <table:table-cell office:value-type="float" office:value="3624">
            <text:p>3624</text:p>
          </table:table-cell>
          <table:table-cell office:value-type="float" office:value="3546">
            <text:p>3546</text:p>
          </table:table-cell>
          <table:table-cell office:value-type="float" office:value="3664">
            <text:p>3664</text:p>
          </table:table-cell>
          <table:table-cell office:value-type="float" office:value="3671">
            <text:p>3671</text:p>
          </table:table-cell>
          <table:table-cell office:value-type="float" office:value="3732">
            <text:p>3732</text:p>
          </table:table-cell>
          <table:table-cell office:value-type="float" office:value="3923">
            <text:p>3923</text:p>
          </table:table-cell>
          <table:table-cell office:value-type="float" office:value="3955">
            <text:p>3955</text:p>
          </table:table-cell>
          <table:table-cell office:value-type="float" office:value="4004">
            <text:p>4004</text:p>
          </table:table-cell>
          <table:table-cell office:value-type="float" office:value="3875">
            <text:p>3875</text:p>
          </table:table-cell>
          <table:table-cell office:value-type="float" office:value="3935">
            <text:p>3935</text:p>
          </table:table-cell>
          <table:table-cell office:value-type="float" office:value="3884">
            <text:p>3884</text:p>
          </table:table-cell>
          <table:table-cell office:value-type="float" office:value="4258">
            <text:p>4258</text:p>
          </table:table-cell>
          <table:table-cell office:value-type="float" office:value="4299">
            <text:p>4299</text:p>
          </table:table-cell>
          <table:table-cell office:value-type="float" office:value="4541">
            <text:p>4541</text:p>
          </table:table-cell>
          <table:table-cell office:value-type="float" office:value="4703">
            <text:p>4703</text:p>
          </table:table-cell>
          <table:table-cell office:value-type="float" office:value="4554">
            <text:p>4554</text:p>
          </table:table-cell>
          <table:table-cell office:value-type="float" office:value="5252">
            <text:p>5252</text:p>
          </table:table-cell>
          <table:table-cell office:value-type="float" office:value="5420">
            <text:p>5420</text:p>
          </table:table-cell>
          <table:table-cell office:value-type="float" office:value="5392">
            <text:p>5392</text:p>
          </table:table-cell>
          <table:table-cell office:value-type="float" office:value="5276">
            <text:p>5276</text:p>
          </table:table-cell>
          <table:table-cell office:value-type="float" office:value="5434">
            <text:p>5434</text:p>
          </table:table-cell>
          <table:table-cell office:value-type="float" office:value="5103">
            <text:p>5103</text:p>
          </table:table-cell>
          <table:table-cell office:value-type="float" office:value="5275">
            <text:p>5275</text:p>
          </table:table-cell>
          <table:table-cell office:value-type="float" office:value="5097">
            <text:p>5097</text:p>
          </table:table-cell>
          <table:table-cell office:value-type="float" office:value="5088">
            <text:p>5088</text:p>
          </table:table-cell>
          <table:table-cell office:value-type="float" office:value="5237">
            <text:p>5237</text:p>
          </table:table-cell>
          <table:table-cell office:value-type="float" office:value="5146">
            <text:p>5146</text:p>
          </table:table-cell>
          <table:table-cell office:value-type="float" office:value="5480">
            <text:p>5480</text:p>
          </table:table-cell>
          <table:table-cell office:value-type="float" office:value="5593">
            <text:p>5593</text:p>
          </table:table-cell>
          <table:table-cell office:value-type="float" office:value="5697">
            <text:p>5697</text:p>
          </table:table-cell>
          <table:table-cell office:value-type="float" office:value="5704">
            <text:p>5704</text:p>
          </table:table-cell>
          <table:table-cell office:value-type="float" office:value="5744">
            <text:p>5744</text:p>
          </table:table-cell>
          <table:table-cell office:value-type="float" office:value="5276">
            <text:p>5276</text:p>
          </table:table-cell>
          <table:table-cell office:value-type="float" office:value="4811">
            <text:p>4811</text:p>
          </table:table-cell>
          <table:table-cell office:value-type="float" office:value="4452">
            <text:p>4452</text:p>
          </table:table-cell>
          <table:table-cell office:value-type="float" office:value="1694">
            <text:p>1694</text:p>
          </table:table-cell>
          <table:table-cell table:number-columns-repeated="41"/>
        </table:table-row>
        <table:table-row table:style-name="ro1">
          <table:table-cell office:value-type="string">
            <text:p>C106.100_25-5-5-5</text:p>
          </table:table-cell>
          <table:table-cell office:value-type="float" office:value="70">
            <text:p>70</text:p>
          </table:table-cell>
          <table:table-cell office:value-type="float" office:value="4661">
            <text:p>4661.0</text:p>
          </table:table-cell>
          <table:table-cell table:formula="of:=AVERAGE([.E30:.CO30])" office:value-type="float" office:value="2980.22222222222">
            <text:p>2980.2</text:p>
          </table:table-cell>
          <table:table-cell office:value-type="float" office:value="1269">
            <text:p>1269</text:p>
          </table:table-cell>
          <table:table-cell office:value-type="float" office:value="1295">
            <text:p>1295</text:p>
          </table:table-cell>
          <table:table-cell office:value-type="float" office:value="1338">
            <text:p>1338</text:p>
          </table:table-cell>
          <table:table-cell office:value-type="float" office:value="1416">
            <text:p>1416</text:p>
          </table:table-cell>
          <table:table-cell office:value-type="float" office:value="1547">
            <text:p>1547</text:p>
          </table:table-cell>
          <table:table-cell office:value-type="float" office:value="1423">
            <text:p>1423</text:p>
          </table:table-cell>
          <table:table-cell office:value-type="float" office:value="1448">
            <text:p>1448</text:p>
          </table:table-cell>
          <table:table-cell office:value-type="float" office:value="1510">
            <text:p>1510</text:p>
          </table:table-cell>
          <table:table-cell office:value-type="float" office:value="1667">
            <text:p>1667</text:p>
          </table:table-cell>
          <table:table-cell office:value-type="float" office:value="1742">
            <text:p>1742</text:p>
          </table:table-cell>
          <table:table-cell office:value-type="float" office:value="1753">
            <text:p>1753</text:p>
          </table:table-cell>
          <table:table-cell office:value-type="float" office:value="2133">
            <text:p>2133</text:p>
          </table:table-cell>
          <table:table-cell office:value-type="float" office:value="2065">
            <text:p>2065</text:p>
          </table:table-cell>
          <table:table-cell office:value-type="float" office:value="2159">
            <text:p>2159</text:p>
          </table:table-cell>
          <table:table-cell office:value-type="float" office:value="2368">
            <text:p>2368</text:p>
          </table:table-cell>
          <table:table-cell office:value-type="float" office:value="1995">
            <text:p>1995</text:p>
          </table:table-cell>
          <table:table-cell office:value-type="float" office:value="2039">
            <text:p>2039</text:p>
          </table:table-cell>
          <table:table-cell office:value-type="float" office:value="2189">
            <text:p>2189</text:p>
          </table:table-cell>
          <table:table-cell office:value-type="float" office:value="2128">
            <text:p>2128</text:p>
          </table:table-cell>
          <table:table-cell office:value-type="float" office:value="2262">
            <text:p>2262</text:p>
          </table:table-cell>
          <table:table-cell office:value-type="float" office:value="2343">
            <text:p>2343</text:p>
          </table:table-cell>
          <table:table-cell office:value-type="float" office:value="2484">
            <text:p>2484</text:p>
          </table:table-cell>
          <table:table-cell office:value-type="float" office:value="2644">
            <text:p>2644</text:p>
          </table:table-cell>
          <table:table-cell office:value-type="float" office:value="2655">
            <text:p>2655</text:p>
          </table:table-cell>
          <table:table-cell office:value-type="float" office:value="2628">
            <text:p>2628</text:p>
          </table:table-cell>
          <table:table-cell office:value-type="float" office:value="2893">
            <text:p>2893</text:p>
          </table:table-cell>
          <table:table-cell office:value-type="float" office:value="3237">
            <text:p>3237</text:p>
          </table:table-cell>
          <table:table-cell office:value-type="float" office:value="3792">
            <text:p>3792</text:p>
          </table:table-cell>
          <table:table-cell office:value-type="float" office:value="2931">
            <text:p>2931</text:p>
          </table:table-cell>
          <table:table-cell office:value-type="float" office:value="3211">
            <text:p>3211</text:p>
          </table:table-cell>
          <table:table-cell office:value-type="float" office:value="3514">
            <text:p>3514</text:p>
          </table:table-cell>
          <table:table-cell office:value-type="float" office:value="3391">
            <text:p>3391</text:p>
          </table:table-cell>
          <table:table-cell office:value-type="float" office:value="3326">
            <text:p>3326</text:p>
          </table:table-cell>
          <table:table-cell office:value-type="float" office:value="3566">
            <text:p>3566</text:p>
          </table:table-cell>
          <table:table-cell office:value-type="float" office:value="3937">
            <text:p>3937</text:p>
          </table:table-cell>
          <table:table-cell office:value-type="float" office:value="3505">
            <text:p>3505</text:p>
          </table:table-cell>
          <table:table-cell office:value-type="float" office:value="3918">
            <text:p>3918</text:p>
          </table:table-cell>
          <table:table-cell office:value-type="float" office:value="4616">
            <text:p>4616</text:p>
          </table:table-cell>
          <table:table-cell office:value-type="float" office:value="5157">
            <text:p>5157</text:p>
          </table:table-cell>
          <table:table-cell office:value-type="float" office:value="6391">
            <text:p>6391</text:p>
          </table:table-cell>
          <table:table-cell office:value-type="float" office:value="4519">
            <text:p>4519</text:p>
          </table:table-cell>
          <table:table-cell office:value-type="float" office:value="4031">
            <text:p>4031</text:p>
          </table:table-cell>
          <table:table-cell office:value-type="float" office:value="3949">
            <text:p>3949</text:p>
          </table:table-cell>
          <table:table-cell office:value-type="float" office:value="3813">
            <text:p>3813</text:p>
          </table:table-cell>
          <table:table-cell office:value-type="float" office:value="4016">
            <text:p>4016</text:p>
          </table:table-cell>
          <table:table-cell office:value-type="float" office:value="4615">
            <text:p>4615</text:p>
          </table:table-cell>
          <table:table-cell office:value-type="float" office:value="4840">
            <text:p>4840</text:p>
          </table:table-cell>
          <table:table-cell office:value-type="float" office:value="4628">
            <text:p>4628</text:p>
          </table:table-cell>
          <table:table-cell office:value-type="float" office:value="4861">
            <text:p>4861</text:p>
          </table:table-cell>
          <table:table-cell office:value-type="float" office:value="4614">
            <text:p>4614</text:p>
          </table:table-cell>
          <table:table-cell office:value-type="float" office:value="4477">
            <text:p>4477</text:p>
          </table:table-cell>
          <table:table-cell office:value-type="float" office:value="4499">
            <text:p>4499</text:p>
          </table:table-cell>
          <table:table-cell office:value-type="float" office:value="3899">
            <text:p>3899</text:p>
          </table:table-cell>
          <table:table-cell office:value-type="float" office:value="3524">
            <text:p>3524</text:p>
          </table:table-cell>
          <table:table-cell office:value-type="float" office:value="3550">
            <text:p>3550</text:p>
          </table:table-cell>
          <table:table-cell office:value-type="float" office:value="3309">
            <text:p>3309</text:p>
          </table:table-cell>
          <table:table-cell office:value-type="float" office:value="3258">
            <text:p>3258</text:p>
          </table:table-cell>
          <table:table-cell office:value-type="float" office:value="2330">
            <text:p>2330</text:p>
          </table:table-cell>
          <table:table-cell office:value-type="float" office:value="2176">
            <text:p>2176</text:p>
          </table:table-cell>
          <table:table-cell office:value-type="float" office:value="2077">
            <text:p>2077</text:p>
          </table:table-cell>
          <table:table-cell office:value-type="float" office:value="2221">
            <text:p>2221</text:p>
          </table:table-cell>
          <table:table-cell office:value-type="float" office:value="1830">
            <text:p>1830</text:p>
          </table:table-cell>
          <table:table-cell office:value-type="float" office:value="833">
            <text:p>833</text:p>
          </table:table-cell>
          <table:table-cell table:number-columns-repeated="25"/>
        </table:table-row>
        <table:table-row table:style-name="ro1">
          <table:table-cell office:value-type="string">
            <text:p>C106.100_25-5-5-5</text:p>
          </table:table-cell>
          <table:table-cell office:value-type="float" office:value="90">
            <text:p>90</text:p>
          </table:table-cell>
          <table:table-cell office:value-type="float" office:value="1740">
            <text:p>1740.0</text:p>
          </table:table-cell>
          <table:table-cell table:formula="of:=AVERAGE([.E31:.CO31])" office:value-type="float" office:value="2377.91891891892">
            <text:p>2377.9</text:p>
          </table:table-cell>
          <table:table-cell office:value-type="float" office:value="474">
            <text:p>474</text:p>
          </table:table-cell>
          <table:table-cell office:value-type="float" office:value="488">
            <text:p>488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 office:value-type="float" office:value="644">
            <text:p>644</text:p>
          </table:table-cell>
          <table:table-cell office:value-type="float" office:value="620">
            <text:p>620</text:p>
          </table:table-cell>
          <table:table-cell office:value-type="float" office:value="664">
            <text:p>664</text:p>
          </table:table-cell>
          <table:table-cell office:value-type="float" office:value="681">
            <text:p>681</text:p>
          </table:table-cell>
          <table:table-cell office:value-type="float" office:value="745">
            <text:p>745</text:p>
          </table:table-cell>
          <table:table-cell office:value-type="float" office:value="938">
            <text:p>938</text:p>
          </table:table-cell>
          <table:table-cell office:value-type="float" office:value="952">
            <text:p>952</text:p>
          </table:table-cell>
          <table:table-cell office:value-type="float" office:value="963">
            <text:p>963</text:p>
          </table:table-cell>
          <table:table-cell office:value-type="float" office:value="1048">
            <text:p>1048</text:p>
          </table:table-cell>
          <table:table-cell office:value-type="float" office:value="1099">
            <text:p>1099</text:p>
          </table:table-cell>
          <table:table-cell office:value-type="float" office:value="1121">
            <text:p>1121</text:p>
          </table:table-cell>
          <table:table-cell office:value-type="float" office:value="1158">
            <text:p>1158</text:p>
          </table:table-cell>
          <table:table-cell office:value-type="float" office:value="1140">
            <text:p>1140</text:p>
          </table:table-cell>
          <table:table-cell office:value-type="float" office:value="1212">
            <text:p>1212</text:p>
          </table:table-cell>
          <table:table-cell office:value-type="float" office:value="1329">
            <text:p>1329</text:p>
          </table:table-cell>
          <table:table-cell office:value-type="float" office:value="1454">
            <text:p>1454</text:p>
          </table:table-cell>
          <table:table-cell office:value-type="float" office:value="1453">
            <text:p>1453</text:p>
          </table:table-cell>
          <table:table-cell office:value-type="float" office:value="1526">
            <text:p>1526</text:p>
          </table:table-cell>
          <table:table-cell office:value-type="float" office:value="1619">
            <text:p>1619</text:p>
          </table:table-cell>
          <table:table-cell office:value-type="float" office:value="1709">
            <text:p>1709</text:p>
          </table:table-cell>
          <table:table-cell office:value-type="float" office:value="1732">
            <text:p>1732</text:p>
          </table:table-cell>
          <table:table-cell office:value-type="float" office:value="1811">
            <text:p>1811</text:p>
          </table:table-cell>
          <table:table-cell office:value-type="float" office:value="1899">
            <text:p>1899</text:p>
          </table:table-cell>
          <table:table-cell office:value-type="float" office:value="2044">
            <text:p>2044</text:p>
          </table:table-cell>
          <table:table-cell office:value-type="float" office:value="2118">
            <text:p>2118</text:p>
          </table:table-cell>
          <table:table-cell office:value-type="float" office:value="2272">
            <text:p>2272</text:p>
          </table:table-cell>
          <table:table-cell office:value-type="float" office:value="2313">
            <text:p>2313</text:p>
          </table:table-cell>
          <table:table-cell office:value-type="float" office:value="2413">
            <text:p>2413</text:p>
          </table:table-cell>
          <table:table-cell office:value-type="float" office:value="2564">
            <text:p>2564</text:p>
          </table:table-cell>
          <table:table-cell office:value-type="float" office:value="2509">
            <text:p>2509</text:p>
          </table:table-cell>
          <table:table-cell office:value-type="float" office:value="2777">
            <text:p>2777</text:p>
          </table:table-cell>
          <table:table-cell office:value-type="float" office:value="2716">
            <text:p>2716</text:p>
          </table:table-cell>
          <table:table-cell office:value-type="float" office:value="2814">
            <text:p>2814</text:p>
          </table:table-cell>
          <table:table-cell office:value-type="float" office:value="2767">
            <text:p>2767</text:p>
          </table:table-cell>
          <table:table-cell office:value-type="float" office:value="2885">
            <text:p>2885</text:p>
          </table:table-cell>
          <table:table-cell office:value-type="float" office:value="3075">
            <text:p>3075</text:p>
          </table:table-cell>
          <table:table-cell office:value-type="float" office:value="3133">
            <text:p>3133</text:p>
          </table:table-cell>
          <table:table-cell office:value-type="float" office:value="3087">
            <text:p>3087</text:p>
          </table:table-cell>
          <table:table-cell office:value-type="float" office:value="3082">
            <text:p>3082</text:p>
          </table:table-cell>
          <table:table-cell office:value-type="float" office:value="3413">
            <text:p>3413</text:p>
          </table:table-cell>
          <table:table-cell office:value-type="float" office:value="3075">
            <text:p>3075</text:p>
          </table:table-cell>
          <table:table-cell office:value-type="float" office:value="3272">
            <text:p>3272</text:p>
          </table:table-cell>
          <table:table-cell office:value-type="float" office:value="3290">
            <text:p>3290</text:p>
          </table:table-cell>
          <table:table-cell office:value-type="float" office:value="3296">
            <text:p>3296</text:p>
          </table:table-cell>
          <table:table-cell office:value-type="float" office:value="2926">
            <text:p>2926</text:p>
          </table:table-cell>
          <table:table-cell office:value-type="float" office:value="3183">
            <text:p>3183</text:p>
          </table:table-cell>
          <table:table-cell office:value-type="float" office:value="3057">
            <text:p>3057</text:p>
          </table:table-cell>
          <table:table-cell office:value-type="float" office:value="3147">
            <text:p>3147</text:p>
          </table:table-cell>
          <table:table-cell office:value-type="float" office:value="3249">
            <text:p>3249</text:p>
          </table:table-cell>
          <table:table-cell office:value-type="float" office:value="3232">
            <text:p>3232</text:p>
          </table:table-cell>
          <table:table-cell office:value-type="float" office:value="3425">
            <text:p>3425</text:p>
          </table:table-cell>
          <table:table-cell office:value-type="float" office:value="3537">
            <text:p>3537</text:p>
          </table:table-cell>
          <table:table-cell office:value-type="float" office:value="3670">
            <text:p>3670</text:p>
          </table:table-cell>
          <table:table-cell office:value-type="float" office:value="3308">
            <text:p>3308</text:p>
          </table:table-cell>
          <table:table-cell office:value-type="float" office:value="3469">
            <text:p>3469</text:p>
          </table:table-cell>
          <table:table-cell office:value-type="float" office:value="3620">
            <text:p>3620</text:p>
          </table:table-cell>
          <table:table-cell office:value-type="float" office:value="3656">
            <text:p>3656</text:p>
          </table:table-cell>
          <table:table-cell office:value-type="float" office:value="3385">
            <text:p>3385</text:p>
          </table:table-cell>
          <table:table-cell office:value-type="float" office:value="3185">
            <text:p>3185</text:p>
          </table:table-cell>
          <table:table-cell office:value-type="float" office:value="3232">
            <text:p>3232</text:p>
          </table:table-cell>
          <table:table-cell office:value-type="float" office:value="3415">
            <text:p>3415</text:p>
          </table:table-cell>
          <table:table-cell office:value-type="float" office:value="3686">
            <text:p>3686</text:p>
          </table:table-cell>
          <table:table-cell office:value-type="float" office:value="3744">
            <text:p>3744</text:p>
          </table:table-cell>
          <table:table-cell office:value-type="float" office:value="3641">
            <text:p>3641</text:p>
          </table:table-cell>
          <table:table-cell office:value-type="float" office:value="4045">
            <text:p>4045</text:p>
          </table:table-cell>
          <table:table-cell office:value-type="float" office:value="3849">
            <text:p>3849</text:p>
          </table:table-cell>
          <table:table-cell office:value-type="float" office:value="3567">
            <text:p>3567</text:p>
          </table:table-cell>
          <table:table-cell office:value-type="float" office:value="2679">
            <text:p>2679</text:p>
          </table:table-cell>
          <table:table-cell office:value-type="float" office:value="2881">
            <text:p>2881</text:p>
          </table:table-cell>
          <table:table-cell office:value-type="float" office:value="2731">
            <text:p>2731</text:p>
          </table:table-cell>
          <table:table-cell table:number-columns-repeated="14"/>
        </table:table-row>
        <table:table-row table:style-name="ro1">
          <table:table-cell office:value-type="string">
            <text:p>C107.100_25-5-5-5</text:p>
          </table:table-cell>
          <table:table-cell office:value-type="float" office:value="10">
            <text:p>10</text:p>
          </table:table-cell>
          <table:table-cell office:value-type="float" office:value="26811">
            <text:p>26811.0</text:p>
          </table:table-cell>
          <table:table-cell table:formula="of:=AVERAGE([.E32:.CO32])" office:value-type="float" office:value="6302.1">
            <text:p>6302.1</text:p>
          </table:table-cell>
          <table:table-cell office:value-type="float" office:value="6686">
            <text:p>6686</text:p>
          </table:table-cell>
          <table:table-cell office:value-type="float" office:value="6792">
            <text:p>6792</text:p>
          </table:table-cell>
          <table:table-cell office:value-type="float" office:value="6784">
            <text:p>6784</text:p>
          </table:table-cell>
          <table:table-cell office:value-type="float" office:value="7012">
            <text:p>7012</text:p>
          </table:table-cell>
          <table:table-cell office:value-type="float" office:value="7039">
            <text:p>7039</text:p>
          </table:table-cell>
          <table:table-cell office:value-type="float" office:value="6749">
            <text:p>6749</text:p>
          </table:table-cell>
          <table:table-cell office:value-type="float" office:value="6476">
            <text:p>6476</text:p>
          </table:table-cell>
          <table:table-cell office:value-type="float" office:value="5929">
            <text:p>5929</text:p>
          </table:table-cell>
          <table:table-cell office:value-type="float" office:value="5693">
            <text:p>5693</text:p>
          </table:table-cell>
          <table:table-cell office:value-type="float" office:value="3861">
            <text:p>3861</text:p>
          </table:table-cell>
          <table:table-cell table:number-columns-repeated="78"/>
        </table:table-row>
        <table:table-row table:style-name="ro1">
          <table:table-cell office:value-type="string">
            <text:p>C107.100_25-5-5-5</text:p>
          </table:table-cell>
          <table:table-cell office:value-type="float" office:value="30">
            <text:p>30</text:p>
          </table:table-cell>
          <table:table-cell office:value-type="float" office:value="15547">
            <text:p>15547.0</text:p>
          </table:table-cell>
          <table:table-cell table:formula="of:=AVERAGE([.E33:.CO33])" office:value-type="float" office:value="5231.42857142857">
            <text:p>5231.4</text:p>
          </table:table-cell>
          <table:table-cell office:value-type="float" office:value="4183">
            <text:p>4183</text:p>
          </table:table-cell>
          <table:table-cell office:value-type="float" office:value="4247">
            <text:p>4247</text:p>
          </table:table-cell>
          <table:table-cell office:value-type="float" office:value="4101">
            <text:p>4101</text:p>
          </table:table-cell>
          <table:table-cell office:value-type="float" office:value="4230">
            <text:p>4230</text:p>
          </table:table-cell>
          <table:table-cell office:value-type="float" office:value="5094">
            <text:p>5094</text:p>
          </table:table-cell>
          <table:table-cell office:value-type="float" office:value="5197">
            <text:p>5197</text:p>
          </table:table-cell>
          <table:table-cell office:value-type="float" office:value="5196">
            <text:p>5196</text:p>
          </table:table-cell>
          <table:table-cell office:value-type="float" office:value="5313">
            <text:p>5313</text:p>
          </table:table-cell>
          <table:table-cell office:value-type="float" office:value="5812">
            <text:p>5812</text:p>
          </table:table-cell>
          <table:table-cell office:value-type="float" office:value="5687">
            <text:p>5687</text:p>
          </table:table-cell>
          <table:table-cell office:value-type="float" office:value="6029">
            <text:p>6029</text:p>
          </table:table-cell>
          <table:table-cell office:value-type="float" office:value="5917">
            <text:p>5917</text:p>
          </table:table-cell>
          <table:table-cell office:value-type="float" office:value="6073">
            <text:p>6073</text:p>
          </table:table-cell>
          <table:table-cell office:value-type="float" office:value="6236">
            <text:p>6236</text:p>
          </table:table-cell>
          <table:table-cell office:value-type="float" office:value="5709">
            <text:p>5709</text:p>
          </table:table-cell>
          <table:table-cell office:value-type="float" office:value="6097">
            <text:p>6097</text:p>
          </table:table-cell>
          <table:table-cell office:value-type="float" office:value="5676">
            <text:p>5676</text:p>
          </table:table-cell>
          <table:table-cell office:value-type="float" office:value="5570">
            <text:p>5570</text:p>
          </table:table-cell>
          <table:table-cell office:value-type="float" office:value="5788">
            <text:p>5788</text:p>
          </table:table-cell>
          <table:table-cell office:value-type="float" office:value="5571">
            <text:p>5571</text:p>
          </table:table-cell>
          <table:table-cell office:value-type="float" office:value="5583">
            <text:p>5583</text:p>
          </table:table-cell>
          <table:table-cell office:value-type="float" office:value="5550">
            <text:p>5550</text:p>
          </table:table-cell>
          <table:table-cell office:value-type="float" office:value="5197">
            <text:p>5197</text:p>
          </table:table-cell>
          <table:table-cell office:value-type="float" office:value="5393">
            <text:p>5393</text:p>
          </table:table-cell>
          <table:table-cell office:value-type="float" office:value="5213">
            <text:p>5213</text:p>
          </table:table-cell>
          <table:table-cell office:value-type="float" office:value="4649">
            <text:p>4649</text:p>
          </table:table-cell>
          <table:table-cell office:value-type="float" office:value="4441">
            <text:p>4441</text:p>
          </table:table-cell>
          <table:table-cell office:value-type="float" office:value="2728">
            <text:p>2728</text:p>
          </table:table-cell>
          <table:table-cell table:number-columns-repeated="60"/>
        </table:table-row>
        <table:table-row table:style-name="ro1">
          <table:table-cell office:value-type="string">
            <text:p>C107.100_25-5-5-5</text:p>
          </table:table-cell>
          <table:table-cell office:value-type="float" office:value="50">
            <text:p>50</text:p>
          </table:table-cell>
          <table:table-cell office:value-type="float" office:value="8023">
            <text:p>8023.0</text:p>
          </table:table-cell>
          <table:table-cell table:formula="of:=AVERAGE([.E34:.CO34])" office:value-type="float" office:value="3713.97916666667">
            <text:p>3714.0</text:p>
          </table:table-cell>
          <table:table-cell office:value-type="float" office:value="2187">
            <text:p>2187</text:p>
          </table:table-cell>
          <table:table-cell office:value-type="float" office:value="2169">
            <text:p>2169</text:p>
          </table:table-cell>
          <table:table-cell office:value-type="float" office:value="2559">
            <text:p>2559</text:p>
          </table:table-cell>
          <table:table-cell office:value-type="float" office:value="2556">
            <text:p>2556</text:p>
          </table:table-cell>
          <table:table-cell office:value-type="float" office:value="2641">
            <text:p>2641</text:p>
          </table:table-cell>
          <table:table-cell office:value-type="float" office:value="2647">
            <text:p>2647</text:p>
          </table:table-cell>
          <table:table-cell office:value-type="float" office:value="3060">
            <text:p>3060</text:p>
          </table:table-cell>
          <table:table-cell office:value-type="float" office:value="2847">
            <text:p>2847</text:p>
          </table:table-cell>
          <table:table-cell office:value-type="float" office:value="3006">
            <text:p>3006</text:p>
          </table:table-cell>
          <table:table-cell office:value-type="float" office:value="3193">
            <text:p>3193</text:p>
          </table:table-cell>
          <table:table-cell office:value-type="float" office:value="3305">
            <text:p>3305</text:p>
          </table:table-cell>
          <table:table-cell office:value-type="float" office:value="3283">
            <text:p>3283</text:p>
          </table:table-cell>
          <table:table-cell office:value-type="float" office:value="3042">
            <text:p>3042</text:p>
          </table:table-cell>
          <table:table-cell office:value-type="float" office:value="3252">
            <text:p>3252</text:p>
          </table:table-cell>
          <table:table-cell office:value-type="float" office:value="3296">
            <text:p>3296</text:p>
          </table:table-cell>
          <table:table-cell office:value-type="float" office:value="3427">
            <text:p>3427</text:p>
          </table:table-cell>
          <table:table-cell office:value-type="float" office:value="3555">
            <text:p>3555</text:p>
          </table:table-cell>
          <table:table-cell office:value-type="float" office:value="3670">
            <text:p>3670</text:p>
          </table:table-cell>
          <table:table-cell office:value-type="float" office:value="3713">
            <text:p>3713</text:p>
          </table:table-cell>
          <table:table-cell office:value-type="float" office:value="3689">
            <text:p>3689</text:p>
          </table:table-cell>
          <table:table-cell office:value-type="float" office:value="3935">
            <text:p>3935</text:p>
          </table:table-cell>
          <table:table-cell office:value-type="float" office:value="4181">
            <text:p>4181</text:p>
          </table:table-cell>
          <table:table-cell office:value-type="float" office:value="4054">
            <text:p>4054</text:p>
          </table:table-cell>
          <table:table-cell office:value-type="float" office:value="4346">
            <text:p>4346</text:p>
          </table:table-cell>
          <table:table-cell office:value-type="float" office:value="4383">
            <text:p>4383</text:p>
          </table:table-cell>
          <table:table-cell office:value-type="float" office:value="4815">
            <text:p>4815</text:p>
          </table:table-cell>
          <table:table-cell office:value-type="float" office:value="4540">
            <text:p>4540</text:p>
          </table:table-cell>
          <table:table-cell office:value-type="float" office:value="4561">
            <text:p>4561</text:p>
          </table:table-cell>
          <table:table-cell office:value-type="float" office:value="4682">
            <text:p>4682</text:p>
          </table:table-cell>
          <table:table-cell office:value-type="float" office:value="4691">
            <text:p>4691</text:p>
          </table:table-cell>
          <table:table-cell office:value-type="float" office:value="4070">
            <text:p>4070</text:p>
          </table:table-cell>
          <table:table-cell office:value-type="float" office:value="4508">
            <text:p>4508</text:p>
          </table:table-cell>
          <table:table-cell office:value-type="float" office:value="4405">
            <text:p>4405</text:p>
          </table:table-cell>
          <table:table-cell office:value-type="float" office:value="4401">
            <text:p>4401</text:p>
          </table:table-cell>
          <table:table-cell office:value-type="float" office:value="4504">
            <text:p>4504</text:p>
          </table:table-cell>
          <table:table-cell office:value-type="float" office:value="4521">
            <text:p>4521</text:p>
          </table:table-cell>
          <table:table-cell office:value-type="float" office:value="4800">
            <text:p>4800</text:p>
          </table:table-cell>
          <table:table-cell office:value-type="float" office:value="4934">
            <text:p>4934</text:p>
          </table:table-cell>
          <table:table-cell office:value-type="float" office:value="4538">
            <text:p>4538</text:p>
          </table:table-cell>
          <table:table-cell office:value-type="float" office:value="4636">
            <text:p>4636</text:p>
          </table:table-cell>
          <table:table-cell office:value-type="float" office:value="4503">
            <text:p>4503</text:p>
          </table:table-cell>
          <table:table-cell office:value-type="float" office:value="4848">
            <text:p>4848</text:p>
          </table:table-cell>
          <table:table-cell office:value-type="float" office:value="4258">
            <text:p>4258</text:p>
          </table:table-cell>
          <table:table-cell office:value-type="float" office:value="4227">
            <text:p>4227</text:p>
          </table:table-cell>
          <table:table-cell office:value-type="float" office:value="3034">
            <text:p>3034</text:p>
          </table:table-cell>
          <table:table-cell office:value-type="float" office:value="2702">
            <text:p>2702</text:p>
          </table:table-cell>
          <table:table-cell office:value-type="float" office:value="2457">
            <text:p>2457</text:p>
          </table:table-cell>
          <table:table-cell office:value-type="float" office:value="1640">
            <text:p>1640</text:p>
          </table:table-cell>
          <table:table-cell table:number-columns-repeated="40"/>
        </table:table-row>
        <table:table-row table:style-name="ro1">
          <table:table-cell office:value-type="string">
            <text:p>C107.100_25-5-5-5</text:p>
          </table:table-cell>
          <table:table-cell office:value-type="float" office:value="70">
            <text:p>70</text:p>
          </table:table-cell>
          <table:table-cell office:value-type="float" office:value="3931">
            <text:p>3931.0</text:p>
          </table:table-cell>
          <table:table-cell table:formula="of:=AVERAGE([.E35:.CO35])" office:value-type="float" office:value="3038.71428571429">
            <text:p>3038.7</text:p>
          </table:table-cell>
          <table:table-cell office:value-type="float" office:value="1019">
            <text:p>1019</text:p>
          </table:table-cell>
          <table:table-cell office:value-type="float" office:value="1067">
            <text:p>1067</text:p>
          </table:table-cell>
          <table:table-cell office:value-type="float" office:value="1066">
            <text:p>1066</text:p>
          </table:table-cell>
          <table:table-cell office:value-type="float" office:value="1110">
            <text:p>1110</text:p>
          </table:table-cell>
          <table:table-cell office:value-type="float" office:value="1203">
            <text:p>1203</text:p>
          </table:table-cell>
          <table:table-cell office:value-type="float" office:value="1217">
            <text:p>1217</text:p>
          </table:table-cell>
          <table:table-cell office:value-type="float" office:value="1257">
            <text:p>1257</text:p>
          </table:table-cell>
          <table:table-cell office:value-type="float" office:value="1351">
            <text:p>1351</text:p>
          </table:table-cell>
          <table:table-cell office:value-type="float" office:value="1366">
            <text:p>1366</text:p>
          </table:table-cell>
          <table:table-cell office:value-type="float" office:value="1430">
            <text:p>1430</text:p>
          </table:table-cell>
          <table:table-cell office:value-type="float" office:value="1434">
            <text:p>1434</text:p>
          </table:table-cell>
          <table:table-cell office:value-type="float" office:value="1514">
            <text:p>1514</text:p>
          </table:table-cell>
          <table:table-cell office:value-type="float" office:value="1633">
            <text:p>1633</text:p>
          </table:table-cell>
          <table:table-cell office:value-type="float" office:value="1642">
            <text:p>1642</text:p>
          </table:table-cell>
          <table:table-cell office:value-type="float" office:value="1898">
            <text:p>1898</text:p>
          </table:table-cell>
          <table:table-cell office:value-type="float" office:value="1769">
            <text:p>1769</text:p>
          </table:table-cell>
          <table:table-cell office:value-type="float" office:value="2447">
            <text:p>2447</text:p>
          </table:table-cell>
          <table:table-cell office:value-type="float" office:value="2425">
            <text:p>2425</text:p>
          </table:table-cell>
          <table:table-cell office:value-type="float" office:value="2543">
            <text:p>2543</text:p>
          </table:table-cell>
          <table:table-cell office:value-type="float" office:value="2514">
            <text:p>2514</text:p>
          </table:table-cell>
          <table:table-cell office:value-type="float" office:value="2490">
            <text:p>2490</text:p>
          </table:table-cell>
          <table:table-cell office:value-type="float" office:value="2929">
            <text:p>2929</text:p>
          </table:table-cell>
          <table:table-cell office:value-type="float" office:value="3020">
            <text:p>3020</text:p>
          </table:table-cell>
          <table:table-cell office:value-type="float" office:value="2985">
            <text:p>2985</text:p>
          </table:table-cell>
          <table:table-cell office:value-type="float" office:value="3096">
            <text:p>3096</text:p>
          </table:table-cell>
          <table:table-cell office:value-type="float" office:value="3262">
            <text:p>3262</text:p>
          </table:table-cell>
          <table:table-cell office:value-type="float" office:value="3618">
            <text:p>3618</text:p>
          </table:table-cell>
          <table:table-cell office:value-type="float" office:value="2984">
            <text:p>2984</text:p>
          </table:table-cell>
          <table:table-cell office:value-type="float" office:value="3422">
            <text:p>3422</text:p>
          </table:table-cell>
          <table:table-cell office:value-type="float" office:value="3379">
            <text:p>3379</text:p>
          </table:table-cell>
          <table:table-cell office:value-type="float" office:value="3457">
            <text:p>3457</text:p>
          </table:table-cell>
          <table:table-cell office:value-type="float" office:value="3833">
            <text:p>3833</text:p>
          </table:table-cell>
          <table:table-cell office:value-type="float" office:value="3984">
            <text:p>3984</text:p>
          </table:table-cell>
          <table:table-cell office:value-type="float" office:value="4202">
            <text:p>4202</text:p>
          </table:table-cell>
          <table:table-cell office:value-type="float" office:value="3879">
            <text:p>3879</text:p>
          </table:table-cell>
          <table:table-cell office:value-type="float" office:value="3582">
            <text:p>3582</text:p>
          </table:table-cell>
          <table:table-cell office:value-type="float" office:value="3433">
            <text:p>3433</text:p>
          </table:table-cell>
          <table:table-cell office:value-type="float" office:value="3643">
            <text:p>3643</text:p>
          </table:table-cell>
          <table:table-cell office:value-type="float" office:value="3565">
            <text:p>3565</text:p>
          </table:table-cell>
          <table:table-cell office:value-type="float" office:value="3677">
            <text:p>3677</text:p>
          </table:table-cell>
          <table:table-cell office:value-type="float" office:value="3810">
            <text:p>3810</text:p>
          </table:table-cell>
          <table:table-cell office:value-type="float" office:value="3976">
            <text:p>3976</text:p>
          </table:table-cell>
          <table:table-cell office:value-type="float" office:value="4047">
            <text:p>4047</text:p>
          </table:table-cell>
          <table:table-cell office:value-type="float" office:value="3984">
            <text:p>3984</text:p>
          </table:table-cell>
          <table:table-cell office:value-type="float" office:value="4081">
            <text:p>4081</text:p>
          </table:table-cell>
          <table:table-cell office:value-type="float" office:value="4136">
            <text:p>4136</text:p>
          </table:table-cell>
          <table:table-cell office:value-type="float" office:value="4053">
            <text:p>4053</text:p>
          </table:table-cell>
          <table:table-cell office:value-type="float" office:value="4360">
            <text:p>4360</text:p>
          </table:table-cell>
          <table:table-cell office:value-type="float" office:value="4417">
            <text:p>4417</text:p>
          </table:table-cell>
          <table:table-cell office:value-type="float" office:value="4337">
            <text:p>4337</text:p>
          </table:table-cell>
          <table:table-cell office:value-type="float" office:value="4496">
            <text:p>4496</text:p>
          </table:table-cell>
          <table:table-cell office:value-type="float" office:value="4512">
            <text:p>4512</text:p>
          </table:table-cell>
          <table:table-cell office:value-type="float" office:value="4436">
            <text:p>4436</text:p>
          </table:table-cell>
          <table:table-cell office:value-type="float" office:value="4556">
            <text:p>4556</text:p>
          </table:table-cell>
          <table:table-cell office:value-type="float" office:value="5011">
            <text:p>5011</text:p>
          </table:table-cell>
          <table:table-cell office:value-type="float" office:value="5224">
            <text:p>5224</text:p>
          </table:table-cell>
          <table:table-cell office:value-type="float" office:value="4662">
            <text:p>4662</text:p>
          </table:table-cell>
          <table:table-cell office:value-type="float" office:value="4055">
            <text:p>4055</text:p>
          </table:table-cell>
          <table:table-cell office:value-type="float" office:value="3931">
            <text:p>3931</text:p>
          </table:table-cell>
          <table:table-cell office:value-type="float" office:value="3334">
            <text:p>3334</text:p>
          </table:table-cell>
          <table:table-cell office:value-type="float" office:value="2445">
            <text:p>2445</text:p>
          </table:table-cell>
          <table:table-cell office:value-type="float" office:value="2287">
            <text:p>2287</text:p>
          </table:table-cell>
          <table:table-cell office:value-type="float" office:value="944">
            <text:p>944</text:p>
          </table:table-cell>
          <table:table-cell table:number-columns-repeated="25"/>
        </table:table-row>
        <table:table-row table:style-name="ro1">
          <table:table-cell office:value-type="string">
            <text:p>C107.100_25-5-5-5</text:p>
          </table:table-cell>
          <table:table-cell office:value-type="float" office:value="90">
            <text:p>90</text:p>
          </table:table-cell>
          <table:table-cell office:value-type="float" office:value="1699">
            <text:p>1699.0</text:p>
          </table:table-cell>
          <table:table-cell table:formula="of:=AVERAGE([.E36:.CO36])" office:value-type="float" office:value="2053.9358974359">
            <text:p>2053.9</text:p>
          </table:table-cell>
          <table:table-cell office:value-type="float" office:value="481">
            <text:p>481</text:p>
          </table:table-cell>
          <table:table-cell office:value-type="float" office:value="489">
            <text:p>489</text:p>
          </table:table-cell>
          <table:table-cell office:value-type="float" office:value="495">
            <text:p>495</text:p>
          </table:table-cell>
          <table:table-cell office:value-type="float" office:value="489">
            <text:p>489</text:p>
          </table:table-cell>
          <table:table-cell office:value-type="float" office:value="566">
            <text:p>566</text:p>
          </table:table-cell>
          <table:table-cell office:value-type="float" office:value="625">
            <text:p>625</text:p>
          </table:table-cell>
          <table:table-cell office:value-type="float" office:value="637">
            <text:p>637</text:p>
          </table:table-cell>
          <table:table-cell office:value-type="float" office:value="662">
            <text:p>662</text:p>
          </table:table-cell>
          <table:table-cell office:value-type="float" office:value="705">
            <text:p>705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 office:value-type="float" office:value="854">
            <text:p>854</text:p>
          </table:table-cell>
          <table:table-cell office:value-type="float" office:value="861">
            <text:p>861</text:p>
          </table:table-cell>
          <table:table-cell office:value-type="float" office:value="882">
            <text:p>882</text:p>
          </table:table-cell>
          <table:table-cell office:value-type="float" office:value="974">
            <text:p>974</text:p>
          </table:table-cell>
          <table:table-cell office:value-type="float" office:value="980">
            <text:p>980</text:p>
          </table:table-cell>
          <table:table-cell office:value-type="float" office:value="1035">
            <text:p>1035</text:p>
          </table:table-cell>
          <table:table-cell office:value-type="float" office:value="1061">
            <text:p>1061</text:p>
          </table:table-cell>
          <table:table-cell office:value-type="float" office:value="1103">
            <text:p>1103</text:p>
          </table:table-cell>
          <table:table-cell office:value-type="float" office:value="1150">
            <text:p>1150</text:p>
          </table:table-cell>
          <table:table-cell office:value-type="float" office:value="1356">
            <text:p>1356</text:p>
          </table:table-cell>
          <table:table-cell office:value-type="float" office:value="1611">
            <text:p>1611</text:p>
          </table:table-cell>
          <table:table-cell office:value-type="float" office:value="1892">
            <text:p>1892</text:p>
          </table:table-cell>
          <table:table-cell office:value-type="float" office:value="1835">
            <text:p>1835</text:p>
          </table:table-cell>
          <table:table-cell office:value-type="float" office:value="1923">
            <text:p>1923</text:p>
          </table:table-cell>
          <table:table-cell office:value-type="float" office:value="1783">
            <text:p>1783</text:p>
          </table:table-cell>
          <table:table-cell office:value-type="float" office:value="1669">
            <text:p>1669</text:p>
          </table:table-cell>
          <table:table-cell office:value-type="float" office:value="1504">
            <text:p>1504</text:p>
          </table:table-cell>
          <table:table-cell office:value-type="float" office:value="1659">
            <text:p>1659</text:p>
          </table:table-cell>
          <table:table-cell office:value-type="float" office:value="1545">
            <text:p>1545</text:p>
          </table:table-cell>
          <table:table-cell office:value-type="float" office:value="1775">
            <text:p>1775</text:p>
          </table:table-cell>
          <table:table-cell office:value-type="float" office:value="1729">
            <text:p>1729</text:p>
          </table:table-cell>
          <table:table-cell office:value-type="float" office:value="1670">
            <text:p>1670</text:p>
          </table:table-cell>
          <table:table-cell office:value-type="float" office:value="1760">
            <text:p>1760</text:p>
          </table:table-cell>
          <table:table-cell office:value-type="float" office:value="1790">
            <text:p>1790</text:p>
          </table:table-cell>
          <table:table-cell office:value-type="float" office:value="1899">
            <text:p>1899</text:p>
          </table:table-cell>
          <table:table-cell office:value-type="float" office:value="1953">
            <text:p>1953</text:p>
          </table:table-cell>
          <table:table-cell office:value-type="float" office:value="2055">
            <text:p>2055</text:p>
          </table:table-cell>
          <table:table-cell office:value-type="float" office:value="2100">
            <text:p>2100</text:p>
          </table:table-cell>
          <table:table-cell office:value-type="float" office:value="2216">
            <text:p>2216</text:p>
          </table:table-cell>
          <table:table-cell office:value-type="float" office:value="2266">
            <text:p>2266</text:p>
          </table:table-cell>
          <table:table-cell office:value-type="float" office:value="2485">
            <text:p>2485</text:p>
          </table:table-cell>
          <table:table-cell office:value-type="float" office:value="2373">
            <text:p>2373</text:p>
          </table:table-cell>
          <table:table-cell office:value-type="float" office:value="2659">
            <text:p>2659</text:p>
          </table:table-cell>
          <table:table-cell office:value-type="float" office:value="2448">
            <text:p>2448</text:p>
          </table:table-cell>
          <table:table-cell office:value-type="float" office:value="2929">
            <text:p>2929</text:p>
          </table:table-cell>
          <table:table-cell office:value-type="float" office:value="2451">
            <text:p>2451</text:p>
          </table:table-cell>
          <table:table-cell office:value-type="float" office:value="2628">
            <text:p>2628</text:p>
          </table:table-cell>
          <table:table-cell office:value-type="float" office:value="2591">
            <text:p>2591</text:p>
          </table:table-cell>
          <table:table-cell office:value-type="float" office:value="2744">
            <text:p>2744</text:p>
          </table:table-cell>
          <table:table-cell office:value-type="float" office:value="2760">
            <text:p>2760</text:p>
          </table:table-cell>
          <table:table-cell office:value-type="float" office:value="2958">
            <text:p>2958</text:p>
          </table:table-cell>
          <table:table-cell office:value-type="float" office:value="2915">
            <text:p>2915</text:p>
          </table:table-cell>
          <table:table-cell office:value-type="float" office:value="2986">
            <text:p>2986</text:p>
          </table:table-cell>
          <table:table-cell office:value-type="float" office:value="2948">
            <text:p>2948</text:p>
          </table:table-cell>
          <table:table-cell office:value-type="float" office:value="2986">
            <text:p>2986</text:p>
          </table:table-cell>
          <table:table-cell office:value-type="float" office:value="3038">
            <text:p>3038</text:p>
          </table:table-cell>
          <table:table-cell office:value-type="float" office:value="2812">
            <text:p>2812</text:p>
          </table:table-cell>
          <table:table-cell office:value-type="float" office:value="3035">
            <text:p>3035</text:p>
          </table:table-cell>
          <table:table-cell office:value-type="float" office:value="3099">
            <text:p>3099</text:p>
          </table:table-cell>
          <table:table-cell office:value-type="float" office:value="3207">
            <text:p>3207</text:p>
          </table:table-cell>
          <table:table-cell office:value-type="float" office:value="3978">
            <text:p>3978</text:p>
          </table:table-cell>
          <table:table-cell office:value-type="float" office:value="3473">
            <text:p>3473</text:p>
          </table:table-cell>
          <table:table-cell office:value-type="float" office:value="3338">
            <text:p>3338</text:p>
          </table:table-cell>
          <table:table-cell office:value-type="float" office:value="3106">
            <text:p>3106</text:p>
          </table:table-cell>
          <table:table-cell office:value-type="float" office:value="3240">
            <text:p>3240</text:p>
          </table:table-cell>
          <table:table-cell office:value-type="float" office:value="3311">
            <text:p>3311</text:p>
          </table:table-cell>
          <table:table-cell office:value-type="float" office:value="3445">
            <text:p>3445</text:p>
          </table:table-cell>
          <table:table-cell office:value-type="float" office:value="3619">
            <text:p>3619</text:p>
          </table:table-cell>
          <table:table-cell office:value-type="float" office:value="3629">
            <text:p>3629</text:p>
          </table:table-cell>
          <table:table-cell office:value-type="float" office:value="3200">
            <text:p>3200</text:p>
          </table:table-cell>
          <table:table-cell office:value-type="float" office:value="3198">
            <text:p>3198</text:p>
          </table:table-cell>
          <table:table-cell office:value-type="float" office:value="2712">
            <text:p>2712</text:p>
          </table:table-cell>
          <table:table-cell office:value-type="float" office:value="2460">
            <text:p>2460</text:p>
          </table:table-cell>
          <table:table-cell office:value-type="float" office:value="2476">
            <text:p>2476</text:p>
          </table:table-cell>
          <table:table-cell office:value-type="float" office:value="2377">
            <text:p>2377</text:p>
          </table:table-cell>
          <table:table-cell office:value-type="float" office:value="2218">
            <text:p>2218</text:p>
          </table:table-cell>
          <table:table-cell table:number-columns-repeated="10"/>
        </table:table-row>
        <table:table-row table:style-name="ro1">
          <table:table-cell office:value-type="string">
            <text:p>C108.100_25-5-5-5</text:p>
          </table:table-cell>
          <table:table-cell office:value-type="float" office:value="10">
            <text:p>10</text:p>
          </table:table-cell>
          <table:table-cell office:value-type="float" office:value="27335">
            <text:p>27335.0</text:p>
          </table:table-cell>
          <table:table-cell table:formula="of:=AVERAGE([.E37:.CO37])" office:value-type="float" office:value="7279.25">
            <text:p>7279.3</text:p>
          </table:table-cell>
          <table:table-cell office:value-type="float" office:value="7592">
            <text:p>7592</text:p>
          </table:table-cell>
          <table:table-cell office:value-type="float" office:value="7937">
            <text:p>7937</text:p>
          </table:table-cell>
          <table:table-cell office:value-type="float" office:value="8398">
            <text:p>8398</text:p>
          </table:table-cell>
          <table:table-cell office:value-type="float" office:value="7745">
            <text:p>7745</text:p>
          </table:table-cell>
          <table:table-cell office:value-type="float" office:value="7626">
            <text:p>7626</text:p>
          </table:table-cell>
          <table:table-cell office:value-type="float" office:value="7042">
            <text:p>7042</text:p>
          </table:table-cell>
          <table:table-cell office:value-type="float" office:value="6444">
            <text:p>6444</text:p>
          </table:table-cell>
          <table:table-cell office:value-type="float" office:value="5450">
            <text:p>5450</text:p>
          </table:table-cell>
          <table:table-cell table:number-columns-repeated="80"/>
        </table:table-row>
        <table:table-row table:style-name="ro1">
          <table:table-cell office:value-type="string">
            <text:p>C108.100_25-5-5-5</text:p>
          </table:table-cell>
          <table:table-cell office:value-type="float" office:value="30">
            <text:p>30</text:p>
          </table:table-cell>
          <table:table-cell office:value-type="float" office:value="17914">
            <text:p>17914.0</text:p>
          </table:table-cell>
          <table:table-cell table:formula="of:=AVERAGE([.E38:.CO38])" office:value-type="float" office:value="5356.82142857143">
            <text:p>5356.8</text:p>
          </table:table-cell>
          <table:table-cell office:value-type="float" office:value="4653">
            <text:p>4653</text:p>
          </table:table-cell>
          <table:table-cell office:value-type="float" office:value="4562">
            <text:p>4562</text:p>
          </table:table-cell>
          <table:table-cell office:value-type="float" office:value="4704">
            <text:p>4704</text:p>
          </table:table-cell>
          <table:table-cell office:value-type="float" office:value="4933">
            <text:p>4933</text:p>
          </table:table-cell>
          <table:table-cell office:value-type="float" office:value="5444">
            <text:p>5444</text:p>
          </table:table-cell>
          <table:table-cell office:value-type="float" office:value="5418">
            <text:p>5418</text:p>
          </table:table-cell>
          <table:table-cell office:value-type="float" office:value="5654">
            <text:p>5654</text:p>
          </table:table-cell>
          <table:table-cell office:value-type="float" office:value="5695">
            <text:p>5695</text:p>
          </table:table-cell>
          <table:table-cell office:value-type="float" office:value="5878">
            <text:p>5878</text:p>
          </table:table-cell>
          <table:table-cell office:value-type="float" office:value="6115">
            <text:p>6115</text:p>
          </table:table-cell>
          <table:table-cell office:value-type="float" office:value="6190">
            <text:p>6190</text:p>
          </table:table-cell>
          <table:table-cell office:value-type="float" office:value="6224">
            <text:p>6224</text:p>
          </table:table-cell>
          <table:table-cell office:value-type="float" office:value="5738">
            <text:p>5738</text:p>
          </table:table-cell>
          <table:table-cell office:value-type="float" office:value="5845">
            <text:p>5845</text:p>
          </table:table-cell>
          <table:table-cell office:value-type="float" office:value="5894">
            <text:p>5894</text:p>
          </table:table-cell>
          <table:table-cell office:value-type="float" office:value="5518">
            <text:p>5518</text:p>
          </table:table-cell>
          <table:table-cell office:value-type="float" office:value="5508">
            <text:p>5508</text:p>
          </table:table-cell>
          <table:table-cell office:value-type="float" office:value="5627">
            <text:p>5627</text:p>
          </table:table-cell>
          <table:table-cell office:value-type="float" office:value="5906">
            <text:p>5906</text:p>
          </table:table-cell>
          <table:table-cell office:value-type="float" office:value="5933">
            <text:p>5933</text:p>
          </table:table-cell>
          <table:table-cell office:value-type="float" office:value="5983">
            <text:p>5983</text:p>
          </table:table-cell>
          <table:table-cell office:value-type="float" office:value="6368">
            <text:p>6368</text:p>
          </table:table-cell>
          <table:table-cell office:value-type="float" office:value="5039">
            <text:p>5039</text:p>
          </table:table-cell>
          <table:table-cell office:value-type="float" office:value="5052">
            <text:p>5052</text:p>
          </table:table-cell>
          <table:table-cell office:value-type="float" office:value="4712">
            <text:p>4712</text:p>
          </table:table-cell>
          <table:table-cell office:value-type="float" office:value="4749">
            <text:p>4749</text:p>
          </table:table-cell>
          <table:table-cell office:value-type="float" office:value="5234">
            <text:p>5234</text:p>
          </table:table-cell>
          <table:table-cell office:value-type="float" office:value="1415">
            <text:p>1415</text:p>
          </table:table-cell>
          <table:table-cell table:number-columns-repeated="60"/>
        </table:table-row>
        <table:table-row table:style-name="ro1">
          <table:table-cell office:value-type="string">
            <text:p>C108.100_25-5-5-5</text:p>
          </table:table-cell>
          <table:table-cell office:value-type="float" office:value="50">
            <text:p>50</text:p>
          </table:table-cell>
          <table:table-cell office:value-type="float" office:value="9299">
            <text:p>9299.0</text:p>
          </table:table-cell>
          <table:table-cell table:formula="of:=AVERAGE([.E39:.CO39])" office:value-type="float" office:value="4400.52272727273">
            <text:p>4400.5</text:p>
          </table:table-cell>
          <table:table-cell office:value-type="float" office:value="2516">
            <text:p>2516</text:p>
          </table:table-cell>
          <table:table-cell office:value-type="float" office:value="2656">
            <text:p>2656</text:p>
          </table:table-cell>
          <table:table-cell office:value-type="float" office:value="2650">
            <text:p>2650</text:p>
          </table:table-cell>
          <table:table-cell office:value-type="float" office:value="2936">
            <text:p>2936</text:p>
          </table:table-cell>
          <table:table-cell office:value-type="float" office:value="3093">
            <text:p>3093</text:p>
          </table:table-cell>
          <table:table-cell office:value-type="float" office:value="3053">
            <text:p>3053</text:p>
          </table:table-cell>
          <table:table-cell office:value-type="float" office:value="3051">
            <text:p>3051</text:p>
          </table:table-cell>
          <table:table-cell office:value-type="float" office:value="3033">
            <text:p>3033</text:p>
          </table:table-cell>
          <table:table-cell office:value-type="float" office:value="3362">
            <text:p>3362</text:p>
          </table:table-cell>
          <table:table-cell office:value-type="float" office:value="3479">
            <text:p>3479</text:p>
          </table:table-cell>
          <table:table-cell office:value-type="float" office:value="3505">
            <text:p>3505</text:p>
          </table:table-cell>
          <table:table-cell office:value-type="float" office:value="3684">
            <text:p>3684</text:p>
          </table:table-cell>
          <table:table-cell office:value-type="float" office:value="3893">
            <text:p>3893</text:p>
          </table:table-cell>
          <table:table-cell office:value-type="float" office:value="3961">
            <text:p>3961</text:p>
          </table:table-cell>
          <table:table-cell office:value-type="float" office:value="4030">
            <text:p>4030</text:p>
          </table:table-cell>
          <table:table-cell office:value-type="float" office:value="4000">
            <text:p>4000</text:p>
          </table:table-cell>
          <table:table-cell office:value-type="float" office:value="4289">
            <text:p>4289</text:p>
          </table:table-cell>
          <table:table-cell office:value-type="float" office:value="4251">
            <text:p>4251</text:p>
          </table:table-cell>
          <table:table-cell office:value-type="float" office:value="4558">
            <text:p>4558</text:p>
          </table:table-cell>
          <table:table-cell office:value-type="float" office:value="4612">
            <text:p>4612</text:p>
          </table:table-cell>
          <table:table-cell office:value-type="float" office:value="4910">
            <text:p>4910</text:p>
          </table:table-cell>
          <table:table-cell office:value-type="float" office:value="5132">
            <text:p>5132</text:p>
          </table:table-cell>
          <table:table-cell office:value-type="float" office:value="4969">
            <text:p>4969</text:p>
          </table:table-cell>
          <table:table-cell office:value-type="float" office:value="5103">
            <text:p>5103</text:p>
          </table:table-cell>
          <table:table-cell office:value-type="float" office:value="5295">
            <text:p>5295</text:p>
          </table:table-cell>
          <table:table-cell office:value-type="float" office:value="5400">
            <text:p>5400</text:p>
          </table:table-cell>
          <table:table-cell office:value-type="float" office:value="5386">
            <text:p>5386</text:p>
          </table:table-cell>
          <table:table-cell office:value-type="float" office:value="5484">
            <text:p>5484</text:p>
          </table:table-cell>
          <table:table-cell office:value-type="float" office:value="5666">
            <text:p>5666</text:p>
          </table:table-cell>
          <table:table-cell office:value-type="float" office:value="5170">
            <text:p>5170</text:p>
          </table:table-cell>
          <table:table-cell office:value-type="float" office:value="5553">
            <text:p>5553</text:p>
          </table:table-cell>
          <table:table-cell office:value-type="float" office:value="5051">
            <text:p>5051</text:p>
          </table:table-cell>
          <table:table-cell office:value-type="float" office:value="5175">
            <text:p>5175</text:p>
          </table:table-cell>
          <table:table-cell office:value-type="float" office:value="5196">
            <text:p>5196</text:p>
          </table:table-cell>
          <table:table-cell office:value-type="float" office:value="5331">
            <text:p>5331</text:p>
          </table:table-cell>
          <table:table-cell office:value-type="float" office:value="5772">
            <text:p>5772</text:p>
          </table:table-cell>
          <table:table-cell office:value-type="float" office:value="5693">
            <text:p>5693</text:p>
          </table:table-cell>
          <table:table-cell office:value-type="float" office:value="5539">
            <text:p>5539</text:p>
          </table:table-cell>
          <table:table-cell office:value-type="float" office:value="5235">
            <text:p>5235</text:p>
          </table:table-cell>
          <table:table-cell office:value-type="float" office:value="4454">
            <text:p>4454</text:p>
          </table:table-cell>
          <table:table-cell office:value-type="float" office:value="4944">
            <text:p>4944</text:p>
          </table:table-cell>
          <table:table-cell office:value-type="float" office:value="4984">
            <text:p>4984</text:p>
          </table:table-cell>
          <table:table-cell office:value-type="float" office:value="5134">
            <text:p>5134</text:p>
          </table:table-cell>
          <table:table-cell office:value-type="float" office:value="2435">
            <text:p>2435</text:p>
          </table:table-cell>
          <table:table-cell table:number-columns-repeated="44"/>
        </table:table-row>
        <table:table-row table:style-name="ro1">
          <table:table-cell office:value-type="string">
            <text:p>C108.100_25-5-5-5</text:p>
          </table:table-cell>
          <table:table-cell office:value-type="float" office:value="70">
            <text:p>70</text:p>
          </table:table-cell>
          <table:table-cell office:value-type="float" office:value="4136">
            <text:p>4136.0</text:p>
          </table:table-cell>
          <table:table-cell table:formula="of:=AVERAGE([.E40:.CO40])" office:value-type="float" office:value="3605.64406779661">
            <text:p>3605.6</text:p>
          </table:table-cell>
          <table:table-cell office:value-type="float" office:value="1129">
            <text:p>1129</text:p>
          </table:table-cell>
          <table:table-cell office:value-type="float" office:value="1189">
            <text:p>1189</text:p>
          </table:table-cell>
          <table:table-cell office:value-type="float" office:value="1223">
            <text:p>1223</text:p>
          </table:table-cell>
          <table:table-cell office:value-type="float" office:value="1264">
            <text:p>1264</text:p>
          </table:table-cell>
          <table:table-cell office:value-type="float" office:value="1332">
            <text:p>1332</text:p>
          </table:table-cell>
          <table:table-cell office:value-type="float" office:value="1384">
            <text:p>1384</text:p>
          </table:table-cell>
          <table:table-cell office:value-type="float" office:value="1448">
            <text:p>1448</text:p>
          </table:table-cell>
          <table:table-cell office:value-type="float" office:value="1736">
            <text:p>1736</text:p>
          </table:table-cell>
          <table:table-cell office:value-type="float" office:value="1824">
            <text:p>1824</text:p>
          </table:table-cell>
          <table:table-cell office:value-type="float" office:value="1848">
            <text:p>1848</text:p>
          </table:table-cell>
          <table:table-cell office:value-type="float" office:value="2022">
            <text:p>2022</text:p>
          </table:table-cell>
          <table:table-cell office:value-type="float" office:value="1943">
            <text:p>1943</text:p>
          </table:table-cell>
          <table:table-cell office:value-type="float" office:value="1987">
            <text:p>1987</text:p>
          </table:table-cell>
          <table:table-cell office:value-type="float" office:value="2112">
            <text:p>2112</text:p>
          </table:table-cell>
          <table:table-cell office:value-type="float" office:value="2208">
            <text:p>2208</text:p>
          </table:table-cell>
          <table:table-cell office:value-type="float" office:value="2230">
            <text:p>2230</text:p>
          </table:table-cell>
          <table:table-cell office:value-type="float" office:value="2546">
            <text:p>2546</text:p>
          </table:table-cell>
          <table:table-cell office:value-type="float" office:value="2589">
            <text:p>2589</text:p>
          </table:table-cell>
          <table:table-cell office:value-type="float" office:value="2641">
            <text:p>2641</text:p>
          </table:table-cell>
          <table:table-cell office:value-type="float" office:value="2961">
            <text:p>2961</text:p>
          </table:table-cell>
          <table:table-cell office:value-type="float" office:value="2839">
            <text:p>2839</text:p>
          </table:table-cell>
          <table:table-cell office:value-type="float" office:value="2907">
            <text:p>2907</text:p>
          </table:table-cell>
          <table:table-cell office:value-type="float" office:value="3174">
            <text:p>3174</text:p>
          </table:table-cell>
          <table:table-cell office:value-type="float" office:value="3248">
            <text:p>3248</text:p>
          </table:table-cell>
          <table:table-cell office:value-type="float" office:value="3375">
            <text:p>3375</text:p>
          </table:table-cell>
          <table:table-cell office:value-type="float" office:value="3626">
            <text:p>3626</text:p>
          </table:table-cell>
          <table:table-cell office:value-type="float" office:value="3771">
            <text:p>3771</text:p>
          </table:table-cell>
          <table:table-cell office:value-type="float" office:value="3989">
            <text:p>3989</text:p>
          </table:table-cell>
          <table:table-cell office:value-type="float" office:value="4156">
            <text:p>4156</text:p>
          </table:table-cell>
          <table:table-cell office:value-type="float" office:value="4185">
            <text:p>4185</text:p>
          </table:table-cell>
          <table:table-cell office:value-type="float" office:value="4413">
            <text:p>4413</text:p>
          </table:table-cell>
          <table:table-cell office:value-type="float" office:value="4598">
            <text:p>4598</text:p>
          </table:table-cell>
          <table:table-cell office:value-type="float" office:value="4943">
            <text:p>4943</text:p>
          </table:table-cell>
          <table:table-cell office:value-type="float" office:value="4830">
            <text:p>4830</text:p>
          </table:table-cell>
          <table:table-cell office:value-type="float" office:value="4614">
            <text:p>4614</text:p>
          </table:table-cell>
          <table:table-cell office:value-type="float" office:value="4672">
            <text:p>4672</text:p>
          </table:table-cell>
          <table:table-cell office:value-type="float" office:value="4744">
            <text:p>4744</text:p>
          </table:table-cell>
          <table:table-cell office:value-type="float" office:value="4814">
            <text:p>4814</text:p>
          </table:table-cell>
          <table:table-cell office:value-type="float" office:value="4977">
            <text:p>4977</text:p>
          </table:table-cell>
          <table:table-cell office:value-type="float" office:value="4768">
            <text:p>4768</text:p>
          </table:table-cell>
          <table:table-cell office:value-type="float" office:value="4790">
            <text:p>4790</text:p>
          </table:table-cell>
          <table:table-cell office:value-type="float" office:value="5129">
            <text:p>5129</text:p>
          </table:table-cell>
          <table:table-cell office:value-type="float" office:value="5151">
            <text:p>5151</text:p>
          </table:table-cell>
          <table:table-cell office:value-type="float" office:value="4859">
            <text:p>4859</text:p>
          </table:table-cell>
          <table:table-cell office:value-type="float" office:value="5011">
            <text:p>5011</text:p>
          </table:table-cell>
          <table:table-cell office:value-type="float" office:value="5205">
            <text:p>5205</text:p>
          </table:table-cell>
          <table:table-cell office:value-type="float" office:value="5354">
            <text:p>5354</text:p>
          </table:table-cell>
          <table:table-cell office:value-type="float" office:value="5532">
            <text:p>5532</text:p>
          </table:table-cell>
          <table:table-cell office:value-type="float" office:value="5725">
            <text:p>5725</text:p>
          </table:table-cell>
          <table:table-cell office:value-type="float" office:value="5430">
            <text:p>5430</text:p>
          </table:table-cell>
          <table:table-cell office:value-type="float" office:value="5319">
            <text:p>5319</text:p>
          </table:table-cell>
          <table:table-cell office:value-type="float" office:value="5497">
            <text:p>5497</text:p>
          </table:table-cell>
          <table:table-cell office:value-type="float" office:value="5534">
            <text:p>5534</text:p>
          </table:table-cell>
          <table:table-cell office:value-type="float" office:value="5863">
            <text:p>5863</text:p>
          </table:table-cell>
          <table:table-cell office:value-type="float" office:value="4951">
            <text:p>4951</text:p>
          </table:table-cell>
          <table:table-cell office:value-type="float" office:value="4303">
            <text:p>4303</text:p>
          </table:table-cell>
          <table:table-cell office:value-type="float" office:value="3563">
            <text:p>3563</text:p>
          </table:table-cell>
          <table:table-cell office:value-type="float" office:value="3194">
            <text:p>3194</text:p>
          </table:table-cell>
          <table:table-cell office:value-type="float" office:value="2064">
            <text:p>2064</text:p>
          </table:table-cell>
          <table:table-cell table:number-columns-repeated="29"/>
        </table:table-row>
        <table:table-row table:style-name="ro1">
          <table:table-cell office:value-type="string">
            <text:p>C108.100_25-5-5-5</text:p>
          </table:table-cell>
          <table:table-cell office:value-type="float" office:value="90">
            <text:p>90</text:p>
          </table:table-cell>
          <table:table-cell office:value-type="float" office:value="1724">
            <text:p>1724.0</text:p>
          </table:table-cell>
          <table:table-cell table:formula="of:=AVERAGE([.E41:.CO41])" office:value-type="float" office:value="3029.22666666667">
            <text:p>3029.2</text:p>
          </table:table-cell>
          <table:table-cell office:value-type="float" office:value="447">
            <text:p>447</text:p>
          </table:table-cell>
          <table:table-cell office:value-type="float" office:value="482">
            <text:p>482</text:p>
          </table:table-cell>
          <table:table-cell office:value-type="float" office:value="510">
            <text:p>510</text:p>
          </table:table-cell>
          <table:table-cell office:value-type="float" office:value="509">
            <text:p>509</text:p>
          </table:table-cell>
          <table:table-cell office:value-type="float" office:value="554">
            <text:p>554</text:p>
          </table:table-cell>
          <table:table-cell office:value-type="float" office:value="607">
            <text:p>607</text:p>
          </table:table-cell>
          <table:table-cell office:value-type="float" office:value="694">
            <text:p>694</text:p>
          </table:table-cell>
          <table:table-cell office:value-type="float" office:value="746">
            <text:p>746</text:p>
          </table:table-cell>
          <table:table-cell office:value-type="float" office:value="793">
            <text:p>793</text:p>
          </table:table-cell>
          <table:table-cell office:value-type="float" office:value="908">
            <text:p>908</text:p>
          </table:table-cell>
          <table:table-cell office:value-type="float" office:value="904">
            <text:p>904</text:p>
          </table:table-cell>
          <table:table-cell office:value-type="float" office:value="964">
            <text:p>964</text:p>
          </table:table-cell>
          <table:table-cell office:value-type="float" office:value="1088">
            <text:p>1088</text:p>
          </table:table-cell>
          <table:table-cell office:value-type="float" office:value="1113">
            <text:p>1113</text:p>
          </table:table-cell>
          <table:table-cell office:value-type="float" office:value="1277">
            <text:p>1277</text:p>
          </table:table-cell>
          <table:table-cell office:value-type="float" office:value="1290">
            <text:p>1290</text:p>
          </table:table-cell>
          <table:table-cell office:value-type="float" office:value="1386">
            <text:p>1386</text:p>
          </table:table-cell>
          <table:table-cell office:value-type="float" office:value="1545">
            <text:p>1545</text:p>
          </table:table-cell>
          <table:table-cell office:value-type="float" office:value="1560">
            <text:p>1560</text:p>
          </table:table-cell>
          <table:table-cell office:value-type="float" office:value="1591">
            <text:p>1591</text:p>
          </table:table-cell>
          <table:table-cell office:value-type="float" office:value="1563">
            <text:p>1563</text:p>
          </table:table-cell>
          <table:table-cell office:value-type="float" office:value="1872">
            <text:p>1872</text:p>
          </table:table-cell>
          <table:table-cell office:value-type="float" office:value="1908">
            <text:p>1908</text:p>
          </table:table-cell>
          <table:table-cell office:value-type="float" office:value="2037">
            <text:p>2037</text:p>
          </table:table-cell>
          <table:table-cell office:value-type="float" office:value="2269">
            <text:p>2269</text:p>
          </table:table-cell>
          <table:table-cell office:value-type="float" office:value="2369">
            <text:p>2369</text:p>
          </table:table-cell>
          <table:table-cell office:value-type="float" office:value="2410">
            <text:p>2410</text:p>
          </table:table-cell>
          <table:table-cell office:value-type="float" office:value="2484">
            <text:p>2484</text:p>
          </table:table-cell>
          <table:table-cell office:value-type="float" office:value="2594">
            <text:p>2594</text:p>
          </table:table-cell>
          <table:table-cell office:value-type="float" office:value="2550">
            <text:p>2550</text:p>
          </table:table-cell>
          <table:table-cell office:value-type="float" office:value="2804">
            <text:p>2804</text:p>
          </table:table-cell>
          <table:table-cell office:value-type="float" office:value="2962">
            <text:p>2962</text:p>
          </table:table-cell>
          <table:table-cell office:value-type="float" office:value="2954">
            <text:p>2954</text:p>
          </table:table-cell>
          <table:table-cell office:value-type="float" office:value="2958">
            <text:p>2958</text:p>
          </table:table-cell>
          <table:table-cell office:value-type="float" office:value="3244">
            <text:p>3244</text:p>
          </table:table-cell>
          <table:table-cell office:value-type="float" office:value="3440">
            <text:p>3440</text:p>
          </table:table-cell>
          <table:table-cell office:value-type="float" office:value="3496">
            <text:p>3496</text:p>
          </table:table-cell>
          <table:table-cell office:value-type="float" office:value="3642">
            <text:p>3642</text:p>
          </table:table-cell>
          <table:table-cell office:value-type="float" office:value="3597">
            <text:p>3597</text:p>
          </table:table-cell>
          <table:table-cell office:value-type="float" office:value="3563">
            <text:p>3563</text:p>
          </table:table-cell>
          <table:table-cell office:value-type="float" office:value="3460">
            <text:p>3460</text:p>
          </table:table-cell>
          <table:table-cell office:value-type="float" office:value="3292">
            <text:p>3292</text:p>
          </table:table-cell>
          <table:table-cell office:value-type="float" office:value="3578">
            <text:p>3578</text:p>
          </table:table-cell>
          <table:table-cell office:value-type="float" office:value="3780">
            <text:p>3780</text:p>
          </table:table-cell>
          <table:table-cell office:value-type="float" office:value="4017">
            <text:p>4017</text:p>
          </table:table-cell>
          <table:table-cell office:value-type="float" office:value="4644">
            <text:p>4644</text:p>
          </table:table-cell>
          <table:table-cell office:value-type="float" office:value="3747">
            <text:p>3747</text:p>
          </table:table-cell>
          <table:table-cell office:value-type="float" office:value="3837">
            <text:p>3837</text:p>
          </table:table-cell>
          <table:table-cell office:value-type="float" office:value="3680">
            <text:p>3680</text:p>
          </table:table-cell>
          <table:table-cell office:value-type="float" office:value="4113">
            <text:p>4113</text:p>
          </table:table-cell>
          <table:table-cell office:value-type="float" office:value="4114">
            <text:p>4114</text:p>
          </table:table-cell>
          <table:table-cell office:value-type="float" office:value="4145">
            <text:p>4145</text:p>
          </table:table-cell>
          <table:table-cell office:value-type="float" office:value="3981">
            <text:p>3981</text:p>
          </table:table-cell>
          <table:table-cell office:value-type="float" office:value="4611">
            <text:p>4611</text:p>
          </table:table-cell>
          <table:table-cell office:value-type="float" office:value="4336">
            <text:p>4336</text:p>
          </table:table-cell>
          <table:table-cell office:value-type="float" office:value="4363">
            <text:p>4363</text:p>
          </table:table-cell>
          <table:table-cell office:value-type="float" office:value="4210">
            <text:p>4210</text:p>
          </table:table-cell>
          <table:table-cell office:value-type="float" office:value="4713">
            <text:p>4713</text:p>
          </table:table-cell>
          <table:table-cell office:value-type="float" office:value="4672">
            <text:p>4672</text:p>
          </table:table-cell>
          <table:table-cell office:value-type="float" office:value="4876">
            <text:p>4876</text:p>
          </table:table-cell>
          <table:table-cell office:value-type="float" office:value="4237">
            <text:p>4237</text:p>
          </table:table-cell>
          <table:table-cell office:value-type="float" office:value="4491">
            <text:p>4491</text:p>
          </table:table-cell>
          <table:table-cell office:value-type="float" office:value="5106">
            <text:p>5106</text:p>
          </table:table-cell>
          <table:table-cell office:value-type="float" office:value="5085">
            <text:p>5085</text:p>
          </table:table-cell>
          <table:table-cell office:value-type="float" office:value="4896">
            <text:p>4896</text:p>
          </table:table-cell>
          <table:table-cell office:value-type="float" office:value="5170">
            <text:p>5170</text:p>
          </table:table-cell>
          <table:table-cell office:value-type="float" office:value="4767">
            <text:p>4767</text:p>
          </table:table-cell>
          <table:table-cell office:value-type="float" office:value="4959">
            <text:p>4959</text:p>
          </table:table-cell>
          <table:table-cell office:value-type="float" office:value="4751">
            <text:p>4751</text:p>
          </table:table-cell>
          <table:table-cell office:value-type="float" office:value="4676">
            <text:p>4676</text:p>
          </table:table-cell>
          <table:table-cell office:value-type="float" office:value="4687">
            <text:p>4687</text:p>
          </table:table-cell>
          <table:table-cell office:value-type="float" office:value="4757">
            <text:p>4757</text:p>
          </table:table-cell>
          <table:table-cell office:value-type="float" office:value="4346">
            <text:p>4346</text:p>
          </table:table-cell>
          <table:table-cell office:value-type="float" office:value="4651">
            <text:p>4651</text:p>
          </table:table-cell>
          <table:table-cell office:value-type="float" office:value="4760">
            <text:p>4760</text:p>
          </table:table-cell>
          <table:table-cell table:number-columns-repeated="13"/>
        </table:table-row>
        <table:table-row table:style-name="ro1">
          <table:table-cell office:value-type="string">
            <text:p>C109.100_25-5-5-5</text:p>
          </table:table-cell>
          <table:table-cell office:value-type="float" office:value="10">
            <text:p>10</text:p>
          </table:table-cell>
          <table:table-cell office:value-type="float" office:value="25751">
            <text:p>25751.0</text:p>
          </table:table-cell>
          <table:table-cell table:formula="of:=AVERAGE([.E42:.CO42])" office:value-type="float" office:value="5914.7">
            <text:p>5914.7</text:p>
          </table:table-cell>
          <table:table-cell office:value-type="float" office:value="6445">
            <text:p>6445</text:p>
          </table:table-cell>
          <table:table-cell office:value-type="float" office:value="6057">
            <text:p>6057</text:p>
          </table:table-cell>
          <table:table-cell office:value-type="float" office:value="5643">
            <text:p>5643</text:p>
          </table:table-cell>
          <table:table-cell office:value-type="float" office:value="6264">
            <text:p>6264</text:p>
          </table:table-cell>
          <table:table-cell office:value-type="float" office:value="5641">
            <text:p>5641</text:p>
          </table:table-cell>
          <table:table-cell office:value-type="float" office:value="5658">
            <text:p>5658</text:p>
          </table:table-cell>
          <table:table-cell office:value-type="float" office:value="6160">
            <text:p>6160</text:p>
          </table:table-cell>
          <table:table-cell office:value-type="float" office:value="5654">
            <text:p>5654</text:p>
          </table:table-cell>
          <table:table-cell office:value-type="float" office:value="5508">
            <text:p>5508</text:p>
          </table:table-cell>
          <table:table-cell office:value-type="float" office:value="6117">
            <text:p>6117</text:p>
          </table:table-cell>
          <table:table-cell table:number-columns-repeated="78"/>
        </table:table-row>
        <table:table-row table:style-name="ro1">
          <table:table-cell office:value-type="string">
            <text:p>C109.100_25-5-5-5</text:p>
          </table:table-cell>
          <table:table-cell office:value-type="float" office:value="30">
            <text:p>30</text:p>
          </table:table-cell>
          <table:table-cell office:value-type="float" office:value="14656">
            <text:p>14656.0</text:p>
          </table:table-cell>
          <table:table-cell table:formula="of:=AVERAGE([.E43:.CO43])" office:value-type="float" office:value="5361.07407407407">
            <text:p>5361.1</text:p>
          </table:table-cell>
          <table:table-cell office:value-type="float" office:value="3544">
            <text:p>3544</text:p>
          </table:table-cell>
          <table:table-cell office:value-type="float" office:value="3968">
            <text:p>3968</text:p>
          </table:table-cell>
          <table:table-cell office:value-type="float" office:value="4161">
            <text:p>4161</text:p>
          </table:table-cell>
          <table:table-cell office:value-type="float" office:value="4474">
            <text:p>4474</text:p>
          </table:table-cell>
          <table:table-cell office:value-type="float" office:value="4667">
            <text:p>4667</text:p>
          </table:table-cell>
          <table:table-cell office:value-type="float" office:value="4674">
            <text:p>4674</text:p>
          </table:table-cell>
          <table:table-cell office:value-type="float" office:value="4876">
            <text:p>4876</text:p>
          </table:table-cell>
          <table:table-cell office:value-type="float" office:value="4660">
            <text:p>4660</text:p>
          </table:table-cell>
          <table:table-cell office:value-type="float" office:value="4937">
            <text:p>4937</text:p>
          </table:table-cell>
          <table:table-cell office:value-type="float" office:value="5034">
            <text:p>5034</text:p>
          </table:table-cell>
          <table:table-cell office:value-type="float" office:value="5281">
            <text:p>5281</text:p>
          </table:table-cell>
          <table:table-cell office:value-type="float" office:value="5787">
            <text:p>5787</text:p>
          </table:table-cell>
          <table:table-cell office:value-type="float" office:value="5415">
            <text:p>5415</text:p>
          </table:table-cell>
          <table:table-cell office:value-type="float" office:value="5532">
            <text:p>5532</text:p>
          </table:table-cell>
          <table:table-cell office:value-type="float" office:value="6465">
            <text:p>6465</text:p>
          </table:table-cell>
          <table:table-cell office:value-type="float" office:value="6419">
            <text:p>6419</text:p>
          </table:table-cell>
          <table:table-cell office:value-type="float" office:value="6537">
            <text:p>6537</text:p>
          </table:table-cell>
          <table:table-cell office:value-type="float" office:value="7115">
            <text:p>7115</text:p>
          </table:table-cell>
          <table:table-cell office:value-type="float" office:value="6520">
            <text:p>6520</text:p>
          </table:table-cell>
          <table:table-cell office:value-type="float" office:value="5392">
            <text:p>5392</text:p>
          </table:table-cell>
          <table:table-cell office:value-type="float" office:value="5520">
            <text:p>5520</text:p>
          </table:table-cell>
          <table:table-cell office:value-type="float" office:value="5903">
            <text:p>5903</text:p>
          </table:table-cell>
          <table:table-cell office:value-type="float" office:value="5740">
            <text:p>5740</text:p>
          </table:table-cell>
          <table:table-cell office:value-type="float" office:value="6041">
            <text:p>6041</text:p>
          </table:table-cell>
          <table:table-cell office:value-type="float" office:value="6302">
            <text:p>6302</text:p>
          </table:table-cell>
          <table:table-cell office:value-type="float" office:value="5011">
            <text:p>5011</text:p>
          </table:table-cell>
          <table:table-cell office:value-type="float" office:value="4774">
            <text:p>4774</text:p>
          </table:table-cell>
          <table:table-cell table:number-columns-repeated="61"/>
        </table:table-row>
        <table:table-row table:style-name="ro1">
          <table:table-cell office:value-type="string">
            <text:p>C109.100_25-5-5-5</text:p>
          </table:table-cell>
          <table:table-cell office:value-type="float" office:value="50">
            <text:p>50</text:p>
          </table:table-cell>
          <table:table-cell office:value-type="float" office:value="10736">
            <text:p>10736.0</text:p>
          </table:table-cell>
          <table:table-cell table:formula="of:=AVERAGE([.E44:.CO44])" office:value-type="float" office:value="5172.32432432432">
            <text:p>5172.3</text:p>
          </table:table-cell>
          <table:table-cell office:value-type="float" office:value="2869">
            <text:p>2869</text:p>
          </table:table-cell>
          <table:table-cell office:value-type="float" office:value="2850">
            <text:p>2850</text:p>
          </table:table-cell>
          <table:table-cell office:value-type="float" office:value="3484">
            <text:p>3484</text:p>
          </table:table-cell>
          <table:table-cell office:value-type="float" office:value="3726">
            <text:p>3726</text:p>
          </table:table-cell>
          <table:table-cell office:value-type="float" office:value="4013">
            <text:p>4013</text:p>
          </table:table-cell>
          <table:table-cell office:value-type="float" office:value="4105">
            <text:p>4105</text:p>
          </table:table-cell>
          <table:table-cell office:value-type="float" office:value="4152">
            <text:p>4152</text:p>
          </table:table-cell>
          <table:table-cell office:value-type="float" office:value="4362">
            <text:p>4362</text:p>
          </table:table-cell>
          <table:table-cell office:value-type="float" office:value="4949">
            <text:p>4949</text:p>
          </table:table-cell>
          <table:table-cell office:value-type="float" office:value="4559">
            <text:p>4559</text:p>
          </table:table-cell>
          <table:table-cell office:value-type="float" office:value="4819">
            <text:p>4819</text:p>
          </table:table-cell>
          <table:table-cell office:value-type="float" office:value="4993">
            <text:p>4993</text:p>
          </table:table-cell>
          <table:table-cell office:value-type="float" office:value="5190">
            <text:p>5190</text:p>
          </table:table-cell>
          <table:table-cell office:value-type="float" office:value="5248">
            <text:p>5248</text:p>
          </table:table-cell>
          <table:table-cell office:value-type="float" office:value="5155">
            <text:p>5155</text:p>
          </table:table-cell>
          <table:table-cell office:value-type="float" office:value="5546">
            <text:p>5546</text:p>
          </table:table-cell>
          <table:table-cell office:value-type="float" office:value="6306">
            <text:p>6306</text:p>
          </table:table-cell>
          <table:table-cell office:value-type="float" office:value="6601">
            <text:p>6601</text:p>
          </table:table-cell>
          <table:table-cell office:value-type="float" office:value="6746">
            <text:p>6746</text:p>
          </table:table-cell>
          <table:table-cell office:value-type="float" office:value="5961">
            <text:p>5961</text:p>
          </table:table-cell>
          <table:table-cell office:value-type="float" office:value="5801">
            <text:p>5801</text:p>
          </table:table-cell>
          <table:table-cell office:value-type="float" office:value="6477">
            <text:p>6477</text:p>
          </table:table-cell>
          <table:table-cell office:value-type="float" office:value="5959">
            <text:p>5959</text:p>
          </table:table-cell>
          <table:table-cell office:value-type="float" office:value="6186">
            <text:p>6186</text:p>
          </table:table-cell>
          <table:table-cell office:value-type="float" office:value="6054">
            <text:p>6054</text:p>
          </table:table-cell>
          <table:table-cell office:value-type="float" office:value="5998">
            <text:p>5998</text:p>
          </table:table-cell>
          <table:table-cell office:value-type="float" office:value="5929">
            <text:p>5929</text:p>
          </table:table-cell>
          <table:table-cell office:value-type="float" office:value="6084">
            <text:p>6084</text:p>
          </table:table-cell>
          <table:table-cell office:value-type="float" office:value="6208">
            <text:p>6208</text:p>
          </table:table-cell>
          <table:table-cell office:value-type="float" office:value="6106">
            <text:p>6106</text:p>
          </table:table-cell>
          <table:table-cell office:value-type="float" office:value="6172">
            <text:p>6172</text:p>
          </table:table-cell>
          <table:table-cell office:value-type="float" office:value="6100">
            <text:p>6100</text:p>
          </table:table-cell>
          <table:table-cell office:value-type="float" office:value="5756">
            <text:p>5756</text:p>
          </table:table-cell>
          <table:table-cell office:value-type="float" office:value="5388">
            <text:p>5388</text:p>
          </table:table-cell>
          <table:table-cell office:value-type="float" office:value="5548">
            <text:p>5548</text:p>
          </table:table-cell>
          <table:table-cell office:value-type="float" office:value="3138">
            <text:p>3138</text:p>
          </table:table-cell>
          <table:table-cell office:value-type="float" office:value="2838">
            <text:p>2838</text:p>
          </table:table-cell>
          <table:table-cell table:number-columns-repeated="51"/>
        </table:table-row>
        <table:table-row table:style-name="ro1">
          <table:table-cell office:value-type="string">
            <text:p>C109.100_25-5-5-5</text:p>
          </table:table-cell>
          <table:table-cell office:value-type="float" office:value="70">
            <text:p>70</text:p>
          </table:table-cell>
          <table:table-cell office:value-type="float" office:value="3921">
            <text:p>3921.0</text:p>
          </table:table-cell>
          <table:table-cell table:formula="of:=AVERAGE([.E45:.CO45])" office:value-type="float" office:value="4006.50847457627">
            <text:p>4006.5</text:p>
          </table:table-cell>
          <table:table-cell office:value-type="float" office:value="1131">
            <text:p>1131</text:p>
          </table:table-cell>
          <table:table-cell office:value-type="float" office:value="1193">
            <text:p>1193</text:p>
          </table:table-cell>
          <table:table-cell office:value-type="float" office:value="1330">
            <text:p>1330</text:p>
          </table:table-cell>
          <table:table-cell office:value-type="float" office:value="1390">
            <text:p>1390</text:p>
          </table:table-cell>
          <table:table-cell office:value-type="float" office:value="1627">
            <text:p>1627</text:p>
          </table:table-cell>
          <table:table-cell office:value-type="float" office:value="1694">
            <text:p>1694</text:p>
          </table:table-cell>
          <table:table-cell office:value-type="float" office:value="1847">
            <text:p>1847</text:p>
          </table:table-cell>
          <table:table-cell office:value-type="float" office:value="1880">
            <text:p>1880</text:p>
          </table:table-cell>
          <table:table-cell office:value-type="float" office:value="1742">
            <text:p>1742</text:p>
          </table:table-cell>
          <table:table-cell office:value-type="float" office:value="1897">
            <text:p>1897</text:p>
          </table:table-cell>
          <table:table-cell office:value-type="float" office:value="2015">
            <text:p>2015</text:p>
          </table:table-cell>
          <table:table-cell office:value-type="float" office:value="2230">
            <text:p>2230</text:p>
          </table:table-cell>
          <table:table-cell office:value-type="float" office:value="2304">
            <text:p>2304</text:p>
          </table:table-cell>
          <table:table-cell office:value-type="float" office:value="2501">
            <text:p>2501</text:p>
          </table:table-cell>
          <table:table-cell office:value-type="float" office:value="2874">
            <text:p>2874</text:p>
          </table:table-cell>
          <table:table-cell office:value-type="float" office:value="2986">
            <text:p>2986</text:p>
          </table:table-cell>
          <table:table-cell office:value-type="float" office:value="3049">
            <text:p>3049</text:p>
          </table:table-cell>
          <table:table-cell office:value-type="float" office:value="3187">
            <text:p>3187</text:p>
          </table:table-cell>
          <table:table-cell office:value-type="float" office:value="3056">
            <text:p>3056</text:p>
          </table:table-cell>
          <table:table-cell office:value-type="float" office:value="3121">
            <text:p>3121</text:p>
          </table:table-cell>
          <table:table-cell office:value-type="float" office:value="3788">
            <text:p>3788</text:p>
          </table:table-cell>
          <table:table-cell office:value-type="float" office:value="4184">
            <text:p>4184</text:p>
          </table:table-cell>
          <table:table-cell office:value-type="float" office:value="4334">
            <text:p>4334</text:p>
          </table:table-cell>
          <table:table-cell office:value-type="float" office:value="4196">
            <text:p>4196</text:p>
          </table:table-cell>
          <table:table-cell office:value-type="float" office:value="4148">
            <text:p>4148</text:p>
          </table:table-cell>
          <table:table-cell office:value-type="float" office:value="4303">
            <text:p>4303</text:p>
          </table:table-cell>
          <table:table-cell office:value-type="float" office:value="4366">
            <text:p>4366</text:p>
          </table:table-cell>
          <table:table-cell office:value-type="float" office:value="4539">
            <text:p>4539</text:p>
          </table:table-cell>
          <table:table-cell office:value-type="float" office:value="4709">
            <text:p>4709</text:p>
          </table:table-cell>
          <table:table-cell office:value-type="float" office:value="4745">
            <text:p>4745</text:p>
          </table:table-cell>
          <table:table-cell office:value-type="float" office:value="4945">
            <text:p>4945</text:p>
          </table:table-cell>
          <table:table-cell office:value-type="float" office:value="5221">
            <text:p>5221</text:p>
          </table:table-cell>
          <table:table-cell office:value-type="float" office:value="4828">
            <text:p>4828</text:p>
          </table:table-cell>
          <table:table-cell office:value-type="float" office:value="5241">
            <text:p>5241</text:p>
          </table:table-cell>
          <table:table-cell office:value-type="float" office:value="5236">
            <text:p>5236</text:p>
          </table:table-cell>
          <table:table-cell office:value-type="float" office:value="5574">
            <text:p>5574</text:p>
          </table:table-cell>
          <table:table-cell office:value-type="float" office:value="5656">
            <text:p>5656</text:p>
          </table:table-cell>
          <table:table-cell office:value-type="float" office:value="6102">
            <text:p>6102</text:p>
          </table:table-cell>
          <table:table-cell office:value-type="float" office:value="5064">
            <text:p>5064</text:p>
          </table:table-cell>
          <table:table-cell office:value-type="float" office:value="4944">
            <text:p>4944</text:p>
          </table:table-cell>
          <table:table-cell office:value-type="float" office:value="4934">
            <text:p>4934</text:p>
          </table:table-cell>
          <table:table-cell office:value-type="float" office:value="5215">
            <text:p>5215</text:p>
          </table:table-cell>
          <table:table-cell office:value-type="float" office:value="5369">
            <text:p>5369</text:p>
          </table:table-cell>
          <table:table-cell office:value-type="float" office:value="5422">
            <text:p>5422</text:p>
          </table:table-cell>
          <table:table-cell office:value-type="float" office:value="5199">
            <text:p>5199</text:p>
          </table:table-cell>
          <table:table-cell office:value-type="float" office:value="5292">
            <text:p>5292</text:p>
          </table:table-cell>
          <table:table-cell office:value-type="float" office:value="5779">
            <text:p>5779</text:p>
          </table:table-cell>
          <table:table-cell office:value-type="float" office:value="6454">
            <text:p>6454</text:p>
          </table:table-cell>
          <table:table-cell office:value-type="float" office:value="6748">
            <text:p>6748</text:p>
          </table:table-cell>
          <table:table-cell office:value-type="float" office:value="6137">
            <text:p>6137</text:p>
          </table:table-cell>
          <table:table-cell office:value-type="float" office:value="5604">
            <text:p>5604</text:p>
          </table:table-cell>
          <table:table-cell office:value-type="float" office:value="5512">
            <text:p>5512</text:p>
          </table:table-cell>
          <table:table-cell office:value-type="float" office:value="4802">
            <text:p>4802</text:p>
          </table:table-cell>
          <table:table-cell office:value-type="float" office:value="5161">
            <text:p>5161</text:p>
          </table:table-cell>
          <table:table-cell office:value-type="float" office:value="4624">
            <text:p>4624</text:p>
          </table:table-cell>
          <table:table-cell office:value-type="float" office:value="4783">
            <text:p>4783</text:p>
          </table:table-cell>
          <table:table-cell office:value-type="float" office:value="3365">
            <text:p>3365</text:p>
          </table:table-cell>
          <table:table-cell office:value-type="float" office:value="3554">
            <text:p>3554</text:p>
          </table:table-cell>
          <table:table-cell office:value-type="float" office:value="3253">
            <text:p>3253</text:p>
          </table:table-cell>
          <table:table-cell table:number-columns-repeated="29"/>
        </table:table-row>
        <table:table-row table:style-name="ro1">
          <table:table-cell office:value-type="string">
            <text:p>C109.100_25-5-5-5</text:p>
          </table:table-cell>
          <table:table-cell office:value-type="float" office:value="90">
            <text:p>90</text:p>
          </table:table-cell>
          <table:table-cell office:value-type="float" office:value="1722">
            <text:p>1722.0</text:p>
          </table:table-cell>
          <table:table-cell table:formula="of:=AVERAGE([.E46:.CO46])" office:value-type="float" office:value="2957.54054054054">
            <text:p>2957.5</text:p>
          </table:table-cell>
          <table:table-cell office:value-type="float" office:value="464">
            <text:p>464</text:p>
          </table:table-cell>
          <table:table-cell office:value-type="float" office:value="469">
            <text:p>469</text:p>
          </table:table-cell>
          <table:table-cell office:value-type="float" office:value="475">
            <text:p>475</text:p>
          </table:table-cell>
          <table:table-cell office:value-type="float" office:value="506">
            <text:p>506</text:p>
          </table:table-cell>
          <table:table-cell office:value-type="float" office:value="529">
            <text:p>529</text:p>
          </table:table-cell>
          <table:table-cell office:value-type="float" office:value="557">
            <text:p>557</text:p>
          </table:table-cell>
          <table:table-cell office:value-type="float" office:value="615">
            <text:p>615</text:p>
          </table:table-cell>
          <table:table-cell office:value-type="float" office:value="754">
            <text:p>754</text:p>
          </table:table-cell>
          <table:table-cell office:value-type="float" office:value="849">
            <text:p>849</text:p>
          </table:table-cell>
          <table:table-cell office:value-type="float" office:value="891">
            <text:p>891</text:p>
          </table:table-cell>
          <table:table-cell office:value-type="float" office:value="1106">
            <text:p>1106</text:p>
          </table:table-cell>
          <table:table-cell office:value-type="float" office:value="1204">
            <text:p>1204</text:p>
          </table:table-cell>
          <table:table-cell office:value-type="float" office:value="1267">
            <text:p>1267</text:p>
          </table:table-cell>
          <table:table-cell office:value-type="float" office:value="1333">
            <text:p>1333</text:p>
          </table:table-cell>
          <table:table-cell office:value-type="float" office:value="1350">
            <text:p>1350</text:p>
          </table:table-cell>
          <table:table-cell office:value-type="float" office:value="1271">
            <text:p>1271</text:p>
          </table:table-cell>
          <table:table-cell office:value-type="float" office:value="1418">
            <text:p>1418</text:p>
          </table:table-cell>
          <table:table-cell office:value-type="float" office:value="1541">
            <text:p>1541</text:p>
          </table:table-cell>
          <table:table-cell office:value-type="float" office:value="1652">
            <text:p>1652</text:p>
          </table:table-cell>
          <table:table-cell office:value-type="float" office:value="1737">
            <text:p>1737</text:p>
          </table:table-cell>
          <table:table-cell office:value-type="float" office:value="1904">
            <text:p>1904</text:p>
          </table:table-cell>
          <table:table-cell office:value-type="float" office:value="1799">
            <text:p>1799</text:p>
          </table:table-cell>
          <table:table-cell office:value-type="float" office:value="1793">
            <text:p>1793</text:p>
          </table:table-cell>
          <table:table-cell office:value-type="float" office:value="1890">
            <text:p>1890</text:p>
          </table:table-cell>
          <table:table-cell office:value-type="float" office:value="2102">
            <text:p>2102</text:p>
          </table:table-cell>
          <table:table-cell office:value-type="float" office:value="2304">
            <text:p>2304</text:p>
          </table:table-cell>
          <table:table-cell office:value-type="float" office:value="3255">
            <text:p>3255</text:p>
          </table:table-cell>
          <table:table-cell office:value-type="float" office:value="2777">
            <text:p>2777</text:p>
          </table:table-cell>
          <table:table-cell office:value-type="float" office:value="2691">
            <text:p>2691</text:p>
          </table:table-cell>
          <table:table-cell office:value-type="float" office:value="2722">
            <text:p>2722</text:p>
          </table:table-cell>
          <table:table-cell office:value-type="float" office:value="2694">
            <text:p>2694</text:p>
          </table:table-cell>
          <table:table-cell office:value-type="float" office:value="2824">
            <text:p>2824</text:p>
          </table:table-cell>
          <table:table-cell office:value-type="float" office:value="2807">
            <text:p>2807</text:p>
          </table:table-cell>
          <table:table-cell office:value-type="float" office:value="2897">
            <text:p>2897</text:p>
          </table:table-cell>
          <table:table-cell office:value-type="float" office:value="3136">
            <text:p>3136</text:p>
          </table:table-cell>
          <table:table-cell office:value-type="float" office:value="3167">
            <text:p>3167</text:p>
          </table:table-cell>
          <table:table-cell office:value-type="float" office:value="3189">
            <text:p>3189</text:p>
          </table:table-cell>
          <table:table-cell office:value-type="float" office:value="3291">
            <text:p>3291</text:p>
          </table:table-cell>
          <table:table-cell office:value-type="float" office:value="3562">
            <text:p>3562</text:p>
          </table:table-cell>
          <table:table-cell office:value-type="float" office:value="3734">
            <text:p>3734</text:p>
          </table:table-cell>
          <table:table-cell office:value-type="float" office:value="3688">
            <text:p>3688</text:p>
          </table:table-cell>
          <table:table-cell office:value-type="float" office:value="3576">
            <text:p>3576</text:p>
          </table:table-cell>
          <table:table-cell office:value-type="float" office:value="3509">
            <text:p>3509</text:p>
          </table:table-cell>
          <table:table-cell office:value-type="float" office:value="3786">
            <text:p>3786</text:p>
          </table:table-cell>
          <table:table-cell office:value-type="float" office:value="3969">
            <text:p>3969</text:p>
          </table:table-cell>
          <table:table-cell office:value-type="float" office:value="4233">
            <text:p>4233</text:p>
          </table:table-cell>
          <table:table-cell office:value-type="float" office:value="4267">
            <text:p>4267</text:p>
          </table:table-cell>
          <table:table-cell office:value-type="float" office:value="4244">
            <text:p>4244</text:p>
          </table:table-cell>
          <table:table-cell office:value-type="float" office:value="3649">
            <text:p>3649</text:p>
          </table:table-cell>
          <table:table-cell office:value-type="float" office:value="3389">
            <text:p>3389</text:p>
          </table:table-cell>
          <table:table-cell office:value-type="float" office:value="3799">
            <text:p>3799</text:p>
          </table:table-cell>
          <table:table-cell office:value-type="float" office:value="3730">
            <text:p>3730</text:p>
          </table:table-cell>
          <table:table-cell office:value-type="float" office:value="3788">
            <text:p>3788</text:p>
          </table:table-cell>
          <table:table-cell office:value-type="float" office:value="3679">
            <text:p>3679</text:p>
          </table:table-cell>
          <table:table-cell office:value-type="float" office:value="3730">
            <text:p>3730</text:p>
          </table:table-cell>
          <table:table-cell office:value-type="float" office:value="3808">
            <text:p>3808</text:p>
          </table:table-cell>
          <table:table-cell office:value-type="float" office:value="4182">
            <text:p>4182</text:p>
          </table:table-cell>
          <table:table-cell office:value-type="float" office:value="4076">
            <text:p>4076</text:p>
          </table:table-cell>
          <table:table-cell office:value-type="float" office:value="4180">
            <text:p>4180</text:p>
          </table:table-cell>
          <table:table-cell office:value-type="float" office:value="4560">
            <text:p>4560</text:p>
          </table:table-cell>
          <table:table-cell office:value-type="float" office:value="4692">
            <text:p>4692</text:p>
          </table:table-cell>
          <table:table-cell office:value-type="float" office:value="4014">
            <text:p>4014</text:p>
          </table:table-cell>
          <table:table-cell office:value-type="float" office:value="4128">
            <text:p>4128</text:p>
          </table:table-cell>
          <table:table-cell office:value-type="float" office:value="4603">
            <text:p>4603</text:p>
          </table:table-cell>
          <table:table-cell office:value-type="float" office:value="5016">
            <text:p>5016</text:p>
          </table:table-cell>
          <table:table-cell office:value-type="float" office:value="5236">
            <text:p>5236</text:p>
          </table:table-cell>
          <table:table-cell office:value-type="float" office:value="5751">
            <text:p>5751</text:p>
          </table:table-cell>
          <table:table-cell office:value-type="float" office:value="5895">
            <text:p>5895</text:p>
          </table:table-cell>
          <table:table-cell office:value-type="float" office:value="6243">
            <text:p>6243</text:p>
          </table:table-cell>
          <table:table-cell office:value-type="float" office:value="5131">
            <text:p>5131</text:p>
          </table:table-cell>
          <table:table-cell office:value-type="float" office:value="4324">
            <text:p>4324</text:p>
          </table:table-cell>
          <table:table-cell office:value-type="float" office:value="4478">
            <text:p>4478</text:p>
          </table:table-cell>
          <table:table-cell office:value-type="float" office:value="3791">
            <text:p>3791</text:p>
          </table:table-cell>
          <table:table-cell office:value-type="float" office:value="3188">
            <text:p>3188</text:p>
          </table:table-cell>
          <table:table-cell table:number-columns-repeated="14"/>
        </table:table-row>
        <table:table-row table:style-name="ro1">
          <table:table-cell office:value-type="string">
            <text:p>C201.100_25-5-5-5</text:p>
          </table:table-cell>
          <table:table-cell office:value-type="float" office:value="10">
            <text:p>10</text:p>
          </table:table-cell>
          <table:table-cell office:value-type="float" office:value="29946">
            <text:p>29946.0</text:p>
          </table:table-cell>
          <table:table-cell table:formula="of:=AVERAGE([.E47:.CO47])" office:value-type="float" office:value="6221.8">
            <text:p>6221.8</text:p>
          </table:table-cell>
          <table:table-cell office:value-type="float" office:value="7428">
            <text:p>7428</text:p>
          </table:table-cell>
          <table:table-cell office:value-type="float" office:value="8258">
            <text:p>8258</text:p>
          </table:table-cell>
          <table:table-cell office:value-type="float" office:value="8195">
            <text:p>8195</text:p>
          </table:table-cell>
          <table:table-cell office:value-type="float" office:value="7503">
            <text:p>7503</text:p>
          </table:table-cell>
          <table:table-cell office:value-type="float" office:value="6601">
            <text:p>6601</text:p>
          </table:table-cell>
          <table:table-cell office:value-type="float" office:value="6584">
            <text:p>6584</text:p>
          </table:table-cell>
          <table:table-cell office:value-type="float" office:value="5521">
            <text:p>5521</text:p>
          </table:table-cell>
          <table:table-cell office:value-type="float" office:value="4681">
            <text:p>4681</text:p>
          </table:table-cell>
          <table:table-cell office:value-type="float" office:value="3871">
            <text:p>3871</text:p>
          </table:table-cell>
          <table:table-cell office:value-type="float" office:value="3576">
            <text:p>3576</text:p>
          </table:table-cell>
          <table:table-cell table:number-columns-repeated="78"/>
        </table:table-row>
        <table:table-row table:style-name="ro1">
          <table:table-cell office:value-type="string">
            <text:p>C201.100_25-5-5-5</text:p>
          </table:table-cell>
          <table:table-cell office:value-type="float" office:value="30">
            <text:p>30</text:p>
          </table:table-cell>
          <table:table-cell office:value-type="float" office:value="18595">
            <text:p>18595.0</text:p>
          </table:table-cell>
          <table:table-cell table:formula="of:=AVERAGE([.E48:.CO48])" office:value-type="float" office:value="5526.62068965517">
            <text:p>5526.6</text:p>
          </table:table-cell>
          <table:table-cell office:value-type="float" office:value="4444">
            <text:p>4444</text:p>
          </table:table-cell>
          <table:table-cell office:value-type="float" office:value="4491">
            <text:p>4491</text:p>
          </table:table-cell>
          <table:table-cell office:value-type="float" office:value="5070">
            <text:p>5070</text:p>
          </table:table-cell>
          <table:table-cell office:value-type="float" office:value="5020">
            <text:p>5020</text:p>
          </table:table-cell>
          <table:table-cell office:value-type="float" office:value="5083">
            <text:p>5083</text:p>
          </table:table-cell>
          <table:table-cell office:value-type="float" office:value="5080">
            <text:p>5080</text:p>
          </table:table-cell>
          <table:table-cell office:value-type="float" office:value="5192">
            <text:p>5192</text:p>
          </table:table-cell>
          <table:table-cell office:value-type="float" office:value="5348">
            <text:p>5348</text:p>
          </table:table-cell>
          <table:table-cell office:value-type="float" office:value="5422">
            <text:p>5422</text:p>
          </table:table-cell>
          <table:table-cell office:value-type="float" office:value="5669">
            <text:p>5669</text:p>
          </table:table-cell>
          <table:table-cell office:value-type="float" office:value="5842">
            <text:p>5842</text:p>
          </table:table-cell>
          <table:table-cell office:value-type="float" office:value="5915">
            <text:p>5915</text:p>
          </table:table-cell>
          <table:table-cell office:value-type="float" office:value="6261">
            <text:p>6261</text:p>
          </table:table-cell>
          <table:table-cell office:value-type="float" office:value="6023">
            <text:p>6023</text:p>
          </table:table-cell>
          <table:table-cell office:value-type="float" office:value="5748">
            <text:p>5748</text:p>
          </table:table-cell>
          <table:table-cell office:value-type="float" office:value="6007">
            <text:p>6007</text:p>
          </table:table-cell>
          <table:table-cell office:value-type="float" office:value="5848">
            <text:p>5848</text:p>
          </table:table-cell>
          <table:table-cell office:value-type="float" office:value="6071">
            <text:p>6071</text:p>
          </table:table-cell>
          <table:table-cell office:value-type="float" office:value="6241">
            <text:p>6241</text:p>
          </table:table-cell>
          <table:table-cell office:value-type="float" office:value="6610">
            <text:p>6610</text:p>
          </table:table-cell>
          <table:table-cell office:value-type="float" office:value="5295">
            <text:p>5295</text:p>
          </table:table-cell>
          <table:table-cell office:value-type="float" office:value="5801">
            <text:p>5801</text:p>
          </table:table-cell>
          <table:table-cell office:value-type="float" office:value="6322">
            <text:p>6322</text:p>
          </table:table-cell>
          <table:table-cell office:value-type="float" office:value="6539">
            <text:p>6539</text:p>
          </table:table-cell>
          <table:table-cell office:value-type="float" office:value="5827">
            <text:p>5827</text:p>
          </table:table-cell>
          <table:table-cell office:value-type="float" office:value="5593">
            <text:p>5593</text:p>
          </table:table-cell>
          <table:table-cell office:value-type="float" office:value="4906">
            <text:p>4906</text:p>
          </table:table-cell>
          <table:table-cell office:value-type="float" office:value="4211">
            <text:p>4211</text:p>
          </table:table-cell>
          <table:table-cell office:value-type="float" office:value="4393">
            <text:p>4393</text:p>
          </table:table-cell>
          <table:table-cell table:number-columns-repeated="59"/>
        </table:table-row>
        <table:table-row table:style-name="ro1">
          <table:table-cell office:value-type="string">
            <text:p>C201.100_25-5-5-5</text:p>
          </table:table-cell>
          <table:table-cell office:value-type="float" office:value="50">
            <text:p>50</text:p>
          </table:table-cell>
          <table:table-cell office:value-type="float" office:value="8045">
            <text:p>8045.0</text:p>
          </table:table-cell>
          <table:table-cell table:formula="of:=AVERAGE([.E49:.CO49])" office:value-type="float" office:value="3330.66">
            <text:p>3330.7</text:p>
          </table:table-cell>
          <table:table-cell office:value-type="float" office:value="2036">
            <text:p>2036</text:p>
          </table:table-cell>
          <table:table-cell office:value-type="float" office:value="2230">
            <text:p>2230</text:p>
          </table:table-cell>
          <table:table-cell office:value-type="float" office:value="2361">
            <text:p>2361</text:p>
          </table:table-cell>
          <table:table-cell office:value-type="float" office:value="2329">
            <text:p>2329</text:p>
          </table:table-cell>
          <table:table-cell office:value-type="float" office:value="2527">
            <text:p>2527</text:p>
          </table:table-cell>
          <table:table-cell office:value-type="float" office:value="2543">
            <text:p>2543</text:p>
          </table:table-cell>
          <table:table-cell office:value-type="float" office:value="2877">
            <text:p>2877</text:p>
          </table:table-cell>
          <table:table-cell office:value-type="float" office:value="2791">
            <text:p>2791</text:p>
          </table:table-cell>
          <table:table-cell office:value-type="float" office:value="2812">
            <text:p>2812</text:p>
          </table:table-cell>
          <table:table-cell office:value-type="float" office:value="3026">
            <text:p>3026</text:p>
          </table:table-cell>
          <table:table-cell office:value-type="float" office:value="3021">
            <text:p>3021</text:p>
          </table:table-cell>
          <table:table-cell office:value-type="float" office:value="3168">
            <text:p>3168</text:p>
          </table:table-cell>
          <table:table-cell office:value-type="float" office:value="3145">
            <text:p>3145</text:p>
          </table:table-cell>
          <table:table-cell office:value-type="float" office:value="3430">
            <text:p>3430</text:p>
          </table:table-cell>
          <table:table-cell office:value-type="float" office:value="3464">
            <text:p>3464</text:p>
          </table:table-cell>
          <table:table-cell office:value-type="float" office:value="3272">
            <text:p>3272</text:p>
          </table:table-cell>
          <table:table-cell office:value-type="float" office:value="2806">
            <text:p>2806</text:p>
          </table:table-cell>
          <table:table-cell office:value-type="float" office:value="2972">
            <text:p>2972</text:p>
          </table:table-cell>
          <table:table-cell office:value-type="float" office:value="2943">
            <text:p>2943</text:p>
          </table:table-cell>
          <table:table-cell office:value-type="float" office:value="3046">
            <text:p>3046</text:p>
          </table:table-cell>
          <table:table-cell office:value-type="float" office:value="3262">
            <text:p>3262</text:p>
          </table:table-cell>
          <table:table-cell office:value-type="float" office:value="3483">
            <text:p>3483</text:p>
          </table:table-cell>
          <table:table-cell office:value-type="float" office:value="3160">
            <text:p>3160</text:p>
          </table:table-cell>
          <table:table-cell office:value-type="float" office:value="2977">
            <text:p>2977</text:p>
          </table:table-cell>
          <table:table-cell office:value-type="float" office:value="2961">
            <text:p>2961</text:p>
          </table:table-cell>
          <table:table-cell office:value-type="float" office:value="3134">
            <text:p>3134</text:p>
          </table:table-cell>
          <table:table-cell office:value-type="float" office:value="3145">
            <text:p>3145</text:p>
          </table:table-cell>
          <table:table-cell office:value-type="float" office:value="3208">
            <text:p>3208</text:p>
          </table:table-cell>
          <table:table-cell office:value-type="float" office:value="3382">
            <text:p>3382</text:p>
          </table:table-cell>
          <table:table-cell office:value-type="float" office:value="3479">
            <text:p>3479</text:p>
          </table:table-cell>
          <table:table-cell office:value-type="float" office:value="3141">
            <text:p>3141</text:p>
          </table:table-cell>
          <table:table-cell office:value-type="float" office:value="3255">
            <text:p>3255</text:p>
          </table:table-cell>
          <table:table-cell office:value-type="float" office:value="3461">
            <text:p>3461</text:p>
          </table:table-cell>
          <table:table-cell office:value-type="float" office:value="3471">
            <text:p>3471</text:p>
          </table:table-cell>
          <table:table-cell office:value-type="float" office:value="3684">
            <text:p>3684</text:p>
          </table:table-cell>
          <table:table-cell office:value-type="float" office:value="3689">
            <text:p>3689</text:p>
          </table:table-cell>
          <table:table-cell office:value-type="float" office:value="4126">
            <text:p>4126</text:p>
          </table:table-cell>
          <table:table-cell office:value-type="float" office:value="4223">
            <text:p>4223</text:p>
          </table:table-cell>
          <table:table-cell office:value-type="float" office:value="4648">
            <text:p>4648</text:p>
          </table:table-cell>
          <table:table-cell office:value-type="float" office:value="4275">
            <text:p>4275</text:p>
          </table:table-cell>
          <table:table-cell office:value-type="float" office:value="4476">
            <text:p>4476</text:p>
          </table:table-cell>
          <table:table-cell office:value-type="float" office:value="4443">
            <text:p>4443</text:p>
          </table:table-cell>
          <table:table-cell office:value-type="float" office:value="4534">
            <text:p>4534</text:p>
          </table:table-cell>
          <table:table-cell office:value-type="float" office:value="4570">
            <text:p>4570</text:p>
          </table:table-cell>
          <table:table-cell office:value-type="float" office:value="4557">
            <text:p>4557</text:p>
          </table:table-cell>
          <table:table-cell office:value-type="float" office:value="4131">
            <text:p>4131</text:p>
          </table:table-cell>
          <table:table-cell office:value-type="float" office:value="3773">
            <text:p>3773</text:p>
          </table:table-cell>
          <table:table-cell office:value-type="float" office:value="3724">
            <text:p>3724</text:p>
          </table:table-cell>
          <table:table-cell office:value-type="float" office:value="2640">
            <text:p>2640</text:p>
          </table:table-cell>
          <table:table-cell office:value-type="float" office:value="2722">
            <text:p>2722</text:p>
          </table:table-cell>
          <table:table-cell table:number-columns-repeated="38"/>
        </table:table-row>
        <table:table-row table:style-name="ro1">
          <table:table-cell office:value-type="string">
            <text:p>C201.100_25-5-5-5</text:p>
          </table:table-cell>
          <table:table-cell office:value-type="float" office:value="70">
            <text:p>70</text:p>
          </table:table-cell>
          <table:table-cell office:value-type="float" office:value="3828">
            <text:p>3828.0</text:p>
          </table:table-cell>
          <table:table-cell table:formula="of:=AVERAGE([.E50:.CO50])" office:value-type="float" office:value="2372.86956521739">
            <text:p>2372.9</text:p>
          </table:table-cell>
          <table:table-cell office:value-type="float" office:value="1029">
            <text:p>1029</text:p>
          </table:table-cell>
          <table:table-cell office:value-type="float" office:value="1005">
            <text:p>1005</text:p>
          </table:table-cell>
          <table:table-cell office:value-type="float" office:value="1021">
            <text:p>1021</text:p>
          </table:table-cell>
          <table:table-cell office:value-type="float" office:value="1056">
            <text:p>1056</text:p>
          </table:table-cell>
          <table:table-cell office:value-type="float" office:value="1109">
            <text:p>1109</text:p>
          </table:table-cell>
          <table:table-cell office:value-type="float" office:value="1169">
            <text:p>1169</text:p>
          </table:table-cell>
          <table:table-cell office:value-type="float" office:value="1200">
            <text:p>1200</text:p>
          </table:table-cell>
          <table:table-cell office:value-type="float" office:value="1259">
            <text:p>1259</text:p>
          </table:table-cell>
          <table:table-cell office:value-type="float" office:value="1378">
            <text:p>1378</text:p>
          </table:table-cell>
          <table:table-cell office:value-type="float" office:value="1447">
            <text:p>1447</text:p>
          </table:table-cell>
          <table:table-cell office:value-type="float" office:value="1504">
            <text:p>1504</text:p>
          </table:table-cell>
          <table:table-cell office:value-type="float" office:value="1587">
            <text:p>1587</text:p>
          </table:table-cell>
          <table:table-cell office:value-type="float" office:value="1628">
            <text:p>1628</text:p>
          </table:table-cell>
          <table:table-cell office:value-type="float" office:value="1711">
            <text:p>1711</text:p>
          </table:table-cell>
          <table:table-cell office:value-type="float" office:value="1710">
            <text:p>1710</text:p>
          </table:table-cell>
          <table:table-cell office:value-type="float" office:value="1791">
            <text:p>1791</text:p>
          </table:table-cell>
          <table:table-cell office:value-type="float" office:value="1744">
            <text:p>1744</text:p>
          </table:table-cell>
          <table:table-cell office:value-type="float" office:value="1800">
            <text:p>1800</text:p>
          </table:table-cell>
          <table:table-cell office:value-type="float" office:value="1861">
            <text:p>1861</text:p>
          </table:table-cell>
          <table:table-cell office:value-type="float" office:value="1910">
            <text:p>1910</text:p>
          </table:table-cell>
          <table:table-cell office:value-type="float" office:value="2047">
            <text:p>2047</text:p>
          </table:table-cell>
          <table:table-cell office:value-type="float" office:value="1899">
            <text:p>1899</text:p>
          </table:table-cell>
          <table:table-cell office:value-type="float" office:value="1953">
            <text:p>1953</text:p>
          </table:table-cell>
          <table:table-cell office:value-type="float" office:value="2177">
            <text:p>2177</text:p>
          </table:table-cell>
          <table:table-cell office:value-type="float" office:value="2445">
            <text:p>2445</text:p>
          </table:table-cell>
          <table:table-cell office:value-type="float" office:value="2492">
            <text:p>2492</text:p>
          </table:table-cell>
          <table:table-cell office:value-type="float" office:value="2268">
            <text:p>2268</text:p>
          </table:table-cell>
          <table:table-cell office:value-type="float" office:value="2210">
            <text:p>2210</text:p>
          </table:table-cell>
          <table:table-cell office:value-type="float" office:value="2349">
            <text:p>2349</text:p>
          </table:table-cell>
          <table:table-cell office:value-type="float" office:value="2532">
            <text:p>2532</text:p>
          </table:table-cell>
          <table:table-cell office:value-type="float" office:value="2508">
            <text:p>2508</text:p>
          </table:table-cell>
          <table:table-cell office:value-type="float" office:value="2717">
            <text:p>2717</text:p>
          </table:table-cell>
          <table:table-cell office:value-type="float" office:value="2887">
            <text:p>2887</text:p>
          </table:table-cell>
          <table:table-cell office:value-type="float" office:value="3018">
            <text:p>3018</text:p>
          </table:table-cell>
          <table:table-cell office:value-type="float" office:value="2903">
            <text:p>2903</text:p>
          </table:table-cell>
          <table:table-cell office:value-type="float" office:value="2731">
            <text:p>2731</text:p>
          </table:table-cell>
          <table:table-cell office:value-type="float" office:value="2798">
            <text:p>2798</text:p>
          </table:table-cell>
          <table:table-cell office:value-type="float" office:value="2561">
            <text:p>2561</text:p>
          </table:table-cell>
          <table:table-cell office:value-type="float" office:value="2757">
            <text:p>2757</text:p>
          </table:table-cell>
          <table:table-cell office:value-type="float" office:value="2840">
            <text:p>2840</text:p>
          </table:table-cell>
          <table:table-cell office:value-type="float" office:value="2918">
            <text:p>2918</text:p>
          </table:table-cell>
          <table:table-cell office:value-type="float" office:value="3091">
            <text:p>3091</text:p>
          </table:table-cell>
          <table:table-cell office:value-type="float" office:value="2992">
            <text:p>2992</text:p>
          </table:table-cell>
          <table:table-cell office:value-type="float" office:value="3157">
            <text:p>3157</text:p>
          </table:table-cell>
          <table:table-cell office:value-type="float" office:value="3335">
            <text:p>3335</text:p>
          </table:table-cell>
          <table:table-cell office:value-type="float" office:value="3103">
            <text:p>3103</text:p>
          </table:table-cell>
          <table:table-cell office:value-type="float" office:value="3357">
            <text:p>3357</text:p>
          </table:table-cell>
          <table:table-cell office:value-type="float" office:value="3356">
            <text:p>3356</text:p>
          </table:table-cell>
          <table:table-cell office:value-type="float" office:value="3188">
            <text:p>3188</text:p>
          </table:table-cell>
          <table:table-cell office:value-type="float" office:value="3385">
            <text:p>3385</text:p>
          </table:table-cell>
          <table:table-cell office:value-type="float" office:value="3342">
            <text:p>3342</text:p>
          </table:table-cell>
          <table:table-cell office:value-type="float" office:value="3115">
            <text:p>3115</text:p>
          </table:table-cell>
          <table:table-cell office:value-type="float" office:value="3610">
            <text:p>3610</text:p>
          </table:table-cell>
          <table:table-cell office:value-type="float" office:value="3233">
            <text:p>3233</text:p>
          </table:table-cell>
          <table:table-cell office:value-type="float" office:value="3304">
            <text:p>3304</text:p>
          </table:table-cell>
          <table:table-cell office:value-type="float" office:value="3548">
            <text:p>3548</text:p>
          </table:table-cell>
          <table:table-cell office:value-type="float" office:value="3477">
            <text:p>3477</text:p>
          </table:table-cell>
          <table:table-cell office:value-type="float" office:value="3574">
            <text:p>3574</text:p>
          </table:table-cell>
          <table:table-cell office:value-type="float" office:value="3357">
            <text:p>3357</text:p>
          </table:table-cell>
          <table:table-cell office:value-type="float" office:value="3858">
            <text:p>3858</text:p>
          </table:table-cell>
          <table:table-cell office:value-type="float" office:value="3663">
            <text:p>3663</text:p>
          </table:table-cell>
          <table:table-cell office:value-type="float" office:value="3565">
            <text:p>3565</text:p>
          </table:table-cell>
          <table:table-cell office:value-type="float" office:value="2652">
            <text:p>2652</text:p>
          </table:table-cell>
          <table:table-cell office:value-type="float" office:value="2208">
            <text:p>2208</text:p>
          </table:table-cell>
          <table:table-cell office:value-type="float" office:value="1424">
            <text:p>1424</text:p>
          </table:table-cell>
          <table:table-cell office:value-type="float" office:value="1452">
            <text:p>1452</text:p>
          </table:table-cell>
          <table:table-cell office:value-type="float" office:value="1209">
            <text:p>1209</text:p>
          </table:table-cell>
          <table:table-cell office:value-type="float" office:value="1102">
            <text:p>1102</text:p>
          </table:table-cell>
          <table:table-cell office:value-type="float" office:value="1142">
            <text:p>1142</text:p>
          </table:table-cell>
          <table:table-cell table:number-columns-repeated="19"/>
        </table:table-row>
        <table:table-row table:style-name="ro1">
          <table:table-cell office:value-type="string">
            <text:p>C201.100_25-5-5-5</text:p>
          </table:table-cell>
          <table:table-cell office:value-type="float" office:value="90">
            <text:p>90</text:p>
          </table:table-cell>
          <table:table-cell office:value-type="float" office:value="1692">
            <text:p>1692.0</text:p>
          </table:table-cell>
          <table:table-cell table:formula="of:=AVERAGE([.E51:.CO51])" office:value-type="float" office:value="1751.6511627907">
            <text:p>1751.7</text:p>
          </table:table-cell>
          <table:table-cell office:value-type="float" office:value="448">
            <text:p>448</text:p>
          </table:table-cell>
          <table:table-cell office:value-type="float" office:value="467">
            <text:p>467</text:p>
          </table:table-cell>
          <table:table-cell office:value-type="float" office:value="483">
            <text:p>483</text:p>
          </table:table-cell>
          <table:table-cell office:value-type="float" office:value="502">
            <text:p>502</text:p>
          </table:table-cell>
          <table:table-cell office:value-type="float" office:value="528">
            <text:p>528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  <table:table-cell office:value-type="float" office:value="602">
            <text:p>602</text:p>
          </table:table-cell>
          <table:table-cell office:value-type="float" office:value="633">
            <text:p>633</text:p>
          </table:table-cell>
          <table:table-cell office:value-type="float" office:value="686">
            <text:p>686</text:p>
          </table:table-cell>
          <table:table-cell office:value-type="float" office:value="733">
            <text:p>733</text:p>
          </table:table-cell>
          <table:table-cell office:value-type="float" office:value="742">
            <text:p>742</text:p>
          </table:table-cell>
          <table:table-cell office:value-type="float" office:value="758">
            <text:p>758</text:p>
          </table:table-cell>
          <table:table-cell office:value-type="float" office:value="738">
            <text:p>738</text:p>
          </table:table-cell>
          <table:table-cell office:value-type="float" office:value="834">
            <text:p>834</text:p>
          </table:table-cell>
          <table:table-cell office:value-type="float" office:value="864">
            <text:p>864</text:p>
          </table:table-cell>
          <table:table-cell office:value-type="float" office:value="905">
            <text:p>905</text:p>
          </table:table-cell>
          <table:table-cell office:value-type="float" office:value="851">
            <text:p>851</text:p>
          </table:table-cell>
          <table:table-cell office:value-type="float" office:value="915">
            <text:p>915</text:p>
          </table:table-cell>
          <table:table-cell office:value-type="float" office:value="987">
            <text:p>987</text:p>
          </table:table-cell>
          <table:table-cell office:value-type="float" office:value="938">
            <text:p>938</text:p>
          </table:table-cell>
          <table:table-cell office:value-type="float" office:value="936">
            <text:p>936</text:p>
          </table:table-cell>
          <table:table-cell office:value-type="float" office:value="994">
            <text:p>994</text:p>
          </table:table-cell>
          <table:table-cell office:value-type="float" office:value="1038">
            <text:p>1038</text:p>
          </table:table-cell>
          <table:table-cell office:value-type="float" office:value="1073">
            <text:p>1073</text:p>
          </table:table-cell>
          <table:table-cell office:value-type="float" office:value="1167">
            <text:p>1167</text:p>
          </table:table-cell>
          <table:table-cell office:value-type="float" office:value="1147">
            <text:p>1147</text:p>
          </table:table-cell>
          <table:table-cell office:value-type="float" office:value="1148">
            <text:p>1148</text:p>
          </table:table-cell>
          <table:table-cell office:value-type="float" office:value="1188">
            <text:p>1188</text:p>
          </table:table-cell>
          <table:table-cell office:value-type="float" office:value="1253">
            <text:p>1253</text:p>
          </table:table-cell>
          <table:table-cell office:value-type="float" office:value="1249">
            <text:p>1249</text:p>
          </table:table-cell>
          <table:table-cell office:value-type="float" office:value="1308">
            <text:p>1308</text:p>
          </table:table-cell>
          <table:table-cell office:value-type="float" office:value="1328">
            <text:p>1328</text:p>
          </table:table-cell>
          <table:table-cell office:value-type="float" office:value="1398">
            <text:p>1398</text:p>
          </table:table-cell>
          <table:table-cell office:value-type="float" office:value="1420">
            <text:p>1420</text:p>
          </table:table-cell>
          <table:table-cell office:value-type="float" office:value="1507">
            <text:p>1507</text:p>
          </table:table-cell>
          <table:table-cell office:value-type="float" office:value="1595">
            <text:p>1595</text:p>
          </table:table-cell>
          <table:table-cell office:value-type="float" office:value="1590">
            <text:p>1590</text:p>
          </table:table-cell>
          <table:table-cell office:value-type="float" office:value="1496">
            <text:p>1496</text:p>
          </table:table-cell>
          <table:table-cell office:value-type="float" office:value="1637">
            <text:p>1637</text:p>
          </table:table-cell>
          <table:table-cell office:value-type="float" office:value="1738">
            <text:p>1738</text:p>
          </table:table-cell>
          <table:table-cell office:value-type="float" office:value="1794">
            <text:p>1794</text:p>
          </table:table-cell>
          <table:table-cell office:value-type="float" office:value="1762">
            <text:p>1762</text:p>
          </table:table-cell>
          <table:table-cell office:value-type="float" office:value="1955">
            <text:p>1955</text:p>
          </table:table-cell>
          <table:table-cell office:value-type="float" office:value="1958">
            <text:p>1958</text:p>
          </table:table-cell>
          <table:table-cell office:value-type="float" office:value="1785">
            <text:p>1785</text:p>
          </table:table-cell>
          <table:table-cell office:value-type="float" office:value="2374">
            <text:p>2374</text:p>
          </table:table-cell>
          <table:table-cell office:value-type="float" office:value="1979">
            <text:p>1979</text:p>
          </table:table-cell>
          <table:table-cell office:value-type="float" office:value="2022">
            <text:p>2022</text:p>
          </table:table-cell>
          <table:table-cell office:value-type="float" office:value="2065">
            <text:p>2065</text:p>
          </table:table-cell>
          <table:table-cell office:value-type="float" office:value="2208">
            <text:p>2208</text:p>
          </table:table-cell>
          <table:table-cell office:value-type="float" office:value="2244">
            <text:p>2244</text:p>
          </table:table-cell>
          <table:table-cell office:value-type="float" office:value="2259">
            <text:p>2259</text:p>
          </table:table-cell>
          <table:table-cell office:value-type="float" office:value="2072">
            <text:p>2072</text:p>
          </table:table-cell>
          <table:table-cell office:value-type="float" office:value="2140">
            <text:p>2140</text:p>
          </table:table-cell>
          <table:table-cell office:value-type="float" office:value="2255">
            <text:p>2255</text:p>
          </table:table-cell>
          <table:table-cell office:value-type="float" office:value="2120">
            <text:p>2120</text:p>
          </table:table-cell>
          <table:table-cell office:value-type="float" office:value="2196">
            <text:p>2196</text:p>
          </table:table-cell>
          <table:table-cell office:value-type="float" office:value="2234">
            <text:p>2234</text:p>
          </table:table-cell>
          <table:table-cell office:value-type="float" office:value="2288">
            <text:p>2288</text:p>
          </table:table-cell>
          <table:table-cell office:value-type="float" office:value="2220">
            <text:p>2220</text:p>
          </table:table-cell>
          <table:table-cell office:value-type="float" office:value="2212">
            <text:p>2212</text:p>
          </table:table-cell>
          <table:table-cell office:value-type="float" office:value="2573">
            <text:p>2573</text:p>
          </table:table-cell>
          <table:table-cell office:value-type="float" office:value="2474">
            <text:p>2474</text:p>
          </table:table-cell>
          <table:table-cell office:value-type="float" office:value="2683">
            <text:p>2683</text:p>
          </table:table-cell>
          <table:table-cell office:value-type="float" office:value="2757">
            <text:p>2757</text:p>
          </table:table-cell>
          <table:table-cell office:value-type="float" office:value="2885">
            <text:p>2885</text:p>
          </table:table-cell>
          <table:table-cell office:value-type="float" office:value="3043">
            <text:p>3043</text:p>
          </table:table-cell>
          <table:table-cell office:value-type="float" office:value="2775">
            <text:p>2775</text:p>
          </table:table-cell>
          <table:table-cell office:value-type="float" office:value="2901">
            <text:p>2901</text:p>
          </table:table-cell>
          <table:table-cell office:value-type="float" office:value="2946">
            <text:p>2946</text:p>
          </table:table-cell>
          <table:table-cell office:value-type="float" office:value="3177">
            <text:p>3177</text:p>
          </table:table-cell>
          <table:table-cell office:value-type="float" office:value="3108">
            <text:p>3108</text:p>
          </table:table-cell>
          <table:table-cell office:value-type="float" office:value="3235">
            <text:p>3235</text:p>
          </table:table-cell>
          <table:table-cell office:value-type="float" office:value="2959">
            <text:p>2959</text:p>
          </table:table-cell>
          <table:table-cell office:value-type="float" office:value="2969">
            <text:p>2969</text:p>
          </table:table-cell>
          <table:table-cell office:value-type="float" office:value="2773">
            <text:p>2773</text:p>
          </table:table-cell>
          <table:table-cell office:value-type="float" office:value="2691">
            <text:p>2691</text:p>
          </table:table-cell>
          <table:table-cell office:value-type="float" office:value="2698">
            <text:p>2698</text:p>
          </table:table-cell>
          <table:table-cell office:value-type="float" office:value="2947">
            <text:p>2947</text:p>
          </table:table-cell>
          <table:table-cell office:value-type="float" office:value="2811">
            <text:p>2811</text:p>
          </table:table-cell>
          <table:table-cell office:value-type="float" office:value="2161">
            <text:p>2161</text:p>
          </table:table-cell>
          <table:table-cell office:value-type="float" office:value="2433">
            <text:p>2433</text:p>
          </table:table-cell>
          <table:table-cell office:value-type="float" office:value="2587">
            <text:p>2587</text:p>
          </table:table-cell>
          <table:table-cell office:value-type="float" office:value="2413">
            <text:p>2413</text:p>
          </table:table-cell>
          <table:table-cell office:value-type="float" office:value="1554">
            <text:p>1554</text:p>
          </table:table-cell>
          <table:table-cell table:number-columns-repeated="2"/>
        </table:table-row>
        <table:table-row table:style-name="ro1">
          <table:table-cell office:value-type="string">
            <text:p>C202.100_25-5-5-5</text:p>
          </table:table-cell>
          <table:table-cell office:value-type="float" office:value="10">
            <text:p>10</text:p>
          </table:table-cell>
          <table:table-cell office:value-type="float" office:value="29654">
            <text:p>29654.0</text:p>
          </table:table-cell>
          <table:table-cell table:formula="of:=AVERAGE([.E52:.CO52])" office:value-type="float" office:value="7333">
            <text:p>7333.0</text:p>
          </table:table-cell>
          <table:table-cell office:value-type="float" office:value="7240">
            <text:p>7240</text:p>
          </table:table-cell>
          <table:table-cell office:value-type="float" office:value="8204">
            <text:p>8204</text:p>
          </table:table-cell>
          <table:table-cell office:value-type="float" office:value="8153">
            <text:p>8153</text:p>
          </table:table-cell>
          <table:table-cell office:value-type="float" office:value="8673">
            <text:p>8673</text:p>
          </table:table-cell>
          <table:table-cell office:value-type="float" office:value="8555">
            <text:p>8555</text:p>
          </table:table-cell>
          <table:table-cell office:value-type="float" office:value="8045">
            <text:p>8045</text:p>
          </table:table-cell>
          <table:table-cell office:value-type="float" office:value="7856">
            <text:p>7856</text:p>
          </table:table-cell>
          <table:table-cell office:value-type="float" office:value="6742">
            <text:p>6742</text:p>
          </table:table-cell>
          <table:table-cell office:value-type="float" office:value="2529">
            <text:p>2529</text:p>
          </table:table-cell>
          <table:table-cell table:number-columns-repeated="79"/>
        </table:table-row>
        <table:table-row table:style-name="ro1">
          <table:table-cell office:value-type="string">
            <text:p>C202.100_25-5-5-5</text:p>
          </table:table-cell>
          <table:table-cell office:value-type="float" office:value="30">
            <text:p>30</text:p>
          </table:table-cell>
          <table:table-cell office:value-type="float" office:value="13866">
            <text:p>13866.0</text:p>
          </table:table-cell>
          <table:table-cell table:formula="of:=AVERAGE([.E53:.CO53])" office:value-type="float" office:value="5499.21739130435">
            <text:p>5499.2</text:p>
          </table:table-cell>
          <table:table-cell office:value-type="float" office:value="4372">
            <text:p>4372</text:p>
          </table:table-cell>
          <table:table-cell office:value-type="float" office:value="4603">
            <text:p>4603</text:p>
          </table:table-cell>
          <table:table-cell office:value-type="float" office:value="5062">
            <text:p>5062</text:p>
          </table:table-cell>
          <table:table-cell office:value-type="float" office:value="5197">
            <text:p>5197</text:p>
          </table:table-cell>
          <table:table-cell office:value-type="float" office:value="5334">
            <text:p>5334</text:p>
          </table:table-cell>
          <table:table-cell office:value-type="float" office:value="5314">
            <text:p>5314</text:p>
          </table:table-cell>
          <table:table-cell office:value-type="float" office:value="5558">
            <text:p>5558</text:p>
          </table:table-cell>
          <table:table-cell office:value-type="float" office:value="5631">
            <text:p>5631</text:p>
          </table:table-cell>
          <table:table-cell office:value-type="float" office:value="5526">
            <text:p>5526</text:p>
          </table:table-cell>
          <table:table-cell office:value-type="float" office:value="5520">
            <text:p>5520</text:p>
          </table:table-cell>
          <table:table-cell office:value-type="float" office:value="5685">
            <text:p>5685</text:p>
          </table:table-cell>
          <table:table-cell office:value-type="float" office:value="5670">
            <text:p>5670</text:p>
          </table:table-cell>
          <table:table-cell office:value-type="float" office:value="6402">
            <text:p>6402</text:p>
          </table:table-cell>
          <table:table-cell office:value-type="float" office:value="6172">
            <text:p>6172</text:p>
          </table:table-cell>
          <table:table-cell office:value-type="float" office:value="6006">
            <text:p>6006</text:p>
          </table:table-cell>
          <table:table-cell office:value-type="float" office:value="6160">
            <text:p>6160</text:p>
          </table:table-cell>
          <table:table-cell office:value-type="float" office:value="6352">
            <text:p>6352</text:p>
          </table:table-cell>
          <table:table-cell office:value-type="float" office:value="6078">
            <text:p>6078</text:p>
          </table:table-cell>
          <table:table-cell office:value-type="float" office:value="5831">
            <text:p>5831</text:p>
          </table:table-cell>
          <table:table-cell office:value-type="float" office:value="5760">
            <text:p>5760</text:p>
          </table:table-cell>
          <table:table-cell office:value-type="float" office:value="5855">
            <text:p>5855</text:p>
          </table:table-cell>
          <table:table-cell office:value-type="float" office:value="4911">
            <text:p>4911</text:p>
          </table:table-cell>
          <table:table-cell office:value-type="float" office:value="3483">
            <text:p>3483</text:p>
          </table:table-cell>
          <table:table-cell table:number-columns-repeated="65"/>
        </table:table-row>
        <table:table-row table:style-name="ro1">
          <table:table-cell office:value-type="string">
            <text:p>C202.100_25-5-5-5</text:p>
          </table:table-cell>
          <table:table-cell office:value-type="float" office:value="50">
            <text:p>50</text:p>
          </table:table-cell>
          <table:table-cell office:value-type="float" office:value="8286">
            <text:p>8286.0</text:p>
          </table:table-cell>
          <table:table-cell table:formula="of:=AVERAGE([.E54:.CO54])" office:value-type="float" office:value="3475.92307692308">
            <text:p>3475.9</text:p>
          </table:table-cell>
          <table:table-cell office:value-type="float" office:value="2976">
            <text:p>2976</text:p>
          </table:table-cell>
          <table:table-cell office:value-type="float" office:value="3195">
            <text:p>3195</text:p>
          </table:table-cell>
          <table:table-cell office:value-type="float" office:value="3264">
            <text:p>3264</text:p>
          </table:table-cell>
          <table:table-cell office:value-type="float" office:value="3301">
            <text:p>3301</text:p>
          </table:table-cell>
          <table:table-cell office:value-type="float" office:value="3375">
            <text:p>3375</text:p>
          </table:table-cell>
          <table:table-cell office:value-type="float" office:value="3407">
            <text:p>3407</text:p>
          </table:table-cell>
          <table:table-cell office:value-type="float" office:value="3565">
            <text:p>3565</text:p>
          </table:table-cell>
          <table:table-cell office:value-type="float" office:value="3734">
            <text:p>3734</text:p>
          </table:table-cell>
          <table:table-cell office:value-type="float" office:value="3875">
            <text:p>3875</text:p>
          </table:table-cell>
          <table:table-cell office:value-type="float" office:value="3948">
            <text:p>3948</text:p>
          </table:table-cell>
          <table:table-cell office:value-type="float" office:value="3800">
            <text:p>3800</text:p>
          </table:table-cell>
          <table:table-cell office:value-type="float" office:value="4115">
            <text:p>4115</text:p>
          </table:table-cell>
          <table:table-cell office:value-type="float" office:value="3822">
            <text:p>3822</text:p>
          </table:table-cell>
          <table:table-cell office:value-type="float" office:value="4052">
            <text:p>4052</text:p>
          </table:table-cell>
          <table:table-cell office:value-type="float" office:value="4201">
            <text:p>4201</text:p>
          </table:table-cell>
          <table:table-cell office:value-type="float" office:value="4194">
            <text:p>4194</text:p>
          </table:table-cell>
          <table:table-cell office:value-type="float" office:value="4255">
            <text:p>4255</text:p>
          </table:table-cell>
          <table:table-cell office:value-type="float" office:value="4400">
            <text:p>4400</text:p>
          </table:table-cell>
          <table:table-cell office:value-type="float" office:value="4325">
            <text:p>4325</text:p>
          </table:table-cell>
          <table:table-cell office:value-type="float" office:value="4924">
            <text:p>4924</text:p>
          </table:table-cell>
          <table:table-cell office:value-type="float" office:value="4282">
            <text:p>4282</text:p>
          </table:table-cell>
          <table:table-cell office:value-type="float" office:value="3760">
            <text:p>3760</text:p>
          </table:table-cell>
          <table:table-cell office:value-type="float" office:value="3884">
            <text:p>3884</text:p>
          </table:table-cell>
          <table:table-cell office:value-type="float" office:value="3929">
            <text:p>3929</text:p>
          </table:table-cell>
          <table:table-cell office:value-type="float" office:value="3752">
            <text:p>3752</text:p>
          </table:table-cell>
          <table:table-cell office:value-type="float" office:value="3534">
            <text:p>3534</text:p>
          </table:table-cell>
          <table:table-cell office:value-type="float" office:value="3544">
            <text:p>3544</text:p>
          </table:table-cell>
          <table:table-cell office:value-type="float" office:value="3363">
            <text:p>3363</text:p>
          </table:table-cell>
          <table:table-cell office:value-type="float" office:value="3478">
            <text:p>3478</text:p>
          </table:table-cell>
          <table:table-cell office:value-type="float" office:value="3587">
            <text:p>3587</text:p>
          </table:table-cell>
          <table:table-cell office:value-type="float" office:value="3090">
            <text:p>3090</text:p>
          </table:table-cell>
          <table:table-cell office:value-type="float" office:value="2966">
            <text:p>2966</text:p>
          </table:table-cell>
          <table:table-cell office:value-type="float" office:value="3007">
            <text:p>3007</text:p>
          </table:table-cell>
          <table:table-cell office:value-type="float" office:value="2589">
            <text:p>2589</text:p>
          </table:table-cell>
          <table:table-cell office:value-type="float" office:value="2641">
            <text:p>2641</text:p>
          </table:table-cell>
          <table:table-cell office:value-type="float" office:value="2716">
            <text:p>2716</text:p>
          </table:table-cell>
          <table:table-cell office:value-type="float" office:value="1873">
            <text:p>1873</text:p>
          </table:table-cell>
          <table:table-cell office:value-type="float" office:value="1767">
            <text:p>1767</text:p>
          </table:table-cell>
          <table:table-cell office:value-type="float" office:value="1071">
            <text:p>1071</text:p>
          </table:table-cell>
          <table:table-cell table:number-columns-repeated="49"/>
        </table:table-row>
        <table:table-row table:style-name="ro1">
          <table:table-cell office:value-type="string">
            <text:p>C202.100_25-5-5-5</text:p>
          </table:table-cell>
          <table:table-cell office:value-type="float" office:value="70">
            <text:p>70</text:p>
          </table:table-cell>
          <table:table-cell office:value-type="float" office:value="3648">
            <text:p>3648.0</text:p>
          </table:table-cell>
          <table:table-cell table:formula="of:=AVERAGE([.E55:.CO55])" office:value-type="float" office:value="2938.85454545455">
            <text:p>2938.9</text:p>
          </table:table-cell>
          <table:table-cell office:value-type="float" office:value="1745">
            <text:p>1745</text:p>
          </table:table-cell>
          <table:table-cell office:value-type="float" office:value="1849">
            <text:p>1849</text:p>
          </table:table-cell>
          <table:table-cell office:value-type="float" office:value="1834">
            <text:p>1834</text:p>
          </table:table-cell>
          <table:table-cell office:value-type="float" office:value="1928">
            <text:p>1928</text:p>
          </table:table-cell>
          <table:table-cell office:value-type="float" office:value="2016">
            <text:p>2016</text:p>
          </table:table-cell>
          <table:table-cell office:value-type="float" office:value="1982">
            <text:p>1982</text:p>
          </table:table-cell>
          <table:table-cell office:value-type="float" office:value="2079">
            <text:p>2079</text:p>
          </table:table-cell>
          <table:table-cell office:value-type="float" office:value="2214">
            <text:p>2214</text:p>
          </table:table-cell>
          <table:table-cell office:value-type="float" office:value="2057">
            <text:p>2057</text:p>
          </table:table-cell>
          <table:table-cell office:value-type="float" office:value="2168">
            <text:p>2168</text:p>
          </table:table-cell>
          <table:table-cell office:value-type="float" office:value="2332">
            <text:p>2332</text:p>
          </table:table-cell>
          <table:table-cell office:value-type="float" office:value="2404">
            <text:p>2404</text:p>
          </table:table-cell>
          <table:table-cell office:value-type="float" office:value="2609">
            <text:p>2609</text:p>
          </table:table-cell>
          <table:table-cell office:value-type="float" office:value="2602">
            <text:p>2602</text:p>
          </table:table-cell>
          <table:table-cell office:value-type="float" office:value="2583">
            <text:p>2583</text:p>
          </table:table-cell>
          <table:table-cell office:value-type="float" office:value="2809">
            <text:p>2809</text:p>
          </table:table-cell>
          <table:table-cell office:value-type="float" office:value="2687">
            <text:p>2687</text:p>
          </table:table-cell>
          <table:table-cell office:value-type="float" office:value="2689">
            <text:p>2689</text:p>
          </table:table-cell>
          <table:table-cell office:value-type="float" office:value="2570">
            <text:p>2570</text:p>
          </table:table-cell>
          <table:table-cell office:value-type="float" office:value="2753">
            <text:p>2753</text:p>
          </table:table-cell>
          <table:table-cell office:value-type="float" office:value="3000">
            <text:p>3000</text:p>
          </table:table-cell>
          <table:table-cell office:value-type="float" office:value="2954">
            <text:p>2954</text:p>
          </table:table-cell>
          <table:table-cell office:value-type="float" office:value="3111">
            <text:p>3111</text:p>
          </table:table-cell>
          <table:table-cell office:value-type="float" office:value="3341">
            <text:p>3341</text:p>
          </table:table-cell>
          <table:table-cell office:value-type="float" office:value="3349">
            <text:p>3349</text:p>
          </table:table-cell>
          <table:table-cell office:value-type="float" office:value="3377">
            <text:p>3377</text:p>
          </table:table-cell>
          <table:table-cell office:value-type="float" office:value="3498">
            <text:p>3498</text:p>
          </table:table-cell>
          <table:table-cell office:value-type="float" office:value="3617">
            <text:p>3617</text:p>
          </table:table-cell>
          <table:table-cell office:value-type="float" office:value="3301">
            <text:p>3301</text:p>
          </table:table-cell>
          <table:table-cell office:value-type="float" office:value="3551">
            <text:p>3551</text:p>
          </table:table-cell>
          <table:table-cell office:value-type="float" office:value="3654">
            <text:p>3654</text:p>
          </table:table-cell>
          <table:table-cell office:value-type="float" office:value="3810">
            <text:p>3810</text:p>
          </table:table-cell>
          <table:table-cell office:value-type="float" office:value="3804">
            <text:p>3804</text:p>
          </table:table-cell>
          <table:table-cell office:value-type="float" office:value="3753">
            <text:p>3753</text:p>
          </table:table-cell>
          <table:table-cell office:value-type="float" office:value="3644">
            <text:p>3644</text:p>
          </table:table-cell>
          <table:table-cell office:value-type="float" office:value="3695">
            <text:p>3695</text:p>
          </table:table-cell>
          <table:table-cell office:value-type="float" office:value="3875">
            <text:p>3875</text:p>
          </table:table-cell>
          <table:table-cell office:value-type="float" office:value="3912">
            <text:p>3912</text:p>
          </table:table-cell>
          <table:table-cell office:value-type="float" office:value="3763">
            <text:p>3763</text:p>
          </table:table-cell>
          <table:table-cell office:value-type="float" office:value="3966">
            <text:p>3966</text:p>
          </table:table-cell>
          <table:table-cell office:value-type="float" office:value="3945">
            <text:p>3945</text:p>
          </table:table-cell>
          <table:table-cell office:value-type="float" office:value="3982">
            <text:p>3982</text:p>
          </table:table-cell>
          <table:table-cell office:value-type="float" office:value="3904">
            <text:p>3904</text:p>
          </table:table-cell>
          <table:table-cell office:value-type="float" office:value="4074">
            <text:p>4074</text:p>
          </table:table-cell>
          <table:table-cell office:value-type="float" office:value="3966">
            <text:p>3966</text:p>
          </table:table-cell>
          <table:table-cell office:value-type="float" office:value="3520">
            <text:p>3520</text:p>
          </table:table-cell>
          <table:table-cell office:value-type="float" office:value="3153">
            <text:p>3153</text:p>
          </table:table-cell>
          <table:table-cell office:value-type="float" office:value="3058">
            <text:p>3058</text:p>
          </table:table-cell>
          <table:table-cell office:value-type="float" office:value="3029">
            <text:p>3029</text:p>
          </table:table-cell>
          <table:table-cell office:value-type="float" office:value="2998">
            <text:p>2998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office:value-type="float" office:value="2066">
            <text:p>2066</text:p>
          </table:table-cell>
          <table:table-cell office:value-type="float" office:value="1369">
            <text:p>1369</text:p>
          </table:table-cell>
          <table:table-cell office:value-type="float" office:value="1500">
            <text:p>1500</text:p>
          </table:table-cell>
          <table:table-cell table:number-columns-repeated="33"/>
        </table:table-row>
        <table:table-row table:style-name="ro1">
          <table:table-cell office:value-type="string">
            <text:p>C202.100_25-5-5-5</text:p>
          </table:table-cell>
          <table:table-cell office:value-type="float" office:value="90">
            <text:p>90</text:p>
          </table:table-cell>
          <table:table-cell office:value-type="float" office:value="1841">
            <text:p>1841.0</text:p>
          </table:table-cell>
          <table:table-cell table:formula="of:=AVERAGE([.E56:.CO56])" office:value-type="float" office:value="2936.45454545455">
            <text:p>2936.5</text:p>
          </table:table-cell>
          <table:table-cell office:value-type="float" office:value="1594">
            <text:p>1594</text:p>
          </table:table-cell>
          <table:table-cell office:value-type="float" office:value="1613">
            <text:p>1613</text:p>
          </table:table-cell>
          <table:table-cell office:value-type="float" office:value="1442">
            <text:p>1442</text:p>
          </table:table-cell>
          <table:table-cell office:value-type="float" office:value="1506">
            <text:p>1506</text:p>
          </table:table-cell>
          <table:table-cell office:value-type="float" office:value="1604">
            <text:p>1604</text:p>
          </table:table-cell>
          <table:table-cell office:value-type="float" office:value="1629">
            <text:p>1629</text:p>
          </table:table-cell>
          <table:table-cell office:value-type="float" office:value="1854">
            <text:p>1854</text:p>
          </table:table-cell>
          <table:table-cell office:value-type="float" office:value="1706">
            <text:p>1706</text:p>
          </table:table-cell>
          <table:table-cell office:value-type="float" office:value="1792">
            <text:p>1792</text:p>
          </table:table-cell>
          <table:table-cell office:value-type="float" office:value="2195">
            <text:p>2195</text:p>
          </table:table-cell>
          <table:table-cell office:value-type="float" office:value="2204">
            <text:p>2204</text:p>
          </table:table-cell>
          <table:table-cell office:value-type="float" office:value="1976">
            <text:p>1976</text:p>
          </table:table-cell>
          <table:table-cell office:value-type="float" office:value="2072">
            <text:p>2072</text:p>
          </table:table-cell>
          <table:table-cell office:value-type="float" office:value="2006">
            <text:p>2006</text:p>
          </table:table-cell>
          <table:table-cell office:value-type="float" office:value="2013">
            <text:p>2013</text:p>
          </table:table-cell>
          <table:table-cell office:value-type="float" office:value="2247">
            <text:p>2247</text:p>
          </table:table-cell>
          <table:table-cell office:value-type="float" office:value="2217">
            <text:p>2217</text:p>
          </table:table-cell>
          <table:table-cell office:value-type="float" office:value="2184">
            <text:p>2184</text:p>
          </table:table-cell>
          <table:table-cell office:value-type="float" office:value="2289">
            <text:p>2289</text:p>
          </table:table-cell>
          <table:table-cell office:value-type="float" office:value="2369">
            <text:p>2369</text:p>
          </table:table-cell>
          <table:table-cell office:value-type="float" office:value="2297">
            <text:p>2297</text:p>
          </table:table-cell>
          <table:table-cell office:value-type="float" office:value="2328">
            <text:p>2328</text:p>
          </table:table-cell>
          <table:table-cell office:value-type="float" office:value="2349">
            <text:p>2349</text:p>
          </table:table-cell>
          <table:table-cell office:value-type="float" office:value="2407">
            <text:p>2407</text:p>
          </table:table-cell>
          <table:table-cell office:value-type="float" office:value="2485">
            <text:p>2485</text:p>
          </table:table-cell>
          <table:table-cell office:value-type="float" office:value="2798">
            <text:p>2798</text:p>
          </table:table-cell>
          <table:table-cell office:value-type="float" office:value="2950">
            <text:p>2950</text:p>
          </table:table-cell>
          <table:table-cell office:value-type="float" office:value="2728">
            <text:p>2728</text:p>
          </table:table-cell>
          <table:table-cell office:value-type="float" office:value="2729">
            <text:p>2729</text:p>
          </table:table-cell>
          <table:table-cell office:value-type="float" office:value="2922">
            <text:p>2922</text:p>
          </table:table-cell>
          <table:table-cell office:value-type="float" office:value="2766">
            <text:p>2766</text:p>
          </table:table-cell>
          <table:table-cell office:value-type="float" office:value="3104">
            <text:p>3104</text:p>
          </table:table-cell>
          <table:table-cell office:value-type="float" office:value="3187">
            <text:p>3187</text:p>
          </table:table-cell>
          <table:table-cell office:value-type="float" office:value="3492">
            <text:p>3492</text:p>
          </table:table-cell>
          <table:table-cell office:value-type="float" office:value="3385">
            <text:p>3385</text:p>
          </table:table-cell>
          <table:table-cell office:value-type="float" office:value="3590">
            <text:p>3590</text:p>
          </table:table-cell>
          <table:table-cell office:value-type="float" office:value="3627">
            <text:p>3627</text:p>
          </table:table-cell>
          <table:table-cell office:value-type="float" office:value="3543">
            <text:p>3543</text:p>
          </table:table-cell>
          <table:table-cell office:value-type="float" office:value="3651">
            <text:p>3651</text:p>
          </table:table-cell>
          <table:table-cell office:value-type="float" office:value="3500">
            <text:p>3500</text:p>
          </table:table-cell>
          <table:table-cell office:value-type="float" office:value="3373">
            <text:p>3373</text:p>
          </table:table-cell>
          <table:table-cell office:value-type="float" office:value="3465">
            <text:p>3465</text:p>
          </table:table-cell>
          <table:table-cell office:value-type="float" office:value="3656">
            <text:p>3656</text:p>
          </table:table-cell>
          <table:table-cell office:value-type="float" office:value="3808">
            <text:p>3808</text:p>
          </table:table-cell>
          <table:table-cell office:value-type="float" office:value="3783">
            <text:p>3783</text:p>
          </table:table-cell>
          <table:table-cell office:value-type="float" office:value="3613">
            <text:p>3613</text:p>
          </table:table-cell>
          <table:table-cell office:value-type="float" office:value="4400">
            <text:p>4400</text:p>
          </table:table-cell>
          <table:table-cell office:value-type="float" office:value="4117">
            <text:p>4117</text:p>
          </table:table-cell>
          <table:table-cell office:value-type="float" office:value="3839">
            <text:p>3839</text:p>
          </table:table-cell>
          <table:table-cell office:value-type="float" office:value="4057">
            <text:p>4057</text:p>
          </table:table-cell>
          <table:table-cell office:value-type="float" office:value="3951">
            <text:p>3951</text:p>
          </table:table-cell>
          <table:table-cell office:value-type="float" office:value="4246">
            <text:p>4246</text:p>
          </table:table-cell>
          <table:table-cell office:value-type="float" office:value="4954">
            <text:p>4954</text:p>
          </table:table-cell>
          <table:table-cell office:value-type="float" office:value="4709">
            <text:p>4709</text:p>
          </table:table-cell>
          <table:table-cell office:value-type="float" office:value="4559">
            <text:p>4559</text:p>
          </table:table-cell>
          <table:table-cell office:value-type="float" office:value="3822">
            <text:p>3822</text:p>
          </table:table-cell>
          <table:table-cell office:value-type="float" office:value="3968">
            <text:p>3968</text:p>
          </table:table-cell>
          <table:table-cell office:value-type="float" office:value="3636">
            <text:p>3636</text:p>
          </table:table-cell>
          <table:table-cell office:value-type="float" office:value="3492">
            <text:p>3492</text:p>
          </table:table-cell>
          <table:table-cell office:value-type="float" office:value="2952">
            <text:p>2952</text:p>
          </table:table-cell>
          <table:table-cell office:value-type="float" office:value="2978">
            <text:p>2978</text:p>
          </table:table-cell>
          <table:table-cell office:value-type="float" office:value="3117">
            <text:p>3117</text:p>
          </table:table-cell>
          <table:table-cell office:value-type="float" office:value="3154">
            <text:p>3154</text:p>
          </table:table-cell>
          <table:table-cell office:value-type="float" office:value="2453">
            <text:p>2453</text:p>
          </table:table-cell>
          <table:table-cell office:value-type="float" office:value="2643">
            <text:p>2643</text:p>
          </table:table-cell>
          <table:table-cell office:value-type="float" office:value="2711">
            <text:p>2711</text:p>
          </table:table-cell>
          <table:table-cell table:number-columns-repeated="22"/>
        </table:table-row>
        <table:table-row table:style-name="ro1">
          <table:table-cell office:value-type="string">
            <text:p>C203.100_25-5-5-5</text:p>
          </table:table-cell>
          <table:table-cell office:value-type="float" office:value="10">
            <text:p>10</text:p>
          </table:table-cell>
          <table:table-cell office:value-type="float" office:value="22854">
            <text:p>22854.0</text:p>
          </table:table-cell>
          <table:table-cell table:formula="of:=AVERAGE([.E57:.CO57])" office:value-type="float" office:value="5260.42857142857">
            <text:p>5260.4</text:p>
          </table:table-cell>
          <table:table-cell office:value-type="float" office:value="6514">
            <text:p>6514</text:p>
          </table:table-cell>
          <table:table-cell office:value-type="float" office:value="6446">
            <text:p>6446</text:p>
          </table:table-cell>
          <table:table-cell office:value-type="float" office:value="6575">
            <text:p>6575</text:p>
          </table:table-cell>
          <table:table-cell office:value-type="float" office:value="7009">
            <text:p>7009</text:p>
          </table:table-cell>
          <table:table-cell office:value-type="float" office:value="5478">
            <text:p>5478</text:p>
          </table:table-cell>
          <table:table-cell office:value-type="float" office:value="3138">
            <text:p>3138</text:p>
          </table:table-cell>
          <table:table-cell office:value-type="float" office:value="1663">
            <text:p>1663</text:p>
          </table:table-cell>
          <table:table-cell table:number-columns-repeated="81"/>
        </table:table-row>
        <table:table-row table:style-name="ro1">
          <table:table-cell office:value-type="string">
            <text:p>C203.100_25-5-5-5</text:p>
          </table:table-cell>
          <table:table-cell office:value-type="float" office:value="30">
            <text:p>30</text:p>
          </table:table-cell>
          <table:table-cell office:value-type="float" office:value="12948">
            <text:p>12948.0</text:p>
          </table:table-cell>
          <table:table-cell table:formula="of:=AVERAGE([.E58:.CO58])" office:value-type="float" office:value="4130.05555555556">
            <text:p>4130.1</text:p>
          </table:table-cell>
          <table:table-cell office:value-type="float" office:value="4294">
            <text:p>4294</text:p>
          </table:table-cell>
          <table:table-cell office:value-type="float" office:value="4540">
            <text:p>4540</text:p>
          </table:table-cell>
          <table:table-cell office:value-type="float" office:value="4675">
            <text:p>4675</text:p>
          </table:table-cell>
          <table:table-cell office:value-type="float" office:value="4768">
            <text:p>4768</text:p>
          </table:table-cell>
          <table:table-cell office:value-type="float" office:value="4915">
            <text:p>4915</text:p>
          </table:table-cell>
          <table:table-cell office:value-type="float" office:value="5286">
            <text:p>5286</text:p>
          </table:table-cell>
          <table:table-cell office:value-type="float" office:value="5308">
            <text:p>5308</text:p>
          </table:table-cell>
          <table:table-cell office:value-type="float" office:value="5397">
            <text:p>5397</text:p>
          </table:table-cell>
          <table:table-cell office:value-type="float" office:value="5167">
            <text:p>5167</text:p>
          </table:table-cell>
          <table:table-cell office:value-type="float" office:value="4593">
            <text:p>4593</text:p>
          </table:table-cell>
          <table:table-cell office:value-type="float" office:value="4006">
            <text:p>4006</text:p>
          </table:table-cell>
          <table:table-cell office:value-type="float" office:value="3767">
            <text:p>3767</text:p>
          </table:table-cell>
          <table:table-cell office:value-type="float" office:value="3698">
            <text:p>3698</text:p>
          </table:table-cell>
          <table:table-cell office:value-type="float" office:value="3306">
            <text:p>3306</text:p>
          </table:table-cell>
          <table:table-cell office:value-type="float" office:value="3489">
            <text:p>3489</text:p>
          </table:table-cell>
          <table:table-cell office:value-type="float" office:value="2601">
            <text:p>2601</text:p>
          </table:table-cell>
          <table:table-cell office:value-type="float" office:value="2228">
            <text:p>2228</text:p>
          </table:table-cell>
          <table:table-cell office:value-type="float" office:value="2303">
            <text:p>2303</text:p>
          </table:table-cell>
          <table:table-cell table:number-columns-repeated="70"/>
        </table:table-row>
        <table:table-row table:style-name="ro1">
          <table:table-cell office:value-type="string">
            <text:p>C203.100_25-5-5-5</text:p>
          </table:table-cell>
          <table:table-cell office:value-type="float" office:value="50">
            <text:p>50</text:p>
          </table:table-cell>
          <table:table-cell office:value-type="float" office:value="7829">
            <text:p>7829.0</text:p>
          </table:table-cell>
          <table:table-cell table:formula="of:=AVERAGE([.E59:.CO59])" office:value-type="float" office:value="3657.65517241379">
            <text:p>3657.7</text:p>
          </table:table-cell>
          <table:table-cell office:value-type="float" office:value="3642">
            <text:p>3642</text:p>
          </table:table-cell>
          <table:table-cell office:value-type="float" office:value="3790">
            <text:p>3790</text:p>
          </table:table-cell>
          <table:table-cell office:value-type="float" office:value="3890">
            <text:p>3890</text:p>
          </table:table-cell>
          <table:table-cell office:value-type="float" office:value="3985">
            <text:p>3985</text:p>
          </table:table-cell>
          <table:table-cell office:value-type="float" office:value="4344">
            <text:p>4344</text:p>
          </table:table-cell>
          <table:table-cell office:value-type="float" office:value="4178">
            <text:p>4178</text:p>
          </table:table-cell>
          <table:table-cell office:value-type="float" office:value="4156">
            <text:p>4156</text:p>
          </table:table-cell>
          <table:table-cell office:value-type="float" office:value="4504">
            <text:p>4504</text:p>
          </table:table-cell>
          <table:table-cell office:value-type="float" office:value="4570">
            <text:p>4570</text:p>
          </table:table-cell>
          <table:table-cell office:value-type="float" office:value="4806">
            <text:p>4806</text:p>
          </table:table-cell>
          <table:table-cell office:value-type="float" office:value="4843">
            <text:p>4843</text:p>
          </table:table-cell>
          <table:table-cell office:value-type="float" office:value="4800">
            <text:p>4800</text:p>
          </table:table-cell>
          <table:table-cell office:value-type="float" office:value="4546">
            <text:p>4546</text:p>
          </table:table-cell>
          <table:table-cell office:value-type="float" office:value="4635">
            <text:p>4635</text:p>
          </table:table-cell>
          <table:table-cell office:value-type="float" office:value="4744">
            <text:p>4744</text:p>
          </table:table-cell>
          <table:table-cell office:value-type="float" office:value="4281">
            <text:p>4281</text:p>
          </table:table-cell>
          <table:table-cell office:value-type="float" office:value="4376">
            <text:p>4376</text:p>
          </table:table-cell>
          <table:table-cell office:value-type="float" office:value="3808">
            <text:p>3808</text:p>
          </table:table-cell>
          <table:table-cell office:value-type="float" office:value="3929">
            <text:p>3929</text:p>
          </table:table-cell>
          <table:table-cell office:value-type="float" office:value="3694">
            <text:p>3694</text:p>
          </table:table-cell>
          <table:table-cell office:value-type="float" office:value="3085">
            <text:p>3085</text:p>
          </table:table-cell>
          <table:table-cell office:value-type="float" office:value="3118">
            <text:p>3118</text:p>
          </table:table-cell>
          <table:table-cell office:value-type="float" office:value="2615">
            <text:p>2615</text:p>
          </table:table-cell>
          <table:table-cell office:value-type="float" office:value="2246">
            <text:p>2246</text:p>
          </table:table-cell>
          <table:table-cell office:value-type="float" office:value="2319">
            <text:p>2319</text:p>
          </table:table-cell>
          <table:table-cell office:value-type="float" office:value="2132">
            <text:p>2132</text:p>
          </table:table-cell>
          <table:table-cell office:value-type="float" office:value="1877">
            <text:p>1877</text:p>
          </table:table-cell>
          <table:table-cell office:value-type="float" office:value="1981">
            <text:p>1981</text:p>
          </table:table-cell>
          <table:table-cell office:value-type="float" office:value="1178">
            <text:p>1178</text:p>
          </table:table-cell>
          <table:table-cell table:number-columns-repeated="59"/>
        </table:table-row>
        <table:table-row table:style-name="ro1">
          <table:table-cell office:value-type="string">
            <text:p>C203.100_25-5-5-5</text:p>
          </table:table-cell>
          <table:table-cell office:value-type="float" office:value="70">
            <text:p>70</text:p>
          </table:table-cell>
          <table:table-cell office:value-type="float" office:value="3947">
            <text:p>3947.0</text:p>
          </table:table-cell>
          <table:table-cell table:formula="of:=AVERAGE([.E60:.CO60])" office:value-type="float" office:value="3335.97222222222">
            <text:p>3336.0</text:p>
          </table:table-cell>
          <table:table-cell office:value-type="float" office:value="3293">
            <text:p>3293</text:p>
          </table:table-cell>
          <table:table-cell office:value-type="float" office:value="3490">
            <text:p>3490</text:p>
          </table:table-cell>
          <table:table-cell office:value-type="float" office:value="3740">
            <text:p>3740</text:p>
          </table:table-cell>
          <table:table-cell office:value-type="float" office:value="3812">
            <text:p>3812</text:p>
          </table:table-cell>
          <table:table-cell office:value-type="float" office:value="3857">
            <text:p>3857</text:p>
          </table:table-cell>
          <table:table-cell office:value-type="float" office:value="3955">
            <text:p>3955</text:p>
          </table:table-cell>
          <table:table-cell office:value-type="float" office:value="4176">
            <text:p>4176</text:p>
          </table:table-cell>
          <table:table-cell office:value-type="float" office:value="4247">
            <text:p>4247</text:p>
          </table:table-cell>
          <table:table-cell office:value-type="float" office:value="4446">
            <text:p>4446</text:p>
          </table:table-cell>
          <table:table-cell office:value-type="float" office:value="4025">
            <text:p>4025</text:p>
          </table:table-cell>
          <table:table-cell office:value-type="float" office:value="3671">
            <text:p>3671</text:p>
          </table:table-cell>
          <table:table-cell office:value-type="float" office:value="3688">
            <text:p>3688</text:p>
          </table:table-cell>
          <table:table-cell office:value-type="float" office:value="3782">
            <text:p>3782</text:p>
          </table:table-cell>
          <table:table-cell office:value-type="float" office:value="3825">
            <text:p>3825</text:p>
          </table:table-cell>
          <table:table-cell office:value-type="float" office:value="4108">
            <text:p>4108</text:p>
          </table:table-cell>
          <table:table-cell office:value-type="float" office:value="3926">
            <text:p>3926</text:p>
          </table:table-cell>
          <table:table-cell office:value-type="float" office:value="3918">
            <text:p>3918</text:p>
          </table:table-cell>
          <table:table-cell office:value-type="float" office:value="3522">
            <text:p>3522</text:p>
          </table:table-cell>
          <table:table-cell office:value-type="float" office:value="3888">
            <text:p>3888</text:p>
          </table:table-cell>
          <table:table-cell office:value-type="float" office:value="3617">
            <text:p>3617</text:p>
          </table:table-cell>
          <table:table-cell office:value-type="float" office:value="3332">
            <text:p>3332</text:p>
          </table:table-cell>
          <table:table-cell office:value-type="float" office:value="3447">
            <text:p>3447</text:p>
          </table:table-cell>
          <table:table-cell office:value-type="float" office:value="2921">
            <text:p>2921</text:p>
          </table:table-cell>
          <table:table-cell office:value-type="float" office:value="3087">
            <text:p>3087</text:p>
          </table:table-cell>
          <table:table-cell office:value-type="float" office:value="3064">
            <text:p>3064</text:p>
          </table:table-cell>
          <table:table-cell office:value-type="float" office:value="3401">
            <text:p>3401</text:p>
          </table:table-cell>
          <table:table-cell office:value-type="float" office:value="3213">
            <text:p>3213</text:p>
          </table:table-cell>
          <table:table-cell office:value-type="float" office:value="3150">
            <text:p>3150</text:p>
          </table:table-cell>
          <table:table-cell office:value-type="float" office:value="3324">
            <text:p>3324</text:p>
          </table:table-cell>
          <table:table-cell office:value-type="float" office:value="3009">
            <text:p>3009</text:p>
          </table:table-cell>
          <table:table-cell office:value-type="float" office:value="2009">
            <text:p>2009</text:p>
          </table:table-cell>
          <table:table-cell office:value-type="float" office:value="2071">
            <text:p>2071</text:p>
          </table:table-cell>
          <table:table-cell office:value-type="float" office:value="2139">
            <text:p>2139</text:p>
          </table:table-cell>
          <table:table-cell office:value-type="float" office:value="1845">
            <text:p>1845</text:p>
          </table:table-cell>
          <table:table-cell office:value-type="float" office:value="1541">
            <text:p>1541</text:p>
          </table:table-cell>
          <table:table-cell office:value-type="float" office:value="1556">
            <text:p>1556</text:p>
          </table:table-cell>
          <table:table-cell table:number-columns-repeated="52"/>
        </table:table-row>
        <table:table-row table:style-name="ro1">
          <table:table-cell office:value-type="string">
            <text:p>C203.100_25-5-5-5</text:p>
          </table:table-cell>
          <table:table-cell office:value-type="float" office:value="90">
            <text:p>90</text:p>
          </table:table-cell>
          <table:table-cell office:value-type="float" office:value="1694">
            <text:p>1694.0</text:p>
          </table:table-cell>
          <table:table-cell table:formula="of:=AVERAGE([.E61:.CO61])" office:value-type="float" office:value="3522.36956521739">
            <text:p>3522.4</text:p>
          </table:table-cell>
          <table:table-cell office:value-type="float" office:value="2111">
            <text:p>2111</text:p>
          </table:table-cell>
          <table:table-cell office:value-type="float" office:value="2239">
            <text:p>2239</text:p>
          </table:table-cell>
          <table:table-cell office:value-type="float" office:value="2268">
            <text:p>2268</text:p>
          </table:table-cell>
          <table:table-cell office:value-type="float" office:value="2531">
            <text:p>2531</text:p>
          </table:table-cell>
          <table:table-cell office:value-type="float" office:value="2589">
            <text:p>2589</text:p>
          </table:table-cell>
          <table:table-cell office:value-type="float" office:value="2757">
            <text:p>2757</text:p>
          </table:table-cell>
          <table:table-cell office:value-type="float" office:value="2840">
            <text:p>2840</text:p>
          </table:table-cell>
          <table:table-cell office:value-type="float" office:value="2770">
            <text:p>2770</text:p>
          </table:table-cell>
          <table:table-cell office:value-type="float" office:value="2988">
            <text:p>2988</text:p>
          </table:table-cell>
          <table:table-cell office:value-type="float" office:value="3123">
            <text:p>3123</text:p>
          </table:table-cell>
          <table:table-cell office:value-type="float" office:value="3312">
            <text:p>3312</text:p>
          </table:table-cell>
          <table:table-cell office:value-type="float" office:value="3545">
            <text:p>3545</text:p>
          </table:table-cell>
          <table:table-cell office:value-type="float" office:value="3637">
            <text:p>3637</text:p>
          </table:table-cell>
          <table:table-cell office:value-type="float" office:value="3681">
            <text:p>3681</text:p>
          </table:table-cell>
          <table:table-cell office:value-type="float" office:value="3923">
            <text:p>3923</text:p>
          </table:table-cell>
          <table:table-cell office:value-type="float" office:value="4009">
            <text:p>4009</text:p>
          </table:table-cell>
          <table:table-cell office:value-type="float" office:value="4113">
            <text:p>4113</text:p>
          </table:table-cell>
          <table:table-cell office:value-type="float" office:value="4286">
            <text:p>4286</text:p>
          </table:table-cell>
          <table:table-cell office:value-type="float" office:value="3998">
            <text:p>3998</text:p>
          </table:table-cell>
          <table:table-cell office:value-type="float" office:value="4310">
            <text:p>4310</text:p>
          </table:table-cell>
          <table:table-cell office:value-type="float" office:value="4525">
            <text:p>4525</text:p>
          </table:table-cell>
          <table:table-cell office:value-type="float" office:value="4416">
            <text:p>4416</text:p>
          </table:table-cell>
          <table:table-cell office:value-type="float" office:value="4510">
            <text:p>4510</text:p>
          </table:table-cell>
          <table:table-cell office:value-type="float" office:value="4651">
            <text:p>4651</text:p>
          </table:table-cell>
          <table:table-cell office:value-type="float" office:value="4417">
            <text:p>4417</text:p>
          </table:table-cell>
          <table:table-cell office:value-type="float" office:value="4540">
            <text:p>4540</text:p>
          </table:table-cell>
          <table:table-cell office:value-type="float" office:value="4314">
            <text:p>4314</text:p>
          </table:table-cell>
          <table:table-cell office:value-type="float" office:value="4127">
            <text:p>4127</text:p>
          </table:table-cell>
          <table:table-cell office:value-type="float" office:value="3752">
            <text:p>3752</text:p>
          </table:table-cell>
          <table:table-cell office:value-type="float" office:value="4025">
            <text:p>4025</text:p>
          </table:table-cell>
          <table:table-cell office:value-type="float" office:value="4368">
            <text:p>4368</text:p>
          </table:table-cell>
          <table:table-cell office:value-type="float" office:value="4439">
            <text:p>4439</text:p>
          </table:table-cell>
          <table:table-cell office:value-type="float" office:value="4513">
            <text:p>4513</text:p>
          </table:table-cell>
          <table:table-cell office:value-type="float" office:value="4452">
            <text:p>4452</text:p>
          </table:table-cell>
          <table:table-cell office:value-type="float" office:value="4202">
            <text:p>4202</text:p>
          </table:table-cell>
          <table:table-cell office:value-type="float" office:value="3907">
            <text:p>3907</text:p>
          </table:table-cell>
          <table:table-cell office:value-type="float" office:value="4088">
            <text:p>4088</text:p>
          </table:table-cell>
          <table:table-cell office:value-type="float" office:value="3326">
            <text:p>3326</text:p>
          </table:table-cell>
          <table:table-cell office:value-type="float" office:value="2734">
            <text:p>2734</text:p>
          </table:table-cell>
          <table:table-cell office:value-type="float" office:value="2963">
            <text:p>2963</text:p>
          </table:table-cell>
          <table:table-cell office:value-type="float" office:value="2992">
            <text:p>2992</text:p>
          </table:table-cell>
          <table:table-cell office:value-type="float" office:value="3185">
            <text:p>3185</text:p>
          </table:table-cell>
          <table:table-cell office:value-type="float" office:value="2574">
            <text:p>2574</text:p>
          </table:table-cell>
          <table:table-cell office:value-type="float" office:value="1960">
            <text:p>1960</text:p>
          </table:table-cell>
          <table:table-cell office:value-type="float" office:value="2051">
            <text:p>2051</text:p>
          </table:table-cell>
          <table:table-cell office:value-type="float" office:value="1968">
            <text:p>1968</text:p>
          </table:table-cell>
          <table:table-cell table:number-columns-repeated="42"/>
        </table:table-row>
        <table:table-row table:style-name="ro1">
          <table:table-cell office:value-type="string">
            <text:p>C204.100_25-5-5-5</text:p>
          </table:table-cell>
          <table:table-cell office:value-type="float" office:value="10">
            <text:p>10</text:p>
          </table:table-cell>
          <table:table-cell office:value-type="float" office:value="23827">
            <text:p>23827.0</text:p>
          </table:table-cell>
          <table:table-cell table:formula="of:=AVERAGE([.E62:.CO62])" office:value-type="float" office:value="6857.5">
            <text:p>6857.5</text:p>
          </table:table-cell>
          <table:table-cell office:value-type="float" office:value="7253">
            <text:p>7253</text:p>
          </table:table-cell>
          <table:table-cell office:value-type="float" office:value="7509">
            <text:p>7509</text:p>
          </table:table-cell>
          <table:table-cell office:value-type="float" office:value="7393">
            <text:p>7393</text:p>
          </table:table-cell>
          <table:table-cell office:value-type="float" office:value="5275">
            <text:p>5275</text:p>
          </table:table-cell>
          <table:table-cell table:number-columns-repeated="84"/>
        </table:table-row>
        <table:table-row table:style-name="ro1">
          <table:table-cell office:value-type="string">
            <text:p>C204.100_25-5-5-5</text:p>
          </table:table-cell>
          <table:table-cell office:value-type="float" office:value="30">
            <text:p>30</text:p>
          </table:table-cell>
          <table:table-cell office:value-type="float" office:value="14263">
            <text:p>14263.0</text:p>
          </table:table-cell>
          <table:table-cell table:formula="of:=AVERAGE([.E63:.CO63])" office:value-type="float" office:value="7293.44444444444">
            <text:p>7293.4</text:p>
          </table:table-cell>
          <table:table-cell office:value-type="float" office:value="6340">
            <text:p>6340</text:p>
          </table:table-cell>
          <table:table-cell office:value-type="float" office:value="6924">
            <text:p>6924</text:p>
          </table:table-cell>
          <table:table-cell office:value-type="float" office:value="7156">
            <text:p>7156</text:p>
          </table:table-cell>
          <table:table-cell office:value-type="float" office:value="7406">
            <text:p>7406</text:p>
          </table:table-cell>
          <table:table-cell office:value-type="float" office:value="7924">
            <text:p>7924</text:p>
          </table:table-cell>
          <table:table-cell office:value-type="float" office:value="7915">
            <text:p>7915</text:p>
          </table:table-cell>
          <table:table-cell office:value-type="float" office:value="7953">
            <text:p>7953</text:p>
          </table:table-cell>
          <table:table-cell office:value-type="float" office:value="7209">
            <text:p>7209</text:p>
          </table:table-cell>
          <table:table-cell office:value-type="float" office:value="6814">
            <text:p>6814</text:p>
          </table:table-cell>
          <table:table-cell table:number-columns-repeated="79"/>
        </table:table-row>
        <table:table-row table:style-name="ro1">
          <table:table-cell office:value-type="string">
            <text:p>C204.100_25-5-5-5</text:p>
          </table:table-cell>
          <table:table-cell office:value-type="float" office:value="50">
            <text:p>50</text:p>
          </table:table-cell>
          <table:table-cell office:value-type="float" office:value="8062">
            <text:p>8062.0</text:p>
          </table:table-cell>
          <table:table-cell table:formula="of:=AVERAGE([.E64:.CO64])" office:value-type="float" office:value="6645.88888888889">
            <text:p>6645.9</text:p>
          </table:table-cell>
          <table:table-cell office:value-type="float" office:value="5732">
            <text:p>5732</text:p>
          </table:table-cell>
          <table:table-cell office:value-type="float" office:value="5851">
            <text:p>5851</text:p>
          </table:table-cell>
          <table:table-cell office:value-type="float" office:value="6112">
            <text:p>6112</text:p>
          </table:table-cell>
          <table:table-cell office:value-type="float" office:value="6353">
            <text:p>6353</text:p>
          </table:table-cell>
          <table:table-cell office:value-type="float" office:value="6496">
            <text:p>6496</text:p>
          </table:table-cell>
          <table:table-cell office:value-type="float" office:value="6737">
            <text:p>6737</text:p>
          </table:table-cell>
          <table:table-cell office:value-type="float" office:value="7154">
            <text:p>7154</text:p>
          </table:table-cell>
          <table:table-cell office:value-type="float" office:value="7315">
            <text:p>7315</text:p>
          </table:table-cell>
          <table:table-cell office:value-type="float" office:value="7553">
            <text:p>7553</text:p>
          </table:table-cell>
          <table:table-cell office:value-type="float" office:value="7425">
            <text:p>7425</text:p>
          </table:table-cell>
          <table:table-cell office:value-type="float" office:value="7395">
            <text:p>7395</text:p>
          </table:table-cell>
          <table:table-cell office:value-type="float" office:value="7546">
            <text:p>7546</text:p>
          </table:table-cell>
          <table:table-cell office:value-type="float" office:value="7415">
            <text:p>7415</text:p>
          </table:table-cell>
          <table:table-cell office:value-type="float" office:value="7474">
            <text:p>7474</text:p>
          </table:table-cell>
          <table:table-cell office:value-type="float" office:value="6666">
            <text:p>6666</text:p>
          </table:table-cell>
          <table:table-cell office:value-type="float" office:value="6558">
            <text:p>6558</text:p>
          </table:table-cell>
          <table:table-cell office:value-type="float" office:value="5782">
            <text:p>5782</text:p>
          </table:table-cell>
          <table:table-cell office:value-type="float" office:value="4062">
            <text:p>4062</text:p>
          </table:table-cell>
          <table:table-cell table:number-columns-repeated="70"/>
        </table:table-row>
        <table:table-row table:style-name="ro1">
          <table:table-cell office:value-type="string">
            <text:p>C204.100_25-5-5-5</text:p>
          </table:table-cell>
          <table:table-cell office:value-type="float" office:value="70">
            <text:p>70</text:p>
          </table:table-cell>
          <table:table-cell office:value-type="float" office:value="3862">
            <text:p>3862.0</text:p>
          </table:table-cell>
          <table:table-cell table:formula="of:=AVERAGE([.E65:.CO65])" office:value-type="float" office:value="6874.11111111111">
            <text:p>6874.1</text:p>
          </table:table-cell>
          <table:table-cell office:value-type="float" office:value="5368">
            <text:p>5368</text:p>
          </table:table-cell>
          <table:table-cell office:value-type="float" office:value="5627">
            <text:p>5627</text:p>
          </table:table-cell>
          <table:table-cell office:value-type="float" office:value="5794">
            <text:p>5794</text:p>
          </table:table-cell>
          <table:table-cell office:value-type="float" office:value="6044">
            <text:p>6044</text:p>
          </table:table-cell>
          <table:table-cell office:value-type="float" office:value="6447">
            <text:p>6447</text:p>
          </table:table-cell>
          <table:table-cell office:value-type="float" office:value="6794">
            <text:p>6794</text:p>
          </table:table-cell>
          <table:table-cell office:value-type="float" office:value="6969">
            <text:p>6969</text:p>
          </table:table-cell>
          <table:table-cell office:value-type="float" office:value="6746">
            <text:p>6746</text:p>
          </table:table-cell>
          <table:table-cell office:value-type="float" office:value="7119">
            <text:p>7119</text:p>
          </table:table-cell>
          <table:table-cell office:value-type="float" office:value="7276">
            <text:p>7276</text:p>
          </table:table-cell>
          <table:table-cell office:value-type="float" office:value="7115">
            <text:p>7115</text:p>
          </table:table-cell>
          <table:table-cell office:value-type="float" office:value="7057">
            <text:p>7057</text:p>
          </table:table-cell>
          <table:table-cell office:value-type="float" office:value="7124">
            <text:p>7124</text:p>
          </table:table-cell>
          <table:table-cell office:value-type="float" office:value="7473">
            <text:p>7473</text:p>
          </table:table-cell>
          <table:table-cell office:value-type="float" office:value="8358">
            <text:p>8358</text:p>
          </table:table-cell>
          <table:table-cell office:value-type="float" office:value="8562">
            <text:p>8562</text:p>
          </table:table-cell>
          <table:table-cell office:value-type="float" office:value="7575">
            <text:p>7575</text:p>
          </table:table-cell>
          <table:table-cell office:value-type="float" office:value="6286">
            <text:p>6286</text:p>
          </table:table-cell>
          <table:table-cell table:number-columns-repeated="70"/>
        </table:table-row>
        <table:table-row table:style-name="ro1">
          <table:table-cell office:value-type="string">
            <text:p>C204.100_25-5-5-5</text:p>
          </table:table-cell>
          <table:table-cell office:value-type="float" office:value="90">
            <text:p>90</text:p>
          </table:table-cell>
          <table:table-cell office:value-type="float" office:value="1732">
            <text:p>1732.0</text:p>
          </table:table-cell>
          <table:table-cell table:formula="of:=AVERAGE([.E66:.CO66])" office:value-type="float" office:value="6094.82608695652">
            <text:p>6094.8</text:p>
          </table:table-cell>
          <table:table-cell office:value-type="float" office:value="5212">
            <text:p>5212</text:p>
          </table:table-cell>
          <table:table-cell office:value-type="float" office:value="5479">
            <text:p>5479</text:p>
          </table:table-cell>
          <table:table-cell office:value-type="float" office:value="5734">
            <text:p>5734</text:p>
          </table:table-cell>
          <table:table-cell office:value-type="float" office:value="5755">
            <text:p>5755</text:p>
          </table:table-cell>
          <table:table-cell office:value-type="float" office:value="6097">
            <text:p>6097</text:p>
          </table:table-cell>
          <table:table-cell office:value-type="float" office:value="6289">
            <text:p>6289</text:p>
          </table:table-cell>
          <table:table-cell office:value-type="float" office:value="6599">
            <text:p>6599</text:p>
          </table:table-cell>
          <table:table-cell office:value-type="float" office:value="6430">
            <text:p>6430</text:p>
          </table:table-cell>
          <table:table-cell office:value-type="float" office:value="6637">
            <text:p>6637</text:p>
          </table:table-cell>
          <table:table-cell office:value-type="float" office:value="6757">
            <text:p>6757</text:p>
          </table:table-cell>
          <table:table-cell office:value-type="float" office:value="6874">
            <text:p>6874</text:p>
          </table:table-cell>
          <table:table-cell office:value-type="float" office:value="6775">
            <text:p>6775</text:p>
          </table:table-cell>
          <table:table-cell office:value-type="float" office:value="6786">
            <text:p>6786</text:p>
          </table:table-cell>
          <table:table-cell office:value-type="float" office:value="7049">
            <text:p>7049</text:p>
          </table:table-cell>
          <table:table-cell office:value-type="float" office:value="6879">
            <text:p>6879</text:p>
          </table:table-cell>
          <table:table-cell office:value-type="float" office:value="7118">
            <text:p>7118</text:p>
          </table:table-cell>
          <table:table-cell office:value-type="float" office:value="7575">
            <text:p>7575</text:p>
          </table:table-cell>
          <table:table-cell office:value-type="float" office:value="7408">
            <text:p>7408</text:p>
          </table:table-cell>
          <table:table-cell office:value-type="float" office:value="7204">
            <text:p>7204</text:p>
          </table:table-cell>
          <table:table-cell office:value-type="float" office:value="5407">
            <text:p>5407</text:p>
          </table:table-cell>
          <table:table-cell office:value-type="float" office:value="5377">
            <text:p>5377</text:p>
          </table:table-cell>
          <table:table-cell office:value-type="float" office:value="3455">
            <text:p>3455</text:p>
          </table:table-cell>
          <table:table-cell office:value-type="float" office:value="1285">
            <text:p>1285</text:p>
          </table:table-cell>
          <table:table-cell table:number-columns-repeated="65"/>
        </table:table-row>
        <table:table-row table:style-name="ro1">
          <table:table-cell office:value-type="string">
            <text:p>C205.100_25-5-5-5</text:p>
          </table:table-cell>
          <table:table-cell office:value-type="float" office:value="10">
            <text:p>10</text:p>
          </table:table-cell>
          <table:table-cell office:value-type="float" office:value="27162">
            <text:p>27162.0</text:p>
          </table:table-cell>
          <table:table-cell table:formula="of:=AVERAGE([.E67:.CO67])" office:value-type="float" office:value="5213.9">
            <text:p>5213.9</text:p>
          </table:table-cell>
          <table:table-cell office:value-type="float" office:value="7068">
            <text:p>7068</text:p>
          </table:table-cell>
          <table:table-cell office:value-type="float" office:value="7265">
            <text:p>7265</text:p>
          </table:table-cell>
          <table:table-cell office:value-type="float" office:value="6979">
            <text:p>6979</text:p>
          </table:table-cell>
          <table:table-cell office:value-type="float" office:value="7153">
            <text:p>7153</text:p>
          </table:table-cell>
          <table:table-cell office:value-type="float" office:value="6966">
            <text:p>6966</text:p>
          </table:table-cell>
          <table:table-cell office:value-type="float" office:value="3796">
            <text:p>3796</text:p>
          </table:table-cell>
          <table:table-cell office:value-type="float" office:value="3946">
            <text:p>3946</text:p>
          </table:table-cell>
          <table:table-cell office:value-type="float" office:value="4071">
            <text:p>4071</text:p>
          </table:table-cell>
          <table:table-cell office:value-type="float" office:value="3072">
            <text:p>3072</text:p>
          </table:table-cell>
          <table:table-cell office:value-type="float" office:value="1823">
            <text:p>1823</text:p>
          </table:table-cell>
          <table:table-cell table:number-columns-repeated="78"/>
        </table:table-row>
        <table:table-row table:style-name="ro1">
          <table:table-cell office:value-type="string">
            <text:p>C205.100_25-5-5-5</text:p>
          </table:table-cell>
          <table:table-cell office:value-type="float" office:value="30">
            <text:p>30</text:p>
          </table:table-cell>
          <table:table-cell office:value-type="float" office:value="18400">
            <text:p>18400.0</text:p>
          </table:table-cell>
          <table:table-cell table:formula="of:=AVERAGE([.E68:.CO68])" office:value-type="float" office:value="4863.51724137931">
            <text:p>4863.5</text:p>
          </table:table-cell>
          <table:table-cell office:value-type="float" office:value="4748">
            <text:p>4748</text:p>
          </table:table-cell>
          <table:table-cell office:value-type="float" office:value="4737">
            <text:p>4737</text:p>
          </table:table-cell>
          <table:table-cell office:value-type="float" office:value="5215">
            <text:p>5215</text:p>
          </table:table-cell>
          <table:table-cell office:value-type="float" office:value="4961">
            <text:p>4961</text:p>
          </table:table-cell>
          <table:table-cell office:value-type="float" office:value="5220">
            <text:p>5220</text:p>
          </table:table-cell>
          <table:table-cell office:value-type="float" office:value="5280">
            <text:p>5280</text:p>
          </table:table-cell>
          <table:table-cell office:value-type="float" office:value="5371">
            <text:p>5371</text:p>
          </table:table-cell>
          <table:table-cell office:value-type="float" office:value="5548">
            <text:p>5548</text:p>
          </table:table-cell>
          <table:table-cell office:value-type="float" office:value="5325">
            <text:p>5325</text:p>
          </table:table-cell>
          <table:table-cell office:value-type="float" office:value="5581">
            <text:p>5581</text:p>
          </table:table-cell>
          <table:table-cell office:value-type="float" office:value="5314">
            <text:p>5314</text:p>
          </table:table-cell>
          <table:table-cell office:value-type="float" office:value="5468">
            <text:p>5468</text:p>
          </table:table-cell>
          <table:table-cell office:value-type="float" office:value="5916">
            <text:p>5916</text:p>
          </table:table-cell>
          <table:table-cell office:value-type="float" office:value="5708">
            <text:p>5708</text:p>
          </table:table-cell>
          <table:table-cell office:value-type="float" office:value="5268">
            <text:p>5268</text:p>
          </table:table-cell>
          <table:table-cell office:value-type="float" office:value="4961">
            <text:p>4961</text:p>
          </table:table-cell>
          <table:table-cell office:value-type="float" office:value="5083">
            <text:p>5083</text:p>
          </table:table-cell>
          <table:table-cell office:value-type="float" office:value="5258">
            <text:p>5258</text:p>
          </table:table-cell>
          <table:table-cell office:value-type="float" office:value="5284">
            <text:p>5284</text:p>
          </table:table-cell>
          <table:table-cell office:value-type="float" office:value="5315">
            <text:p>5315</text:p>
          </table:table-cell>
          <table:table-cell office:value-type="float" office:value="4860">
            <text:p>4860</text:p>
          </table:table-cell>
          <table:table-cell office:value-type="float" office:value="4965">
            <text:p>4965</text:p>
          </table:table-cell>
          <table:table-cell office:value-type="float" office:value="5198">
            <text:p>5198</text:p>
          </table:table-cell>
          <table:table-cell office:value-type="float" office:value="4781">
            <text:p>4781</text:p>
          </table:table-cell>
          <table:table-cell office:value-type="float" office:value="4672">
            <text:p>4672</text:p>
          </table:table-cell>
          <table:table-cell office:value-type="float" office:value="4521">
            <text:p>4521</text:p>
          </table:table-cell>
          <table:table-cell office:value-type="float" office:value="3472">
            <text:p>3472</text:p>
          </table:table-cell>
          <table:table-cell office:value-type="float" office:value="1877">
            <text:p>1877</text:p>
          </table:table-cell>
          <table:table-cell office:value-type="float" office:value="1135">
            <text:p>1135</text:p>
          </table:table-cell>
          <table:table-cell table:number-columns-repeated="59"/>
        </table:table-row>
        <table:table-row table:style-name="ro1">
          <table:table-cell office:value-type="string">
            <text:p>C205.100_25-5-5-5</text:p>
          </table:table-cell>
          <table:table-cell office:value-type="float" office:value="50">
            <text:p>50</text:p>
          </table:table-cell>
          <table:table-cell office:value-type="float" office:value="7966">
            <text:p>7966.0</text:p>
          </table:table-cell>
          <table:table-cell table:formula="of:=AVERAGE([.E69:.CO69])" office:value-type="float" office:value="3697.46808510638">
            <text:p>3697.5</text:p>
          </table:table-cell>
          <table:table-cell office:value-type="float" office:value="2030">
            <text:p>2030</text:p>
          </table:table-cell>
          <table:table-cell office:value-type="float" office:value="2014">
            <text:p>2014</text:p>
          </table:table-cell>
          <table:table-cell office:value-type="float" office:value="2355">
            <text:p>2355</text:p>
          </table:table-cell>
          <table:table-cell office:value-type="float" office:value="2495">
            <text:p>2495</text:p>
          </table:table-cell>
          <table:table-cell office:value-type="float" office:value="2590">
            <text:p>2590</text:p>
          </table:table-cell>
          <table:table-cell office:value-type="float" office:value="2931">
            <text:p>2931</text:p>
          </table:table-cell>
          <table:table-cell office:value-type="float" office:value="2888">
            <text:p>2888</text:p>
          </table:table-cell>
          <table:table-cell office:value-type="float" office:value="3174">
            <text:p>3174</text:p>
          </table:table-cell>
          <table:table-cell office:value-type="float" office:value="3202">
            <text:p>3202</text:p>
          </table:table-cell>
          <table:table-cell office:value-type="float" office:value="3256">
            <text:p>3256</text:p>
          </table:table-cell>
          <table:table-cell office:value-type="float" office:value="3362">
            <text:p>3362</text:p>
          </table:table-cell>
          <table:table-cell office:value-type="float" office:value="3356">
            <text:p>3356</text:p>
          </table:table-cell>
          <table:table-cell office:value-type="float" office:value="3552">
            <text:p>3552</text:p>
          </table:table-cell>
          <table:table-cell office:value-type="float" office:value="3559">
            <text:p>3559</text:p>
          </table:table-cell>
          <table:table-cell office:value-type="float" office:value="3401">
            <text:p>3401</text:p>
          </table:table-cell>
          <table:table-cell office:value-type="float" office:value="3854">
            <text:p>3854</text:p>
          </table:table-cell>
          <table:table-cell office:value-type="float" office:value="3844">
            <text:p>3844</text:p>
          </table:table-cell>
          <table:table-cell office:value-type="float" office:value="3952">
            <text:p>3952</text:p>
          </table:table-cell>
          <table:table-cell office:value-type="float" office:value="3972">
            <text:p>3972</text:p>
          </table:table-cell>
          <table:table-cell office:value-type="float" office:value="4213">
            <text:p>4213</text:p>
          </table:table-cell>
          <table:table-cell office:value-type="float" office:value="4414">
            <text:p>4414</text:p>
          </table:table-cell>
          <table:table-cell office:value-type="float" office:value="4231">
            <text:p>4231</text:p>
          </table:table-cell>
          <table:table-cell office:value-type="float" office:value="4230">
            <text:p>4230</text:p>
          </table:table-cell>
          <table:table-cell office:value-type="float" office:value="4332">
            <text:p>4332</text:p>
          </table:table-cell>
          <table:table-cell office:value-type="float" office:value="4597">
            <text:p>4597</text:p>
          </table:table-cell>
          <table:table-cell office:value-type="float" office:value="4455">
            <text:p>4455</text:p>
          </table:table-cell>
          <table:table-cell office:value-type="float" office:value="4630">
            <text:p>4630</text:p>
          </table:table-cell>
          <table:table-cell office:value-type="float" office:value="4200">
            <text:p>4200</text:p>
          </table:table-cell>
          <table:table-cell office:value-type="float" office:value="4126">
            <text:p>4126</text:p>
          </table:table-cell>
          <table:table-cell office:value-type="float" office:value="4330">
            <text:p>4330</text:p>
          </table:table-cell>
          <table:table-cell office:value-type="float" office:value="4465">
            <text:p>4465</text:p>
          </table:table-cell>
          <table:table-cell office:value-type="float" office:value="4601">
            <text:p>4601</text:p>
          </table:table-cell>
          <table:table-cell office:value-type="float" office:value="4346">
            <text:p>4346</text:p>
          </table:table-cell>
          <table:table-cell office:value-type="float" office:value="4384">
            <text:p>4384</text:p>
          </table:table-cell>
          <table:table-cell office:value-type="float" office:value="4113">
            <text:p>4113</text:p>
          </table:table-cell>
          <table:table-cell office:value-type="float" office:value="4025">
            <text:p>4025</text:p>
          </table:table-cell>
          <table:table-cell office:value-type="float" office:value="4162">
            <text:p>4162</text:p>
          </table:table-cell>
          <table:table-cell office:value-type="float" office:value="4123">
            <text:p>4123</text:p>
          </table:table-cell>
          <table:table-cell office:value-type="float" office:value="4268">
            <text:p>4268</text:p>
          </table:table-cell>
          <table:table-cell office:value-type="float" office:value="4158">
            <text:p>4158</text:p>
          </table:table-cell>
          <table:table-cell office:value-type="float" office:value="4155">
            <text:p>4155</text:p>
          </table:table-cell>
          <table:table-cell office:value-type="float" office:value="3625">
            <text:p>3625</text:p>
          </table:table-cell>
          <table:table-cell office:value-type="float" office:value="3881">
            <text:p>3881</text:p>
          </table:table-cell>
          <table:table-cell office:value-type="float" office:value="3737">
            <text:p>3737</text:p>
          </table:table-cell>
          <table:table-cell office:value-type="float" office:value="3163">
            <text:p>3163</text:p>
          </table:table-cell>
          <table:table-cell office:value-type="float" office:value="2843">
            <text:p>2843</text:p>
          </table:table-cell>
          <table:table-cell office:value-type="float" office:value="2187">
            <text:p>2187</text:p>
          </table:table-cell>
          <table:table-cell table:number-columns-repeated="41"/>
        </table:table-row>
        <table:table-row table:style-name="ro1">
          <table:table-cell office:value-type="string">
            <text:p>C205.100_25-5-5-5</text:p>
          </table:table-cell>
          <table:table-cell office:value-type="float" office:value="70">
            <text:p>70</text:p>
          </table:table-cell>
          <table:table-cell office:value-type="float" office:value="3617">
            <text:p>3617.0</text:p>
          </table:table-cell>
          <table:table-cell table:formula="of:=AVERAGE([.E70:.CO70])" office:value-type="float" office:value="2435.34848484849">
            <text:p>2435.3</text:p>
          </table:table-cell>
          <table:table-cell office:value-type="float" office:value="957">
            <text:p>957</text:p>
          </table:table-cell>
          <table:table-cell office:value-type="float" office:value="1010">
            <text:p>1010</text:p>
          </table:table-cell>
          <table:table-cell office:value-type="float" office:value="1099">
            <text:p>1099</text:p>
          </table:table-cell>
          <table:table-cell office:value-type="float" office:value="1122">
            <text:p>1122</text:p>
          </table:table-cell>
          <table:table-cell office:value-type="float" office:value="1259">
            <text:p>1259</text:p>
          </table:table-cell>
          <table:table-cell office:value-type="float" office:value="1364">
            <text:p>1364</text:p>
          </table:table-cell>
          <table:table-cell office:value-type="float" office:value="1407">
            <text:p>1407</text:p>
          </table:table-cell>
          <table:table-cell office:value-type="float" office:value="1430">
            <text:p>1430</text:p>
          </table:table-cell>
          <table:table-cell office:value-type="float" office:value="1492">
            <text:p>1492</text:p>
          </table:table-cell>
          <table:table-cell office:value-type="float" office:value="1572">
            <text:p>1572</text:p>
          </table:table-cell>
          <table:table-cell office:value-type="float" office:value="1589">
            <text:p>1589</text:p>
          </table:table-cell>
          <table:table-cell office:value-type="float" office:value="1608">
            <text:p>1608</text:p>
          </table:table-cell>
          <table:table-cell office:value-type="float" office:value="1747">
            <text:p>1747</text:p>
          </table:table-cell>
          <table:table-cell office:value-type="float" office:value="1821">
            <text:p>1821</text:p>
          </table:table-cell>
          <table:table-cell office:value-type="float" office:value="1833">
            <text:p>1833</text:p>
          </table:table-cell>
          <table:table-cell office:value-type="float" office:value="1751">
            <text:p>1751</text:p>
          </table:table-cell>
          <table:table-cell office:value-type="float" office:value="1882">
            <text:p>1882</text:p>
          </table:table-cell>
          <table:table-cell office:value-type="float" office:value="1949">
            <text:p>1949</text:p>
          </table:table-cell>
          <table:table-cell office:value-type="float" office:value="1963">
            <text:p>1963</text:p>
          </table:table-cell>
          <table:table-cell office:value-type="float" office:value="2017">
            <text:p>2017</text:p>
          </table:table-cell>
          <table:table-cell office:value-type="float" office:value="2150">
            <text:p>2150</text:p>
          </table:table-cell>
          <table:table-cell office:value-type="float" office:value="2195">
            <text:p>2195</text:p>
          </table:table-cell>
          <table:table-cell office:value-type="float" office:value="2255">
            <text:p>2255</text:p>
          </table:table-cell>
          <table:table-cell office:value-type="float" office:value="2328">
            <text:p>2328</text:p>
          </table:table-cell>
          <table:table-cell office:value-type="float" office:value="2436">
            <text:p>2436</text:p>
          </table:table-cell>
          <table:table-cell office:value-type="float" office:value="2409">
            <text:p>2409</text:p>
          </table:table-cell>
          <table:table-cell office:value-type="float" office:value="2493">
            <text:p>2493</text:p>
          </table:table-cell>
          <table:table-cell office:value-type="float" office:value="2548">
            <text:p>2548</text:p>
          </table:table-cell>
          <table:table-cell office:value-type="float" office:value="2665">
            <text:p>2665</text:p>
          </table:table-cell>
          <table:table-cell office:value-type="float" office:value="2631">
            <text:p>2631</text:p>
          </table:table-cell>
          <table:table-cell office:value-type="float" office:value="2750">
            <text:p>2750</text:p>
          </table:table-cell>
          <table:table-cell office:value-type="float" office:value="2906">
            <text:p>2906</text:p>
          </table:table-cell>
          <table:table-cell office:value-type="float" office:value="2818">
            <text:p>2818</text:p>
          </table:table-cell>
          <table:table-cell office:value-type="float" office:value="2964">
            <text:p>2964</text:p>
          </table:table-cell>
          <table:table-cell office:value-type="float" office:value="2908">
            <text:p>2908</text:p>
          </table:table-cell>
          <table:table-cell office:value-type="float" office:value="3090">
            <text:p>3090</text:p>
          </table:table-cell>
          <table:table-cell office:value-type="float" office:value="3002">
            <text:p>3002</text:p>
          </table:table-cell>
          <table:table-cell office:value-type="float" office:value="3077">
            <text:p>3077</text:p>
          </table:table-cell>
          <table:table-cell office:value-type="float" office:value="3134">
            <text:p>3134</text:p>
          </table:table-cell>
          <table:table-cell office:value-type="float" office:value="3281">
            <text:p>3281</text:p>
          </table:table-cell>
          <table:table-cell office:value-type="float" office:value="3433">
            <text:p>3433</text:p>
          </table:table-cell>
          <table:table-cell office:value-type="float" office:value="3475">
            <text:p>3475</text:p>
          </table:table-cell>
          <table:table-cell office:value-type="float" office:value="4078">
            <text:p>4078</text:p>
          </table:table-cell>
          <table:table-cell office:value-type="float" office:value="3743">
            <text:p>3743</text:p>
          </table:table-cell>
          <table:table-cell office:value-type="float" office:value="3418">
            <text:p>3418</text:p>
          </table:table-cell>
          <table:table-cell office:value-type="float" office:value="3535">
            <text:p>3535</text:p>
          </table:table-cell>
          <table:table-cell office:value-type="float" office:value="3478">
            <text:p>3478</text:p>
          </table:table-cell>
          <table:table-cell office:value-type="float" office:value="3550">
            <text:p>3550</text:p>
          </table:table-cell>
          <table:table-cell office:value-type="float" office:value="3672">
            <text:p>3672</text:p>
          </table:table-cell>
          <table:table-cell office:value-type="float" office:value="3134">
            <text:p>3134</text:p>
          </table:table-cell>
          <table:table-cell office:value-type="float" office:value="3001">
            <text:p>3001</text:p>
          </table:table-cell>
          <table:table-cell office:value-type="float" office:value="3173">
            <text:p>3173</text:p>
          </table:table-cell>
          <table:table-cell office:value-type="float" office:value="3047">
            <text:p>3047</text:p>
          </table:table-cell>
          <table:table-cell office:value-type="float" office:value="3260">
            <text:p>3260</text:p>
          </table:table-cell>
          <table:table-cell office:value-type="float" office:value="2744">
            <text:p>2744</text:p>
          </table:table-cell>
          <table:table-cell office:value-type="float" office:value="2882">
            <text:p>2882</text:p>
          </table:table-cell>
          <table:table-cell office:value-type="float" office:value="2617">
            <text:p>2617</text:p>
          </table:table-cell>
          <table:table-cell office:value-type="float" office:value="2507">
            <text:p>2507</text:p>
          </table:table-cell>
          <table:table-cell office:value-type="float" office:value="2496">
            <text:p>2496</text:p>
          </table:table-cell>
          <table:table-cell office:value-type="float" office:value="2609">
            <text:p>2609</text:p>
          </table:table-cell>
          <table:table-cell office:value-type="float" office:value="2563">
            <text:p>2563</text:p>
          </table:table-cell>
          <table:table-cell office:value-type="float" office:value="2572">
            <text:p>2572</text:p>
          </table:table-cell>
          <table:table-cell office:value-type="float" office:value="1988">
            <text:p>1988</text:p>
          </table:table-cell>
          <table:table-cell office:value-type="float" office:value="1945">
            <text:p>1945</text:p>
          </table:table-cell>
          <table:table-cell office:value-type="float" office:value="1576">
            <text:p>1576</text:p>
          </table:table-cell>
          <table:table-cell office:value-type="float" office:value="1325">
            <text:p>1325</text:p>
          </table:table-cell>
          <table:table-cell table:number-columns-repeated="22"/>
        </table:table-row>
        <table:table-row table:style-name="ro1">
          <table:table-cell office:value-type="string">
            <text:p>C205.100_25-5-5-5</text:p>
          </table:table-cell>
          <table:table-cell office:value-type="float" office:value="90">
            <text:p>90</text:p>
          </table:table-cell>
          <table:table-cell office:value-type="float" office:value="1659">
            <text:p>1659.0</text:p>
          </table:table-cell>
          <table:table-cell table:formula="of:=AVERAGE([.E71:.CO71])" office:value-type="float" office:value="1642">
            <text:p>1642.0</text:p>
          </table:table-cell>
          <table:table-cell office:value-type="float" office:value="451">
            <text:p>451</text:p>
          </table:table-cell>
          <table:table-cell office:value-type="float" office:value="443">
            <text:p>443</text:p>
          </table:table-cell>
          <table:table-cell table:number-columns-repeated="2" office:value-type="float" office:value="499">
            <text:p>499</text:p>
          </table:table-cell>
          <table:table-cell office:value-type="float" office:value="526">
            <text:p>526</text:p>
          </table:table-cell>
          <table:table-cell office:value-type="float" office:value="557">
            <text:p>557</text:p>
          </table:table-cell>
          <table:table-cell office:value-type="float" office:value="558">
            <text:p>558</text:p>
          </table:table-cell>
          <table:table-cell office:value-type="float" office:value="600">
            <text:p>600</text:p>
          </table:table-cell>
          <table:table-cell office:value-type="float" office:value="596">
            <text:p>596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668">
            <text:p>668</text:p>
          </table:table-cell>
          <table:table-cell office:value-type="float" office:value="729">
            <text:p>729</text:p>
          </table:table-cell>
          <table:table-cell office:value-type="float" office:value="755">
            <text:p>755</text:p>
          </table:table-cell>
          <table:table-cell office:value-type="float" office:value="782">
            <text:p>782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 office:value-type="float" office:value="856">
            <text:p>856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 office:value-type="float" office:value="989">
            <text:p>989</text:p>
          </table:table-cell>
          <table:table-cell office:value-type="float" office:value="1043">
            <text:p>1043</text:p>
          </table:table-cell>
          <table:table-cell office:value-type="float" office:value="1110">
            <text:p>1110</text:p>
          </table:table-cell>
          <table:table-cell office:value-type="float" office:value="1089">
            <text:p>1089</text:p>
          </table:table-cell>
          <table:table-cell office:value-type="float" office:value="1105">
            <text:p>1105</text:p>
          </table:table-cell>
          <table:table-cell office:value-type="float" office:value="1135">
            <text:p>1135</text:p>
          </table:table-cell>
          <table:table-cell office:value-type="float" office:value="1185">
            <text:p>1185</text:p>
          </table:table-cell>
          <table:table-cell office:value-type="float" office:value="1239">
            <text:p>1239</text:p>
          </table:table-cell>
          <table:table-cell office:value-type="float" office:value="1328">
            <text:p>1328</text:p>
          </table:table-cell>
          <table:table-cell office:value-type="float" office:value="1307">
            <text:p>1307</text:p>
          </table:table-cell>
          <table:table-cell office:value-type="float" office:value="1356">
            <text:p>1356</text:p>
          </table:table-cell>
          <table:table-cell office:value-type="float" office:value="1432">
            <text:p>1432</text:p>
          </table:table-cell>
          <table:table-cell office:value-type="float" office:value="1427">
            <text:p>1427</text:p>
          </table:table-cell>
          <table:table-cell office:value-type="float" office:value="1491">
            <text:p>1491</text:p>
          </table:table-cell>
          <table:table-cell office:value-type="float" office:value="1433">
            <text:p>1433</text:p>
          </table:table-cell>
          <table:table-cell office:value-type="float" office:value="1438">
            <text:p>1438</text:p>
          </table:table-cell>
          <table:table-cell office:value-type="float" office:value="1460">
            <text:p>1460</text:p>
          </table:table-cell>
          <table:table-cell office:value-type="float" office:value="1520">
            <text:p>1520</text:p>
          </table:table-cell>
          <table:table-cell office:value-type="float" office:value="1577">
            <text:p>1577</text:p>
          </table:table-cell>
          <table:table-cell office:value-type="float" office:value="1629">
            <text:p>1629</text:p>
          </table:table-cell>
          <table:table-cell office:value-type="float" office:value="1655">
            <text:p>1655</text:p>
          </table:table-cell>
          <table:table-cell office:value-type="float" office:value="1812">
            <text:p>1812</text:p>
          </table:table-cell>
          <table:table-cell office:value-type="float" office:value="1929">
            <text:p>1929</text:p>
          </table:table-cell>
          <table:table-cell office:value-type="float" office:value="1792">
            <text:p>1792</text:p>
          </table:table-cell>
          <table:table-cell office:value-type="float" office:value="2343">
            <text:p>2343</text:p>
          </table:table-cell>
          <table:table-cell office:value-type="float" office:value="1860">
            <text:p>1860</text:p>
          </table:table-cell>
          <table:table-cell office:value-type="float" office:value="1790">
            <text:p>1790</text:p>
          </table:table-cell>
          <table:table-cell office:value-type="float" office:value="1847">
            <text:p>1847</text:p>
          </table:table-cell>
          <table:table-cell office:value-type="float" office:value="1981">
            <text:p>1981</text:p>
          </table:table-cell>
          <table:table-cell office:value-type="float" office:value="2029">
            <text:p>2029</text:p>
          </table:table-cell>
          <table:table-cell office:value-type="float" office:value="1869">
            <text:p>1869</text:p>
          </table:table-cell>
          <table:table-cell office:value-type="float" office:value="1852">
            <text:p>1852</text:p>
          </table:table-cell>
          <table:table-cell office:value-type="float" office:value="1876">
            <text:p>1876</text:p>
          </table:table-cell>
          <table:table-cell office:value-type="float" office:value="1973">
            <text:p>1973</text:p>
          </table:table-cell>
          <table:table-cell office:value-type="float" office:value="1944">
            <text:p>1944</text:p>
          </table:table-cell>
          <table:table-cell office:value-type="float" office:value="2063">
            <text:p>2063</text:p>
          </table:table-cell>
          <table:table-cell office:value-type="float" office:value="2101">
            <text:p>2101</text:p>
          </table:table-cell>
          <table:table-cell office:value-type="float" office:value="2173">
            <text:p>2173</text:p>
          </table:table-cell>
          <table:table-cell office:value-type="float" office:value="2225">
            <text:p>2225</text:p>
          </table:table-cell>
          <table:table-cell office:value-type="float" office:value="2435">
            <text:p>2435</text:p>
          </table:table-cell>
          <table:table-cell office:value-type="float" office:value="2310">
            <text:p>2310</text:p>
          </table:table-cell>
          <table:table-cell office:value-type="float" office:value="2506">
            <text:p>2506</text:p>
          </table:table-cell>
          <table:table-cell office:value-type="float" office:value="2495">
            <text:p>2495</text:p>
          </table:table-cell>
          <table:table-cell office:value-type="float" office:value="2601">
            <text:p>2601</text:p>
          </table:table-cell>
          <table:table-cell office:value-type="float" office:value="2534">
            <text:p>2534</text:p>
          </table:table-cell>
          <table:table-cell office:value-type="float" office:value="2606">
            <text:p>2606</text:p>
          </table:table-cell>
          <table:table-cell office:value-type="float" office:value="2849">
            <text:p>2849</text:p>
          </table:table-cell>
          <table:table-cell office:value-type="float" office:value="2911">
            <text:p>2911</text:p>
          </table:table-cell>
          <table:table-cell office:value-type="float" office:value="2981">
            <text:p>2981</text:p>
          </table:table-cell>
          <table:table-cell office:value-type="float" office:value="3117">
            <text:p>3117</text:p>
          </table:table-cell>
          <table:table-cell office:value-type="float" office:value="2950">
            <text:p>2950</text:p>
          </table:table-cell>
          <table:table-cell office:value-type="float" office:value="3039">
            <text:p>3039</text:p>
          </table:table-cell>
          <table:table-cell office:value-type="float" office:value="2857">
            <text:p>2857</text:p>
          </table:table-cell>
          <table:table-cell office:value-type="float" office:value="3048">
            <text:p>3048</text:p>
          </table:table-cell>
          <table:table-cell office:value-type="float" office:value="2686">
            <text:p>2686</text:p>
          </table:table-cell>
          <table:table-cell office:value-type="float" office:value="2636">
            <text:p>2636</text:p>
          </table:table-cell>
          <table:table-cell office:value-type="float" office:value="1915">
            <text:p>1915</text:p>
          </table:table-cell>
          <table:table-cell office:value-type="float" office:value="2093">
            <text:p>2093</text:p>
          </table:table-cell>
          <table:table-cell office:value-type="float" office:value="2025">
            <text:p>2025</text:p>
          </table:table-cell>
          <table:table-cell office:value-type="float" office:value="1976">
            <text:p>1976</text:p>
          </table:table-cell>
          <table:table-cell office:value-type="float" office:value="2054">
            <text:p>2054</text:p>
          </table:table-cell>
          <table:table-cell office:value-type="float" office:value="2236">
            <text:p>2236</text:p>
          </table:table-cell>
          <table:table-cell office:value-type="float" office:value="2133">
            <text:p>2133</text:p>
          </table:table-cell>
          <table:table-cell office:value-type="float" office:value="2217">
            <text:p>2217</text:p>
          </table:table-cell>
          <table:table-cell office:value-type="float" office:value="1724">
            <text:p>1724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float" office:value="10">
            <text:p>10</text:p>
          </table:table-cell>
          <table:table-cell office:value-type="float" office:value="24422">
            <text:p>24422.0</text:p>
          </table:table-cell>
          <table:table-cell table:formula="of:=AVERAGE([.E72:.CO72])" office:value-type="float" office:value="6116.4">
            <text:p>6116.4</text:p>
          </table:table-cell>
          <table:table-cell office:value-type="float" office:value="6501">
            <text:p>6501</text:p>
          </table:table-cell>
          <table:table-cell office:value-type="float" office:value="6571">
            <text:p>6571</text:p>
          </table:table-cell>
          <table:table-cell office:value-type="float" office:value="6844">
            <text:p>6844</text:p>
          </table:table-cell>
          <table:table-cell office:value-type="float" office:value="7639">
            <text:p>7639</text:p>
          </table:table-cell>
          <table:table-cell office:value-type="float" office:value="6684">
            <text:p>6684</text:p>
          </table:table-cell>
          <table:table-cell office:value-type="float" office:value="5226">
            <text:p>5226</text:p>
          </table:table-cell>
          <table:table-cell office:value-type="float" office:value="4857">
            <text:p>4857</text:p>
          </table:table-cell>
          <table:table-cell office:value-type="float" office:value="4864">
            <text:p>4864</text:p>
          </table:table-cell>
          <table:table-cell office:value-type="float" office:value="6217">
            <text:p>6217</text:p>
          </table:table-cell>
          <table:table-cell office:value-type="float" office:value="5761">
            <text:p>5761</text:p>
          </table:table-cell>
          <table:table-cell table:number-columns-repeated="78"/>
        </table:table-row>
        <table:table-row table:style-name="ro1">
          <table:table-cell office:value-type="string">
            <text:p>C206.100_25-5-5-5</text:p>
          </table:table-cell>
          <table:table-cell office:value-type="float" office:value="30">
            <text:p>30</text:p>
          </table:table-cell>
          <table:table-cell office:value-type="float" office:value="14635">
            <text:p>14635.0</text:p>
          </table:table-cell>
          <table:table-cell table:formula="of:=AVERAGE([.E73:.CO73])" office:value-type="float" office:value="5930.4">
            <text:p>5930.4</text:p>
          </table:table-cell>
          <table:table-cell office:value-type="float" office:value="4462">
            <text:p>4462</text:p>
          </table:table-cell>
          <table:table-cell office:value-type="float" office:value="4571">
            <text:p>4571</text:p>
          </table:table-cell>
          <table:table-cell office:value-type="float" office:value="5040">
            <text:p>5040</text:p>
          </table:table-cell>
          <table:table-cell office:value-type="float" office:value="5239">
            <text:p>5239</text:p>
          </table:table-cell>
          <table:table-cell office:value-type="float" office:value="5699">
            <text:p>5699</text:p>
          </table:table-cell>
          <table:table-cell office:value-type="float" office:value="5443">
            <text:p>5443</text:p>
          </table:table-cell>
          <table:table-cell office:value-type="float" office:value="5908">
            <text:p>5908</text:p>
          </table:table-cell>
          <table:table-cell office:value-type="float" office:value="6229">
            <text:p>6229</text:p>
          </table:table-cell>
          <table:table-cell office:value-type="float" office:value="6240">
            <text:p>6240</text:p>
          </table:table-cell>
          <table:table-cell office:value-type="float" office:value="6495">
            <text:p>6495</text:p>
          </table:table-cell>
          <table:table-cell office:value-type="float" office:value="6706">
            <text:p>6706</text:p>
          </table:table-cell>
          <table:table-cell office:value-type="float" office:value="6859">
            <text:p>6859</text:p>
          </table:table-cell>
          <table:table-cell office:value-type="float" office:value="7167">
            <text:p>7167</text:p>
          </table:table-cell>
          <table:table-cell office:value-type="float" office:value="7673">
            <text:p>7673</text:p>
          </table:table-cell>
          <table:table-cell office:value-type="float" office:value="8226">
            <text:p>8226</text:p>
          </table:table-cell>
          <table:table-cell office:value-type="float" office:value="8042">
            <text:p>8042</text:p>
          </table:table-cell>
          <table:table-cell office:value-type="float" office:value="8836">
            <text:p>8836</text:p>
          </table:table-cell>
          <table:table-cell office:value-type="float" office:value="7938">
            <text:p>7938</text:p>
          </table:table-cell>
          <table:table-cell office:value-type="float" office:value="5941">
            <text:p>5941</text:p>
          </table:table-cell>
          <table:table-cell office:value-type="float" office:value="6253">
            <text:p>6253</text:p>
          </table:table-cell>
          <table:table-cell office:value-type="float" office:value="6441">
            <text:p>6441</text:p>
          </table:table-cell>
          <table:table-cell office:value-type="float" office:value="6133">
            <text:p>6133</text:p>
          </table:table-cell>
          <table:table-cell office:value-type="float" office:value="6002">
            <text:p>6002</text:p>
          </table:table-cell>
          <table:table-cell office:value-type="float" office:value="6221">
            <text:p>6221</text:p>
          </table:table-cell>
          <table:table-cell office:value-type="float" office:value="5399">
            <text:p>5399</text:p>
          </table:table-cell>
          <table:table-cell office:value-type="float" office:value="5259">
            <text:p>5259</text:p>
          </table:table-cell>
          <table:table-cell office:value-type="float" office:value="5246">
            <text:p>5246</text:p>
          </table:table-cell>
          <table:table-cell office:value-type="float" office:value="4038">
            <text:p>4038</text:p>
          </table:table-cell>
          <table:table-cell office:value-type="float" office:value="2609">
            <text:p>2609</text:p>
          </table:table-cell>
          <table:table-cell office:value-type="float" office:value="1597">
            <text:p>1597</text:p>
          </table:table-cell>
          <table:table-cell table:number-columns-repeated="58"/>
        </table:table-row>
        <table:table-row table:style-name="ro1">
          <table:table-cell office:value-type="string">
            <text:p>C206.100_25-5-5-5</text:p>
          </table:table-cell>
          <table:table-cell office:value-type="float" office:value="50">
            <text:p>50</text:p>
          </table:table-cell>
          <table:table-cell office:value-type="float" office:value="7625">
            <text:p>7625.0</text:p>
          </table:table-cell>
          <table:table-cell table:formula="of:=AVERAGE([.E74:.CO74])" office:value-type="float" office:value="3710.02222222222">
            <text:p>3710.0</text:p>
          </table:table-cell>
          <table:table-cell office:value-type="float" office:value="2005">
            <text:p>2005</text:p>
          </table:table-cell>
          <table:table-cell office:value-type="float" office:value="2160">
            <text:p>2160</text:p>
          </table:table-cell>
          <table:table-cell office:value-type="float" office:value="2278">
            <text:p>2278</text:p>
          </table:table-cell>
          <table:table-cell office:value-type="float" office:value="2356">
            <text:p>2356</text:p>
          </table:table-cell>
          <table:table-cell office:value-type="float" office:value="2932">
            <text:p>2932</text:p>
          </table:table-cell>
          <table:table-cell office:value-type="float" office:value="2746">
            <text:p>2746</text:p>
          </table:table-cell>
          <table:table-cell office:value-type="float" office:value="2964">
            <text:p>2964</text:p>
          </table:table-cell>
          <table:table-cell office:value-type="float" office:value="3403">
            <text:p>3403</text:p>
          </table:table-cell>
          <table:table-cell office:value-type="float" office:value="3513">
            <text:p>3513</text:p>
          </table:table-cell>
          <table:table-cell office:value-type="float" office:value="3416">
            <text:p>3416</text:p>
          </table:table-cell>
          <table:table-cell office:value-type="float" office:value="3611">
            <text:p>3611</text:p>
          </table:table-cell>
          <table:table-cell office:value-type="float" office:value="3634">
            <text:p>3634</text:p>
          </table:table-cell>
          <table:table-cell office:value-type="float" office:value="3865">
            <text:p>3865</text:p>
          </table:table-cell>
          <table:table-cell office:value-type="float" office:value="4009">
            <text:p>4009</text:p>
          </table:table-cell>
          <table:table-cell office:value-type="float" office:value="3886">
            <text:p>3886</text:p>
          </table:table-cell>
          <table:table-cell office:value-type="float" office:value="4027">
            <text:p>4027</text:p>
          </table:table-cell>
          <table:table-cell office:value-type="float" office:value="4210">
            <text:p>4210</text:p>
          </table:table-cell>
          <table:table-cell office:value-type="float" office:value="4311">
            <text:p>4311</text:p>
          </table:table-cell>
          <table:table-cell office:value-type="float" office:value="4345">
            <text:p>4345</text:p>
          </table:table-cell>
          <table:table-cell office:value-type="float" office:value="4398">
            <text:p>4398</text:p>
          </table:table-cell>
          <table:table-cell office:value-type="float" office:value="4514">
            <text:p>4514</text:p>
          </table:table-cell>
          <table:table-cell office:value-type="float" office:value="4240">
            <text:p>4240</text:p>
          </table:table-cell>
          <table:table-cell office:value-type="float" office:value="4114">
            <text:p>4114</text:p>
          </table:table-cell>
          <table:table-cell office:value-type="float" office:value="4098">
            <text:p>4098</text:p>
          </table:table-cell>
          <table:table-cell office:value-type="float" office:value="4201">
            <text:p>4201</text:p>
          </table:table-cell>
          <table:table-cell office:value-type="float" office:value="4292">
            <text:p>4292</text:p>
          </table:table-cell>
          <table:table-cell office:value-type="float" office:value="4220">
            <text:p>4220</text:p>
          </table:table-cell>
          <table:table-cell office:value-type="float" office:value="4200">
            <text:p>4200</text:p>
          </table:table-cell>
          <table:table-cell office:value-type="float" office:value="4261">
            <text:p>4261</text:p>
          </table:table-cell>
          <table:table-cell office:value-type="float" office:value="4292">
            <text:p>4292</text:p>
          </table:table-cell>
          <table:table-cell office:value-type="float" office:value="4341">
            <text:p>4341</text:p>
          </table:table-cell>
          <table:table-cell office:value-type="float" office:value="4064">
            <text:p>4064</text:p>
          </table:table-cell>
          <table:table-cell office:value-type="float" office:value="4024">
            <text:p>4024</text:p>
          </table:table-cell>
          <table:table-cell office:value-type="float" office:value="4004">
            <text:p>4004</text:p>
          </table:table-cell>
          <table:table-cell office:value-type="float" office:value="4226">
            <text:p>4226</text:p>
          </table:table-cell>
          <table:table-cell office:value-type="float" office:value="3940">
            <text:p>3940</text:p>
          </table:table-cell>
          <table:table-cell office:value-type="float" office:value="3607">
            <text:p>3607</text:p>
          </table:table-cell>
          <table:table-cell office:value-type="float" office:value="3889">
            <text:p>3889</text:p>
          </table:table-cell>
          <table:table-cell office:value-type="float" office:value="4278">
            <text:p>4278</text:p>
          </table:table-cell>
          <table:table-cell office:value-type="float" office:value="4379">
            <text:p>4379</text:p>
          </table:table-cell>
          <table:table-cell office:value-type="float" office:value="3698">
            <text:p>3698</text:p>
          </table:table-cell>
          <table:table-cell office:value-type="float" office:value="3015">
            <text:p>3015</text:p>
          </table:table-cell>
          <table:table-cell office:value-type="float" office:value="3074">
            <text:p>3074</text:p>
          </table:table-cell>
          <table:table-cell office:value-type="float" office:value="3262">
            <text:p>3262</text:p>
          </table:table-cell>
          <table:table-cell office:value-type="float" office:value="2649">
            <text:p>2649</text:p>
          </table:table-cell>
          <table:table-cell table:number-columns-repeated="43"/>
        </table:table-row>
        <table:table-row table:style-name="ro1">
          <table:table-cell office:value-type="string">
            <text:p>C206.100_25-5-5-5</text:p>
          </table:table-cell>
          <table:table-cell office:value-type="float" office:value="70">
            <text:p>70</text:p>
          </table:table-cell>
          <table:table-cell office:value-type="float" office:value="3843">
            <text:p>3843.0</text:p>
          </table:table-cell>
          <table:table-cell table:formula="of:=AVERAGE([.E75:.CO75])" office:value-type="float" office:value="2842.71014492754">
            <text:p>2842.7</text:p>
          </table:table-cell>
          <table:table-cell office:value-type="float" office:value="1040">
            <text:p>1040</text:p>
          </table:table-cell>
          <table:table-cell office:value-type="float" office:value="1112">
            <text:p>1112</text:p>
          </table:table-cell>
          <table:table-cell office:value-type="float" office:value="1161">
            <text:p>1161</text:p>
          </table:table-cell>
          <table:table-cell office:value-type="float" office:value="1207">
            <text:p>1207</text:p>
          </table:table-cell>
          <table:table-cell office:value-type="float" office:value="1301">
            <text:p>1301</text:p>
          </table:table-cell>
          <table:table-cell office:value-type="float" office:value="1321">
            <text:p>1321</text:p>
          </table:table-cell>
          <table:table-cell office:value-type="float" office:value="1377">
            <text:p>1377</text:p>
          </table:table-cell>
          <table:table-cell office:value-type="float" office:value="1447">
            <text:p>1447</text:p>
          </table:table-cell>
          <table:table-cell office:value-type="float" office:value="1423">
            <text:p>1423</text:p>
          </table:table-cell>
          <table:table-cell office:value-type="float" office:value="1594">
            <text:p>1594</text:p>
          </table:table-cell>
          <table:table-cell office:value-type="float" office:value="1690">
            <text:p>1690</text:p>
          </table:table-cell>
          <table:table-cell office:value-type="float" office:value="1720">
            <text:p>1720</text:p>
          </table:table-cell>
          <table:table-cell office:value-type="float" office:value="1768">
            <text:p>1768</text:p>
          </table:table-cell>
          <table:table-cell office:value-type="float" office:value="1830">
            <text:p>1830</text:p>
          </table:table-cell>
          <table:table-cell office:value-type="float" office:value="1886">
            <text:p>1886</text:p>
          </table:table-cell>
          <table:table-cell office:value-type="float" office:value="1890">
            <text:p>1890</text:p>
          </table:table-cell>
          <table:table-cell office:value-type="float" office:value="1923">
            <text:p>1923</text:p>
          </table:table-cell>
          <table:table-cell office:value-type="float" office:value="1988">
            <text:p>1988</text:p>
          </table:table-cell>
          <table:table-cell office:value-type="float" office:value="2053">
            <text:p>2053</text:p>
          </table:table-cell>
          <table:table-cell office:value-type="float" office:value="2032">
            <text:p>2032</text:p>
          </table:table-cell>
          <table:table-cell office:value-type="float" office:value="2069">
            <text:p>2069</text:p>
          </table:table-cell>
          <table:table-cell office:value-type="float" office:value="2171">
            <text:p>2171</text:p>
          </table:table-cell>
          <table:table-cell office:value-type="float" office:value="2252">
            <text:p>2252</text:p>
          </table:table-cell>
          <table:table-cell office:value-type="float" office:value="2421">
            <text:p>2421</text:p>
          </table:table-cell>
          <table:table-cell office:value-type="float" office:value="2466">
            <text:p>2466</text:p>
          </table:table-cell>
          <table:table-cell office:value-type="float" office:value="2535">
            <text:p>2535</text:p>
          </table:table-cell>
          <table:table-cell office:value-type="float" office:value="2547">
            <text:p>2547</text:p>
          </table:table-cell>
          <table:table-cell office:value-type="float" office:value="2659">
            <text:p>2659</text:p>
          </table:table-cell>
          <table:table-cell office:value-type="float" office:value="2733">
            <text:p>2733</text:p>
          </table:table-cell>
          <table:table-cell office:value-type="float" office:value="2777">
            <text:p>2777</text:p>
          </table:table-cell>
          <table:table-cell office:value-type="float" office:value="2843">
            <text:p>2843</text:p>
          </table:table-cell>
          <table:table-cell office:value-type="float" office:value="2951">
            <text:p>2951</text:p>
          </table:table-cell>
          <table:table-cell office:value-type="float" office:value="3077">
            <text:p>3077</text:p>
          </table:table-cell>
          <table:table-cell office:value-type="float" office:value="3155">
            <text:p>3155</text:p>
          </table:table-cell>
          <table:table-cell office:value-type="float" office:value="3124">
            <text:p>3124</text:p>
          </table:table-cell>
          <table:table-cell office:value-type="float" office:value="3387">
            <text:p>3387</text:p>
          </table:table-cell>
          <table:table-cell office:value-type="float" office:value="3200">
            <text:p>3200</text:p>
          </table:table-cell>
          <table:table-cell office:value-type="float" office:value="3497">
            <text:p>3497</text:p>
          </table:table-cell>
          <table:table-cell office:value-type="float" office:value="3573">
            <text:p>3573</text:p>
          </table:table-cell>
          <table:table-cell office:value-type="float" office:value="3591">
            <text:p>3591</text:p>
          </table:table-cell>
          <table:table-cell office:value-type="float" office:value="3660">
            <text:p>3660</text:p>
          </table:table-cell>
          <table:table-cell office:value-type="float" office:value="3822">
            <text:p>3822</text:p>
          </table:table-cell>
          <table:table-cell office:value-type="float" office:value="3767">
            <text:p>3767</text:p>
          </table:table-cell>
          <table:table-cell office:value-type="float" office:value="4102">
            <text:p>4102</text:p>
          </table:table-cell>
          <table:table-cell office:value-type="float" office:value="3938">
            <text:p>3938</text:p>
          </table:table-cell>
          <table:table-cell office:value-type="float" office:value="3797">
            <text:p>3797</text:p>
          </table:table-cell>
          <table:table-cell office:value-type="float" office:value="3461">
            <text:p>3461</text:p>
          </table:table-cell>
          <table:table-cell office:value-type="float" office:value="3621">
            <text:p>3621</text:p>
          </table:table-cell>
          <table:table-cell office:value-type="float" office:value="3714">
            <text:p>3714</text:p>
          </table:table-cell>
          <table:table-cell office:value-type="float" office:value="4027">
            <text:p>4027</text:p>
          </table:table-cell>
          <table:table-cell office:value-type="float" office:value="3944">
            <text:p>3944</text:p>
          </table:table-cell>
          <table:table-cell office:value-type="float" office:value="4793">
            <text:p>4793</text:p>
          </table:table-cell>
          <table:table-cell office:value-type="float" office:value="5879">
            <text:p>5879</text:p>
          </table:table-cell>
          <table:table-cell office:value-type="float" office:value="4588">
            <text:p>4588</text:p>
          </table:table-cell>
          <table:table-cell office:value-type="float" office:value="4224">
            <text:p>4224</text:p>
          </table:table-cell>
          <table:table-cell office:value-type="float" office:value="3887">
            <text:p>3887</text:p>
          </table:table-cell>
          <table:table-cell office:value-type="float" office:value="3557">
            <text:p>3557</text:p>
          </table:table-cell>
          <table:table-cell office:value-type="float" office:value="3928">
            <text:p>3928</text:p>
          </table:table-cell>
          <table:table-cell office:value-type="float" office:value="3051">
            <text:p>3051</text:p>
          </table:table-cell>
          <table:table-cell office:value-type="float" office:value="3226">
            <text:p>3226</text:p>
          </table:table-cell>
          <table:table-cell office:value-type="float" office:value="3337">
            <text:p>3337</text:p>
          </table:table-cell>
          <table:table-cell office:value-type="float" office:value="3625">
            <text:p>3625</text:p>
          </table:table-cell>
          <table:table-cell office:value-type="float" office:value="4400">
            <text:p>4400</text:p>
          </table:table-cell>
          <table:table-cell office:value-type="float" office:value="4484">
            <text:p>4484</text:p>
          </table:table-cell>
          <table:table-cell office:value-type="float" office:value="3391">
            <text:p>3391</text:p>
          </table:table-cell>
          <table:table-cell office:value-type="float" office:value="3042">
            <text:p>3042</text:p>
          </table:table-cell>
          <table:table-cell office:value-type="float" office:value="2756">
            <text:p>2756</text:p>
          </table:table-cell>
          <table:table-cell office:value-type="float" office:value="2471">
            <text:p>2471</text:p>
          </table:table-cell>
          <table:table-cell office:value-type="float" office:value="864">
            <text:p>864</text:p>
          </table:table-cell>
          <table:table-cell table:number-columns-repeated="19"/>
        </table:table-row>
        <table:table-row table:style-name="ro1">
          <table:table-cell office:value-type="string">
            <text:p>C206.100_25-5-5-5</text:p>
          </table:table-cell>
          <table:table-cell office:value-type="float" office:value="90">
            <text:p>90</text:p>
          </table:table-cell>
          <table:table-cell office:value-type="float" office:value="1742">
            <text:p>1742.0</text:p>
          </table:table-cell>
          <table:table-cell table:formula="of:=AVERAGE([.E76:.CO76])" office:value-type="float" office:value="2063.75">
            <text:p>2063.8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93">
            <text:p>493</text:p>
          </table:table-cell>
          <table:table-cell office:value-type="float" office:value="533">
            <text:p>533</text:p>
          </table:table-cell>
          <table:table-cell office:value-type="float" office:value="563">
            <text:p>563</text:p>
          </table:table-cell>
          <table:table-cell table:number-columns-repeated="2" office:value-type="float" office:value="588">
            <text:p>588</text:p>
          </table:table-cell>
          <table:table-cell office:value-type="float" office:value="634">
            <text:p>634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office:value-type="float" office:value="741">
            <text:p>741</text:p>
          </table:table-cell>
          <table:table-cell office:value-type="float" office:value="773">
            <text:p>773</text:p>
          </table:table-cell>
          <table:table-cell office:value-type="float" office:value="821">
            <text:p>821</text:p>
          </table:table-cell>
          <table:table-cell office:value-type="float" office:value="853">
            <text:p>853</text:p>
          </table:table-cell>
          <table:table-cell office:value-type="float" office:value="862">
            <text:p>862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 office:value-type="float" office:value="984">
            <text:p>984</text:p>
          </table:table-cell>
          <table:table-cell office:value-type="float" office:value="1050">
            <text:p>1050</text:p>
          </table:table-cell>
          <table:table-cell office:value-type="float" office:value="1059">
            <text:p>1059</text:p>
          </table:table-cell>
          <table:table-cell office:value-type="float" office:value="1076">
            <text:p>1076</text:p>
          </table:table-cell>
          <table:table-cell office:value-type="float" office:value="1115">
            <text:p>1115</text:p>
          </table:table-cell>
          <table:table-cell office:value-type="float" office:value="1161">
            <text:p>1161</text:p>
          </table:table-cell>
          <table:table-cell office:value-type="float" office:value="1160">
            <text:p>1160</text:p>
          </table:table-cell>
          <table:table-cell office:value-type="float" office:value="1153">
            <text:p>1153</text:p>
          </table:table-cell>
          <table:table-cell office:value-type="float" office:value="1174">
            <text:p>1174</text:p>
          </table:table-cell>
          <table:table-cell office:value-type="float" office:value="1199">
            <text:p>1199</text:p>
          </table:table-cell>
          <table:table-cell office:value-type="float" office:value="1276">
            <text:p>1276</text:p>
          </table:table-cell>
          <table:table-cell office:value-type="float" office:value="1311">
            <text:p>1311</text:p>
          </table:table-cell>
          <table:table-cell office:value-type="float" office:value="1441">
            <text:p>1441</text:p>
          </table:table-cell>
          <table:table-cell office:value-type="float" office:value="1567">
            <text:p>1567</text:p>
          </table:table-cell>
          <table:table-cell office:value-type="float" office:value="1574">
            <text:p>1574</text:p>
          </table:table-cell>
          <table:table-cell office:value-type="float" office:value="1663">
            <text:p>1663</text:p>
          </table:table-cell>
          <table:table-cell office:value-type="float" office:value="1647">
            <text:p>1647</text:p>
          </table:table-cell>
          <table:table-cell office:value-type="float" office:value="1703">
            <text:p>1703</text:p>
          </table:table-cell>
          <table:table-cell office:value-type="float" office:value="1773">
            <text:p>1773</text:p>
          </table:table-cell>
          <table:table-cell office:value-type="float" office:value="1864">
            <text:p>1864</text:p>
          </table:table-cell>
          <table:table-cell office:value-type="float" office:value="2005">
            <text:p>2005</text:p>
          </table:table-cell>
          <table:table-cell office:value-type="float" office:value="1943">
            <text:p>1943</text:p>
          </table:table-cell>
          <table:table-cell office:value-type="float" office:value="2068">
            <text:p>2068</text:p>
          </table:table-cell>
          <table:table-cell office:value-type="float" office:value="2107">
            <text:p>2107</text:p>
          </table:table-cell>
          <table:table-cell office:value-type="float" office:value="2222">
            <text:p>2222</text:p>
          </table:table-cell>
          <table:table-cell office:value-type="float" office:value="2187">
            <text:p>2187</text:p>
          </table:table-cell>
          <table:table-cell office:value-type="float" office:value="2437">
            <text:p>2437</text:p>
          </table:table-cell>
          <table:table-cell office:value-type="float" office:value="3044">
            <text:p>3044</text:p>
          </table:table-cell>
          <table:table-cell office:value-type="float" office:value="2567">
            <text:p>2567</text:p>
          </table:table-cell>
          <table:table-cell office:value-type="float" office:value="2801">
            <text:p>2801</text:p>
          </table:table-cell>
          <table:table-cell office:value-type="float" office:value="2727">
            <text:p>2727</text:p>
          </table:table-cell>
          <table:table-cell office:value-type="float" office:value="2688">
            <text:p>2688</text:p>
          </table:table-cell>
          <table:table-cell office:value-type="float" office:value="2499">
            <text:p>2499</text:p>
          </table:table-cell>
          <table:table-cell office:value-type="float" office:value="2464">
            <text:p>2464</text:p>
          </table:table-cell>
          <table:table-cell office:value-type="float" office:value="2717">
            <text:p>2717</text:p>
          </table:table-cell>
          <table:table-cell office:value-type="float" office:value="2695">
            <text:p>2695</text:p>
          </table:table-cell>
          <table:table-cell office:value-type="float" office:value="2853">
            <text:p>2853</text:p>
          </table:table-cell>
          <table:table-cell office:value-type="float" office:value="2711">
            <text:p>2711</text:p>
          </table:table-cell>
          <table:table-cell office:value-type="float" office:value="2510">
            <text:p>2510</text:p>
          </table:table-cell>
          <table:table-cell office:value-type="float" office:value="2508">
            <text:p>2508</text:p>
          </table:table-cell>
          <table:table-cell office:value-type="float" office:value="2623">
            <text:p>2623</text:p>
          </table:table-cell>
          <table:table-cell office:value-type="float" office:value="2656">
            <text:p>2656</text:p>
          </table:table-cell>
          <table:table-cell office:value-type="float" office:value="2620">
            <text:p>2620</text:p>
          </table:table-cell>
          <table:table-cell office:value-type="float" office:value="2748">
            <text:p>2748</text:p>
          </table:table-cell>
          <table:table-cell office:value-type="float" office:value="2673">
            <text:p>2673</text:p>
          </table:table-cell>
          <table:table-cell office:value-type="float" office:value="2927">
            <text:p>2927</text:p>
          </table:table-cell>
          <table:table-cell office:value-type="float" office:value="3191">
            <text:p>3191</text:p>
          </table:table-cell>
          <table:table-cell office:value-type="float" office:value="3472">
            <text:p>3472</text:p>
          </table:table-cell>
          <table:table-cell office:value-type="float" office:value="3495">
            <text:p>3495</text:p>
          </table:table-cell>
          <table:table-cell office:value-type="float" office:value="3531">
            <text:p>3531</text:p>
          </table:table-cell>
          <table:table-cell office:value-type="float" office:value="3186">
            <text:p>3186</text:p>
          </table:table-cell>
          <table:table-cell office:value-type="float" office:value="3562">
            <text:p>3562</text:p>
          </table:table-cell>
          <table:table-cell office:value-type="float" office:value="3520">
            <text:p>3520</text:p>
          </table:table-cell>
          <table:table-cell office:value-type="float" office:value="3294">
            <text:p>3294</text:p>
          </table:table-cell>
          <table:table-cell office:value-type="float" office:value="3530">
            <text:p>3530</text:p>
          </table:table-cell>
          <table:table-cell office:value-type="float" office:value="3253">
            <text:p>3253</text:p>
          </table:table-cell>
          <table:table-cell office:value-type="float" office:value="3258">
            <text:p>3258</text:p>
          </table:table-cell>
          <table:table-cell office:value-type="float" office:value="3457">
            <text:p>3457</text:p>
          </table:table-cell>
          <table:table-cell office:value-type="float" office:value="3495">
            <text:p>3495</text:p>
          </table:table-cell>
          <table:table-cell office:value-type="float" office:value="3699">
            <text:p>3699</text:p>
          </table:table-cell>
          <table:table-cell office:value-type="float" office:value="3657">
            <text:p>3657</text:p>
          </table:table-cell>
          <table:table-cell office:value-type="float" office:value="3661">
            <text:p>3661</text:p>
          </table:table-cell>
          <table:table-cell office:value-type="float" office:value="3878">
            <text:p>3878</text:p>
          </table:table-cell>
          <table:table-cell office:value-type="float" office:value="3688">
            <text:p>3688</text:p>
          </table:table-cell>
          <table:table-cell office:value-type="float" office:value="3634">
            <text:p>3634</text:p>
          </table:table-cell>
          <table:table-cell office:value-type="float" office:value="3339">
            <text:p>3339</text:p>
          </table:table-cell>
          <table:table-cell office:value-type="float" office:value="3097">
            <text:p>3097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float" office:value="10">
            <text:p>10</text:p>
          </table:table-cell>
          <table:table-cell office:value-type="float" office:value="27367">
            <text:p>27367.0</text:p>
          </table:table-cell>
          <table:table-cell table:formula="of:=AVERAGE([.E77:.CO77])" office:value-type="float" office:value="7677.22222222222">
            <text:p>7677.2</text:p>
          </table:table-cell>
          <table:table-cell office:value-type="float" office:value="7066">
            <text:p>7066</text:p>
          </table:table-cell>
          <table:table-cell office:value-type="float" office:value="7364">
            <text:p>7364</text:p>
          </table:table-cell>
          <table:table-cell office:value-type="float" office:value="7701">
            <text:p>7701</text:p>
          </table:table-cell>
          <table:table-cell office:value-type="float" office:value="8085">
            <text:p>8085</text:p>
          </table:table-cell>
          <table:table-cell office:value-type="float" office:value="8002">
            <text:p>8002</text:p>
          </table:table-cell>
          <table:table-cell office:value-type="float" office:value="8147">
            <text:p>8147</text:p>
          </table:table-cell>
          <table:table-cell office:value-type="float" office:value="7732">
            <text:p>7732</text:p>
          </table:table-cell>
          <table:table-cell office:value-type="float" office:value="7550">
            <text:p>7550</text:p>
          </table:table-cell>
          <table:table-cell office:value-type="float" office:value="7448">
            <text:p>7448</text:p>
          </table:table-cell>
          <table:table-cell table:number-columns-repeated="79"/>
        </table:table-row>
        <table:table-row table:style-name="ro1">
          <table:table-cell office:value-type="string">
            <text:p>C207.100_25-5-5-5</text:p>
          </table:table-cell>
          <table:table-cell office:value-type="float" office:value="30">
            <text:p>30</text:p>
          </table:table-cell>
          <table:table-cell office:value-type="float" office:value="16913">
            <text:p>16913.0</text:p>
          </table:table-cell>
          <table:table-cell table:formula="of:=AVERAGE([.E78:.CO78])" office:value-type="float" office:value="4921.9">
            <text:p>4921.9</text:p>
          </table:table-cell>
          <table:table-cell office:value-type="float" office:value="4446">
            <text:p>4446</text:p>
          </table:table-cell>
          <table:table-cell office:value-type="float" office:value="4526">
            <text:p>4526</text:p>
          </table:table-cell>
          <table:table-cell office:value-type="float" office:value="4787">
            <text:p>4787</text:p>
          </table:table-cell>
          <table:table-cell office:value-type="float" office:value="4937">
            <text:p>4937</text:p>
          </table:table-cell>
          <table:table-cell office:value-type="float" office:value="4946">
            <text:p>4946</text:p>
          </table:table-cell>
          <table:table-cell office:value-type="float" office:value="5221">
            <text:p>5221</text:p>
          </table:table-cell>
          <table:table-cell office:value-type="float" office:value="5060">
            <text:p>5060</text:p>
          </table:table-cell>
          <table:table-cell office:value-type="float" office:value="5280">
            <text:p>5280</text:p>
          </table:table-cell>
          <table:table-cell office:value-type="float" office:value="5257">
            <text:p>5257</text:p>
          </table:table-cell>
          <table:table-cell office:value-type="float" office:value="5555">
            <text:p>5555</text:p>
          </table:table-cell>
          <table:table-cell office:value-type="float" office:value="5609">
            <text:p>5609</text:p>
          </table:table-cell>
          <table:table-cell office:value-type="float" office:value="5600">
            <text:p>5600</text:p>
          </table:table-cell>
          <table:table-cell office:value-type="float" office:value="5939">
            <text:p>5939</text:p>
          </table:table-cell>
          <table:table-cell office:value-type="float" office:value="6190">
            <text:p>6190</text:p>
          </table:table-cell>
          <table:table-cell office:value-type="float" office:value="6186">
            <text:p>6186</text:p>
          </table:table-cell>
          <table:table-cell office:value-type="float" office:value="5601">
            <text:p>5601</text:p>
          </table:table-cell>
          <table:table-cell office:value-type="float" office:value="5829">
            <text:p>5829</text:p>
          </table:table-cell>
          <table:table-cell office:value-type="float" office:value="5898">
            <text:p>5898</text:p>
          </table:table-cell>
          <table:table-cell office:value-type="float" office:value="5112">
            <text:p>5112</text:p>
          </table:table-cell>
          <table:table-cell office:value-type="float" office:value="4707">
            <text:p>4707</text:p>
          </table:table-cell>
          <table:table-cell office:value-type="float" office:value="4714">
            <text:p>4714</text:p>
          </table:table-cell>
          <table:table-cell office:value-type="float" office:value="5019">
            <text:p>5019</text:p>
          </table:table-cell>
          <table:table-cell office:value-type="float" office:value="4892">
            <text:p>4892</text:p>
          </table:table-cell>
          <table:table-cell office:value-type="float" office:value="5021">
            <text:p>5021</text:p>
          </table:table-cell>
          <table:table-cell office:value-type="float" office:value="4423">
            <text:p>4423</text:p>
          </table:table-cell>
          <table:table-cell office:value-type="float" office:value="3594">
            <text:p>3594</text:p>
          </table:table-cell>
          <table:table-cell office:value-type="float" office:value="3180">
            <text:p>3180</text:p>
          </table:table-cell>
          <table:table-cell office:value-type="float" office:value="3408">
            <text:p>3408</text:p>
          </table:table-cell>
          <table:table-cell office:value-type="float" office:value="3475">
            <text:p>3475</text:p>
          </table:table-cell>
          <table:table-cell office:value-type="float" office:value="3245">
            <text:p>3245</text:p>
          </table:table-cell>
          <table:table-cell table:number-columns-repeated="58"/>
        </table:table-row>
        <table:table-row table:style-name="ro1">
          <table:table-cell office:value-type="string">
            <text:p>C207.100_25-5-5-5</text:p>
          </table:table-cell>
          <table:table-cell office:value-type="float" office:value="50">
            <text:p>50</text:p>
          </table:table-cell>
          <table:table-cell office:value-type="float" office:value="7930">
            <text:p>7930.0</text:p>
          </table:table-cell>
          <table:table-cell table:formula="of:=AVERAGE([.E79:.CO79])" office:value-type="float" office:value="3509.70833333333">
            <text:p>3509.7</text:p>
          </table:table-cell>
          <table:table-cell office:value-type="float" office:value="2190">
            <text:p>2190</text:p>
          </table:table-cell>
          <table:table-cell office:value-type="float" office:value="2133">
            <text:p>2133</text:p>
          </table:table-cell>
          <table:table-cell office:value-type="float" office:value="2264">
            <text:p>2264</text:p>
          </table:table-cell>
          <table:table-cell office:value-type="float" office:value="2213">
            <text:p>2213</text:p>
          </table:table-cell>
          <table:table-cell office:value-type="float" office:value="2351">
            <text:p>2351</text:p>
          </table:table-cell>
          <table:table-cell office:value-type="float" office:value="2545">
            <text:p>2545</text:p>
          </table:table-cell>
          <table:table-cell office:value-type="float" office:value="2514">
            <text:p>2514</text:p>
          </table:table-cell>
          <table:table-cell office:value-type="float" office:value="2630">
            <text:p>2630</text:p>
          </table:table-cell>
          <table:table-cell office:value-type="float" office:value="2671">
            <text:p>2671</text:p>
          </table:table-cell>
          <table:table-cell office:value-type="float" office:value="2606">
            <text:p>2606</text:p>
          </table:table-cell>
          <table:table-cell office:value-type="float" office:value="2681">
            <text:p>2681</text:p>
          </table:table-cell>
          <table:table-cell office:value-type="float" office:value="2818">
            <text:p>2818</text:p>
          </table:table-cell>
          <table:table-cell office:value-type="float" office:value="2972">
            <text:p>2972</text:p>
          </table:table-cell>
          <table:table-cell office:value-type="float" office:value="3083">
            <text:p>3083</text:p>
          </table:table-cell>
          <table:table-cell office:value-type="float" office:value="3424">
            <text:p>3424</text:p>
          </table:table-cell>
          <table:table-cell office:value-type="float" office:value="3267">
            <text:p>3267</text:p>
          </table:table-cell>
          <table:table-cell office:value-type="float" office:value="3205">
            <text:p>3205</text:p>
          </table:table-cell>
          <table:table-cell office:value-type="float" office:value="3252">
            <text:p>3252</text:p>
          </table:table-cell>
          <table:table-cell office:value-type="float" office:value="3357">
            <text:p>3357</text:p>
          </table:table-cell>
          <table:table-cell office:value-type="float" office:value="3381">
            <text:p>3381</text:p>
          </table:table-cell>
          <table:table-cell office:value-type="float" office:value="3404">
            <text:p>3404</text:p>
          </table:table-cell>
          <table:table-cell office:value-type="float" office:value="3508">
            <text:p>3508</text:p>
          </table:table-cell>
          <table:table-cell office:value-type="float" office:value="3675">
            <text:p>3675</text:p>
          </table:table-cell>
          <table:table-cell office:value-type="float" office:value="3665">
            <text:p>3665</text:p>
          </table:table-cell>
          <table:table-cell office:value-type="float" office:value="3570">
            <text:p>3570</text:p>
          </table:table-cell>
          <table:table-cell office:value-type="float" office:value="3761">
            <text:p>3761</text:p>
          </table:table-cell>
          <table:table-cell office:value-type="float" office:value="3933">
            <text:p>3933</text:p>
          </table:table-cell>
          <table:table-cell office:value-type="float" office:value="3977">
            <text:p>3977</text:p>
          </table:table-cell>
          <table:table-cell office:value-type="float" office:value="4137">
            <text:p>4137</text:p>
          </table:table-cell>
          <table:table-cell office:value-type="float" office:value="3986">
            <text:p>3986</text:p>
          </table:table-cell>
          <table:table-cell office:value-type="float" office:value="4140">
            <text:p>4140</text:p>
          </table:table-cell>
          <table:table-cell office:value-type="float" office:value="4118">
            <text:p>4118</text:p>
          </table:table-cell>
          <table:table-cell office:value-type="float" office:value="4126">
            <text:p>4126</text:p>
          </table:table-cell>
          <table:table-cell office:value-type="float" office:value="4403">
            <text:p>4403</text:p>
          </table:table-cell>
          <table:table-cell office:value-type="float" office:value="4089">
            <text:p>4089</text:p>
          </table:table-cell>
          <table:table-cell office:value-type="float" office:value="4248">
            <text:p>4248</text:p>
          </table:table-cell>
          <table:table-cell office:value-type="float" office:value="4466">
            <text:p>4466</text:p>
          </table:table-cell>
          <table:table-cell office:value-type="float" office:value="4623">
            <text:p>4623</text:p>
          </table:table-cell>
          <table:table-cell office:value-type="float" office:value="4736">
            <text:p>4736</text:p>
          </table:table-cell>
          <table:table-cell office:value-type="float" office:value="4870">
            <text:p>4870</text:p>
          </table:table-cell>
          <table:table-cell office:value-type="float" office:value="4772">
            <text:p>4772</text:p>
          </table:table-cell>
          <table:table-cell office:value-type="float" office:value="4284">
            <text:p>4284</text:p>
          </table:table-cell>
          <table:table-cell office:value-type="float" office:value="4033">
            <text:p>4033</text:p>
          </table:table-cell>
          <table:table-cell office:value-type="float" office:value="4089">
            <text:p>4089</text:p>
          </table:table-cell>
          <table:table-cell office:value-type="float" office:value="3817">
            <text:p>3817</text:p>
          </table:table-cell>
          <table:table-cell office:value-type="float" office:value="3648">
            <text:p>3648</text:p>
          </table:table-cell>
          <table:table-cell office:value-type="float" office:value="3768">
            <text:p>3768</text:p>
          </table:table-cell>
          <table:table-cell office:value-type="float" office:value="3063">
            <text:p>3063</text:p>
          </table:table-cell>
          <table:table-cell table:number-columns-repeated="40"/>
        </table:table-row>
        <table:table-row table:style-name="ro1">
          <table:table-cell office:value-type="string">
            <text:p>C207.100_25-5-5-5</text:p>
          </table:table-cell>
          <table:table-cell office:value-type="float" office:value="70">
            <text:p>70</text:p>
          </table:table-cell>
          <table:table-cell office:value-type="float" office:value="3797">
            <text:p>3797.0</text:p>
          </table:table-cell>
          <table:table-cell table:formula="of:=AVERAGE([.E80:.CO80])" office:value-type="float" office:value="2786.26153846154">
            <text:p>2786.3</text:p>
          </table:table-cell>
          <table:table-cell office:value-type="float" office:value="1020">
            <text:p>1020</text:p>
          </table:table-cell>
          <table:table-cell office:value-type="float" office:value="1212">
            <text:p>1212</text:p>
          </table:table-cell>
          <table:table-cell office:value-type="float" office:value="1268">
            <text:p>1268</text:p>
          </table:table-cell>
          <table:table-cell office:value-type="float" office:value="1304">
            <text:p>1304</text:p>
          </table:table-cell>
          <table:table-cell office:value-type="float" office:value="1358">
            <text:p>1358</text:p>
          </table:table-cell>
          <table:table-cell office:value-type="float" office:value="1418">
            <text:p>1418</text:p>
          </table:table-cell>
          <table:table-cell office:value-type="float" office:value="1472">
            <text:p>1472</text:p>
          </table:table-cell>
          <table:table-cell office:value-type="float" office:value="1487">
            <text:p>1487</text:p>
          </table:table-cell>
          <table:table-cell office:value-type="float" office:value="1506">
            <text:p>1506</text:p>
          </table:table-cell>
          <table:table-cell office:value-type="float" office:value="1567">
            <text:p>1567</text:p>
          </table:table-cell>
          <table:table-cell office:value-type="float" office:value="1613">
            <text:p>1613</text:p>
          </table:table-cell>
          <table:table-cell office:value-type="float" office:value="1687">
            <text:p>1687</text:p>
          </table:table-cell>
          <table:table-cell office:value-type="float" office:value="1754">
            <text:p>1754</text:p>
          </table:table-cell>
          <table:table-cell office:value-type="float" office:value="1861">
            <text:p>1861</text:p>
          </table:table-cell>
          <table:table-cell office:value-type="float" office:value="1976">
            <text:p>1976</text:p>
          </table:table-cell>
          <table:table-cell office:value-type="float" office:value="2038">
            <text:p>2038</text:p>
          </table:table-cell>
          <table:table-cell office:value-type="float" office:value="1987">
            <text:p>1987</text:p>
          </table:table-cell>
          <table:table-cell office:value-type="float" office:value="2112">
            <text:p>2112</text:p>
          </table:table-cell>
          <table:table-cell office:value-type="float" office:value="2149">
            <text:p>2149</text:p>
          </table:table-cell>
          <table:table-cell office:value-type="float" office:value="2182">
            <text:p>2182</text:p>
          </table:table-cell>
          <table:table-cell office:value-type="float" office:value="2132">
            <text:p>2132</text:p>
          </table:table-cell>
          <table:table-cell office:value-type="float" office:value="2230">
            <text:p>2230</text:p>
          </table:table-cell>
          <table:table-cell office:value-type="float" office:value="2192">
            <text:p>2192</text:p>
          </table:table-cell>
          <table:table-cell office:value-type="float" office:value="2222">
            <text:p>2222</text:p>
          </table:table-cell>
          <table:table-cell office:value-type="float" office:value="2373">
            <text:p>2373</text:p>
          </table:table-cell>
          <table:table-cell office:value-type="float" office:value="2448">
            <text:p>2448</text:p>
          </table:table-cell>
          <table:table-cell office:value-type="float" office:value="2518">
            <text:p>2518</text:p>
          </table:table-cell>
          <table:table-cell office:value-type="float" office:value="2468">
            <text:p>2468</text:p>
          </table:table-cell>
          <table:table-cell office:value-type="float" office:value="2554">
            <text:p>2554</text:p>
          </table:table-cell>
          <table:table-cell office:value-type="float" office:value="2583">
            <text:p>2583</text:p>
          </table:table-cell>
          <table:table-cell office:value-type="float" office:value="2621">
            <text:p>2621</text:p>
          </table:table-cell>
          <table:table-cell office:value-type="float" office:value="3161">
            <text:p>3161</text:p>
          </table:table-cell>
          <table:table-cell office:value-type="float" office:value="3265">
            <text:p>3265</text:p>
          </table:table-cell>
          <table:table-cell office:value-type="float" office:value="3312">
            <text:p>3312</text:p>
          </table:table-cell>
          <table:table-cell office:value-type="float" office:value="3394">
            <text:p>3394</text:p>
          </table:table-cell>
          <table:table-cell office:value-type="float" office:value="3434">
            <text:p>3434</text:p>
          </table:table-cell>
          <table:table-cell office:value-type="float" office:value="3398">
            <text:p>3398</text:p>
          </table:table-cell>
          <table:table-cell office:value-type="float" office:value="3370">
            <text:p>3370</text:p>
          </table:table-cell>
          <table:table-cell office:value-type="float" office:value="3295">
            <text:p>3295</text:p>
          </table:table-cell>
          <table:table-cell office:value-type="float" office:value="3455">
            <text:p>3455</text:p>
          </table:table-cell>
          <table:table-cell office:value-type="float" office:value="3527">
            <text:p>3527</text:p>
          </table:table-cell>
          <table:table-cell office:value-type="float" office:value="3583">
            <text:p>3583</text:p>
          </table:table-cell>
          <table:table-cell office:value-type="float" office:value="3599">
            <text:p>3599</text:p>
          </table:table-cell>
          <table:table-cell office:value-type="float" office:value="3799">
            <text:p>3799</text:p>
          </table:table-cell>
          <table:table-cell office:value-type="float" office:value="3858">
            <text:p>3858</text:p>
          </table:table-cell>
          <table:table-cell office:value-type="float" office:value="4379">
            <text:p>4379</text:p>
          </table:table-cell>
          <table:table-cell office:value-type="float" office:value="3923">
            <text:p>3923</text:p>
          </table:table-cell>
          <table:table-cell office:value-type="float" office:value="3716">
            <text:p>3716</text:p>
          </table:table-cell>
          <table:table-cell office:value-type="float" office:value="4014">
            <text:p>4014</text:p>
          </table:table-cell>
          <table:table-cell office:value-type="float" office:value="4006">
            <text:p>4006</text:p>
          </table:table-cell>
          <table:table-cell office:value-type="float" office:value="3917">
            <text:p>3917</text:p>
          </table:table-cell>
          <table:table-cell office:value-type="float" office:value="3981">
            <text:p>3981</text:p>
          </table:table-cell>
          <table:table-cell office:value-type="float" office:value="4047">
            <text:p>4047</text:p>
          </table:table-cell>
          <table:table-cell office:value-type="float" office:value="4021">
            <text:p>4021</text:p>
          </table:table-cell>
          <table:table-cell office:value-type="float" office:value="4311">
            <text:p>4311</text:p>
          </table:table-cell>
          <table:table-cell office:value-type="float" office:value="3997">
            <text:p>3997</text:p>
          </table:table-cell>
          <table:table-cell office:value-type="float" office:value="3871">
            <text:p>3871</text:p>
          </table:table-cell>
          <table:table-cell office:value-type="float" office:value="3855">
            <text:p>3855</text:p>
          </table:table-cell>
          <table:table-cell office:value-type="float" office:value="3358">
            <text:p>3358</text:p>
          </table:table-cell>
          <table:table-cell office:value-type="float" office:value="3183">
            <text:p>3183</text:p>
          </table:table-cell>
          <table:table-cell office:value-type="float" office:value="3181">
            <text:p>3181</text:p>
          </table:table-cell>
          <table:table-cell office:value-type="float" office:value="3266">
            <text:p>3266</text:p>
          </table:table-cell>
          <table:table-cell office:value-type="float" office:value="3270">
            <text:p>3270</text:p>
          </table:table-cell>
          <table:table-cell office:value-type="float" office:value="2474">
            <text:p>2474</text:p>
          </table:table-cell>
          <table:table-cell office:value-type="float" office:value="2575">
            <text:p>2575</text:p>
          </table:table-cell>
          <table:table-cell table:number-columns-repeated="23"/>
        </table:table-row>
        <table:table-row table:style-name="ro1">
          <table:table-cell office:value-type="string">
            <text:p>C207.100_25-5-5-5</text:p>
          </table:table-cell>
          <table:table-cell office:value-type="float" office:value="90">
            <text:p>90</text:p>
          </table:table-cell>
          <table:table-cell office:value-type="float" office:value="1721">
            <text:p>1721.0</text:p>
          </table:table-cell>
          <table:table-cell table:formula="of:=AVERAGE([.E81:.CO81])" office:value-type="float" office:value="2335.52325581395">
            <text:p>2335.5</text:p>
          </table:table-cell>
          <table:table-cell office:value-type="float" office:value="457">
            <text:p>457</text:p>
          </table:table-cell>
          <table:table-cell office:value-type="float" office:value="496">
            <text:p>496</text:p>
          </table:table-cell>
          <table:table-cell office:value-type="float" office:value="501">
            <text:p>501</text:p>
          </table:table-cell>
          <table:table-cell office:value-type="float" office:value="551">
            <text:p>551</text:p>
          </table:table-cell>
          <table:table-cell office:value-type="float" office:value="647">
            <text:p>647</text:p>
          </table:table-cell>
          <table:table-cell office:value-type="float" office:value="633">
            <text:p>633</text:p>
          </table:table-cell>
          <table:table-cell office:value-type="float" office:value="674">
            <text:p>674</text:p>
          </table:table-cell>
          <table:table-cell office:value-type="float" office:value="673">
            <text:p>673</text:p>
          </table:table-cell>
          <table:table-cell office:value-type="float" office:value="741">
            <text:p>741</text:p>
          </table:table-cell>
          <table:table-cell office:value-type="float" office:value="775">
            <text:p>775</text:p>
          </table:table-cell>
          <table:table-cell office:value-type="float" office:value="791">
            <text:p>791</text:p>
          </table:table-cell>
          <table:table-cell office:value-type="float" office:value="852">
            <text:p>852</text:p>
          </table:table-cell>
          <table:table-cell office:value-type="float" office:value="833">
            <text:p>833</text:p>
          </table:table-cell>
          <table:table-cell office:value-type="float" office:value="874">
            <text:p>874</text:p>
          </table:table-cell>
          <table:table-cell office:value-type="float" office:value="912">
            <text:p>912</text:p>
          </table:table-cell>
          <table:table-cell office:value-type="float" office:value="983">
            <text:p>983</text:p>
          </table:table-cell>
          <table:table-cell office:value-type="float" office:value="993">
            <text:p>993</text:p>
          </table:table-cell>
          <table:table-cell office:value-type="float" office:value="1037">
            <text:p>1037</text:p>
          </table:table-cell>
          <table:table-cell office:value-type="float" office:value="1120">
            <text:p>1120</text:p>
          </table:table-cell>
          <table:table-cell office:value-type="float" office:value="1130">
            <text:p>1130</text:p>
          </table:table-cell>
          <table:table-cell office:value-type="float" office:value="1191">
            <text:p>1191</text:p>
          </table:table-cell>
          <table:table-cell office:value-type="float" office:value="1228">
            <text:p>1228</text:p>
          </table:table-cell>
          <table:table-cell office:value-type="float" office:value="1256">
            <text:p>1256</text:p>
          </table:table-cell>
          <table:table-cell office:value-type="float" office:value="1341">
            <text:p>1341</text:p>
          </table:table-cell>
          <table:table-cell office:value-type="float" office:value="1359">
            <text:p>1359</text:p>
          </table:table-cell>
          <table:table-cell office:value-type="float" office:value="1375">
            <text:p>1375</text:p>
          </table:table-cell>
          <table:table-cell office:value-type="float" office:value="1413">
            <text:p>1413</text:p>
          </table:table-cell>
          <table:table-cell office:value-type="float" office:value="1586">
            <text:p>1586</text:p>
          </table:table-cell>
          <table:table-cell office:value-type="float" office:value="1715">
            <text:p>1715</text:p>
          </table:table-cell>
          <table:table-cell office:value-type="float" office:value="1821">
            <text:p>1821</text:p>
          </table:table-cell>
          <table:table-cell office:value-type="float" office:value="1847">
            <text:p>1847</text:p>
          </table:table-cell>
          <table:table-cell office:value-type="float" office:value="1972">
            <text:p>1972</text:p>
          </table:table-cell>
          <table:table-cell office:value-type="float" office:value="2008">
            <text:p>2008</text:p>
          </table:table-cell>
          <table:table-cell office:value-type="float" office:value="2201">
            <text:p>2201</text:p>
          </table:table-cell>
          <table:table-cell office:value-type="float" office:value="1949">
            <text:p>1949</text:p>
          </table:table-cell>
          <table:table-cell office:value-type="float" office:value="1873">
            <text:p>1873</text:p>
          </table:table-cell>
          <table:table-cell office:value-type="float" office:value="1983">
            <text:p>1983</text:p>
          </table:table-cell>
          <table:table-cell office:value-type="float" office:value="2045">
            <text:p>2045</text:p>
          </table:table-cell>
          <table:table-cell office:value-type="float" office:value="2163">
            <text:p>2163</text:p>
          </table:table-cell>
          <table:table-cell office:value-type="float" office:value="2341">
            <text:p>2341</text:p>
          </table:table-cell>
          <table:table-cell office:value-type="float" office:value="2459">
            <text:p>2459</text:p>
          </table:table-cell>
          <table:table-cell office:value-type="float" office:value="2472">
            <text:p>2472</text:p>
          </table:table-cell>
          <table:table-cell office:value-type="float" office:value="2559">
            <text:p>2559</text:p>
          </table:table-cell>
          <table:table-cell office:value-type="float" office:value="3114">
            <text:p>3114</text:p>
          </table:table-cell>
          <table:table-cell office:value-type="float" office:value="2654">
            <text:p>2654</text:p>
          </table:table-cell>
          <table:table-cell office:value-type="float" office:value="2679">
            <text:p>2679</text:p>
          </table:table-cell>
          <table:table-cell office:value-type="float" office:value="2643">
            <text:p>2643</text:p>
          </table:table-cell>
          <table:table-cell office:value-type="float" office:value="2728">
            <text:p>2728</text:p>
          </table:table-cell>
          <table:table-cell office:value-type="float" office:value="2801">
            <text:p>2801</text:p>
          </table:table-cell>
          <table:table-cell office:value-type="float" office:value="3004">
            <text:p>3004</text:p>
          </table:table-cell>
          <table:table-cell office:value-type="float" office:value="2964">
            <text:p>2964</text:p>
          </table:table-cell>
          <table:table-cell office:value-type="float" office:value="3163">
            <text:p>3163</text:p>
          </table:table-cell>
          <table:table-cell office:value-type="float" office:value="3136">
            <text:p>3136</text:p>
          </table:table-cell>
          <table:table-cell office:value-type="float" office:value="3132">
            <text:p>3132</text:p>
          </table:table-cell>
          <table:table-cell office:value-type="float" office:value="3254">
            <text:p>3254</text:p>
          </table:table-cell>
          <table:table-cell office:value-type="float" office:value="3386">
            <text:p>3386</text:p>
          </table:table-cell>
          <table:table-cell office:value-type="float" office:value="3265">
            <text:p>3265</text:p>
          </table:table-cell>
          <table:table-cell office:value-type="float" office:value="3292">
            <text:p>3292</text:p>
          </table:table-cell>
          <table:table-cell office:value-type="float" office:value="3330">
            <text:p>3330</text:p>
          </table:table-cell>
          <table:table-cell office:value-type="float" office:value="3296">
            <text:p>3296</text:p>
          </table:table-cell>
          <table:table-cell office:value-type="float" office:value="3436">
            <text:p>3436</text:p>
          </table:table-cell>
          <table:table-cell office:value-type="float" office:value="3353">
            <text:p>3353</text:p>
          </table:table-cell>
          <table:table-cell office:value-type="float" office:value="3341">
            <text:p>3341</text:p>
          </table:table-cell>
          <table:table-cell office:value-type="float" office:value="3500">
            <text:p>3500</text:p>
          </table:table-cell>
          <table:table-cell office:value-type="float" office:value="3559">
            <text:p>3559</text:p>
          </table:table-cell>
          <table:table-cell office:value-type="float" office:value="3704">
            <text:p>3704</text:p>
          </table:table-cell>
          <table:table-cell office:value-type="float" office:value="3902">
            <text:p>3902</text:p>
          </table:table-cell>
          <table:table-cell office:value-type="float" office:value="3916">
            <text:p>3916</text:p>
          </table:table-cell>
          <table:table-cell office:value-type="float" office:value="3882">
            <text:p>3882</text:p>
          </table:table-cell>
          <table:table-cell office:value-type="float" office:value="3945">
            <text:p>3945</text:p>
          </table:table-cell>
          <table:table-cell office:value-type="float" office:value="3732">
            <text:p>3732</text:p>
          </table:table-cell>
          <table:table-cell office:value-type="float" office:value="3875">
            <text:p>3875</text:p>
          </table:table-cell>
          <table:table-cell office:value-type="float" office:value="3432">
            <text:p>3432</text:p>
          </table:table-cell>
          <table:table-cell office:value-type="float" office:value="3601">
            <text:p>3601</text:p>
          </table:table-cell>
          <table:table-cell office:value-type="float" office:value="3785">
            <text:p>3785</text:p>
          </table:table-cell>
          <table:table-cell office:value-type="float" office:value="3982">
            <text:p>3982</text:p>
          </table:table-cell>
          <table:table-cell office:value-type="float" office:value="3824">
            <text:p>3824</text:p>
          </table:table-cell>
          <table:table-cell office:value-type="float" office:value="3891">
            <text:p>3891</text:p>
          </table:table-cell>
          <table:table-cell office:value-type="float" office:value="3244">
            <text:p>3244</text:p>
          </table:table-cell>
          <table:table-cell office:value-type="float" office:value="3324">
            <text:p>3324</text:p>
          </table:table-cell>
          <table:table-cell office:value-type="float" office:value="3027">
            <text:p>3027</text:p>
          </table:table-cell>
          <table:table-cell office:value-type="float" office:value="3001">
            <text:p>3001</text:p>
          </table:table-cell>
          <table:table-cell office:value-type="float" office:value="3418">
            <text:p>3418</text:p>
          </table:table-cell>
          <table:table-cell office:value-type="float" office:value="3031">
            <text:p>3031</text:p>
          </table:table-cell>
          <table:table-cell office:value-type="float" office:value="3202">
            <text:p>3202</text:p>
          </table:table-cell>
          <table:table-cell office:value-type="float" office:value="2277">
            <text:p>2277</text:p>
          </table:table-cell>
          <table:table-cell table:number-columns-repeated="2"/>
        </table:table-row>
        <table:table-row table:style-name="ro1">
          <table:table-cell office:value-type="string">
            <text:p>C208.100_25-5-5-5</text:p>
          </table:table-cell>
          <table:table-cell office:value-type="float" office:value="10">
            <text:p>10</text:p>
          </table:table-cell>
          <table:table-cell office:value-type="float" office:value="31930">
            <text:p>31930.0</text:p>
          </table:table-cell>
          <table:table-cell table:formula="of:=AVERAGE([.E82:.CO82])" office:value-type="float" office:value="8632.2">
            <text:p>8632.2</text:p>
          </table:table-cell>
          <table:table-cell office:value-type="float" office:value="7830">
            <text:p>7830</text:p>
          </table:table-cell>
          <table:table-cell office:value-type="float" office:value="8258">
            <text:p>8258</text:p>
          </table:table-cell>
          <table:table-cell office:value-type="float" office:value="8673">
            <text:p>8673</text:p>
          </table:table-cell>
          <table:table-cell office:value-type="float" office:value="9177">
            <text:p>9177</text:p>
          </table:table-cell>
          <table:table-cell office:value-type="float" office:value="9070">
            <text:p>9070</text:p>
          </table:table-cell>
          <table:table-cell office:value-type="float" office:value="9555">
            <text:p>9555</text:p>
          </table:table-cell>
          <table:table-cell office:value-type="float" office:value="9285">
            <text:p>9285</text:p>
          </table:table-cell>
          <table:table-cell office:value-type="float" office:value="9475">
            <text:p>9475</text:p>
          </table:table-cell>
          <table:table-cell office:value-type="float" office:value="7659">
            <text:p>7659</text:p>
          </table:table-cell>
          <table:table-cell office:value-type="float" office:value="7340">
            <text:p>7340</text:p>
          </table:table-cell>
          <table:table-cell table:number-columns-repeated="78"/>
        </table:table-row>
        <table:table-row table:style-name="ro1">
          <table:table-cell office:value-type="string">
            <text:p>C208.100_25-5-5-5</text:p>
          </table:table-cell>
          <table:table-cell office:value-type="float" office:value="30">
            <text:p>30</text:p>
          </table:table-cell>
          <table:table-cell office:value-type="float" office:value="17124">
            <text:p>17124.0</text:p>
          </table:table-cell>
          <table:table-cell table:formula="of:=AVERAGE([.E83:.CO83])" office:value-type="float" office:value="6594.92857142857">
            <text:p>6594.9</text:p>
          </table:table-cell>
          <table:table-cell office:value-type="float" office:value="4664">
            <text:p>4664</text:p>
          </table:table-cell>
          <table:table-cell office:value-type="float" office:value="5309">
            <text:p>5309</text:p>
          </table:table-cell>
          <table:table-cell office:value-type="float" office:value="5228">
            <text:p>5228</text:p>
          </table:table-cell>
          <table:table-cell office:value-type="float" office:value="5549">
            <text:p>5549</text:p>
          </table:table-cell>
          <table:table-cell office:value-type="float" office:value="5664">
            <text:p>5664</text:p>
          </table:table-cell>
          <table:table-cell office:value-type="float" office:value="5864">
            <text:p>5864</text:p>
          </table:table-cell>
          <table:table-cell office:value-type="float" office:value="5765">
            <text:p>5765</text:p>
          </table:table-cell>
          <table:table-cell office:value-type="float" office:value="6306">
            <text:p>6306</text:p>
          </table:table-cell>
          <table:table-cell office:value-type="float" office:value="6199">
            <text:p>6199</text:p>
          </table:table-cell>
          <table:table-cell office:value-type="float" office:value="6351">
            <text:p>6351</text:p>
          </table:table-cell>
          <table:table-cell office:value-type="float" office:value="6586">
            <text:p>6586</text:p>
          </table:table-cell>
          <table:table-cell office:value-type="float" office:value="6622">
            <text:p>6622</text:p>
          </table:table-cell>
          <table:table-cell office:value-type="float" office:value="6642">
            <text:p>6642</text:p>
          </table:table-cell>
          <table:table-cell office:value-type="float" office:value="6779">
            <text:p>6779</text:p>
          </table:table-cell>
          <table:table-cell office:value-type="float" office:value="7030">
            <text:p>7030</text:p>
          </table:table-cell>
          <table:table-cell office:value-type="float" office:value="7102">
            <text:p>7102</text:p>
          </table:table-cell>
          <table:table-cell office:value-type="float" office:value="7284">
            <text:p>7284</text:p>
          </table:table-cell>
          <table:table-cell office:value-type="float" office:value="7415">
            <text:p>7415</text:p>
          </table:table-cell>
          <table:table-cell office:value-type="float" office:value="7722">
            <text:p>7722</text:p>
          </table:table-cell>
          <table:table-cell office:value-type="float" office:value="7941">
            <text:p>7941</text:p>
          </table:table-cell>
          <table:table-cell office:value-type="float" office:value="8000">
            <text:p>8000</text:p>
          </table:table-cell>
          <table:table-cell office:value-type="float" office:value="7614">
            <text:p>7614</text:p>
          </table:table-cell>
          <table:table-cell office:value-type="float" office:value="8065">
            <text:p>8065</text:p>
          </table:table-cell>
          <table:table-cell office:value-type="float" office:value="8051">
            <text:p>8051</text:p>
          </table:table-cell>
          <table:table-cell office:value-type="float" office:value="7500">
            <text:p>7500</text:p>
          </table:table-cell>
          <table:table-cell office:value-type="float" office:value="7307">
            <text:p>7307</text:p>
          </table:table-cell>
          <table:table-cell office:value-type="float" office:value="6230">
            <text:p>6230</text:p>
          </table:table-cell>
          <table:table-cell office:value-type="float" office:value="3869">
            <text:p>3869</text:p>
          </table:table-cell>
          <table:table-cell table:number-columns-repeated="60"/>
        </table:table-row>
        <table:table-row table:style-name="ro1">
          <table:table-cell office:value-type="string">
            <text:p>C208.100_25-5-5-5</text:p>
          </table:table-cell>
          <table:table-cell office:value-type="float" office:value="50">
            <text:p>50</text:p>
          </table:table-cell>
          <table:table-cell office:value-type="float" office:value="10056">
            <text:p>10056.0</text:p>
          </table:table-cell>
          <table:table-cell table:formula="of:=AVERAGE([.E84:.CO84])" office:value-type="float" office:value="4084.29166666667">
            <text:p>4084.3</text:p>
          </table:table-cell>
          <table:table-cell office:value-type="float" office:value="2571">
            <text:p>2571</text:p>
          </table:table-cell>
          <table:table-cell office:value-type="float" office:value="2618">
            <text:p>2618</text:p>
          </table:table-cell>
          <table:table-cell office:value-type="float" office:value="2729">
            <text:p>2729</text:p>
          </table:table-cell>
          <table:table-cell office:value-type="float" office:value="2745">
            <text:p>2745</text:p>
          </table:table-cell>
          <table:table-cell office:value-type="float" office:value="2895">
            <text:p>2895</text:p>
          </table:table-cell>
          <table:table-cell office:value-type="float" office:value="3045">
            <text:p>3045</text:p>
          </table:table-cell>
          <table:table-cell office:value-type="float" office:value="3159">
            <text:p>3159</text:p>
          </table:table-cell>
          <table:table-cell office:value-type="float" office:value="3094">
            <text:p>3094</text:p>
          </table:table-cell>
          <table:table-cell office:value-type="float" office:value="3123">
            <text:p>3123</text:p>
          </table:table-cell>
          <table:table-cell office:value-type="float" office:value="3368">
            <text:p>3368</text:p>
          </table:table-cell>
          <table:table-cell office:value-type="float" office:value="3229">
            <text:p>3229</text:p>
          </table:table-cell>
          <table:table-cell office:value-type="float" office:value="3301">
            <text:p>3301</text:p>
          </table:table-cell>
          <table:table-cell office:value-type="float" office:value="3545">
            <text:p>3545</text:p>
          </table:table-cell>
          <table:table-cell office:value-type="float" office:value="3652">
            <text:p>3652</text:p>
          </table:table-cell>
          <table:table-cell office:value-type="float" office:value="3670">
            <text:p>3670</text:p>
          </table:table-cell>
          <table:table-cell office:value-type="float" office:value="3916">
            <text:p>3916</text:p>
          </table:table-cell>
          <table:table-cell office:value-type="float" office:value="3960">
            <text:p>3960</text:p>
          </table:table-cell>
          <table:table-cell office:value-type="float" office:value="3952">
            <text:p>3952</text:p>
          </table:table-cell>
          <table:table-cell office:value-type="float" office:value="4059">
            <text:p>4059</text:p>
          </table:table-cell>
          <table:table-cell office:value-type="float" office:value="3995">
            <text:p>3995</text:p>
          </table:table-cell>
          <table:table-cell office:value-type="float" office:value="3894">
            <text:p>3894</text:p>
          </table:table-cell>
          <table:table-cell office:value-type="float" office:value="4013">
            <text:p>4013</text:p>
          </table:table-cell>
          <table:table-cell office:value-type="float" office:value="4242">
            <text:p>4242</text:p>
          </table:table-cell>
          <table:table-cell office:value-type="float" office:value="4310">
            <text:p>4310</text:p>
          </table:table-cell>
          <table:table-cell office:value-type="float" office:value="4323">
            <text:p>4323</text:p>
          </table:table-cell>
          <table:table-cell office:value-type="float" office:value="4314">
            <text:p>4314</text:p>
          </table:table-cell>
          <table:table-cell office:value-type="float" office:value="4319">
            <text:p>4319</text:p>
          </table:table-cell>
          <table:table-cell office:value-type="float" office:value="4431">
            <text:p>4431</text:p>
          </table:table-cell>
          <table:table-cell office:value-type="float" office:value="4612">
            <text:p>4612</text:p>
          </table:table-cell>
          <table:table-cell office:value-type="float" office:value="4772">
            <text:p>4772</text:p>
          </table:table-cell>
          <table:table-cell office:value-type="float" office:value="4530">
            <text:p>4530</text:p>
          </table:table-cell>
          <table:table-cell office:value-type="float" office:value="4701">
            <text:p>4701</text:p>
          </table:table-cell>
          <table:table-cell office:value-type="float" office:value="4872">
            <text:p>4872</text:p>
          </table:table-cell>
          <table:table-cell office:value-type="float" office:value="5143">
            <text:p>5143</text:p>
          </table:table-cell>
          <table:table-cell office:value-type="float" office:value="5128">
            <text:p>5128</text:p>
          </table:table-cell>
          <table:table-cell office:value-type="float" office:value="5361">
            <text:p>5361</text:p>
          </table:table-cell>
          <table:table-cell office:value-type="float" office:value="5599">
            <text:p>5599</text:p>
          </table:table-cell>
          <table:table-cell office:value-type="float" office:value="5402">
            <text:p>5402</text:p>
          </table:table-cell>
          <table:table-cell office:value-type="float" office:value="4955">
            <text:p>4955</text:p>
          </table:table-cell>
          <table:table-cell office:value-type="float" office:value="5176">
            <text:p>5176</text:p>
          </table:table-cell>
          <table:table-cell office:value-type="float" office:value="4987">
            <text:p>4987</text:p>
          </table:table-cell>
          <table:table-cell office:value-type="float" office:value="5038">
            <text:p>5038</text:p>
          </table:table-cell>
          <table:table-cell office:value-type="float" office:value="4740">
            <text:p>4740</text:p>
          </table:table-cell>
          <table:table-cell office:value-type="float" office:value="4997">
            <text:p>4997</text:p>
          </table:table-cell>
          <table:table-cell office:value-type="float" office:value="4086">
            <text:p>4086</text:p>
          </table:table-cell>
          <table:table-cell office:value-type="float" office:value="4123">
            <text:p>4123</text:p>
          </table:table-cell>
          <table:table-cell office:value-type="float" office:value="3608">
            <text:p>3608</text:p>
          </table:table-cell>
          <table:table-cell office:value-type="float" office:value="3744">
            <text:p>3744</text:p>
          </table:table-cell>
          <table:table-cell table:number-columns-repeated="40"/>
        </table:table-row>
        <table:table-row table:style-name="ro1">
          <table:table-cell office:value-type="string">
            <text:p>C208.100_25-5-5-5</text:p>
          </table:table-cell>
          <table:table-cell office:value-type="float" office:value="70">
            <text:p>70</text:p>
          </table:table-cell>
          <table:table-cell office:value-type="float" office:value="3891">
            <text:p>3891.0</text:p>
          </table:table-cell>
          <table:table-cell table:formula="of:=AVERAGE([.E85:.CO85])" office:value-type="float" office:value="3041.11940298507">
            <text:p>3041.1</text:p>
          </table:table-cell>
          <table:table-cell office:value-type="float" office:value="951">
            <text:p>951</text:p>
          </table:table-cell>
          <table:table-cell office:value-type="float" office:value="1166">
            <text:p>1166</text:p>
          </table:table-cell>
          <table:table-cell office:value-type="float" office:value="1251">
            <text:p>1251</text:p>
          </table:table-cell>
          <table:table-cell office:value-type="float" office:value="1418">
            <text:p>1418</text:p>
          </table:table-cell>
          <table:table-cell office:value-type="float" office:value="1557">
            <text:p>1557</text:p>
          </table:table-cell>
          <table:table-cell office:value-type="float" office:value="1659">
            <text:p>1659</text:p>
          </table:table-cell>
          <table:table-cell office:value-type="float" office:value="1688">
            <text:p>1688</text:p>
          </table:table-cell>
          <table:table-cell office:value-type="float" office:value="1844">
            <text:p>1844</text:p>
          </table:table-cell>
          <table:table-cell office:value-type="float" office:value="1738">
            <text:p>1738</text:p>
          </table:table-cell>
          <table:table-cell office:value-type="float" office:value="1759">
            <text:p>1759</text:p>
          </table:table-cell>
          <table:table-cell office:value-type="float" office:value="1818">
            <text:p>1818</text:p>
          </table:table-cell>
          <table:table-cell office:value-type="float" office:value="1971">
            <text:p>1971</text:p>
          </table:table-cell>
          <table:table-cell office:value-type="float" office:value="2001">
            <text:p>2001</text:p>
          </table:table-cell>
          <table:table-cell office:value-type="float" office:value="2187">
            <text:p>2187</text:p>
          </table:table-cell>
          <table:table-cell office:value-type="float" office:value="2210">
            <text:p>2210</text:p>
          </table:table-cell>
          <table:table-cell office:value-type="float" office:value="2276">
            <text:p>2276</text:p>
          </table:table-cell>
          <table:table-cell office:value-type="float" office:value="2364">
            <text:p>2364</text:p>
          </table:table-cell>
          <table:table-cell office:value-type="float" office:value="2418">
            <text:p>2418</text:p>
          </table:table-cell>
          <table:table-cell office:value-type="float" office:value="2565">
            <text:p>2565</text:p>
          </table:table-cell>
          <table:table-cell office:value-type="float" office:value="2447">
            <text:p>2447</text:p>
          </table:table-cell>
          <table:table-cell office:value-type="float" office:value="2547">
            <text:p>2547</text:p>
          </table:table-cell>
          <table:table-cell office:value-type="float" office:value="2593">
            <text:p>2593</text:p>
          </table:table-cell>
          <table:table-cell office:value-type="float" office:value="2679">
            <text:p>2679</text:p>
          </table:table-cell>
          <table:table-cell office:value-type="float" office:value="2722">
            <text:p>2722</text:p>
          </table:table-cell>
          <table:table-cell office:value-type="float" office:value="2753">
            <text:p>2753</text:p>
          </table:table-cell>
          <table:table-cell office:value-type="float" office:value="2803">
            <text:p>2803</text:p>
          </table:table-cell>
          <table:table-cell office:value-type="float" office:value="2965">
            <text:p>2965</text:p>
          </table:table-cell>
          <table:table-cell office:value-type="float" office:value="2829">
            <text:p>2829</text:p>
          </table:table-cell>
          <table:table-cell office:value-type="float" office:value="2915">
            <text:p>2915</text:p>
          </table:table-cell>
          <table:table-cell office:value-type="float" office:value="2998">
            <text:p>2998</text:p>
          </table:table-cell>
          <table:table-cell office:value-type="float" office:value="3037">
            <text:p>3037</text:p>
          </table:table-cell>
          <table:table-cell office:value-type="float" office:value="3184">
            <text:p>3184</text:p>
          </table:table-cell>
          <table:table-cell office:value-type="float" office:value="3319">
            <text:p>3319</text:p>
          </table:table-cell>
          <table:table-cell office:value-type="float" office:value="3285">
            <text:p>3285</text:p>
          </table:table-cell>
          <table:table-cell office:value-type="float" office:value="3482">
            <text:p>3482</text:p>
          </table:table-cell>
          <table:table-cell office:value-type="float" office:value="3843">
            <text:p>3843</text:p>
          </table:table-cell>
          <table:table-cell office:value-type="float" office:value="3827">
            <text:p>3827</text:p>
          </table:table-cell>
          <table:table-cell office:value-type="float" office:value="3847">
            <text:p>3847</text:p>
          </table:table-cell>
          <table:table-cell office:value-type="float" office:value="3809">
            <text:p>3809</text:p>
          </table:table-cell>
          <table:table-cell office:value-type="float" office:value="3969">
            <text:p>3969</text:p>
          </table:table-cell>
          <table:table-cell office:value-type="float" office:value="4071">
            <text:p>4071</text:p>
          </table:table-cell>
          <table:table-cell office:value-type="float" office:value="4237">
            <text:p>4237</text:p>
          </table:table-cell>
          <table:table-cell office:value-type="float" office:value="4145">
            <text:p>4145</text:p>
          </table:table-cell>
          <table:table-cell office:value-type="float" office:value="4252">
            <text:p>4252</text:p>
          </table:table-cell>
          <table:table-cell office:value-type="float" office:value="4401">
            <text:p>4401</text:p>
          </table:table-cell>
          <table:table-cell office:value-type="float" office:value="4413">
            <text:p>4413</text:p>
          </table:table-cell>
          <table:table-cell office:value-type="float" office:value="4501">
            <text:p>4501</text:p>
          </table:table-cell>
          <table:table-cell office:value-type="float" office:value="4755">
            <text:p>4755</text:p>
          </table:table-cell>
          <table:table-cell office:value-type="float" office:value="4708">
            <text:p>4708</text:p>
          </table:table-cell>
          <table:table-cell office:value-type="float" office:value="4826">
            <text:p>4826</text:p>
          </table:table-cell>
          <table:table-cell office:value-type="float" office:value="4875">
            <text:p>4875</text:p>
          </table:table-cell>
          <table:table-cell office:value-type="float" office:value="4759">
            <text:p>4759</text:p>
          </table:table-cell>
          <table:table-cell office:value-type="float" office:value="4702">
            <text:p>4702</text:p>
          </table:table-cell>
          <table:table-cell office:value-type="float" office:value="5514">
            <text:p>5514</text:p>
          </table:table-cell>
          <table:table-cell office:value-type="float" office:value="4558">
            <text:p>4558</text:p>
          </table:table-cell>
          <table:table-cell office:value-type="float" office:value="4518">
            <text:p>4518</text:p>
          </table:table-cell>
          <table:table-cell office:value-type="float" office:value="3447">
            <text:p>3447</text:p>
          </table:table-cell>
          <table:table-cell office:value-type="float" office:value="3761">
            <text:p>3761</text:p>
          </table:table-cell>
          <table:table-cell office:value-type="float" office:value="3134">
            <text:p>3134</text:p>
          </table:table-cell>
          <table:table-cell office:value-type="float" office:value="3212">
            <text:p>3212</text:p>
          </table:table-cell>
          <table:table-cell office:value-type="float" office:value="3397">
            <text:p>3397</text:p>
          </table:table-cell>
          <table:table-cell office:value-type="float" office:value="2791">
            <text:p>2791</text:p>
          </table:table-cell>
          <table:table-cell office:value-type="float" office:value="2262">
            <text:p>2262</text:p>
          </table:table-cell>
          <table:table-cell office:value-type="float" office:value="2314">
            <text:p>2314</text:p>
          </table:table-cell>
          <table:table-cell office:value-type="float" office:value="2441">
            <text:p>2441</text:p>
          </table:table-cell>
          <table:table-cell office:value-type="float" office:value="1495">
            <text:p>1495</text:p>
          </table:table-cell>
          <table:table-cell office:value-type="float" office:value="1572">
            <text:p>1572</text:p>
          </table:table-cell>
          <table:table-cell table:number-columns-repeated="21"/>
        </table:table-row>
        <table:table-row table:style-name="ro1">
          <table:table-cell office:value-type="string">
            <text:p>C208.100_25-5-5-5</text:p>
          </table:table-cell>
          <table:table-cell office:value-type="float" office:value="90">
            <text:p>90</text:p>
          </table:table-cell>
          <table:table-cell office:value-type="float" office:value="1719">
            <text:p>1719.0</text:p>
          </table:table-cell>
          <table:table-cell table:formula="of:=AVERAGE([.E86:.CO86])" office:value-type="float" office:value="2382.58536585366">
            <text:p>2382.6</text:p>
          </table:table-cell>
          <table:table-cell office:value-type="float" office:value="469">
            <text:p>469</text:p>
          </table:table-cell>
          <table:table-cell office:value-type="float" office:value="487">
            <text:p>487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643">
            <text:p>643</text:p>
          </table:table-cell>
          <table:table-cell office:value-type="float" office:value="672">
            <text:p>672</text:p>
          </table:table-cell>
          <table:table-cell office:value-type="float" office:value="704">
            <text:p>704</text:p>
          </table:table-cell>
          <table:table-cell office:value-type="float" office:value="756">
            <text:p>756</text:p>
          </table:table-cell>
          <table:table-cell office:value-type="float" office:value="782">
            <text:p>782</text:p>
          </table:table-cell>
          <table:table-cell office:value-type="float" office:value="816">
            <text:p>816</text:p>
          </table:table-cell>
          <table:table-cell office:value-type="float" office:value="835">
            <text:p>835</text:p>
          </table:table-cell>
          <table:table-cell office:value-type="float" office:value="885">
            <text:p>885</text:p>
          </table:table-cell>
          <table:table-cell office:value-type="float" office:value="950">
            <text:p>950</text:p>
          </table:table-cell>
          <table:table-cell office:value-type="float" office:value="980">
            <text:p>980</text:p>
          </table:table-cell>
          <table:table-cell office:value-type="float" office:value="1025">
            <text:p>1025</text:p>
          </table:table-cell>
          <table:table-cell office:value-type="float" office:value="1045">
            <text:p>1045</text:p>
          </table:table-cell>
          <table:table-cell office:value-type="float" office:value="1088">
            <text:p>1088</text:p>
          </table:table-cell>
          <table:table-cell office:value-type="float" office:value="1181">
            <text:p>1181</text:p>
          </table:table-cell>
          <table:table-cell office:value-type="float" office:value="1277">
            <text:p>1277</text:p>
          </table:table-cell>
          <table:table-cell office:value-type="float" office:value="1362">
            <text:p>1362</text:p>
          </table:table-cell>
          <table:table-cell office:value-type="float" office:value="1310">
            <text:p>1310</text:p>
          </table:table-cell>
          <table:table-cell office:value-type="float" office:value="1379">
            <text:p>1379</text:p>
          </table:table-cell>
          <table:table-cell office:value-type="float" office:value="1411">
            <text:p>1411</text:p>
          </table:table-cell>
          <table:table-cell office:value-type="float" office:value="1455">
            <text:p>1455</text:p>
          </table:table-cell>
          <table:table-cell office:value-type="float" office:value="1405">
            <text:p>1405</text:p>
          </table:table-cell>
          <table:table-cell office:value-type="float" office:value="1525">
            <text:p>1525</text:p>
          </table:table-cell>
          <table:table-cell office:value-type="float" office:value="1555">
            <text:p>1555</text:p>
          </table:table-cell>
          <table:table-cell office:value-type="float" office:value="1547">
            <text:p>1547</text:p>
          </table:table-cell>
          <table:table-cell office:value-type="float" office:value="1527">
            <text:p>1527</text:p>
          </table:table-cell>
          <table:table-cell office:value-type="float" office:value="1592">
            <text:p>1592</text:p>
          </table:table-cell>
          <table:table-cell office:value-type="float" office:value="1648">
            <text:p>1648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873">
            <text:p>1873</text:p>
          </table:table-cell>
          <table:table-cell office:value-type="float" office:value="1896">
            <text:p>1896</text:p>
          </table:table-cell>
          <table:table-cell office:value-type="float" office:value="2045">
            <text:p>2045</text:p>
          </table:table-cell>
          <table:table-cell office:value-type="float" office:value="2072">
            <text:p>2072</text:p>
          </table:table-cell>
          <table:table-cell office:value-type="float" office:value="2171">
            <text:p>2171</text:p>
          </table:table-cell>
          <table:table-cell office:value-type="float" office:value="2338">
            <text:p>2338</text:p>
          </table:table-cell>
          <table:table-cell office:value-type="float" office:value="2344">
            <text:p>2344</text:p>
          </table:table-cell>
          <table:table-cell office:value-type="float" office:value="2360">
            <text:p>2360</text:p>
          </table:table-cell>
          <table:table-cell office:value-type="float" office:value="2406">
            <text:p>2406</text:p>
          </table:table-cell>
          <table:table-cell office:value-type="float" office:value="2566">
            <text:p>2566</text:p>
          </table:table-cell>
          <table:table-cell office:value-type="float" office:value="2646">
            <text:p>2646</text:p>
          </table:table-cell>
          <table:table-cell office:value-type="float" office:value="3456">
            <text:p>3456</text:p>
          </table:table-cell>
          <table:table-cell office:value-type="float" office:value="2935">
            <text:p>2935</text:p>
          </table:table-cell>
          <table:table-cell office:value-type="float" office:value="2867">
            <text:p>2867</text:p>
          </table:table-cell>
          <table:table-cell office:value-type="float" office:value="2859">
            <text:p>2859</text:p>
          </table:table-cell>
          <table:table-cell office:value-type="float" office:value="3041">
            <text:p>3041</text:p>
          </table:table-cell>
          <table:table-cell office:value-type="float" office:value="2968">
            <text:p>2968</text:p>
          </table:table-cell>
          <table:table-cell office:value-type="float" office:value="3043">
            <text:p>3043</text:p>
          </table:table-cell>
          <table:table-cell office:value-type="float" office:value="3131">
            <text:p>3131</text:p>
          </table:table-cell>
          <table:table-cell office:value-type="float" office:value="3292">
            <text:p>3292</text:p>
          </table:table-cell>
          <table:table-cell office:value-type="float" office:value="3286">
            <text:p>3286</text:p>
          </table:table-cell>
          <table:table-cell office:value-type="float" office:value="3505">
            <text:p>3505</text:p>
          </table:table-cell>
          <table:table-cell office:value-type="float" office:value="3651">
            <text:p>3651</text:p>
          </table:table-cell>
          <table:table-cell office:value-type="float" office:value="3653">
            <text:p>3653</text:p>
          </table:table-cell>
          <table:table-cell office:value-type="float" office:value="3880">
            <text:p>3880</text:p>
          </table:table-cell>
          <table:table-cell office:value-type="float" office:value="3633">
            <text:p>3633</text:p>
          </table:table-cell>
          <table:table-cell office:value-type="float" office:value="3680">
            <text:p>3680</text:p>
          </table:table-cell>
          <table:table-cell office:value-type="float" office:value="3775">
            <text:p>3775</text:p>
          </table:table-cell>
          <table:table-cell office:value-type="float" office:value="4040">
            <text:p>4040</text:p>
          </table:table-cell>
          <table:table-cell office:value-type="float" office:value="4143">
            <text:p>4143</text:p>
          </table:table-cell>
          <table:table-cell office:value-type="float" office:value="4238">
            <text:p>4238</text:p>
          </table:table-cell>
          <table:table-cell office:value-type="float" office:value="3854">
            <text:p>3854</text:p>
          </table:table-cell>
          <table:table-cell office:value-type="float" office:value="3951">
            <text:p>3951</text:p>
          </table:table-cell>
          <table:table-cell office:value-type="float" office:value="4091">
            <text:p>4091</text:p>
          </table:table-cell>
          <table:table-cell office:value-type="float" office:value="4298">
            <text:p>4298</text:p>
          </table:table-cell>
          <table:table-cell office:value-type="float" office:value="4631">
            <text:p>4631</text:p>
          </table:table-cell>
          <table:table-cell office:value-type="float" office:value="4492">
            <text:p>4492</text:p>
          </table:table-cell>
          <table:table-cell office:value-type="float" office:value="4842">
            <text:p>4842</text:p>
          </table:table-cell>
          <table:table-cell office:value-type="float" office:value="4201">
            <text:p>4201</text:p>
          </table:table-cell>
          <table:table-cell office:value-type="float" office:value="3887">
            <text:p>3887</text:p>
          </table:table-cell>
          <table:table-cell office:value-type="float" office:value="3294">
            <text:p>3294</text:p>
          </table:table-cell>
          <table:table-cell office:value-type="float" office:value="3403">
            <text:p>3403</text:p>
          </table:table-cell>
          <table:table-cell office:value-type="float" office:value="3684">
            <text:p>3684</text:p>
          </table:table-cell>
          <table:table-cell office:value-type="float" office:value="3657">
            <text:p>3657</text:p>
          </table:table-cell>
          <table:table-cell office:value-type="float" office:value="2762">
            <text:p>2762</text:p>
          </table:table-cell>
          <table:table-cell office:value-type="float" office:value="2940">
            <text:p>2940</text:p>
          </table:table-cell>
          <table:table-cell office:value-type="float" office:value="2265">
            <text:p>2265</text:p>
          </table:table-cell>
          <table:table-cell office:value-type="float" office:value="2283">
            <text:p>2283</text:p>
          </table:table-cell>
          <table:table-cell office:value-type="float" office:value="2165">
            <text:p>2165</text:p>
          </table:table-cell>
          <table:table-cell table:number-columns-repeated="6"/>
        </table:table-row>
        <table:table-row table:style-name="ro1">
          <table:table-cell office:value-type="string">
            <text:p>R101.100_25-5-5-5</text:p>
          </table:table-cell>
          <table:table-cell office:value-type="float" office:value="10">
            <text:p>10</text:p>
          </table:table-cell>
          <table:table-cell office:value-type="float" office:value="32968">
            <text:p>32968.0</text:p>
          </table:table-cell>
          <table:table-cell table:formula="of:=AVERAGE([.E87:.CO87])" office:value-type="float" office:value="6994.3">
            <text:p>6994.3</text:p>
          </table:table-cell>
          <table:table-cell office:value-type="float" office:value="7295">
            <text:p>7295</text:p>
          </table:table-cell>
          <table:table-cell office:value-type="float" office:value="7892">
            <text:p>7892</text:p>
          </table:table-cell>
          <table:table-cell office:value-type="float" office:value="7733">
            <text:p>7733</text:p>
          </table:table-cell>
          <table:table-cell office:value-type="float" office:value="7442">
            <text:p>7442</text:p>
          </table:table-cell>
          <table:table-cell office:value-type="float" office:value="8131">
            <text:p>8131</text:p>
          </table:table-cell>
          <table:table-cell office:value-type="float" office:value="8010">
            <text:p>8010</text:p>
          </table:table-cell>
          <table:table-cell office:value-type="float" office:value="6990">
            <text:p>6990</text:p>
          </table:table-cell>
          <table:table-cell office:value-type="float" office:value="6621">
            <text:p>6621</text:p>
          </table:table-cell>
          <table:table-cell office:value-type="float" office:value="6238">
            <text:p>6238</text:p>
          </table:table-cell>
          <table:table-cell office:value-type="float" office:value="3591">
            <text:p>3591</text:p>
          </table:table-cell>
          <table:table-cell table:number-columns-repeated="78"/>
        </table:table-row>
        <table:table-row table:style-name="ro1">
          <table:table-cell office:value-type="string">
            <text:p>R101.100_25-5-5-5</text:p>
          </table:table-cell>
          <table:table-cell office:value-type="float" office:value="30">
            <text:p>30</text:p>
          </table:table-cell>
          <table:table-cell office:value-type="float" office:value="19129">
            <text:p>19129.0</text:p>
          </table:table-cell>
          <table:table-cell table:formula="of:=AVERAGE([.E88:.CO88])" office:value-type="float" office:value="5336.82142857143">
            <text:p>5336.8</text:p>
          </table:table-cell>
          <table:table-cell office:value-type="float" office:value="4571">
            <text:p>4571</text:p>
          </table:table-cell>
          <table:table-cell office:value-type="float" office:value="4556">
            <text:p>4556</text:p>
          </table:table-cell>
          <table:table-cell office:value-type="float" office:value="4662">
            <text:p>4662</text:p>
          </table:table-cell>
          <table:table-cell office:value-type="float" office:value="4758">
            <text:p>4758</text:p>
          </table:table-cell>
          <table:table-cell office:value-type="float" office:value="4598">
            <text:p>4598</text:p>
          </table:table-cell>
          <table:table-cell office:value-type="float" office:value="4779">
            <text:p>4779</text:p>
          </table:table-cell>
          <table:table-cell office:value-type="float" office:value="5124">
            <text:p>5124</text:p>
          </table:table-cell>
          <table:table-cell office:value-type="float" office:value="5344">
            <text:p>5344</text:p>
          </table:table-cell>
          <table:table-cell office:value-type="float" office:value="5617">
            <text:p>5617</text:p>
          </table:table-cell>
          <table:table-cell office:value-type="float" office:value="5677">
            <text:p>5677</text:p>
          </table:table-cell>
          <table:table-cell office:value-type="float" office:value="5709">
            <text:p>5709</text:p>
          </table:table-cell>
          <table:table-cell office:value-type="float" office:value="5690">
            <text:p>5690</text:p>
          </table:table-cell>
          <table:table-cell office:value-type="float" office:value="6085">
            <text:p>6085</text:p>
          </table:table-cell>
          <table:table-cell office:value-type="float" office:value="6298">
            <text:p>6298</text:p>
          </table:table-cell>
          <table:table-cell office:value-type="float" office:value="6268">
            <text:p>6268</text:p>
          </table:table-cell>
          <table:table-cell office:value-type="float" office:value="5990">
            <text:p>5990</text:p>
          </table:table-cell>
          <table:table-cell office:value-type="float" office:value="6306">
            <text:p>6306</text:p>
          </table:table-cell>
          <table:table-cell office:value-type="float" office:value="6327">
            <text:p>6327</text:p>
          </table:table-cell>
          <table:table-cell office:value-type="float" office:value="6774">
            <text:p>6774</text:p>
          </table:table-cell>
          <table:table-cell office:value-type="float" office:value="6375">
            <text:p>6375</text:p>
          </table:table-cell>
          <table:table-cell office:value-type="float" office:value="5829">
            <text:p>5829</text:p>
          </table:table-cell>
          <table:table-cell office:value-type="float" office:value="5725">
            <text:p>5725</text:p>
          </table:table-cell>
          <table:table-cell office:value-type="float" office:value="5836">
            <text:p>5836</text:p>
          </table:table-cell>
          <table:table-cell office:value-type="float" office:value="5783">
            <text:p>5783</text:p>
          </table:table-cell>
          <table:table-cell office:value-type="float" office:value="5927">
            <text:p>5927</text:p>
          </table:table-cell>
          <table:table-cell office:value-type="float" office:value="4414">
            <text:p>4414</text:p>
          </table:table-cell>
          <table:table-cell office:value-type="float" office:value="2828">
            <text:p>2828</text:p>
          </table:table-cell>
          <table:table-cell office:value-type="float" office:value="1581">
            <text:p>1581</text:p>
          </table:table-cell>
          <table:table-cell table:number-columns-repeated="60"/>
        </table:table-row>
        <table:table-row table:style-name="ro1">
          <table:table-cell office:value-type="string">
            <text:p>R101.100_25-5-5-5</text:p>
          </table:table-cell>
          <table:table-cell office:value-type="float" office:value="50">
            <text:p>50</text:p>
          </table:table-cell>
          <table:table-cell office:value-type="float" office:value="9178">
            <text:p>9178.0</text:p>
          </table:table-cell>
          <table:table-cell table:formula="of:=AVERAGE([.E89:.CO89])" office:value-type="float" office:value="4747.91891891892">
            <text:p>4747.9</text:p>
          </table:table-cell>
          <table:table-cell office:value-type="float" office:value="2667">
            <text:p>2667</text:p>
          </table:table-cell>
          <table:table-cell office:value-type="float" office:value="2908">
            <text:p>2908</text:p>
          </table:table-cell>
          <table:table-cell office:value-type="float" office:value="3239">
            <text:p>3239</text:p>
          </table:table-cell>
          <table:table-cell office:value-type="float" office:value="3482">
            <text:p>3482</text:p>
          </table:table-cell>
          <table:table-cell office:value-type="float" office:value="3546">
            <text:p>3546</text:p>
          </table:table-cell>
          <table:table-cell office:value-type="float" office:value="3728">
            <text:p>3728</text:p>
          </table:table-cell>
          <table:table-cell office:value-type="float" office:value="3849">
            <text:p>3849</text:p>
          </table:table-cell>
          <table:table-cell office:value-type="float" office:value="3986">
            <text:p>3986</text:p>
          </table:table-cell>
          <table:table-cell office:value-type="float" office:value="4181">
            <text:p>4181</text:p>
          </table:table-cell>
          <table:table-cell office:value-type="float" office:value="4295">
            <text:p>4295</text:p>
          </table:table-cell>
          <table:table-cell office:value-type="float" office:value="4260">
            <text:p>4260</text:p>
          </table:table-cell>
          <table:table-cell office:value-type="float" office:value="4476">
            <text:p>4476</text:p>
          </table:table-cell>
          <table:table-cell office:value-type="float" office:value="4600">
            <text:p>4600</text:p>
          </table:table-cell>
          <table:table-cell office:value-type="float" office:value="4469">
            <text:p>4469</text:p>
          </table:table-cell>
          <table:table-cell office:value-type="float" office:value="4721">
            <text:p>4721</text:p>
          </table:table-cell>
          <table:table-cell office:value-type="float" office:value="4927">
            <text:p>4927</text:p>
          </table:table-cell>
          <table:table-cell office:value-type="float" office:value="5053">
            <text:p>5053</text:p>
          </table:table-cell>
          <table:table-cell office:value-type="float" office:value="5090">
            <text:p>5090</text:p>
          </table:table-cell>
          <table:table-cell office:value-type="float" office:value="5801">
            <text:p>5801</text:p>
          </table:table-cell>
          <table:table-cell office:value-type="float" office:value="5428">
            <text:p>5428</text:p>
          </table:table-cell>
          <table:table-cell office:value-type="float" office:value="5583">
            <text:p>5583</text:p>
          </table:table-cell>
          <table:table-cell office:value-type="float" office:value="5765">
            <text:p>5765</text:p>
          </table:table-cell>
          <table:table-cell office:value-type="float" office:value="6069">
            <text:p>6069</text:p>
          </table:table-cell>
          <table:table-cell office:value-type="float" office:value="6133">
            <text:p>6133</text:p>
          </table:table-cell>
          <table:table-cell office:value-type="float" office:value="6619">
            <text:p>6619</text:p>
          </table:table-cell>
          <table:table-cell office:value-type="float" office:value="6493">
            <text:p>6493</text:p>
          </table:table-cell>
          <table:table-cell office:value-type="float" office:value="6704">
            <text:p>6704</text:p>
          </table:table-cell>
          <table:table-cell office:value-type="float" office:value="6816">
            <text:p>6816</text:p>
          </table:table-cell>
          <table:table-cell office:value-type="float" office:value="6194">
            <text:p>6194</text:p>
          </table:table-cell>
          <table:table-cell office:value-type="float" office:value="5438">
            <text:p>5438</text:p>
          </table:table-cell>
          <table:table-cell office:value-type="float" office:value="5334">
            <text:p>5334</text:p>
          </table:table-cell>
          <table:table-cell office:value-type="float" office:value="5021">
            <text:p>5021</text:p>
          </table:table-cell>
          <table:table-cell office:value-type="float" office:value="4364">
            <text:p>4364</text:p>
          </table:table-cell>
          <table:table-cell office:value-type="float" office:value="4453">
            <text:p>4453</text:p>
          </table:table-cell>
          <table:table-cell office:value-type="float" office:value="3670">
            <text:p>3670</text:p>
          </table:table-cell>
          <table:table-cell office:value-type="float" office:value="3733">
            <text:p>3733</text:p>
          </table:table-cell>
          <table:table-cell office:value-type="float" office:value="2578">
            <text:p>2578</text:p>
          </table:table-cell>
          <table:table-cell table:number-columns-repeated="51"/>
        </table:table-row>
        <table:table-row table:style-name="ro1">
          <table:table-cell office:value-type="string">
            <text:p>R101.100_25-5-5-5</text:p>
          </table:table-cell>
          <table:table-cell office:value-type="float" office:value="70">
            <text:p>70</text:p>
          </table:table-cell>
          <table:table-cell office:value-type="float" office:value="4305">
            <text:p>4305.0</text:p>
          </table:table-cell>
          <table:table-cell table:formula="of:=AVERAGE([.E90:.CO90])" office:value-type="float" office:value="3407.16326530612">
            <text:p>3407.2</text:p>
          </table:table-cell>
          <table:table-cell office:value-type="float" office:value="1330">
            <text:p>1330</text:p>
          </table:table-cell>
          <table:table-cell office:value-type="float" office:value="1433">
            <text:p>1433</text:p>
          </table:table-cell>
          <table:table-cell office:value-type="float" office:value="1505">
            <text:p>1505</text:p>
          </table:table-cell>
          <table:table-cell office:value-type="float" office:value="1693">
            <text:p>1693</text:p>
          </table:table-cell>
          <table:table-cell office:value-type="float" office:value="1679">
            <text:p>1679</text:p>
          </table:table-cell>
          <table:table-cell office:value-type="float" office:value="1749">
            <text:p>1749</text:p>
          </table:table-cell>
          <table:table-cell office:value-type="float" office:value="1837">
            <text:p>1837</text:p>
          </table:table-cell>
          <table:table-cell office:value-type="float" office:value="1865">
            <text:p>1865</text:p>
          </table:table-cell>
          <table:table-cell office:value-type="float" office:value="1903">
            <text:p>1903</text:p>
          </table:table-cell>
          <table:table-cell office:value-type="float" office:value="1968">
            <text:p>1968</text:p>
          </table:table-cell>
          <table:table-cell office:value-type="float" office:value="2233">
            <text:p>2233</text:p>
          </table:table-cell>
          <table:table-cell office:value-type="float" office:value="2385">
            <text:p>2385</text:p>
          </table:table-cell>
          <table:table-cell office:value-type="float" office:value="2456">
            <text:p>2456</text:p>
          </table:table-cell>
          <table:table-cell office:value-type="float" office:value="2683">
            <text:p>2683</text:p>
          </table:table-cell>
          <table:table-cell office:value-type="float" office:value="2919">
            <text:p>2919</text:p>
          </table:table-cell>
          <table:table-cell office:value-type="float" office:value="2942">
            <text:p>2942</text:p>
          </table:table-cell>
          <table:table-cell office:value-type="float" office:value="3073">
            <text:p>3073</text:p>
          </table:table-cell>
          <table:table-cell office:value-type="float" office:value="3272">
            <text:p>3272</text:p>
          </table:table-cell>
          <table:table-cell office:value-type="float" office:value="3449">
            <text:p>3449</text:p>
          </table:table-cell>
          <table:table-cell office:value-type="float" office:value="3813">
            <text:p>3813</text:p>
          </table:table-cell>
          <table:table-cell office:value-type="float" office:value="3897">
            <text:p>3897</text:p>
          </table:table-cell>
          <table:table-cell office:value-type="float" office:value="3815">
            <text:p>3815</text:p>
          </table:table-cell>
          <table:table-cell office:value-type="float" office:value="3984">
            <text:p>3984</text:p>
          </table:table-cell>
          <table:table-cell office:value-type="float" office:value="4178">
            <text:p>4178</text:p>
          </table:table-cell>
          <table:table-cell office:value-type="float" office:value="4491">
            <text:p>4491</text:p>
          </table:table-cell>
          <table:table-cell office:value-type="float" office:value="4605">
            <text:p>4605</text:p>
          </table:table-cell>
          <table:table-cell office:value-type="float" office:value="4689">
            <text:p>4689</text:p>
          </table:table-cell>
          <table:table-cell office:value-type="float" office:value="4420">
            <text:p>4420</text:p>
          </table:table-cell>
          <table:table-cell office:value-type="float" office:value="4667">
            <text:p>4667</text:p>
          </table:table-cell>
          <table:table-cell office:value-type="float" office:value="4538">
            <text:p>4538</text:p>
          </table:table-cell>
          <table:table-cell office:value-type="float" office:value="4586">
            <text:p>4586</text:p>
          </table:table-cell>
          <table:table-cell office:value-type="float" office:value="4746">
            <text:p>4746</text:p>
          </table:table-cell>
          <table:table-cell office:value-type="float" office:value="4737">
            <text:p>4737</text:p>
          </table:table-cell>
          <table:table-cell office:value-type="float" office:value="4730">
            <text:p>4730</text:p>
          </table:table-cell>
          <table:table-cell office:value-type="float" office:value="5067">
            <text:p>5067</text:p>
          </table:table-cell>
          <table:table-cell office:value-type="float" office:value="5011">
            <text:p>5011</text:p>
          </table:table-cell>
          <table:table-cell office:value-type="float" office:value="4856">
            <text:p>4856</text:p>
          </table:table-cell>
          <table:table-cell office:value-type="float" office:value="4753">
            <text:p>4753</text:p>
          </table:table-cell>
          <table:table-cell office:value-type="float" office:value="4795">
            <text:p>4795</text:p>
          </table:table-cell>
          <table:table-cell office:value-type="float" office:value="4233">
            <text:p>4233</text:p>
          </table:table-cell>
          <table:table-cell office:value-type="float" office:value="4050">
            <text:p>4050</text:p>
          </table:table-cell>
          <table:table-cell office:value-type="float" office:value="4155">
            <text:p>4155</text:p>
          </table:table-cell>
          <table:table-cell office:value-type="float" office:value="4417">
            <text:p>4417</text:p>
          </table:table-cell>
          <table:table-cell office:value-type="float" office:value="3774">
            <text:p>3774</text:p>
          </table:table-cell>
          <table:table-cell office:value-type="float" office:value="3539">
            <text:p>3539</text:p>
          </table:table-cell>
          <table:table-cell office:value-type="float" office:value="3327">
            <text:p>3327</text:p>
          </table:table-cell>
          <table:table-cell office:value-type="float" office:value="2550">
            <text:p>2550</text:p>
          </table:table-cell>
          <table:table-cell office:value-type="float" office:value="2060">
            <text:p>2060</text:p>
          </table:table-cell>
          <table:table-cell office:value-type="float" office:value="2094">
            <text:p>2094</text:p>
          </table:table-cell>
          <table:table-cell table:number-columns-repeated="39"/>
        </table:table-row>
        <table:table-row table:style-name="ro1">
          <table:table-cell office:value-type="string">
            <text:p>R101.100_25-5-5-5</text:p>
          </table:table-cell>
          <table:table-cell office:value-type="float" office:value="90">
            <text:p>90</text:p>
          </table:table-cell>
          <table:table-cell office:value-type="float" office:value="1767">
            <text:p>1767.0</text:p>
          </table:table-cell>
          <table:table-cell table:formula="of:=AVERAGE([.E91:.CO91])" office:value-type="float" office:value="2896.10714285714">
            <text:p>2896.1</text:p>
          </table:table-cell>
          <table:table-cell table:number-columns-repeated="2" office:value-type="float" office:value="607">
            <text:p>607</text:p>
          </table:table-cell>
          <table:table-cell office:value-type="float" office:value="648">
            <text:p>648</text:p>
          </table:table-cell>
          <table:table-cell office:value-type="float" office:value="684">
            <text:p>684</text:p>
          </table:table-cell>
          <table:table-cell office:value-type="float" office:value="738">
            <text:p>738</text:p>
          </table:table-cell>
          <table:table-cell office:value-type="float" office:value="759">
            <text:p>759</text:p>
          </table:table-cell>
          <table:table-cell office:value-type="float" office:value="820">
            <text:p>820</text:p>
          </table:table-cell>
          <table:table-cell office:value-type="float" office:value="857">
            <text:p>857</text:p>
          </table:table-cell>
          <table:table-cell office:value-type="float" office:value="1027">
            <text:p>1027</text:p>
          </table:table-cell>
          <table:table-cell office:value-type="float" office:value="1052">
            <text:p>1052</text:p>
          </table:table-cell>
          <table:table-cell office:value-type="float" office:value="1095">
            <text:p>1095</text:p>
          </table:table-cell>
          <table:table-cell office:value-type="float" office:value="1114">
            <text:p>1114</text:p>
          </table:table-cell>
          <table:table-cell office:value-type="float" office:value="1277">
            <text:p>1277</text:p>
          </table:table-cell>
          <table:table-cell office:value-type="float" office:value="1445">
            <text:p>1445</text:p>
          </table:table-cell>
          <table:table-cell office:value-type="float" office:value="1610">
            <text:p>1610</text:p>
          </table:table-cell>
          <table:table-cell office:value-type="float" office:value="1687">
            <text:p>1687</text:p>
          </table:table-cell>
          <table:table-cell office:value-type="float" office:value="1816">
            <text:p>1816</text:p>
          </table:table-cell>
          <table:table-cell office:value-type="float" office:value="1875">
            <text:p>1875</text:p>
          </table:table-cell>
          <table:table-cell office:value-type="float" office:value="2027">
            <text:p>2027</text:p>
          </table:table-cell>
          <table:table-cell office:value-type="float" office:value="2183">
            <text:p>2183</text:p>
          </table:table-cell>
          <table:table-cell office:value-type="float" office:value="2398">
            <text:p>2398</text:p>
          </table:table-cell>
          <table:table-cell office:value-type="float" office:value="2441">
            <text:p>2441</text:p>
          </table:table-cell>
          <table:table-cell office:value-type="float" office:value="2550">
            <text:p>2550</text:p>
          </table:table-cell>
          <table:table-cell office:value-type="float" office:value="2672">
            <text:p>2672</text:p>
          </table:table-cell>
          <table:table-cell office:value-type="float" office:value="2769">
            <text:p>2769</text:p>
          </table:table-cell>
          <table:table-cell office:value-type="float" office:value="2716">
            <text:p>2716</text:p>
          </table:table-cell>
          <table:table-cell office:value-type="float" office:value="2884">
            <text:p>2884</text:p>
          </table:table-cell>
          <table:table-cell office:value-type="float" office:value="2898">
            <text:p>2898</text:p>
          </table:table-cell>
          <table:table-cell office:value-type="float" office:value="3078">
            <text:p>3078</text:p>
          </table:table-cell>
          <table:table-cell office:value-type="float" office:value="3408">
            <text:p>3408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office:value-type="float" office:value="3785">
            <text:p>3785</text:p>
          </table:table-cell>
          <table:table-cell office:value-type="float" office:value="3923">
            <text:p>3923</text:p>
          </table:table-cell>
          <table:table-cell office:value-type="float" office:value="4560">
            <text:p>4560</text:p>
          </table:table-cell>
          <table:table-cell office:value-type="float" office:value="4631">
            <text:p>4631</text:p>
          </table:table-cell>
          <table:table-cell office:value-type="float" office:value="4939">
            <text:p>4939</text:p>
          </table:table-cell>
          <table:table-cell office:value-type="float" office:value="4768">
            <text:p>4768</text:p>
          </table:table-cell>
          <table:table-cell office:value-type="float" office:value="5151">
            <text:p>5151</text:p>
          </table:table-cell>
          <table:table-cell office:value-type="float" office:value="5139">
            <text:p>5139</text:p>
          </table:table-cell>
          <table:table-cell office:value-type="float" office:value="5066">
            <text:p>5066</text:p>
          </table:table-cell>
          <table:table-cell office:value-type="float" office:value="5173">
            <text:p>5173</text:p>
          </table:table-cell>
          <table:table-cell office:value-type="float" office:value="5318">
            <text:p>5318</text:p>
          </table:table-cell>
          <table:table-cell office:value-type="float" office:value="5135">
            <text:p>5135</text:p>
          </table:table-cell>
          <table:table-cell office:value-type="float" office:value="5556">
            <text:p>5556</text:p>
          </table:table-cell>
          <table:table-cell office:value-type="float" office:value="4507">
            <text:p>4507</text:p>
          </table:table-cell>
          <table:table-cell office:value-type="float" office:value="4117">
            <text:p>4117</text:p>
          </table:table-cell>
          <table:table-cell office:value-type="float" office:value="4276">
            <text:p>4276</text:p>
          </table:table-cell>
          <table:table-cell office:value-type="float" office:value="3810">
            <text:p>3810</text:p>
          </table:table-cell>
          <table:table-cell office:value-type="float" office:value="3807">
            <text:p>3807</text:p>
          </table:table-cell>
          <table:table-cell office:value-type="float" office:value="3854">
            <text:p>3854</text:p>
          </table:table-cell>
          <table:table-cell office:value-type="float" office:value="3938">
            <text:p>3938</text:p>
          </table:table-cell>
          <table:table-cell office:value-type="float" office:value="3451">
            <text:p>3451</text:p>
          </table:table-cell>
          <table:table-cell office:value-type="float" office:value="2869">
            <text:p>2869</text:p>
          </table:table-cell>
          <table:table-cell office:value-type="float" office:value="2957">
            <text:p>2957</text:p>
          </table:table-cell>
          <table:table-cell office:value-type="float" office:value="2309">
            <text:p>2309</text:p>
          </table:table-cell>
          <table:table-cell table:number-columns-repeated="32"/>
        </table:table-row>
        <table:table-row table:style-name="ro1">
          <table:table-cell office:value-type="string">
            <text:p>R102.100_25-5-5-5</text:p>
          </table:table-cell>
          <table:table-cell office:value-type="float" office:value="10">
            <text:p>10</text:p>
          </table:table-cell>
          <table:table-cell office:value-type="float" office:value="26659">
            <text:p>26659.0</text:p>
          </table:table-cell>
          <table:table-cell table:formula="of:=AVERAGE([.E92:.CO92])" office:value-type="float" office:value="5984.77777777778">
            <text:p>5984.8</text:p>
          </table:table-cell>
          <table:table-cell office:value-type="float" office:value="6246">
            <text:p>6246</text:p>
          </table:table-cell>
          <table:table-cell office:value-type="float" office:value="6487">
            <text:p>6487</text:p>
          </table:table-cell>
          <table:table-cell office:value-type="float" office:value="6476">
            <text:p>6476</text:p>
          </table:table-cell>
          <table:table-cell office:value-type="float" office:value="6033">
            <text:p>6033</text:p>
          </table:table-cell>
          <table:table-cell office:value-type="float" office:value="6225">
            <text:p>6225</text:p>
          </table:table-cell>
          <table:table-cell office:value-type="float" office:value="6525">
            <text:p>6525</text:p>
          </table:table-cell>
          <table:table-cell office:value-type="float" office:value="6798">
            <text:p>6798</text:p>
          </table:table-cell>
          <table:table-cell office:value-type="float" office:value="4570">
            <text:p>4570</text:p>
          </table:table-cell>
          <table:table-cell office:value-type="float" office:value="4503">
            <text:p>4503</text:p>
          </table:table-cell>
          <table:table-cell table:number-columns-repeated="79"/>
        </table:table-row>
        <table:table-row table:style-name="ro1">
          <table:table-cell office:value-type="string">
            <text:p>R102.100_25-5-5-5</text:p>
          </table:table-cell>
          <table:table-cell office:value-type="float" office:value="30">
            <text:p>30</text:p>
          </table:table-cell>
          <table:table-cell office:value-type="float" office:value="16108">
            <text:p>16108.0</text:p>
          </table:table-cell>
          <table:table-cell table:formula="of:=AVERAGE([.E93:.CO93])" office:value-type="float" office:value="5387.2">
            <text:p>5387.2</text:p>
          </table:table-cell>
          <table:table-cell office:value-type="float" office:value="5294">
            <text:p>5294</text:p>
          </table:table-cell>
          <table:table-cell office:value-type="float" office:value="5057">
            <text:p>5057</text:p>
          </table:table-cell>
          <table:table-cell office:value-type="float" office:value="5336">
            <text:p>5336</text:p>
          </table:table-cell>
          <table:table-cell office:value-type="float" office:value="5321">
            <text:p>5321</text:p>
          </table:table-cell>
          <table:table-cell office:value-type="float" office:value="5414">
            <text:p>5414</text:p>
          </table:table-cell>
          <table:table-cell office:value-type="float" office:value="5687">
            <text:p>5687</text:p>
          </table:table-cell>
          <table:table-cell office:value-type="float" office:value="5765">
            <text:p>5765</text:p>
          </table:table-cell>
          <table:table-cell office:value-type="float" office:value="5627">
            <text:p>5627</text:p>
          </table:table-cell>
          <table:table-cell office:value-type="float" office:value="5857">
            <text:p>5857</text:p>
          </table:table-cell>
          <table:table-cell office:value-type="float" office:value="5899">
            <text:p>5899</text:p>
          </table:table-cell>
          <table:table-cell office:value-type="float" office:value="5971">
            <text:p>5971</text:p>
          </table:table-cell>
          <table:table-cell office:value-type="float" office:value="5873">
            <text:p>5873</text:p>
          </table:table-cell>
          <table:table-cell office:value-type="float" office:value="5493">
            <text:p>5493</text:p>
          </table:table-cell>
          <table:table-cell office:value-type="float" office:value="5684">
            <text:p>5684</text:p>
          </table:table-cell>
          <table:table-cell office:value-type="float" office:value="5310">
            <text:p>5310</text:p>
          </table:table-cell>
          <table:table-cell office:value-type="float" office:value="5002">
            <text:p>5002</text:p>
          </table:table-cell>
          <table:table-cell office:value-type="float" office:value="4849">
            <text:p>4849</text:p>
          </table:table-cell>
          <table:table-cell office:value-type="float" office:value="4817">
            <text:p>4817</text:p>
          </table:table-cell>
          <table:table-cell office:value-type="float" office:value="4643">
            <text:p>4643</text:p>
          </table:table-cell>
          <table:table-cell office:value-type="float" office:value="4845">
            <text:p>4845</text:p>
          </table:table-cell>
          <table:table-cell table:number-columns-repeated="68"/>
        </table:table-row>
        <table:table-row table:style-name="ro1">
          <table:table-cell office:value-type="string">
            <text:p>R102.100_25-5-5-5</text:p>
          </table:table-cell>
          <table:table-cell office:value-type="float" office:value="50">
            <text:p>50</text:p>
          </table:table-cell>
          <table:table-cell office:value-type="float" office:value="8511">
            <text:p>8511.0</text:p>
          </table:table-cell>
          <table:table-cell table:formula="of:=AVERAGE([.E94:.CO94])" office:value-type="float" office:value="4447.53846153846">
            <text:p>4447.5</text:p>
          </table:table-cell>
          <table:table-cell office:value-type="float" office:value="3823">
            <text:p>3823</text:p>
          </table:table-cell>
          <table:table-cell office:value-type="float" office:value="4018">
            <text:p>4018</text:p>
          </table:table-cell>
          <table:table-cell office:value-type="float" office:value="4182">
            <text:p>4182</text:p>
          </table:table-cell>
          <table:table-cell office:value-type="float" office:value="4001">
            <text:p>4001</text:p>
          </table:table-cell>
          <table:table-cell office:value-type="float" office:value="3997">
            <text:p>3997</text:p>
          </table:table-cell>
          <table:table-cell office:value-type="float" office:value="4417">
            <text:p>4417</text:p>
          </table:table-cell>
          <table:table-cell office:value-type="float" office:value="4734">
            <text:p>4734</text:p>
          </table:table-cell>
          <table:table-cell office:value-type="float" office:value="4778">
            <text:p>4778</text:p>
          </table:table-cell>
          <table:table-cell office:value-type="float" office:value="4838">
            <text:p>4838</text:p>
          </table:table-cell>
          <table:table-cell office:value-type="float" office:value="5158">
            <text:p>5158</text:p>
          </table:table-cell>
          <table:table-cell office:value-type="float" office:value="5251">
            <text:p>5251</text:p>
          </table:table-cell>
          <table:table-cell office:value-type="float" office:value="5306">
            <text:p>5306</text:p>
          </table:table-cell>
          <table:table-cell office:value-type="float" office:value="5539">
            <text:p>5539</text:p>
          </table:table-cell>
          <table:table-cell office:value-type="float" office:value="5181">
            <text:p>5181</text:p>
          </table:table-cell>
          <table:table-cell office:value-type="float" office:value="5557">
            <text:p>5557</text:p>
          </table:table-cell>
          <table:table-cell office:value-type="float" office:value="5642">
            <text:p>5642</text:p>
          </table:table-cell>
          <table:table-cell office:value-type="float" office:value="5611">
            <text:p>5611</text:p>
          </table:table-cell>
          <table:table-cell office:value-type="float" office:value="5322">
            <text:p>5322</text:p>
          </table:table-cell>
          <table:table-cell office:value-type="float" office:value="5448">
            <text:p>5448</text:p>
          </table:table-cell>
          <table:table-cell office:value-type="float" office:value="5459">
            <text:p>5459</text:p>
          </table:table-cell>
          <table:table-cell office:value-type="float" office:value="3832">
            <text:p>3832</text:p>
          </table:table-cell>
          <table:table-cell office:value-type="float" office:value="3261">
            <text:p>3261</text:p>
          </table:table-cell>
          <table:table-cell office:value-type="float" office:value="2889">
            <text:p>2889</text:p>
          </table:table-cell>
          <table:table-cell office:value-type="float" office:value="3075">
            <text:p>3075</text:p>
          </table:table-cell>
          <table:table-cell office:value-type="float" office:value="2478">
            <text:p>2478</text:p>
          </table:table-cell>
          <table:table-cell office:value-type="float" office:value="1839">
            <text:p>1839</text:p>
          </table:table-cell>
          <table:table-cell table:number-columns-repeated="62"/>
        </table:table-row>
        <table:table-row table:style-name="ro1">
          <table:table-cell office:value-type="string">
            <text:p>R102.100_25-5-5-5</text:p>
          </table:table-cell>
          <table:table-cell office:value-type="float" office:value="70">
            <text:p>70</text:p>
          </table:table-cell>
          <table:table-cell office:value-type="float" office:value="4041">
            <text:p>4041.0</text:p>
          </table:table-cell>
          <table:table-cell table:formula="of:=AVERAGE([.E95:.CO95])" office:value-type="float" office:value="3613.90476190476">
            <text:p>3613.9</text:p>
          </table:table-cell>
          <table:table-cell office:value-type="float" office:value="1996">
            <text:p>1996</text:p>
          </table:table-cell>
          <table:table-cell office:value-type="float" office:value="2067">
            <text:p>2067</text:p>
          </table:table-cell>
          <table:table-cell office:value-type="float" office:value="2313">
            <text:p>2313</text:p>
          </table:table-cell>
          <table:table-cell office:value-type="float" office:value="2460">
            <text:p>2460</text:p>
          </table:table-cell>
          <table:table-cell office:value-type="float" office:value="2312">
            <text:p>2312</text:p>
          </table:table-cell>
          <table:table-cell office:value-type="float" office:value="2403">
            <text:p>2403</text:p>
          </table:table-cell>
          <table:table-cell office:value-type="float" office:value="2414">
            <text:p>2414</text:p>
          </table:table-cell>
          <table:table-cell office:value-type="float" office:value="2526">
            <text:p>2526</text:p>
          </table:table-cell>
          <table:table-cell office:value-type="float" office:value="2737">
            <text:p>2737</text:p>
          </table:table-cell>
          <table:table-cell office:value-type="float" office:value="2882">
            <text:p>2882</text:p>
          </table:table-cell>
          <table:table-cell office:value-type="float" office:value="3101">
            <text:p>3101</text:p>
          </table:table-cell>
          <table:table-cell office:value-type="float" office:value="3182">
            <text:p>3182</text:p>
          </table:table-cell>
          <table:table-cell office:value-type="float" office:value="3374">
            <text:p>3374</text:p>
          </table:table-cell>
          <table:table-cell office:value-type="float" office:value="3515">
            <text:p>3515</text:p>
          </table:table-cell>
          <table:table-cell office:value-type="float" office:value="3598">
            <text:p>3598</text:p>
          </table:table-cell>
          <table:table-cell office:value-type="float" office:value="3650">
            <text:p>3650</text:p>
          </table:table-cell>
          <table:table-cell office:value-type="float" office:value="3719">
            <text:p>3719</text:p>
          </table:table-cell>
          <table:table-cell office:value-type="float" office:value="3920">
            <text:p>3920</text:p>
          </table:table-cell>
          <table:table-cell office:value-type="float" office:value="4249">
            <text:p>4249</text:p>
          </table:table-cell>
          <table:table-cell office:value-type="float" office:value="4278">
            <text:p>4278</text:p>
          </table:table-cell>
          <table:table-cell office:value-type="float" office:value="4496">
            <text:p>4496</text:p>
          </table:table-cell>
          <table:table-cell office:value-type="float" office:value="4639">
            <text:p>4639</text:p>
          </table:table-cell>
          <table:table-cell office:value-type="float" office:value="4762">
            <text:p>4762</text:p>
          </table:table-cell>
          <table:table-cell office:value-type="float" office:value="4900">
            <text:p>4900</text:p>
          </table:table-cell>
          <table:table-cell office:value-type="float" office:value="5023">
            <text:p>5023</text:p>
          </table:table-cell>
          <table:table-cell office:value-type="float" office:value="4850">
            <text:p>4850</text:p>
          </table:table-cell>
          <table:table-cell office:value-type="float" office:value="4690">
            <text:p>4690</text:p>
          </table:table-cell>
          <table:table-cell office:value-type="float" office:value="4797">
            <text:p>4797</text:p>
          </table:table-cell>
          <table:table-cell office:value-type="float" office:value="4544">
            <text:p>4544</text:p>
          </table:table-cell>
          <table:table-cell office:value-type="float" office:value="4700">
            <text:p>4700</text:p>
          </table:table-cell>
          <table:table-cell office:value-type="float" office:value="4759">
            <text:p>4759</text:p>
          </table:table-cell>
          <table:table-cell office:value-type="float" office:value="4639">
            <text:p>4639</text:p>
          </table:table-cell>
          <table:table-cell office:value-type="float" office:value="4540">
            <text:p>4540</text:p>
          </table:table-cell>
          <table:table-cell office:value-type="float" office:value="4681">
            <text:p>4681</text:p>
          </table:table-cell>
          <table:table-cell office:value-type="float" office:value="3314">
            <text:p>3314</text:p>
          </table:table-cell>
          <table:table-cell office:value-type="float" office:value="3231">
            <text:p>3231</text:p>
          </table:table-cell>
          <table:table-cell office:value-type="float" office:value="3205">
            <text:p>3205</text:p>
          </table:table-cell>
          <table:table-cell office:value-type="float" office:value="3230">
            <text:p>3230</text:p>
          </table:table-cell>
          <table:table-cell office:value-type="float" office:value="3500">
            <text:p>3500</text:p>
          </table:table-cell>
          <table:table-cell office:value-type="float" office:value="3213">
            <text:p>3213</text:p>
          </table:table-cell>
          <table:table-cell office:value-type="float" office:value="2591">
            <text:p>2591</text:p>
          </table:table-cell>
          <table:table-cell office:value-type="float" office:value="2784">
            <text:p>2784</text:p>
          </table:table-cell>
          <table:table-cell table:number-columns-repeated="46"/>
        </table:table-row>
        <table:table-row table:style-name="ro1">
          <table:table-cell office:value-type="string">
            <text:p>R102.100_25-5-5-5</text:p>
          </table:table-cell>
          <table:table-cell office:value-type="float" office:value="90">
            <text:p>90</text:p>
          </table:table-cell>
          <table:table-cell office:value-type="float" office:value="1654">
            <text:p>1654.0</text:p>
          </table:table-cell>
          <table:table-cell table:formula="of:=AVERAGE([.E96:.CO96])" office:value-type="float" office:value="2963.15">
            <text:p>2963.2</text:p>
          </table:table-cell>
          <table:table-cell office:value-type="float" office:value="1449">
            <text:p>1449</text:p>
          </table:table-cell>
          <table:table-cell office:value-type="float" office:value="1439">
            <text:p>1439</text:p>
          </table:table-cell>
          <table:table-cell office:value-type="float" office:value="1521">
            <text:p>1521</text:p>
          </table:table-cell>
          <table:table-cell office:value-type="float" office:value="1652">
            <text:p>1652</text:p>
          </table:table-cell>
          <table:table-cell office:value-type="float" office:value="1945">
            <text:p>1945</text:p>
          </table:table-cell>
          <table:table-cell office:value-type="float" office:value="1998">
            <text:p>1998</text:p>
          </table:table-cell>
          <table:table-cell office:value-type="float" office:value="1904">
            <text:p>1904</text:p>
          </table:table-cell>
          <table:table-cell office:value-type="float" office:value="2178">
            <text:p>2178</text:p>
          </table:table-cell>
          <table:table-cell office:value-type="float" office:value="2261">
            <text:p>2261</text:p>
          </table:table-cell>
          <table:table-cell office:value-type="float" office:value="2242">
            <text:p>2242</text:p>
          </table:table-cell>
          <table:table-cell office:value-type="float" office:value="2409">
            <text:p>2409</text:p>
          </table:table-cell>
          <table:table-cell office:value-type="float" office:value="2431">
            <text:p>2431</text:p>
          </table:table-cell>
          <table:table-cell office:value-type="float" office:value="2589">
            <text:p>2589</text:p>
          </table:table-cell>
          <table:table-cell office:value-type="float" office:value="2607">
            <text:p>2607</text:p>
          </table:table-cell>
          <table:table-cell office:value-type="float" office:value="2789">
            <text:p>2789</text:p>
          </table:table-cell>
          <table:table-cell office:value-type="float" office:value="2949">
            <text:p>2949</text:p>
          </table:table-cell>
          <table:table-cell office:value-type="float" office:value="2965">
            <text:p>2965</text:p>
          </table:table-cell>
          <table:table-cell office:value-type="float" office:value="3179">
            <text:p>3179</text:p>
          </table:table-cell>
          <table:table-cell office:value-type="float" office:value="3214">
            <text:p>3214</text:p>
          </table:table-cell>
          <table:table-cell office:value-type="float" office:value="3383">
            <text:p>3383</text:p>
          </table:table-cell>
          <table:table-cell office:value-type="float" office:value="3436">
            <text:p>3436</text:p>
          </table:table-cell>
          <table:table-cell office:value-type="float" office:value="3886">
            <text:p>3886</text:p>
          </table:table-cell>
          <table:table-cell office:value-type="float" office:value="3815">
            <text:p>3815</text:p>
          </table:table-cell>
          <table:table-cell office:value-type="float" office:value="3702">
            <text:p>3702</text:p>
          </table:table-cell>
          <table:table-cell office:value-type="float" office:value="3872">
            <text:p>3872</text:p>
          </table:table-cell>
          <table:table-cell office:value-type="float" office:value="4026">
            <text:p>4026</text:p>
          </table:table-cell>
          <table:table-cell office:value-type="float" office:value="4163">
            <text:p>4163</text:p>
          </table:table-cell>
          <table:table-cell office:value-type="float" office:value="4455">
            <text:p>4455</text:p>
          </table:table-cell>
          <table:table-cell office:value-type="float" office:value="4750">
            <text:p>4750</text:p>
          </table:table-cell>
          <table:table-cell office:value-type="float" office:value="4929">
            <text:p>4929</text:p>
          </table:table-cell>
          <table:table-cell office:value-type="float" office:value="4547">
            <text:p>4547</text:p>
          </table:table-cell>
          <table:table-cell office:value-type="float" office:value="4488">
            <text:p>4488</text:p>
          </table:table-cell>
          <table:table-cell table:number-columns-repeated="2" office:value-type="float" office:value="4522">
            <text:p>4522</text:p>
          </table:table-cell>
          <table:table-cell office:value-type="float" office:value="3927">
            <text:p>3927</text:p>
          </table:table-cell>
          <table:table-cell office:value-type="float" office:value="2869">
            <text:p>2869</text:p>
          </table:table-cell>
          <table:table-cell office:value-type="float" office:value="2044">
            <text:p>2044</text:p>
          </table:table-cell>
          <table:table-cell office:value-type="float" office:value="1613">
            <text:p>1613</text:p>
          </table:table-cell>
          <table:table-cell office:value-type="float" office:value="1368">
            <text:p>1368</text:p>
          </table:table-cell>
          <table:table-cell office:value-type="float" office:value="488">
            <text:p>488</text:p>
          </table:table-cell>
          <table:table-cell table:number-columns-repeated="48"/>
        </table:table-row>
        <table:table-row table:style-name="ro1">
          <table:table-cell office:value-type="string">
            <text:p>R103.100_25-5-5-5</text:p>
          </table:table-cell>
          <table:table-cell office:value-type="float" office:value="10">
            <text:p>10</text:p>
          </table:table-cell>
          <table:table-cell office:value-type="float" office:value="47228">
            <text:p>47228.0</text:p>
          </table:table-cell>
          <table:table-cell table:formula="of:=AVERAGE([.E97:.CO97])" office:value-type="float" office:value="9867.5">
            <text:p>9867.5</text:p>
          </table:table-cell>
          <table:table-cell office:value-type="float" office:value="10357">
            <text:p>10357</text:p>
          </table:table-cell>
          <table:table-cell office:value-type="float" office:value="11160">
            <text:p>11160</text:p>
          </table:table-cell>
          <table:table-cell office:value-type="float" office:value="11467">
            <text:p>11467</text:p>
          </table:table-cell>
          <table:table-cell office:value-type="float" office:value="10985">
            <text:p>10985</text:p>
          </table:table-cell>
          <table:table-cell office:value-type="float" office:value="9357">
            <text:p>9357</text:p>
          </table:table-cell>
          <table:table-cell office:value-type="float" office:value="5879">
            <text:p>5879</text:p>
          </table:table-cell>
          <table:table-cell table:number-columns-repeated="82"/>
        </table:table-row>
        <table:table-row table:style-name="ro1">
          <table:table-cell office:value-type="string">
            <text:p>R103.100_25-5-5-5</text:p>
          </table:table-cell>
          <table:table-cell office:value-type="float" office:value="30">
            <text:p>30</text:p>
          </table:table-cell>
          <table:table-cell office:value-type="float" office:value="25667">
            <text:p>25667.0</text:p>
          </table:table-cell>
          <table:table-cell table:formula="of:=AVERAGE([.E98:.CO98])" office:value-type="float" office:value="9851.86666666667">
            <text:p>9851.9</text:p>
          </table:table-cell>
          <table:table-cell office:value-type="float" office:value="9157">
            <text:p>9157</text:p>
          </table:table-cell>
          <table:table-cell office:value-type="float" office:value="9737">
            <text:p>9737</text:p>
          </table:table-cell>
          <table:table-cell office:value-type="float" office:value="10621">
            <text:p>10621</text:p>
          </table:table-cell>
          <table:table-cell office:value-type="float" office:value="11150">
            <text:p>11150</text:p>
          </table:table-cell>
          <table:table-cell office:value-type="float" office:value="11717">
            <text:p>11717</text:p>
          </table:table-cell>
          <table:table-cell office:value-type="float" office:value="12512">
            <text:p>12512</text:p>
          </table:table-cell>
          <table:table-cell office:value-type="float" office:value="12564">
            <text:p>12564</text:p>
          </table:table-cell>
          <table:table-cell office:value-type="float" office:value="11145">
            <text:p>11145</text:p>
          </table:table-cell>
          <table:table-cell office:value-type="float" office:value="11713">
            <text:p>11713</text:p>
          </table:table-cell>
          <table:table-cell office:value-type="float" office:value="10391">
            <text:p>10391</text:p>
          </table:table-cell>
          <table:table-cell office:value-type="float" office:value="10081">
            <text:p>10081</text:p>
          </table:table-cell>
          <table:table-cell office:value-type="float" office:value="9995">
            <text:p>9995</text:p>
          </table:table-cell>
          <table:table-cell office:value-type="float" office:value="10101">
            <text:p>10101</text:p>
          </table:table-cell>
          <table:table-cell office:value-type="float" office:value="4190">
            <text:p>4190</text:p>
          </table:table-cell>
          <table:table-cell office:value-type="float" office:value="2704">
            <text:p>2704</text:p>
          </table:table-cell>
          <table:table-cell table:number-columns-repeated="73"/>
        </table:table-row>
        <table:table-row table:style-name="ro1">
          <table:table-cell office:value-type="string">
            <text:p>R103.100_25-5-5-5</text:p>
          </table:table-cell>
          <table:table-cell office:value-type="float" office:value="50">
            <text:p>50</text:p>
          </table:table-cell>
          <table:table-cell office:value-type="float" office:value="15370">
            <text:p>15370.0</text:p>
          </table:table-cell>
          <table:table-cell table:formula="of:=AVERAGE([.E99:.CO99])" office:value-type="float" office:value="9197.63636363637">
            <text:p>9197.6</text:p>
          </table:table-cell>
          <table:table-cell office:value-type="float" office:value="7920">
            <text:p>7920</text:p>
          </table:table-cell>
          <table:table-cell office:value-type="float" office:value="8621">
            <text:p>8621</text:p>
          </table:table-cell>
          <table:table-cell office:value-type="float" office:value="8653">
            <text:p>8653</text:p>
          </table:table-cell>
          <table:table-cell office:value-type="float" office:value="9042">
            <text:p>9042</text:p>
          </table:table-cell>
          <table:table-cell office:value-type="float" office:value="9361">
            <text:p>9361</text:p>
          </table:table-cell>
          <table:table-cell office:value-type="float" office:value="9306">
            <text:p>9306</text:p>
          </table:table-cell>
          <table:table-cell office:value-type="float" office:value="9165">
            <text:p>9165</text:p>
          </table:table-cell>
          <table:table-cell office:value-type="float" office:value="9749">
            <text:p>9749</text:p>
          </table:table-cell>
          <table:table-cell office:value-type="float" office:value="10166">
            <text:p>10166</text:p>
          </table:table-cell>
          <table:table-cell office:value-type="float" office:value="10503">
            <text:p>10503</text:p>
          </table:table-cell>
          <table:table-cell office:value-type="float" office:value="10271">
            <text:p>10271</text:p>
          </table:table-cell>
          <table:table-cell office:value-type="float" office:value="10647">
            <text:p>10647</text:p>
          </table:table-cell>
          <table:table-cell office:value-type="float" office:value="10591">
            <text:p>10591</text:p>
          </table:table-cell>
          <table:table-cell office:value-type="float" office:value="10484">
            <text:p>10484</text:p>
          </table:table-cell>
          <table:table-cell office:value-type="float" office:value="10273">
            <text:p>10273</text:p>
          </table:table-cell>
          <table:table-cell office:value-type="float" office:value="10946">
            <text:p>10946</text:p>
          </table:table-cell>
          <table:table-cell office:value-type="float" office:value="10477">
            <text:p>10477</text:p>
          </table:table-cell>
          <table:table-cell office:value-type="float" office:value="9861">
            <text:p>9861</text:p>
          </table:table-cell>
          <table:table-cell office:value-type="float" office:value="7375">
            <text:p>7375</text:p>
          </table:table-cell>
          <table:table-cell office:value-type="float" office:value="6248">
            <text:p>6248</text:p>
          </table:table-cell>
          <table:table-cell office:value-type="float" office:value="6240">
            <text:p>6240</text:p>
          </table:table-cell>
          <table:table-cell office:value-type="float" office:value="6449">
            <text:p>6449</text:p>
          </table:table-cell>
          <table:table-cell table:number-columns-repeated="66"/>
        </table:table-row>
        <table:table-row table:style-name="ro1">
          <table:table-cell office:value-type="string">
            <text:p>R103.100_25-5-5-5</text:p>
          </table:table-cell>
          <table:table-cell office:value-type="float" office:value="70">
            <text:p>70</text:p>
          </table:table-cell>
          <table:table-cell office:value-type="float" office:value="4611">
            <text:p>4611.0</text:p>
          </table:table-cell>
          <table:table-cell table:formula="of:=AVERAGE([.E100:.CO100])" office:value-type="float" office:value="8298.04166666667">
            <text:p>8298.0</text:p>
          </table:table-cell>
          <table:table-cell office:value-type="float" office:value="7382">
            <text:p>7382</text:p>
          </table:table-cell>
          <table:table-cell office:value-type="float" office:value="8123">
            <text:p>8123</text:p>
          </table:table-cell>
          <table:table-cell office:value-type="float" office:value="8547">
            <text:p>8547</text:p>
          </table:table-cell>
          <table:table-cell office:value-type="float" office:value="8935">
            <text:p>8935</text:p>
          </table:table-cell>
          <table:table-cell office:value-type="float" office:value="8567">
            <text:p>8567</text:p>
          </table:table-cell>
          <table:table-cell office:value-type="float" office:value="8496">
            <text:p>8496</text:p>
          </table:table-cell>
          <table:table-cell office:value-type="float" office:value="8889">
            <text:p>8889</text:p>
          </table:table-cell>
          <table:table-cell office:value-type="float" office:value="9224">
            <text:p>9224</text:p>
          </table:table-cell>
          <table:table-cell office:value-type="float" office:value="9935">
            <text:p>9935</text:p>
          </table:table-cell>
          <table:table-cell office:value-type="float" office:value="10276">
            <text:p>10276</text:p>
          </table:table-cell>
          <table:table-cell office:value-type="float" office:value="10505">
            <text:p>10505</text:p>
          </table:table-cell>
          <table:table-cell office:value-type="float" office:value="10922">
            <text:p>10922</text:p>
          </table:table-cell>
          <table:table-cell office:value-type="float" office:value="10038">
            <text:p>10038</text:p>
          </table:table-cell>
          <table:table-cell office:value-type="float" office:value="9957">
            <text:p>9957</text:p>
          </table:table-cell>
          <table:table-cell office:value-type="float" office:value="8525">
            <text:p>8525</text:p>
          </table:table-cell>
          <table:table-cell office:value-type="float" office:value="8258">
            <text:p>8258</text:p>
          </table:table-cell>
          <table:table-cell office:value-type="float" office:value="8024">
            <text:p>8024</text:p>
          </table:table-cell>
          <table:table-cell office:value-type="float" office:value="7712">
            <text:p>7712</text:p>
          </table:table-cell>
          <table:table-cell office:value-type="float" office:value="7505">
            <text:p>7505</text:p>
          </table:table-cell>
          <table:table-cell office:value-type="float" office:value="7251">
            <text:p>7251</text:p>
          </table:table-cell>
          <table:table-cell office:value-type="float" office:value="6991">
            <text:p>6991</text:p>
          </table:table-cell>
          <table:table-cell office:value-type="float" office:value="6540">
            <text:p>6540</text:p>
          </table:table-cell>
          <table:table-cell office:value-type="float" office:value="6481">
            <text:p>6481</text:p>
          </table:table-cell>
          <table:table-cell office:value-type="float" office:value="2070">
            <text:p>2070</text:p>
          </table:table-cell>
          <table:table-cell table:number-columns-repeated="64"/>
        </table:table-row>
        <table:table-row table:style-name="ro1">
          <table:table-cell office:value-type="string">
            <text:p>R103.100_25-5-5-5</text:p>
          </table:table-cell>
          <table:table-cell office:value-type="float" office:value="90">
            <text:p>90</text:p>
          </table:table-cell>
          <table:table-cell office:value-type="float" office:value="1711">
            <text:p>1711.0</text:p>
          </table:table-cell>
          <table:table-cell table:formula="of:=AVERAGE([.E101:.CO101])" office:value-type="float" office:value="6033.91176470588">
            <text:p>6033.9</text:p>
          </table:table-cell>
          <table:table-cell office:value-type="float" office:value="4023">
            <text:p>4023</text:p>
          </table:table-cell>
          <table:table-cell office:value-type="float" office:value="3471">
            <text:p>3471</text:p>
          </table:table-cell>
          <table:table-cell office:value-type="float" office:value="4536">
            <text:p>4536</text:p>
          </table:table-cell>
          <table:table-cell office:value-type="float" office:value="4584">
            <text:p>4584</text:p>
          </table:table-cell>
          <table:table-cell office:value-type="float" office:value="4686">
            <text:p>4686</text:p>
          </table:table-cell>
          <table:table-cell office:value-type="float" office:value="5008">
            <text:p>5008</text:p>
          </table:table-cell>
          <table:table-cell office:value-type="float" office:value="5128">
            <text:p>5128</text:p>
          </table:table-cell>
          <table:table-cell office:value-type="float" office:value="5415">
            <text:p>5415</text:p>
          </table:table-cell>
          <table:table-cell office:value-type="float" office:value="5794">
            <text:p>5794</text:p>
          </table:table-cell>
          <table:table-cell office:value-type="float" office:value="6149">
            <text:p>6149</text:p>
          </table:table-cell>
          <table:table-cell office:value-type="float" office:value="6131">
            <text:p>6131</text:p>
          </table:table-cell>
          <table:table-cell office:value-type="float" office:value="6416">
            <text:p>6416</text:p>
          </table:table-cell>
          <table:table-cell office:value-type="float" office:value="6675">
            <text:p>6675</text:p>
          </table:table-cell>
          <table:table-cell office:value-type="float" office:value="6729">
            <text:p>6729</text:p>
          </table:table-cell>
          <table:table-cell office:value-type="float" office:value="7193">
            <text:p>7193</text:p>
          </table:table-cell>
          <table:table-cell office:value-type="float" office:value="6917">
            <text:p>6917</text:p>
          </table:table-cell>
          <table:table-cell office:value-type="float" office:value="6881">
            <text:p>6881</text:p>
          </table:table-cell>
          <table:table-cell office:value-type="float" office:value="7216">
            <text:p>7216</text:p>
          </table:table-cell>
          <table:table-cell office:value-type="float" office:value="7407">
            <text:p>7407</text:p>
          </table:table-cell>
          <table:table-cell office:value-type="float" office:value="7639">
            <text:p>7639</text:p>
          </table:table-cell>
          <table:table-cell office:value-type="float" office:value="7350">
            <text:p>7350</text:p>
          </table:table-cell>
          <table:table-cell office:value-type="float" office:value="7022">
            <text:p>7022</text:p>
          </table:table-cell>
          <table:table-cell office:value-type="float" office:value="7153">
            <text:p>7153</text:p>
          </table:table-cell>
          <table:table-cell office:value-type="float" office:value="7988">
            <text:p>7988</text:p>
          </table:table-cell>
          <table:table-cell office:value-type="float" office:value="7485">
            <text:p>7485</text:p>
          </table:table-cell>
          <table:table-cell office:value-type="float" office:value="7520">
            <text:p>7520</text:p>
          </table:table-cell>
          <table:table-cell office:value-type="float" office:value="7309">
            <text:p>7309</text:p>
          </table:table-cell>
          <table:table-cell office:value-type="float" office:value="7655">
            <text:p>7655</text:p>
          </table:table-cell>
          <table:table-cell office:value-type="float" office:value="5983">
            <text:p>5983</text:p>
          </table:table-cell>
          <table:table-cell office:value-type="float" office:value="6073">
            <text:p>6073</text:p>
          </table:table-cell>
          <table:table-cell office:value-type="float" office:value="5686">
            <text:p>5686</text:p>
          </table:table-cell>
          <table:table-cell office:value-type="float" office:value="5866">
            <text:p>5866</text:p>
          </table:table-cell>
          <table:table-cell office:value-type="float" office:value="2449">
            <text:p>2449</text:p>
          </table:table-cell>
          <table:table-cell office:value-type="float" office:value="1616">
            <text:p>1616</text:p>
          </table:table-cell>
          <table:table-cell table:number-columns-repeated="54"/>
        </table:table-row>
        <table:table-row table:style-name="ro1">
          <table:table-cell office:value-type="string">
            <text:p>R104.100_25-5-5-5</text:p>
          </table:table-cell>
          <table:table-cell office:value-type="float" office:value="10">
            <text:p>10</text:p>
          </table:table-cell>
          <table:table-cell office:value-type="float" office:value="43345">
            <text:p>43345.0</text:p>
          </table:table-cell>
          <table:table-cell table:formula="of:=AVERAGE([.E102:.CO102])" office:value-type="float" office:value="9924.66666666667">
            <text:p>9924.7</text:p>
          </table:table-cell>
          <table:table-cell office:value-type="float" office:value="10296">
            <text:p>10296</text:p>
          </table:table-cell>
          <table:table-cell office:value-type="float" office:value="9929">
            <text:p>9929</text:p>
          </table:table-cell>
          <table:table-cell office:value-type="float" office:value="9549">
            <text:p>9549</text:p>
          </table:table-cell>
          <table:table-cell table:number-columns-repeated="85"/>
        </table:table-row>
        <table:table-row table:style-name="ro1">
          <table:table-cell office:value-type="string">
            <text:p>R104.100_25-5-5-5</text:p>
          </table:table-cell>
          <table:table-cell office:value-type="float" office:value="30">
            <text:p>30</text:p>
          </table:table-cell>
          <table:table-cell office:value-type="float" office:value="20373">
            <text:p>20373.0</text:p>
          </table:table-cell>
          <table:table-cell table:formula="of:=AVERAGE([.E103:.CO103])" office:value-type="float" office:value="8713.5">
            <text:p>8713.5</text:p>
          </table:table-cell>
          <table:table-cell office:value-type="float" office:value="8950">
            <text:p>8950</text:p>
          </table:table-cell>
          <table:table-cell office:value-type="float" office:value="9939">
            <text:p>9939</text:p>
          </table:table-cell>
          <table:table-cell office:value-type="float" office:value="9349">
            <text:p>9349</text:p>
          </table:table-cell>
          <table:table-cell office:value-type="float" office:value="8092">
            <text:p>8092</text:p>
          </table:table-cell>
          <table:table-cell office:value-type="float" office:value="8058">
            <text:p>8058</text:p>
          </table:table-cell>
          <table:table-cell office:value-type="float" office:value="7893">
            <text:p>7893</text:p>
          </table:table-cell>
          <table:table-cell table:number-columns-repeated="82"/>
        </table:table-row>
        <table:table-row table:style-name="ro1">
          <table:table-cell office:value-type="string">
            <text:p>R104.100_25-5-5-5</text:p>
          </table:table-cell>
          <table:table-cell office:value-type="float" office:value="50">
            <text:p>50</text:p>
          </table:table-cell>
          <table:table-cell office:value-type="float" office:value="10045">
            <text:p>10045.0</text:p>
          </table:table-cell>
          <table:table-cell table:formula="of:=AVERAGE([.E104:.CO104])" office:value-type="float" office:value="7445.9">
            <text:p>7445.9</text:p>
          </table:table-cell>
          <table:table-cell office:value-type="float" office:value="8991">
            <text:p>8991</text:p>
          </table:table-cell>
          <table:table-cell office:value-type="float" office:value="9403">
            <text:p>9403</text:p>
          </table:table-cell>
          <table:table-cell office:value-type="float" office:value="9272">
            <text:p>9272</text:p>
          </table:table-cell>
          <table:table-cell office:value-type="float" office:value="9287">
            <text:p>9287</text:p>
          </table:table-cell>
          <table:table-cell office:value-type="float" office:value="9235">
            <text:p>9235</text:p>
          </table:table-cell>
          <table:table-cell office:value-type="float" office:value="9252">
            <text:p>9252</text:p>
          </table:table-cell>
          <table:table-cell office:value-type="float" office:value="6504">
            <text:p>6504</text:p>
          </table:table-cell>
          <table:table-cell office:value-type="float" office:value="6076">
            <text:p>6076</text:p>
          </table:table-cell>
          <table:table-cell office:value-type="float" office:value="4215">
            <text:p>4215</text:p>
          </table:table-cell>
          <table:table-cell office:value-type="float" office:value="2224">
            <text:p>2224</text:p>
          </table:table-cell>
          <table:table-cell table:number-columns-repeated="78"/>
        </table:table-row>
        <table:table-row table:style-name="ro1">
          <table:table-cell office:value-type="string">
            <text:p>R104.100_25-5-5-5</text:p>
          </table:table-cell>
          <table:table-cell office:value-type="float" office:value="70">
            <text:p>70</text:p>
          </table:table-cell>
          <table:table-cell office:value-type="float" office:value="4531">
            <text:p>4531.0</text:p>
          </table:table-cell>
          <table:table-cell table:formula="of:=AVERAGE([.E105:.CO105])" office:value-type="float" office:value="8085.23076923077">
            <text:p>8085.2</text:p>
          </table:table-cell>
          <table:table-cell office:value-type="float" office:value="8264">
            <text:p>8264</text:p>
          </table:table-cell>
          <table:table-cell office:value-type="float" office:value="8986">
            <text:p>8986</text:p>
          </table:table-cell>
          <table:table-cell office:value-type="float" office:value="8783">
            <text:p>8783</text:p>
          </table:table-cell>
          <table:table-cell office:value-type="float" office:value="9225">
            <text:p>9225</text:p>
          </table:table-cell>
          <table:table-cell office:value-type="float" office:value="9186">
            <text:p>9186</text:p>
          </table:table-cell>
          <table:table-cell office:value-type="float" office:value="10295">
            <text:p>10295</text:p>
          </table:table-cell>
          <table:table-cell office:value-type="float" office:value="9565">
            <text:p>9565</text:p>
          </table:table-cell>
          <table:table-cell office:value-type="float" office:value="9391">
            <text:p>9391</text:p>
          </table:table-cell>
          <table:table-cell office:value-type="float" office:value="9030">
            <text:p>9030</text:p>
          </table:table-cell>
          <table:table-cell office:value-type="float" office:value="6494">
            <text:p>6494</text:p>
          </table:table-cell>
          <table:table-cell office:value-type="float" office:value="5686">
            <text:p>5686</text:p>
          </table:table-cell>
          <table:table-cell office:value-type="float" office:value="4997">
            <text:p>4997</text:p>
          </table:table-cell>
          <table:table-cell office:value-type="float" office:value="5206">
            <text:p>5206</text:p>
          </table:table-cell>
          <table:table-cell table:number-columns-repeated="75"/>
        </table:table-row>
        <table:table-row table:style-name="ro1">
          <table:table-cell office:value-type="string">
            <text:p>R104.100_25-5-5-5</text:p>
          </table:table-cell>
          <table:table-cell office:value-type="float" office:value="90">
            <text:p>90</text:p>
          </table:table-cell>
          <table:table-cell office:value-type="float" office:value="1736">
            <text:p>1736.0</text:p>
          </table:table-cell>
          <table:table-cell table:formula="of:=AVERAGE([.E106:.CO106])" office:value-type="float" office:value="6831.72727272727">
            <text:p>6831.7</text:p>
          </table:table-cell>
          <table:table-cell office:value-type="float" office:value="6354">
            <text:p>6354</text:p>
          </table:table-cell>
          <table:table-cell office:value-type="float" office:value="6624">
            <text:p>6624</text:p>
          </table:table-cell>
          <table:table-cell office:value-type="float" office:value="6772">
            <text:p>6772</text:p>
          </table:table-cell>
          <table:table-cell office:value-type="float" office:value="7247">
            <text:p>7247</text:p>
          </table:table-cell>
          <table:table-cell office:value-type="float" office:value="6652">
            <text:p>6652</text:p>
          </table:table-cell>
          <table:table-cell office:value-type="float" office:value="7086">
            <text:p>7086</text:p>
          </table:table-cell>
          <table:table-cell office:value-type="float" office:value="7309">
            <text:p>7309</text:p>
          </table:table-cell>
          <table:table-cell office:value-type="float" office:value="7950">
            <text:p>7950</text:p>
          </table:table-cell>
          <table:table-cell office:value-type="float" office:value="8181">
            <text:p>8181</text:p>
          </table:table-cell>
          <table:table-cell office:value-type="float" office:value="8123">
            <text:p>8123</text:p>
          </table:table-cell>
          <table:table-cell office:value-type="float" office:value="8249">
            <text:p>8249</text:p>
          </table:table-cell>
          <table:table-cell office:value-type="float" office:value="7807">
            <text:p>7807</text:p>
          </table:table-cell>
          <table:table-cell office:value-type="float" office:value="8074">
            <text:p>8074</text:p>
          </table:table-cell>
          <table:table-cell office:value-type="float" office:value="7665">
            <text:p>7665</text:p>
          </table:table-cell>
          <table:table-cell office:value-type="float" office:value="6806">
            <text:p>6806</text:p>
          </table:table-cell>
          <table:table-cell office:value-type="float" office:value="6697">
            <text:p>6697</text:p>
          </table:table-cell>
          <table:table-cell office:value-type="float" office:value="6751">
            <text:p>6751</text:p>
          </table:table-cell>
          <table:table-cell office:value-type="float" office:value="6487">
            <text:p>6487</text:p>
          </table:table-cell>
          <table:table-cell office:value-type="float" office:value="5662">
            <text:p>5662</text:p>
          </table:table-cell>
          <table:table-cell office:value-type="float" office:value="5870">
            <text:p>5870</text:p>
          </table:table-cell>
          <table:table-cell office:value-type="float" office:value="4116">
            <text:p>4116</text:p>
          </table:table-cell>
          <table:table-cell office:value-type="float" office:value="3816">
            <text:p>3816</text:p>
          </table:table-cell>
          <table:table-cell table:number-columns-repeated="66"/>
        </table:table-row>
        <table:table-row table:style-name="ro1">
          <table:table-cell office:value-type="string">
            <text:p>R105.100_25-5-5-5</text:p>
          </table:table-cell>
          <table:table-cell office:value-type="float" office:value="10">
            <text:p>10</text:p>
          </table:table-cell>
          <table:table-cell office:value-type="float" office:value="49735">
            <text:p>49735.0</text:p>
          </table:table-cell>
          <table:table-cell table:formula="of:=AVERAGE([.E107:.CO107])" office:value-type="float" office:value="9092">
            <text:p>9092.0</text:p>
          </table:table-cell>
          <table:table-cell office:value-type="float" office:value="9439">
            <text:p>9439</text:p>
          </table:table-cell>
          <table:table-cell office:value-type="float" office:value="10062">
            <text:p>10062</text:p>
          </table:table-cell>
          <table:table-cell office:value-type="float" office:value="10102">
            <text:p>10102</text:p>
          </table:table-cell>
          <table:table-cell office:value-type="float" office:value="10419">
            <text:p>10419</text:p>
          </table:table-cell>
          <table:table-cell office:value-type="float" office:value="10420">
            <text:p>10420</text:p>
          </table:table-cell>
          <table:table-cell office:value-type="float" office:value="10705">
            <text:p>10705</text:p>
          </table:table-cell>
          <table:table-cell office:value-type="float" office:value="8267">
            <text:p>8267</text:p>
          </table:table-cell>
          <table:table-cell office:value-type="float" office:value="6023">
            <text:p>6023</text:p>
          </table:table-cell>
          <table:table-cell office:value-type="float" office:value="6391">
            <text:p>6391</text:p>
          </table:table-cell>
          <table:table-cell table:number-columns-repeated="79"/>
        </table:table-row>
        <table:table-row table:style-name="ro1">
          <table:table-cell office:value-type="string">
            <text:p>R105.100_25-5-5-5</text:p>
          </table:table-cell>
          <table:table-cell office:value-type="float" office:value="30">
            <text:p>30</text:p>
          </table:table-cell>
          <table:table-cell office:value-type="float" office:value="26948">
            <text:p>26948.0</text:p>
          </table:table-cell>
          <table:table-cell table:formula="of:=AVERAGE([.E108:.CO108])" office:value-type="float" office:value="8754.83333333333">
            <text:p>8754.8</text:p>
          </table:table-cell>
          <table:table-cell office:value-type="float" office:value="7372">
            <text:p>7372</text:p>
          </table:table-cell>
          <table:table-cell office:value-type="float" office:value="7426">
            <text:p>7426</text:p>
          </table:table-cell>
          <table:table-cell office:value-type="float" office:value="7853">
            <text:p>7853</text:p>
          </table:table-cell>
          <table:table-cell office:value-type="float" office:value="8230">
            <text:p>8230</text:p>
          </table:table-cell>
          <table:table-cell office:value-type="float" office:value="8546">
            <text:p>8546</text:p>
          </table:table-cell>
          <table:table-cell office:value-type="float" office:value="8634">
            <text:p>8634</text:p>
          </table:table-cell>
          <table:table-cell office:value-type="float" office:value="8830">
            <text:p>8830</text:p>
          </table:table-cell>
          <table:table-cell office:value-type="float" office:value="9004">
            <text:p>9004</text:p>
          </table:table-cell>
          <table:table-cell office:value-type="float" office:value="9097">
            <text:p>9097</text:p>
          </table:table-cell>
          <table:table-cell office:value-type="float" office:value="9444">
            <text:p>9444</text:p>
          </table:table-cell>
          <table:table-cell office:value-type="float" office:value="9762">
            <text:p>9762</text:p>
          </table:table-cell>
          <table:table-cell office:value-type="float" office:value="10008">
            <text:p>10008</text:p>
          </table:table-cell>
          <table:table-cell office:value-type="float" office:value="9921">
            <text:p>9921</text:p>
          </table:table-cell>
          <table:table-cell office:value-type="float" office:value="9728">
            <text:p>9728</text:p>
          </table:table-cell>
          <table:table-cell office:value-type="float" office:value="10526">
            <text:p>10526</text:p>
          </table:table-cell>
          <table:table-cell office:value-type="float" office:value="10245">
            <text:p>10245</text:p>
          </table:table-cell>
          <table:table-cell office:value-type="float" office:value="9650">
            <text:p>9650</text:p>
          </table:table-cell>
          <table:table-cell office:value-type="float" office:value="9982">
            <text:p>9982</text:p>
          </table:table-cell>
          <table:table-cell office:value-type="float" office:value="10277">
            <text:p>10277</text:p>
          </table:table-cell>
          <table:table-cell office:value-type="float" office:value="9717">
            <text:p>9717</text:p>
          </table:table-cell>
          <table:table-cell office:value-type="float" office:value="8037">
            <text:p>8037</text:p>
          </table:table-cell>
          <table:table-cell office:value-type="float" office:value="7264">
            <text:p>7264</text:p>
          </table:table-cell>
          <table:table-cell office:value-type="float" office:value="6801">
            <text:p>6801</text:p>
          </table:table-cell>
          <table:table-cell office:value-type="float" office:value="3762">
            <text:p>3762</text:p>
          </table:table-cell>
          <table:table-cell table:number-columns-repeated="64"/>
        </table:table-row>
        <table:table-row table:style-name="ro1">
          <table:table-cell office:value-type="string">
            <text:p>R105.100_25-5-5-5</text:p>
          </table:table-cell>
          <table:table-cell office:value-type="float" office:value="50">
            <text:p>50</text:p>
          </table:table-cell>
          <table:table-cell office:value-type="float" office:value="13173">
            <text:p>13173.0</text:p>
          </table:table-cell>
          <table:table-cell table:formula="of:=AVERAGE([.E109:.CO109])" office:value-type="float" office:value="6250.57894736842">
            <text:p>6250.6</text:p>
          </table:table-cell>
          <table:table-cell office:value-type="float" office:value="3306">
            <text:p>3306</text:p>
          </table:table-cell>
          <table:table-cell office:value-type="float" office:value="3651">
            <text:p>3651</text:p>
          </table:table-cell>
          <table:table-cell office:value-type="float" office:value="3796">
            <text:p>3796</text:p>
          </table:table-cell>
          <table:table-cell office:value-type="float" office:value="4272">
            <text:p>4272</text:p>
          </table:table-cell>
          <table:table-cell office:value-type="float" office:value="4392">
            <text:p>4392</text:p>
          </table:table-cell>
          <table:table-cell office:value-type="float" office:value="4492">
            <text:p>4492</text:p>
          </table:table-cell>
          <table:table-cell office:value-type="float" office:value="4476">
            <text:p>4476</text:p>
          </table:table-cell>
          <table:table-cell office:value-type="float" office:value="5020">
            <text:p>5020</text:p>
          </table:table-cell>
          <table:table-cell office:value-type="float" office:value="4962">
            <text:p>4962</text:p>
          </table:table-cell>
          <table:table-cell office:value-type="float" office:value="5096">
            <text:p>5096</text:p>
          </table:table-cell>
          <table:table-cell office:value-type="float" office:value="5201">
            <text:p>5201</text:p>
          </table:table-cell>
          <table:table-cell office:value-type="float" office:value="5437">
            <text:p>5437</text:p>
          </table:table-cell>
          <table:table-cell office:value-type="float" office:value="5565">
            <text:p>5565</text:p>
          </table:table-cell>
          <table:table-cell office:value-type="float" office:value="5538">
            <text:p>5538</text:p>
          </table:table-cell>
          <table:table-cell office:value-type="float" office:value="6023">
            <text:p>6023</text:p>
          </table:table-cell>
          <table:table-cell office:value-type="float" office:value="6192">
            <text:p>6192</text:p>
          </table:table-cell>
          <table:table-cell office:value-type="float" office:value="6617">
            <text:p>6617</text:p>
          </table:table-cell>
          <table:table-cell office:value-type="float" office:value="6689">
            <text:p>6689</text:p>
          </table:table-cell>
          <table:table-cell office:value-type="float" office:value="7249">
            <text:p>7249</text:p>
          </table:table-cell>
          <table:table-cell office:value-type="float" office:value="7341">
            <text:p>7341</text:p>
          </table:table-cell>
          <table:table-cell office:value-type="float" office:value="7637">
            <text:p>7637</text:p>
          </table:table-cell>
          <table:table-cell office:value-type="float" office:value="7668">
            <text:p>7668</text:p>
          </table:table-cell>
          <table:table-cell office:value-type="float" office:value="7771">
            <text:p>7771</text:p>
          </table:table-cell>
          <table:table-cell office:value-type="float" office:value="8825">
            <text:p>8825</text:p>
          </table:table-cell>
          <table:table-cell office:value-type="float" office:value="9554">
            <text:p>9554</text:p>
          </table:table-cell>
          <table:table-cell office:value-type="float" office:value="9112">
            <text:p>9112</text:p>
          </table:table-cell>
          <table:table-cell office:value-type="float" office:value="8900">
            <text:p>8900</text:p>
          </table:table-cell>
          <table:table-cell office:value-type="float" office:value="8527">
            <text:p>8527</text:p>
          </table:table-cell>
          <table:table-cell office:value-type="float" office:value="8321">
            <text:p>8321</text:p>
          </table:table-cell>
          <table:table-cell office:value-type="float" office:value="8419">
            <text:p>8419</text:p>
          </table:table-cell>
          <table:table-cell office:value-type="float" office:value="8239">
            <text:p>8239</text:p>
          </table:table-cell>
          <table:table-cell office:value-type="float" office:value="8400">
            <text:p>8400</text:p>
          </table:table-cell>
          <table:table-cell office:value-type="float" office:value="7865">
            <text:p>7865</text:p>
          </table:table-cell>
          <table:table-cell office:value-type="float" office:value="7478">
            <text:p>7478</text:p>
          </table:table-cell>
          <table:table-cell office:value-type="float" office:value="6096">
            <text:p>6096</text:p>
          </table:table-cell>
          <table:table-cell office:value-type="float" office:value="3882">
            <text:p>3882</text:p>
          </table:table-cell>
          <table:table-cell office:value-type="float" office:value="4003">
            <text:p>4003</text:p>
          </table:table-cell>
          <table:table-cell office:value-type="float" office:value="1510">
            <text:p>1510</text:p>
          </table:table-cell>
          <table:table-cell table:number-columns-repeated="50"/>
        </table:table-row>
        <table:table-row table:style-name="ro1">
          <table:table-cell office:value-type="string">
            <text:p>R105.100_25-5-5-5</text:p>
          </table:table-cell>
          <table:table-cell office:value-type="float" office:value="70">
            <text:p>70</text:p>
          </table:table-cell>
          <table:table-cell office:value-type="float" office:value="5501">
            <text:p>5501.0</text:p>
          </table:table-cell>
          <table:table-cell table:formula="of:=AVERAGE([.E110:.CO110])" office:value-type="float" office:value="5481.20930232558">
            <text:p>5481.2</text:p>
          </table:table-cell>
          <table:table-cell office:value-type="float" office:value="1467">
            <text:p>1467</text:p>
          </table:table-cell>
          <table:table-cell office:value-type="float" office:value="1920">
            <text:p>1920</text:p>
          </table:table-cell>
          <table:table-cell office:value-type="float" office:value="1985">
            <text:p>1985</text:p>
          </table:table-cell>
          <table:table-cell office:value-type="float" office:value="2422">
            <text:p>2422</text:p>
          </table:table-cell>
          <table:table-cell office:value-type="float" office:value="3031">
            <text:p>3031</text:p>
          </table:table-cell>
          <table:table-cell office:value-type="float" office:value="3494">
            <text:p>3494</text:p>
          </table:table-cell>
          <table:table-cell office:value-type="float" office:value="3444">
            <text:p>3444</text:p>
          </table:table-cell>
          <table:table-cell office:value-type="float" office:value="3706">
            <text:p>3706</text:p>
          </table:table-cell>
          <table:table-cell office:value-type="float" office:value="3940">
            <text:p>3940</text:p>
          </table:table-cell>
          <table:table-cell office:value-type="float" office:value="4194">
            <text:p>4194</text:p>
          </table:table-cell>
          <table:table-cell office:value-type="float" office:value="4125">
            <text:p>4125</text:p>
          </table:table-cell>
          <table:table-cell office:value-type="float" office:value="4115">
            <text:p>4115</text:p>
          </table:table-cell>
          <table:table-cell office:value-type="float" office:value="4314">
            <text:p>4314</text:p>
          </table:table-cell>
          <table:table-cell office:value-type="float" office:value="4414">
            <text:p>4414</text:p>
          </table:table-cell>
          <table:table-cell office:value-type="float" office:value="4473">
            <text:p>4473</text:p>
          </table:table-cell>
          <table:table-cell office:value-type="float" office:value="5188">
            <text:p>5188</text:p>
          </table:table-cell>
          <table:table-cell office:value-type="float" office:value="5217">
            <text:p>5217</text:p>
          </table:table-cell>
          <table:table-cell office:value-type="float" office:value="5328">
            <text:p>5328</text:p>
          </table:table-cell>
          <table:table-cell office:value-type="float" office:value="5376">
            <text:p>5376</text:p>
          </table:table-cell>
          <table:table-cell office:value-type="float" office:value="5903">
            <text:p>5903</text:p>
          </table:table-cell>
          <table:table-cell office:value-type="float" office:value="6298">
            <text:p>6298</text:p>
          </table:table-cell>
          <table:table-cell office:value-type="float" office:value="6637">
            <text:p>6637</text:p>
          </table:table-cell>
          <table:table-cell office:value-type="float" office:value="6823">
            <text:p>6823</text:p>
          </table:table-cell>
          <table:table-cell office:value-type="float" office:value="7211">
            <text:p>7211</text:p>
          </table:table-cell>
          <table:table-cell office:value-type="float" office:value="7459">
            <text:p>7459</text:p>
          </table:table-cell>
          <table:table-cell office:value-type="float" office:value="7371">
            <text:p>7371</text:p>
          </table:table-cell>
          <table:table-cell office:value-type="float" office:value="7896">
            <text:p>7896</text:p>
          </table:table-cell>
          <table:table-cell office:value-type="float" office:value="8197">
            <text:p>8197</text:p>
          </table:table-cell>
          <table:table-cell office:value-type="float" office:value="8303">
            <text:p>8303</text:p>
          </table:table-cell>
          <table:table-cell office:value-type="float" office:value="8592">
            <text:p>8592</text:p>
          </table:table-cell>
          <table:table-cell office:value-type="float" office:value="8470">
            <text:p>8470</text:p>
          </table:table-cell>
          <table:table-cell office:value-type="float" office:value="8215">
            <text:p>8215</text:p>
          </table:table-cell>
          <table:table-cell office:value-type="float" office:value="8162">
            <text:p>8162</text:p>
          </table:table-cell>
          <table:table-cell office:value-type="float" office:value="7625">
            <text:p>7625</text:p>
          </table:table-cell>
          <table:table-cell office:value-type="float" office:value="7226">
            <text:p>7226</text:p>
          </table:table-cell>
          <table:table-cell office:value-type="float" office:value="7247">
            <text:p>7247</text:p>
          </table:table-cell>
          <table:table-cell office:value-type="float" office:value="7525">
            <text:p>7525</text:p>
          </table:table-cell>
          <table:table-cell office:value-type="float" office:value="7597">
            <text:p>7597</text:p>
          </table:table-cell>
          <table:table-cell office:value-type="float" office:value="5360">
            <text:p>5360</text:p>
          </table:table-cell>
          <table:table-cell office:value-type="float" office:value="4430">
            <text:p>4430</text:p>
          </table:table-cell>
          <table:table-cell office:value-type="float" office:value="4641">
            <text:p>4641</text:p>
          </table:table-cell>
          <table:table-cell office:value-type="float" office:value="4391">
            <text:p>4391</text:p>
          </table:table-cell>
          <table:table-cell office:value-type="float" office:value="1960">
            <text:p>1960</text:p>
          </table:table-cell>
          <table:table-cell table:number-columns-repeated="45"/>
        </table:table-row>
        <table:table-row table:style-name="ro1">
          <table:table-cell office:value-type="string">
            <text:p>R105.100_25-5-5-5</text:p>
          </table:table-cell>
          <table:table-cell office:value-type="float" office:value="90">
            <text:p>90</text:p>
          </table:table-cell>
          <table:table-cell office:value-type="float" office:value="1724">
            <text:p>1724.0</text:p>
          </table:table-cell>
          <table:table-cell table:formula="of:=AVERAGE([.E111:.CO111])" office:value-type="float" office:value="2972.3">
            <text:p>2972.3</text:p>
          </table:table-cell>
          <table:table-cell office:value-type="float" office:value="489">
            <text:p>489</text:p>
          </table:table-cell>
          <table:table-cell office:value-type="float" office:value="526">
            <text:p>526</text:p>
          </table:table-cell>
          <table:table-cell office:value-type="float" office:value="465">
            <text:p>465</text:p>
          </table:table-cell>
          <table:table-cell office:value-type="float" office:value="516">
            <text:p>516</text:p>
          </table:table-cell>
          <table:table-cell office:value-type="float" office:value="563">
            <text:p>563</text:p>
          </table:table-cell>
          <table:table-cell office:value-type="float" office:value="684">
            <text:p>684</text:p>
          </table:table-cell>
          <table:table-cell office:value-type="float" office:value="581">
            <text:p>581</text:p>
          </table:table-cell>
          <table:table-cell office:value-type="float" office:value="979">
            <text:p>979</text:p>
          </table:table-cell>
          <table:table-cell office:value-type="float" office:value="868">
            <text:p>868</text:p>
          </table:table-cell>
          <table:table-cell office:value-type="float" office:value="1134">
            <text:p>1134</text:p>
          </table:table-cell>
          <table:table-cell office:value-type="float" office:value="1246">
            <text:p>1246</text:p>
          </table:table-cell>
          <table:table-cell table:number-columns-repeated="2" office:value-type="float" office:value="1513">
            <text:p>1513</text:p>
          </table:table-cell>
          <table:table-cell office:value-type="float" office:value="1520">
            <text:p>1520</text:p>
          </table:table-cell>
          <table:table-cell office:value-type="float" office:value="1611">
            <text:p>1611</text:p>
          </table:table-cell>
          <table:table-cell office:value-type="float" office:value="1606">
            <text:p>1606</text:p>
          </table:table-cell>
          <table:table-cell office:value-type="float" office:value="1668">
            <text:p>1668</text:p>
          </table:table-cell>
          <table:table-cell office:value-type="float" office:value="1828">
            <text:p>1828</text:p>
          </table:table-cell>
          <table:table-cell office:value-type="float" office:value="2158">
            <text:p>2158</text:p>
          </table:table-cell>
          <table:table-cell office:value-type="float" office:value="2284">
            <text:p>2284</text:p>
          </table:table-cell>
          <table:table-cell office:value-type="float" office:value="2534">
            <text:p>2534</text:p>
          </table:table-cell>
          <table:table-cell office:value-type="float" office:value="2612">
            <text:p>2612</text:p>
          </table:table-cell>
          <table:table-cell office:value-type="float" office:value="2604">
            <text:p>2604</text:p>
          </table:table-cell>
          <table:table-cell office:value-type="float" office:value="2909">
            <text:p>2909</text:p>
          </table:table-cell>
          <table:table-cell office:value-type="float" office:value="3219">
            <text:p>3219</text:p>
          </table:table-cell>
          <table:table-cell office:value-type="float" office:value="3272">
            <text:p>3272</text:p>
          </table:table-cell>
          <table:table-cell office:value-type="float" office:value="3705">
            <text:p>3705</text:p>
          </table:table-cell>
          <table:table-cell office:value-type="float" office:value="4175">
            <text:p>4175</text:p>
          </table:table-cell>
          <table:table-cell office:value-type="float" office:value="4459">
            <text:p>4459</text:p>
          </table:table-cell>
          <table:table-cell office:value-type="float" office:value="4724">
            <text:p>4724</text:p>
          </table:table-cell>
          <table:table-cell office:value-type="float" office:value="4561">
            <text:p>4561</text:p>
          </table:table-cell>
          <table:table-cell office:value-type="float" office:value="4788">
            <text:p>4788</text:p>
          </table:table-cell>
          <table:table-cell office:value-type="float" office:value="4787">
            <text:p>4787</text:p>
          </table:table-cell>
          <table:table-cell office:value-type="float" office:value="4937">
            <text:p>4937</text:p>
          </table:table-cell>
          <table:table-cell office:value-type="float" office:value="5581">
            <text:p>5581</text:p>
          </table:table-cell>
          <table:table-cell office:value-type="float" office:value="5778">
            <text:p>5778</text:p>
          </table:table-cell>
          <table:table-cell office:value-type="float" office:value="5763">
            <text:p>5763</text:p>
          </table:table-cell>
          <table:table-cell office:value-type="float" office:value="5710">
            <text:p>5710</text:p>
          </table:table-cell>
          <table:table-cell office:value-type="float" office:value="5819">
            <text:p>5819</text:p>
          </table:table-cell>
          <table:table-cell office:value-type="float" office:value="5733">
            <text:p>5733</text:p>
          </table:table-cell>
          <table:table-cell office:value-type="float" office:value="5136">
            <text:p>5136</text:p>
          </table:table-cell>
          <table:table-cell office:value-type="float" office:value="5455">
            <text:p>5455</text:p>
          </table:table-cell>
          <table:table-cell office:value-type="float" office:value="5051">
            <text:p>5051</text:p>
          </table:table-cell>
          <table:table-cell office:value-type="float" office:value="4383">
            <text:p>4383</text:p>
          </table:table-cell>
          <table:table-cell office:value-type="float" office:value="3960">
            <text:p>3960</text:p>
          </table:table-cell>
          <table:table-cell office:value-type="float" office:value="3872">
            <text:p>3872</text:p>
          </table:table-cell>
          <table:table-cell office:value-type="float" office:value="2499">
            <text:p>2499</text:p>
          </table:table-cell>
          <table:table-cell office:value-type="float" office:value="2801">
            <text:p>2801</text:p>
          </table:table-cell>
          <table:table-cell office:value-type="float" office:value="1898">
            <text:p>1898</text:p>
          </table:table-cell>
          <table:table-cell office:value-type="float" office:value="2138">
            <text:p>2138</text:p>
          </table:table-cell>
          <table:table-cell table:number-columns-repeated="38"/>
        </table:table-row>
        <table:table-row table:style-name="ro1">
          <table:table-cell office:value-type="string">
            <text:p>R106.100_25-5-5-5</text:p>
          </table:table-cell>
          <table:table-cell office:value-type="float" office:value="10">
            <text:p>10</text:p>
          </table:table-cell>
          <table:table-cell office:value-type="float" office:value="46892">
            <text:p>46892.0</text:p>
          </table:table-cell>
          <table:table-cell table:formula="of:=AVERAGE([.E112:.CO112])" office:value-type="float" office:value="9845">
            <text:p>9845.0</text:p>
          </table:table-cell>
          <table:table-cell office:value-type="float" office:value="10269">
            <text:p>10269</text:p>
          </table:table-cell>
          <table:table-cell office:value-type="float" office:value="10055">
            <text:p>10055</text:p>
          </table:table-cell>
          <table:table-cell office:value-type="float" office:value="9952">
            <text:p>9952</text:p>
          </table:table-cell>
          <table:table-cell office:value-type="float" office:value="10749">
            <text:p>10749</text:p>
          </table:table-cell>
          <table:table-cell office:value-type="float" office:value="10867">
            <text:p>10867</text:p>
          </table:table-cell>
          <table:table-cell office:value-type="float" office:value="10240">
            <text:p>10240</text:p>
          </table:table-cell>
          <table:table-cell office:value-type="float" office:value="9128">
            <text:p>9128</text:p>
          </table:table-cell>
          <table:table-cell office:value-type="float" office:value="7500">
            <text:p>7500</text:p>
          </table:table-cell>
          <table:table-cell table:number-columns-repeated="80"/>
        </table:table-row>
        <table:table-row table:style-name="ro1">
          <table:table-cell office:value-type="string">
            <text:p>R106.100_25-5-5-5</text:p>
          </table:table-cell>
          <table:table-cell office:value-type="float" office:value="30">
            <text:p>30</text:p>
          </table:table-cell>
          <table:table-cell office:value-type="float" office:value="22641">
            <text:p>22641.0</text:p>
          </table:table-cell>
          <table:table-cell table:formula="of:=AVERAGE([.E113:.CO113])" office:value-type="float" office:value="8045.77777777778">
            <text:p>8045.8</text:p>
          </table:table-cell>
          <table:table-cell office:value-type="float" office:value="7111">
            <text:p>7111</text:p>
          </table:table-cell>
          <table:table-cell office:value-type="float" office:value="7434">
            <text:p>7434</text:p>
          </table:table-cell>
          <table:table-cell office:value-type="float" office:value="7505">
            <text:p>7505</text:p>
          </table:table-cell>
          <table:table-cell office:value-type="float" office:value="7797">
            <text:p>7797</text:p>
          </table:table-cell>
          <table:table-cell office:value-type="float" office:value="7878">
            <text:p>7878</text:p>
          </table:table-cell>
          <table:table-cell office:value-type="float" office:value="8270">
            <text:p>8270</text:p>
          </table:table-cell>
          <table:table-cell office:value-type="float" office:value="8136">
            <text:p>8136</text:p>
          </table:table-cell>
          <table:table-cell office:value-type="float" office:value="8272">
            <text:p>8272</text:p>
          </table:table-cell>
          <table:table-cell office:value-type="float" office:value="8367">
            <text:p>8367</text:p>
          </table:table-cell>
          <table:table-cell office:value-type="float" office:value="8896">
            <text:p>8896</text:p>
          </table:table-cell>
          <table:table-cell office:value-type="float" office:value="8869">
            <text:p>8869</text:p>
          </table:table-cell>
          <table:table-cell office:value-type="float" office:value="8708">
            <text:p>8708</text:p>
          </table:table-cell>
          <table:table-cell office:value-type="float" office:value="8542">
            <text:p>8542</text:p>
          </table:table-cell>
          <table:table-cell office:value-type="float" office:value="8520">
            <text:p>8520</text:p>
          </table:table-cell>
          <table:table-cell office:value-type="float" office:value="8552">
            <text:p>8552</text:p>
          </table:table-cell>
          <table:table-cell office:value-type="float" office:value="7883">
            <text:p>7883</text:p>
          </table:table-cell>
          <table:table-cell office:value-type="float" office:value="7492">
            <text:p>7492</text:p>
          </table:table-cell>
          <table:table-cell office:value-type="float" office:value="6592">
            <text:p>6592</text:p>
          </table:table-cell>
          <table:table-cell table:number-columns-repeated="70"/>
        </table:table-row>
        <table:table-row table:style-name="ro1">
          <table:table-cell office:value-type="string">
            <text:p>R106.100_25-5-5-5</text:p>
          </table:table-cell>
          <table:table-cell office:value-type="float" office:value="50">
            <text:p>50</text:p>
          </table:table-cell>
          <table:table-cell office:value-type="float" office:value="12381">
            <text:p>12381.0</text:p>
          </table:table-cell>
          <table:table-cell table:formula="of:=AVERAGE([.E114:.CO114])" office:value-type="float" office:value="7074.5625">
            <text:p>7074.6</text:p>
          </table:table-cell>
          <table:table-cell office:value-type="float" office:value="5029">
            <text:p>5029</text:p>
          </table:table-cell>
          <table:table-cell office:value-type="float" office:value="5443">
            <text:p>5443</text:p>
          </table:table-cell>
          <table:table-cell office:value-type="float" office:value="5405">
            <text:p>5405</text:p>
          </table:table-cell>
          <table:table-cell office:value-type="float" office:value="5683">
            <text:p>5683</text:p>
          </table:table-cell>
          <table:table-cell office:value-type="float" office:value="5710">
            <text:p>5710</text:p>
          </table:table-cell>
          <table:table-cell office:value-type="float" office:value="5831">
            <text:p>5831</text:p>
          </table:table-cell>
          <table:table-cell office:value-type="float" office:value="5919">
            <text:p>5919</text:p>
          </table:table-cell>
          <table:table-cell office:value-type="float" office:value="5817">
            <text:p>5817</text:p>
          </table:table-cell>
          <table:table-cell office:value-type="float" office:value="6082">
            <text:p>6082</text:p>
          </table:table-cell>
          <table:table-cell office:value-type="float" office:value="6581">
            <text:p>6581</text:p>
          </table:table-cell>
          <table:table-cell office:value-type="float" office:value="6686">
            <text:p>6686</text:p>
          </table:table-cell>
          <table:table-cell office:value-type="float" office:value="6605">
            <text:p>6605</text:p>
          </table:table-cell>
          <table:table-cell office:value-type="float" office:value="6856">
            <text:p>6856</text:p>
          </table:table-cell>
          <table:table-cell office:value-type="float" office:value="6741">
            <text:p>6741</text:p>
          </table:table-cell>
          <table:table-cell office:value-type="float" office:value="7437">
            <text:p>7437</text:p>
          </table:table-cell>
          <table:table-cell office:value-type="float" office:value="7310">
            <text:p>7310</text:p>
          </table:table-cell>
          <table:table-cell office:value-type="float" office:value="8091">
            <text:p>8091</text:p>
          </table:table-cell>
          <table:table-cell office:value-type="float" office:value="8453">
            <text:p>8453</text:p>
          </table:table-cell>
          <table:table-cell office:value-type="float" office:value="8162">
            <text:p>8162</text:p>
          </table:table-cell>
          <table:table-cell office:value-type="float" office:value="8989">
            <text:p>8989</text:p>
          </table:table-cell>
          <table:table-cell office:value-type="float" office:value="9377">
            <text:p>9377</text:p>
          </table:table-cell>
          <table:table-cell office:value-type="float" office:value="8851">
            <text:p>8851</text:p>
          </table:table-cell>
          <table:table-cell office:value-type="float" office:value="9148">
            <text:p>9148</text:p>
          </table:table-cell>
          <table:table-cell office:value-type="float" office:value="8590">
            <text:p>8590</text:p>
          </table:table-cell>
          <table:table-cell office:value-type="float" office:value="8904">
            <text:p>8904</text:p>
          </table:table-cell>
          <table:table-cell office:value-type="float" office:value="9222">
            <text:p>9222</text:p>
          </table:table-cell>
          <table:table-cell office:value-type="float" office:value="9096">
            <text:p>9096</text:p>
          </table:table-cell>
          <table:table-cell office:value-type="float" office:value="8078">
            <text:p>8078</text:p>
          </table:table-cell>
          <table:table-cell office:value-type="float" office:value="7294">
            <text:p>7294</text:p>
          </table:table-cell>
          <table:table-cell office:value-type="float" office:value="6649">
            <text:p>6649</text:p>
          </table:table-cell>
          <table:table-cell office:value-type="float" office:value="4203">
            <text:p>4203</text:p>
          </table:table-cell>
          <table:table-cell office:value-type="float" office:value="4144">
            <text:p>4144</text:p>
          </table:table-cell>
          <table:table-cell table:number-columns-repeated="56"/>
        </table:table-row>
        <table:table-row table:style-name="ro1">
          <table:table-cell office:value-type="string">
            <text:p>R106.100_25-5-5-5</text:p>
          </table:table-cell>
          <table:table-cell office:value-type="float" office:value="70">
            <text:p>70</text:p>
          </table:table-cell>
          <table:table-cell office:value-type="float" office:value="4598">
            <text:p>4598.0</text:p>
          </table:table-cell>
          <table:table-cell table:formula="of:=AVERAGE([.E115:.CO115])" office:value-type="float" office:value="5310.48780487805">
            <text:p>5310.5</text:p>
          </table:table-cell>
          <table:table-cell office:value-type="float" office:value="3159">
            <text:p>3159</text:p>
          </table:table-cell>
          <table:table-cell office:value-type="float" office:value="3402">
            <text:p>3402</text:p>
          </table:table-cell>
          <table:table-cell office:value-type="float" office:value="3301">
            <text:p>3301</text:p>
          </table:table-cell>
          <table:table-cell office:value-type="float" office:value="3149">
            <text:p>3149</text:p>
          </table:table-cell>
          <table:table-cell office:value-type="float" office:value="3465">
            <text:p>3465</text:p>
          </table:table-cell>
          <table:table-cell office:value-type="float" office:value="3985">
            <text:p>3985</text:p>
          </table:table-cell>
          <table:table-cell office:value-type="float" office:value="4090">
            <text:p>4090</text:p>
          </table:table-cell>
          <table:table-cell office:value-type="float" office:value="4167">
            <text:p>4167</text:p>
          </table:table-cell>
          <table:table-cell office:value-type="float" office:value="4147">
            <text:p>4147</text:p>
          </table:table-cell>
          <table:table-cell office:value-type="float" office:value="4417">
            <text:p>4417</text:p>
          </table:table-cell>
          <table:table-cell office:value-type="float" office:value="4702">
            <text:p>4702</text:p>
          </table:table-cell>
          <table:table-cell office:value-type="float" office:value="5010">
            <text:p>5010</text:p>
          </table:table-cell>
          <table:table-cell office:value-type="float" office:value="5056">
            <text:p>5056</text:p>
          </table:table-cell>
          <table:table-cell office:value-type="float" office:value="5024">
            <text:p>5024</text:p>
          </table:table-cell>
          <table:table-cell office:value-type="float" office:value="5004">
            <text:p>5004</text:p>
          </table:table-cell>
          <table:table-cell office:value-type="float" office:value="5134">
            <text:p>5134</text:p>
          </table:table-cell>
          <table:table-cell office:value-type="float" office:value="5203">
            <text:p>5203</text:p>
          </table:table-cell>
          <table:table-cell office:value-type="float" office:value="5767">
            <text:p>5767</text:p>
          </table:table-cell>
          <table:table-cell office:value-type="float" office:value="6027">
            <text:p>6027</text:p>
          </table:table-cell>
          <table:table-cell office:value-type="float" office:value="6196">
            <text:p>6196</text:p>
          </table:table-cell>
          <table:table-cell office:value-type="float" office:value="6342">
            <text:p>6342</text:p>
          </table:table-cell>
          <table:table-cell office:value-type="float" office:value="6925">
            <text:p>6925</text:p>
          </table:table-cell>
          <table:table-cell office:value-type="float" office:value="6814">
            <text:p>6814</text:p>
          </table:table-cell>
          <table:table-cell office:value-type="float" office:value="7105">
            <text:p>7105</text:p>
          </table:table-cell>
          <table:table-cell office:value-type="float" office:value="7393">
            <text:p>7393</text:p>
          </table:table-cell>
          <table:table-cell office:value-type="float" office:value="7519">
            <text:p>7519</text:p>
          </table:table-cell>
          <table:table-cell office:value-type="float" office:value="7376">
            <text:p>7376</text:p>
          </table:table-cell>
          <table:table-cell office:value-type="float" office:value="6796">
            <text:p>6796</text:p>
          </table:table-cell>
          <table:table-cell office:value-type="float" office:value="6460">
            <text:p>6460</text:p>
          </table:table-cell>
          <table:table-cell office:value-type="float" office:value="6972">
            <text:p>6972</text:p>
          </table:table-cell>
          <table:table-cell office:value-type="float" office:value="6264">
            <text:p>6264</text:p>
          </table:table-cell>
          <table:table-cell office:value-type="float" office:value="6628">
            <text:p>6628</text:p>
          </table:table-cell>
          <table:table-cell office:value-type="float" office:value="6383">
            <text:p>6383</text:p>
          </table:table-cell>
          <table:table-cell office:value-type="float" office:value="6438">
            <text:p>6438</text:p>
          </table:table-cell>
          <table:table-cell office:value-type="float" office:value="6627">
            <text:p>6627</text:p>
          </table:table-cell>
          <table:table-cell office:value-type="float" office:value="6307">
            <text:p>6307</text:p>
          </table:table-cell>
          <table:table-cell office:value-type="float" office:value="5833">
            <text:p>5833</text:p>
          </table:table-cell>
          <table:table-cell office:value-type="float" office:value="5089">
            <text:p>5089</text:p>
          </table:table-cell>
          <table:table-cell office:value-type="float" office:value="2799">
            <text:p>2799</text:p>
          </table:table-cell>
          <table:table-cell office:value-type="float" office:value="2884">
            <text:p>2884</text:p>
          </table:table-cell>
          <table:table-cell office:value-type="float" office:value="2371">
            <text:p>2371</text:p>
          </table:table-cell>
          <table:table-cell table:number-columns-repeated="47"/>
        </table:table-row>
        <table:table-row table:style-name="ro1">
          <table:table-cell office:value-type="string">
            <text:p>R106.100_25-5-5-5</text:p>
          </table:table-cell>
          <table:table-cell office:value-type="float" office:value="90">
            <text:p>90</text:p>
          </table:table-cell>
          <table:table-cell office:value-type="float" office:value="1715">
            <text:p>1715.0</text:p>
          </table:table-cell>
          <table:table-cell table:formula="of:=AVERAGE([.E116:.CO116])" office:value-type="float" office:value="4092.5">
            <text:p>4092.5</text:p>
          </table:table-cell>
          <table:table-cell office:value-type="float" office:value="1089">
            <text:p>1089</text:p>
          </table:table-cell>
          <table:table-cell office:value-type="float" office:value="1189">
            <text:p>1189</text:p>
          </table:table-cell>
          <table:table-cell office:value-type="float" office:value="1220">
            <text:p>1220</text:p>
          </table:table-cell>
          <table:table-cell office:value-type="float" office:value="1473">
            <text:p>1473</text:p>
          </table:table-cell>
          <table:table-cell office:value-type="float" office:value="1667">
            <text:p>1667</text:p>
          </table:table-cell>
          <table:table-cell office:value-type="float" office:value="2060">
            <text:p>2060</text:p>
          </table:table-cell>
          <table:table-cell office:value-type="float" office:value="2116">
            <text:p>2116</text:p>
          </table:table-cell>
          <table:table-cell office:value-type="float" office:value="2231">
            <text:p>2231</text:p>
          </table:table-cell>
          <table:table-cell office:value-type="float" office:value="2295">
            <text:p>2295</text:p>
          </table:table-cell>
          <table:table-cell office:value-type="float" office:value="2363">
            <text:p>2363</text:p>
          </table:table-cell>
          <table:table-cell office:value-type="float" office:value="2306">
            <text:p>2306</text:p>
          </table:table-cell>
          <table:table-cell office:value-type="float" office:value="2248">
            <text:p>2248</text:p>
          </table:table-cell>
          <table:table-cell office:value-type="float" office:value="2223">
            <text:p>2223</text:p>
          </table:table-cell>
          <table:table-cell office:value-type="float" office:value="2626">
            <text:p>2626</text:p>
          </table:table-cell>
          <table:table-cell office:value-type="float" office:value="2654">
            <text:p>2654</text:p>
          </table:table-cell>
          <table:table-cell office:value-type="float" office:value="2894">
            <text:p>2894</text:p>
          </table:table-cell>
          <table:table-cell office:value-type="float" office:value="2899">
            <text:p>2899</text:p>
          </table:table-cell>
          <table:table-cell office:value-type="float" office:value="3105">
            <text:p>3105</text:p>
          </table:table-cell>
          <table:table-cell office:value-type="float" office:value="3176">
            <text:p>3176</text:p>
          </table:table-cell>
          <table:table-cell office:value-type="float" office:value="3641">
            <text:p>3641</text:p>
          </table:table-cell>
          <table:table-cell office:value-type="float" office:value="3645">
            <text:p>3645</text:p>
          </table:table-cell>
          <table:table-cell office:value-type="float" office:value="4012">
            <text:p>4012</text:p>
          </table:table-cell>
          <table:table-cell office:value-type="float" office:value="4132">
            <text:p>4132</text:p>
          </table:table-cell>
          <table:table-cell office:value-type="float" office:value="4371">
            <text:p>4371</text:p>
          </table:table-cell>
          <table:table-cell office:value-type="float" office:value="4456">
            <text:p>4456</text:p>
          </table:table-cell>
          <table:table-cell office:value-type="float" office:value="4707">
            <text:p>4707</text:p>
          </table:table-cell>
          <table:table-cell office:value-type="float" office:value="5019">
            <text:p>5019</text:p>
          </table:table-cell>
          <table:table-cell office:value-type="float" office:value="5260">
            <text:p>5260</text:p>
          </table:table-cell>
          <table:table-cell office:value-type="float" office:value="5483">
            <text:p>5483</text:p>
          </table:table-cell>
          <table:table-cell office:value-type="float" office:value="5588">
            <text:p>5588</text:p>
          </table:table-cell>
          <table:table-cell office:value-type="float" office:value="6123">
            <text:p>6123</text:p>
          </table:table-cell>
          <table:table-cell office:value-type="float" office:value="6664">
            <text:p>6664</text:p>
          </table:table-cell>
          <table:table-cell office:value-type="float" office:value="6008">
            <text:p>6008</text:p>
          </table:table-cell>
          <table:table-cell office:value-type="float" office:value="5782">
            <text:p>5782</text:p>
          </table:table-cell>
          <table:table-cell office:value-type="float" office:value="5977">
            <text:p>5977</text:p>
          </table:table-cell>
          <table:table-cell office:value-type="float" office:value="6167">
            <text:p>6167</text:p>
          </table:table-cell>
          <table:table-cell office:value-type="float" office:value="6216">
            <text:p>6216</text:p>
          </table:table-cell>
          <table:table-cell office:value-type="float" office:value="6012">
            <text:p>6012</text:p>
          </table:table-cell>
          <table:table-cell office:value-type="float" office:value="6004">
            <text:p>6004</text:p>
          </table:table-cell>
          <table:table-cell office:value-type="float" office:value="6230">
            <text:p>6230</text:p>
          </table:table-cell>
          <table:table-cell office:value-type="float" office:value="6613">
            <text:p>6613</text:p>
          </table:table-cell>
          <table:table-cell office:value-type="float" office:value="6250">
            <text:p>6250</text:p>
          </table:table-cell>
          <table:table-cell office:value-type="float" office:value="5927">
            <text:p>5927</text:p>
          </table:table-cell>
          <table:table-cell office:value-type="float" office:value="6102">
            <text:p>6102</text:p>
          </table:table-cell>
          <table:table-cell office:value-type="float" office:value="6476">
            <text:p>6476</text:p>
          </table:table-cell>
          <table:table-cell office:value-type="float" office:value="6244">
            <text:p>6244</text:p>
          </table:table-cell>
          <table:table-cell office:value-type="float" office:value="4677">
            <text:p>4677</text:p>
          </table:table-cell>
          <table:table-cell office:value-type="float" office:value="3933">
            <text:p>3933</text:p>
          </table:table-cell>
          <table:table-cell office:value-type="float" office:value="3182">
            <text:p>3182</text:p>
          </table:table-cell>
          <table:table-cell office:value-type="float" office:value="3313">
            <text:p>3313</text:p>
          </table:table-cell>
          <table:table-cell office:value-type="float" office:value="3229">
            <text:p>3229</text:p>
          </table:table-cell>
          <table:table-cell office:value-type="float" office:value="3533">
            <text:p>3533</text:p>
          </table:table-cell>
          <table:table-cell table:number-columns-repeated="36"/>
        </table:table-row>
        <table:table-row table:style-name="ro1">
          <table:table-cell office:value-type="string">
            <text:p>R107.100_25-5-5-5</text:p>
          </table:table-cell>
          <table:table-cell office:value-type="float" office:value="10">
            <text:p>10</text:p>
          </table:table-cell>
          <table:table-cell office:value-type="float" office:value="51477">
            <text:p>51477.0</text:p>
          </table:table-cell>
          <table:table-cell table:formula="of:=AVERAGE([.E117:.CO117])" office:value-type="float" office:value="13712.5714285714">
            <text:p>13712.6</text:p>
          </table:table-cell>
          <table:table-cell office:value-type="float" office:value="14508">
            <text:p>14508</text:p>
          </table:table-cell>
          <table:table-cell office:value-type="float" office:value="15096">
            <text:p>15096</text:p>
          </table:table-cell>
          <table:table-cell office:value-type="float" office:value="16045">
            <text:p>16045</text:p>
          </table:table-cell>
          <table:table-cell office:value-type="float" office:value="16349">
            <text:p>16349</text:p>
          </table:table-cell>
          <table:table-cell office:value-type="float" office:value="15627">
            <text:p>15627</text:p>
          </table:table-cell>
          <table:table-cell office:value-type="float" office:value="14652">
            <text:p>14652</text:p>
          </table:table-cell>
          <table:table-cell office:value-type="float" office:value="3711">
            <text:p>3711</text:p>
          </table:table-cell>
          <table:table-cell table:number-columns-repeated="81"/>
        </table:table-row>
        <table:table-row table:style-name="ro1">
          <table:table-cell office:value-type="string">
            <text:p>R107.100_25-5-5-5</text:p>
          </table:table-cell>
          <table:table-cell office:value-type="float" office:value="30">
            <text:p>30</text:p>
          </table:table-cell>
          <table:table-cell office:value-type="float" office:value="35135">
            <text:p>35135.0</text:p>
          </table:table-cell>
          <table:table-cell table:formula="of:=AVERAGE([.E118:.CO118])" office:value-type="float" office:value="14385.375">
            <text:p>14385.4</text:p>
          </table:table-cell>
          <table:table-cell office:value-type="float" office:value="13458">
            <text:p>13458</text:p>
          </table:table-cell>
          <table:table-cell office:value-type="float" office:value="14699">
            <text:p>14699</text:p>
          </table:table-cell>
          <table:table-cell office:value-type="float" office:value="15463">
            <text:p>15463</text:p>
          </table:table-cell>
          <table:table-cell office:value-type="float" office:value="16179">
            <text:p>16179</text:p>
          </table:table-cell>
          <table:table-cell office:value-type="float" office:value="15368">
            <text:p>15368</text:p>
          </table:table-cell>
          <table:table-cell office:value-type="float" office:value="15366">
            <text:p>15366</text:p>
          </table:table-cell>
          <table:table-cell office:value-type="float" office:value="14918">
            <text:p>14918</text:p>
          </table:table-cell>
          <table:table-cell office:value-type="float" office:value="15344">
            <text:p>15344</text:p>
          </table:table-cell>
          <table:table-cell office:value-type="float" office:value="16529">
            <text:p>16529</text:p>
          </table:table-cell>
          <table:table-cell office:value-type="float" office:value="17279">
            <text:p>17279</text:p>
          </table:table-cell>
          <table:table-cell office:value-type="float" office:value="18017">
            <text:p>18017</text:p>
          </table:table-cell>
          <table:table-cell office:value-type="float" office:value="17628">
            <text:p>17628</text:p>
          </table:table-cell>
          <table:table-cell office:value-type="float" office:value="16758">
            <text:p>16758</text:p>
          </table:table-cell>
          <table:table-cell office:value-type="float" office:value="11761">
            <text:p>11761</text:p>
          </table:table-cell>
          <table:table-cell office:value-type="float" office:value="6618">
            <text:p>6618</text:p>
          </table:table-cell>
          <table:table-cell office:value-type="float" office:value="4781">
            <text:p>4781</text:p>
          </table:table-cell>
          <table:table-cell table:number-columns-repeated="72"/>
        </table:table-row>
        <table:table-row table:style-name="ro1">
          <table:table-cell office:value-type="string">
            <text:p>R107.100_25-5-5-5</text:p>
          </table:table-cell>
          <table:table-cell office:value-type="float" office:value="50">
            <text:p>50</text:p>
          </table:table-cell>
          <table:table-cell office:value-type="float" office:value="18197">
            <text:p>18197.0</text:p>
          </table:table-cell>
          <table:table-cell table:formula="of:=AVERAGE([.E119:.CO119])" office:value-type="float" office:value="11321.96">
            <text:p>11322.0</text:p>
          </table:table-cell>
          <table:table-cell office:value-type="float" office:value="9515">
            <text:p>9515</text:p>
          </table:table-cell>
          <table:table-cell office:value-type="float" office:value="8954">
            <text:p>8954</text:p>
          </table:table-cell>
          <table:table-cell office:value-type="float" office:value="9177">
            <text:p>9177</text:p>
          </table:table-cell>
          <table:table-cell office:value-type="float" office:value="9673">
            <text:p>9673</text:p>
          </table:table-cell>
          <table:table-cell office:value-type="float" office:value="10846">
            <text:p>10846</text:p>
          </table:table-cell>
          <table:table-cell office:value-type="float" office:value="11141">
            <text:p>11141</text:p>
          </table:table-cell>
          <table:table-cell office:value-type="float" office:value="11643">
            <text:p>11643</text:p>
          </table:table-cell>
          <table:table-cell office:value-type="float" office:value="12111">
            <text:p>12111</text:p>
          </table:table-cell>
          <table:table-cell office:value-type="float" office:value="12365">
            <text:p>12365</text:p>
          </table:table-cell>
          <table:table-cell office:value-type="float" office:value="12592">
            <text:p>12592</text:p>
          </table:table-cell>
          <table:table-cell office:value-type="float" office:value="13375">
            <text:p>13375</text:p>
          </table:table-cell>
          <table:table-cell office:value-type="float" office:value="13344">
            <text:p>13344</text:p>
          </table:table-cell>
          <table:table-cell office:value-type="float" office:value="13886">
            <text:p>13886</text:p>
          </table:table-cell>
          <table:table-cell office:value-type="float" office:value="12934">
            <text:p>12934</text:p>
          </table:table-cell>
          <table:table-cell office:value-type="float" office:value="12825">
            <text:p>12825</text:p>
          </table:table-cell>
          <table:table-cell office:value-type="float" office:value="11991">
            <text:p>11991</text:p>
          </table:table-cell>
          <table:table-cell office:value-type="float" office:value="11925">
            <text:p>11925</text:p>
          </table:table-cell>
          <table:table-cell office:value-type="float" office:value="13001">
            <text:p>13001</text:p>
          </table:table-cell>
          <table:table-cell office:value-type="float" office:value="12822">
            <text:p>12822</text:p>
          </table:table-cell>
          <table:table-cell office:value-type="float" office:value="12967">
            <text:p>12967</text:p>
          </table:table-cell>
          <table:table-cell office:value-type="float" office:value="13111">
            <text:p>13111</text:p>
          </table:table-cell>
          <table:table-cell office:value-type="float" office:value="13373">
            <text:p>13373</text:p>
          </table:table-cell>
          <table:table-cell office:value-type="float" office:value="7629">
            <text:p>7629</text:p>
          </table:table-cell>
          <table:table-cell office:value-type="float" office:value="6234">
            <text:p>6234</text:p>
          </table:table-cell>
          <table:table-cell office:value-type="float" office:value="5615">
            <text:p>5615</text:p>
          </table:table-cell>
          <table:table-cell table:number-columns-repeated="63"/>
        </table:table-row>
        <table:table-row table:style-name="ro1">
          <table:table-cell office:value-type="string">
            <text:p>R107.100_25-5-5-5</text:p>
          </table:table-cell>
          <table:table-cell office:value-type="float" office:value="70">
            <text:p>70</text:p>
          </table:table-cell>
          <table:table-cell office:value-type="float" office:value="5599">
            <text:p>5599.0</text:p>
          </table:table-cell>
          <table:table-cell table:formula="of:=AVERAGE([.E120:.CO120])" office:value-type="float" office:value="12798.6153846154">
            <text:p>12798.6</text:p>
          </table:table-cell>
          <table:table-cell office:value-type="float" office:value="9577">
            <text:p>9577</text:p>
          </table:table-cell>
          <table:table-cell office:value-type="float" office:value="9463">
            <text:p>9463</text:p>
          </table:table-cell>
          <table:table-cell office:value-type="float" office:value="11830">
            <text:p>11830</text:p>
          </table:table-cell>
          <table:table-cell office:value-type="float" office:value="12497">
            <text:p>12497</text:p>
          </table:table-cell>
          <table:table-cell office:value-type="float" office:value="11335">
            <text:p>11335</text:p>
          </table:table-cell>
          <table:table-cell office:value-type="float" office:value="11651">
            <text:p>11651</text:p>
          </table:table-cell>
          <table:table-cell office:value-type="float" office:value="12018">
            <text:p>12018</text:p>
          </table:table-cell>
          <table:table-cell office:value-type="float" office:value="12587">
            <text:p>12587</text:p>
          </table:table-cell>
          <table:table-cell office:value-type="float" office:value="13504">
            <text:p>13504</text:p>
          </table:table-cell>
          <table:table-cell office:value-type="float" office:value="13844">
            <text:p>13844</text:p>
          </table:table-cell>
          <table:table-cell office:value-type="float" office:value="14048">
            <text:p>14048</text:p>
          </table:table-cell>
          <table:table-cell office:value-type="float" office:value="14298">
            <text:p>14298</text:p>
          </table:table-cell>
          <table:table-cell office:value-type="float" office:value="14657">
            <text:p>14657</text:p>
          </table:table-cell>
          <table:table-cell office:value-type="float" office:value="14944">
            <text:p>14944</text:p>
          </table:table-cell>
          <table:table-cell office:value-type="float" office:value="15607">
            <text:p>15607</text:p>
          </table:table-cell>
          <table:table-cell office:value-type="float" office:value="15328">
            <text:p>15328</text:p>
          </table:table-cell>
          <table:table-cell office:value-type="float" office:value="14871">
            <text:p>14871</text:p>
          </table:table-cell>
          <table:table-cell office:value-type="float" office:value="13090">
            <text:p>13090</text:p>
          </table:table-cell>
          <table:table-cell office:value-type="float" office:value="13478">
            <text:p>13478</text:p>
          </table:table-cell>
          <table:table-cell office:value-type="float" office:value="13346">
            <text:p>13346</text:p>
          </table:table-cell>
          <table:table-cell office:value-type="float" office:value="12704">
            <text:p>12704</text:p>
          </table:table-cell>
          <table:table-cell office:value-type="float" office:value="11860">
            <text:p>11860</text:p>
          </table:table-cell>
          <table:table-cell office:value-type="float" office:value="11576">
            <text:p>11576</text:p>
          </table:table-cell>
          <table:table-cell office:value-type="float" office:value="11865">
            <text:p>11865</text:p>
          </table:table-cell>
          <table:table-cell office:value-type="float" office:value="11458">
            <text:p>11458</text:p>
          </table:table-cell>
          <table:table-cell office:value-type="float" office:value="11328">
            <text:p>11328</text:p>
          </table:table-cell>
          <table:table-cell table:number-columns-repeated="62"/>
        </table:table-row>
        <table:table-row table:style-name="ro1">
          <table:table-cell office:value-type="string">
            <text:p>R107.100_25-5-5-5</text:p>
          </table:table-cell>
          <table:table-cell office:value-type="float" office:value="90">
            <text:p>90</text:p>
          </table:table-cell>
          <table:table-cell office:value-type="float" office:value="1715">
            <text:p>1715.0</text:p>
          </table:table-cell>
          <table:table-cell table:formula="of:=AVERAGE([.E121:.CO121])" office:value-type="float" office:value="9642.48484848485">
            <text:p>9642.5</text:p>
          </table:table-cell>
          <table:table-cell office:value-type="float" office:value="6417">
            <text:p>6417</text:p>
          </table:table-cell>
          <table:table-cell office:value-type="float" office:value="6647">
            <text:p>6647</text:p>
          </table:table-cell>
          <table:table-cell office:value-type="float" office:value="8497">
            <text:p>8497</text:p>
          </table:table-cell>
          <table:table-cell office:value-type="float" office:value="7783">
            <text:p>7783</text:p>
          </table:table-cell>
          <table:table-cell office:value-type="float" office:value="7960">
            <text:p>7960</text:p>
          </table:table-cell>
          <table:table-cell office:value-type="float" office:value="8325">
            <text:p>8325</text:p>
          </table:table-cell>
          <table:table-cell office:value-type="float" office:value="8773">
            <text:p>8773</text:p>
          </table:table-cell>
          <table:table-cell office:value-type="float" office:value="9402">
            <text:p>9402</text:p>
          </table:table-cell>
          <table:table-cell office:value-type="float" office:value="10534">
            <text:p>10534</text:p>
          </table:table-cell>
          <table:table-cell office:value-type="float" office:value="10457">
            <text:p>10457</text:p>
          </table:table-cell>
          <table:table-cell office:value-type="float" office:value="10414">
            <text:p>10414</text:p>
          </table:table-cell>
          <table:table-cell office:value-type="float" office:value="11193">
            <text:p>11193</text:p>
          </table:table-cell>
          <table:table-cell office:value-type="float" office:value="10709">
            <text:p>10709</text:p>
          </table:table-cell>
          <table:table-cell office:value-type="float" office:value="10986">
            <text:p>10986</text:p>
          </table:table-cell>
          <table:table-cell office:value-type="float" office:value="11306">
            <text:p>11306</text:p>
          </table:table-cell>
          <table:table-cell office:value-type="float" office:value="12134">
            <text:p>12134</text:p>
          </table:table-cell>
          <table:table-cell office:value-type="float" office:value="11476">
            <text:p>11476</text:p>
          </table:table-cell>
          <table:table-cell office:value-type="float" office:value="10866">
            <text:p>10866</text:p>
          </table:table-cell>
          <table:table-cell office:value-type="float" office:value="10205">
            <text:p>10205</text:p>
          </table:table-cell>
          <table:table-cell office:value-type="float" office:value="10347">
            <text:p>10347</text:p>
          </table:table-cell>
          <table:table-cell office:value-type="float" office:value="10534">
            <text:p>10534</text:p>
          </table:table-cell>
          <table:table-cell office:value-type="float" office:value="9878">
            <text:p>9878</text:p>
          </table:table-cell>
          <table:table-cell office:value-type="float" office:value="10707">
            <text:p>10707</text:p>
          </table:table-cell>
          <table:table-cell office:value-type="float" office:value="10589">
            <text:p>10589</text:p>
          </table:table-cell>
          <table:table-cell office:value-type="float" office:value="11092">
            <text:p>11092</text:p>
          </table:table-cell>
          <table:table-cell office:value-type="float" office:value="11206">
            <text:p>11206</text:p>
          </table:table-cell>
          <table:table-cell office:value-type="float" office:value="11591">
            <text:p>11591</text:p>
          </table:table-cell>
          <table:table-cell office:value-type="float" office:value="11186">
            <text:p>11186</text:p>
          </table:table-cell>
          <table:table-cell office:value-type="float" office:value="10708">
            <text:p>10708</text:p>
          </table:table-cell>
          <table:table-cell office:value-type="float" office:value="10414">
            <text:p>10414</text:p>
          </table:table-cell>
          <table:table-cell office:value-type="float" office:value="5242">
            <text:p>5242</text:p>
          </table:table-cell>
          <table:table-cell office:value-type="float" office:value="5545">
            <text:p>5545</text:p>
          </table:table-cell>
          <table:table-cell office:value-type="float" office:value="5079">
            <text:p>5079</text:p>
          </table:table-cell>
          <table:table-cell table:number-columns-repeated="55"/>
        </table:table-row>
        <table:table-row table:style-name="ro1">
          <table:table-cell office:value-type="string">
            <text:p>R108.100_25-5-5-5</text:p>
          </table:table-cell>
          <table:table-cell office:value-type="float" office:value="10">
            <text:p>10</text:p>
          </table:table-cell>
          <table:table-cell office:value-type="float" office:value="27878">
            <text:p>27878.0</text:p>
          </table:table-cell>
          <table:table-cell table:formula="of:=AVERAGE([.E122:.CO122])" office:value-type="float" office:value="9572">
            <text:p>9572.0</text:p>
          </table:table-cell>
          <table:table-cell office:value-type="float" office:value="10028">
            <text:p>10028</text:p>
          </table:table-cell>
          <table:table-cell office:value-type="float" office:value="9116">
            <text:p>9116</text:p>
          </table:table-cell>
          <table:table-cell table:number-columns-repeated="86"/>
        </table:table-row>
        <table:table-row table:style-name="ro1">
          <table:table-cell office:value-type="string">
            <text:p>R108.100_25-5-5-5</text:p>
          </table:table-cell>
          <table:table-cell office:value-type="float" office:value="30">
            <text:p>30</text:p>
          </table:table-cell>
          <table:table-cell office:value-type="float" office:value="20431">
            <text:p>20431.0</text:p>
          </table:table-cell>
          <table:table-cell table:formula="of:=AVERAGE([.E123:.CO123])" office:value-type="float" office:value="8971.77777777778">
            <text:p>8971.8</text:p>
          </table:table-cell>
          <table:table-cell office:value-type="float" office:value="9140">
            <text:p>9140</text:p>
          </table:table-cell>
          <table:table-cell office:value-type="float" office:value="9488">
            <text:p>9488</text:p>
          </table:table-cell>
          <table:table-cell office:value-type="float" office:value="9631">
            <text:p>9631</text:p>
          </table:table-cell>
          <table:table-cell office:value-type="float" office:value="9698">
            <text:p>9698</text:p>
          </table:table-cell>
          <table:table-cell office:value-type="float" office:value="9762">
            <text:p>9762</text:p>
          </table:table-cell>
          <table:table-cell office:value-type="float" office:value="9984">
            <text:p>9984</text:p>
          </table:table-cell>
          <table:table-cell office:value-type="float" office:value="8395">
            <text:p>8395</text:p>
          </table:table-cell>
          <table:table-cell office:value-type="float" office:value="7887">
            <text:p>7887</text:p>
          </table:table-cell>
          <table:table-cell office:value-type="float" office:value="6761">
            <text:p>6761</text:p>
          </table:table-cell>
          <table:table-cell table:number-columns-repeated="79"/>
        </table:table-row>
        <table:table-row table:style-name="ro1">
          <table:table-cell office:value-type="string">
            <text:p>R108.100_25-5-5-5</text:p>
          </table:table-cell>
          <table:table-cell office:value-type="float" office:value="50">
            <text:p>50</text:p>
          </table:table-cell>
          <table:table-cell office:value-type="float" office:value="10298">
            <text:p>10298.0</text:p>
          </table:table-cell>
          <table:table-cell table:formula="of:=AVERAGE([.E124:.CO124])" office:value-type="float" office:value="5246.125">
            <text:p>5246.1</text:p>
          </table:table-cell>
          <table:table-cell office:value-type="float" office:value="6281">
            <text:p>6281</text:p>
          </table:table-cell>
          <table:table-cell office:value-type="float" office:value="5589">
            <text:p>5589</text:p>
          </table:table-cell>
          <table:table-cell office:value-type="float" office:value="6329">
            <text:p>6329</text:p>
          </table:table-cell>
          <table:table-cell office:value-type="float" office:value="5825">
            <text:p>5825</text:p>
          </table:table-cell>
          <table:table-cell office:value-type="float" office:value="5675">
            <text:p>5675</text:p>
          </table:table-cell>
          <table:table-cell office:value-type="float" office:value="6283">
            <text:p>6283</text:p>
          </table:table-cell>
          <table:table-cell office:value-type="float" office:value="6103">
            <text:p>6103</text:p>
          </table:table-cell>
          <table:table-cell office:value-type="float" office:value="6190">
            <text:p>6190</text:p>
          </table:table-cell>
          <table:table-cell office:value-type="float" office:value="5566">
            <text:p>5566</text:p>
          </table:table-cell>
          <table:table-cell office:value-type="float" office:value="5204">
            <text:p>5204</text:p>
          </table:table-cell>
          <table:table-cell office:value-type="float" office:value="4916">
            <text:p>4916</text:p>
          </table:table-cell>
          <table:table-cell office:value-type="float" office:value="4589">
            <text:p>4589</text:p>
          </table:table-cell>
          <table:table-cell office:value-type="float" office:value="4181">
            <text:p>4181</text:p>
          </table:table-cell>
          <table:table-cell office:value-type="float" office:value="4118">
            <text:p>4118</text:p>
          </table:table-cell>
          <table:table-cell office:value-type="float" office:value="3530">
            <text:p>3530</text:p>
          </table:table-cell>
          <table:table-cell office:value-type="float" office:value="3559">
            <text:p>3559</text:p>
          </table:table-cell>
          <table:table-cell table:number-columns-repeated="72"/>
        </table:table-row>
        <table:table-row table:style-name="ro1">
          <table:table-cell office:value-type="string">
            <text:p>R108.100_25-5-5-5</text:p>
          </table:table-cell>
          <table:table-cell office:value-type="float" office:value="70">
            <text:p>70</text:p>
          </table:table-cell>
          <table:table-cell office:value-type="float" office:value="4239">
            <text:p>4239.0</text:p>
          </table:table-cell>
          <table:table-cell table:formula="of:=AVERAGE([.E125:.CO125])" office:value-type="float" office:value="5984.5">
            <text:p>5984.5</text:p>
          </table:table-cell>
          <table:table-cell office:value-type="float" office:value="5813">
            <text:p>5813</text:p>
          </table:table-cell>
          <table:table-cell office:value-type="float" office:value="5742">
            <text:p>5742</text:p>
          </table:table-cell>
          <table:table-cell office:value-type="float" office:value="5955">
            <text:p>5955</text:p>
          </table:table-cell>
          <table:table-cell office:value-type="float" office:value="6055">
            <text:p>6055</text:p>
          </table:table-cell>
          <table:table-cell office:value-type="float" office:value="6293">
            <text:p>6293</text:p>
          </table:table-cell>
          <table:table-cell office:value-type="float" office:value="6357">
            <text:p>6357</text:p>
          </table:table-cell>
          <table:table-cell office:value-type="float" office:value="6232">
            <text:p>6232</text:p>
          </table:table-cell>
          <table:table-cell office:value-type="float" office:value="6755">
            <text:p>6755</text:p>
          </table:table-cell>
          <table:table-cell office:value-type="float" office:value="7258">
            <text:p>7258</text:p>
          </table:table-cell>
          <table:table-cell office:value-type="float" office:value="6509">
            <text:p>6509</text:p>
          </table:table-cell>
          <table:table-cell office:value-type="float" office:value="6979">
            <text:p>6979</text:p>
          </table:table-cell>
          <table:table-cell office:value-type="float" office:value="6663">
            <text:p>6663</text:p>
          </table:table-cell>
          <table:table-cell office:value-type="float" office:value="6196">
            <text:p>6196</text:p>
          </table:table-cell>
          <table:table-cell office:value-type="float" office:value="4430">
            <text:p>4430</text:p>
          </table:table-cell>
          <table:table-cell office:value-type="float" office:value="4510">
            <text:p>4510</text:p>
          </table:table-cell>
          <table:table-cell office:value-type="float" office:value="4005">
            <text:p>4005</text:p>
          </table:table-cell>
          <table:table-cell table:number-columns-repeated="72"/>
        </table:table-row>
        <table:table-row table:style-name="ro1">
          <table:table-cell office:value-type="string">
            <text:p>R108.100_25-5-5-5</text:p>
          </table:table-cell>
          <table:table-cell office:value-type="float" office:value="90">
            <text:p>90</text:p>
          </table:table-cell>
          <table:table-cell office:value-type="float" office:value="1701">
            <text:p>1701.0</text:p>
          </table:table-cell>
          <table:table-cell table:formula="of:=AVERAGE([.E126:.CO126])" office:value-type="float" office:value="4842.31818181818">
            <text:p>4842.3</text:p>
          </table:table-cell>
          <table:table-cell office:value-type="float" office:value="5328">
            <text:p>5328</text:p>
          </table:table-cell>
          <table:table-cell office:value-type="float" office:value="5352">
            <text:p>5352</text:p>
          </table:table-cell>
          <table:table-cell office:value-type="float" office:value="5227">
            <text:p>5227</text:p>
          </table:table-cell>
          <table:table-cell office:value-type="float" office:value="5649">
            <text:p>5649</text:p>
          </table:table-cell>
          <table:table-cell office:value-type="float" office:value="5145">
            <text:p>5145</text:p>
          </table:table-cell>
          <table:table-cell office:value-type="float" office:value="5333">
            <text:p>5333</text:p>
          </table:table-cell>
          <table:table-cell office:value-type="float" office:value="5732">
            <text:p>5732</text:p>
          </table:table-cell>
          <table:table-cell office:value-type="float" office:value="5297">
            <text:p>5297</text:p>
          </table:table-cell>
          <table:table-cell office:value-type="float" office:value="5189">
            <text:p>5189</text:p>
          </table:table-cell>
          <table:table-cell office:value-type="float" office:value="5334">
            <text:p>5334</text:p>
          </table:table-cell>
          <table:table-cell office:value-type="float" office:value="4970">
            <text:p>4970</text:p>
          </table:table-cell>
          <table:table-cell office:value-type="float" office:value="5372">
            <text:p>5372</text:p>
          </table:table-cell>
          <table:table-cell office:value-type="float" office:value="5503">
            <text:p>5503</text:p>
          </table:table-cell>
          <table:table-cell office:value-type="float" office:value="5713">
            <text:p>5713</text:p>
          </table:table-cell>
          <table:table-cell office:value-type="float" office:value="5769">
            <text:p>5769</text:p>
          </table:table-cell>
          <table:table-cell office:value-type="float" office:value="5954">
            <text:p>5954</text:p>
          </table:table-cell>
          <table:table-cell office:value-type="float" office:value="3727">
            <text:p>3727</text:p>
          </table:table-cell>
          <table:table-cell office:value-type="float" office:value="3869">
            <text:p>3869</text:p>
          </table:table-cell>
          <table:table-cell office:value-type="float" office:value="3927">
            <text:p>3927</text:p>
          </table:table-cell>
          <table:table-cell office:value-type="float" office:value="2843">
            <text:p>2843</text:p>
          </table:table-cell>
          <table:table-cell office:value-type="float" office:value="2720">
            <text:p>2720</text:p>
          </table:table-cell>
          <table:table-cell office:value-type="float" office:value="2578">
            <text:p>2578</text:p>
          </table:table-cell>
          <table:table-cell table:number-columns-repeated="66"/>
        </table:table-row>
        <table:table-row table:style-name="ro1">
          <table:table-cell office:value-type="string">
            <text:p>R109.100_25-5-5-5</text:p>
          </table:table-cell>
          <table:table-cell office:value-type="float" office:value="10">
            <text:p>10</text:p>
          </table:table-cell>
          <table:table-cell office:value-type="float" office:value="43809">
            <text:p>43809.0</text:p>
          </table:table-cell>
          <table:table-cell table:formula="of:=AVERAGE([.E127:.CO127])" office:value-type="float" office:value="10717">
            <text:p>10717.0</text:p>
          </table:table-cell>
          <table:table-cell office:value-type="float" office:value="11177">
            <text:p>11177</text:p>
          </table:table-cell>
          <table:table-cell office:value-type="float" office:value="11361">
            <text:p>11361</text:p>
          </table:table-cell>
          <table:table-cell office:value-type="float" office:value="11274">
            <text:p>11274</text:p>
          </table:table-cell>
          <table:table-cell office:value-type="float" office:value="11130">
            <text:p>11130</text:p>
          </table:table-cell>
          <table:table-cell office:value-type="float" office:value="12809">
            <text:p>12809</text:p>
          </table:table-cell>
          <table:table-cell office:value-type="float" office:value="10433">
            <text:p>10433</text:p>
          </table:table-cell>
          <table:table-cell office:value-type="float" office:value="10902">
            <text:p>10902</text:p>
          </table:table-cell>
          <table:table-cell office:value-type="float" office:value="6650">
            <text:p>6650</text:p>
          </table:table-cell>
          <table:table-cell table:number-columns-repeated="80"/>
        </table:table-row>
        <table:table-row table:style-name="ro1">
          <table:table-cell office:value-type="string">
            <text:p>R109.100_25-5-5-5</text:p>
          </table:table-cell>
          <table:table-cell office:value-type="float" office:value="30">
            <text:p>30</text:p>
          </table:table-cell>
          <table:table-cell office:value-type="float" office:value="27041">
            <text:p>27041.0</text:p>
          </table:table-cell>
          <table:table-cell table:formula="of:=AVERAGE([.E128:.CO128])" office:value-type="float" office:value="6899.53571428571">
            <text:p>6899.5</text:p>
          </table:table-cell>
          <table:table-cell office:value-type="float" office:value="6771">
            <text:p>6771</text:p>
          </table:table-cell>
          <table:table-cell office:value-type="float" office:value="6690">
            <text:p>6690</text:p>
          </table:table-cell>
          <table:table-cell office:value-type="float" office:value="7200">
            <text:p>7200</text:p>
          </table:table-cell>
          <table:table-cell office:value-type="float" office:value="7427">
            <text:p>7427</text:p>
          </table:table-cell>
          <table:table-cell office:value-type="float" office:value="7045">
            <text:p>7045</text:p>
          </table:table-cell>
          <table:table-cell office:value-type="float" office:value="6556">
            <text:p>6556</text:p>
          </table:table-cell>
          <table:table-cell office:value-type="float" office:value="6808">
            <text:p>6808</text:p>
          </table:table-cell>
          <table:table-cell office:value-type="float" office:value="6884">
            <text:p>6884</text:p>
          </table:table-cell>
          <table:table-cell office:value-type="float" office:value="6976">
            <text:p>6976</text:p>
          </table:table-cell>
          <table:table-cell office:value-type="float" office:value="7210">
            <text:p>7210</text:p>
          </table:table-cell>
          <table:table-cell office:value-type="float" office:value="6977">
            <text:p>6977</text:p>
          </table:table-cell>
          <table:table-cell office:value-type="float" office:value="6772">
            <text:p>6772</text:p>
          </table:table-cell>
          <table:table-cell office:value-type="float" office:value="7138">
            <text:p>7138</text:p>
          </table:table-cell>
          <table:table-cell office:value-type="float" office:value="7344">
            <text:p>7344</text:p>
          </table:table-cell>
          <table:table-cell office:value-type="float" office:value="7642">
            <text:p>7642</text:p>
          </table:table-cell>
          <table:table-cell office:value-type="float" office:value="7730">
            <text:p>7730</text:p>
          </table:table-cell>
          <table:table-cell office:value-type="float" office:value="7506">
            <text:p>7506</text:p>
          </table:table-cell>
          <table:table-cell office:value-type="float" office:value="7366">
            <text:p>7366</text:p>
          </table:table-cell>
          <table:table-cell office:value-type="float" office:value="6945">
            <text:p>6945</text:p>
          </table:table-cell>
          <table:table-cell office:value-type="float" office:value="6711">
            <text:p>6711</text:p>
          </table:table-cell>
          <table:table-cell office:value-type="float" office:value="6546">
            <text:p>6546</text:p>
          </table:table-cell>
          <table:table-cell office:value-type="float" office:value="6699">
            <text:p>6699</text:p>
          </table:table-cell>
          <table:table-cell office:value-type="float" office:value="6913">
            <text:p>6913</text:p>
          </table:table-cell>
          <table:table-cell office:value-type="float" office:value="6616">
            <text:p>6616</text:p>
          </table:table-cell>
          <table:table-cell office:value-type="float" office:value="6883">
            <text:p>6883</text:p>
          </table:table-cell>
          <table:table-cell office:value-type="float" office:value="6689">
            <text:p>6689</text:p>
          </table:table-cell>
          <table:table-cell office:value-type="float" office:value="6281">
            <text:p>6281</text:p>
          </table:table-cell>
          <table:table-cell office:value-type="float" office:value="4862">
            <text:p>4862</text:p>
          </table:table-cell>
          <table:table-cell table:number-columns-repeated="60"/>
        </table:table-row>
        <table:table-row table:style-name="ro1">
          <table:table-cell office:value-type="string">
            <text:p>R109.100_25-5-5-5</text:p>
          </table:table-cell>
          <table:table-cell office:value-type="float" office:value="50">
            <text:p>50</text:p>
          </table:table-cell>
          <table:table-cell office:value-type="float" office:value="15064">
            <text:p>15064.0</text:p>
          </table:table-cell>
          <table:table-cell table:formula="of:=AVERAGE([.E129:.CO129])" office:value-type="float" office:value="6632.08333333333">
            <text:p>6632.1</text:p>
          </table:table-cell>
          <table:table-cell office:value-type="float" office:value="3745">
            <text:p>3745</text:p>
          </table:table-cell>
          <table:table-cell office:value-type="float" office:value="4729">
            <text:p>4729</text:p>
          </table:table-cell>
          <table:table-cell office:value-type="float" office:value="4942">
            <text:p>4942</text:p>
          </table:table-cell>
          <table:table-cell office:value-type="float" office:value="5015">
            <text:p>5015</text:p>
          </table:table-cell>
          <table:table-cell office:value-type="float" office:value="5198">
            <text:p>5198</text:p>
          </table:table-cell>
          <table:table-cell office:value-type="float" office:value="5594">
            <text:p>5594</text:p>
          </table:table-cell>
          <table:table-cell office:value-type="float" office:value="5882">
            <text:p>5882</text:p>
          </table:table-cell>
          <table:table-cell office:value-type="float" office:value="5956">
            <text:p>5956</text:p>
          </table:table-cell>
          <table:table-cell office:value-type="float" office:value="5985">
            <text:p>5985</text:p>
          </table:table-cell>
          <table:table-cell office:value-type="float" office:value="6485">
            <text:p>6485</text:p>
          </table:table-cell>
          <table:table-cell office:value-type="float" office:value="6908">
            <text:p>6908</text:p>
          </table:table-cell>
          <table:table-cell office:value-type="float" office:value="6887">
            <text:p>6887</text:p>
          </table:table-cell>
          <table:table-cell office:value-type="float" office:value="7117">
            <text:p>7117</text:p>
          </table:table-cell>
          <table:table-cell office:value-type="float" office:value="7111">
            <text:p>7111</text:p>
          </table:table-cell>
          <table:table-cell office:value-type="float" office:value="6878">
            <text:p>6878</text:p>
          </table:table-cell>
          <table:table-cell office:value-type="float" office:value="6895">
            <text:p>6895</text:p>
          </table:table-cell>
          <table:table-cell office:value-type="float" office:value="6941">
            <text:p>6941</text:p>
          </table:table-cell>
          <table:table-cell office:value-type="float" office:value="7232">
            <text:p>7232</text:p>
          </table:table-cell>
          <table:table-cell office:value-type="float" office:value="7343">
            <text:p>7343</text:p>
          </table:table-cell>
          <table:table-cell office:value-type="float" office:value="7641">
            <text:p>7641</text:p>
          </table:table-cell>
          <table:table-cell office:value-type="float" office:value="7814">
            <text:p>7814</text:p>
          </table:table-cell>
          <table:table-cell office:value-type="float" office:value="7663">
            <text:p>7663</text:p>
          </table:table-cell>
          <table:table-cell office:value-type="float" office:value="7943">
            <text:p>7943</text:p>
          </table:table-cell>
          <table:table-cell office:value-type="float" office:value="8069">
            <text:p>8069</text:p>
          </table:table-cell>
          <table:table-cell office:value-type="float" office:value="8146">
            <text:p>8146</text:p>
          </table:table-cell>
          <table:table-cell office:value-type="float" office:value="8183">
            <text:p>8183</text:p>
          </table:table-cell>
          <table:table-cell office:value-type="float" office:value="8526">
            <text:p>8526</text:p>
          </table:table-cell>
          <table:table-cell office:value-type="float" office:value="8235">
            <text:p>8235</text:p>
          </table:table-cell>
          <table:table-cell office:value-type="float" office:value="8711">
            <text:p>8711</text:p>
          </table:table-cell>
          <table:table-cell office:value-type="float" office:value="6521">
            <text:p>6521</text:p>
          </table:table-cell>
          <table:table-cell office:value-type="float" office:value="6272">
            <text:p>6272</text:p>
          </table:table-cell>
          <table:table-cell office:value-type="float" office:value="6255">
            <text:p>6255</text:p>
          </table:table-cell>
          <table:table-cell office:value-type="float" office:value="6412">
            <text:p>6412</text:p>
          </table:table-cell>
          <table:table-cell office:value-type="float" office:value="6253">
            <text:p>6253</text:p>
          </table:table-cell>
          <table:table-cell office:value-type="float" office:value="4954">
            <text:p>4954</text:p>
          </table:table-cell>
          <table:table-cell office:value-type="float" office:value="4314">
            <text:p>4314</text:p>
          </table:table-cell>
          <table:table-cell table:number-columns-repeated="52"/>
        </table:table-row>
        <table:table-row table:style-name="ro1">
          <table:table-cell office:value-type="string">
            <text:p>R109.100_25-5-5-5</text:p>
          </table:table-cell>
          <table:table-cell office:value-type="float" office:value="70">
            <text:p>70</text:p>
          </table:table-cell>
          <table:table-cell office:value-type="float" office:value="5604">
            <text:p>5604.0</text:p>
          </table:table-cell>
          <table:table-cell table:formula="of:=AVERAGE([.E130:.CO130])" office:value-type="float" office:value="5032.06382978723">
            <text:p>5032.1</text:p>
          </table:table-cell>
          <table:table-cell office:value-type="float" office:value="1535">
            <text:p>1535</text:p>
          </table:table-cell>
          <table:table-cell office:value-type="float" office:value="1664">
            <text:p>1664</text:p>
          </table:table-cell>
          <table:table-cell office:value-type="float" office:value="1659">
            <text:p>1659</text:p>
          </table:table-cell>
          <table:table-cell office:value-type="float" office:value="1689">
            <text:p>1689</text:p>
          </table:table-cell>
          <table:table-cell office:value-type="float" office:value="1794">
            <text:p>1794</text:p>
          </table:table-cell>
          <table:table-cell office:value-type="float" office:value="1810">
            <text:p>1810</text:p>
          </table:table-cell>
          <table:table-cell office:value-type="float" office:value="2027">
            <text:p>2027</text:p>
          </table:table-cell>
          <table:table-cell office:value-type="float" office:value="2175">
            <text:p>2175</text:p>
          </table:table-cell>
          <table:table-cell office:value-type="float" office:value="2262">
            <text:p>2262</text:p>
          </table:table-cell>
          <table:table-cell office:value-type="float" office:value="2406">
            <text:p>2406</text:p>
          </table:table-cell>
          <table:table-cell office:value-type="float" office:value="3062">
            <text:p>3062</text:p>
          </table:table-cell>
          <table:table-cell office:value-type="float" office:value="3050">
            <text:p>3050</text:p>
          </table:table-cell>
          <table:table-cell office:value-type="float" office:value="3205">
            <text:p>3205</text:p>
          </table:table-cell>
          <table:table-cell office:value-type="float" office:value="3435">
            <text:p>3435</text:p>
          </table:table-cell>
          <table:table-cell office:value-type="float" office:value="3794">
            <text:p>3794</text:p>
          </table:table-cell>
          <table:table-cell office:value-type="float" office:value="3771">
            <text:p>3771</text:p>
          </table:table-cell>
          <table:table-cell office:value-type="float" office:value="4457">
            <text:p>4457</text:p>
          </table:table-cell>
          <table:table-cell office:value-type="float" office:value="4643">
            <text:p>4643</text:p>
          </table:table-cell>
          <table:table-cell office:value-type="float" office:value="4866">
            <text:p>4866</text:p>
          </table:table-cell>
          <table:table-cell office:value-type="float" office:value="4680">
            <text:p>4680</text:p>
          </table:table-cell>
          <table:table-cell office:value-type="float" office:value="5070">
            <text:p>5070</text:p>
          </table:table-cell>
          <table:table-cell office:value-type="float" office:value="5311">
            <text:p>5311</text:p>
          </table:table-cell>
          <table:table-cell office:value-type="float" office:value="5298">
            <text:p>5298</text:p>
          </table:table-cell>
          <table:table-cell office:value-type="float" office:value="5582">
            <text:p>5582</text:p>
          </table:table-cell>
          <table:table-cell office:value-type="float" office:value="6152">
            <text:p>6152</text:p>
          </table:table-cell>
          <table:table-cell office:value-type="float" office:value="6635">
            <text:p>6635</text:p>
          </table:table-cell>
          <table:table-cell office:value-type="float" office:value="6404">
            <text:p>6404</text:p>
          </table:table-cell>
          <table:table-cell office:value-type="float" office:value="6291">
            <text:p>6291</text:p>
          </table:table-cell>
          <table:table-cell office:value-type="float" office:value="7356">
            <text:p>7356</text:p>
          </table:table-cell>
          <table:table-cell office:value-type="float" office:value="7389">
            <text:p>7389</text:p>
          </table:table-cell>
          <table:table-cell office:value-type="float" office:value="7677">
            <text:p>7677</text:p>
          </table:table-cell>
          <table:table-cell office:value-type="float" office:value="7572">
            <text:p>7572</text:p>
          </table:table-cell>
          <table:table-cell office:value-type="float" office:value="7681">
            <text:p>7681</text:p>
          </table:table-cell>
          <table:table-cell office:value-type="float" office:value="7737">
            <text:p>7737</text:p>
          </table:table-cell>
          <table:table-cell office:value-type="float" office:value="6966">
            <text:p>6966</text:p>
          </table:table-cell>
          <table:table-cell office:value-type="float" office:value="7048">
            <text:p>7048</text:p>
          </table:table-cell>
          <table:table-cell office:value-type="float" office:value="8215">
            <text:p>8215</text:p>
          </table:table-cell>
          <table:table-cell office:value-type="float" office:value="7347">
            <text:p>7347</text:p>
          </table:table-cell>
          <table:table-cell office:value-type="float" office:value="7117">
            <text:p>7117</text:p>
          </table:table-cell>
          <table:table-cell office:value-type="float" office:value="7198">
            <text:p>7198</text:p>
          </table:table-cell>
          <table:table-cell office:value-type="float" office:value="6912">
            <text:p>6912</text:p>
          </table:table-cell>
          <table:table-cell office:value-type="float" office:value="6584">
            <text:p>6584</text:p>
          </table:table-cell>
          <table:table-cell office:value-type="float" office:value="6415">
            <text:p>6415</text:p>
          </table:table-cell>
          <table:table-cell office:value-type="float" office:value="6010">
            <text:p>6010</text:p>
          </table:table-cell>
          <table:table-cell office:value-type="float" office:value="5278">
            <text:p>5278</text:p>
          </table:table-cell>
          <table:table-cell office:value-type="float" office:value="5987">
            <text:p>5987</text:p>
          </table:table-cell>
          <table:table-cell office:value-type="float" office:value="5291">
            <text:p>5291</text:p>
          </table:table-cell>
          <table:table-cell table:number-columns-repeated="41"/>
        </table:table-row>
        <table:table-row table:style-name="ro1">
          <table:table-cell office:value-type="string">
            <text:p>R109.100_25-5-5-5</text:p>
          </table:table-cell>
          <table:table-cell office:value-type="float" office:value="90">
            <text:p>90</text:p>
          </table:table-cell>
          <table:table-cell office:value-type="float" office:value="1728">
            <text:p>1728.0</text:p>
          </table:table-cell>
          <table:table-cell table:formula="of:=AVERAGE([.E131:.CO131])" office:value-type="float" office:value="3538.45762711864">
            <text:p>3538.5</text:p>
          </table:table-cell>
          <table:table-cell office:value-type="float" office:value="519">
            <text:p>519</text:p>
          </table:table-cell>
          <table:table-cell office:value-type="float" office:value="527">
            <text:p>527</text:p>
          </table:table-cell>
          <table:table-cell office:value-type="float" office:value="522">
            <text:p>522</text:p>
          </table:table-cell>
          <table:table-cell office:value-type="float" office:value="517">
            <text:p>517</text:p>
          </table:table-cell>
          <table:table-cell office:value-type="float" office:value="591">
            <text:p>591</text:p>
          </table:table-cell>
          <table:table-cell office:value-type="float" office:value="694">
            <text:p>694</text:p>
          </table:table-cell>
          <table:table-cell office:value-type="float" office:value="719">
            <text:p>719</text:p>
          </table:table-cell>
          <table:table-cell office:value-type="float" office:value="752">
            <text:p>752</text:p>
          </table:table-cell>
          <table:table-cell office:value-type="float" office:value="875">
            <text:p>875</text:p>
          </table:table-cell>
          <table:table-cell office:value-type="float" office:value="1092">
            <text:p>1092</text:p>
          </table:table-cell>
          <table:table-cell office:value-type="float" office:value="1183">
            <text:p>1183</text:p>
          </table:table-cell>
          <table:table-cell office:value-type="float" office:value="1237">
            <text:p>1237</text:p>
          </table:table-cell>
          <table:table-cell office:value-type="float" office:value="1274">
            <text:p>1274</text:p>
          </table:table-cell>
          <table:table-cell office:value-type="float" office:value="1462">
            <text:p>1462</text:p>
          </table:table-cell>
          <table:table-cell office:value-type="float" office:value="1452">
            <text:p>1452</text:p>
          </table:table-cell>
          <table:table-cell office:value-type="float" office:value="1488">
            <text:p>1488</text:p>
          </table:table-cell>
          <table:table-cell office:value-type="float" office:value="1596">
            <text:p>1596</text:p>
          </table:table-cell>
          <table:table-cell office:value-type="float" office:value="1804">
            <text:p>1804</text:p>
          </table:table-cell>
          <table:table-cell office:value-type="float" office:value="1963">
            <text:p>1963</text:p>
          </table:table-cell>
          <table:table-cell office:value-type="float" office:value="2104">
            <text:p>2104</text:p>
          </table:table-cell>
          <table:table-cell office:value-type="float" office:value="2476">
            <text:p>2476</text:p>
          </table:table-cell>
          <table:table-cell office:value-type="float" office:value="2670">
            <text:p>2670</text:p>
          </table:table-cell>
          <table:table-cell office:value-type="float" office:value="2967">
            <text:p>2967</text:p>
          </table:table-cell>
          <table:table-cell office:value-type="float" office:value="3029">
            <text:p>3029</text:p>
          </table:table-cell>
          <table:table-cell office:value-type="float" office:value="3253">
            <text:p>3253</text:p>
          </table:table-cell>
          <table:table-cell office:value-type="float" office:value="3384">
            <text:p>3384</text:p>
          </table:table-cell>
          <table:table-cell office:value-type="float" office:value="3619">
            <text:p>3619</text:p>
          </table:table-cell>
          <table:table-cell office:value-type="float" office:value="3957">
            <text:p>3957</text:p>
          </table:table-cell>
          <table:table-cell office:value-type="float" office:value="3988">
            <text:p>3988</text:p>
          </table:table-cell>
          <table:table-cell office:value-type="float" office:value="4576">
            <text:p>4576</text:p>
          </table:table-cell>
          <table:table-cell office:value-type="float" office:value="4391">
            <text:p>4391</text:p>
          </table:table-cell>
          <table:table-cell office:value-type="float" office:value="4336">
            <text:p>4336</text:p>
          </table:table-cell>
          <table:table-cell office:value-type="float" office:value="5033">
            <text:p>5033</text:p>
          </table:table-cell>
          <table:table-cell office:value-type="float" office:value="5012">
            <text:p>5012</text:p>
          </table:table-cell>
          <table:table-cell office:value-type="float" office:value="4615">
            <text:p>4615</text:p>
          </table:table-cell>
          <table:table-cell office:value-type="float" office:value="4955">
            <text:p>4955</text:p>
          </table:table-cell>
          <table:table-cell office:value-type="float" office:value="5237">
            <text:p>5237</text:p>
          </table:table-cell>
          <table:table-cell office:value-type="float" office:value="5475">
            <text:p>5475</text:p>
          </table:table-cell>
          <table:table-cell office:value-type="float" office:value="5451">
            <text:p>5451</text:p>
          </table:table-cell>
          <table:table-cell office:value-type="float" office:value="5037">
            <text:p>5037</text:p>
          </table:table-cell>
          <table:table-cell office:value-type="float" office:value="5257">
            <text:p>5257</text:p>
          </table:table-cell>
          <table:table-cell office:value-type="float" office:value="5685">
            <text:p>5685</text:p>
          </table:table-cell>
          <table:table-cell office:value-type="float" office:value="6162">
            <text:p>6162</text:p>
          </table:table-cell>
          <table:table-cell office:value-type="float" office:value="5911">
            <text:p>5911</text:p>
          </table:table-cell>
          <table:table-cell office:value-type="float" office:value="6495">
            <text:p>6495</text:p>
          </table:table-cell>
          <table:table-cell office:value-type="float" office:value="6941">
            <text:p>6941</text:p>
          </table:table-cell>
          <table:table-cell office:value-type="float" office:value="6360">
            <text:p>6360</text:p>
          </table:table-cell>
          <table:table-cell office:value-type="float" office:value="6248">
            <text:p>6248</text:p>
          </table:table-cell>
          <table:table-cell office:value-type="float" office:value="6302">
            <text:p>6302</text:p>
          </table:table-cell>
          <table:table-cell office:value-type="float" office:value="6201">
            <text:p>6201</text:p>
          </table:table-cell>
          <table:table-cell office:value-type="float" office:value="5884">
            <text:p>5884</text:p>
          </table:table-cell>
          <table:table-cell office:value-type="float" office:value="5338">
            <text:p>5338</text:p>
          </table:table-cell>
          <table:table-cell office:value-type="float" office:value="4502">
            <text:p>4502</text:p>
          </table:table-cell>
          <table:table-cell office:value-type="float" office:value="4577">
            <text:p>4577</text:p>
          </table:table-cell>
          <table:table-cell office:value-type="float" office:value="4681">
            <text:p>4681</text:p>
          </table:table-cell>
          <table:table-cell office:value-type="float" office:value="4915">
            <text:p>4915</text:p>
          </table:table-cell>
          <table:table-cell office:value-type="float" office:value="4419">
            <text:p>4419</text:p>
          </table:table-cell>
          <table:table-cell office:value-type="float" office:value="4042">
            <text:p>4042</text:p>
          </table:table-cell>
          <table:table-cell office:value-type="float" office:value="3017">
            <text:p>3017</text:p>
          </table:table-cell>
          <table:table-cell table:number-columns-repeated="29"/>
        </table:table-row>
        <table:table-row table:style-name="ro1">
          <table:table-cell office:value-type="string">
            <text:p>R110.100_25-5-5-5</text:p>
          </table:table-cell>
          <table:table-cell office:value-type="float" office:value="10">
            <text:p>10</text:p>
          </table:table-cell>
          <table:table-cell office:value-type="float" office:value="49807">
            <text:p>49807.0</text:p>
          </table:table-cell>
          <table:table-cell table:formula="of:=AVERAGE([.E132:.CO132])" office:value-type="float" office:value="12157.3">
            <text:p>12157.3</text:p>
          </table:table-cell>
          <table:table-cell office:value-type="float" office:value="12787">
            <text:p>12787</text:p>
          </table:table-cell>
          <table:table-cell office:value-type="float" office:value="13351">
            <text:p>13351</text:p>
          </table:table-cell>
          <table:table-cell office:value-type="float" office:value="13281">
            <text:p>13281</text:p>
          </table:table-cell>
          <table:table-cell office:value-type="float" office:value="13229">
            <text:p>13229</text:p>
          </table:table-cell>
          <table:table-cell office:value-type="float" office:value="13734">
            <text:p>13734</text:p>
          </table:table-cell>
          <table:table-cell office:value-type="float" office:value="12547">
            <text:p>12547</text:p>
          </table:table-cell>
          <table:table-cell office:value-type="float" office:value="12366">
            <text:p>12366</text:p>
          </table:table-cell>
          <table:table-cell office:value-type="float" office:value="11394">
            <text:p>11394</text:p>
          </table:table-cell>
          <table:table-cell office:value-type="float" office:value="9504">
            <text:p>9504</text:p>
          </table:table-cell>
          <table:table-cell office:value-type="float" office:value="9380">
            <text:p>9380</text:p>
          </table:table-cell>
          <table:table-cell table:number-columns-repeated="78"/>
        </table:table-row>
        <table:table-row table:style-name="ro1">
          <table:table-cell office:value-type="string">
            <text:p>R110.100_25-5-5-5</text:p>
          </table:table-cell>
          <table:table-cell office:value-type="float" office:value="30">
            <text:p>30</text:p>
          </table:table-cell>
          <table:table-cell office:value-type="float" office:value="27692">
            <text:p>27692.0</text:p>
          </table:table-cell>
          <table:table-cell table:formula="of:=AVERAGE([.E133:.CO133])" office:value-type="float" office:value="10234.6153846154">
            <text:p>10234.6</text:p>
          </table:table-cell>
          <table:table-cell office:value-type="float" office:value="6983">
            <text:p>6983</text:p>
          </table:table-cell>
          <table:table-cell office:value-type="float" office:value="7242">
            <text:p>7242</text:p>
          </table:table-cell>
          <table:table-cell office:value-type="float" office:value="7440">
            <text:p>7440</text:p>
          </table:table-cell>
          <table:table-cell office:value-type="float" office:value="7856">
            <text:p>7856</text:p>
          </table:table-cell>
          <table:table-cell office:value-type="float" office:value="8354">
            <text:p>8354</text:p>
          </table:table-cell>
          <table:table-cell office:value-type="float" office:value="8235">
            <text:p>8235</text:p>
          </table:table-cell>
          <table:table-cell office:value-type="float" office:value="8684">
            <text:p>8684</text:p>
          </table:table-cell>
          <table:table-cell office:value-type="float" office:value="9418">
            <text:p>9418</text:p>
          </table:table-cell>
          <table:table-cell office:value-type="float" office:value="9449">
            <text:p>9449</text:p>
          </table:table-cell>
          <table:table-cell office:value-type="float" office:value="9733">
            <text:p>9733</text:p>
          </table:table-cell>
          <table:table-cell office:value-type="float" office:value="9949">
            <text:p>9949</text:p>
          </table:table-cell>
          <table:table-cell office:value-type="float" office:value="10265">
            <text:p>10265</text:p>
          </table:table-cell>
          <table:table-cell office:value-type="float" office:value="10482">
            <text:p>10482</text:p>
          </table:table-cell>
          <table:table-cell office:value-type="float" office:value="11214">
            <text:p>11214</text:p>
          </table:table-cell>
          <table:table-cell office:value-type="float" office:value="11518">
            <text:p>11518</text:p>
          </table:table-cell>
          <table:table-cell office:value-type="float" office:value="11536">
            <text:p>11536</text:p>
          </table:table-cell>
          <table:table-cell office:value-type="float" office:value="10836">
            <text:p>10836</text:p>
          </table:table-cell>
          <table:table-cell office:value-type="float" office:value="11145">
            <text:p>11145</text:p>
          </table:table-cell>
          <table:table-cell office:value-type="float" office:value="11314">
            <text:p>11314</text:p>
          </table:table-cell>
          <table:table-cell office:value-type="float" office:value="11269">
            <text:p>11269</text:p>
          </table:table-cell>
          <table:table-cell office:value-type="float" office:value="12285">
            <text:p>12285</text:p>
          </table:table-cell>
          <table:table-cell office:value-type="float" office:value="12803">
            <text:p>12803</text:p>
          </table:table-cell>
          <table:table-cell office:value-type="float" office:value="12224">
            <text:p>12224</text:p>
          </table:table-cell>
          <table:table-cell office:value-type="float" office:value="11657">
            <text:p>11657</text:p>
          </table:table-cell>
          <table:table-cell office:value-type="float" office:value="12265">
            <text:p>12265</text:p>
          </table:table-cell>
          <table:table-cell office:value-type="float" office:value="11944">
            <text:p>11944</text:p>
          </table:table-cell>
          <table:table-cell table:number-columns-repeated="62"/>
        </table:table-row>
        <table:table-row table:style-name="ro1">
          <table:table-cell office:value-type="string">
            <text:p>R110.100_25-5-5-5</text:p>
          </table:table-cell>
          <table:table-cell office:value-type="float" office:value="50">
            <text:p>50</text:p>
          </table:table-cell>
          <table:table-cell office:value-type="float" office:value="14129">
            <text:p>14129.0</text:p>
          </table:table-cell>
          <table:table-cell table:formula="of:=AVERAGE([.E134:.CO134])" office:value-type="float" office:value="8590.2">
            <text:p>8590.2</text:p>
          </table:table-cell>
          <table:table-cell office:value-type="float" office:value="3700">
            <text:p>3700</text:p>
          </table:table-cell>
          <table:table-cell office:value-type="float" office:value="3978">
            <text:p>3978</text:p>
          </table:table-cell>
          <table:table-cell office:value-type="float" office:value="4431">
            <text:p>4431</text:p>
          </table:table-cell>
          <table:table-cell office:value-type="float" office:value="4869">
            <text:p>4869</text:p>
          </table:table-cell>
          <table:table-cell office:value-type="float" office:value="4984">
            <text:p>4984</text:p>
          </table:table-cell>
          <table:table-cell office:value-type="float" office:value="5123">
            <text:p>5123</text:p>
          </table:table-cell>
          <table:table-cell office:value-type="float" office:value="5386">
            <text:p>5386</text:p>
          </table:table-cell>
          <table:table-cell office:value-type="float" office:value="5847">
            <text:p>5847</text:p>
          </table:table-cell>
          <table:table-cell office:value-type="float" office:value="6410">
            <text:p>6410</text:p>
          </table:table-cell>
          <table:table-cell office:value-type="float" office:value="6756">
            <text:p>6756</text:p>
          </table:table-cell>
          <table:table-cell office:value-type="float" office:value="6687">
            <text:p>6687</text:p>
          </table:table-cell>
          <table:table-cell office:value-type="float" office:value="7052">
            <text:p>7052</text:p>
          </table:table-cell>
          <table:table-cell office:value-type="float" office:value="7811">
            <text:p>7811</text:p>
          </table:table-cell>
          <table:table-cell office:value-type="float" office:value="8130">
            <text:p>8130</text:p>
          </table:table-cell>
          <table:table-cell office:value-type="float" office:value="8713">
            <text:p>8713</text:p>
          </table:table-cell>
          <table:table-cell office:value-type="float" office:value="9219">
            <text:p>9219</text:p>
          </table:table-cell>
          <table:table-cell office:value-type="float" office:value="9824">
            <text:p>9824</text:p>
          </table:table-cell>
          <table:table-cell office:value-type="float" office:value="9766">
            <text:p>9766</text:p>
          </table:table-cell>
          <table:table-cell office:value-type="float" office:value="10556">
            <text:p>10556</text:p>
          </table:table-cell>
          <table:table-cell office:value-type="float" office:value="10583">
            <text:p>10583</text:p>
          </table:table-cell>
          <table:table-cell office:value-type="float" office:value="10615">
            <text:p>10615</text:p>
          </table:table-cell>
          <table:table-cell office:value-type="float" office:value="10278">
            <text:p>10278</text:p>
          </table:table-cell>
          <table:table-cell office:value-type="float" office:value="10491">
            <text:p>10491</text:p>
          </table:table-cell>
          <table:table-cell office:value-type="float" office:value="11388">
            <text:p>11388</text:p>
          </table:table-cell>
          <table:table-cell office:value-type="float" office:value="12151">
            <text:p>12151</text:p>
          </table:table-cell>
          <table:table-cell office:value-type="float" office:value="12035">
            <text:p>12035</text:p>
          </table:table-cell>
          <table:table-cell office:value-type="float" office:value="12352">
            <text:p>12352</text:p>
          </table:table-cell>
          <table:table-cell office:value-type="float" office:value="12588">
            <text:p>12588</text:p>
          </table:table-cell>
          <table:table-cell office:value-type="float" office:value="11460">
            <text:p>11460</text:p>
          </table:table-cell>
          <table:table-cell office:value-type="float" office:value="10877">
            <text:p>10877</text:p>
          </table:table-cell>
          <table:table-cell office:value-type="float" office:value="11818">
            <text:p>11818</text:p>
          </table:table-cell>
          <table:table-cell office:value-type="float" office:value="10777">
            <text:p>10777</text:p>
          </table:table-cell>
          <table:table-cell office:value-type="float" office:value="9239">
            <text:p>9239</text:p>
          </table:table-cell>
          <table:table-cell office:value-type="float" office:value="8986">
            <text:p>8986</text:p>
          </table:table-cell>
          <table:table-cell office:value-type="float" office:value="5777">
            <text:p>5777</text:p>
          </table:table-cell>
          <table:table-cell table:number-columns-repeated="53"/>
        </table:table-row>
        <table:table-row table:style-name="ro1">
          <table:table-cell office:value-type="string">
            <text:p>R110.100_25-5-5-5</text:p>
          </table:table-cell>
          <table:table-cell office:value-type="float" office:value="70">
            <text:p>70</text:p>
          </table:table-cell>
          <table:table-cell office:value-type="float" office:value="5584">
            <text:p>5584.0</text:p>
          </table:table-cell>
          <table:table-cell table:formula="of:=AVERAGE([.E135:.CO135])" office:value-type="float" office:value="6042.46666666667">
            <text:p>6042.5</text:p>
          </table:table-cell>
          <table:table-cell office:value-type="float" office:value="1617">
            <text:p>1617</text:p>
          </table:table-cell>
          <table:table-cell office:value-type="float" office:value="1715">
            <text:p>1715</text:p>
          </table:table-cell>
          <table:table-cell office:value-type="float" office:value="1743">
            <text:p>1743</text:p>
          </table:table-cell>
          <table:table-cell office:value-type="float" office:value="2087">
            <text:p>2087</text:p>
          </table:table-cell>
          <table:table-cell office:value-type="float" office:value="2174">
            <text:p>2174</text:p>
          </table:table-cell>
          <table:table-cell office:value-type="float" office:value="2326">
            <text:p>2326</text:p>
          </table:table-cell>
          <table:table-cell office:value-type="float" office:value="2734">
            <text:p>2734</text:p>
          </table:table-cell>
          <table:table-cell office:value-type="float" office:value="2549">
            <text:p>2549</text:p>
          </table:table-cell>
          <table:table-cell office:value-type="float" office:value="2691">
            <text:p>2691</text:p>
          </table:table-cell>
          <table:table-cell office:value-type="float" office:value="2859">
            <text:p>2859</text:p>
          </table:table-cell>
          <table:table-cell office:value-type="float" office:value="2924">
            <text:p>2924</text:p>
          </table:table-cell>
          <table:table-cell office:value-type="float" office:value="2928">
            <text:p>2928</text:p>
          </table:table-cell>
          <table:table-cell office:value-type="float" office:value="3356">
            <text:p>3356</text:p>
          </table:table-cell>
          <table:table-cell office:value-type="float" office:value="3511">
            <text:p>3511</text:p>
          </table:table-cell>
          <table:table-cell office:value-type="float" office:value="4239">
            <text:p>4239</text:p>
          </table:table-cell>
          <table:table-cell office:value-type="float" office:value="4797">
            <text:p>4797</text:p>
          </table:table-cell>
          <table:table-cell office:value-type="float" office:value="5429">
            <text:p>5429</text:p>
          </table:table-cell>
          <table:table-cell office:value-type="float" office:value="5412">
            <text:p>5412</text:p>
          </table:table-cell>
          <table:table-cell office:value-type="float" office:value="5922">
            <text:p>5922</text:p>
          </table:table-cell>
          <table:table-cell office:value-type="float" office:value="6391">
            <text:p>6391</text:p>
          </table:table-cell>
          <table:table-cell office:value-type="float" office:value="6841">
            <text:p>6841</text:p>
          </table:table-cell>
          <table:table-cell office:value-type="float" office:value="6672">
            <text:p>6672</text:p>
          </table:table-cell>
          <table:table-cell office:value-type="float" office:value="6954">
            <text:p>6954</text:p>
          </table:table-cell>
          <table:table-cell office:value-type="float" office:value="6983">
            <text:p>6983</text:p>
          </table:table-cell>
          <table:table-cell office:value-type="float" office:value="7417">
            <text:p>7417</text:p>
          </table:table-cell>
          <table:table-cell office:value-type="float" office:value="7622">
            <text:p>7622</text:p>
          </table:table-cell>
          <table:table-cell office:value-type="float" office:value="8060">
            <text:p>8060</text:p>
          </table:table-cell>
          <table:table-cell office:value-type="float" office:value="7929">
            <text:p>7929</text:p>
          </table:table-cell>
          <table:table-cell office:value-type="float" office:value="8077">
            <text:p>8077</text:p>
          </table:table-cell>
          <table:table-cell office:value-type="float" office:value="8126">
            <text:p>8126</text:p>
          </table:table-cell>
          <table:table-cell office:value-type="float" office:value="7898">
            <text:p>7898</text:p>
          </table:table-cell>
          <table:table-cell office:value-type="float" office:value="8248">
            <text:p>8248</text:p>
          </table:table-cell>
          <table:table-cell office:value-type="float" office:value="8542">
            <text:p>8542</text:p>
          </table:table-cell>
          <table:table-cell office:value-type="float" office:value="8430">
            <text:p>8430</text:p>
          </table:table-cell>
          <table:table-cell office:value-type="float" office:value="8382">
            <text:p>8382</text:p>
          </table:table-cell>
          <table:table-cell office:value-type="float" office:value="8876">
            <text:p>8876</text:p>
          </table:table-cell>
          <table:table-cell office:value-type="float" office:value="9452">
            <text:p>9452</text:p>
          </table:table-cell>
          <table:table-cell office:value-type="float" office:value="9024">
            <text:p>9024</text:p>
          </table:table-cell>
          <table:table-cell office:value-type="float" office:value="9345">
            <text:p>9345</text:p>
          </table:table-cell>
          <table:table-cell office:value-type="float" office:value="9399">
            <text:p>9399</text:p>
          </table:table-cell>
          <table:table-cell office:value-type="float" office:value="8775">
            <text:p>8775</text:p>
          </table:table-cell>
          <table:table-cell office:value-type="float" office:value="9250">
            <text:p>9250</text:p>
          </table:table-cell>
          <table:table-cell office:value-type="float" office:value="9594">
            <text:p>9594</text:p>
          </table:table-cell>
          <table:table-cell office:value-type="float" office:value="8599">
            <text:p>8599</text:p>
          </table:table-cell>
          <table:table-cell office:value-type="float" office:value="6012">
            <text:p>6012</text:p>
          </table:table-cell>
          <table:table-cell table:number-columns-repeated="43"/>
        </table:table-row>
        <table:table-row table:style-name="ro1">
          <table:table-cell office:value-type="string">
            <text:p>R110.100_25-5-5-5</text:p>
          </table:table-cell>
          <table:table-cell office:value-type="float" office:value="90">
            <text:p>90</text:p>
          </table:table-cell>
          <table:table-cell office:value-type="float" office:value="1843">
            <text:p>1843.0</text:p>
          </table:table-cell>
          <table:table-cell table:formula="of:=AVERAGE([.E136:.CO136])" office:value-type="float" office:value="4047.52631578947">
            <text:p>4047.5</text:p>
          </table:table-cell>
          <table:table-cell office:value-type="float" office:value="514">
            <text:p>514</text:p>
          </table:table-cell>
          <table:table-cell office:value-type="float" office:value="535">
            <text:p>535</text:p>
          </table:table-cell>
          <table:table-cell office:value-type="float" office:value="575">
            <text:p>575</text:p>
          </table:table-cell>
          <table:table-cell office:value-type="float" office:value="578">
            <text:p>578</text:p>
          </table:table-cell>
          <table:table-cell office:value-type="float" office:value="673">
            <text:p>673</text:p>
          </table:table-cell>
          <table:table-cell office:value-type="float" office:value="771">
            <text:p>771</text:p>
          </table:table-cell>
          <table:table-cell office:value-type="float" office:value="923">
            <text:p>923</text:p>
          </table:table-cell>
          <table:table-cell office:value-type="float" office:value="1157">
            <text:p>1157</text:p>
          </table:table-cell>
          <table:table-cell office:value-type="float" office:value="1227">
            <text:p>1227</text:p>
          </table:table-cell>
          <table:table-cell office:value-type="float" office:value="1134">
            <text:p>1134</text:p>
          </table:table-cell>
          <table:table-cell office:value-type="float" office:value="1554">
            <text:p>1554</text:p>
          </table:table-cell>
          <table:table-cell office:value-type="float" office:value="1454">
            <text:p>1454</text:p>
          </table:table-cell>
          <table:table-cell office:value-type="float" office:value="1567">
            <text:p>1567</text:p>
          </table:table-cell>
          <table:table-cell office:value-type="float" office:value="1800">
            <text:p>1800</text:p>
          </table:table-cell>
          <table:table-cell office:value-type="float" office:value="1671">
            <text:p>1671</text:p>
          </table:table-cell>
          <table:table-cell office:value-type="float" office:value="1977">
            <text:p>1977</text:p>
          </table:table-cell>
          <table:table-cell office:value-type="float" office:value="1954">
            <text:p>1954</text:p>
          </table:table-cell>
          <table:table-cell office:value-type="float" office:value="2125">
            <text:p>2125</text:p>
          </table:table-cell>
          <table:table-cell office:value-type="float" office:value="2264">
            <text:p>2264</text:p>
          </table:table-cell>
          <table:table-cell office:value-type="float" office:value="2355">
            <text:p>2355</text:p>
          </table:table-cell>
          <table:table-cell office:value-type="float" office:value="2811">
            <text:p>2811</text:p>
          </table:table-cell>
          <table:table-cell office:value-type="float" office:value="3336">
            <text:p>3336</text:p>
          </table:table-cell>
          <table:table-cell office:value-type="float" office:value="3657">
            <text:p>3657</text:p>
          </table:table-cell>
          <table:table-cell office:value-type="float" office:value="3865">
            <text:p>3865</text:p>
          </table:table-cell>
          <table:table-cell office:value-type="float" office:value="4251">
            <text:p>4251</text:p>
          </table:table-cell>
          <table:table-cell office:value-type="float" office:value="4468">
            <text:p>4468</text:p>
          </table:table-cell>
          <table:table-cell office:value-type="float" office:value="4930">
            <text:p>4930</text:p>
          </table:table-cell>
          <table:table-cell office:value-type="float" office:value="5028">
            <text:p>5028</text:p>
          </table:table-cell>
          <table:table-cell office:value-type="float" office:value="4894">
            <text:p>4894</text:p>
          </table:table-cell>
          <table:table-cell office:value-type="float" office:value="5043">
            <text:p>5043</text:p>
          </table:table-cell>
          <table:table-cell office:value-type="float" office:value="5696">
            <text:p>5696</text:p>
          </table:table-cell>
          <table:table-cell office:value-type="float" office:value="5551">
            <text:p>5551</text:p>
          </table:table-cell>
          <table:table-cell office:value-type="float" office:value="5973">
            <text:p>5973</text:p>
          </table:table-cell>
          <table:table-cell office:value-type="float" office:value="5464">
            <text:p>5464</text:p>
          </table:table-cell>
          <table:table-cell office:value-type="float" office:value="4511">
            <text:p>4511</text:p>
          </table:table-cell>
          <table:table-cell office:value-type="float" office:value="5236">
            <text:p>5236</text:p>
          </table:table-cell>
          <table:table-cell office:value-type="float" office:value="5163">
            <text:p>5163</text:p>
          </table:table-cell>
          <table:table-cell office:value-type="float" office:value="5559">
            <text:p>5559</text:p>
          </table:table-cell>
          <table:table-cell office:value-type="float" office:value="5604">
            <text:p>5604</text:p>
          </table:table-cell>
          <table:table-cell office:value-type="float" office:value="5653">
            <text:p>5653</text:p>
          </table:table-cell>
          <table:table-cell office:value-type="float" office:value="5810">
            <text:p>5810</text:p>
          </table:table-cell>
          <table:table-cell office:value-type="float" office:value="5825">
            <text:p>5825</text:p>
          </table:table-cell>
          <table:table-cell office:value-type="float" office:value="5727">
            <text:p>5727</text:p>
          </table:table-cell>
          <table:table-cell office:value-type="float" office:value="5908">
            <text:p>5908</text:p>
          </table:table-cell>
          <table:table-cell office:value-type="float" office:value="6358">
            <text:p>6358</text:p>
          </table:table-cell>
          <table:table-cell office:value-type="float" office:value="6361">
            <text:p>6361</text:p>
          </table:table-cell>
          <table:table-cell office:value-type="float" office:value="6374">
            <text:p>6374</text:p>
          </table:table-cell>
          <table:table-cell office:value-type="float" office:value="6690">
            <text:p>6690</text:p>
          </table:table-cell>
          <table:table-cell office:value-type="float" office:value="7088">
            <text:p>7088</text:p>
          </table:table-cell>
          <table:table-cell office:value-type="float" office:value="6561">
            <text:p>6561</text:p>
          </table:table-cell>
          <table:table-cell office:value-type="float" office:value="6788">
            <text:p>6788</text:p>
          </table:table-cell>
          <table:table-cell office:value-type="float" office:value="7029">
            <text:p>7029</text:p>
          </table:table-cell>
          <table:table-cell office:value-type="float" office:value="6305">
            <text:p>6305</text:p>
          </table:table-cell>
          <table:table-cell office:value-type="float" office:value="6555">
            <text:p>6555</text:p>
          </table:table-cell>
          <table:table-cell office:value-type="float" office:value="6632">
            <text:p>6632</text:p>
          </table:table-cell>
          <table:table-cell office:value-type="float" office:value="6788">
            <text:p>6788</text:p>
          </table:table-cell>
          <table:table-cell office:value-type="float" office:value="4409">
            <text:p>4409</text:p>
          </table:table-cell>
          <table:table-cell table:number-columns-repeated="31"/>
        </table:table-row>
        <table:table-row table:style-name="ro1">
          <table:table-cell office:value-type="string">
            <text:p>R111.100_25-5-5-5</text:p>
          </table:table-cell>
          <table:table-cell office:value-type="float" office:value="10">
            <text:p>10</text:p>
          </table:table-cell>
          <table:table-cell office:value-type="float" office:value="26934">
            <text:p>26934.0</text:p>
          </table:table-cell>
          <table:table-cell table:formula="of:=AVERAGE([.E137:.CO137])" office:value-type="float" office:value="7059.5">
            <text:p>7059.5</text:p>
          </table:table-cell>
          <table:table-cell office:value-type="float" office:value="7077">
            <text:p>7077</text:p>
          </table:table-cell>
          <table:table-cell office:value-type="float" office:value="7174">
            <text:p>7174</text:p>
          </table:table-cell>
          <table:table-cell office:value-type="float" office:value="7189">
            <text:p>7189</text:p>
          </table:table-cell>
          <table:table-cell office:value-type="float" office:value="7393">
            <text:p>7393</text:p>
          </table:table-cell>
          <table:table-cell office:value-type="float" office:value="7486">
            <text:p>7486</text:p>
          </table:table-cell>
          <table:table-cell office:value-type="float" office:value="7701">
            <text:p>7701</text:p>
          </table:table-cell>
          <table:table-cell office:value-type="float" office:value="7774">
            <text:p>7774</text:p>
          </table:table-cell>
          <table:table-cell office:value-type="float" office:value="7534">
            <text:p>7534</text:p>
          </table:table-cell>
          <table:table-cell office:value-type="float" office:value="6200">
            <text:p>6200</text:p>
          </table:table-cell>
          <table:table-cell office:value-type="float" office:value="5067">
            <text:p>5067</text:p>
          </table:table-cell>
          <table:table-cell table:number-columns-repeated="78"/>
        </table:table-row>
        <table:table-row table:style-name="ro1">
          <table:table-cell office:value-type="string">
            <text:p>R111.100_25-5-5-5</text:p>
          </table:table-cell>
          <table:table-cell office:value-type="float" office:value="30">
            <text:p>30</text:p>
          </table:table-cell>
          <table:table-cell office:value-type="float" office:value="15744">
            <text:p>15744.0</text:p>
          </table:table-cell>
          <table:table-cell table:formula="of:=AVERAGE([.E138:.CO138])" office:value-type="float" office:value="6112.52173913044">
            <text:p>6112.5</text:p>
          </table:table-cell>
          <table:table-cell office:value-type="float" office:value="4159">
            <text:p>4159</text:p>
          </table:table-cell>
          <table:table-cell office:value-type="float" office:value="4204">
            <text:p>4204</text:p>
          </table:table-cell>
          <table:table-cell office:value-type="float" office:value="4457">
            <text:p>4457</text:p>
          </table:table-cell>
          <table:table-cell office:value-type="float" office:value="4655">
            <text:p>4655</text:p>
          </table:table-cell>
          <table:table-cell office:value-type="float" office:value="4671">
            <text:p>4671</text:p>
          </table:table-cell>
          <table:table-cell office:value-type="float" office:value="5200">
            <text:p>5200</text:p>
          </table:table-cell>
          <table:table-cell office:value-type="float" office:value="5382">
            <text:p>5382</text:p>
          </table:table-cell>
          <table:table-cell office:value-type="float" office:value="5538">
            <text:p>5538</text:p>
          </table:table-cell>
          <table:table-cell office:value-type="float" office:value="5616">
            <text:p>5616</text:p>
          </table:table-cell>
          <table:table-cell office:value-type="float" office:value="5635">
            <text:p>5635</text:p>
          </table:table-cell>
          <table:table-cell office:value-type="float" office:value="5951">
            <text:p>5951</text:p>
          </table:table-cell>
          <table:table-cell office:value-type="float" office:value="6060">
            <text:p>6060</text:p>
          </table:table-cell>
          <table:table-cell office:value-type="float" office:value="6222">
            <text:p>6222</text:p>
          </table:table-cell>
          <table:table-cell office:value-type="float" office:value="6659">
            <text:p>6659</text:p>
          </table:table-cell>
          <table:table-cell office:value-type="float" office:value="6382">
            <text:p>6382</text:p>
          </table:table-cell>
          <table:table-cell office:value-type="float" office:value="6797">
            <text:p>6797</text:p>
          </table:table-cell>
          <table:table-cell office:value-type="float" office:value="6742">
            <text:p>6742</text:p>
          </table:table-cell>
          <table:table-cell office:value-type="float" office:value="7180">
            <text:p>7180</text:p>
          </table:table-cell>
          <table:table-cell office:value-type="float" office:value="7775">
            <text:p>7775</text:p>
          </table:table-cell>
          <table:table-cell office:value-type="float" office:value="8369">
            <text:p>8369</text:p>
          </table:table-cell>
          <table:table-cell office:value-type="float" office:value="7929">
            <text:p>7929</text:p>
          </table:table-cell>
          <table:table-cell office:value-type="float" office:value="7678">
            <text:p>7678</text:p>
          </table:table-cell>
          <table:table-cell office:value-type="float" office:value="7327">
            <text:p>7327</text:p>
          </table:table-cell>
          <table:table-cell table:number-columns-repeated="65"/>
        </table:table-row>
        <table:table-row table:style-name="ro1">
          <table:table-cell office:value-type="string">
            <text:p>R111.100_25-5-5-5</text:p>
          </table:table-cell>
          <table:table-cell office:value-type="float" office:value="50">
            <text:p>50</text:p>
          </table:table-cell>
          <table:table-cell office:value-type="float" office:value="8731">
            <text:p>8731.0</text:p>
          </table:table-cell>
          <table:table-cell table:formula="of:=AVERAGE([.E139:.CO139])" office:value-type="float" office:value="5077.91176470588">
            <text:p>5077.9</text:p>
          </table:table-cell>
          <table:table-cell table:number-columns-repeated="2" office:value-type="float" office:value="2263">
            <text:p>2263</text:p>
          </table:table-cell>
          <table:table-cell office:value-type="float" office:value="2705">
            <text:p>2705</text:p>
          </table:table-cell>
          <table:table-cell office:value-type="float" office:value="2557">
            <text:p>2557</text:p>
          </table:table-cell>
          <table:table-cell office:value-type="float" office:value="2792">
            <text:p>2792</text:p>
          </table:table-cell>
          <table:table-cell office:value-type="float" office:value="2935">
            <text:p>2935</text:p>
          </table:table-cell>
          <table:table-cell office:value-type="float" office:value="3171">
            <text:p>3171</text:p>
          </table:table-cell>
          <table:table-cell office:value-type="float" office:value="3280">
            <text:p>3280</text:p>
          </table:table-cell>
          <table:table-cell office:value-type="float" office:value="3202">
            <text:p>3202</text:p>
          </table:table-cell>
          <table:table-cell office:value-type="float" office:value="3655">
            <text:p>3655</text:p>
          </table:table-cell>
          <table:table-cell office:value-type="float" office:value="3864">
            <text:p>3864</text:p>
          </table:table-cell>
          <table:table-cell office:value-type="float" office:value="3973">
            <text:p>3973</text:p>
          </table:table-cell>
          <table:table-cell office:value-type="float" office:value="4431">
            <text:p>4431</text:p>
          </table:table-cell>
          <table:table-cell office:value-type="float" office:value="4803">
            <text:p>4803</text:p>
          </table:table-cell>
          <table:table-cell office:value-type="float" office:value="4833">
            <text:p>4833</text:p>
          </table:table-cell>
          <table:table-cell office:value-type="float" office:value="5314">
            <text:p>5314</text:p>
          </table:table-cell>
          <table:table-cell office:value-type="float" office:value="5504">
            <text:p>5504</text:p>
          </table:table-cell>
          <table:table-cell office:value-type="float" office:value="5426">
            <text:p>5426</text:p>
          </table:table-cell>
          <table:table-cell office:value-type="float" office:value="5784">
            <text:p>5784</text:p>
          </table:table-cell>
          <table:table-cell office:value-type="float" office:value="5629">
            <text:p>5629</text:p>
          </table:table-cell>
          <table:table-cell office:value-type="float" office:value="5950">
            <text:p>5950</text:p>
          </table:table-cell>
          <table:table-cell office:value-type="float" office:value="6551">
            <text:p>6551</text:p>
          </table:table-cell>
          <table:table-cell office:value-type="float" office:value="6828">
            <text:p>6828</text:p>
          </table:table-cell>
          <table:table-cell office:value-type="float" office:value="6918">
            <text:p>6918</text:p>
          </table:table-cell>
          <table:table-cell office:value-type="float" office:value="7167">
            <text:p>7167</text:p>
          </table:table-cell>
          <table:table-cell office:value-type="float" office:value="7621">
            <text:p>7621</text:p>
          </table:table-cell>
          <table:table-cell office:value-type="float" office:value="7880">
            <text:p>7880</text:p>
          </table:table-cell>
          <table:table-cell office:value-type="float" office:value="8248">
            <text:p>8248</text:p>
          </table:table-cell>
          <table:table-cell office:value-type="float" office:value="7508">
            <text:p>7508</text:p>
          </table:table-cell>
          <table:table-cell office:value-type="float" office:value="7275">
            <text:p>7275</text:p>
          </table:table-cell>
          <table:table-cell office:value-type="float" office:value="6598">
            <text:p>6598</text:p>
          </table:table-cell>
          <table:table-cell office:value-type="float" office:value="6453">
            <text:p>6453</text:p>
          </table:table-cell>
          <table:table-cell office:value-type="float" office:value="4733">
            <text:p>4733</text:p>
          </table:table-cell>
          <table:table-cell office:value-type="float" office:value="4535">
            <text:p>4535</text:p>
          </table:table-cell>
          <table:table-cell table:number-columns-repeated="54"/>
        </table:table-row>
        <table:table-row table:style-name="ro1">
          <table:table-cell office:value-type="string">
            <text:p>R111.100_25-5-5-5</text:p>
          </table:table-cell>
          <table:table-cell office:value-type="float" office:value="70">
            <text:p>70</text:p>
          </table:table-cell>
          <table:table-cell office:value-type="float" office:value="4350">
            <text:p>4350.0</text:p>
          </table:table-cell>
          <table:table-cell table:formula="of:=AVERAGE([.E140:.CO140])" office:value-type="float" office:value="3793.95555555556">
            <text:p>3794.0</text:p>
          </table:table-cell>
          <table:table-cell office:value-type="float" office:value="1186">
            <text:p>1186</text:p>
          </table:table-cell>
          <table:table-cell office:value-type="float" office:value="1495">
            <text:p>1495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office:value-type="float" office:value="1710">
            <text:p>1710</text:p>
          </table:table-cell>
          <table:table-cell office:value-type="float" office:value="1913">
            <text:p>1913</text:p>
          </table:table-cell>
          <table:table-cell office:value-type="float" office:value="2018">
            <text:p>2018</text:p>
          </table:table-cell>
          <table:table-cell office:value-type="float" office:value="2088">
            <text:p>2088</text:p>
          </table:table-cell>
          <table:table-cell office:value-type="float" office:value="2235">
            <text:p>2235</text:p>
          </table:table-cell>
          <table:table-cell office:value-type="float" office:value="2343">
            <text:p>2343</text:p>
          </table:table-cell>
          <table:table-cell office:value-type="float" office:value="2320">
            <text:p>2320</text:p>
          </table:table-cell>
          <table:table-cell office:value-type="float" office:value="2331">
            <text:p>2331</text:p>
          </table:table-cell>
          <table:table-cell office:value-type="float" office:value="2563">
            <text:p>2563</text:p>
          </table:table-cell>
          <table:table-cell office:value-type="float" office:value="2819">
            <text:p>2819</text:p>
          </table:table-cell>
          <table:table-cell office:value-type="float" office:value="2950">
            <text:p>2950</text:p>
          </table:table-cell>
          <table:table-cell office:value-type="float" office:value="3051">
            <text:p>3051</text:p>
          </table:table-cell>
          <table:table-cell office:value-type="float" office:value="3035">
            <text:p>3035</text:p>
          </table:table-cell>
          <table:table-cell office:value-type="float" office:value="3187">
            <text:p>3187</text:p>
          </table:table-cell>
          <table:table-cell office:value-type="float" office:value="3512">
            <text:p>3512</text:p>
          </table:table-cell>
          <table:table-cell office:value-type="float" office:value="3828">
            <text:p>3828</text:p>
          </table:table-cell>
          <table:table-cell office:value-type="float" office:value="3789">
            <text:p>3789</text:p>
          </table:table-cell>
          <table:table-cell office:value-type="float" office:value="4154">
            <text:p>4154</text:p>
          </table:table-cell>
          <table:table-cell office:value-type="float" office:value="4157">
            <text:p>4157</text:p>
          </table:table-cell>
          <table:table-cell office:value-type="float" office:value="4239">
            <text:p>4239</text:p>
          </table:table-cell>
          <table:table-cell office:value-type="float" office:value="4495">
            <text:p>4495</text:p>
          </table:table-cell>
          <table:table-cell office:value-type="float" office:value="4701">
            <text:p>4701</text:p>
          </table:table-cell>
          <table:table-cell office:value-type="float" office:value="4787">
            <text:p>4787</text:p>
          </table:table-cell>
          <table:table-cell office:value-type="float" office:value="4974">
            <text:p>4974</text:p>
          </table:table-cell>
          <table:table-cell office:value-type="float" office:value="4793">
            <text:p>4793</text:p>
          </table:table-cell>
          <table:table-cell office:value-type="float" office:value="4841">
            <text:p>4841</text:p>
          </table:table-cell>
          <table:table-cell office:value-type="float" office:value="4791">
            <text:p>4791</text:p>
          </table:table-cell>
          <table:table-cell office:value-type="float" office:value="4849">
            <text:p>4849</text:p>
          </table:table-cell>
          <table:table-cell office:value-type="float" office:value="5131">
            <text:p>5131</text:p>
          </table:table-cell>
          <table:table-cell office:value-type="float" office:value="5054">
            <text:p>5054</text:p>
          </table:table-cell>
          <table:table-cell office:value-type="float" office:value="5226">
            <text:p>5226</text:p>
          </table:table-cell>
          <table:table-cell office:value-type="float" office:value="4967">
            <text:p>4967</text:p>
          </table:table-cell>
          <table:table-cell office:value-type="float" office:value="5297">
            <text:p>5297</text:p>
          </table:table-cell>
          <table:table-cell office:value-type="float" office:value="5572">
            <text:p>5572</text:p>
          </table:table-cell>
          <table:table-cell office:value-type="float" office:value="5795">
            <text:p>5795</text:p>
          </table:table-cell>
          <table:table-cell office:value-type="float" office:value="6046">
            <text:p>6046</text:p>
          </table:table-cell>
          <table:table-cell office:value-type="float" office:value="6028">
            <text:p>6028</text:p>
          </table:table-cell>
          <table:table-cell office:value-type="float" office:value="5820">
            <text:p>5820</text:p>
          </table:table-cell>
          <table:table-cell office:value-type="float" office:value="4202">
            <text:p>4202</text:p>
          </table:table-cell>
          <table:table-cell office:value-type="float" office:value="4468">
            <text:p>4468</text:p>
          </table:table-cell>
          <table:table-cell office:value-type="float" office:value="4756">
            <text:p>4756</text:p>
          </table:table-cell>
          <table:table-cell table:number-columns-repeated="43"/>
        </table:table-row>
        <table:table-row table:style-name="ro1">
          <table:table-cell office:value-type="string">
            <text:p>R111.100_25-5-5-5</text:p>
          </table:table-cell>
          <table:table-cell office:value-type="float" office:value="90">
            <text:p>90</text:p>
          </table:table-cell>
          <table:table-cell office:value-type="float" office:value="1794">
            <text:p>1794.0</text:p>
          </table:table-cell>
          <table:table-cell table:formula="of:=AVERAGE([.E141:.CO141])" office:value-type="float" office:value="3380.17391304348">
            <text:p>3380.2</text:p>
          </table:table-cell>
          <table:table-cell office:value-type="float" office:value="466">
            <text:p>466</text:p>
          </table:table-cell>
          <table:table-cell office:value-type="float" office:value="463">
            <text:p>463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 office:value-type="float" office:value="646">
            <text:p>646</text:p>
          </table:table-cell>
          <table:table-cell office:value-type="float" office:value="711">
            <text:p>711</text:p>
          </table:table-cell>
          <table:table-cell office:value-type="float" office:value="948">
            <text:p>948</text:p>
          </table:table-cell>
          <table:table-cell office:value-type="float" office:value="979">
            <text:p>979</text:p>
          </table:table-cell>
          <table:table-cell office:value-type="float" office:value="1003">
            <text:p>1003</text:p>
          </table:table-cell>
          <table:table-cell office:value-type="float" office:value="1213">
            <text:p>1213</text:p>
          </table:table-cell>
          <table:table-cell office:value-type="float" office:value="1525">
            <text:p>1525</text:p>
          </table:table-cell>
          <table:table-cell office:value-type="float" office:value="1636">
            <text:p>1636</text:p>
          </table:table-cell>
          <table:table-cell office:value-type="float" office:value="1878">
            <text:p>1878</text:p>
          </table:table-cell>
          <table:table-cell office:value-type="float" office:value="1889">
            <text:p>1889</text:p>
          </table:table-cell>
          <table:table-cell office:value-type="float" office:value="1954">
            <text:p>1954</text:p>
          </table:table-cell>
          <table:table-cell office:value-type="float" office:value="2203">
            <text:p>2203</text:p>
          </table:table-cell>
          <table:table-cell office:value-type="float" office:value="2404">
            <text:p>2404</text:p>
          </table:table-cell>
          <table:table-cell office:value-type="float" office:value="2470">
            <text:p>2470</text:p>
          </table:table-cell>
          <table:table-cell office:value-type="float" office:value="2433">
            <text:p>2433</text:p>
          </table:table-cell>
          <table:table-cell office:value-type="float" office:value="2743">
            <text:p>2743</text:p>
          </table:table-cell>
          <table:table-cell office:value-type="float" office:value="3319">
            <text:p>3319</text:p>
          </table:table-cell>
          <table:table-cell office:value-type="float" office:value="3264">
            <text:p>3264</text:p>
          </table:table-cell>
          <table:table-cell office:value-type="float" office:value="3290">
            <text:p>3290</text:p>
          </table:table-cell>
          <table:table-cell office:value-type="float" office:value="3340">
            <text:p>3340</text:p>
          </table:table-cell>
          <table:table-cell office:value-type="float" office:value="3488">
            <text:p>3488</text:p>
          </table:table-cell>
          <table:table-cell office:value-type="float" office:value="3671">
            <text:p>3671</text:p>
          </table:table-cell>
          <table:table-cell office:value-type="float" office:value="3668">
            <text:p>3668</text:p>
          </table:table-cell>
          <table:table-cell office:value-type="float" office:value="3746">
            <text:p>3746</text:p>
          </table:table-cell>
          <table:table-cell office:value-type="float" office:value="4412">
            <text:p>4412</text:p>
          </table:table-cell>
          <table:table-cell office:value-type="float" office:value="4935">
            <text:p>4935</text:p>
          </table:table-cell>
          <table:table-cell office:value-type="float" office:value="4985">
            <text:p>4985</text:p>
          </table:table-cell>
          <table:table-cell office:value-type="float" office:value="4906">
            <text:p>4906</text:p>
          </table:table-cell>
          <table:table-cell office:value-type="float" office:value="5447">
            <text:p>5447</text:p>
          </table:table-cell>
          <table:table-cell office:value-type="float" office:value="5658">
            <text:p>5658</text:p>
          </table:table-cell>
          <table:table-cell office:value-type="float" office:value="5942">
            <text:p>5942</text:p>
          </table:table-cell>
          <table:table-cell office:value-type="float" office:value="5846">
            <text:p>5846</text:p>
          </table:table-cell>
          <table:table-cell office:value-type="float" office:value="5734">
            <text:p>5734</text:p>
          </table:table-cell>
          <table:table-cell office:value-type="float" office:value="5765">
            <text:p>5765</text:p>
          </table:table-cell>
          <table:table-cell office:value-type="float" office:value="5920">
            <text:p>5920</text:p>
          </table:table-cell>
          <table:table-cell office:value-type="float" office:value="6151">
            <text:p>6151</text:p>
          </table:table-cell>
          <table:table-cell office:value-type="float" office:value="6823">
            <text:p>6823</text:p>
          </table:table-cell>
          <table:table-cell office:value-type="float" office:value="6404">
            <text:p>6404</text:p>
          </table:table-cell>
          <table:table-cell office:value-type="float" office:value="5740">
            <text:p>5740</text:p>
          </table:table-cell>
          <table:table-cell office:value-type="float" office:value="5229">
            <text:p>5229</text:p>
          </table:table-cell>
          <table:table-cell office:value-type="float" office:value="4606">
            <text:p>4606</text:p>
          </table:table-cell>
          <table:table-cell office:value-type="float" office:value="4645">
            <text:p>4645</text:p>
          </table:table-cell>
          <table:table-cell table:number-columns-repeated="42"/>
        </table:table-row>
        <table:table-row table:style-name="ro1">
          <table:table-cell office:value-type="string">
            <text:p>R112.100_25-5-5-5</text:p>
          </table:table-cell>
          <table:table-cell office:value-type="float" office:value="10">
            <text:p>10</text:p>
          </table:table-cell>
          <table:table-cell office:value-type="float" office:value="32058">
            <text:p>32058.0</text:p>
          </table:table-cell>
          <table:table-cell table:formula="of:=AVERAGE([.E142:.CO142])" office:value-type="float" office:value="8746.22222222222">
            <text:p>8746.2</text:p>
          </table:table-cell>
          <table:table-cell office:value-type="float" office:value="8145">
            <text:p>8145</text:p>
          </table:table-cell>
          <table:table-cell office:value-type="float" office:value="8292">
            <text:p>8292</text:p>
          </table:table-cell>
          <table:table-cell office:value-type="float" office:value="8426">
            <text:p>8426</text:p>
          </table:table-cell>
          <table:table-cell office:value-type="float" office:value="8575">
            <text:p>8575</text:p>
          </table:table-cell>
          <table:table-cell office:value-type="float" office:value="8750">
            <text:p>8750</text:p>
          </table:table-cell>
          <table:table-cell office:value-type="float" office:value="8815">
            <text:p>8815</text:p>
          </table:table-cell>
          <table:table-cell office:value-type="float" office:value="9137">
            <text:p>9137</text:p>
          </table:table-cell>
          <table:table-cell office:value-type="float" office:value="9394">
            <text:p>9394</text:p>
          </table:table-cell>
          <table:table-cell office:value-type="float" office:value="9182">
            <text:p>9182</text:p>
          </table:table-cell>
          <table:table-cell table:number-columns-repeated="79"/>
        </table:table-row>
        <table:table-row table:style-name="ro1">
          <table:table-cell office:value-type="string">
            <text:p>R112.100_25-5-5-5</text:p>
          </table:table-cell>
          <table:table-cell office:value-type="float" office:value="30">
            <text:p>30</text:p>
          </table:table-cell>
          <table:table-cell office:value-type="float" office:value="18872">
            <text:p>18872.0</text:p>
          </table:table-cell>
          <table:table-cell table:formula="of:=AVERAGE([.E143:.CO143])" office:value-type="float" office:value="7211.08333333333">
            <text:p>7211.1</text:p>
          </table:table-cell>
          <table:table-cell office:value-type="float" office:value="5097">
            <text:p>5097</text:p>
          </table:table-cell>
          <table:table-cell office:value-type="float" office:value="5518">
            <text:p>5518</text:p>
          </table:table-cell>
          <table:table-cell office:value-type="float" office:value="5835">
            <text:p>5835</text:p>
          </table:table-cell>
          <table:table-cell office:value-type="float" office:value="5787">
            <text:p>5787</text:p>
          </table:table-cell>
          <table:table-cell office:value-type="float" office:value="5596">
            <text:p>5596</text:p>
          </table:table-cell>
          <table:table-cell office:value-type="float" office:value="5904">
            <text:p>5904</text:p>
          </table:table-cell>
          <table:table-cell office:value-type="float" office:value="5778">
            <text:p>5778</text:p>
          </table:table-cell>
          <table:table-cell office:value-type="float" office:value="6048">
            <text:p>6048</text:p>
          </table:table-cell>
          <table:table-cell office:value-type="float" office:value="6289">
            <text:p>6289</text:p>
          </table:table-cell>
          <table:table-cell office:value-type="float" office:value="6468">
            <text:p>6468</text:p>
          </table:table-cell>
          <table:table-cell office:value-type="float" office:value="6834">
            <text:p>6834</text:p>
          </table:table-cell>
          <table:table-cell office:value-type="float" office:value="6737">
            <text:p>6737</text:p>
          </table:table-cell>
          <table:table-cell office:value-type="float" office:value="7046">
            <text:p>7046</text:p>
          </table:table-cell>
          <table:table-cell office:value-type="float" office:value="7521">
            <text:p>7521</text:p>
          </table:table-cell>
          <table:table-cell office:value-type="float" office:value="8072">
            <text:p>8072</text:p>
          </table:table-cell>
          <table:table-cell office:value-type="float" office:value="8209">
            <text:p>8209</text:p>
          </table:table-cell>
          <table:table-cell office:value-type="float" office:value="8113">
            <text:p>8113</text:p>
          </table:table-cell>
          <table:table-cell office:value-type="float" office:value="8281">
            <text:p>8281</text:p>
          </table:table-cell>
          <table:table-cell office:value-type="float" office:value="8574">
            <text:p>8574</text:p>
          </table:table-cell>
          <table:table-cell office:value-type="float" office:value="8753">
            <text:p>8753</text:p>
          </table:table-cell>
          <table:table-cell office:value-type="float" office:value="9084">
            <text:p>9084</text:p>
          </table:table-cell>
          <table:table-cell office:value-type="float" office:value="9228">
            <text:p>9228</text:p>
          </table:table-cell>
          <table:table-cell office:value-type="float" office:value="9175">
            <text:p>9175</text:p>
          </table:table-cell>
          <table:table-cell office:value-type="float" office:value="9119">
            <text:p>9119</text:p>
          </table:table-cell>
          <table:table-cell table:number-columns-repeated="64"/>
        </table:table-row>
        <table:table-row table:style-name="ro1">
          <table:table-cell office:value-type="string">
            <text:p>R112.100_25-5-5-5</text:p>
          </table:table-cell>
          <table:table-cell office:value-type="float" office:value="50">
            <text:p>50</text:p>
          </table:table-cell>
          <table:table-cell office:value-type="float" office:value="10839">
            <text:p>10839.0</text:p>
          </table:table-cell>
          <table:table-cell table:formula="of:=AVERAGE([.E144:.CO144])" office:value-type="float" office:value="6806.9375">
            <text:p>6806.9</text:p>
          </table:table-cell>
          <table:table-cell office:value-type="float" office:value="3075">
            <text:p>3075</text:p>
          </table:table-cell>
          <table:table-cell office:value-type="float" office:value="3467">
            <text:p>3467</text:p>
          </table:table-cell>
          <table:table-cell office:value-type="float" office:value="3846">
            <text:p>3846</text:p>
          </table:table-cell>
          <table:table-cell office:value-type="float" office:value="4079">
            <text:p>4079</text:p>
          </table:table-cell>
          <table:table-cell office:value-type="float" office:value="4144">
            <text:p>4144</text:p>
          </table:table-cell>
          <table:table-cell office:value-type="float" office:value="4286">
            <text:p>4286</text:p>
          </table:table-cell>
          <table:table-cell office:value-type="float" office:value="4432">
            <text:p>4432</text:p>
          </table:table-cell>
          <table:table-cell office:value-type="float" office:value="4701">
            <text:p>4701</text:p>
          </table:table-cell>
          <table:table-cell office:value-type="float" office:value="5113">
            <text:p>5113</text:p>
          </table:table-cell>
          <table:table-cell office:value-type="float" office:value="5429">
            <text:p>5429</text:p>
          </table:table-cell>
          <table:table-cell office:value-type="float" office:value="5730">
            <text:p>5730</text:p>
          </table:table-cell>
          <table:table-cell office:value-type="float" office:value="6470">
            <text:p>6470</text:p>
          </table:table-cell>
          <table:table-cell office:value-type="float" office:value="6704">
            <text:p>6704</text:p>
          </table:table-cell>
          <table:table-cell office:value-type="float" office:value="6747">
            <text:p>6747</text:p>
          </table:table-cell>
          <table:table-cell office:value-type="float" office:value="7060">
            <text:p>7060</text:p>
          </table:table-cell>
          <table:table-cell office:value-type="float" office:value="7055">
            <text:p>7055</text:p>
          </table:table-cell>
          <table:table-cell office:value-type="float" office:value="7231">
            <text:p>7231</text:p>
          </table:table-cell>
          <table:table-cell office:value-type="float" office:value="7745">
            <text:p>7745</text:p>
          </table:table-cell>
          <table:table-cell office:value-type="float" office:value="7590">
            <text:p>7590</text:p>
          </table:table-cell>
          <table:table-cell office:value-type="float" office:value="7665">
            <text:p>7665</text:p>
          </table:table-cell>
          <table:table-cell office:value-type="float" office:value="7960">
            <text:p>7960</text:p>
          </table:table-cell>
          <table:table-cell office:value-type="float" office:value="8355">
            <text:p>8355</text:p>
          </table:table-cell>
          <table:table-cell office:value-type="float" office:value="8443">
            <text:p>8443</text:p>
          </table:table-cell>
          <table:table-cell office:value-type="float" office:value="9130">
            <text:p>9130</text:p>
          </table:table-cell>
          <table:table-cell office:value-type="float" office:value="9030">
            <text:p>9030</text:p>
          </table:table-cell>
          <table:table-cell office:value-type="float" office:value="8789">
            <text:p>8789</text:p>
          </table:table-cell>
          <table:table-cell office:value-type="float" office:value="8773">
            <text:p>8773</text:p>
          </table:table-cell>
          <table:table-cell office:value-type="float" office:value="8943">
            <text:p>8943</text:p>
          </table:table-cell>
          <table:table-cell office:value-type="float" office:value="8408">
            <text:p>8408</text:p>
          </table:table-cell>
          <table:table-cell office:value-type="float" office:value="8795">
            <text:p>8795</text:p>
          </table:table-cell>
          <table:table-cell office:value-type="float" office:value="9353">
            <text:p>9353</text:p>
          </table:table-cell>
          <table:table-cell office:value-type="float" office:value="9274">
            <text:p>9274</text:p>
          </table:table-cell>
          <table:table-cell table:number-columns-repeated="56"/>
        </table:table-row>
        <table:table-row table:style-name="ro1">
          <table:table-cell office:value-type="string">
            <text:p>R112.100_25-5-5-5</text:p>
          </table:table-cell>
          <table:table-cell office:value-type="float" office:value="70">
            <text:p>70</text:p>
          </table:table-cell>
          <table:table-cell office:value-type="float" office:value="4328">
            <text:p>4328.0</text:p>
          </table:table-cell>
          <table:table-cell table:formula="of:=AVERAGE([.E145:.CO145])" office:value-type="float" office:value="5014.34146341463">
            <text:p>5014.3</text:p>
          </table:table-cell>
          <table:table-cell office:value-type="float" office:value="1267">
            <text:p>1267</text:p>
          </table:table-cell>
          <table:table-cell office:value-type="float" office:value="1417">
            <text:p>1417</text:p>
          </table:table-cell>
          <table:table-cell office:value-type="float" office:value="1736">
            <text:p>1736</text:p>
          </table:table-cell>
          <table:table-cell office:value-type="float" office:value="1859">
            <text:p>1859</text:p>
          </table:table-cell>
          <table:table-cell office:value-type="float" office:value="2112">
            <text:p>2112</text:p>
          </table:table-cell>
          <table:table-cell office:value-type="float" office:value="2157">
            <text:p>2157</text:p>
          </table:table-cell>
          <table:table-cell office:value-type="float" office:value="2279">
            <text:p>2279</text:p>
          </table:table-cell>
          <table:table-cell office:value-type="float" office:value="2523">
            <text:p>2523</text:p>
          </table:table-cell>
          <table:table-cell office:value-type="float" office:value="2529">
            <text:p>2529</text:p>
          </table:table-cell>
          <table:table-cell office:value-type="float" office:value="2791">
            <text:p>2791</text:p>
          </table:table-cell>
          <table:table-cell office:value-type="float" office:value="2937">
            <text:p>2937</text:p>
          </table:table-cell>
          <table:table-cell office:value-type="float" office:value="3365">
            <text:p>3365</text:p>
          </table:table-cell>
          <table:table-cell office:value-type="float" office:value="3510">
            <text:p>3510</text:p>
          </table:table-cell>
          <table:table-cell office:value-type="float" office:value="3698">
            <text:p>3698</text:p>
          </table:table-cell>
          <table:table-cell office:value-type="float" office:value="4041">
            <text:p>4041</text:p>
          </table:table-cell>
          <table:table-cell office:value-type="float" office:value="4591">
            <text:p>4591</text:p>
          </table:table-cell>
          <table:table-cell office:value-type="float" office:value="4757">
            <text:p>4757</text:p>
          </table:table-cell>
          <table:table-cell office:value-type="float" office:value="4823">
            <text:p>4823</text:p>
          </table:table-cell>
          <table:table-cell office:value-type="float" office:value="5068">
            <text:p>5068</text:p>
          </table:table-cell>
          <table:table-cell office:value-type="float" office:value="5316">
            <text:p>5316</text:p>
          </table:table-cell>
          <table:table-cell office:value-type="float" office:value="5460">
            <text:p>5460</text:p>
          </table:table-cell>
          <table:table-cell office:value-type="float" office:value="5588">
            <text:p>5588</text:p>
          </table:table-cell>
          <table:table-cell office:value-type="float" office:value="6046">
            <text:p>6046</text:p>
          </table:table-cell>
          <table:table-cell office:value-type="float" office:value="6126">
            <text:p>6126</text:p>
          </table:table-cell>
          <table:table-cell office:value-type="float" office:value="6165">
            <text:p>6165</text:p>
          </table:table-cell>
          <table:table-cell office:value-type="float" office:value="6227">
            <text:p>6227</text:p>
          </table:table-cell>
          <table:table-cell office:value-type="float" office:value="6245">
            <text:p>6245</text:p>
          </table:table-cell>
          <table:table-cell office:value-type="float" office:value="6484">
            <text:p>6484</text:p>
          </table:table-cell>
          <table:table-cell office:value-type="float" office:value="6560">
            <text:p>6560</text:p>
          </table:table-cell>
          <table:table-cell office:value-type="float" office:value="7049">
            <text:p>7049</text:p>
          </table:table-cell>
          <table:table-cell office:value-type="float" office:value="6777">
            <text:p>6777</text:p>
          </table:table-cell>
          <table:table-cell office:value-type="float" office:value="6880">
            <text:p>6880</text:p>
          </table:table-cell>
          <table:table-cell office:value-type="float" office:value="7022">
            <text:p>7022</text:p>
          </table:table-cell>
          <table:table-cell office:value-type="float" office:value="7038">
            <text:p>7038</text:p>
          </table:table-cell>
          <table:table-cell office:value-type="float" office:value="7933">
            <text:p>7933</text:p>
          </table:table-cell>
          <table:table-cell office:value-type="float" office:value="7936">
            <text:p>7936</text:p>
          </table:table-cell>
          <table:table-cell office:value-type="float" office:value="7822">
            <text:p>7822</text:p>
          </table:table-cell>
          <table:table-cell office:value-type="float" office:value="7688">
            <text:p>7688</text:p>
          </table:table-cell>
          <table:table-cell office:value-type="float" office:value="7382">
            <text:p>7382</text:p>
          </table:table-cell>
          <table:table-cell office:value-type="float" office:value="7092">
            <text:p>7092</text:p>
          </table:table-cell>
          <table:table-cell office:value-type="float" office:value="7292">
            <text:p>7292</text:p>
          </table:table-cell>
          <table:table-cell table:number-columns-repeated="47"/>
        </table:table-row>
        <table:table-row table:style-name="ro1">
          <table:table-cell office:value-type="string">
            <text:p>R112.100_25-5-5-5</text:p>
          </table:table-cell>
          <table:table-cell office:value-type="float" office:value="90">
            <text:p>90</text:p>
          </table:table-cell>
          <table:table-cell office:value-type="float" office:value="1810">
            <text:p>1810.0</text:p>
          </table:table-cell>
          <table:table-cell table:formula="of:=AVERAGE([.E146:.CO146])" office:value-type="float" office:value="4620.11904761905">
            <text:p>4620.1</text:p>
          </table:table-cell>
          <table:table-cell office:value-type="float" office:value="490">
            <text:p>490</text:p>
          </table:table-cell>
          <table:table-cell office:value-type="float" office:value="573">
            <text:p>573</text:p>
          </table:table-cell>
          <table:table-cell office:value-type="float" office:value="704">
            <text:p>704</text:p>
          </table:table-cell>
          <table:table-cell office:value-type="float" office:value="803">
            <text:p>803</text:p>
          </table:table-cell>
          <table:table-cell office:value-type="float" office:value="879">
            <text:p>879</text:p>
          </table:table-cell>
          <table:table-cell office:value-type="float" office:value="1114">
            <text:p>1114</text:p>
          </table:table-cell>
          <table:table-cell office:value-type="float" office:value="1266">
            <text:p>1266</text:p>
          </table:table-cell>
          <table:table-cell office:value-type="float" office:value="1467">
            <text:p>1467</text:p>
          </table:table-cell>
          <table:table-cell office:value-type="float" office:value="1590">
            <text:p>1590</text:p>
          </table:table-cell>
          <table:table-cell office:value-type="float" office:value="1898">
            <text:p>1898</text:p>
          </table:table-cell>
          <table:table-cell office:value-type="float" office:value="2112">
            <text:p>2112</text:p>
          </table:table-cell>
          <table:table-cell office:value-type="float" office:value="2248">
            <text:p>2248</text:p>
          </table:table-cell>
          <table:table-cell office:value-type="float" office:value="2375">
            <text:p>2375</text:p>
          </table:table-cell>
          <table:table-cell office:value-type="float" office:value="2897">
            <text:p>2897</text:p>
          </table:table-cell>
          <table:table-cell office:value-type="float" office:value="3063">
            <text:p>3063</text:p>
          </table:table-cell>
          <table:table-cell office:value-type="float" office:value="3168">
            <text:p>3168</text:p>
          </table:table-cell>
          <table:table-cell office:value-type="float" office:value="3371">
            <text:p>3371</text:p>
          </table:table-cell>
          <table:table-cell office:value-type="float" office:value="3695">
            <text:p>3695</text:p>
          </table:table-cell>
          <table:table-cell office:value-type="float" office:value="4077">
            <text:p>4077</text:p>
          </table:table-cell>
          <table:table-cell office:value-type="float" office:value="3822">
            <text:p>3822</text:p>
          </table:table-cell>
          <table:table-cell office:value-type="float" office:value="4304">
            <text:p>4304</text:p>
          </table:table-cell>
          <table:table-cell office:value-type="float" office:value="4562">
            <text:p>4562</text:p>
          </table:table-cell>
          <table:table-cell office:value-type="float" office:value="4838">
            <text:p>4838</text:p>
          </table:table-cell>
          <table:table-cell office:value-type="float" office:value="5864">
            <text:p>5864</text:p>
          </table:table-cell>
          <table:table-cell office:value-type="float" office:value="5650">
            <text:p>5650</text:p>
          </table:table-cell>
          <table:table-cell office:value-type="float" office:value="5837">
            <text:p>5837</text:p>
          </table:table-cell>
          <table:table-cell office:value-type="float" office:value="5910">
            <text:p>5910</text:p>
          </table:table-cell>
          <table:table-cell office:value-type="float" office:value="6843">
            <text:p>6843</text:p>
          </table:table-cell>
          <table:table-cell office:value-type="float" office:value="6823">
            <text:p>6823</text:p>
          </table:table-cell>
          <table:table-cell office:value-type="float" office:value="6845">
            <text:p>6845</text:p>
          </table:table-cell>
          <table:table-cell office:value-type="float" office:value="7039">
            <text:p>7039</text:p>
          </table:table-cell>
          <table:table-cell office:value-type="float" office:value="7264">
            <text:p>7264</text:p>
          </table:table-cell>
          <table:table-cell office:value-type="float" office:value="7259">
            <text:p>7259</text:p>
          </table:table-cell>
          <table:table-cell office:value-type="float" office:value="7590">
            <text:p>7590</text:p>
          </table:table-cell>
          <table:table-cell office:value-type="float" office:value="7847">
            <text:p>7847</text:p>
          </table:table-cell>
          <table:table-cell office:value-type="float" office:value="7863">
            <text:p>7863</text:p>
          </table:table-cell>
          <table:table-cell office:value-type="float" office:value="8124">
            <text:p>8124</text:p>
          </table:table-cell>
          <table:table-cell office:value-type="float" office:value="8456">
            <text:p>8456</text:p>
          </table:table-cell>
          <table:table-cell office:value-type="float" office:value="8685">
            <text:p>8685</text:p>
          </table:table-cell>
          <table:table-cell office:value-type="float" office:value="8318">
            <text:p>8318</text:p>
          </table:table-cell>
          <table:table-cell office:value-type="float" office:value="8303">
            <text:p>8303</text:p>
          </table:table-cell>
          <table:table-cell office:value-type="float" office:value="8209">
            <text:p>8209</text:p>
          </table:table-cell>
          <table:table-cell table:number-columns-repeated="46"/>
        </table:table-row>
        <table:table-row table:style-name="ro1">
          <table:table-cell office:value-type="string">
            <text:p>R201.100_25-5-5-5</text:p>
          </table:table-cell>
          <table:table-cell office:value-type="float" office:value="10">
            <text:p>10</text:p>
          </table:table-cell>
          <table:table-cell office:value-type="float" office:value="24557">
            <text:p>24557.0</text:p>
          </table:table-cell>
          <table:table-cell table:formula="of:=AVERAGE([.E147:.CO147])" office:value-type="float" office:value="5612">
            <text:p>5612.0</text:p>
          </table:table-cell>
          <table:table-cell office:value-type="float" office:value="6299">
            <text:p>6299</text:p>
          </table:table-cell>
          <table:table-cell office:value-type="float" office:value="6475">
            <text:p>6475</text:p>
          </table:table-cell>
          <table:table-cell office:value-type="float" office:value="6687">
            <text:p>6687</text:p>
          </table:table-cell>
          <table:table-cell office:value-type="float" office:value="6895">
            <text:p>6895</text:p>
          </table:table-cell>
          <table:table-cell office:value-type="float" office:value="5776">
            <text:p>5776</text:p>
          </table:table-cell>
          <table:table-cell office:value-type="float" office:value="5947">
            <text:p>5947</text:p>
          </table:table-cell>
          <table:table-cell office:value-type="float" office:value="6013">
            <text:p>6013</text:p>
          </table:table-cell>
          <table:table-cell office:value-type="float" office:value="6047">
            <text:p>6047</text:p>
          </table:table-cell>
          <table:table-cell office:value-type="float" office:value="4136">
            <text:p>4136</text:p>
          </table:table-cell>
          <table:table-cell office:value-type="float" office:value="1845">
            <text:p>1845</text:p>
          </table:table-cell>
          <table:table-cell table:number-columns-repeated="78"/>
        </table:table-row>
        <table:table-row table:style-name="ro1">
          <table:table-cell office:value-type="string">
            <text:p>R201.100_25-5-5-5</text:p>
          </table:table-cell>
          <table:table-cell office:value-type="float" office:value="30">
            <text:p>30</text:p>
          </table:table-cell>
          <table:table-cell office:value-type="float" office:value="22332">
            <text:p>22332.0</text:p>
          </table:table-cell>
          <table:table-cell table:formula="of:=AVERAGE([.E148:.CO148])" office:value-type="float" office:value="6708.44827586207">
            <text:p>6708.4</text:p>
          </table:table-cell>
          <table:table-cell office:value-type="float" office:value="5673">
            <text:p>5673</text:p>
          </table:table-cell>
          <table:table-cell office:value-type="float" office:value="5856">
            <text:p>5856</text:p>
          </table:table-cell>
          <table:table-cell office:value-type="float" office:value="6037">
            <text:p>6037</text:p>
          </table:table-cell>
          <table:table-cell office:value-type="float" office:value="6294">
            <text:p>6294</text:p>
          </table:table-cell>
          <table:table-cell office:value-type="float" office:value="6605">
            <text:p>6605</text:p>
          </table:table-cell>
          <table:table-cell office:value-type="float" office:value="6771">
            <text:p>6771</text:p>
          </table:table-cell>
          <table:table-cell office:value-type="float" office:value="6484">
            <text:p>6484</text:p>
          </table:table-cell>
          <table:table-cell office:value-type="float" office:value="6050">
            <text:p>6050</text:p>
          </table:table-cell>
          <table:table-cell office:value-type="float" office:value="6406">
            <text:p>6406</text:p>
          </table:table-cell>
          <table:table-cell office:value-type="float" office:value="6791">
            <text:p>6791</text:p>
          </table:table-cell>
          <table:table-cell office:value-type="float" office:value="6945">
            <text:p>6945</text:p>
          </table:table-cell>
          <table:table-cell office:value-type="float" office:value="7017">
            <text:p>7017</text:p>
          </table:table-cell>
          <table:table-cell office:value-type="float" office:value="7047">
            <text:p>7047</text:p>
          </table:table-cell>
          <table:table-cell office:value-type="float" office:value="7177">
            <text:p>7177</text:p>
          </table:table-cell>
          <table:table-cell office:value-type="float" office:value="7645">
            <text:p>7645</text:p>
          </table:table-cell>
          <table:table-cell office:value-type="float" office:value="7406">
            <text:p>7406</text:p>
          </table:table-cell>
          <table:table-cell office:value-type="float" office:value="7479">
            <text:p>7479</text:p>
          </table:table-cell>
          <table:table-cell office:value-type="float" office:value="7739">
            <text:p>7739</text:p>
          </table:table-cell>
          <table:table-cell office:value-type="float" office:value="7708">
            <text:p>7708</text:p>
          </table:table-cell>
          <table:table-cell office:value-type="float" office:value="7790">
            <text:p>7790</text:p>
          </table:table-cell>
          <table:table-cell office:value-type="float" office:value="7542">
            <text:p>7542</text:p>
          </table:table-cell>
          <table:table-cell office:value-type="float" office:value="7382">
            <text:p>7382</text:p>
          </table:table-cell>
          <table:table-cell office:value-type="float" office:value="7450">
            <text:p>7450</text:p>
          </table:table-cell>
          <table:table-cell office:value-type="float" office:value="7369">
            <text:p>7369</text:p>
          </table:table-cell>
          <table:table-cell office:value-type="float" office:value="6524">
            <text:p>6524</text:p>
          </table:table-cell>
          <table:table-cell office:value-type="float" office:value="6674">
            <text:p>6674</text:p>
          </table:table-cell>
          <table:table-cell office:value-type="float" office:value="6803">
            <text:p>6803</text:p>
          </table:table-cell>
          <table:table-cell office:value-type="float" office:value="5092">
            <text:p>5092</text:p>
          </table:table-cell>
          <table:table-cell office:value-type="float" office:value="2789">
            <text:p>2789</text:p>
          </table:table-cell>
          <table:table-cell table:number-columns-repeated="59"/>
        </table:table-row>
        <table:table-row table:style-name="ro1">
          <table:table-cell office:value-type="string">
            <text:p>R201.100_25-5-5-5</text:p>
          </table:table-cell>
          <table:table-cell office:value-type="float" office:value="50">
            <text:p>50</text:p>
          </table:table-cell>
          <table:table-cell office:value-type="float" office:value="8896">
            <text:p>8896.0</text:p>
          </table:table-cell>
          <table:table-cell table:formula="of:=AVERAGE([.E149:.CO149])" office:value-type="float" office:value="3911.5">
            <text:p>3911.5</text:p>
          </table:table-cell>
          <table:table-cell office:value-type="float" office:value="2303">
            <text:p>2303</text:p>
          </table:table-cell>
          <table:table-cell office:value-type="float" office:value="2416">
            <text:p>2416</text:p>
          </table:table-cell>
          <table:table-cell office:value-type="float" office:value="2526">
            <text:p>2526</text:p>
          </table:table-cell>
          <table:table-cell office:value-type="float" office:value="2636">
            <text:p>2636</text:p>
          </table:table-cell>
          <table:table-cell office:value-type="float" office:value="2689">
            <text:p>2689</text:p>
          </table:table-cell>
          <table:table-cell office:value-type="float" office:value="2751">
            <text:p>2751</text:p>
          </table:table-cell>
          <table:table-cell office:value-type="float" office:value="2916">
            <text:p>2916</text:p>
          </table:table-cell>
          <table:table-cell office:value-type="float" office:value="3107">
            <text:p>3107</text:p>
          </table:table-cell>
          <table:table-cell office:value-type="float" office:value="3260">
            <text:p>3260</text:p>
          </table:table-cell>
          <table:table-cell office:value-type="float" office:value="3411">
            <text:p>3411</text:p>
          </table:table-cell>
          <table:table-cell office:value-type="float" office:value="3446">
            <text:p>3446</text:p>
          </table:table-cell>
          <table:table-cell office:value-type="float" office:value="3627">
            <text:p>3627</text:p>
          </table:table-cell>
          <table:table-cell office:value-type="float" office:value="3786">
            <text:p>3786</text:p>
          </table:table-cell>
          <table:table-cell office:value-type="float" office:value="3921">
            <text:p>3921</text:p>
          </table:table-cell>
          <table:table-cell office:value-type="float" office:value="3912">
            <text:p>3912</text:p>
          </table:table-cell>
          <table:table-cell office:value-type="float" office:value="4288">
            <text:p>4288</text:p>
          </table:table-cell>
          <table:table-cell office:value-type="float" office:value="4125">
            <text:p>4125</text:p>
          </table:table-cell>
          <table:table-cell office:value-type="float" office:value="4449">
            <text:p>4449</text:p>
          </table:table-cell>
          <table:table-cell office:value-type="float" office:value="4356">
            <text:p>4356</text:p>
          </table:table-cell>
          <table:table-cell office:value-type="float" office:value="4291">
            <text:p>4291</text:p>
          </table:table-cell>
          <table:table-cell office:value-type="float" office:value="4604">
            <text:p>4604</text:p>
          </table:table-cell>
          <table:table-cell office:value-type="float" office:value="4485">
            <text:p>4485</text:p>
          </table:table-cell>
          <table:table-cell office:value-type="float" office:value="4624">
            <text:p>4624</text:p>
          </table:table-cell>
          <table:table-cell office:value-type="float" office:value="4839">
            <text:p>4839</text:p>
          </table:table-cell>
          <table:table-cell office:value-type="float" office:value="4780">
            <text:p>4780</text:p>
          </table:table-cell>
          <table:table-cell office:value-type="float" office:value="4994">
            <text:p>4994</text:p>
          </table:table-cell>
          <table:table-cell office:value-type="float" office:value="5076">
            <text:p>5076</text:p>
          </table:table-cell>
          <table:table-cell office:value-type="float" office:value="5081">
            <text:p>5081</text:p>
          </table:table-cell>
          <table:table-cell office:value-type="float" office:value="5131">
            <text:p>5131</text:p>
          </table:table-cell>
          <table:table-cell office:value-type="float" office:value="5231">
            <text:p>5231</text:p>
          </table:table-cell>
          <table:table-cell office:value-type="float" office:value="5376">
            <text:p>5376</text:p>
          </table:table-cell>
          <table:table-cell office:value-type="float" office:value="5224">
            <text:p>5224</text:p>
          </table:table-cell>
          <table:table-cell office:value-type="float" office:value="5325">
            <text:p>5325</text:p>
          </table:table-cell>
          <table:table-cell office:value-type="float" office:value="5362">
            <text:p>5362</text:p>
          </table:table-cell>
          <table:table-cell office:value-type="float" office:value="5227">
            <text:p>5227</text:p>
          </table:table-cell>
          <table:table-cell office:value-type="float" office:value="5280">
            <text:p>5280</text:p>
          </table:table-cell>
          <table:table-cell office:value-type="float" office:value="5820">
            <text:p>5820</text:p>
          </table:table-cell>
          <table:table-cell office:value-type="float" office:value="5031">
            <text:p>5031</text:p>
          </table:table-cell>
          <table:table-cell office:value-type="float" office:value="4416">
            <text:p>4416</text:p>
          </table:table-cell>
          <table:table-cell office:value-type="float" office:value="3849">
            <text:p>3849</text:p>
          </table:table-cell>
          <table:table-cell office:value-type="float" office:value="3696">
            <text:p>3696</text:p>
          </table:table-cell>
          <table:table-cell office:value-type="float" office:value="2788">
            <text:p>2788</text:p>
          </table:table-cell>
          <table:table-cell office:value-type="float" office:value="2977">
            <text:p>2977</text:p>
          </table:table-cell>
          <table:table-cell office:value-type="float" office:value="3133">
            <text:p>3133</text:p>
          </table:table-cell>
          <table:table-cell office:value-type="float" office:value="2625">
            <text:p>2625</text:p>
          </table:table-cell>
          <table:table-cell office:value-type="float" office:value="2534">
            <text:p>2534</text:p>
          </table:table-cell>
          <table:table-cell office:value-type="float" office:value="1429">
            <text:p>1429</text:p>
          </table:table-cell>
          <table:table-cell office:value-type="float" office:value="599">
            <text:p>599</text:p>
          </table:table-cell>
          <table:table-cell table:number-columns-repeated="40"/>
        </table:table-row>
        <table:table-row table:style-name="ro1">
          <table:table-cell office:value-type="string">
            <text:p>R201.100_25-5-5-5</text:p>
          </table:table-cell>
          <table:table-cell office:value-type="float" office:value="70">
            <text:p>70</text:p>
          </table:table-cell>
          <table:table-cell office:value-type="float" office:value="3997">
            <text:p>3997.0</text:p>
          </table:table-cell>
          <table:table-cell table:formula="of:=AVERAGE([.E150:.CO150])" office:value-type="float" office:value="2478.20588235294">
            <text:p>2478.2</text:p>
          </table:table-cell>
          <table:table-cell office:value-type="float" office:value="1032">
            <text:p>1032</text:p>
          </table:table-cell>
          <table:table-cell office:value-type="float" office:value="1095">
            <text:p>1095</text:p>
          </table:table-cell>
          <table:table-cell office:value-type="float" office:value="1144">
            <text:p>1144</text:p>
          </table:table-cell>
          <table:table-cell office:value-type="float" office:value="1201">
            <text:p>1201</text:p>
          </table:table-cell>
          <table:table-cell office:value-type="float" office:value="1303">
            <text:p>1303</text:p>
          </table:table-cell>
          <table:table-cell office:value-type="float" office:value="1391">
            <text:p>1391</text:p>
          </table:table-cell>
          <table:table-cell office:value-type="float" office:value="1454">
            <text:p>1454</text:p>
          </table:table-cell>
          <table:table-cell office:value-type="float" office:value="1457">
            <text:p>1457</text:p>
          </table:table-cell>
          <table:table-cell office:value-type="float" office:value="1686">
            <text:p>1686</text:p>
          </table:table-cell>
          <table:table-cell office:value-type="float" office:value="1712">
            <text:p>1712</text:p>
          </table:table-cell>
          <table:table-cell office:value-type="float" office:value="1820">
            <text:p>1820</text:p>
          </table:table-cell>
          <table:table-cell office:value-type="float" office:value="1844">
            <text:p>1844</text:p>
          </table:table-cell>
          <table:table-cell office:value-type="float" office:value="1853">
            <text:p>1853</text:p>
          </table:table-cell>
          <table:table-cell office:value-type="float" office:value="1945">
            <text:p>1945</text:p>
          </table:table-cell>
          <table:table-cell office:value-type="float" office:value="2028">
            <text:p>2028</text:p>
          </table:table-cell>
          <table:table-cell office:value-type="float" office:value="2130">
            <text:p>2130</text:p>
          </table:table-cell>
          <table:table-cell office:value-type="float" office:value="2173">
            <text:p>2173</text:p>
          </table:table-cell>
          <table:table-cell office:value-type="float" office:value="2140">
            <text:p>2140</text:p>
          </table:table-cell>
          <table:table-cell office:value-type="float" office:value="2223">
            <text:p>2223</text:p>
          </table:table-cell>
          <table:table-cell office:value-type="float" office:value="2279">
            <text:p>2279</text:p>
          </table:table-cell>
          <table:table-cell office:value-type="float" office:value="2367">
            <text:p>2367</text:p>
          </table:table-cell>
          <table:table-cell office:value-type="float" office:value="2375">
            <text:p>2375</text:p>
          </table:table-cell>
          <table:table-cell office:value-type="float" office:value="2444">
            <text:p>2444</text:p>
          </table:table-cell>
          <table:table-cell office:value-type="float" office:value="2421">
            <text:p>2421</text:p>
          </table:table-cell>
          <table:table-cell office:value-type="float" office:value="2551">
            <text:p>2551</text:p>
          </table:table-cell>
          <table:table-cell office:value-type="float" office:value="2761">
            <text:p>2761</text:p>
          </table:table-cell>
          <table:table-cell office:value-type="float" office:value="2729">
            <text:p>2729</text:p>
          </table:table-cell>
          <table:table-cell office:value-type="float" office:value="2842">
            <text:p>2842</text:p>
          </table:table-cell>
          <table:table-cell office:value-type="float" office:value="2856">
            <text:p>2856</text:p>
          </table:table-cell>
          <table:table-cell office:value-type="float" office:value="2870">
            <text:p>2870</text:p>
          </table:table-cell>
          <table:table-cell office:value-type="float" office:value="3019">
            <text:p>3019</text:p>
          </table:table-cell>
          <table:table-cell office:value-type="float" office:value="3131">
            <text:p>3131</text:p>
          </table:table-cell>
          <table:table-cell office:value-type="float" office:value="3098">
            <text:p>3098</text:p>
          </table:table-cell>
          <table:table-cell office:value-type="float" office:value="3192">
            <text:p>3192</text:p>
          </table:table-cell>
          <table:table-cell office:value-type="float" office:value="3323">
            <text:p>3323</text:p>
          </table:table-cell>
          <table:table-cell office:value-type="float" office:value="3261">
            <text:p>3261</text:p>
          </table:table-cell>
          <table:table-cell office:value-type="float" office:value="3467">
            <text:p>3467</text:p>
          </table:table-cell>
          <table:table-cell office:value-type="float" office:value="3244">
            <text:p>3244</text:p>
          </table:table-cell>
          <table:table-cell office:value-type="float" office:value="3228">
            <text:p>3228</text:p>
          </table:table-cell>
          <table:table-cell office:value-type="float" office:value="3312">
            <text:p>3312</text:p>
          </table:table-cell>
          <table:table-cell office:value-type="float" office:value="3359">
            <text:p>3359</text:p>
          </table:table-cell>
          <table:table-cell office:value-type="float" office:value="3446">
            <text:p>3446</text:p>
          </table:table-cell>
          <table:table-cell office:value-type="float" office:value="3131">
            <text:p>3131</text:p>
          </table:table-cell>
          <table:table-cell office:value-type="float" office:value="3198">
            <text:p>3198</text:p>
          </table:table-cell>
          <table:table-cell office:value-type="float" office:value="3375">
            <text:p>3375</text:p>
          </table:table-cell>
          <table:table-cell office:value-type="float" office:value="2717">
            <text:p>2717</text:p>
          </table:table-cell>
          <table:table-cell office:value-type="float" office:value="2729">
            <text:p>2729</text:p>
          </table:table-cell>
          <table:table-cell office:value-type="float" office:value="3025">
            <text:p>3025</text:p>
          </table:table-cell>
          <table:table-cell office:value-type="float" office:value="3200">
            <text:p>3200</text:p>
          </table:table-cell>
          <table:table-cell office:value-type="float" office:value="2557">
            <text:p>2557</text:p>
          </table:table-cell>
          <table:table-cell office:value-type="float" office:value="2697">
            <text:p>2697</text:p>
          </table:table-cell>
          <table:table-cell office:value-type="float" office:value="2798">
            <text:p>2798</text:p>
          </table:table-cell>
          <table:table-cell office:value-type="float" office:value="2870">
            <text:p>2870</text:p>
          </table:table-cell>
          <table:table-cell office:value-type="float" office:value="2903">
            <text:p>2903</text:p>
          </table:table-cell>
          <table:table-cell office:value-type="float" office:value="2456">
            <text:p>2456</text:p>
          </table:table-cell>
          <table:table-cell office:value-type="float" office:value="2561">
            <text:p>2561</text:p>
          </table:table-cell>
          <table:table-cell office:value-type="float" office:value="2050">
            <text:p>2050</text:p>
          </table:table-cell>
          <table:table-cell office:value-type="float" office:value="2053">
            <text:p>2053</text:p>
          </table:table-cell>
          <table:table-cell office:value-type="float" office:value="2185">
            <text:p>2185</text:p>
          </table:table-cell>
          <table:table-cell office:value-type="float" office:value="2059">
            <text:p>2059</text:p>
          </table:table-cell>
          <table:table-cell office:value-type="float" office:value="2268">
            <text:p>2268</text:p>
          </table:table-cell>
          <table:table-cell office:value-type="float" office:value="2332">
            <text:p>2332</text:p>
          </table:table-cell>
          <table:table-cell office:value-type="float" office:value="2601">
            <text:p>2601</text:p>
          </table:table-cell>
          <table:table-cell office:value-type="float" office:value="2726">
            <text:p>2726</text:p>
          </table:table-cell>
          <table:table-cell office:value-type="float" office:value="2762">
            <text:p>2762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office:value-type="float" office:value="2617">
            <text:p>2617</text:p>
          </table:table-cell>
          <table:table-cell table:number-columns-repeated="20"/>
        </table:table-row>
        <table:table-row table:style-name="ro1">
          <table:table-cell office:value-type="string">
            <text:p>R201.100_25-5-5-5</text:p>
          </table:table-cell>
          <table:table-cell office:value-type="float" office:value="90">
            <text:p>90</text:p>
          </table:table-cell>
          <table:table-cell office:value-type="float" office:value="1771">
            <text:p>1771.0</text:p>
          </table:table-cell>
          <table:table-cell table:formula="of:=AVERAGE([.E151:.CO151])" office:value-type="float" office:value="2059.35365853659">
            <text:p>2059.4</text:p>
          </table:table-cell>
          <table:table-cell office:value-type="float" office:value="476">
            <text:p>476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521">
            <text:p>521</text:p>
          </table:table-cell>
          <table:table-cell office:value-type="float" office:value="579">
            <text:p>579</text:p>
          </table:table-cell>
          <table:table-cell office:value-type="float" office:value="652">
            <text:p>652</text:p>
          </table:table-cell>
          <table:table-cell office:value-type="float" office:value="699">
            <text:p>699</text:p>
          </table:table-cell>
          <table:table-cell office:value-type="float" office:value="731">
            <text:p>731</text:p>
          </table:table-cell>
          <table:table-cell office:value-type="float" office:value="788">
            <text:p>788</text:p>
          </table:table-cell>
          <table:table-cell office:value-type="float" office:value="793">
            <text:p>793</text:p>
          </table:table-cell>
          <table:table-cell office:value-type="float" office:value="844">
            <text:p>844</text:p>
          </table:table-cell>
          <table:table-cell office:value-type="float" office:value="884">
            <text:p>884</text:p>
          </table:table-cell>
          <table:table-cell office:value-type="float" office:value="923">
            <text:p>923</text:p>
          </table:table-cell>
          <table:table-cell office:value-type="float" office:value="949">
            <text:p>949</text:p>
          </table:table-cell>
          <table:table-cell office:value-type="float" office:value="982">
            <text:p>982</text:p>
          </table:table-cell>
          <table:table-cell office:value-type="float" office:value="1002">
            <text:p>1002</text:p>
          </table:table-cell>
          <table:table-cell office:value-type="float" office:value="1056">
            <text:p>1056</text:p>
          </table:table-cell>
          <table:table-cell office:value-type="float" office:value="1132">
            <text:p>1132</text:p>
          </table:table-cell>
          <table:table-cell office:value-type="float" office:value="1156">
            <text:p>1156</text:p>
          </table:table-cell>
          <table:table-cell office:value-type="float" office:value="1249">
            <text:p>1249</text:p>
          </table:table-cell>
          <table:table-cell office:value-type="float" office:value="1279">
            <text:p>1279</text:p>
          </table:table-cell>
          <table:table-cell office:value-type="float" office:value="1384">
            <text:p>1384</text:p>
          </table:table-cell>
          <table:table-cell office:value-type="float" office:value="1461">
            <text:p>1461</text:p>
          </table:table-cell>
          <table:table-cell office:value-type="float" office:value="1663">
            <text:p>1663</text:p>
          </table:table-cell>
          <table:table-cell office:value-type="float" office:value="1683">
            <text:p>1683</text:p>
          </table:table-cell>
          <table:table-cell office:value-type="float" office:value="1771">
            <text:p>1771</text:p>
          </table:table-cell>
          <table:table-cell office:value-type="float" office:value="1798">
            <text:p>1798</text:p>
          </table:table-cell>
          <table:table-cell office:value-type="float" office:value="1801">
            <text:p>1801</text:p>
          </table:table-cell>
          <table:table-cell office:value-type="float" office:value="1711">
            <text:p>1711</text:p>
          </table:table-cell>
          <table:table-cell office:value-type="float" office:value="1749">
            <text:p>1749</text:p>
          </table:table-cell>
          <table:table-cell office:value-type="float" office:value="1796">
            <text:p>1796</text:p>
          </table:table-cell>
          <table:table-cell office:value-type="float" office:value="1907">
            <text:p>1907</text:p>
          </table:table-cell>
          <table:table-cell office:value-type="float" office:value="1924">
            <text:p>1924</text:p>
          </table:table-cell>
          <table:table-cell office:value-type="float" office:value="1973">
            <text:p>1973</text:p>
          </table:table-cell>
          <table:table-cell office:value-type="float" office:value="1786">
            <text:p>1786</text:p>
          </table:table-cell>
          <table:table-cell office:value-type="float" office:value="1825">
            <text:p>1825</text:p>
          </table:table-cell>
          <table:table-cell office:value-type="float" office:value="1920">
            <text:p>1920</text:p>
          </table:table-cell>
          <table:table-cell office:value-type="float" office:value="2031">
            <text:p>2031</text:p>
          </table:table-cell>
          <table:table-cell office:value-type="float" office:value="2152">
            <text:p>2152</text:p>
          </table:table-cell>
          <table:table-cell office:value-type="float" office:value="2085">
            <text:p>2085</text:p>
          </table:table-cell>
          <table:table-cell office:value-type="float" office:value="2137">
            <text:p>2137</text:p>
          </table:table-cell>
          <table:table-cell office:value-type="float" office:value="2187">
            <text:p>2187</text:p>
          </table:table-cell>
          <table:table-cell office:value-type="float" office:value="2161">
            <text:p>2161</text:p>
          </table:table-cell>
          <table:table-cell office:value-type="float" office:value="2137">
            <text:p>2137</text:p>
          </table:table-cell>
          <table:table-cell office:value-type="float" office:value="2373">
            <text:p>2373</text:p>
          </table:table-cell>
          <table:table-cell office:value-type="float" office:value="2835">
            <text:p>2835</text:p>
          </table:table-cell>
          <table:table-cell office:value-type="float" office:value="3400">
            <text:p>3400</text:p>
          </table:table-cell>
          <table:table-cell office:value-type="float" office:value="2998">
            <text:p>2998</text:p>
          </table:table-cell>
          <table:table-cell office:value-type="float" office:value="2942">
            <text:p>2942</text:p>
          </table:table-cell>
          <table:table-cell office:value-type="float" office:value="2889">
            <text:p>2889</text:p>
          </table:table-cell>
          <table:table-cell office:value-type="float" office:value="3012">
            <text:p>3012</text:p>
          </table:table-cell>
          <table:table-cell office:value-type="float" office:value="2959">
            <text:p>2959</text:p>
          </table:table-cell>
          <table:table-cell office:value-type="float" office:value="2674">
            <text:p>2674</text:p>
          </table:table-cell>
          <table:table-cell office:value-type="float" office:value="2937">
            <text:p>2937</text:p>
          </table:table-cell>
          <table:table-cell office:value-type="float" office:value="3170">
            <text:p>3170</text:p>
          </table:table-cell>
          <table:table-cell office:value-type="float" office:value="2952">
            <text:p>2952</text:p>
          </table:table-cell>
          <table:table-cell office:value-type="float" office:value="3091">
            <text:p>3091</text:p>
          </table:table-cell>
          <table:table-cell office:value-type="float" office:value="3390">
            <text:p>3390</text:p>
          </table:table-cell>
          <table:table-cell office:value-type="float" office:value="3212">
            <text:p>3212</text:p>
          </table:table-cell>
          <table:table-cell office:value-type="float" office:value="3318">
            <text:p>3318</text:p>
          </table:table-cell>
          <table:table-cell office:value-type="float" office:value="3379">
            <text:p>3379</text:p>
          </table:table-cell>
          <table:table-cell office:value-type="float" office:value="3263">
            <text:p>3263</text:p>
          </table:table-cell>
          <table:table-cell office:value-type="float" office:value="3093">
            <text:p>3093</text:p>
          </table:table-cell>
          <table:table-cell office:value-type="float" office:value="3295">
            <text:p>3295</text:p>
          </table:table-cell>
          <table:table-cell office:value-type="float" office:value="3321">
            <text:p>3321</text:p>
          </table:table-cell>
          <table:table-cell office:value-type="float" office:value="3306">
            <text:p>3306</text:p>
          </table:table-cell>
          <table:table-cell office:value-type="float" office:value="3382">
            <text:p>3382</text:p>
          </table:table-cell>
          <table:table-cell office:value-type="float" office:value="3509">
            <text:p>3509</text:p>
          </table:table-cell>
          <table:table-cell office:value-type="float" office:value="2843">
            <text:p>2843</text:p>
          </table:table-cell>
          <table:table-cell office:value-type="float" office:value="2799">
            <text:p>2799</text:p>
          </table:table-cell>
          <table:table-cell office:value-type="float" office:value="2770">
            <text:p>2770</text:p>
          </table:table-cell>
          <table:table-cell office:value-type="float" office:value="2880">
            <text:p>2880</text:p>
          </table:table-cell>
          <table:table-cell office:value-type="float" office:value="2416">
            <text:p>2416</text:p>
          </table:table-cell>
          <table:table-cell office:value-type="float" office:value="2319">
            <text:p>2319</text:p>
          </table:table-cell>
          <table:table-cell office:value-type="float" office:value="2414">
            <text:p>2414</text:p>
          </table:table-cell>
          <table:table-cell office:value-type="float" office:value="2427">
            <text:p>2427</text:p>
          </table:table-cell>
          <table:table-cell office:value-type="float" office:value="2439">
            <text:p>2439</text:p>
          </table:table-cell>
          <table:table-cell office:value-type="float" office:value="2262">
            <text:p>2262</text:p>
          </table:table-cell>
          <table:table-cell office:value-type="float" office:value="2446">
            <text:p>2446</text:p>
          </table:table-cell>
          <table:table-cell office:value-type="float" office:value="2023">
            <text:p>2023</text:p>
          </table:table-cell>
          <table:table-cell office:value-type="float" office:value="1982">
            <text:p>1982</text:p>
          </table:table-cell>
          <table:table-cell office:value-type="float" office:value="1439">
            <text:p>1439</text:p>
          </table:table-cell>
          <table:table-cell table:number-columns-repeated="6"/>
        </table:table-row>
        <table:table-row table:style-name="ro1">
          <table:table-cell office:value-type="string">
            <text:p>R202.100_25-5-5-5</text:p>
          </table:table-cell>
          <table:table-cell office:value-type="float" office:value="10">
            <text:p>10</text:p>
          </table:table-cell>
          <table:table-cell office:value-type="float" office:value="22488">
            <text:p>22488.0</text:p>
          </table:table-cell>
          <table:table-cell table:formula="of:=AVERAGE([.E152:.CO152])" office:value-type="float" office:value="6734.66666666667">
            <text:p>6734.7</text:p>
          </table:table-cell>
          <table:table-cell office:value-type="float" office:value="6291">
            <text:p>6291</text:p>
          </table:table-cell>
          <table:table-cell office:value-type="float" office:value="6347">
            <text:p>6347</text:p>
          </table:table-cell>
          <table:table-cell office:value-type="float" office:value="6337">
            <text:p>6337</text:p>
          </table:table-cell>
          <table:table-cell office:value-type="float" office:value="6478">
            <text:p>6478</text:p>
          </table:table-cell>
          <table:table-cell office:value-type="float" office:value="7318">
            <text:p>7318</text:p>
          </table:table-cell>
          <table:table-cell office:value-type="float" office:value="7250">
            <text:p>7250</text:p>
          </table:table-cell>
          <table:table-cell office:value-type="float" office:value="6739">
            <text:p>6739</text:p>
          </table:table-cell>
          <table:table-cell office:value-type="float" office:value="6757">
            <text:p>6757</text:p>
          </table:table-cell>
          <table:table-cell office:value-type="float" office:value="7095">
            <text:p>7095</text:p>
          </table:table-cell>
          <table:table-cell table:number-columns-repeated="79"/>
        </table:table-row>
        <table:table-row table:style-name="ro1">
          <table:table-cell office:value-type="string">
            <text:p>R202.100_25-5-5-5</text:p>
          </table:table-cell>
          <table:table-cell office:value-type="float" office:value="30">
            <text:p>30</text:p>
          </table:table-cell>
          <table:table-cell office:value-type="float" office:value="15447">
            <text:p>15447.0</text:p>
          </table:table-cell>
          <table:table-cell table:formula="of:=AVERAGE([.E153:.CO153])" office:value-type="float" office:value="5601.61904761905">
            <text:p>5601.6</text:p>
          </table:table-cell>
          <table:table-cell office:value-type="float" office:value="4695">
            <text:p>4695</text:p>
          </table:table-cell>
          <table:table-cell office:value-type="float" office:value="4811">
            <text:p>4811</text:p>
          </table:table-cell>
          <table:table-cell office:value-type="float" office:value="5064">
            <text:p>5064</text:p>
          </table:table-cell>
          <table:table-cell office:value-type="float" office:value="5481">
            <text:p>5481</text:p>
          </table:table-cell>
          <table:table-cell office:value-type="float" office:value="5681">
            <text:p>5681</text:p>
          </table:table-cell>
          <table:table-cell office:value-type="float" office:value="5761">
            <text:p>5761</text:p>
          </table:table-cell>
          <table:table-cell office:value-type="float" office:value="5526">
            <text:p>5526</text:p>
          </table:table-cell>
          <table:table-cell office:value-type="float" office:value="6133">
            <text:p>6133</text:p>
          </table:table-cell>
          <table:table-cell office:value-type="float" office:value="6384">
            <text:p>6384</text:p>
          </table:table-cell>
          <table:table-cell office:value-type="float" office:value="7331">
            <text:p>7331</text:p>
          </table:table-cell>
          <table:table-cell office:value-type="float" office:value="6608">
            <text:p>6608</text:p>
          </table:table-cell>
          <table:table-cell office:value-type="float" office:value="7087">
            <text:p>7087</text:p>
          </table:table-cell>
          <table:table-cell office:value-type="float" office:value="6345">
            <text:p>6345</text:p>
          </table:table-cell>
          <table:table-cell office:value-type="float" office:value="6412">
            <text:p>6412</text:p>
          </table:table-cell>
          <table:table-cell office:value-type="float" office:value="6350">
            <text:p>6350</text:p>
          </table:table-cell>
          <table:table-cell office:value-type="float" office:value="6719">
            <text:p>6719</text:p>
          </table:table-cell>
          <table:table-cell office:value-type="float" office:value="6787">
            <text:p>6787</text:p>
          </table:table-cell>
          <table:table-cell office:value-type="float" office:value="6972">
            <text:p>6972</text:p>
          </table:table-cell>
          <table:table-cell office:value-type="float" office:value="2783">
            <text:p>2783</text:p>
          </table:table-cell>
          <table:table-cell office:value-type="float" office:value="2785">
            <text:p>2785</text:p>
          </table:table-cell>
          <table:table-cell office:value-type="float" office:value="1919">
            <text:p>1919</text:p>
          </table:table-cell>
          <table:table-cell table:number-columns-repeated="67"/>
        </table:table-row>
        <table:table-row table:style-name="ro1">
          <table:table-cell office:value-type="string">
            <text:p>R202.100_25-5-5-5</text:p>
          </table:table-cell>
          <table:table-cell office:value-type="float" office:value="50">
            <text:p>50</text:p>
          </table:table-cell>
          <table:table-cell office:value-type="float" office:value="7503">
            <text:p>7503.0</text:p>
          </table:table-cell>
          <table:table-cell table:formula="of:=AVERAGE([.E154:.CO154])" office:value-type="float" office:value="4370.51515151515">
            <text:p>4370.5</text:p>
          </table:table-cell>
          <table:table-cell office:value-type="float" office:value="3337">
            <text:p>3337</text:p>
          </table:table-cell>
          <table:table-cell office:value-type="float" office:value="3203">
            <text:p>3203</text:p>
          </table:table-cell>
          <table:table-cell office:value-type="float" office:value="3269">
            <text:p>3269</text:p>
          </table:table-cell>
          <table:table-cell office:value-type="float" office:value="3545">
            <text:p>3545</text:p>
          </table:table-cell>
          <table:table-cell office:value-type="float" office:value="3698">
            <text:p>3698</text:p>
          </table:table-cell>
          <table:table-cell office:value-type="float" office:value="4790">
            <text:p>4790</text:p>
          </table:table-cell>
          <table:table-cell office:value-type="float" office:value="4981">
            <text:p>4981</text:p>
          </table:table-cell>
          <table:table-cell office:value-type="float" office:value="4268">
            <text:p>4268</text:p>
          </table:table-cell>
          <table:table-cell office:value-type="float" office:value="4232">
            <text:p>4232</text:p>
          </table:table-cell>
          <table:table-cell office:value-type="float" office:value="4529">
            <text:p>4529</text:p>
          </table:table-cell>
          <table:table-cell office:value-type="float" office:value="4523">
            <text:p>4523</text:p>
          </table:table-cell>
          <table:table-cell office:value-type="float" office:value="5064">
            <text:p>5064</text:p>
          </table:table-cell>
          <table:table-cell office:value-type="float" office:value="5298">
            <text:p>5298</text:p>
          </table:table-cell>
          <table:table-cell office:value-type="float" office:value="5009">
            <text:p>5009</text:p>
          </table:table-cell>
          <table:table-cell office:value-type="float" office:value="4872">
            <text:p>4872</text:p>
          </table:table-cell>
          <table:table-cell office:value-type="float" office:value="4679">
            <text:p>4679</text:p>
          </table:table-cell>
          <table:table-cell office:value-type="float" office:value="4815">
            <text:p>4815</text:p>
          </table:table-cell>
          <table:table-cell office:value-type="float" office:value="4795">
            <text:p>4795</text:p>
          </table:table-cell>
          <table:table-cell office:value-type="float" office:value="4466">
            <text:p>4466</text:p>
          </table:table-cell>
          <table:table-cell office:value-type="float" office:value="4939">
            <text:p>4939</text:p>
          </table:table-cell>
          <table:table-cell office:value-type="float" office:value="4675">
            <text:p>4675</text:p>
          </table:table-cell>
          <table:table-cell office:value-type="float" office:value="5005">
            <text:p>5005</text:p>
          </table:table-cell>
          <table:table-cell office:value-type="float" office:value="4937">
            <text:p>4937</text:p>
          </table:table-cell>
          <table:table-cell office:value-type="float" office:value="5006">
            <text:p>5006</text:p>
          </table:table-cell>
          <table:table-cell office:value-type="float" office:value="5027">
            <text:p>5027</text:p>
          </table:table-cell>
          <table:table-cell office:value-type="float" office:value="4890">
            <text:p>4890</text:p>
          </table:table-cell>
          <table:table-cell office:value-type="float" office:value="4987">
            <text:p>4987</text:p>
          </table:table-cell>
          <table:table-cell office:value-type="float" office:value="5423">
            <text:p>5423</text:p>
          </table:table-cell>
          <table:table-cell office:value-type="float" office:value="5063">
            <text:p>5063</text:p>
          </table:table-cell>
          <table:table-cell office:value-type="float" office:value="4211">
            <text:p>4211</text:p>
          </table:table-cell>
          <table:table-cell office:value-type="float" office:value="2506">
            <text:p>2506</text:p>
          </table:table-cell>
          <table:table-cell office:value-type="float" office:value="2529">
            <text:p>2529</text:p>
          </table:table-cell>
          <table:table-cell office:value-type="float" office:value="1656">
            <text:p>1656</text:p>
          </table:table-cell>
          <table:table-cell table:number-columns-repeated="55"/>
        </table:table-row>
        <table:table-row table:style-name="ro1">
          <table:table-cell office:value-type="string">
            <text:p>R202.100_25-5-5-5</text:p>
          </table:table-cell>
          <table:table-cell office:value-type="float" office:value="70">
            <text:p>70</text:p>
          </table:table-cell>
          <table:table-cell office:value-type="float" office:value="3674">
            <text:p>3674.0</text:p>
          </table:table-cell>
          <table:table-cell table:formula="of:=AVERAGE([.E155:.CO155])" office:value-type="float" office:value="3647.44444444444">
            <text:p>3647.4</text:p>
          </table:table-cell>
          <table:table-cell office:value-type="float" office:value="2028">
            <text:p>2028</text:p>
          </table:table-cell>
          <table:table-cell office:value-type="float" office:value="2263">
            <text:p>2263</text:p>
          </table:table-cell>
          <table:table-cell office:value-type="float" office:value="2384">
            <text:p>2384</text:p>
          </table:table-cell>
          <table:table-cell office:value-type="float" office:value="2564">
            <text:p>2564</text:p>
          </table:table-cell>
          <table:table-cell office:value-type="float" office:value="2544">
            <text:p>2544</text:p>
          </table:table-cell>
          <table:table-cell office:value-type="float" office:value="2770">
            <text:p>2770</text:p>
          </table:table-cell>
          <table:table-cell office:value-type="float" office:value="2929">
            <text:p>2929</text:p>
          </table:table-cell>
          <table:table-cell office:value-type="float" office:value="2826">
            <text:p>2826</text:p>
          </table:table-cell>
          <table:table-cell office:value-type="float" office:value="2889">
            <text:p>2889</text:p>
          </table:table-cell>
          <table:table-cell office:value-type="float" office:value="2926">
            <text:p>2926</text:p>
          </table:table-cell>
          <table:table-cell office:value-type="float" office:value="2991">
            <text:p>2991</text:p>
          </table:table-cell>
          <table:table-cell office:value-type="float" office:value="3204">
            <text:p>3204</text:p>
          </table:table-cell>
          <table:table-cell office:value-type="float" office:value="3164">
            <text:p>3164</text:p>
          </table:table-cell>
          <table:table-cell office:value-type="float" office:value="3229">
            <text:p>3229</text:p>
          </table:table-cell>
          <table:table-cell office:value-type="float" office:value="3301">
            <text:p>3301</text:p>
          </table:table-cell>
          <table:table-cell office:value-type="float" office:value="3103">
            <text:p>3103</text:p>
          </table:table-cell>
          <table:table-cell office:value-type="float" office:value="3503">
            <text:p>3503</text:p>
          </table:table-cell>
          <table:table-cell office:value-type="float" office:value="3402">
            <text:p>3402</text:p>
          </table:table-cell>
          <table:table-cell office:value-type="float" office:value="3466">
            <text:p>3466</text:p>
          </table:table-cell>
          <table:table-cell office:value-type="float" office:value="3409">
            <text:p>3409</text:p>
          </table:table-cell>
          <table:table-cell office:value-type="float" office:value="3641">
            <text:p>3641</text:p>
          </table:table-cell>
          <table:table-cell office:value-type="float" office:value="4133">
            <text:p>4133</text:p>
          </table:table-cell>
          <table:table-cell office:value-type="float" office:value="4110">
            <text:p>4110</text:p>
          </table:table-cell>
          <table:table-cell office:value-type="float" office:value="3999">
            <text:p>3999</text:p>
          </table:table-cell>
          <table:table-cell office:value-type="float" office:value="4680">
            <text:p>4680</text:p>
          </table:table-cell>
          <table:table-cell office:value-type="float" office:value="5066">
            <text:p>5066</text:p>
          </table:table-cell>
          <table:table-cell office:value-type="float" office:value="4243">
            <text:p>4243</text:p>
          </table:table-cell>
          <table:table-cell office:value-type="float" office:value="4159">
            <text:p>4159</text:p>
          </table:table-cell>
          <table:table-cell office:value-type="float" office:value="4319">
            <text:p>4319</text:p>
          </table:table-cell>
          <table:table-cell office:value-type="float" office:value="4580">
            <text:p>4580</text:p>
          </table:table-cell>
          <table:table-cell office:value-type="float" office:value="5383">
            <text:p>5383</text:p>
          </table:table-cell>
          <table:table-cell office:value-type="float" office:value="5460">
            <text:p>5460</text:p>
          </table:table-cell>
          <table:table-cell office:value-type="float" office:value="5653">
            <text:p>5653</text:p>
          </table:table-cell>
          <table:table-cell office:value-type="float" office:value="5176">
            <text:p>5176</text:p>
          </table:table-cell>
          <table:table-cell office:value-type="float" office:value="5571">
            <text:p>5571</text:p>
          </table:table-cell>
          <table:table-cell office:value-type="float" office:value="5150">
            <text:p>5150</text:p>
          </table:table-cell>
          <table:table-cell office:value-type="float" office:value="5083">
            <text:p>5083</text:p>
          </table:table-cell>
          <table:table-cell office:value-type="float" office:value="4391">
            <text:p>4391</text:p>
          </table:table-cell>
          <table:table-cell office:value-type="float" office:value="4424">
            <text:p>4424</text:p>
          </table:table-cell>
          <table:table-cell office:value-type="float" office:value="3366">
            <text:p>3366</text:p>
          </table:table-cell>
          <table:table-cell office:value-type="float" office:value="3393">
            <text:p>3393</text:p>
          </table:table-cell>
          <table:table-cell office:value-type="float" office:value="3375">
            <text:p>3375</text:p>
          </table:table-cell>
          <table:table-cell office:value-type="float" office:value="2803">
            <text:p>2803</text:p>
          </table:table-cell>
          <table:table-cell office:value-type="float" office:value="1548">
            <text:p>1548</text:p>
          </table:table-cell>
          <table:table-cell office:value-type="float" office:value="1534">
            <text:p>1534</text:p>
          </table:table-cell>
          <table:table-cell table:number-columns-repeated="43"/>
        </table:table-row>
        <table:table-row table:style-name="ro1">
          <table:table-cell office:value-type="string">
            <text:p>R202.100_25-5-5-5</text:p>
          </table:table-cell>
          <table:table-cell office:value-type="float" office:value="90">
            <text:p>90</text:p>
          </table:table-cell>
          <table:table-cell office:value-type="float" office:value="1776">
            <text:p>1776.0</text:p>
          </table:table-cell>
          <table:table-cell table:formula="of:=AVERAGE([.E156:.CO156])" office:value-type="float" office:value="3004.09230769231">
            <text:p>3004.1</text:p>
          </table:table-cell>
          <table:table-cell office:value-type="float" office:value="1167">
            <text:p>1167</text:p>
          </table:table-cell>
          <table:table-cell office:value-type="float" office:value="1135">
            <text:p>1135</text:p>
          </table:table-cell>
          <table:table-cell office:value-type="float" office:value="1253">
            <text:p>1253</text:p>
          </table:table-cell>
          <table:table-cell office:value-type="float" office:value="1309">
            <text:p>1309</text:p>
          </table:table-cell>
          <table:table-cell office:value-type="float" office:value="1373">
            <text:p>1373</text:p>
          </table:table-cell>
          <table:table-cell office:value-type="float" office:value="1356">
            <text:p>1356</text:p>
          </table:table-cell>
          <table:table-cell office:value-type="float" office:value="1617">
            <text:p>1617</text:p>
          </table:table-cell>
          <table:table-cell office:value-type="float" office:value="1770">
            <text:p>1770</text:p>
          </table:table-cell>
          <table:table-cell office:value-type="float" office:value="2098">
            <text:p>2098</text:p>
          </table:table-cell>
          <table:table-cell office:value-type="float" office:value="2066">
            <text:p>2066</text:p>
          </table:table-cell>
          <table:table-cell office:value-type="float" office:value="2328">
            <text:p>2328</text:p>
          </table:table-cell>
          <table:table-cell office:value-type="float" office:value="2438">
            <text:p>2438</text:p>
          </table:table-cell>
          <table:table-cell office:value-type="float" office:value="2340">
            <text:p>2340</text:p>
          </table:table-cell>
          <table:table-cell office:value-type="float" office:value="2617">
            <text:p>2617</text:p>
          </table:table-cell>
          <table:table-cell office:value-type="float" office:value="2892">
            <text:p>2892</text:p>
          </table:table-cell>
          <table:table-cell office:value-type="float" office:value="3154">
            <text:p>3154</text:p>
          </table:table-cell>
          <table:table-cell office:value-type="float" office:value="3101">
            <text:p>3101</text:p>
          </table:table-cell>
          <table:table-cell office:value-type="float" office:value="3442">
            <text:p>3442</text:p>
          </table:table-cell>
          <table:table-cell office:value-type="float" office:value="3378">
            <text:p>3378</text:p>
          </table:table-cell>
          <table:table-cell office:value-type="float" office:value="3393">
            <text:p>3393</text:p>
          </table:table-cell>
          <table:table-cell office:value-type="float" office:value="3574">
            <text:p>3574</text:p>
          </table:table-cell>
          <table:table-cell office:value-type="float" office:value="3602">
            <text:p>3602</text:p>
          </table:table-cell>
          <table:table-cell office:value-type="float" office:value="3428">
            <text:p>3428</text:p>
          </table:table-cell>
          <table:table-cell office:value-type="float" office:value="4267">
            <text:p>4267</text:p>
          </table:table-cell>
          <table:table-cell office:value-type="float" office:value="4336">
            <text:p>4336</text:p>
          </table:table-cell>
          <table:table-cell office:value-type="float" office:value="5138">
            <text:p>5138</text:p>
          </table:table-cell>
          <table:table-cell office:value-type="float" office:value="5585">
            <text:p>5585</text:p>
          </table:table-cell>
          <table:table-cell office:value-type="float" office:value="5772">
            <text:p>5772</text:p>
          </table:table-cell>
          <table:table-cell office:value-type="float" office:value="5414">
            <text:p>5414</text:p>
          </table:table-cell>
          <table:table-cell office:value-type="float" office:value="5290">
            <text:p>5290</text:p>
          </table:table-cell>
          <table:table-cell office:value-type="float" office:value="4710">
            <text:p>4710</text:p>
          </table:table-cell>
          <table:table-cell office:value-type="float" office:value="5542">
            <text:p>5542</text:p>
          </table:table-cell>
          <table:table-cell office:value-type="float" office:value="5559">
            <text:p>5559</text:p>
          </table:table-cell>
          <table:table-cell office:value-type="float" office:value="5296">
            <text:p>5296</text:p>
          </table:table-cell>
          <table:table-cell office:value-type="float" office:value="5572">
            <text:p>5572</text:p>
          </table:table-cell>
          <table:table-cell office:value-type="float" office:value="5622">
            <text:p>5622</text:p>
          </table:table-cell>
          <table:table-cell office:value-type="float" office:value="5690">
            <text:p>5690</text:p>
          </table:table-cell>
          <table:table-cell office:value-type="float" office:value="5409">
            <text:p>5409</text:p>
          </table:table-cell>
          <table:table-cell office:value-type="float" office:value="5229">
            <text:p>5229</text:p>
          </table:table-cell>
          <table:table-cell office:value-type="float" office:value="3251">
            <text:p>3251</text:p>
          </table:table-cell>
          <table:table-cell office:value-type="float" office:value="2910">
            <text:p>2910</text:p>
          </table:table-cell>
          <table:table-cell office:value-type="float" office:value="2664">
            <text:p>2664</text:p>
          </table:table-cell>
          <table:table-cell office:value-type="float" office:value="2597">
            <text:p>2597</text:p>
          </table:table-cell>
          <table:table-cell office:value-type="float" office:value="2434">
            <text:p>2434</text:p>
          </table:table-cell>
          <table:table-cell office:value-type="float" office:value="2243">
            <text:p>2243</text:p>
          </table:table-cell>
          <table:table-cell office:value-type="float" office:value="2183">
            <text:p>2183</text:p>
          </table:table-cell>
          <table:table-cell office:value-type="float" office:value="2219">
            <text:p>2219</text:p>
          </table:table-cell>
          <table:table-cell office:value-type="float" office:value="2409">
            <text:p>2409</text:p>
          </table:table-cell>
          <table:table-cell office:value-type="float" office:value="2339">
            <text:p>2339</text:p>
          </table:table-cell>
          <table:table-cell office:value-type="float" office:value="2619">
            <text:p>2619</text:p>
          </table:table-cell>
          <table:table-cell office:value-type="float" office:value="2143">
            <text:p>2143</text:p>
          </table:table-cell>
          <table:table-cell office:value-type="float" office:value="2131">
            <text:p>2131</text:p>
          </table:table-cell>
          <table:table-cell office:value-type="float" office:value="2307">
            <text:p>2307</text:p>
          </table:table-cell>
          <table:table-cell office:value-type="float" office:value="2437">
            <text:p>2437</text:p>
          </table:table-cell>
          <table:table-cell office:value-type="float" office:value="2427">
            <text:p>2427</text:p>
          </table:table-cell>
          <table:table-cell office:value-type="float" office:value="1731">
            <text:p>1731</text:p>
          </table:table-cell>
          <table:table-cell office:value-type="float" office:value="1795">
            <text:p>1795</text:p>
          </table:table-cell>
          <table:table-cell office:value-type="float" office:value="1862">
            <text:p>1862</text:p>
          </table:table-cell>
          <table:table-cell office:value-type="float" office:value="1743">
            <text:p>1743</text:p>
          </table:table-cell>
          <table:table-cell office:value-type="float" office:value="1549">
            <text:p>1549</text:p>
          </table:table-cell>
          <table:table-cell office:value-type="float" office:value="1606">
            <text:p>1606</text:p>
          </table:table-cell>
          <table:table-cell office:value-type="float" office:value="1637">
            <text:p>1637</text:p>
          </table:table-cell>
          <table:table-cell office:value-type="float" office:value="1772">
            <text:p>1772</text:p>
          </table:table-cell>
          <table:table-cell office:value-type="float" office:value="1437">
            <text:p>1437</text:p>
          </table:table-cell>
          <table:table-cell office:value-type="float" office:value="1559">
            <text:p>1559</text:p>
          </table:table-cell>
          <table:table-cell table:number-columns-repeated="23"/>
        </table:table-row>
        <table:table-row table:style-name="ro1">
          <table:table-cell office:value-type="string">
            <text:p>R203.100_25-5-5-5</text:p>
          </table:table-cell>
          <table:table-cell office:value-type="float" office:value="10">
            <text:p>10</text:p>
          </table:table-cell>
          <table:table-cell office:value-type="float" office:value="18180">
            <text:p>18180.0</text:p>
          </table:table-cell>
          <table:table-cell table:formula="of:=AVERAGE([.E157:.CO157])" office:value-type="float" office:value="4554.8">
            <text:p>4554.8</text:p>
          </table:table-cell>
          <table:table-cell office:value-type="float" office:value="5337">
            <text:p>5337</text:p>
          </table:table-cell>
          <table:table-cell office:value-type="float" office:value="5219">
            <text:p>5219</text:p>
          </table:table-cell>
          <table:table-cell office:value-type="float" office:value="5223">
            <text:p>5223</text:p>
          </table:table-cell>
          <table:table-cell office:value-type="float" office:value="4114">
            <text:p>4114</text:p>
          </table:table-cell>
          <table:table-cell office:value-type="float" office:value="2881">
            <text:p>2881</text:p>
          </table:table-cell>
          <table:table-cell table:number-columns-repeated="83"/>
        </table:table-row>
        <table:table-row table:style-name="ro1">
          <table:table-cell office:value-type="string">
            <text:p>R203.100_25-5-5-5</text:p>
          </table:table-cell>
          <table:table-cell office:value-type="float" office:value="30">
            <text:p>30</text:p>
          </table:table-cell>
          <table:table-cell office:value-type="float" office:value="11696">
            <text:p>11696.0</text:p>
          </table:table-cell>
          <table:table-cell table:formula="of:=AVERAGE([.E158:.CO158])" office:value-type="float" office:value="4503.06666666667">
            <text:p>4503.1</text:p>
          </table:table-cell>
          <table:table-cell office:value-type="float" office:value="4398">
            <text:p>4398</text:p>
          </table:table-cell>
          <table:table-cell office:value-type="float" office:value="4514">
            <text:p>4514</text:p>
          </table:table-cell>
          <table:table-cell office:value-type="float" office:value="4525">
            <text:p>4525</text:p>
          </table:table-cell>
          <table:table-cell office:value-type="float" office:value="4527">
            <text:p>4527</text:p>
          </table:table-cell>
          <table:table-cell office:value-type="float" office:value="4596">
            <text:p>4596</text:p>
          </table:table-cell>
          <table:table-cell office:value-type="float" office:value="4374">
            <text:p>4374</text:p>
          </table:table-cell>
          <table:table-cell office:value-type="float" office:value="4141">
            <text:p>4141</text:p>
          </table:table-cell>
          <table:table-cell office:value-type="float" office:value="4518">
            <text:p>4518</text:p>
          </table:table-cell>
          <table:table-cell office:value-type="float" office:value="4775">
            <text:p>4775</text:p>
          </table:table-cell>
          <table:table-cell office:value-type="float" office:value="4405">
            <text:p>4405</text:p>
          </table:table-cell>
          <table:table-cell office:value-type="float" office:value="5172">
            <text:p>5172</text:p>
          </table:table-cell>
          <table:table-cell office:value-type="float" office:value="4900">
            <text:p>4900</text:p>
          </table:table-cell>
          <table:table-cell office:value-type="float" office:value="5445">
            <text:p>5445</text:p>
          </table:table-cell>
          <table:table-cell office:value-type="float" office:value="5596">
            <text:p>5596</text:p>
          </table:table-cell>
          <table:table-cell office:value-type="float" office:value="1660">
            <text:p>1660</text:p>
          </table:table-cell>
          <table:table-cell table:number-columns-repeated="73"/>
        </table:table-row>
        <table:table-row table:style-name="ro1">
          <table:table-cell office:value-type="string">
            <text:p>R203.100_25-5-5-5</text:p>
          </table:table-cell>
          <table:table-cell office:value-type="float" office:value="50">
            <text:p>50</text:p>
          </table:table-cell>
          <table:table-cell office:value-type="float" office:value="6762">
            <text:p>6762.0</text:p>
          </table:table-cell>
          <table:table-cell table:formula="of:=AVERAGE([.E159:.CO159])" office:value-type="float" office:value="3945.26086956522">
            <text:p>3945.3</text:p>
          </table:table-cell>
          <table:table-cell office:value-type="float" office:value="4030">
            <text:p>4030</text:p>
          </table:table-cell>
          <table:table-cell office:value-type="float" office:value="4237">
            <text:p>4237</text:p>
          </table:table-cell>
          <table:table-cell office:value-type="float" office:value="4621">
            <text:p>4621</text:p>
          </table:table-cell>
          <table:table-cell office:value-type="float" office:value="4715">
            <text:p>4715</text:p>
          </table:table-cell>
          <table:table-cell office:value-type="float" office:value="4845">
            <text:p>4845</text:p>
          </table:table-cell>
          <table:table-cell office:value-type="float" office:value="4728">
            <text:p>4728</text:p>
          </table:table-cell>
          <table:table-cell office:value-type="float" office:value="4743">
            <text:p>4743</text:p>
          </table:table-cell>
          <table:table-cell office:value-type="float" office:value="5109">
            <text:p>5109</text:p>
          </table:table-cell>
          <table:table-cell office:value-type="float" office:value="4727">
            <text:p>4727</text:p>
          </table:table-cell>
          <table:table-cell table:number-columns-repeated="2" office:value-type="float" office:value="4644">
            <text:p>4644</text:p>
          </table:table-cell>
          <table:table-cell office:value-type="float" office:value="4395">
            <text:p>4395</text:p>
          </table:table-cell>
          <table:table-cell office:value-type="float" office:value="4334">
            <text:p>4334</text:p>
          </table:table-cell>
          <table:table-cell office:value-type="float" office:value="4511">
            <text:p>4511</text:p>
          </table:table-cell>
          <table:table-cell office:value-type="float" office:value="4320">
            <text:p>4320</text:p>
          </table:table-cell>
          <table:table-cell office:value-type="float" office:value="4679">
            <text:p>4679</text:p>
          </table:table-cell>
          <table:table-cell office:value-type="float" office:value="3411">
            <text:p>3411</text:p>
          </table:table-cell>
          <table:table-cell office:value-type="float" office:value="3490">
            <text:p>3490</text:p>
          </table:table-cell>
          <table:table-cell office:value-type="float" office:value="2662">
            <text:p>2662</text:p>
          </table:table-cell>
          <table:table-cell office:value-type="float" office:value="2686">
            <text:p>2686</text:p>
          </table:table-cell>
          <table:table-cell office:value-type="float" office:value="2249">
            <text:p>2249</text:p>
          </table:table-cell>
          <table:table-cell office:value-type="float" office:value="1476">
            <text:p>1476</text:p>
          </table:table-cell>
          <table:table-cell office:value-type="float" office:value="1485">
            <text:p>1485</text:p>
          </table:table-cell>
          <table:table-cell table:number-columns-repeated="65"/>
        </table:table-row>
        <table:table-row table:style-name="ro1">
          <table:table-cell office:value-type="string">
            <text:p>R203.100_25-5-5-5</text:p>
          </table:table-cell>
          <table:table-cell office:value-type="float" office:value="70">
            <text:p>70</text:p>
          </table:table-cell>
          <table:table-cell office:value-type="float" office:value="4110">
            <text:p>4110.0</text:p>
          </table:table-cell>
          <table:table-cell table:formula="of:=AVERAGE([.E160:.CO160])" office:value-type="float" office:value="3605.38709677419">
            <text:p>3605.4</text:p>
          </table:table-cell>
          <table:table-cell office:value-type="float" office:value="2913">
            <text:p>2913</text:p>
          </table:table-cell>
          <table:table-cell office:value-type="float" office:value="3289">
            <text:p>3289</text:p>
          </table:table-cell>
          <table:table-cell office:value-type="float" office:value="3353">
            <text:p>3353</text:p>
          </table:table-cell>
          <table:table-cell office:value-type="float" office:value="3502">
            <text:p>3502</text:p>
          </table:table-cell>
          <table:table-cell office:value-type="float" office:value="3604">
            <text:p>3604</text:p>
          </table:table-cell>
          <table:table-cell office:value-type="float" office:value="3577">
            <text:p>3577</text:p>
          </table:table-cell>
          <table:table-cell office:value-type="float" office:value="3691">
            <text:p>3691</text:p>
          </table:table-cell>
          <table:table-cell office:value-type="float" office:value="3874">
            <text:p>3874</text:p>
          </table:table-cell>
          <table:table-cell office:value-type="float" office:value="4142">
            <text:p>4142</text:p>
          </table:table-cell>
          <table:table-cell office:value-type="float" office:value="4287">
            <text:p>4287</text:p>
          </table:table-cell>
          <table:table-cell office:value-type="float" office:value="4339">
            <text:p>4339</text:p>
          </table:table-cell>
          <table:table-cell office:value-type="float" office:value="4463">
            <text:p>4463</text:p>
          </table:table-cell>
          <table:table-cell office:value-type="float" office:value="4681">
            <text:p>4681</text:p>
          </table:table-cell>
          <table:table-cell office:value-type="float" office:value="4656">
            <text:p>4656</text:p>
          </table:table-cell>
          <table:table-cell office:value-type="float" office:value="4723">
            <text:p>4723</text:p>
          </table:table-cell>
          <table:table-cell office:value-type="float" office:value="4926">
            <text:p>4926</text:p>
          </table:table-cell>
          <table:table-cell office:value-type="float" office:value="5205">
            <text:p>5205</text:p>
          </table:table-cell>
          <table:table-cell office:value-type="float" office:value="5192">
            <text:p>5192</text:p>
          </table:table-cell>
          <table:table-cell office:value-type="float" office:value="5265">
            <text:p>5265</text:p>
          </table:table-cell>
          <table:table-cell office:value-type="float" office:value="4859">
            <text:p>4859</text:p>
          </table:table-cell>
          <table:table-cell office:value-type="float" office:value="4158">
            <text:p>4158</text:p>
          </table:table-cell>
          <table:table-cell office:value-type="float" office:value="4109">
            <text:p>4109</text:p>
          </table:table-cell>
          <table:table-cell office:value-type="float" office:value="3669">
            <text:p>3669</text:p>
          </table:table-cell>
          <table:table-cell office:value-type="float" office:value="3325">
            <text:p>3325</text:p>
          </table:table-cell>
          <table:table-cell office:value-type="float" office:value="3107">
            <text:p>3107</text:p>
          </table:table-cell>
          <table:table-cell office:value-type="float" office:value="1809">
            <text:p>1809</text:p>
          </table:table-cell>
          <table:table-cell office:value-type="float" office:value="1838">
            <text:p>1838</text:p>
          </table:table-cell>
          <table:table-cell office:value-type="float" office:value="1738">
            <text:p>1738</text:p>
          </table:table-cell>
          <table:table-cell office:value-type="float" office:value="1202">
            <text:p>1202</text:p>
          </table:table-cell>
          <table:table-cell office:value-type="float" office:value="1162">
            <text:p>1162</text:p>
          </table:table-cell>
          <table:table-cell office:value-type="float" office:value="1109">
            <text:p>1109</text:p>
          </table:table-cell>
          <table:table-cell table:number-columns-repeated="57"/>
        </table:table-row>
        <table:table-row table:style-name="ro1">
          <table:table-cell office:value-type="string">
            <text:p>R203.100_25-5-5-5</text:p>
          </table:table-cell>
          <table:table-cell office:value-type="float" office:value="90">
            <text:p>90</text:p>
          </table:table-cell>
          <table:table-cell office:value-type="float" office:value="1718">
            <text:p>1718.0</text:p>
          </table:table-cell>
          <table:table-cell table:formula="of:=AVERAGE([.E161:.CO161])" office:value-type="float" office:value="2991.30952380952">
            <text:p>2991.3</text:p>
          </table:table-cell>
          <table:table-cell office:value-type="float" office:value="2799">
            <text:p>2799</text:p>
          </table:table-cell>
          <table:table-cell office:value-type="float" office:value="2732">
            <text:p>2732</text:p>
          </table:table-cell>
          <table:table-cell office:value-type="float" office:value="2560">
            <text:p>2560</text:p>
          </table:table-cell>
          <table:table-cell office:value-type="float" office:value="2599">
            <text:p>2599</text:p>
          </table:table-cell>
          <table:table-cell office:value-type="float" office:value="2634">
            <text:p>2634</text:p>
          </table:table-cell>
          <table:table-cell office:value-type="float" office:value="2870">
            <text:p>2870</text:p>
          </table:table-cell>
          <table:table-cell office:value-type="float" office:value="2942">
            <text:p>2942</text:p>
          </table:table-cell>
          <table:table-cell office:value-type="float" office:value="2952">
            <text:p>2952</text:p>
          </table:table-cell>
          <table:table-cell office:value-type="float" office:value="3108">
            <text:p>3108</text:p>
          </table:table-cell>
          <table:table-cell office:value-type="float" office:value="3146">
            <text:p>3146</text:p>
          </table:table-cell>
          <table:table-cell office:value-type="float" office:value="3416">
            <text:p>3416</text:p>
          </table:table-cell>
          <table:table-cell office:value-type="float" office:value="3190">
            <text:p>3190</text:p>
          </table:table-cell>
          <table:table-cell office:value-type="float" office:value="3801">
            <text:p>3801</text:p>
          </table:table-cell>
          <table:table-cell office:value-type="float" office:value="3173">
            <text:p>3173</text:p>
          </table:table-cell>
          <table:table-cell office:value-type="float" office:value="3231">
            <text:p>3231</text:p>
          </table:table-cell>
          <table:table-cell office:value-type="float" office:value="3252">
            <text:p>3252</text:p>
          </table:table-cell>
          <table:table-cell office:value-type="float" office:value="3441">
            <text:p>3441</text:p>
          </table:table-cell>
          <table:table-cell office:value-type="float" office:value="3984">
            <text:p>3984</text:p>
          </table:table-cell>
          <table:table-cell office:value-type="float" office:value="3587">
            <text:p>3587</text:p>
          </table:table-cell>
          <table:table-cell office:value-type="float" office:value="3425">
            <text:p>3425</text:p>
          </table:table-cell>
          <table:table-cell office:value-type="float" office:value="3505">
            <text:p>3505</text:p>
          </table:table-cell>
          <table:table-cell office:value-type="float" office:value="3320">
            <text:p>3320</text:p>
          </table:table-cell>
          <table:table-cell office:value-type="float" office:value="3515">
            <text:p>3515</text:p>
          </table:table-cell>
          <table:table-cell office:value-type="float" office:value="3098">
            <text:p>3098</text:p>
          </table:table-cell>
          <table:table-cell office:value-type="float" office:value="3266">
            <text:p>3266</text:p>
          </table:table-cell>
          <table:table-cell office:value-type="float" office:value="3281">
            <text:p>3281</text:p>
          </table:table-cell>
          <table:table-cell office:value-type="float" office:value="3336">
            <text:p>3336</text:p>
          </table:table-cell>
          <table:table-cell office:value-type="float" office:value="3253">
            <text:p>3253</text:p>
          </table:table-cell>
          <table:table-cell office:value-type="float" office:value="3046">
            <text:p>3046</text:p>
          </table:table-cell>
          <table:table-cell office:value-type="float" office:value="3198">
            <text:p>3198</text:p>
          </table:table-cell>
          <table:table-cell office:value-type="float" office:value="3320">
            <text:p>3320</text:p>
          </table:table-cell>
          <table:table-cell office:value-type="float" office:value="3019">
            <text:p>3019</text:p>
          </table:table-cell>
          <table:table-cell office:value-type="float" office:value="3187">
            <text:p>3187</text:p>
          </table:table-cell>
          <table:table-cell office:value-type="float" office:value="3052">
            <text:p>3052</text:p>
          </table:table-cell>
          <table:table-cell office:value-type="float" office:value="2762">
            <text:p>2762</text:p>
          </table:table-cell>
          <table:table-cell office:value-type="float" office:value="2894">
            <text:p>2894</text:p>
          </table:table-cell>
          <table:table-cell office:value-type="float" office:value="1978">
            <text:p>1978</text:p>
          </table:table-cell>
          <table:table-cell office:value-type="float" office:value="2026">
            <text:p>2026</text:p>
          </table:table-cell>
          <table:table-cell office:value-type="float" office:value="1799">
            <text:p>1799</text:p>
          </table:table-cell>
          <table:table-cell office:value-type="float" office:value="1866">
            <text:p>1866</text:p>
          </table:table-cell>
          <table:table-cell office:value-type="float" office:value="1956">
            <text:p>1956</text:p>
          </table:table-cell>
          <table:table-cell office:value-type="float" office:value="2116">
            <text:p>2116</text:p>
          </table:table-cell>
          <table:table-cell table:number-columns-repeated="46"/>
        </table:table-row>
        <table:table-row table:style-name="ro1">
          <table:table-cell office:value-type="string">
            <text:p>R204.100_25-5-5-5</text:p>
          </table:table-cell>
          <table:table-cell office:value-type="float" office:value="10">
            <text:p>10</text:p>
          </table:table-cell>
          <table:table-cell office:value-type="float" office:value="28000">
            <text:p>28000.0</text:p>
          </table:table-cell>
          <table:table-cell table:formula="of:=AVERAGE([.E162:.CO162])" office:value-type="float" office:value="8573">
            <text:p>8573.0</text:p>
          </table:table-cell>
          <table:table-cell office:value-type="float" office:value="9006">
            <text:p>9006</text:p>
          </table:table-cell>
          <table:table-cell office:value-type="float" office:value="8140">
            <text:p>8140</text:p>
          </table:table-cell>
          <table:table-cell table:number-columns-repeated="86"/>
        </table:table-row>
        <table:table-row table:style-name="ro1">
          <table:table-cell office:value-type="string">
            <text:p>R204.100_25-5-5-5</text:p>
          </table:table-cell>
          <table:table-cell office:value-type="float" office:value="30">
            <text:p>30</text:p>
          </table:table-cell>
          <table:table-cell office:value-type="float" office:value="17234">
            <text:p>17234.0</text:p>
          </table:table-cell>
          <table:table-cell table:formula="of:=AVERAGE([.E163:.CO163])" office:value-type="float" office:value="6578.125">
            <text:p>6578.1</text:p>
          </table:table-cell>
          <table:table-cell office:value-type="float" office:value="7130">
            <text:p>7130</text:p>
          </table:table-cell>
          <table:table-cell office:value-type="float" office:value="7908">
            <text:p>7908</text:p>
          </table:table-cell>
          <table:table-cell office:value-type="float" office:value="7819">
            <text:p>7819</text:p>
          </table:table-cell>
          <table:table-cell office:value-type="float" office:value="7617">
            <text:p>7617</text:p>
          </table:table-cell>
          <table:table-cell office:value-type="float" office:value="8009">
            <text:p>8009</text:p>
          </table:table-cell>
          <table:table-cell office:value-type="float" office:value="7148">
            <text:p>7148</text:p>
          </table:table-cell>
          <table:table-cell office:value-type="float" office:value="4673">
            <text:p>4673</text:p>
          </table:table-cell>
          <table:table-cell office:value-type="float" office:value="2321">
            <text:p>2321</text:p>
          </table:table-cell>
          <table:table-cell table:number-columns-repeated="80"/>
        </table:table-row>
        <table:table-row table:style-name="ro1">
          <table:table-cell office:value-type="string">
            <text:p>R204.100_25-5-5-5</text:p>
          </table:table-cell>
          <table:table-cell office:value-type="float" office:value="50">
            <text:p>50</text:p>
          </table:table-cell>
          <table:table-cell office:value-type="float" office:value="10337">
            <text:p>10337.0</text:p>
          </table:table-cell>
          <table:table-cell table:formula="of:=AVERAGE([.E164:.CO164])" office:value-type="float" office:value="9247.15384615385">
            <text:p>9247.2</text:p>
          </table:table-cell>
          <table:table-cell office:value-type="float" office:value="8534">
            <text:p>8534</text:p>
          </table:table-cell>
          <table:table-cell office:value-type="float" office:value="9888">
            <text:p>9888</text:p>
          </table:table-cell>
          <table:table-cell office:value-type="float" office:value="10373">
            <text:p>10373</text:p>
          </table:table-cell>
          <table:table-cell office:value-type="float" office:value="10301">
            <text:p>10301</text:p>
          </table:table-cell>
          <table:table-cell office:value-type="float" office:value="9727">
            <text:p>9727</text:p>
          </table:table-cell>
          <table:table-cell office:value-type="float" office:value="9601">
            <text:p>9601</text:p>
          </table:table-cell>
          <table:table-cell office:value-type="float" office:value="10290">
            <text:p>10290</text:p>
          </table:table-cell>
          <table:table-cell office:value-type="float" office:value="10313">
            <text:p>10313</text:p>
          </table:table-cell>
          <table:table-cell office:value-type="float" office:value="10529">
            <text:p>10529</text:p>
          </table:table-cell>
          <table:table-cell office:value-type="float" office:value="9845">
            <text:p>9845</text:p>
          </table:table-cell>
          <table:table-cell office:value-type="float" office:value="8899">
            <text:p>8899</text:p>
          </table:table-cell>
          <table:table-cell office:value-type="float" office:value="7339">
            <text:p>7339</text:p>
          </table:table-cell>
          <table:table-cell office:value-type="float" office:value="4574">
            <text:p>4574</text:p>
          </table:table-cell>
          <table:table-cell table:number-columns-repeated="75"/>
        </table:table-row>
        <table:table-row table:style-name="ro1">
          <table:table-cell office:value-type="string">
            <text:p>R204.100_25-5-5-5</text:p>
          </table:table-cell>
          <table:table-cell office:value-type="float" office:value="70">
            <text:p>70</text:p>
          </table:table-cell>
          <table:table-cell office:value-type="float" office:value="3829">
            <text:p>3829.0</text:p>
          </table:table-cell>
          <table:table-cell table:formula="of:=AVERAGE([.E165:.CO165])" office:value-type="float" office:value="7066.55555555556">
            <text:p>7066.6</text:p>
          </table:table-cell>
          <table:table-cell office:value-type="float" office:value="8020">
            <text:p>8020</text:p>
          </table:table-cell>
          <table:table-cell office:value-type="float" office:value="8042">
            <text:p>8042</text:p>
          </table:table-cell>
          <table:table-cell office:value-type="float" office:value="8129">
            <text:p>8129</text:p>
          </table:table-cell>
          <table:table-cell office:value-type="float" office:value="8594">
            <text:p>8594</text:p>
          </table:table-cell>
          <table:table-cell office:value-type="float" office:value="8188">
            <text:p>8188</text:p>
          </table:table-cell>
          <table:table-cell office:value-type="float" office:value="8309">
            <text:p>8309</text:p>
          </table:table-cell>
          <table:table-cell office:value-type="float" office:value="8188">
            <text:p>8188</text:p>
          </table:table-cell>
          <table:table-cell office:value-type="float" office:value="8135">
            <text:p>8135</text:p>
          </table:table-cell>
          <table:table-cell office:value-type="float" office:value="8339">
            <text:p>8339</text:p>
          </table:table-cell>
          <table:table-cell office:value-type="float" office:value="8366">
            <text:p>8366</text:p>
          </table:table-cell>
          <table:table-cell office:value-type="float" office:value="7238">
            <text:p>7238</text:p>
          </table:table-cell>
          <table:table-cell office:value-type="float" office:value="7168">
            <text:p>7168</text:p>
          </table:table-cell>
          <table:table-cell office:value-type="float" office:value="7354">
            <text:p>7354</text:p>
          </table:table-cell>
          <table:table-cell office:value-type="float" office:value="5625">
            <text:p>5625</text:p>
          </table:table-cell>
          <table:table-cell office:value-type="float" office:value="5628">
            <text:p>5628</text:p>
          </table:table-cell>
          <table:table-cell office:value-type="float" office:value="5511">
            <text:p>5511</text:p>
          </table:table-cell>
          <table:table-cell office:value-type="float" office:value="3464">
            <text:p>3464</text:p>
          </table:table-cell>
          <table:table-cell office:value-type="float" office:value="2900">
            <text:p>2900</text:p>
          </table:table-cell>
          <table:table-cell table:number-columns-repeated="70"/>
        </table:table-row>
        <table:table-row table:style-name="ro1">
          <table:table-cell office:value-type="string">
            <text:p>R204.100_25-5-5-5</text:p>
          </table:table-cell>
          <table:table-cell office:value-type="float" office:value="90">
            <text:p>90</text:p>
          </table:table-cell>
          <table:table-cell office:value-type="float" office:value="1724">
            <text:p>1724.0</text:p>
          </table:table-cell>
          <table:table-cell table:formula="of:=AVERAGE([.E166:.CO166])" office:value-type="float" office:value="7900.41666666667">
            <text:p>7900.4</text:p>
          </table:table-cell>
          <table:table-cell office:value-type="float" office:value="7011">
            <text:p>7011</text:p>
          </table:table-cell>
          <table:table-cell office:value-type="float" office:value="6849">
            <text:p>6849</text:p>
          </table:table-cell>
          <table:table-cell office:value-type="float" office:value="7258">
            <text:p>7258</text:p>
          </table:table-cell>
          <table:table-cell office:value-type="float" office:value="7552">
            <text:p>7552</text:p>
          </table:table-cell>
          <table:table-cell office:value-type="float" office:value="7248">
            <text:p>7248</text:p>
          </table:table-cell>
          <table:table-cell office:value-type="float" office:value="7304">
            <text:p>7304</text:p>
          </table:table-cell>
          <table:table-cell office:value-type="float" office:value="8369">
            <text:p>8369</text:p>
          </table:table-cell>
          <table:table-cell office:value-type="float" office:value="8388">
            <text:p>8388</text:p>
          </table:table-cell>
          <table:table-cell office:value-type="float" office:value="8842">
            <text:p>8842</text:p>
          </table:table-cell>
          <table:table-cell office:value-type="float" office:value="9148">
            <text:p>9148</text:p>
          </table:table-cell>
          <table:table-cell office:value-type="float" office:value="9811">
            <text:p>9811</text:p>
          </table:table-cell>
          <table:table-cell office:value-type="float" office:value="9778">
            <text:p>9778</text:p>
          </table:table-cell>
          <table:table-cell office:value-type="float" office:value="9760">
            <text:p>9760</text:p>
          </table:table-cell>
          <table:table-cell office:value-type="float" office:value="9653">
            <text:p>9653</text:p>
          </table:table-cell>
          <table:table-cell office:value-type="float" office:value="9919">
            <text:p>9919</text:p>
          </table:table-cell>
          <table:table-cell office:value-type="float" office:value="9950">
            <text:p>9950</text:p>
          </table:table-cell>
          <table:table-cell office:value-type="float" office:value="9099">
            <text:p>9099</text:p>
          </table:table-cell>
          <table:table-cell office:value-type="float" office:value="8317">
            <text:p>8317</text:p>
          </table:table-cell>
          <table:table-cell office:value-type="float" office:value="8992">
            <text:p>8992</text:p>
          </table:table-cell>
          <table:table-cell office:value-type="float" office:value="8232">
            <text:p>8232</text:p>
          </table:table-cell>
          <table:table-cell office:value-type="float" office:value="5835">
            <text:p>5835</text:p>
          </table:table-cell>
          <table:table-cell office:value-type="float" office:value="4308">
            <text:p>4308</text:p>
          </table:table-cell>
          <table:table-cell office:value-type="float" office:value="4277">
            <text:p>4277</text:p>
          </table:table-cell>
          <table:table-cell office:value-type="float" office:value="3710">
            <text:p>3710</text:p>
          </table:table-cell>
          <table:table-cell table:number-columns-repeated="64"/>
        </table:table-row>
        <table:table-row table:style-name="ro1">
          <table:table-cell office:value-type="string">
            <text:p>R205.100_25-5-5-5</text:p>
          </table:table-cell>
          <table:table-cell office:value-type="float" office:value="10">
            <text:p>10</text:p>
          </table:table-cell>
          <table:table-cell office:value-type="float" office:value="29316">
            <text:p>29316.0</text:p>
          </table:table-cell>
          <table:table-cell table:formula="of:=AVERAGE([.E167:.CO167])" office:value-type="float" office:value="6027.5">
            <text:p>6027.5</text:p>
          </table:table-cell>
          <table:table-cell office:value-type="float" office:value="7472">
            <text:p>7472</text:p>
          </table:table-cell>
          <table:table-cell office:value-type="float" office:value="7703">
            <text:p>7703</text:p>
          </table:table-cell>
          <table:table-cell office:value-type="float" office:value="7957">
            <text:p>7957</text:p>
          </table:table-cell>
          <table:table-cell office:value-type="float" office:value="8139">
            <text:p>8139</text:p>
          </table:table-cell>
          <table:table-cell office:value-type="float" office:value="8702">
            <text:p>8702</text:p>
          </table:table-cell>
          <table:table-cell office:value-type="float" office:value="7553">
            <text:p>7553</text:p>
          </table:table-cell>
          <table:table-cell office:value-type="float" office:value="6154">
            <text:p>6154</text:p>
          </table:table-cell>
          <table:table-cell office:value-type="float" office:value="2303">
            <text:p>2303</text:p>
          </table:table-cell>
          <table:table-cell office:value-type="float" office:value="2228">
            <text:p>2228</text:p>
          </table:table-cell>
          <table:table-cell office:value-type="float" office:value="2064">
            <text:p>2064</text:p>
          </table:table-cell>
          <table:table-cell table:number-columns-repeated="78"/>
        </table:table-row>
        <table:table-row table:style-name="ro1">
          <table:table-cell office:value-type="string">
            <text:p>R205.100_25-5-5-5</text:p>
          </table:table-cell>
          <table:table-cell office:value-type="float" office:value="30">
            <text:p>30</text:p>
          </table:table-cell>
          <table:table-cell office:value-type="float" office:value="22790">
            <text:p>22790.0</text:p>
          </table:table-cell>
          <table:table-cell table:formula="of:=AVERAGE([.E168:.CO168])" office:value-type="float" office:value="6440.39285714286">
            <text:p>6440.4</text:p>
          </table:table-cell>
          <table:table-cell office:value-type="float" office:value="5593">
            <text:p>5593</text:p>
          </table:table-cell>
          <table:table-cell office:value-type="float" office:value="5356">
            <text:p>5356</text:p>
          </table:table-cell>
          <table:table-cell office:value-type="float" office:value="6030">
            <text:p>6030</text:p>
          </table:table-cell>
          <table:table-cell office:value-type="float" office:value="6398">
            <text:p>6398</text:p>
          </table:table-cell>
          <table:table-cell office:value-type="float" office:value="6365">
            <text:p>6365</text:p>
          </table:table-cell>
          <table:table-cell office:value-type="float" office:value="6689">
            <text:p>6689</text:p>
          </table:table-cell>
          <table:table-cell office:value-type="float" office:value="7077">
            <text:p>7077</text:p>
          </table:table-cell>
          <table:table-cell office:value-type="float" office:value="7094">
            <text:p>7094</text:p>
          </table:table-cell>
          <table:table-cell office:value-type="float" office:value="7337">
            <text:p>7337</text:p>
          </table:table-cell>
          <table:table-cell office:value-type="float" office:value="7538">
            <text:p>7538</text:p>
          </table:table-cell>
          <table:table-cell office:value-type="float" office:value="7644">
            <text:p>7644</text:p>
          </table:table-cell>
          <table:table-cell office:value-type="float" office:value="7808">
            <text:p>7808</text:p>
          </table:table-cell>
          <table:table-cell office:value-type="float" office:value="7802">
            <text:p>7802</text:p>
          </table:table-cell>
          <table:table-cell office:value-type="float" office:value="7717">
            <text:p>7717</text:p>
          </table:table-cell>
          <table:table-cell office:value-type="float" office:value="7536">
            <text:p>7536</text:p>
          </table:table-cell>
          <table:table-cell office:value-type="float" office:value="7944">
            <text:p>7944</text:p>
          </table:table-cell>
          <table:table-cell office:value-type="float" office:value="7075">
            <text:p>7075</text:p>
          </table:table-cell>
          <table:table-cell office:value-type="float" office:value="7466">
            <text:p>7466</text:p>
          </table:table-cell>
          <table:table-cell office:value-type="float" office:value="7352">
            <text:p>7352</text:p>
          </table:table-cell>
          <table:table-cell office:value-type="float" office:value="7095">
            <text:p>7095</text:p>
          </table:table-cell>
          <table:table-cell office:value-type="float" office:value="6270">
            <text:p>6270</text:p>
          </table:table-cell>
          <table:table-cell office:value-type="float" office:value="6334">
            <text:p>6334</text:p>
          </table:table-cell>
          <table:table-cell office:value-type="float" office:value="5064">
            <text:p>5064</text:p>
          </table:table-cell>
          <table:table-cell office:value-type="float" office:value="5067">
            <text:p>5067</text:p>
          </table:table-cell>
          <table:table-cell office:value-type="float" office:value="5023">
            <text:p>5023</text:p>
          </table:table-cell>
          <table:table-cell office:value-type="float" office:value="5111">
            <text:p>5111</text:p>
          </table:table-cell>
          <table:table-cell office:value-type="float" office:value="3786">
            <text:p>3786</text:p>
          </table:table-cell>
          <table:table-cell office:value-type="float" office:value="2760">
            <text:p>2760</text:p>
          </table:table-cell>
          <table:table-cell table:number-columns-repeated="60"/>
        </table:table-row>
        <table:table-row table:style-name="ro1">
          <table:table-cell office:value-type="string">
            <text:p>R205.100_25-5-5-5</text:p>
          </table:table-cell>
          <table:table-cell office:value-type="float" office:value="50">
            <text:p>50</text:p>
          </table:table-cell>
          <table:table-cell office:value-type="float" office:value="9395">
            <text:p>9395.0</text:p>
          </table:table-cell>
          <table:table-cell table:formula="of:=AVERAGE([.E169:.CO169])" office:value-type="float" office:value="4176.70833333333">
            <text:p>4176.7</text:p>
          </table:table-cell>
          <table:table-cell office:value-type="float" office:value="2560">
            <text:p>2560</text:p>
          </table:table-cell>
          <table:table-cell office:value-type="float" office:value="2743">
            <text:p>2743</text:p>
          </table:table-cell>
          <table:table-cell office:value-type="float" office:value="2857">
            <text:p>2857</text:p>
          </table:table-cell>
          <table:table-cell office:value-type="float" office:value="2908">
            <text:p>2908</text:p>
          </table:table-cell>
          <table:table-cell office:value-type="float" office:value="3030">
            <text:p>3030</text:p>
          </table:table-cell>
          <table:table-cell office:value-type="float" office:value="3104">
            <text:p>3104</text:p>
          </table:table-cell>
          <table:table-cell office:value-type="float" office:value="3188">
            <text:p>3188</text:p>
          </table:table-cell>
          <table:table-cell office:value-type="float" office:value="3172">
            <text:p>3172</text:p>
          </table:table-cell>
          <table:table-cell office:value-type="float" office:value="3334">
            <text:p>3334</text:p>
          </table:table-cell>
          <table:table-cell office:value-type="float" office:value="3573">
            <text:p>3573</text:p>
          </table:table-cell>
          <table:table-cell office:value-type="float" office:value="3668">
            <text:p>3668</text:p>
          </table:table-cell>
          <table:table-cell office:value-type="float" office:value="3792">
            <text:p>3792</text:p>
          </table:table-cell>
          <table:table-cell office:value-type="float" office:value="3881">
            <text:p>3881</text:p>
          </table:table-cell>
          <table:table-cell office:value-type="float" office:value="4004">
            <text:p>4004</text:p>
          </table:table-cell>
          <table:table-cell office:value-type="float" office:value="4055">
            <text:p>4055</text:p>
          </table:table-cell>
          <table:table-cell office:value-type="float" office:value="4033">
            <text:p>4033</text:p>
          </table:table-cell>
          <table:table-cell office:value-type="float" office:value="4061">
            <text:p>4061</text:p>
          </table:table-cell>
          <table:table-cell office:value-type="float" office:value="4343">
            <text:p>4343</text:p>
          </table:table-cell>
          <table:table-cell office:value-type="float" office:value="4473">
            <text:p>4473</text:p>
          </table:table-cell>
          <table:table-cell office:value-type="float" office:value="4626">
            <text:p>4626</text:p>
          </table:table-cell>
          <table:table-cell office:value-type="float" office:value="4857">
            <text:p>4857</text:p>
          </table:table-cell>
          <table:table-cell office:value-type="float" office:value="4904">
            <text:p>4904</text:p>
          </table:table-cell>
          <table:table-cell office:value-type="float" office:value="4799">
            <text:p>4799</text:p>
          </table:table-cell>
          <table:table-cell office:value-type="float" office:value="4889">
            <text:p>4889</text:p>
          </table:table-cell>
          <table:table-cell office:value-type="float" office:value="5023">
            <text:p>5023</text:p>
          </table:table-cell>
          <table:table-cell office:value-type="float" office:value="4937">
            <text:p>4937</text:p>
          </table:table-cell>
          <table:table-cell office:value-type="float" office:value="5367">
            <text:p>5367</text:p>
          </table:table-cell>
          <table:table-cell office:value-type="float" office:value="5364">
            <text:p>5364</text:p>
          </table:table-cell>
          <table:table-cell office:value-type="float" office:value="5484">
            <text:p>5484</text:p>
          </table:table-cell>
          <table:table-cell office:value-type="float" office:value="5285">
            <text:p>5285</text:p>
          </table:table-cell>
          <table:table-cell office:value-type="float" office:value="5490">
            <text:p>5490</text:p>
          </table:table-cell>
          <table:table-cell office:value-type="float" office:value="5483">
            <text:p>5483</text:p>
          </table:table-cell>
          <table:table-cell office:value-type="float" office:value="5332">
            <text:p>5332</text:p>
          </table:table-cell>
          <table:table-cell office:value-type="float" office:value="5391">
            <text:p>5391</text:p>
          </table:table-cell>
          <table:table-cell office:value-type="float" office:value="5237">
            <text:p>5237</text:p>
          </table:table-cell>
          <table:table-cell office:value-type="float" office:value="5306">
            <text:p>5306</text:p>
          </table:table-cell>
          <table:table-cell office:value-type="float" office:value="5278">
            <text:p>5278</text:p>
          </table:table-cell>
          <table:table-cell office:value-type="float" office:value="4062">
            <text:p>4062</text:p>
          </table:table-cell>
          <table:table-cell office:value-type="float" office:value="3645">
            <text:p>3645</text:p>
          </table:table-cell>
          <table:table-cell office:value-type="float" office:value="4020">
            <text:p>4020</text:p>
          </table:table-cell>
          <table:table-cell office:value-type="float" office:value="3838">
            <text:p>3838</text:p>
          </table:table-cell>
          <table:table-cell office:value-type="float" office:value="3870">
            <text:p>3870</text:p>
          </table:table-cell>
          <table:table-cell office:value-type="float" office:value="3819">
            <text:p>3819</text:p>
          </table:table-cell>
          <table:table-cell office:value-type="float" office:value="4074">
            <text:p>4074</text:p>
          </table:table-cell>
          <table:table-cell office:value-type="float" office:value="3555">
            <text:p>3555</text:p>
          </table:table-cell>
          <table:table-cell office:value-type="float" office:value="3592">
            <text:p>3592</text:p>
          </table:table-cell>
          <table:table-cell office:value-type="float" office:value="3226">
            <text:p>3226</text:p>
          </table:table-cell>
          <table:table-cell office:value-type="float" office:value="2950">
            <text:p>2950</text:p>
          </table:table-cell>
          <table:table-cell table:number-columns-repeated="40"/>
        </table:table-row>
        <table:table-row table:style-name="ro1">
          <table:table-cell office:value-type="string">
            <text:p>R205.100_25-5-5-5</text:p>
          </table:table-cell>
          <table:table-cell office:value-type="float" office:value="70">
            <text:p>70</text:p>
          </table:table-cell>
          <table:table-cell office:value-type="float" office:value="4205">
            <text:p>4205.0</text:p>
          </table:table-cell>
          <table:table-cell table:formula="of:=AVERAGE([.E170:.CO170])" office:value-type="float" office:value="3066.11111111111">
            <text:p>3066.1</text:p>
          </table:table-cell>
          <table:table-cell office:value-type="float" office:value="1117">
            <text:p>1117</text:p>
          </table:table-cell>
          <table:table-cell office:value-type="float" office:value="1090">
            <text:p>1090</text:p>
          </table:table-cell>
          <table:table-cell office:value-type="float" office:value="1145">
            <text:p>1145</text:p>
          </table:table-cell>
          <table:table-cell office:value-type="float" office:value="1162">
            <text:p>1162</text:p>
          </table:table-cell>
          <table:table-cell office:value-type="float" office:value="1209">
            <text:p>1209</text:p>
          </table:table-cell>
          <table:table-cell office:value-type="float" office:value="1268">
            <text:p>1268</text:p>
          </table:table-cell>
          <table:table-cell office:value-type="float" office:value="1250">
            <text:p>1250</text:p>
          </table:table-cell>
          <table:table-cell office:value-type="float" office:value="1277">
            <text:p>1277</text:p>
          </table:table-cell>
          <table:table-cell office:value-type="float" office:value="1349">
            <text:p>1349</text:p>
          </table:table-cell>
          <table:table-cell office:value-type="float" office:value="1494">
            <text:p>1494</text:p>
          </table:table-cell>
          <table:table-cell office:value-type="float" office:value="1639">
            <text:p>1639</text:p>
          </table:table-cell>
          <table:table-cell office:value-type="float" office:value="1661">
            <text:p>1661</text:p>
          </table:table-cell>
          <table:table-cell office:value-type="float" office:value="1789">
            <text:p>1789</text:p>
          </table:table-cell>
          <table:table-cell office:value-type="float" office:value="1835">
            <text:p>1835</text:p>
          </table:table-cell>
          <table:table-cell office:value-type="float" office:value="1879">
            <text:p>1879</text:p>
          </table:table-cell>
          <table:table-cell office:value-type="float" office:value="1995">
            <text:p>1995</text:p>
          </table:table-cell>
          <table:table-cell office:value-type="float" office:value="2033">
            <text:p>2033</text:p>
          </table:table-cell>
          <table:table-cell office:value-type="float" office:value="2092">
            <text:p>2092</text:p>
          </table:table-cell>
          <table:table-cell office:value-type="float" office:value="2497">
            <text:p>2497</text:p>
          </table:table-cell>
          <table:table-cell office:value-type="float" office:value="2455">
            <text:p>2455</text:p>
          </table:table-cell>
          <table:table-cell office:value-type="float" office:value="2485">
            <text:p>2485</text:p>
          </table:table-cell>
          <table:table-cell office:value-type="float" office:value="2718">
            <text:p>2718</text:p>
          </table:table-cell>
          <table:table-cell office:value-type="float" office:value="2537">
            <text:p>2537</text:p>
          </table:table-cell>
          <table:table-cell office:value-type="float" office:value="2622">
            <text:p>2622</text:p>
          </table:table-cell>
          <table:table-cell office:value-type="float" office:value="2832">
            <text:p>2832</text:p>
          </table:table-cell>
          <table:table-cell office:value-type="float" office:value="2975">
            <text:p>2975</text:p>
          </table:table-cell>
          <table:table-cell office:value-type="float" office:value="2999">
            <text:p>2999</text:p>
          </table:table-cell>
          <table:table-cell office:value-type="float" office:value="3114">
            <text:p>3114</text:p>
          </table:table-cell>
          <table:table-cell office:value-type="float" office:value="3348">
            <text:p>3348</text:p>
          </table:table-cell>
          <table:table-cell office:value-type="float" office:value="3229">
            <text:p>3229</text:p>
          </table:table-cell>
          <table:table-cell office:value-type="float" office:value="3287">
            <text:p>3287</text:p>
          </table:table-cell>
          <table:table-cell office:value-type="float" office:value="3429">
            <text:p>3429</text:p>
          </table:table-cell>
          <table:table-cell office:value-type="float" office:value="3620">
            <text:p>3620</text:p>
          </table:table-cell>
          <table:table-cell office:value-type="float" office:value="3909">
            <text:p>3909</text:p>
          </table:table-cell>
          <table:table-cell office:value-type="float" office:value="3928">
            <text:p>3928</text:p>
          </table:table-cell>
          <table:table-cell office:value-type="float" office:value="3716">
            <text:p>3716</text:p>
          </table:table-cell>
          <table:table-cell office:value-type="float" office:value="3995">
            <text:p>3995</text:p>
          </table:table-cell>
          <table:table-cell office:value-type="float" office:value="4167">
            <text:p>4167</text:p>
          </table:table-cell>
          <table:table-cell office:value-type="float" office:value="4153">
            <text:p>4153</text:p>
          </table:table-cell>
          <table:table-cell office:value-type="float" office:value="4339">
            <text:p>4339</text:p>
          </table:table-cell>
          <table:table-cell office:value-type="float" office:value="4390">
            <text:p>4390</text:p>
          </table:table-cell>
          <table:table-cell office:value-type="float" office:value="4494">
            <text:p>4494</text:p>
          </table:table-cell>
          <table:table-cell office:value-type="float" office:value="3903">
            <text:p>3903</text:p>
          </table:table-cell>
          <table:table-cell office:value-type="float" office:value="4181">
            <text:p>4181</text:p>
          </table:table-cell>
          <table:table-cell office:value-type="float" office:value="4335">
            <text:p>4335</text:p>
          </table:table-cell>
          <table:table-cell office:value-type="float" office:value="4302">
            <text:p>4302</text:p>
          </table:table-cell>
          <table:table-cell office:value-type="float" office:value="4515">
            <text:p>4515</text:p>
          </table:table-cell>
          <table:table-cell office:value-type="float" office:value="5063">
            <text:p>5063</text:p>
          </table:table-cell>
          <table:table-cell office:value-type="float" office:value="4310">
            <text:p>4310</text:p>
          </table:table-cell>
          <table:table-cell office:value-type="float" office:value="4503">
            <text:p>4503</text:p>
          </table:table-cell>
          <table:table-cell office:value-type="float" office:value="4722">
            <text:p>4722</text:p>
          </table:table-cell>
          <table:table-cell office:value-type="float" office:value="4716">
            <text:p>4716</text:p>
          </table:table-cell>
          <table:table-cell office:value-type="float" office:value="4326">
            <text:p>4326</text:p>
          </table:table-cell>
          <table:table-cell office:value-type="float" office:value="4418">
            <text:p>4418</text:p>
          </table:table-cell>
          <table:table-cell office:value-type="float" office:value="4381">
            <text:p>4381</text:p>
          </table:table-cell>
          <table:table-cell office:value-type="float" office:value="4071">
            <text:p>4071</text:p>
          </table:table-cell>
          <table:table-cell office:value-type="float" office:value="3563">
            <text:p>3563</text:p>
          </table:table-cell>
          <table:table-cell office:value-type="float" office:value="3492">
            <text:p>3492</text:p>
          </table:table-cell>
          <table:table-cell office:value-type="float" office:value="2956">
            <text:p>2956</text:p>
          </table:table-cell>
          <table:table-cell office:value-type="float" office:value="3095">
            <text:p>3095</text:p>
          </table:table-cell>
          <table:table-cell office:value-type="float" office:value="3187">
            <text:p>3187</text:p>
          </table:table-cell>
          <table:table-cell office:value-type="float" office:value="3318">
            <text:p>3318</text:p>
          </table:table-cell>
          <table:table-cell office:value-type="float" office:value="3286">
            <text:p>3286</text:p>
          </table:table-cell>
          <table:table-cell table:number-columns-repeated="25"/>
        </table:table-row>
        <table:table-row table:style-name="ro1">
          <table:table-cell office:value-type="string">
            <text:p>R205.100_25-5-5-5</text:p>
          </table:table-cell>
          <table:table-cell office:value-type="float" office:value="90">
            <text:p>90</text:p>
          </table:table-cell>
          <table:table-cell office:value-type="float" office:value="1770">
            <text:p>1770.0</text:p>
          </table:table-cell>
          <table:table-cell table:formula="of:=AVERAGE([.E171:.CO171])" office:value-type="float" office:value="2317.4625">
            <text:p>2317.5</text:p>
          </table:table-cell>
          <table:table-cell office:value-type="float" office:value="482">
            <text:p>482</text:p>
          </table:table-cell>
          <table:table-cell office:value-type="float" office:value="526">
            <text:p>526</text:p>
          </table:table-cell>
          <table:table-cell office:value-type="float" office:value="542">
            <text:p>542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 office:value-type="float" office:value="558">
            <text:p>558</text:p>
          </table:table-cell>
          <table:table-cell office:value-type="float" office:value="599">
            <text:p>599</text:p>
          </table:table-cell>
          <table:table-cell office:value-type="float" office:value="710">
            <text:p>710</text:p>
          </table:table-cell>
          <table:table-cell office:value-type="float" office:value="698">
            <text:p>698</text:p>
          </table:table-cell>
          <table:table-cell office:value-type="float" office:value="809">
            <text:p>809</text:p>
          </table:table-cell>
          <table:table-cell office:value-type="float" office:value="874">
            <text:p>874</text:p>
          </table:table-cell>
          <table:table-cell office:value-type="float" office:value="910">
            <text:p>910</text:p>
          </table:table-cell>
          <table:table-cell office:value-type="float" office:value="967">
            <text:p>967</text:p>
          </table:table-cell>
          <table:table-cell office:value-type="float" office:value="1028">
            <text:p>1028</text:p>
          </table:table-cell>
          <table:table-cell office:value-type="float" office:value="1094">
            <text:p>1094</text:p>
          </table:table-cell>
          <table:table-cell office:value-type="float" office:value="1149">
            <text:p>1149</text:p>
          </table:table-cell>
          <table:table-cell office:value-type="float" office:value="1219">
            <text:p>1219</text:p>
          </table:table-cell>
          <table:table-cell office:value-type="float" office:value="1246">
            <text:p>1246</text:p>
          </table:table-cell>
          <table:table-cell office:value-type="float" office:value="1316">
            <text:p>1316</text:p>
          </table:table-cell>
          <table:table-cell office:value-type="float" office:value="1304">
            <text:p>1304</text:p>
          </table:table-cell>
          <table:table-cell office:value-type="float" office:value="1330">
            <text:p>1330</text:p>
          </table:table-cell>
          <table:table-cell office:value-type="float" office:value="1440">
            <text:p>1440</text:p>
          </table:table-cell>
          <table:table-cell office:value-type="float" office:value="1573">
            <text:p>1573</text:p>
          </table:table-cell>
          <table:table-cell office:value-type="float" office:value="1668">
            <text:p>1668</text:p>
          </table:table-cell>
          <table:table-cell office:value-type="float" office:value="1712">
            <text:p>1712</text:p>
          </table:table-cell>
          <table:table-cell office:value-type="float" office:value="1743">
            <text:p>1743</text:p>
          </table:table-cell>
          <table:table-cell office:value-type="float" office:value="1865">
            <text:p>1865</text:p>
          </table:table-cell>
          <table:table-cell office:value-type="float" office:value="1969">
            <text:p>1969</text:p>
          </table:table-cell>
          <table:table-cell office:value-type="float" office:value="1977">
            <text:p>1977</text:p>
          </table:table-cell>
          <table:table-cell office:value-type="float" office:value="2060">
            <text:p>2060</text:p>
          </table:table-cell>
          <table:table-cell office:value-type="float" office:value="2207">
            <text:p>2207</text:p>
          </table:table-cell>
          <table:table-cell office:value-type="float" office:value="2241">
            <text:p>2241</text:p>
          </table:table-cell>
          <table:table-cell office:value-type="float" office:value="2363">
            <text:p>2363</text:p>
          </table:table-cell>
          <table:table-cell office:value-type="float" office:value="2582">
            <text:p>2582</text:p>
          </table:table-cell>
          <table:table-cell office:value-type="float" office:value="2626">
            <text:p>2626</text:p>
          </table:table-cell>
          <table:table-cell office:value-type="float" office:value="2526">
            <text:p>2526</text:p>
          </table:table-cell>
          <table:table-cell office:value-type="float" office:value="2698">
            <text:p>2698</text:p>
          </table:table-cell>
          <table:table-cell office:value-type="float" office:value="2771">
            <text:p>2771</text:p>
          </table:table-cell>
          <table:table-cell office:value-type="float" office:value="2930">
            <text:p>2930</text:p>
          </table:table-cell>
          <table:table-cell office:value-type="float" office:value="3092">
            <text:p>3092</text:p>
          </table:table-cell>
          <table:table-cell office:value-type="float" office:value="3366">
            <text:p>3366</text:p>
          </table:table-cell>
          <table:table-cell office:value-type="float" office:value="3141">
            <text:p>3141</text:p>
          </table:table-cell>
          <table:table-cell office:value-type="float" office:value="3148">
            <text:p>3148</text:p>
          </table:table-cell>
          <table:table-cell office:value-type="float" office:value="3374">
            <text:p>3374</text:p>
          </table:table-cell>
          <table:table-cell office:value-type="float" office:value="3474">
            <text:p>3474</text:p>
          </table:table-cell>
          <table:table-cell office:value-type="float" office:value="3709">
            <text:p>3709</text:p>
          </table:table-cell>
          <table:table-cell office:value-type="float" office:value="4256">
            <text:p>4256</text:p>
          </table:table-cell>
          <table:table-cell office:value-type="float" office:value="3559">
            <text:p>3559</text:p>
          </table:table-cell>
          <table:table-cell office:value-type="float" office:value="3669">
            <text:p>3669</text:p>
          </table:table-cell>
          <table:table-cell office:value-type="float" office:value="3521">
            <text:p>3521</text:p>
          </table:table-cell>
          <table:table-cell office:value-type="float" office:value="3452">
            <text:p>3452</text:p>
          </table:table-cell>
          <table:table-cell office:value-type="float" office:value="3562">
            <text:p>3562</text:p>
          </table:table-cell>
          <table:table-cell office:value-type="float" office:value="3409">
            <text:p>3409</text:p>
          </table:table-cell>
          <table:table-cell office:value-type="float" office:value="3558">
            <text:p>3558</text:p>
          </table:table-cell>
          <table:table-cell office:value-type="float" office:value="3227">
            <text:p>3227</text:p>
          </table:table-cell>
          <table:table-cell office:value-type="float" office:value="3459">
            <text:p>3459</text:p>
          </table:table-cell>
          <table:table-cell office:value-type="float" office:value="3376">
            <text:p>3376</text:p>
          </table:table-cell>
          <table:table-cell office:value-type="float" office:value="3413">
            <text:p>3413</text:p>
          </table:table-cell>
          <table:table-cell office:value-type="float" office:value="3503">
            <text:p>3503</text:p>
          </table:table-cell>
          <table:table-cell office:value-type="float" office:value="3661">
            <text:p>3661</text:p>
          </table:table-cell>
          <table:table-cell office:value-type="float" office:value="3486">
            <text:p>3486</text:p>
          </table:table-cell>
          <table:table-cell office:value-type="float" office:value="2920">
            <text:p>2920</text:p>
          </table:table-cell>
          <table:table-cell office:value-type="float" office:value="3003">
            <text:p>3003</text:p>
          </table:table-cell>
          <table:table-cell office:value-type="float" office:value="3038">
            <text:p>3038</text:p>
          </table:table-cell>
          <table:table-cell office:value-type="float" office:value="3278">
            <text:p>3278</text:p>
          </table:table-cell>
          <table:table-cell office:value-type="float" office:value="3469">
            <text:p>3469</text:p>
          </table:table-cell>
          <table:table-cell office:value-type="float" office:value="3262">
            <text:p>3262</text:p>
          </table:table-cell>
          <table:table-cell office:value-type="float" office:value="3439">
            <text:p>3439</text:p>
          </table:table-cell>
          <table:table-cell office:value-type="float" office:value="3549">
            <text:p>3549</text:p>
          </table:table-cell>
          <table:table-cell office:value-type="float" office:value="2822">
            <text:p>2822</text:p>
          </table:table-cell>
          <table:table-cell office:value-type="float" office:value="2719">
            <text:p>2719</text:p>
          </table:table-cell>
          <table:table-cell office:value-type="float" office:value="2903">
            <text:p>2903</text:p>
          </table:table-cell>
          <table:table-cell office:value-type="float" office:value="2571">
            <text:p>2571</text:p>
          </table:table-cell>
          <table:table-cell office:value-type="float" office:value="2223">
            <text:p>2223</text:p>
          </table:table-cell>
          <table:table-cell office:value-type="float" office:value="2344">
            <text:p>2344</text:p>
          </table:table-cell>
          <table:table-cell office:value-type="float" office:value="2507">
            <text:p>2507</text:p>
          </table:table-cell>
          <table:table-cell office:value-type="float" office:value="2079">
            <text:p>2079</text:p>
          </table:table-cell>
          <table:table-cell office:value-type="float" office:value="2093">
            <text:p>2093</text:p>
          </table:table-cell>
          <table:table-cell office:value-type="float" office:value="1608">
            <text:p>1608</text:p>
          </table:table-cell>
          <table:table-cell office:value-type="float" office:value="1741">
            <text:p>1741</text:p>
          </table:table-cell>
          <table:table-cell table:number-columns-repeated="8"/>
        </table:table-row>
        <table:table-row table:style-name="ro1">
          <table:table-cell office:value-type="string">
            <text:p>R206.100_25-5-5-5</text:p>
          </table:table-cell>
          <table:table-cell office:value-type="float" office:value="10">
            <text:p>10</text:p>
          </table:table-cell>
          <table:table-cell office:value-type="float" office:value="23768">
            <text:p>23768.0</text:p>
          </table:table-cell>
          <table:table-cell table:formula="of:=AVERAGE([.E172:.CO172])" office:value-type="float" office:value="6426">
            <text:p>6426.0</text:p>
          </table:table-cell>
          <table:table-cell office:value-type="float" office:value="6287">
            <text:p>6287</text:p>
          </table:table-cell>
          <table:table-cell office:value-type="float" office:value="6675">
            <text:p>6675</text:p>
          </table:table-cell>
          <table:table-cell office:value-type="float" office:value="6960">
            <text:p>6960</text:p>
          </table:table-cell>
          <table:table-cell office:value-type="float" office:value="7319">
            <text:p>7319</text:p>
          </table:table-cell>
          <table:table-cell office:value-type="float" office:value="7716">
            <text:p>7716</text:p>
          </table:table-cell>
          <table:table-cell office:value-type="float" office:value="8218">
            <text:p>8218</text:p>
          </table:table-cell>
          <table:table-cell office:value-type="float" office:value="8227">
            <text:p>8227</text:p>
          </table:table-cell>
          <table:table-cell office:value-type="float" office:value="4704">
            <text:p>4704</text:p>
          </table:table-cell>
          <table:table-cell office:value-type="float" office:value="4649">
            <text:p>4649</text:p>
          </table:table-cell>
          <table:table-cell office:value-type="float" office:value="3505">
            <text:p>3505</text:p>
          </table:table-cell>
          <table:table-cell table:number-columns-repeated="78"/>
        </table:table-row>
        <table:table-row table:style-name="ro1">
          <table:table-cell office:value-type="string">
            <text:p>R206.100_25-5-5-5</text:p>
          </table:table-cell>
          <table:table-cell office:value-type="float" office:value="30">
            <text:p>30</text:p>
          </table:table-cell>
          <table:table-cell office:value-type="float" office:value="17652">
            <text:p>17652.0</text:p>
          </table:table-cell>
          <table:table-cell table:formula="of:=AVERAGE([.E173:.CO173])" office:value-type="float" office:value="6476.42857142857">
            <text:p>6476.4</text:p>
          </table:table-cell>
          <table:table-cell office:value-type="float" office:value="5400">
            <text:p>5400</text:p>
          </table:table-cell>
          <table:table-cell office:value-type="float" office:value="5493">
            <text:p>5493</text:p>
          </table:table-cell>
          <table:table-cell office:value-type="float" office:value="5804">
            <text:p>5804</text:p>
          </table:table-cell>
          <table:table-cell office:value-type="float" office:value="5831">
            <text:p>5831</text:p>
          </table:table-cell>
          <table:table-cell office:value-type="float" office:value="6065">
            <text:p>6065</text:p>
          </table:table-cell>
          <table:table-cell office:value-type="float" office:value="6554">
            <text:p>6554</text:p>
          </table:table-cell>
          <table:table-cell office:value-type="float" office:value="6742">
            <text:p>6742</text:p>
          </table:table-cell>
          <table:table-cell office:value-type="float" office:value="7052">
            <text:p>7052</text:p>
          </table:table-cell>
          <table:table-cell office:value-type="float" office:value="7224">
            <text:p>7224</text:p>
          </table:table-cell>
          <table:table-cell office:value-type="float" office:value="7288">
            <text:p>7288</text:p>
          </table:table-cell>
          <table:table-cell office:value-type="float" office:value="7855">
            <text:p>7855</text:p>
          </table:table-cell>
          <table:table-cell office:value-type="float" office:value="8034">
            <text:p>8034</text:p>
          </table:table-cell>
          <table:table-cell office:value-type="float" office:value="7625">
            <text:p>7625</text:p>
          </table:table-cell>
          <table:table-cell office:value-type="float" office:value="7989">
            <text:p>7989</text:p>
          </table:table-cell>
          <table:table-cell office:value-type="float" office:value="7725">
            <text:p>7725</text:p>
          </table:table-cell>
          <table:table-cell office:value-type="float" office:value="7983">
            <text:p>7983</text:p>
          </table:table-cell>
          <table:table-cell office:value-type="float" office:value="7645">
            <text:p>7645</text:p>
          </table:table-cell>
          <table:table-cell office:value-type="float" office:value="7585">
            <text:p>7585</text:p>
          </table:table-cell>
          <table:table-cell office:value-type="float" office:value="5039">
            <text:p>5039</text:p>
          </table:table-cell>
          <table:table-cell office:value-type="float" office:value="2888">
            <text:p>2888</text:p>
          </table:table-cell>
          <table:table-cell office:value-type="float" office:value="2184">
            <text:p>2184</text:p>
          </table:table-cell>
          <table:table-cell table:number-columns-repeated="67"/>
        </table:table-row>
        <table:table-row table:style-name="ro1">
          <table:table-cell office:value-type="string">
            <text:p>R206.100_25-5-5-5</text:p>
          </table:table-cell>
          <table:table-cell office:value-type="float" office:value="50">
            <text:p>50</text:p>
          </table:table-cell>
          <table:table-cell office:value-type="float" office:value="8542">
            <text:p>8542.0</text:p>
          </table:table-cell>
          <table:table-cell table:formula="of:=AVERAGE([.E174:.CO174])" office:value-type="float" office:value="5419.44117647059">
            <text:p>5419.4</text:p>
          </table:table-cell>
          <table:table-cell office:value-type="float" office:value="3549">
            <text:p>3549</text:p>
          </table:table-cell>
          <table:table-cell office:value-type="float" office:value="3632">
            <text:p>3632</text:p>
          </table:table-cell>
          <table:table-cell office:value-type="float" office:value="3827">
            <text:p>3827</text:p>
          </table:table-cell>
          <table:table-cell office:value-type="float" office:value="3904">
            <text:p>3904</text:p>
          </table:table-cell>
          <table:table-cell office:value-type="float" office:value="4034">
            <text:p>4034</text:p>
          </table:table-cell>
          <table:table-cell office:value-type="float" office:value="4075">
            <text:p>4075</text:p>
          </table:table-cell>
          <table:table-cell office:value-type="float" office:value="4544">
            <text:p>4544</text:p>
          </table:table-cell>
          <table:table-cell office:value-type="float" office:value="4698">
            <text:p>4698</text:p>
          </table:table-cell>
          <table:table-cell office:value-type="float" office:value="4807">
            <text:p>4807</text:p>
          </table:table-cell>
          <table:table-cell office:value-type="float" office:value="4961">
            <text:p>4961</text:p>
          </table:table-cell>
          <table:table-cell office:value-type="float" office:value="5751">
            <text:p>5751</text:p>
          </table:table-cell>
          <table:table-cell office:value-type="float" office:value="6173">
            <text:p>6173</text:p>
          </table:table-cell>
          <table:table-cell office:value-type="float" office:value="6324">
            <text:p>6324</text:p>
          </table:table-cell>
          <table:table-cell office:value-type="float" office:value="6503">
            <text:p>6503</text:p>
          </table:table-cell>
          <table:table-cell office:value-type="float" office:value="6647">
            <text:p>6647</text:p>
          </table:table-cell>
          <table:table-cell office:value-type="float" office:value="6646">
            <text:p>6646</text:p>
          </table:table-cell>
          <table:table-cell office:value-type="float" office:value="6712">
            <text:p>6712</text:p>
          </table:table-cell>
          <table:table-cell office:value-type="float" office:value="6895">
            <text:p>6895</text:p>
          </table:table-cell>
          <table:table-cell office:value-type="float" office:value="6858">
            <text:p>6858</text:p>
          </table:table-cell>
          <table:table-cell office:value-type="float" office:value="7356">
            <text:p>7356</text:p>
          </table:table-cell>
          <table:table-cell office:value-type="float" office:value="7321">
            <text:p>7321</text:p>
          </table:table-cell>
          <table:table-cell office:value-type="float" office:value="6792">
            <text:p>6792</text:p>
          </table:table-cell>
          <table:table-cell office:value-type="float" office:value="6780">
            <text:p>6780</text:p>
          </table:table-cell>
          <table:table-cell office:value-type="float" office:value="6735">
            <text:p>6735</text:p>
          </table:table-cell>
          <table:table-cell office:value-type="float" office:value="5950">
            <text:p>5950</text:p>
          </table:table-cell>
          <table:table-cell office:value-type="float" office:value="6325">
            <text:p>6325</text:p>
          </table:table-cell>
          <table:table-cell office:value-type="float" office:value="6496">
            <text:p>6496</text:p>
          </table:table-cell>
          <table:table-cell office:value-type="float" office:value="6590">
            <text:p>6590</text:p>
          </table:table-cell>
          <table:table-cell office:value-type="float" office:value="5350">
            <text:p>5350</text:p>
          </table:table-cell>
          <table:table-cell office:value-type="float" office:value="5522">
            <text:p>5522</text:p>
          </table:table-cell>
          <table:table-cell office:value-type="float" office:value="3798">
            <text:p>3798</text:p>
          </table:table-cell>
          <table:table-cell office:value-type="float" office:value="3338">
            <text:p>3338</text:p>
          </table:table-cell>
          <table:table-cell office:value-type="float" office:value="3060">
            <text:p>3060</text:p>
          </table:table-cell>
          <table:table-cell office:value-type="float" office:value="2308">
            <text:p>2308</text:p>
          </table:table-cell>
          <table:table-cell table:number-columns-repeated="54"/>
        </table:table-row>
        <table:table-row table:style-name="ro1">
          <table:table-cell office:value-type="string">
            <text:p>R206.100_25-5-5-5</text:p>
          </table:table-cell>
          <table:table-cell office:value-type="float" office:value="70">
            <text:p>70</text:p>
          </table:table-cell>
          <table:table-cell office:value-type="float" office:value="3843">
            <text:p>3843.0</text:p>
          </table:table-cell>
          <table:table-cell table:formula="of:=AVERAGE([.E175:.CO175])" office:value-type="float" office:value="4089.36734693878">
            <text:p>4089.4</text:p>
          </table:table-cell>
          <table:table-cell office:value-type="float" office:value="2085">
            <text:p>2085</text:p>
          </table:table-cell>
          <table:table-cell office:value-type="float" office:value="2142">
            <text:p>2142</text:p>
          </table:table-cell>
          <table:table-cell office:value-type="float" office:value="2174">
            <text:p>2174</text:p>
          </table:table-cell>
          <table:table-cell office:value-type="float" office:value="2390">
            <text:p>2390</text:p>
          </table:table-cell>
          <table:table-cell office:value-type="float" office:value="2537">
            <text:p>2537</text:p>
          </table:table-cell>
          <table:table-cell office:value-type="float" office:value="2628">
            <text:p>2628</text:p>
          </table:table-cell>
          <table:table-cell office:value-type="float" office:value="2855">
            <text:p>2855</text:p>
          </table:table-cell>
          <table:table-cell office:value-type="float" office:value="2999">
            <text:p>2999</text:p>
          </table:table-cell>
          <table:table-cell office:value-type="float" office:value="3112">
            <text:p>3112</text:p>
          </table:table-cell>
          <table:table-cell office:value-type="float" office:value="3230">
            <text:p>3230</text:p>
          </table:table-cell>
          <table:table-cell office:value-type="float" office:value="3354">
            <text:p>3354</text:p>
          </table:table-cell>
          <table:table-cell office:value-type="float" office:value="3559">
            <text:p>3559</text:p>
          </table:table-cell>
          <table:table-cell office:value-type="float" office:value="3689">
            <text:p>3689</text:p>
          </table:table-cell>
          <table:table-cell office:value-type="float" office:value="3919">
            <text:p>3919</text:p>
          </table:table-cell>
          <table:table-cell office:value-type="float" office:value="3813">
            <text:p>3813</text:p>
          </table:table-cell>
          <table:table-cell office:value-type="float" office:value="3986">
            <text:p>3986</text:p>
          </table:table-cell>
          <table:table-cell office:value-type="float" office:value="3923">
            <text:p>3923</text:p>
          </table:table-cell>
          <table:table-cell office:value-type="float" office:value="3802">
            <text:p>3802</text:p>
          </table:table-cell>
          <table:table-cell office:value-type="float" office:value="3833">
            <text:p>3833</text:p>
          </table:table-cell>
          <table:table-cell office:value-type="float" office:value="4118">
            <text:p>4118</text:p>
          </table:table-cell>
          <table:table-cell office:value-type="float" office:value="4392">
            <text:p>4392</text:p>
          </table:table-cell>
          <table:table-cell office:value-type="float" office:value="4356">
            <text:p>4356</text:p>
          </table:table-cell>
          <table:table-cell office:value-type="float" office:value="4567">
            <text:p>4567</text:p>
          </table:table-cell>
          <table:table-cell office:value-type="float" office:value="4780">
            <text:p>4780</text:p>
          </table:table-cell>
          <table:table-cell office:value-type="float" office:value="4763">
            <text:p>4763</text:p>
          </table:table-cell>
          <table:table-cell office:value-type="float" office:value="4816">
            <text:p>4816</text:p>
          </table:table-cell>
          <table:table-cell office:value-type="float" office:value="4852">
            <text:p>4852</text:p>
          </table:table-cell>
          <table:table-cell office:value-type="float" office:value="4949">
            <text:p>4949</text:p>
          </table:table-cell>
          <table:table-cell office:value-type="float" office:value="4801">
            <text:p>4801</text:p>
          </table:table-cell>
          <table:table-cell office:value-type="float" office:value="5164">
            <text:p>5164</text:p>
          </table:table-cell>
          <table:table-cell office:value-type="float" office:value="5149">
            <text:p>5149</text:p>
          </table:table-cell>
          <table:table-cell office:value-type="float" office:value="5324">
            <text:p>5324</text:p>
          </table:table-cell>
          <table:table-cell office:value-type="float" office:value="5467">
            <text:p>5467</text:p>
          </table:table-cell>
          <table:table-cell office:value-type="float" office:value="5107">
            <text:p>5107</text:p>
          </table:table-cell>
          <table:table-cell office:value-type="float" office:value="5334">
            <text:p>5334</text:p>
          </table:table-cell>
          <table:table-cell office:value-type="float" office:value="5321">
            <text:p>5321</text:p>
          </table:table-cell>
          <table:table-cell office:value-type="float" office:value="5510">
            <text:p>5510</text:p>
          </table:table-cell>
          <table:table-cell office:value-type="float" office:value="5822">
            <text:p>5822</text:p>
          </table:table-cell>
          <table:table-cell office:value-type="float" office:value="5697">
            <text:p>5697</text:p>
          </table:table-cell>
          <table:table-cell office:value-type="float" office:value="5141">
            <text:p>5141</text:p>
          </table:table-cell>
          <table:table-cell office:value-type="float" office:value="5723">
            <text:p>5723</text:p>
          </table:table-cell>
          <table:table-cell office:value-type="float" office:value="4750">
            <text:p>4750</text:p>
          </table:table-cell>
          <table:table-cell office:value-type="float" office:value="4657">
            <text:p>4657</text:p>
          </table:table-cell>
          <table:table-cell office:value-type="float" office:value="4826">
            <text:p>4826</text:p>
          </table:table-cell>
          <table:table-cell office:value-type="float" office:value="4388">
            <text:p>4388</text:p>
          </table:table-cell>
          <table:table-cell office:value-type="float" office:value="3878">
            <text:p>3878</text:p>
          </table:table-cell>
          <table:table-cell office:value-type="float" office:value="3198">
            <text:p>3198</text:p>
          </table:table-cell>
          <table:table-cell office:value-type="float" office:value="1826">
            <text:p>1826</text:p>
          </table:table-cell>
          <table:table-cell office:value-type="float" office:value="1673">
            <text:p>1673</text:p>
          </table:table-cell>
          <table:table-cell table:number-columns-repeated="39"/>
        </table:table-row>
        <table:table-row table:style-name="ro1">
          <table:table-cell office:value-type="string">
            <text:p>R206.100_25-5-5-5</text:p>
          </table:table-cell>
          <table:table-cell office:value-type="float" office:value="90">
            <text:p>90</text:p>
          </table:table-cell>
          <table:table-cell office:value-type="float" office:value="1756">
            <text:p>1756.0</text:p>
          </table:table-cell>
          <table:table-cell table:formula="of:=AVERAGE([.E176:.CO176])" office:value-type="float" office:value="3355.25">
            <text:p>3355.3</text:p>
          </table:table-cell>
          <table:table-cell office:value-type="float" office:value="1325">
            <text:p>132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1452">
            <text:p>1452</text:p>
          </table:table-cell>
          <table:table-cell office:value-type="float" office:value="1553">
            <text:p>1553</text:p>
          </table:table-cell>
          <table:table-cell office:value-type="float" office:value="1545">
            <text:p>1545</text:p>
          </table:table-cell>
          <table:table-cell office:value-type="float" office:value="1640">
            <text:p>1640</text:p>
          </table:table-cell>
          <table:table-cell office:value-type="float" office:value="1615">
            <text:p>1615</text:p>
          </table:table-cell>
          <table:table-cell office:value-type="float" office:value="1844">
            <text:p>1844</text:p>
          </table:table-cell>
          <table:table-cell office:value-type="float" office:value="1857">
            <text:p>1857</text:p>
          </table:table-cell>
          <table:table-cell office:value-type="float" office:value="1853">
            <text:p>1853</text:p>
          </table:table-cell>
          <table:table-cell office:value-type="float" office:value="1884">
            <text:p>1884</text:p>
          </table:table-cell>
          <table:table-cell office:value-type="float" office:value="2093">
            <text:p>2093</text:p>
          </table:table-cell>
          <table:table-cell office:value-type="float" office:value="2432">
            <text:p>2432</text:p>
          </table:table-cell>
          <table:table-cell office:value-type="float" office:value="2468">
            <text:p>2468</text:p>
          </table:table-cell>
          <table:table-cell office:value-type="float" office:value="2747">
            <text:p>2747</text:p>
          </table:table-cell>
          <table:table-cell office:value-type="float" office:value="2777">
            <text:p>2777</text:p>
          </table:table-cell>
          <table:table-cell office:value-type="float" office:value="2874">
            <text:p>2874</text:p>
          </table:table-cell>
          <table:table-cell office:value-type="float" office:value="3006">
            <text:p>3006</text:p>
          </table:table-cell>
          <table:table-cell office:value-type="float" office:value="3035">
            <text:p>3035</text:p>
          </table:table-cell>
          <table:table-cell office:value-type="float" office:value="3170">
            <text:p>3170</text:p>
          </table:table-cell>
          <table:table-cell office:value-type="float" office:value="3152">
            <text:p>3152</text:p>
          </table:table-cell>
          <table:table-cell office:value-type="float" office:value="3339">
            <text:p>3339</text:p>
          </table:table-cell>
          <table:table-cell office:value-type="float" office:value="3341">
            <text:p>3341</text:p>
          </table:table-cell>
          <table:table-cell office:value-type="float" office:value="3359">
            <text:p>3359</text:p>
          </table:table-cell>
          <table:table-cell office:value-type="float" office:value="3565">
            <text:p>3565</text:p>
          </table:table-cell>
          <table:table-cell office:value-type="float" office:value="3693">
            <text:p>3693</text:p>
          </table:table-cell>
          <table:table-cell office:value-type="float" office:value="3867">
            <text:p>3867</text:p>
          </table:table-cell>
          <table:table-cell office:value-type="float" office:value="3978">
            <text:p>3978</text:p>
          </table:table-cell>
          <table:table-cell office:value-type="float" office:value="4030">
            <text:p>4030</text:p>
          </table:table-cell>
          <table:table-cell office:value-type="float" office:value="4044">
            <text:p>4044</text:p>
          </table:table-cell>
          <table:table-cell office:value-type="float" office:value="4189">
            <text:p>4189</text:p>
          </table:table-cell>
          <table:table-cell office:value-type="float" office:value="4415">
            <text:p>4415</text:p>
          </table:table-cell>
          <table:table-cell office:value-type="float" office:value="4655">
            <text:p>4655</text:p>
          </table:table-cell>
          <table:table-cell office:value-type="float" office:value="4814">
            <text:p>4814</text:p>
          </table:table-cell>
          <table:table-cell office:value-type="float" office:value="4556">
            <text:p>4556</text:p>
          </table:table-cell>
          <table:table-cell office:value-type="float" office:value="4705">
            <text:p>4705</text:p>
          </table:table-cell>
          <table:table-cell office:value-type="float" office:value="4496">
            <text:p>4496</text:p>
          </table:table-cell>
          <table:table-cell office:value-type="float" office:value="4591">
            <text:p>4591</text:p>
          </table:table-cell>
          <table:table-cell office:value-type="float" office:value="4452">
            <text:p>4452</text:p>
          </table:table-cell>
          <table:table-cell office:value-type="float" office:value="4472">
            <text:p>4472</text:p>
          </table:table-cell>
          <table:table-cell office:value-type="float" office:value="4632">
            <text:p>4632</text:p>
          </table:table-cell>
          <table:table-cell office:value-type="float" office:value="4894">
            <text:p>4894</text:p>
          </table:table-cell>
          <table:table-cell office:value-type="float" office:value="4507">
            <text:p>4507</text:p>
          </table:table-cell>
          <table:table-cell table:number-columns-repeated="2" office:value-type="float" office:value="4498">
            <text:p>4498</text:p>
          </table:table-cell>
          <table:table-cell office:value-type="float" office:value="4478">
            <text:p>4478</text:p>
          </table:table-cell>
          <table:table-cell office:value-type="float" office:value="4224">
            <text:p>4224</text:p>
          </table:table-cell>
          <table:table-cell office:value-type="float" office:value="4349">
            <text:p>4349</text:p>
          </table:table-cell>
          <table:table-cell office:value-type="float" office:value="4372">
            <text:p>4372</text:p>
          </table:table-cell>
          <table:table-cell office:value-type="float" office:value="4084">
            <text:p>4084</text:p>
          </table:table-cell>
          <table:table-cell office:value-type="float" office:value="4280">
            <text:p>4280</text:p>
          </table:table-cell>
          <table:table-cell office:value-type="float" office:value="3765">
            <text:p>3765</text:p>
          </table:table-cell>
          <table:table-cell office:value-type="float" office:value="3435">
            <text:p>3435</text:p>
          </table:table-cell>
          <table:table-cell office:value-type="float" office:value="3597">
            <text:p>3597</text:p>
          </table:table-cell>
          <table:table-cell office:value-type="float" office:value="3802">
            <text:p>3802</text:p>
          </table:table-cell>
          <table:table-cell office:value-type="float" office:value="3876">
            <text:p>3876</text:p>
          </table:table-cell>
          <table:table-cell office:value-type="float" office:value="3843">
            <text:p>3843</text:p>
          </table:table-cell>
          <table:table-cell office:value-type="float" office:value="3649">
            <text:p>3649</text:p>
          </table:table-cell>
          <table:table-cell office:value-type="float" office:value="3523">
            <text:p>3523</text:p>
          </table:table-cell>
          <table:table-cell office:value-type="float" office:value="3298">
            <text:p>3298</text:p>
          </table:table-cell>
          <table:table-cell office:value-type="float" office:value="2848">
            <text:p>2848</text:p>
          </table:table-cell>
          <table:table-cell office:value-type="float" office:value="2677">
            <text:p>2677</text:p>
          </table:table-cell>
          <table:table-cell office:value-type="float" office:value="2038">
            <text:p>2038</text:p>
          </table:table-cell>
          <table:table-cell table:number-columns-repeated="24"/>
        </table:table-row>
        <table:table-row table:style-name="ro1">
          <table:table-cell office:value-type="string">
            <text:p>R207.100_25-5-5-5</text:p>
          </table:table-cell>
          <table:table-cell office:value-type="float" office:value="10">
            <text:p>10</text:p>
          </table:table-cell>
          <table:table-cell office:value-type="float" office:value="29718">
            <text:p>29718.0</text:p>
          </table:table-cell>
          <table:table-cell table:formula="of:=AVERAGE([.E177:.CO177])" office:value-type="float" office:value="10132.75">
            <text:p>10132.8</text:p>
          </table:table-cell>
          <table:table-cell office:value-type="float" office:value="8813">
            <text:p>8813</text:p>
          </table:table-cell>
          <table:table-cell office:value-type="float" office:value="9395">
            <text:p>9395</text:p>
          </table:table-cell>
          <table:table-cell office:value-type="float" office:value="10758">
            <text:p>10758</text:p>
          </table:table-cell>
          <table:table-cell office:value-type="float" office:value="11565">
            <text:p>11565</text:p>
          </table:table-cell>
          <table:table-cell table:number-columns-repeated="84"/>
        </table:table-row>
        <table:table-row table:style-name="ro1">
          <table:table-cell office:value-type="string">
            <text:p>R207.100_25-5-5-5</text:p>
          </table:table-cell>
          <table:table-cell office:value-type="float" office:value="30">
            <text:p>30</text:p>
          </table:table-cell>
          <table:table-cell office:value-type="float" office:value="15649">
            <text:p>15649.0</text:p>
          </table:table-cell>
          <table:table-cell table:formula="of:=AVERAGE([.E178:.CO178])" office:value-type="float" office:value="6652.69230769231">
            <text:p>6652.7</text:p>
          </table:table-cell>
          <table:table-cell office:value-type="float" office:value="6189">
            <text:p>6189</text:p>
          </table:table-cell>
          <table:table-cell office:value-type="float" office:value="5925">
            <text:p>5925</text:p>
          </table:table-cell>
          <table:table-cell office:value-type="float" office:value="6360">
            <text:p>6360</text:p>
          </table:table-cell>
          <table:table-cell office:value-type="float" office:value="6386">
            <text:p>6386</text:p>
          </table:table-cell>
          <table:table-cell office:value-type="float" office:value="6467">
            <text:p>6467</text:p>
          </table:table-cell>
          <table:table-cell office:value-type="float" office:value="6764">
            <text:p>6764</text:p>
          </table:table-cell>
          <table:table-cell office:value-type="float" office:value="6596">
            <text:p>6596</text:p>
          </table:table-cell>
          <table:table-cell office:value-type="float" office:value="6759">
            <text:p>6759</text:p>
          </table:table-cell>
          <table:table-cell office:value-type="float" office:value="6941">
            <text:p>6941</text:p>
          </table:table-cell>
          <table:table-cell office:value-type="float" office:value="6936">
            <text:p>6936</text:p>
          </table:table-cell>
          <table:table-cell office:value-type="float" office:value="7199">
            <text:p>7199</text:p>
          </table:table-cell>
          <table:table-cell office:value-type="float" office:value="7358">
            <text:p>7358</text:p>
          </table:table-cell>
          <table:table-cell office:value-type="float" office:value="6605">
            <text:p>6605</text:p>
          </table:table-cell>
          <table:table-cell table:number-columns-repeated="75"/>
        </table:table-row>
        <table:table-row table:style-name="ro1">
          <table:table-cell office:value-type="string">
            <text:p>R207.100_25-5-5-5</text:p>
          </table:table-cell>
          <table:table-cell office:value-type="float" office:value="50">
            <text:p>50</text:p>
          </table:table-cell>
          <table:table-cell office:value-type="float" office:value="8924">
            <text:p>8924.0</text:p>
          </table:table-cell>
          <table:table-cell table:formula="of:=AVERAGE([.E179:.CO179])" office:value-type="float" office:value="5660.90476190476">
            <text:p>5660.9</text:p>
          </table:table-cell>
          <table:table-cell office:value-type="float" office:value="5674">
            <text:p>5674</text:p>
          </table:table-cell>
          <table:table-cell office:value-type="float" office:value="5717">
            <text:p>5717</text:p>
          </table:table-cell>
          <table:table-cell office:value-type="float" office:value="5787">
            <text:p>5787</text:p>
          </table:table-cell>
          <table:table-cell office:value-type="float" office:value="5853">
            <text:p>5853</text:p>
          </table:table-cell>
          <table:table-cell office:value-type="float" office:value="6009">
            <text:p>6009</text:p>
          </table:table-cell>
          <table:table-cell office:value-type="float" office:value="6273">
            <text:p>6273</text:p>
          </table:table-cell>
          <table:table-cell office:value-type="float" office:value="6513">
            <text:p>6513</text:p>
          </table:table-cell>
          <table:table-cell office:value-type="float" office:value="6273">
            <text:p>6273</text:p>
          </table:table-cell>
          <table:table-cell office:value-type="float" office:value="6508">
            <text:p>6508</text:p>
          </table:table-cell>
          <table:table-cell office:value-type="float" office:value="6498">
            <text:p>6498</text:p>
          </table:table-cell>
          <table:table-cell office:value-type="float" office:value="6967">
            <text:p>6967</text:p>
          </table:table-cell>
          <table:table-cell office:value-type="float" office:value="6100">
            <text:p>6100</text:p>
          </table:table-cell>
          <table:table-cell office:value-type="float" office:value="6106">
            <text:p>6106</text:p>
          </table:table-cell>
          <table:table-cell office:value-type="float" office:value="6243">
            <text:p>6243</text:p>
          </table:table-cell>
          <table:table-cell office:value-type="float" office:value="7328">
            <text:p>7328</text:p>
          </table:table-cell>
          <table:table-cell office:value-type="float" office:value="5770">
            <text:p>5770</text:p>
          </table:table-cell>
          <table:table-cell office:value-type="float" office:value="5819">
            <text:p>5819</text:p>
          </table:table-cell>
          <table:table-cell office:value-type="float" office:value="3911">
            <text:p>3911</text:p>
          </table:table-cell>
          <table:table-cell office:value-type="float" office:value="4003">
            <text:p>4003</text:p>
          </table:table-cell>
          <table:table-cell office:value-type="float" office:value="3679">
            <text:p>3679</text:p>
          </table:table-cell>
          <table:table-cell office:value-type="float" office:value="1848">
            <text:p>1848</text:p>
          </table:table-cell>
          <table:table-cell table:number-columns-repeated="67"/>
        </table:table-row>
        <table:table-row table:style-name="ro1">
          <table:table-cell office:value-type="string">
            <text:p>R207.100_25-5-5-5</text:p>
          </table:table-cell>
          <table:table-cell office:value-type="float" office:value="70">
            <text:p>70</text:p>
          </table:table-cell>
          <table:table-cell office:value-type="float" office:value="4325">
            <text:p>4325.0</text:p>
          </table:table-cell>
          <table:table-cell table:formula="of:=AVERAGE([.E180:.CO180])" office:value-type="float" office:value="6051.70588235294">
            <text:p>6051.7</text:p>
          </table:table-cell>
          <table:table-cell office:value-type="float" office:value="3902">
            <text:p>3902</text:p>
          </table:table-cell>
          <table:table-cell office:value-type="float" office:value="3811">
            <text:p>3811</text:p>
          </table:table-cell>
          <table:table-cell office:value-type="float" office:value="4270">
            <text:p>4270</text:p>
          </table:table-cell>
          <table:table-cell office:value-type="float" office:value="4393">
            <text:p>4393</text:p>
          </table:table-cell>
          <table:table-cell office:value-type="float" office:value="4805">
            <text:p>4805</text:p>
          </table:table-cell>
          <table:table-cell office:value-type="float" office:value="5156">
            <text:p>5156</text:p>
          </table:table-cell>
          <table:table-cell office:value-type="float" office:value="5072">
            <text:p>5072</text:p>
          </table:table-cell>
          <table:table-cell office:value-type="float" office:value="5009">
            <text:p>5009</text:p>
          </table:table-cell>
          <table:table-cell office:value-type="float" office:value="5334">
            <text:p>5334</text:p>
          </table:table-cell>
          <table:table-cell office:value-type="float" office:value="5731">
            <text:p>5731</text:p>
          </table:table-cell>
          <table:table-cell office:value-type="float" office:value="6060">
            <text:p>6060</text:p>
          </table:table-cell>
          <table:table-cell office:value-type="float" office:value="6214">
            <text:p>6214</text:p>
          </table:table-cell>
          <table:table-cell office:value-type="float" office:value="6473">
            <text:p>6473</text:p>
          </table:table-cell>
          <table:table-cell office:value-type="float" office:value="6679">
            <text:p>6679</text:p>
          </table:table-cell>
          <table:table-cell office:value-type="float" office:value="6806">
            <text:p>6806</text:p>
          </table:table-cell>
          <table:table-cell office:value-type="float" office:value="6811">
            <text:p>6811</text:p>
          </table:table-cell>
          <table:table-cell office:value-type="float" office:value="7065">
            <text:p>7065</text:p>
          </table:table-cell>
          <table:table-cell office:value-type="float" office:value="7467">
            <text:p>7467</text:p>
          </table:table-cell>
          <table:table-cell office:value-type="float" office:value="7290">
            <text:p>7290</text:p>
          </table:table-cell>
          <table:table-cell office:value-type="float" office:value="7683">
            <text:p>7683</text:p>
          </table:table-cell>
          <table:table-cell office:value-type="float" office:value="7207">
            <text:p>7207</text:p>
          </table:table-cell>
          <table:table-cell office:value-type="float" office:value="7467">
            <text:p>7467</text:p>
          </table:table-cell>
          <table:table-cell office:value-type="float" office:value="8118">
            <text:p>8118</text:p>
          </table:table-cell>
          <table:table-cell office:value-type="float" office:value="7223">
            <text:p>7223</text:p>
          </table:table-cell>
          <table:table-cell office:value-type="float" office:value="7569">
            <text:p>7569</text:p>
          </table:table-cell>
          <table:table-cell office:value-type="float" office:value="7397">
            <text:p>7397</text:p>
          </table:table-cell>
          <table:table-cell office:value-type="float" office:value="7285">
            <text:p>7285</text:p>
          </table:table-cell>
          <table:table-cell office:value-type="float" office:value="6818">
            <text:p>6818</text:p>
          </table:table-cell>
          <table:table-cell office:value-type="float" office:value="6772">
            <text:p>6772</text:p>
          </table:table-cell>
          <table:table-cell office:value-type="float" office:value="5544">
            <text:p>5544</text:p>
          </table:table-cell>
          <table:table-cell office:value-type="float" office:value="5770">
            <text:p>5770</text:p>
          </table:table-cell>
          <table:table-cell office:value-type="float" office:value="5118">
            <text:p>5118</text:p>
          </table:table-cell>
          <table:table-cell office:value-type="float" office:value="5345">
            <text:p>5345</text:p>
          </table:table-cell>
          <table:table-cell office:value-type="float" office:value="2094">
            <text:p>2094</text:p>
          </table:table-cell>
          <table:table-cell table:number-columns-repeated="54"/>
        </table:table-row>
        <table:table-row table:style-name="ro1">
          <table:table-cell office:value-type="string">
            <text:p>R207.100_25-5-5-5</text:p>
          </table:table-cell>
          <table:table-cell office:value-type="float" office:value="90">
            <text:p>90</text:p>
          </table:table-cell>
          <table:table-cell office:value-type="float" office:value="1748">
            <text:p>1748.0</text:p>
          </table:table-cell>
          <table:table-cell table:formula="of:=AVERAGE([.E181:.CO181])" office:value-type="float" office:value="4651.06976744186">
            <text:p>4651.1</text:p>
          </table:table-cell>
          <table:table-cell office:value-type="float" office:value="3028">
            <text:p>3028</text:p>
          </table:table-cell>
          <table:table-cell office:value-type="float" office:value="3031">
            <text:p>3031</text:p>
          </table:table-cell>
          <table:table-cell office:value-type="float" office:value="3314">
            <text:p>3314</text:p>
          </table:table-cell>
          <table:table-cell office:value-type="float" office:value="3678">
            <text:p>3678</text:p>
          </table:table-cell>
          <table:table-cell office:value-type="float" office:value="3402">
            <text:p>3402</text:p>
          </table:table-cell>
          <table:table-cell office:value-type="float" office:value="3349">
            <text:p>3349</text:p>
          </table:table-cell>
          <table:table-cell office:value-type="float" office:value="3574">
            <text:p>3574</text:p>
          </table:table-cell>
          <table:table-cell office:value-type="float" office:value="3585">
            <text:p>3585</text:p>
          </table:table-cell>
          <table:table-cell office:value-type="float" office:value="3847">
            <text:p>3847</text:p>
          </table:table-cell>
          <table:table-cell office:value-type="float" office:value="3831">
            <text:p>3831</text:p>
          </table:table-cell>
          <table:table-cell office:value-type="float" office:value="4322">
            <text:p>4322</text:p>
          </table:table-cell>
          <table:table-cell office:value-type="float" office:value="4478">
            <text:p>4478</text:p>
          </table:table-cell>
          <table:table-cell office:value-type="float" office:value="4573">
            <text:p>4573</text:p>
          </table:table-cell>
          <table:table-cell office:value-type="float" office:value="4946">
            <text:p>4946</text:p>
          </table:table-cell>
          <table:table-cell office:value-type="float" office:value="5169">
            <text:p>5169</text:p>
          </table:table-cell>
          <table:table-cell office:value-type="float" office:value="5133">
            <text:p>5133</text:p>
          </table:table-cell>
          <table:table-cell office:value-type="float" office:value="5160">
            <text:p>5160</text:p>
          </table:table-cell>
          <table:table-cell office:value-type="float" office:value="5129">
            <text:p>5129</text:p>
          </table:table-cell>
          <table:table-cell office:value-type="float" office:value="5206">
            <text:p>5206</text:p>
          </table:table-cell>
          <table:table-cell office:value-type="float" office:value="5405">
            <text:p>5405</text:p>
          </table:table-cell>
          <table:table-cell office:value-type="float" office:value="5601">
            <text:p>5601</text:p>
          </table:table-cell>
          <table:table-cell office:value-type="float" office:value="5745">
            <text:p>5745</text:p>
          </table:table-cell>
          <table:table-cell office:value-type="float" office:value="5573">
            <text:p>5573</text:p>
          </table:table-cell>
          <table:table-cell office:value-type="float" office:value="5649">
            <text:p>5649</text:p>
          </table:table-cell>
          <table:table-cell office:value-type="float" office:value="5823">
            <text:p>5823</text:p>
          </table:table-cell>
          <table:table-cell office:value-type="float" office:value="5775">
            <text:p>5775</text:p>
          </table:table-cell>
          <table:table-cell office:value-type="float" office:value="5899">
            <text:p>5899</text:p>
          </table:table-cell>
          <table:table-cell office:value-type="float" office:value="6733">
            <text:p>6733</text:p>
          </table:table-cell>
          <table:table-cell office:value-type="float" office:value="6541">
            <text:p>6541</text:p>
          </table:table-cell>
          <table:table-cell office:value-type="float" office:value="7002">
            <text:p>7002</text:p>
          </table:table-cell>
          <table:table-cell office:value-type="float" office:value="6333">
            <text:p>6333</text:p>
          </table:table-cell>
          <table:table-cell office:value-type="float" office:value="5053">
            <text:p>5053</text:p>
          </table:table-cell>
          <table:table-cell office:value-type="float" office:value="4820">
            <text:p>4820</text:p>
          </table:table-cell>
          <table:table-cell office:value-type="float" office:value="4537">
            <text:p>4537</text:p>
          </table:table-cell>
          <table:table-cell office:value-type="float" office:value="4466">
            <text:p>4466</text:p>
          </table:table-cell>
          <table:table-cell office:value-type="float" office:value="4284">
            <text:p>4284</text:p>
          </table:table-cell>
          <table:table-cell office:value-type="float" office:value="4640">
            <text:p>4640</text:p>
          </table:table-cell>
          <table:table-cell office:value-type="float" office:value="4760">
            <text:p>4760</text:p>
          </table:table-cell>
          <table:table-cell office:value-type="float" office:value="4775">
            <text:p>4775</text:p>
          </table:table-cell>
          <table:table-cell office:value-type="float" office:value="4231">
            <text:p>4231</text:p>
          </table:table-cell>
          <table:table-cell office:value-type="float" office:value="3946">
            <text:p>3946</text:p>
          </table:table-cell>
          <table:table-cell office:value-type="float" office:value="1853">
            <text:p>1853</text:p>
          </table:table-cell>
          <table:table-cell office:value-type="float" office:value="1797">
            <text:p>1797</text:p>
          </table:table-cell>
          <table:table-cell table:number-columns-repeated="45"/>
        </table:table-row>
        <table:table-row table:style-name="ro1">
          <table:table-cell office:value-type="string">
            <text:p>R208.100_25-5-5-5</text:p>
          </table:table-cell>
          <table:table-cell office:value-type="float" office:value="10">
            <text:p>10</text:p>
          </table:table-cell>
          <table:table-cell office:value-type="float" office:value="26741">
            <text:p>26741.0</text:p>
          </table:table-cell>
          <table:table-cell table:formula="of:=AVERAGE([.E182:.CO182])" office:value-type="float" office:value="7154.75">
            <text:p>7154.8</text:p>
          </table:table-cell>
          <table:table-cell office:value-type="float" office:value="8320">
            <text:p>8320</text:p>
          </table:table-cell>
          <table:table-cell office:value-type="float" office:value="8380">
            <text:p>8380</text:p>
          </table:table-cell>
          <table:table-cell office:value-type="float" office:value="9189">
            <text:p>9189</text:p>
          </table:table-cell>
          <table:table-cell office:value-type="float" office:value="2730">
            <text:p>2730</text:p>
          </table:table-cell>
          <table:table-cell table:number-columns-repeated="84"/>
        </table:table-row>
        <table:table-row table:style-name="ro1">
          <table:table-cell office:value-type="string">
            <text:p>R208.100_25-5-5-5</text:p>
          </table:table-cell>
          <table:table-cell office:value-type="float" office:value="30">
            <text:p>30</text:p>
          </table:table-cell>
          <table:table-cell office:value-type="float" office:value="15002">
            <text:p>15002.0</text:p>
          </table:table-cell>
          <table:table-cell table:formula="of:=AVERAGE([.E183:.CO183])" office:value-type="float" office:value="9239">
            <text:p>9239.0</text:p>
          </table:table-cell>
          <table:table-cell office:value-type="float" office:value="6933">
            <text:p>6933</text:p>
          </table:table-cell>
          <table:table-cell office:value-type="float" office:value="8643">
            <text:p>8643</text:p>
          </table:table-cell>
          <table:table-cell office:value-type="float" office:value="9343">
            <text:p>9343</text:p>
          </table:table-cell>
          <table:table-cell office:value-type="float" office:value="9138">
            <text:p>9138</text:p>
          </table:table-cell>
          <table:table-cell office:value-type="float" office:value="9456">
            <text:p>9456</text:p>
          </table:table-cell>
          <table:table-cell office:value-type="float" office:value="10111">
            <text:p>10111</text:p>
          </table:table-cell>
          <table:table-cell office:value-type="float" office:value="9968">
            <text:p>9968</text:p>
          </table:table-cell>
          <table:table-cell office:value-type="float" office:value="10320">
            <text:p>10320</text:p>
          </table:table-cell>
          <table:table-cell table:number-columns-repeated="80"/>
        </table:table-row>
        <table:table-row table:style-name="ro1">
          <table:table-cell office:value-type="string">
            <text:p>R208.100_25-5-5-5</text:p>
          </table:table-cell>
          <table:table-cell office:value-type="float" office:value="50">
            <text:p>50</text:p>
          </table:table-cell>
          <table:table-cell office:value-type="float" office:value="9870">
            <text:p>9870.0</text:p>
          </table:table-cell>
          <table:table-cell table:formula="of:=AVERAGE([.E184:.CO184])" office:value-type="float" office:value="6589.93333333333">
            <text:p>6589.9</text:p>
          </table:table-cell>
          <table:table-cell office:value-type="float" office:value="6093">
            <text:p>6093</text:p>
          </table:table-cell>
          <table:table-cell office:value-type="float" office:value="6796">
            <text:p>6796</text:p>
          </table:table-cell>
          <table:table-cell office:value-type="float" office:value="6805">
            <text:p>6805</text:p>
          </table:table-cell>
          <table:table-cell office:value-type="float" office:value="7137">
            <text:p>7137</text:p>
          </table:table-cell>
          <table:table-cell office:value-type="float" office:value="8163">
            <text:p>8163</text:p>
          </table:table-cell>
          <table:table-cell office:value-type="float" office:value="8653">
            <text:p>8653</text:p>
          </table:table-cell>
          <table:table-cell office:value-type="float" office:value="8559">
            <text:p>8559</text:p>
          </table:table-cell>
          <table:table-cell office:value-type="float" office:value="8501">
            <text:p>8501</text:p>
          </table:table-cell>
          <table:table-cell office:value-type="float" office:value="7318">
            <text:p>7318</text:p>
          </table:table-cell>
          <table:table-cell office:value-type="float" office:value="7351">
            <text:p>7351</text:p>
          </table:table-cell>
          <table:table-cell office:value-type="float" office:value="7067">
            <text:p>7067</text:p>
          </table:table-cell>
          <table:table-cell office:value-type="float" office:value="6785">
            <text:p>6785</text:p>
          </table:table-cell>
          <table:table-cell office:value-type="float" office:value="3885">
            <text:p>3885</text:p>
          </table:table-cell>
          <table:table-cell office:value-type="float" office:value="3066">
            <text:p>3066</text:p>
          </table:table-cell>
          <table:table-cell office:value-type="float" office:value="2670">
            <text:p>2670</text:p>
          </table:table-cell>
          <table:table-cell table:number-columns-repeated="73"/>
        </table:table-row>
        <table:table-row table:style-name="ro1">
          <table:table-cell office:value-type="string">
            <text:p>R208.100_25-5-5-5</text:p>
          </table:table-cell>
          <table:table-cell office:value-type="float" office:value="70">
            <text:p>70</text:p>
          </table:table-cell>
          <table:table-cell office:value-type="float" office:value="3615">
            <text:p>3615.0</text:p>
          </table:table-cell>
          <table:table-cell table:formula="of:=AVERAGE([.E185:.CO185])" office:value-type="float" office:value="6662.9">
            <text:p>6662.9</text:p>
          </table:table-cell>
          <table:table-cell office:value-type="float" office:value="5938">
            <text:p>5938</text:p>
          </table:table-cell>
          <table:table-cell office:value-type="float" office:value="6517">
            <text:p>6517</text:p>
          </table:table-cell>
          <table:table-cell office:value-type="float" office:value="7389">
            <text:p>7389</text:p>
          </table:table-cell>
          <table:table-cell office:value-type="float" office:value="7166">
            <text:p>7166</text:p>
          </table:table-cell>
          <table:table-cell office:value-type="float" office:value="7581">
            <text:p>7581</text:p>
          </table:table-cell>
          <table:table-cell office:value-type="float" office:value="7797">
            <text:p>7797</text:p>
          </table:table-cell>
          <table:table-cell office:value-type="float" office:value="7557">
            <text:p>7557</text:p>
          </table:table-cell>
          <table:table-cell office:value-type="float" office:value="7612">
            <text:p>7612</text:p>
          </table:table-cell>
          <table:table-cell office:value-type="float" office:value="7051">
            <text:p>7051</text:p>
          </table:table-cell>
          <table:table-cell office:value-type="float" office:value="6537">
            <text:p>6537</text:p>
          </table:table-cell>
          <table:table-cell office:value-type="float" office:value="6772">
            <text:p>6772</text:p>
          </table:table-cell>
          <table:table-cell office:value-type="float" office:value="6926">
            <text:p>6926</text:p>
          </table:table-cell>
          <table:table-cell office:value-type="float" office:value="7097">
            <text:p>7097</text:p>
          </table:table-cell>
          <table:table-cell office:value-type="float" office:value="7039">
            <text:p>7039</text:p>
          </table:table-cell>
          <table:table-cell office:value-type="float" office:value="7014">
            <text:p>7014</text:p>
          </table:table-cell>
          <table:table-cell office:value-type="float" office:value="7138">
            <text:p>7138</text:p>
          </table:table-cell>
          <table:table-cell office:value-type="float" office:value="6993">
            <text:p>6993</text:p>
          </table:table-cell>
          <table:table-cell office:value-type="float" office:value="6735">
            <text:p>6735</text:p>
          </table:table-cell>
          <table:table-cell office:value-type="float" office:value="3524">
            <text:p>3524</text:p>
          </table:table-cell>
          <table:table-cell office:value-type="float" office:value="2875">
            <text:p>2875</text:p>
          </table:table-cell>
          <table:table-cell table:number-columns-repeated="68"/>
        </table:table-row>
        <table:table-row table:style-name="ro1">
          <table:table-cell office:value-type="string">
            <text:p>R208.100_25-5-5-5</text:p>
          </table:table-cell>
          <table:table-cell office:value-type="float" office:value="90">
            <text:p>90</text:p>
          </table:table-cell>
          <table:table-cell office:value-type="float" office:value="1735">
            <text:p>1735.0</text:p>
          </table:table-cell>
          <table:table-cell table:formula="of:=AVERAGE([.E186:.CO186])" office:value-type="float" office:value="5367.65">
            <text:p>5367.7</text:p>
          </table:table-cell>
          <table:table-cell office:value-type="float" office:value="5517">
            <text:p>5517</text:p>
          </table:table-cell>
          <table:table-cell office:value-type="float" office:value="6096">
            <text:p>6096</text:p>
          </table:table-cell>
          <table:table-cell office:value-type="float" office:value="6305">
            <text:p>6305</text:p>
          </table:table-cell>
          <table:table-cell office:value-type="float" office:value="6219">
            <text:p>6219</text:p>
          </table:table-cell>
          <table:table-cell office:value-type="float" office:value="7115">
            <text:p>7115</text:p>
          </table:table-cell>
          <table:table-cell office:value-type="float" office:value="6986">
            <text:p>6986</text:p>
          </table:table-cell>
          <table:table-cell office:value-type="float" office:value="6962">
            <text:p>6962</text:p>
          </table:table-cell>
          <table:table-cell office:value-type="float" office:value="6666">
            <text:p>6666</text:p>
          </table:table-cell>
          <table:table-cell office:value-type="float" office:value="7155">
            <text:p>7155</text:p>
          </table:table-cell>
          <table:table-cell office:value-type="float" office:value="6945">
            <text:p>6945</text:p>
          </table:table-cell>
          <table:table-cell office:value-type="float" office:value="6643">
            <text:p>6643</text:p>
          </table:table-cell>
          <table:table-cell office:value-type="float" office:value="6441">
            <text:p>6441</text:p>
          </table:table-cell>
          <table:table-cell office:value-type="float" office:value="6148">
            <text:p>6148</text:p>
          </table:table-cell>
          <table:table-cell office:value-type="float" office:value="5609">
            <text:p>5609</text:p>
          </table:table-cell>
          <table:table-cell office:value-type="float" office:value="5027">
            <text:p>5027</text:p>
          </table:table-cell>
          <table:table-cell office:value-type="float" office:value="2637">
            <text:p>2637</text:p>
          </table:table-cell>
          <table:table-cell office:value-type="float" office:value="2622">
            <text:p>2622</text:p>
          </table:table-cell>
          <table:table-cell office:value-type="float" office:value="2784">
            <text:p>2784</text:p>
          </table:table-cell>
          <table:table-cell office:value-type="float" office:value="1679">
            <text:p>1679</text:p>
          </table:table-cell>
          <table:table-cell office:value-type="float" office:value="1797">
            <text:p>1797</text:p>
          </table:table-cell>
          <table:table-cell table:number-columns-repeated="68"/>
        </table:table-row>
        <table:table-row table:style-name="ro1">
          <table:table-cell office:value-type="string">
            <text:p>R209.100_25-5-5-5</text:p>
          </table:table-cell>
          <table:table-cell office:value-type="float" office:value="10">
            <text:p>10</text:p>
          </table:table-cell>
          <table:table-cell office:value-type="float" office:value="32786">
            <text:p>32786.0</text:p>
          </table:table-cell>
          <table:table-cell table:formula="of:=AVERAGE([.E187:.CO187])" office:value-type="float" office:value="9691.1">
            <text:p>9691.1</text:p>
          </table:table-cell>
          <table:table-cell office:value-type="float" office:value="8612">
            <text:p>8612</text:p>
          </table:table-cell>
          <table:table-cell office:value-type="float" office:value="9123">
            <text:p>9123</text:p>
          </table:table-cell>
          <table:table-cell office:value-type="float" office:value="9122">
            <text:p>9122</text:p>
          </table:table-cell>
          <table:table-cell office:value-type="float" office:value="9312">
            <text:p>9312</text:p>
          </table:table-cell>
          <table:table-cell office:value-type="float" office:value="9925">
            <text:p>9925</text:p>
          </table:table-cell>
          <table:table-cell office:value-type="float" office:value="10378">
            <text:p>10378</text:p>
          </table:table-cell>
          <table:table-cell office:value-type="float" office:value="11046">
            <text:p>11046</text:p>
          </table:table-cell>
          <table:table-cell office:value-type="float" office:value="11175">
            <text:p>11175</text:p>
          </table:table-cell>
          <table:table-cell office:value-type="float" office:value="10679">
            <text:p>10679</text:p>
          </table:table-cell>
          <table:table-cell office:value-type="float" office:value="7539">
            <text:p>7539</text:p>
          </table:table-cell>
          <table:table-cell table:number-columns-repeated="78"/>
        </table:table-row>
        <table:table-row table:style-name="ro1">
          <table:table-cell office:value-type="string">
            <text:p>R209.100_25-5-5-5</text:p>
          </table:table-cell>
          <table:table-cell office:value-type="float" office:value="30">
            <text:p>30</text:p>
          </table:table-cell>
          <table:table-cell office:value-type="float" office:value="20076">
            <text:p>20076.0</text:p>
          </table:table-cell>
          <table:table-cell table:formula="of:=AVERAGE([.E188:.CO188])" office:value-type="float" office:value="6115.48148148148">
            <text:p>6115.5</text:p>
          </table:table-cell>
          <table:table-cell office:value-type="float" office:value="5315">
            <text:p>5315</text:p>
          </table:table-cell>
          <table:table-cell office:value-type="float" office:value="5523">
            <text:p>5523</text:p>
          </table:table-cell>
          <table:table-cell office:value-type="float" office:value="5106">
            <text:p>5106</text:p>
          </table:table-cell>
          <table:table-cell office:value-type="float" office:value="5184">
            <text:p>5184</text:p>
          </table:table-cell>
          <table:table-cell office:value-type="float" office:value="5566">
            <text:p>5566</text:p>
          </table:table-cell>
          <table:table-cell office:value-type="float" office:value="5781">
            <text:p>5781</text:p>
          </table:table-cell>
          <table:table-cell office:value-type="float" office:value="6119">
            <text:p>6119</text:p>
          </table:table-cell>
          <table:table-cell office:value-type="float" office:value="6006">
            <text:p>6006</text:p>
          </table:table-cell>
          <table:table-cell office:value-type="float" office:value="6420">
            <text:p>6420</text:p>
          </table:table-cell>
          <table:table-cell office:value-type="float" office:value="6441">
            <text:p>6441</text:p>
          </table:table-cell>
          <table:table-cell office:value-type="float" office:value="6693">
            <text:p>6693</text:p>
          </table:table-cell>
          <table:table-cell office:value-type="float" office:value="6673">
            <text:p>6673</text:p>
          </table:table-cell>
          <table:table-cell office:value-type="float" office:value="6976">
            <text:p>6976</text:p>
          </table:table-cell>
          <table:table-cell office:value-type="float" office:value="6891">
            <text:p>6891</text:p>
          </table:table-cell>
          <table:table-cell office:value-type="float" office:value="6311">
            <text:p>6311</text:p>
          </table:table-cell>
          <table:table-cell office:value-type="float" office:value="6618">
            <text:p>6618</text:p>
          </table:table-cell>
          <table:table-cell office:value-type="float" office:value="6754">
            <text:p>6754</text:p>
          </table:table-cell>
          <table:table-cell office:value-type="float" office:value="7148">
            <text:p>7148</text:p>
          </table:table-cell>
          <table:table-cell office:value-type="float" office:value="7040">
            <text:p>7040</text:p>
          </table:table-cell>
          <table:table-cell office:value-type="float" office:value="7428">
            <text:p>7428</text:p>
          </table:table-cell>
          <table:table-cell office:value-type="float" office:value="6664">
            <text:p>6664</text:p>
          </table:table-cell>
          <table:table-cell office:value-type="float" office:value="6959">
            <text:p>6959</text:p>
          </table:table-cell>
          <table:table-cell office:value-type="float" office:value="7193">
            <text:p>7193</text:p>
          </table:table-cell>
          <table:table-cell office:value-type="float" office:value="5690">
            <text:p>5690</text:p>
          </table:table-cell>
          <table:table-cell office:value-type="float" office:value="5745">
            <text:p>5745</text:p>
          </table:table-cell>
          <table:table-cell office:value-type="float" office:value="4924">
            <text:p>4924</text:p>
          </table:table-cell>
          <table:table-cell office:value-type="float" office:value="1950">
            <text:p>1950</text:p>
          </table:table-cell>
          <table:table-cell table:number-columns-repeated="61"/>
        </table:table-row>
        <table:table-row table:style-name="ro1">
          <table:table-cell office:value-type="string">
            <text:p>R209.100_25-5-5-5</text:p>
          </table:table-cell>
          <table:table-cell office:value-type="float" office:value="50">
            <text:p>50</text:p>
          </table:table-cell>
          <table:table-cell office:value-type="float" office:value="9275">
            <text:p>9275.0</text:p>
          </table:table-cell>
          <table:table-cell table:formula="of:=AVERAGE([.E189:.CO189])" office:value-type="float" office:value="5345.90909090909">
            <text:p>5345.9</text:p>
          </table:table-cell>
          <table:table-cell office:value-type="float" office:value="2325">
            <text:p>2325</text:p>
          </table:table-cell>
          <table:table-cell office:value-type="float" office:value="2493">
            <text:p>2493</text:p>
          </table:table-cell>
          <table:table-cell office:value-type="float" office:value="2548">
            <text:p>2548</text:p>
          </table:table-cell>
          <table:table-cell office:value-type="float" office:value="2754">
            <text:p>2754</text:p>
          </table:table-cell>
          <table:table-cell office:value-type="float" office:value="3231">
            <text:p>3231</text:p>
          </table:table-cell>
          <table:table-cell office:value-type="float" office:value="3526">
            <text:p>3526</text:p>
          </table:table-cell>
          <table:table-cell office:value-type="float" office:value="3718">
            <text:p>3718</text:p>
          </table:table-cell>
          <table:table-cell office:value-type="float" office:value="3807">
            <text:p>3807</text:p>
          </table:table-cell>
          <table:table-cell office:value-type="float" office:value="3984">
            <text:p>3984</text:p>
          </table:table-cell>
          <table:table-cell office:value-type="float" office:value="4257">
            <text:p>4257</text:p>
          </table:table-cell>
          <table:table-cell office:value-type="float" office:value="4543">
            <text:p>4543</text:p>
          </table:table-cell>
          <table:table-cell office:value-type="float" office:value="4344">
            <text:p>4344</text:p>
          </table:table-cell>
          <table:table-cell office:value-type="float" office:value="4291">
            <text:p>4291</text:p>
          </table:table-cell>
          <table:table-cell office:value-type="float" office:value="4443">
            <text:p>4443</text:p>
          </table:table-cell>
          <table:table-cell office:value-type="float" office:value="4576">
            <text:p>4576</text:p>
          </table:table-cell>
          <table:table-cell office:value-type="float" office:value="4771">
            <text:p>4771</text:p>
          </table:table-cell>
          <table:table-cell office:value-type="float" office:value="4822">
            <text:p>4822</text:p>
          </table:table-cell>
          <table:table-cell office:value-type="float" office:value="5053">
            <text:p>5053</text:p>
          </table:table-cell>
          <table:table-cell office:value-type="float" office:value="5322">
            <text:p>5322</text:p>
          </table:table-cell>
          <table:table-cell office:value-type="float" office:value="6123">
            <text:p>6123</text:p>
          </table:table-cell>
          <table:table-cell office:value-type="float" office:value="6408">
            <text:p>6408</text:p>
          </table:table-cell>
          <table:table-cell office:value-type="float" office:value="6243">
            <text:p>6243</text:p>
          </table:table-cell>
          <table:table-cell office:value-type="float" office:value="6792">
            <text:p>6792</text:p>
          </table:table-cell>
          <table:table-cell office:value-type="float" office:value="7175">
            <text:p>7175</text:p>
          </table:table-cell>
          <table:table-cell office:value-type="float" office:value="7266">
            <text:p>7266</text:p>
          </table:table-cell>
          <table:table-cell office:value-type="float" office:value="7332">
            <text:p>7332</text:p>
          </table:table-cell>
          <table:table-cell office:value-type="float" office:value="7291">
            <text:p>7291</text:p>
          </table:table-cell>
          <table:table-cell office:value-type="float" office:value="7920">
            <text:p>7920</text:p>
          </table:table-cell>
          <table:table-cell office:value-type="float" office:value="7428">
            <text:p>7428</text:p>
          </table:table-cell>
          <table:table-cell office:value-type="float" office:value="7957">
            <text:p>7957</text:p>
          </table:table-cell>
          <table:table-cell office:value-type="float" office:value="7567">
            <text:p>7567</text:p>
          </table:table-cell>
          <table:table-cell office:value-type="float" office:value="8274">
            <text:p>8274</text:p>
          </table:table-cell>
          <table:table-cell office:value-type="float" office:value="8079">
            <text:p>8079</text:p>
          </table:table-cell>
          <table:table-cell office:value-type="float" office:value="7400">
            <text:p>7400</text:p>
          </table:table-cell>
          <table:table-cell office:value-type="float" office:value="7609">
            <text:p>7609</text:p>
          </table:table-cell>
          <table:table-cell office:value-type="float" office:value="7551">
            <text:p>7551</text:p>
          </table:table-cell>
          <table:table-cell office:value-type="float" office:value="7977">
            <text:p>7977</text:p>
          </table:table-cell>
          <table:table-cell office:value-type="float" office:value="6505">
            <text:p>6505</text:p>
          </table:table-cell>
          <table:table-cell office:value-type="float" office:value="5688">
            <text:p>5688</text:p>
          </table:table-cell>
          <table:table-cell office:value-type="float" office:value="4180">
            <text:p>4180</text:p>
          </table:table-cell>
          <table:table-cell office:value-type="float" office:value="3606">
            <text:p>3606</text:p>
          </table:table-cell>
          <table:table-cell office:value-type="float" office:value="3608">
            <text:p>3608</text:p>
          </table:table-cell>
          <table:table-cell office:value-type="float" office:value="2516">
            <text:p>2516</text:p>
          </table:table-cell>
          <table:table-cell office:value-type="float" office:value="1917">
            <text:p>1917</text:p>
          </table:table-cell>
          <table:table-cell table:number-columns-repeated="44"/>
        </table:table-row>
        <table:table-row table:style-name="ro1">
          <table:table-cell office:value-type="string">
            <text:p>R209.100_25-5-5-5</text:p>
          </table:table-cell>
          <table:table-cell office:value-type="float" office:value="70">
            <text:p>70</text:p>
          </table:table-cell>
          <table:table-cell office:value-type="float" office:value="5253">
            <text:p>5253.0</text:p>
          </table:table-cell>
          <table:table-cell table:formula="of:=AVERAGE([.E190:.CO190])" office:value-type="float" office:value="4861.14754098361">
            <text:p>4861.1</text:p>
          </table:table-cell>
          <table:table-cell office:value-type="float" office:value="1438">
            <text:p>1438</text:p>
          </table:table-cell>
          <table:table-cell office:value-type="float" office:value="1402">
            <text:p>1402</text:p>
          </table:table-cell>
          <table:table-cell office:value-type="float" office:value="1515">
            <text:p>1515</text:p>
          </table:table-cell>
          <table:table-cell office:value-type="float" office:value="1610">
            <text:p>1610</text:p>
          </table:table-cell>
          <table:table-cell office:value-type="float" office:value="1879">
            <text:p>1879</text:p>
          </table:table-cell>
          <table:table-cell office:value-type="float" office:value="1899">
            <text:p>1899</text:p>
          </table:table-cell>
          <table:table-cell office:value-type="float" office:value="1924">
            <text:p>1924</text:p>
          </table:table-cell>
          <table:table-cell office:value-type="float" office:value="1999">
            <text:p>1999</text:p>
          </table:table-cell>
          <table:table-cell office:value-type="float" office:value="2022">
            <text:p>2022</text:p>
          </table:table-cell>
          <table:table-cell office:value-type="float" office:value="2244">
            <text:p>2244</text:p>
          </table:table-cell>
          <table:table-cell office:value-type="float" office:value="2310">
            <text:p>2310</text:p>
          </table:table-cell>
          <table:table-cell office:value-type="float" office:value="2244">
            <text:p>2244</text:p>
          </table:table-cell>
          <table:table-cell office:value-type="float" office:value="2223">
            <text:p>2223</text:p>
          </table:table-cell>
          <table:table-cell office:value-type="float" office:value="2402">
            <text:p>2402</text:p>
          </table:table-cell>
          <table:table-cell office:value-type="float" office:value="2503">
            <text:p>2503</text:p>
          </table:table-cell>
          <table:table-cell office:value-type="float" office:value="2548">
            <text:p>2548</text:p>
          </table:table-cell>
          <table:table-cell office:value-type="float" office:value="2682">
            <text:p>2682</text:p>
          </table:table-cell>
          <table:table-cell office:value-type="float" office:value="2739">
            <text:p>2739</text:p>
          </table:table-cell>
          <table:table-cell office:value-type="float" office:value="2781">
            <text:p>2781</text:p>
          </table:table-cell>
          <table:table-cell office:value-type="float" office:value="2824">
            <text:p>2824</text:p>
          </table:table-cell>
          <table:table-cell office:value-type="float" office:value="3077">
            <text:p>3077</text:p>
          </table:table-cell>
          <table:table-cell office:value-type="float" office:value="3230">
            <text:p>3230</text:p>
          </table:table-cell>
          <table:table-cell office:value-type="float" office:value="3312">
            <text:p>3312</text:p>
          </table:table-cell>
          <table:table-cell office:value-type="float" office:value="4248">
            <text:p>4248</text:p>
          </table:table-cell>
          <table:table-cell office:value-type="float" office:value="4864">
            <text:p>4864</text:p>
          </table:table-cell>
          <table:table-cell office:value-type="float" office:value="4848">
            <text:p>4848</text:p>
          </table:table-cell>
          <table:table-cell office:value-type="float" office:value="4981">
            <text:p>4981</text:p>
          </table:table-cell>
          <table:table-cell office:value-type="float" office:value="5322">
            <text:p>5322</text:p>
          </table:table-cell>
          <table:table-cell office:value-type="float" office:value="5438">
            <text:p>5438</text:p>
          </table:table-cell>
          <table:table-cell office:value-type="float" office:value="5640">
            <text:p>5640</text:p>
          </table:table-cell>
          <table:table-cell office:value-type="float" office:value="5834">
            <text:p>5834</text:p>
          </table:table-cell>
          <table:table-cell office:value-type="float" office:value="6102">
            <text:p>6102</text:p>
          </table:table-cell>
          <table:table-cell office:value-type="float" office:value="6280">
            <text:p>6280</text:p>
          </table:table-cell>
          <table:table-cell office:value-type="float" office:value="6536">
            <text:p>6536</text:p>
          </table:table-cell>
          <table:table-cell office:value-type="float" office:value="6120">
            <text:p>6120</text:p>
          </table:table-cell>
          <table:table-cell office:value-type="float" office:value="6055">
            <text:p>6055</text:p>
          </table:table-cell>
          <table:table-cell office:value-type="float" office:value="6402">
            <text:p>6402</text:p>
          </table:table-cell>
          <table:table-cell office:value-type="float" office:value="6349">
            <text:p>6349</text:p>
          </table:table-cell>
          <table:table-cell office:value-type="float" office:value="6221">
            <text:p>6221</text:p>
          </table:table-cell>
          <table:table-cell office:value-type="float" office:value="6152">
            <text:p>6152</text:p>
          </table:table-cell>
          <table:table-cell office:value-type="float" office:value="6305">
            <text:p>6305</text:p>
          </table:table-cell>
          <table:table-cell office:value-type="float" office:value="6806">
            <text:p>6806</text:p>
          </table:table-cell>
          <table:table-cell office:value-type="float" office:value="7268">
            <text:p>7268</text:p>
          </table:table-cell>
          <table:table-cell office:value-type="float" office:value="7962">
            <text:p>7962</text:p>
          </table:table-cell>
          <table:table-cell office:value-type="float" office:value="7719">
            <text:p>7719</text:p>
          </table:table-cell>
          <table:table-cell office:value-type="float" office:value="7809">
            <text:p>7809</text:p>
          </table:table-cell>
          <table:table-cell office:value-type="float" office:value="7600">
            <text:p>7600</text:p>
          </table:table-cell>
          <table:table-cell office:value-type="float" office:value="7811">
            <text:p>7811</text:p>
          </table:table-cell>
          <table:table-cell office:value-type="float" office:value="7705">
            <text:p>7705</text:p>
          </table:table-cell>
          <table:table-cell office:value-type="float" office:value="8002">
            <text:p>8002</text:p>
          </table:table-cell>
          <table:table-cell office:value-type="float" office:value="8025">
            <text:p>8025</text:p>
          </table:table-cell>
          <table:table-cell office:value-type="float" office:value="7987">
            <text:p>7987</text:p>
          </table:table-cell>
          <table:table-cell office:value-type="float" office:value="8195">
            <text:p>8195</text:p>
          </table:table-cell>
          <table:table-cell office:value-type="float" office:value="7945">
            <text:p>7945</text:p>
          </table:table-cell>
          <table:table-cell office:value-type="float" office:value="7120">
            <text:p>7120</text:p>
          </table:table-cell>
          <table:table-cell office:value-type="float" office:value="6746">
            <text:p>6746</text:p>
          </table:table-cell>
          <table:table-cell office:value-type="float" office:value="6840">
            <text:p>6840</text:p>
          </table:table-cell>
          <table:table-cell office:value-type="float" office:value="5681">
            <text:p>5681</text:p>
          </table:table-cell>
          <table:table-cell office:value-type="float" office:value="5473">
            <text:p>5473</text:p>
          </table:table-cell>
          <table:table-cell office:value-type="float" office:value="3900">
            <text:p>3900</text:p>
          </table:table-cell>
          <table:table-cell office:value-type="float" office:value="3432">
            <text:p>3432</text:p>
          </table:table-cell>
          <table:table-cell table:number-columns-repeated="27"/>
        </table:table-row>
        <table:table-row table:style-name="ro1">
          <table:table-cell office:value-type="string">
            <text:p>R209.100_25-5-5-5</text:p>
          </table:table-cell>
          <table:table-cell office:value-type="float" office:value="90">
            <text:p>90</text:p>
          </table:table-cell>
          <table:table-cell office:value-type="float" office:value="1806">
            <text:p>1806.0</text:p>
          </table:table-cell>
          <table:table-cell table:formula="of:=AVERAGE([.E191:.CO191])" office:value-type="float" office:value="3273.48684210526">
            <text:p>3273.5</text:p>
          </table:table-cell>
          <table:table-cell office:value-type="float" office:value="514">
            <text:p>514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office:value-type="float" office:value="570">
            <text:p>570</text:p>
          </table:table-cell>
          <table:table-cell office:value-type="float" office:value="609">
            <text:p>609</text:p>
          </table:table-cell>
          <table:table-cell office:value-type="float" office:value="620">
            <text:p>620</text:p>
          </table:table-cell>
          <table:table-cell office:value-type="float" office:value="689">
            <text:p>689</text:p>
          </table:table-cell>
          <table:table-cell office:value-type="float" office:value="735">
            <text:p>735</text:p>
          </table:table-cell>
          <table:table-cell office:value-type="float" office:value="790">
            <text:p>790</text:p>
          </table:table-cell>
          <table:table-cell office:value-type="float" office:value="825">
            <text:p>825</text:p>
          </table:table-cell>
          <table:table-cell office:value-type="float" office:value="867">
            <text:p>867</text:p>
          </table:table-cell>
          <table:table-cell office:value-type="float" office:value="968">
            <text:p>968</text:p>
          </table:table-cell>
          <table:table-cell office:value-type="float" office:value="979">
            <text:p>979</text:p>
          </table:table-cell>
          <table:table-cell office:value-type="float" office:value="1056">
            <text:p>1056</text:p>
          </table:table-cell>
          <table:table-cell office:value-type="float" office:value="1074">
            <text:p>1074</text:p>
          </table:table-cell>
          <table:table-cell office:value-type="float" office:value="1137">
            <text:p>1137</text:p>
          </table:table-cell>
          <table:table-cell office:value-type="float" office:value="1182">
            <text:p>1182</text:p>
          </table:table-cell>
          <table:table-cell office:value-type="float" office:value="1210">
            <text:p>1210</text:p>
          </table:table-cell>
          <table:table-cell office:value-type="float" office:value="1300">
            <text:p>1300</text:p>
          </table:table-cell>
          <table:table-cell office:value-type="float" office:value="1362">
            <text:p>1362</text:p>
          </table:table-cell>
          <table:table-cell office:value-type="float" office:value="1424">
            <text:p>1424</text:p>
          </table:table-cell>
          <table:table-cell office:value-type="float" office:value="1535">
            <text:p>1535</text:p>
          </table:table-cell>
          <table:table-cell office:value-type="float" office:value="1638">
            <text:p>1638</text:p>
          </table:table-cell>
          <table:table-cell office:value-type="float" office:value="1609">
            <text:p>1609</text:p>
          </table:table-cell>
          <table:table-cell office:value-type="float" office:value="1708">
            <text:p>1708</text:p>
          </table:table-cell>
          <table:table-cell office:value-type="float" office:value="1822">
            <text:p>1822</text:p>
          </table:table-cell>
          <table:table-cell office:value-type="float" office:value="1832">
            <text:p>1832</text:p>
          </table:table-cell>
          <table:table-cell office:value-type="float" office:value="2122">
            <text:p>2122</text:p>
          </table:table-cell>
          <table:table-cell office:value-type="float" office:value="2223">
            <text:p>2223</text:p>
          </table:table-cell>
          <table:table-cell office:value-type="float" office:value="2201">
            <text:p>2201</text:p>
          </table:table-cell>
          <table:table-cell office:value-type="float" office:value="2030">
            <text:p>2030</text:p>
          </table:table-cell>
          <table:table-cell office:value-type="float" office:value="2366">
            <text:p>2366</text:p>
          </table:table-cell>
          <table:table-cell office:value-type="float" office:value="2552">
            <text:p>2552</text:p>
          </table:table-cell>
          <table:table-cell office:value-type="float" office:value="2752">
            <text:p>2752</text:p>
          </table:table-cell>
          <table:table-cell office:value-type="float" office:value="2776">
            <text:p>2776</text:p>
          </table:table-cell>
          <table:table-cell office:value-type="float" office:value="2867">
            <text:p>2867</text:p>
          </table:table-cell>
          <table:table-cell office:value-type="float" office:value="3207">
            <text:p>3207</text:p>
          </table:table-cell>
          <table:table-cell office:value-type="float" office:value="3152">
            <text:p>3152</text:p>
          </table:table-cell>
          <table:table-cell office:value-type="float" office:value="3312">
            <text:p>3312</text:p>
          </table:table-cell>
          <table:table-cell office:value-type="float" office:value="3501">
            <text:p>3501</text:p>
          </table:table-cell>
          <table:table-cell office:value-type="float" office:value="3643">
            <text:p>3643</text:p>
          </table:table-cell>
          <table:table-cell office:value-type="float" office:value="3360">
            <text:p>3360</text:p>
          </table:table-cell>
          <table:table-cell office:value-type="float" office:value="3335">
            <text:p>3335</text:p>
          </table:table-cell>
          <table:table-cell office:value-type="float" office:value="3550">
            <text:p>3550</text:p>
          </table:table-cell>
          <table:table-cell office:value-type="float" office:value="3752">
            <text:p>3752</text:p>
          </table:table-cell>
          <table:table-cell office:value-type="float" office:value="4123">
            <text:p>4123</text:p>
          </table:table-cell>
          <table:table-cell office:value-type="float" office:value="4266">
            <text:p>4266</text:p>
          </table:table-cell>
          <table:table-cell office:value-type="float" office:value="4382">
            <text:p>4382</text:p>
          </table:table-cell>
          <table:table-cell office:value-type="float" office:value="4412">
            <text:p>4412</text:p>
          </table:table-cell>
          <table:table-cell office:value-type="float" office:value="4618">
            <text:p>4618</text:p>
          </table:table-cell>
          <table:table-cell office:value-type="float" office:value="5391">
            <text:p>5391</text:p>
          </table:table-cell>
          <table:table-cell office:value-type="float" office:value="4853">
            <text:p>4853</text:p>
          </table:table-cell>
          <table:table-cell office:value-type="float" office:value="4961">
            <text:p>4961</text:p>
          </table:table-cell>
          <table:table-cell office:value-type="float" office:value="5067">
            <text:p>5067</text:p>
          </table:table-cell>
          <table:table-cell office:value-type="float" office:value="5197">
            <text:p>5197</text:p>
          </table:table-cell>
          <table:table-cell office:value-type="float" office:value="5429">
            <text:p>5429</text:p>
          </table:table-cell>
          <table:table-cell office:value-type="float" office:value="5717">
            <text:p>5717</text:p>
          </table:table-cell>
          <table:table-cell office:value-type="float" office:value="5839">
            <text:p>5839</text:p>
          </table:table-cell>
          <table:table-cell office:value-type="float" office:value="5590">
            <text:p>5590</text:p>
          </table:table-cell>
          <table:table-cell office:value-type="float" office:value="5648">
            <text:p>5648</text:p>
          </table:table-cell>
          <table:table-cell office:value-type="float" office:value="6121">
            <text:p>6121</text:p>
          </table:table-cell>
          <table:table-cell office:value-type="float" office:value="5684">
            <text:p>5684</text:p>
          </table:table-cell>
          <table:table-cell office:value-type="float" office:value="5741">
            <text:p>5741</text:p>
          </table:table-cell>
          <table:table-cell office:value-type="float" office:value="5847">
            <text:p>5847</text:p>
          </table:table-cell>
          <table:table-cell office:value-type="float" office:value="6180">
            <text:p>6180</text:p>
          </table:table-cell>
          <table:table-cell office:value-type="float" office:value="6410">
            <text:p>6410</text:p>
          </table:table-cell>
          <table:table-cell office:value-type="float" office:value="6486">
            <text:p>6486</text:p>
          </table:table-cell>
          <table:table-cell office:value-type="float" office:value="6283">
            <text:p>6283</text:p>
          </table:table-cell>
          <table:table-cell office:value-type="float" office:value="6062">
            <text:p>6062</text:p>
          </table:table-cell>
          <table:table-cell office:value-type="float" office:value="6382">
            <text:p>6382</text:p>
          </table:table-cell>
          <table:table-cell office:value-type="float" office:value="6055">
            <text:p>6055</text:p>
          </table:table-cell>
          <table:table-cell office:value-type="float" office:value="5773">
            <text:p>5773</text:p>
          </table:table-cell>
          <table:table-cell office:value-type="float" office:value="5423">
            <text:p>5423</text:p>
          </table:table-cell>
          <table:table-cell office:value-type="float" office:value="4920">
            <text:p>4920</text:p>
          </table:table-cell>
          <table:table-cell office:value-type="float" office:value="3872">
            <text:p>3872</text:p>
          </table:table-cell>
          <table:table-cell office:value-type="float" office:value="4213">
            <text:p>4213</text:p>
          </table:table-cell>
          <table:table-cell table:number-columns-repeated="12"/>
        </table:table-row>
        <table:table-row table:style-name="ro1">
          <table:table-cell office:value-type="string">
            <text:p>R210.100_25-5-5-5</text:p>
          </table:table-cell>
          <table:table-cell office:value-type="float" office:value="10">
            <text:p>10</text:p>
          </table:table-cell>
          <table:table-cell office:value-type="float" office:value="27333">
            <text:p>27333.0</text:p>
          </table:table-cell>
          <table:table-cell table:formula="of:=AVERAGE([.E192:.CO192])" office:value-type="float" office:value="7446.88888888889">
            <text:p>7446.9</text:p>
          </table:table-cell>
          <table:table-cell office:value-type="float" office:value="7117">
            <text:p>7117</text:p>
          </table:table-cell>
          <table:table-cell office:value-type="float" office:value="7371">
            <text:p>7371</text:p>
          </table:table-cell>
          <table:table-cell office:value-type="float" office:value="7559">
            <text:p>7559</text:p>
          </table:table-cell>
          <table:table-cell office:value-type="float" office:value="7890">
            <text:p>7890</text:p>
          </table:table-cell>
          <table:table-cell office:value-type="float" office:value="7625">
            <text:p>7625</text:p>
          </table:table-cell>
          <table:table-cell office:value-type="float" office:value="8617">
            <text:p>8617</text:p>
          </table:table-cell>
          <table:table-cell office:value-type="float" office:value="8652">
            <text:p>8652</text:p>
          </table:table-cell>
          <table:table-cell office:value-type="float" office:value="7555">
            <text:p>7555</text:p>
          </table:table-cell>
          <table:table-cell office:value-type="float" office:value="4636">
            <text:p>4636</text:p>
          </table:table-cell>
          <table:table-cell table:number-columns-repeated="79"/>
        </table:table-row>
        <table:table-row table:style-name="ro1">
          <table:table-cell office:value-type="string">
            <text:p>R210.100_25-5-5-5</text:p>
          </table:table-cell>
          <table:table-cell office:value-type="float" office:value="30">
            <text:p>30</text:p>
          </table:table-cell>
          <table:table-cell office:value-type="float" office:value="20378">
            <text:p>20378.0</text:p>
          </table:table-cell>
          <table:table-cell table:formula="of:=AVERAGE([.E193:.CO193])" office:value-type="float" office:value="7352.67857142857">
            <text:p>7352.7</text:p>
          </table:table-cell>
          <table:table-cell office:value-type="float" office:value="5775">
            <text:p>5775</text:p>
          </table:table-cell>
          <table:table-cell office:value-type="float" office:value="5975">
            <text:p>5975</text:p>
          </table:table-cell>
          <table:table-cell office:value-type="float" office:value="6111">
            <text:p>6111</text:p>
          </table:table-cell>
          <table:table-cell office:value-type="float" office:value="6401">
            <text:p>6401</text:p>
          </table:table-cell>
          <table:table-cell office:value-type="float" office:value="6581">
            <text:p>6581</text:p>
          </table:table-cell>
          <table:table-cell office:value-type="float" office:value="6781">
            <text:p>6781</text:p>
          </table:table-cell>
          <table:table-cell office:value-type="float" office:value="6887">
            <text:p>6887</text:p>
          </table:table-cell>
          <table:table-cell office:value-type="float" office:value="6855">
            <text:p>6855</text:p>
          </table:table-cell>
          <table:table-cell office:value-type="float" office:value="6852">
            <text:p>6852</text:p>
          </table:table-cell>
          <table:table-cell office:value-type="float" office:value="7161">
            <text:p>7161</text:p>
          </table:table-cell>
          <table:table-cell office:value-type="float" office:value="7601">
            <text:p>7601</text:p>
          </table:table-cell>
          <table:table-cell office:value-type="float" office:value="7533">
            <text:p>7533</text:p>
          </table:table-cell>
          <table:table-cell office:value-type="float" office:value="7486">
            <text:p>7486</text:p>
          </table:table-cell>
          <table:table-cell office:value-type="float" office:value="7676">
            <text:p>7676</text:p>
          </table:table-cell>
          <table:table-cell office:value-type="float" office:value="7963">
            <text:p>7963</text:p>
          </table:table-cell>
          <table:table-cell office:value-type="float" office:value="8100">
            <text:p>8100</text:p>
          </table:table-cell>
          <table:table-cell office:value-type="float" office:value="8156">
            <text:p>8156</text:p>
          </table:table-cell>
          <table:table-cell office:value-type="float" office:value="7738">
            <text:p>7738</text:p>
          </table:table-cell>
          <table:table-cell office:value-type="float" office:value="8479">
            <text:p>8479</text:p>
          </table:table-cell>
          <table:table-cell office:value-type="float" office:value="8305">
            <text:p>8305</text:p>
          </table:table-cell>
          <table:table-cell office:value-type="float" office:value="7858">
            <text:p>7858</text:p>
          </table:table-cell>
          <table:table-cell office:value-type="float" office:value="8173">
            <text:p>8173</text:p>
          </table:table-cell>
          <table:table-cell office:value-type="float" office:value="7146">
            <text:p>7146</text:p>
          </table:table-cell>
          <table:table-cell office:value-type="float" office:value="7337">
            <text:p>7337</text:p>
          </table:table-cell>
          <table:table-cell office:value-type="float" office:value="7468">
            <text:p>7468</text:p>
          </table:table-cell>
          <table:table-cell office:value-type="float" office:value="7870">
            <text:p>7870</text:p>
          </table:table-cell>
          <table:table-cell office:value-type="float" office:value="7735">
            <text:p>7735</text:p>
          </table:table-cell>
          <table:table-cell office:value-type="float" office:value="7872">
            <text:p>7872</text:p>
          </table:table-cell>
          <table:table-cell table:number-columns-repeated="60"/>
        </table:table-row>
        <table:table-row table:style-name="ro1">
          <table:table-cell office:value-type="string">
            <text:p>R210.100_25-5-5-5</text:p>
          </table:table-cell>
          <table:table-cell office:value-type="float" office:value="50">
            <text:p>50</text:p>
          </table:table-cell>
          <table:table-cell office:value-type="float" office:value="9433">
            <text:p>9433.0</text:p>
          </table:table-cell>
          <table:table-cell table:formula="of:=AVERAGE([.E194:.CO194])" office:value-type="float" office:value="4210.4693877551">
            <text:p>4210.5</text:p>
          </table:table-cell>
          <table:table-cell office:value-type="float" office:value="2336">
            <text:p>2336</text:p>
          </table:table-cell>
          <table:table-cell office:value-type="float" office:value="2473">
            <text:p>2473</text:p>
          </table:table-cell>
          <table:table-cell office:value-type="float" office:value="2512">
            <text:p>2512</text:p>
          </table:table-cell>
          <table:table-cell office:value-type="float" office:value="2482">
            <text:p>2482</text:p>
          </table:table-cell>
          <table:table-cell office:value-type="float" office:value="2746">
            <text:p>2746</text:p>
          </table:table-cell>
          <table:table-cell office:value-type="float" office:value="2958">
            <text:p>2958</text:p>
          </table:table-cell>
          <table:table-cell office:value-type="float" office:value="2916">
            <text:p>2916</text:p>
          </table:table-cell>
          <table:table-cell office:value-type="float" office:value="3043">
            <text:p>3043</text:p>
          </table:table-cell>
          <table:table-cell office:value-type="float" office:value="3081">
            <text:p>3081</text:p>
          </table:table-cell>
          <table:table-cell office:value-type="float" office:value="3255">
            <text:p>3255</text:p>
          </table:table-cell>
          <table:table-cell office:value-type="float" office:value="3214">
            <text:p>3214</text:p>
          </table:table-cell>
          <table:table-cell office:value-type="float" office:value="3678">
            <text:p>3678</text:p>
          </table:table-cell>
          <table:table-cell office:value-type="float" office:value="3952">
            <text:p>3952</text:p>
          </table:table-cell>
          <table:table-cell office:value-type="float" office:value="3562">
            <text:p>3562</text:p>
          </table:table-cell>
          <table:table-cell office:value-type="float" office:value="3701">
            <text:p>3701</text:p>
          </table:table-cell>
          <table:table-cell office:value-type="float" office:value="3825">
            <text:p>3825</text:p>
          </table:table-cell>
          <table:table-cell office:value-type="float" office:value="3861">
            <text:p>3861</text:p>
          </table:table-cell>
          <table:table-cell office:value-type="float" office:value="3912">
            <text:p>3912</text:p>
          </table:table-cell>
          <table:table-cell office:value-type="float" office:value="3999">
            <text:p>3999</text:p>
          </table:table-cell>
          <table:table-cell office:value-type="float" office:value="4207">
            <text:p>4207</text:p>
          </table:table-cell>
          <table:table-cell office:value-type="float" office:value="4204">
            <text:p>4204</text:p>
          </table:table-cell>
          <table:table-cell office:value-type="float" office:value="4380">
            <text:p>4380</text:p>
          </table:table-cell>
          <table:table-cell office:value-type="float" office:value="4570">
            <text:p>4570</text:p>
          </table:table-cell>
          <table:table-cell office:value-type="float" office:value="4617">
            <text:p>4617</text:p>
          </table:table-cell>
          <table:table-cell office:value-type="float" office:value="4762">
            <text:p>4762</text:p>
          </table:table-cell>
          <table:table-cell office:value-type="float" office:value="4928">
            <text:p>4928</text:p>
          </table:table-cell>
          <table:table-cell office:value-type="float" office:value="5090">
            <text:p>5090</text:p>
          </table:table-cell>
          <table:table-cell office:value-type="float" office:value="5213">
            <text:p>5213</text:p>
          </table:table-cell>
          <table:table-cell office:value-type="float" office:value="5258">
            <text:p>5258</text:p>
          </table:table-cell>
          <table:table-cell office:value-type="float" office:value="5203">
            <text:p>5203</text:p>
          </table:table-cell>
          <table:table-cell office:value-type="float" office:value="5485">
            <text:p>5485</text:p>
          </table:table-cell>
          <table:table-cell office:value-type="float" office:value="4816">
            <text:p>4816</text:p>
          </table:table-cell>
          <table:table-cell office:value-type="float" office:value="4732">
            <text:p>4732</text:p>
          </table:table-cell>
          <table:table-cell office:value-type="float" office:value="5047">
            <text:p>5047</text:p>
          </table:table-cell>
          <table:table-cell office:value-type="float" office:value="5854">
            <text:p>5854</text:p>
          </table:table-cell>
          <table:table-cell office:value-type="float" office:value="6309">
            <text:p>6309</text:p>
          </table:table-cell>
          <table:table-cell office:value-type="float" office:value="6351">
            <text:p>6351</text:p>
          </table:table-cell>
          <table:table-cell office:value-type="float" office:value="6376">
            <text:p>6376</text:p>
          </table:table-cell>
          <table:table-cell office:value-type="float" office:value="6407">
            <text:p>6407</text:p>
          </table:table-cell>
          <table:table-cell office:value-type="float" office:value="6492">
            <text:p>6492</text:p>
          </table:table-cell>
          <table:table-cell office:value-type="float" office:value="6271">
            <text:p>6271</text:p>
          </table:table-cell>
          <table:table-cell office:value-type="float" office:value="6396">
            <text:p>6396</text:p>
          </table:table-cell>
          <table:table-cell office:value-type="float" office:value="6082">
            <text:p>6082</text:p>
          </table:table-cell>
          <table:table-cell office:value-type="float" office:value="4427">
            <text:p>4427</text:p>
          </table:table-cell>
          <table:table-cell office:value-type="float" office:value="3288">
            <text:p>3288</text:p>
          </table:table-cell>
          <table:table-cell office:value-type="float" office:value="2733">
            <text:p>2733</text:p>
          </table:table-cell>
          <table:table-cell office:value-type="float" office:value="1966">
            <text:p>1966</text:p>
          </table:table-cell>
          <table:table-cell office:value-type="float" office:value="1784">
            <text:p>1784</text:p>
          </table:table-cell>
          <table:table-cell office:value-type="float" office:value="1559">
            <text:p>1559</text:p>
          </table:table-cell>
          <table:table-cell table:number-columns-repeated="39"/>
        </table:table-row>
        <table:table-row table:style-name="ro1">
          <table:table-cell office:value-type="string">
            <text:p>R210.100_25-5-5-5</text:p>
          </table:table-cell>
          <table:table-cell office:value-type="float" office:value="70">
            <text:p>70</text:p>
          </table:table-cell>
          <table:table-cell office:value-type="float" office:value="4840">
            <text:p>4840.0</text:p>
          </table:table-cell>
          <table:table-cell table:formula="of:=AVERAGE([.E195:.CO195])" office:value-type="float" office:value="4562.96774193548">
            <text:p>4563.0</text:p>
          </table:table-cell>
          <table:table-cell office:value-type="float" office:value="1256">
            <text:p>1256</text:p>
          </table:table-cell>
          <table:table-cell office:value-type="float" office:value="1353">
            <text:p>1353</text:p>
          </table:table-cell>
          <table:table-cell office:value-type="float" office:value="1515">
            <text:p>1515</text:p>
          </table:table-cell>
          <table:table-cell office:value-type="float" office:value="1902">
            <text:p>1902</text:p>
          </table:table-cell>
          <table:table-cell office:value-type="float" office:value="2000">
            <text:p>2000</text:p>
          </table:table-cell>
          <table:table-cell office:value-type="float" office:value="2072">
            <text:p>2072</text:p>
          </table:table-cell>
          <table:table-cell office:value-type="float" office:value="2104">
            <text:p>2104</text:p>
          </table:table-cell>
          <table:table-cell office:value-type="float" office:value="2237">
            <text:p>2237</text:p>
          </table:table-cell>
          <table:table-cell office:value-type="float" office:value="2294">
            <text:p>2294</text:p>
          </table:table-cell>
          <table:table-cell office:value-type="float" office:value="2480">
            <text:p>2480</text:p>
          </table:table-cell>
          <table:table-cell office:value-type="float" office:value="2944">
            <text:p>2944</text:p>
          </table:table-cell>
          <table:table-cell office:value-type="float" office:value="2968">
            <text:p>2968</text:p>
          </table:table-cell>
          <table:table-cell office:value-type="float" office:value="3109">
            <text:p>3109</text:p>
          </table:table-cell>
          <table:table-cell office:value-type="float" office:value="3401">
            <text:p>3401</text:p>
          </table:table-cell>
          <table:table-cell office:value-type="float" office:value="3267">
            <text:p>3267</text:p>
          </table:table-cell>
          <table:table-cell office:value-type="float" office:value="3016">
            <text:p>3016</text:p>
          </table:table-cell>
          <table:table-cell office:value-type="float" office:value="3165">
            <text:p>3165</text:p>
          </table:table-cell>
          <table:table-cell office:value-type="float" office:value="3193">
            <text:p>3193</text:p>
          </table:table-cell>
          <table:table-cell office:value-type="float" office:value="3314">
            <text:p>3314</text:p>
          </table:table-cell>
          <table:table-cell office:value-type="float" office:value="3774">
            <text:p>3774</text:p>
          </table:table-cell>
          <table:table-cell office:value-type="float" office:value="3905">
            <text:p>3905</text:p>
          </table:table-cell>
          <table:table-cell office:value-type="float" office:value="4103">
            <text:p>4103</text:p>
          </table:table-cell>
          <table:table-cell office:value-type="float" office:value="4266">
            <text:p>4266</text:p>
          </table:table-cell>
          <table:table-cell office:value-type="float" office:value="4379">
            <text:p>4379</text:p>
          </table:table-cell>
          <table:table-cell office:value-type="float" office:value="4536">
            <text:p>4536</text:p>
          </table:table-cell>
          <table:table-cell office:value-type="float" office:value="4638">
            <text:p>4638</text:p>
          </table:table-cell>
          <table:table-cell office:value-type="float" office:value="4659">
            <text:p>4659</text:p>
          </table:table-cell>
          <table:table-cell office:value-type="float" office:value="5039">
            <text:p>5039</text:p>
          </table:table-cell>
          <table:table-cell office:value-type="float" office:value="5212">
            <text:p>5212</text:p>
          </table:table-cell>
          <table:table-cell office:value-type="float" office:value="5288">
            <text:p>5288</text:p>
          </table:table-cell>
          <table:table-cell office:value-type="float" office:value="5469">
            <text:p>5469</text:p>
          </table:table-cell>
          <table:table-cell office:value-type="float" office:value="5459">
            <text:p>5459</text:p>
          </table:table-cell>
          <table:table-cell office:value-type="float" office:value="5700">
            <text:p>5700</text:p>
          </table:table-cell>
          <table:table-cell office:value-type="float" office:value="4922">
            <text:p>4922</text:p>
          </table:table-cell>
          <table:table-cell office:value-type="float" office:value="4693">
            <text:p>4693</text:p>
          </table:table-cell>
          <table:table-cell office:value-type="float" office:value="4682">
            <text:p>4682</text:p>
          </table:table-cell>
          <table:table-cell office:value-type="float" office:value="4483">
            <text:p>4483</text:p>
          </table:table-cell>
          <table:table-cell office:value-type="float" office:value="4844">
            <text:p>4844</text:p>
          </table:table-cell>
          <table:table-cell office:value-type="float" office:value="4725">
            <text:p>4725</text:p>
          </table:table-cell>
          <table:table-cell office:value-type="float" office:value="4888">
            <text:p>4888</text:p>
          </table:table-cell>
          <table:table-cell office:value-type="float" office:value="4886">
            <text:p>4886</text:p>
          </table:table-cell>
          <table:table-cell office:value-type="float" office:value="5054">
            <text:p>5054</text:p>
          </table:table-cell>
          <table:table-cell office:value-type="float" office:value="5994">
            <text:p>5994</text:p>
          </table:table-cell>
          <table:table-cell office:value-type="float" office:value="6222">
            <text:p>6222</text:p>
          </table:table-cell>
          <table:table-cell office:value-type="float" office:value="6303">
            <text:p>6303</text:p>
          </table:table-cell>
          <table:table-cell office:value-type="float" office:value="6269">
            <text:p>6269</text:p>
          </table:table-cell>
          <table:table-cell office:value-type="float" office:value="6794">
            <text:p>6794</text:p>
          </table:table-cell>
          <table:table-cell office:value-type="float" office:value="7095">
            <text:p>7095</text:p>
          </table:table-cell>
          <table:table-cell office:value-type="float" office:value="7210">
            <text:p>7210</text:p>
          </table:table-cell>
          <table:table-cell office:value-type="float" office:value="7174">
            <text:p>7174</text:p>
          </table:table-cell>
          <table:table-cell office:value-type="float" office:value="7345">
            <text:p>7345</text:p>
          </table:table-cell>
          <table:table-cell office:value-type="float" office:value="7182">
            <text:p>7182</text:p>
          </table:table-cell>
          <table:table-cell office:value-type="float" office:value="7337">
            <text:p>7337</text:p>
          </table:table-cell>
          <table:table-cell office:value-type="float" office:value="7508">
            <text:p>7508</text:p>
          </table:table-cell>
          <table:table-cell office:value-type="float" office:value="7777">
            <text:p>7777</text:p>
          </table:table-cell>
          <table:table-cell office:value-type="float" office:value="7500">
            <text:p>7500</text:p>
          </table:table-cell>
          <table:table-cell office:value-type="float" office:value="7109">
            <text:p>7109</text:p>
          </table:table-cell>
          <table:table-cell office:value-type="float" office:value="6358">
            <text:p>6358</text:p>
          </table:table-cell>
          <table:table-cell office:value-type="float" office:value="5676">
            <text:p>5676</text:p>
          </table:table-cell>
          <table:table-cell office:value-type="float" office:value="5030">
            <text:p>5030</text:p>
          </table:table-cell>
          <table:table-cell office:value-type="float" office:value="2695">
            <text:p>2695</text:p>
          </table:table-cell>
          <table:table-cell office:value-type="float" office:value="1132">
            <text:p>1132</text:p>
          </table:table-cell>
          <table:table-cell table:number-columns-repeated="26"/>
        </table:table-row>
        <table:table-row table:style-name="ro1">
          <table:table-cell office:value-type="string">
            <text:p>R210.100_25-5-5-5</text:p>
          </table:table-cell>
          <table:table-cell office:value-type="float" office:value="90">
            <text:p>90</text:p>
          </table:table-cell>
          <table:table-cell office:value-type="float" office:value="1727">
            <text:p>1727.0</text:p>
          </table:table-cell>
          <table:table-cell table:formula="of:=AVERAGE([.E196:.CO196])" office:value-type="float" office:value="2601.8904109589">
            <text:p>2601.9</text:p>
          </table:table-cell>
          <table:table-cell office:value-type="float" office:value="462">
            <text:p>462</text:p>
          </table:table-cell>
          <table:table-cell office:value-type="float" office:value="491">
            <text:p>491</text:p>
          </table:table-cell>
          <table:table-cell office:value-type="float" office:value="560">
            <text:p>560</text:p>
          </table:table-cell>
          <table:table-cell office:value-type="float" office:value="554">
            <text:p>554</text:p>
          </table:table-cell>
          <table:table-cell office:value-type="float" office:value="637">
            <text:p>637</text:p>
          </table:table-cell>
          <table:table-cell office:value-type="float" office:value="676">
            <text:p>676</text:p>
          </table:table-cell>
          <table:table-cell office:value-type="float" office:value="797">
            <text:p>797</text:p>
          </table:table-cell>
          <table:table-cell office:value-type="float" office:value="822">
            <text:p>822</text:p>
          </table:table-cell>
          <table:table-cell office:value-type="float" office:value="883">
            <text:p>883</text:p>
          </table:table-cell>
          <table:table-cell office:value-type="float" office:value="998">
            <text:p>998</text:p>
          </table:table-cell>
          <table:table-cell office:value-type="float" office:value="1135">
            <text:p>1135</text:p>
          </table:table-cell>
          <table:table-cell office:value-type="float" office:value="1194">
            <text:p>1194</text:p>
          </table:table-cell>
          <table:table-cell office:value-type="float" office:value="1228">
            <text:p>1228</text:p>
          </table:table-cell>
          <table:table-cell office:value-type="float" office:value="1251">
            <text:p>1251</text:p>
          </table:table-cell>
          <table:table-cell office:value-type="float" office:value="1414">
            <text:p>1414</text:p>
          </table:table-cell>
          <table:table-cell office:value-type="float" office:value="1543">
            <text:p>1543</text:p>
          </table:table-cell>
          <table:table-cell office:value-type="float" office:value="1837">
            <text:p>1837</text:p>
          </table:table-cell>
          <table:table-cell office:value-type="float" office:value="1881">
            <text:p>1881</text:p>
          </table:table-cell>
          <table:table-cell office:value-type="float" office:value="1839">
            <text:p>1839</text:p>
          </table:table-cell>
          <table:table-cell office:value-type="float" office:value="1904">
            <text:p>1904</text:p>
          </table:table-cell>
          <table:table-cell office:value-type="float" office:value="2042">
            <text:p>2042</text:p>
          </table:table-cell>
          <table:table-cell office:value-type="float" office:value="2191">
            <text:p>2191</text:p>
          </table:table-cell>
          <table:table-cell office:value-type="float" office:value="2214">
            <text:p>2214</text:p>
          </table:table-cell>
          <table:table-cell office:value-type="float" office:value="2321">
            <text:p>2321</text:p>
          </table:table-cell>
          <table:table-cell office:value-type="float" office:value="2368">
            <text:p>2368</text:p>
          </table:table-cell>
          <table:table-cell office:value-type="float" office:value="2527">
            <text:p>2527</text:p>
          </table:table-cell>
          <table:table-cell office:value-type="float" office:value="2543">
            <text:p>2543</text:p>
          </table:table-cell>
          <table:table-cell office:value-type="float" office:value="2563">
            <text:p>2563</text:p>
          </table:table-cell>
          <table:table-cell office:value-type="float" office:value="2679">
            <text:p>2679</text:p>
          </table:table-cell>
          <table:table-cell office:value-type="float" office:value="2842">
            <text:p>2842</text:p>
          </table:table-cell>
          <table:table-cell office:value-type="float" office:value="3057">
            <text:p>3057</text:p>
          </table:table-cell>
          <table:table-cell office:value-type="float" office:value="3036">
            <text:p>3036</text:p>
          </table:table-cell>
          <table:table-cell office:value-type="float" office:value="3220">
            <text:p>3220</text:p>
          </table:table-cell>
          <table:table-cell office:value-type="float" office:value="3218">
            <text:p>3218</text:p>
          </table:table-cell>
          <table:table-cell office:value-type="float" office:value="3480">
            <text:p>3480</text:p>
          </table:table-cell>
          <table:table-cell office:value-type="float" office:value="3509">
            <text:p>3509</text:p>
          </table:table-cell>
          <table:table-cell office:value-type="float" office:value="3576">
            <text:p>3576</text:p>
          </table:table-cell>
          <table:table-cell office:value-type="float" office:value="3678">
            <text:p>3678</text:p>
          </table:table-cell>
          <table:table-cell office:value-type="float" office:value="3801">
            <text:p>3801</text:p>
          </table:table-cell>
          <table:table-cell office:value-type="float" office:value="3758">
            <text:p>3758</text:p>
          </table:table-cell>
          <table:table-cell office:value-type="float" office:value="3599">
            <text:p>3599</text:p>
          </table:table-cell>
          <table:table-cell office:value-type="float" office:value="4254">
            <text:p>4254</text:p>
          </table:table-cell>
          <table:table-cell office:value-type="float" office:value="4573">
            <text:p>4573</text:p>
          </table:table-cell>
          <table:table-cell office:value-type="float" office:value="4030">
            <text:p>4030</text:p>
          </table:table-cell>
          <table:table-cell office:value-type="float" office:value="4008">
            <text:p>4008</text:p>
          </table:table-cell>
          <table:table-cell office:value-type="float" office:value="3904">
            <text:p>3904</text:p>
          </table:table-cell>
          <table:table-cell office:value-type="float" office:value="3910">
            <text:p>3910</text:p>
          </table:table-cell>
          <table:table-cell office:value-type="float" office:value="3873">
            <text:p>3873</text:p>
          </table:table-cell>
          <table:table-cell office:value-type="float" office:value="3994">
            <text:p>3994</text:p>
          </table:table-cell>
          <table:table-cell office:value-type="float" office:value="3959">
            <text:p>3959</text:p>
          </table:table-cell>
          <table:table-cell office:value-type="float" office:value="3897">
            <text:p>3897</text:p>
          </table:table-cell>
          <table:table-cell office:value-type="float" office:value="4065">
            <text:p>4065</text:p>
          </table:table-cell>
          <table:table-cell office:value-type="float" office:value="4058">
            <text:p>4058</text:p>
          </table:table-cell>
          <table:table-cell office:value-type="float" office:value="3885">
            <text:p>3885</text:p>
          </table:table-cell>
          <table:table-cell office:value-type="float" office:value="3703">
            <text:p>3703</text:p>
          </table:table-cell>
          <table:table-cell office:value-type="float" office:value="3440">
            <text:p>3440</text:p>
          </table:table-cell>
          <table:table-cell office:value-type="float" office:value="3388">
            <text:p>3388</text:p>
          </table:table-cell>
          <table:table-cell office:value-type="float" office:value="3267">
            <text:p>3267</text:p>
          </table:table-cell>
          <table:table-cell office:value-type="float" office:value="3168">
            <text:p>3168</text:p>
          </table:table-cell>
          <table:table-cell office:value-type="float" office:value="3439">
            <text:p>3439</text:p>
          </table:table-cell>
          <table:table-cell office:value-type="float" office:value="3435">
            <text:p>3435</text:p>
          </table:table-cell>
          <table:table-cell office:value-type="float" office:value="3298">
            <text:p>3298</text:p>
          </table:table-cell>
          <table:table-cell office:value-type="float" office:value="3293">
            <text:p>3293</text:p>
          </table:table-cell>
          <table:table-cell office:value-type="float" office:value="3429">
            <text:p>3429</text:p>
          </table:table-cell>
          <table:table-cell office:value-type="float" office:value="3785">
            <text:p>3785</text:p>
          </table:table-cell>
          <table:table-cell office:value-type="float" office:value="2488">
            <text:p>2488</text:p>
          </table:table-cell>
          <table:table-cell office:value-type="float" office:value="2708">
            <text:p>2708</text:p>
          </table:table-cell>
          <table:table-cell office:value-type="float" office:value="2120">
            <text:p>2120</text:p>
          </table:table-cell>
          <table:table-cell office:value-type="float" office:value="2051">
            <text:p>2051</text:p>
          </table:table-cell>
          <table:table-cell office:value-type="float" office:value="2157">
            <text:p>2157</text:p>
          </table:table-cell>
          <table:table-cell office:value-type="float" office:value="1533">
            <text:p>1533</text:p>
          </table:table-cell>
          <table:table-cell office:value-type="float" office:value="1629">
            <text:p>1629</text:p>
          </table:table-cell>
          <table:table-cell office:value-type="float" office:value="869">
            <text:p>869</text:p>
          </table:table-cell>
          <table:table-cell table:number-columns-repeated="15"/>
        </table:table-row>
        <table:table-row table:style-name="ro1">
          <table:table-cell office:value-type="string">
            <text:p>R211.100_25-5-5-5</text:p>
          </table:table-cell>
          <table:table-cell office:value-type="float" office:value="10">
            <text:p>10</text:p>
          </table:table-cell>
          <table:table-cell office:value-type="float" office:value="27437">
            <text:p>27437.0</text:p>
          </table:table-cell>
          <table:table-cell table:formula="of:=AVERAGE([.E197:.CO197])" office:value-type="float" office:value="7360.6">
            <text:p>7360.6</text:p>
          </table:table-cell>
          <table:table-cell office:value-type="float" office:value="6942">
            <text:p>6942</text:p>
          </table:table-cell>
          <table:table-cell office:value-type="float" office:value="7525">
            <text:p>7525</text:p>
          </table:table-cell>
          <table:table-cell office:value-type="float" office:value="7700">
            <text:p>7700</text:p>
          </table:table-cell>
          <table:table-cell office:value-type="float" office:value="7952">
            <text:p>7952</text:p>
          </table:table-cell>
          <table:table-cell office:value-type="float" office:value="8706">
            <text:p>8706</text:p>
          </table:table-cell>
          <table:table-cell office:value-type="float" office:value="8417">
            <text:p>8417</text:p>
          </table:table-cell>
          <table:table-cell office:value-type="float" office:value="8700">
            <text:p>8700</text:p>
          </table:table-cell>
          <table:table-cell office:value-type="float" office:value="7269">
            <text:p>7269</text:p>
          </table:table-cell>
          <table:table-cell office:value-type="float" office:value="5343">
            <text:p>5343</text:p>
          </table:table-cell>
          <table:table-cell office:value-type="float" office:value="5052">
            <text:p>5052</text:p>
          </table:table-cell>
          <table:table-cell table:number-columns-repeated="78"/>
        </table:table-row>
        <table:table-row table:style-name="ro1">
          <table:table-cell office:value-type="string">
            <text:p>R211.100_25-5-5-5</text:p>
          </table:table-cell>
          <table:table-cell office:value-type="float" office:value="30">
            <text:p>30</text:p>
          </table:table-cell>
          <table:table-cell office:value-type="float" office:value="19237">
            <text:p>19237.0</text:p>
          </table:table-cell>
          <table:table-cell table:formula="of:=AVERAGE([.E198:.CO198])" office:value-type="float" office:value="6211.10344827586">
            <text:p>6211.1</text:p>
          </table:table-cell>
          <table:table-cell office:value-type="float" office:value="4796">
            <text:p>4796</text:p>
          </table:table-cell>
          <table:table-cell office:value-type="float" office:value="4787">
            <text:p>4787</text:p>
          </table:table-cell>
          <table:table-cell office:value-type="float" office:value="5086">
            <text:p>5086</text:p>
          </table:table-cell>
          <table:table-cell office:value-type="float" office:value="5148">
            <text:p>5148</text:p>
          </table:table-cell>
          <table:table-cell office:value-type="float" office:value="5491">
            <text:p>5491</text:p>
          </table:table-cell>
          <table:table-cell office:value-type="float" office:value="5562">
            <text:p>5562</text:p>
          </table:table-cell>
          <table:table-cell office:value-type="float" office:value="5435">
            <text:p>5435</text:p>
          </table:table-cell>
          <table:table-cell office:value-type="float" office:value="5930">
            <text:p>5930</text:p>
          </table:table-cell>
          <table:table-cell office:value-type="float" office:value="6357">
            <text:p>6357</text:p>
          </table:table-cell>
          <table:table-cell office:value-type="float" office:value="6251">
            <text:p>6251</text:p>
          </table:table-cell>
          <table:table-cell office:value-type="float" office:value="6531">
            <text:p>6531</text:p>
          </table:table-cell>
          <table:table-cell office:value-type="float" office:value="6253">
            <text:p>6253</text:p>
          </table:table-cell>
          <table:table-cell office:value-type="float" office:value="5757">
            <text:p>5757</text:p>
          </table:table-cell>
          <table:table-cell office:value-type="float" office:value="5994">
            <text:p>5994</text:p>
          </table:table-cell>
          <table:table-cell office:value-type="float" office:value="6396">
            <text:p>6396</text:p>
          </table:table-cell>
          <table:table-cell office:value-type="float" office:value="6565">
            <text:p>6565</text:p>
          </table:table-cell>
          <table:table-cell office:value-type="float" office:value="6638">
            <text:p>6638</text:p>
          </table:table-cell>
          <table:table-cell office:value-type="float" office:value="6920">
            <text:p>6920</text:p>
          </table:table-cell>
          <table:table-cell office:value-type="float" office:value="7223">
            <text:p>7223</text:p>
          </table:table-cell>
          <table:table-cell office:value-type="float" office:value="7728">
            <text:p>7728</text:p>
          </table:table-cell>
          <table:table-cell office:value-type="float" office:value="7061">
            <text:p>7061</text:p>
          </table:table-cell>
          <table:table-cell office:value-type="float" office:value="7477">
            <text:p>7477</text:p>
          </table:table-cell>
          <table:table-cell office:value-type="float" office:value="6876">
            <text:p>6876</text:p>
          </table:table-cell>
          <table:table-cell office:value-type="float" office:value="6183">
            <text:p>6183</text:p>
          </table:table-cell>
          <table:table-cell office:value-type="float" office:value="6501">
            <text:p>6501</text:p>
          </table:table-cell>
          <table:table-cell office:value-type="float" office:value="6097">
            <text:p>6097</text:p>
          </table:table-cell>
          <table:table-cell office:value-type="float" office:value="6521">
            <text:p>6521</text:p>
          </table:table-cell>
          <table:table-cell office:value-type="float" office:value="6359">
            <text:p>6359</text:p>
          </table:table-cell>
          <table:table-cell office:value-type="float" office:value="6199">
            <text:p>6199</text:p>
          </table:table-cell>
          <table:table-cell table:number-columns-repeated="59"/>
        </table:table-row>
        <table:table-row table:style-name="ro1">
          <table:table-cell office:value-type="string">
            <text:p>R211.100_25-5-5-5</text:p>
          </table:table-cell>
          <table:table-cell office:value-type="float" office:value="50">
            <text:p>50</text:p>
          </table:table-cell>
          <table:table-cell office:value-type="float" office:value="11294">
            <text:p>11294.0</text:p>
          </table:table-cell>
          <table:table-cell table:formula="of:=AVERAGE([.E199:.CO199])" office:value-type="float" office:value="5661.70731707317">
            <text:p>5661.7</text:p>
          </table:table-cell>
          <table:table-cell office:value-type="float" office:value="3203">
            <text:p>3203</text:p>
          </table:table-cell>
          <table:table-cell office:value-type="float" office:value="3248">
            <text:p>3248</text:p>
          </table:table-cell>
          <table:table-cell office:value-type="float" office:value="3475">
            <text:p>3475</text:p>
          </table:table-cell>
          <table:table-cell office:value-type="float" office:value="3826">
            <text:p>3826</text:p>
          </table:table-cell>
          <table:table-cell office:value-type="float" office:value="4007">
            <text:p>4007</text:p>
          </table:table-cell>
          <table:table-cell office:value-type="float" office:value="4179">
            <text:p>4179</text:p>
          </table:table-cell>
          <table:table-cell office:value-type="float" office:value="4284">
            <text:p>4284</text:p>
          </table:table-cell>
          <table:table-cell office:value-type="float" office:value="4683">
            <text:p>4683</text:p>
          </table:table-cell>
          <table:table-cell office:value-type="float" office:value="4734">
            <text:p>4734</text:p>
          </table:table-cell>
          <table:table-cell office:value-type="float" office:value="4508">
            <text:p>4508</text:p>
          </table:table-cell>
          <table:table-cell office:value-type="float" office:value="4026">
            <text:p>4026</text:p>
          </table:table-cell>
          <table:table-cell office:value-type="float" office:value="4191">
            <text:p>4191</text:p>
          </table:table-cell>
          <table:table-cell office:value-type="float" office:value="4319">
            <text:p>4319</text:p>
          </table:table-cell>
          <table:table-cell office:value-type="float" office:value="4796">
            <text:p>4796</text:p>
          </table:table-cell>
          <table:table-cell office:value-type="float" office:value="4710">
            <text:p>4710</text:p>
          </table:table-cell>
          <table:table-cell office:value-type="float" office:value="4958">
            <text:p>4958</text:p>
          </table:table-cell>
          <table:table-cell office:value-type="float" office:value="5036">
            <text:p>5036</text:p>
          </table:table-cell>
          <table:table-cell office:value-type="float" office:value="5263">
            <text:p>5263</text:p>
          </table:table-cell>
          <table:table-cell office:value-type="float" office:value="5530">
            <text:p>5530</text:p>
          </table:table-cell>
          <table:table-cell office:value-type="float" office:value="5443">
            <text:p>5443</text:p>
          </table:table-cell>
          <table:table-cell office:value-type="float" office:value="5894">
            <text:p>5894</text:p>
          </table:table-cell>
          <table:table-cell office:value-type="float" office:value="6114">
            <text:p>6114</text:p>
          </table:table-cell>
          <table:table-cell office:value-type="float" office:value="6215">
            <text:p>6215</text:p>
          </table:table-cell>
          <table:table-cell office:value-type="float" office:value="6389">
            <text:p>6389</text:p>
          </table:table-cell>
          <table:table-cell office:value-type="float" office:value="6326">
            <text:p>6326</text:p>
          </table:table-cell>
          <table:table-cell office:value-type="float" office:value="6482">
            <text:p>6482</text:p>
          </table:table-cell>
          <table:table-cell office:value-type="float" office:value="6700">
            <text:p>6700</text:p>
          </table:table-cell>
          <table:table-cell office:value-type="float" office:value="7072">
            <text:p>7072</text:p>
          </table:table-cell>
          <table:table-cell office:value-type="float" office:value="6925">
            <text:p>6925</text:p>
          </table:table-cell>
          <table:table-cell office:value-type="float" office:value="7125">
            <text:p>7125</text:p>
          </table:table-cell>
          <table:table-cell office:value-type="float" office:value="7304">
            <text:p>7304</text:p>
          </table:table-cell>
          <table:table-cell office:value-type="float" office:value="7573">
            <text:p>7573</text:p>
          </table:table-cell>
          <table:table-cell office:value-type="float" office:value="7615">
            <text:p>7615</text:p>
          </table:table-cell>
          <table:table-cell office:value-type="float" office:value="7359">
            <text:p>7359</text:p>
          </table:table-cell>
          <table:table-cell office:value-type="float" office:value="7598">
            <text:p>7598</text:p>
          </table:table-cell>
          <table:table-cell office:value-type="float" office:value="7259">
            <text:p>7259</text:p>
          </table:table-cell>
          <table:table-cell office:value-type="float" office:value="6579">
            <text:p>6579</text:p>
          </table:table-cell>
          <table:table-cell office:value-type="float" office:value="6969">
            <text:p>6969</text:p>
          </table:table-cell>
          <table:table-cell office:value-type="float" office:value="7076">
            <text:p>7076</text:p>
          </table:table-cell>
          <table:table-cell office:value-type="float" office:value="6357">
            <text:p>6357</text:p>
          </table:table-cell>
          <table:table-cell office:value-type="float" office:value="6780">
            <text:p>6780</text:p>
          </table:table-cell>
          <table:table-cell table:number-columns-repeated="47"/>
        </table:table-row>
        <table:table-row table:style-name="ro1">
          <table:table-cell office:value-type="string">
            <text:p>R211.100_25-5-5-5</text:p>
          </table:table-cell>
          <table:table-cell office:value-type="float" office:value="70">
            <text:p>70</text:p>
          </table:table-cell>
          <table:table-cell office:value-type="float" office:value="4821">
            <text:p>4821.0</text:p>
          </table:table-cell>
          <table:table-cell table:formula="of:=AVERAGE([.E200:.CO200])" office:value-type="float" office:value="5091.76363636364">
            <text:p>5091.8</text:p>
          </table:table-cell>
          <table:table-cell office:value-type="float" office:value="1379">
            <text:p>1379</text:p>
          </table:table-cell>
          <table:table-cell office:value-type="float" office:value="1540">
            <text:p>1540</text:p>
          </table:table-cell>
          <table:table-cell office:value-type="float" office:value="1629">
            <text:p>1629</text:p>
          </table:table-cell>
          <table:table-cell office:value-type="float" office:value="1708">
            <text:p>1708</text:p>
          </table:table-cell>
          <table:table-cell office:value-type="float" office:value="1761">
            <text:p>1761</text:p>
          </table:table-cell>
          <table:table-cell office:value-type="float" office:value="1853">
            <text:p>1853</text:p>
          </table:table-cell>
          <table:table-cell office:value-type="float" office:value="1981">
            <text:p>1981</text:p>
          </table:table-cell>
          <table:table-cell office:value-type="float" office:value="2066">
            <text:p>2066</text:p>
          </table:table-cell>
          <table:table-cell office:value-type="float" office:value="2345">
            <text:p>2345</text:p>
          </table:table-cell>
          <table:table-cell office:value-type="float" office:value="2380">
            <text:p>2380</text:p>
          </table:table-cell>
          <table:table-cell office:value-type="float" office:value="2670">
            <text:p>2670</text:p>
          </table:table-cell>
          <table:table-cell office:value-type="float" office:value="2855">
            <text:p>2855</text:p>
          </table:table-cell>
          <table:table-cell office:value-type="float" office:value="3160">
            <text:p>3160</text:p>
          </table:table-cell>
          <table:table-cell office:value-type="float" office:value="3413">
            <text:p>3413</text:p>
          </table:table-cell>
          <table:table-cell office:value-type="float" office:value="3624">
            <text:p>3624</text:p>
          </table:table-cell>
          <table:table-cell office:value-type="float" office:value="3781">
            <text:p>3781</text:p>
          </table:table-cell>
          <table:table-cell office:value-type="float" office:value="3566">
            <text:p>3566</text:p>
          </table:table-cell>
          <table:table-cell office:value-type="float" office:value="3477">
            <text:p>3477</text:p>
          </table:table-cell>
          <table:table-cell office:value-type="float" office:value="3661">
            <text:p>3661</text:p>
          </table:table-cell>
          <table:table-cell office:value-type="float" office:value="4223">
            <text:p>4223</text:p>
          </table:table-cell>
          <table:table-cell office:value-type="float" office:value="4695">
            <text:p>4695</text:p>
          </table:table-cell>
          <table:table-cell office:value-type="float" office:value="4328">
            <text:p>4328</text:p>
          </table:table-cell>
          <table:table-cell office:value-type="float" office:value="4562">
            <text:p>4562</text:p>
          </table:table-cell>
          <table:table-cell office:value-type="float" office:value="4628">
            <text:p>4628</text:p>
          </table:table-cell>
          <table:table-cell office:value-type="float" office:value="5021">
            <text:p>5021</text:p>
          </table:table-cell>
          <table:table-cell office:value-type="float" office:value="5054">
            <text:p>5054</text:p>
          </table:table-cell>
          <table:table-cell office:value-type="float" office:value="5136">
            <text:p>5136</text:p>
          </table:table-cell>
          <table:table-cell office:value-type="float" office:value="5291">
            <text:p>5291</text:p>
          </table:table-cell>
          <table:table-cell office:value-type="float" office:value="5253">
            <text:p>5253</text:p>
          </table:table-cell>
          <table:table-cell office:value-type="float" office:value="5384">
            <text:p>5384</text:p>
          </table:table-cell>
          <table:table-cell office:value-type="float" office:value="5441">
            <text:p>5441</text:p>
          </table:table-cell>
          <table:table-cell office:value-type="float" office:value="5511">
            <text:p>5511</text:p>
          </table:table-cell>
          <table:table-cell office:value-type="float" office:value="5782">
            <text:p>5782</text:p>
          </table:table-cell>
          <table:table-cell office:value-type="float" office:value="6114">
            <text:p>6114</text:p>
          </table:table-cell>
          <table:table-cell office:value-type="float" office:value="6315">
            <text:p>6315</text:p>
          </table:table-cell>
          <table:table-cell office:value-type="float" office:value="6991">
            <text:p>6991</text:p>
          </table:table-cell>
          <table:table-cell office:value-type="float" office:value="7085">
            <text:p>7085</text:p>
          </table:table-cell>
          <table:table-cell office:value-type="float" office:value="7442">
            <text:p>7442</text:p>
          </table:table-cell>
          <table:table-cell office:value-type="float" office:value="7718">
            <text:p>7718</text:p>
          </table:table-cell>
          <table:table-cell office:value-type="float" office:value="7921">
            <text:p>7921</text:p>
          </table:table-cell>
          <table:table-cell office:value-type="float" office:value="8061">
            <text:p>8061</text:p>
          </table:table-cell>
          <table:table-cell office:value-type="float" office:value="8141">
            <text:p>8141</text:p>
          </table:table-cell>
          <table:table-cell office:value-type="float" office:value="7501">
            <text:p>7501</text:p>
          </table:table-cell>
          <table:table-cell office:value-type="float" office:value="7819">
            <text:p>7819</text:p>
          </table:table-cell>
          <table:table-cell office:value-type="float" office:value="7871">
            <text:p>7871</text:p>
          </table:table-cell>
          <table:table-cell office:value-type="float" office:value="8173">
            <text:p>8173</text:p>
          </table:table-cell>
          <table:table-cell office:value-type="float" office:value="8617">
            <text:p>8617</text:p>
          </table:table-cell>
          <table:table-cell office:value-type="float" office:value="8908">
            <text:p>8908</text:p>
          </table:table-cell>
          <table:table-cell office:value-type="float" office:value="8507">
            <text:p>8507</text:p>
          </table:table-cell>
          <table:table-cell office:value-type="float" office:value="7495">
            <text:p>7495</text:p>
          </table:table-cell>
          <table:table-cell office:value-type="float" office:value="7484">
            <text:p>7484</text:p>
          </table:table-cell>
          <table:table-cell office:value-type="float" office:value="5369">
            <text:p>5369</text:p>
          </table:table-cell>
          <table:table-cell office:value-type="float" office:value="5662">
            <text:p>5662</text:p>
          </table:table-cell>
          <table:table-cell office:value-type="float" office:value="6019">
            <text:p>6019</text:p>
          </table:table-cell>
          <table:table-cell office:value-type="float" office:value="5676">
            <text:p>5676</text:p>
          </table:table-cell>
          <table:table-cell table:number-columns-repeated="33"/>
        </table:table-row>
        <table:table-row table:style-name="ro1">
          <table:table-cell office:value-type="string">
            <text:p>R211.100_25-5-5-5</text:p>
          </table:table-cell>
          <table:table-cell office:value-type="float" office:value="90">
            <text:p>90</text:p>
          </table:table-cell>
          <table:table-cell office:value-type="float" office:value="1768">
            <text:p>1768.0</text:p>
          </table:table-cell>
          <table:table-cell table:formula="of:=AVERAGE([.E201:.CO201])" office:value-type="float" office:value="3616.09210526316">
            <text:p>3616.1</text:p>
          </table:table-cell>
          <table:table-cell office:value-type="float" office:value="469">
            <text:p>469</text:p>
          </table:table-cell>
          <table:table-cell office:value-type="float" office:value="521">
            <text:p>521</text:p>
          </table:table-cell>
          <table:table-cell office:value-type="float" office:value="555">
            <text:p>555</text:p>
          </table:table-cell>
          <table:table-cell office:value-type="float" office:value="534">
            <text:p>534</text:p>
          </table:table-cell>
          <table:table-cell office:value-type="float" office:value="714">
            <text:p>714</text:p>
          </table:table-cell>
          <table:table-cell office:value-type="float" office:value="806">
            <text:p>806</text:p>
          </table:table-cell>
          <table:table-cell office:value-type="float" office:value="861">
            <text:p>861</text:p>
          </table:table-cell>
          <table:table-cell office:value-type="float" office:value="981">
            <text:p>981</text:p>
          </table:table-cell>
          <table:table-cell office:value-type="float" office:value="1005">
            <text:p>1005</text:p>
          </table:table-cell>
          <table:table-cell office:value-type="float" office:value="1090">
            <text:p>1090</text:p>
          </table:table-cell>
          <table:table-cell office:value-type="float" office:value="1239">
            <text:p>1239</text:p>
          </table:table-cell>
          <table:table-cell office:value-type="float" office:value="1303">
            <text:p>1303</text:p>
          </table:table-cell>
          <table:table-cell office:value-type="float" office:value="1261">
            <text:p>1261</text:p>
          </table:table-cell>
          <table:table-cell office:value-type="float" office:value="1305">
            <text:p>1305</text:p>
          </table:table-cell>
          <table:table-cell office:value-type="float" office:value="1407">
            <text:p>1407</text:p>
          </table:table-cell>
          <table:table-cell office:value-type="float" office:value="1484">
            <text:p>1484</text:p>
          </table:table-cell>
          <table:table-cell office:value-type="float" office:value="1559">
            <text:p>1559</text:p>
          </table:table-cell>
          <table:table-cell office:value-type="float" office:value="1665">
            <text:p>1665</text:p>
          </table:table-cell>
          <table:table-cell office:value-type="float" office:value="1687">
            <text:p>1687</text:p>
          </table:table-cell>
          <table:table-cell office:value-type="float" office:value="1818">
            <text:p>1818</text:p>
          </table:table-cell>
          <table:table-cell office:value-type="float" office:value="1925">
            <text:p>1925</text:p>
          </table:table-cell>
          <table:table-cell office:value-type="float" office:value="2006">
            <text:p>2006</text:p>
          </table:table-cell>
          <table:table-cell office:value-type="float" office:value="2049">
            <text:p>2049</text:p>
          </table:table-cell>
          <table:table-cell office:value-type="float" office:value="2188">
            <text:p>2188</text:p>
          </table:table-cell>
          <table:table-cell office:value-type="float" office:value="2363">
            <text:p>2363</text:p>
          </table:table-cell>
          <table:table-cell office:value-type="float" office:value="2552">
            <text:p>2552</text:p>
          </table:table-cell>
          <table:table-cell office:value-type="float" office:value="2551">
            <text:p>2551</text:p>
          </table:table-cell>
          <table:table-cell office:value-type="float" office:value="2495">
            <text:p>2495</text:p>
          </table:table-cell>
          <table:table-cell office:value-type="float" office:value="2506">
            <text:p>2506</text:p>
          </table:table-cell>
          <table:table-cell office:value-type="float" office:value="2594">
            <text:p>2594</text:p>
          </table:table-cell>
          <table:table-cell office:value-type="float" office:value="2674">
            <text:p>2674</text:p>
          </table:table-cell>
          <table:table-cell office:value-type="float" office:value="2873">
            <text:p>2873</text:p>
          </table:table-cell>
          <table:table-cell office:value-type="float" office:value="3043">
            <text:p>3043</text:p>
          </table:table-cell>
          <table:table-cell office:value-type="float" office:value="3120">
            <text:p>3120</text:p>
          </table:table-cell>
          <table:table-cell office:value-type="float" office:value="3261">
            <text:p>3261</text:p>
          </table:table-cell>
          <table:table-cell office:value-type="float" office:value="3733">
            <text:p>3733</text:p>
          </table:table-cell>
          <table:table-cell office:value-type="float" office:value="3471">
            <text:p>3471</text:p>
          </table:table-cell>
          <table:table-cell office:value-type="float" office:value="3758">
            <text:p>3758</text:p>
          </table:table-cell>
          <table:table-cell office:value-type="float" office:value="3753">
            <text:p>3753</text:p>
          </table:table-cell>
          <table:table-cell office:value-type="float" office:value="3980">
            <text:p>3980</text:p>
          </table:table-cell>
          <table:table-cell office:value-type="float" office:value="4111">
            <text:p>4111</text:p>
          </table:table-cell>
          <table:table-cell office:value-type="float" office:value="4131">
            <text:p>4131</text:p>
          </table:table-cell>
          <table:table-cell office:value-type="float" office:value="4427">
            <text:p>4427</text:p>
          </table:table-cell>
          <table:table-cell office:value-type="float" office:value="4380">
            <text:p>4380</text:p>
          </table:table-cell>
          <table:table-cell office:value-type="float" office:value="4484">
            <text:p>4484</text:p>
          </table:table-cell>
          <table:table-cell office:value-type="float" office:value="4590">
            <text:p>4590</text:p>
          </table:table-cell>
          <table:table-cell office:value-type="float" office:value="4689">
            <text:p>4689</text:p>
          </table:table-cell>
          <table:table-cell office:value-type="float" office:value="4831">
            <text:p>4831</text:p>
          </table:table-cell>
          <table:table-cell office:value-type="float" office:value="5040">
            <text:p>5040</text:p>
          </table:table-cell>
          <table:table-cell office:value-type="float" office:value="5058">
            <text:p>5058</text:p>
          </table:table-cell>
          <table:table-cell office:value-type="float" office:value="5697">
            <text:p>5697</text:p>
          </table:table-cell>
          <table:table-cell office:value-type="float" office:value="5144">
            <text:p>5144</text:p>
          </table:table-cell>
          <table:table-cell office:value-type="float" office:value="5343">
            <text:p>5343</text:p>
          </table:table-cell>
          <table:table-cell office:value-type="float" office:value="5443">
            <text:p>5443</text:p>
          </table:table-cell>
          <table:table-cell office:value-type="float" office:value="5533">
            <text:p>5533</text:p>
          </table:table-cell>
          <table:table-cell office:value-type="float" office:value="5503">
            <text:p>5503</text:p>
          </table:table-cell>
          <table:table-cell office:value-type="float" office:value="5692">
            <text:p>5692</text:p>
          </table:table-cell>
          <table:table-cell office:value-type="float" office:value="5593">
            <text:p>5593</text:p>
          </table:table-cell>
          <table:table-cell office:value-type="float" office:value="5718">
            <text:p>5718</text:p>
          </table:table-cell>
          <table:table-cell office:value-type="float" office:value="5755">
            <text:p>5755</text:p>
          </table:table-cell>
          <table:table-cell office:value-type="float" office:value="5635">
            <text:p>5635</text:p>
          </table:table-cell>
          <table:table-cell office:value-type="float" office:value="5909">
            <text:p>5909</text:p>
          </table:table-cell>
          <table:table-cell office:value-type="float" office:value="6120">
            <text:p>6120</text:p>
          </table:table-cell>
          <table:table-cell office:value-type="float" office:value="6058">
            <text:p>6058</text:p>
          </table:table-cell>
          <table:table-cell office:value-type="float" office:value="6128">
            <text:p>6128</text:p>
          </table:table-cell>
          <table:table-cell office:value-type="float" office:value="6194">
            <text:p>6194</text:p>
          </table:table-cell>
          <table:table-cell office:value-type="float" office:value="6455">
            <text:p>6455</text:p>
          </table:table-cell>
          <table:table-cell office:value-type="float" office:value="6368">
            <text:p>6368</text:p>
          </table:table-cell>
          <table:table-cell office:value-type="float" office:value="5899">
            <text:p>5899</text:p>
          </table:table-cell>
          <table:table-cell office:value-type="float" office:value="5876">
            <text:p>5876</text:p>
          </table:table-cell>
          <table:table-cell office:value-type="float" office:value="5940">
            <text:p>5940</text:p>
          </table:table-cell>
          <table:table-cell office:value-type="float" office:value="5813">
            <text:p>5813</text:p>
          </table:table-cell>
          <table:table-cell office:value-type="float" office:value="5405">
            <text:p>5405</text:p>
          </table:table-cell>
          <table:table-cell office:value-type="float" office:value="5174">
            <text:p>5174</text:p>
          </table:table-cell>
          <table:table-cell office:value-type="float" office:value="5689">
            <text:p>5689</text:p>
          </table:table-cell>
          <table:table-cell office:value-type="float" office:value="5839">
            <text:p>5839</text:p>
          </table:table-cell>
          <table:table-cell table:number-columns-repeated="12"/>
        </table:table-row>
        <table:table-row table:style-name="ro1">
          <table:table-cell office:value-type="string">
            <text:p>RC101.100_25-5-5-5</text:p>
          </table:table-cell>
          <table:table-cell office:value-type="float" office:value="10">
            <text:p>10</text:p>
          </table:table-cell>
          <table:table-cell office:value-type="float" office:value="37180">
            <text:p>37180.0</text:p>
          </table:table-cell>
          <table:table-cell table:formula="of:=AVERAGE([.E202:.CO202])" office:value-type="float" office:value="7909.2">
            <text:p>7909.2</text:p>
          </table:table-cell>
          <table:table-cell office:value-type="float" office:value="8313">
            <text:p>8313</text:p>
          </table:table-cell>
          <table:table-cell office:value-type="float" office:value="8871">
            <text:p>8871</text:p>
          </table:table-cell>
          <table:table-cell office:value-type="float" office:value="8783">
            <text:p>8783</text:p>
          </table:table-cell>
          <table:table-cell office:value-type="float" office:value="9140">
            <text:p>9140</text:p>
          </table:table-cell>
          <table:table-cell office:value-type="float" office:value="9155">
            <text:p>9155</text:p>
          </table:table-cell>
          <table:table-cell office:value-type="float" office:value="9232">
            <text:p>9232</text:p>
          </table:table-cell>
          <table:table-cell office:value-type="float" office:value="9187">
            <text:p>9187</text:p>
          </table:table-cell>
          <table:table-cell office:value-type="float" office:value="8104">
            <text:p>8104</text:p>
          </table:table-cell>
          <table:table-cell office:value-type="float" office:value="4707">
            <text:p>4707</text:p>
          </table:table-cell>
          <table:table-cell office:value-type="float" office:value="3600">
            <text:p>3600</text:p>
          </table:table-cell>
          <table:table-cell table:number-columns-repeated="78"/>
        </table:table-row>
        <table:table-row table:style-name="ro1">
          <table:table-cell office:value-type="string">
            <text:p>RC101.100_25-5-5-5</text:p>
          </table:table-cell>
          <table:table-cell office:value-type="float" office:value="30">
            <text:p>30</text:p>
          </table:table-cell>
          <table:table-cell office:value-type="float" office:value="18257">
            <text:p>18257.0</text:p>
          </table:table-cell>
          <table:table-cell table:formula="of:=AVERAGE([.E203:.CO203])" office:value-type="float" office:value="6677.86956521739">
            <text:p>6677.9</text:p>
          </table:table-cell>
          <table:table-cell office:value-type="float" office:value="4782">
            <text:p>4782</text:p>
          </table:table-cell>
          <table:table-cell office:value-type="float" office:value="5211">
            <text:p>5211</text:p>
          </table:table-cell>
          <table:table-cell office:value-type="float" office:value="5462">
            <text:p>5462</text:p>
          </table:table-cell>
          <table:table-cell office:value-type="float" office:value="5678">
            <text:p>5678</text:p>
          </table:table-cell>
          <table:table-cell office:value-type="float" office:value="6220">
            <text:p>6220</text:p>
          </table:table-cell>
          <table:table-cell office:value-type="float" office:value="6709">
            <text:p>6709</text:p>
          </table:table-cell>
          <table:table-cell office:value-type="float" office:value="6502">
            <text:p>6502</text:p>
          </table:table-cell>
          <table:table-cell office:value-type="float" office:value="6676">
            <text:p>6676</text:p>
          </table:table-cell>
          <table:table-cell office:value-type="float" office:value="6881">
            <text:p>6881</text:p>
          </table:table-cell>
          <table:table-cell office:value-type="float" office:value="7099">
            <text:p>7099</text:p>
          </table:table-cell>
          <table:table-cell office:value-type="float" office:value="7378">
            <text:p>7378</text:p>
          </table:table-cell>
          <table:table-cell office:value-type="float" office:value="7440">
            <text:p>7440</text:p>
          </table:table-cell>
          <table:table-cell office:value-type="float" office:value="7797">
            <text:p>7797</text:p>
          </table:table-cell>
          <table:table-cell office:value-type="float" office:value="7686">
            <text:p>7686</text:p>
          </table:table-cell>
          <table:table-cell office:value-type="float" office:value="8114">
            <text:p>8114</text:p>
          </table:table-cell>
          <table:table-cell office:value-type="float" office:value="7829">
            <text:p>7829</text:p>
          </table:table-cell>
          <table:table-cell office:value-type="float" office:value="7576">
            <text:p>7576</text:p>
          </table:table-cell>
          <table:table-cell office:value-type="float" office:value="7651">
            <text:p>7651</text:p>
          </table:table-cell>
          <table:table-cell office:value-type="float" office:value="7974">
            <text:p>7974</text:p>
          </table:table-cell>
          <table:table-cell office:value-type="float" office:value="6895">
            <text:p>6895</text:p>
          </table:table-cell>
          <table:table-cell office:value-type="float" office:value="6038">
            <text:p>6038</text:p>
          </table:table-cell>
          <table:table-cell office:value-type="float" office:value="5737">
            <text:p>5737</text:p>
          </table:table-cell>
          <table:table-cell office:value-type="float" office:value="4256">
            <text:p>4256</text:p>
          </table:table-cell>
          <table:table-cell table:number-columns-repeated="65"/>
        </table:table-row>
        <table:table-row table:style-name="ro1">
          <table:table-cell office:value-type="string">
            <text:p>RC101.100_25-5-5-5</text:p>
          </table:table-cell>
          <table:table-cell office:value-type="float" office:value="50">
            <text:p>50</text:p>
          </table:table-cell>
          <table:table-cell office:value-type="float" office:value="9124">
            <text:p>9124.0</text:p>
          </table:table-cell>
          <table:table-cell table:formula="of:=AVERAGE([.E204:.CO204])" office:value-type="float" office:value="5316.0243902439">
            <text:p>5316.0</text:p>
          </table:table-cell>
          <table:table-cell office:value-type="float" office:value="2378">
            <text:p>2378</text:p>
          </table:table-cell>
          <table:table-cell office:value-type="float" office:value="2624">
            <text:p>2624</text:p>
          </table:table-cell>
          <table:table-cell office:value-type="float" office:value="2656">
            <text:p>2656</text:p>
          </table:table-cell>
          <table:table-cell office:value-type="float" office:value="2622">
            <text:p>2622</text:p>
          </table:table-cell>
          <table:table-cell office:value-type="float" office:value="3042">
            <text:p>3042</text:p>
          </table:table-cell>
          <table:table-cell office:value-type="float" office:value="3588">
            <text:p>3588</text:p>
          </table:table-cell>
          <table:table-cell office:value-type="float" office:value="3617">
            <text:p>3617</text:p>
          </table:table-cell>
          <table:table-cell office:value-type="float" office:value="4170">
            <text:p>4170</text:p>
          </table:table-cell>
          <table:table-cell office:value-type="float" office:value="4235">
            <text:p>4235</text:p>
          </table:table-cell>
          <table:table-cell office:value-type="float" office:value="4162">
            <text:p>4162</text:p>
          </table:table-cell>
          <table:table-cell office:value-type="float" office:value="4227">
            <text:p>4227</text:p>
          </table:table-cell>
          <table:table-cell office:value-type="float" office:value="4859">
            <text:p>4859</text:p>
          </table:table-cell>
          <table:table-cell office:value-type="float" office:value="4688">
            <text:p>4688</text:p>
          </table:table-cell>
          <table:table-cell office:value-type="float" office:value="4671">
            <text:p>4671</text:p>
          </table:table-cell>
          <table:table-cell office:value-type="float" office:value="5198">
            <text:p>5198</text:p>
          </table:table-cell>
          <table:table-cell office:value-type="float" office:value="5179">
            <text:p>5179</text:p>
          </table:table-cell>
          <table:table-cell office:value-type="float" office:value="4962">
            <text:p>4962</text:p>
          </table:table-cell>
          <table:table-cell office:value-type="float" office:value="5487">
            <text:p>5487</text:p>
          </table:table-cell>
          <table:table-cell office:value-type="float" office:value="5455">
            <text:p>5455</text:p>
          </table:table-cell>
          <table:table-cell office:value-type="float" office:value="5764">
            <text:p>5764</text:p>
          </table:table-cell>
          <table:table-cell office:value-type="float" office:value="5975">
            <text:p>5975</text:p>
          </table:table-cell>
          <table:table-cell office:value-type="float" office:value="6136">
            <text:p>6136</text:p>
          </table:table-cell>
          <table:table-cell office:value-type="float" office:value="6112">
            <text:p>6112</text:p>
          </table:table-cell>
          <table:table-cell office:value-type="float" office:value="6275">
            <text:p>6275</text:p>
          </table:table-cell>
          <table:table-cell office:value-type="float" office:value="6430">
            <text:p>6430</text:p>
          </table:table-cell>
          <table:table-cell office:value-type="float" office:value="6453">
            <text:p>6453</text:p>
          </table:table-cell>
          <table:table-cell office:value-type="float" office:value="6800">
            <text:p>6800</text:p>
          </table:table-cell>
          <table:table-cell office:value-type="float" office:value="7014">
            <text:p>7014</text:p>
          </table:table-cell>
          <table:table-cell office:value-type="float" office:value="7181">
            <text:p>7181</text:p>
          </table:table-cell>
          <table:table-cell office:value-type="float" office:value="7685">
            <text:p>7685</text:p>
          </table:table-cell>
          <table:table-cell office:value-type="float" office:value="7797">
            <text:p>7797</text:p>
          </table:table-cell>
          <table:table-cell office:value-type="float" office:value="7714">
            <text:p>7714</text:p>
          </table:table-cell>
          <table:table-cell office:value-type="float" office:value="7941">
            <text:p>7941</text:p>
          </table:table-cell>
          <table:table-cell office:value-type="float" office:value="8240">
            <text:p>8240</text:p>
          </table:table-cell>
          <table:table-cell office:value-type="float" office:value="8307">
            <text:p>8307</text:p>
          </table:table-cell>
          <table:table-cell office:value-type="float" office:value="7355">
            <text:p>7355</text:p>
          </table:table-cell>
          <table:table-cell office:value-type="float" office:value="6339">
            <text:p>6339</text:p>
          </table:table-cell>
          <table:table-cell office:value-type="float" office:value="5701">
            <text:p>5701</text:p>
          </table:table-cell>
          <table:table-cell office:value-type="float" office:value="4480">
            <text:p>4480</text:p>
          </table:table-cell>
          <table:table-cell office:value-type="float" office:value="2891">
            <text:p>2891</text:p>
          </table:table-cell>
          <table:table-cell office:value-type="float" office:value="1547">
            <text:p>1547</text:p>
          </table:table-cell>
          <table:table-cell table:number-columns-repeated="47"/>
        </table:table-row>
        <table:table-row table:style-name="ro1">
          <table:table-cell office:value-type="string">
            <text:p>RC101.100_25-5-5-5</text:p>
          </table:table-cell>
          <table:table-cell office:value-type="float" office:value="70">
            <text:p>70</text:p>
          </table:table-cell>
          <table:table-cell office:value-type="float" office:value="4337">
            <text:p>4337.0</text:p>
          </table:table-cell>
          <table:table-cell table:formula="of:=AVERAGE([.E205:.CO205])" office:value-type="float" office:value="3999.34090909091">
            <text:p>3999.3</text:p>
          </table:table-cell>
          <table:table-cell office:value-type="float" office:value="1112">
            <text:p>1112</text:p>
          </table:table-cell>
          <table:table-cell office:value-type="float" office:value="1433">
            <text:p>1433</text:p>
          </table:table-cell>
          <table:table-cell office:value-type="float" office:value="1691">
            <text:p>1691</text:p>
          </table:table-cell>
          <table:table-cell office:value-type="float" office:value="1799">
            <text:p>1799</text:p>
          </table:table-cell>
          <table:table-cell office:value-type="float" office:value="1859">
            <text:p>1859</text:p>
          </table:table-cell>
          <table:table-cell office:value-type="float" office:value="2051">
            <text:p>2051</text:p>
          </table:table-cell>
          <table:table-cell office:value-type="float" office:value="2163">
            <text:p>2163</text:p>
          </table:table-cell>
          <table:table-cell office:value-type="float" office:value="2370">
            <text:p>2370</text:p>
          </table:table-cell>
          <table:table-cell office:value-type="float" office:value="2457">
            <text:p>2457</text:p>
          </table:table-cell>
          <table:table-cell office:value-type="float" office:value="2707">
            <text:p>2707</text:p>
          </table:table-cell>
          <table:table-cell office:value-type="float" office:value="2665">
            <text:p>2665</text:p>
          </table:table-cell>
          <table:table-cell office:value-type="float" office:value="2742">
            <text:p>2742</text:p>
          </table:table-cell>
          <table:table-cell office:value-type="float" office:value="2923">
            <text:p>2923</text:p>
          </table:table-cell>
          <table:table-cell office:value-type="float" office:value="3195">
            <text:p>3195</text:p>
          </table:table-cell>
          <table:table-cell office:value-type="float" office:value="3409">
            <text:p>3409</text:p>
          </table:table-cell>
          <table:table-cell office:value-type="float" office:value="3511">
            <text:p>3511</text:p>
          </table:table-cell>
          <table:table-cell office:value-type="float" office:value="3857">
            <text:p>3857</text:p>
          </table:table-cell>
          <table:table-cell office:value-type="float" office:value="4024">
            <text:p>4024</text:p>
          </table:table-cell>
          <table:table-cell office:value-type="float" office:value="4616">
            <text:p>4616</text:p>
          </table:table-cell>
          <table:table-cell office:value-type="float" office:value="4806">
            <text:p>4806</text:p>
          </table:table-cell>
          <table:table-cell office:value-type="float" office:value="4637">
            <text:p>4637</text:p>
          </table:table-cell>
          <table:table-cell office:value-type="float" office:value="4840">
            <text:p>4840</text:p>
          </table:table-cell>
          <table:table-cell office:value-type="float" office:value="4993">
            <text:p>4993</text:p>
          </table:table-cell>
          <table:table-cell office:value-type="float" office:value="4955">
            <text:p>4955</text:p>
          </table:table-cell>
          <table:table-cell office:value-type="float" office:value="5156">
            <text:p>5156</text:p>
          </table:table-cell>
          <table:table-cell office:value-type="float" office:value="5307">
            <text:p>5307</text:p>
          </table:table-cell>
          <table:table-cell office:value-type="float" office:value="5356">
            <text:p>5356</text:p>
          </table:table-cell>
          <table:table-cell office:value-type="float" office:value="5553">
            <text:p>5553</text:p>
          </table:table-cell>
          <table:table-cell office:value-type="float" office:value="5469">
            <text:p>5469</text:p>
          </table:table-cell>
          <table:table-cell office:value-type="float" office:value="5631">
            <text:p>5631</text:p>
          </table:table-cell>
          <table:table-cell office:value-type="float" office:value="5395">
            <text:p>5395</text:p>
          </table:table-cell>
          <table:table-cell office:value-type="float" office:value="5410">
            <text:p>5410</text:p>
          </table:table-cell>
          <table:table-cell office:value-type="float" office:value="5982">
            <text:p>5982</text:p>
          </table:table-cell>
          <table:table-cell office:value-type="float" office:value="6077">
            <text:p>6077</text:p>
          </table:table-cell>
          <table:table-cell office:value-type="float" office:value="6053">
            <text:p>6053</text:p>
          </table:table-cell>
          <table:table-cell office:value-type="float" office:value="6066">
            <text:p>6066</text:p>
          </table:table-cell>
          <table:table-cell office:value-type="float" office:value="5700">
            <text:p>5700</text:p>
          </table:table-cell>
          <table:table-cell office:value-type="float" office:value="5380">
            <text:p>5380</text:p>
          </table:table-cell>
          <table:table-cell office:value-type="float" office:value="5054">
            <text:p>5054</text:p>
          </table:table-cell>
          <table:table-cell office:value-type="float" office:value="4063">
            <text:p>4063</text:p>
          </table:table-cell>
          <table:table-cell office:value-type="float" office:value="4085">
            <text:p>4085</text:p>
          </table:table-cell>
          <table:table-cell office:value-type="float" office:value="3949">
            <text:p>3949</text:p>
          </table:table-cell>
          <table:table-cell office:value-type="float" office:value="3057">
            <text:p>3057</text:p>
          </table:table-cell>
          <table:table-cell office:value-type="float" office:value="2413">
            <text:p>2413</text:p>
          </table:table-cell>
          <table:table-cell table:number-columns-repeated="44"/>
        </table:table-row>
        <table:table-row table:style-name="ro1">
          <table:table-cell office:value-type="string">
            <text:p>RC101.100_25-5-5-5</text:p>
          </table:table-cell>
          <table:table-cell office:value-type="float" office:value="90">
            <text:p>90</text:p>
          </table:table-cell>
          <table:table-cell office:value-type="float" office:value="1697">
            <text:p>1697.0</text:p>
          </table:table-cell>
          <table:table-cell table:formula="of:=AVERAGE([.E206:.CO206])" office:value-type="float" office:value="3119.21818181818">
            <text:p>3119.2</text:p>
          </table:table-cell>
          <table:table-cell office:value-type="float" office:value="627">
            <text:p>627</text:p>
          </table:table-cell>
          <table:table-cell office:value-type="float" office:value="480">
            <text:p>480</text:p>
          </table:table-cell>
          <table:table-cell office:value-type="float" office:value="498">
            <text:p>498</text:p>
          </table:table-cell>
          <table:table-cell office:value-type="float" office:value="581">
            <text:p>581</text:p>
          </table:table-cell>
          <table:table-cell office:value-type="float" office:value="643">
            <text:p>643</text:p>
          </table:table-cell>
          <table:table-cell office:value-type="float" office:value="685">
            <text:p>685</text:p>
          </table:table-cell>
          <table:table-cell office:value-type="float" office:value="768">
            <text:p>768</text:p>
          </table:table-cell>
          <table:table-cell office:value-type="float" office:value="819">
            <text:p>819</text:p>
          </table:table-cell>
          <table:table-cell office:value-type="float" office:value="935">
            <text:p>935</text:p>
          </table:table-cell>
          <table:table-cell office:value-type="float" office:value="1014">
            <text:p>1014</text:p>
          </table:table-cell>
          <table:table-cell office:value-type="float" office:value="1166">
            <text:p>1166</text:p>
          </table:table-cell>
          <table:table-cell office:value-type="float" office:value="1137">
            <text:p>1137</text:p>
          </table:table-cell>
          <table:table-cell office:value-type="float" office:value="1400">
            <text:p>1400</text:p>
          </table:table-cell>
          <table:table-cell office:value-type="float" office:value="1444">
            <text:p>1444</text:p>
          </table:table-cell>
          <table:table-cell office:value-type="float" office:value="1531">
            <text:p>1531</text:p>
          </table:table-cell>
          <table:table-cell office:value-type="float" office:value="1792">
            <text:p>1792</text:p>
          </table:table-cell>
          <table:table-cell office:value-type="float" office:value="2074">
            <text:p>2074</text:p>
          </table:table-cell>
          <table:table-cell office:value-type="float" office:value="2210">
            <text:p>2210</text:p>
          </table:table-cell>
          <table:table-cell office:value-type="float" office:value="2425">
            <text:p>2425</text:p>
          </table:table-cell>
          <table:table-cell office:value-type="float" office:value="2528">
            <text:p>2528</text:p>
          </table:table-cell>
          <table:table-cell office:value-type="float" office:value="2647">
            <text:p>2647</text:p>
          </table:table-cell>
          <table:table-cell office:value-type="float" office:value="2777">
            <text:p>2777</text:p>
          </table:table-cell>
          <table:table-cell office:value-type="float" office:value="2953">
            <text:p>2953</text:p>
          </table:table-cell>
          <table:table-cell office:value-type="float" office:value="3232">
            <text:p>3232</text:p>
          </table:table-cell>
          <table:table-cell office:value-type="float" office:value="3788">
            <text:p>3788</text:p>
          </table:table-cell>
          <table:table-cell office:value-type="float" office:value="3628">
            <text:p>3628</text:p>
          </table:table-cell>
          <table:table-cell office:value-type="float" office:value="3684">
            <text:p>3684</text:p>
          </table:table-cell>
          <table:table-cell office:value-type="float" office:value="4046">
            <text:p>4046</text:p>
          </table:table-cell>
          <table:table-cell office:value-type="float" office:value="3839">
            <text:p>3839</text:p>
          </table:table-cell>
          <table:table-cell office:value-type="float" office:value="4075">
            <text:p>4075</text:p>
          </table:table-cell>
          <table:table-cell office:value-type="float" office:value="4151">
            <text:p>4151</text:p>
          </table:table-cell>
          <table:table-cell office:value-type="float" office:value="4120">
            <text:p>4120</text:p>
          </table:table-cell>
          <table:table-cell office:value-type="float" office:value="4202">
            <text:p>4202</text:p>
          </table:table-cell>
          <table:table-cell office:value-type="float" office:value="4492">
            <text:p>4492</text:p>
          </table:table-cell>
          <table:table-cell office:value-type="float" office:value="4494">
            <text:p>4494</text:p>
          </table:table-cell>
          <table:table-cell office:value-type="float" office:value="4788">
            <text:p>4788</text:p>
          </table:table-cell>
          <table:table-cell office:value-type="float" office:value="4756">
            <text:p>4756</text:p>
          </table:table-cell>
          <table:table-cell office:value-type="float" office:value="4779">
            <text:p>4779</text:p>
          </table:table-cell>
          <table:table-cell office:value-type="float" office:value="4784">
            <text:p>4784</text:p>
          </table:table-cell>
          <table:table-cell office:value-type="float" office:value="5061">
            <text:p>5061</text:p>
          </table:table-cell>
          <table:table-cell office:value-type="float" office:value="4893">
            <text:p>4893</text:p>
          </table:table-cell>
          <table:table-cell office:value-type="float" office:value="4652">
            <text:p>4652</text:p>
          </table:table-cell>
          <table:table-cell office:value-type="float" office:value="4938">
            <text:p>4938</text:p>
          </table:table-cell>
          <table:table-cell office:value-type="float" office:value="4748">
            <text:p>4748</text:p>
          </table:table-cell>
          <table:table-cell office:value-type="float" office:value="4882">
            <text:p>4882</text:p>
          </table:table-cell>
          <table:table-cell office:value-type="float" office:value="5296">
            <text:p>5296</text:p>
          </table:table-cell>
          <table:table-cell office:value-type="float" office:value="5940">
            <text:p>5940</text:p>
          </table:table-cell>
          <table:table-cell office:value-type="float" office:value="4783">
            <text:p>4783</text:p>
          </table:table-cell>
          <table:table-cell office:value-type="float" office:value="4832">
            <text:p>4832</text:p>
          </table:table-cell>
          <table:table-cell office:value-type="float" office:value="4864">
            <text:p>4864</text:p>
          </table:table-cell>
          <table:table-cell office:value-type="float" office:value="5002">
            <text:p>5002</text:p>
          </table:table-cell>
          <table:table-cell office:value-type="float" office:value="4600">
            <text:p>4600</text:p>
          </table:table-cell>
          <table:table-cell office:value-type="float" office:value="3005">
            <text:p>3005</text:p>
          </table:table-cell>
          <table:table-cell office:value-type="float" office:value="2433">
            <text:p>2433</text:p>
          </table:table-cell>
          <table:table-cell office:value-type="float" office:value="1636">
            <text:p>1636</text:p>
          </table:table-cell>
          <table:table-cell table:number-columns-repeated="33"/>
        </table:table-row>
        <table:table-row table:style-name="ro1">
          <table:table-cell office:value-type="string">
            <text:p>RC102.100_25-5-5-5</text:p>
          </table:table-cell>
          <table:table-cell office:value-type="float" office:value="10">
            <text:p>10</text:p>
          </table:table-cell>
          <table:table-cell office:value-type="float" office:value="40672">
            <text:p>40672.0</text:p>
          </table:table-cell>
          <table:table-cell table:formula="of:=AVERAGE([.E207:.CO207])" office:value-type="float" office:value="10982.1428571429">
            <text:p>10982.1</text:p>
          </table:table-cell>
          <table:table-cell office:value-type="float" office:value="10263">
            <text:p>10263</text:p>
          </table:table-cell>
          <table:table-cell office:value-type="float" office:value="10325">
            <text:p>10325</text:p>
          </table:table-cell>
          <table:table-cell office:value-type="float" office:value="11977">
            <text:p>11977</text:p>
          </table:table-cell>
          <table:table-cell office:value-type="float" office:value="10650">
            <text:p>10650</text:p>
          </table:table-cell>
          <table:table-cell office:value-type="float" office:value="11288">
            <text:p>11288</text:p>
          </table:table-cell>
          <table:table-cell office:value-type="float" office:value="11659">
            <text:p>11659</text:p>
          </table:table-cell>
          <table:table-cell office:value-type="float" office:value="10713">
            <text:p>10713</text:p>
          </table:table-cell>
          <table:table-cell table:number-columns-repeated="81"/>
        </table:table-row>
        <table:table-row table:style-name="ro1">
          <table:table-cell office:value-type="string">
            <text:p>RC102.100_25-5-5-5</text:p>
          </table:table-cell>
          <table:table-cell office:value-type="float" office:value="30">
            <text:p>30</text:p>
          </table:table-cell>
          <table:table-cell office:value-type="float" office:value="20959">
            <text:p>20959.0</text:p>
          </table:table-cell>
          <table:table-cell table:formula="of:=AVERAGE([.E208:.CO208])" office:value-type="float" office:value="8029.95652173913">
            <text:p>8030.0</text:p>
          </table:table-cell>
          <table:table-cell office:value-type="float" office:value="6265">
            <text:p>6265</text:p>
          </table:table-cell>
          <table:table-cell office:value-type="float" office:value="6998">
            <text:p>6998</text:p>
          </table:table-cell>
          <table:table-cell office:value-type="float" office:value="7281">
            <text:p>7281</text:p>
          </table:table-cell>
          <table:table-cell office:value-type="float" office:value="7263">
            <text:p>7263</text:p>
          </table:table-cell>
          <table:table-cell office:value-type="float" office:value="7572">
            <text:p>7572</text:p>
          </table:table-cell>
          <table:table-cell office:value-type="float" office:value="7827">
            <text:p>7827</text:p>
          </table:table-cell>
          <table:table-cell office:value-type="float" office:value="7916">
            <text:p>7916</text:p>
          </table:table-cell>
          <table:table-cell office:value-type="float" office:value="7535">
            <text:p>7535</text:p>
          </table:table-cell>
          <table:table-cell office:value-type="float" office:value="7913">
            <text:p>7913</text:p>
          </table:table-cell>
          <table:table-cell office:value-type="float" office:value="8217">
            <text:p>8217</text:p>
          </table:table-cell>
          <table:table-cell office:value-type="float" office:value="8201">
            <text:p>8201</text:p>
          </table:table-cell>
          <table:table-cell office:value-type="float" office:value="8725">
            <text:p>8725</text:p>
          </table:table-cell>
          <table:table-cell office:value-type="float" office:value="9070">
            <text:p>9070</text:p>
          </table:table-cell>
          <table:table-cell office:value-type="float" office:value="9393">
            <text:p>9393</text:p>
          </table:table-cell>
          <table:table-cell office:value-type="float" office:value="9860">
            <text:p>9860</text:p>
          </table:table-cell>
          <table:table-cell office:value-type="float" office:value="10107">
            <text:p>10107</text:p>
          </table:table-cell>
          <table:table-cell office:value-type="float" office:value="10209">
            <text:p>10209</text:p>
          </table:table-cell>
          <table:table-cell office:value-type="float" office:value="10291">
            <text:p>10291</text:p>
          </table:table-cell>
          <table:table-cell office:value-type="float" office:value="10389">
            <text:p>10389</text:p>
          </table:table-cell>
          <table:table-cell office:value-type="float" office:value="9845">
            <text:p>9845</text:p>
          </table:table-cell>
          <table:table-cell office:value-type="float" office:value="8748">
            <text:p>8748</text:p>
          </table:table-cell>
          <table:table-cell office:value-type="float" office:value="2651">
            <text:p>2651</text:p>
          </table:table-cell>
          <table:table-cell office:value-type="float" office:value="2413">
            <text:p>2413</text:p>
          </table:table-cell>
          <table:table-cell table:number-columns-repeated="65"/>
        </table:table-row>
        <table:table-row table:style-name="ro1">
          <table:table-cell office:value-type="string">
            <text:p>RC102.100_25-5-5-5</text:p>
          </table:table-cell>
          <table:table-cell office:value-type="float" office:value="50">
            <text:p>50</text:p>
          </table:table-cell>
          <table:table-cell office:value-type="float" office:value="15103">
            <text:p>15103.0</text:p>
          </table:table-cell>
          <table:table-cell table:formula="of:=AVERAGE([.E209:.CO209])" office:value-type="float" office:value="6164">
            <text:p>6164.0</text:p>
          </table:table-cell>
          <table:table-cell office:value-type="float" office:value="4619">
            <text:p>4619</text:p>
          </table:table-cell>
          <table:table-cell office:value-type="float" office:value="5068">
            <text:p>5068</text:p>
          </table:table-cell>
          <table:table-cell office:value-type="float" office:value="5111">
            <text:p>5111</text:p>
          </table:table-cell>
          <table:table-cell office:value-type="float" office:value="5103">
            <text:p>5103</text:p>
          </table:table-cell>
          <table:table-cell office:value-type="float" office:value="5198">
            <text:p>5198</text:p>
          </table:table-cell>
          <table:table-cell office:value-type="float" office:value="5347">
            <text:p>5347</text:p>
          </table:table-cell>
          <table:table-cell office:value-type="float" office:value="5971">
            <text:p>5971</text:p>
          </table:table-cell>
          <table:table-cell office:value-type="float" office:value="5885">
            <text:p>5885</text:p>
          </table:table-cell>
          <table:table-cell office:value-type="float" office:value="6042">
            <text:p>6042</text:p>
          </table:table-cell>
          <table:table-cell office:value-type="float" office:value="6355">
            <text:p>6355</text:p>
          </table:table-cell>
          <table:table-cell office:value-type="float" office:value="6380">
            <text:p>6380</text:p>
          </table:table-cell>
          <table:table-cell office:value-type="float" office:value="6628">
            <text:p>6628</text:p>
          </table:table-cell>
          <table:table-cell office:value-type="float" office:value="6981">
            <text:p>6981</text:p>
          </table:table-cell>
          <table:table-cell office:value-type="float" office:value="7019">
            <text:p>7019</text:p>
          </table:table-cell>
          <table:table-cell office:value-type="float" office:value="7176">
            <text:p>7176</text:p>
          </table:table-cell>
          <table:table-cell office:value-type="float" office:value="7205">
            <text:p>7205</text:p>
          </table:table-cell>
          <table:table-cell office:value-type="float" office:value="7264">
            <text:p>7264</text:p>
          </table:table-cell>
          <table:table-cell office:value-type="float" office:value="6570">
            <text:p>6570</text:p>
          </table:table-cell>
          <table:table-cell office:value-type="float" office:value="7045">
            <text:p>7045</text:p>
          </table:table-cell>
          <table:table-cell office:value-type="float" office:value="7000">
            <text:p>7000</text:p>
          </table:table-cell>
          <table:table-cell office:value-type="float" office:value="7720">
            <text:p>7720</text:p>
          </table:table-cell>
          <table:table-cell table:number-columns-repeated="2" office:value-type="float" office:value="7289">
            <text:p>7289</text:p>
          </table:table-cell>
          <table:table-cell office:value-type="float" office:value="7435">
            <text:p>7435</text:p>
          </table:table-cell>
          <table:table-cell office:value-type="float" office:value="7013">
            <text:p>7013</text:p>
          </table:table-cell>
          <table:table-cell office:value-type="float" office:value="6420">
            <text:p>6420</text:p>
          </table:table-cell>
          <table:table-cell office:value-type="float" office:value="6659">
            <text:p>6659</text:p>
          </table:table-cell>
          <table:table-cell office:value-type="float" office:value="6249">
            <text:p>6249</text:p>
          </table:table-cell>
          <table:table-cell office:value-type="float" office:value="6039">
            <text:p>6039</text:p>
          </table:table-cell>
          <table:table-cell office:value-type="float" office:value="5372">
            <text:p>5372</text:p>
          </table:table-cell>
          <table:table-cell office:value-type="float" office:value="5928">
            <text:p>5928</text:p>
          </table:table-cell>
          <table:table-cell office:value-type="float" office:value="4089">
            <text:p>4089</text:p>
          </table:table-cell>
          <table:table-cell office:value-type="float" office:value="3950">
            <text:p>3950</text:p>
          </table:table-cell>
          <table:table-cell office:value-type="float" office:value="4157">
            <text:p>4157</text:p>
          </table:table-cell>
          <table:table-cell table:number-columns-repeated="54"/>
        </table:table-row>
        <table:table-row table:style-name="ro1">
          <table:table-cell office:value-type="string">
            <text:p>RC102.100_25-5-5-5</text:p>
          </table:table-cell>
          <table:table-cell office:value-type="float" office:value="70">
            <text:p>70</text:p>
          </table:table-cell>
          <table:table-cell office:value-type="float" office:value="4979">
            <text:p>4979.0</text:p>
          </table:table-cell>
          <table:table-cell table:formula="of:=AVERAGE([.E210:.CO210])" office:value-type="float" office:value="5248.48780487805">
            <text:p>5248.5</text:p>
          </table:table-cell>
          <table:table-cell office:value-type="float" office:value="2890">
            <text:p>2890</text:p>
          </table:table-cell>
          <table:table-cell office:value-type="float" office:value="3087">
            <text:p>3087</text:p>
          </table:table-cell>
          <table:table-cell office:value-type="float" office:value="3492">
            <text:p>3492</text:p>
          </table:table-cell>
          <table:table-cell office:value-type="float" office:value="3663">
            <text:p>3663</text:p>
          </table:table-cell>
          <table:table-cell office:value-type="float" office:value="3831">
            <text:p>3831</text:p>
          </table:table-cell>
          <table:table-cell office:value-type="float" office:value="3934">
            <text:p>3934</text:p>
          </table:table-cell>
          <table:table-cell office:value-type="float" office:value="3941">
            <text:p>3941</text:p>
          </table:table-cell>
          <table:table-cell office:value-type="float" office:value="3943">
            <text:p>3943</text:p>
          </table:table-cell>
          <table:table-cell office:value-type="float" office:value="4228">
            <text:p>4228</text:p>
          </table:table-cell>
          <table:table-cell office:value-type="float" office:value="4367">
            <text:p>4367</text:p>
          </table:table-cell>
          <table:table-cell office:value-type="float" office:value="4332">
            <text:p>4332</text:p>
          </table:table-cell>
          <table:table-cell office:value-type="float" office:value="4504">
            <text:p>4504</text:p>
          </table:table-cell>
          <table:table-cell office:value-type="float" office:value="4636">
            <text:p>4636</text:p>
          </table:table-cell>
          <table:table-cell office:value-type="float" office:value="4910">
            <text:p>4910</text:p>
          </table:table-cell>
          <table:table-cell office:value-type="float" office:value="4584">
            <text:p>4584</text:p>
          </table:table-cell>
          <table:table-cell office:value-type="float" office:value="4933">
            <text:p>4933</text:p>
          </table:table-cell>
          <table:table-cell office:value-type="float" office:value="5076">
            <text:p>5076</text:p>
          </table:table-cell>
          <table:table-cell office:value-type="float" office:value="4941">
            <text:p>4941</text:p>
          </table:table-cell>
          <table:table-cell office:value-type="float" office:value="4935">
            <text:p>4935</text:p>
          </table:table-cell>
          <table:table-cell office:value-type="float" office:value="5145">
            <text:p>5145</text:p>
          </table:table-cell>
          <table:table-cell office:value-type="float" office:value="5398">
            <text:p>5398</text:p>
          </table:table-cell>
          <table:table-cell office:value-type="float" office:value="5090">
            <text:p>5090</text:p>
          </table:table-cell>
          <table:table-cell office:value-type="float" office:value="5424">
            <text:p>5424</text:p>
          </table:table-cell>
          <table:table-cell office:value-type="float" office:value="5592">
            <text:p>5592</text:p>
          </table:table-cell>
          <table:table-cell office:value-type="float" office:value="5899">
            <text:p>5899</text:p>
          </table:table-cell>
          <table:table-cell office:value-type="float" office:value="5995">
            <text:p>5995</text:p>
          </table:table-cell>
          <table:table-cell office:value-type="float" office:value="6191">
            <text:p>6191</text:p>
          </table:table-cell>
          <table:table-cell office:value-type="float" office:value="6132">
            <text:p>6132</text:p>
          </table:table-cell>
          <table:table-cell office:value-type="float" office:value="6560">
            <text:p>6560</text:p>
          </table:table-cell>
          <table:table-cell office:value-type="float" office:value="6600">
            <text:p>6600</text:p>
          </table:table-cell>
          <table:table-cell office:value-type="float" office:value="6912">
            <text:p>6912</text:p>
          </table:table-cell>
          <table:table-cell office:value-type="float" office:value="6980">
            <text:p>6980</text:p>
          </table:table-cell>
          <table:table-cell office:value-type="float" office:value="7023">
            <text:p>7023</text:p>
          </table:table-cell>
          <table:table-cell office:value-type="float" office:value="7416">
            <text:p>7416</text:p>
          </table:table-cell>
          <table:table-cell office:value-type="float" office:value="7192">
            <text:p>7192</text:p>
          </table:table-cell>
          <table:table-cell office:value-type="float" office:value="7252">
            <text:p>7252</text:p>
          </table:table-cell>
          <table:table-cell office:value-type="float" office:value="6437">
            <text:p>6437</text:p>
          </table:table-cell>
          <table:table-cell office:value-type="float" office:value="6216">
            <text:p>6216</text:p>
          </table:table-cell>
          <table:table-cell office:value-type="float" office:value="6657">
            <text:p>6657</text:p>
          </table:table-cell>
          <table:table-cell office:value-type="float" office:value="6387">
            <text:p>6387</text:p>
          </table:table-cell>
          <table:table-cell office:value-type="float" office:value="2463">
            <text:p>2463</text:p>
          </table:table-cell>
          <table:table-cell table:number-columns-repeated="47"/>
        </table:table-row>
        <table:table-row table:style-name="ro1">
          <table:table-cell office:value-type="string">
            <text:p>RC102.100_25-5-5-5</text:p>
          </table:table-cell>
          <table:table-cell office:value-type="float" office:value="90">
            <text:p>90</text:p>
          </table:table-cell>
          <table:table-cell office:value-type="float" office:value="1692">
            <text:p>1692.0</text:p>
          </table:table-cell>
          <table:table-cell table:formula="of:=AVERAGE([.E211:.CO211])" office:value-type="float" office:value="4538.88636363636">
            <text:p>4538.9</text:p>
          </table:table-cell>
          <table:table-cell office:value-type="float" office:value="1387">
            <text:p>1387</text:p>
          </table:table-cell>
          <table:table-cell office:value-type="float" office:value="1471">
            <text:p>1471</text:p>
          </table:table-cell>
          <table:table-cell office:value-type="float" office:value="1512">
            <text:p>1512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2146">
            <text:p>2146</text:p>
          </table:table-cell>
          <table:table-cell office:value-type="float" office:value="2443">
            <text:p>2443</text:p>
          </table:table-cell>
          <table:table-cell office:value-type="float" office:value="2889">
            <text:p>2889</text:p>
          </table:table-cell>
          <table:table-cell office:value-type="float" office:value="2993">
            <text:p>2993</text:p>
          </table:table-cell>
          <table:table-cell office:value-type="float" office:value="3236">
            <text:p>3236</text:p>
          </table:table-cell>
          <table:table-cell office:value-type="float" office:value="3125">
            <text:p>3125</text:p>
          </table:table-cell>
          <table:table-cell office:value-type="float" office:value="3205">
            <text:p>3205</text:p>
          </table:table-cell>
          <table:table-cell office:value-type="float" office:value="3600">
            <text:p>3600</text:p>
          </table:table-cell>
          <table:table-cell office:value-type="float" office:value="3422">
            <text:p>3422</text:p>
          </table:table-cell>
          <table:table-cell office:value-type="float" office:value="3819">
            <text:p>3819</text:p>
          </table:table-cell>
          <table:table-cell office:value-type="float" office:value="4609">
            <text:p>4609</text:p>
          </table:table-cell>
          <table:table-cell office:value-type="float" office:value="4599">
            <text:p>4599</text:p>
          </table:table-cell>
          <table:table-cell office:value-type="float" office:value="4638">
            <text:p>4638</text:p>
          </table:table-cell>
          <table:table-cell office:value-type="float" office:value="4950">
            <text:p>4950</text:p>
          </table:table-cell>
          <table:table-cell office:value-type="float" office:value="4904">
            <text:p>4904</text:p>
          </table:table-cell>
          <table:table-cell office:value-type="float" office:value="5507">
            <text:p>5507</text:p>
          </table:table-cell>
          <table:table-cell office:value-type="float" office:value="5821">
            <text:p>5821</text:p>
          </table:table-cell>
          <table:table-cell office:value-type="float" office:value="5615">
            <text:p>5615</text:p>
          </table:table-cell>
          <table:table-cell office:value-type="float" office:value="5479">
            <text:p>5479</text:p>
          </table:table-cell>
          <table:table-cell office:value-type="float" office:value="5619">
            <text:p>5619</text:p>
          </table:table-cell>
          <table:table-cell office:value-type="float" office:value="5455">
            <text:p>5455</text:p>
          </table:table-cell>
          <table:table-cell office:value-type="float" office:value="5790">
            <text:p>5790</text:p>
          </table:table-cell>
          <table:table-cell office:value-type="float" office:value="5852">
            <text:p>5852</text:p>
          </table:table-cell>
          <table:table-cell office:value-type="float" office:value="5901">
            <text:p>5901</text:p>
          </table:table-cell>
          <table:table-cell office:value-type="float" office:value="5942">
            <text:p>5942</text:p>
          </table:table-cell>
          <table:table-cell office:value-type="float" office:value="6090">
            <text:p>6090</text:p>
          </table:table-cell>
          <table:table-cell office:value-type="float" office:value="6344">
            <text:p>6344</text:p>
          </table:table-cell>
          <table:table-cell office:value-type="float" office:value="6205">
            <text:p>6205</text:p>
          </table:table-cell>
          <table:table-cell office:value-type="float" office:value="6527">
            <text:p>6527</text:p>
          </table:table-cell>
          <table:table-cell office:value-type="float" office:value="6430">
            <text:p>6430</text:p>
          </table:table-cell>
          <table:table-cell office:value-type="float" office:value="6674">
            <text:p>6674</text:p>
          </table:table-cell>
          <table:table-cell office:value-type="float" office:value="6310">
            <text:p>6310</text:p>
          </table:table-cell>
          <table:table-cell office:value-type="float" office:value="6483">
            <text:p>6483</text:p>
          </table:table-cell>
          <table:table-cell office:value-type="float" office:value="6436">
            <text:p>6436</text:p>
          </table:table-cell>
          <table:table-cell office:value-type="float" office:value="4980">
            <text:p>4980</text:p>
          </table:table-cell>
          <table:table-cell office:value-type="float" office:value="5163">
            <text:p>5163</text:p>
          </table:table-cell>
          <table:table-cell office:value-type="float" office:value="4790">
            <text:p>4790</text:p>
          </table:table-cell>
          <table:table-cell office:value-type="float" office:value="4371">
            <text:p>4371</text:p>
          </table:table-cell>
          <table:table-cell office:value-type="float" office:value="3819">
            <text:p>3819</text:p>
          </table:table-cell>
          <table:table-cell table:number-columns-repeated="44"/>
        </table:table-row>
        <table:table-row table:style-name="ro1">
          <table:table-cell office:value-type="string">
            <text:p>RC103.100_25-5-5-5</text:p>
          </table:table-cell>
          <table:table-cell office:value-type="float" office:value="10">
            <text:p>10</text:p>
          </table:table-cell>
          <table:table-cell office:value-type="float" office:value="36121">
            <text:p>36121.0</text:p>
          </table:table-cell>
          <table:table-cell table:formula="of:=AVERAGE([.E212:.CO212])" office:value-type="float" office:value="9293.71428571429">
            <text:p>9293.7</text:p>
          </table:table-cell>
          <table:table-cell office:value-type="float" office:value="10504">
            <text:p>10504</text:p>
          </table:table-cell>
          <table:table-cell office:value-type="float" office:value="10425">
            <text:p>10425</text:p>
          </table:table-cell>
          <table:table-cell office:value-type="float" office:value="10223">
            <text:p>10223</text:p>
          </table:table-cell>
          <table:table-cell office:value-type="float" office:value="10766">
            <text:p>10766</text:p>
          </table:table-cell>
          <table:table-cell office:value-type="float" office:value="11093">
            <text:p>11093</text:p>
          </table:table-cell>
          <table:table-cell office:value-type="float" office:value="8463">
            <text:p>8463</text:p>
          </table:table-cell>
          <table:table-cell office:value-type="float" office:value="3582">
            <text:p>3582</text:p>
          </table:table-cell>
          <table:table-cell table:number-columns-repeated="81"/>
        </table:table-row>
        <table:table-row table:style-name="ro1">
          <table:table-cell office:value-type="string">
            <text:p>RC103.100_25-5-5-5</text:p>
          </table:table-cell>
          <table:table-cell office:value-type="float" office:value="30">
            <text:p>30</text:p>
          </table:table-cell>
          <table:table-cell office:value-type="float" office:value="21512">
            <text:p>21512.0</text:p>
          </table:table-cell>
          <table:table-cell table:formula="of:=AVERAGE([.E213:.CO213])" office:value-type="float" office:value="7897.75">
            <text:p>7897.8</text:p>
          </table:table-cell>
          <table:table-cell office:value-type="float" office:value="8237">
            <text:p>8237</text:p>
          </table:table-cell>
          <table:table-cell office:value-type="float" office:value="8604">
            <text:p>8604</text:p>
          </table:table-cell>
          <table:table-cell office:value-type="float" office:value="8871">
            <text:p>8871</text:p>
          </table:table-cell>
          <table:table-cell office:value-type="float" office:value="8729">
            <text:p>8729</text:p>
          </table:table-cell>
          <table:table-cell office:value-type="float" office:value="8684">
            <text:p>8684</text:p>
          </table:table-cell>
          <table:table-cell office:value-type="float" office:value="8852">
            <text:p>8852</text:p>
          </table:table-cell>
          <table:table-cell office:value-type="float" office:value="9014">
            <text:p>9014</text:p>
          </table:table-cell>
          <table:table-cell office:value-type="float" office:value="9329">
            <text:p>9329</text:p>
          </table:table-cell>
          <table:table-cell office:value-type="float" office:value="8472">
            <text:p>8472</text:p>
          </table:table-cell>
          <table:table-cell office:value-type="float" office:value="7177">
            <text:p>7177</text:p>
          </table:table-cell>
          <table:table-cell office:value-type="float" office:value="7265">
            <text:p>7265</text:p>
          </table:table-cell>
          <table:table-cell office:value-type="float" office:value="1539">
            <text:p>1539</text:p>
          </table:table-cell>
          <table:table-cell table:number-columns-repeated="76"/>
        </table:table-row>
        <table:table-row table:style-name="ro1">
          <table:table-cell office:value-type="string">
            <text:p>RC103.100_25-5-5-5</text:p>
          </table:table-cell>
          <table:table-cell office:value-type="float" office:value="50">
            <text:p>50</text:p>
          </table:table-cell>
          <table:table-cell office:value-type="float" office:value="10677">
            <text:p>10677.0</text:p>
          </table:table-cell>
          <table:table-cell table:formula="of:=AVERAGE([.E214:.CO214])" office:value-type="float" office:value="6802.20833333333">
            <text:p>6802.2</text:p>
          </table:table-cell>
          <table:table-cell office:value-type="float" office:value="5667">
            <text:p>5667</text:p>
          </table:table-cell>
          <table:table-cell office:value-type="float" office:value="6211">
            <text:p>6211</text:p>
          </table:table-cell>
          <table:table-cell office:value-type="float" office:value="6558">
            <text:p>6558</text:p>
          </table:table-cell>
          <table:table-cell office:value-type="float" office:value="6753">
            <text:p>6753</text:p>
          </table:table-cell>
          <table:table-cell office:value-type="float" office:value="6882">
            <text:p>6882</text:p>
          </table:table-cell>
          <table:table-cell office:value-type="float" office:value="7071">
            <text:p>7071</text:p>
          </table:table-cell>
          <table:table-cell office:value-type="float" office:value="7401">
            <text:p>7401</text:p>
          </table:table-cell>
          <table:table-cell office:value-type="float" office:value="7559">
            <text:p>7559</text:p>
          </table:table-cell>
          <table:table-cell office:value-type="float" office:value="7705">
            <text:p>7705</text:p>
          </table:table-cell>
          <table:table-cell office:value-type="float" office:value="7557">
            <text:p>7557</text:p>
          </table:table-cell>
          <table:table-cell office:value-type="float" office:value="7740">
            <text:p>7740</text:p>
          </table:table-cell>
          <table:table-cell office:value-type="float" office:value="7402">
            <text:p>7402</text:p>
          </table:table-cell>
          <table:table-cell office:value-type="float" office:value="7887">
            <text:p>7887</text:p>
          </table:table-cell>
          <table:table-cell office:value-type="float" office:value="8352">
            <text:p>8352</text:p>
          </table:table-cell>
          <table:table-cell office:value-type="float" office:value="8329">
            <text:p>8329</text:p>
          </table:table-cell>
          <table:table-cell office:value-type="float" office:value="7976">
            <text:p>7976</text:p>
          </table:table-cell>
          <table:table-cell office:value-type="float" office:value="7254">
            <text:p>7254</text:p>
          </table:table-cell>
          <table:table-cell office:value-type="float" office:value="6352">
            <text:p>6352</text:p>
          </table:table-cell>
          <table:table-cell office:value-type="float" office:value="6351">
            <text:p>6351</text:p>
          </table:table-cell>
          <table:table-cell office:value-type="float" office:value="6962">
            <text:p>6962</text:p>
          </table:table-cell>
          <table:table-cell office:value-type="float" office:value="6064">
            <text:p>6064</text:p>
          </table:table-cell>
          <table:table-cell office:value-type="float" office:value="5590">
            <text:p>5590</text:p>
          </table:table-cell>
          <table:table-cell office:value-type="float" office:value="3922">
            <text:p>3922</text:p>
          </table:table-cell>
          <table:table-cell office:value-type="float" office:value="3708">
            <text:p>3708</text:p>
          </table:table-cell>
          <table:table-cell table:number-columns-repeated="64"/>
        </table:table-row>
        <table:table-row table:style-name="ro1">
          <table:table-cell office:value-type="string">
            <text:p>RC103.100_25-5-5-5</text:p>
          </table:table-cell>
          <table:table-cell office:value-type="float" office:value="70">
            <text:p>70</text:p>
          </table:table-cell>
          <table:table-cell office:value-type="float" office:value="4093">
            <text:p>4093.0</text:p>
          </table:table-cell>
          <table:table-cell table:formula="of:=AVERAGE([.E215:.CO215])" office:value-type="float" office:value="6449.89285714286">
            <text:p>6449.9</text:p>
          </table:table-cell>
          <table:table-cell office:value-type="float" office:value="5596">
            <text:p>5596</text:p>
          </table:table-cell>
          <table:table-cell office:value-type="float" office:value="5760">
            <text:p>5760</text:p>
          </table:table-cell>
          <table:table-cell office:value-type="float" office:value="5483">
            <text:p>5483</text:p>
          </table:table-cell>
          <table:table-cell office:value-type="float" office:value="6612">
            <text:p>6612</text:p>
          </table:table-cell>
          <table:table-cell office:value-type="float" office:value="6900">
            <text:p>6900</text:p>
          </table:table-cell>
          <table:table-cell office:value-type="float" office:value="6993">
            <text:p>6993</text:p>
          </table:table-cell>
          <table:table-cell office:value-type="float" office:value="6409">
            <text:p>6409</text:p>
          </table:table-cell>
          <table:table-cell office:value-type="float" office:value="5523">
            <text:p>5523</text:p>
          </table:table-cell>
          <table:table-cell office:value-type="float" office:value="5795">
            <text:p>5795</text:p>
          </table:table-cell>
          <table:table-cell office:value-type="float" office:value="6037">
            <text:p>6037</text:p>
          </table:table-cell>
          <table:table-cell office:value-type="float" office:value="5942">
            <text:p>5942</text:p>
          </table:table-cell>
          <table:table-cell office:value-type="float" office:value="6241">
            <text:p>6241</text:p>
          </table:table-cell>
          <table:table-cell office:value-type="float" office:value="6411">
            <text:p>6411</text:p>
          </table:table-cell>
          <table:table-cell office:value-type="float" office:value="6408">
            <text:p>6408</text:p>
          </table:table-cell>
          <table:table-cell office:value-type="float" office:value="6554">
            <text:p>6554</text:p>
          </table:table-cell>
          <table:table-cell office:value-type="float" office:value="6696">
            <text:p>6696</text:p>
          </table:table-cell>
          <table:table-cell office:value-type="float" office:value="6629">
            <text:p>6629</text:p>
          </table:table-cell>
          <table:table-cell office:value-type="float" office:value="7092">
            <text:p>7092</text:p>
          </table:table-cell>
          <table:table-cell office:value-type="float" office:value="7481">
            <text:p>7481</text:p>
          </table:table-cell>
          <table:table-cell office:value-type="float" office:value="7660">
            <text:p>7660</text:p>
          </table:table-cell>
          <table:table-cell office:value-type="float" office:value="8110">
            <text:p>8110</text:p>
          </table:table-cell>
          <table:table-cell office:value-type="float" office:value="7838">
            <text:p>7838</text:p>
          </table:table-cell>
          <table:table-cell office:value-type="float" office:value="7446">
            <text:p>7446</text:p>
          </table:table-cell>
          <table:table-cell office:value-type="float" office:value="7505">
            <text:p>7505</text:p>
          </table:table-cell>
          <table:table-cell office:value-type="float" office:value="6594">
            <text:p>6594</text:p>
          </table:table-cell>
          <table:table-cell office:value-type="float" office:value="6430">
            <text:p>6430</text:p>
          </table:table-cell>
          <table:table-cell office:value-type="float" office:value="6209">
            <text:p>6209</text:p>
          </table:table-cell>
          <table:table-cell office:value-type="float" office:value="2243">
            <text:p>2243</text:p>
          </table:table-cell>
          <table:table-cell table:number-columns-repeated="60"/>
        </table:table-row>
        <table:table-row table:style-name="ro1">
          <table:table-cell office:value-type="string">
            <text:p>RC103.100_25-5-5-5</text:p>
          </table:table-cell>
          <table:table-cell office:value-type="float" office:value="90">
            <text:p>90</text:p>
          </table:table-cell>
          <table:table-cell office:value-type="float" office:value="1769">
            <text:p>1769.0</text:p>
          </table:table-cell>
          <table:table-cell table:formula="of:=AVERAGE([.E216:.CO216])" office:value-type="float" office:value="5469.17142857143">
            <text:p>5469.2</text:p>
          </table:table-cell>
          <table:table-cell office:value-type="float" office:value="3737">
            <text:p>3737</text:p>
          </table:table-cell>
          <table:table-cell office:value-type="float" office:value="3719">
            <text:p>3719</text:p>
          </table:table-cell>
          <table:table-cell office:value-type="float" office:value="3702">
            <text:p>3702</text:p>
          </table:table-cell>
          <table:table-cell office:value-type="float" office:value="4160">
            <text:p>4160</text:p>
          </table:table-cell>
          <table:table-cell office:value-type="float" office:value="4295">
            <text:p>4295</text:p>
          </table:table-cell>
          <table:table-cell office:value-type="float" office:value="4251">
            <text:p>4251</text:p>
          </table:table-cell>
          <table:table-cell office:value-type="float" office:value="4088">
            <text:p>4088</text:p>
          </table:table-cell>
          <table:table-cell office:value-type="float" office:value="4167">
            <text:p>4167</text:p>
          </table:table-cell>
          <table:table-cell office:value-type="float" office:value="4482">
            <text:p>4482</text:p>
          </table:table-cell>
          <table:table-cell office:value-type="float" office:value="4328">
            <text:p>4328</text:p>
          </table:table-cell>
          <table:table-cell office:value-type="float" office:value="4621">
            <text:p>4621</text:p>
          </table:table-cell>
          <table:table-cell office:value-type="float" office:value="4736">
            <text:p>4736</text:p>
          </table:table-cell>
          <table:table-cell office:value-type="float" office:value="5444">
            <text:p>5444</text:p>
          </table:table-cell>
          <table:table-cell office:value-type="float" office:value="5684">
            <text:p>5684</text:p>
          </table:table-cell>
          <table:table-cell office:value-type="float" office:value="5595">
            <text:p>5595</text:p>
          </table:table-cell>
          <table:table-cell office:value-type="float" office:value="6082">
            <text:p>6082</text:p>
          </table:table-cell>
          <table:table-cell office:value-type="float" office:value="6193">
            <text:p>6193</text:p>
          </table:table-cell>
          <table:table-cell office:value-type="float" office:value="6219">
            <text:p>6219</text:p>
          </table:table-cell>
          <table:table-cell office:value-type="float" office:value="6502">
            <text:p>6502</text:p>
          </table:table-cell>
          <table:table-cell office:value-type="float" office:value="6617">
            <text:p>6617</text:p>
          </table:table-cell>
          <table:table-cell office:value-type="float" office:value="6692">
            <text:p>6692</text:p>
          </table:table-cell>
          <table:table-cell office:value-type="float" office:value="6686">
            <text:p>6686</text:p>
          </table:table-cell>
          <table:table-cell office:value-type="float" office:value="6514">
            <text:p>6514</text:p>
          </table:table-cell>
          <table:table-cell office:value-type="float" office:value="6637">
            <text:p>6637</text:p>
          </table:table-cell>
          <table:table-cell office:value-type="float" office:value="6561">
            <text:p>6561</text:p>
          </table:table-cell>
          <table:table-cell office:value-type="float" office:value="6505">
            <text:p>6505</text:p>
          </table:table-cell>
          <table:table-cell office:value-type="float" office:value="6611">
            <text:p>6611</text:p>
          </table:table-cell>
          <table:table-cell office:value-type="float" office:value="6657">
            <text:p>6657</text:p>
          </table:table-cell>
          <table:table-cell office:value-type="float" office:value="6119">
            <text:p>6119</text:p>
          </table:table-cell>
          <table:table-cell office:value-type="float" office:value="6224">
            <text:p>6224</text:p>
          </table:table-cell>
          <table:table-cell office:value-type="float" office:value="6363">
            <text:p>6363</text:p>
          </table:table-cell>
          <table:table-cell office:value-type="float" office:value="6583">
            <text:p>6583</text:p>
          </table:table-cell>
          <table:table-cell office:value-type="float" office:value="5412">
            <text:p>5412</text:p>
          </table:table-cell>
          <table:table-cell office:value-type="float" office:value="5117">
            <text:p>5117</text:p>
          </table:table-cell>
          <table:table-cell office:value-type="float" office:value="4118">
            <text:p>4118</text:p>
          </table:table-cell>
          <table:table-cell table:number-columns-repeated="53"/>
        </table:table-row>
        <table:table-row table:style-name="ro1">
          <table:table-cell office:value-type="string">
            <text:p>RC104.100_25-5-5-5</text:p>
          </table:table-cell>
          <table:table-cell office:value-type="float" office:value="10">
            <text:p>10</text:p>
          </table:table-cell>
          <table:table-cell office:value-type="float" office:value="52677">
            <text:p>52677.0</text:p>
          </table:table-cell>
          <table:table-cell table:formula="of:=AVERAGE([.E217:.CO217])" office:value-type="float" office:value="15007.5714285714">
            <text:p>15007.6</text:p>
          </table:table-cell>
          <table:table-cell office:value-type="float" office:value="14586">
            <text:p>14586</text:p>
          </table:table-cell>
          <table:table-cell office:value-type="float" office:value="14891">
            <text:p>14891</text:p>
          </table:table-cell>
          <table:table-cell office:value-type="float" office:value="15662">
            <text:p>15662</text:p>
          </table:table-cell>
          <table:table-cell office:value-type="float" office:value="16312">
            <text:p>16312</text:p>
          </table:table-cell>
          <table:table-cell office:value-type="float" office:value="15409">
            <text:p>15409</text:p>
          </table:table-cell>
          <table:table-cell office:value-type="float" office:value="14551">
            <text:p>14551</text:p>
          </table:table-cell>
          <table:table-cell office:value-type="float" office:value="13642">
            <text:p>13642</text:p>
          </table:table-cell>
          <table:table-cell table:number-columns-repeated="81"/>
        </table:table-row>
        <table:table-row table:style-name="ro1">
          <table:table-cell office:value-type="string">
            <text:p>RC104.100_25-5-5-5</text:p>
          </table:table-cell>
          <table:table-cell office:value-type="float" office:value="30">
            <text:p>30</text:p>
          </table:table-cell>
          <table:table-cell office:value-type="float" office:value="32188">
            <text:p>32188.0</text:p>
          </table:table-cell>
          <table:table-cell table:formula="of:=AVERAGE([.E218:.CO218])" office:value-type="float" office:value="13396.7777777778">
            <text:p>13396.8</text:p>
          </table:table-cell>
          <table:table-cell office:value-type="float" office:value="12511">
            <text:p>12511</text:p>
          </table:table-cell>
          <table:table-cell office:value-type="float" office:value="13187">
            <text:p>13187</text:p>
          </table:table-cell>
          <table:table-cell office:value-type="float" office:value="13764">
            <text:p>13764</text:p>
          </table:table-cell>
          <table:table-cell office:value-type="float" office:value="14276">
            <text:p>14276</text:p>
          </table:table-cell>
          <table:table-cell office:value-type="float" office:value="14173">
            <text:p>14173</text:p>
          </table:table-cell>
          <table:table-cell office:value-type="float" office:value="15739">
            <text:p>15739</text:p>
          </table:table-cell>
          <table:table-cell office:value-type="float" office:value="12976">
            <text:p>12976</text:p>
          </table:table-cell>
          <table:table-cell office:value-type="float" office:value="13009">
            <text:p>13009</text:p>
          </table:table-cell>
          <table:table-cell office:value-type="float" office:value="10936">
            <text:p>10936</text:p>
          </table:table-cell>
          <table:table-cell table:number-columns-repeated="79"/>
        </table:table-row>
        <table:table-row table:style-name="ro1">
          <table:table-cell office:value-type="string">
            <text:p>RC104.100_25-5-5-5</text:p>
          </table:table-cell>
          <table:table-cell office:value-type="float" office:value="50">
            <text:p>50</text:p>
          </table:table-cell>
          <table:table-cell office:value-type="float" office:value="17079">
            <text:p>17079.0</text:p>
          </table:table-cell>
          <table:table-cell table:formula="of:=AVERAGE([.E219:.CO219])" office:value-type="float" office:value="10352.4375">
            <text:p>10352.4</text:p>
          </table:table-cell>
          <table:table-cell office:value-type="float" office:value="11030">
            <text:p>11030</text:p>
          </table:table-cell>
          <table:table-cell office:value-type="float" office:value="11299">
            <text:p>11299</text:p>
          </table:table-cell>
          <table:table-cell office:value-type="float" office:value="11178">
            <text:p>11178</text:p>
          </table:table-cell>
          <table:table-cell office:value-type="float" office:value="11209">
            <text:p>11209</text:p>
          </table:table-cell>
          <table:table-cell office:value-type="float" office:value="11998">
            <text:p>11998</text:p>
          </table:table-cell>
          <table:table-cell office:value-type="float" office:value="11312">
            <text:p>11312</text:p>
          </table:table-cell>
          <table:table-cell office:value-type="float" office:value="11842">
            <text:p>11842</text:p>
          </table:table-cell>
          <table:table-cell office:value-type="float" office:value="11706">
            <text:p>11706</text:p>
          </table:table-cell>
          <table:table-cell office:value-type="float" office:value="10626">
            <text:p>10626</text:p>
          </table:table-cell>
          <table:table-cell office:value-type="float" office:value="10631">
            <text:p>10631</text:p>
          </table:table-cell>
          <table:table-cell office:value-type="float" office:value="10788">
            <text:p>10788</text:p>
          </table:table-cell>
          <table:table-cell office:value-type="float" office:value="10632">
            <text:p>10632</text:p>
          </table:table-cell>
          <table:table-cell office:value-type="float" office:value="9143">
            <text:p>9143</text:p>
          </table:table-cell>
          <table:table-cell office:value-type="float" office:value="8255">
            <text:p>8255</text:p>
          </table:table-cell>
          <table:table-cell office:value-type="float" office:value="6935">
            <text:p>6935</text:p>
          </table:table-cell>
          <table:table-cell office:value-type="float" office:value="7055">
            <text:p>7055</text:p>
          </table:table-cell>
          <table:table-cell table:number-columns-repeated="72"/>
        </table:table-row>
        <table:table-row table:style-name="ro1">
          <table:table-cell office:value-type="string">
            <text:p>RC104.100_25-5-5-5</text:p>
          </table:table-cell>
          <table:table-cell office:value-type="float" office:value="70">
            <text:p>70</text:p>
          </table:table-cell>
          <table:table-cell office:value-type="float" office:value="4625">
            <text:p>4625.0</text:p>
          </table:table-cell>
          <table:table-cell table:formula="of:=AVERAGE([.E220:.CO220])" office:value-type="float" office:value="10684.125">
            <text:p>10684.1</text:p>
          </table:table-cell>
          <table:table-cell office:value-type="float" office:value="9615">
            <text:p>9615</text:p>
          </table:table-cell>
          <table:table-cell office:value-type="float" office:value="9962">
            <text:p>9962</text:p>
          </table:table-cell>
          <table:table-cell office:value-type="float" office:value="10164">
            <text:p>10164</text:p>
          </table:table-cell>
          <table:table-cell office:value-type="float" office:value="11084">
            <text:p>11084</text:p>
          </table:table-cell>
          <table:table-cell office:value-type="float" office:value="11661">
            <text:p>11661</text:p>
          </table:table-cell>
          <table:table-cell office:value-type="float" office:value="12185">
            <text:p>12185</text:p>
          </table:table-cell>
          <table:table-cell office:value-type="float" office:value="12048">
            <text:p>12048</text:p>
          </table:table-cell>
          <table:table-cell office:value-type="float" office:value="12452">
            <text:p>12452</text:p>
          </table:table-cell>
          <table:table-cell office:value-type="float" office:value="12170">
            <text:p>12170</text:p>
          </table:table-cell>
          <table:table-cell office:value-type="float" office:value="12150">
            <text:p>12150</text:p>
          </table:table-cell>
          <table:table-cell office:value-type="float" office:value="11634">
            <text:p>11634</text:p>
          </table:table-cell>
          <table:table-cell office:value-type="float" office:value="11383">
            <text:p>11383</text:p>
          </table:table-cell>
          <table:table-cell office:value-type="float" office:value="10515">
            <text:p>10515</text:p>
          </table:table-cell>
          <table:table-cell office:value-type="float" office:value="9451">
            <text:p>9451</text:p>
          </table:table-cell>
          <table:table-cell office:value-type="float" office:value="7648">
            <text:p>7648</text:p>
          </table:table-cell>
          <table:table-cell office:value-type="float" office:value="6824">
            <text:p>6824</text:p>
          </table:table-cell>
          <table:table-cell table:number-columns-repeated="72"/>
        </table:table-row>
        <table:table-row table:style-name="ro1">
          <table:table-cell office:value-type="string">
            <text:p>RC104.100_25-5-5-5</text:p>
          </table:table-cell>
          <table:table-cell office:value-type="float" office:value="90">
            <text:p>90</text:p>
          </table:table-cell>
          <table:table-cell office:value-type="float" office:value="1888">
            <text:p>1888.0</text:p>
          </table:table-cell>
          <table:table-cell table:formula="of:=AVERAGE([.E221:.CO221])" office:value-type="float" office:value="10443.3">
            <text:p>10443.3</text:p>
          </table:table-cell>
          <table:table-cell office:value-type="float" office:value="9724">
            <text:p>9724</text:p>
          </table:table-cell>
          <table:table-cell office:value-type="float" office:value="10808">
            <text:p>10808</text:p>
          </table:table-cell>
          <table:table-cell office:value-type="float" office:value="10557">
            <text:p>10557</text:p>
          </table:table-cell>
          <table:table-cell office:value-type="float" office:value="11168">
            <text:p>11168</text:p>
          </table:table-cell>
          <table:table-cell office:value-type="float" office:value="11926">
            <text:p>11926</text:p>
          </table:table-cell>
          <table:table-cell office:value-type="float" office:value="12320">
            <text:p>12320</text:p>
          </table:table-cell>
          <table:table-cell office:value-type="float" office:value="11942">
            <text:p>11942</text:p>
          </table:table-cell>
          <table:table-cell office:value-type="float" office:value="11306">
            <text:p>11306</text:p>
          </table:table-cell>
          <table:table-cell office:value-type="float" office:value="11639">
            <text:p>11639</text:p>
          </table:table-cell>
          <table:table-cell office:value-type="float" office:value="11007">
            <text:p>11007</text:p>
          </table:table-cell>
          <table:table-cell office:value-type="float" office:value="10587">
            <text:p>10587</text:p>
          </table:table-cell>
          <table:table-cell office:value-type="float" office:value="10728">
            <text:p>10728</text:p>
          </table:table-cell>
          <table:table-cell office:value-type="float" office:value="9980">
            <text:p>9980</text:p>
          </table:table-cell>
          <table:table-cell office:value-type="float" office:value="9661">
            <text:p>9661</text:p>
          </table:table-cell>
          <table:table-cell office:value-type="float" office:value="10796">
            <text:p>10796</text:p>
          </table:table-cell>
          <table:table-cell office:value-type="float" office:value="9946">
            <text:p>9946</text:p>
          </table:table-cell>
          <table:table-cell office:value-type="float" office:value="9527">
            <text:p>9527</text:p>
          </table:table-cell>
          <table:table-cell office:value-type="float" office:value="8565">
            <text:p>8565</text:p>
          </table:table-cell>
          <table:table-cell office:value-type="float" office:value="8166">
            <text:p>8166</text:p>
          </table:table-cell>
          <table:table-cell office:value-type="float" office:value="8513">
            <text:p>8513</text:p>
          </table:table-cell>
          <table:table-cell table:number-columns-repeated="68"/>
        </table:table-row>
        <table:table-row table:style-name="ro1">
          <table:table-cell office:value-type="string">
            <text:p>RC105.100_25-5-5-5</text:p>
          </table:table-cell>
          <table:table-cell office:value-type="float" office:value="10">
            <text:p>10</text:p>
          </table:table-cell>
          <table:table-cell office:value-type="float" office:value="33711">
            <text:p>33711.0</text:p>
          </table:table-cell>
          <table:table-cell table:formula="of:=AVERAGE([.E222:.CO222])" office:value-type="float" office:value="9833.1">
            <text:p>9833.1</text:p>
          </table:table-cell>
          <table:table-cell office:value-type="float" office:value="7989">
            <text:p>7989</text:p>
          </table:table-cell>
          <table:table-cell office:value-type="float" office:value="9240">
            <text:p>9240</text:p>
          </table:table-cell>
          <table:table-cell office:value-type="float" office:value="9603">
            <text:p>9603</text:p>
          </table:table-cell>
          <table:table-cell office:value-type="float" office:value="9596">
            <text:p>9596</text:p>
          </table:table-cell>
          <table:table-cell office:value-type="float" office:value="9794">
            <text:p>9794</text:p>
          </table:table-cell>
          <table:table-cell office:value-type="float" office:value="10505">
            <text:p>10505</text:p>
          </table:table-cell>
          <table:table-cell office:value-type="float" office:value="10330">
            <text:p>10330</text:p>
          </table:table-cell>
          <table:table-cell office:value-type="float" office:value="10533">
            <text:p>10533</text:p>
          </table:table-cell>
          <table:table-cell office:value-type="float" office:value="10413">
            <text:p>10413</text:p>
          </table:table-cell>
          <table:table-cell office:value-type="float" office:value="10328">
            <text:p>10328</text:p>
          </table:table-cell>
          <table:table-cell table:number-columns-repeated="78"/>
        </table:table-row>
        <table:table-row table:style-name="ro1">
          <table:table-cell office:value-type="string">
            <text:p>RC105.100_25-5-5-5</text:p>
          </table:table-cell>
          <table:table-cell office:value-type="float" office:value="30">
            <text:p>30</text:p>
          </table:table-cell>
          <table:table-cell office:value-type="float" office:value="19736">
            <text:p>19736.0</text:p>
          </table:table-cell>
          <table:table-cell table:formula="of:=AVERAGE([.E223:.CO223])" office:value-type="float" office:value="6109.04166666667">
            <text:p>6109.0</text:p>
          </table:table-cell>
          <table:table-cell office:value-type="float" office:value="4373">
            <text:p>4373</text:p>
          </table:table-cell>
          <table:table-cell office:value-type="float" office:value="4408">
            <text:p>4408</text:p>
          </table:table-cell>
          <table:table-cell office:value-type="float" office:value="4559">
            <text:p>4559</text:p>
          </table:table-cell>
          <table:table-cell office:value-type="float" office:value="4745">
            <text:p>4745</text:p>
          </table:table-cell>
          <table:table-cell office:value-type="float" office:value="4978">
            <text:p>4978</text:p>
          </table:table-cell>
          <table:table-cell office:value-type="float" office:value="5277">
            <text:p>5277</text:p>
          </table:table-cell>
          <table:table-cell office:value-type="float" office:value="5341">
            <text:p>5341</text:p>
          </table:table-cell>
          <table:table-cell office:value-type="float" office:value="5383">
            <text:p>5383</text:p>
          </table:table-cell>
          <table:table-cell office:value-type="float" office:value="6004">
            <text:p>6004</text:p>
          </table:table-cell>
          <table:table-cell office:value-type="float" office:value="6252">
            <text:p>6252</text:p>
          </table:table-cell>
          <table:table-cell office:value-type="float" office:value="6551">
            <text:p>6551</text:p>
          </table:table-cell>
          <table:table-cell office:value-type="float" office:value="6866">
            <text:p>6866</text:p>
          </table:table-cell>
          <table:table-cell office:value-type="float" office:value="6610">
            <text:p>6610</text:p>
          </table:table-cell>
          <table:table-cell office:value-type="float" office:value="7316">
            <text:p>7316</text:p>
          </table:table-cell>
          <table:table-cell office:value-type="float" office:value="7641">
            <text:p>7641</text:p>
          </table:table-cell>
          <table:table-cell office:value-type="float" office:value="7588">
            <text:p>7588</text:p>
          </table:table-cell>
          <table:table-cell office:value-type="float" office:value="7822">
            <text:p>7822</text:p>
          </table:table-cell>
          <table:table-cell office:value-type="float" office:value="7824">
            <text:p>7824</text:p>
          </table:table-cell>
          <table:table-cell office:value-type="float" office:value="6793">
            <text:p>6793</text:p>
          </table:table-cell>
          <table:table-cell office:value-type="float" office:value="7130">
            <text:p>7130</text:p>
          </table:table-cell>
          <table:table-cell office:value-type="float" office:value="6819">
            <text:p>6819</text:p>
          </table:table-cell>
          <table:table-cell office:value-type="float" office:value="7275">
            <text:p>7275</text:p>
          </table:table-cell>
          <table:table-cell office:value-type="float" office:value="5464">
            <text:p>5464</text:p>
          </table:table-cell>
          <table:table-cell office:value-type="float" office:value="3598">
            <text:p>3598</text:p>
          </table:table-cell>
          <table:table-cell table:number-columns-repeated="64"/>
        </table:table-row>
        <table:table-row table:style-name="ro1">
          <table:table-cell office:value-type="string">
            <text:p>RC105.100_25-5-5-5</text:p>
          </table:table-cell>
          <table:table-cell office:value-type="float" office:value="50">
            <text:p>50</text:p>
          </table:table-cell>
          <table:table-cell office:value-type="float" office:value="11119">
            <text:p>11119.0</text:p>
          </table:table-cell>
          <table:table-cell table:formula="of:=AVERAGE([.E224:.CO224])" office:value-type="float" office:value="5321.97368421053">
            <text:p>5322.0</text:p>
          </table:table-cell>
          <table:table-cell office:value-type="float" office:value="2920">
            <text:p>2920</text:p>
          </table:table-cell>
          <table:table-cell office:value-type="float" office:value="2925">
            <text:p>2925</text:p>
          </table:table-cell>
          <table:table-cell office:value-type="float" office:value="3124">
            <text:p>3124</text:p>
          </table:table-cell>
          <table:table-cell office:value-type="float" office:value="3629">
            <text:p>3629</text:p>
          </table:table-cell>
          <table:table-cell office:value-type="float" office:value="3795">
            <text:p>3795</text:p>
          </table:table-cell>
          <table:table-cell office:value-type="float" office:value="4147">
            <text:p>4147</text:p>
          </table:table-cell>
          <table:table-cell office:value-type="float" office:value="4098">
            <text:p>4098</text:p>
          </table:table-cell>
          <table:table-cell office:value-type="float" office:value="4266">
            <text:p>4266</text:p>
          </table:table-cell>
          <table:table-cell office:value-type="float" office:value="4149">
            <text:p>4149</text:p>
          </table:table-cell>
          <table:table-cell office:value-type="float" office:value="4185">
            <text:p>4185</text:p>
          </table:table-cell>
          <table:table-cell office:value-type="float" office:value="4080">
            <text:p>4080</text:p>
          </table:table-cell>
          <table:table-cell office:value-type="float" office:value="4044">
            <text:p>4044</text:p>
          </table:table-cell>
          <table:table-cell office:value-type="float" office:value="4139">
            <text:p>4139</text:p>
          </table:table-cell>
          <table:table-cell office:value-type="float" office:value="4456">
            <text:p>4456</text:p>
          </table:table-cell>
          <table:table-cell office:value-type="float" office:value="4360">
            <text:p>4360</text:p>
          </table:table-cell>
          <table:table-cell office:value-type="float" office:value="4461">
            <text:p>4461</text:p>
          </table:table-cell>
          <table:table-cell office:value-type="float" office:value="5078">
            <text:p>5078</text:p>
          </table:table-cell>
          <table:table-cell office:value-type="float" office:value="5245">
            <text:p>5245</text:p>
          </table:table-cell>
          <table:table-cell office:value-type="float" office:value="5655">
            <text:p>5655</text:p>
          </table:table-cell>
          <table:table-cell office:value-type="float" office:value="5799">
            <text:p>5799</text:p>
          </table:table-cell>
          <table:table-cell office:value-type="float" office:value="5666">
            <text:p>5666</text:p>
          </table:table-cell>
          <table:table-cell office:value-type="float" office:value="6059">
            <text:p>6059</text:p>
          </table:table-cell>
          <table:table-cell office:value-type="float" office:value="6213">
            <text:p>6213</text:p>
          </table:table-cell>
          <table:table-cell office:value-type="float" office:value="6503">
            <text:p>6503</text:p>
          </table:table-cell>
          <table:table-cell office:value-type="float" office:value="6831">
            <text:p>6831</text:p>
          </table:table-cell>
          <table:table-cell office:value-type="float" office:value="7187">
            <text:p>7187</text:p>
          </table:table-cell>
          <table:table-cell office:value-type="float" office:value="7535">
            <text:p>7535</text:p>
          </table:table-cell>
          <table:table-cell office:value-type="float" office:value="7713">
            <text:p>7713</text:p>
          </table:table-cell>
          <table:table-cell office:value-type="float" office:value="8192">
            <text:p>8192</text:p>
          </table:table-cell>
          <table:table-cell office:value-type="float" office:value="7754">
            <text:p>7754</text:p>
          </table:table-cell>
          <table:table-cell office:value-type="float" office:value="7653">
            <text:p>7653</text:p>
          </table:table-cell>
          <table:table-cell office:value-type="float" office:value="7953">
            <text:p>7953</text:p>
          </table:table-cell>
          <table:table-cell office:value-type="float" office:value="8171">
            <text:p>8171</text:p>
          </table:table-cell>
          <table:table-cell office:value-type="float" office:value="8053">
            <text:p>8053</text:p>
          </table:table-cell>
          <table:table-cell office:value-type="float" office:value="5511">
            <text:p>5511</text:p>
          </table:table-cell>
          <table:table-cell office:value-type="float" office:value="4247">
            <text:p>4247</text:p>
          </table:table-cell>
          <table:table-cell office:value-type="float" office:value="3136">
            <text:p>3136</text:p>
          </table:table-cell>
          <table:table-cell office:value-type="float" office:value="3303">
            <text:p>3303</text:p>
          </table:table-cell>
          <table:table-cell table:number-columns-repeated="50"/>
        </table:table-row>
        <table:table-row table:style-name="ro1">
          <table:table-cell office:value-type="string">
            <text:p>RC105.100_25-5-5-5</text:p>
          </table:table-cell>
          <table:table-cell office:value-type="float" office:value="70">
            <text:p>70</text:p>
          </table:table-cell>
          <table:table-cell office:value-type="float" office:value="6159">
            <text:p>6159.0</text:p>
          </table:table-cell>
          <table:table-cell table:formula="of:=AVERAGE([.E225:.CO225])" office:value-type="float" office:value="4854.15555555556">
            <text:p>4854.2</text:p>
          </table:table-cell>
          <table:table-cell office:value-type="float" office:value="1619">
            <text:p>1619</text:p>
          </table:table-cell>
          <table:table-cell office:value-type="float" office:value="1900">
            <text:p>1900</text:p>
          </table:table-cell>
          <table:table-cell office:value-type="float" office:value="1925">
            <text:p>1925</text:p>
          </table:table-cell>
          <table:table-cell office:value-type="float" office:value="1844">
            <text:p>1844</text:p>
          </table:table-cell>
          <table:table-cell office:value-type="float" office:value="1874">
            <text:p>1874</text:p>
          </table:table-cell>
          <table:table-cell office:value-type="float" office:value="2325">
            <text:p>2325</text:p>
          </table:table-cell>
          <table:table-cell office:value-type="float" office:value="2541">
            <text:p>2541</text:p>
          </table:table-cell>
          <table:table-cell office:value-type="float" office:value="2592">
            <text:p>2592</text:p>
          </table:table-cell>
          <table:table-cell office:value-type="float" office:value="2766">
            <text:p>2766</text:p>
          </table:table-cell>
          <table:table-cell office:value-type="float" office:value="2825">
            <text:p>2825</text:p>
          </table:table-cell>
          <table:table-cell office:value-type="float" office:value="2783">
            <text:p>2783</text:p>
          </table:table-cell>
          <table:table-cell office:value-type="float" office:value="2838">
            <text:p>2838</text:p>
          </table:table-cell>
          <table:table-cell office:value-type="float" office:value="2928">
            <text:p>2928</text:p>
          </table:table-cell>
          <table:table-cell office:value-type="float" office:value="3082">
            <text:p>3082</text:p>
          </table:table-cell>
          <table:table-cell office:value-type="float" office:value="3764">
            <text:p>3764</text:p>
          </table:table-cell>
          <table:table-cell office:value-type="float" office:value="3959">
            <text:p>3959</text:p>
          </table:table-cell>
          <table:table-cell office:value-type="float" office:value="4202">
            <text:p>4202</text:p>
          </table:table-cell>
          <table:table-cell office:value-type="float" office:value="4231">
            <text:p>4231</text:p>
          </table:table-cell>
          <table:table-cell office:value-type="float" office:value="4548">
            <text:p>4548</text:p>
          </table:table-cell>
          <table:table-cell office:value-type="float" office:value="4920">
            <text:p>4920</text:p>
          </table:table-cell>
          <table:table-cell office:value-type="float" office:value="5517">
            <text:p>5517</text:p>
          </table:table-cell>
          <table:table-cell office:value-type="float" office:value="5379">
            <text:p>5379</text:p>
          </table:table-cell>
          <table:table-cell office:value-type="float" office:value="5533">
            <text:p>5533</text:p>
          </table:table-cell>
          <table:table-cell office:value-type="float" office:value="5662">
            <text:p>5662</text:p>
          </table:table-cell>
          <table:table-cell office:value-type="float" office:value="5672">
            <text:p>5672</text:p>
          </table:table-cell>
          <table:table-cell office:value-type="float" office:value="5674">
            <text:p>5674</text:p>
          </table:table-cell>
          <table:table-cell office:value-type="float" office:value="5909">
            <text:p>5909</text:p>
          </table:table-cell>
          <table:table-cell office:value-type="float" office:value="6109">
            <text:p>6109</text:p>
          </table:table-cell>
          <table:table-cell office:value-type="float" office:value="6118">
            <text:p>6118</text:p>
          </table:table-cell>
          <table:table-cell office:value-type="float" office:value="6462">
            <text:p>6462</text:p>
          </table:table-cell>
          <table:table-cell office:value-type="float" office:value="6761">
            <text:p>6761</text:p>
          </table:table-cell>
          <table:table-cell office:value-type="float" office:value="7129">
            <text:p>7129</text:p>
          </table:table-cell>
          <table:table-cell office:value-type="float" office:value="7503">
            <text:p>7503</text:p>
          </table:table-cell>
          <table:table-cell office:value-type="float" office:value="7802">
            <text:p>7802</text:p>
          </table:table-cell>
          <table:table-cell office:value-type="float" office:value="8293">
            <text:p>8293</text:p>
          </table:table-cell>
          <table:table-cell office:value-type="float" office:value="7514">
            <text:p>7514</text:p>
          </table:table-cell>
          <table:table-cell office:value-type="float" office:value="7726">
            <text:p>7726</text:p>
          </table:table-cell>
          <table:table-cell office:value-type="float" office:value="7842">
            <text:p>7842</text:p>
          </table:table-cell>
          <table:table-cell office:value-type="float" office:value="8334">
            <text:p>8334</text:p>
          </table:table-cell>
          <table:table-cell office:value-type="float" office:value="8412">
            <text:p>8412</text:p>
          </table:table-cell>
          <table:table-cell office:value-type="float" office:value="6769">
            <text:p>6769</text:p>
          </table:table-cell>
          <table:table-cell office:value-type="float" office:value="6074">
            <text:p>6074</text:p>
          </table:table-cell>
          <table:table-cell office:value-type="float" office:value="4824">
            <text:p>4824</text:p>
          </table:table-cell>
          <table:table-cell office:value-type="float" office:value="4213">
            <text:p>4213</text:p>
          </table:table-cell>
          <table:table-cell office:value-type="float" office:value="1740">
            <text:p>1740</text:p>
          </table:table-cell>
          <table:table-cell table:number-columns-repeated="43"/>
        </table:table-row>
        <table:table-row table:style-name="ro1">
          <table:table-cell office:value-type="string">
            <text:p>RC105.100_25-5-5-5</text:p>
          </table:table-cell>
          <table:table-cell office:value-type="float" office:value="90">
            <text:p>90</text:p>
          </table:table-cell>
          <table:table-cell office:value-type="float" office:value="1789">
            <text:p>1789.0</text:p>
          </table:table-cell>
          <table:table-cell table:formula="of:=AVERAGE([.E226:.CO226])" office:value-type="float" office:value="4332.42105263158">
            <text:p>4332.4</text:p>
          </table:table-cell>
          <table:table-cell office:value-type="float" office:value="478">
            <text:p>478</text:p>
          </table:table-cell>
          <table:table-cell office:value-type="float" office:value="560">
            <text:p>560</text:p>
          </table:table-cell>
          <table:table-cell office:value-type="float" office:value="656">
            <text:p>656</text:p>
          </table:table-cell>
          <table:table-cell office:value-type="float" office:value="875">
            <text:p>875</text:p>
          </table:table-cell>
          <table:table-cell office:value-type="float" office:value="835">
            <text:p>835</text:p>
          </table:table-cell>
          <table:table-cell office:value-type="float" office:value="1052">
            <text:p>1052</text:p>
          </table:table-cell>
          <table:table-cell office:value-type="float" office:value="1093">
            <text:p>1093</text:p>
          </table:table-cell>
          <table:table-cell office:value-type="float" office:value="1196">
            <text:p>1196</text:p>
          </table:table-cell>
          <table:table-cell office:value-type="float" office:value="1281">
            <text:p>1281</text:p>
          </table:table-cell>
          <table:table-cell office:value-type="float" office:value="1483">
            <text:p>1483</text:p>
          </table:table-cell>
          <table:table-cell office:value-type="float" office:value="1553">
            <text:p>1553</text:p>
          </table:table-cell>
          <table:table-cell office:value-type="float" office:value="1646">
            <text:p>1646</text:p>
          </table:table-cell>
          <table:table-cell office:value-type="float" office:value="1620">
            <text:p>1620</text:p>
          </table:table-cell>
          <table:table-cell office:value-type="float" office:value="1755">
            <text:p>1755</text:p>
          </table:table-cell>
          <table:table-cell office:value-type="float" office:value="1987">
            <text:p>1987</text:p>
          </table:table-cell>
          <table:table-cell office:value-type="float" office:value="2275">
            <text:p>2275</text:p>
          </table:table-cell>
          <table:table-cell office:value-type="float" office:value="2746">
            <text:p>2746</text:p>
          </table:table-cell>
          <table:table-cell office:value-type="float" office:value="2786">
            <text:p>2786</text:p>
          </table:table-cell>
          <table:table-cell office:value-type="float" office:value="3102">
            <text:p>3102</text:p>
          </table:table-cell>
          <table:table-cell office:value-type="float" office:value="3252">
            <text:p>3252</text:p>
          </table:table-cell>
          <table:table-cell office:value-type="float" office:value="3435">
            <text:p>3435</text:p>
          </table:table-cell>
          <table:table-cell office:value-type="float" office:value="3895">
            <text:p>3895</text:p>
          </table:table-cell>
          <table:table-cell office:value-type="float" office:value="4275">
            <text:p>4275</text:p>
          </table:table-cell>
          <table:table-cell office:value-type="float" office:value="4440">
            <text:p>4440</text:p>
          </table:table-cell>
          <table:table-cell office:value-type="float" office:value="4746">
            <text:p>4746</text:p>
          </table:table-cell>
          <table:table-cell office:value-type="float" office:value="4925">
            <text:p>4925</text:p>
          </table:table-cell>
          <table:table-cell office:value-type="float" office:value="5054">
            <text:p>5054</text:p>
          </table:table-cell>
          <table:table-cell office:value-type="float" office:value="5210">
            <text:p>5210</text:p>
          </table:table-cell>
          <table:table-cell office:value-type="float" office:value="5698">
            <text:p>5698</text:p>
          </table:table-cell>
          <table:table-cell office:value-type="float" office:value="5585">
            <text:p>5585</text:p>
          </table:table-cell>
          <table:table-cell office:value-type="float" office:value="5688">
            <text:p>5688</text:p>
          </table:table-cell>
          <table:table-cell office:value-type="float" office:value="5766">
            <text:p>5766</text:p>
          </table:table-cell>
          <table:table-cell office:value-type="float" office:value="6025">
            <text:p>6025</text:p>
          </table:table-cell>
          <table:table-cell office:value-type="float" office:value="6091">
            <text:p>6091</text:p>
          </table:table-cell>
          <table:table-cell office:value-type="float" office:value="6116">
            <text:p>6116</text:p>
          </table:table-cell>
          <table:table-cell office:value-type="float" office:value="6268">
            <text:p>6268</text:p>
          </table:table-cell>
          <table:table-cell office:value-type="float" office:value="6140">
            <text:p>6140</text:p>
          </table:table-cell>
          <table:table-cell office:value-type="float" office:value="6157">
            <text:p>6157</text:p>
          </table:table-cell>
          <table:table-cell office:value-type="float" office:value="6423">
            <text:p>6423</text:p>
          </table:table-cell>
          <table:table-cell office:value-type="float" office:value="7290">
            <text:p>7290</text:p>
          </table:table-cell>
          <table:table-cell office:value-type="float" office:value="7043">
            <text:p>7043</text:p>
          </table:table-cell>
          <table:table-cell office:value-type="float" office:value="7429">
            <text:p>7429</text:p>
          </table:table-cell>
          <table:table-cell office:value-type="float" office:value="7044">
            <text:p>7044</text:p>
          </table:table-cell>
          <table:table-cell office:value-type="float" office:value="6870">
            <text:p>6870</text:p>
          </table:table-cell>
          <table:table-cell office:value-type="float" office:value="6658">
            <text:p>6658</text:p>
          </table:table-cell>
          <table:table-cell office:value-type="float" office:value="7433">
            <text:p>7433</text:p>
          </table:table-cell>
          <table:table-cell office:value-type="float" office:value="6717">
            <text:p>6717</text:p>
          </table:table-cell>
          <table:table-cell office:value-type="float" office:value="6973">
            <text:p>6973</text:p>
          </table:table-cell>
          <table:table-cell office:value-type="float" office:value="7093">
            <text:p>7093</text:p>
          </table:table-cell>
          <table:table-cell office:value-type="float" office:value="6242">
            <text:p>6242</text:p>
          </table:table-cell>
          <table:table-cell office:value-type="float" office:value="6312">
            <text:p>6312</text:p>
          </table:table-cell>
          <table:table-cell office:value-type="float" office:value="6544">
            <text:p>6544</text:p>
          </table:table-cell>
          <table:table-cell office:value-type="float" office:value="6361">
            <text:p>6361</text:p>
          </table:table-cell>
          <table:table-cell office:value-type="float" office:value="6224">
            <text:p>6224</text:p>
          </table:table-cell>
          <table:table-cell office:value-type="float" office:value="5023">
            <text:p>5023</text:p>
          </table:table-cell>
          <table:table-cell office:value-type="float" office:value="4793">
            <text:p>4793</text:p>
          </table:table-cell>
          <table:table-cell office:value-type="float" office:value="731">
            <text:p>731</text:p>
          </table:table-cell>
          <table:table-cell table:number-columns-repeated="31"/>
        </table:table-row>
        <table:table-row table:style-name="ro1">
          <table:table-cell office:value-type="string">
            <text:p>RC106.100_25-5-5-5</text:p>
          </table:table-cell>
          <table:table-cell office:value-type="float" office:value="10">
            <text:p>10</text:p>
          </table:table-cell>
          <table:table-cell office:value-type="float" office:value="27074">
            <text:p>27074.0</text:p>
          </table:table-cell>
          <table:table-cell table:formula="of:=AVERAGE([.E227:.CO227])" office:value-type="float" office:value="6433.22222222222">
            <text:p>6433.2</text:p>
          </table:table-cell>
          <table:table-cell office:value-type="float" office:value="7068">
            <text:p>7068</text:p>
          </table:table-cell>
          <table:table-cell office:value-type="float" office:value="6923">
            <text:p>6923</text:p>
          </table:table-cell>
          <table:table-cell office:value-type="float" office:value="6723">
            <text:p>6723</text:p>
          </table:table-cell>
          <table:table-cell office:value-type="float" office:value="6734">
            <text:p>6734</text:p>
          </table:table-cell>
          <table:table-cell office:value-type="float" office:value="6515">
            <text:p>6515</text:p>
          </table:table-cell>
          <table:table-cell office:value-type="float" office:value="6644">
            <text:p>6644</text:p>
          </table:table-cell>
          <table:table-cell office:value-type="float" office:value="6171">
            <text:p>6171</text:p>
          </table:table-cell>
          <table:table-cell office:value-type="float" office:value="6259">
            <text:p>6259</text:p>
          </table:table-cell>
          <table:table-cell office:value-type="float" office:value="4862">
            <text:p>4862</text:p>
          </table:table-cell>
          <table:table-cell table:number-columns-repeated="79"/>
        </table:table-row>
        <table:table-row table:style-name="ro1">
          <table:table-cell office:value-type="string">
            <text:p>RC106.100_25-5-5-5</text:p>
          </table:table-cell>
          <table:table-cell office:value-type="float" office:value="30">
            <text:p>30</text:p>
          </table:table-cell>
          <table:table-cell office:value-type="float" office:value="16516">
            <text:p>16516.0</text:p>
          </table:table-cell>
          <table:table-cell table:formula="of:=AVERAGE([.E228:.CO228])" office:value-type="float" office:value="5950.29166666667">
            <text:p>5950.3</text:p>
          </table:table-cell>
          <table:table-cell office:value-type="float" office:value="4244">
            <text:p>4244</text:p>
          </table:table-cell>
          <table:table-cell office:value-type="float" office:value="4732">
            <text:p>4732</text:p>
          </table:table-cell>
          <table:table-cell office:value-type="float" office:value="4871">
            <text:p>4871</text:p>
          </table:table-cell>
          <table:table-cell office:value-type="float" office:value="4988">
            <text:p>4988</text:p>
          </table:table-cell>
          <table:table-cell office:value-type="float" office:value="5026">
            <text:p>5026</text:p>
          </table:table-cell>
          <table:table-cell office:value-type="float" office:value="5322">
            <text:p>5322</text:p>
          </table:table-cell>
          <table:table-cell office:value-type="float" office:value="5202">
            <text:p>5202</text:p>
          </table:table-cell>
          <table:table-cell office:value-type="float" office:value="5194">
            <text:p>5194</text:p>
          </table:table-cell>
          <table:table-cell office:value-type="float" office:value="5336">
            <text:p>5336</text:p>
          </table:table-cell>
          <table:table-cell office:value-type="float" office:value="5376">
            <text:p>5376</text:p>
          </table:table-cell>
          <table:table-cell office:value-type="float" office:value="5848">
            <text:p>5848</text:p>
          </table:table-cell>
          <table:table-cell office:value-type="float" office:value="5947">
            <text:p>5947</text:p>
          </table:table-cell>
          <table:table-cell office:value-type="float" office:value="6159">
            <text:p>6159</text:p>
          </table:table-cell>
          <table:table-cell office:value-type="float" office:value="6706">
            <text:p>6706</text:p>
          </table:table-cell>
          <table:table-cell office:value-type="float" office:value="6903">
            <text:p>6903</text:p>
          </table:table-cell>
          <table:table-cell office:value-type="float" office:value="6990">
            <text:p>6990</text:p>
          </table:table-cell>
          <table:table-cell office:value-type="float" office:value="6956">
            <text:p>6956</text:p>
          </table:table-cell>
          <table:table-cell office:value-type="float" office:value="7157">
            <text:p>7157</text:p>
          </table:table-cell>
          <table:table-cell office:value-type="float" office:value="7306">
            <text:p>7306</text:p>
          </table:table-cell>
          <table:table-cell office:value-type="float" office:value="7130">
            <text:p>7130</text:p>
          </table:table-cell>
          <table:table-cell office:value-type="float" office:value="6883">
            <text:p>6883</text:p>
          </table:table-cell>
          <table:table-cell office:value-type="float" office:value="6694">
            <text:p>6694</text:p>
          </table:table-cell>
          <table:table-cell office:value-type="float" office:value="6904">
            <text:p>6904</text:p>
          </table:table-cell>
          <table:table-cell office:value-type="float" office:value="4933">
            <text:p>4933</text:p>
          </table:table-cell>
          <table:table-cell table:number-columns-repeated="64"/>
        </table:table-row>
        <table:table-row table:style-name="ro1">
          <table:table-cell office:value-type="string">
            <text:p>RC106.100_25-5-5-5</text:p>
          </table:table-cell>
          <table:table-cell office:value-type="float" office:value="50">
            <text:p>50</text:p>
          </table:table-cell>
          <table:table-cell office:value-type="float" office:value="9239">
            <text:p>9239.0</text:p>
          </table:table-cell>
          <table:table-cell table:formula="of:=AVERAGE([.E229:.CO229])" office:value-type="float" office:value="4712.13157894737">
            <text:p>4712.1</text:p>
          </table:table-cell>
          <table:table-cell office:value-type="float" office:value="2484">
            <text:p>2484</text:p>
          </table:table-cell>
          <table:table-cell office:value-type="float" office:value="2736">
            <text:p>2736</text:p>
          </table:table-cell>
          <table:table-cell office:value-type="float" office:value="2747">
            <text:p>2747</text:p>
          </table:table-cell>
          <table:table-cell office:value-type="float" office:value="3015">
            <text:p>3015</text:p>
          </table:table-cell>
          <table:table-cell office:value-type="float" office:value="3107">
            <text:p>3107</text:p>
          </table:table-cell>
          <table:table-cell office:value-type="float" office:value="3004">
            <text:p>3004</text:p>
          </table:table-cell>
          <table:table-cell office:value-type="float" office:value="3178">
            <text:p>3178</text:p>
          </table:table-cell>
          <table:table-cell office:value-type="float" office:value="3345">
            <text:p>3345</text:p>
          </table:table-cell>
          <table:table-cell office:value-type="float" office:value="3728">
            <text:p>3728</text:p>
          </table:table-cell>
          <table:table-cell office:value-type="float" office:value="3750">
            <text:p>3750</text:p>
          </table:table-cell>
          <table:table-cell office:value-type="float" office:value="3617">
            <text:p>3617</text:p>
          </table:table-cell>
          <table:table-cell office:value-type="float" office:value="3829">
            <text:p>3829</text:p>
          </table:table-cell>
          <table:table-cell office:value-type="float" office:value="3925">
            <text:p>3925</text:p>
          </table:table-cell>
          <table:table-cell office:value-type="float" office:value="4244">
            <text:p>4244</text:p>
          </table:table-cell>
          <table:table-cell office:value-type="float" office:value="4548">
            <text:p>4548</text:p>
          </table:table-cell>
          <table:table-cell office:value-type="float" office:value="4795">
            <text:p>4795</text:p>
          </table:table-cell>
          <table:table-cell office:value-type="float" office:value="5470">
            <text:p>5470</text:p>
          </table:table-cell>
          <table:table-cell office:value-type="float" office:value="5508">
            <text:p>5508</text:p>
          </table:table-cell>
          <table:table-cell office:value-type="float" office:value="5589">
            <text:p>5589</text:p>
          </table:table-cell>
          <table:table-cell office:value-type="float" office:value="5831">
            <text:p>5831</text:p>
          </table:table-cell>
          <table:table-cell office:value-type="float" office:value="5951">
            <text:p>5951</text:p>
          </table:table-cell>
          <table:table-cell office:value-type="float" office:value="5919">
            <text:p>5919</text:p>
          </table:table-cell>
          <table:table-cell office:value-type="float" office:value="6685">
            <text:p>6685</text:p>
          </table:table-cell>
          <table:table-cell office:value-type="float" office:value="6222">
            <text:p>6222</text:p>
          </table:table-cell>
          <table:table-cell office:value-type="float" office:value="6093">
            <text:p>6093</text:p>
          </table:table-cell>
          <table:table-cell office:value-type="float" office:value="5805">
            <text:p>5805</text:p>
          </table:table-cell>
          <table:table-cell office:value-type="float" office:value="5468">
            <text:p>5468</text:p>
          </table:table-cell>
          <table:table-cell office:value-type="float" office:value="5682">
            <text:p>5682</text:p>
          </table:table-cell>
          <table:table-cell office:value-type="float" office:value="5865">
            <text:p>5865</text:p>
          </table:table-cell>
          <table:table-cell office:value-type="float" office:value="5943">
            <text:p>5943</text:p>
          </table:table-cell>
          <table:table-cell office:value-type="float" office:value="5639">
            <text:p>5639</text:p>
          </table:table-cell>
          <table:table-cell office:value-type="float" office:value="5770">
            <text:p>5770</text:p>
          </table:table-cell>
          <table:table-cell office:value-type="float" office:value="5691">
            <text:p>5691</text:p>
          </table:table-cell>
          <table:table-cell office:value-type="float" office:value="5469">
            <text:p>5469</text:p>
          </table:table-cell>
          <table:table-cell office:value-type="float" office:value="4938">
            <text:p>4938</text:p>
          </table:table-cell>
          <table:table-cell office:value-type="float" office:value="5164">
            <text:p>5164</text:p>
          </table:table-cell>
          <table:table-cell office:value-type="float" office:value="4705">
            <text:p>4705</text:p>
          </table:table-cell>
          <table:table-cell office:value-type="float" office:value="3602">
            <text:p>3602</text:p>
          </table:table-cell>
          <table:table-cell table:number-columns-repeated="50"/>
        </table:table-row>
        <table:table-row table:style-name="ro1">
          <table:table-cell office:value-type="string">
            <text:p>RC106.100_25-5-5-5</text:p>
          </table:table-cell>
          <table:table-cell office:value-type="float" office:value="70">
            <text:p>70</text:p>
          </table:table-cell>
          <table:table-cell office:value-type="float" office:value="4382">
            <text:p>4382.0</text:p>
          </table:table-cell>
          <table:table-cell table:formula="of:=AVERAGE([.E230:.CO230])" office:value-type="float" office:value="3874.91836734694">
            <text:p>3874.9</text:p>
          </table:table-cell>
          <table:table-cell office:value-type="float" office:value="1235">
            <text:p>1235</text:p>
          </table:table-cell>
          <table:table-cell office:value-type="float" office:value="1279">
            <text:p>1279</text:p>
          </table:table-cell>
          <table:table-cell office:value-type="float" office:value="1367">
            <text:p>1367</text:p>
          </table:table-cell>
          <table:table-cell office:value-type="float" office:value="1439">
            <text:p>1439</text:p>
          </table:table-cell>
          <table:table-cell office:value-type="float" office:value="1557">
            <text:p>1557</text:p>
          </table:table-cell>
          <table:table-cell office:value-type="float" office:value="1617">
            <text:p>1617</text:p>
          </table:table-cell>
          <table:table-cell office:value-type="float" office:value="1706">
            <text:p>1706</text:p>
          </table:table-cell>
          <table:table-cell office:value-type="float" office:value="1842">
            <text:p>1842</text:p>
          </table:table-cell>
          <table:table-cell office:value-type="float" office:value="1973">
            <text:p>1973</text:p>
          </table:table-cell>
          <table:table-cell office:value-type="float" office:value="2034">
            <text:p>2034</text:p>
          </table:table-cell>
          <table:table-cell office:value-type="float" office:value="2176">
            <text:p>2176</text:p>
          </table:table-cell>
          <table:table-cell office:value-type="float" office:value="2262">
            <text:p>2262</text:p>
          </table:table-cell>
          <table:table-cell office:value-type="float" office:value="2263">
            <text:p>2263</text:p>
          </table:table-cell>
          <table:table-cell office:value-type="float" office:value="2445">
            <text:p>2445</text:p>
          </table:table-cell>
          <table:table-cell office:value-type="float" office:value="2778">
            <text:p>2778</text:p>
          </table:table-cell>
          <table:table-cell office:value-type="float" office:value="3074">
            <text:p>3074</text:p>
          </table:table-cell>
          <table:table-cell office:value-type="float" office:value="3038">
            <text:p>3038</text:p>
          </table:table-cell>
          <table:table-cell office:value-type="float" office:value="3138">
            <text:p>3138</text:p>
          </table:table-cell>
          <table:table-cell office:value-type="float" office:value="3340">
            <text:p>3340</text:p>
          </table:table-cell>
          <table:table-cell office:value-type="float" office:value="3717">
            <text:p>3717</text:p>
          </table:table-cell>
          <table:table-cell office:value-type="float" office:value="3793">
            <text:p>3793</text:p>
          </table:table-cell>
          <table:table-cell office:value-type="float" office:value="3750">
            <text:p>3750</text:p>
          </table:table-cell>
          <table:table-cell office:value-type="float" office:value="3933">
            <text:p>3933</text:p>
          </table:table-cell>
          <table:table-cell office:value-type="float" office:value="4182">
            <text:p>4182</text:p>
          </table:table-cell>
          <table:table-cell office:value-type="float" office:value="4168">
            <text:p>4168</text:p>
          </table:table-cell>
          <table:table-cell office:value-type="float" office:value="4386">
            <text:p>4386</text:p>
          </table:table-cell>
          <table:table-cell office:value-type="float" office:value="4532">
            <text:p>4532</text:p>
          </table:table-cell>
          <table:table-cell office:value-type="float" office:value="4576">
            <text:p>4576</text:p>
          </table:table-cell>
          <table:table-cell office:value-type="float" office:value="4763">
            <text:p>4763</text:p>
          </table:table-cell>
          <table:table-cell office:value-type="float" office:value="5011">
            <text:p>5011</text:p>
          </table:table-cell>
          <table:table-cell office:value-type="float" office:value="5051">
            <text:p>5051</text:p>
          </table:table-cell>
          <table:table-cell office:value-type="float" office:value="5539">
            <text:p>5539</text:p>
          </table:table-cell>
          <table:table-cell office:value-type="float" office:value="5814">
            <text:p>5814</text:p>
          </table:table-cell>
          <table:table-cell office:value-type="float" office:value="5709">
            <text:p>5709</text:p>
          </table:table-cell>
          <table:table-cell office:value-type="float" office:value="6012">
            <text:p>6012</text:p>
          </table:table-cell>
          <table:table-cell office:value-type="float" office:value="5801">
            <text:p>5801</text:p>
          </table:table-cell>
          <table:table-cell office:value-type="float" office:value="5460">
            <text:p>5460</text:p>
          </table:table-cell>
          <table:table-cell office:value-type="float" office:value="5646">
            <text:p>5646</text:p>
          </table:table-cell>
          <table:table-cell office:value-type="float" office:value="5600">
            <text:p>5600</text:p>
          </table:table-cell>
          <table:table-cell office:value-type="float" office:value="5561">
            <text:p>5561</text:p>
          </table:table-cell>
          <table:table-cell office:value-type="float" office:value="5614">
            <text:p>5614</text:p>
          </table:table-cell>
          <table:table-cell office:value-type="float" office:value="5272">
            <text:p>5272</text:p>
          </table:table-cell>
          <table:table-cell office:value-type="float" office:value="5431">
            <text:p>5431</text:p>
          </table:table-cell>
          <table:table-cell office:value-type="float" office:value="5515">
            <text:p>5515</text:p>
          </table:table-cell>
          <table:table-cell office:value-type="float" office:value="5703">
            <text:p>5703</text:p>
          </table:table-cell>
          <table:table-cell office:value-type="float" office:value="6099">
            <text:p>6099</text:p>
          </table:table-cell>
          <table:table-cell office:value-type="float" office:value="4792">
            <text:p>4792</text:p>
          </table:table-cell>
          <table:table-cell office:value-type="float" office:value="4926">
            <text:p>4926</text:p>
          </table:table-cell>
          <table:table-cell office:value-type="float" office:value="2952">
            <text:p>2952</text:p>
          </table:table-cell>
          <table:table-cell table:number-columns-repeated="39"/>
        </table:table-row>
        <table:table-row table:style-name="ro1">
          <table:table-cell office:value-type="string">
            <text:p>RC106.100_25-5-5-5</text:p>
          </table:table-cell>
          <table:table-cell office:value-type="float" office:value="90">
            <text:p>90</text:p>
          </table:table-cell>
          <table:table-cell office:value-type="float" office:value="1773">
            <text:p>1773.0</text:p>
          </table:table-cell>
          <table:table-cell table:formula="of:=AVERAGE([.E231:.CO231])" office:value-type="float" office:value="3533.15517241379">
            <text:p>3533.2</text:p>
          </table:table-cell>
          <table:table-cell office:value-type="float" office:value="479">
            <text:p>479</text:p>
          </table:table-cell>
          <table:table-cell office:value-type="float" office:value="489">
            <text:p>489</text:p>
          </table:table-cell>
          <table:table-cell office:value-type="float" office:value="574">
            <text:p>574</text:p>
          </table:table-cell>
          <table:table-cell office:value-type="float" office:value="683">
            <text:p>683</text:p>
          </table:table-cell>
          <table:table-cell office:value-type="float" office:value="766">
            <text:p>766</text:p>
          </table:table-cell>
          <table:table-cell office:value-type="float" office:value="872">
            <text:p>872</text:p>
          </table:table-cell>
          <table:table-cell office:value-type="float" office:value="1046">
            <text:p>1046</text:p>
          </table:table-cell>
          <table:table-cell office:value-type="float" office:value="1024">
            <text:p>1024</text:p>
          </table:table-cell>
          <table:table-cell office:value-type="float" office:value="1257">
            <text:p>1257</text:p>
          </table:table-cell>
          <table:table-cell office:value-type="float" office:value="1288">
            <text:p>1288</text:p>
          </table:table-cell>
          <table:table-cell office:value-type="float" office:value="1474">
            <text:p>1474</text:p>
          </table:table-cell>
          <table:table-cell office:value-type="float" office:value="1685">
            <text:p>1685</text:p>
          </table:table-cell>
          <table:table-cell office:value-type="float" office:value="1663">
            <text:p>1663</text:p>
          </table:table-cell>
          <table:table-cell office:value-type="float" office:value="1775">
            <text:p>1775</text:p>
          </table:table-cell>
          <table:table-cell office:value-type="float" office:value="1842">
            <text:p>1842</text:p>
          </table:table-cell>
          <table:table-cell office:value-type="float" office:value="1965">
            <text:p>1965</text:p>
          </table:table-cell>
          <table:table-cell office:value-type="float" office:value="2144">
            <text:p>2144</text:p>
          </table:table-cell>
          <table:table-cell office:value-type="float" office:value="2143">
            <text:p>2143</text:p>
          </table:table-cell>
          <table:table-cell office:value-type="float" office:value="2314">
            <text:p>2314</text:p>
          </table:table-cell>
          <table:table-cell office:value-type="float" office:value="2370">
            <text:p>2370</text:p>
          </table:table-cell>
          <table:table-cell office:value-type="float" office:value="2619">
            <text:p>2619</text:p>
          </table:table-cell>
          <table:table-cell office:value-type="float" office:value="2638">
            <text:p>2638</text:p>
          </table:table-cell>
          <table:table-cell office:value-type="float" office:value="2774">
            <text:p>2774</text:p>
          </table:table-cell>
          <table:table-cell office:value-type="float" office:value="3115">
            <text:p>3115</text:p>
          </table:table-cell>
          <table:table-cell office:value-type="float" office:value="3063">
            <text:p>3063</text:p>
          </table:table-cell>
          <table:table-cell office:value-type="float" office:value="3300">
            <text:p>3300</text:p>
          </table:table-cell>
          <table:table-cell office:value-type="float" office:value="3480">
            <text:p>3480</text:p>
          </table:table-cell>
          <table:table-cell office:value-type="float" office:value="3672">
            <text:p>3672</text:p>
          </table:table-cell>
          <table:table-cell office:value-type="float" office:value="3738">
            <text:p>3738</text:p>
          </table:table-cell>
          <table:table-cell office:value-type="float" office:value="4047">
            <text:p>4047</text:p>
          </table:table-cell>
          <table:table-cell office:value-type="float" office:value="3971">
            <text:p>3971</text:p>
          </table:table-cell>
          <table:table-cell office:value-type="float" office:value="4013">
            <text:p>4013</text:p>
          </table:table-cell>
          <table:table-cell office:value-type="float" office:value="4247">
            <text:p>4247</text:p>
          </table:table-cell>
          <table:table-cell office:value-type="float" office:value="4137">
            <text:p>4137</text:p>
          </table:table-cell>
          <table:table-cell office:value-type="float" office:value="4058">
            <text:p>4058</text:p>
          </table:table-cell>
          <table:table-cell office:value-type="float" office:value="4390">
            <text:p>4390</text:p>
          </table:table-cell>
          <table:table-cell office:value-type="float" office:value="4706">
            <text:p>4706</text:p>
          </table:table-cell>
          <table:table-cell office:value-type="float" office:value="4787">
            <text:p>4787</text:p>
          </table:table-cell>
          <table:table-cell office:value-type="float" office:value="5399">
            <text:p>5399</text:p>
          </table:table-cell>
          <table:table-cell office:value-type="float" office:value="5198">
            <text:p>5198</text:p>
          </table:table-cell>
          <table:table-cell office:value-type="float" office:value="5113">
            <text:p>5113</text:p>
          </table:table-cell>
          <table:table-cell office:value-type="float" office:value="5382">
            <text:p>5382</text:p>
          </table:table-cell>
          <table:table-cell office:value-type="float" office:value="5293">
            <text:p>5293</text:p>
          </table:table-cell>
          <table:table-cell office:value-type="float" office:value="5487">
            <text:p>5487</text:p>
          </table:table-cell>
          <table:table-cell office:value-type="float" office:value="5833">
            <text:p>5833</text:p>
          </table:table-cell>
          <table:table-cell office:value-type="float" office:value="5746">
            <text:p>5746</text:p>
          </table:table-cell>
          <table:table-cell office:value-type="float" office:value="5790">
            <text:p>5790</text:p>
          </table:table-cell>
          <table:table-cell office:value-type="float" office:value="5868">
            <text:p>5868</text:p>
          </table:table-cell>
          <table:table-cell office:value-type="float" office:value="6492">
            <text:p>6492</text:p>
          </table:table-cell>
          <table:table-cell office:value-type="float" office:value="6114">
            <text:p>6114</text:p>
          </table:table-cell>
          <table:table-cell office:value-type="float" office:value="6158">
            <text:p>6158</text:p>
          </table:table-cell>
          <table:table-cell office:value-type="float" office:value="5730">
            <text:p>5730</text:p>
          </table:table-cell>
          <table:table-cell office:value-type="float" office:value="5744">
            <text:p>5744</text:p>
          </table:table-cell>
          <table:table-cell office:value-type="float" office:value="5316">
            <text:p>5316</text:p>
          </table:table-cell>
          <table:table-cell office:value-type="float" office:value="5179">
            <text:p>5179</text:p>
          </table:table-cell>
          <table:table-cell office:value-type="float" office:value="5029">
            <text:p>5029</text:p>
          </table:table-cell>
          <table:table-cell office:value-type="float" office:value="4834">
            <text:p>4834</text:p>
          </table:table-cell>
          <table:table-cell office:value-type="float" office:value="4610">
            <text:p>4610</text:p>
          </table:table-cell>
          <table:table-cell table:number-columns-repeated="30"/>
        </table:table-row>
        <table:table-row table:style-name="ro1">
          <table:table-cell office:value-type="string">
            <text:p>RC107.100_25-5-5-5</text:p>
          </table:table-cell>
          <table:table-cell office:value-type="float" office:value="10">
            <text:p>10</text:p>
          </table:table-cell>
          <table:table-cell office:value-type="float" office:value="34163">
            <text:p>34163.0</text:p>
          </table:table-cell>
          <table:table-cell table:formula="of:=AVERAGE([.E232:.CO232])" office:value-type="float" office:value="9480">
            <text:p>9480.0</text:p>
          </table:table-cell>
          <table:table-cell office:value-type="float" office:value="8470">
            <text:p>8470</text:p>
          </table:table-cell>
          <table:table-cell office:value-type="float" office:value="8647">
            <text:p>8647</text:p>
          </table:table-cell>
          <table:table-cell office:value-type="float" office:value="9107">
            <text:p>9107</text:p>
          </table:table-cell>
          <table:table-cell office:value-type="float" office:value="9731">
            <text:p>9731</text:p>
          </table:table-cell>
          <table:table-cell office:value-type="float" office:value="10045">
            <text:p>10045</text:p>
          </table:table-cell>
          <table:table-cell office:value-type="float" office:value="10036">
            <text:p>10036</text:p>
          </table:table-cell>
          <table:table-cell office:value-type="float" office:value="10205">
            <text:p>10205</text:p>
          </table:table-cell>
          <table:table-cell office:value-type="float" office:value="9581">
            <text:p>9581</text:p>
          </table:table-cell>
          <table:table-cell office:value-type="float" office:value="9498">
            <text:p>9498</text:p>
          </table:table-cell>
          <table:table-cell table:number-columns-repeated="79"/>
        </table:table-row>
        <table:table-row table:style-name="ro1">
          <table:table-cell office:value-type="string">
            <text:p>RC107.100_25-5-5-5</text:p>
          </table:table-cell>
          <table:table-cell office:value-type="float" office:value="30">
            <text:p>30</text:p>
          </table:table-cell>
          <table:table-cell office:value-type="float" office:value="20403">
            <text:p>20403.0</text:p>
          </table:table-cell>
          <table:table-cell table:formula="of:=AVERAGE([.E233:.CO233])" office:value-type="float" office:value="7865.13793103448">
            <text:p>7865.1</text:p>
          </table:table-cell>
          <table:table-cell office:value-type="float" office:value="5607">
            <text:p>5607</text:p>
          </table:table-cell>
          <table:table-cell office:value-type="float" office:value="5848">
            <text:p>5848</text:p>
          </table:table-cell>
          <table:table-cell office:value-type="float" office:value="6055">
            <text:p>6055</text:p>
          </table:table-cell>
          <table:table-cell office:value-type="float" office:value="6179">
            <text:p>6179</text:p>
          </table:table-cell>
          <table:table-cell office:value-type="float" office:value="6286">
            <text:p>6286</text:p>
          </table:table-cell>
          <table:table-cell office:value-type="float" office:value="6334">
            <text:p>6334</text:p>
          </table:table-cell>
          <table:table-cell office:value-type="float" office:value="5974">
            <text:p>5974</text:p>
          </table:table-cell>
          <table:table-cell office:value-type="float" office:value="6062">
            <text:p>6062</text:p>
          </table:table-cell>
          <table:table-cell office:value-type="float" office:value="6196">
            <text:p>6196</text:p>
          </table:table-cell>
          <table:table-cell office:value-type="float" office:value="6299">
            <text:p>6299</text:p>
          </table:table-cell>
          <table:table-cell office:value-type="float" office:value="6693">
            <text:p>6693</text:p>
          </table:table-cell>
          <table:table-cell office:value-type="float" office:value="7073">
            <text:p>7073</text:p>
          </table:table-cell>
          <table:table-cell office:value-type="float" office:value="7128">
            <text:p>7128</text:p>
          </table:table-cell>
          <table:table-cell office:value-type="float" office:value="7735">
            <text:p>7735</text:p>
          </table:table-cell>
          <table:table-cell office:value-type="float" office:value="7575">
            <text:p>7575</text:p>
          </table:table-cell>
          <table:table-cell office:value-type="float" office:value="8079">
            <text:p>8079</text:p>
          </table:table-cell>
          <table:table-cell office:value-type="float" office:value="8336">
            <text:p>8336</text:p>
          </table:table-cell>
          <table:table-cell office:value-type="float" office:value="8730">
            <text:p>8730</text:p>
          </table:table-cell>
          <table:table-cell office:value-type="float" office:value="9274">
            <text:p>9274</text:p>
          </table:table-cell>
          <table:table-cell office:value-type="float" office:value="9214">
            <text:p>9214</text:p>
          </table:table-cell>
          <table:table-cell office:value-type="float" office:value="9623">
            <text:p>9623</text:p>
          </table:table-cell>
          <table:table-cell office:value-type="float" office:value="9626">
            <text:p>9626</text:p>
          </table:table-cell>
          <table:table-cell office:value-type="float" office:value="10112">
            <text:p>10112</text:p>
          </table:table-cell>
          <table:table-cell office:value-type="float" office:value="9781">
            <text:p>9781</text:p>
          </table:table-cell>
          <table:table-cell office:value-type="float" office:value="9740">
            <text:p>9740</text:p>
          </table:table-cell>
          <table:table-cell office:value-type="float" office:value="10248">
            <text:p>10248</text:p>
          </table:table-cell>
          <table:table-cell office:value-type="float" office:value="10792">
            <text:p>10792</text:p>
          </table:table-cell>
          <table:table-cell office:value-type="float" office:value="10597">
            <text:p>10597</text:p>
          </table:table-cell>
          <table:table-cell office:value-type="float" office:value="6893">
            <text:p>6893</text:p>
          </table:table-cell>
          <table:table-cell table:number-columns-repeated="59"/>
        </table:table-row>
        <table:table-row table:style-name="ro1">
          <table:table-cell office:value-type="string">
            <text:p>RC107.100_25-5-5-5</text:p>
          </table:table-cell>
          <table:table-cell office:value-type="float" office:value="50">
            <text:p>50</text:p>
          </table:table-cell>
          <table:table-cell office:value-type="float" office:value="11659">
            <text:p>11659.0</text:p>
          </table:table-cell>
          <table:table-cell table:formula="of:=AVERAGE([.E234:.CO234])" office:value-type="float" office:value="5960.38888888889">
            <text:p>5960.4</text:p>
          </table:table-cell>
          <table:table-cell office:value-type="float" office:value="3061">
            <text:p>3061</text:p>
          </table:table-cell>
          <table:table-cell office:value-type="float" office:value="3168">
            <text:p>3168</text:p>
          </table:table-cell>
          <table:table-cell office:value-type="float" office:value="3228">
            <text:p>3228</text:p>
          </table:table-cell>
          <table:table-cell office:value-type="float" office:value="3464">
            <text:p>3464</text:p>
          </table:table-cell>
          <table:table-cell office:value-type="float" office:value="3666">
            <text:p>3666</text:p>
          </table:table-cell>
          <table:table-cell office:value-type="float" office:value="3987">
            <text:p>3987</text:p>
          </table:table-cell>
          <table:table-cell office:value-type="float" office:value="4273">
            <text:p>4273</text:p>
          </table:table-cell>
          <table:table-cell office:value-type="float" office:value="4475">
            <text:p>4475</text:p>
          </table:table-cell>
          <table:table-cell office:value-type="float" office:value="4733">
            <text:p>4733</text:p>
          </table:table-cell>
          <table:table-cell office:value-type="float" office:value="4903">
            <text:p>4903</text:p>
          </table:table-cell>
          <table:table-cell office:value-type="float" office:value="5179">
            <text:p>5179</text:p>
          </table:table-cell>
          <table:table-cell office:value-type="float" office:value="5017">
            <text:p>5017</text:p>
          </table:table-cell>
          <table:table-cell office:value-type="float" office:value="4993">
            <text:p>4993</text:p>
          </table:table-cell>
          <table:table-cell office:value-type="float" office:value="5024">
            <text:p>5024</text:p>
          </table:table-cell>
          <table:table-cell office:value-type="float" office:value="5162">
            <text:p>5162</text:p>
          </table:table-cell>
          <table:table-cell office:value-type="float" office:value="5261">
            <text:p>5261</text:p>
          </table:table-cell>
          <table:table-cell office:value-type="float" office:value="5467">
            <text:p>5467</text:p>
          </table:table-cell>
          <table:table-cell office:value-type="float" office:value="5572">
            <text:p>5572</text:p>
          </table:table-cell>
          <table:table-cell office:value-type="float" office:value="6370">
            <text:p>6370</text:p>
          </table:table-cell>
          <table:table-cell office:value-type="float" office:value="6786">
            <text:p>6786</text:p>
          </table:table-cell>
          <table:table-cell office:value-type="float" office:value="7107">
            <text:p>7107</text:p>
          </table:table-cell>
          <table:table-cell office:value-type="float" office:value="7284">
            <text:p>7284</text:p>
          </table:table-cell>
          <table:table-cell office:value-type="float" office:value="7631">
            <text:p>7631</text:p>
          </table:table-cell>
          <table:table-cell office:value-type="float" office:value="7455">
            <text:p>7455</text:p>
          </table:table-cell>
          <table:table-cell office:value-type="float" office:value="7637">
            <text:p>7637</text:p>
          </table:table-cell>
          <table:table-cell office:value-type="float" office:value="7661">
            <text:p>7661</text:p>
          </table:table-cell>
          <table:table-cell office:value-type="float" office:value="8021">
            <text:p>8021</text:p>
          </table:table-cell>
          <table:table-cell office:value-type="float" office:value="7849">
            <text:p>7849</text:p>
          </table:table-cell>
          <table:table-cell office:value-type="float" office:value="7855">
            <text:p>7855</text:p>
          </table:table-cell>
          <table:table-cell office:value-type="float" office:value="8270">
            <text:p>8270</text:p>
          </table:table-cell>
          <table:table-cell office:value-type="float" office:value="8364">
            <text:p>8364</text:p>
          </table:table-cell>
          <table:table-cell office:value-type="float" office:value="7387">
            <text:p>7387</text:p>
          </table:table-cell>
          <table:table-cell office:value-type="float" office:value="7888">
            <text:p>7888</text:p>
          </table:table-cell>
          <table:table-cell office:value-type="float" office:value="7863">
            <text:p>7863</text:p>
          </table:table-cell>
          <table:table-cell office:value-type="float" office:value="7843">
            <text:p>7843</text:p>
          </table:table-cell>
          <table:table-cell office:value-type="float" office:value="4670">
            <text:p>4670</text:p>
          </table:table-cell>
          <table:table-cell table:number-columns-repeated="52"/>
        </table:table-row>
        <table:table-row table:style-name="ro1">
          <table:table-cell office:value-type="string">
            <text:p>RC107.100_25-5-5-5</text:p>
          </table:table-cell>
          <table:table-cell office:value-type="float" office:value="70">
            <text:p>70</text:p>
          </table:table-cell>
          <table:table-cell office:value-type="float" office:value="5188">
            <text:p>5188.0</text:p>
          </table:table-cell>
          <table:table-cell table:formula="of:=AVERAGE([.E235:.CO235])" office:value-type="float" office:value="5798.76923076923">
            <text:p>5798.8</text:p>
          </table:table-cell>
          <table:table-cell office:value-type="float" office:value="1402">
            <text:p>1402</text:p>
          </table:table-cell>
          <table:table-cell office:value-type="float" office:value="1595">
            <text:p>1595</text:p>
          </table:table-cell>
          <table:table-cell office:value-type="float" office:value="1671">
            <text:p>1671</text:p>
          </table:table-cell>
          <table:table-cell office:value-type="float" office:value="1901">
            <text:p>1901</text:p>
          </table:table-cell>
          <table:table-cell office:value-type="float" office:value="2161">
            <text:p>2161</text:p>
          </table:table-cell>
          <table:table-cell office:value-type="float" office:value="2120">
            <text:p>2120</text:p>
          </table:table-cell>
          <table:table-cell office:value-type="float" office:value="2345">
            <text:p>2345</text:p>
          </table:table-cell>
          <table:table-cell office:value-type="float" office:value="2339">
            <text:p>2339</text:p>
          </table:table-cell>
          <table:table-cell office:value-type="float" office:value="2716">
            <text:p>2716</text:p>
          </table:table-cell>
          <table:table-cell office:value-type="float" office:value="2938">
            <text:p>2938</text:p>
          </table:table-cell>
          <table:table-cell office:value-type="float" office:value="3134">
            <text:p>3134</text:p>
          </table:table-cell>
          <table:table-cell office:value-type="float" office:value="3287">
            <text:p>3287</text:p>
          </table:table-cell>
          <table:table-cell office:value-type="float" office:value="3153">
            <text:p>3153</text:p>
          </table:table-cell>
          <table:table-cell office:value-type="float" office:value="3734">
            <text:p>3734</text:p>
          </table:table-cell>
          <table:table-cell office:value-type="float" office:value="4037">
            <text:p>4037</text:p>
          </table:table-cell>
          <table:table-cell office:value-type="float" office:value="4388">
            <text:p>4388</text:p>
          </table:table-cell>
          <table:table-cell office:value-type="float" office:value="4721">
            <text:p>4721</text:p>
          </table:table-cell>
          <table:table-cell office:value-type="float" office:value="5467">
            <text:p>5467</text:p>
          </table:table-cell>
          <table:table-cell office:value-type="float" office:value="5286">
            <text:p>5286</text:p>
          </table:table-cell>
          <table:table-cell office:value-type="float" office:value="5862">
            <text:p>5862</text:p>
          </table:table-cell>
          <table:table-cell office:value-type="float" office:value="6001">
            <text:p>6001</text:p>
          </table:table-cell>
          <table:table-cell office:value-type="float" office:value="6207">
            <text:p>6207</text:p>
          </table:table-cell>
          <table:table-cell office:value-type="float" office:value="6641">
            <text:p>6641</text:p>
          </table:table-cell>
          <table:table-cell office:value-type="float" office:value="6506">
            <text:p>6506</text:p>
          </table:table-cell>
          <table:table-cell office:value-type="float" office:value="7243">
            <text:p>7243</text:p>
          </table:table-cell>
          <table:table-cell office:value-type="float" office:value="7487">
            <text:p>7487</text:p>
          </table:table-cell>
          <table:table-cell office:value-type="float" office:value="7830">
            <text:p>7830</text:p>
          </table:table-cell>
          <table:table-cell office:value-type="float" office:value="8184">
            <text:p>8184</text:p>
          </table:table-cell>
          <table:table-cell office:value-type="float" office:value="8119">
            <text:p>8119</text:p>
          </table:table-cell>
          <table:table-cell office:value-type="float" office:value="8690">
            <text:p>8690</text:p>
          </table:table-cell>
          <table:table-cell office:value-type="float" office:value="9573">
            <text:p>9573</text:p>
          </table:table-cell>
          <table:table-cell office:value-type="float" office:value="9938">
            <text:p>9938</text:p>
          </table:table-cell>
          <table:table-cell office:value-type="float" office:value="10243">
            <text:p>10243</text:p>
          </table:table-cell>
          <table:table-cell office:value-type="float" office:value="10466">
            <text:p>10466</text:p>
          </table:table-cell>
          <table:table-cell office:value-type="float" office:value="10709">
            <text:p>10709</text:p>
          </table:table-cell>
          <table:table-cell office:value-type="float" office:value="10544">
            <text:p>10544</text:p>
          </table:table-cell>
          <table:table-cell office:value-type="float" office:value="9752">
            <text:p>9752</text:p>
          </table:table-cell>
          <table:table-cell office:value-type="float" office:value="9485">
            <text:p>9485</text:p>
          </table:table-cell>
          <table:table-cell office:value-type="float" office:value="8277">
            <text:p>8277</text:p>
          </table:table-cell>
          <table:table-cell table:number-columns-repeated="49"/>
        </table:table-row>
        <table:table-row table:style-name="ro1">
          <table:table-cell office:value-type="string">
            <text:p>RC107.100_25-5-5-5</text:p>
          </table:table-cell>
          <table:table-cell office:value-type="float" office:value="90">
            <text:p>90</text:p>
          </table:table-cell>
          <table:table-cell office:value-type="float" office:value="1733">
            <text:p>1733.0</text:p>
          </table:table-cell>
          <table:table-cell table:formula="of:=AVERAGE([.E236:.CO236])" office:value-type="float" office:value="4668.13461538462">
            <text:p>4668.1</text:p>
          </table:table-cell>
          <table:table-cell office:value-type="float" office:value="510">
            <text:p>510</text:p>
          </table:table-cell>
          <table:table-cell office:value-type="float" office:value="608">
            <text:p>608</text:p>
          </table:table-cell>
          <table:table-cell office:value-type="float" office:value="661">
            <text:p>661</text:p>
          </table:table-cell>
          <table:table-cell office:value-type="float" office:value="753">
            <text:p>753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1082">
            <text:p>1082</text:p>
          </table:table-cell>
          <table:table-cell office:value-type="float" office:value="1286">
            <text:p>1286</text:p>
          </table:table-cell>
          <table:table-cell office:value-type="float" office:value="1629">
            <text:p>1629</text:p>
          </table:table-cell>
          <table:table-cell office:value-type="float" office:value="1732">
            <text:p>1732</text:p>
          </table:table-cell>
          <table:table-cell office:value-type="float" office:value="1711">
            <text:p>1711</text:p>
          </table:table-cell>
          <table:table-cell office:value-type="float" office:value="2001">
            <text:p>2001</text:p>
          </table:table-cell>
          <table:table-cell office:value-type="float" office:value="2197">
            <text:p>2197</text:p>
          </table:table-cell>
          <table:table-cell office:value-type="float" office:value="2236">
            <text:p>2236</text:p>
          </table:table-cell>
          <table:table-cell office:value-type="float" office:value="2544">
            <text:p>2544</text:p>
          </table:table-cell>
          <table:table-cell office:value-type="float" office:value="2449">
            <text:p>2449</text:p>
          </table:table-cell>
          <table:table-cell office:value-type="float" office:value="2724">
            <text:p>2724</text:p>
          </table:table-cell>
          <table:table-cell office:value-type="float" office:value="3101">
            <text:p>3101</text:p>
          </table:table-cell>
          <table:table-cell office:value-type="float" office:value="3170">
            <text:p>3170</text:p>
          </table:table-cell>
          <table:table-cell office:value-type="float" office:value="3239">
            <text:p>3239</text:p>
          </table:table-cell>
          <table:table-cell office:value-type="float" office:value="3393">
            <text:p>3393</text:p>
          </table:table-cell>
          <table:table-cell office:value-type="float" office:value="3731">
            <text:p>3731</text:p>
          </table:table-cell>
          <table:table-cell office:value-type="float" office:value="3794">
            <text:p>3794</text:p>
          </table:table-cell>
          <table:table-cell office:value-type="float" office:value="3798">
            <text:p>3798</text:p>
          </table:table-cell>
          <table:table-cell office:value-type="float" office:value="4527">
            <text:p>4527</text:p>
          </table:table-cell>
          <table:table-cell office:value-type="float" office:value="4352">
            <text:p>4352</text:p>
          </table:table-cell>
          <table:table-cell office:value-type="float" office:value="4547">
            <text:p>4547</text:p>
          </table:table-cell>
          <table:table-cell office:value-type="float" office:value="4703">
            <text:p>4703</text:p>
          </table:table-cell>
          <table:table-cell office:value-type="float" office:value="5480">
            <text:p>5480</text:p>
          </table:table-cell>
          <table:table-cell office:value-type="float" office:value="5599">
            <text:p>5599</text:p>
          </table:table-cell>
          <table:table-cell office:value-type="float" office:value="6026">
            <text:p>6026</text:p>
          </table:table-cell>
          <table:table-cell office:value-type="float" office:value="6477">
            <text:p>6477</text:p>
          </table:table-cell>
          <table:table-cell office:value-type="float" office:value="7129">
            <text:p>7129</text:p>
          </table:table-cell>
          <table:table-cell office:value-type="float" office:value="7121">
            <text:p>7121</text:p>
          </table:table-cell>
          <table:table-cell office:value-type="float" office:value="7167">
            <text:p>7167</text:p>
          </table:table-cell>
          <table:table-cell office:value-type="float" office:value="7437">
            <text:p>7437</text:p>
          </table:table-cell>
          <table:table-cell office:value-type="float" office:value="7050">
            <text:p>7050</text:p>
          </table:table-cell>
          <table:table-cell office:value-type="float" office:value="7244">
            <text:p>7244</text:p>
          </table:table-cell>
          <table:table-cell office:value-type="float" office:value="7418">
            <text:p>7418</text:p>
          </table:table-cell>
          <table:table-cell office:value-type="float" office:value="7648">
            <text:p>7648</text:p>
          </table:table-cell>
          <table:table-cell office:value-type="float" office:value="8077">
            <text:p>8077</text:p>
          </table:table-cell>
          <table:table-cell office:value-type="float" office:value="8068">
            <text:p>8068</text:p>
          </table:table-cell>
          <table:table-cell office:value-type="float" office:value="8297">
            <text:p>8297</text:p>
          </table:table-cell>
          <table:table-cell office:value-type="float" office:value="7906">
            <text:p>7906</text:p>
          </table:table-cell>
          <table:table-cell office:value-type="float" office:value="8672">
            <text:p>8672</text:p>
          </table:table-cell>
          <table:table-cell office:value-type="float" office:value="7757">
            <text:p>7757</text:p>
          </table:table-cell>
          <table:table-cell office:value-type="float" office:value="7997">
            <text:p>7997</text:p>
          </table:table-cell>
          <table:table-cell office:value-type="float" office:value="7787">
            <text:p>7787</text:p>
          </table:table-cell>
          <table:table-cell office:value-type="float" office:value="7652">
            <text:p>7652</text:p>
          </table:table-cell>
          <table:table-cell office:value-type="float" office:value="8040">
            <text:p>8040</text:p>
          </table:table-cell>
          <table:table-cell office:value-type="float" office:value="7262">
            <text:p>7262</text:p>
          </table:table-cell>
          <table:table-cell office:value-type="float" office:value="5091">
            <text:p>5091</text:p>
          </table:table-cell>
          <table:table-cell table:number-columns-repeated="36"/>
        </table:table-row>
        <table:table-row table:style-name="ro1">
          <table:table-cell office:value-type="string">
            <text:p>RC108.100_25-5-5-5</text:p>
          </table:table-cell>
          <table:table-cell office:value-type="float" office:value="10">
            <text:p>10</text:p>
          </table:table-cell>
          <table:table-cell office:value-type="float" office:value="37595">
            <text:p>37595.0</text:p>
          </table:table-cell>
          <table:table-cell table:formula="of:=AVERAGE([.E237:.CO237])" office:value-type="float" office:value="11822.4">
            <text:p>11822.4</text:p>
          </table:table-cell>
          <table:table-cell office:value-type="float" office:value="10645">
            <text:p>10645</text:p>
          </table:table-cell>
          <table:table-cell office:value-type="float" office:value="10753">
            <text:p>10753</text:p>
          </table:table-cell>
          <table:table-cell office:value-type="float" office:value="11090">
            <text:p>11090</text:p>
          </table:table-cell>
          <table:table-cell office:value-type="float" office:value="11340">
            <text:p>11340</text:p>
          </table:table-cell>
          <table:table-cell office:value-type="float" office:value="12153">
            <text:p>12153</text:p>
          </table:table-cell>
          <table:table-cell office:value-type="float" office:value="12162">
            <text:p>12162</text:p>
          </table:table-cell>
          <table:table-cell office:value-type="float" office:value="11991">
            <text:p>11991</text:p>
          </table:table-cell>
          <table:table-cell office:value-type="float" office:value="12678">
            <text:p>12678</text:p>
          </table:table-cell>
          <table:table-cell office:value-type="float" office:value="12746">
            <text:p>12746</text:p>
          </table:table-cell>
          <table:table-cell office:value-type="float" office:value="12666">
            <text:p>12666</text:p>
          </table:table-cell>
          <table:table-cell table:number-columns-repeated="78"/>
        </table:table-row>
        <table:table-row table:style-name="ro1">
          <table:table-cell office:value-type="string">
            <text:p>RC108.100_25-5-5-5</text:p>
          </table:table-cell>
          <table:table-cell office:value-type="float" office:value="30">
            <text:p>30</text:p>
          </table:table-cell>
          <table:table-cell office:value-type="float" office:value="25951">
            <text:p>25951.0</text:p>
          </table:table-cell>
          <table:table-cell table:formula="of:=AVERAGE([.E238:.CO238])" office:value-type="float" office:value="8493.73913043478">
            <text:p>8493.7</text:p>
          </table:table-cell>
          <table:table-cell office:value-type="float" office:value="6250">
            <text:p>6250</text:p>
          </table:table-cell>
          <table:table-cell office:value-type="float" office:value="6546">
            <text:p>6546</text:p>
          </table:table-cell>
          <table:table-cell office:value-type="float" office:value="6606">
            <text:p>6606</text:p>
          </table:table-cell>
          <table:table-cell office:value-type="float" office:value="6869">
            <text:p>6869</text:p>
          </table:table-cell>
          <table:table-cell office:value-type="float" office:value="6812">
            <text:p>6812</text:p>
          </table:table-cell>
          <table:table-cell office:value-type="float" office:value="7099">
            <text:p>7099</text:p>
          </table:table-cell>
          <table:table-cell office:value-type="float" office:value="7363">
            <text:p>7363</text:p>
          </table:table-cell>
          <table:table-cell office:value-type="float" office:value="7431">
            <text:p>7431</text:p>
          </table:table-cell>
          <table:table-cell office:value-type="float" office:value="7970">
            <text:p>7970</text:p>
          </table:table-cell>
          <table:table-cell office:value-type="float" office:value="8397">
            <text:p>8397</text:p>
          </table:table-cell>
          <table:table-cell office:value-type="float" office:value="8564">
            <text:p>8564</text:p>
          </table:table-cell>
          <table:table-cell office:value-type="float" office:value="8788">
            <text:p>8788</text:p>
          </table:table-cell>
          <table:table-cell office:value-type="float" office:value="9253">
            <text:p>9253</text:p>
          </table:table-cell>
          <table:table-cell office:value-type="float" office:value="9715">
            <text:p>9715</text:p>
          </table:table-cell>
          <table:table-cell office:value-type="float" office:value="9473">
            <text:p>9473</text:p>
          </table:table-cell>
          <table:table-cell office:value-type="float" office:value="9984">
            <text:p>9984</text:p>
          </table:table-cell>
          <table:table-cell office:value-type="float" office:value="9531">
            <text:p>9531</text:p>
          </table:table-cell>
          <table:table-cell office:value-type="float" office:value="10364">
            <text:p>10364</text:p>
          </table:table-cell>
          <table:table-cell office:value-type="float" office:value="10106">
            <text:p>10106</text:p>
          </table:table-cell>
          <table:table-cell office:value-type="float" office:value="9624">
            <text:p>9624</text:p>
          </table:table-cell>
          <table:table-cell office:value-type="float" office:value="9499">
            <text:p>9499</text:p>
          </table:table-cell>
          <table:table-cell office:value-type="float" office:value="9518">
            <text:p>9518</text:p>
          </table:table-cell>
          <table:table-cell office:value-type="float" office:value="9594">
            <text:p>9594</text:p>
          </table:table-cell>
          <table:table-cell table:number-columns-repeated="65"/>
        </table:table-row>
        <table:table-row table:style-name="ro1">
          <table:table-cell office:value-type="string">
            <text:p>RC108.100_25-5-5-5</text:p>
          </table:table-cell>
          <table:table-cell office:value-type="float" office:value="50">
            <text:p>50</text:p>
          </table:table-cell>
          <table:table-cell office:value-type="float" office:value="13668">
            <text:p>13668.0</text:p>
          </table:table-cell>
          <table:table-cell table:formula="of:=AVERAGE([.E239:.CO239])" office:value-type="float" office:value="7371.30555555556">
            <text:p>7371.3</text:p>
          </table:table-cell>
          <table:table-cell office:value-type="float" office:value="3744">
            <text:p>3744</text:p>
          </table:table-cell>
          <table:table-cell office:value-type="float" office:value="3681">
            <text:p>3681</text:p>
          </table:table-cell>
          <table:table-cell office:value-type="float" office:value="4109">
            <text:p>4109</text:p>
          </table:table-cell>
          <table:table-cell office:value-type="float" office:value="4201">
            <text:p>4201</text:p>
          </table:table-cell>
          <table:table-cell office:value-type="float" office:value="4369">
            <text:p>4369</text:p>
          </table:table-cell>
          <table:table-cell office:value-type="float" office:value="4296">
            <text:p>4296</text:p>
          </table:table-cell>
          <table:table-cell office:value-type="float" office:value="4398">
            <text:p>4398</text:p>
          </table:table-cell>
          <table:table-cell office:value-type="float" office:value="4844">
            <text:p>4844</text:p>
          </table:table-cell>
          <table:table-cell office:value-type="float" office:value="4810">
            <text:p>4810</text:p>
          </table:table-cell>
          <table:table-cell office:value-type="float" office:value="5073">
            <text:p>5073</text:p>
          </table:table-cell>
          <table:table-cell office:value-type="float" office:value="5380">
            <text:p>5380</text:p>
          </table:table-cell>
          <table:table-cell office:value-type="float" office:value="6070">
            <text:p>6070</text:p>
          </table:table-cell>
          <table:table-cell office:value-type="float" office:value="6019">
            <text:p>6019</text:p>
          </table:table-cell>
          <table:table-cell office:value-type="float" office:value="6528">
            <text:p>6528</text:p>
          </table:table-cell>
          <table:table-cell office:value-type="float" office:value="6847">
            <text:p>6847</text:p>
          </table:table-cell>
          <table:table-cell office:value-type="float" office:value="6611">
            <text:p>6611</text:p>
          </table:table-cell>
          <table:table-cell office:value-type="float" office:value="6764">
            <text:p>6764</text:p>
          </table:table-cell>
          <table:table-cell office:value-type="float" office:value="7260">
            <text:p>7260</text:p>
          </table:table-cell>
          <table:table-cell office:value-type="float" office:value="7817">
            <text:p>7817</text:p>
          </table:table-cell>
          <table:table-cell office:value-type="float" office:value="7595">
            <text:p>7595</text:p>
          </table:table-cell>
          <table:table-cell office:value-type="float" office:value="8559">
            <text:p>8559</text:p>
          </table:table-cell>
          <table:table-cell office:value-type="float" office:value="8172">
            <text:p>8172</text:p>
          </table:table-cell>
          <table:table-cell office:value-type="float" office:value="8750">
            <text:p>8750</text:p>
          </table:table-cell>
          <table:table-cell office:value-type="float" office:value="8820">
            <text:p>8820</text:p>
          </table:table-cell>
          <table:table-cell office:value-type="float" office:value="9404">
            <text:p>9404</text:p>
          </table:table-cell>
          <table:table-cell office:value-type="float" office:value="9780">
            <text:p>9780</text:p>
          </table:table-cell>
          <table:table-cell office:value-type="float" office:value="9991">
            <text:p>9991</text:p>
          </table:table-cell>
          <table:table-cell office:value-type="float" office:value="9808">
            <text:p>9808</text:p>
          </table:table-cell>
          <table:table-cell office:value-type="float" office:value="10560">
            <text:p>10560</text:p>
          </table:table-cell>
          <table:table-cell office:value-type="float" office:value="10131">
            <text:p>10131</text:p>
          </table:table-cell>
          <table:table-cell office:value-type="float" office:value="10375">
            <text:p>10375</text:p>
          </table:table-cell>
          <table:table-cell office:value-type="float" office:value="10230">
            <text:p>10230</text:p>
          </table:table-cell>
          <table:table-cell office:value-type="float" office:value="10391">
            <text:p>10391</text:p>
          </table:table-cell>
          <table:table-cell office:value-type="float" office:value="10273">
            <text:p>10273</text:p>
          </table:table-cell>
          <table:table-cell office:value-type="float" office:value="9955">
            <text:p>9955</text:p>
          </table:table-cell>
          <table:table-cell office:value-type="float" office:value="9752">
            <text:p>9752</text:p>
          </table:table-cell>
          <table:table-cell table:number-columns-repeated="52"/>
        </table:table-row>
        <table:table-row table:style-name="ro1">
          <table:table-cell office:value-type="string">
            <text:p>RC108.100_25-5-5-5</text:p>
          </table:table-cell>
          <table:table-cell office:value-type="float" office:value="70">
            <text:p>70</text:p>
          </table:table-cell>
          <table:table-cell office:value-type="float" office:value="5789">
            <text:p>5789.0</text:p>
          </table:table-cell>
          <table:table-cell table:formula="of:=AVERAGE([.E240:.CO240])" office:value-type="float" office:value="6352.33333333333">
            <text:p>6352.3</text:p>
          </table:table-cell>
          <table:table-cell office:value-type="float" office:value="1647">
            <text:p>1647</text:p>
          </table:table-cell>
          <table:table-cell office:value-type="float" office:value="1826">
            <text:p>1826</text:p>
          </table:table-cell>
          <table:table-cell office:value-type="float" office:value="1852">
            <text:p>1852</text:p>
          </table:table-cell>
          <table:table-cell office:value-type="float" office:value="2016">
            <text:p>2016</text:p>
          </table:table-cell>
          <table:table-cell office:value-type="float" office:value="2320">
            <text:p>2320</text:p>
          </table:table-cell>
          <table:table-cell office:value-type="float" office:value="2422">
            <text:p>2422</text:p>
          </table:table-cell>
          <table:table-cell office:value-type="float" office:value="2554">
            <text:p>2554</text:p>
          </table:table-cell>
          <table:table-cell office:value-type="float" office:value="3139">
            <text:p>3139</text:p>
          </table:table-cell>
          <table:table-cell office:value-type="float" office:value="3115">
            <text:p>3115</text:p>
          </table:table-cell>
          <table:table-cell office:value-type="float" office:value="3280">
            <text:p>3280</text:p>
          </table:table-cell>
          <table:table-cell office:value-type="float" office:value="3517">
            <text:p>3517</text:p>
          </table:table-cell>
          <table:table-cell office:value-type="float" office:value="3633">
            <text:p>3633</text:p>
          </table:table-cell>
          <table:table-cell office:value-type="float" office:value="3796">
            <text:p>3796</text:p>
          </table:table-cell>
          <table:table-cell office:value-type="float" office:value="4063">
            <text:p>4063</text:p>
          </table:table-cell>
          <table:table-cell office:value-type="float" office:value="4103">
            <text:p>4103</text:p>
          </table:table-cell>
          <table:table-cell office:value-type="float" office:value="4403">
            <text:p>4403</text:p>
          </table:table-cell>
          <table:table-cell office:value-type="float" office:value="4654">
            <text:p>4654</text:p>
          </table:table-cell>
          <table:table-cell office:value-type="float" office:value="4799">
            <text:p>4799</text:p>
          </table:table-cell>
          <table:table-cell office:value-type="float" office:value="4914">
            <text:p>4914</text:p>
          </table:table-cell>
          <table:table-cell office:value-type="float" office:value="5288">
            <text:p>5288</text:p>
          </table:table-cell>
          <table:table-cell office:value-type="float" office:value="5619">
            <text:p>5619</text:p>
          </table:table-cell>
          <table:table-cell office:value-type="float" office:value="5930">
            <text:p>5930</text:p>
          </table:table-cell>
          <table:table-cell office:value-type="float" office:value="6854">
            <text:p>6854</text:p>
          </table:table-cell>
          <table:table-cell office:value-type="float" office:value="6890">
            <text:p>6890</text:p>
          </table:table-cell>
          <table:table-cell office:value-type="float" office:value="7055">
            <text:p>7055</text:p>
          </table:table-cell>
          <table:table-cell office:value-type="float" office:value="8413">
            <text:p>8413</text:p>
          </table:table-cell>
          <table:table-cell office:value-type="float" office:value="9100">
            <text:p>9100</text:p>
          </table:table-cell>
          <table:table-cell office:value-type="float" office:value="9842">
            <text:p>9842</text:p>
          </table:table-cell>
          <table:table-cell office:value-type="float" office:value="10140">
            <text:p>10140</text:p>
          </table:table-cell>
          <table:table-cell office:value-type="float" office:value="10517">
            <text:p>10517</text:p>
          </table:table-cell>
          <table:table-cell office:value-type="float" office:value="10452">
            <text:p>10452</text:p>
          </table:table-cell>
          <table:table-cell office:value-type="float" office:value="10644">
            <text:p>10644</text:p>
          </table:table-cell>
          <table:table-cell office:value-type="float" office:value="11137">
            <text:p>11137</text:p>
          </table:table-cell>
          <table:table-cell office:value-type="float" office:value="11168">
            <text:p>11168</text:p>
          </table:table-cell>
          <table:table-cell office:value-type="float" office:value="11627">
            <text:p>11627</text:p>
          </table:table-cell>
          <table:table-cell office:value-type="float" office:value="12104">
            <text:p>12104</text:p>
          </table:table-cell>
          <table:table-cell office:value-type="float" office:value="11763">
            <text:p>11763</text:p>
          </table:table-cell>
          <table:table-cell office:value-type="float" office:value="11089">
            <text:p>11089</text:p>
          </table:table-cell>
          <table:table-cell office:value-type="float" office:value="10056">
            <text:p>10056</text:p>
          </table:table-cell>
          <table:table-cell table:number-columns-repeated="49"/>
        </table:table-row>
        <table:table-row table:style-name="ro1">
          <table:table-cell office:value-type="string">
            <text:p>RC108.100_25-5-5-5</text:p>
          </table:table-cell>
          <table:table-cell office:value-type="float" office:value="90">
            <text:p>90</text:p>
          </table:table-cell>
          <table:table-cell office:value-type="float" office:value="1737">
            <text:p>1737.0</text:p>
          </table:table-cell>
          <table:table-cell table:formula="of:=AVERAGE([.E241:.CO241])" office:value-type="float" office:value="4995">
            <text:p>4995.0</text:p>
          </table:table-cell>
          <table:table-cell office:value-type="float" office:value="489">
            <text:p>489</text:p>
          </table:table-cell>
          <table:table-cell office:value-type="float" office:value="534">
            <text:p>534</text:p>
          </table:table-cell>
          <table:table-cell office:value-type="float" office:value="598">
            <text:p>598</text:p>
          </table:table-cell>
          <table:table-cell office:value-type="float" office:value="676">
            <text:p>676</text:p>
          </table:table-cell>
          <table:table-cell office:value-type="float" office:value="769">
            <text:p>769</text:p>
          </table:table-cell>
          <table:table-cell office:value-type="float" office:value="784">
            <text:p>784</text:p>
          </table:table-cell>
          <table:table-cell office:value-type="float" office:value="882">
            <text:p>882</text:p>
          </table:table-cell>
          <table:table-cell office:value-type="float" office:value="1032">
            <text:p>1032</text:p>
          </table:table-cell>
          <table:table-cell office:value-type="float" office:value="1170">
            <text:p>1170</text:p>
          </table:table-cell>
          <table:table-cell office:value-type="float" office:value="1246">
            <text:p>1246</text:p>
          </table:table-cell>
          <table:table-cell office:value-type="float" office:value="1472">
            <text:p>1472</text:p>
          </table:table-cell>
          <table:table-cell office:value-type="float" office:value="1665">
            <text:p>1665</text:p>
          </table:table-cell>
          <table:table-cell office:value-type="float" office:value="2184">
            <text:p>2184</text:p>
          </table:table-cell>
          <table:table-cell office:value-type="float" office:value="2307">
            <text:p>2307</text:p>
          </table:table-cell>
          <table:table-cell office:value-type="float" office:value="2410">
            <text:p>2410</text:p>
          </table:table-cell>
          <table:table-cell office:value-type="float" office:value="2522">
            <text:p>2522</text:p>
          </table:table-cell>
          <table:table-cell office:value-type="float" office:value="2808">
            <text:p>2808</text:p>
          </table:table-cell>
          <table:table-cell office:value-type="float" office:value="3156">
            <text:p>3156</text:p>
          </table:table-cell>
          <table:table-cell office:value-type="float" office:value="3421">
            <text:p>3421</text:p>
          </table:table-cell>
          <table:table-cell office:value-type="float" office:value="3557">
            <text:p>3557</text:p>
          </table:table-cell>
          <table:table-cell office:value-type="float" office:value="4134">
            <text:p>4134</text:p>
          </table:table-cell>
          <table:table-cell office:value-type="float" office:value="4006">
            <text:p>4006</text:p>
          </table:table-cell>
          <table:table-cell office:value-type="float" office:value="4194">
            <text:p>4194</text:p>
          </table:table-cell>
          <table:table-cell office:value-type="float" office:value="4462">
            <text:p>4462</text:p>
          </table:table-cell>
          <table:table-cell office:value-type="float" office:value="4737">
            <text:p>4737</text:p>
          </table:table-cell>
          <table:table-cell office:value-type="float" office:value="4793">
            <text:p>4793</text:p>
          </table:table-cell>
          <table:table-cell office:value-type="float" office:value="5384">
            <text:p>5384</text:p>
          </table:table-cell>
          <table:table-cell office:value-type="float" office:value="5333">
            <text:p>5333</text:p>
          </table:table-cell>
          <table:table-cell office:value-type="float" office:value="6264">
            <text:p>6264</text:p>
          </table:table-cell>
          <table:table-cell office:value-type="float" office:value="6435">
            <text:p>6435</text:p>
          </table:table-cell>
          <table:table-cell office:value-type="float" office:value="6269">
            <text:p>6269</text:p>
          </table:table-cell>
          <table:table-cell office:value-type="float" office:value="7131">
            <text:p>7131</text:p>
          </table:table-cell>
          <table:table-cell office:value-type="float" office:value="7163">
            <text:p>7163</text:p>
          </table:table-cell>
          <table:table-cell office:value-type="float" office:value="7623">
            <text:p>7623</text:p>
          </table:table-cell>
          <table:table-cell office:value-type="float" office:value="7838">
            <text:p>7838</text:p>
          </table:table-cell>
          <table:table-cell office:value-type="float" office:value="8248">
            <text:p>8248</text:p>
          </table:table-cell>
          <table:table-cell office:value-type="float" office:value="8507">
            <text:p>8507</text:p>
          </table:table-cell>
          <table:table-cell office:value-type="float" office:value="7671">
            <text:p>7671</text:p>
          </table:table-cell>
          <table:table-cell office:value-type="float" office:value="8271">
            <text:p>8271</text:p>
          </table:table-cell>
          <table:table-cell office:value-type="float" office:value="8818">
            <text:p>8818</text:p>
          </table:table-cell>
          <table:table-cell office:value-type="float" office:value="8894">
            <text:p>8894</text:p>
          </table:table-cell>
          <table:table-cell office:value-type="float" office:value="9463">
            <text:p>9463</text:p>
          </table:table-cell>
          <table:table-cell office:value-type="float" office:value="9845">
            <text:p>9845</text:p>
          </table:table-cell>
          <table:table-cell office:value-type="float" office:value="10355">
            <text:p>10355</text:p>
          </table:table-cell>
          <table:table-cell office:value-type="float" office:value="9998">
            <text:p>9998</text:p>
          </table:table-cell>
          <table:table-cell office:value-type="float" office:value="9568">
            <text:p>9568</text:p>
          </table:table-cell>
          <table:table-cell office:value-type="float" office:value="8786">
            <text:p>8786</text:p>
          </table:table-cell>
          <table:table-cell office:value-type="float" office:value="8716">
            <text:p>8716</text:p>
          </table:table-cell>
          <table:table-cell office:value-type="float" office:value="8167">
            <text:p>8167</text:p>
          </table:table-cell>
          <table:table-cell table:number-columns-repeated="39"/>
        </table:table-row>
        <table:table-row table:style-name="ro1">
          <table:table-cell office:value-type="string">
            <text:p>RC201.100_25-5-5-5</text:p>
          </table:table-cell>
          <table:table-cell office:value-type="float" office:value="10">
            <text:p>10</text:p>
          </table:table-cell>
          <table:table-cell office:value-type="float" office:value="27431">
            <text:p>27431.0</text:p>
          </table:table-cell>
          <table:table-cell table:formula="of:=AVERAGE([.E242:.CO242])" office:value-type="float" office:value="7526.7">
            <text:p>7526.7</text:p>
          </table:table-cell>
          <table:table-cell office:value-type="float" office:value="6827">
            <text:p>6827</text:p>
          </table:table-cell>
          <table:table-cell office:value-type="float" office:value="7124">
            <text:p>7124</text:p>
          </table:table-cell>
          <table:table-cell office:value-type="float" office:value="7349">
            <text:p>7349</text:p>
          </table:table-cell>
          <table:table-cell office:value-type="float" office:value="7503">
            <text:p>7503</text:p>
          </table:table-cell>
          <table:table-cell office:value-type="float" office:value="7250">
            <text:p>7250</text:p>
          </table:table-cell>
          <table:table-cell office:value-type="float" office:value="7385">
            <text:p>7385</text:p>
          </table:table-cell>
          <table:table-cell office:value-type="float" office:value="7952">
            <text:p>7952</text:p>
          </table:table-cell>
          <table:table-cell office:value-type="float" office:value="7826">
            <text:p>7826</text:p>
          </table:table-cell>
          <table:table-cell office:value-type="float" office:value="8010">
            <text:p>8010</text:p>
          </table:table-cell>
          <table:table-cell office:value-type="float" office:value="8041">
            <text:p>8041</text:p>
          </table:table-cell>
          <table:table-cell table:number-columns-repeated="78"/>
        </table:table-row>
        <table:table-row table:style-name="ro1">
          <table:table-cell office:value-type="string">
            <text:p>RC201.100_25-5-5-5</text:p>
          </table:table-cell>
          <table:table-cell office:value-type="float" office:value="30">
            <text:p>30</text:p>
          </table:table-cell>
          <table:table-cell office:value-type="float" office:value="15043">
            <text:p>15043.0</text:p>
          </table:table-cell>
          <table:table-cell table:formula="of:=AVERAGE([.E243:.CO243])" office:value-type="float" office:value="4762.03703703704">
            <text:p>4762.0</text:p>
          </table:table-cell>
          <table:table-cell office:value-type="float" office:value="3978">
            <text:p>3978</text:p>
          </table:table-cell>
          <table:table-cell office:value-type="float" office:value="4401">
            <text:p>4401</text:p>
          </table:table-cell>
          <table:table-cell office:value-type="float" office:value="4621">
            <text:p>4621</text:p>
          </table:table-cell>
          <table:table-cell office:value-type="float" office:value="4659">
            <text:p>4659</text:p>
          </table:table-cell>
          <table:table-cell office:value-type="float" office:value="4629">
            <text:p>4629</text:p>
          </table:table-cell>
          <table:table-cell office:value-type="float" office:value="4731">
            <text:p>4731</text:p>
          </table:table-cell>
          <table:table-cell office:value-type="float" office:value="4738">
            <text:p>4738</text:p>
          </table:table-cell>
          <table:table-cell office:value-type="float" office:value="4921">
            <text:p>4921</text:p>
          </table:table-cell>
          <table:table-cell office:value-type="float" office:value="4904">
            <text:p>4904</text:p>
          </table:table-cell>
          <table:table-cell office:value-type="float" office:value="5140">
            <text:p>5140</text:p>
          </table:table-cell>
          <table:table-cell office:value-type="float" office:value="5228">
            <text:p>5228</text:p>
          </table:table-cell>
          <table:table-cell office:value-type="float" office:value="5428">
            <text:p>5428</text:p>
          </table:table-cell>
          <table:table-cell office:value-type="float" office:value="5587">
            <text:p>5587</text:p>
          </table:table-cell>
          <table:table-cell office:value-type="float" office:value="5563">
            <text:p>5563</text:p>
          </table:table-cell>
          <table:table-cell office:value-type="float" office:value="5665">
            <text:p>5665</text:p>
          </table:table-cell>
          <table:table-cell office:value-type="float" office:value="5745">
            <text:p>5745</text:p>
          </table:table-cell>
          <table:table-cell office:value-type="float" office:value="5972">
            <text:p>5972</text:p>
          </table:table-cell>
          <table:table-cell office:value-type="float" office:value="5786">
            <text:p>5786</text:p>
          </table:table-cell>
          <table:table-cell office:value-type="float" office:value="5768">
            <text:p>5768</text:p>
          </table:table-cell>
          <table:table-cell office:value-type="float" office:value="5959">
            <text:p>5959</text:p>
          </table:table-cell>
          <table:table-cell office:value-type="float" office:value="5407">
            <text:p>5407</text:p>
          </table:table-cell>
          <table:table-cell office:value-type="float" office:value="5483">
            <text:p>5483</text:p>
          </table:table-cell>
          <table:table-cell office:value-type="float" office:value="3945">
            <text:p>3945</text:p>
          </table:table-cell>
          <table:table-cell office:value-type="float" office:value="3622">
            <text:p>3622</text:p>
          </table:table-cell>
          <table:table-cell office:value-type="float" office:value="3284">
            <text:p>3284</text:p>
          </table:table-cell>
          <table:table-cell office:value-type="float" office:value="1717">
            <text:p>1717</text:p>
          </table:table-cell>
          <table:table-cell office:value-type="float" office:value="1694">
            <text:p>1694</text:p>
          </table:table-cell>
          <table:table-cell table:number-columns-repeated="61"/>
        </table:table-row>
        <table:table-row table:style-name="ro1">
          <table:table-cell office:value-type="string">
            <text:p>RC201.100_25-5-5-5</text:p>
          </table:table-cell>
          <table:table-cell office:value-type="float" office:value="50">
            <text:p>50</text:p>
          </table:table-cell>
          <table:table-cell office:value-type="float" office:value="8925">
            <text:p>8925.0</text:p>
          </table:table-cell>
          <table:table-cell table:formula="of:=AVERAGE([.E244:.CO244])" office:value-type="float" office:value="3904.13043478261">
            <text:p>3904.1</text:p>
          </table:table-cell>
          <table:table-cell office:value-type="float" office:value="2241">
            <text:p>2241</text:p>
          </table:table-cell>
          <table:table-cell office:value-type="float" office:value="2270">
            <text:p>2270</text:p>
          </table:table-cell>
          <table:table-cell office:value-type="float" office:value="2174">
            <text:p>2174</text:p>
          </table:table-cell>
          <table:table-cell office:value-type="float" office:value="2264">
            <text:p>2264</text:p>
          </table:table-cell>
          <table:table-cell office:value-type="float" office:value="2611">
            <text:p>2611</text:p>
          </table:table-cell>
          <table:table-cell office:value-type="float" office:value="2462">
            <text:p>2462</text:p>
          </table:table-cell>
          <table:table-cell office:value-type="float" office:value="2443">
            <text:p>2443</text:p>
          </table:table-cell>
          <table:table-cell office:value-type="float" office:value="3100">
            <text:p>3100</text:p>
          </table:table-cell>
          <table:table-cell office:value-type="float" office:value="2689">
            <text:p>2689</text:p>
          </table:table-cell>
          <table:table-cell office:value-type="float" office:value="2754">
            <text:p>2754</text:p>
          </table:table-cell>
          <table:table-cell office:value-type="float" office:value="3022">
            <text:p>3022</text:p>
          </table:table-cell>
          <table:table-cell office:value-type="float" office:value="3208">
            <text:p>3208</text:p>
          </table:table-cell>
          <table:table-cell office:value-type="float" office:value="3322">
            <text:p>3322</text:p>
          </table:table-cell>
          <table:table-cell office:value-type="float" office:value="3621">
            <text:p>3621</text:p>
          </table:table-cell>
          <table:table-cell office:value-type="float" office:value="3708">
            <text:p>3708</text:p>
          </table:table-cell>
          <table:table-cell office:value-type="float" office:value="3774">
            <text:p>3774</text:p>
          </table:table-cell>
          <table:table-cell office:value-type="float" office:value="3778">
            <text:p>3778</text:p>
          </table:table-cell>
          <table:table-cell office:value-type="float" office:value="3734">
            <text:p>3734</text:p>
          </table:table-cell>
          <table:table-cell office:value-type="float" office:value="3714">
            <text:p>3714</text:p>
          </table:table-cell>
          <table:table-cell office:value-type="float" office:value="4056">
            <text:p>4056</text:p>
          </table:table-cell>
          <table:table-cell office:value-type="float" office:value="4085">
            <text:p>4085</text:p>
          </table:table-cell>
          <table:table-cell office:value-type="float" office:value="4820">
            <text:p>4820</text:p>
          </table:table-cell>
          <table:table-cell office:value-type="float" office:value="4393">
            <text:p>4393</text:p>
          </table:table-cell>
          <table:table-cell office:value-type="float" office:value="4657">
            <text:p>4657</text:p>
          </table:table-cell>
          <table:table-cell office:value-type="float" office:value="4845">
            <text:p>4845</text:p>
          </table:table-cell>
          <table:table-cell office:value-type="float" office:value="4657">
            <text:p>4657</text:p>
          </table:table-cell>
          <table:table-cell office:value-type="float" office:value="5713">
            <text:p>5713</text:p>
          </table:table-cell>
          <table:table-cell office:value-type="float" office:value="5698">
            <text:p>5698</text:p>
          </table:table-cell>
          <table:table-cell office:value-type="float" office:value="5503">
            <text:p>5503</text:p>
          </table:table-cell>
          <table:table-cell office:value-type="float" office:value="5356">
            <text:p>5356</text:p>
          </table:table-cell>
          <table:table-cell office:value-type="float" office:value="5641">
            <text:p>5641</text:p>
          </table:table-cell>
          <table:table-cell office:value-type="float" office:value="5944">
            <text:p>5944</text:p>
          </table:table-cell>
          <table:table-cell office:value-type="float" office:value="5135">
            <text:p>5135</text:p>
          </table:table-cell>
          <table:table-cell office:value-type="float" office:value="5571">
            <text:p>5571</text:p>
          </table:table-cell>
          <table:table-cell office:value-type="float" office:value="4856">
            <text:p>4856</text:p>
          </table:table-cell>
          <table:table-cell office:value-type="float" office:value="4954">
            <text:p>4954</text:p>
          </table:table-cell>
          <table:table-cell office:value-type="float" office:value="4988">
            <text:p>4988</text:p>
          </table:table-cell>
          <table:table-cell office:value-type="float" office:value="4097">
            <text:p>4097</text:p>
          </table:table-cell>
          <table:table-cell office:value-type="float" office:value="4091">
            <text:p>4091</text:p>
          </table:table-cell>
          <table:table-cell office:value-type="float" office:value="3966">
            <text:p>3966</text:p>
          </table:table-cell>
          <table:table-cell office:value-type="float" office:value="4077">
            <text:p>4077</text:p>
          </table:table-cell>
          <table:table-cell office:value-type="float" office:value="3967">
            <text:p>3967</text:p>
          </table:table-cell>
          <table:table-cell office:value-type="float" office:value="3107">
            <text:p>3107</text:p>
          </table:table-cell>
          <table:table-cell office:value-type="float" office:value="3231">
            <text:p>3231</text:p>
          </table:table-cell>
          <table:table-cell office:value-type="float" office:value="2753">
            <text:p>2753</text:p>
          </table:table-cell>
          <table:table-cell office:value-type="float" office:value="2540">
            <text:p>2540</text:p>
          </table:table-cell>
          <table:table-cell table:number-columns-repeated="42"/>
        </table:table-row>
        <table:table-row table:style-name="ro1">
          <table:table-cell office:value-type="string">
            <text:p>RC201.100_25-5-5-5</text:p>
          </table:table-cell>
          <table:table-cell office:value-type="float" office:value="70">
            <text:p>70</text:p>
          </table:table-cell>
          <table:table-cell office:value-type="float" office:value="3711">
            <text:p>3711.0</text:p>
          </table:table-cell>
          <table:table-cell table:formula="of:=AVERAGE([.E245:.CO245])" office:value-type="float" office:value="2728.20967741935">
            <text:p>2728.2</text:p>
          </table:table-cell>
          <table:table-cell office:value-type="float" office:value="1059">
            <text:p>1059</text:p>
          </table:table-cell>
          <table:table-cell office:value-type="float" office:value="1323">
            <text:p>1323</text:p>
          </table:table-cell>
          <table:table-cell office:value-type="float" office:value="1185">
            <text:p>1185</text:p>
          </table:table-cell>
          <table:table-cell office:value-type="float" office:value="1183">
            <text:p>1183</text:p>
          </table:table-cell>
          <table:table-cell office:value-type="float" office:value="1185">
            <text:p>1185</text:p>
          </table:table-cell>
          <table:table-cell office:value-type="float" office:value="1261">
            <text:p>1261</text:p>
          </table:table-cell>
          <table:table-cell office:value-type="float" office:value="1321">
            <text:p>1321</text:p>
          </table:table-cell>
          <table:table-cell office:value-type="float" office:value="1359">
            <text:p>1359</text:p>
          </table:table-cell>
          <table:table-cell office:value-type="float" office:value="1389">
            <text:p>1389</text:p>
          </table:table-cell>
          <table:table-cell office:value-type="float" office:value="1504">
            <text:p>1504</text:p>
          </table:table-cell>
          <table:table-cell office:value-type="float" office:value="1765">
            <text:p>1765</text:p>
          </table:table-cell>
          <table:table-cell office:value-type="float" office:value="2002">
            <text:p>2002</text:p>
          </table:table-cell>
          <table:table-cell office:value-type="float" office:value="2116">
            <text:p>2116</text:p>
          </table:table-cell>
          <table:table-cell office:value-type="float" office:value="2167">
            <text:p>2167</text:p>
          </table:table-cell>
          <table:table-cell office:value-type="float" office:value="2336">
            <text:p>2336</text:p>
          </table:table-cell>
          <table:table-cell office:value-type="float" office:value="2341">
            <text:p>2341</text:p>
          </table:table-cell>
          <table:table-cell office:value-type="float" office:value="2604">
            <text:p>2604</text:p>
          </table:table-cell>
          <table:table-cell office:value-type="float" office:value="2983">
            <text:p>2983</text:p>
          </table:table-cell>
          <table:table-cell office:value-type="float" office:value="2864">
            <text:p>2864</text:p>
          </table:table-cell>
          <table:table-cell office:value-type="float" office:value="3167">
            <text:p>3167</text:p>
          </table:table-cell>
          <table:table-cell office:value-type="float" office:value="3002">
            <text:p>3002</text:p>
          </table:table-cell>
          <table:table-cell office:value-type="float" office:value="2811">
            <text:p>2811</text:p>
          </table:table-cell>
          <table:table-cell office:value-type="float" office:value="2397">
            <text:p>2397</text:p>
          </table:table-cell>
          <table:table-cell office:value-type="float" office:value="2398">
            <text:p>2398</text:p>
          </table:table-cell>
          <table:table-cell office:value-type="float" office:value="2514">
            <text:p>2514</text:p>
          </table:table-cell>
          <table:table-cell office:value-type="float" office:value="2599">
            <text:p>2599</text:p>
          </table:table-cell>
          <table:table-cell office:value-type="float" office:value="2745">
            <text:p>2745</text:p>
          </table:table-cell>
          <table:table-cell office:value-type="float" office:value="2877">
            <text:p>2877</text:p>
          </table:table-cell>
          <table:table-cell office:value-type="float" office:value="2950">
            <text:p>2950</text:p>
          </table:table-cell>
          <table:table-cell office:value-type="float" office:value="3067">
            <text:p>3067</text:p>
          </table:table-cell>
          <table:table-cell office:value-type="float" office:value="3160">
            <text:p>3160</text:p>
          </table:table-cell>
          <table:table-cell office:value-type="float" office:value="3317">
            <text:p>3317</text:p>
          </table:table-cell>
          <table:table-cell office:value-type="float" office:value="3310">
            <text:p>3310</text:p>
          </table:table-cell>
          <table:table-cell office:value-type="float" office:value="3363">
            <text:p>3363</text:p>
          </table:table-cell>
          <table:table-cell office:value-type="float" office:value="3433">
            <text:p>3433</text:p>
          </table:table-cell>
          <table:table-cell office:value-type="float" office:value="3534">
            <text:p>3534</text:p>
          </table:table-cell>
          <table:table-cell office:value-type="float" office:value="3532">
            <text:p>3532</text:p>
          </table:table-cell>
          <table:table-cell office:value-type="float" office:value="3576">
            <text:p>3576</text:p>
          </table:table-cell>
          <table:table-cell office:value-type="float" office:value="3612">
            <text:p>3612</text:p>
          </table:table-cell>
          <table:table-cell office:value-type="float" office:value="3600">
            <text:p>3600</text:p>
          </table:table-cell>
          <table:table-cell office:value-type="float" office:value="3518">
            <text:p>3518</text:p>
          </table:table-cell>
          <table:table-cell office:value-type="float" office:value="3085">
            <text:p>3085</text:p>
          </table:table-cell>
          <table:table-cell office:value-type="float" office:value="2988">
            <text:p>2988</text:p>
          </table:table-cell>
          <table:table-cell office:value-type="float" office:value="3022">
            <text:p>3022</text:p>
          </table:table-cell>
          <table:table-cell office:value-type="float" office:value="3132">
            <text:p>3132</text:p>
          </table:table-cell>
          <table:table-cell office:value-type="float" office:value="3230">
            <text:p>3230</text:p>
          </table:table-cell>
          <table:table-cell office:value-type="float" office:value="3367">
            <text:p>3367</text:p>
          </table:table-cell>
          <table:table-cell office:value-type="float" office:value="3430">
            <text:p>3430</text:p>
          </table:table-cell>
          <table:table-cell office:value-type="float" office:value="4083">
            <text:p>4083</text:p>
          </table:table-cell>
          <table:table-cell office:value-type="float" office:value="3710">
            <text:p>3710</text:p>
          </table:table-cell>
          <table:table-cell office:value-type="float" office:value="3789">
            <text:p>3789</text:p>
          </table:table-cell>
          <table:table-cell office:value-type="float" office:value="3756">
            <text:p>3756</text:p>
          </table:table-cell>
          <table:table-cell office:value-type="float" office:value="3526">
            <text:p>3526</text:p>
          </table:table-cell>
          <table:table-cell office:value-type="float" office:value="3488">
            <text:p>3488</text:p>
          </table:table-cell>
          <table:table-cell office:value-type="float" office:value="3171">
            <text:p>3171</text:p>
          </table:table-cell>
          <table:table-cell office:value-type="float" office:value="3198">
            <text:p>3198</text:p>
          </table:table-cell>
          <table:table-cell table:number-columns-repeated="2" office:value-type="float" office:value="3291">
            <text:p>3291</text:p>
          </table:table-cell>
          <table:table-cell office:value-type="float" office:value="3028">
            <text:p>3028</text:p>
          </table:table-cell>
          <table:table-cell office:value-type="float" office:value="2827">
            <text:p>2827</text:p>
          </table:table-cell>
          <table:table-cell office:value-type="float" office:value="1813">
            <text:p>1813</text:p>
          </table:table-cell>
          <table:table-cell office:value-type="float" office:value="1495">
            <text:p>1495</text:p>
          </table:table-cell>
          <table:table-cell table:number-columns-repeated="26"/>
        </table:table-row>
        <table:table-row table:style-name="ro1">
          <table:table-cell office:value-type="string">
            <text:p>RC201.100_25-5-5-5</text:p>
          </table:table-cell>
          <table:table-cell office:value-type="float" office:value="90">
            <text:p>90</text:p>
          </table:table-cell>
          <table:table-cell office:value-type="float" office:value="1820">
            <text:p>1820.0</text:p>
          </table:table-cell>
          <table:table-cell table:formula="of:=AVERAGE([.E246:.CO246])" office:value-type="float" office:value="2284.11392405063">
            <text:p>2284.1</text:p>
          </table:table-cell>
          <table:table-cell office:value-type="float" office:value="480">
            <text:p>480</text:p>
          </table:table-cell>
          <table:table-cell office:value-type="float" office:value="519">
            <text:p>519</text:p>
          </table:table-cell>
          <table:table-cell office:value-type="float" office:value="489">
            <text:p>489</text:p>
          </table:table-cell>
          <table:table-cell office:value-type="float" office:value="504">
            <text:p>504</text:p>
          </table:table-cell>
          <table:table-cell office:value-type="float" office:value="541">
            <text:p>541</text:p>
          </table:table-cell>
          <table:table-cell office:value-type="float" office:value="588">
            <text:p>588</text:p>
          </table:table-cell>
          <table:table-cell office:value-type="float" office:value="657">
            <text:p>657</text:p>
          </table:table-cell>
          <table:table-cell office:value-type="float" office:value="674">
            <text:p>674</text:p>
          </table:table-cell>
          <table:table-cell office:value-type="float" office:value="713">
            <text:p>713</text:p>
          </table:table-cell>
          <table:table-cell office:value-type="float" office:value="574">
            <text:p>574</text:p>
          </table:table-cell>
          <table:table-cell office:value-type="float" office:value="605">
            <text:p>605</text:p>
          </table:table-cell>
          <table:table-cell office:value-type="float" office:value="647">
            <text:p>647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office:value-type="float" office:value="696">
            <text:p>696</text:p>
          </table:table-cell>
          <table:table-cell office:value-type="float" office:value="719">
            <text:p>719</text:p>
          </table:table-cell>
          <table:table-cell office:value-type="float" office:value="731">
            <text:p>731</text:p>
          </table:table-cell>
          <table:table-cell office:value-type="float" office:value="772">
            <text:p>772</text:p>
          </table:table-cell>
          <table:table-cell office:value-type="float" office:value="853">
            <text:p>853</text:p>
          </table:table-cell>
          <table:table-cell office:value-type="float" office:value="815">
            <text:p>815</text:p>
          </table:table-cell>
          <table:table-cell office:value-type="float" office:value="916">
            <text:p>916</text:p>
          </table:table-cell>
          <table:table-cell office:value-type="float" office:value="995">
            <text:p>995</text:p>
          </table:table-cell>
          <table:table-cell office:value-type="float" office:value="1236">
            <text:p>1236</text:p>
          </table:table-cell>
          <table:table-cell office:value-type="float" office:value="1272">
            <text:p>1272</text:p>
          </table:table-cell>
          <table:table-cell office:value-type="float" office:value="1394">
            <text:p>1394</text:p>
          </table:table-cell>
          <table:table-cell office:value-type="float" office:value="1658">
            <text:p>1658</text:p>
          </table:table-cell>
          <table:table-cell office:value-type="float" office:value="1629">
            <text:p>1629</text:p>
          </table:table-cell>
          <table:table-cell office:value-type="float" office:value="1759">
            <text:p>1759</text:p>
          </table:table-cell>
          <table:table-cell office:value-type="float" office:value="1804">
            <text:p>1804</text:p>
          </table:table-cell>
          <table:table-cell office:value-type="float" office:value="1815">
            <text:p>1815</text:p>
          </table:table-cell>
          <table:table-cell office:value-type="float" office:value="1759">
            <text:p>1759</text:p>
          </table:table-cell>
          <table:table-cell office:value-type="float" office:value="1784">
            <text:p>1784</text:p>
          </table:table-cell>
          <table:table-cell office:value-type="float" office:value="2035">
            <text:p>2035</text:p>
          </table:table-cell>
          <table:table-cell office:value-type="float" office:value="2070">
            <text:p>2070</text:p>
          </table:table-cell>
          <table:table-cell office:value-type="float" office:value="2085">
            <text:p>2085</text:p>
          </table:table-cell>
          <table:table-cell office:value-type="float" office:value="2342">
            <text:p>2342</text:p>
          </table:table-cell>
          <table:table-cell office:value-type="float" office:value="2218">
            <text:p>2218</text:p>
          </table:table-cell>
          <table:table-cell office:value-type="float" office:value="2266">
            <text:p>2266</text:p>
          </table:table-cell>
          <table:table-cell office:value-type="float" office:value="2056">
            <text:p>2056</text:p>
          </table:table-cell>
          <table:table-cell office:value-type="float" office:value="2040">
            <text:p>2040</text:p>
          </table:table-cell>
          <table:table-cell office:value-type="float" office:value="2417">
            <text:p>2417</text:p>
          </table:table-cell>
          <table:table-cell office:value-type="float" office:value="2725">
            <text:p>2725</text:p>
          </table:table-cell>
          <table:table-cell office:value-type="float" office:value="3255">
            <text:p>3255</text:p>
          </table:table-cell>
          <table:table-cell office:value-type="float" office:value="3317">
            <text:p>3317</text:p>
          </table:table-cell>
          <table:table-cell office:value-type="float" office:value="3518">
            <text:p>3518</text:p>
          </table:table-cell>
          <table:table-cell office:value-type="float" office:value="3450">
            <text:p>3450</text:p>
          </table:table-cell>
          <table:table-cell office:value-type="float" office:value="3608">
            <text:p>3608</text:p>
          </table:table-cell>
          <table:table-cell office:value-type="float" office:value="3772">
            <text:p>3772</text:p>
          </table:table-cell>
          <table:table-cell office:value-type="float" office:value="3413">
            <text:p>3413</text:p>
          </table:table-cell>
          <table:table-cell office:value-type="float" office:value="3687">
            <text:p>3687</text:p>
          </table:table-cell>
          <table:table-cell office:value-type="float" office:value="3067">
            <text:p>3067</text:p>
          </table:table-cell>
          <table:table-cell office:value-type="float" office:value="3159">
            <text:p>3159</text:p>
          </table:table-cell>
          <table:table-cell office:value-type="float" office:value="2947">
            <text:p>2947</text:p>
          </table:table-cell>
          <table:table-cell office:value-type="float" office:value="3039">
            <text:p>3039</text:p>
          </table:table-cell>
          <table:table-cell office:value-type="float" office:value="3070">
            <text:p>3070</text:p>
          </table:table-cell>
          <table:table-cell office:value-type="float" office:value="3098">
            <text:p>3098</text:p>
          </table:table-cell>
          <table:table-cell office:value-type="float" office:value="3089">
            <text:p>3089</text:p>
          </table:table-cell>
          <table:table-cell office:value-type="float" office:value="3190">
            <text:p>3190</text:p>
          </table:table-cell>
          <table:table-cell office:value-type="float" office:value="3458">
            <text:p>3458</text:p>
          </table:table-cell>
          <table:table-cell office:value-type="float" office:value="3407">
            <text:p>3407</text:p>
          </table:table-cell>
          <table:table-cell office:value-type="float" office:value="3661">
            <text:p>3661</text:p>
          </table:table-cell>
          <table:table-cell office:value-type="float" office:value="3731">
            <text:p>3731</text:p>
          </table:table-cell>
          <table:table-cell office:value-type="float" office:value="3975">
            <text:p>3975</text:p>
          </table:table-cell>
          <table:table-cell office:value-type="float" office:value="3984">
            <text:p>3984</text:p>
          </table:table-cell>
          <table:table-cell office:value-type="float" office:value="4119">
            <text:p>4119</text:p>
          </table:table-cell>
          <table:table-cell office:value-type="float" office:value="3887">
            <text:p>3887</text:p>
          </table:table-cell>
          <table:table-cell office:value-type="float" office:value="3541">
            <text:p>3541</text:p>
          </table:table-cell>
          <table:table-cell office:value-type="float" office:value="3772">
            <text:p>3772</text:p>
          </table:table-cell>
          <table:table-cell office:value-type="float" office:value="3608">
            <text:p>3608</text:p>
          </table:table-cell>
          <table:table-cell office:value-type="float" office:value="3611">
            <text:p>3611</text:p>
          </table:table-cell>
          <table:table-cell office:value-type="float" office:value="3271">
            <text:p>3271</text:p>
          </table:table-cell>
          <table:table-cell office:value-type="float" office:value="3308">
            <text:p>3308</text:p>
          </table:table-cell>
          <table:table-cell office:value-type="float" office:value="3384">
            <text:p>3384</text:p>
          </table:table-cell>
          <table:table-cell office:value-type="float" office:value="3114">
            <text:p>3114</text:p>
          </table:table-cell>
          <table:table-cell office:value-type="float" office:value="3744">
            <text:p>3744</text:p>
          </table:table-cell>
          <table:table-cell office:value-type="float" office:value="3482">
            <text:p>3482</text:p>
          </table:table-cell>
          <table:table-cell office:value-type="float" office:value="4136">
            <text:p>4136</text:p>
          </table:table-cell>
          <table:table-cell office:value-type="float" office:value="3321">
            <text:p>3321</text:p>
          </table:table-cell>
          <table:table-cell office:value-type="float" office:value="2071">
            <text:p>2071</text:p>
          </table:table-cell>
          <table:table-cell table:number-columns-repeated="9"/>
        </table:table-row>
        <table:table-row table:style-name="ro1">
          <table:table-cell office:value-type="string">
            <text:p>RC202.100_25-5-5-5</text:p>
          </table:table-cell>
          <table:table-cell office:value-type="float" office:value="10">
            <text:p>10</text:p>
          </table:table-cell>
          <table:table-cell office:value-type="float" office:value="24307">
            <text:p>24307.0</text:p>
          </table:table-cell>
          <table:table-cell table:formula="of:=AVERAGE([.E247:.CO247])" office:value-type="float" office:value="6630.85714285714">
            <text:p>6630.9</text:p>
          </table:table-cell>
          <table:table-cell office:value-type="float" office:value="7332">
            <text:p>7332</text:p>
          </table:table-cell>
          <table:table-cell office:value-type="float" office:value="7622">
            <text:p>7622</text:p>
          </table:table-cell>
          <table:table-cell office:value-type="float" office:value="8067">
            <text:p>8067</text:p>
          </table:table-cell>
          <table:table-cell office:value-type="float" office:value="7824">
            <text:p>7824</text:p>
          </table:table-cell>
          <table:table-cell office:value-type="float" office:value="7310">
            <text:p>7310</text:p>
          </table:table-cell>
          <table:table-cell office:value-type="float" office:value="5487">
            <text:p>5487</text:p>
          </table:table-cell>
          <table:table-cell office:value-type="float" office:value="2774">
            <text:p>2774</text:p>
          </table:table-cell>
          <table:table-cell table:number-columns-repeated="81"/>
        </table:table-row>
        <table:table-row table:style-name="ro1">
          <table:table-cell office:value-type="string">
            <text:p>RC202.100_25-5-5-5</text:p>
          </table:table-cell>
          <table:table-cell office:value-type="float" office:value="30">
            <text:p>30</text:p>
          </table:table-cell>
          <table:table-cell office:value-type="float" office:value="14850">
            <text:p>14850.0</text:p>
          </table:table-cell>
          <table:table-cell table:formula="of:=AVERAGE([.E248:.CO248])" office:value-type="float" office:value="4583.27272727273">
            <text:p>4583.3</text:p>
          </table:table-cell>
          <table:table-cell office:value-type="float" office:value="4540">
            <text:p>4540</text:p>
          </table:table-cell>
          <table:table-cell office:value-type="float" office:value="4725">
            <text:p>4725</text:p>
          </table:table-cell>
          <table:table-cell office:value-type="float" office:value="4749">
            <text:p>4749</text:p>
          </table:table-cell>
          <table:table-cell office:value-type="float" office:value="4900">
            <text:p>4900</text:p>
          </table:table-cell>
          <table:table-cell office:value-type="float" office:value="4893">
            <text:p>4893</text:p>
          </table:table-cell>
          <table:table-cell office:value-type="float" office:value="5112">
            <text:p>5112</text:p>
          </table:table-cell>
          <table:table-cell office:value-type="float" office:value="5096">
            <text:p>5096</text:p>
          </table:table-cell>
          <table:table-cell office:value-type="float" office:value="5401">
            <text:p>5401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5837">
            <text:p>5837</text:p>
          </table:table-cell>
          <table:table-cell office:value-type="float" office:value="5731">
            <text:p>5731</text:p>
          </table:table-cell>
          <table:table-cell office:value-type="float" office:value="5619">
            <text:p>5619</text:p>
          </table:table-cell>
          <table:table-cell office:value-type="float" office:value="5545">
            <text:p>5545</text:p>
          </table:table-cell>
          <table:table-cell office:value-type="float" office:value="5001">
            <text:p>5001</text:p>
          </table:table-cell>
          <table:table-cell office:value-type="float" office:value="4980">
            <text:p>4980</text:p>
          </table:table-cell>
          <table:table-cell office:value-type="float" office:value="4714">
            <text:p>4714</text:p>
          </table:table-cell>
          <table:table-cell office:value-type="float" office:value="2584">
            <text:p>2584</text:p>
          </table:table-cell>
          <table:table-cell office:value-type="float" office:value="2692">
            <text:p>2692</text:p>
          </table:table-cell>
          <table:table-cell office:value-type="float" office:value="2400">
            <text:p>2400</text:p>
          </table:table-cell>
          <table:table-cell office:value-type="float" office:value="2502">
            <text:p>2502</text:p>
          </table:table-cell>
          <table:table-cell office:value-type="float" office:value="2041">
            <text:p>2041</text:p>
          </table:table-cell>
          <table:table-cell table:number-columns-repeated="66"/>
        </table:table-row>
        <table:table-row table:style-name="ro1">
          <table:table-cell office:value-type="string">
            <text:p>RC202.100_25-5-5-5</text:p>
          </table:table-cell>
          <table:table-cell office:value-type="float" office:value="50">
            <text:p>50</text:p>
          </table:table-cell>
          <table:table-cell office:value-type="float" office:value="7893">
            <text:p>7893.0</text:p>
          </table:table-cell>
          <table:table-cell table:formula="of:=AVERAGE([.E249:.CO249])" office:value-type="float" office:value="4268.92307692308">
            <text:p>4268.9</text:p>
          </table:table-cell>
          <table:table-cell office:value-type="float" office:value="3177">
            <text:p>3177</text:p>
          </table:table-cell>
          <table:table-cell office:value-type="float" office:value="3663">
            <text:p>3663</text:p>
          </table:table-cell>
          <table:table-cell office:value-type="float" office:value="3910">
            <text:p>3910</text:p>
          </table:table-cell>
          <table:table-cell office:value-type="float" office:value="3944">
            <text:p>3944</text:p>
          </table:table-cell>
          <table:table-cell office:value-type="float" office:value="4283">
            <text:p>4283</text:p>
          </table:table-cell>
          <table:table-cell office:value-type="float" office:value="4290">
            <text:p>4290</text:p>
          </table:table-cell>
          <table:table-cell office:value-type="float" office:value="4292">
            <text:p>4292</text:p>
          </table:table-cell>
          <table:table-cell office:value-type="float" office:value="4399">
            <text:p>4399</text:p>
          </table:table-cell>
          <table:table-cell office:value-type="float" office:value="4360">
            <text:p>4360</text:p>
          </table:table-cell>
          <table:table-cell office:value-type="float" office:value="4474">
            <text:p>4474</text:p>
          </table:table-cell>
          <table:table-cell office:value-type="float" office:value="4608">
            <text:p>4608</text:p>
          </table:table-cell>
          <table:table-cell office:value-type="float" office:value="4544">
            <text:p>4544</text:p>
          </table:table-cell>
          <table:table-cell office:value-type="float" office:value="4540">
            <text:p>4540</text:p>
          </table:table-cell>
          <table:table-cell office:value-type="float" office:value="4649">
            <text:p>4649</text:p>
          </table:table-cell>
          <table:table-cell office:value-type="float" office:value="4886">
            <text:p>4886</text:p>
          </table:table-cell>
          <table:table-cell office:value-type="float" office:value="4606">
            <text:p>4606</text:p>
          </table:table-cell>
          <table:table-cell office:value-type="float" office:value="4753">
            <text:p>4753</text:p>
          </table:table-cell>
          <table:table-cell office:value-type="float" office:value="4628">
            <text:p>4628</text:p>
          </table:table-cell>
          <table:table-cell office:value-type="float" office:value="4804">
            <text:p>4804</text:p>
          </table:table-cell>
          <table:table-cell office:value-type="float" office:value="5098">
            <text:p>5098</text:p>
          </table:table-cell>
          <table:table-cell office:value-type="float" office:value="5189">
            <text:p>5189</text:p>
          </table:table-cell>
          <table:table-cell office:value-type="float" office:value="5251">
            <text:p>5251</text:p>
          </table:table-cell>
          <table:table-cell office:value-type="float" office:value="5157">
            <text:p>5157</text:p>
          </table:table-cell>
          <table:table-cell office:value-type="float" office:value="4965">
            <text:p>4965</text:p>
          </table:table-cell>
          <table:table-cell office:value-type="float" office:value="5172">
            <text:p>5172</text:p>
          </table:table-cell>
          <table:table-cell office:value-type="float" office:value="5371">
            <text:p>5371</text:p>
          </table:table-cell>
          <table:table-cell office:value-type="float" office:value="5292">
            <text:p>5292</text:p>
          </table:table-cell>
          <table:table-cell office:value-type="float" office:value="5325">
            <text:p>5325</text:p>
          </table:table-cell>
          <table:table-cell office:value-type="float" office:value="5455">
            <text:p>5455</text:p>
          </table:table-cell>
          <table:table-cell office:value-type="float" office:value="4805">
            <text:p>4805</text:p>
          </table:table-cell>
          <table:table-cell office:value-type="float" office:value="4641">
            <text:p>4641</text:p>
          </table:table-cell>
          <table:table-cell office:value-type="float" office:value="4248">
            <text:p>4248</text:p>
          </table:table-cell>
          <table:table-cell office:value-type="float" office:value="2732">
            <text:p>2732</text:p>
          </table:table-cell>
          <table:table-cell office:value-type="float" office:value="2798">
            <text:p>2798</text:p>
          </table:table-cell>
          <table:table-cell office:value-type="float" office:value="2665">
            <text:p>2665</text:p>
          </table:table-cell>
          <table:table-cell office:value-type="float" office:value="2747">
            <text:p>2747</text:p>
          </table:table-cell>
          <table:table-cell office:value-type="float" office:value="2777">
            <text:p>2777</text:p>
          </table:table-cell>
          <table:table-cell office:value-type="float" office:value="2810">
            <text:p>2810</text:p>
          </table:table-cell>
          <table:table-cell office:value-type="float" office:value="1180">
            <text:p>1180</text:p>
          </table:table-cell>
          <table:table-cell table:number-columns-repeated="49"/>
        </table:table-row>
        <table:table-row table:style-name="ro1">
          <table:table-cell office:value-type="string">
            <text:p>RC202.100_25-5-5-5</text:p>
          </table:table-cell>
          <table:table-cell office:value-type="float" office:value="70">
            <text:p>70</text:p>
          </table:table-cell>
          <table:table-cell office:value-type="float" office:value="3549">
            <text:p>3549.0</text:p>
          </table:table-cell>
          <table:table-cell table:formula="of:=AVERAGE([.E250:.CO250])" office:value-type="float" office:value="2816.50909090909">
            <text:p>2816.5</text:p>
          </table:table-cell>
          <table:table-cell office:value-type="float" office:value="1634">
            <text:p>1634</text:p>
          </table:table-cell>
          <table:table-cell office:value-type="float" office:value="1662">
            <text:p>1662</text:p>
          </table:table-cell>
          <table:table-cell office:value-type="float" office:value="1628">
            <text:p>1628</text:p>
          </table:table-cell>
          <table:table-cell office:value-type="float" office:value="1690">
            <text:p>1690</text:p>
          </table:table-cell>
          <table:table-cell office:value-type="float" office:value="1701">
            <text:p>1701</text:p>
          </table:table-cell>
          <table:table-cell office:value-type="float" office:value="1779">
            <text:p>1779</text:p>
          </table:table-cell>
          <table:table-cell office:value-type="float" office:value="1756">
            <text:p>1756</text:p>
          </table:table-cell>
          <table:table-cell office:value-type="float" office:value="1858">
            <text:p>1858</text:p>
          </table:table-cell>
          <table:table-cell office:value-type="float" office:value="1916">
            <text:p>1916</text:p>
          </table:table-cell>
          <table:table-cell office:value-type="float" office:value="1935">
            <text:p>1935</text:p>
          </table:table-cell>
          <table:table-cell office:value-type="float" office:value="1990">
            <text:p>1990</text:p>
          </table:table-cell>
          <table:table-cell office:value-type="float" office:value="2044">
            <text:p>2044</text:p>
          </table:table-cell>
          <table:table-cell office:value-type="float" office:value="2173">
            <text:p>2173</text:p>
          </table:table-cell>
          <table:table-cell office:value-type="float" office:value="2277">
            <text:p>2277</text:p>
          </table:table-cell>
          <table:table-cell office:value-type="float" office:value="2463">
            <text:p>2463</text:p>
          </table:table-cell>
          <table:table-cell office:value-type="float" office:value="2556">
            <text:p>2556</text:p>
          </table:table-cell>
          <table:table-cell office:value-type="float" office:value="2806">
            <text:p>2806</text:p>
          </table:table-cell>
          <table:table-cell office:value-type="float" office:value="2835">
            <text:p>2835</text:p>
          </table:table-cell>
          <table:table-cell office:value-type="float" office:value="3014">
            <text:p>3014</text:p>
          </table:table-cell>
          <table:table-cell office:value-type="float" office:value="3048">
            <text:p>3048</text:p>
          </table:table-cell>
          <table:table-cell office:value-type="float" office:value="2996">
            <text:p>2996</text:p>
          </table:table-cell>
          <table:table-cell office:value-type="float" office:value="3033">
            <text:p>3033</text:p>
          </table:table-cell>
          <table:table-cell office:value-type="float" office:value="3150">
            <text:p>3150</text:p>
          </table:table-cell>
          <table:table-cell office:value-type="float" office:value="3212">
            <text:p>3212</text:p>
          </table:table-cell>
          <table:table-cell office:value-type="float" office:value="3267">
            <text:p>3267</text:p>
          </table:table-cell>
          <table:table-cell office:value-type="float" office:value="3338">
            <text:p>3338</text:p>
          </table:table-cell>
          <table:table-cell office:value-type="float" office:value="3458">
            <text:p>3458</text:p>
          </table:table-cell>
          <table:table-cell office:value-type="float" office:value="3512">
            <text:p>3512</text:p>
          </table:table-cell>
          <table:table-cell office:value-type="float" office:value="3565">
            <text:p>3565</text:p>
          </table:table-cell>
          <table:table-cell office:value-type="float" office:value="3730">
            <text:p>3730</text:p>
          </table:table-cell>
          <table:table-cell office:value-type="float" office:value="3811">
            <text:p>3811</text:p>
          </table:table-cell>
          <table:table-cell office:value-type="float" office:value="3944">
            <text:p>3944</text:p>
          </table:table-cell>
          <table:table-cell office:value-type="float" office:value="3674">
            <text:p>3674</text:p>
          </table:table-cell>
          <table:table-cell office:value-type="float" office:value="3777">
            <text:p>3777</text:p>
          </table:table-cell>
          <table:table-cell office:value-type="float" office:value="3710">
            <text:p>3710</text:p>
          </table:table-cell>
          <table:table-cell office:value-type="float" office:value="3786">
            <text:p>3786</text:p>
          </table:table-cell>
          <table:table-cell office:value-type="float" office:value="4119">
            <text:p>4119</text:p>
          </table:table-cell>
          <table:table-cell office:value-type="float" office:value="3952">
            <text:p>3952</text:p>
          </table:table-cell>
          <table:table-cell office:value-type="float" office:value="4018">
            <text:p>4018</text:p>
          </table:table-cell>
          <table:table-cell office:value-type="float" office:value="4134">
            <text:p>4134</text:p>
          </table:table-cell>
          <table:table-cell office:value-type="float" office:value="3843">
            <text:p>3843</text:p>
          </table:table-cell>
          <table:table-cell office:value-type="float" office:value="3668">
            <text:p>3668</text:p>
          </table:table-cell>
          <table:table-cell office:value-type="float" office:value="3756">
            <text:p>3756</text:p>
          </table:table-cell>
          <table:table-cell office:value-type="float" office:value="3673">
            <text:p>3673</text:p>
          </table:table-cell>
          <table:table-cell office:value-type="float" office:value="3602">
            <text:p>3602</text:p>
          </table:table-cell>
          <table:table-cell office:value-type="float" office:value="2760">
            <text:p>2760</text:p>
          </table:table-cell>
          <table:table-cell office:value-type="float" office:value="2803">
            <text:p>2803</text:p>
          </table:table-cell>
          <table:table-cell office:value-type="float" office:value="3001">
            <text:p>3001</text:p>
          </table:table-cell>
          <table:table-cell office:value-type="float" office:value="2210">
            <text:p>2210</text:p>
          </table:table-cell>
          <table:table-cell office:value-type="float" office:value="1896">
            <text:p>1896</text:p>
          </table:table-cell>
          <table:table-cell office:value-type="float" office:value="2355">
            <text:p>2355</text:p>
          </table:table-cell>
          <table:table-cell office:value-type="float" office:value="1690">
            <text:p>1690</text:p>
          </table:table-cell>
          <table:table-cell office:value-type="float" office:value="1661">
            <text:p>1661</text:p>
          </table:table-cell>
          <table:table-cell office:value-type="float" office:value="1466">
            <text:p>1466</text:p>
          </table:table-cell>
          <table:table-cell office:value-type="float" office:value="1573">
            <text:p>1573</text:p>
          </table:table-cell>
          <table:table-cell table:number-columns-repeated="33"/>
        </table:table-row>
        <table:table-row table:style-name="ro1">
          <table:table-cell office:value-type="string">
            <text:p>RC202.100_25-5-5-5</text:p>
          </table:table-cell>
          <table:table-cell office:value-type="float" office:value="90">
            <text:p>90</text:p>
          </table:table-cell>
          <table:table-cell office:value-type="float" office:value="1730">
            <text:p>1730.0</text:p>
          </table:table-cell>
          <table:table-cell table:formula="of:=AVERAGE([.E251:.CO251])" office:value-type="float" office:value="2608.65079365079">
            <text:p>2608.7</text:p>
          </table:table-cell>
          <table:table-cell office:value-type="float" office:value="1058">
            <text:p>1058</text:p>
          </table:table-cell>
          <table:table-cell office:value-type="float" office:value="1115">
            <text:p>1115</text:p>
          </table:table-cell>
          <table:table-cell office:value-type="float" office:value="1099">
            <text:p>1099</text:p>
          </table:table-cell>
          <table:table-cell office:value-type="float" office:value="1105">
            <text:p>1105</text:p>
          </table:table-cell>
          <table:table-cell office:value-type="float" office:value="1157">
            <text:p>1157</text:p>
          </table:table-cell>
          <table:table-cell office:value-type="float" office:value="1388">
            <text:p>1388</text:p>
          </table:table-cell>
          <table:table-cell office:value-type="float" office:value="1391">
            <text:p>1391</text:p>
          </table:table-cell>
          <table:table-cell office:value-type="float" office:value="1478">
            <text:p>1478</text:p>
          </table:table-cell>
          <table:table-cell office:value-type="float" office:value="1486">
            <text:p>1486</text:p>
          </table:table-cell>
          <table:table-cell office:value-type="float" office:value="1569">
            <text:p>1569</text:p>
          </table:table-cell>
          <table:table-cell office:value-type="float" office:value="1591">
            <text:p>1591</text:p>
          </table:table-cell>
          <table:table-cell office:value-type="float" office:value="1760">
            <text:p>1760</text:p>
          </table:table-cell>
          <table:table-cell office:value-type="float" office:value="1815">
            <text:p>1815</text:p>
          </table:table-cell>
          <table:table-cell office:value-type="float" office:value="1814">
            <text:p>1814</text:p>
          </table:table-cell>
          <table:table-cell office:value-type="float" office:value="1840">
            <text:p>1840</text:p>
          </table:table-cell>
          <table:table-cell office:value-type="float" office:value="1880">
            <text:p>1880</text:p>
          </table:table-cell>
          <table:table-cell office:value-type="float" office:value="1968">
            <text:p>1968</text:p>
          </table:table-cell>
          <table:table-cell office:value-type="float" office:value="2065">
            <text:p>2065</text:p>
          </table:table-cell>
          <table:table-cell office:value-type="float" office:value="2120">
            <text:p>2120</text:p>
          </table:table-cell>
          <table:table-cell office:value-type="float" office:value="2185">
            <text:p>2185</text:p>
          </table:table-cell>
          <table:table-cell office:value-type="float" office:value="2169">
            <text:p>2169</text:p>
          </table:table-cell>
          <table:table-cell office:value-type="float" office:value="2256">
            <text:p>2256</text:p>
          </table:table-cell>
          <table:table-cell office:value-type="float" office:value="2233">
            <text:p>2233</text:p>
          </table:table-cell>
          <table:table-cell office:value-type="float" office:value="2305">
            <text:p>2305</text:p>
          </table:table-cell>
          <table:table-cell office:value-type="float" office:value="2106">
            <text:p>2106</text:p>
          </table:table-cell>
          <table:table-cell office:value-type="float" office:value="2165">
            <text:p>2165</text:p>
          </table:table-cell>
          <table:table-cell office:value-type="float" office:value="2355">
            <text:p>2355</text:p>
          </table:table-cell>
          <table:table-cell office:value-type="float" office:value="2477">
            <text:p>2477</text:p>
          </table:table-cell>
          <table:table-cell office:value-type="float" office:value="2553">
            <text:p>2553</text:p>
          </table:table-cell>
          <table:table-cell office:value-type="float" office:value="2718">
            <text:p>2718</text:p>
          </table:table-cell>
          <table:table-cell office:value-type="float" office:value="2888">
            <text:p>2888</text:p>
          </table:table-cell>
          <table:table-cell office:value-type="float" office:value="2875">
            <text:p>2875</text:p>
          </table:table-cell>
          <table:table-cell office:value-type="float" office:value="2891">
            <text:p>2891</text:p>
          </table:table-cell>
          <table:table-cell office:value-type="float" office:value="2970">
            <text:p>2970</text:p>
          </table:table-cell>
          <table:table-cell office:value-type="float" office:value="3186">
            <text:p>3186</text:p>
          </table:table-cell>
          <table:table-cell office:value-type="float" office:value="3396">
            <text:p>3396</text:p>
          </table:table-cell>
          <table:table-cell office:value-type="float" office:value="3343">
            <text:p>3343</text:p>
          </table:table-cell>
          <table:table-cell office:value-type="float" office:value="3425">
            <text:p>3425</text:p>
          </table:table-cell>
          <table:table-cell office:value-type="float" office:value="3747">
            <text:p>3747</text:p>
          </table:table-cell>
          <table:table-cell office:value-type="float" office:value="3715">
            <text:p>3715</text:p>
          </table:table-cell>
          <table:table-cell office:value-type="float" office:value="3965">
            <text:p>3965</text:p>
          </table:table-cell>
          <table:table-cell office:value-type="float" office:value="3819">
            <text:p>3819</text:p>
          </table:table-cell>
          <table:table-cell office:value-type="float" office:value="3915">
            <text:p>3915</text:p>
          </table:table-cell>
          <table:table-cell office:value-type="float" office:value="4241">
            <text:p>4241</text:p>
          </table:table-cell>
          <table:table-cell office:value-type="float" office:value="4291">
            <text:p>4291</text:p>
          </table:table-cell>
          <table:table-cell office:value-type="float" office:value="4428">
            <text:p>4428</text:p>
          </table:table-cell>
          <table:table-cell office:value-type="float" office:value="3830">
            <text:p>3830</text:p>
          </table:table-cell>
          <table:table-cell office:value-type="float" office:value="3934">
            <text:p>3934</text:p>
          </table:table-cell>
          <table:table-cell office:value-type="float" office:value="3953">
            <text:p>3953</text:p>
          </table:table-cell>
          <table:table-cell office:value-type="float" office:value="3991">
            <text:p>3991</text:p>
          </table:table-cell>
          <table:table-cell office:value-type="float" office:value="4011">
            <text:p>4011</text:p>
          </table:table-cell>
          <table:table-cell office:value-type="float" office:value="3539">
            <text:p>3539</text:p>
          </table:table-cell>
          <table:table-cell office:value-type="float" office:value="3496">
            <text:p>3496</text:p>
          </table:table-cell>
          <table:table-cell office:value-type="float" office:value="3451">
            <text:p>3451</text:p>
          </table:table-cell>
          <table:table-cell office:value-type="float" office:value="3599">
            <text:p>3599</text:p>
          </table:table-cell>
          <table:table-cell office:value-type="float" office:value="2438">
            <text:p>2438</text:p>
          </table:table-cell>
          <table:table-cell office:value-type="float" office:value="2481">
            <text:p>2481</text:p>
          </table:table-cell>
          <table:table-cell office:value-type="float" office:value="2677">
            <text:p>2677</text:p>
          </table:table-cell>
          <table:table-cell office:value-type="float" office:value="2752">
            <text:p>2752</text:p>
          </table:table-cell>
          <table:table-cell office:value-type="float" office:value="2406">
            <text:p>2406</text:p>
          </table:table-cell>
          <table:table-cell office:value-type="float" office:value="2210">
            <text:p>2210</text:p>
          </table:table-cell>
          <table:table-cell office:value-type="float" office:value="2319">
            <text:p>2319</text:p>
          </table:table-cell>
          <table:table-cell office:value-type="float" office:value="942">
            <text:p>942</text:p>
          </table:table-cell>
          <table:table-cell table:number-columns-repeated="25"/>
        </table:table-row>
        <table:table-row table:style-name="ro1">
          <table:table-cell office:value-type="string">
            <text:p>RC203.100_25-5-5-5</text:p>
          </table:table-cell>
          <table:table-cell office:value-type="float" office:value="10">
            <text:p>10</text:p>
          </table:table-cell>
          <table:table-cell office:value-type="float" office:value="23991">
            <text:p>23991.0</text:p>
          </table:table-cell>
          <table:table-cell table:formula="of:=AVERAGE([.E252:.CO252])" office:value-type="float" office:value="7216.5">
            <text:p>7216.5</text:p>
          </table:table-cell>
          <table:table-cell office:value-type="float" office:value="6865">
            <text:p>6865</text:p>
          </table:table-cell>
          <table:table-cell office:value-type="float" office:value="7337">
            <text:p>7337</text:p>
          </table:table-cell>
          <table:table-cell office:value-type="float" office:value="7312">
            <text:p>7312</text:p>
          </table:table-cell>
          <table:table-cell office:value-type="float" office:value="7387">
            <text:p>7387</text:p>
          </table:table-cell>
          <table:table-cell office:value-type="float" office:value="7433">
            <text:p>7433</text:p>
          </table:table-cell>
          <table:table-cell office:value-type="float" office:value="6965">
            <text:p>6965</text:p>
          </table:table-cell>
          <table:table-cell table:number-columns-repeated="82"/>
        </table:table-row>
        <table:table-row table:style-name="ro1">
          <table:table-cell office:value-type="string">
            <text:p>RC203.100_25-5-5-5</text:p>
          </table:table-cell>
          <table:table-cell office:value-type="float" office:value="30">
            <text:p>30</text:p>
          </table:table-cell>
          <table:table-cell office:value-type="float" office:value="12806">
            <text:p>12806.0</text:p>
          </table:table-cell>
          <table:table-cell table:formula="of:=AVERAGE([.E253:.CO253])" office:value-type="float" office:value="5149.16666666667">
            <text:p>5149.2</text:p>
          </table:table-cell>
          <table:table-cell office:value-type="float" office:value="4427">
            <text:p>4427</text:p>
          </table:table-cell>
          <table:table-cell office:value-type="float" office:value="4966">
            <text:p>4966</text:p>
          </table:table-cell>
          <table:table-cell office:value-type="float" office:value="5274">
            <text:p>5274</text:p>
          </table:table-cell>
          <table:table-cell office:value-type="float" office:value="4920">
            <text:p>4920</text:p>
          </table:table-cell>
          <table:table-cell office:value-type="float" office:value="5155">
            <text:p>5155</text:p>
          </table:table-cell>
          <table:table-cell office:value-type="float" office:value="5253">
            <text:p>5253</text:p>
          </table:table-cell>
          <table:table-cell office:value-type="float" office:value="5290">
            <text:p>5290</text:p>
          </table:table-cell>
          <table:table-cell office:value-type="float" office:value="5853">
            <text:p>5853</text:p>
          </table:table-cell>
          <table:table-cell office:value-type="float" office:value="5793">
            <text:p>5793</text:p>
          </table:table-cell>
          <table:table-cell office:value-type="float" office:value="6050">
            <text:p>6050</text:p>
          </table:table-cell>
          <table:table-cell office:value-type="float" office:value="5781">
            <text:p>5781</text:p>
          </table:table-cell>
          <table:table-cell office:value-type="float" office:value="5601">
            <text:p>5601</text:p>
          </table:table-cell>
          <table:table-cell office:value-type="float" office:value="6145">
            <text:p>6145</text:p>
          </table:table-cell>
          <table:table-cell office:value-type="float" office:value="6037">
            <text:p>6037</text:p>
          </table:table-cell>
          <table:table-cell office:value-type="float" office:value="5426">
            <text:p>5426</text:p>
          </table:table-cell>
          <table:table-cell office:value-type="float" office:value="4154">
            <text:p>4154</text:p>
          </table:table-cell>
          <table:table-cell office:value-type="float" office:value="4161">
            <text:p>4161</text:p>
          </table:table-cell>
          <table:table-cell office:value-type="float" office:value="2399">
            <text:p>2399</text:p>
          </table:table-cell>
          <table:table-cell table:number-columns-repeated="70"/>
        </table:table-row>
        <table:table-row table:style-name="ro1">
          <table:table-cell office:value-type="string">
            <text:p>RC203.100_25-5-5-5</text:p>
          </table:table-cell>
          <table:table-cell office:value-type="float" office:value="50">
            <text:p>50</text:p>
          </table:table-cell>
          <table:table-cell office:value-type="float" office:value="9524">
            <text:p>9524.0</text:p>
          </table:table-cell>
          <table:table-cell table:formula="of:=AVERAGE([.E254:.CO254])" office:value-type="float" office:value="4310.04347826087">
            <text:p>4310.0</text:p>
          </table:table-cell>
          <table:table-cell office:value-type="float" office:value="4502">
            <text:p>4502</text:p>
          </table:table-cell>
          <table:table-cell office:value-type="float" office:value="4942">
            <text:p>4942</text:p>
          </table:table-cell>
          <table:table-cell office:value-type="float" office:value="5293">
            <text:p>5293</text:p>
          </table:table-cell>
          <table:table-cell office:value-type="float" office:value="5366">
            <text:p>5366</text:p>
          </table:table-cell>
          <table:table-cell office:value-type="float" office:value="5524">
            <text:p>5524</text:p>
          </table:table-cell>
          <table:table-cell office:value-type="float" office:value="5557">
            <text:p>5557</text:p>
          </table:table-cell>
          <table:table-cell office:value-type="float" office:value="5760">
            <text:p>5760</text:p>
          </table:table-cell>
          <table:table-cell office:value-type="float" office:value="5230">
            <text:p>5230</text:p>
          </table:table-cell>
          <table:table-cell office:value-type="float" office:value="5228">
            <text:p>5228</text:p>
          </table:table-cell>
          <table:table-cell table:number-columns-repeated="2" office:value-type="float" office:value="5364">
            <text:p>5364</text:p>
          </table:table-cell>
          <table:table-cell office:value-type="float" office:value="5317">
            <text:p>5317</text:p>
          </table:table-cell>
          <table:table-cell office:value-type="float" office:value="5793">
            <text:p>5793</text:p>
          </table:table-cell>
          <table:table-cell office:value-type="float" office:value="4912">
            <text:p>4912</text:p>
          </table:table-cell>
          <table:table-cell office:value-type="float" office:value="4209">
            <text:p>4209</text:p>
          </table:table-cell>
          <table:table-cell office:value-type="float" office:value="4307">
            <text:p>4307</text:p>
          </table:table-cell>
          <table:table-cell office:value-type="float" office:value="3775">
            <text:p>3775</text:p>
          </table:table-cell>
          <table:table-cell office:value-type="float" office:value="4132">
            <text:p>4132</text:p>
          </table:table-cell>
          <table:table-cell office:value-type="float" office:value="2789">
            <text:p>2789</text:p>
          </table:table-cell>
          <table:table-cell office:value-type="float" office:value="1707">
            <text:p>1707</text:p>
          </table:table-cell>
          <table:table-cell office:value-type="float" office:value="1520">
            <text:p>1520</text:p>
          </table:table-cell>
          <table:table-cell office:value-type="float" office:value="1242">
            <text:p>1242</text:p>
          </table:table-cell>
          <table:table-cell office:value-type="float" office:value="1298">
            <text:p>1298</text:p>
          </table:table-cell>
          <table:table-cell table:number-columns-repeated="65"/>
        </table:table-row>
        <table:table-row table:style-name="ro1">
          <table:table-cell office:value-type="string">
            <text:p>RC203.100_25-5-5-5</text:p>
          </table:table-cell>
          <table:table-cell office:value-type="float" office:value="70">
            <text:p>70</text:p>
          </table:table-cell>
          <table:table-cell office:value-type="float" office:value="3550">
            <text:p>3550.0</text:p>
          </table:table-cell>
          <table:table-cell table:formula="of:=AVERAGE([.E255:.CO255])" office:value-type="float" office:value="5179.44117647059">
            <text:p>5179.4</text:p>
          </table:table-cell>
          <table:table-cell office:value-type="float" office:value="3852">
            <text:p>3852</text:p>
          </table:table-cell>
          <table:table-cell office:value-type="float" office:value="4011">
            <text:p>4011</text:p>
          </table:table-cell>
          <table:table-cell office:value-type="float" office:value="4327">
            <text:p>4327</text:p>
          </table:table-cell>
          <table:table-cell office:value-type="float" office:value="4792">
            <text:p>4792</text:p>
          </table:table-cell>
          <table:table-cell office:value-type="float" office:value="4865">
            <text:p>4865</text:p>
          </table:table-cell>
          <table:table-cell office:value-type="float" office:value="5551">
            <text:p>5551</text:p>
          </table:table-cell>
          <table:table-cell office:value-type="float" office:value="5919">
            <text:p>5919</text:p>
          </table:table-cell>
          <table:table-cell office:value-type="float" office:value="5989">
            <text:p>5989</text:p>
          </table:table-cell>
          <table:table-cell office:value-type="float" office:value="5720">
            <text:p>5720</text:p>
          </table:table-cell>
          <table:table-cell office:value-type="float" office:value="5422">
            <text:p>5422</text:p>
          </table:table-cell>
          <table:table-cell office:value-type="float" office:value="5412">
            <text:p>5412</text:p>
          </table:table-cell>
          <table:table-cell office:value-type="float" office:value="5749">
            <text:p>5749</text:p>
          </table:table-cell>
          <table:table-cell office:value-type="float" office:value="5990">
            <text:p>5990</text:p>
          </table:table-cell>
          <table:table-cell office:value-type="float" office:value="5954">
            <text:p>5954</text:p>
          </table:table-cell>
          <table:table-cell office:value-type="float" office:value="6073">
            <text:p>6073</text:p>
          </table:table-cell>
          <table:table-cell office:value-type="float" office:value="6344">
            <text:p>6344</text:p>
          </table:table-cell>
          <table:table-cell office:value-type="float" office:value="6518">
            <text:p>6518</text:p>
          </table:table-cell>
          <table:table-cell office:value-type="float" office:value="6648">
            <text:p>6648</text:p>
          </table:table-cell>
          <table:table-cell office:value-type="float" office:value="6634">
            <text:p>6634</text:p>
          </table:table-cell>
          <table:table-cell office:value-type="float" office:value="6455">
            <text:p>6455</text:p>
          </table:table-cell>
          <table:table-cell office:value-type="float" office:value="6557">
            <text:p>6557</text:p>
          </table:table-cell>
          <table:table-cell office:value-type="float" office:value="6582">
            <text:p>6582</text:p>
          </table:table-cell>
          <table:table-cell office:value-type="float" office:value="6457">
            <text:p>6457</text:p>
          </table:table-cell>
          <table:table-cell office:value-type="float" office:value="7268">
            <text:p>7268</text:p>
          </table:table-cell>
          <table:table-cell office:value-type="float" office:value="6117">
            <text:p>6117</text:p>
          </table:table-cell>
          <table:table-cell office:value-type="float" office:value="5317">
            <text:p>5317</text:p>
          </table:table-cell>
          <table:table-cell office:value-type="float" office:value="5116">
            <text:p>5116</text:p>
          </table:table-cell>
          <table:table-cell office:value-type="float" office:value="5347">
            <text:p>5347</text:p>
          </table:table-cell>
          <table:table-cell office:value-type="float" office:value="4705">
            <text:p>4705</text:p>
          </table:table-cell>
          <table:table-cell office:value-type="float" office:value="3190">
            <text:p>3190</text:p>
          </table:table-cell>
          <table:table-cell office:value-type="float" office:value="2099">
            <text:p>2099</text:p>
          </table:table-cell>
          <table:table-cell office:value-type="float" office:value="2289">
            <text:p>2289</text:p>
          </table:table-cell>
          <table:table-cell office:value-type="float" office:value="1735">
            <text:p>1735</text:p>
          </table:table-cell>
          <table:table-cell office:value-type="float" office:value="1097">
            <text:p>1097</text:p>
          </table:table-cell>
          <table:table-cell table:number-columns-repeated="54"/>
        </table:table-row>
        <table:table-row table:style-name="ro1">
          <table:table-cell office:value-type="string">
            <text:p>RC203.100_25-5-5-5</text:p>
          </table:table-cell>
          <table:table-cell office:value-type="float" office:value="90">
            <text:p>90</text:p>
          </table:table-cell>
          <table:table-cell office:value-type="float" office:value="1654">
            <text:p>1654.0</text:p>
          </table:table-cell>
          <table:table-cell table:formula="of:=AVERAGE([.E256:.CO256])" office:value-type="float" office:value="4458.13333333333">
            <text:p>4458.1</text:p>
          </table:table-cell>
          <table:table-cell office:value-type="float" office:value="2887">
            <text:p>2887</text:p>
          </table:table-cell>
          <table:table-cell office:value-type="float" office:value="3316">
            <text:p>3316</text:p>
          </table:table-cell>
          <table:table-cell office:value-type="float" office:value="3667">
            <text:p>3667</text:p>
          </table:table-cell>
          <table:table-cell office:value-type="float" office:value="3883">
            <text:p>3883</text:p>
          </table:table-cell>
          <table:table-cell office:value-type="float" office:value="4115">
            <text:p>4115</text:p>
          </table:table-cell>
          <table:table-cell office:value-type="float" office:value="4299">
            <text:p>4299</text:p>
          </table:table-cell>
          <table:table-cell office:value-type="float" office:value="4179">
            <text:p>4179</text:p>
          </table:table-cell>
          <table:table-cell office:value-type="float" office:value="4625">
            <text:p>4625</text:p>
          </table:table-cell>
          <table:table-cell office:value-type="float" office:value="4664">
            <text:p>4664</text:p>
          </table:table-cell>
          <table:table-cell office:value-type="float" office:value="4583">
            <text:p>4583</text:p>
          </table:table-cell>
          <table:table-cell office:value-type="float" office:value="4902">
            <text:p>4902</text:p>
          </table:table-cell>
          <table:table-cell office:value-type="float" office:value="5167">
            <text:p>5167</text:p>
          </table:table-cell>
          <table:table-cell office:value-type="float" office:value="5063">
            <text:p>5063</text:p>
          </table:table-cell>
          <table:table-cell office:value-type="float" office:value="5156">
            <text:p>5156</text:p>
          </table:table-cell>
          <table:table-cell office:value-type="float" office:value="5147">
            <text:p>5147</text:p>
          </table:table-cell>
          <table:table-cell office:value-type="float" office:value="5484">
            <text:p>5484</text:p>
          </table:table-cell>
          <table:table-cell office:value-type="float" office:value="5323">
            <text:p>5323</text:p>
          </table:table-cell>
          <table:table-cell office:value-type="float" office:value="5444">
            <text:p>5444</text:p>
          </table:table-cell>
          <table:table-cell office:value-type="float" office:value="5388">
            <text:p>5388</text:p>
          </table:table-cell>
          <table:table-cell office:value-type="float" office:value="5586">
            <text:p>5586</text:p>
          </table:table-cell>
          <table:table-cell office:value-type="float" office:value="5577">
            <text:p>5577</text:p>
          </table:table-cell>
          <table:table-cell office:value-type="float" office:value="5353">
            <text:p>5353</text:p>
          </table:table-cell>
          <table:table-cell office:value-type="float" office:value="5136">
            <text:p>5136</text:p>
          </table:table-cell>
          <table:table-cell office:value-type="float" office:value="5481">
            <text:p>5481</text:p>
          </table:table-cell>
          <table:table-cell office:value-type="float" office:value="5512">
            <text:p>5512</text:p>
          </table:table-cell>
          <table:table-cell office:value-type="float" office:value="5910">
            <text:p>5910</text:p>
          </table:table-cell>
          <table:table-cell office:value-type="float" office:value="6029">
            <text:p>6029</text:p>
          </table:table-cell>
          <table:table-cell office:value-type="float" office:value="5629">
            <text:p>5629</text:p>
          </table:table-cell>
          <table:table-cell office:value-type="float" office:value="5840">
            <text:p>5840</text:p>
          </table:table-cell>
          <table:table-cell office:value-type="float" office:value="5878">
            <text:p>5878</text:p>
          </table:table-cell>
          <table:table-cell office:value-type="float" office:value="5704">
            <text:p>5704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5141">
            <text:p>5141</text:p>
          </table:table-cell>
          <table:table-cell office:value-type="float" office:value="4915">
            <text:p>4915</text:p>
          </table:table-cell>
          <table:table-cell office:value-type="float" office:value="4473">
            <text:p>4473</text:p>
          </table:table-cell>
          <table:table-cell office:value-type="float" office:value="4434">
            <text:p>4434</text:p>
          </table:table-cell>
          <table:table-cell office:value-type="float" office:value="4622">
            <text:p>4622</text:p>
          </table:table-cell>
          <table:table-cell office:value-type="float" office:value="2840">
            <text:p>2840</text:p>
          </table:table-cell>
          <table:table-cell office:value-type="float" office:value="2249">
            <text:p>2249</text:p>
          </table:table-cell>
          <table:table-cell office:value-type="float" office:value="1887">
            <text:p>1887</text:p>
          </table:table-cell>
          <table:table-cell office:value-type="float" office:value="1777">
            <text:p>1777</text:p>
          </table:table-cell>
          <table:table-cell office:value-type="float" office:value="1393">
            <text:p>1393</text:p>
          </table:table-cell>
          <table:table-cell office:value-type="float" office:value="1067">
            <text:p>1067</text:p>
          </table:table-cell>
          <table:table-cell office:value-type="float" office:value="1126">
            <text:p>1126</text:p>
          </table:table-cell>
          <table:table-cell table:number-columns-repeated="43"/>
        </table:table-row>
        <table:table-row table:style-name="ro1">
          <table:table-cell office:value-type="string">
            <text:p>RC204.100_25-5-5-5</text:p>
          </table:table-cell>
          <table:table-cell office:value-type="float" office:value="10">
            <text:p>10</text:p>
          </table:table-cell>
          <table:table-cell office:value-type="float" office:value="25254">
            <text:p>25254.0</text:p>
          </table:table-cell>
          <table:table-cell table:formula="of:=AVERAGE([.E257:.CO257])" office:value-type="float" office:value="5402.4">
            <text:p>5402.4</text:p>
          </table:table-cell>
          <table:table-cell office:value-type="float" office:value="7073">
            <text:p>7073</text:p>
          </table:table-cell>
          <table:table-cell office:value-type="float" office:value="7469">
            <text:p>7469</text:p>
          </table:table-cell>
          <table:table-cell office:value-type="float" office:value="5547">
            <text:p>5547</text:p>
          </table:table-cell>
          <table:table-cell office:value-type="float" office:value="3399">
            <text:p>3399</text:p>
          </table:table-cell>
          <table:table-cell office:value-type="float" office:value="3524">
            <text:p>3524</text:p>
          </table:table-cell>
          <table:table-cell table:number-columns-repeated="83"/>
        </table:table-row>
        <table:table-row table:style-name="ro1">
          <table:table-cell office:value-type="string">
            <text:p>RC204.100_25-5-5-5</text:p>
          </table:table-cell>
          <table:table-cell office:value-type="float" office:value="30">
            <text:p>30</text:p>
          </table:table-cell>
          <table:table-cell office:value-type="float" office:value="16072">
            <text:p>16072.0</text:p>
          </table:table-cell>
          <table:table-cell table:formula="of:=AVERAGE([.E258:.CO258])" office:value-type="float" office:value="6958">
            <text:p>6958.0</text:p>
          </table:table-cell>
          <table:table-cell office:value-type="float" office:value="6967">
            <text:p>6967</text:p>
          </table:table-cell>
          <table:table-cell office:value-type="float" office:value="7031">
            <text:p>7031</text:p>
          </table:table-cell>
          <table:table-cell office:value-type="float" office:value="8095">
            <text:p>8095</text:p>
          </table:table-cell>
          <table:table-cell office:value-type="float" office:value="8897">
            <text:p>8897</text:p>
          </table:table-cell>
          <table:table-cell office:value-type="float" office:value="8746">
            <text:p>8746</text:p>
          </table:table-cell>
          <table:table-cell office:value-type="float" office:value="8314">
            <text:p>8314</text:p>
          </table:table-cell>
          <table:table-cell office:value-type="float" office:value="6429">
            <text:p>6429</text:p>
          </table:table-cell>
          <table:table-cell office:value-type="float" office:value="5867">
            <text:p>5867</text:p>
          </table:table-cell>
          <table:table-cell office:value-type="float" office:value="5282">
            <text:p>5282</text:p>
          </table:table-cell>
          <table:table-cell office:value-type="float" office:value="3952">
            <text:p>3952</text:p>
          </table:table-cell>
          <table:table-cell table:number-columns-repeated="78"/>
        </table:table-row>
        <table:table-row table:style-name="ro1">
          <table:table-cell office:value-type="string">
            <text:p>RC204.100_25-5-5-5</text:p>
          </table:table-cell>
          <table:table-cell office:value-type="float" office:value="50">
            <text:p>50</text:p>
          </table:table-cell>
          <table:table-cell office:value-type="float" office:value="9300">
            <text:p>9300.0</text:p>
          </table:table-cell>
          <table:table-cell table:formula="of:=AVERAGE([.E259:.CO259])" office:value-type="float" office:value="5098.42857142857">
            <text:p>5098.4</text:p>
          </table:table-cell>
          <table:table-cell office:value-type="float" office:value="5024">
            <text:p>5024</text:p>
          </table:table-cell>
          <table:table-cell office:value-type="float" office:value="4989">
            <text:p>4989</text:p>
          </table:table-cell>
          <table:table-cell office:value-type="float" office:value="5597">
            <text:p>5597</text:p>
          </table:table-cell>
          <table:table-cell office:value-type="float" office:value="5889">
            <text:p>5889</text:p>
          </table:table-cell>
          <table:table-cell office:value-type="float" office:value="5599">
            <text:p>5599</text:p>
          </table:table-cell>
          <table:table-cell office:value-type="float" office:value="5917">
            <text:p>5917</text:p>
          </table:table-cell>
          <table:table-cell office:value-type="float" office:value="6024">
            <text:p>6024</text:p>
          </table:table-cell>
          <table:table-cell office:value-type="float" office:value="7067">
            <text:p>7067</text:p>
          </table:table-cell>
          <table:table-cell office:value-type="float" office:value="7076">
            <text:p>7076</text:p>
          </table:table-cell>
          <table:table-cell office:value-type="float" office:value="5644">
            <text:p>5644</text:p>
          </table:table-cell>
          <table:table-cell office:value-type="float" office:value="4306">
            <text:p>4306</text:p>
          </table:table-cell>
          <table:table-cell office:value-type="float" office:value="4027">
            <text:p>4027</text:p>
          </table:table-cell>
          <table:table-cell office:value-type="float" office:value="2084">
            <text:p>2084</text:p>
          </table:table-cell>
          <table:table-cell office:value-type="float" office:value="2135">
            <text:p>2135</text:p>
          </table:table-cell>
          <table:table-cell table:number-columns-repeated="74"/>
        </table:table-row>
        <table:table-row table:style-name="ro1">
          <table:table-cell office:value-type="string">
            <text:p>RC204.100_25-5-5-5</text:p>
          </table:table-cell>
          <table:table-cell office:value-type="float" office:value="70">
            <text:p>70</text:p>
          </table:table-cell>
          <table:table-cell office:value-type="float" office:value="3996">
            <text:p>3996.0</text:p>
          </table:table-cell>
          <table:table-cell table:formula="of:=AVERAGE([.E260:.CO260])" office:value-type="float" office:value="5359.94736842105">
            <text:p>5359.9</text:p>
          </table:table-cell>
          <table:table-cell office:value-type="float" office:value="5394">
            <text:p>5394</text:p>
          </table:table-cell>
          <table:table-cell office:value-type="float" office:value="5879">
            <text:p>5879</text:p>
          </table:table-cell>
          <table:table-cell office:value-type="float" office:value="6407">
            <text:p>6407</text:p>
          </table:table-cell>
          <table:table-cell office:value-type="float" office:value="6614">
            <text:p>6614</text:p>
          </table:table-cell>
          <table:table-cell office:value-type="float" office:value="7037">
            <text:p>7037</text:p>
          </table:table-cell>
          <table:table-cell office:value-type="float" office:value="6965">
            <text:p>6965</text:p>
          </table:table-cell>
          <table:table-cell office:value-type="float" office:value="6926">
            <text:p>6926</text:p>
          </table:table-cell>
          <table:table-cell office:value-type="float" office:value="6944">
            <text:p>6944</text:p>
          </table:table-cell>
          <table:table-cell office:value-type="float" office:value="6244">
            <text:p>6244</text:p>
          </table:table-cell>
          <table:table-cell office:value-type="float" office:value="5144">
            <text:p>5144</text:p>
          </table:table-cell>
          <table:table-cell office:value-type="float" office:value="5457">
            <text:p>5457</text:p>
          </table:table-cell>
          <table:table-cell office:value-type="float" office:value="5519">
            <text:p>5519</text:p>
          </table:table-cell>
          <table:table-cell office:value-type="float" office:value="5503">
            <text:p>5503</text:p>
          </table:table-cell>
          <table:table-cell office:value-type="float" office:value="5737">
            <text:p>5737</text:p>
          </table:table-cell>
          <table:table-cell office:value-type="float" office:value="5139">
            <text:p>5139</text:p>
          </table:table-cell>
          <table:table-cell office:value-type="float" office:value="4051">
            <text:p>4051</text:p>
          </table:table-cell>
          <table:table-cell office:value-type="float" office:value="2406">
            <text:p>2406</text:p>
          </table:table-cell>
          <table:table-cell office:value-type="float" office:value="2167">
            <text:p>2167</text:p>
          </table:table-cell>
          <table:table-cell office:value-type="float" office:value="2306">
            <text:p>2306</text:p>
          </table:table-cell>
          <table:table-cell table:number-columns-repeated="69"/>
        </table:table-row>
        <table:table-row table:style-name="ro1">
          <table:table-cell office:value-type="string">
            <text:p>RC204.100_25-5-5-5</text:p>
          </table:table-cell>
          <table:table-cell office:value-type="float" office:value="90">
            <text:p>90</text:p>
          </table:table-cell>
          <table:table-cell office:value-type="float" office:value="1627">
            <text:p>1627.0</text:p>
          </table:table-cell>
          <table:table-cell table:formula="of:=AVERAGE([.E261:.CO261])" office:value-type="float" office:value="7486.54545454546">
            <text:p>7486.5</text:p>
          </table:table-cell>
          <table:table-cell office:value-type="float" office:value="5662">
            <text:p>5662</text:p>
          </table:table-cell>
          <table:table-cell office:value-type="float" office:value="5770">
            <text:p>5770</text:p>
          </table:table-cell>
          <table:table-cell office:value-type="float" office:value="6755">
            <text:p>6755</text:p>
          </table:table-cell>
          <table:table-cell office:value-type="float" office:value="7789">
            <text:p>7789</text:p>
          </table:table-cell>
          <table:table-cell office:value-type="float" office:value="7641">
            <text:p>7641</text:p>
          </table:table-cell>
          <table:table-cell office:value-type="float" office:value="7988">
            <text:p>7988</text:p>
          </table:table-cell>
          <table:table-cell office:value-type="float" office:value="8310">
            <text:p>8310</text:p>
          </table:table-cell>
          <table:table-cell office:value-type="float" office:value="9038">
            <text:p>9038</text:p>
          </table:table-cell>
          <table:table-cell office:value-type="float" office:value="8949">
            <text:p>8949</text:p>
          </table:table-cell>
          <table:table-cell office:value-type="float" office:value="9498">
            <text:p>9498</text:p>
          </table:table-cell>
          <table:table-cell office:value-type="float" office:value="9360">
            <text:p>9360</text:p>
          </table:table-cell>
          <table:table-cell office:value-type="float" office:value="8571">
            <text:p>8571</text:p>
          </table:table-cell>
          <table:table-cell office:value-type="float" office:value="9123">
            <text:p>9123</text:p>
          </table:table-cell>
          <table:table-cell office:value-type="float" office:value="9051">
            <text:p>9051</text:p>
          </table:table-cell>
          <table:table-cell office:value-type="float" office:value="9771">
            <text:p>9771</text:p>
          </table:table-cell>
          <table:table-cell office:value-type="float" office:value="9066">
            <text:p>9066</text:p>
          </table:table-cell>
          <table:table-cell office:value-type="float" office:value="7259">
            <text:p>7259</text:p>
          </table:table-cell>
          <table:table-cell office:value-type="float" office:value="6850">
            <text:p>6850</text:p>
          </table:table-cell>
          <table:table-cell office:value-type="float" office:value="6036">
            <text:p>6036</text:p>
          </table:table-cell>
          <table:table-cell office:value-type="float" office:value="5711">
            <text:p>5711</text:p>
          </table:table-cell>
          <table:table-cell office:value-type="float" office:value="3414">
            <text:p>3414</text:p>
          </table:table-cell>
          <table:table-cell office:value-type="float" office:value="3092">
            <text:p>3092</text:p>
          </table:table-cell>
          <table:table-cell table:number-columns-repeated="66"/>
        </table:table-row>
        <table:table-row table:style-name="ro1">
          <table:table-cell office:value-type="string">
            <text:p>RC205.100_25-5-5-5</text:p>
          </table:table-cell>
          <table:table-cell office:value-type="float" office:value="10">
            <text:p>10</text:p>
          </table:table-cell>
          <table:table-cell office:value-type="float" office:value="21571">
            <text:p>21571.0</text:p>
          </table:table-cell>
          <table:table-cell table:formula="of:=AVERAGE([.E262:.CO262])" office:value-type="float" office:value="4683.3">
            <text:p>4683.3</text:p>
          </table:table-cell>
          <table:table-cell office:value-type="float" office:value="5684">
            <text:p>5684</text:p>
          </table:table-cell>
          <table:table-cell office:value-type="float" office:value="6107">
            <text:p>6107</text:p>
          </table:table-cell>
          <table:table-cell office:value-type="float" office:value="6277">
            <text:p>6277</text:p>
          </table:table-cell>
          <table:table-cell office:value-type="float" office:value="6242">
            <text:p>6242</text:p>
          </table:table-cell>
          <table:table-cell office:value-type="float" office:value="5340">
            <text:p>5340</text:p>
          </table:table-cell>
          <table:table-cell office:value-type="float" office:value="4800">
            <text:p>4800</text:p>
          </table:table-cell>
          <table:table-cell office:value-type="float" office:value="4661">
            <text:p>4661</text:p>
          </table:table-cell>
          <table:table-cell office:value-type="float" office:value="3141">
            <text:p>3141</text:p>
          </table:table-cell>
          <table:table-cell office:value-type="float" office:value="2315">
            <text:p>2315</text:p>
          </table:table-cell>
          <table:table-cell office:value-type="float" office:value="2266">
            <text:p>2266</text:p>
          </table:table-cell>
          <table:table-cell table:number-columns-repeated="78"/>
        </table:table-row>
        <table:table-row table:style-name="ro1">
          <table:table-cell office:value-type="string">
            <text:p>RC205.100_25-5-5-5</text:p>
          </table:table-cell>
          <table:table-cell office:value-type="float" office:value="30">
            <text:p>30</text:p>
          </table:table-cell>
          <table:table-cell office:value-type="float" office:value="14276">
            <text:p>14276.0</text:p>
          </table:table-cell>
          <table:table-cell table:formula="of:=AVERAGE([.E263:.CO263])" office:value-type="float" office:value="4732.75">
            <text:p>4732.8</text:p>
          </table:table-cell>
          <table:table-cell office:value-type="float" office:value="3687">
            <text:p>3687</text:p>
          </table:table-cell>
          <table:table-cell office:value-type="float" office:value="3876">
            <text:p>3876</text:p>
          </table:table-cell>
          <table:table-cell office:value-type="float" office:value="3909">
            <text:p>3909</text:p>
          </table:table-cell>
          <table:table-cell office:value-type="float" office:value="4100">
            <text:p>4100</text:p>
          </table:table-cell>
          <table:table-cell office:value-type="float" office:value="4169">
            <text:p>4169</text:p>
          </table:table-cell>
          <table:table-cell office:value-type="float" office:value="4298">
            <text:p>4298</text:p>
          </table:table-cell>
          <table:table-cell office:value-type="float" office:value="4492">
            <text:p>4492</text:p>
          </table:table-cell>
          <table:table-cell office:value-type="float" office:value="4630">
            <text:p>4630</text:p>
          </table:table-cell>
          <table:table-cell office:value-type="float" office:value="4685">
            <text:p>4685</text:p>
          </table:table-cell>
          <table:table-cell office:value-type="float" office:value="4717">
            <text:p>4717</text:p>
          </table:table-cell>
          <table:table-cell office:value-type="float" office:value="4950">
            <text:p>4950</text:p>
          </table:table-cell>
          <table:table-cell office:value-type="float" office:value="5093">
            <text:p>5093</text:p>
          </table:table-cell>
          <table:table-cell office:value-type="float" office:value="5269">
            <text:p>5269</text:p>
          </table:table-cell>
          <table:table-cell office:value-type="float" office:value="5321">
            <text:p>5321</text:p>
          </table:table-cell>
          <table:table-cell office:value-type="float" office:value="5391">
            <text:p>5391</text:p>
          </table:table-cell>
          <table:table-cell office:value-type="float" office:value="5614">
            <text:p>5614</text:p>
          </table:table-cell>
          <table:table-cell office:value-type="float" office:value="5660">
            <text:p>5660</text:p>
          </table:table-cell>
          <table:table-cell office:value-type="float" office:value="5345">
            <text:p>5345</text:p>
          </table:table-cell>
          <table:table-cell office:value-type="float" office:value="5455">
            <text:p>5455</text:p>
          </table:table-cell>
          <table:table-cell office:value-type="float" office:value="5402">
            <text:p>5402</text:p>
          </table:table-cell>
          <table:table-cell office:value-type="float" office:value="5536">
            <text:p>5536</text:p>
          </table:table-cell>
          <table:table-cell office:value-type="float" office:value="4874">
            <text:p>4874</text:p>
          </table:table-cell>
          <table:table-cell office:value-type="float" office:value="4991">
            <text:p>4991</text:p>
          </table:table-cell>
          <table:table-cell office:value-type="float" office:value="5242">
            <text:p>5242</text:p>
          </table:table-cell>
          <table:table-cell office:value-type="float" office:value="4869">
            <text:p>4869</text:p>
          </table:table-cell>
          <table:table-cell office:value-type="float" office:value="4660">
            <text:p>4660</text:p>
          </table:table-cell>
          <table:table-cell office:value-type="float" office:value="4279">
            <text:p>4279</text:p>
          </table:table-cell>
          <table:table-cell office:value-type="float" office:value="2003">
            <text:p>2003</text:p>
          </table:table-cell>
          <table:table-cell table:number-columns-repeated="60"/>
        </table:table-row>
        <table:table-row table:style-name="ro1">
          <table:table-cell office:value-type="string">
            <text:p>RC205.100_25-5-5-5</text:p>
          </table:table-cell>
          <table:table-cell office:value-type="float" office:value="50">
            <text:p>50</text:p>
          </table:table-cell>
          <table:table-cell office:value-type="float" office:value="8349">
            <text:p>8349.0</text:p>
          </table:table-cell>
          <table:table-cell table:formula="of:=AVERAGE([.E264:.CO264])" office:value-type="float" office:value="3872.68888888889">
            <text:p>3872.7</text:p>
          </table:table-cell>
          <table:table-cell office:value-type="float" office:value="2100">
            <text:p>2100</text:p>
          </table:table-cell>
          <table:table-cell office:value-type="float" office:value="2314">
            <text:p>2314</text:p>
          </table:table-cell>
          <table:table-cell office:value-type="float" office:value="2524">
            <text:p>2524</text:p>
          </table:table-cell>
          <table:table-cell office:value-type="float" office:value="2728">
            <text:p>2728</text:p>
          </table:table-cell>
          <table:table-cell office:value-type="float" office:value="2753">
            <text:p>2753</text:p>
          </table:table-cell>
          <table:table-cell office:value-type="float" office:value="2877">
            <text:p>2877</text:p>
          </table:table-cell>
          <table:table-cell office:value-type="float" office:value="3021">
            <text:p>3021</text:p>
          </table:table-cell>
          <table:table-cell office:value-type="float" office:value="3066">
            <text:p>3066</text:p>
          </table:table-cell>
          <table:table-cell office:value-type="float" office:value="3265">
            <text:p>3265</text:p>
          </table:table-cell>
          <table:table-cell office:value-type="float" office:value="3445">
            <text:p>3445</text:p>
          </table:table-cell>
          <table:table-cell office:value-type="float" office:value="3221">
            <text:p>3221</text:p>
          </table:table-cell>
          <table:table-cell office:value-type="float" office:value="3304">
            <text:p>3304</text:p>
          </table:table-cell>
          <table:table-cell office:value-type="float" office:value="3435">
            <text:p>3435</text:p>
          </table:table-cell>
          <table:table-cell office:value-type="float" office:value="3698">
            <text:p>3698</text:p>
          </table:table-cell>
          <table:table-cell office:value-type="float" office:value="3807">
            <text:p>3807</text:p>
          </table:table-cell>
          <table:table-cell office:value-type="float" office:value="3934">
            <text:p>3934</text:p>
          </table:table-cell>
          <table:table-cell office:value-type="float" office:value="3920">
            <text:p>3920</text:p>
          </table:table-cell>
          <table:table-cell office:value-type="float" office:value="3963">
            <text:p>3963</text:p>
          </table:table-cell>
          <table:table-cell office:value-type="float" office:value="3986">
            <text:p>3986</text:p>
          </table:table-cell>
          <table:table-cell office:value-type="float" office:value="3903">
            <text:p>3903</text:p>
          </table:table-cell>
          <table:table-cell office:value-type="float" office:value="3998">
            <text:p>3998</text:p>
          </table:table-cell>
          <table:table-cell office:value-type="float" office:value="3982">
            <text:p>3982</text:p>
          </table:table-cell>
          <table:table-cell office:value-type="float" office:value="4234">
            <text:p>4234</text:p>
          </table:table-cell>
          <table:table-cell office:value-type="float" office:value="4163">
            <text:p>4163</text:p>
          </table:table-cell>
          <table:table-cell office:value-type="float" office:value="4432">
            <text:p>4432</text:p>
          </table:table-cell>
          <table:table-cell office:value-type="float" office:value="4479">
            <text:p>4479</text:p>
          </table:table-cell>
          <table:table-cell office:value-type="float" office:value="4642">
            <text:p>4642</text:p>
          </table:table-cell>
          <table:table-cell office:value-type="float" office:value="4741">
            <text:p>4741</text:p>
          </table:table-cell>
          <table:table-cell office:value-type="float" office:value="4748">
            <text:p>4748</text:p>
          </table:table-cell>
          <table:table-cell office:value-type="float" office:value="4685">
            <text:p>4685</text:p>
          </table:table-cell>
          <table:table-cell office:value-type="float" office:value="4891">
            <text:p>4891</text:p>
          </table:table-cell>
          <table:table-cell office:value-type="float" office:value="5212">
            <text:p>5212</text:p>
          </table:table-cell>
          <table:table-cell office:value-type="float" office:value="5214">
            <text:p>5214</text:p>
          </table:table-cell>
          <table:table-cell office:value-type="float" office:value="5064">
            <text:p>5064</text:p>
          </table:table-cell>
          <table:table-cell office:value-type="float" office:value="5045">
            <text:p>5045</text:p>
          </table:table-cell>
          <table:table-cell office:value-type="float" office:value="5240">
            <text:p>5240</text:p>
          </table:table-cell>
          <table:table-cell office:value-type="float" office:value="4920">
            <text:p>4920</text:p>
          </table:table-cell>
          <table:table-cell office:value-type="float" office:value="4994">
            <text:p>4994</text:p>
          </table:table-cell>
          <table:table-cell office:value-type="float" office:value="4650">
            <text:p>4650</text:p>
          </table:table-cell>
          <table:table-cell office:value-type="float" office:value="4576">
            <text:p>4576</text:p>
          </table:table-cell>
          <table:table-cell office:value-type="float" office:value="4826">
            <text:p>4826</text:p>
          </table:table-cell>
          <table:table-cell office:value-type="float" office:value="4338">
            <text:p>4338</text:p>
          </table:table-cell>
          <table:table-cell office:value-type="float" office:value="2402">
            <text:p>2402</text:p>
          </table:table-cell>
          <table:table-cell office:value-type="float" office:value="2472">
            <text:p>2472</text:p>
          </table:table-cell>
          <table:table-cell office:value-type="float" office:value="1059">
            <text:p>1059</text:p>
          </table:table-cell>
          <table:table-cell table:number-columns-repeated="43"/>
        </table:table-row>
        <table:table-row table:style-name="ro1">
          <table:table-cell office:value-type="string">
            <text:p>RC205.100_25-5-5-5</text:p>
          </table:table-cell>
          <table:table-cell office:value-type="float" office:value="70">
            <text:p>70</text:p>
          </table:table-cell>
          <table:table-cell office:value-type="float" office:value="3936">
            <text:p>3936.0</text:p>
          </table:table-cell>
          <table:table-cell table:formula="of:=AVERAGE([.E265:.CO265])" office:value-type="float" office:value="3233.93548387097">
            <text:p>3233.9</text:p>
          </table:table-cell>
          <table:table-cell office:value-type="float" office:value="1044">
            <text:p>1044</text:p>
          </table:table-cell>
          <table:table-cell office:value-type="float" office:value="1110">
            <text:p>1110</text:p>
          </table:table-cell>
          <table:table-cell office:value-type="float" office:value="1169">
            <text:p>1169</text:p>
          </table:table-cell>
          <table:table-cell office:value-type="float" office:value="1246">
            <text:p>1246</text:p>
          </table:table-cell>
          <table:table-cell office:value-type="float" office:value="1303">
            <text:p>1303</text:p>
          </table:table-cell>
          <table:table-cell office:value-type="float" office:value="1382">
            <text:p>1382</text:p>
          </table:table-cell>
          <table:table-cell office:value-type="float" office:value="1445">
            <text:p>1445</text:p>
          </table:table-cell>
          <table:table-cell office:value-type="float" office:value="1529">
            <text:p>1529</text:p>
          </table:table-cell>
          <table:table-cell office:value-type="float" office:value="1577">
            <text:p>1577</text:p>
          </table:table-cell>
          <table:table-cell office:value-type="float" office:value="1741">
            <text:p>1741</text:p>
          </table:table-cell>
          <table:table-cell office:value-type="float" office:value="2035">
            <text:p>2035</text:p>
          </table:table-cell>
          <table:table-cell office:value-type="float" office:value="2045">
            <text:p>2045</text:p>
          </table:table-cell>
          <table:table-cell office:value-type="float" office:value="2253">
            <text:p>2253</text:p>
          </table:table-cell>
          <table:table-cell office:value-type="float" office:value="2307">
            <text:p>2307</text:p>
          </table:table-cell>
          <table:table-cell office:value-type="float" office:value="2465">
            <text:p>2465</text:p>
          </table:table-cell>
          <table:table-cell office:value-type="float" office:value="2467">
            <text:p>2467</text:p>
          </table:table-cell>
          <table:table-cell office:value-type="float" office:value="2630">
            <text:p>2630</text:p>
          </table:table-cell>
          <table:table-cell office:value-type="float" office:value="2856">
            <text:p>2856</text:p>
          </table:table-cell>
          <table:table-cell office:value-type="float" office:value="3140">
            <text:p>3140</text:p>
          </table:table-cell>
          <table:table-cell office:value-type="float" office:value="3252">
            <text:p>3252</text:p>
          </table:table-cell>
          <table:table-cell office:value-type="float" office:value="3357">
            <text:p>3357</text:p>
          </table:table-cell>
          <table:table-cell office:value-type="float" office:value="3449">
            <text:p>3449</text:p>
          </table:table-cell>
          <table:table-cell office:value-type="float" office:value="3473">
            <text:p>3473</text:p>
          </table:table-cell>
          <table:table-cell office:value-type="float" office:value="3474">
            <text:p>3474</text:p>
          </table:table-cell>
          <table:table-cell office:value-type="float" office:value="3487">
            <text:p>3487</text:p>
          </table:table-cell>
          <table:table-cell office:value-type="float" office:value="3728">
            <text:p>3728</text:p>
          </table:table-cell>
          <table:table-cell office:value-type="float" office:value="3857">
            <text:p>3857</text:p>
          </table:table-cell>
          <table:table-cell office:value-type="float" office:value="3697">
            <text:p>3697</text:p>
          </table:table-cell>
          <table:table-cell office:value-type="float" office:value="4065">
            <text:p>4065</text:p>
          </table:table-cell>
          <table:table-cell office:value-type="float" office:value="3966">
            <text:p>3966</text:p>
          </table:table-cell>
          <table:table-cell office:value-type="float" office:value="4097">
            <text:p>4097</text:p>
          </table:table-cell>
          <table:table-cell office:value-type="float" office:value="4222">
            <text:p>4222</text:p>
          </table:table-cell>
          <table:table-cell office:value-type="float" office:value="3919">
            <text:p>3919</text:p>
          </table:table-cell>
          <table:table-cell office:value-type="float" office:value="3729">
            <text:p>3729</text:p>
          </table:table-cell>
          <table:table-cell office:value-type="float" office:value="3948">
            <text:p>3948</text:p>
          </table:table-cell>
          <table:table-cell office:value-type="float" office:value="4083">
            <text:p>4083</text:p>
          </table:table-cell>
          <table:table-cell office:value-type="float" office:value="4347">
            <text:p>4347</text:p>
          </table:table-cell>
          <table:table-cell office:value-type="float" office:value="4326">
            <text:p>4326</text:p>
          </table:table-cell>
          <table:table-cell office:value-type="float" office:value="4463">
            <text:p>4463</text:p>
          </table:table-cell>
          <table:table-cell office:value-type="float" office:value="4501">
            <text:p>4501</text:p>
          </table:table-cell>
          <table:table-cell office:value-type="float" office:value="4821">
            <text:p>4821</text:p>
          </table:table-cell>
          <table:table-cell office:value-type="float" office:value="4698">
            <text:p>4698</text:p>
          </table:table-cell>
          <table:table-cell office:value-type="float" office:value="4801">
            <text:p>4801</text:p>
          </table:table-cell>
          <table:table-cell office:value-type="float" office:value="4674">
            <text:p>4674</text:p>
          </table:table-cell>
          <table:table-cell office:value-type="float" office:value="4678">
            <text:p>4678</text:p>
          </table:table-cell>
          <table:table-cell office:value-type="float" office:value="4564">
            <text:p>4564</text:p>
          </table:table-cell>
          <table:table-cell office:value-type="float" office:value="4647">
            <text:p>4647</text:p>
          </table:table-cell>
          <table:table-cell office:value-type="float" office:value="5328">
            <text:p>5328</text:p>
          </table:table-cell>
          <table:table-cell office:value-type="float" office:value="4977">
            <text:p>4977</text:p>
          </table:table-cell>
          <table:table-cell office:value-type="float" office:value="4743">
            <text:p>4743</text:p>
          </table:table-cell>
          <table:table-cell office:value-type="float" office:value="4792">
            <text:p>4792</text:p>
          </table:table-cell>
          <table:table-cell office:value-type="float" office:value="4684">
            <text:p>4684</text:p>
          </table:table-cell>
          <table:table-cell office:value-type="float" office:value="4705">
            <text:p>4705</text:p>
          </table:table-cell>
          <table:table-cell office:value-type="float" office:value="4668">
            <text:p>4668</text:p>
          </table:table-cell>
          <table:table-cell office:value-type="float" office:value="4420">
            <text:p>4420</text:p>
          </table:table-cell>
          <table:table-cell office:value-type="float" office:value="2259">
            <text:p>2259</text:p>
          </table:table-cell>
          <table:table-cell office:value-type="float" office:value="2292">
            <text:p>2292</text:p>
          </table:table-cell>
          <table:table-cell office:value-type="float" office:value="1720">
            <text:p>1720</text:p>
          </table:table-cell>
          <table:table-cell office:value-type="float" office:value="1506">
            <text:p>1506</text:p>
          </table:table-cell>
          <table:table-cell office:value-type="float" office:value="1625">
            <text:p>1625</text:p>
          </table:table-cell>
          <table:table-cell office:value-type="float" office:value="1677">
            <text:p>1677</text:p>
          </table:table-cell>
          <table:table-cell office:value-type="float" office:value="1041">
            <text:p>1041</text:p>
          </table:table-cell>
          <table:table-cell table:number-columns-repeated="26"/>
        </table:table-row>
        <table:table-row table:style-name="ro1">
          <table:table-cell office:value-type="string">
            <text:p>RC205.100_25-5-5-5</text:p>
          </table:table-cell>
          <table:table-cell office:value-type="float" office:value="90">
            <text:p>90</text:p>
          </table:table-cell>
          <table:table-cell office:value-type="float" office:value="1625">
            <text:p>1625.0</text:p>
          </table:table-cell>
          <table:table-cell table:formula="of:=AVERAGE([.E266:.CO266])" office:value-type="float" office:value="2079.79452054794">
            <text:p>2079.8</text:p>
          </table:table-cell>
          <table:table-cell office:value-type="float" office:value="464">
            <text:p>464</text:p>
          </table:table-cell>
          <table:table-cell office:value-type="float" office:value="495">
            <text:p>495</text:p>
          </table:table-cell>
          <table:table-cell office:value-type="float" office:value="526">
            <text:p>526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office:value-type="float" office:value="629">
            <text:p>629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office:value-type="float" office:value="701">
            <text:p>701</text:p>
          </table:table-cell>
          <table:table-cell office:value-type="float" office:value="744">
            <text:p>744</text:p>
          </table:table-cell>
          <table:table-cell office:value-type="float" office:value="785">
            <text:p>785</text:p>
          </table:table-cell>
          <table:table-cell office:value-type="float" office:value="908">
            <text:p>908</text:p>
          </table:table-cell>
          <table:table-cell office:value-type="float" office:value="930">
            <text:p>930</text:p>
          </table:table-cell>
          <table:table-cell office:value-type="float" office:value="987">
            <text:p>987</text:p>
          </table:table-cell>
          <table:table-cell office:value-type="float" office:value="1055">
            <text:p>1055</text:p>
          </table:table-cell>
          <table:table-cell office:value-type="float" office:value="1071">
            <text:p>1071</text:p>
          </table:table-cell>
          <table:table-cell office:value-type="float" office:value="1116">
            <text:p>1116</text:p>
          </table:table-cell>
          <table:table-cell office:value-type="float" office:value="1194">
            <text:p>1194</text:p>
          </table:table-cell>
          <table:table-cell office:value-type="float" office:value="1213">
            <text:p>1213</text:p>
          </table:table-cell>
          <table:table-cell office:value-type="float" office:value="1240">
            <text:p>1240</text:p>
          </table:table-cell>
          <table:table-cell office:value-type="float" office:value="1288">
            <text:p>1288</text:p>
          </table:table-cell>
          <table:table-cell office:value-type="float" office:value="1406">
            <text:p>1406</text:p>
          </table:table-cell>
          <table:table-cell office:value-type="float" office:value="1484">
            <text:p>1484</text:p>
          </table:table-cell>
          <table:table-cell office:value-type="float" office:value="1592">
            <text:p>1592</text:p>
          </table:table-cell>
          <table:table-cell office:value-type="float" office:value="1616">
            <text:p>1616</text:p>
          </table:table-cell>
          <table:table-cell office:value-type="float" office:value="1810">
            <text:p>1810</text:p>
          </table:table-cell>
          <table:table-cell office:value-type="float" office:value="1825">
            <text:p>1825</text:p>
          </table:table-cell>
          <table:table-cell office:value-type="float" office:value="1871">
            <text:p>1871</text:p>
          </table:table-cell>
          <table:table-cell office:value-type="float" office:value="2089">
            <text:p>2089</text:p>
          </table:table-cell>
          <table:table-cell office:value-type="float" office:value="2154">
            <text:p>2154</text:p>
          </table:table-cell>
          <table:table-cell office:value-type="float" office:value="2283">
            <text:p>2283</text:p>
          </table:table-cell>
          <table:table-cell office:value-type="float" office:value="2315">
            <text:p>2315</text:p>
          </table:table-cell>
          <table:table-cell table:number-columns-repeated="2" office:value-type="float" office:value="2282">
            <text:p>2282</text:p>
          </table:table-cell>
          <table:table-cell office:value-type="float" office:value="2374">
            <text:p>2374</text:p>
          </table:table-cell>
          <table:table-cell office:value-type="float" office:value="2508">
            <text:p>2508</text:p>
          </table:table-cell>
          <table:table-cell office:value-type="float" office:value="2601">
            <text:p>2601</text:p>
          </table:table-cell>
          <table:table-cell office:value-type="float" office:value="2700">
            <text:p>2700</text:p>
          </table:table-cell>
          <table:table-cell office:value-type="float" office:value="2807">
            <text:p>2807</text:p>
          </table:table-cell>
          <table:table-cell office:value-type="float" office:value="2815">
            <text:p>2815</text:p>
          </table:table-cell>
          <table:table-cell office:value-type="float" office:value="3070">
            <text:p>3070</text:p>
          </table:table-cell>
          <table:table-cell office:value-type="float" office:value="2863">
            <text:p>2863</text:p>
          </table:table-cell>
          <table:table-cell office:value-type="float" office:value="3115">
            <text:p>3115</text:p>
          </table:table-cell>
          <table:table-cell office:value-type="float" office:value="2982">
            <text:p>2982</text:p>
          </table:table-cell>
          <table:table-cell office:value-type="float" office:value="2964">
            <text:p>2964</text:p>
          </table:table-cell>
          <table:table-cell office:value-type="float" office:value="2893">
            <text:p>2893</text:p>
          </table:table-cell>
          <table:table-cell office:value-type="float" office:value="2981">
            <text:p>2981</text:p>
          </table:table-cell>
          <table:table-cell office:value-type="float" office:value="3412">
            <text:p>3412</text:p>
          </table:table-cell>
          <table:table-cell office:value-type="float" office:value="3041">
            <text:p>3041</text:p>
          </table:table-cell>
          <table:table-cell office:value-type="float" office:value="3064">
            <text:p>3064</text:p>
          </table:table-cell>
          <table:table-cell office:value-type="float" office:value="3193">
            <text:p>3193</text:p>
          </table:table-cell>
          <table:table-cell office:value-type="float" office:value="3275">
            <text:p>3275</text:p>
          </table:table-cell>
          <table:table-cell office:value-type="float" office:value="3073">
            <text:p>3073</text:p>
          </table:table-cell>
          <table:table-cell office:value-type="float" office:value="3342">
            <text:p>3342</text:p>
          </table:table-cell>
          <table:table-cell office:value-type="float" office:value="3093">
            <text:p>3093</text:p>
          </table:table-cell>
          <table:table-cell office:value-type="float" office:value="3043">
            <text:p>3043</text:p>
          </table:table-cell>
          <table:table-cell office:value-type="float" office:value="3158">
            <text:p>3158</text:p>
          </table:table-cell>
          <table:table-cell office:value-type="float" office:value="3205">
            <text:p>3205</text:p>
          </table:table-cell>
          <table:table-cell office:value-type="float" office:value="3095">
            <text:p>3095</text:p>
          </table:table-cell>
          <table:table-cell office:value-type="float" office:value="3306">
            <text:p>3306</text:p>
          </table:table-cell>
          <table:table-cell office:value-type="float" office:value="3384">
            <text:p>3384</text:p>
          </table:table-cell>
          <table:table-cell office:value-type="float" office:value="3585">
            <text:p>3585</text:p>
          </table:table-cell>
          <table:table-cell office:value-type="float" office:value="3548">
            <text:p>3548</text:p>
          </table:table-cell>
          <table:table-cell office:value-type="float" office:value="3108">
            <text:p>3108</text:p>
          </table:table-cell>
          <table:table-cell office:value-type="float" office:value="3323">
            <text:p>3323</text:p>
          </table:table-cell>
          <table:table-cell office:value-type="float" office:value="2100">
            <text:p>2100</text:p>
          </table:table-cell>
          <table:table-cell office:value-type="float" office:value="2229">
            <text:p>2229</text:p>
          </table:table-cell>
          <table:table-cell office:value-type="float" office:value="1963">
            <text:p>1963</text:p>
          </table:table-cell>
          <table:table-cell office:value-type="float" office:value="1812">
            <text:p>1812</text:p>
          </table:table-cell>
          <table:table-cell office:value-type="float" office:value="1663">
            <text:p>1663</text:p>
          </table:table-cell>
          <table:table-cell office:value-type="float" office:value="1805">
            <text:p>1805</text:p>
          </table:table-cell>
          <table:table-cell office:value-type="float" office:value="1906">
            <text:p>1906</text:p>
          </table:table-cell>
          <table:table-cell table:number-columns-repeated="15"/>
        </table:table-row>
        <table:table-row table:style-name="ro1">
          <table:table-cell office:value-type="string">
            <text:p>RC206.100_25-5-5-5</text:p>
          </table:table-cell>
          <table:table-cell office:value-type="float" office:value="10">
            <text:p>10</text:p>
          </table:table-cell>
          <table:table-cell office:value-type="float" office:value="23673">
            <text:p>23673.0</text:p>
          </table:table-cell>
          <table:table-cell table:formula="of:=AVERAGE([.E267:.CO267])" office:value-type="float" office:value="6562">
            <text:p>6562.0</text:p>
          </table:table-cell>
          <table:table-cell office:value-type="float" office:value="6125">
            <text:p>6125</text:p>
          </table:table-cell>
          <table:table-cell office:value-type="float" office:value="6501">
            <text:p>6501</text:p>
          </table:table-cell>
          <table:table-cell office:value-type="float" office:value="6808">
            <text:p>6808</text:p>
          </table:table-cell>
          <table:table-cell office:value-type="float" office:value="7206">
            <text:p>7206</text:p>
          </table:table-cell>
          <table:table-cell office:value-type="float" office:value="7102">
            <text:p>7102</text:p>
          </table:table-cell>
          <table:table-cell office:value-type="float" office:value="7135">
            <text:p>7135</text:p>
          </table:table-cell>
          <table:table-cell office:value-type="float" office:value="6483">
            <text:p>6483</text:p>
          </table:table-cell>
          <table:table-cell office:value-type="float" office:value="6818">
            <text:p>6818</text:p>
          </table:table-cell>
          <table:table-cell office:value-type="float" office:value="6013">
            <text:p>6013</text:p>
          </table:table-cell>
          <table:table-cell office:value-type="float" office:value="5429">
            <text:p>5429</text:p>
          </table:table-cell>
          <table:table-cell table:number-columns-repeated="78"/>
        </table:table-row>
        <table:table-row table:style-name="ro1">
          <table:table-cell office:value-type="string">
            <text:p>RC206.100_25-5-5-5</text:p>
          </table:table-cell>
          <table:table-cell office:value-type="float" office:value="30">
            <text:p>30</text:p>
          </table:table-cell>
          <table:table-cell office:value-type="float" office:value="15775">
            <text:p>15775.0</text:p>
          </table:table-cell>
          <table:table-cell table:formula="of:=AVERAGE([.E268:.CO268])" office:value-type="float" office:value="5734.26666666667">
            <text:p>5734.3</text:p>
          </table:table-cell>
          <table:table-cell office:value-type="float" office:value="4296">
            <text:p>4296</text:p>
          </table:table-cell>
          <table:table-cell office:value-type="float" office:value="4344">
            <text:p>4344</text:p>
          </table:table-cell>
          <table:table-cell office:value-type="float" office:value="4641">
            <text:p>4641</text:p>
          </table:table-cell>
          <table:table-cell office:value-type="float" office:value="4807">
            <text:p>4807</text:p>
          </table:table-cell>
          <table:table-cell office:value-type="float" office:value="4988">
            <text:p>4988</text:p>
          </table:table-cell>
          <table:table-cell office:value-type="float" office:value="5034">
            <text:p>5034</text:p>
          </table:table-cell>
          <table:table-cell office:value-type="float" office:value="5204">
            <text:p>5204</text:p>
          </table:table-cell>
          <table:table-cell office:value-type="float" office:value="5479">
            <text:p>5479</text:p>
          </table:table-cell>
          <table:table-cell office:value-type="float" office:value="5717">
            <text:p>5717</text:p>
          </table:table-cell>
          <table:table-cell office:value-type="float" office:value="6077">
            <text:p>6077</text:p>
          </table:table-cell>
          <table:table-cell office:value-type="float" office:value="6024">
            <text:p>6024</text:p>
          </table:table-cell>
          <table:table-cell office:value-type="float" office:value="6112">
            <text:p>6112</text:p>
          </table:table-cell>
          <table:table-cell office:value-type="float" office:value="6378">
            <text:p>6378</text:p>
          </table:table-cell>
          <table:table-cell office:value-type="float" office:value="6455">
            <text:p>6455</text:p>
          </table:table-cell>
          <table:table-cell office:value-type="float" office:value="6469">
            <text:p>6469</text:p>
          </table:table-cell>
          <table:table-cell office:value-type="float" office:value="6631">
            <text:p>6631</text:p>
          </table:table-cell>
          <table:table-cell office:value-type="float" office:value="6756">
            <text:p>6756</text:p>
          </table:table-cell>
          <table:table-cell office:value-type="float" office:value="6962">
            <text:p>6962</text:p>
          </table:table-cell>
          <table:table-cell office:value-type="float" office:value="7385">
            <text:p>7385</text:p>
          </table:table-cell>
          <table:table-cell office:value-type="float" office:value="6997">
            <text:p>6997</text:p>
          </table:table-cell>
          <table:table-cell office:value-type="float" office:value="7181">
            <text:p>7181</text:p>
          </table:table-cell>
          <table:table-cell office:value-type="float" office:value="6442">
            <text:p>6442</text:p>
          </table:table-cell>
          <table:table-cell office:value-type="float" office:value="6305">
            <text:p>6305</text:p>
          </table:table-cell>
          <table:table-cell office:value-type="float" office:value="6393">
            <text:p>6393</text:p>
          </table:table-cell>
          <table:table-cell office:value-type="float" office:value="6115">
            <text:p>6115</text:p>
          </table:table-cell>
          <table:table-cell office:value-type="float" office:value="5766">
            <text:p>5766</text:p>
          </table:table-cell>
          <table:table-cell office:value-type="float" office:value="6045">
            <text:p>6045</text:p>
          </table:table-cell>
          <table:table-cell office:value-type="float" office:value="4598">
            <text:p>4598</text:p>
          </table:table-cell>
          <table:table-cell office:value-type="float" office:value="3108">
            <text:p>3108</text:p>
          </table:table-cell>
          <table:table-cell office:value-type="float" office:value="3319">
            <text:p>3319</text:p>
          </table:table-cell>
          <table:table-cell table:number-columns-repeated="58"/>
        </table:table-row>
        <table:table-row table:style-name="ro1">
          <table:table-cell office:value-type="string">
            <text:p>RC206.100_25-5-5-5</text:p>
          </table:table-cell>
          <table:table-cell office:value-type="float" office:value="50">
            <text:p>50</text:p>
          </table:table-cell>
          <table:table-cell office:value-type="float" office:value="7761">
            <text:p>7761.0</text:p>
          </table:table-cell>
          <table:table-cell table:formula="of:=AVERAGE([.E269:.CO269])" office:value-type="float" office:value="4025.72340425532">
            <text:p>4025.7</text:p>
          </table:table-cell>
          <table:table-cell office:value-type="float" office:value="2001">
            <text:p>2001</text:p>
          </table:table-cell>
          <table:table-cell office:value-type="float" office:value="2089">
            <text:p>2089</text:p>
          </table:table-cell>
          <table:table-cell office:value-type="float" office:value="2286">
            <text:p>2286</text:p>
          </table:table-cell>
          <table:table-cell office:value-type="float" office:value="2307">
            <text:p>2307</text:p>
          </table:table-cell>
          <table:table-cell office:value-type="float" office:value="2333">
            <text:p>2333</text:p>
          </table:table-cell>
          <table:table-cell office:value-type="float" office:value="2404">
            <text:p>2404</text:p>
          </table:table-cell>
          <table:table-cell office:value-type="float" office:value="2469">
            <text:p>2469</text:p>
          </table:table-cell>
          <table:table-cell office:value-type="float" office:value="2803">
            <text:p>2803</text:p>
          </table:table-cell>
          <table:table-cell office:value-type="float" office:value="3031">
            <text:p>3031</text:p>
          </table:table-cell>
          <table:table-cell office:value-type="float" office:value="3053">
            <text:p>3053</text:p>
          </table:table-cell>
          <table:table-cell office:value-type="float" office:value="3273">
            <text:p>3273</text:p>
          </table:table-cell>
          <table:table-cell office:value-type="float" office:value="3364">
            <text:p>3364</text:p>
          </table:table-cell>
          <table:table-cell office:value-type="float" office:value="3507">
            <text:p>3507</text:p>
          </table:table-cell>
          <table:table-cell office:value-type="float" office:value="3601">
            <text:p>3601</text:p>
          </table:table-cell>
          <table:table-cell office:value-type="float" office:value="3704">
            <text:p>3704</text:p>
          </table:table-cell>
          <table:table-cell office:value-type="float" office:value="3888">
            <text:p>3888</text:p>
          </table:table-cell>
          <table:table-cell office:value-type="float" office:value="3954">
            <text:p>3954</text:p>
          </table:table-cell>
          <table:table-cell office:value-type="float" office:value="4078">
            <text:p>4078</text:p>
          </table:table-cell>
          <table:table-cell office:value-type="float" office:value="4274">
            <text:p>4274</text:p>
          </table:table-cell>
          <table:table-cell office:value-type="float" office:value="4151">
            <text:p>4151</text:p>
          </table:table-cell>
          <table:table-cell office:value-type="float" office:value="4135">
            <text:p>4135</text:p>
          </table:table-cell>
          <table:table-cell office:value-type="float" office:value="4402">
            <text:p>4402</text:p>
          </table:table-cell>
          <table:table-cell office:value-type="float" office:value="4662">
            <text:p>4662</text:p>
          </table:table-cell>
          <table:table-cell office:value-type="float" office:value="4723">
            <text:p>4723</text:p>
          </table:table-cell>
          <table:table-cell office:value-type="float" office:value="4941">
            <text:p>4941</text:p>
          </table:table-cell>
          <table:table-cell office:value-type="float" office:value="4965">
            <text:p>4965</text:p>
          </table:table-cell>
          <table:table-cell office:value-type="float" office:value="4908">
            <text:p>4908</text:p>
          </table:table-cell>
          <table:table-cell office:value-type="float" office:value="5082">
            <text:p>5082</text:p>
          </table:table-cell>
          <table:table-cell office:value-type="float" office:value="5099">
            <text:p>5099</text:p>
          </table:table-cell>
          <table:table-cell office:value-type="float" office:value="5265">
            <text:p>5265</text:p>
          </table:table-cell>
          <table:table-cell office:value-type="float" office:value="5176">
            <text:p>5176</text:p>
          </table:table-cell>
          <table:table-cell office:value-type="float" office:value="5832">
            <text:p>5832</text:p>
          </table:table-cell>
          <table:table-cell office:value-type="float" office:value="6102">
            <text:p>6102</text:p>
          </table:table-cell>
          <table:table-cell office:value-type="float" office:value="5716">
            <text:p>5716</text:p>
          </table:table-cell>
          <table:table-cell office:value-type="float" office:value="5285">
            <text:p>5285</text:p>
          </table:table-cell>
          <table:table-cell office:value-type="float" office:value="5396">
            <text:p>5396</text:p>
          </table:table-cell>
          <table:table-cell office:value-type="float" office:value="5181">
            <text:p>5181</text:p>
          </table:table-cell>
          <table:table-cell office:value-type="float" office:value="5039">
            <text:p>5039</text:p>
          </table:table-cell>
          <table:table-cell office:value-type="float" office:value="4937">
            <text:p>4937</text:p>
          </table:table-cell>
          <table:table-cell office:value-type="float" office:value="4556">
            <text:p>4556</text:p>
          </table:table-cell>
          <table:table-cell office:value-type="float" office:value="4786">
            <text:p>4786</text:p>
          </table:table-cell>
          <table:table-cell office:value-type="float" office:value="4725">
            <text:p>4725</text:p>
          </table:table-cell>
          <table:table-cell office:value-type="float" office:value="3556">
            <text:p>3556</text:p>
          </table:table-cell>
          <table:table-cell office:value-type="float" office:value="3342">
            <text:p>3342</text:p>
          </table:table-cell>
          <table:table-cell office:value-type="float" office:value="3320">
            <text:p>3320</text:p>
          </table:table-cell>
          <table:table-cell office:value-type="float" office:value="3436">
            <text:p>3436</text:p>
          </table:table-cell>
          <table:table-cell office:value-type="float" office:value="2072">
            <text:p>2072</text:p>
          </table:table-cell>
          <table:table-cell table:number-columns-repeated="41"/>
        </table:table-row>
        <table:table-row table:style-name="ro1">
          <table:table-cell office:value-type="string">
            <text:p>RC206.100_25-5-5-5</text:p>
          </table:table-cell>
          <table:table-cell office:value-type="float" office:value="70">
            <text:p>70</text:p>
          </table:table-cell>
          <table:table-cell office:value-type="float" office:value="3933">
            <text:p>3933.0</text:p>
          </table:table-cell>
          <table:table-cell table:formula="of:=AVERAGE([.E270:.CO270])" office:value-type="float" office:value="3388.828125">
            <text:p>3388.8</text:p>
          </table:table-cell>
          <table:table-cell office:value-type="float" office:value="1018">
            <text:p>1018</text:p>
          </table:table-cell>
          <table:table-cell office:value-type="float" office:value="1124">
            <text:p>1124</text:p>
          </table:table-cell>
          <table:table-cell office:value-type="float" office:value="1167">
            <text:p>1167</text:p>
          </table:table-cell>
          <table:table-cell office:value-type="float" office:value="1276">
            <text:p>1276</text:p>
          </table:table-cell>
          <table:table-cell office:value-type="float" office:value="1365">
            <text:p>1365</text:p>
          </table:table-cell>
          <table:table-cell office:value-type="float" office:value="1409">
            <text:p>1409</text:p>
          </table:table-cell>
          <table:table-cell office:value-type="float" office:value="1476">
            <text:p>1476</text:p>
          </table:table-cell>
          <table:table-cell office:value-type="float" office:value="1678">
            <text:p>1678</text:p>
          </table:table-cell>
          <table:table-cell office:value-type="float" office:value="1709">
            <text:p>1709</text:p>
          </table:table-cell>
          <table:table-cell office:value-type="float" office:value="1820">
            <text:p>1820</text:p>
          </table:table-cell>
          <table:table-cell office:value-type="float" office:value="1878">
            <text:p>1878</text:p>
          </table:table-cell>
          <table:table-cell office:value-type="float" office:value="1955">
            <text:p>1955</text:p>
          </table:table-cell>
          <table:table-cell office:value-type="float" office:value="2036">
            <text:p>2036</text:p>
          </table:table-cell>
          <table:table-cell office:value-type="float" office:value="2088">
            <text:p>2088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office:value-type="float" office:value="2267">
            <text:p>2267</text:p>
          </table:table-cell>
          <table:table-cell office:value-type="float" office:value="2289">
            <text:p>2289</text:p>
          </table:table-cell>
          <table:table-cell office:value-type="float" office:value="2379">
            <text:p>2379</text:p>
          </table:table-cell>
          <table:table-cell office:value-type="float" office:value="2412">
            <text:p>2412</text:p>
          </table:table-cell>
          <table:table-cell office:value-type="float" office:value="2570">
            <text:p>2570</text:p>
          </table:table-cell>
          <table:table-cell office:value-type="float" office:value="2542">
            <text:p>2542</text:p>
          </table:table-cell>
          <table:table-cell office:value-type="float" office:value="2634">
            <text:p>2634</text:p>
          </table:table-cell>
          <table:table-cell office:value-type="float" office:value="2603">
            <text:p>2603</text:p>
          </table:table-cell>
          <table:table-cell office:value-type="float" office:value="2687">
            <text:p>2687</text:p>
          </table:table-cell>
          <table:table-cell office:value-type="float" office:value="2815">
            <text:p>2815</text:p>
          </table:table-cell>
          <table:table-cell office:value-type="float" office:value="2849">
            <text:p>2849</text:p>
          </table:table-cell>
          <table:table-cell office:value-type="float" office:value="3009">
            <text:p>3009</text:p>
          </table:table-cell>
          <table:table-cell office:value-type="float" office:value="3277">
            <text:p>3277</text:p>
          </table:table-cell>
          <table:table-cell office:value-type="float" office:value="3176">
            <text:p>3176</text:p>
          </table:table-cell>
          <table:table-cell office:value-type="float" office:value="3255">
            <text:p>3255</text:p>
          </table:table-cell>
          <table:table-cell office:value-type="float" office:value="3247">
            <text:p>3247</text:p>
          </table:table-cell>
          <table:table-cell office:value-type="float" office:value="3648">
            <text:p>3648</text:p>
          </table:table-cell>
          <table:table-cell office:value-type="float" office:value="3823">
            <text:p>3823</text:p>
          </table:table-cell>
          <table:table-cell office:value-type="float" office:value="3901">
            <text:p>3901</text:p>
          </table:table-cell>
          <table:table-cell office:value-type="float" office:value="4086">
            <text:p>4086</text:p>
          </table:table-cell>
          <table:table-cell office:value-type="float" office:value="4193">
            <text:p>4193</text:p>
          </table:table-cell>
          <table:table-cell office:value-type="float" office:value="4106">
            <text:p>4106</text:p>
          </table:table-cell>
          <table:table-cell office:value-type="float" office:value="4083">
            <text:p>4083</text:p>
          </table:table-cell>
          <table:table-cell office:value-type="float" office:value="4164">
            <text:p>4164</text:p>
          </table:table-cell>
          <table:table-cell office:value-type="float" office:value="4392">
            <text:p>4392</text:p>
          </table:table-cell>
          <table:table-cell office:value-type="float" office:value="4512">
            <text:p>4512</text:p>
          </table:table-cell>
          <table:table-cell office:value-type="float" office:value="4649">
            <text:p>4649</text:p>
          </table:table-cell>
          <table:table-cell office:value-type="float" office:value="4451">
            <text:p>4451</text:p>
          </table:table-cell>
          <table:table-cell office:value-type="float" office:value="4954">
            <text:p>4954</text:p>
          </table:table-cell>
          <table:table-cell office:value-type="float" office:value="4763">
            <text:p>4763</text:p>
          </table:table-cell>
          <table:table-cell office:value-type="float" office:value="5037">
            <text:p>5037</text:p>
          </table:table-cell>
          <table:table-cell office:value-type="float" office:value="5360">
            <text:p>5360</text:p>
          </table:table-cell>
          <table:table-cell office:value-type="float" office:value="5024">
            <text:p>5024</text:p>
          </table:table-cell>
          <table:table-cell office:value-type="float" office:value="5333">
            <text:p>5333</text:p>
          </table:table-cell>
          <table:table-cell office:value-type="float" office:value="5554">
            <text:p>5554</text:p>
          </table:table-cell>
          <table:table-cell office:value-type="float" office:value="5394">
            <text:p>5394</text:p>
          </table:table-cell>
          <table:table-cell office:value-type="float" office:value="5589">
            <text:p>5589</text:p>
          </table:table-cell>
          <table:table-cell office:value-type="float" office:value="4980">
            <text:p>4980</text:p>
          </table:table-cell>
          <table:table-cell office:value-type="float" office:value="5172">
            <text:p>5172</text:p>
          </table:table-cell>
          <table:table-cell office:value-type="float" office:value="5445">
            <text:p>5445</text:p>
          </table:table-cell>
          <table:table-cell office:value-type="float" office:value="5732">
            <text:p>5732</text:p>
          </table:table-cell>
          <table:table-cell office:value-type="float" office:value="5724">
            <text:p>5724</text:p>
          </table:table-cell>
          <table:table-cell office:value-type="float" office:value="5189">
            <text:p>5189</text:p>
          </table:table-cell>
          <table:table-cell office:value-type="float" office:value="5175">
            <text:p>5175</text:p>
          </table:table-cell>
          <table:table-cell office:value-type="float" office:value="4149">
            <text:p>4149</text:p>
          </table:table-cell>
          <table:table-cell office:value-type="float" office:value="3046">
            <text:p>3046</text:p>
          </table:table-cell>
          <table:table-cell office:value-type="float" office:value="2793">
            <text:p>2793</text:p>
          </table:table-cell>
          <table:table-cell office:value-type="float" office:value="2066">
            <text:p>2066</text:p>
          </table:table-cell>
          <table:table-cell table:number-columns-repeated="24"/>
        </table:table-row>
        <table:table-row table:style-name="ro1">
          <table:table-cell office:value-type="string">
            <text:p>RC206.100_25-5-5-5</text:p>
          </table:table-cell>
          <table:table-cell office:value-type="float" office:value="90">
            <text:p>90</text:p>
          </table:table-cell>
          <table:table-cell office:value-type="float" office:value="1632">
            <text:p>1632.0</text:p>
          </table:table-cell>
          <table:table-cell table:formula="of:=AVERAGE([.E271:.CO271])" office:value-type="float" office:value="2326.7625">
            <text:p>2326.8</text:p>
          </table:table-cell>
          <table:table-cell office:value-type="float" office:value="440">
            <text:p>440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 office:value-type="float" office:value="521">
            <text:p>521</text:p>
          </table:table-cell>
          <table:table-cell office:value-type="float" office:value="538">
            <text:p>538</text:p>
          </table:table-cell>
          <table:table-cell office:value-type="float" office:value="573">
            <text:p>573</text:p>
          </table:table-cell>
          <table:table-cell office:value-type="float" office:value="683">
            <text:p>683</text:p>
          </table:table-cell>
          <table:table-cell office:value-type="float" office:value="718">
            <text:p>718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1013">
            <text:p>1013</text:p>
          </table:table-cell>
          <table:table-cell office:value-type="float" office:value="1037">
            <text:p>1037</text:p>
          </table:table-cell>
          <table:table-cell office:value-type="float" office:value="1052">
            <text:p>1052</text:p>
          </table:table-cell>
          <table:table-cell office:value-type="float" office:value="1115">
            <text:p>1115</text:p>
          </table:table-cell>
          <table:table-cell office:value-type="float" office:value="1133">
            <text:p>1133</text:p>
          </table:table-cell>
          <table:table-cell office:value-type="float" office:value="1167">
            <text:p>1167</text:p>
          </table:table-cell>
          <table:table-cell office:value-type="float" office:value="1194">
            <text:p>1194</text:p>
          </table:table-cell>
          <table:table-cell office:value-type="float" office:value="1151">
            <text:p>1151</text:p>
          </table:table-cell>
          <table:table-cell office:value-type="float" office:value="1217">
            <text:p>1217</text:p>
          </table:table-cell>
          <table:table-cell office:value-type="float" office:value="1374">
            <text:p>1374</text:p>
          </table:table-cell>
          <table:table-cell office:value-type="float" office:value="1408">
            <text:p>1408</text:p>
          </table:table-cell>
          <table:table-cell office:value-type="float" office:value="1381">
            <text:p>1381</text:p>
          </table:table-cell>
          <table:table-cell office:value-type="float" office:value="1417">
            <text:p>1417</text:p>
          </table:table-cell>
          <table:table-cell office:value-type="float" office:value="1481">
            <text:p>1481</text:p>
          </table:table-cell>
          <table:table-cell table:number-columns-repeated="2" office:value-type="float" office:value="1521">
            <text:p>1521</text:p>
          </table:table-cell>
          <table:table-cell office:value-type="float" office:value="1660">
            <text:p>1660</text:p>
          </table:table-cell>
          <table:table-cell office:value-type="float" office:value="1730">
            <text:p>1730</text:p>
          </table:table-cell>
          <table:table-cell office:value-type="float" office:value="1758">
            <text:p>1758</text:p>
          </table:table-cell>
          <table:table-cell office:value-type="float" office:value="1827">
            <text:p>1827</text:p>
          </table:table-cell>
          <table:table-cell office:value-type="float" office:value="1968">
            <text:p>1968</text:p>
          </table:table-cell>
          <table:table-cell office:value-type="float" office:value="2096">
            <text:p>2096</text:p>
          </table:table-cell>
          <table:table-cell office:value-type="float" office:value="2287">
            <text:p>2287</text:p>
          </table:table-cell>
          <table:table-cell office:value-type="float" office:value="2416">
            <text:p>2416</text:p>
          </table:table-cell>
          <table:table-cell office:value-type="float" office:value="2583">
            <text:p>2583</text:p>
          </table:table-cell>
          <table:table-cell office:value-type="float" office:value="3002">
            <text:p>3002</text:p>
          </table:table-cell>
          <table:table-cell office:value-type="float" office:value="2944">
            <text:p>2944</text:p>
          </table:table-cell>
          <table:table-cell office:value-type="float" office:value="3063">
            <text:p>3063</text:p>
          </table:table-cell>
          <table:table-cell office:value-type="float" office:value="2971">
            <text:p>2971</text:p>
          </table:table-cell>
          <table:table-cell office:value-type="float" office:value="2794">
            <text:p>2794</text:p>
          </table:table-cell>
          <table:table-cell office:value-type="float" office:value="3025">
            <text:p>3025</text:p>
          </table:table-cell>
          <table:table-cell office:value-type="float" office:value="2998">
            <text:p>2998</text:p>
          </table:table-cell>
          <table:table-cell office:value-type="float" office:value="3246">
            <text:p>3246</text:p>
          </table:table-cell>
          <table:table-cell office:value-type="float" office:value="3473">
            <text:p>3473</text:p>
          </table:table-cell>
          <table:table-cell office:value-type="float" office:value="3746">
            <text:p>3746</text:p>
          </table:table-cell>
          <table:table-cell office:value-type="float" office:value="3615">
            <text:p>3615</text:p>
          </table:table-cell>
          <table:table-cell office:value-type="float" office:value="3770">
            <text:p>3770</text:p>
          </table:table-cell>
          <table:table-cell office:value-type="float" office:value="3822">
            <text:p>3822</text:p>
          </table:table-cell>
          <table:table-cell office:value-type="float" office:value="3871">
            <text:p>3871</text:p>
          </table:table-cell>
          <table:table-cell office:value-type="float" office:value="4445">
            <text:p>4445</text:p>
          </table:table-cell>
          <table:table-cell office:value-type="float" office:value="3766">
            <text:p>3766</text:p>
          </table:table-cell>
          <table:table-cell office:value-type="float" office:value="3797">
            <text:p>3797</text:p>
          </table:table-cell>
          <table:table-cell office:value-type="float" office:value="4095">
            <text:p>4095</text:p>
          </table:table-cell>
          <table:table-cell office:value-type="float" office:value="3856">
            <text:p>3856</text:p>
          </table:table-cell>
          <table:table-cell office:value-type="float" office:value="3717">
            <text:p>3717</text:p>
          </table:table-cell>
          <table:table-cell office:value-type="float" office:value="3769">
            <text:p>3769</text:p>
          </table:table-cell>
          <table:table-cell office:value-type="float" office:value="3581">
            <text:p>3581</text:p>
          </table:table-cell>
          <table:table-cell office:value-type="float" office:value="3638">
            <text:p>3638</text:p>
          </table:table-cell>
          <table:table-cell office:value-type="float" office:value="3647">
            <text:p>3647</text:p>
          </table:table-cell>
          <table:table-cell office:value-type="float" office:value="3792">
            <text:p>3792</text:p>
          </table:table-cell>
          <table:table-cell office:value-type="float" office:value="3650">
            <text:p>3650</text:p>
          </table:table-cell>
          <table:table-cell office:value-type="float" office:value="3559">
            <text:p>3559</text:p>
          </table:table-cell>
          <table:table-cell office:value-type="float" office:value="3640">
            <text:p>3640</text:p>
          </table:table-cell>
          <table:table-cell office:value-type="float" office:value="3265">
            <text:p>3265</text:p>
          </table:table-cell>
          <table:table-cell office:value-type="float" office:value="3363">
            <text:p>3363</text:p>
          </table:table-cell>
          <table:table-cell office:value-type="float" office:value="3180">
            <text:p>3180</text:p>
          </table:table-cell>
          <table:table-cell office:value-type="float" office:value="3093">
            <text:p>3093</text:p>
          </table:table-cell>
          <table:table-cell office:value-type="float" office:value="3143">
            <text:p>3143</text:p>
          </table:table-cell>
          <table:table-cell office:value-type="float" office:value="2609">
            <text:p>2609</text:p>
          </table:table-cell>
          <table:table-cell office:value-type="float" office:value="2459">
            <text:p>2459</text:p>
          </table:table-cell>
          <table:table-cell office:value-type="float" office:value="2409">
            <text:p>2409</text:p>
          </table:table-cell>
          <table:table-cell office:value-type="float" office:value="2432">
            <text:p>2432</text:p>
          </table:table-cell>
          <table:table-cell office:value-type="float" office:value="2405">
            <text:p>2405</text:p>
          </table:table-cell>
          <table:table-cell office:value-type="float" office:value="2474">
            <text:p>2474</text:p>
          </table:table-cell>
          <table:table-cell office:value-type="float" office:value="1871">
            <text:p>1871</text:p>
          </table:table-cell>
          <table:table-cell office:value-type="float" office:value="1918">
            <text:p>1918</text:p>
          </table:table-cell>
          <table:table-cell office:value-type="float" office:value="2045">
            <text:p>2045</text:p>
          </table:table-cell>
          <table:table-cell office:value-type="float" office:value="1849">
            <text:p>1849</text:p>
          </table:table-cell>
          <table:table-cell office:value-type="float" office:value="2022">
            <text:p>2022</text:p>
          </table:table-cell>
          <table:table-cell office:value-type="float" office:value="1864">
            <text:p>1864</text:p>
          </table:table-cell>
          <table:table-cell table:number-columns-repeated="8"/>
        </table:table-row>
        <table:table-row table:style-name="ro1">
          <table:table-cell office:value-type="string">
            <text:p>RC207.100_25-5-5-5</text:p>
          </table:table-cell>
          <table:table-cell office:value-type="float" office:value="10">
            <text:p>10</text:p>
          </table:table-cell>
          <table:table-cell office:value-type="float" office:value="24710">
            <text:p>24710.0</text:p>
          </table:table-cell>
          <table:table-cell table:formula="of:=AVERAGE([.E272:.CO272])" office:value-type="float" office:value="7845.6">
            <text:p>7845.6</text:p>
          </table:table-cell>
          <table:table-cell office:value-type="float" office:value="6744">
            <text:p>6744</text:p>
          </table:table-cell>
          <table:table-cell office:value-type="float" office:value="7200">
            <text:p>7200</text:p>
          </table:table-cell>
          <table:table-cell office:value-type="float" office:value="7843">
            <text:p>7843</text:p>
          </table:table-cell>
          <table:table-cell office:value-type="float" office:value="7927">
            <text:p>7927</text:p>
          </table:table-cell>
          <table:table-cell office:value-type="float" office:value="8112">
            <text:p>8112</text:p>
          </table:table-cell>
          <table:table-cell office:value-type="float" office:value="8482">
            <text:p>8482</text:p>
          </table:table-cell>
          <table:table-cell office:value-type="float" office:value="8475">
            <text:p>8475</text:p>
          </table:table-cell>
          <table:table-cell office:value-type="float" office:value="8680">
            <text:p>8680</text:p>
          </table:table-cell>
          <table:table-cell office:value-type="float" office:value="8290">
            <text:p>8290</text:p>
          </table:table-cell>
          <table:table-cell office:value-type="float" office:value="6703">
            <text:p>6703</text:p>
          </table:table-cell>
          <table:table-cell table:number-columns-repeated="78"/>
        </table:table-row>
        <table:table-row table:style-name="ro1">
          <table:table-cell office:value-type="string">
            <text:p>RC207.100_25-5-5-5</text:p>
          </table:table-cell>
          <table:table-cell office:value-type="float" office:value="30">
            <text:p>30</text:p>
          </table:table-cell>
          <table:table-cell office:value-type="float" office:value="17000">
            <text:p>17000.0</text:p>
          </table:table-cell>
          <table:table-cell table:formula="of:=AVERAGE([.E273:.CO273])" office:value-type="float" office:value="5827.07142857143">
            <text:p>5827.1</text:p>
          </table:table-cell>
          <table:table-cell office:value-type="float" office:value="4348">
            <text:p>4348</text:p>
          </table:table-cell>
          <table:table-cell office:value-type="float" office:value="4495">
            <text:p>4495</text:p>
          </table:table-cell>
          <table:table-cell office:value-type="float" office:value="4517">
            <text:p>4517</text:p>
          </table:table-cell>
          <table:table-cell office:value-type="float" office:value="4642">
            <text:p>4642</text:p>
          </table:table-cell>
          <table:table-cell office:value-type="float" office:value="4758">
            <text:p>4758</text:p>
          </table:table-cell>
          <table:table-cell office:value-type="float" office:value="4996">
            <text:p>4996</text:p>
          </table:table-cell>
          <table:table-cell office:value-type="float" office:value="5037">
            <text:p>5037</text:p>
          </table:table-cell>
          <table:table-cell office:value-type="float" office:value="5157">
            <text:p>5157</text:p>
          </table:table-cell>
          <table:table-cell office:value-type="float" office:value="5252">
            <text:p>5252</text:p>
          </table:table-cell>
          <table:table-cell office:value-type="float" office:value="5475">
            <text:p>5475</text:p>
          </table:table-cell>
          <table:table-cell office:value-type="float" office:value="5514">
            <text:p>5514</text:p>
          </table:table-cell>
          <table:table-cell office:value-type="float" office:value="5708">
            <text:p>5708</text:p>
          </table:table-cell>
          <table:table-cell office:value-type="float" office:value="6063">
            <text:p>6063</text:p>
          </table:table-cell>
          <table:table-cell office:value-type="float" office:value="6312">
            <text:p>6312</text:p>
          </table:table-cell>
          <table:table-cell office:value-type="float" office:value="6479">
            <text:p>6479</text:p>
          </table:table-cell>
          <table:table-cell office:value-type="float" office:value="6664">
            <text:p>6664</text:p>
          </table:table-cell>
          <table:table-cell office:value-type="float" office:value="7256">
            <text:p>7256</text:p>
          </table:table-cell>
          <table:table-cell office:value-type="float" office:value="7086">
            <text:p>7086</text:p>
          </table:table-cell>
          <table:table-cell office:value-type="float" office:value="6985">
            <text:p>6985</text:p>
          </table:table-cell>
          <table:table-cell office:value-type="float" office:value="6767">
            <text:p>6767</text:p>
          </table:table-cell>
          <table:table-cell office:value-type="float" office:value="6467">
            <text:p>6467</text:p>
          </table:table-cell>
          <table:table-cell office:value-type="float" office:value="6461">
            <text:p>6461</text:p>
          </table:table-cell>
          <table:table-cell office:value-type="float" office:value="6688">
            <text:p>6688</text:p>
          </table:table-cell>
          <table:table-cell office:value-type="float" office:value="6668">
            <text:p>6668</text:p>
          </table:table-cell>
          <table:table-cell office:value-type="float" office:value="6738">
            <text:p>6738</text:p>
          </table:table-cell>
          <table:table-cell office:value-type="float" office:value="6151">
            <text:p>6151</text:p>
          </table:table-cell>
          <table:table-cell office:value-type="float" office:value="6015">
            <text:p>6015</text:p>
          </table:table-cell>
          <table:table-cell office:value-type="float" office:value="4459">
            <text:p>4459</text:p>
          </table:table-cell>
          <table:table-cell table:number-columns-repeated="60"/>
        </table:table-row>
        <table:table-row table:style-name="ro1">
          <table:table-cell office:value-type="string">
            <text:p>RC207.100_25-5-5-5</text:p>
          </table:table-cell>
          <table:table-cell office:value-type="float" office:value="50">
            <text:p>50</text:p>
          </table:table-cell>
          <table:table-cell office:value-type="float" office:value="8225">
            <text:p>8225.0</text:p>
          </table:table-cell>
          <table:table-cell table:formula="of:=AVERAGE([.E274:.CO274])" office:value-type="float" office:value="5025.69565217391">
            <text:p>5025.7</text:p>
          </table:table-cell>
          <table:table-cell office:value-type="float" office:value="2319">
            <text:p>2319</text:p>
          </table:table-cell>
          <table:table-cell office:value-type="float" office:value="2496">
            <text:p>2496</text:p>
          </table:table-cell>
          <table:table-cell office:value-type="float" office:value="2560">
            <text:p>2560</text:p>
          </table:table-cell>
          <table:table-cell office:value-type="float" office:value="2836">
            <text:p>2836</text:p>
          </table:table-cell>
          <table:table-cell office:value-type="float" office:value="2848">
            <text:p>2848</text:p>
          </table:table-cell>
          <table:table-cell office:value-type="float" office:value="2979">
            <text:p>2979</text:p>
          </table:table-cell>
          <table:table-cell office:value-type="float" office:value="3019">
            <text:p>3019</text:p>
          </table:table-cell>
          <table:table-cell office:value-type="float" office:value="3183">
            <text:p>3183</text:p>
          </table:table-cell>
          <table:table-cell office:value-type="float" office:value="3340">
            <text:p>3340</text:p>
          </table:table-cell>
          <table:table-cell office:value-type="float" office:value="3503">
            <text:p>3503</text:p>
          </table:table-cell>
          <table:table-cell office:value-type="float" office:value="3576">
            <text:p>3576</text:p>
          </table:table-cell>
          <table:table-cell office:value-type="float" office:value="3705">
            <text:p>3705</text:p>
          </table:table-cell>
          <table:table-cell office:value-type="float" office:value="3921">
            <text:p>3921</text:p>
          </table:table-cell>
          <table:table-cell office:value-type="float" office:value="3990">
            <text:p>3990</text:p>
          </table:table-cell>
          <table:table-cell office:value-type="float" office:value="4093">
            <text:p>4093</text:p>
          </table:table-cell>
          <table:table-cell office:value-type="float" office:value="4305">
            <text:p>4305</text:p>
          </table:table-cell>
          <table:table-cell office:value-type="float" office:value="4574">
            <text:p>4574</text:p>
          </table:table-cell>
          <table:table-cell office:value-type="float" office:value="4752">
            <text:p>4752</text:p>
          </table:table-cell>
          <table:table-cell office:value-type="float" office:value="4917">
            <text:p>4917</text:p>
          </table:table-cell>
          <table:table-cell office:value-type="float" office:value="5023">
            <text:p>5023</text:p>
          </table:table-cell>
          <table:table-cell office:value-type="float" office:value="5220">
            <text:p>5220</text:p>
          </table:table-cell>
          <table:table-cell office:value-type="float" office:value="4967">
            <text:p>4967</text:p>
          </table:table-cell>
          <table:table-cell office:value-type="float" office:value="5142">
            <text:p>5142</text:p>
          </table:table-cell>
          <table:table-cell office:value-type="float" office:value="5219">
            <text:p>5219</text:p>
          </table:table-cell>
          <table:table-cell office:value-type="float" office:value="5312">
            <text:p>5312</text:p>
          </table:table-cell>
          <table:table-cell office:value-type="float" office:value="5433">
            <text:p>5433</text:p>
          </table:table-cell>
          <table:table-cell office:value-type="float" office:value="5870">
            <text:p>5870</text:p>
          </table:table-cell>
          <table:table-cell office:value-type="float" office:value="6173">
            <text:p>6173</text:p>
          </table:table-cell>
          <table:table-cell office:value-type="float" office:value="6363">
            <text:p>6363</text:p>
          </table:table-cell>
          <table:table-cell office:value-type="float" office:value="6945">
            <text:p>6945</text:p>
          </table:table-cell>
          <table:table-cell office:value-type="float" office:value="7032">
            <text:p>7032</text:p>
          </table:table-cell>
          <table:table-cell office:value-type="float" office:value="6945">
            <text:p>6945</text:p>
          </table:table-cell>
          <table:table-cell office:value-type="float" office:value="7176">
            <text:p>7176</text:p>
          </table:table-cell>
          <table:table-cell office:value-type="float" office:value="6939">
            <text:p>6939</text:p>
          </table:table-cell>
          <table:table-cell office:value-type="float" office:value="6893">
            <text:p>6893</text:p>
          </table:table-cell>
          <table:table-cell office:value-type="float" office:value="6828">
            <text:p>6828</text:p>
          </table:table-cell>
          <table:table-cell office:value-type="float" office:value="6509">
            <text:p>6509</text:p>
          </table:table-cell>
          <table:table-cell office:value-type="float" office:value="6864">
            <text:p>6864</text:p>
          </table:table-cell>
          <table:table-cell office:value-type="float" office:value="6661">
            <text:p>6661</text:p>
          </table:table-cell>
          <table:table-cell office:value-type="float" office:value="6629">
            <text:p>6629</text:p>
          </table:table-cell>
          <table:table-cell office:value-type="float" office:value="6501">
            <text:p>6501</text:p>
          </table:table-cell>
          <table:table-cell office:value-type="float" office:value="6440">
            <text:p>6440</text:p>
          </table:table-cell>
          <table:table-cell office:value-type="float" office:value="6201">
            <text:p>6201</text:p>
          </table:table-cell>
          <table:table-cell office:value-type="float" office:value="6561">
            <text:p>6561</text:p>
          </table:table-cell>
          <table:table-cell office:value-type="float" office:value="4772">
            <text:p>4772</text:p>
          </table:table-cell>
          <table:table-cell office:value-type="float" office:value="3648">
            <text:p>3648</text:p>
          </table:table-cell>
          <table:table-cell table:number-columns-repeated="42"/>
        </table:table-row>
        <table:table-row table:style-name="ro1">
          <table:table-cell office:value-type="string">
            <text:p>RC207.100_25-5-5-5</text:p>
          </table:table-cell>
          <table:table-cell office:value-type="float" office:value="70">
            <text:p>70</text:p>
          </table:table-cell>
          <table:table-cell office:value-type="float" office:value="3860">
            <text:p>3860.0</text:p>
          </table:table-cell>
          <table:table-cell table:formula="of:=AVERAGE([.E275:.CO275])" office:value-type="float" office:value="4164.81967213115">
            <text:p>4164.8</text:p>
          </table:table-cell>
          <table:table-cell office:value-type="float" office:value="1019">
            <text:p>1019</text:p>
          </table:table-cell>
          <table:table-cell office:value-type="float" office:value="1122">
            <text:p>1122</text:p>
          </table:table-cell>
          <table:table-cell office:value-type="float" office:value="1388">
            <text:p>1388</text:p>
          </table:table-cell>
          <table:table-cell office:value-type="float" office:value="1556">
            <text:p>1556</text:p>
          </table:table-cell>
          <table:table-cell office:value-type="float" office:value="1686">
            <text:p>1686</text:p>
          </table:table-cell>
          <table:table-cell office:value-type="float" office:value="1950">
            <text:p>1950</text:p>
          </table:table-cell>
          <table:table-cell office:value-type="float" office:value="2002">
            <text:p>2002</text:p>
          </table:table-cell>
          <table:table-cell office:value-type="float" office:value="2214">
            <text:p>2214</text:p>
          </table:table-cell>
          <table:table-cell office:value-type="float" office:value="2256">
            <text:p>2256</text:p>
          </table:table-cell>
          <table:table-cell office:value-type="float" office:value="2331">
            <text:p>2331</text:p>
          </table:table-cell>
          <table:table-cell office:value-type="float" office:value="2488">
            <text:p>2488</text:p>
          </table:table-cell>
          <table:table-cell office:value-type="float" office:value="2477">
            <text:p>2477</text:p>
          </table:table-cell>
          <table:table-cell office:value-type="float" office:value="2600">
            <text:p>2600</text:p>
          </table:table-cell>
          <table:table-cell office:value-type="float" office:value="2791">
            <text:p>2791</text:p>
          </table:table-cell>
          <table:table-cell office:value-type="float" office:value="2770">
            <text:p>2770</text:p>
          </table:table-cell>
          <table:table-cell office:value-type="float" office:value="2900">
            <text:p>2900</text:p>
          </table:table-cell>
          <table:table-cell office:value-type="float" office:value="2915">
            <text:p>2915</text:p>
          </table:table-cell>
          <table:table-cell office:value-type="float" office:value="3262">
            <text:p>3262</text:p>
          </table:table-cell>
          <table:table-cell office:value-type="float" office:value="3382">
            <text:p>3382</text:p>
          </table:table-cell>
          <table:table-cell office:value-type="float" office:value="3370">
            <text:p>3370</text:p>
          </table:table-cell>
          <table:table-cell office:value-type="float" office:value="3515">
            <text:p>3515</text:p>
          </table:table-cell>
          <table:table-cell office:value-type="float" office:value="3798">
            <text:p>3798</text:p>
          </table:table-cell>
          <table:table-cell office:value-type="float" office:value="3861">
            <text:p>3861</text:p>
          </table:table-cell>
          <table:table-cell office:value-type="float" office:value="3947">
            <text:p>3947</text:p>
          </table:table-cell>
          <table:table-cell office:value-type="float" office:value="3957">
            <text:p>3957</text:p>
          </table:table-cell>
          <table:table-cell office:value-type="float" office:value="4008">
            <text:p>4008</text:p>
          </table:table-cell>
          <table:table-cell office:value-type="float" office:value="4335">
            <text:p>4335</text:p>
          </table:table-cell>
          <table:table-cell office:value-type="float" office:value="4343">
            <text:p>4343</text:p>
          </table:table-cell>
          <table:table-cell office:value-type="float" office:value="4403">
            <text:p>4403</text:p>
          </table:table-cell>
          <table:table-cell office:value-type="float" office:value="4745">
            <text:p>4745</text:p>
          </table:table-cell>
          <table:table-cell office:value-type="float" office:value="4849">
            <text:p>4849</text:p>
          </table:table-cell>
          <table:table-cell office:value-type="float" office:value="5049">
            <text:p>5049</text:p>
          </table:table-cell>
          <table:table-cell office:value-type="float" office:value="5286">
            <text:p>5286</text:p>
          </table:table-cell>
          <table:table-cell office:value-type="float" office:value="5160">
            <text:p>5160</text:p>
          </table:table-cell>
          <table:table-cell office:value-type="float" office:value="5303">
            <text:p>5303</text:p>
          </table:table-cell>
          <table:table-cell office:value-type="float" office:value="5629">
            <text:p>5629</text:p>
          </table:table-cell>
          <table:table-cell office:value-type="float" office:value="5842">
            <text:p>5842</text:p>
          </table:table-cell>
          <table:table-cell office:value-type="float" office:value="5845">
            <text:p>5845</text:p>
          </table:table-cell>
          <table:table-cell office:value-type="float" office:value="6042">
            <text:p>6042</text:p>
          </table:table-cell>
          <table:table-cell office:value-type="float" office:value="6004">
            <text:p>6004</text:p>
          </table:table-cell>
          <table:table-cell office:value-type="float" office:value="5984">
            <text:p>5984</text:p>
          </table:table-cell>
          <table:table-cell office:value-type="float" office:value="5850">
            <text:p>5850</text:p>
          </table:table-cell>
          <table:table-cell office:value-type="float" office:value="5909">
            <text:p>5909</text:p>
          </table:table-cell>
          <table:table-cell office:value-type="float" office:value="6059">
            <text:p>6059</text:p>
          </table:table-cell>
          <table:table-cell office:value-type="float" office:value="6440">
            <text:p>6440</text:p>
          </table:table-cell>
          <table:table-cell office:value-type="float" office:value="5564">
            <text:p>5564</text:p>
          </table:table-cell>
          <table:table-cell office:value-type="float" office:value="5548">
            <text:p>5548</text:p>
          </table:table-cell>
          <table:table-cell office:value-type="float" office:value="5834">
            <text:p>5834</text:p>
          </table:table-cell>
          <table:table-cell office:value-type="float" office:value="5917">
            <text:p>5917</text:p>
          </table:table-cell>
          <table:table-cell office:value-type="float" office:value="6107">
            <text:p>6107</text:p>
          </table:table-cell>
          <table:table-cell office:value-type="float" office:value="5003">
            <text:p>5003</text:p>
          </table:table-cell>
          <table:table-cell office:value-type="float" office:value="5082">
            <text:p>5082</text:p>
          </table:table-cell>
          <table:table-cell office:value-type="float" office:value="5252">
            <text:p>5252</text:p>
          </table:table-cell>
          <table:table-cell office:value-type="float" office:value="5415">
            <text:p>5415</text:p>
          </table:table-cell>
          <table:table-cell office:value-type="float" office:value="5764">
            <text:p>5764</text:p>
          </table:table-cell>
          <table:table-cell office:value-type="float" office:value="5574">
            <text:p>5574</text:p>
          </table:table-cell>
          <table:table-cell office:value-type="float" office:value="4620">
            <text:p>4620</text:p>
          </table:table-cell>
          <table:table-cell office:value-type="float" office:value="4845">
            <text:p>4845</text:p>
          </table:table-cell>
          <table:table-cell office:value-type="float" office:value="4605">
            <text:p>4605</text:p>
          </table:table-cell>
          <table:table-cell office:value-type="float" office:value="3560">
            <text:p>3560</text:p>
          </table:table-cell>
          <table:table-cell office:value-type="float" office:value="2722">
            <text:p>2722</text:p>
          </table:table-cell>
          <table:table-cell table:number-columns-repeated="27"/>
        </table:table-row>
        <table:table-row table:style-name="ro1">
          <table:table-cell office:value-type="string">
            <text:p>RC207.100_25-5-5-5</text:p>
          </table:table-cell>
          <table:table-cell office:value-type="float" office:value="90">
            <text:p>90</text:p>
          </table:table-cell>
          <table:table-cell office:value-type="float" office:value="1641">
            <text:p>1641.0</text:p>
          </table:table-cell>
          <table:table-cell table:formula="of:=AVERAGE([.E276:.CO276])" office:value-type="float" office:value="3234.88311688312">
            <text:p>3234.9</text:p>
          </table:table-cell>
          <table:table-cell office:value-type="float" office:value="440">
            <text:p>440</text:p>
          </table:table-cell>
          <table:table-cell office:value-type="float" office:value="476">
            <text:p>476</text:p>
          </table:table-cell>
          <table:table-cell office:value-type="float" office:value="532">
            <text:p>532</text:p>
          </table:table-cell>
          <table:table-cell office:value-type="float" office:value="665">
            <text:p>665</text:p>
          </table:table-cell>
          <table:table-cell office:value-type="float" office:value="634">
            <text:p>634</text:p>
          </table:table-cell>
          <table:table-cell office:value-type="float" office:value="690">
            <text:p>690</text:p>
          </table:table-cell>
          <table:table-cell office:value-type="float" office:value="722">
            <text:p>722</text:p>
          </table:table-cell>
          <table:table-cell office:value-type="float" office:value="766">
            <text:p>766</text:p>
          </table:table-cell>
          <table:table-cell office:value-type="float" office:value="864">
            <text:p>864</text:p>
          </table:table-cell>
          <table:table-cell office:value-type="float" office:value="905">
            <text:p>905</text:p>
          </table:table-cell>
          <table:table-cell office:value-type="float" office:value="965">
            <text:p>965</text:p>
          </table:table-cell>
          <table:table-cell office:value-type="float" office:value="953">
            <text:p>953</text:p>
          </table:table-cell>
          <table:table-cell office:value-type="float" office:value="1033">
            <text:p>1033</text:p>
          </table:table-cell>
          <table:table-cell office:value-type="float" office:value="1087">
            <text:p>1087</text:p>
          </table:table-cell>
          <table:table-cell office:value-type="float" office:value="1159">
            <text:p>1159</text:p>
          </table:table-cell>
          <table:table-cell office:value-type="float" office:value="1255">
            <text:p>1255</text:p>
          </table:table-cell>
          <table:table-cell office:value-type="float" office:value="1290">
            <text:p>1290</text:p>
          </table:table-cell>
          <table:table-cell office:value-type="float" office:value="1487">
            <text:p>1487</text:p>
          </table:table-cell>
          <table:table-cell office:value-type="float" office:value="1580">
            <text:p>1580</text:p>
          </table:table-cell>
          <table:table-cell office:value-type="float" office:value="1722">
            <text:p>1722</text:p>
          </table:table-cell>
          <table:table-cell office:value-type="float" office:value="1666">
            <text:p>1666</text:p>
          </table:table-cell>
          <table:table-cell office:value-type="float" office:value="1659">
            <text:p>1659</text:p>
          </table:table-cell>
          <table:table-cell office:value-type="float" office:value="1708">
            <text:p>1708</text:p>
          </table:table-cell>
          <table:table-cell office:value-type="float" office:value="1785">
            <text:p>1785</text:p>
          </table:table-cell>
          <table:table-cell office:value-type="float" office:value="1854">
            <text:p>1854</text:p>
          </table:table-cell>
          <table:table-cell office:value-type="float" office:value="1965">
            <text:p>1965</text:p>
          </table:table-cell>
          <table:table-cell office:value-type="float" office:value="2125">
            <text:p>2125</text:p>
          </table:table-cell>
          <table:table-cell office:value-type="float" office:value="2170">
            <text:p>2170</text:p>
          </table:table-cell>
          <table:table-cell office:value-type="float" office:value="2273">
            <text:p>2273</text:p>
          </table:table-cell>
          <table:table-cell office:value-type="float" office:value="2593">
            <text:p>2593</text:p>
          </table:table-cell>
          <table:table-cell office:value-type="float" office:value="2773">
            <text:p>2773</text:p>
          </table:table-cell>
          <table:table-cell office:value-type="float" office:value="2839">
            <text:p>2839</text:p>
          </table:table-cell>
          <table:table-cell office:value-type="float" office:value="2923">
            <text:p>2923</text:p>
          </table:table-cell>
          <table:table-cell office:value-type="float" office:value="2982">
            <text:p>2982</text:p>
          </table:table-cell>
          <table:table-cell office:value-type="float" office:value="3134">
            <text:p>3134</text:p>
          </table:table-cell>
          <table:table-cell office:value-type="float" office:value="3193">
            <text:p>3193</text:p>
          </table:table-cell>
          <table:table-cell office:value-type="float" office:value="3315">
            <text:p>3315</text:p>
          </table:table-cell>
          <table:table-cell office:value-type="float" office:value="3739">
            <text:p>3739</text:p>
          </table:table-cell>
          <table:table-cell office:value-type="float" office:value="3694">
            <text:p>3694</text:p>
          </table:table-cell>
          <table:table-cell office:value-type="float" office:value="4063">
            <text:p>4063</text:p>
          </table:table-cell>
          <table:table-cell office:value-type="float" office:value="4196">
            <text:p>4196</text:p>
          </table:table-cell>
          <table:table-cell office:value-type="float" office:value="4153">
            <text:p>4153</text:p>
          </table:table-cell>
          <table:table-cell office:value-type="float" office:value="4247">
            <text:p>4247</text:p>
          </table:table-cell>
          <table:table-cell office:value-type="float" office:value="4481">
            <text:p>4481</text:p>
          </table:table-cell>
          <table:table-cell office:value-type="float" office:value="4633">
            <text:p>4633</text:p>
          </table:table-cell>
          <table:table-cell office:value-type="float" office:value="4547">
            <text:p>4547</text:p>
          </table:table-cell>
          <table:table-cell office:value-type="float" office:value="4725">
            <text:p>4725</text:p>
          </table:table-cell>
          <table:table-cell office:value-type="float" office:value="4854">
            <text:p>4854</text:p>
          </table:table-cell>
          <table:table-cell office:value-type="float" office:value="5531">
            <text:p>5531</text:p>
          </table:table-cell>
          <table:table-cell office:value-type="float" office:value="4825">
            <text:p>4825</text:p>
          </table:table-cell>
          <table:table-cell office:value-type="float" office:value="4981">
            <text:p>4981</text:p>
          </table:table-cell>
          <table:table-cell office:value-type="float" office:value="5262">
            <text:p>5262</text:p>
          </table:table-cell>
          <table:table-cell office:value-type="float" office:value="5105">
            <text:p>5105</text:p>
          </table:table-cell>
          <table:table-cell office:value-type="float" office:value="5081">
            <text:p>5081</text:p>
          </table:table-cell>
          <table:table-cell office:value-type="float" office:value="5113">
            <text:p>5113</text:p>
          </table:table-cell>
          <table:table-cell office:value-type="float" office:value="5228">
            <text:p>5228</text:p>
          </table:table-cell>
          <table:table-cell office:value-type="float" office:value="5369">
            <text:p>5369</text:p>
          </table:table-cell>
          <table:table-cell office:value-type="float" office:value="4970">
            <text:p>4970</text:p>
          </table:table-cell>
          <table:table-cell office:value-type="float" office:value="5135">
            <text:p>5135</text:p>
          </table:table-cell>
          <table:table-cell office:value-type="float" office:value="5282">
            <text:p>5282</text:p>
          </table:table-cell>
          <table:table-cell office:value-type="float" office:value="5454">
            <text:p>5454</text:p>
          </table:table-cell>
          <table:table-cell office:value-type="float" office:value="5211">
            <text:p>5211</text:p>
          </table:table-cell>
          <table:table-cell office:value-type="float" office:value="5558">
            <text:p>5558</text:p>
          </table:table-cell>
          <table:table-cell office:value-type="float" office:value="5424">
            <text:p>5424</text:p>
          </table:table-cell>
          <table:table-cell office:value-type="float" office:value="5570">
            <text:p>5570</text:p>
          </table:table-cell>
          <table:table-cell office:value-type="float" office:value="4907">
            <text:p>4907</text:p>
          </table:table-cell>
          <table:table-cell office:value-type="float" office:value="5251">
            <text:p>5251</text:p>
          </table:table-cell>
          <table:table-cell office:value-type="float" office:value="5460">
            <text:p>5460</text:p>
          </table:table-cell>
          <table:table-cell office:value-type="float" office:value="5071">
            <text:p>5071</text:p>
          </table:table-cell>
          <table:table-cell office:value-type="float" office:value="5073">
            <text:p>5073</text:p>
          </table:table-cell>
          <table:table-cell office:value-type="float" office:value="5386">
            <text:p>5386</text:p>
          </table:table-cell>
          <table:table-cell office:value-type="float" office:value="4989">
            <text:p>4989</text:p>
          </table:table-cell>
          <table:table-cell office:value-type="float" office:value="4644">
            <text:p>4644</text:p>
          </table:table-cell>
          <table:table-cell office:value-type="float" office:value="3820">
            <text:p>3820</text:p>
          </table:table-cell>
          <table:table-cell office:value-type="float" office:value="3536">
            <text:p>3536</text:p>
          </table:table-cell>
          <table:table-cell office:value-type="float" office:value="2487">
            <text:p>2487</text:p>
          </table:table-cell>
          <table:table-cell office:value-type="float" office:value="1849">
            <text:p>1849</text:p>
          </table:table-cell>
          <table:table-cell table:number-columns-repeated="11"/>
        </table:table-row>
        <table:table-row table:style-name="ro1">
          <table:table-cell office:value-type="string">
            <text:p>RC208.100_25-5-5-5</text:p>
          </table:table-cell>
          <table:table-cell office:value-type="float" office:value="10">
            <text:p>10</text:p>
          </table:table-cell>
          <table:table-cell office:value-type="float" office:value="28679">
            <text:p>28679.0</text:p>
          </table:table-cell>
          <table:table-cell table:formula="of:=AVERAGE([.E277:.CO277])" office:value-type="float" office:value="8625.9">
            <text:p>8625.9</text:p>
          </table:table-cell>
          <table:table-cell office:value-type="float" office:value="7311">
            <text:p>7311</text:p>
          </table:table-cell>
          <table:table-cell office:value-type="float" office:value="7741">
            <text:p>7741</text:p>
          </table:table-cell>
          <table:table-cell office:value-type="float" office:value="8354">
            <text:p>8354</text:p>
          </table:table-cell>
          <table:table-cell office:value-type="float" office:value="8409">
            <text:p>8409</text:p>
          </table:table-cell>
          <table:table-cell office:value-type="float" office:value="8464">
            <text:p>8464</text:p>
          </table:table-cell>
          <table:table-cell office:value-type="float" office:value="8840">
            <text:p>8840</text:p>
          </table:table-cell>
          <table:table-cell office:value-type="float" office:value="9053">
            <text:p>9053</text:p>
          </table:table-cell>
          <table:table-cell office:value-type="float" office:value="8999">
            <text:p>8999</text:p>
          </table:table-cell>
          <table:table-cell office:value-type="float" office:value="9467">
            <text:p>9467</text:p>
          </table:table-cell>
          <table:table-cell office:value-type="float" office:value="9621">
            <text:p>9621</text:p>
          </table:table-cell>
          <table:table-cell table:number-columns-repeated="78"/>
        </table:table-row>
        <table:table-row table:style-name="ro1">
          <table:table-cell office:value-type="string">
            <text:p>RC208.100_25-5-5-5</text:p>
          </table:table-cell>
          <table:table-cell office:value-type="float" office:value="30">
            <text:p>30</text:p>
          </table:table-cell>
          <table:table-cell office:value-type="float" office:value="17936">
            <text:p>17936.0</text:p>
          </table:table-cell>
          <table:table-cell table:formula="of:=AVERAGE([.E278:.CO278])" office:value-type="float" office:value="6456.55172413793">
            <text:p>6456.6</text:p>
          </table:table-cell>
          <table:table-cell office:value-type="float" office:value="4570">
            <text:p>4570</text:p>
          </table:table-cell>
          <table:table-cell office:value-type="float" office:value="4749">
            <text:p>4749</text:p>
          </table:table-cell>
          <table:table-cell office:value-type="float" office:value="4720">
            <text:p>4720</text:p>
          </table:table-cell>
          <table:table-cell office:value-type="float" office:value="4734">
            <text:p>4734</text:p>
          </table:table-cell>
          <table:table-cell office:value-type="float" office:value="5056">
            <text:p>5056</text:p>
          </table:table-cell>
          <table:table-cell office:value-type="float" office:value="5321">
            <text:p>5321</text:p>
          </table:table-cell>
          <table:table-cell office:value-type="float" office:value="5310">
            <text:p>5310</text:p>
          </table:table-cell>
          <table:table-cell office:value-type="float" office:value="5324">
            <text:p>5324</text:p>
          </table:table-cell>
          <table:table-cell office:value-type="float" office:value="5685">
            <text:p>5685</text:p>
          </table:table-cell>
          <table:table-cell office:value-type="float" office:value="5740">
            <text:p>5740</text:p>
          </table:table-cell>
          <table:table-cell office:value-type="float" office:value="5934">
            <text:p>5934</text:p>
          </table:table-cell>
          <table:table-cell office:value-type="float" office:value="5957">
            <text:p>5957</text:p>
          </table:table-cell>
          <table:table-cell office:value-type="float" office:value="6202">
            <text:p>6202</text:p>
          </table:table-cell>
          <table:table-cell office:value-type="float" office:value="6394">
            <text:p>6394</text:p>
          </table:table-cell>
          <table:table-cell office:value-type="float" office:value="6343">
            <text:p>6343</text:p>
          </table:table-cell>
          <table:table-cell office:value-type="float" office:value="6625">
            <text:p>6625</text:p>
          </table:table-cell>
          <table:table-cell office:value-type="float" office:value="6491">
            <text:p>6491</text:p>
          </table:table-cell>
          <table:table-cell office:value-type="float" office:value="6783">
            <text:p>6783</text:p>
          </table:table-cell>
          <table:table-cell office:value-type="float" office:value="6789">
            <text:p>6789</text:p>
          </table:table-cell>
          <table:table-cell office:value-type="float" office:value="7235">
            <text:p>7235</text:p>
          </table:table-cell>
          <table:table-cell office:value-type="float" office:value="7481">
            <text:p>7481</text:p>
          </table:table-cell>
          <table:table-cell office:value-type="float" office:value="7919">
            <text:p>7919</text:p>
          </table:table-cell>
          <table:table-cell office:value-type="float" office:value="8130">
            <text:p>8130</text:p>
          </table:table-cell>
          <table:table-cell office:value-type="float" office:value="8012">
            <text:p>8012</text:p>
          </table:table-cell>
          <table:table-cell office:value-type="float" office:value="8586">
            <text:p>8586</text:p>
          </table:table-cell>
          <table:table-cell office:value-type="float" office:value="8245">
            <text:p>8245</text:p>
          </table:table-cell>
          <table:table-cell office:value-type="float" office:value="7384">
            <text:p>7384</text:p>
          </table:table-cell>
          <table:table-cell office:value-type="float" office:value="7826">
            <text:p>7826</text:p>
          </table:table-cell>
          <table:table-cell office:value-type="float" office:value="7695">
            <text:p>7695</text:p>
          </table:table-cell>
          <table:table-cell table:number-columns-repeated="59"/>
        </table:table-row>
        <table:table-row table:style-name="ro1">
          <table:table-cell office:value-type="string">
            <text:p>RC208.100_25-5-5-5</text:p>
          </table:table-cell>
          <table:table-cell office:value-type="float" office:value="50">
            <text:p>50</text:p>
          </table:table-cell>
          <table:table-cell office:value-type="float" office:value="8865">
            <text:p>8865.0</text:p>
          </table:table-cell>
          <table:table-cell table:formula="of:=AVERAGE([.E279:.CO279])" office:value-type="float" office:value="5768.25531914894">
            <text:p>5768.3</text:p>
          </table:table-cell>
          <table:table-cell office:value-type="float" office:value="2214">
            <text:p>2214</text:p>
          </table:table-cell>
          <table:table-cell office:value-type="float" office:value="2326">
            <text:p>2326</text:p>
          </table:table-cell>
          <table:table-cell office:value-type="float" office:value="2417">
            <text:p>2417</text:p>
          </table:table-cell>
          <table:table-cell office:value-type="float" office:value="2484">
            <text:p>2484</text:p>
          </table:table-cell>
          <table:table-cell office:value-type="float" office:value="2732">
            <text:p>2732</text:p>
          </table:table-cell>
          <table:table-cell office:value-type="float" office:value="2741">
            <text:p>2741</text:p>
          </table:table-cell>
          <table:table-cell office:value-type="float" office:value="3131">
            <text:p>3131</text:p>
          </table:table-cell>
          <table:table-cell office:value-type="float" office:value="3368">
            <text:p>3368</text:p>
          </table:table-cell>
          <table:table-cell office:value-type="float" office:value="3507">
            <text:p>3507</text:p>
          </table:table-cell>
          <table:table-cell office:value-type="float" office:value="3500">
            <text:p>3500</text:p>
          </table:table-cell>
          <table:table-cell office:value-type="float" office:value="3423">
            <text:p>3423</text:p>
          </table:table-cell>
          <table:table-cell office:value-type="float" office:value="3473">
            <text:p>3473</text:p>
          </table:table-cell>
          <table:table-cell office:value-type="float" office:value="3747">
            <text:p>3747</text:p>
          </table:table-cell>
          <table:table-cell office:value-type="float" office:value="3709">
            <text:p>3709</text:p>
          </table:table-cell>
          <table:table-cell office:value-type="float" office:value="4076">
            <text:p>4076</text:p>
          </table:table-cell>
          <table:table-cell office:value-type="float" office:value="4134">
            <text:p>4134</text:p>
          </table:table-cell>
          <table:table-cell office:value-type="float" office:value="4540">
            <text:p>4540</text:p>
          </table:table-cell>
          <table:table-cell office:value-type="float" office:value="4560">
            <text:p>4560</text:p>
          </table:table-cell>
          <table:table-cell office:value-type="float" office:value="5002">
            <text:p>5002</text:p>
          </table:table-cell>
          <table:table-cell office:value-type="float" office:value="5028">
            <text:p>5028</text:p>
          </table:table-cell>
          <table:table-cell office:value-type="float" office:value="5356">
            <text:p>5356</text:p>
          </table:table-cell>
          <table:table-cell office:value-type="float" office:value="5354">
            <text:p>5354</text:p>
          </table:table-cell>
          <table:table-cell office:value-type="float" office:value="5560">
            <text:p>5560</text:p>
          </table:table-cell>
          <table:table-cell office:value-type="float" office:value="5686">
            <text:p>5686</text:p>
          </table:table-cell>
          <table:table-cell office:value-type="float" office:value="5748">
            <text:p>5748</text:p>
          </table:table-cell>
          <table:table-cell office:value-type="float" office:value="6186">
            <text:p>6186</text:p>
          </table:table-cell>
          <table:table-cell office:value-type="float" office:value="6361">
            <text:p>6361</text:p>
          </table:table-cell>
          <table:table-cell office:value-type="float" office:value="6681">
            <text:p>6681</text:p>
          </table:table-cell>
          <table:table-cell office:value-type="float" office:value="7460">
            <text:p>7460</text:p>
          </table:table-cell>
          <table:table-cell office:value-type="float" office:value="7139">
            <text:p>7139</text:p>
          </table:table-cell>
          <table:table-cell office:value-type="float" office:value="7170">
            <text:p>7170</text:p>
          </table:table-cell>
          <table:table-cell office:value-type="float" office:value="7330">
            <text:p>7330</text:p>
          </table:table-cell>
          <table:table-cell office:value-type="float" office:value="7430">
            <text:p>7430</text:p>
          </table:table-cell>
          <table:table-cell office:value-type="float" office:value="7442">
            <text:p>7442</text:p>
          </table:table-cell>
          <table:table-cell office:value-type="float" office:value="7566">
            <text:p>7566</text:p>
          </table:table-cell>
          <table:table-cell office:value-type="float" office:value="8084">
            <text:p>8084</text:p>
          </table:table-cell>
          <table:table-cell office:value-type="float" office:value="8418">
            <text:p>8418</text:p>
          </table:table-cell>
          <table:table-cell office:value-type="float" office:value="8621">
            <text:p>8621</text:p>
          </table:table-cell>
          <table:table-cell office:value-type="float" office:value="8770">
            <text:p>8770</text:p>
          </table:table-cell>
          <table:table-cell office:value-type="float" office:value="9067">
            <text:p>9067</text:p>
          </table:table-cell>
          <table:table-cell office:value-type="float" office:value="8540">
            <text:p>8540</text:p>
          </table:table-cell>
          <table:table-cell office:value-type="float" office:value="8700">
            <text:p>8700</text:p>
          </table:table-cell>
          <table:table-cell office:value-type="float" office:value="9211">
            <text:p>9211</text:p>
          </table:table-cell>
          <table:table-cell office:value-type="float" office:value="8325">
            <text:p>8325</text:p>
          </table:table-cell>
          <table:table-cell office:value-type="float" office:value="8455">
            <text:p>8455</text:p>
          </table:table-cell>
          <table:table-cell office:value-type="float" office:value="8100">
            <text:p>8100</text:p>
          </table:table-cell>
          <table:table-cell office:value-type="float" office:value="8236">
            <text:p>8236</text:p>
          </table:table-cell>
          <table:table-cell table:number-columns-repeated="41"/>
        </table:table-row>
        <table:table-row table:style-name="ro1">
          <table:table-cell office:value-type="string">
            <text:p>RC208.100_25-5-5-5</text:p>
          </table:table-cell>
          <table:table-cell office:value-type="float" office:value="70">
            <text:p>70</text:p>
          </table:table-cell>
          <table:table-cell office:value-type="float" office:value="4511">
            <text:p>4511.0</text:p>
          </table:table-cell>
          <table:table-cell table:formula="of:=AVERAGE([.E280:.CO280])" office:value-type="float" office:value="4578.34482758621">
            <text:p>4578.3</text:p>
          </table:table-cell>
          <table:table-cell office:value-type="float" office:value="1413">
            <text:p>1413</text:p>
          </table:table-cell>
          <table:table-cell office:value-type="float" office:value="1550">
            <text:p>1550</text:p>
          </table:table-cell>
          <table:table-cell office:value-type="float" office:value="1817">
            <text:p>1817</text:p>
          </table:table-cell>
          <table:table-cell office:value-type="float" office:value="1924">
            <text:p>1924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2097">
            <text:p>2097</text:p>
          </table:table-cell>
          <table:table-cell office:value-type="float" office:value="2222">
            <text:p>2222</text:p>
          </table:table-cell>
          <table:table-cell office:value-type="float" office:value="2246">
            <text:p>2246</text:p>
          </table:table-cell>
          <table:table-cell office:value-type="float" office:value="2585">
            <text:p>2585</text:p>
          </table:table-cell>
          <table:table-cell office:value-type="float" office:value="2836">
            <text:p>2836</text:p>
          </table:table-cell>
          <table:table-cell office:value-type="float" office:value="2878">
            <text:p>2878</text:p>
          </table:table-cell>
          <table:table-cell office:value-type="float" office:value="2841">
            <text:p>2841</text:p>
          </table:table-cell>
          <table:table-cell office:value-type="float" office:value="2912">
            <text:p>2912</text:p>
          </table:table-cell>
          <table:table-cell office:value-type="float" office:value="2909">
            <text:p>2909</text:p>
          </table:table-cell>
          <table:table-cell office:value-type="float" office:value="3141">
            <text:p>3141</text:p>
          </table:table-cell>
          <table:table-cell office:value-type="float" office:value="3032">
            <text:p>3032</text:p>
          </table:table-cell>
          <table:table-cell office:value-type="float" office:value="3049">
            <text:p>3049</text:p>
          </table:table-cell>
          <table:table-cell office:value-type="float" office:value="3161">
            <text:p>3161</text:p>
          </table:table-cell>
          <table:table-cell office:value-type="float" office:value="3250">
            <text:p>3250</text:p>
          </table:table-cell>
          <table:table-cell office:value-type="float" office:value="3231">
            <text:p>3231</text:p>
          </table:table-cell>
          <table:table-cell office:value-type="float" office:value="3433">
            <text:p>3433</text:p>
          </table:table-cell>
          <table:table-cell office:value-type="float" office:value="3490">
            <text:p>3490</text:p>
          </table:table-cell>
          <table:table-cell office:value-type="float" office:value="3617">
            <text:p>3617</text:p>
          </table:table-cell>
          <table:table-cell office:value-type="float" office:value="3713">
            <text:p>3713</text:p>
          </table:table-cell>
          <table:table-cell office:value-type="float" office:value="4140">
            <text:p>4140</text:p>
          </table:table-cell>
          <table:table-cell office:value-type="float" office:value="4274">
            <text:p>4274</text:p>
          </table:table-cell>
          <table:table-cell office:value-type="float" office:value="4514">
            <text:p>4514</text:p>
          </table:table-cell>
          <table:table-cell office:value-type="float" office:value="4614">
            <text:p>4614</text:p>
          </table:table-cell>
          <table:table-cell office:value-type="float" office:value="4606">
            <text:p>4606</text:p>
          </table:table-cell>
          <table:table-cell office:value-type="float" office:value="4610">
            <text:p>4610</text:p>
          </table:table-cell>
          <table:table-cell office:value-type="float" office:value="4705">
            <text:p>4705</text:p>
          </table:table-cell>
          <table:table-cell office:value-type="float" office:value="4923">
            <text:p>4923</text:p>
          </table:table-cell>
          <table:table-cell office:value-type="float" office:value="5094">
            <text:p>5094</text:p>
          </table:table-cell>
          <table:table-cell office:value-type="float" office:value="5285">
            <text:p>5285</text:p>
          </table:table-cell>
          <table:table-cell office:value-type="float" office:value="5367">
            <text:p>5367</text:p>
          </table:table-cell>
          <table:table-cell office:value-type="float" office:value="5606">
            <text:p>5606</text:p>
          </table:table-cell>
          <table:table-cell office:value-type="float" office:value="5773">
            <text:p>5773</text:p>
          </table:table-cell>
          <table:table-cell office:value-type="float" office:value="5783">
            <text:p>5783</text:p>
          </table:table-cell>
          <table:table-cell office:value-type="float" office:value="5766">
            <text:p>5766</text:p>
          </table:table-cell>
          <table:table-cell office:value-type="float" office:value="5769">
            <text:p>5769</text:p>
          </table:table-cell>
          <table:table-cell office:value-type="float" office:value="5877">
            <text:p>5877</text:p>
          </table:table-cell>
          <table:table-cell office:value-type="float" office:value="6008">
            <text:p>6008</text:p>
          </table:table-cell>
          <table:table-cell office:value-type="float" office:value="6072">
            <text:p>6072</text:p>
          </table:table-cell>
          <table:table-cell office:value-type="float" office:value="7021">
            <text:p>7021</text:p>
          </table:table-cell>
          <table:table-cell office:value-type="float" office:value="6710">
            <text:p>6710</text:p>
          </table:table-cell>
          <table:table-cell office:value-type="float" office:value="6870">
            <text:p>6870</text:p>
          </table:table-cell>
          <table:table-cell office:value-type="float" office:value="6997">
            <text:p>6997</text:p>
          </table:table-cell>
          <table:table-cell office:value-type="float" office:value="7205">
            <text:p>7205</text:p>
          </table:table-cell>
          <table:table-cell office:value-type="float" office:value="7355">
            <text:p>7355</text:p>
          </table:table-cell>
          <table:table-cell office:value-type="float" office:value="6895">
            <text:p>6895</text:p>
          </table:table-cell>
          <table:table-cell office:value-type="float" office:value="7391">
            <text:p>7391</text:p>
          </table:table-cell>
          <table:table-cell office:value-type="float" office:value="7866">
            <text:p>7866</text:p>
          </table:table-cell>
          <table:table-cell office:value-type="float" office:value="7390">
            <text:p>7390</text:p>
          </table:table-cell>
          <table:table-cell office:value-type="float" office:value="7014">
            <text:p>7014</text:p>
          </table:table-cell>
          <table:table-cell office:value-type="float" office:value="7271">
            <text:p>7271</text:p>
          </table:table-cell>
          <table:table-cell office:value-type="float" office:value="6773">
            <text:p>6773</text:p>
          </table:table-cell>
          <table:table-cell office:value-type="float" office:value="6555">
            <text:p>6555</text:p>
          </table:table-cell>
          <table:table-cell table:number-columns-repeated="30"/>
        </table:table-row>
        <table:table-row table:style-name="ro1">
          <table:table-cell office:value-type="string">
            <text:p>RC208.100_25-5-5-5</text:p>
          </table:table-cell>
          <table:table-cell office:value-type="float" office:value="90">
            <text:p>90</text:p>
          </table:table-cell>
          <table:table-cell office:value-type="float" office:value="1641">
            <text:p>1641.0</text:p>
          </table:table-cell>
          <table:table-cell table:formula="of:=AVERAGE([.E281:.CO281])" office:value-type="float" office:value="3651.29166666667">
            <text:p>3651.3</text:p>
          </table:table-cell>
          <table:table-cell office:value-type="float" office:value="468">
            <text:p>468</text:p>
          </table:table-cell>
          <table:table-cell office:value-type="float" office:value="507">
            <text:p>507</text:p>
          </table:table-cell>
          <table:table-cell office:value-type="float" office:value="596">
            <text:p>596</text:p>
          </table:table-cell>
          <table:table-cell office:value-type="float" office:value="655">
            <text:p>655</text:p>
          </table:table-cell>
          <table:table-cell office:value-type="float" office:value="690">
            <text:p>690</text:p>
          </table:table-cell>
          <table:table-cell office:value-type="float" office:value="679">
            <text:p>679</text:p>
          </table:table-cell>
          <table:table-cell office:value-type="float" office:value="731">
            <text:p>731</text:p>
          </table:table-cell>
          <table:table-cell office:value-type="float" office:value="786">
            <text:p>786</text:p>
          </table:table-cell>
          <table:table-cell office:value-type="float" office:value="839">
            <text:p>839</text:p>
          </table:table-cell>
          <table:table-cell office:value-type="float" office:value="863">
            <text:p>863</text:p>
          </table:table-cell>
          <table:table-cell office:value-type="float" office:value="907">
            <text:p>907</text:p>
          </table:table-cell>
          <table:table-cell office:value-type="float" office:value="1012">
            <text:p>1012</text:p>
          </table:table-cell>
          <table:table-cell office:value-type="float" office:value="1011">
            <text:p>1011</text:p>
          </table:table-cell>
          <table:table-cell office:value-type="float" office:value="1114">
            <text:p>1114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office:value-type="float" office:value="1432">
            <text:p>1432</text:p>
          </table:table-cell>
          <table:table-cell office:value-type="float" office:value="1481">
            <text:p>1481</text:p>
          </table:table-cell>
          <table:table-cell office:value-type="float" office:value="1533">
            <text:p>1533</text:p>
          </table:table-cell>
          <table:table-cell office:value-type="float" office:value="1638">
            <text:p>1638</text:p>
          </table:table-cell>
          <table:table-cell office:value-type="float" office:value="1715">
            <text:p>1715</text:p>
          </table:table-cell>
          <table:table-cell office:value-type="float" office:value="1729">
            <text:p>1729</text:p>
          </table:table-cell>
          <table:table-cell office:value-type="float" office:value="2044">
            <text:p>2044</text:p>
          </table:table-cell>
          <table:table-cell office:value-type="float" office:value="1978">
            <text:p>1978</text:p>
          </table:table-cell>
          <table:table-cell office:value-type="float" office:value="2220">
            <text:p>2220</text:p>
          </table:table-cell>
          <table:table-cell office:value-type="float" office:value="2332">
            <text:p>2332</text:p>
          </table:table-cell>
          <table:table-cell office:value-type="float" office:value="2301">
            <text:p>2301</text:p>
          </table:table-cell>
          <table:table-cell office:value-type="float" office:value="2430">
            <text:p>2430</text:p>
          </table:table-cell>
          <table:table-cell office:value-type="float" office:value="2478">
            <text:p>2478</text:p>
          </table:table-cell>
          <table:table-cell office:value-type="float" office:value="2565">
            <text:p>2565</text:p>
          </table:table-cell>
          <table:table-cell office:value-type="float" office:value="2709">
            <text:p>2709</text:p>
          </table:table-cell>
          <table:table-cell office:value-type="float" office:value="2889">
            <text:p>2889</text:p>
          </table:table-cell>
          <table:table-cell office:value-type="float" office:value="3050">
            <text:p>3050</text:p>
          </table:table-cell>
          <table:table-cell office:value-type="float" office:value="3180">
            <text:p>3180</text:p>
          </table:table-cell>
          <table:table-cell office:value-type="float" office:value="3460">
            <text:p>3460</text:p>
          </table:table-cell>
          <table:table-cell office:value-type="float" office:value="3650">
            <text:p>3650</text:p>
          </table:table-cell>
          <table:table-cell office:value-type="float" office:value="3933">
            <text:p>3933</text:p>
          </table:table-cell>
          <table:table-cell office:value-type="float" office:value="3864">
            <text:p>3864</text:p>
          </table:table-cell>
          <table:table-cell office:value-type="float" office:value="4079">
            <text:p>4079</text:p>
          </table:table-cell>
          <table:table-cell office:value-type="float" office:value="4443">
            <text:p>4443</text:p>
          </table:table-cell>
          <table:table-cell office:value-type="float" office:value="4644">
            <text:p>4644</text:p>
          </table:table-cell>
          <table:table-cell office:value-type="float" office:value="4754">
            <text:p>4754</text:p>
          </table:table-cell>
          <table:table-cell office:value-type="float" office:value="4929">
            <text:p>4929</text:p>
          </table:table-cell>
          <table:table-cell office:value-type="float" office:value="5154">
            <text:p>5154</text:p>
          </table:table-cell>
          <table:table-cell office:value-type="float" office:value="5345">
            <text:p>5345</text:p>
          </table:table-cell>
          <table:table-cell office:value-type="float" office:value="5316">
            <text:p>5316</text:p>
          </table:table-cell>
          <table:table-cell office:value-type="float" office:value="5300">
            <text:p>5300</text:p>
          </table:table-cell>
          <table:table-cell office:value-type="float" office:value="5566">
            <text:p>5566</text:p>
          </table:table-cell>
          <table:table-cell office:value-type="float" office:value="6225">
            <text:p>6225</text:p>
          </table:table-cell>
          <table:table-cell office:value-type="float" office:value="5237">
            <text:p>5237</text:p>
          </table:table-cell>
          <table:table-cell office:value-type="float" office:value="5620">
            <text:p>5620</text:p>
          </table:table-cell>
          <table:table-cell office:value-type="float" office:value="5642">
            <text:p>5642</text:p>
          </table:table-cell>
          <table:table-cell office:value-type="float" office:value="5914">
            <text:p>5914</text:p>
          </table:table-cell>
          <table:table-cell office:value-type="float" office:value="6135">
            <text:p>6135</text:p>
          </table:table-cell>
          <table:table-cell office:value-type="float" office:value="6332">
            <text:p>6332</text:p>
          </table:table-cell>
          <table:table-cell office:value-type="float" office:value="6075">
            <text:p>6075</text:p>
          </table:table-cell>
          <table:table-cell office:value-type="float" office:value="5988">
            <text:p>5988</text:p>
          </table:table-cell>
          <table:table-cell office:value-type="float" office:value="6087">
            <text:p>6087</text:p>
          </table:table-cell>
          <table:table-cell office:value-type="float" office:value="6247">
            <text:p>6247</text:p>
          </table:table-cell>
          <table:table-cell office:value-type="float" office:value="6765">
            <text:p>6765</text:p>
          </table:table-cell>
          <table:table-cell office:value-type="float" office:value="6021">
            <text:p>6021</text:p>
          </table:table-cell>
          <table:table-cell office:value-type="float" office:value="6346">
            <text:p>6346</text:p>
          </table:table-cell>
          <table:table-cell office:value-type="float" office:value="6378">
            <text:p>6378</text:p>
          </table:table-cell>
          <table:table-cell office:value-type="float" office:value="5886">
            <text:p>5886</text:p>
          </table:table-cell>
          <table:table-cell office:value-type="float" office:value="6152">
            <text:p>6152</text:p>
          </table:table-cell>
          <table:table-cell office:value-type="float" office:value="6304">
            <text:p>6304</text:p>
          </table:table-cell>
          <table:table-cell office:value-type="float" office:value="6092">
            <text:p>6092</text:p>
          </table:table-cell>
          <table:table-cell office:value-type="float" office:value="5962">
            <text:p>5962</text:p>
          </table:table-cell>
          <table:table-cell office:value-type="float" office:value="6051">
            <text:p>6051</text:p>
          </table:table-cell>
          <table:table-cell office:value-type="float" office:value="5870">
            <text:p>5870</text:p>
          </table:table-cell>
          <table:table-cell office:value-type="float" office:value="5620">
            <text:p>5620</text:p>
          </table:table-cell>
          <table:table-cell office:value-type="float" office:value="6610">
            <text:p>6610</text:p>
          </table:table-cell>
          <table:table-cell table:number-columns-repeated="16"/>
        </table:table-row>
        <table:table-row table:style-name="ro1">
          <table:table-cell table:number-columns-repeated="92"/>
        </table:table-row>
      </table:table>
      <table:table table:name="Pivot Table_time_1" table:style-name="ta1">
        <table:table-column table:style-name="co15" table:number-columns-repeated="8" table:default-cell-style-name="Default"/>
        <table:table-row table:style-name="ro3">
          <table:table-cell office:value-type="string">
            <text:p>Filter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64"/>
          <table:table-cell table:style-name="ce29" office:value-type="string">
            <text:p>dod</text:p>
          </table:table-cell>
          <table:table-cell table:style-name="ce45" table:number-columns-repeated="5"/>
          <table:table-cell table:style-name="ce55"/>
        </table:table-row>
        <table:table-row table:style-name="ro3">
          <table:table-cell table:style-name="ce5" office:value-type="string">
            <text:p>Data</text:p>
          </table:table-cell>
          <table:table-cell table:style-name="ce30" office:value-type="float" office:value="10">
            <text:p>10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70">
            <text:p>7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(empty)</text:p>
          </table:table-cell>
          <table:table-cell table:style-name="ce56" office:value-type="string">
            <text:p>Total Result</text:p>
          </table:table-cell>
        </table:table-row>
        <table:table-row table:style-name="ro3">
          <table:table-cell table:style-name="ce6" office:value-type="string">
            <text:p>Average - Init</text:p>
          </table:table-cell>
          <table:table-cell table:style-name="ce31" office:value-type="float" office:value="31075.5178571429">
            <text:p>31075.5</text:p>
          </table:table-cell>
          <table:table-cell table:style-name="ce35" office:value-type="float" office:value="18795.1071428571">
            <text:p>18795.1</text:p>
          </table:table-cell>
          <table:table-cell table:style-name="ce35" office:value-type="float" office:value="10007.1964285714">
            <text:p>10007.2</text:p>
          </table:table-cell>
          <table:table-cell table:style-name="ce35" office:value-type="float" office:value="4328.375">
            <text:p>4328.4</text:p>
          </table:table-cell>
          <table:table-cell table:style-name="ce35" office:value-type="float" office:value="1728.98214285714">
            <text:p>1729.0</text:p>
          </table:table-cell>
          <table:table-cell table:style-name="ce68"/>
          <table:table-cell table:style-name="ce57" office:value-type="float" office:value="13187.0357142857">
            <text:p>13187.0</text:p>
          </table:table-cell>
        </table:table-row>
        <table:table-row table:style-name="ro3">
          <table:table-cell table:style-name="ce65" office:value-type="string">
            <text:p>Average - Reopt</text:p>
          </table:table-cell>
          <table:table-cell table:style-name="ce66" office:value-type="float" office:value="7879.19423185941">
            <text:p>7879.2</text:p>
          </table:table-cell>
          <table:table-cell table:style-name="ce67" office:value-type="float" office:value="6689.63929369691">
            <text:p>6689.6</text:p>
          </table:table-cell>
          <table:table-cell table:style-name="ce67" office:value-type="float" office:value="5419.92315009609">
            <text:p>5419.9</text:p>
          </table:table-cell>
          <table:table-cell table:style-name="ce67" office:value-type="float" office:value="4699.0499959164">
            <text:p>4699.0</text:p>
          </table:table-cell>
          <table:table-cell table:style-name="ce67" office:value-type="float" office:value="3842.99362139836">
            <text:p>3843.0</text:p>
          </table:table-cell>
          <table:table-cell table:style-name="ce69"/>
          <table:table-cell table:style-name="ce70" office:value-type="float" office:value="5706.16005859344">
            <text:p>5706.2</text:p>
          </table:table-cell>
        </table:table-row>
      </table:table>
      <table:named-expressions/>
      <table:database-ranges>
        <table:database-range table:name="__Anonymous_Sheet_DB__0" table:target-range-address="stats.A6:stats.P286">
          <table:sort>
            <table:sort-by table:field-number="0" table:data-type="automatic"/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'Pivot Table_time_1'.A1:'Pivot Table_time_1'.H6" table:buttons="'Pivot Table_time_1'.A1 'Pivot Table_time_1'.A4 'Pivot Table_time_1'.B3" table:grand-total="column">
          <table:source-cell-range table:cell-range-address="time.B1:time.D282"/>
          <table:data-pilot-field table:source-field-name="dod" table:orientation="column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nit" table:orientation="data" table:used-hierarchy="0" table:function="average">
            <table:data-pilot-level table:show-empty="false">
              <table:data-pilot-members>
                <table:data-pilot-member table:name="1625.0" table:display="true" table:show-details="true"/>
                <table:data-pilot-member table:name="1627.0" table:display="true" table:show-details="true"/>
                <table:data-pilot-member table:name="1629.0" table:display="true" table:show-details="true"/>
                <table:data-pilot-member table:name="1632.0" table:display="true" table:show-details="true"/>
                <table:data-pilot-member table:name="1641.0" table:display="true" table:show-details="true"/>
                <table:data-pilot-member table:name="1654.0" table:display="true" table:show-details="true"/>
                <table:data-pilot-member table:name="1659.0" table:display="true" table:show-details="true"/>
                <table:data-pilot-member table:name="1672.0" table:display="true" table:show-details="true"/>
                <table:data-pilot-member table:name="1692.0" table:display="true" table:show-details="true"/>
                <table:data-pilot-member table:name="1694.0" table:display="true" table:show-details="true"/>
                <table:data-pilot-member table:name="1697.0" table:display="true" table:show-details="true"/>
                <table:data-pilot-member table:name="1699.0" table:display="true" table:show-details="true"/>
                <table:data-pilot-member table:name="1701.0" table:display="true" table:show-details="true"/>
                <table:data-pilot-member table:name="1703.0" table:display="true" table:show-details="true"/>
                <table:data-pilot-member table:name="1711.0" table:display="true" table:show-details="true"/>
                <table:data-pilot-member table:name="1715.0" table:display="true" table:show-details="true"/>
                <table:data-pilot-member table:name="1718.0" table:display="true" table:show-details="true"/>
                <table:data-pilot-member table:name="1719.0" table:display="true" table:show-details="true"/>
                <table:data-pilot-member table:name="1721.0" table:display="true" table:show-details="true"/>
                <table:data-pilot-member table:name="1722.0" table:display="true" table:show-details="true"/>
                <table:data-pilot-member table:name="1724.0" table:display="true" table:show-details="true"/>
                <table:data-pilot-member table:name="1727.0" table:display="true" table:show-details="true"/>
                <table:data-pilot-member table:name="1728.0" table:display="true" table:show-details="true"/>
                <table:data-pilot-member table:name="1730.0" table:display="true" table:show-details="true"/>
                <table:data-pilot-member table:name="1732.0" table:display="true" table:show-details="true"/>
                <table:data-pilot-member table:name="1733.0" table:display="true" table:show-details="true"/>
                <table:data-pilot-member table:name="1735.0" table:display="true" table:show-details="true"/>
                <table:data-pilot-member table:name="1736.0" table:display="true" table:show-details="true"/>
                <table:data-pilot-member table:name="1737.0" table:display="true" table:show-details="true"/>
                <table:data-pilot-member table:name="1740.0" table:display="true" table:show-details="true"/>
                <table:data-pilot-member table:name="1742.0" table:display="true" table:show-details="true"/>
                <table:data-pilot-member table:name="1744.0" table:display="true" table:show-details="true"/>
                <table:data-pilot-member table:name="1745.0" table:display="true" table:show-details="true"/>
                <table:data-pilot-member table:name="1748.0" table:display="true" table:show-details="true"/>
                <table:data-pilot-member table:name="1756.0" table:display="true" table:show-details="true"/>
                <table:data-pilot-member table:name="1767.0" table:display="true" table:show-details="true"/>
                <table:data-pilot-member table:name="1768.0" table:display="true" table:show-details="true"/>
                <table:data-pilot-member table:name="1769.0" table:display="true" table:show-details="true"/>
                <table:data-pilot-member table:name="1770.0" table:display="true" table:show-details="true"/>
                <table:data-pilot-member table:name="1771.0" table:display="true" table:show-details="true"/>
                <table:data-pilot-member table:name="1773.0" table:display="true" table:show-details="true"/>
                <table:data-pilot-member table:name="1776.0" table:display="true" table:show-details="true"/>
                <table:data-pilot-member table:name="1789.0" table:display="true" table:show-details="true"/>
                <table:data-pilot-member table:name="1794.0" table:display="true" table:show-details="true"/>
                <table:data-pilot-member table:name="1806.0" table:display="true" table:show-details="true"/>
                <table:data-pilot-member table:name="1810.0" table:display="true" table:show-details="true"/>
                <table:data-pilot-member table:name="1820.0" table:display="true" table:show-details="true"/>
                <table:data-pilot-member table:name="1841.0" table:display="true" table:show-details="true"/>
                <table:data-pilot-member table:name="1843.0" table:display="true" table:show-details="true"/>
                <table:data-pilot-member table:name="1888.0" table:display="true" table:show-details="true"/>
                <table:data-pilot-member table:name="3549.0" table:display="true" table:show-details="true"/>
                <table:data-pilot-member table:name="3550.0" table:display="true" table:show-details="true"/>
                <table:data-pilot-member table:name="3615.0" table:display="true" table:show-details="true"/>
                <table:data-pilot-member table:name="3617.0" table:display="true" table:show-details="true"/>
                <table:data-pilot-member table:name="3648.0" table:display="true" table:show-details="true"/>
                <table:data-pilot-member table:name="3674.0" table:display="true" table:show-details="true"/>
                <table:data-pilot-member table:name="3711.0" table:display="true" table:show-details="true"/>
                <table:data-pilot-member table:name="3797.0" table:display="true" table:show-details="true"/>
                <table:data-pilot-member table:name="3828.0" table:display="true" table:show-details="true"/>
                <table:data-pilot-member table:name="3829.0" table:display="true" table:show-details="true"/>
                <table:data-pilot-member table:name="3843.0" table:display="true" table:show-details="true"/>
                <table:data-pilot-member table:name="3860.0" table:display="true" table:show-details="true"/>
                <table:data-pilot-member table:name="3862.0" table:display="true" table:show-details="true"/>
                <table:data-pilot-member table:name="3891.0" table:display="true" table:show-details="true"/>
                <table:data-pilot-member table:name="3921.0" table:display="true" table:show-details="true"/>
                <table:data-pilot-member table:name="3931.0" table:display="true" table:show-details="true"/>
                <table:data-pilot-member table:name="3933.0" table:display="true" table:show-details="true"/>
                <table:data-pilot-member table:name="3936.0" table:display="true" table:show-details="true"/>
                <table:data-pilot-member table:name="3947.0" table:display="true" table:show-details="true"/>
                <table:data-pilot-member table:name="3960.0" table:display="true" table:show-details="true"/>
                <table:data-pilot-member table:name="3996.0" table:display="true" table:show-details="true"/>
                <table:data-pilot-member table:name="3997.0" table:display="true" table:show-details="true"/>
                <table:data-pilot-member table:name="4009.0" table:display="true" table:show-details="true"/>
                <table:data-pilot-member table:name="4041.0" table:display="true" table:show-details="true"/>
                <table:data-pilot-member table:name="4079.0" table:display="true" table:show-details="true"/>
                <table:data-pilot-member table:name="4093.0" table:display="true" table:show-details="true"/>
                <table:data-pilot-member table:name="4110.0" table:display="true" table:show-details="true"/>
                <table:data-pilot-member table:name="4136.0" table:display="true" table:show-details="true"/>
                <table:data-pilot-member table:name="4205.0" table:display="true" table:show-details="true"/>
                <table:data-pilot-member table:name="4222.0" table:display="true" table:show-details="true"/>
                <table:data-pilot-member table:name="4239.0" table:display="true" table:show-details="true"/>
                <table:data-pilot-member table:name="4305.0" table:display="true" table:show-details="true"/>
                <table:data-pilot-member table:name="4325.0" table:display="true" table:show-details="true"/>
                <table:data-pilot-member table:name="4328.0" table:display="true" table:show-details="true"/>
                <table:data-pilot-member table:name="4337.0" table:display="true" table:show-details="true"/>
                <table:data-pilot-member table:name="4350.0" table:display="true" table:show-details="true"/>
                <table:data-pilot-member table:name="4382.0" table:display="true" table:show-details="true"/>
                <table:data-pilot-member table:name="4511.0" table:display="true" table:show-details="true"/>
                <table:data-pilot-member table:name="4531.0" table:display="true" table:show-details="true"/>
                <table:data-pilot-member table:name="4598.0" table:display="true" table:show-details="true"/>
                <table:data-pilot-member table:name="4611.0" table:display="true" table:show-details="true"/>
                <table:data-pilot-member table:name="4625.0" table:display="true" table:show-details="true"/>
                <table:data-pilot-member table:name="4636.0" table:display="true" table:show-details="true"/>
                <table:data-pilot-member table:name="4661.0" table:display="true" table:show-details="true"/>
                <table:data-pilot-member table:name="4821.0" table:display="true" table:show-details="true"/>
                <table:data-pilot-member table:name="4840.0" table:display="true" table:show-details="true"/>
                <table:data-pilot-member table:name="4979.0" table:display="true" table:show-details="true"/>
                <table:data-pilot-member table:name="5188.0" table:display="true" table:show-details="true"/>
                <table:data-pilot-member table:name="5253.0" table:display="true" table:show-details="true"/>
                <table:data-pilot-member table:name="5501.0" table:display="true" table:show-details="true"/>
                <table:data-pilot-member table:name="5584.0" table:display="true" table:show-details="true"/>
                <table:data-pilot-member table:name="5599.0" table:display="true" table:show-details="true"/>
                <table:data-pilot-member table:name="5604.0" table:display="true" table:show-details="true"/>
                <table:data-pilot-member table:name="5789.0" table:display="true" table:show-details="true"/>
                <table:data-pilot-member table:name="6159.0" table:display="true" table:show-details="true"/>
                <table:data-pilot-member table:name="6762.0" table:display="true" table:show-details="true"/>
                <table:data-pilot-member table:name="7503.0" table:display="true" table:show-details="true"/>
                <table:data-pilot-member table:name="7625.0" table:display="true" table:show-details="true"/>
                <table:data-pilot-member table:name="7761.0" table:display="true" table:show-details="true"/>
                <table:data-pilot-member table:name="7829.0" table:display="true" table:show-details="true"/>
                <table:data-pilot-member table:name="7870.0" table:display="true" table:show-details="true"/>
                <table:data-pilot-member table:name="7893.0" table:display="true" table:show-details="true"/>
                <table:data-pilot-member table:name="7930.0" table:display="true" table:show-details="true"/>
                <table:data-pilot-member table:name="7966.0" table:display="true" table:show-details="true"/>
                <table:data-pilot-member table:name="8023.0" table:display="true" table:show-details="true"/>
                <table:data-pilot-member table:name="8045.0" table:display="true" table:show-details="true"/>
                <table:data-pilot-member table:name="8062.0" table:display="true" table:show-details="true"/>
                <table:data-pilot-member table:name="8067.0" table:display="true" table:show-details="true"/>
                <table:data-pilot-member table:name="8225.0" table:display="true" table:show-details="true"/>
                <table:data-pilot-member table:name="8286.0" table:display="true" table:show-details="true"/>
                <table:data-pilot-member table:name="8349.0" table:display="true" table:show-details="true"/>
                <table:data-pilot-member table:name="8412.0" table:display="true" table:show-details="true"/>
                <table:data-pilot-member table:name="8511.0" table:display="true" table:show-details="true"/>
                <table:data-pilot-member table:name="8542.0" table:display="true" table:show-details="true"/>
                <table:data-pilot-member table:name="8731.0" table:display="true" table:show-details="true"/>
                <table:data-pilot-member table:name="8865.0" table:display="true" table:show-details="true"/>
                <table:data-pilot-member table:name="8896.0" table:display="true" table:show-details="true"/>
                <table:data-pilot-member table:name="8924.0" table:display="true" table:show-details="true"/>
                <table:data-pilot-member table:name="8925.0" table:display="true" table:show-details="true"/>
                <table:data-pilot-member table:name="9124.0" table:display="true" table:show-details="true"/>
                <table:data-pilot-member table:name="9128.0" table:display="true" table:show-details="true"/>
                <table:data-pilot-member table:name="9178.0" table:display="true" table:show-details="true"/>
                <table:data-pilot-member table:name="9239.0" table:display="true" table:show-details="true"/>
                <table:data-pilot-member table:name="9275.0" table:display="true" table:show-details="true"/>
                <table:data-pilot-member table:name="9299.0" table:display="true" table:show-details="true"/>
                <table:data-pilot-member table:name="9300.0" table:display="true" table:show-details="true"/>
                <table:data-pilot-member table:name="9395.0" table:display="true" table:show-details="true"/>
                <table:data-pilot-member table:name="9433.0" table:display="true" table:show-details="true"/>
                <table:data-pilot-member table:name="9524.0" table:display="true" table:show-details="true"/>
                <table:data-pilot-member table:name="9870.0" table:display="true" table:show-details="true"/>
                <table:data-pilot-member table:name="10045.0" table:display="true" table:show-details="true"/>
                <table:data-pilot-member table:name="10056.0" table:display="true" table:show-details="true"/>
                <table:data-pilot-member table:name="10085.0" table:display="true" table:show-details="true"/>
                <table:data-pilot-member table:name="10298.0" table:display="true" table:show-details="true"/>
                <table:data-pilot-member table:name="10327.0" table:display="true" table:show-details="true"/>
                <table:data-pilot-member table:name="10337.0" table:display="true" table:show-details="true"/>
                <table:data-pilot-member table:name="10677.0" table:display="true" table:show-details="true"/>
                <table:data-pilot-member table:name="10736.0" table:display="true" table:show-details="true"/>
                <table:data-pilot-member table:name="10839.0" table:display="true" table:show-details="true"/>
                <table:data-pilot-member table:name="11119.0" table:display="true" table:show-details="true"/>
                <table:data-pilot-member table:name="11294.0" table:display="true" table:show-details="true"/>
                <table:data-pilot-member table:name="11659.0" table:display="true" table:show-details="true"/>
                <table:data-pilot-member table:name="11696.0" table:display="true" table:show-details="true"/>
                <table:data-pilot-member table:name="12381.0" table:display="true" table:show-details="true"/>
                <table:data-pilot-member table:name="12806.0" table:display="true" table:show-details="true"/>
                <table:data-pilot-member table:name="12948.0" table:display="true" table:show-details="true"/>
                <table:data-pilot-member table:name="13173.0" table:display="true" table:show-details="true"/>
                <table:data-pilot-member table:name="13668.0" table:display="true" table:show-details="true"/>
                <table:data-pilot-member table:name="13866.0" table:display="true" table:show-details="true"/>
                <table:data-pilot-member table:name="14128.0" table:display="true" table:show-details="true"/>
                <table:data-pilot-member table:name="14129.0" table:display="true" table:show-details="true"/>
                <table:data-pilot-member table:name="14263.0" table:display="true" table:show-details="true"/>
                <table:data-pilot-member table:name="14276.0" table:display="true" table:show-details="true"/>
                <table:data-pilot-member table:name="14635.0" table:display="true" table:show-details="true"/>
                <table:data-pilot-member table:name="14656.0" table:display="true" table:show-details="true"/>
                <table:data-pilot-member table:name="14850.0" table:display="true" table:show-details="true"/>
                <table:data-pilot-member table:name="15002.0" table:display="true" table:show-details="true"/>
                <table:data-pilot-member table:name="15043.0" table:display="true" table:show-details="true"/>
                <table:data-pilot-member table:name="15064.0" table:display="true" table:show-details="true"/>
                <table:data-pilot-member table:name="15103.0" table:display="true" table:show-details="true"/>
                <table:data-pilot-member table:name="15370.0" table:display="true" table:show-details="true"/>
                <table:data-pilot-member table:name="15447.0" table:display="true" table:show-details="true"/>
                <table:data-pilot-member table:name="15547.0" table:display="true" table:show-details="true"/>
                <table:data-pilot-member table:name="15649.0" table:display="true" table:show-details="true"/>
                <table:data-pilot-member table:name="15744.0" table:display="true" table:show-details="true"/>
                <table:data-pilot-member table:name="15775.0" table:display="true" table:show-details="true"/>
                <table:data-pilot-member table:name="15794.0" table:display="true" table:show-details="true"/>
                <table:data-pilot-member table:name="16072.0" table:display="true" table:show-details="true"/>
                <table:data-pilot-member table:name="16108.0" table:display="true" table:show-details="true"/>
                <table:data-pilot-member table:name="16516.0" table:display="true" table:show-details="true"/>
                <table:data-pilot-member table:name="16873.0" table:display="true" table:show-details="true"/>
                <table:data-pilot-member table:name="16913.0" table:display="true" table:show-details="true"/>
                <table:data-pilot-member table:name="17000.0" table:display="true" table:show-details="true"/>
                <table:data-pilot-member table:name="17079.0" table:display="true" table:show-details="true"/>
                <table:data-pilot-member table:name="17113.0" table:display="true" table:show-details="true"/>
                <table:data-pilot-member table:name="17124.0" table:display="true" table:show-details="true"/>
                <table:data-pilot-member table:name="17234.0" table:display="true" table:show-details="true"/>
                <table:data-pilot-member table:name="17652.0" table:display="true" table:show-details="true"/>
                <table:data-pilot-member table:name="17914.0" table:display="true" table:show-details="true"/>
                <table:data-pilot-member table:name="17936.0" table:display="true" table:show-details="true"/>
                <table:data-pilot-member table:name="18180.0" table:display="true" table:show-details="true"/>
                <table:data-pilot-member table:name="18197.0" table:display="true" table:show-details="true"/>
                <table:data-pilot-member table:name="18257.0" table:display="true" table:show-details="true"/>
                <table:data-pilot-member table:name="18400.0" table:display="true" table:show-details="true"/>
                <table:data-pilot-member table:name="18595.0" table:display="true" table:show-details="true"/>
                <table:data-pilot-member table:name="18872.0" table:display="true" table:show-details="true"/>
                <table:data-pilot-member table:name="19129.0" table:display="true" table:show-details="true"/>
                <table:data-pilot-member table:name="19237.0" table:display="true" table:show-details="true"/>
                <table:data-pilot-member table:name="19321.0" table:display="true" table:show-details="true"/>
                <table:data-pilot-member table:name="19736.0" table:display="true" table:show-details="true"/>
                <table:data-pilot-member table:name="20076.0" table:display="true" table:show-details="true"/>
                <table:data-pilot-member table:name="20373.0" table:display="true" table:show-details="true"/>
                <table:data-pilot-member table:name="20378.0" table:display="true" table:show-details="true"/>
                <table:data-pilot-member table:name="20403.0" table:display="true" table:show-details="true"/>
                <table:data-pilot-member table:name="20431.0" table:display="true" table:show-details="true"/>
                <table:data-pilot-member table:name="20959.0" table:display="true" table:show-details="true"/>
                <table:data-pilot-member table:name="21512.0" table:display="true" table:show-details="true"/>
                <table:data-pilot-member table:name="21571.0" table:display="true" table:show-details="true"/>
                <table:data-pilot-member table:name="21882.0" table:display="true" table:show-details="true"/>
                <table:data-pilot-member table:name="22332.0" table:display="true" table:show-details="true"/>
                <table:data-pilot-member table:name="22488.0" table:display="true" table:show-details="true"/>
                <table:data-pilot-member table:name="22641.0" table:display="true" table:show-details="true"/>
                <table:data-pilot-member table:name="22790.0" table:display="true" table:show-details="true"/>
                <table:data-pilot-member table:name="22854.0" table:display="true" table:show-details="true"/>
                <table:data-pilot-member table:name="23673.0" table:display="true" table:show-details="true"/>
                <table:data-pilot-member table:name="23768.0" table:display="true" table:show-details="true"/>
                <table:data-pilot-member table:name="23827.0" table:display="true" table:show-details="true"/>
                <table:data-pilot-member table:name="23991.0" table:display="true" table:show-details="true"/>
                <table:data-pilot-member table:name="24307.0" table:display="true" table:show-details="true"/>
                <table:data-pilot-member table:name="24422.0" table:display="true" table:show-details="true"/>
                <table:data-pilot-member table:name="24557.0" table:display="true" table:show-details="true"/>
                <table:data-pilot-member table:name="24707.0" table:display="true" table:show-details="true"/>
                <table:data-pilot-member table:name="24710.0" table:display="true" table:show-details="true"/>
                <table:data-pilot-member table:name="25254.0" table:display="true" table:show-details="true"/>
                <table:data-pilot-member table:name="25555.0" table:display="true" table:show-details="true"/>
                <table:data-pilot-member table:name="25667.0" table:display="true" table:show-details="true"/>
                <table:data-pilot-member table:name="25751.0" table:display="true" table:show-details="true"/>
                <table:data-pilot-member table:name="25841.0" table:display="true" table:show-details="true"/>
                <table:data-pilot-member table:name="25951.0" table:display="true" table:show-details="true"/>
                <table:data-pilot-member table:name="26046.0" table:display="true" table:show-details="true"/>
                <table:data-pilot-member table:name="26659.0" table:display="true" table:show-details="true"/>
                <table:data-pilot-member table:name="26741.0" table:display="true" table:show-details="true"/>
                <table:data-pilot-member table:name="26811.0" table:display="true" table:show-details="true"/>
                <table:data-pilot-member table:name="26934.0" table:display="true" table:show-details="true"/>
                <table:data-pilot-member table:name="26948.0" table:display="true" table:show-details="true"/>
                <table:data-pilot-member table:name="27041.0" table:display="true" table:show-details="true"/>
                <table:data-pilot-member table:name="27074.0" table:display="true" table:show-details="true"/>
                <table:data-pilot-member table:name="27162.0" table:display="true" table:show-details="true"/>
                <table:data-pilot-member table:name="27333.0" table:display="true" table:show-details="true"/>
                <table:data-pilot-member table:name="27335.0" table:display="true" table:show-details="true"/>
                <table:data-pilot-member table:name="27367.0" table:display="true" table:show-details="true"/>
                <table:data-pilot-member table:name="27431.0" table:display="true" table:show-details="true"/>
                <table:data-pilot-member table:name="27437.0" table:display="true" table:show-details="true"/>
                <table:data-pilot-member table:name="27692.0" table:display="true" table:show-details="true"/>
                <table:data-pilot-member table:name="27873.0" table:display="true" table:show-details="true"/>
                <table:data-pilot-member table:name="27878.0" table:display="true" table:show-details="true"/>
                <table:data-pilot-member table:name="28000.0" table:display="true" table:show-details="true"/>
                <table:data-pilot-member table:name="28679.0" table:display="true" table:show-details="true"/>
                <table:data-pilot-member table:name="29316.0" table:display="true" table:show-details="true"/>
                <table:data-pilot-member table:name="29654.0" table:display="true" table:show-details="true"/>
                <table:data-pilot-member table:name="29718.0" table:display="true" table:show-details="true"/>
                <table:data-pilot-member table:name="29946.0" table:display="true" table:show-details="true"/>
                <table:data-pilot-member table:name="31930.0" table:display="true" table:show-details="true"/>
                <table:data-pilot-member table:name="32058.0" table:display="true" table:show-details="true"/>
                <table:data-pilot-member table:name="32188.0" table:display="true" table:show-details="true"/>
                <table:data-pilot-member table:name="32786.0" table:display="true" table:show-details="true"/>
                <table:data-pilot-member table:name="32968.0" table:display="true" table:show-details="true"/>
                <table:data-pilot-member table:name="33711.0" table:display="true" table:show-details="true"/>
                <table:data-pilot-member table:name="34163.0" table:display="true" table:show-details="true"/>
                <table:data-pilot-member table:name="35135.0" table:display="true" table:show-details="true"/>
                <table:data-pilot-member table:name="36121.0" table:display="true" table:show-details="true"/>
                <table:data-pilot-member table:name="37180.0" table:display="true" table:show-details="true"/>
                <table:data-pilot-member table:name="37595.0" table:display="true" table:show-details="true"/>
                <table:data-pilot-member table:name="40672.0" table:display="true" table:show-details="true"/>
                <table:data-pilot-member table:name="43345.0" table:display="true" table:show-details="true"/>
                <table:data-pilot-member table:name="43809.0" table:display="true" table:show-details="true"/>
                <table:data-pilot-member table:name="45225.0" table:display="true" table:show-details="true"/>
                <table:data-pilot-member table:name="46892.0" table:display="true" table:show-details="true"/>
                <table:data-pilot-member table:name="47228.0" table:display="true" table:show-details="true"/>
                <table:data-pilot-member table:name="49735.0" table:display="true" table:show-details="true"/>
                <table:data-pilot-member table:name="49807.0" table:display="true" table:show-details="true"/>
                <table:data-pilot-member table:name="51477.0" table:display="true" table:show-details="true"/>
                <table:data-pilot-member table:name="52677.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opt" table:orientation="data" table:used-hierarchy="0" table:function="average">
            <table:data-pilot-level table:show-empty="false">
              <table:data-pilot-members>
                <table:data-pilot-member table:name="1642.0" table:display="true" table:show-details="true"/>
                <table:data-pilot-member table:name="1751.7" table:display="true" table:show-details="true"/>
                <table:data-pilot-member table:name="1765.9" table:display="true" table:show-details="true"/>
                <table:data-pilot-member table:name="2042.9" table:display="true" table:show-details="true"/>
                <table:data-pilot-member table:name="2053.9" table:display="true" table:show-details="true"/>
                <table:data-pilot-member table:name="2059.4" table:display="true" table:show-details="true"/>
                <table:data-pilot-member table:name="2063.8" table:display="true" table:show-details="true"/>
                <table:data-pilot-member table:name="2079.8" table:display="true" table:show-details="true"/>
                <table:data-pilot-member table:name="2284.1" table:display="true" table:show-details="true"/>
                <table:data-pilot-member table:name="2317.5" table:display="true" table:show-details="true"/>
                <table:data-pilot-member table:name="2326.8" table:display="true" table:show-details="true"/>
                <table:data-pilot-member table:name="2331.7" table:display="true" table:show-details="true"/>
                <table:data-pilot-member table:name="2335.5" table:display="true" table:show-details="true"/>
                <table:data-pilot-member table:name="2372.9" table:display="true" table:show-details="true"/>
                <table:data-pilot-member table:name="2377.9" table:display="true" table:show-details="true"/>
                <table:data-pilot-member table:name="2382.6" table:display="true" table:show-details="true"/>
                <table:data-pilot-member table:name="2435.3" table:display="true" table:show-details="true"/>
                <table:data-pilot-member table:name="2478.2" table:display="true" table:show-details="true"/>
                <table:data-pilot-member table:name="2601.9" table:display="true" table:show-details="true"/>
                <table:data-pilot-member table:name="2608.7" table:display="true" table:show-details="true"/>
                <table:data-pilot-member table:name="2728.2" table:display="true" table:show-details="true"/>
                <table:data-pilot-member table:name="2786.3" table:display="true" table:show-details="true"/>
                <table:data-pilot-member table:name="2816.5" table:display="true" table:show-details="true"/>
                <table:data-pilot-member table:name="2842.7" table:display="true" table:show-details="true"/>
                <table:data-pilot-member table:name="2886.0" table:display="true" table:show-details="true"/>
                <table:data-pilot-member table:name="2896.1" table:display="true" table:show-details="true"/>
                <table:data-pilot-member table:name="2936.5" table:display="true" table:show-details="true"/>
                <table:data-pilot-member table:name="2938.9" table:display="true" table:show-details="true"/>
                <table:data-pilot-member table:name="2957.5" table:display="true" table:show-details="true"/>
                <table:data-pilot-member table:name="2963.2" table:display="true" table:show-details="true"/>
                <table:data-pilot-member table:name="2972.3" table:display="true" table:show-details="true"/>
                <table:data-pilot-member table:name="2980.2" table:display="true" table:show-details="true"/>
                <table:data-pilot-member table:name="2991.3" table:display="true" table:show-details="true"/>
                <table:data-pilot-member table:name="3004.1" table:display="true" table:show-details="true"/>
                <table:data-pilot-member table:name="3017.8" table:display="true" table:show-details="true"/>
                <table:data-pilot-member table:name="3029.2" table:display="true" table:show-details="true"/>
                <table:data-pilot-member table:name="3038.7" table:display="true" table:show-details="true"/>
                <table:data-pilot-member table:name="3041.1" table:display="true" table:show-details="true"/>
                <table:data-pilot-member table:name="3066.1" table:display="true" table:show-details="true"/>
                <table:data-pilot-member table:name="3119.2" table:display="true" table:show-details="true"/>
                <table:data-pilot-member table:name="3233.9" table:display="true" table:show-details="true"/>
                <table:data-pilot-member table:name="3234.9" table:display="true" table:show-details="true"/>
                <table:data-pilot-member table:name="3273.5" table:display="true" table:show-details="true"/>
                <table:data-pilot-member table:name="3330.7" table:display="true" table:show-details="true"/>
                <table:data-pilot-member table:name="3336.0" table:display="true" table:show-details="true"/>
                <table:data-pilot-member table:name="3355.3" table:display="true" table:show-details="true"/>
                <table:data-pilot-member table:name="3380.2" table:display="true" table:show-details="true"/>
                <table:data-pilot-member table:name="3388.8" table:display="true" table:show-details="true"/>
                <table:data-pilot-member table:name="3407.2" table:display="true" table:show-details="true"/>
                <table:data-pilot-member table:name="3475.9" table:display="true" table:show-details="true"/>
                <table:data-pilot-member table:name="3489.1" table:display="true" table:show-details="true"/>
                <table:data-pilot-member table:name="3509.7" table:display="true" table:show-details="true"/>
                <table:data-pilot-member table:name="3522.4" table:display="true" table:show-details="true"/>
                <table:data-pilot-member table:name="3533.2" table:display="true" table:show-details="true"/>
                <table:data-pilot-member table:name="3538.5" table:display="true" table:show-details="true"/>
                <table:data-pilot-member table:name="3563.1" table:display="true" table:show-details="true"/>
                <table:data-pilot-member table:name="3605.4" table:display="true" table:show-details="true"/>
                <table:data-pilot-member table:name="3605.6" table:display="true" table:show-details="true"/>
                <table:data-pilot-member table:name="3613.9" table:display="true" table:show-details="true"/>
                <table:data-pilot-member table:name="3616.1" table:display="true" table:show-details="true"/>
                <table:data-pilot-member table:name="3647.4" table:display="true" table:show-details="true"/>
                <table:data-pilot-member table:name="3651.3" table:display="true" table:show-details="true"/>
                <table:data-pilot-member table:name="3657.7" table:display="true" table:show-details="true"/>
                <table:data-pilot-member table:name="3697.5" table:display="true" table:show-details="true"/>
                <table:data-pilot-member table:name="3710.0" table:display="true" table:show-details="true"/>
                <table:data-pilot-member table:name="3714.0" table:display="true" table:show-details="true"/>
                <table:data-pilot-member table:name="3738.3" table:display="true" table:show-details="true"/>
                <table:data-pilot-member table:name="3794.0" table:display="true" table:show-details="true"/>
                <table:data-pilot-member table:name="3872.7" table:display="true" table:show-details="true"/>
                <table:data-pilot-member table:name="3874.9" table:display="true" table:show-details="true"/>
                <table:data-pilot-member table:name="3904.1" table:display="true" table:show-details="true"/>
                <table:data-pilot-member table:name="3911.5" table:display="true" table:show-details="true"/>
                <table:data-pilot-member table:name="3945.3" table:display="true" table:show-details="true"/>
                <table:data-pilot-member table:name="3999.3" table:display="true" table:show-details="true"/>
                <table:data-pilot-member table:name="4006.5" table:display="true" table:show-details="true"/>
                <table:data-pilot-member table:name="4025.7" table:display="true" table:show-details="true"/>
                <table:data-pilot-member table:name="4047.5" table:display="true" table:show-details="true"/>
                <table:data-pilot-member table:name="4084.3" table:display="true" table:show-details="true"/>
                <table:data-pilot-member table:name="4089.4" table:display="true" table:show-details="true"/>
                <table:data-pilot-member table:name="4092.5" table:display="true" table:show-details="true"/>
                <table:data-pilot-member table:name="4130.1" table:display="true" table:show-details="true"/>
                <table:data-pilot-member table:name="4131.1" table:display="true" table:show-details="true"/>
                <table:data-pilot-member table:name="4141.7" table:display="true" table:show-details="true"/>
                <table:data-pilot-member table:name="4150.7" table:display="true" table:show-details="true"/>
                <table:data-pilot-member table:name="4164.8" table:display="true" table:show-details="true"/>
                <table:data-pilot-member table:name="4176.7" table:display="true" table:show-details="true"/>
                <table:data-pilot-member table:name="4210.5" table:display="true" table:show-details="true"/>
                <table:data-pilot-member table:name="4239.4" table:display="true" table:show-details="true"/>
                <table:data-pilot-member table:name="4249.7" table:display="true" table:show-details="true"/>
                <table:data-pilot-member table:name="4268.9" table:display="true" table:show-details="true"/>
                <table:data-pilot-member table:name="4310.0" table:display="true" table:show-details="true"/>
                <table:data-pilot-member table:name="4332.4" table:display="true" table:show-details="true"/>
                <table:data-pilot-member table:name="4370.5" table:display="true" table:show-details="true"/>
                <table:data-pilot-member table:name="4400.5" table:display="true" table:show-details="true"/>
                <table:data-pilot-member table:name="4447.5" table:display="true" table:show-details="true"/>
                <table:data-pilot-member table:name="4458.1" table:display="true" table:show-details="true"/>
                <table:data-pilot-member table:name="4503.1" table:display="true" table:show-details="true"/>
                <table:data-pilot-member table:name="4524.4" table:display="true" table:show-details="true"/>
                <table:data-pilot-member table:name="4538.9" table:display="true" table:show-details="true"/>
                <table:data-pilot-member table:name="4554.8" table:display="true" table:show-details="true"/>
                <table:data-pilot-member table:name="4563.0" table:display="true" table:show-details="true"/>
                <table:data-pilot-member table:name="4578.3" table:display="true" table:show-details="true"/>
                <table:data-pilot-member table:name="4583.3" table:display="true" table:show-details="true"/>
                <table:data-pilot-member table:name="4620.1" table:display="true" table:show-details="true"/>
                <table:data-pilot-member table:name="4651.1" table:display="true" table:show-details="true"/>
                <table:data-pilot-member table:name="4668.1" table:display="true" table:show-details="true"/>
                <table:data-pilot-member table:name="4683.3" table:display="true" table:show-details="true"/>
                <table:data-pilot-member table:name="4712.1" table:display="true" table:show-details="true"/>
                <table:data-pilot-member table:name="4721.3" table:display="true" table:show-details="true"/>
                <table:data-pilot-member table:name="4732.8" table:display="true" table:show-details="true"/>
                <table:data-pilot-member table:name="4747.9" table:display="true" table:show-details="true"/>
                <table:data-pilot-member table:name="4762.0" table:display="true" table:show-details="true"/>
                <table:data-pilot-member table:name="4842.3" table:display="true" table:show-details="true"/>
                <table:data-pilot-member table:name="4854.2" table:display="true" table:show-details="true"/>
                <table:data-pilot-member table:name="4861.1" table:display="true" table:show-details="true"/>
                <table:data-pilot-member table:name="4863.5" table:display="true" table:show-details="true"/>
                <table:data-pilot-member table:name="4921.9" table:display="true" table:show-details="true"/>
                <table:data-pilot-member table:name="4995.0" table:display="true" table:show-details="true"/>
                <table:data-pilot-member table:name="5014.3" table:display="true" table:show-details="true"/>
                <table:data-pilot-member table:name="5025.7" table:display="true" table:show-details="true"/>
                <table:data-pilot-member table:name="5032.1" table:display="true" table:show-details="true"/>
                <table:data-pilot-member table:name="5077.9" table:display="true" table:show-details="true"/>
                <table:data-pilot-member table:name="5091.8" table:display="true" table:show-details="true"/>
                <table:data-pilot-member table:name="5098.4" table:display="true" table:show-details="true"/>
                <table:data-pilot-member table:name="5149.2" table:display="true" table:show-details="true"/>
                <table:data-pilot-member table:name="5172.3" table:display="true" table:show-details="true"/>
                <table:data-pilot-member table:name="5179.4" table:display="true" table:show-details="true"/>
                <table:data-pilot-member table:name="5213.9" table:display="true" table:show-details="true"/>
                <table:data-pilot-member table:name="5231.4" table:display="true" table:show-details="true"/>
                <table:data-pilot-member table:name="5246.1" table:display="true" table:show-details="true"/>
                <table:data-pilot-member table:name="5248.5" table:display="true" table:show-details="true"/>
                <table:data-pilot-member table:name="5260.4" table:display="true" table:show-details="true"/>
                <table:data-pilot-member table:name="5310.5" table:display="true" table:show-details="true"/>
                <table:data-pilot-member table:name="5316.0" table:display="true" table:show-details="true"/>
                <table:data-pilot-member table:name="5322.0" table:display="true" table:show-details="true"/>
                <table:data-pilot-member table:name="5336.8" table:display="true" table:show-details="true"/>
                <table:data-pilot-member table:name="5345.9" table:display="true" table:show-details="true"/>
                <table:data-pilot-member table:name="5356.8" table:display="true" table:show-details="true"/>
                <table:data-pilot-member table:name="5359.9" table:display="true" table:show-details="true"/>
                <table:data-pilot-member table:name="5361.1" table:display="true" table:show-details="true"/>
                <table:data-pilot-member table:name="5367.7" table:display="true" table:show-details="true"/>
                <table:data-pilot-member table:name="5387.2" table:display="true" table:show-details="true"/>
                <table:data-pilot-member table:name="5402.4" table:display="true" table:show-details="true"/>
                <table:data-pilot-member table:name="5419.4" table:display="true" table:show-details="true"/>
                <table:data-pilot-member table:name="5452.3" table:display="true" table:show-details="true"/>
                <table:data-pilot-member table:name="5469.2" table:display="true" table:show-details="true"/>
                <table:data-pilot-member table:name="5481.2" table:display="true" table:show-details="true"/>
                <table:data-pilot-member table:name="5499.2" table:display="true" table:show-details="true"/>
                <table:data-pilot-member table:name="5526.6" table:display="true" table:show-details="true"/>
                <table:data-pilot-member table:name="5543.6" table:display="true" table:show-details="true"/>
                <table:data-pilot-member table:name="5601.6" table:display="true" table:show-details="true"/>
                <table:data-pilot-member table:name="5612.0" table:display="true" table:show-details="true"/>
                <table:data-pilot-member table:name="5660.9" table:display="true" table:show-details="true"/>
                <table:data-pilot-member table:name="5661.7" table:display="true" table:show-details="true"/>
                <table:data-pilot-member table:name="5698.3" table:display="true" table:show-details="true"/>
                <table:data-pilot-member table:name="5734.3" table:display="true" table:show-details="true"/>
                <table:data-pilot-member table:name="5768.3" table:display="true" table:show-details="true"/>
                <table:data-pilot-member table:name="5798.8" table:display="true" table:show-details="true"/>
                <table:data-pilot-member table:name="5827.1" table:display="true" table:show-details="true"/>
                <table:data-pilot-member table:name="5914.7" table:display="true" table:show-details="true"/>
                <table:data-pilot-member table:name="5930.4" table:display="true" table:show-details="true"/>
                <table:data-pilot-member table:name="5950.3" table:display="true" table:show-details="true"/>
                <table:data-pilot-member table:name="5960.4" table:display="true" table:show-details="true"/>
                <table:data-pilot-member table:name="5984.5" table:display="true" table:show-details="true"/>
                <table:data-pilot-member table:name="5984.8" table:display="true" table:show-details="true"/>
                <table:data-pilot-member table:name="6027.5" table:display="true" table:show-details="true"/>
                <table:data-pilot-member table:name="6033.9" table:display="true" table:show-details="true"/>
                <table:data-pilot-member table:name="6042.5" table:display="true" table:show-details="true"/>
                <table:data-pilot-member table:name="6051.7" table:display="true" table:show-details="true"/>
                <table:data-pilot-member table:name="6094.8" table:display="true" table:show-details="true"/>
                <table:data-pilot-member table:name="6095.7" table:display="true" table:show-details="true"/>
                <table:data-pilot-member table:name="6109.0" table:display="true" table:show-details="true"/>
                <table:data-pilot-member table:name="6112.5" table:display="true" table:show-details="true"/>
                <table:data-pilot-member table:name="6115.5" table:display="true" table:show-details="true"/>
                <table:data-pilot-member table:name="6116.4" table:display="true" table:show-details="true"/>
                <table:data-pilot-member table:name="6164.0" table:display="true" table:show-details="true"/>
                <table:data-pilot-member table:name="6169.6" table:display="true" table:show-details="true"/>
                <table:data-pilot-member table:name="6180.8" table:display="true" table:show-details="true"/>
                <table:data-pilot-member table:name="6211.1" table:display="true" table:show-details="true"/>
                <table:data-pilot-member table:name="6221.8" table:display="true" table:show-details="true"/>
                <table:data-pilot-member table:name="6244.7" table:display="true" table:show-details="true"/>
                <table:data-pilot-member table:name="6250.6" table:display="true" table:show-details="true"/>
                <table:data-pilot-member table:name="6302.1" table:display="true" table:show-details="true"/>
                <table:data-pilot-member table:name="6352.3" table:display="true" table:show-details="true"/>
                <table:data-pilot-member table:name="6426.0" table:display="true" table:show-details="true"/>
                <table:data-pilot-member table:name="6433.2" table:display="true" table:show-details="true"/>
                <table:data-pilot-member table:name="6440.4" table:display="true" table:show-details="true"/>
                <table:data-pilot-member table:name="6449.9" table:display="true" table:show-details="true"/>
                <table:data-pilot-member table:name="6456.6" table:display="true" table:show-details="true"/>
                <table:data-pilot-member table:name="6476.4" table:display="true" table:show-details="true"/>
                <table:data-pilot-member table:name="6512.7" table:display="true" table:show-details="true"/>
                <table:data-pilot-member table:name="6523.6" table:display="true" table:show-details="true"/>
                <table:data-pilot-member table:name="6562.0" table:display="true" table:show-details="true"/>
                <table:data-pilot-member table:name="6578.1" table:display="true" table:show-details="true"/>
                <table:data-pilot-member table:name="6589.9" table:display="true" table:show-details="true"/>
                <table:data-pilot-member table:name="6594.9" table:display="true" table:show-details="true"/>
                <table:data-pilot-member table:name="6630.9" table:display="true" table:show-details="true"/>
                <table:data-pilot-member table:name="6632.1" table:display="true" table:show-details="true"/>
                <table:data-pilot-member table:name="6645.9" table:display="true" table:show-details="true"/>
                <table:data-pilot-member table:name="6652.7" table:display="true" table:show-details="true"/>
                <table:data-pilot-member table:name="6662.9" table:display="true" table:show-details="true"/>
                <table:data-pilot-member table:name="6677.9" table:display="true" table:show-details="true"/>
                <table:data-pilot-member table:name="6708.4" table:display="true" table:show-details="true"/>
                <table:data-pilot-member table:name="6734.7" table:display="true" table:show-details="true"/>
                <table:data-pilot-member table:name="6802.2" table:display="true" table:show-details="true"/>
                <table:data-pilot-member table:name="6806.9" table:display="true" table:show-details="true"/>
                <table:data-pilot-member table:name="6831.7" table:display="true" table:show-details="true"/>
                <table:data-pilot-member table:name="6857.5" table:display="true" table:show-details="true"/>
                <table:data-pilot-member table:name="6874.1" table:display="true" table:show-details="true"/>
                <table:data-pilot-member table:name="6899.5" table:display="true" table:show-details="true"/>
                <table:data-pilot-member table:name="6924.2" table:display="true" table:show-details="true"/>
                <table:data-pilot-member table:name="6958.0" table:display="true" table:show-details="true"/>
                <table:data-pilot-member table:name="6994.3" table:display="true" table:show-details="true"/>
                <table:data-pilot-member table:name="7059.5" table:display="true" table:show-details="true"/>
                <table:data-pilot-member table:name="7066.6" table:display="true" table:show-details="true"/>
                <table:data-pilot-member table:name="7074.6" table:display="true" table:show-details="true"/>
                <table:data-pilot-member table:name="7132.3" table:display="true" table:show-details="true"/>
                <table:data-pilot-member table:name="7154.8" table:display="true" table:show-details="true"/>
                <table:data-pilot-member table:name="7211.1" table:display="true" table:show-details="true"/>
                <table:data-pilot-member table:name="7216.5" table:display="true" table:show-details="true"/>
                <table:data-pilot-member table:name="7257.8" table:display="true" table:show-details="true"/>
                <table:data-pilot-member table:name="7279.3" table:display="true" table:show-details="true"/>
                <table:data-pilot-member table:name="7293.4" table:display="true" table:show-details="true"/>
                <table:data-pilot-member table:name="7333.0" table:display="true" table:show-details="true"/>
                <table:data-pilot-member table:name="7352.7" table:display="true" table:show-details="true"/>
                <table:data-pilot-member table:name="7360.6" table:display="true" table:show-details="true"/>
                <table:data-pilot-member table:name="7371.3" table:display="true" table:show-details="true"/>
                <table:data-pilot-member table:name="7445.9" table:display="true" table:show-details="true"/>
                <table:data-pilot-member table:name="7446.9" table:display="true" table:show-details="true"/>
                <table:data-pilot-member table:name="7486.5" table:display="true" table:show-details="true"/>
                <table:data-pilot-member table:name="7526.7" table:display="true" table:show-details="true"/>
                <table:data-pilot-member table:name="7677.2" table:display="true" table:show-details="true"/>
                <table:data-pilot-member table:name="7845.6" table:display="true" table:show-details="true"/>
                <table:data-pilot-member table:name="7865.1" table:display="true" table:show-details="true"/>
                <table:data-pilot-member table:name="7897.8" table:display="true" table:show-details="true"/>
                <table:data-pilot-member table:name="7900.4" table:display="true" table:show-details="true"/>
                <table:data-pilot-member table:name="7909.2" table:display="true" table:show-details="true"/>
                <table:data-pilot-member table:name="8030.0" table:display="true" table:show-details="true"/>
                <table:data-pilot-member table:name="8045.8" table:display="true" table:show-details="true"/>
                <table:data-pilot-member table:name="8085.2" table:display="true" table:show-details="true"/>
                <table:data-pilot-member table:name="8298.0" table:display="true" table:show-details="true"/>
                <table:data-pilot-member table:name="8493.7" table:display="true" table:show-details="true"/>
                <table:data-pilot-member table:name="8573.0" table:display="true" table:show-details="true"/>
                <table:data-pilot-member table:name="8590.2" table:display="true" table:show-details="true"/>
                <table:data-pilot-member table:name="8625.9" table:display="true" table:show-details="true"/>
                <table:data-pilot-member table:name="8632.2" table:display="true" table:show-details="true"/>
                <table:data-pilot-member table:name="8713.5" table:display="true" table:show-details="true"/>
                <table:data-pilot-member table:name="8746.2" table:display="true" table:show-details="true"/>
                <table:data-pilot-member table:name="8754.8" table:display="true" table:show-details="true"/>
                <table:data-pilot-member table:name="8971.8" table:display="true" table:show-details="true"/>
                <table:data-pilot-member table:name="8985.2" table:display="true" table:show-details="true"/>
                <table:data-pilot-member table:name="9092.0" table:display="true" table:show-details="true"/>
                <table:data-pilot-member table:name="9197.6" table:display="true" table:show-details="true"/>
                <table:data-pilot-member table:name="9239.0" table:display="true" table:show-details="true"/>
                <table:data-pilot-member table:name="9247.2" table:display="true" table:show-details="true"/>
                <table:data-pilot-member table:name="9293.7" table:display="true" table:show-details="true"/>
                <table:data-pilot-member table:name="9480.0" table:display="true" table:show-details="true"/>
                <table:data-pilot-member table:name="9572.0" table:display="true" table:show-details="true"/>
                <table:data-pilot-member table:name="9642.5" table:display="true" table:show-details="true"/>
                <table:data-pilot-member table:name="9691.1" table:display="true" table:show-details="true"/>
                <table:data-pilot-member table:name="9833.1" table:display="true" table:show-details="true"/>
                <table:data-pilot-member table:name="9845.0" table:display="true" table:show-details="true"/>
                <table:data-pilot-member table:name="9851.9" table:display="true" table:show-details="true"/>
                <table:data-pilot-member table:name="9867.5" table:display="true" table:show-details="true"/>
                <table:data-pilot-member table:name="9924.7" table:display="true" table:show-details="true"/>
                <table:data-pilot-member table:name="10132.8" table:display="true" table:show-details="true"/>
                <table:data-pilot-member table:name="10234.6" table:display="true" table:show-details="true"/>
                <table:data-pilot-member table:name="10352.4" table:display="true" table:show-details="true"/>
                <table:data-pilot-member table:name="10443.3" table:display="true" table:show-details="true"/>
                <table:data-pilot-member table:name="10684.1" table:display="true" table:show-details="true"/>
                <table:data-pilot-member table:name="10717.0" table:display="true" table:show-details="true"/>
                <table:data-pilot-member table:name="10982.1" table:display="true" table:show-details="true"/>
                <table:data-pilot-member table:name="11322.0" table:display="true" table:show-details="true"/>
                <table:data-pilot-member table:name="11822.4" table:display="true" table:show-details="true"/>
                <table:data-pilot-member table:name="12157.3" table:display="true" table:show-details="true"/>
                <table:data-pilot-member table:name="12798.6" table:display="true" table:show-details="true"/>
                <table:data-pilot-member table:name="13396.8" table:display="true" table:show-details="true"/>
                <table:data-pilot-member table:name="13712.6" table:display="true" table:show-details="true"/>
                <table:data-pilot-member table:name="14385.4" table:display="true" table:show-details="true"/>
                <table:data-pilot-member table:name="15007.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ats_1'.A1:'Pivot Table_stats_1'.I28" table:buttons="'Pivot Table_stats_1'.A1 'Pivot Table_stats_1'.A4 'Pivot Table_stats_1'.B4 'Pivot Table_stats_1'.C3">
          <table:source-cell-range table:cell-range-address="stats.A6:stats.W286"/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" table:orientation="row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.0" table:display="true" table:show-details="true"/>
                <table:data-pilot-member table:name="1.0" table:display="true" table:show-details="true"/>
                <table:data-pilot-member table:name="2.0" table:display="true" table:show-details="true"/>
                <table:data-pilot-member table:name="3.0" table:display="true" table:show-details="true"/>
                <table:data-pilot-member table:name="4.0" table:display="true" table:show-details="true"/>
                <table:data-pilot-member table:name="5.0" table:display="true" table:show-details="true"/>
                <table:data-pilot-member table:name="6.0" table:display="true" table:show-details="true"/>
                <table:data-pilot-member table:name="8.0" table:display="true" table:show-details="true"/>
                <table:data-pilot-member table:name="11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" table:orientation="data" table:used-hierarchy="0" table:function="average">
            <table:data-pilot-level table:show-empty="false">
              <table:data-pilot-members>
                <table:data-pilot-member table:name="-5.08%" table:display="true" table:show-details="true"/>
                <table:data-pilot-member table:name="-2.78%" table:display="true" table:show-details="true"/>
                <table:data-pilot-member table:name="-2.71%" table:display="true" table:show-details="true"/>
                <table:data-pilot-member table:name="-2.52%" table:display="true" table:show-details="true"/>
                <table:data-pilot-member table:name="-2.42%" table:display="true" table:show-details="true"/>
                <table:data-pilot-member table:name="-2.38%" table:display="true" table:show-details="true"/>
                <table:data-pilot-member table:name="-1.96%" table:display="true" table:show-details="true"/>
                <table:data-pilot-member table:name="-1.42%" table:display="true" table:show-details="true"/>
                <table:data-pilot-member table:name="-1.32%" table:display="true" table:show-details="true"/>
                <table:data-pilot-member table:name="-1.08%" table:display="true" table:show-details="true"/>
                <table:data-pilot-member table:name="-0.68%" table:display="true" table:show-details="true"/>
                <table:data-pilot-member table:name="-0.62%" table:display="true" table:show-details="true"/>
                <table:data-pilot-member table:name="-0.49%" table:display="true" table:show-details="true"/>
                <table:data-pilot-member table:name="-0.23%" table:display="true" table:show-details="true"/>
                <table:data-pilot-member table:name="-0.18%" table:display="true" table:show-details="true"/>
                <table:data-pilot-member table:name="-0.08%" table:display="true" table:show-details="true"/>
                <table:data-pilot-member table:name="-0.05%" table:display="true" table:show-details="true"/>
                <table:data-pilot-member table:name="0.44%" table:display="true" table:show-details="true"/>
                <table:data-pilot-member table:name="0.48%" table:display="true" table:show-details="true"/>
                <table:data-pilot-member table:name="0.71%" table:display="true" table:show-details="true"/>
                <table:data-pilot-member table:name="0.82%" table:display="true" table:show-details="true"/>
                <table:data-pilot-member table:name="1.11%" table:display="true" table:show-details="true"/>
                <table:data-pilot-member table:name="1.13%" table:display="true" table:show-details="true"/>
                <table:data-pilot-member table:name="1.14%" table:display="true" table:show-details="true"/>
                <table:data-pilot-member table:name="1.26%" table:display="true" table:show-details="true"/>
                <table:data-pilot-member table:name="1.28%" table:display="true" table:show-details="true"/>
                <table:data-pilot-member table:name="1.29%" table:display="true" table:show-details="true"/>
                <table:data-pilot-member table:name="1.30%" table:display="true" table:show-details="true"/>
                <table:data-pilot-member table:name="1.37%" table:display="true" table:show-details="true"/>
                <table:data-pilot-member table:name="1.46%" table:display="true" table:show-details="true"/>
                <table:data-pilot-member table:name="1.47%" table:display="true" table:show-details="true"/>
                <table:data-pilot-member table:name="1.48%" table:display="true" table:show-details="true"/>
                <table:data-pilot-member table:name="1.57%" table:display="true" table:show-details="true"/>
                <table:data-pilot-member table:name="1.80%" table:display="true" table:show-details="true"/>
                <table:data-pilot-member table:name="1.82%" table:display="true" table:show-details="true"/>
                <table:data-pilot-member table:name="1.85%" table:display="true" table:show-details="true"/>
                <table:data-pilot-member table:name="1.86%" table:display="true" table:show-details="true"/>
                <table:data-pilot-member table:name="1.95%" table:display="true" table:show-details="true"/>
                <table:data-pilot-member table:name="2.01%" table:display="true" table:show-details="true"/>
                <table:data-pilot-member table:name="2.07%" table:display="true" table:show-details="true"/>
                <table:data-pilot-member table:name="2.17%" table:display="true" table:show-details="true"/>
                <table:data-pilot-member table:name="2.29%" table:display="true" table:show-details="true"/>
                <table:data-pilot-member table:name="2.34%" table:display="true" table:show-details="true"/>
                <table:data-pilot-member table:name="2.36%" table:display="true" table:show-details="true"/>
                <table:data-pilot-member table:name="2.38%" table:display="true" table:show-details="true"/>
                <table:data-pilot-member table:name="2.39%" table:display="true" table:show-details="true"/>
                <table:data-pilot-member table:name="2.41%" table:display="true" table:show-details="true"/>
                <table:data-pilot-member table:name="2.42%" table:display="true" table:show-details="true"/>
                <table:data-pilot-member table:name="2.50%" table:display="true" table:show-details="true"/>
                <table:data-pilot-member table:name="2.60%" table:display="true" table:show-details="true"/>
                <table:data-pilot-member table:name="2.64%" table:display="true" table:show-details="true"/>
                <table:data-pilot-member table:name="2.72%" table:display="true" table:show-details="true"/>
                <table:data-pilot-member table:name="2.77%" table:display="true" table:show-details="true"/>
                <table:data-pilot-member table:name="2.78%" table:display="true" table:show-details="true"/>
                <table:data-pilot-member table:name="2.81%" table:display="true" table:show-details="true"/>
                <table:data-pilot-member table:name="2.88%" table:display="true" table:show-details="true"/>
                <table:data-pilot-member table:name="2.91%" table:display="true" table:show-details="true"/>
                <table:data-pilot-member table:name="3.09%" table:display="true" table:show-details="true"/>
                <table:data-pilot-member table:name="3.15%" table:display="true" table:show-details="true"/>
                <table:data-pilot-member table:name="3.22%" table:display="true" table:show-details="true"/>
                <table:data-pilot-member table:name="3.28%" table:display="true" table:show-details="true"/>
                <table:data-pilot-member table:name="3.30%" table:display="true" table:show-details="true"/>
                <table:data-pilot-member table:name="3.34%" table:display="true" table:show-details="true"/>
                <table:data-pilot-member table:name="3.36%" table:display="true" table:show-details="true"/>
                <table:data-pilot-member table:name="3.43%" table:display="true" table:show-details="true"/>
                <table:data-pilot-member table:name="3.51%" table:display="true" table:show-details="true"/>
                <table:data-pilot-member table:name="3.53%" table:display="true" table:show-details="true"/>
                <table:data-pilot-member table:name="3.59%" table:display="true" table:show-details="true"/>
                <table:data-pilot-member table:name="3.61%" table:display="true" table:show-details="true"/>
                <table:data-pilot-member table:name="3.70%" table:display="true" table:show-details="true"/>
                <table:data-pilot-member table:name="3.80%" table:display="true" table:show-details="true"/>
                <table:data-pilot-member table:name="3.81%" table:display="true" table:show-details="true"/>
                <table:data-pilot-member table:name="3.83%" table:display="true" table:show-details="true"/>
                <table:data-pilot-member table:name="3.87%" table:display="true" table:show-details="true"/>
                <table:data-pilot-member table:name="3.93%" table:display="true" table:show-details="true"/>
                <table:data-pilot-member table:name="3.94%" table:display="true" table:show-details="true"/>
                <table:data-pilot-member table:name="3.96%" table:display="true" table:show-details="true"/>
                <table:data-pilot-member table:name="4.12%" table:display="true" table:show-details="true"/>
                <table:data-pilot-member table:name="4.18%" table:display="true" table:show-details="true"/>
                <table:data-pilot-member table:name="4.26%" table:display="true" table:show-details="true"/>
                <table:data-pilot-member table:name="4.27%" table:display="true" table:show-details="true"/>
                <table:data-pilot-member table:name="4.40%" table:display="true" table:show-details="true"/>
                <table:data-pilot-member table:name="4.48%" table:display="true" table:show-details="true"/>
                <table:data-pilot-member table:name="4.49%" table:display="true" table:show-details="true"/>
                <table:data-pilot-member table:name="4.52%" table:display="true" table:show-details="true"/>
                <table:data-pilot-member table:name="4.54%" table:display="true" table:show-details="true"/>
                <table:data-pilot-member table:name="4.55%" table:display="true" table:show-details="true"/>
                <table:data-pilot-member table:name="4.58%" table:display="true" table:show-details="true"/>
                <table:data-pilot-member table:name="4.61%" table:display="true" table:show-details="true"/>
                <table:data-pilot-member table:name="4.62%" table:display="true" table:show-details="true"/>
                <table:data-pilot-member table:name="4.82%" table:display="true" table:show-details="true"/>
                <table:data-pilot-member table:name="4.90%" table:display="true" table:show-details="true"/>
                <table:data-pilot-member table:name="4.95%" table:display="true" table:show-details="true"/>
                <table:data-pilot-member table:name="5.00%" table:display="true" table:show-details="true"/>
                <table:data-pilot-member table:name="5.02%" table:display="true" table:show-details="true"/>
                <table:data-pilot-member table:name="5.05%" table:display="true" table:show-details="true"/>
                <table:data-pilot-member table:name="5.06%" table:display="true" table:show-details="true"/>
                <table:data-pilot-member table:name="5.12%" table:display="true" table:show-details="true"/>
                <table:data-pilot-member table:name="5.13%" table:display="true" table:show-details="true"/>
                <table:data-pilot-member table:name="5.14%" table:display="true" table:show-details="true"/>
                <table:data-pilot-member table:name="5.15%" table:display="true" table:show-details="true"/>
                <table:data-pilot-member table:name="5.16%" table:display="true" table:show-details="true"/>
                <table:data-pilot-member table:name="5.24%" table:display="true" table:show-details="true"/>
                <table:data-pilot-member table:name="5.27%" table:display="true" table:show-details="true"/>
                <table:data-pilot-member table:name="5.33%" table:display="true" table:show-details="true"/>
                <table:data-pilot-member table:name="5.40%" table:display="true" table:show-details="true"/>
                <table:data-pilot-member table:name="5.43%" table:display="true" table:show-details="true"/>
                <table:data-pilot-member table:name="5.47%" table:display="true" table:show-details="true"/>
                <table:data-pilot-member table:name="5.49%" table:display="true" table:show-details="true"/>
                <table:data-pilot-member table:name="5.52%" table:display="true" table:show-details="true"/>
                <table:data-pilot-member table:name="5.53%" table:display="true" table:show-details="true"/>
                <table:data-pilot-member table:name="5.67%" table:display="true" table:show-details="true"/>
                <table:data-pilot-member table:name="5.80%" table:display="true" table:show-details="true"/>
                <table:data-pilot-member table:name="5.85%" table:display="true" table:show-details="true"/>
                <table:data-pilot-member table:name="5.88%" table:display="true" table:show-details="true"/>
                <table:data-pilot-member table:name="5.94%" table:display="true" table:show-details="true"/>
                <table:data-pilot-member table:name="5.96%" table:display="true" table:show-details="true"/>
                <table:data-pilot-member table:name="6.11%" table:display="true" table:show-details="true"/>
                <table:data-pilot-member table:name="6.21%" table:display="true" table:show-details="true"/>
                <table:data-pilot-member table:name="6.23%" table:display="true" table:show-details="true"/>
                <table:data-pilot-member table:name="6.24%" table:display="true" table:show-details="true"/>
                <table:data-pilot-member table:name="6.27%" table:display="true" table:show-details="true"/>
                <table:data-pilot-member table:name="6.31%" table:display="true" table:show-details="true"/>
                <table:data-pilot-member table:name="6.33%" table:display="true" table:show-details="true"/>
                <table:data-pilot-member table:name="6.34%" table:display="true" table:show-details="true"/>
                <table:data-pilot-member table:name="6.38%" table:display="true" table:show-details="true"/>
                <table:data-pilot-member table:name="6.39%" table:display="true" table:show-details="true"/>
                <table:data-pilot-member table:name="6.53%" table:display="true" table:show-details="true"/>
                <table:data-pilot-member table:name="6.60%" table:display="true" table:show-details="true"/>
                <table:data-pilot-member table:name="6.64%" table:display="true" table:show-details="true"/>
                <table:data-pilot-member table:name="6.68%" table:display="true" table:show-details="true"/>
                <table:data-pilot-member table:name="6.84%" table:display="true" table:show-details="true"/>
                <table:data-pilot-member table:name="6.88%" table:display="true" table:show-details="true"/>
                <table:data-pilot-member table:name="6.94%" table:display="true" table:show-details="true"/>
                <table:data-pilot-member table:name="6.95%" table:display="true" table:show-details="true"/>
                <table:data-pilot-member table:name="6.97%" table:display="true" table:show-details="true"/>
                <table:data-pilot-member table:name="7.02%" table:display="true" table:show-details="true"/>
                <table:data-pilot-member table:name="7.07%" table:display="true" table:show-details="true"/>
                <table:data-pilot-member table:name="7.20%" table:display="true" table:show-details="true"/>
                <table:data-pilot-member table:name="7.44%" table:display="true" table:show-details="true"/>
                <table:data-pilot-member table:name="7.45%" table:display="true" table:show-details="true"/>
                <table:data-pilot-member table:name="7.47%" table:display="true" table:show-details="true"/>
                <table:data-pilot-member table:name="7.72%" table:display="true" table:show-details="true"/>
                <table:data-pilot-member table:name="7.82%" table:display="true" table:show-details="true"/>
                <table:data-pilot-member table:name="7.86%" table:display="true" table:show-details="true"/>
                <table:data-pilot-member table:name="7.97%" table:display="true" table:show-details="true"/>
                <table:data-pilot-member table:name="8.06%" table:display="true" table:show-details="true"/>
                <table:data-pilot-member table:name="8.09%" table:display="true" table:show-details="true"/>
                <table:data-pilot-member table:name="8.12%" table:display="true" table:show-details="true"/>
                <table:data-pilot-member table:name="8.15%" table:display="true" table:show-details="true"/>
                <table:data-pilot-member table:name="8.27%" table:display="true" table:show-details="true"/>
                <table:data-pilot-member table:name="8.33%" table:display="true" table:show-details="true"/>
                <table:data-pilot-member table:name="8.36%" table:display="true" table:show-details="true"/>
                <table:data-pilot-member table:name="8.40%" table:display="true" table:show-details="true"/>
                <table:data-pilot-member table:name="8.61%" table:display="true" table:show-details="true"/>
                <table:data-pilot-member table:name="8.97%" table:display="true" table:show-details="true"/>
                <table:data-pilot-member table:name="8.99%" table:display="true" table:show-details="true"/>
                <table:data-pilot-member table:name="9.04%" table:display="true" table:show-details="true"/>
                <table:data-pilot-member table:name="9.15%" table:display="true" table:show-details="true"/>
                <table:data-pilot-member table:name="9.20%" table:display="true" table:show-details="true"/>
                <table:data-pilot-member table:name="9.48%" table:display="true" table:show-details="true"/>
                <table:data-pilot-member table:name="9.94%" table:display="true" table:show-details="true"/>
                <table:data-pilot-member table:name="10.45%" table:display="true" table:show-details="true"/>
                <table:data-pilot-member table:name="10.65%" table:display="true" table:show-details="true"/>
                <table:data-pilot-member table:name="10.85%" table:display="true" table:show-details="true"/>
                <table:data-pilot-member table:name="10.91%" table:display="true" table:show-details="true"/>
                <table:data-pilot-member table:name="11.29%" table:display="true" table:show-details="true"/>
                <table:data-pilot-member table:name="11.39%" table:display="true" table:show-details="true"/>
                <table:data-pilot-member table:name="11.73%" table:display="true" table:show-details="true"/>
                <table:data-pilot-member table:name="11.89%" table:display="true" table:show-details="true"/>
                <table:data-pilot-member table:name="12.03%" table:display="true" table:show-details="true"/>
                <table:data-pilot-member table:name="12.20%" table:display="true" table:show-details="true"/>
                <table:data-pilot-member table:name="12.25%" table:display="true" table:show-details="true"/>
                <table:data-pilot-member table:name="12.38%" table:display="true" table:show-details="true"/>
                <table:data-pilot-member table:name="12.92%" table:display="true" table:show-details="true"/>
                <table:data-pilot-member table:name="12.93%" table:display="true" table:show-details="true"/>
                <table:data-pilot-member table:name="12.99%" table:display="true" table:show-details="true"/>
                <table:data-pilot-member table:name="13.02%" table:display="true" table:show-details="true"/>
                <table:data-pilot-member table:name="13.08%" table:display="true" table:show-details="true"/>
                <table:data-pilot-member table:name="13.21%" table:display="true" table:show-details="true"/>
                <table:data-pilot-member table:name="13.37%" table:display="true" table:show-details="true"/>
                <table:data-pilot-member table:name="13.69%" table:display="true" table:show-details="true"/>
                <table:data-pilot-member table:name="13.87%" table:display="true" table:show-details="true"/>
                <table:data-pilot-member table:name="14.03%" table:display="true" table:show-details="true"/>
                <table:data-pilot-member table:name="14.15%" table:display="true" table:show-details="true"/>
                <table:data-pilot-member table:name="14.28%" table:display="true" table:show-details="true"/>
                <table:data-pilot-member table:name="14.35%" table:display="true" table:show-details="true"/>
                <table:data-pilot-member table:name="14.57%" table:display="true" table:show-details="true"/>
                <table:data-pilot-member table:name="15.12%" table:display="true" table:show-details="true"/>
                <table:data-pilot-member table:name="15.15%" table:display="true" table:show-details="true"/>
                <table:data-pilot-member table:name="15.86%" table:display="true" table:show-details="true"/>
                <table:data-pilot-member table:name="15.95%" table:display="true" table:show-details="true"/>
                <table:data-pilot-member table:name="16.23%" table:display="true" table:show-details="true"/>
                <table:data-pilot-member table:name="16.73%" table:display="true" table:show-details="true"/>
                <table:data-pilot-member table:name="16.84%" table:display="true" table:show-details="true"/>
                <table:data-pilot-member table:name="17.03%" table:display="true" table:show-details="true"/>
                <table:data-pilot-member table:name="17.55%" table:display="true" table:show-details="true"/>
                <table:data-pilot-member table:name="18.49%" table:display="true" table:show-details="true"/>
                <table:data-pilot-member table:name="18.84%" table:display="true" table:show-details="true"/>
                <table:data-pilot-member table:name="18.94%" table:display="true" table:show-details="true"/>
                <table:data-pilot-member table:name="19.28%" table:display="true" table:show-details="true"/>
                <table:data-pilot-member table:name="20.06%" table:display="true" table:show-details="true"/>
                <table:data-pilot-member table:name="20.44%" table:display="true" table:show-details="true"/>
                <table:data-pilot-member table:name="20.48%" table:display="true" table:show-details="true"/>
                <table:data-pilot-member table:name="20.49%" table:display="true" table:show-details="true"/>
                <table:data-pilot-member table:name="20.64%" table:display="true" table:show-details="true"/>
                <table:data-pilot-member table:name="20.86%" table:display="true" table:show-details="true"/>
                <table:data-pilot-member table:name="21.23%" table:display="true" table:show-details="true"/>
                <table:data-pilot-member table:name="21.36%" table:display="true" table:show-details="true"/>
                <table:data-pilot-member table:name="21.60%" table:display="true" table:show-details="true"/>
                <table:data-pilot-member table:name="22.56%" table:display="true" table:show-details="true"/>
                <table:data-pilot-member table:name="22.75%" table:display="true" table:show-details="true"/>
                <table:data-pilot-member table:name="22.89%" table:display="true" table:show-details="true"/>
                <table:data-pilot-member table:name="23.51%" table:display="true" table:show-details="true"/>
                <table:data-pilot-member table:name="23.63%" table:display="true" table:show-details="true"/>
                <table:data-pilot-member table:name="24.65%" table:display="true" table:show-details="true"/>
                <table:data-pilot-member table:name="25.80%" table:display="true" table:show-details="true"/>
                <table:data-pilot-member table:name="26.02%" table:display="true" table:show-details="true"/>
                <table:data-pilot-member table:name="26.14%" table:display="true" table:show-details="true"/>
                <table:data-pilot-member table:name="26.29%" table:display="true" table:show-details="true"/>
                <table:data-pilot-member table:name="27.65%" table:display="true" table:show-details="true"/>
                <table:data-pilot-member table:name="28.58%" table:display="true" table:show-details="true"/>
                <table:data-pilot-member table:name="29.15%" table:display="true" table:show-details="true"/>
                <table:data-pilot-member table:name="29.29%" table:display="true" table:show-details="true"/>
                <table:data-pilot-member table:name="31.56%" table:display="true" table:show-details="true"/>
                <table:data-pilot-member table:name="32.45%" table:display="true" table:show-details="true"/>
                <table:data-pilot-member table:name="32.71%" table:display="true" table:show-details="true"/>
                <table:data-pilot-member table:name="34.78%" table:display="true" table:show-details="true"/>
                <table:data-pilot-member table:name="35.04%" table:display="true" table:show-details="true"/>
                <table:data-pilot-member table:name="36.20%" table:display="true" table:show-details="true"/>
                <table:data-pilot-member table:name="36.49%" table:display="true" table:show-details="true"/>
                <table:data-pilot-member table:name="36.59%" table:display="true" table:show-details="true"/>
                <table:data-pilot-member table:name="37.40%" table:display="true" table:show-details="true"/>
                <table:data-pilot-member table:name="39.24%" table:display="true" table:show-details="true"/>
                <table:data-pilot-member table:name="39.44%" table:display="true" table:show-details="true"/>
                <table:data-pilot-member table:name="39.66%" table:display="true" table:show-details="true"/>
                <table:data-pilot-member table:name="39.86%" table:display="true" table:show-details="true"/>
                <table:data-pilot-member table:name="40.38%" table:display="true" table:show-details="true"/>
                <table:data-pilot-member table:name="40.48%" table:display="true" table:show-details="true"/>
                <table:data-pilot-member table:name="41.23%" table:display="true" table:show-details="true"/>
                <table:data-pilot-member table:name="41.71%" table:display="true" table:show-details="true"/>
                <table:data-pilot-member table:name="43.42%" table:display="true" table:show-details="true"/>
                <table:data-pilot-member table:name="43.86%" table:display="true" table:show-details="true"/>
                <table:data-pilot-member table:name="43.87%" table:display="true" table:show-details="true"/>
                <table:data-pilot-member table:name="44.33%" table:display="true" table:show-details="true"/>
                <table:data-pilot-member table:name="44.59%" table:display="true" table:show-details="true"/>
                <table:data-pilot-member table:name="44.84%" table:display="true" table:show-details="true"/>
                <table:data-pilot-member table:name="45.08%" table:display="true" table:show-details="true"/>
                <table:data-pilot-member table:name="47.06%" table:display="true" table:show-details="true"/>
                <table:data-pilot-member table:name="47.66%" table:display="true" table:show-details="true"/>
                <table:data-pilot-member table:name="47.94%" table:display="true" table:show-details="true"/>
                <table:data-pilot-member table:name="52.13%" table:display="true" table:show-details="true"/>
                <table:data-pilot-member table:name="52.54%" table:display="true" table:show-details="true"/>
                <table:data-pilot-member table:name="52.59%" table:display="true" table:show-details="true"/>
                <table:data-pilot-member table:name="52.71%" table:display="true" table:show-details="true"/>
                <table:data-pilot-member table:name="53.35%" table:display="true" table:show-details="true"/>
                <table:data-pilot-member table:name="55.62%" table:display="true" table:show-details="true"/>
                <table:data-pilot-member table:name="57.58%" table:display="true" table:show-details="true"/>
                <table:data-pilot-member table:name="57.70%" table:display="true" table:show-details="true"/>
                <table:data-pilot-member table:name="60.78%" table:display="true" table:show-details="true"/>
                <table:data-pilot-member table:name="61.20%" table:display="true" table:show-details="true"/>
                <table:data-pilot-member table:name="65.79%" table:display="true" table:show-details="true"/>
                <table:data-pilot-member table:name="75.16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_rejected_count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_vi" table:orientation="data" table:used-hierarchy="0" table:function="average">
            <table:data-pilot-level table:show-empty="false">
              <table:data-pilot-members>
                <table:data-pilot-member table:name="0.01%" table:display="true" table:show-details="true"/>
                <table:data-pilot-member table:name="0.77%" table:display="true" table:show-details="true"/>
                <table:data-pilot-member table:name="1.23%" table:display="true" table:show-details="true"/>
                <table:data-pilot-member table:name="1.31%" table:display="true" table:show-details="true"/>
                <table:data-pilot-member table:name="1.51%" table:display="true" table:show-details="true"/>
                <table:data-pilot-member table:name="1.55%" table:display="true" table:show-details="true"/>
                <table:data-pilot-member table:name="1.70%" table:display="true" table:show-details="true"/>
                <table:data-pilot-member table:name="1.94%" table:display="true" table:show-details="true"/>
                <table:data-pilot-member table:name="2.34%" table:display="true" table:show-details="true"/>
                <table:data-pilot-member table:name="2.36%" table:display="true" table:show-details="true"/>
                <table:data-pilot-member table:name="2.47%" table:display="true" table:show-details="true"/>
                <table:data-pilot-member table:name="2.71%" table:display="true" table:show-details="true"/>
                <table:data-pilot-member table:name="2.83%" table:display="true" table:show-details="true"/>
                <table:data-pilot-member table:name="3.06%" table:display="true" table:show-details="true"/>
                <table:data-pilot-member table:name="3.17%" table:display="true" table:show-details="true"/>
                <table:data-pilot-member table:name="3.69%" table:display="true" table:show-details="true"/>
                <table:data-pilot-member table:name="4.14%" table:display="true" table:show-details="true"/>
                <table:data-pilot-member table:name="4.46%" table:display="true" table:show-details="true"/>
                <table:data-pilot-member table:name="4.72%" table:display="true" table:show-details="true"/>
                <table:data-pilot-member table:name="4.86%" table:display="true" table:show-details="true"/>
                <table:data-pilot-member table:name="4.89%" table:display="true" table:show-details="true"/>
                <table:data-pilot-member table:name="5.57%" table:display="true" table:show-details="true"/>
                <table:data-pilot-member table:name="5.67%" table:display="true" table:show-details="true"/>
                <table:data-pilot-member table:name="5.69%" table:display="true" table:show-details="true"/>
                <table:data-pilot-member table:name="5.73%" table:display="true" table:show-details="true"/>
                <table:data-pilot-member table:name="6.29%" table:display="true" table:show-details="true"/>
                <table:data-pilot-member table:name="6.48%" table:display="true" table:show-details="true"/>
                <table:data-pilot-member table:name="6.56%" table:display="true" table:show-details="true"/>
                <table:data-pilot-member table:name="6.64%" table:display="true" table:show-details="true"/>
                <table:data-pilot-member table:name="6.69%" table:display="true" table:show-details="true"/>
                <table:data-pilot-member table:name="6.84%" table:display="true" table:show-details="true"/>
                <table:data-pilot-member table:name="6.93%" table:display="true" table:show-details="true"/>
                <table:data-pilot-member table:name="7.00%" table:display="true" table:show-details="true"/>
                <table:data-pilot-member table:name="7.14%" table:display="true" table:show-details="true"/>
                <table:data-pilot-member table:name="7.20%" table:display="true" table:show-details="true"/>
                <table:data-pilot-member table:name="7.34%" table:display="true" table:show-details="true"/>
                <table:data-pilot-member table:name="7.48%" table:display="true" table:show-details="true"/>
                <table:data-pilot-member table:name="7.75%" table:display="true" table:show-details="true"/>
                <table:data-pilot-member table:name="8.09%" table:display="true" table:show-details="true"/>
                <table:data-pilot-member table:name="8.14%" table:display="true" table:show-details="true"/>
                <table:data-pilot-member table:name="8.35%" table:display="true" table:show-details="true"/>
                <table:data-pilot-member table:name="8.49%" table:display="true" table:show-details="true"/>
                <table:data-pilot-member table:name="8.61%" table:display="true" table:show-details="true"/>
                <table:data-pilot-member table:name="8.81%" table:display="true" table:show-details="true"/>
                <table:data-pilot-member table:name="9.51%" table:display="true" table:show-details="true"/>
                <table:data-pilot-member table:name="9.59%" table:display="true" table:show-details="true"/>
                <table:data-pilot-member table:name="9.69%" table:display="true" table:show-details="true"/>
                <table:data-pilot-member table:name="9.86%" table:display="true" table:show-details="true"/>
                <table:data-pilot-member table:name="9.91%" table:display="true" table:show-details="true"/>
                <table:data-pilot-member table:name="10.10%" table:display="true" table:show-details="true"/>
                <table:data-pilot-member table:name="10.24%" table:display="true" table:show-details="true"/>
                <table:data-pilot-member table:name="10.27%" table:display="true" table:show-details="true"/>
                <table:data-pilot-member table:name="10.28%" table:display="true" table:show-details="true"/>
                <table:data-pilot-member table:name="10.89%" table:display="true" table:show-details="true"/>
                <table:data-pilot-member table:name="10.97%" table:display="true" table:show-details="true"/>
                <table:data-pilot-member table:name="11.07%" table:display="true" table:show-details="true"/>
                <table:data-pilot-member table:name="11.24%" table:display="true" table:show-details="true"/>
                <table:data-pilot-member table:name="11.37%" table:display="true" table:show-details="true"/>
                <table:data-pilot-member table:name="11.44%" table:display="true" table:show-details="true"/>
                <table:data-pilot-member table:name="11.50%" table:display="true" table:show-details="true"/>
                <table:data-pilot-member table:name="11.65%" table:display="true" table:show-details="true"/>
                <table:data-pilot-member table:name="11.72%" table:display="true" table:show-details="true"/>
                <table:data-pilot-member table:name="11.76%" table:display="true" table:show-details="true"/>
                <table:data-pilot-member table:name="11.93%" table:display="true" table:show-details="true"/>
                <table:data-pilot-member table:name="12.06%" table:display="true" table:show-details="true"/>
                <table:data-pilot-member table:name="12.07%" table:display="true" table:show-details="true"/>
                <table:data-pilot-member table:name="12.15%" table:display="true" table:show-details="true"/>
                <table:data-pilot-member table:name="12.27%" table:display="true" table:show-details="true"/>
                <table:data-pilot-member table:name="12.76%" table:display="true" table:show-details="true"/>
                <table:data-pilot-member table:name="12.97%" table:display="true" table:show-details="true"/>
                <table:data-pilot-member table:name="13.20%" table:display="true" table:show-details="true"/>
                <table:data-pilot-member table:name="13.28%" table:display="true" table:show-details="true"/>
                <table:data-pilot-member table:name="13.41%" table:display="true" table:show-details="true"/>
                <table:data-pilot-member table:name="13.42%" table:display="true" table:show-details="true"/>
                <table:data-pilot-member table:name="13.56%" table:display="true" table:show-details="true"/>
                <table:data-pilot-member table:name="13.84%" table:display="true" table:show-details="true"/>
                <table:data-pilot-member table:name="14.12%" table:display="true" table:show-details="true"/>
                <table:data-pilot-member table:name="14.17%" table:display="true" table:show-details="true"/>
                <table:data-pilot-member table:name="14.58%" table:display="true" table:show-details="true"/>
                <table:data-pilot-member table:name="14.63%" table:display="true" table:show-details="true"/>
                <table:data-pilot-member table:name="14.72%" table:display="true" table:show-details="true"/>
                <table:data-pilot-member table:name="14.73%" table:display="true" table:show-details="true"/>
                <table:data-pilot-member table:name="14.99%" table:display="true" table:show-details="true"/>
                <table:data-pilot-member table:name="15.25%" table:display="true" table:show-details="true"/>
                <table:data-pilot-member table:name="15.41%" table:display="true" table:show-details="true"/>
                <table:data-pilot-member table:name="15.91%" table:display="true" table:show-details="true"/>
                <table:data-pilot-member table:name="15.93%" table:display="true" table:show-details="true"/>
                <table:data-pilot-member table:name="16.20%" table:display="true" table:show-details="true"/>
                <table:data-pilot-member table:name="16.28%" table:display="true" table:show-details="true"/>
                <table:data-pilot-member table:name="16.41%" table:display="true" table:show-details="true"/>
                <table:data-pilot-member table:name="16.52%" table:display="true" table:show-details="true"/>
                <table:data-pilot-member table:name="16.67%" table:display="true" table:show-details="true"/>
                <table:data-pilot-member table:name="17.09%" table:display="true" table:show-details="true"/>
                <table:data-pilot-member table:name="17.16%" table:display="true" table:show-details="true"/>
                <table:data-pilot-member table:name="17.19%" table:display="true" table:show-details="true"/>
                <table:data-pilot-member table:name="17.44%" table:display="true" table:show-details="true"/>
                <table:data-pilot-member table:name="18.30%" table:display="true" table:show-details="true"/>
                <table:data-pilot-member table:name="18.46%" table:display="true" table:show-details="true"/>
                <table:data-pilot-member table:name="18.84%" table:display="true" table:show-details="true"/>
                <table:data-pilot-member table:name="18.97%" table:display="true" table:show-details="true"/>
                <table:data-pilot-member table:name="19.04%" table:display="true" table:show-details="true"/>
                <table:data-pilot-member table:name="19.47%" table:display="true" table:show-details="true"/>
                <table:data-pilot-member table:name="19.66%" table:display="true" table:show-details="true"/>
                <table:data-pilot-member table:name="19.73%" table:display="true" table:show-details="true"/>
                <table:data-pilot-member table:name="19.81%" table:display="true" table:show-details="true"/>
                <table:data-pilot-member table:name="19.96%" table:display="true" table:show-details="true"/>
                <table:data-pilot-member table:name="19.98%" table:display="true" table:show-details="true"/>
                <table:data-pilot-member table:name="19.99%" table:display="true" table:show-details="true"/>
                <table:data-pilot-member table:name="20.25%" table:display="true" table:show-details="true"/>
                <table:data-pilot-member table:name="20.29%" table:display="true" table:show-details="true"/>
                <table:data-pilot-member table:name="20.43%" table:display="true" table:show-details="true"/>
                <table:data-pilot-member table:name="20.87%" table:display="true" table:show-details="true"/>
                <table:data-pilot-member table:name="20.96%" table:display="true" table:show-details="true"/>
                <table:data-pilot-member table:name="21.54%" table:display="true" table:show-details="true"/>
                <table:data-pilot-member table:name="21.55%" table:display="true" table:show-details="true"/>
                <table:data-pilot-member table:name="21.74%" table:display="true" table:show-details="true"/>
                <table:data-pilot-member table:name="21.94%" table:display="true" table:show-details="true"/>
                <table:data-pilot-member table:name="22.21%" table:display="true" table:show-details="true"/>
                <table:data-pilot-member table:name="22.49%" table:display="true" table:show-details="true"/>
                <table:data-pilot-member table:name="22.73%" table:display="true" table:show-details="true"/>
                <table:data-pilot-member table:name="22.87%" table:display="true" table:show-details="true"/>
                <table:data-pilot-member table:name="22.88%" table:display="true" table:show-details="true"/>
                <table:data-pilot-member table:name="23.27%" table:display="true" table:show-details="true"/>
                <table:data-pilot-member table:name="23.35%" table:display="true" table:show-details="true"/>
                <table:data-pilot-member table:name="23.42%" table:display="true" table:show-details="true"/>
                <table:data-pilot-member table:name="23.78%" table:display="true" table:show-details="true"/>
                <table:data-pilot-member table:name="23.83%" table:display="true" table:show-details="true"/>
                <table:data-pilot-member table:name="23.86%" table:display="true" table:show-details="true"/>
                <table:data-pilot-member table:name="24.16%" table:display="true" table:show-details="true"/>
                <table:data-pilot-member table:name="24.19%" table:display="true" table:show-details="true"/>
                <table:data-pilot-member table:name="25.52%" table:display="true" table:show-details="true"/>
                <table:data-pilot-member table:name="25.68%" table:display="true" table:show-details="true"/>
                <table:data-pilot-member table:name="25.74%" table:display="true" table:show-details="true"/>
                <table:data-pilot-member table:name="25.81%" table:display="true" table:show-details="true"/>
                <table:data-pilot-member table:name="25.94%" table:display="true" table:show-details="true"/>
                <table:data-pilot-member table:name="25.96%" table:display="true" table:show-details="true"/>
                <table:data-pilot-member table:name="26.26%" table:display="true" table:show-details="true"/>
                <table:data-pilot-member table:name="26.52%" table:display="true" table:show-details="true"/>
                <table:data-pilot-member table:name="26.70%" table:display="true" table:show-details="true"/>
                <table:data-pilot-member table:name="26.99%" table:display="true" table:show-details="true"/>
                <table:data-pilot-member table:name="27.79%" table:display="true" table:show-details="true"/>
                <table:data-pilot-member table:name="27.88%" table:display="true" table:show-details="true"/>
                <table:data-pilot-member table:name="27.89%" table:display="true" table:show-details="true"/>
                <table:data-pilot-member table:name="27.90%" table:display="true" table:show-details="true"/>
                <table:data-pilot-member table:name="27.95%" table:display="true" table:show-details="true"/>
                <table:data-pilot-member table:name="28.40%" table:display="true" table:show-details="true"/>
                <table:data-pilot-member table:name="28.48%" table:display="true" table:show-details="true"/>
                <table:data-pilot-member table:name="28.61%" table:display="true" table:show-details="true"/>
                <table:data-pilot-member table:name="29.03%" table:display="true" table:show-details="true"/>
                <table:data-pilot-member table:name="29.17%" table:display="true" table:show-details="true"/>
                <table:data-pilot-member table:name="29.31%" table:display="true" table:show-details="true"/>
                <table:data-pilot-member table:name="29.47%" table:display="true" table:show-details="true"/>
                <table:data-pilot-member table:name="29.50%" table:display="true" table:show-details="true"/>
                <table:data-pilot-member table:name="29.56%" table:display="true" table:show-details="true"/>
                <table:data-pilot-member table:name="29.79%" table:display="true" table:show-details="true"/>
                <table:data-pilot-member table:name="29.85%" table:display="true" table:show-details="true"/>
                <table:data-pilot-member table:name="29.93%" table:display="true" table:show-details="true"/>
                <table:data-pilot-member table:name="30.97%" table:display="true" table:show-details="true"/>
                <table:data-pilot-member table:name="31.03%" table:display="true" table:show-details="true"/>
                <table:data-pilot-member table:name="31.20%" table:display="true" table:show-details="true"/>
                <table:data-pilot-member table:name="31.21%" table:display="true" table:show-details="true"/>
                <table:data-pilot-member table:name="31.57%" table:display="true" table:show-details="true"/>
                <table:data-pilot-member table:name="32.14%" table:display="true" table:show-details="true"/>
                <table:data-pilot-member table:name="32.34%" table:display="true" table:show-details="true"/>
                <table:data-pilot-member table:name="32.37%" table:display="true" table:show-details="true"/>
                <table:data-pilot-member table:name="32.40%" table:display="true" table:show-details="true"/>
                <table:data-pilot-member table:name="32.53%" table:display="true" table:show-details="true"/>
                <table:data-pilot-member table:name="32.57%" table:display="true" table:show-details="true"/>
                <table:data-pilot-member table:name="32.73%" table:display="true" table:show-details="true"/>
                <table:data-pilot-member table:name="32.85%" table:display="true" table:show-details="true"/>
                <table:data-pilot-member table:name="33.13%" table:display="true" table:show-details="true"/>
                <table:data-pilot-member table:name="33.24%" table:display="true" table:show-details="true"/>
                <table:data-pilot-member table:name="33.34%" table:display="true" table:show-details="true"/>
                <table:data-pilot-member table:name="33.50%" table:display="true" table:show-details="true"/>
                <table:data-pilot-member table:name="33.51%" table:display="true" table:show-details="true"/>
                <table:data-pilot-member table:name="34.04%" table:display="true" table:show-details="true"/>
                <table:data-pilot-member table:name="34.76%" table:display="true" table:show-details="true"/>
                <table:data-pilot-member table:name="34.82%" table:display="true" table:show-details="true"/>
                <table:data-pilot-member table:name="35.45%" table:display="true" table:show-details="true"/>
                <table:data-pilot-member table:name="35.72%" table:display="true" table:show-details="true"/>
                <table:data-pilot-member table:name="35.85%" table:display="true" table:show-details="true"/>
                <table:data-pilot-member table:name="35.98%" table:display="true" table:show-details="true"/>
                <table:data-pilot-member table:name="36.32%" table:display="true" table:show-details="true"/>
                <table:data-pilot-member table:name="36.44%" table:display="true" table:show-details="true"/>
                <table:data-pilot-member table:name="36.63%" table:display="true" table:show-details="true"/>
                <table:data-pilot-member table:name="36.86%" table:display="true" table:show-details="true"/>
                <table:data-pilot-member table:name="36.88%" table:display="true" table:show-details="true"/>
                <table:data-pilot-member table:name="36.93%" table:display="true" table:show-details="true"/>
                <table:data-pilot-member table:name="36.97%" table:display="true" table:show-details="true"/>
                <table:data-pilot-member table:name="37.21%" table:display="true" table:show-details="true"/>
                <table:data-pilot-member table:name="37.34%" table:display="true" table:show-details="true"/>
                <table:data-pilot-member table:name="37.88%" table:display="true" table:show-details="true"/>
                <table:data-pilot-member table:name="38.03%" table:display="true" table:show-details="true"/>
                <table:data-pilot-member table:name="38.08%" table:display="true" table:show-details="true"/>
                <table:data-pilot-member table:name="38.11%" table:display="true" table:show-details="true"/>
                <table:data-pilot-member table:name="38.27%" table:display="true" table:show-details="true"/>
                <table:data-pilot-member table:name="38.41%" table:display="true" table:show-details="true"/>
                <table:data-pilot-member table:name="38.47%" table:display="true" table:show-details="true"/>
                <table:data-pilot-member table:name="38.48%" table:display="true" table:show-details="true"/>
                <table:data-pilot-member table:name="38.59%" table:display="true" table:show-details="true"/>
                <table:data-pilot-member table:name="39.45%" table:display="true" table:show-details="true"/>
                <table:data-pilot-member table:name="39.60%" table:display="true" table:show-details="true"/>
                <table:data-pilot-member table:name="39.82%" table:display="true" table:show-details="true"/>
                <table:data-pilot-member table:name="39.93%" table:display="true" table:show-details="true"/>
                <table:data-pilot-member table:name="40.05%" table:display="true" table:show-details="true"/>
                <table:data-pilot-member table:name="40.15%" table:display="true" table:show-details="true"/>
                <table:data-pilot-member table:name="40.32%" table:display="true" table:show-details="true"/>
                <table:data-pilot-member table:name="40.49%" table:display="true" table:show-details="true"/>
                <table:data-pilot-member table:name="40.68%" table:display="true" table:show-details="true"/>
                <table:data-pilot-member table:name="40.84%" table:display="true" table:show-details="true"/>
                <table:data-pilot-member table:name="40.99%" table:display="true" table:show-details="true"/>
                <table:data-pilot-member table:name="41.37%" table:display="true" table:show-details="true"/>
                <table:data-pilot-member table:name="42.10%" table:display="true" table:show-details="true"/>
                <table:data-pilot-member table:name="42.12%" table:display="true" table:show-details="true"/>
                <table:data-pilot-member table:name="42.19%" table:display="true" table:show-details="true"/>
                <table:data-pilot-member table:name="42.23%" table:display="true" table:show-details="true"/>
                <table:data-pilot-member table:name="42.42%" table:display="true" table:show-details="true"/>
                <table:data-pilot-member table:name="42.63%" table:display="true" table:show-details="true"/>
                <table:data-pilot-member table:name="42.65%" table:display="true" table:show-details="true"/>
                <table:data-pilot-member table:name="42.71%" table:display="true" table:show-details="true"/>
                <table:data-pilot-member table:name="42.75%" table:display="true" table:show-details="true"/>
                <table:data-pilot-member table:name="43.09%" table:display="true" table:show-details="true"/>
                <table:data-pilot-member table:name="43.11%" table:display="true" table:show-details="true"/>
                <table:data-pilot-member table:name="43.15%" table:display="true" table:show-details="true"/>
                <table:data-pilot-member table:name="44.17%" table:display="true" table:show-details="true"/>
                <table:data-pilot-member table:name="44.38%" table:display="true" table:show-details="true"/>
                <table:data-pilot-member table:name="44.74%" table:display="true" table:show-details="true"/>
                <table:data-pilot-member table:name="45.00%" table:display="true" table:show-details="true"/>
                <table:data-pilot-member table:name="46.09%" table:display="true" table:show-details="true"/>
                <table:data-pilot-member table:name="46.80%" table:display="true" table:show-details="true"/>
                <table:data-pilot-member table:name="47.25%" table:display="true" table:show-details="true"/>
                <table:data-pilot-member table:name="47.80%" table:display="true" table:show-details="true"/>
                <table:data-pilot-member table:name="48.16%" table:display="true" table:show-details="true"/>
                <table:data-pilot-member table:name="48.22%" table:display="true" table:show-details="true"/>
                <table:data-pilot-member table:name="48.46%" table:display="true" table:show-details="true"/>
                <table:data-pilot-member table:name="48.90%" table:display="true" table:show-details="true"/>
                <table:data-pilot-member table:name="49.27%" table:display="true" table:show-details="true"/>
                <table:data-pilot-member table:name="50.30%" table:display="true" table:show-details="true"/>
                <table:data-pilot-member table:name="50.56%" table:display="true" table:show-details="true"/>
                <table:data-pilot-member table:name="50.93%" table:display="true" table:show-details="true"/>
                <table:data-pilot-member table:name="51.23%" table:display="true" table:show-details="true"/>
                <table:data-pilot-member table:name="51.96%" table:display="true" table:show-details="true"/>
                <table:data-pilot-member table:name="52.19%" table:display="true" table:show-details="true"/>
                <table:data-pilot-member table:name="52.64%" table:display="true" table:show-details="true"/>
                <table:data-pilot-member table:name="52.97%" table:display="true" table:show-details="true"/>
                <table:data-pilot-member table:name="53.43%" table:display="true" table:show-details="true"/>
                <table:data-pilot-member table:name="53.80%" table:display="true" table:show-details="true"/>
                <table:data-pilot-member table:name="53.90%" table:display="true" table:show-details="true"/>
                <table:data-pilot-member table:name="54.10%" table:display="true" table:show-details="true"/>
                <table:data-pilot-member table:name="54.40%" table:display="true" table:show-details="true"/>
                <table:data-pilot-member table:name="54.64%" table:display="true" table:show-details="true"/>
                <table:data-pilot-member table:name="55.50%" table:display="true" table:show-details="true"/>
                <table:data-pilot-member table:name="55.59%" table:display="true" table:show-details="true"/>
                <table:data-pilot-member table:name="56.76%" table:display="true" table:show-details="true"/>
                <table:data-pilot-member table:name="58.87%" table:display="true" table:show-details="true"/>
                <table:data-pilot-member table:name="58.93%" table:display="true" table:show-details="true"/>
                <table:data-pilot-member table:name="59.46%" table:display="true" table:show-details="true"/>
                <table:data-pilot-member table:name="59.59%" table:display="true" table:show-details="true"/>
                <table:data-pilot-member table:name="60.88%" table:display="true" table:show-details="true"/>
                <table:data-pilot-member table:name="62.64%" table:display="true" table:show-details="true"/>
                <table:data-pilot-member table:name="62.66%" table:display="true" table:show-details="true"/>
                <table:data-pilot-member table:name="64.60%" table:display="true" table:show-details="true"/>
                <table:data-pilot-member table:name="64.66%" table:display="true" table:show-details="true"/>
                <table:data-pilot-member table:name="64.94%" table:display="true" table:show-details="true"/>
                <table:data-pilot-member table:name="65.40%" table:display="true" table:show-details="true"/>
                <table:data-pilot-member table:name="65.58%" table:display="true" table:show-details="true"/>
                <table:data-pilot-member table:name="66.67%" table:display="true" table:show-details="true"/>
                <table:data-pilot-member table:name="67.00%" table:display="true" table:show-details="true"/>
                <table:data-pilot-member table:name="67.16%" table:display="true" table:show-details="true"/>
                <table:data-pilot-member table:name="67.42%" table:display="true" table:show-details="true"/>
                <table:data-pilot-member table:name="68.46%" table:display="true" table:show-details="true"/>
                <table:data-pilot-member table:name="70.43%" table:display="true" table:show-details="true"/>
                <table:data-pilot-member table:name="76.56%" table:display="true" table:show-details="true"/>
                <table:data-pilot-member table:name="77.60%" table:display="true" table:show-details="true"/>
                <table:data-pilot-member table:name="94.16%" table:display="true" table:show-details="true"/>
                <table:data-pilot-member table:name="100.18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5-14T09:04:19</dc:date>
    <dc:creator>Victor Pillac</dc:creator>
    <meta:editing-duration>PT9M32S</meta:editing-duration>
    <meta:editing-cycles>4</meta:editing-cycles>
    <meta:document-statistic meta:table-count="4" meta:cell-count="17272" meta:object-count="0"/>
  </office:meta>
</office:document-meta>
</file>